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18.7mm"/>
    </style:style>
    <style:style style:name="co3" style:family="table-column">
      <style:table-column-properties fo:break-before="auto" style:column-width="85.53mm"/>
    </style:style>
    <style:style style:name="co4" style:family="table-column">
      <style:table-column-properties fo:break-before="auto" style:column-width="38.45mm"/>
    </style:style>
    <style:style style:name="co5" style:family="table-column">
      <style:table-column-properties fo:break-before="auto" style:column-width="24.69mm"/>
    </style:style>
    <style:style style:name="co6" style:family="table-column">
      <style:table-column-properties fo:break-before="auto" style:column-width="4.94mm"/>
    </style:style>
    <style:style style:name="co7" style:family="table-column">
      <style:table-column-properties fo:break-before="auto" style:column-width="5.75mm"/>
    </style:style>
    <style:style style:name="co8" style:family="table-column">
      <style:table-column-properties fo:break-before="auto" style:column-width="21.08mm"/>
    </style:style>
    <style:style style:name="co9" style:family="table-column">
      <style:table-column-properties fo:break-before="auto" style:column-width="88.56mm"/>
    </style:style>
    <style:style style:name="co10" style:family="table-column">
      <style:table-column-properties fo:break-before="auto" style:column-width="17.96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16.33mm"/>
    </style:style>
    <style:style style:name="co13" style:family="table-column">
      <style:table-column-properties fo:break-before="auto" style:column-width="8.71mm"/>
    </style:style>
    <style:style style:name="co14" style:family="table-column">
      <style:table-column-properties fo:break-before="auto" style:column-width="39.07mm"/>
    </style:style>
    <style:style style:name="co15" style:family="table-column">
      <style:table-column-properties fo:break-before="auto" style:column-width="156.03mm"/>
    </style:style>
    <style:style style:name="co16" style:family="table-column">
      <style:table-column-properties fo:break-before="auto" style:column-width="99.82mm"/>
    </style:style>
    <style:style style:name="co17" style:family="table-column">
      <style:table-column-properties fo:break-before="auto" style:column-width="37.76mm"/>
    </style:style>
    <style:style style:name="co18" style:family="table-column">
      <style:table-column-properties fo:break-before="auto" style:column-width="30.87mm"/>
    </style:style>
    <style:style style:name="co19" style:family="table-column">
      <style:table-column-properties fo:break-before="auto" style:column-width="122.18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10.3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7mm" fo:break-before="auto" style:use-optimal-row-height="true"/>
    </style:style>
    <style:style style:name="ro4" style:family="table-row">
      <style:table-row-properties style:row-height="1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37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48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mm" style:writing-mode="pag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20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5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shrink-to-fit="false" fo:border-top="none" loext:vertical-justify="auto"/>
      <style:paragraph-properties fo:text-align="start" css3t:text-justify="auto" fo:margin-left="0mm" style:writing-mode="page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0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3" style:family="table-cell" style:parent-style-name="Default" style:data-style-name="N0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1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3" table:visibility="collapse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3" table:default-cell-style-name="ce55"/>
        <table:table-column table:style-name="co8" table:number-columns-repeated="1013" table:default-cell-style-name="Default"/>
        <table:table-row table:style-name="ro1">
          <table:table-cell table:style-name="ce37" office:value-type="string" calcext:value-type="string">
            <text:p>Char</text:p>
            <text:p>value</text:p>
          </table:table-cell>
          <table:table-cell table:style-name="ce37" office:value-type="string" calcext:value-type="string">
            <text:p>Symbol</text:p>
          </table:table-cell>
          <table:table-cell table:style-name="ce43" office:value-type="string" calcext:value-type="string">
            <text:p>Code as bits</text:p>
            <text:p>(aligned to MSB)</text:p>
          </table:table-cell>
          <table:table-cell table:style-name="ce48" office:value-type="string" calcext:value-type="string">
            <text:p>Code as hex</text:p>
            <text:p>(aligned to LSB)</text:p>
          </table:table-cell>
          <table:table-cell table:style-name="ce37" office:value-type="string" calcext:value-type="string">
            <text:p>Len in bits</text:p>
          </table:table-cell>
          <table:table-cell table:style-name="ce13"/>
          <table:table-cell table:style-name="ce14" office:value-type="string" calcext:value-type="string">
            <text:p>Code</text:p>
          </table:table-cell>
          <table:table-cell table:style-name="ce14" table:number-columns-repeated="2"/>
          <table:table-cell table:style-name="ce15"/>
          <table:table-cell table:style-name="ce14" office:value-type="string" calcext:value-type="string">
            <text:p>Visible code</text:p>
          </table:table-cell>
          <table:table-cell table:style-name="ce13" table:number-columns-repeated="1008"/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|0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2];[.$H2]+1;[.$I2]))" office:value-type="float" office:value="0" calcext:value-type="float">
            <text:p>0</text:p>
          </table:table-cell>
          <table:table-cell table:formula="of:=TRIM(COM.MICROSOFT.CONCAT(MID([.$G2];1;[.$H2]); &quot; &quot;; MID([.$G2];[.$H2]+1;[.$I2]); &quot; &quot;; MID([.$G2];[.$H2]+1+[.$I2];100)))" office:value-type="string" office:string-value="00000" calcext:value-type="string">
            <text:p>00000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|00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3];[.$H3]+1;[.$I3]))" office:value-type="float" office:value="1" calcext:value-type="float">
            <text:p>1</text:p>
          </table:table-cell>
          <table:table-cell table:formula="of:=TRIM(COM.MICROSOFT.CONCAT(MID([.$G3];1;[.$H3]); &quot; &quot;; MID([.$G3];[.$H3]+1;[.$I3]); &quot; &quot;; MID([.$G3];[.$H3]+1+[.$I3];100)))" office:value-type="string" office:string-value="00001" calcext:value-type="string">
            <text:p>0000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|000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00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4];[.$H4]+1;[.$I4]))" office:value-type="float" office:value="2" calcext:value-type="float">
            <text:p>2</text:p>
          </table:table-cell>
          <table:table-cell table:formula="of:=TRIM(COM.MICROSOFT.CONCAT(MID([.$G4];1;[.$H4]); &quot; &quot;; MID([.$G4];[.$H4]+1;[.$I4]); &quot; &quot;; MID([.$G4];[.$H4]+1+[.$I4];100)))" office:value-type="string" office:string-value="00010" calcext:value-type="string">
            <text:p>000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|000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00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5];[.$H5]+1;[.$I5]))" office:value-type="float" office:value="3" calcext:value-type="float">
            <text:p>3</text:p>
          </table:table-cell>
          <table:table-cell table:formula="of:=TRIM(COM.MICROSOFT.CONCAT(MID([.$G5];1;[.$H5]); &quot; &quot;; MID([.$G5];[.$H5]+1;[.$I5]); &quot; &quot;; MID([.$G5];[.$H5]+1+[.$I5];100)))" office:value-type="string" office:string-value="00011" calcext:value-type="string">
            <text:p>000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|001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0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6];[.$H6]+1;[.$I6]))" office:value-type="float" office:value="4" calcext:value-type="float">
            <text:p>4</text:p>
          </table:table-cell>
          <table:table-cell table:formula="of:=TRIM(COM.MICROSOFT.CONCAT(MID([.$G6];1;[.$H6]); &quot; &quot;; MID([.$G6];[.$H6]+1;[.$I6]); &quot; &quot;; MID([.$G6];[.$H6]+1+[.$I6];100)))" office:value-type="string" office:string-value="00100" calcext:value-type="string">
            <text:p>001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|0010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00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7];[.$H7]+1;[.$I7]))" office:value-type="float" office:value="5" calcext:value-type="float">
            <text:p>5</text:p>
          </table:table-cell>
          <table:table-cell table:formula="of:=TRIM(COM.MICROSOFT.CONCAT(MID([.$G7];1;[.$H7]); &quot; &quot;; MID([.$G7];[.$H7]+1;[.$I7]); &quot; &quot;; MID([.$G7];[.$H7]+1+[.$I7];100)))" office:value-type="string" office:string-value="00101" calcext:value-type="string">
            <text:p>001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|001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01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8];[.$H8]+1;[.$I8]))" office:value-type="float" office:value="6" calcext:value-type="float">
            <text:p>6</text:p>
          </table:table-cell>
          <table:table-cell table:formula="of:=TRIM(COM.MICROSOFT.CONCAT(MID([.$G8];1;[.$H8]); &quot; &quot;; MID([.$G8];[.$H8]+1;[.$I8]); &quot; &quot;; MID([.$G8];[.$H8]+1+[.$I8];100)))" office:value-type="string" office:string-value="00110" calcext:value-type="string">
            <text:p>001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|001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0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9];[.$H9]+1;[.$I9]))" office:value-type="float" office:value="7" calcext:value-type="float">
            <text:p>7</text:p>
          </table:table-cell>
          <table:table-cell table:formula="of:=TRIM(COM.MICROSOFT.CONCAT(MID([.$G9];1;[.$H9]); &quot; &quot;; MID([.$G9];[.$H9]+1;[.$I9]); &quot; &quot;; MID([.$G9];[.$H9]+1+[.$I9];100)))" office:value-type="string" office:string-value="00111" calcext:value-type="string">
            <text:p>001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|01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1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10];[.$H10]+1;[.$I10]))" office:value-type="float" office:value="8" calcext:value-type="float">
            <text:p>8</text:p>
          </table:table-cell>
          <table:table-cell table:formula="of:=TRIM(COM.MICROSOFT.CONCAT(MID([.$G10];1;[.$H10]); &quot; &quot;; MID([.$G10];[.$H10]+1;[.$I10]); &quot; &quot;; MID([.$G10];[.$H10]+1+[.$I10];100)))" office:value-type="string" office:string-value="01000" calcext:value-type="string">
            <text:p>01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|0100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1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11];[.$H11]+1;[.$I11]))" office:value-type="float" office:value="9" calcext:value-type="float">
            <text:p>9</text:p>
          </table:table-cell>
          <table:table-cell table:formula="of:=TRIM(COM.MICROSOFT.CONCAT(MID([.$G11];1;[.$H11]); &quot; &quot;; MID([.$G11];[.$H11]+1;[.$I11]); &quot; &quot;; MID([.$G11];[.$H11]+1+[.$I11];100)))" office:value-type="string" office:string-value="01001" calcext:value-type="string">
            <text:p>01001</text:p>
          </table:table-cell>
          <table:table-cell table:number-columns-repeated="1013"/>
        </table:table-row>
        <table:table-row table:style-name="ro2"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|0101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010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12];[.$H12]+1;[.$I12]))" office:value-type="float" office:value="10" calcext:value-type="float">
            <text:p>10</text:p>
          </table:table-cell>
          <table:table-cell table:formula="of:=TRIM(COM.MICROSOFT.CONCAT(MID([.$G12];1;[.$H12]); &quot; &quot;; MID([.$G12];[.$H12]+1;[.$I12]); &quot; &quot;; MID([.$G12];[.$H12]+1+[.$I12];100)))" office:value-type="string" office:string-value="01010 0" calcext:value-type="string">
            <text:p>01010 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%</text:p>
          </table:table-cell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|01010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010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13];[.$H13]+1;[.$I13]))" office:value-type="float" office:value="10" calcext:value-type="float">
            <text:p>10</text:p>
          </table:table-cell>
          <table:table-cell table:formula="of:=TRIM(COM.MICROSOFT.CONCAT(MID([.$G13];1;[.$H13]); &quot; &quot;; MID([.$G13];[.$H13]+1;[.$I13]); &quot; &quot;; MID([.$G13];[.$H13]+1+[.$I13];100)))" office:value-type="string" office:string-value="01010 1" calcext:value-type="string">
            <text:p>01010 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-</text:p>
          </table:table-cell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|0101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0101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14];[.$H14]+1;[.$I14]))" office:value-type="float" office:value="11" calcext:value-type="float">
            <text:p>11</text:p>
          </table:table-cell>
          <table:table-cell table:formula="of:=TRIM(COM.MICROSOFT.CONCAT(MID([.$G14];1;[.$H14]); &quot; &quot;; MID([.$G14];[.$H14]+1;[.$I14]); &quot; &quot;; MID([.$G14];[.$H14]+1+[.$I14];100)))" office:value-type="string" office:string-value="01011 0" calcext:value-type="string">
            <text:p>01011 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.</text:p>
          </table:table-cell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|0101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010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15];[.$H15]+1;[.$I15]))" office:value-type="float" office:value="11" calcext:value-type="float">
            <text:p>11</text:p>
          </table:table-cell>
          <table:table-cell table:formula="of:=TRIM(COM.MICROSOFT.CONCAT(MID([.$G15];1;[.$H15]); &quot; &quot;; MID([.$G15];[.$H15]+1;[.$I15]); &quot; &quot;; MID([.$G15];[.$H15]+1+[.$I15];100)))" office:value-type="string" office:string-value="01011 1" calcext:value-type="string">
            <text:p>01011 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office:value-type="string" calcext:value-type="string">
            <text:p>/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|01100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11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16];[.$H16]+1;[.$I16]))" office:value-type="float" office:value="12" calcext:value-type="float">
            <text:p>12</text:p>
          </table:table-cell>
          <table:table-cell table:formula="of:=TRIM(COM.MICROSOFT.CONCAT(MID([.$G16];1;[.$H16]); &quot; &quot;; MID([.$G16];[.$H16]+1;[.$I16]); &quot; &quot;; MID([.$G16];[.$H16]+1+[.$I16];100)))" office:value-type="string" office:string-value="01100 0" calcext:value-type="string">
            <text:p>01100 0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|01100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11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17];[.$H17]+1;[.$I17]))" office:value-type="float" office:value="12" calcext:value-type="float">
            <text:p>12</text:p>
          </table:table-cell>
          <table:table-cell table:formula="of:=TRIM(COM.MICROSOFT.CONCAT(MID([.$G17];1;[.$H17]); &quot; &quot;; MID([.$G17];[.$H17]+1;[.$I17]); &quot; &quot;; MID([.$G17];[.$H17]+1+[.$I17];100)))" office:value-type="string" office:string-value="01100 1" calcext:value-type="string">
            <text:p>01100 1</text:p>
          </table:table-cell>
          <table:table-cell table:number-columns-repeated="101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|011010</text:p>
          </table:table-cell>
          <table:table-cell table:style-name="ce3" office:value-type="string" calcext:value-type="string">
            <text:p>1a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0110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18];[.$H18]+1;[.$I18]))" office:value-type="float" office:value="13" calcext:value-type="float">
            <text:p>13</text:p>
          </table:table-cell>
          <table:table-cell table:formula="of:=TRIM(COM.MICROSOFT.CONCAT(MID([.$G18];1;[.$H18]); &quot; &quot;; MID([.$G18];[.$H18]+1;[.$I18]); &quot; &quot;; MID([.$G18];[.$H18]+1+[.$I18];100)))" office:value-type="string" office:string-value="01101 0" calcext:value-type="string">
            <text:p>01101 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|011011</text:p>
          </table:table-cell>
          <table:table-cell table:style-name="ce3" office:value-type="string" calcext:value-type="string">
            <text:p>1b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0110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19];[.$H19]+1;[.$I19]))" office:value-type="float" office:value="13" calcext:value-type="float">
            <text:p>13</text:p>
          </table:table-cell>
          <table:table-cell table:formula="of:=TRIM(COM.MICROSOFT.CONCAT(MID([.$G19];1;[.$H19]); &quot; &quot;; MID([.$G19];[.$H19]+1;[.$I19]); &quot; &quot;; MID([.$G19];[.$H19]+1+[.$I19];100)))" office:value-type="string" office:string-value="01101 1" calcext:value-type="string">
            <text:p>01101 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|01110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11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20];[.$H20]+1;[.$I20]))" office:value-type="float" office:value="14" calcext:value-type="float">
            <text:p>14</text:p>
          </table:table-cell>
          <table:table-cell table:formula="of:=TRIM(COM.MICROSOFT.CONCAT(MID([.$G20];1;[.$H20]); &quot; &quot;; MID([.$G20];[.$H20]+1;[.$I20]); &quot; &quot;; MID([.$G20];[.$H20]+1+[.$I20];100)))" office:value-type="string" office:string-value="01110 0" calcext:value-type="string">
            <text:p>01110 0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|011101</text:p>
          </table:table-cell>
          <table:table-cell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11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21];[.$H21]+1;[.$I21]))" office:value-type="float" office:value="14" calcext:value-type="float">
            <text:p>14</text:p>
          </table:table-cell>
          <table:table-cell table:formula="of:=TRIM(COM.MICROSOFT.CONCAT(MID([.$G21];1;[.$H21]); &quot; &quot;; MID([.$G21];[.$H21]+1;[.$I21]); &quot; &quot;; MID([.$G21];[.$H21]+1+[.$I21];100)))" office:value-type="string" office:string-value="01110 1" calcext:value-type="string">
            <text:p>01110 1</text:p>
          </table:table-cell>
          <table:table-cell table:number-columns-repeated="101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|011110</text:p>
          </table:table-cell>
          <table:table-cell table:style-name="ce3" office:value-type="string" calcext:value-type="string">
            <text:p>1e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0111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22];[.$H22]+1;[.$I22]))" office:value-type="float" office:value="15" calcext:value-type="float">
            <text:p>15</text:p>
          </table:table-cell>
          <table:table-cell table:formula="of:=TRIM(COM.MICROSOFT.CONCAT(MID([.$G22];1;[.$H22]); &quot; &quot;; MID([.$G22];[.$H22]+1;[.$I22]); &quot; &quot;; MID([.$G22];[.$H22]+1+[.$I22];100)))" office:value-type="string" office:string-value="01111 0" calcext:value-type="string">
            <text:p>01111 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|011111</text:p>
          </table:table-cell>
          <table:table-cell table:style-name="ce3" office:value-type="string" calcext:value-type="string">
            <text:p>1f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011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23];[.$H23]+1;[.$I23]))" office:value-type="float" office:value="15" calcext:value-type="float">
            <text:p>15</text:p>
          </table:table-cell>
          <table:table-cell table:formula="of:=TRIM(COM.MICROSOFT.CONCAT(MID([.$G23];1;[.$H23]); &quot; &quot;; MID([.$G23];[.$H23]+1;[.$I23]); &quot; &quot;; MID([.$G23];[.$H23]+1+[.$I23];100)))" office:value-type="string" office:string-value="01111 1" calcext:value-type="string">
            <text:p>01111 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office:value-type="string" calcext:value-type="string">
            <text:p>=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|10000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24];[.$H24]+1;[.$I24]))" office:value-type="float" office:value="16" calcext:value-type="float">
            <text:p>16</text:p>
          </table:table-cell>
          <table:table-cell table:formula="of:=TRIM(COM.MICROSOFT.CONCAT(MID([.$G24];1;[.$H24]); &quot; &quot;; MID([.$G24];[.$H24]+1;[.$I24]); &quot; &quot;; MID([.$G24];[.$H24]+1+[.$I24];100)))" office:value-type="string" office:string-value="10000 0" calcext:value-type="string">
            <text:p>10000 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|10000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25];[.$H25]+1;[.$I25]))" office:value-type="float" office:value="16" calcext:value-type="float">
            <text:p>16</text:p>
          </table:table-cell>
          <table:table-cell table:formula="of:=TRIM(COM.MICROSOFT.CONCAT(MID([.$G25];1;[.$H25]); &quot; &quot;; MID([.$G25];[.$H25]+1;[.$I25]); &quot; &quot;; MID([.$G25];[.$H25]+1+[.$I25];100)))" office:value-type="string" office:string-value="10000 1" calcext:value-type="string">
            <text:p>10000 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_</text:p>
          </table:table-cell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|1000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1000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26];[.$H26]+1;[.$I26]))" office:value-type="float" office:value="17" calcext:value-type="float">
            <text:p>17</text:p>
          </table:table-cell>
          <table:table-cell table:formula="of:=TRIM(COM.MICROSOFT.CONCAT(MID([.$G26];1;[.$H26]); &quot; &quot;; MID([.$G26];[.$H26]+1;[.$I26]); &quot; &quot;; MID([.$G26];[.$H26]+1+[.$I26];100)))" office:value-type="string" office:string-value="10001 0" calcext:value-type="string">
            <text:p>10001 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|1000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1000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27];[.$H27]+1;[.$I27]))" office:value-type="float" office:value="17" calcext:value-type="float">
            <text:p>17</text:p>
          </table:table-cell>
          <table:table-cell table:formula="of:=TRIM(COM.MICROSOFT.CONCAT(MID([.$G27];1;[.$H27]); &quot; &quot;; MID([.$G27];[.$H27]+1;[.$I27]); &quot; &quot;; MID([.$G27];[.$H27]+1+[.$I27];100)))" office:value-type="string" office:string-value="10001 1" calcext:value-type="string">
            <text:p>10001 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|1001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0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28];[.$H28]+1;[.$I28]))" office:value-type="float" office:value="18" calcext:value-type="float">
            <text:p>18</text:p>
          </table:table-cell>
          <table:table-cell table:formula="of:=TRIM(COM.MICROSOFT.CONCAT(MID([.$G28];1;[.$H28]); &quot; &quot;; MID([.$G28];[.$H28]+1;[.$I28]); &quot; &quot;; MID([.$G28];[.$H28]+1+[.$I28];100)))" office:value-type="string" office:string-value="10010 0" calcext:value-type="string">
            <text:p>10010 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|10010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0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29];[.$H29]+1;[.$I29]))" office:value-type="float" office:value="18" calcext:value-type="float">
            <text:p>18</text:p>
          </table:table-cell>
          <table:table-cell table:formula="of:=TRIM(COM.MICROSOFT.CONCAT(MID([.$G29];1;[.$H29]); &quot; &quot;; MID([.$G29];[.$H29]+1;[.$I29]); &quot; &quot;; MID([.$G29];[.$H29]+1+[.$I29];100)))" office:value-type="string" office:string-value="10010 1" calcext:value-type="string">
            <text:p>10010 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g</text:p>
          </table:table-cell>
          <table:table-cell table:style-name="ce3" office:value-type="float" office:value="103" calcext:value-type="float">
            <text:p>103</text:p>
          </table:table-cell>
          <table:table-cell table:style-name="ce8" office:value-type="string" calcext:value-type="string">
            <text:p>|1001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1001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30];[.$H30]+1;[.$I30]))" office:value-type="float" office:value="19" calcext:value-type="float">
            <text:p>19</text:p>
          </table:table-cell>
          <table:table-cell table:formula="of:=TRIM(COM.MICROSOFT.CONCAT(MID([.$G30];1;[.$H30]); &quot; &quot;; MID([.$G30];[.$H30]+1;[.$I30]); &quot; &quot;; MID([.$G30];[.$H30]+1+[.$I30];100)))" office:value-type="string" office:string-value="10011 0" calcext:value-type="string">
            <text:p>10011 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style-name="ce3" office:value-type="float" office:value="104" calcext:value-type="float">
            <text:p>104</text:p>
          </table:table-cell>
          <table:table-cell table:style-name="ce8" office:value-type="string" calcext:value-type="string">
            <text:p>|10011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100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31];[.$H31]+1;[.$I31]))" office:value-type="float" office:value="19" calcext:value-type="float">
            <text:p>19</text:p>
          </table:table-cell>
          <table:table-cell table:formula="of:=TRIM(COM.MICROSOFT.CONCAT(MID([.$G31];1;[.$H31]); &quot; &quot;; MID([.$G31];[.$H31]+1;[.$I31]); &quot; &quot;; MID([.$G31];[.$H31]+1+[.$I31];100)))" office:value-type="string" office:string-value="10011 1" calcext:value-type="string">
            <text:p>10011 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|10100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1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32];[.$H32]+1;[.$I32]))" office:value-type="float" office:value="20" calcext:value-type="float">
            <text:p>20</text:p>
          </table:table-cell>
          <table:table-cell table:formula="of:=TRIM(COM.MICROSOFT.CONCAT(MID([.$G32];1;[.$H32]); &quot; &quot;; MID([.$G32];[.$H32]+1;[.$I32]); &quot; &quot;; MID([.$G32];[.$H32]+1+[.$I32];100)))" office:value-type="string" office:string-value="10100 0" calcext:value-type="string">
            <text:p>10100 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|10100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1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33];[.$H33]+1;[.$I33]))" office:value-type="float" office:value="20" calcext:value-type="float">
            <text:p>20</text:p>
          </table:table-cell>
          <table:table-cell table:formula="of:=TRIM(COM.MICROSOFT.CONCAT(MID([.$G33];1;[.$H33]); &quot; &quot;; MID([.$G33];[.$H33]+1;[.$I33]); &quot; &quot;; MID([.$G33];[.$H33]+1+[.$I33];100)))" office:value-type="string" office:string-value="10100 1" calcext:value-type="string">
            <text:p>10100 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|101010</text:p>
          </table:table-cell>
          <table:table-cell table:style-name="ce3" office:value-type="string" calcext:value-type="string">
            <text:p>2a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1010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34];[.$H34]+1;[.$I34]))" office:value-type="float" office:value="21" calcext:value-type="float">
            <text:p>21</text:p>
          </table:table-cell>
          <table:table-cell table:formula="of:=TRIM(COM.MICROSOFT.CONCAT(MID([.$G34];1;[.$H34]); &quot; &quot;; MID([.$G34];[.$H34]+1;[.$I34]); &quot; &quot;; MID([.$G34];[.$H34]+1+[.$I34];100)))" office:value-type="string" office:string-value="10101 0" calcext:value-type="string">
            <text:p>10101 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|101011</text:p>
          </table:table-cell>
          <table:table-cell table:style-name="ce3" office:value-type="string" calcext:value-type="string">
            <text:p>2b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office:value-type="string" calcext:value-type="string">
            <text:p>1010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35];[.$H35]+1;[.$I35]))" office:value-type="float" office:value="21" calcext:value-type="float">
            <text:p>21</text:p>
          </table:table-cell>
          <table:table-cell table:formula="of:=TRIM(COM.MICROSOFT.CONCAT(MID([.$G35];1;[.$H35]); &quot; &quot;; MID([.$G35];[.$H35]+1;[.$I35]); &quot; &quot;; MID([.$G35];[.$H35]+1+[.$I35];100)))" office:value-type="string" office:string-value="10101 1" calcext:value-type="string">
            <text:p>10101 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|101100</text:p>
          </table:table-cell>
          <table:table-cell office:value-type="string" calcext:value-type="string">
            <text:p>2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1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36];[.$H36]+1;[.$I36]))" office:value-type="float" office:value="22" calcext:value-type="float">
            <text:p>22</text:p>
          </table:table-cell>
          <table:table-cell table:formula="of:=TRIM(COM.MICROSOFT.CONCAT(MID([.$G36];1;[.$H36]); &quot; &quot;; MID([.$G36];[.$H36]+1;[.$I36]); &quot; &quot;; MID([.$G36];[.$H36]+1+[.$I36];100)))" office:value-type="string" office:string-value="10110 0" calcext:value-type="string">
            <text:p>10110 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|101101</text:p>
          </table:table-cell>
          <table:table-cell office:value-type="string" calcext:value-type="string">
            <text:p>2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1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37];[.$H37]+1;[.$I37]))" office:value-type="float" office:value="22" calcext:value-type="float">
            <text:p>22</text:p>
          </table:table-cell>
          <table:table-cell table:formula="of:=TRIM(COM.MICROSOFT.CONCAT(MID([.$G37];1;[.$H37]); &quot; &quot;; MID([.$G37];[.$H37]+1;[.$I37]); &quot; &quot;; MID([.$G37];[.$H37]+1+[.$I37];100)))" office:value-type="string" office:string-value="10110 1" calcext:value-type="string">
            <text:p>10110 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:</text:p>
          </table:table-cell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|1011100</text:p>
          </table:table-cell>
          <table:table-cell table:style-name="ce3" office:value-type="string" calcext:value-type="string">
            <text:p>5c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011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38];[.$H38]+1;[.$I38]))" office:value-type="float" office:value="23" calcext:value-type="float">
            <text:p>23</text:p>
          </table:table-cell>
          <table:table-cell table:formula="of:=TRIM(COM.MICROSOFT.CONCAT(MID([.$G38];1;[.$H38]); &quot; &quot;; MID([.$G38];[.$H38]+1;[.$I38]); &quot; &quot;; MID([.$G38];[.$H38]+1+[.$I38];100)))" office:value-type="string" office:string-value="10111 00" calcext:value-type="string">
            <text:p>10111 0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|1011101</text:p>
          </table:table-cell>
          <table:table-cell table:style-name="ce3" office:value-type="string" calcext:value-type="string">
            <text:p>5d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011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39];[.$H39]+1;[.$I39]))" office:value-type="float" office:value="23" calcext:value-type="float">
            <text:p>23</text:p>
          </table:table-cell>
          <table:table-cell table:formula="of:=TRIM(COM.MICROSOFT.CONCAT(MID([.$G39];1;[.$H39]); &quot; &quot;; MID([.$G39];[.$H39]+1;[.$I39]); &quot; &quot;; MID([.$G39];[.$H39]+1+[.$I39];100)))" office:value-type="string" office:string-value="10111 01" calcext:value-type="string">
            <text:p>10111 0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|1011110</text:p>
          </table:table-cell>
          <table:table-cell table:style-name="ce3" office:value-type="string" calcext:value-type="string">
            <text:p>5e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0111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40];[.$H40]+1;[.$I40]))" office:value-type="float" office:value="23" calcext:value-type="float">
            <text:p>23</text:p>
          </table:table-cell>
          <table:table-cell table:formula="of:=TRIM(COM.MICROSOFT.CONCAT(MID([.$G40];1;[.$H40]); &quot; &quot;; MID([.$G40];[.$H40]+1;[.$I40]); &quot; &quot;; MID([.$G40];[.$H40]+1+[.$I40];100)))" office:value-type="string" office:string-value="10111 10" calcext:value-type="string">
            <text:p>10111 1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D</text:p>
          </table:table-cell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|1011111</text:p>
          </table:table-cell>
          <table:table-cell table:style-name="ce3" office:value-type="string" calcext:value-type="string">
            <text:p>5f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011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41];[.$H41]+1;[.$I41]))" office:value-type="float" office:value="23" calcext:value-type="float">
            <text:p>23</text:p>
          </table:table-cell>
          <table:table-cell table:formula="of:=TRIM(COM.MICROSOFT.CONCAT(MID([.$G41];1;[.$H41]); &quot; &quot;; MID([.$G41];[.$H41]+1;[.$I41]); &quot; &quot;; MID([.$G41];[.$H41]+1+[.$I41];100)))" office:value-type="string" office:string-value="10111 11" calcext:value-type="string">
            <text:p>10111 1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E</text:p>
          </table:table-cell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|11000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42];[.$H42]+1;[.$I42]))" office:value-type="float" office:value="24" calcext:value-type="float">
            <text:p>24</text:p>
          </table:table-cell>
          <table:table-cell table:formula="of:=TRIM(COM.MICROSOFT.CONCAT(MID([.$G42];1;[.$H42]); &quot; &quot;; MID([.$G42];[.$H42]+1;[.$I42]); &quot; &quot;; MID([.$G42];[.$H42]+1+[.$I42];100)))" office:value-type="string" office:string-value="11000 00" calcext:value-type="string">
            <text:p>11000 0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|110000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43];[.$H43]+1;[.$I43]))" office:value-type="float" office:value="24" calcext:value-type="float">
            <text:p>24</text:p>
          </table:table-cell>
          <table:table-cell table:formula="of:=TRIM(COM.MICROSOFT.CONCAT(MID([.$G43];1;[.$H43]); &quot; &quot;; MID([.$G43];[.$H43]+1;[.$I43]); &quot; &quot;; MID([.$G43];[.$H43]+1+[.$I43];100)))" office:value-type="string" office:string-value="11000 01" calcext:value-type="string">
            <text:p>11000 0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G</text:p>
          </table:table-cell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|110001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00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44];[.$H44]+1;[.$I44]))" office:value-type="float" office:value="24" calcext:value-type="float">
            <text:p>24</text:p>
          </table:table-cell>
          <table:table-cell table:formula="of:=TRIM(COM.MICROSOFT.CONCAT(MID([.$G44];1;[.$H44]); &quot; &quot;; MID([.$G44];[.$H44]+1;[.$I44]); &quot; &quot;; MID([.$G44];[.$H44]+1+[.$I44];100)))" office:value-type="string" office:string-value="11000 10" calcext:value-type="string">
            <text:p>11000 1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|110001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00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45];[.$H45]+1;[.$I45]))" office:value-type="float" office:value="24" calcext:value-type="float">
            <text:p>24</text:p>
          </table:table-cell>
          <table:table-cell table:formula="of:=TRIM(COM.MICROSOFT.CONCAT(MID([.$G45];1;[.$H45]); &quot; &quot;; MID([.$G45];[.$H45]+1;[.$I45]); &quot; &quot;; MID([.$G45];[.$H45]+1+[.$I45];100)))" office:value-type="string" office:string-value="11000 11" calcext:value-type="string">
            <text:p>11000 1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|110010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0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46];[.$H46]+1;[.$I46]))" office:value-type="float" office:value="25" calcext:value-type="float">
            <text:p>25</text:p>
          </table:table-cell>
          <table:table-cell table:formula="of:=TRIM(COM.MICROSOFT.CONCAT(MID([.$G46];1;[.$H46]); &quot; &quot;; MID([.$G46];[.$H46]+1;[.$I46]); &quot; &quot;; MID([.$G46];[.$H46]+1+[.$I46];100)))" office:value-type="string" office:string-value="11001 00" calcext:value-type="string">
            <text:p>11001 0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J</text:p>
          </table:table-cell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|110010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0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47];[.$H47]+1;[.$I47]))" office:value-type="float" office:value="25" calcext:value-type="float">
            <text:p>25</text:p>
          </table:table-cell>
          <table:table-cell table:formula="of:=TRIM(COM.MICROSOFT.CONCAT(MID([.$G47];1;[.$H47]); &quot; &quot;; MID([.$G47];[.$H47]+1;[.$I47]); &quot; &quot;; MID([.$G47];[.$H47]+1+[.$I47];100)))" office:value-type="string" office:string-value="11001 01" calcext:value-type="string">
            <text:p>11001 0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K</text:p>
          </table:table-cell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|110011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01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48];[.$H48]+1;[.$I48]))" office:value-type="float" office:value="25" calcext:value-type="float">
            <text:p>25</text:p>
          </table:table-cell>
          <table:table-cell table:formula="of:=TRIM(COM.MICROSOFT.CONCAT(MID([.$G48];1;[.$H48]); &quot; &quot;; MID([.$G48];[.$H48]+1;[.$I48]); &quot; &quot;; MID([.$G48];[.$H48]+1+[.$I48];100)))" office:value-type="string" office:string-value="11001 10" calcext:value-type="string">
            <text:p>11001 1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L</text:p>
          </table:table-cell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|110011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0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49];[.$H49]+1;[.$I49]))" office:value-type="float" office:value="25" calcext:value-type="float">
            <text:p>25</text:p>
          </table:table-cell>
          <table:table-cell table:formula="of:=TRIM(COM.MICROSOFT.CONCAT(MID([.$G49];1;[.$H49]); &quot; &quot;; MID([.$G49];[.$H49]+1;[.$I49]); &quot; &quot;; MID([.$G49];[.$H49]+1+[.$I49];100)))" office:value-type="string" office:string-value="11001 11" calcext:value-type="string">
            <text:p>11001 1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|110100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1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50];[.$H50]+1;[.$I50]))" office:value-type="float" office:value="26" calcext:value-type="float">
            <text:p>26</text:p>
          </table:table-cell>
          <table:table-cell table:formula="of:=TRIM(COM.MICROSOFT.CONCAT(MID([.$G50];1;[.$H50]); &quot; &quot;; MID([.$G50];[.$H50]+1;[.$I50]); &quot; &quot;; MID([.$G50];[.$H50]+1+[.$I50];100)))" office:value-type="string" office:string-value="11010 00" calcext:value-type="string">
            <text:p>11010 0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|110100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1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51];[.$H51]+1;[.$I51]))" office:value-type="float" office:value="26" calcext:value-type="float">
            <text:p>26</text:p>
          </table:table-cell>
          <table:table-cell table:formula="of:=TRIM(COM.MICROSOFT.CONCAT(MID([.$G51];1;[.$H51]); &quot; &quot;; MID([.$G51];[.$H51]+1;[.$I51]); &quot; &quot;; MID([.$G51];[.$H51]+1+[.$I51];100)))" office:value-type="string" office:string-value="11010 01" calcext:value-type="string">
            <text:p>11010 0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O</text:p>
          </table:table-cell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|1101010</text:p>
          </table:table-cell>
          <table:table-cell table:style-name="ce3" office:value-type="string" calcext:value-type="string">
            <text:p>6a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10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52];[.$H52]+1;[.$I52]))" office:value-type="float" office:value="26" calcext:value-type="float">
            <text:p>26</text:p>
          </table:table-cell>
          <table:table-cell table:formula="of:=TRIM(COM.MICROSOFT.CONCAT(MID([.$G52];1;[.$H52]); &quot; &quot;; MID([.$G52];[.$H52]+1;[.$I52]); &quot; &quot;; MID([.$G52];[.$H52]+1+[.$I52];100)))" office:value-type="string" office:string-value="11010 10" calcext:value-type="string">
            <text:p>11010 1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|1101011</text:p>
          </table:table-cell>
          <table:table-cell table:style-name="ce3" office:value-type="string" calcext:value-type="string">
            <text:p>6b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010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53];[.$H53]+1;[.$I53]))" office:value-type="float" office:value="26" calcext:value-type="float">
            <text:p>26</text:p>
          </table:table-cell>
          <table:table-cell table:formula="of:=TRIM(COM.MICROSOFT.CONCAT(MID([.$G53];1;[.$H53]); &quot; &quot;; MID([.$G53];[.$H53]+1;[.$I53]); &quot; &quot;; MID([.$G53];[.$H53]+1+[.$I53];100)))" office:value-type="string" office:string-value="11010 11" calcext:value-type="string">
            <text:p>11010 1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|1101100</text:p>
          </table:table-cell>
          <table:table-cell office:value-type="string" calcext:value-type="string">
            <text:p>6c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101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54];[.$H54]+1;[.$I54]))" office:value-type="float" office:value="27" calcext:value-type="float">
            <text:p>27</text:p>
          </table:table-cell>
          <table:table-cell table:formula="of:=TRIM(COM.MICROSOFT.CONCAT(MID([.$G54];1;[.$H54]); &quot; &quot;; MID([.$G54];[.$H54]+1;[.$I54]); &quot; &quot;; MID([.$G54];[.$H54]+1+[.$I54];100)))" office:value-type="string" office:string-value="11011 00" calcext:value-type="string">
            <text:p>11011 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|1101101</text:p>
          </table:table-cell>
          <table:table-cell office:value-type="string" calcext:value-type="string">
            <text:p>6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101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55];[.$H55]+1;[.$I55]))" office:value-type="float" office:value="27" calcext:value-type="float">
            <text:p>27</text:p>
          </table:table-cell>
          <table:table-cell table:formula="of:=TRIM(COM.MICROSOFT.CONCAT(MID([.$G55];1;[.$H55]); &quot; &quot;; MID([.$G55];[.$H55]+1;[.$I55]); &quot; &quot;; MID([.$G55];[.$H55]+1+[.$I55];100)))" office:value-type="string" office:string-value="11011 01" calcext:value-type="string">
            <text:p>11011 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|1101110</text:p>
          </table:table-cell>
          <table:table-cell office:value-type="string" calcext:value-type="string">
            <text:p>6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1011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56];[.$H56]+1;[.$I56]))" office:value-type="float" office:value="27" calcext:value-type="float">
            <text:p>27</text:p>
          </table:table-cell>
          <table:table-cell table:formula="of:=TRIM(COM.MICROSOFT.CONCAT(MID([.$G56];1;[.$H56]); &quot; &quot;; MID([.$G56];[.$H56]+1;[.$I56]); &quot; &quot;; MID([.$G56];[.$H56]+1+[.$I56];100)))" office:value-type="string" office:string-value="11011 10" calcext:value-type="string">
            <text:p>11011 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|1101111</text:p>
          </table:table-cell>
          <table:table-cell office:value-type="string" calcext:value-type="string">
            <text:p>6f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101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57];[.$H57]+1;[.$I57]))" office:value-type="float" office:value="27" calcext:value-type="float">
            <text:p>27</text:p>
          </table:table-cell>
          <table:table-cell table:formula="of:=TRIM(COM.MICROSOFT.CONCAT(MID([.$G57];1;[.$H57]); &quot; &quot;; MID([.$G57];[.$H57]+1;[.$I57]); &quot; &quot;; MID([.$G57];[.$H57]+1+[.$I57];100)))" office:value-type="string" office:string-value="11011 11" calcext:value-type="string">
            <text:p>11011 1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|111000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58];[.$H58]+1;[.$I58]))" office:value-type="float" office:value="28" calcext:value-type="float">
            <text:p>28</text:p>
          </table:table-cell>
          <table:table-cell table:formula="of:=TRIM(COM.MICROSOFT.CONCAT(MID([.$G58];1;[.$H58]); &quot; &quot;; MID([.$G58];[.$H58]+1;[.$I58]); &quot; &quot;; MID([.$G58];[.$H58]+1+[.$I58];100)))" office:value-type="string" office:string-value="11100 00" calcext:value-type="string">
            <text:p>11100 0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V</text:p>
          </table:table-cell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|111000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1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59];[.$H59]+1;[.$I59]))" office:value-type="float" office:value="28" calcext:value-type="float">
            <text:p>28</text:p>
          </table:table-cell>
          <table:table-cell table:formula="of:=TRIM(COM.MICROSOFT.CONCAT(MID([.$G59];1;[.$H59]); &quot; &quot;; MID([.$G59];[.$H59]+1;[.$I59]); &quot; &quot;; MID([.$G59];[.$H59]+1+[.$I59];100)))" office:value-type="string" office:string-value="11100 01" calcext:value-type="string">
            <text:p>11100 0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W</text:p>
          </table:table-cell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|111001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100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60];[.$H60]+1;[.$I60]))" office:value-type="float" office:value="28" calcext:value-type="float">
            <text:p>28</text:p>
          </table:table-cell>
          <table:table-cell table:formula="of:=TRIM(COM.MICROSOFT.CONCAT(MID([.$G60];1;[.$H60]); &quot; &quot;; MID([.$G60];[.$H60]+1;[.$I60]); &quot; &quot;; MID([.$G60];[.$H60]+1+[.$I60];100)))" office:value-type="string" office:string-value="11100 10" calcext:value-type="string">
            <text:p>11100 1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Y</text:p>
          </table:table-cell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|111001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100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61];[.$H61]+1;[.$I61]))" office:value-type="float" office:value="28" calcext:value-type="float">
            <text:p>28</text:p>
          </table:table-cell>
          <table:table-cell table:formula="of:=TRIM(COM.MICROSOFT.CONCAT(MID([.$G61];1;[.$H61]); &quot; &quot;; MID([.$G61];[.$H61]+1;[.$I61]); &quot; &quot;; MID([.$G61];[.$H61]+1+[.$I61];100)))" office:value-type="string" office:string-value="11100 11" calcext:value-type="string">
            <text:p>11100 1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|111010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110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62];[.$H62]+1;[.$I62]))" office:value-type="float" office:value="29" calcext:value-type="float">
            <text:p>29</text:p>
          </table:table-cell>
          <table:table-cell table:formula="of:=TRIM(COM.MICROSOFT.CONCAT(MID([.$G62];1;[.$H62]); &quot; &quot;; MID([.$G62];[.$H62]+1;[.$I62]); &quot; &quot;; MID([.$G62];[.$H62]+1+[.$I62];100)))" office:value-type="string" office:string-value="11101 00" calcext:value-type="string">
            <text:p>11101 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|111010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110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63];[.$H63]+1;[.$I63]))" office:value-type="float" office:value="29" calcext:value-type="float">
            <text:p>29</text:p>
          </table:table-cell>
          <table:table-cell table:formula="of:=TRIM(COM.MICROSOFT.CONCAT(MID([.$G63];1;[.$H63]); &quot; &quot;; MID([.$G63];[.$H63]+1;[.$I63]); &quot; &quot;; MID([.$G63];[.$H63]+1+[.$I63];100)))" office:value-type="string" office:string-value="11101 01" calcext:value-type="string">
            <text:p>11101 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|111011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1101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64];[.$H64]+1;[.$I64]))" office:value-type="float" office:value="29" calcext:value-type="float">
            <text:p>29</text:p>
          </table:table-cell>
          <table:table-cell table:formula="of:=TRIM(COM.MICROSOFT.CONCAT(MID([.$G64];1;[.$H64]); &quot; &quot;; MID([.$G64];[.$H64]+1;[.$I64]); &quot; &quot;; MID([.$G64];[.$H64]+1+[.$I64];100)))" office:value-type="string" office:string-value="11101 10" calcext:value-type="string">
            <text:p>11101 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|1110111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110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65];[.$H65]+1;[.$I65]))" office:value-type="float" office:value="29" calcext:value-type="float">
            <text:p>29</text:p>
          </table:table-cell>
          <table:table-cell table:formula="of:=TRIM(COM.MICROSOFT.CONCAT(MID([.$G65];1;[.$H65]); &quot; &quot;; MID([.$G65];[.$H65]+1;[.$I65]); &quot; &quot;; MID([.$G65];[.$H65]+1+[.$I65];100)))" office:value-type="string" office:string-value="11101 11" calcext:value-type="string">
            <text:p>11101 1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w</text:p>
          </table:table-cell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|111100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11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66];[.$H66]+1;[.$I66]))" office:value-type="float" office:value="30" calcext:value-type="float">
            <text:p>30</text:p>
          </table:table-cell>
          <table:table-cell table:formula="of:=TRIM(COM.MICROSOFT.CONCAT(MID([.$G66];1;[.$H66]); &quot; &quot;; MID([.$G66];[.$H66]+1;[.$I66]); &quot; &quot;; MID([.$G66];[.$H66]+1+[.$I66];100)))" office:value-type="string" office:string-value="11110 00" calcext:value-type="string">
            <text:p>11110 0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|111100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11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67];[.$H67]+1;[.$I67]))" office:value-type="float" office:value="30" calcext:value-type="float">
            <text:p>30</text:p>
          </table:table-cell>
          <table:table-cell table:formula="of:=TRIM(COM.MICROSOFT.CONCAT(MID([.$G67];1;[.$H67]); &quot; &quot;; MID([.$G67];[.$H67]+1;[.$I67]); &quot; &quot;; MID([.$G67];[.$H67]+1+[.$I67];100)))" office:value-type="string" office:string-value="11110 01" calcext:value-type="string">
            <text:p>11110 0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y</text:p>
          </table:table-cell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|1111010</text:p>
          </table:table-cell>
          <table:table-cell table:style-name="ce3" office:value-type="string" calcext:value-type="string">
            <text:p>7a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110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68];[.$H68]+1;[.$I68]))" office:value-type="float" office:value="30" calcext:value-type="float">
            <text:p>30</text:p>
          </table:table-cell>
          <table:table-cell table:formula="of:=TRIM(COM.MICROSOFT.CONCAT(MID([.$G68];1;[.$H68]); &quot; &quot;; MID([.$G68];[.$H68]+1;[.$I68]); &quot; &quot;; MID([.$G68];[.$H68]+1+[.$I68];100)))" office:value-type="string" office:string-value="11110 10" calcext:value-type="string">
            <text:p>11110 1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z</text:p>
          </table:table-cell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|1111011</text:p>
          </table:table-cell>
          <table:table-cell table:style-name="ce3" office:value-type="string" calcext:value-type="string">
            <text:p>7b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office:value-type="string" calcext:value-type="string">
            <text:p>11110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 table:formula="of:=BIN2DEC(MID([.$G69];[.$H69]+1;[.$I69]))" office:value-type="float" office:value="30" calcext:value-type="float">
            <text:p>30</text:p>
          </table:table-cell>
          <table:table-cell table:formula="of:=TRIM(COM.MICROSOFT.CONCAT(MID([.$G69];1;[.$H69]); &quot; &quot;; MID([.$G69];[.$H69]+1;[.$I69]); &quot; &quot;; MID([.$G69];[.$H69]+1+[.$I69];100)))" office:value-type="string" office:string-value="11110 11" calcext:value-type="string">
            <text:p>11110 1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4" office:value-type="string" calcext:value-type="string">
            <text:p>&amp;</text:p>
          </table:table-cell>
          <table:table-cell table:style-name="ce4" office:value-type="float" office:value="38" calcext:value-type="float">
            <text:p>38</text:p>
          </table:table-cell>
          <table:table-cell table:style-name="ce9" office:value-type="string" calcext:value-type="string">
            <text:p>|11111000</text:p>
          </table:table-cell>
          <table:table-cell table:style-name="ce4" office:value-type="string" calcext:value-type="string">
            <text:p>f8</text:p>
          </table:table-cell>
          <table:table-cell table:style-name="ce4" office:value-type="float" office:value="8" calcext:value-type="float">
            <text:p>8</text:p>
          </table:table-cell>
          <table:table-cell table:style-name="ce9"/>
          <table:table-cell table:style-name="ce9" office:value-type="string" calcext:value-type="string">
            <text:p>1111100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BIN2DEC(MID([.$G70];[.$H70]+1;[.$I70]))" office:value-type="float" office:value="0" calcext:value-type="float">
            <text:p>0</text:p>
          </table:table-cell>
          <table:table-cell table:formula="of:=TRIM(COM.MICROSOFT.CONCAT(MID([.$G70];1;[.$H70]); &quot; &quot;; MID([.$G70];[.$H70]+1;[.$I70]); &quot; &quot;; MID([.$G70];[.$H70]+1+[.$I70];100)))" office:value-type="string" office:string-value="11111 00 0" calcext:value-type="string">
            <text:p>11111 00 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*</text:p>
          </table:table-cell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|11111001</text:p>
          </table:table-cell>
          <table:table-cell table:style-name="ce3" office:value-type="string" calcext:value-type="string">
            <text:p>f9</text:p>
          </table:table-cell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8" office:value-type="string" calcext:value-type="string">
            <text:p>1111100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BIN2DEC(MID([.$G71];[.$H71]+1;[.$I71]))" office:value-type="float" office:value="0" calcext:value-type="float">
            <text:p>0</text:p>
          </table:table-cell>
          <table:table-cell table:formula="of:=TRIM(COM.MICROSOFT.CONCAT(MID([.$G71];1;[.$H71]); &quot; &quot;; MID([.$G71];[.$H71]+1;[.$I71]); &quot; &quot;; MID([.$G71];[.$H71]+1+[.$I71];100)))" office:value-type="string" office:string-value="11111 00 1" calcext:value-type="string">
            <text:p>11111 00 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,</text:p>
          </table:table-cell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|11111010</text:p>
          </table:table-cell>
          <table:table-cell table:style-name="ce3" office:value-type="string" calcext:value-type="string">
            <text:p>fa</text:p>
          </table:table-cell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8" office:value-type="string" calcext:value-type="string">
            <text:p>111110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BIN2DEC(MID([.$G72];[.$H72]+1;[.$I72]))" office:value-type="float" office:value="1" calcext:value-type="float">
            <text:p>1</text:p>
          </table:table-cell>
          <table:table-cell table:formula="of:=TRIM(COM.MICROSOFT.CONCAT(MID([.$G72];1;[.$H72]); &quot; &quot;; MID([.$G72];[.$H72]+1;[.$I72]); &quot; &quot;; MID([.$G72];[.$H72]+1+[.$I72];100)))" office:value-type="string" office:string-value="11111 01 0" calcext:value-type="string">
            <text:p>11111 01 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/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|11111011</text:p>
          </table:table-cell>
          <table:table-cell table:style-name="ce3" office:value-type="string" calcext:value-type="string">
            <text:p>fb</text:p>
          </table:table-cell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8" office:value-type="string" calcext:value-type="string">
            <text:p>1111101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BIN2DEC(MID([.$G73];[.$H73]+1;[.$I73]))" office:value-type="float" office:value="1" calcext:value-type="float">
            <text:p>1</text:p>
          </table:table-cell>
          <table:table-cell table:formula="of:=TRIM(COM.MICROSOFT.CONCAT(MID([.$G73];1;[.$H73]); &quot; &quot;; MID([.$G73];[.$H73]+1;[.$I73]); &quot; &quot;; MID([.$G73];[.$H73]+1+[.$I73];100)))" office:value-type="string" office:string-value="11111 01 1" calcext:value-type="string">
            <text:p>11111 01 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|11111100</text:p>
          </table:table-cell>
          <table:table-cell table:style-name="ce3" office:value-type="string" calcext:value-type="string">
            <text:p>fc</text:p>
          </table:table-cell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8" office:value-type="string" calcext:value-type="string">
            <text:p>111111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BIN2DEC(MID([.$G74];[.$H74]+1;[.$I74]))" office:value-type="float" office:value="2" calcext:value-type="float">
            <text:p>2</text:p>
          </table:table-cell>
          <table:table-cell table:formula="of:=TRIM(COM.MICROSOFT.CONCAT(MID([.$G74];1;[.$H74]); &quot; &quot;; MID([.$G74];[.$H74]+1;[.$I74]); &quot; &quot;; MID([.$G74];[.$H74]+1+[.$I74];100)))" office:value-type="string" office:string-value="11111 10 0" calcext:value-type="string">
            <text:p>11111 10 0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3" office:value-type="string" calcext:value-type="string">
            <text:p>Z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|11111101</text:p>
          </table:table-cell>
          <table:table-cell table:style-name="ce3" office:value-type="string" calcext:value-type="string">
            <text:p>fd</text:p>
          </table:table-cell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8" office:value-type="string" calcext:value-type="string">
            <text:p>1111110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36" table:formula="of:=BIN2DEC(MID([.$G75];[.$H75]+1;[.$I75]))" office:value-type="float" office:value="2" calcext:value-type="float">
            <text:p>2</text:p>
          </table:table-cell>
          <table:table-cell table:formula="of:=TRIM(COM.MICROSOFT.CONCAT(MID([.$G75];1;[.$H75]); &quot; &quot;; MID([.$G75];[.$H75]+1;[.$I75]); &quot; &quot;; MID([.$G75];[.$H75]+1+[.$I75];100)))" office:value-type="string" office:string-value="11111 10 1" calcext:value-type="string">
            <text:p>11111 10 1</text:p>
          </table:table-cell>
          <table:table-cell table:style-name="ce8" table:number-columns-repeated="1008"/>
          <table:table-cell table:number-columns-repeated="5"/>
        </table:table-row>
        <table:table-row table:style-name="ro2">
          <table:table-cell table:style-name="ce5" office:value-type="string" calcext:value-type="string">
            <text:p>!</text:p>
          </table:table-cell>
          <table:table-cell table:style-name="ce5" office:value-type="float" office:value="33" calcext:value-type="float">
            <text:p>33</text:p>
          </table:table-cell>
          <table:table-cell table:style-name="ce10" office:value-type="string" calcext:value-type="string">
            <text:p>|11111110|00</text:p>
          </table:table-cell>
          <table:table-cell table:style-name="ce5" office:value-type="string" calcext:value-type="string">
            <text:p>3f8</text:p>
          </table:table-cell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0" office:value-type="string" calcext:value-type="string">
            <text:p>111111100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BIN2DEC(MID([.$G76];[.$H76]+1;[.$I76]))" office:value-type="float" office:value="0" calcext:value-type="float">
            <text:p>0</text:p>
          </table:table-cell>
          <table:table-cell table:formula="of:=TRIM(COM.MICROSOFT.CONCAT(MID([.$G76];1;[.$H76]); &quot; &quot;; MID([.$G76];[.$H76]+1;[.$I76]); &quot; &quot;; MID([.$G76];[.$H76]+1+[.$I76];100)))" office:value-type="string" office:string-value="1111111 0 00" calcext:value-type="string">
            <text:p>1111111 0 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|11111110|01</text:p>
          </table:table-cell>
          <table:table-cell office:value-type="string" calcext:value-type="string">
            <text:p>3f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1111110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table:formula="of:=BIN2DEC(MID([.$G77];[.$H77]+1;[.$I77]))" office:value-type="float" office:value="0" calcext:value-type="float">
            <text:p>0</text:p>
          </table:table-cell>
          <table:table-cell table:formula="of:=TRIM(COM.MICROSOFT.CONCAT(MID([.$G77];1;[.$H77]); &quot; &quot;; MID([.$G77];[.$H77]+1;[.$I77]); &quot; &quot;; MID([.$G77];[.$H77]+1+[.$I77];100)))" office:value-type="string" office:string-value="1111111 0 01" calcext:value-type="string">
            <text:p>1111111 0 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|11111110|10</text:p>
          </table:table-cell>
          <table:table-cell office:value-type="string" calcext:value-type="string">
            <text:p>3f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1111110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table:formula="of:=BIN2DEC(MID([.$G78];[.$H78]+1;[.$I78]))" office:value-type="float" office:value="0" calcext:value-type="float">
            <text:p>0</text:p>
          </table:table-cell>
          <table:table-cell table:formula="of:=TRIM(COM.MICROSOFT.CONCAT(MID([.$G78];1;[.$H78]); &quot; &quot;; MID([.$G78];[.$H78]+1;[.$I78]); &quot; &quot;; MID([.$G78];[.$H78]+1+[.$I78];100)))" office:value-type="string" office:string-value="1111111 0 10" calcext:value-type="string">
            <text:p>1111111 0 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)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|11111110|11</text:p>
          </table:table-cell>
          <table:table-cell office:value-type="string" calcext:value-type="string">
            <text:p>3fb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1111110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table:formula="of:=BIN2DEC(MID([.$G79];[.$H79]+1;[.$I79]))" office:value-type="float" office:value="0" calcext:value-type="float">
            <text:p>0</text:p>
          </table:table-cell>
          <table:table-cell table:formula="of:=TRIM(COM.MICROSOFT.CONCAT(MID([.$G79];1;[.$H79]); &quot; &quot;; MID([.$G79];[.$H79]+1;[.$I79]); &quot; &quot;; MID([.$G79];[.$H79]+1+[.$I79];100)))" office:value-type="string" office:string-value="1111111 0 11" calcext:value-type="string">
            <text:p>1111111 0 11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?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string" calcext:value-type="string">
            <text:p>|11111111|00</text:p>
          </table:table-cell>
          <table:table-cell table:style-name="ce6" office:value-type="string" calcext:value-type="string">
            <text:p>3fc</text:p>
          </table:table-cell>
          <table:table-cell table:style-name="ce6" office:value-type="float" office:value="10" calcext:value-type="float">
            <text:p>10</text:p>
          </table:table-cell>
          <table:table-cell table:style-name="ce11"/>
          <table:table-cell table:style-name="ce11" office:value-type="string" calcext:value-type="string">
            <text:p>111111110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BIN2DEC(MID([.$G80];[.$H80]+1;[.$I80]))" office:value-type="float" office:value="0" calcext:value-type="float">
            <text:p>0</text:p>
          </table:table-cell>
          <table:table-cell table:formula="of:=TRIM(COM.MICROSOFT.CONCAT(MID([.$G80];1;[.$H80]); &quot; &quot;; MID([.$G80];[.$H80]+1;[.$I80]); &quot; &quot;; MID([.$G80];[.$H80]+1+[.$I80];100)))" office:value-type="string" office:string-value="11111111 0 0" calcext:value-type="string">
            <text:p>11111111 0 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|11111111|010</text:p>
          </table:table-cell>
          <table:table-cell office:value-type="string" calcext:value-type="string">
            <text:p>7f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111111101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BIN2DEC(MID([.$G81];[.$H81]+1;[.$I81]))" office:value-type="float" office:value="0" calcext:value-type="float">
            <text:p>0</text:p>
          </table:table-cell>
          <table:table-cell table:formula="of:=TRIM(COM.MICROSOFT.CONCAT(MID([.$G81];1;[.$H81]); &quot; &quot;; MID([.$G81];[.$H81]+1;[.$I81]); &quot; &quot;; MID([.$G81];[.$H81]+1+[.$I81];100)))" office:value-type="string" office:string-value="11111111 0 10" calcext:value-type="string">
            <text:p>11111111 0 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+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|11111111|011</text:p>
          </table:table-cell>
          <table:table-cell office:value-type="string" calcext:value-type="string">
            <text:p>7fb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11111110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table:formula="of:=BIN2DEC(MID([.$G82];[.$H82]+1;[.$I82]))" office:value-type="float" office:value="0" calcext:value-type="float">
            <text:p>0</text:p>
          </table:table-cell>
          <table:table-cell table:formula="of:=TRIM(COM.MICROSOFT.CONCAT(MID([.$G82];1;[.$H82]); &quot; &quot;; MID([.$G82];[.$H82]+1;[.$I82]); &quot; &quot;; MID([.$G82];[.$H82]+1+[.$I82];100)))" office:value-type="string" office:string-value="11111111 0 11" calcext:value-type="string">
            <text:p>11111111 0 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|11111111|100</text:p>
          </table:table-cell>
          <table:table-cell office:value-type="string" calcext:value-type="string">
            <text:p>7fc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111111110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BIN2DEC(MID([.$G83];[.$H83]+1;[.$I83]))" office:value-type="float" office:value="1" calcext:value-type="float">
            <text:p>1</text:p>
          </table:table-cell>
          <table:table-cell table:formula="of:=TRIM(COM.MICROSOFT.CONCAT(MID([.$G83];1;[.$H83]); &quot; &quot;; MID([.$G83];[.$H83]+1;[.$I83]); &quot; &quot;; MID([.$G83];[.$H83]+1+[.$I83];100)))" office:value-type="string" office:string-value="11111111 1 00" calcext:value-type="string">
            <text:p>11111111 1 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|11111111|1010</text:p>
          </table:table-cell>
          <table:table-cell office:value-type="string" calcext:value-type="string">
            <text:p>ff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11111111101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BIN2DEC(MID([.$G84];[.$H84]+1;[.$I84]))" office:value-type="float" office:value="1" calcext:value-type="float">
            <text:p>1</text:p>
          </table:table-cell>
          <table:table-cell table:formula="of:=TRIM(COM.MICROSOFT.CONCAT(MID([.$G84];1;[.$H84]); &quot; &quot;; MID([.$G84];[.$H84]+1;[.$I84]); &quot; &quot;; MID([.$G84];[.$H84]+1+[.$I84];100)))" office:value-type="string" office:string-value="11111111 1 010" calcext:value-type="string">
            <text:p>11111111 1 0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&gt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|11111111|1011</text:p>
          </table:table-cell>
          <table:table-cell office:value-type="string" calcext:value-type="string">
            <text:p>ffb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1111111110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table:formula="of:=BIN2DEC(MID([.$G85];[.$H85]+1;[.$I85]))" office:value-type="float" office:value="1" calcext:value-type="float">
            <text:p>1</text:p>
          </table:table-cell>
          <table:table-cell table:formula="of:=TRIM(COM.MICROSOFT.CONCAT(MID([.$G85];1;[.$H85]); &quot; &quot;; MID([.$G85];[.$H85]+1;[.$I85]); &quot; &quot;; MID([.$G85];[.$H85]+1+[.$I85];100)))" office:value-type="string" office:string-value="11111111 1 011" calcext:value-type="string">
            <text:p>11111111 1 011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11" office:value-type="string" calcext:value-type="string">
            <text:p>|11111111|11000</text:p>
          </table:table-cell>
          <table:table-cell table:style-name="ce6" office:value-type="string" calcext:value-type="string">
            <text:p>1ff8</text:p>
          </table:table-cell>
          <table:table-cell table:style-name="ce6" office:value-type="float" office:value="13" calcext:value-type="float">
            <text:p>13</text:p>
          </table:table-cell>
          <table:table-cell table:style-name="ce11"/>
          <table:table-cell table:style-name="ce11" office:value-type="string" calcext:value-type="string">
            <text:p>111111111100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BIN2DEC(MID([.$G86];[.$H86]+1;[.$I86]))" office:value-type="float" office:value="0" calcext:value-type="float">
            <text:p>0</text:p>
          </table:table-cell>
          <table:table-cell table:formula="of:=TRIM(COM.MICROSOFT.CONCAT(MID([.$G86];1;[.$H86]); &quot; &quot;; MID([.$G86];[.$H86]+1;[.$I86]); &quot; &quot;; MID([.$G86];[.$H86]+1+[.$I86];100)))" office:value-type="string" office:string-value="11111111110 00" calcext:value-type="string">
            <text:p>11111111110 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$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|11111111|11001</text:p>
          </table:table-cell>
          <table:table-cell office:value-type="string" calcext:value-type="string">
            <text:p>1ff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1111111110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1" table:formula="of:=BIN2DEC(MID([.$G87];[.$H87]+1;[.$I87]))" office:value-type="float" office:value="1" calcext:value-type="float">
            <text:p>1</text:p>
          </table:table-cell>
          <table:table-cell table:style-name="ce56" table:formula="of:=TRIM(COM.MICROSOFT.CONCAT(MID([.$G87];1;[.$H87]); &quot; &quot;; MID([.$G87];[.$H87]+1;[.$I87]); &quot; &quot;; MID([.$G87];[.$H87]+1+[.$I87];100)))" office:value-type="string" office:string-value="11111111110 01" calcext:value-type="string">
            <text:p>11111111110 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@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|11111111|11010</text:p>
          </table:table-cell>
          <table:table-cell office:value-type="string" calcext:value-type="string">
            <text:p>1ffa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1111111110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1" table:formula="of:=BIN2DEC(MID([.$G88];[.$H88]+1;[.$I88]))" office:value-type="float" office:value="2" calcext:value-type="float">
            <text:p>2</text:p>
          </table:table-cell>
          <table:table-cell table:formula="of:=TRIM(COM.MICROSOFT.CONCAT(MID([.$G88];1;[.$H88]); &quot; &quot;; MID([.$G88];[.$H88]+1;[.$I88]); &quot; &quot;; MID([.$G88];[.$H88]+1+[.$I88];100)))" office:value-type="string" office:string-value="11111111110 10" calcext:value-type="string">
            <text:p>11111111110 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[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|11111111|11011</text:p>
          </table:table-cell>
          <table:table-cell office:value-type="string" calcext:value-type="string">
            <text:p>1ffb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1111111110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1" table:formula="of:=BIN2DEC(MID([.$G89];[.$H89]+1;[.$I89]))" office:value-type="float" office:value="3" calcext:value-type="float">
            <text:p>3</text:p>
          </table:table-cell>
          <table:table-cell table:formula="of:=TRIM(COM.MICROSOFT.CONCAT(MID([.$G89];1;[.$H89]); &quot; &quot;; MID([.$G89];[.$H89]+1;[.$I89]); &quot; &quot;; MID([.$G89];[.$H89]+1+[.$I89];100)))" office:value-type="string" office:string-value="11111111110 11" calcext:value-type="string">
            <text:p>11111111110 11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]</text:p>
          </table:table-cell>
          <table:table-cell table:style-name="ce6" office:value-type="float" office:value="93" calcext:value-type="float">
            <text:p>93</text:p>
          </table:table-cell>
          <table:table-cell table:style-name="ce11" office:value-type="string" calcext:value-type="string">
            <text:p>|11111111|11100</text:p>
          </table:table-cell>
          <table:table-cell table:style-name="ce6" office:value-type="string" calcext:value-type="string">
            <text:p>1ffc</text:p>
          </table:table-cell>
          <table:table-cell table:style-name="ce6" office:value-type="float" office:value="13" calcext:value-type="float">
            <text:p>13</text:p>
          </table:table-cell>
          <table:table-cell table:style-name="ce11"/>
          <table:table-cell table:style-name="ce11" office:value-type="string" calcext:value-type="string">
            <text:p>111111111110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BIN2DEC(MID([.$G90];[.$H90]+1;[.$I90]))" office:value-type="float" office:value="0" calcext:value-type="float">
            <text:p>0</text:p>
          </table:table-cell>
          <table:table-cell table:formula="of:=TRIM(COM.MICROSOFT.CONCAT(MID([.$G90];1;[.$H90]); &quot; &quot;; MID([.$G90];[.$H90]+1;[.$I90]); &quot; &quot;; MID([.$G90];[.$H90]+1+[.$I90];100)))" office:value-type="string" office:string-value="11111111111 00" calcext:value-type="string">
            <text:p>11111111111 00</text:p>
          </table:table-cell>
          <table:table-cell table:style-name="ce17"/>
          <table:table-cell table:number-columns-repeated="1012"/>
        </table:table-row>
        <table:table-row table:style-name="ro2">
          <table:table-cell office:value-type="string" calcext:value-type="string">
            <text:p>~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|11111111|11101</text:p>
          </table:table-cell>
          <table:table-cell office:value-type="string" calcext:value-type="string">
            <text:p>1ffd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1111111111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1" table:formula="of:=BIN2DEC(MID([.$G91];[.$H91]+1;[.$I91]))" office:value-type="float" office:value="1" calcext:value-type="float">
            <text:p>1</text:p>
          </table:table-cell>
          <table:table-cell table:formula="of:=TRIM(COM.MICROSOFT.CONCAT(MID([.$G91];1;[.$H91]); &quot; &quot;; MID([.$G91];[.$H91]+1;[.$I91]); &quot; &quot;; MID([.$G91];[.$H91]+1+[.$I91];100)))" office:value-type="string" office:string-value="11111111111 01" calcext:value-type="string">
            <text:p>11111111111 01</text:p>
          </table:table-cell>
          <table:table-cell table:style-name="ce17"/>
          <table:table-cell table:number-columns-repeated="1012"/>
        </table:table-row>
        <table:table-row table:style-name="ro2">
          <table:table-cell office:value-type="string" calcext:value-type="string">
            <text:p>^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|11111111|111100</text:p>
          </table:table-cell>
          <table:table-cell office:value-type="string" calcext:value-type="string">
            <text:p>3ffc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111111111110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BIN2DEC(MID([.$G92];[.$H92]+1;[.$I92]))" office:value-type="float" office:value="2" calcext:value-type="float">
            <text:p>2</text:p>
          </table:table-cell>
          <table:table-cell table:formula="of:=TRIM(COM.MICROSOFT.CONCAT(MID([.$G92];1;[.$H92]); &quot; &quot;; MID([.$G92];[.$H92]+1;[.$I92]); &quot; &quot;; MID([.$G92];[.$H92]+1+[.$I92];100)))" office:value-type="string" office:string-value="11111111111 10 0" calcext:value-type="string">
            <text:p>11111111111 10 0</text:p>
          </table:table-cell>
          <table:table-cell table:style-name="ce17"/>
          <table:table-cell table:number-columns-repeated="1012"/>
        </table:table-row>
        <table:table-row table:style-name="ro2">
          <table:table-cell office:value-type="string" calcext:value-type="string">
            <text:p>}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|11111111|111101</text:p>
          </table:table-cell>
          <table:table-cell office:value-type="string" calcext:value-type="string">
            <text:p>3ffd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11111111111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1" table:formula="of:=BIN2DEC(MID([.$G93];[.$H93]+1;[.$I93]))" office:value-type="float" office:value="2" calcext:value-type="float">
            <text:p>2</text:p>
          </table:table-cell>
          <table:table-cell table:formula="of:=TRIM(COM.MICROSOFT.CONCAT(MID([.$G93];1;[.$H93]); &quot; &quot;; MID([.$G93];[.$H93]+1;[.$I93]); &quot; &quot;; MID([.$G93];[.$H93]+1+[.$I93];100)))" office:value-type="string" office:string-value="11111111111 10 1" calcext:value-type="string">
            <text:p>11111111111 10 1</text:p>
          </table:table-cell>
          <table:table-cell table:style-name="ce17"/>
          <table:table-cell table:number-columns-repeated="1012"/>
        </table:table-row>
        <table:table-row table:style-name="ro2">
          <table:table-cell office:value-type="string" calcext:value-type="string">
            <text:p>&lt;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|11111111|1111100</text:p>
          </table:table-cell>
          <table:table-cell office:value-type="string" calcext:value-type="string">
            <text:p>7ff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1111111111110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BIN2DEC(MID([.$G94];[.$H94]+1;[.$I94]))" office:value-type="float" office:value="0" calcext:value-type="float">
            <text:p>0</text:p>
          </table:table-cell>
          <table:table-cell table:formula="of:=TRIM(COM.MICROSOFT.CONCAT(MID([.$G94];1;[.$H94]); &quot; &quot;; MID([.$G94];[.$H94]+1;[.$I94]); &quot; &quot;; MID([.$G94];[.$H94]+1+[.$I94];100)))" office:value-type="string" office:string-value="1111111111111 0 0" calcext:value-type="string">
            <text:p>1111111111111 0 0</text:p>
          </table:table-cell>
          <table:table-cell table:style-name="ce17"/>
          <table:table-cell table:number-columns-repeated="1012"/>
        </table:table-row>
        <table:table-row table:style-name="ro2">
          <table:table-cell office:value-type="string" calcext:value-type="string">
            <text:p>`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|11111111|1111101</text:p>
          </table:table-cell>
          <table:table-cell office:value-type="string" calcext:value-type="string">
            <text:p>7ffd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111111111111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1" table:formula="of:=BIN2DEC(MID([.$G95];[.$H95]+1;[.$I95]))" office:value-type="float" office:value="0" calcext:value-type="float">
            <text:p>0</text:p>
          </table:table-cell>
          <table:table-cell table:formula="of:=TRIM(COM.MICROSOFT.CONCAT(MID([.$G95];1;[.$H95]); &quot; &quot;; MID([.$G95];[.$H95]+1;[.$I95]); &quot; &quot;; MID([.$G95];[.$H95]+1+[.$I95];100)))" office:value-type="string" office:string-value="1111111111111 0 1" calcext:value-type="string">
            <text:p>1111111111111 0 1</text:p>
          </table:table-cell>
          <table:table-cell table:style-name="ce17"/>
          <table:table-cell table:number-columns-repeated="1012"/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|11111111|1111110</text:p>
          </table:table-cell>
          <table:table-cell office:value-type="string" calcext:value-type="string">
            <text:p>7ff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11111111111110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BIN2DEC(MID([.$G96];[.$H96]+1;[.$I96]))" office:value-type="float" office:value="1" calcext:value-type="float">
            <text:p>1</text:p>
          </table:table-cell>
          <table:table-cell table:formula="of:=TRIM(COM.MICROSOFT.CONCAT(MID([.$G96];1;[.$H96]); &quot; &quot;; MID([.$G96];[.$H96]+1;[.$I96]); &quot; &quot;; MID([.$G96];[.$H96]+1+[.$I96];100)))" office:value-type="string" office:string-value="1111111111111 1 0" calcext:value-type="string">
            <text:p>1111111111111 1 0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\</text:p>
          </table:table-cell>
          <table:table-cell table:style-name="ce5" office:value-type="float" office:value="92" calcext:value-type="float">
            <text:p>92</text:p>
          </table:table-cell>
          <table:table-cell table:style-name="ce10" office:value-type="string" calcext:value-type="string">
            <text:p>|11111111|11111110|000</text:p>
          </table:table-cell>
          <table:table-cell table:style-name="ce5" office:value-type="string" calcext:value-type="string">
            <text:p>7fff0</text:p>
          </table:table-cell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0" office:value-type="string" calcext:value-type="string">
            <text:p>111111111111111000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BIN2DEC(MID([.$G97];[.$H97]+1;[.$I97]))" office:value-type="float" office:value="0" calcext:value-type="float">
            <text:p>0</text:p>
          </table:table-cell>
          <table:table-cell table:style-name="ce57" table:formula="of:=TRIM(COM.MICROSOFT.CONCAT(MID([.$G97];1;[.$H97]); &quot; &quot;; MID([.$G97];[.$H97]+1;[.$I97]); &quot; &quot;; MID([.$G97];[.$H97]+1+[.$I97];100)))" office:value-type="string" office:string-value="111111111111111 0000" calcext:value-type="string">
            <text:p>111111111111111 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|11111111|11111110|001</text:p>
          </table:table-cell>
          <table:table-cell office:value-type="string" calcext:value-type="string">
            <text:p>7fff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1111111111111100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98];[.$H98]+1;[.$I98]))" office:value-type="float" office:value="1" calcext:value-type="float">
            <text:p>1</text:p>
          </table:table-cell>
          <table:table-cell table:formula="of:=TRIM(COM.MICROSOFT.CONCAT(MID([.$G98];1;[.$H98]); &quot; &quot;; MID([.$G98];[.$H98]+1;[.$I98]); &quot; &quot;; MID([.$G98];[.$H98]+1+[.$I98];100)))" office:value-type="string" office:string-value="111111111111111 0001" calcext:value-type="string">
            <text:p>111111111111111 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|11111111|11111110|010</text:p>
          </table:table-cell>
          <table:table-cell office:value-type="string" calcext:value-type="string">
            <text:p>7fff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1111111111111100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99];[.$H99]+1;[.$I99]))" office:value-type="float" office:value="2" calcext:value-type="float">
            <text:p>2</text:p>
          </table:table-cell>
          <table:table-cell table:formula="of:=TRIM(COM.MICROSOFT.CONCAT(MID([.$G99];1;[.$H99]); &quot; &quot;; MID([.$G99];[.$H99]+1;[.$I99]); &quot; &quot;; MID([.$G99];[.$H99]+1+[.$I99];100)))" office:value-type="string" office:string-value="111111111111111 0010" calcext:value-type="string">
            <text:p>111111111111111 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|11111111|11111110|0110</text:p>
          </table:table-cell>
          <table:table-cell office:value-type="string" calcext:value-type="string">
            <text:p>fffe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11111111111111001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00];[.$H100]+1;[.$I100]))" office:value-type="float" office:value="3" calcext:value-type="float">
            <text:p>3</text:p>
          </table:table-cell>
          <table:table-cell table:formula="of:=TRIM(COM.MICROSOFT.CONCAT(MID([.$G100];1;[.$H100]); &quot; &quot;; MID([.$G100];[.$H100]+1;[.$I100]); &quot; &quot;; MID([.$G100];[.$H100]+1+[.$I100];100)))" office:value-type="string" office:string-value="111111111111111 0011 0" calcext:value-type="string">
            <text:p>111111111111111 001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|11111111|11111110|0111</text:p>
          </table:table-cell>
          <table:table-cell office:value-type="string" calcext:value-type="string">
            <text:p>fffe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11111111111111001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01];[.$H101]+1;[.$I101]))" office:value-type="float" office:value="3" calcext:value-type="float">
            <text:p>3</text:p>
          </table:table-cell>
          <table:table-cell table:formula="of:=TRIM(COM.MICROSOFT.CONCAT(MID([.$G101];1;[.$H101]); &quot; &quot;; MID([.$G101];[.$H101]+1;[.$I101]); &quot; &quot;; MID([.$G101];[.$H101]+1+[.$I101];100)))" office:value-type="string" office:string-value="111111111111111 0011 1" calcext:value-type="string">
            <text:p>111111111111111 001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|11111111|11111110|1000</text:p>
          </table:table-cell>
          <table:table-cell office:value-type="string" calcext:value-type="string">
            <text:p>fffe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11111111111111010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02];[.$H102]+1;[.$I102]))" office:value-type="float" office:value="4" calcext:value-type="float">
            <text:p>4</text:p>
          </table:table-cell>
          <table:table-cell table:formula="of:=TRIM(COM.MICROSOFT.CONCAT(MID([.$G102];1;[.$H102]); &quot; &quot;; MID([.$G102];[.$H102]+1;[.$I102]); &quot; &quot;; MID([.$G102];[.$H102]+1+[.$I102];100)))" office:value-type="string" office:string-value="111111111111111 0100 0" calcext:value-type="string">
            <text:p>111111111111111 010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|11111111|11111110|1001</text:p>
          </table:table-cell>
          <table:table-cell office:value-type="string" calcext:value-type="string">
            <text:p>fffe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11111111111111010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03];[.$H103]+1;[.$I103]))" office:value-type="float" office:value="4" calcext:value-type="float">
            <text:p>4</text:p>
          </table:table-cell>
          <table:table-cell table:formula="of:=TRIM(COM.MICROSOFT.CONCAT(MID([.$G103];1;[.$H103]); &quot; &quot;; MID([.$G103];[.$H103]+1;[.$I103]); &quot; &quot;; MID([.$G103];[.$H103]+1+[.$I103];100)))" office:value-type="string" office:string-value="111111111111111 0100 1" calcext:value-type="string">
            <text:p>111111111111111 010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|11111111|11111110|1010</text:p>
          </table:table-cell>
          <table:table-cell office:value-type="string" calcext:value-type="string">
            <text:p>fffe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11111111111111010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04];[.$H104]+1;[.$I104]))" office:value-type="float" office:value="5" calcext:value-type="float">
            <text:p>5</text:p>
          </table:table-cell>
          <table:table-cell table:formula="of:=TRIM(COM.MICROSOFT.CONCAT(MID([.$G104];1;[.$H104]); &quot; &quot;; MID([.$G104];[.$H104]+1;[.$I104]); &quot; &quot;; MID([.$G104];[.$H104]+1+[.$I104];100)))" office:value-type="string" office:string-value="111111111111111 0101 0" calcext:value-type="string">
            <text:p>111111111111111 010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|11111111|11111110|1011</text:p>
          </table:table-cell>
          <table:table-cell office:value-type="string" calcext:value-type="string">
            <text:p>fffeb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11111111111111010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05];[.$H105]+1;[.$I105]))" office:value-type="float" office:value="5" calcext:value-type="float">
            <text:p>5</text:p>
          </table:table-cell>
          <table:table-cell table:formula="of:=TRIM(COM.MICROSOFT.CONCAT(MID([.$G105];1;[.$H105]); &quot; &quot;; MID([.$G105];[.$H105]+1;[.$I105]); &quot; &quot;; MID([.$G105];[.$H105]+1+[.$I105];100)))" office:value-type="string" office:string-value="111111111111111 0101 1" calcext:value-type="string">
            <text:p>111111111111111 010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|11111111|11111110|1100</text:p>
          </table:table-cell>
          <table:table-cell office:value-type="string" calcext:value-type="string">
            <text:p>fffec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11111111111111011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06];[.$H106]+1;[.$I106]))" office:value-type="float" office:value="6" calcext:value-type="float">
            <text:p>6</text:p>
          </table:table-cell>
          <table:table-cell table:formula="of:=TRIM(COM.MICROSOFT.CONCAT(MID([.$G106];1;[.$H106]); &quot; &quot;; MID([.$G106];[.$H106]+1;[.$I106]); &quot; &quot;; MID([.$G106];[.$H106]+1+[.$I106];100)))" office:value-type="string" office:string-value="111111111111111 0110 0" calcext:value-type="string">
            <text:p>111111111111111 011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|11111111|11111110|1101</text:p>
          </table:table-cell>
          <table:table-cell office:value-type="string" calcext:value-type="string">
            <text:p>fffed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11111111111111011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07];[.$H107]+1;[.$I107]))" office:value-type="float" office:value="6" calcext:value-type="float">
            <text:p>6</text:p>
          </table:table-cell>
          <table:table-cell table:formula="of:=TRIM(COM.MICROSOFT.CONCAT(MID([.$G107];1;[.$H107]); &quot; &quot;; MID([.$G107];[.$H107]+1;[.$I107]); &quot; &quot;; MID([.$G107];[.$H107]+1+[.$I107];100)))" office:value-type="string" office:string-value="111111111111111 0110 1" calcext:value-type="string">
            <text:p>111111111111111 011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|11111111|11111110|11100</text:p>
          </table:table-cell>
          <table:table-cell office:value-type="string" calcext:value-type="string">
            <text:p>1fffdc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0111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08];[.$H108]+1;[.$I108]))" office:value-type="float" office:value="7" calcext:value-type="float">
            <text:p>7</text:p>
          </table:table-cell>
          <table:table-cell table:formula="of:=TRIM(COM.MICROSOFT.CONCAT(MID([.$G108];1;[.$H108]); &quot; &quot;; MID([.$G108];[.$H108]+1;[.$I108]); &quot; &quot;; MID([.$G108];[.$H108]+1+[.$I108];100)))" office:value-type="string" office:string-value="111111111111111 0111 00" calcext:value-type="string">
            <text:p>111111111111111 0111 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|11111111|11111110|11101</text:p>
          </table:table-cell>
          <table:table-cell office:value-type="string" calcext:value-type="string">
            <text:p>1fffdd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0111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09];[.$H109]+1;[.$I109]))" office:value-type="float" office:value="7" calcext:value-type="float">
            <text:p>7</text:p>
          </table:table-cell>
          <table:table-cell table:formula="of:=TRIM(COM.MICROSOFT.CONCAT(MID([.$G109];1;[.$H109]); &quot; &quot;; MID([.$G109];[.$H109]+1;[.$I109]); &quot; &quot;; MID([.$G109];[.$H109]+1+[.$I109];100)))" office:value-type="string" office:string-value="111111111111111 0111 01" calcext:value-type="string">
            <text:p>111111111111111 0111 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|11111111|11111110|11110</text:p>
          </table:table-cell>
          <table:table-cell office:value-type="string" calcext:value-type="string">
            <text:p>1fffd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0111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10];[.$H110]+1;[.$I110]))" office:value-type="float" office:value="7" calcext:value-type="float">
            <text:p>7</text:p>
          </table:table-cell>
          <table:table-cell table:formula="of:=TRIM(COM.MICROSOFT.CONCAT(MID([.$G110];1;[.$H110]); &quot; &quot;; MID([.$G110];[.$H110]+1;[.$I110]); &quot; &quot;; MID([.$G110];[.$H110]+1+[.$I110];100)))" office:value-type="string" office:string-value="111111111111111 0111 10" calcext:value-type="string">
            <text:p>111111111111111 0111 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|11111111|11111110|11111</text:p>
          </table:table-cell>
          <table:table-cell office:value-type="string" calcext:value-type="string">
            <text:p>1fffdf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0111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11];[.$H111]+1;[.$I111]))" office:value-type="float" office:value="7" calcext:value-type="float">
            <text:p>7</text:p>
          </table:table-cell>
          <table:table-cell table:formula="of:=TRIM(COM.MICROSOFT.CONCAT(MID([.$G111];1;[.$H111]); &quot; &quot;; MID([.$G111];[.$H111]+1;[.$I111]); &quot; &quot;; MID([.$G111];[.$H111]+1+[.$I111];100)))" office:value-type="string" office:string-value="111111111111111 0111 11" calcext:value-type="string">
            <text:p>111111111111111 0111 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|11111111|11111111|00000</text:p>
          </table:table-cell>
          <table:table-cell office:value-type="string" calcext:value-type="string">
            <text:p>1fffe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1000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12];[.$H112]+1;[.$I112]))" office:value-type="float" office:value="8" calcext:value-type="float">
            <text:p>8</text:p>
          </table:table-cell>
          <table:table-cell table:formula="of:=TRIM(COM.MICROSOFT.CONCAT(MID([.$G112];1;[.$H112]); &quot; &quot;; MID([.$G112];[.$H112]+1;[.$I112]); &quot; &quot;; MID([.$G112];[.$H112]+1+[.$I112];100)))" office:value-type="string" office:string-value="111111111111111 1000 00" calcext:value-type="string">
            <text:p>111111111111111 1000 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|11111111|11111111|00001</text:p>
          </table:table-cell>
          <table:table-cell office:value-type="string" calcext:value-type="string">
            <text:p>1fffe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1000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13];[.$H113]+1;[.$I113]))" office:value-type="float" office:value="8" calcext:value-type="float">
            <text:p>8</text:p>
          </table:table-cell>
          <table:table-cell table:formula="of:=TRIM(COM.MICROSOFT.CONCAT(MID([.$G113];1;[.$H113]); &quot; &quot;; MID([.$G113];[.$H113]+1;[.$I113]); &quot; &quot;; MID([.$G113];[.$H113]+1+[.$I113];100)))" office:value-type="string" office:string-value="111111111111111 1000 01" calcext:value-type="string">
            <text:p>111111111111111 1000 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|11111111|11111111|00010</text:p>
          </table:table-cell>
          <table:table-cell office:value-type="string" calcext:value-type="string">
            <text:p>1fffe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1000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14];[.$H114]+1;[.$I114]))" office:value-type="float" office:value="8" calcext:value-type="float">
            <text:p>8</text:p>
          </table:table-cell>
          <table:table-cell table:formula="of:=TRIM(COM.MICROSOFT.CONCAT(MID([.$G114];1;[.$H114]); &quot; &quot;; MID([.$G114];[.$H114]+1;[.$I114]); &quot; &quot;; MID([.$G114];[.$H114]+1+[.$I114];100)))" office:value-type="string" office:string-value="111111111111111 1000 10" calcext:value-type="string">
            <text:p>111111111111111 1000 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|11111111|11111111|00011</text:p>
          </table:table-cell>
          <table:table-cell office:value-type="string" calcext:value-type="string">
            <text:p>1fffe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1000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15];[.$H115]+1;[.$I115]))" office:value-type="float" office:value="8" calcext:value-type="float">
            <text:p>8</text:p>
          </table:table-cell>
          <table:table-cell table:formula="of:=TRIM(COM.MICROSOFT.CONCAT(MID([.$G115];1;[.$H115]); &quot; &quot;; MID([.$G115];[.$H115]+1;[.$I115]); &quot; &quot;; MID([.$G115];[.$H115]+1+[.$I115];100)))" office:value-type="string" office:string-value="111111111111111 1000 11" calcext:value-type="string">
            <text:p>111111111111111 1000 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|11111111|11111111|00100</text:p>
          </table:table-cell>
          <table:table-cell office:value-type="string" calcext:value-type="string">
            <text:p>1fffe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1001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16];[.$H116]+1;[.$I116]))" office:value-type="float" office:value="9" calcext:value-type="float">
            <text:p>9</text:p>
          </table:table-cell>
          <table:table-cell table:formula="of:=TRIM(COM.MICROSOFT.CONCAT(MID([.$G116];1;[.$H116]); &quot; &quot;; MID([.$G116];[.$H116]+1;[.$I116]); &quot; &quot;; MID([.$G116];[.$H116]+1+[.$I116];100)))" office:value-type="string" office:string-value="111111111111111 1001 00" calcext:value-type="string">
            <text:p>111111111111111 1001 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|11111111|11111111|00101</text:p>
          </table:table-cell>
          <table:table-cell office:value-type="string" calcext:value-type="string">
            <text:p>1fffe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1001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17];[.$H117]+1;[.$I117]))" office:value-type="float" office:value="9" calcext:value-type="float">
            <text:p>9</text:p>
          </table:table-cell>
          <table:table-cell table:formula="of:=TRIM(COM.MICROSOFT.CONCAT(MID([.$G117];1;[.$H117]); &quot; &quot;; MID([.$G117];[.$H117]+1;[.$I117]); &quot; &quot;; MID([.$G117];[.$H117]+1+[.$I117];100)))" office:value-type="string" office:string-value="111111111111111 1001 01" calcext:value-type="string">
            <text:p>111111111111111 1001 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|11111111|11111111|00110</text:p>
          </table:table-cell>
          <table:table-cell office:value-type="string" calcext:value-type="string">
            <text:p>1fffe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1001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18];[.$H118]+1;[.$I118]))" office:value-type="float" office:value="9" calcext:value-type="float">
            <text:p>9</text:p>
          </table:table-cell>
          <table:table-cell table:formula="of:=TRIM(COM.MICROSOFT.CONCAT(MID([.$G118];1;[.$H118]); &quot; &quot;; MID([.$G118];[.$H118]+1;[.$I118]); &quot; &quot;; MID([.$G118];[.$H118]+1+[.$I118];100)))" office:value-type="string" office:string-value="111111111111111 1001 10" calcext:value-type="string">
            <text:p>111111111111111 1001 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|11111111|11111111|00111</text:p>
          </table:table-cell>
          <table:table-cell office:value-type="string" calcext:value-type="string">
            <text:p>1fffe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1001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19];[.$H119]+1;[.$I119]))" office:value-type="float" office:value="9" calcext:value-type="float">
            <text:p>9</text:p>
          </table:table-cell>
          <table:table-cell table:formula="of:=TRIM(COM.MICROSOFT.CONCAT(MID([.$G119];1;[.$H119]); &quot; &quot;; MID([.$G119];[.$H119]+1;[.$I119]); &quot; &quot;; MID([.$G119];[.$H119]+1+[.$I119];100)))" office:value-type="string" office:string-value="111111111111111 1001 11" calcext:value-type="string">
            <text:p>111111111111111 1001 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|11111111|11111111|01000</text:p>
          </table:table-cell>
          <table:table-cell office:value-type="string" calcext:value-type="string">
            <text:p>1fffe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111111111111111010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20];[.$H120]+1;[.$I120]))" office:value-type="float" office:value="10" calcext:value-type="float">
            <text:p>10</text:p>
          </table:table-cell>
          <table:table-cell table:formula="of:=TRIM(COM.MICROSOFT.CONCAT(MID([.$G120];1;[.$H120]); &quot; &quot;; MID([.$G120];[.$H120]+1;[.$I120]); &quot; &quot;; MID([.$G120];[.$H120]+1+[.$I120];100)))" office:value-type="string" office:string-value="111111111111111 1010 00" calcext:value-type="string">
            <text:p>111111111111111 1010 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|11111111|11111111|010010</text:p>
          </table:table-cell>
          <table:table-cell office:value-type="string" calcext:value-type="string">
            <text:p>3fffd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00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21];[.$H121]+1;[.$I121]))" office:value-type="float" office:value="10" calcext:value-type="float">
            <text:p>10</text:p>
          </table:table-cell>
          <table:table-cell table:formula="of:=TRIM(COM.MICROSOFT.CONCAT(MID([.$G121];1;[.$H121]); &quot; &quot;; MID([.$G121];[.$H121]+1;[.$I121]); &quot; &quot;; MID([.$G121];[.$H121]+1+[.$I121];100)))" office:value-type="string" office:string-value="111111111111111 1010 010" calcext:value-type="string">
            <text:p>111111111111111 1010 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|11111111|11111111|010011</text:p>
          </table:table-cell>
          <table:table-cell office:value-type="string" calcext:value-type="string">
            <text:p>3fffd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00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22];[.$H122]+1;[.$I122]))" office:value-type="float" office:value="10" calcext:value-type="float">
            <text:p>10</text:p>
          </table:table-cell>
          <table:table-cell table:formula="of:=TRIM(COM.MICROSOFT.CONCAT(MID([.$G122];1;[.$H122]); &quot; &quot;; MID([.$G122];[.$H122]+1;[.$I122]); &quot; &quot;; MID([.$G122];[.$H122]+1+[.$I122];100)))" office:value-type="string" office:string-value="111111111111111 1010 011" calcext:value-type="string">
            <text:p>111111111111111 1010 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|11111111|11111111|010100</text:p>
          </table:table-cell>
          <table:table-cell office:value-type="string" calcext:value-type="string">
            <text:p>3fffd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01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23];[.$H123]+1;[.$I123]))" office:value-type="float" office:value="10" calcext:value-type="float">
            <text:p>10</text:p>
          </table:table-cell>
          <table:table-cell table:formula="of:=TRIM(COM.MICROSOFT.CONCAT(MID([.$G123];1;[.$H123]); &quot; &quot;; MID([.$G123];[.$H123]+1;[.$I123]); &quot; &quot;; MID([.$G123];[.$H123]+1+[.$I123];100)))" office:value-type="string" office:string-value="111111111111111 1010 100" calcext:value-type="string">
            <text:p>111111111111111 1010 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|11111111|11111111|010101</text:p>
          </table:table-cell>
          <table:table-cell office:value-type="string" calcext:value-type="string">
            <text:p>3fffd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01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24];[.$H124]+1;[.$I124]))" office:value-type="float" office:value="10" calcext:value-type="float">
            <text:p>10</text:p>
          </table:table-cell>
          <table:table-cell table:formula="of:=TRIM(COM.MICROSOFT.CONCAT(MID([.$G124];1;[.$H124]); &quot; &quot;; MID([.$G124];[.$H124]+1;[.$I124]); &quot; &quot;; MID([.$G124];[.$H124]+1+[.$I124];100)))" office:value-type="string" office:string-value="111111111111111 1010 101" calcext:value-type="string">
            <text:p>111111111111111 1010 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|11111111|11111111|010110</text:p>
          </table:table-cell>
          <table:table-cell office:value-type="string" calcext:value-type="string">
            <text:p>3fffd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01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25];[.$H125]+1;[.$I125]))" office:value-type="float" office:value="10" calcext:value-type="float">
            <text:p>10</text:p>
          </table:table-cell>
          <table:table-cell table:formula="of:=TRIM(COM.MICROSOFT.CONCAT(MID([.$G125];1;[.$H125]); &quot; &quot;; MID([.$G125];[.$H125]+1;[.$I125]); &quot; &quot;; MID([.$G125];[.$H125]+1+[.$I125];100)))" office:value-type="string" office:string-value="111111111111111 1010 110" calcext:value-type="string">
            <text:p>111111111111111 1010 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|11111111|11111111|010111</text:p>
          </table:table-cell>
          <table:table-cell office:value-type="string" calcext:value-type="string">
            <text:p>3fffd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01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26];[.$H126]+1;[.$I126]))" office:value-type="float" office:value="10" calcext:value-type="float">
            <text:p>10</text:p>
          </table:table-cell>
          <table:table-cell table:formula="of:=TRIM(COM.MICROSOFT.CONCAT(MID([.$G126];1;[.$H126]); &quot; &quot;; MID([.$G126];[.$H126]+1;[.$I126]); &quot; &quot;; MID([.$G126];[.$H126]+1+[.$I126];100)))" office:value-type="string" office:string-value="111111111111111 1010 111" calcext:value-type="string">
            <text:p>111111111111111 1010 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|11111111|11111111|011000</text:p>
          </table:table-cell>
          <table:table-cell office:value-type="string" calcext:value-type="string">
            <text:p>3fffd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10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27];[.$H127]+1;[.$I127]))" office:value-type="float" office:value="11" calcext:value-type="float">
            <text:p>11</text:p>
          </table:table-cell>
          <table:table-cell table:formula="of:=TRIM(COM.MICROSOFT.CONCAT(MID([.$G127];1;[.$H127]); &quot; &quot;; MID([.$G127];[.$H127]+1;[.$I127]); &quot; &quot;; MID([.$G127];[.$H127]+1+[.$I127];100)))" office:value-type="string" office:string-value="111111111111111 1011 000" calcext:value-type="string">
            <text:p>111111111111111 1011 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|11111111|11111111|011001</text:p>
          </table:table-cell>
          <table:table-cell office:value-type="string" calcext:value-type="string">
            <text:p>3fffd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10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28];[.$H128]+1;[.$I128]))" office:value-type="float" office:value="11" calcext:value-type="float">
            <text:p>11</text:p>
          </table:table-cell>
          <table:table-cell table:formula="of:=TRIM(COM.MICROSOFT.CONCAT(MID([.$G128];1;[.$H128]); &quot; &quot;; MID([.$G128];[.$H128]+1;[.$I128]); &quot; &quot;; MID([.$G128];[.$H128]+1+[.$I128];100)))" office:value-type="string" office:string-value="111111111111111 1011 001" calcext:value-type="string">
            <text:p>111111111111111 1011 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|11111111|11111111|011010</text:p>
          </table:table-cell>
          <table:table-cell office:value-type="string" calcext:value-type="string">
            <text:p>3fffda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10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29];[.$H129]+1;[.$I129]))" office:value-type="float" office:value="11" calcext:value-type="float">
            <text:p>11</text:p>
          </table:table-cell>
          <table:table-cell table:formula="of:=TRIM(COM.MICROSOFT.CONCAT(MID([.$G129];1;[.$H129]); &quot; &quot;; MID([.$G129];[.$H129]+1;[.$I129]); &quot; &quot;; MID([.$G129];[.$H129]+1+[.$I129];100)))" office:value-type="string" office:string-value="111111111111111 1011 010" calcext:value-type="string">
            <text:p>111111111111111 1011 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|11111111|11111111|011011</text:p>
          </table:table-cell>
          <table:table-cell office:value-type="string" calcext:value-type="string">
            <text:p>3fffdb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10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30];[.$H130]+1;[.$I130]))" office:value-type="float" office:value="11" calcext:value-type="float">
            <text:p>11</text:p>
          </table:table-cell>
          <table:table-cell table:formula="of:=TRIM(COM.MICROSOFT.CONCAT(MID([.$G130];1;[.$H130]); &quot; &quot;; MID([.$G130];[.$H130]+1;[.$I130]); &quot; &quot;; MID([.$G130];[.$H130]+1+[.$I130];100)))" office:value-type="string" office:string-value="111111111111111 1011 011" calcext:value-type="string">
            <text:p>111111111111111 1011 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|11111111|11111111|011100</text:p>
          </table:table-cell>
          <table:table-cell office:value-type="string" calcext:value-type="string">
            <text:p>3fffdc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11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31];[.$H131]+1;[.$I131]))" office:value-type="float" office:value="11" calcext:value-type="float">
            <text:p>11</text:p>
          </table:table-cell>
          <table:table-cell table:formula="of:=TRIM(COM.MICROSOFT.CONCAT(MID([.$G131];1;[.$H131]); &quot; &quot;; MID([.$G131];[.$H131]+1;[.$I131]); &quot; &quot;; MID([.$G131];[.$H131]+1+[.$I131];100)))" office:value-type="string" office:string-value="111111111111111 1011 100" calcext:value-type="string">
            <text:p>111111111111111 1011 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|11111111|11111111|011101</text:p>
          </table:table-cell>
          <table:table-cell office:value-type="string" calcext:value-type="string">
            <text:p>3fffdd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11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32];[.$H132]+1;[.$I132]))" office:value-type="float" office:value="11" calcext:value-type="float">
            <text:p>11</text:p>
          </table:table-cell>
          <table:table-cell table:formula="of:=TRIM(COM.MICROSOFT.CONCAT(MID([.$G132];1;[.$H132]); &quot; &quot;; MID([.$G132];[.$H132]+1;[.$I132]); &quot; &quot;; MID([.$G132];[.$H132]+1+[.$I132];100)))" office:value-type="string" office:string-value="111111111111111 1011 101" calcext:value-type="string">
            <text:p>111111111111111 1011 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|11111111|11111111|011110</text:p>
          </table:table-cell>
          <table:table-cell office:value-type="string" calcext:value-type="string">
            <text:p>3fffd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11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33];[.$H133]+1;[.$I133]))" office:value-type="float" office:value="11" calcext:value-type="float">
            <text:p>11</text:p>
          </table:table-cell>
          <table:table-cell table:formula="of:=TRIM(COM.MICROSOFT.CONCAT(MID([.$G133];1;[.$H133]); &quot; &quot;; MID([.$G133];[.$H133]+1;[.$I133]); &quot; &quot;; MID([.$G133];[.$H133]+1+[.$I133];100)))" office:value-type="string" office:string-value="111111111111111 1011 110" calcext:value-type="string">
            <text:p>111111111111111 1011 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|11111111|11111111|011111</text:p>
          </table:table-cell>
          <table:table-cell office:value-type="string" calcext:value-type="string">
            <text:p>3fffdf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0111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34];[.$H134]+1;[.$I134]))" office:value-type="float" office:value="11" calcext:value-type="float">
            <text:p>11</text:p>
          </table:table-cell>
          <table:table-cell table:formula="of:=TRIM(COM.MICROSOFT.CONCAT(MID([.$G134];1;[.$H134]); &quot; &quot;; MID([.$G134];[.$H134]+1;[.$I134]); &quot; &quot;; MID([.$G134];[.$H134]+1+[.$I134];100)))" office:value-type="string" office:string-value="111111111111111 1011 111" calcext:value-type="string">
            <text:p>111111111111111 1011 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|11111111|11111111|100000</text:p>
          </table:table-cell>
          <table:table-cell office:value-type="string" calcext:value-type="string">
            <text:p>3fffe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00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35];[.$H135]+1;[.$I135]))" office:value-type="float" office:value="12" calcext:value-type="float">
            <text:p>12</text:p>
          </table:table-cell>
          <table:table-cell table:formula="of:=TRIM(COM.MICROSOFT.CONCAT(MID([.$G135];1;[.$H135]); &quot; &quot;; MID([.$G135];[.$H135]+1;[.$I135]); &quot; &quot;; MID([.$G135];[.$H135]+1+[.$I135];100)))" office:value-type="string" office:string-value="111111111111111 1100 000" calcext:value-type="string">
            <text:p>111111111111111 1100 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|11111111|11111111|100001</text:p>
          </table:table-cell>
          <table:table-cell office:value-type="string" calcext:value-type="string">
            <text:p>3fffe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00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36];[.$H136]+1;[.$I136]))" office:value-type="float" office:value="12" calcext:value-type="float">
            <text:p>12</text:p>
          </table:table-cell>
          <table:table-cell table:formula="of:=TRIM(COM.MICROSOFT.CONCAT(MID([.$G136];1;[.$H136]); &quot; &quot;; MID([.$G136];[.$H136]+1;[.$I136]); &quot; &quot;; MID([.$G136];[.$H136]+1+[.$I136];100)))" office:value-type="string" office:string-value="111111111111111 1100 001" calcext:value-type="string">
            <text:p>111111111111111 1100 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|11111111|11111111|100010</text:p>
          </table:table-cell>
          <table:table-cell office:value-type="string" calcext:value-type="string">
            <text:p>3fffe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00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37];[.$H137]+1;[.$I137]))" office:value-type="float" office:value="12" calcext:value-type="float">
            <text:p>12</text:p>
          </table:table-cell>
          <table:table-cell table:formula="of:=TRIM(COM.MICROSOFT.CONCAT(MID([.$G137];1;[.$H137]); &quot; &quot;; MID([.$G137];[.$H137]+1;[.$I137]); &quot; &quot;; MID([.$G137];[.$H137]+1+[.$I137];100)))" office:value-type="string" office:string-value="111111111111111 1100 010" calcext:value-type="string">
            <text:p>111111111111111 1100 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|11111111|11111111|100011</text:p>
          </table:table-cell>
          <table:table-cell office:value-type="string" calcext:value-type="string">
            <text:p>3fffe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00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38];[.$H138]+1;[.$I138]))" office:value-type="float" office:value="12" calcext:value-type="float">
            <text:p>12</text:p>
          </table:table-cell>
          <table:table-cell table:formula="of:=TRIM(COM.MICROSOFT.CONCAT(MID([.$G138];1;[.$H138]); &quot; &quot;; MID([.$G138];[.$H138]+1;[.$I138]); &quot; &quot;; MID([.$G138];[.$H138]+1+[.$I138];100)))" office:value-type="string" office:string-value="111111111111111 1100 011" calcext:value-type="string">
            <text:p>111111111111111 1100 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|11111111|11111111|100100</text:p>
          </table:table-cell>
          <table:table-cell office:value-type="string" calcext:value-type="string">
            <text:p>3fffe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01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39];[.$H139]+1;[.$I139]))" office:value-type="float" office:value="12" calcext:value-type="float">
            <text:p>12</text:p>
          </table:table-cell>
          <table:table-cell table:formula="of:=TRIM(COM.MICROSOFT.CONCAT(MID([.$G139];1;[.$H139]); &quot; &quot;; MID([.$G139];[.$H139]+1;[.$I139]); &quot; &quot;; MID([.$G139];[.$H139]+1+[.$I139];100)))" office:value-type="string" office:string-value="111111111111111 1100 100" calcext:value-type="string">
            <text:p>111111111111111 1100 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|11111111|11111111|100101</text:p>
          </table:table-cell>
          <table:table-cell office:value-type="string" calcext:value-type="string">
            <text:p>3fffe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01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40];[.$H140]+1;[.$I140]))" office:value-type="float" office:value="12" calcext:value-type="float">
            <text:p>12</text:p>
          </table:table-cell>
          <table:table-cell table:formula="of:=TRIM(COM.MICROSOFT.CONCAT(MID([.$G140];1;[.$H140]); &quot; &quot;; MID([.$G140];[.$H140]+1;[.$I140]); &quot; &quot;; MID([.$G140];[.$H140]+1+[.$I140];100)))" office:value-type="string" office:string-value="111111111111111 1100 101" calcext:value-type="string">
            <text:p>111111111111111 1100 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|11111111|11111111|100110</text:p>
          </table:table-cell>
          <table:table-cell office:value-type="string" calcext:value-type="string">
            <text:p>3fffe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01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41];[.$H141]+1;[.$I141]))" office:value-type="float" office:value="12" calcext:value-type="float">
            <text:p>12</text:p>
          </table:table-cell>
          <table:table-cell table:formula="of:=TRIM(COM.MICROSOFT.CONCAT(MID([.$G141];1;[.$H141]); &quot; &quot;; MID([.$G141];[.$H141]+1;[.$I141]); &quot; &quot;; MID([.$G141];[.$H141]+1+[.$I141];100)))" office:value-type="string" office:string-value="111111111111111 1100 110" calcext:value-type="string">
            <text:p>111111111111111 1100 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|11111111|11111111|100111</text:p>
          </table:table-cell>
          <table:table-cell office:value-type="string" calcext:value-type="string">
            <text:p>3fffe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01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42];[.$H142]+1;[.$I142]))" office:value-type="float" office:value="12" calcext:value-type="float">
            <text:p>12</text:p>
          </table:table-cell>
          <table:table-cell table:formula="of:=TRIM(COM.MICROSOFT.CONCAT(MID([.$G142];1;[.$H142]); &quot; &quot;; MID([.$G142];[.$H142]+1;[.$I142]); &quot; &quot;; MID([.$G142];[.$H142]+1+[.$I142];100)))" office:value-type="string" office:string-value="111111111111111 1100 111" calcext:value-type="string">
            <text:p>111111111111111 1100 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|11111111|11111111|101000</text:p>
          </table:table-cell>
          <table:table-cell office:value-type="string" calcext:value-type="string">
            <text:p>3fffe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10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43];[.$H143]+1;[.$I143]))" office:value-type="float" office:value="13" calcext:value-type="float">
            <text:p>13</text:p>
          </table:table-cell>
          <table:table-cell table:formula="of:=TRIM(COM.MICROSOFT.CONCAT(MID([.$G143];1;[.$H143]); &quot; &quot;; MID([.$G143];[.$H143]+1;[.$I143]); &quot; &quot;; MID([.$G143];[.$H143]+1+[.$I143];100)))" office:value-type="string" office:string-value="111111111111111 1101 000" calcext:value-type="string">
            <text:p>111111111111111 1101 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|11111111|11111111|101001</text:p>
          </table:table-cell>
          <table:table-cell office:value-type="string" calcext:value-type="string">
            <text:p>3fffe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10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44];[.$H144]+1;[.$I144]))" office:value-type="float" office:value="13" calcext:value-type="float">
            <text:p>13</text:p>
          </table:table-cell>
          <table:table-cell table:formula="of:=TRIM(COM.MICROSOFT.CONCAT(MID([.$G144];1;[.$H144]); &quot; &quot;; MID([.$G144];[.$H144]+1;[.$I144]); &quot; &quot;; MID([.$G144];[.$H144]+1+[.$I144];100)))" office:value-type="string" office:string-value="111111111111111 1101 001" calcext:value-type="string">
            <text:p>111111111111111 1101 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|11111111|11111111|101010</text:p>
          </table:table-cell>
          <table:table-cell office:value-type="string" calcext:value-type="string">
            <text:p>3fffea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10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45];[.$H145]+1;[.$I145]))" office:value-type="float" office:value="13" calcext:value-type="float">
            <text:p>13</text:p>
          </table:table-cell>
          <table:table-cell table:formula="of:=TRIM(COM.MICROSOFT.CONCAT(MID([.$G145];1;[.$H145]); &quot; &quot;; MID([.$G145];[.$H145]+1;[.$I145]); &quot; &quot;; MID([.$G145];[.$H145]+1+[.$I145];100)))" office:value-type="string" office:string-value="111111111111111 1101 010" calcext:value-type="string">
            <text:p>111111111111111 1101 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|11111111|11111111|101011</text:p>
          </table:table-cell>
          <table:table-cell office:value-type="string" calcext:value-type="string">
            <text:p>3fffeb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1111111111111111010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46];[.$H146]+1;[.$I146]))" office:value-type="float" office:value="13" calcext:value-type="float">
            <text:p>13</text:p>
          </table:table-cell>
          <table:table-cell table:formula="of:=TRIM(COM.MICROSOFT.CONCAT(MID([.$G146];1;[.$H146]); &quot; &quot;; MID([.$G146];[.$H146]+1;[.$I146]); &quot; &quot;; MID([.$G146];[.$H146]+1+[.$I146];100)))" office:value-type="string" office:string-value="111111111111111 1101 011" calcext:value-type="string">
            <text:p>111111111111111 1101 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|11111111|11111111|1011000</text:p>
          </table:table-cell>
          <table:table-cell office:value-type="string" calcext:value-type="string">
            <text:p>7fffd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0110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47];[.$H147]+1;[.$I147]))" office:value-type="float" office:value="13" calcext:value-type="float">
            <text:p>13</text:p>
          </table:table-cell>
          <table:table-cell table:formula="of:=TRIM(COM.MICROSOFT.CONCAT(MID([.$G147];1;[.$H147]); &quot; &quot;; MID([.$G147];[.$H147]+1;[.$I147]); &quot; &quot;; MID([.$G147];[.$H147]+1+[.$I147];100)))" office:value-type="string" office:string-value="111111111111111 1101 1000" calcext:value-type="string">
            <text:p>111111111111111 1101 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|11111111|11111111|1011001</text:p>
          </table:table-cell>
          <table:table-cell office:value-type="string" calcext:value-type="string">
            <text:p>7fffd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0110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48];[.$H148]+1;[.$I148]))" office:value-type="float" office:value="13" calcext:value-type="float">
            <text:p>13</text:p>
          </table:table-cell>
          <table:table-cell table:formula="of:=TRIM(COM.MICROSOFT.CONCAT(MID([.$G148];1;[.$H148]); &quot; &quot;; MID([.$G148];[.$H148]+1;[.$I148]); &quot; &quot;; MID([.$G148];[.$H148]+1+[.$I148];100)))" office:value-type="string" office:string-value="111111111111111 1101 1001" calcext:value-type="string">
            <text:p>111111111111111 1101 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|11111111|11111111|1011010</text:p>
          </table:table-cell>
          <table:table-cell office:value-type="string" calcext:value-type="string">
            <text:p>7fffd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0110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49];[.$H149]+1;[.$I149]))" office:value-type="float" office:value="13" calcext:value-type="float">
            <text:p>13</text:p>
          </table:table-cell>
          <table:table-cell table:formula="of:=TRIM(COM.MICROSOFT.CONCAT(MID([.$G149];1;[.$H149]); &quot; &quot;; MID([.$G149];[.$H149]+1;[.$I149]); &quot; &quot;; MID([.$G149];[.$H149]+1+[.$I149];100)))" office:value-type="string" office:string-value="111111111111111 1101 1010" calcext:value-type="string">
            <text:p>111111111111111 1101 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|11111111|11111111|1011011</text:p>
          </table:table-cell>
          <table:table-cell office:value-type="string" calcext:value-type="string">
            <text:p>7fffdb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0110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50];[.$H150]+1;[.$I150]))" office:value-type="float" office:value="13" calcext:value-type="float">
            <text:p>13</text:p>
          </table:table-cell>
          <table:table-cell table:formula="of:=TRIM(COM.MICROSOFT.CONCAT(MID([.$G150];1;[.$H150]); &quot; &quot;; MID([.$G150];[.$H150]+1;[.$I150]); &quot; &quot;; MID([.$G150];[.$H150]+1+[.$I150];100)))" office:value-type="string" office:string-value="111111111111111 1101 1011" calcext:value-type="string">
            <text:p>111111111111111 1101 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|11111111|11111111|1011100</text:p>
          </table:table-cell>
          <table:table-cell office:value-type="string" calcext:value-type="string">
            <text:p>7fffdc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0111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51];[.$H151]+1;[.$I151]))" office:value-type="float" office:value="13" calcext:value-type="float">
            <text:p>13</text:p>
          </table:table-cell>
          <table:table-cell table:formula="of:=TRIM(COM.MICROSOFT.CONCAT(MID([.$G151];1;[.$H151]); &quot; &quot;; MID([.$G151];[.$H151]+1;[.$I151]); &quot; &quot;; MID([.$G151];[.$H151]+1+[.$I151];100)))" office:value-type="string" office:string-value="111111111111111 1101 1100" calcext:value-type="string">
            <text:p>111111111111111 1101 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|11111111|11111111|1011101</text:p>
          </table:table-cell>
          <table:table-cell office:value-type="string" calcext:value-type="string">
            <text:p>7fffdd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0111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52];[.$H152]+1;[.$I152]))" office:value-type="float" office:value="13" calcext:value-type="float">
            <text:p>13</text:p>
          </table:table-cell>
          <table:table-cell table:formula="of:=TRIM(COM.MICROSOFT.CONCAT(MID([.$G152];1;[.$H152]); &quot; &quot;; MID([.$G152];[.$H152]+1;[.$I152]); &quot; &quot;; MID([.$G152];[.$H152]+1+[.$I152];100)))" office:value-type="string" office:string-value="111111111111111 1101 1101" calcext:value-type="string">
            <text:p>111111111111111 1101 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|11111111|11111111|1011110</text:p>
          </table:table-cell>
          <table:table-cell office:value-type="string" calcext:value-type="string">
            <text:p>7fffd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0111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53];[.$H153]+1;[.$I153]))" office:value-type="float" office:value="13" calcext:value-type="float">
            <text:p>13</text:p>
          </table:table-cell>
          <table:table-cell table:formula="of:=TRIM(COM.MICROSOFT.CONCAT(MID([.$G153];1;[.$H153]); &quot; &quot;; MID([.$G153];[.$H153]+1;[.$I153]); &quot; &quot;; MID([.$G153];[.$H153]+1+[.$I153];100)))" office:value-type="string" office:string-value="111111111111111 1101 1110" calcext:value-type="string">
            <text:p>111111111111111 1101 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|11111111|11111111|1011111</text:p>
          </table:table-cell>
          <table:table-cell office:value-type="string" calcext:value-type="string">
            <text:p>7fffdf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0111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54];[.$H154]+1;[.$I154]))" office:value-type="float" office:value="13" calcext:value-type="float">
            <text:p>13</text:p>
          </table:table-cell>
          <table:table-cell table:formula="of:=TRIM(COM.MICROSOFT.CONCAT(MID([.$G154];1;[.$H154]); &quot; &quot;; MID([.$G154];[.$H154]+1;[.$I154]); &quot; &quot;; MID([.$G154];[.$H154]+1+[.$I154];100)))" office:value-type="string" office:string-value="111111111111111 1101 1111" calcext:value-type="string">
            <text:p>111111111111111 1101 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|11111111|11111111|1100000</text:p>
          </table:table-cell>
          <table:table-cell office:value-type="string" calcext:value-type="string">
            <text:p>7fffe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00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55];[.$H155]+1;[.$I155]))" office:value-type="float" office:value="14" calcext:value-type="float">
            <text:p>14</text:p>
          </table:table-cell>
          <table:table-cell table:formula="of:=TRIM(COM.MICROSOFT.CONCAT(MID([.$G155];1;[.$H155]); &quot; &quot;; MID([.$G155];[.$H155]+1;[.$I155]); &quot; &quot;; MID([.$G155];[.$H155]+1+[.$I155];100)))" office:value-type="string" office:string-value="111111111111111 1110 0000" calcext:value-type="string">
            <text:p>111111111111111 1110 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|11111111|11111111|1100001</text:p>
          </table:table-cell>
          <table:table-cell office:value-type="string" calcext:value-type="string">
            <text:p>7fffe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00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56];[.$H156]+1;[.$I156]))" office:value-type="float" office:value="14" calcext:value-type="float">
            <text:p>14</text:p>
          </table:table-cell>
          <table:table-cell table:formula="of:=TRIM(COM.MICROSOFT.CONCAT(MID([.$G156];1;[.$H156]); &quot; &quot;; MID([.$G156];[.$H156]+1;[.$I156]); &quot; &quot;; MID([.$G156];[.$H156]+1+[.$I156];100)))" office:value-type="string" office:string-value="111111111111111 1110 0001" calcext:value-type="string">
            <text:p>111111111111111 1110 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|11111111|11111111|1100010</text:p>
          </table:table-cell>
          <table:table-cell office:value-type="string" calcext:value-type="string">
            <text:p>7fffe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00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57];[.$H157]+1;[.$I157]))" office:value-type="float" office:value="14" calcext:value-type="float">
            <text:p>14</text:p>
          </table:table-cell>
          <table:table-cell table:formula="of:=TRIM(COM.MICROSOFT.CONCAT(MID([.$G157];1;[.$H157]); &quot; &quot;; MID([.$G157];[.$H157]+1;[.$I157]); &quot; &quot;; MID([.$G157];[.$H157]+1+[.$I157];100)))" office:value-type="string" office:string-value="111111111111111 1110 0010" calcext:value-type="string">
            <text:p>111111111111111 1110 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|11111111|11111111|1100011</text:p>
          </table:table-cell>
          <table:table-cell office:value-type="string" calcext:value-type="string">
            <text:p>7fffe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00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58];[.$H158]+1;[.$I158]))" office:value-type="float" office:value="14" calcext:value-type="float">
            <text:p>14</text:p>
          </table:table-cell>
          <table:table-cell table:formula="of:=TRIM(COM.MICROSOFT.CONCAT(MID([.$G158];1;[.$H158]); &quot; &quot;; MID([.$G158];[.$H158]+1;[.$I158]); &quot; &quot;; MID([.$G158];[.$H158]+1+[.$I158];100)))" office:value-type="string" office:string-value="111111111111111 1110 0011" calcext:value-type="string">
            <text:p>111111111111111 1110 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|11111111|11111111|1100100</text:p>
          </table:table-cell>
          <table:table-cell office:value-type="string" calcext:value-type="string">
            <text:p>7fffe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01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59];[.$H159]+1;[.$I159]))" office:value-type="float" office:value="14" calcext:value-type="float">
            <text:p>14</text:p>
          </table:table-cell>
          <table:table-cell table:formula="of:=TRIM(COM.MICROSOFT.CONCAT(MID([.$G159];1;[.$H159]); &quot; &quot;; MID([.$G159];[.$H159]+1;[.$I159]); &quot; &quot;; MID([.$G159];[.$H159]+1+[.$I159];100)))" office:value-type="string" office:string-value="111111111111111 1110 0100" calcext:value-type="string">
            <text:p>111111111111111 1110 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|11111111|11111111|1100101</text:p>
          </table:table-cell>
          <table:table-cell office:value-type="string" calcext:value-type="string">
            <text:p>7fffe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01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60];[.$H160]+1;[.$I160]))" office:value-type="float" office:value="14" calcext:value-type="float">
            <text:p>14</text:p>
          </table:table-cell>
          <table:table-cell table:formula="of:=TRIM(COM.MICROSOFT.CONCAT(MID([.$G160];1;[.$H160]); &quot; &quot;; MID([.$G160];[.$H160]+1;[.$I160]); &quot; &quot;; MID([.$G160];[.$H160]+1+[.$I160];100)))" office:value-type="string" office:string-value="111111111111111 1110 0101" calcext:value-type="string">
            <text:p>111111111111111 1110 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|11111111|11111111|1100110</text:p>
          </table:table-cell>
          <table:table-cell office:value-type="string" calcext:value-type="string">
            <text:p>7fffe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01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61];[.$H161]+1;[.$I161]))" office:value-type="float" office:value="14" calcext:value-type="float">
            <text:p>14</text:p>
          </table:table-cell>
          <table:table-cell table:formula="of:=TRIM(COM.MICROSOFT.CONCAT(MID([.$G161];1;[.$H161]); &quot; &quot;; MID([.$G161];[.$H161]+1;[.$I161]); &quot; &quot;; MID([.$G161];[.$H161]+1+[.$I161];100)))" office:value-type="string" office:string-value="111111111111111 1110 0110" calcext:value-type="string">
            <text:p>111111111111111 1110 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|11111111|11111111|1100111</text:p>
          </table:table-cell>
          <table:table-cell office:value-type="string" calcext:value-type="string">
            <text:p>7fffe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01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62];[.$H162]+1;[.$I162]))" office:value-type="float" office:value="14" calcext:value-type="float">
            <text:p>14</text:p>
          </table:table-cell>
          <table:table-cell table:formula="of:=TRIM(COM.MICROSOFT.CONCAT(MID([.$G162];1;[.$H162]); &quot; &quot;; MID([.$G162];[.$H162]+1;[.$I162]); &quot; &quot;; MID([.$G162];[.$H162]+1+[.$I162];100)))" office:value-type="string" office:string-value="111111111111111 1110 0111" calcext:value-type="string">
            <text:p>111111111111111 1110 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|11111111|11111111|1101000</text:p>
          </table:table-cell>
          <table:table-cell office:value-type="string" calcext:value-type="string">
            <text:p>7fffe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10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63];[.$H163]+1;[.$I163]))" office:value-type="float" office:value="14" calcext:value-type="float">
            <text:p>14</text:p>
          </table:table-cell>
          <table:table-cell table:formula="of:=TRIM(COM.MICROSOFT.CONCAT(MID([.$G163];1;[.$H163]); &quot; &quot;; MID([.$G163];[.$H163]+1;[.$I163]); &quot; &quot;; MID([.$G163];[.$H163]+1+[.$I163];100)))" office:value-type="string" office:string-value="111111111111111 1110 1000" calcext:value-type="string">
            <text:p>111111111111111 1110 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|11111111|11111111|1101001</text:p>
          </table:table-cell>
          <table:table-cell office:value-type="string" calcext:value-type="string">
            <text:p>7fffe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10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64];[.$H164]+1;[.$I164]))" office:value-type="float" office:value="14" calcext:value-type="float">
            <text:p>14</text:p>
          </table:table-cell>
          <table:table-cell table:formula="of:=TRIM(COM.MICROSOFT.CONCAT(MID([.$G164];1;[.$H164]); &quot; &quot;; MID([.$G164];[.$H164]+1;[.$I164]); &quot; &quot;; MID([.$G164];[.$H164]+1+[.$I164];100)))" office:value-type="string" office:string-value="111111111111111 1110 1001" calcext:value-type="string">
            <text:p>111111111111111 1110 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|11111111|11111111|1101010</text:p>
          </table:table-cell>
          <table:table-cell office:value-type="string" calcext:value-type="string">
            <text:p>7fffe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10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65];[.$H165]+1;[.$I165]))" office:value-type="float" office:value="14" calcext:value-type="float">
            <text:p>14</text:p>
          </table:table-cell>
          <table:table-cell table:formula="of:=TRIM(COM.MICROSOFT.CONCAT(MID([.$G165];1;[.$H165]); &quot; &quot;; MID([.$G165];[.$H165]+1;[.$I165]); &quot; &quot;; MID([.$G165];[.$H165]+1+[.$I165];100)))" office:value-type="string" office:string-value="111111111111111 1110 1010" calcext:value-type="string">
            <text:p>111111111111111 1110 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|11111111|11111111|1101011</text:p>
          </table:table-cell>
          <table:table-cell office:value-type="string" calcext:value-type="string">
            <text:p>7fffeb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10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66];[.$H166]+1;[.$I166]))" office:value-type="float" office:value="14" calcext:value-type="float">
            <text:p>14</text:p>
          </table:table-cell>
          <table:table-cell table:formula="of:=TRIM(COM.MICROSOFT.CONCAT(MID([.$G166];1;[.$H166]); &quot; &quot;; MID([.$G166];[.$H166]+1;[.$I166]); &quot; &quot;; MID([.$G166];[.$H166]+1+[.$I166];100)))" office:value-type="string" office:string-value="111111111111111 1110 1011" calcext:value-type="string">
            <text:p>111111111111111 1110 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|11111111|11111111|1101100</text:p>
          </table:table-cell>
          <table:table-cell office:value-type="string" calcext:value-type="string">
            <text:p>7fffec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110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67];[.$H167]+1;[.$I167]))" office:value-type="float" office:value="14" calcext:value-type="float">
            <text:p>14</text:p>
          </table:table-cell>
          <table:table-cell table:formula="of:=TRIM(COM.MICROSOFT.CONCAT(MID([.$G167];1;[.$H167]); &quot; &quot;; MID([.$G167];[.$H167]+1;[.$I167]); &quot; &quot;; MID([.$G167];[.$H167]+1+[.$I167];100)))" office:value-type="string" office:string-value="111111111111111 1110 1100" calcext:value-type="string">
            <text:p>111111111111111 1110 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|11111111|11111111|1101101</text:p>
          </table:table-cell>
          <table:table-cell office:value-type="string" calcext:value-type="string">
            <text:p>7fffed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110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68];[.$H168]+1;[.$I168]))" office:value-type="float" office:value="14" calcext:value-type="float">
            <text:p>14</text:p>
          </table:table-cell>
          <table:table-cell table:formula="of:=TRIM(COM.MICROSOFT.CONCAT(MID([.$G168];1;[.$H168]); &quot; &quot;; MID([.$G168];[.$H168]+1;[.$I168]); &quot; &quot;; MID([.$G168];[.$H168]+1+[.$I168];100)))" office:value-type="string" office:string-value="111111111111111 1110 1101" calcext:value-type="string">
            <text:p>111111111111111 1110 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|11111111|11111111|1101110</text:p>
          </table:table-cell>
          <table:table-cell office:value-type="string" calcext:value-type="string">
            <text:p>7fffe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11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69];[.$H169]+1;[.$I169]))" office:value-type="float" office:value="14" calcext:value-type="float">
            <text:p>14</text:p>
          </table:table-cell>
          <table:table-cell table:formula="of:=TRIM(COM.MICROSOFT.CONCAT(MID([.$G169];1;[.$H169]); &quot; &quot;; MID([.$G169];[.$H169]+1;[.$I169]); &quot; &quot;; MID([.$G169];[.$H169]+1+[.$I169];100)))" office:value-type="string" office:string-value="111111111111111 1110 1110" calcext:value-type="string">
            <text:p>111111111111111 1110 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|11111111|11111111|1101111</text:p>
          </table:table-cell>
          <table:table-cell office:value-type="string" calcext:value-type="string">
            <text:p>7fffef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0111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70];[.$H170]+1;[.$I170]))" office:value-type="float" office:value="14" calcext:value-type="float">
            <text:p>14</text:p>
          </table:table-cell>
          <table:table-cell table:formula="of:=TRIM(COM.MICROSOFT.CONCAT(MID([.$G170];1;[.$H170]); &quot; &quot;; MID([.$G170];[.$H170]+1;[.$I170]); &quot; &quot;; MID([.$G170];[.$H170]+1+[.$I170];100)))" office:value-type="string" office:string-value="111111111111111 1110 1111" calcext:value-type="string">
            <text:p>111111111111111 1110 1111</text:p>
          </table:table-cell>
          <table:table-cell table:number-columns-repeated="1013"/>
        </table:table-row>
        <table:table-row table:style-name="ro2">
          <table:table-cell table:style-name="ce5"/>
          <table:table-cell table:style-name="ce5" office:value-type="float" office:value="188" calcext:value-type="float">
            <text:p>188</text:p>
          </table:table-cell>
          <table:table-cell table:style-name="ce10" office:value-type="string" calcext:value-type="string">
            <text:p>|11111111|11111111|1110000</text:p>
          </table:table-cell>
          <table:table-cell table:style-name="ce5" office:value-type="string" calcext:value-type="string">
            <text:p>7ffff0</text:p>
          </table:table-cell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0" office:value-type="string" calcext:value-type="string">
            <text:p>1111111111111111111000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4" calcext:value-type="float">
            <text:p>4</text:p>
          </table:table-cell>
          <table:table-cell table:style-name="ce10" table:formula="of:=BIN2DEC(MID([.$G171];[.$H171]+1;[.$I171]))" office:value-type="float" office:value="0" calcext:value-type="float">
            <text:p>0</text:p>
          </table:table-cell>
          <table:table-cell table:style-name="ce57" table:formula="of:=TRIM(COM.MICROSOFT.CONCAT(MID([.$G171];1;[.$H171]); &quot; &quot;; MID([.$G171];[.$H171]+1;[.$I171]); &quot; &quot;; MID([.$G171];[.$H171]+1+[.$I171];100)))" office:value-type="string" office:string-value="1111111111111111111 0000" calcext:value-type="string">
            <text:p>1111111111111111111 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|11111111|11111111|1110001</text:p>
          </table:table-cell>
          <table:table-cell office:value-type="string" calcext:value-type="string">
            <text:p>7ffff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100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72];[.$H172]+1;[.$I172]))" office:value-type="float" office:value="1" calcext:value-type="float">
            <text:p>1</text:p>
          </table:table-cell>
          <table:table-cell table:formula="of:=TRIM(COM.MICROSOFT.CONCAT(MID([.$G172];1;[.$H172]); &quot; &quot;; MID([.$G172];[.$H172]+1;[.$I172]); &quot; &quot;; MID([.$G172];[.$H172]+1+[.$I172];100)))" office:value-type="string" office:string-value="1111111111111111111 0001" calcext:value-type="string">
            <text:p>1111111111111111111 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|11111111|11111111|1110010</text:p>
          </table:table-cell>
          <table:table-cell office:value-type="string" calcext:value-type="string">
            <text:p>7ffff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100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73];[.$H173]+1;[.$I173]))" office:value-type="float" office:value="2" calcext:value-type="float">
            <text:p>2</text:p>
          </table:table-cell>
          <table:table-cell table:formula="of:=TRIM(COM.MICROSOFT.CONCAT(MID([.$G173];1;[.$H173]); &quot; &quot;; MID([.$G173];[.$H173]+1;[.$I173]); &quot; &quot;; MID([.$G173];[.$H173]+1+[.$I173];100)))" office:value-type="string" office:string-value="1111111111111111111 0010" calcext:value-type="string">
            <text:p>1111111111111111111 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|11111111|11111111|1110011</text:p>
          </table:table-cell>
          <table:table-cell office:value-type="string" calcext:value-type="string">
            <text:p>7ffff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100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74];[.$H174]+1;[.$I174]))" office:value-type="float" office:value="3" calcext:value-type="float">
            <text:p>3</text:p>
          </table:table-cell>
          <table:table-cell table:formula="of:=TRIM(COM.MICROSOFT.CONCAT(MID([.$G174];1;[.$H174]); &quot; &quot;; MID([.$G174];[.$H174]+1;[.$I174]); &quot; &quot;; MID([.$G174];[.$H174]+1+[.$I174];100)))" office:value-type="string" office:string-value="1111111111111111111 0011" calcext:value-type="string">
            <text:p>1111111111111111111 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|11111111|11111111|1110100</text:p>
          </table:table-cell>
          <table:table-cell office:value-type="string" calcext:value-type="string">
            <text:p>7ffff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11111111111111111101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75];[.$H175]+1;[.$I175]))" office:value-type="float" office:value="4" calcext:value-type="float">
            <text:p>4</text:p>
          </table:table-cell>
          <table:table-cell table:formula="of:=TRIM(COM.MICROSOFT.CONCAT(MID([.$G175];1;[.$H175]); &quot; &quot;; MID([.$G175];[.$H175]+1;[.$I175]); &quot; &quot;; MID([.$G175];[.$H175]+1+[.$I175];100)))" office:value-type="string" office:string-value="1111111111111111111 0100" calcext:value-type="string">
            <text:p>1111111111111111111 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|11111111|11111111|11101010</text:p>
          </table:table-cell>
          <table:table-cell office:value-type="string" calcext:value-type="string">
            <text:p>ffffea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010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76];[.$H176]+1;[.$I176]))" office:value-type="float" office:value="5" calcext:value-type="float">
            <text:p>5</text:p>
          </table:table-cell>
          <table:table-cell table:formula="of:=TRIM(COM.MICROSOFT.CONCAT(MID([.$G176];1;[.$H176]); &quot; &quot;; MID([.$G176];[.$H176]+1;[.$I176]); &quot; &quot;; MID([.$G176];[.$H176]+1+[.$I176];100)))" office:value-type="string" office:string-value="1111111111111111111 0101 0" calcext:value-type="string">
            <text:p>1111111111111111111 010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|11111111|11111111|11101011</text:p>
          </table:table-cell>
          <table:table-cell office:value-type="string" calcext:value-type="string">
            <text:p>ffffe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010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77];[.$H177]+1;[.$I177]))" office:value-type="float" office:value="5" calcext:value-type="float">
            <text:p>5</text:p>
          </table:table-cell>
          <table:table-cell table:formula="of:=TRIM(COM.MICROSOFT.CONCAT(MID([.$G177];1;[.$H177]); &quot; &quot;; MID([.$G177];[.$H177]+1;[.$I177]); &quot; &quot;; MID([.$G177];[.$H177]+1+[.$I177];100)))" office:value-type="string" office:string-value="1111111111111111111 0101 1" calcext:value-type="string">
            <text:p>1111111111111111111 010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|11111111|11111111|11101100</text:p>
          </table:table-cell>
          <table:table-cell office:value-type="string" calcext:value-type="string">
            <text:p>ffffec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011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78];[.$H178]+1;[.$I178]))" office:value-type="float" office:value="6" calcext:value-type="float">
            <text:p>6</text:p>
          </table:table-cell>
          <table:table-cell table:formula="of:=TRIM(COM.MICROSOFT.CONCAT(MID([.$G178];1;[.$H178]); &quot; &quot;; MID([.$G178];[.$H178]+1;[.$I178]); &quot; &quot;; MID([.$G178];[.$H178]+1+[.$I178];100)))" office:value-type="string" office:string-value="1111111111111111111 0110 0" calcext:value-type="string">
            <text:p>1111111111111111111 011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|11111111|11111111|11101101</text:p>
          </table:table-cell>
          <table:table-cell office:value-type="string" calcext:value-type="string">
            <text:p>ffffed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011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79];[.$H179]+1;[.$I179]))" office:value-type="float" office:value="6" calcext:value-type="float">
            <text:p>6</text:p>
          </table:table-cell>
          <table:table-cell table:formula="of:=TRIM(COM.MICROSOFT.CONCAT(MID([.$G179];1;[.$H179]); &quot; &quot;; MID([.$G179];[.$H179]+1;[.$I179]); &quot; &quot;; MID([.$G179];[.$H179]+1+[.$I179];100)))" office:value-type="string" office:string-value="1111111111111111111 0110 1" calcext:value-type="string">
            <text:p>1111111111111111111 011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|11111111|11111111|11101110</text:p>
          </table:table-cell>
          <table:table-cell office:value-type="string" calcext:value-type="string">
            <text:p>ffffe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011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80];[.$H180]+1;[.$I180]))" office:value-type="float" office:value="7" calcext:value-type="float">
            <text:p>7</text:p>
          </table:table-cell>
          <table:table-cell table:formula="of:=TRIM(COM.MICROSOFT.CONCAT(MID([.$G180];1;[.$H180]); &quot; &quot;; MID([.$G180];[.$H180]+1;[.$I180]); &quot; &quot;; MID([.$G180];[.$H180]+1+[.$I180];100)))" office:value-type="string" office:string-value="1111111111111111111 0111 0" calcext:value-type="string">
            <text:p>1111111111111111111 011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|11111111|11111111|11101111</text:p>
          </table:table-cell>
          <table:table-cell office:value-type="string" calcext:value-type="string">
            <text:p>ffffef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011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81];[.$H181]+1;[.$I181]))" office:value-type="float" office:value="7" calcext:value-type="float">
            <text:p>7</text:p>
          </table:table-cell>
          <table:table-cell table:formula="of:=TRIM(COM.MICROSOFT.CONCAT(MID([.$G181];1;[.$H181]); &quot; &quot;; MID([.$G181];[.$H181]+1;[.$I181]); &quot; &quot;; MID([.$G181];[.$H181]+1+[.$I181];100)))" office:value-type="string" office:string-value="1111111111111111111 0111 1" calcext:value-type="string">
            <text:p>1111111111111111111 011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|11111111|11111111|11110000</text:p>
          </table:table-cell>
          <table:table-cell office:value-type="string" calcext:value-type="string">
            <text:p>fffff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100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82];[.$H182]+1;[.$I182]))" office:value-type="float" office:value="8" calcext:value-type="float">
            <text:p>8</text:p>
          </table:table-cell>
          <table:table-cell table:formula="of:=TRIM(COM.MICROSOFT.CONCAT(MID([.$G182];1;[.$H182]); &quot; &quot;; MID([.$G182];[.$H182]+1;[.$I182]); &quot; &quot;; MID([.$G182];[.$H182]+1+[.$I182];100)))" office:value-type="string" office:string-value="1111111111111111111 1000 0" calcext:value-type="string">
            <text:p>1111111111111111111 100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|11111111|11111111|11110001</text:p>
          </table:table-cell>
          <table:table-cell office:value-type="string" calcext:value-type="string">
            <text:p>fffff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100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83];[.$H183]+1;[.$I183]))" office:value-type="float" office:value="8" calcext:value-type="float">
            <text:p>8</text:p>
          </table:table-cell>
          <table:table-cell table:formula="of:=TRIM(COM.MICROSOFT.CONCAT(MID([.$G183];1;[.$H183]); &quot; &quot;; MID([.$G183];[.$H183]+1;[.$I183]); &quot; &quot;; MID([.$G183];[.$H183]+1+[.$I183];100)))" office:value-type="string" office:string-value="1111111111111111111 1000 1" calcext:value-type="string">
            <text:p>1111111111111111111 100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|11111111|11111111|11110010</text:p>
          </table:table-cell>
          <table:table-cell office:value-type="string" calcext:value-type="string">
            <text:p>fffff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100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84];[.$H184]+1;[.$I184]))" office:value-type="float" office:value="9" calcext:value-type="float">
            <text:p>9</text:p>
          </table:table-cell>
          <table:table-cell table:formula="of:=TRIM(COM.MICROSOFT.CONCAT(MID([.$G184];1;[.$H184]); &quot; &quot;; MID([.$G184];[.$H184]+1;[.$I184]); &quot; &quot;; MID([.$G184];[.$H184]+1+[.$I184];100)))" office:value-type="string" office:string-value="1111111111111111111 1001 0" calcext:value-type="string">
            <text:p>1111111111111111111 100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|11111111|11111111|11110011</text:p>
          </table:table-cell>
          <table:table-cell office:value-type="string" calcext:value-type="string">
            <text:p>fffff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100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85];[.$H185]+1;[.$I185]))" office:value-type="float" office:value="9" calcext:value-type="float">
            <text:p>9</text:p>
          </table:table-cell>
          <table:table-cell table:formula="of:=TRIM(COM.MICROSOFT.CONCAT(MID([.$G185];1;[.$H185]); &quot; &quot;; MID([.$G185];[.$H185]+1;[.$I185]); &quot; &quot;; MID([.$G185];[.$H185]+1+[.$I185];100)))" office:value-type="string" office:string-value="1111111111111111111 1001 1" calcext:value-type="string">
            <text:p>1111111111111111111 100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|11111111|11111111|11110100</text:p>
          </table:table-cell>
          <table:table-cell office:value-type="string" calcext:value-type="string">
            <text:p>fffff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101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86];[.$H186]+1;[.$I186]))" office:value-type="float" office:value="10" calcext:value-type="float">
            <text:p>10</text:p>
          </table:table-cell>
          <table:table-cell table:formula="of:=TRIM(COM.MICROSOFT.CONCAT(MID([.$G186];1;[.$H186]); &quot; &quot;; MID([.$G186];[.$H186]+1;[.$I186]); &quot; &quot;; MID([.$G186];[.$H186]+1+[.$I186];100)))" office:value-type="string" office:string-value="1111111111111111111 1010 0" calcext:value-type="string">
            <text:p>1111111111111111111 101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|11111111|11111111|11110101</text:p>
          </table:table-cell>
          <table:table-cell office:value-type="string" calcext:value-type="string">
            <text:p>fffff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11111111111111111101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87];[.$H187]+1;[.$I187]))" office:value-type="float" office:value="10" calcext:value-type="float">
            <text:p>10</text:p>
          </table:table-cell>
          <table:table-cell table:formula="of:=TRIM(COM.MICROSOFT.CONCAT(MID([.$G187];1;[.$H187]); &quot; &quot;; MID([.$G187];[.$H187]+1;[.$I187]); &quot; &quot;; MID([.$G187];[.$H187]+1+[.$I187];100)))" office:value-type="string" office:string-value="1111111111111111111 1010 1" calcext:value-type="string">
            <text:p>1111111111111111111 101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|11111111|11111111|11110110|0</text:p>
          </table:table-cell>
          <table:table-cell office:value-type="string" calcext:value-type="string">
            <text:p>1ffff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1111111111111111111011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88];[.$H188]+1;[.$I188]))" office:value-type="float" office:value="11" calcext:value-type="float">
            <text:p>11</text:p>
          </table:table-cell>
          <table:table-cell table:formula="of:=TRIM(COM.MICROSOFT.CONCAT(MID([.$G188];1;[.$H188]); &quot; &quot;; MID([.$G188];[.$H188]+1;[.$I188]); &quot; &quot;; MID([.$G188];[.$H188]+1+[.$I188];100)))" office:value-type="string" office:string-value="1111111111111111111 1011 00" calcext:value-type="string">
            <text:p>1111111111111111111 1011 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|11111111|11111111|11110110|1</text:p>
          </table:table-cell>
          <table:table-cell office:value-type="string" calcext:value-type="string">
            <text:p>1ffffed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1111111111111111111011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89];[.$H189]+1;[.$I189]))" office:value-type="float" office:value="11" calcext:value-type="float">
            <text:p>11</text:p>
          </table:table-cell>
          <table:table-cell table:formula="of:=TRIM(COM.MICROSOFT.CONCAT(MID([.$G189];1;[.$H189]); &quot; &quot;; MID([.$G189];[.$H189]+1;[.$I189]); &quot; &quot;; MID([.$G189];[.$H189]+1+[.$I189];100)))" office:value-type="string" office:string-value="1111111111111111111 1011 01" calcext:value-type="string">
            <text:p>1111111111111111111 1011 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|11111111|11111111|11110111|0</text:p>
          </table:table-cell>
          <table:table-cell office:value-type="string" calcext:value-type="string">
            <text:p>1ffffe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1111111111111111111011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90];[.$H190]+1;[.$I190]))" office:value-type="float" office:value="11" calcext:value-type="float">
            <text:p>11</text:p>
          </table:table-cell>
          <table:table-cell table:formula="of:=TRIM(COM.MICROSOFT.CONCAT(MID([.$G190];1;[.$H190]); &quot; &quot;; MID([.$G190];[.$H190]+1;[.$I190]); &quot; &quot;; MID([.$G190];[.$H190]+1+[.$I190];100)))" office:value-type="string" office:string-value="1111111111111111111 1011 10" calcext:value-type="string">
            <text:p>1111111111111111111 1011 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|11111111|11111111|11110111|1</text:p>
          </table:table-cell>
          <table:table-cell office:value-type="string" calcext:value-type="string">
            <text:p>1ffffef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1111111111111111111011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91];[.$H191]+1;[.$I191]))" office:value-type="float" office:value="11" calcext:value-type="float">
            <text:p>11</text:p>
          </table:table-cell>
          <table:table-cell table:formula="of:=TRIM(COM.MICROSOFT.CONCAT(MID([.$G191];1;[.$H191]); &quot; &quot;; MID([.$G191];[.$H191]+1;[.$I191]); &quot; &quot;; MID([.$G191];[.$H191]+1+[.$I191];100)))" office:value-type="string" office:string-value="1111111111111111111 1011 11" calcext:value-type="string">
            <text:p>1111111111111111111 1011 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|11111111|11111111|11111000|00</text:p>
          </table:table-cell>
          <table:table-cell office:value-type="string" calcext:value-type="string">
            <text:p>3ffffe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00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92];[.$H192]+1;[.$I192]))" office:value-type="float" office:value="12" calcext:value-type="float">
            <text:p>12</text:p>
          </table:table-cell>
          <table:table-cell table:formula="of:=TRIM(COM.MICROSOFT.CONCAT(MID([.$G192];1;[.$H192]); &quot; &quot;; MID([.$G192];[.$H192]+1;[.$I192]); &quot; &quot;; MID([.$G192];[.$H192]+1+[.$I192];100)))" office:value-type="string" office:string-value="1111111111111111111 1100 000" calcext:value-type="string">
            <text:p>1111111111111111111 1100 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|11111111|11111111|11111000|01</text:p>
          </table:table-cell>
          <table:table-cell office:value-type="string" calcext:value-type="string">
            <text:p>3ffffe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00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93];[.$H193]+1;[.$I193]))" office:value-type="float" office:value="12" calcext:value-type="float">
            <text:p>12</text:p>
          </table:table-cell>
          <table:table-cell table:formula="of:=TRIM(COM.MICROSOFT.CONCAT(MID([.$G193];1;[.$H193]); &quot; &quot;; MID([.$G193];[.$H193]+1;[.$I193]); &quot; &quot;; MID([.$G193];[.$H193]+1+[.$I193];100)))" office:value-type="string" office:string-value="1111111111111111111 1100 001" calcext:value-type="string">
            <text:p>1111111111111111111 1100 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|11111111|11111111|11111000|10</text:p>
          </table:table-cell>
          <table:table-cell office:value-type="string" calcext:value-type="string">
            <text:p>3ffffe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00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94];[.$H194]+1;[.$I194]))" office:value-type="float" office:value="12" calcext:value-type="float">
            <text:p>12</text:p>
          </table:table-cell>
          <table:table-cell table:formula="of:=TRIM(COM.MICROSOFT.CONCAT(MID([.$G194];1;[.$H194]); &quot; &quot;; MID([.$G194];[.$H194]+1;[.$I194]); &quot; &quot;; MID([.$G194];[.$H194]+1+[.$I194];100)))" office:value-type="string" office:string-value="1111111111111111111 1100 010" calcext:value-type="string">
            <text:p>1111111111111111111 1100 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|11111111|11111111|11111000|11</text:p>
          </table:table-cell>
          <table:table-cell office:value-type="string" calcext:value-type="string">
            <text:p>3ffffe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00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95];[.$H195]+1;[.$I195]))" office:value-type="float" office:value="12" calcext:value-type="float">
            <text:p>12</text:p>
          </table:table-cell>
          <table:table-cell table:formula="of:=TRIM(COM.MICROSOFT.CONCAT(MID([.$G195];1;[.$H195]); &quot; &quot;; MID([.$G195];[.$H195]+1;[.$I195]); &quot; &quot;; MID([.$G195];[.$H195]+1+[.$I195];100)))" office:value-type="string" office:string-value="1111111111111111111 1100 011" calcext:value-type="string">
            <text:p>1111111111111111111 1100 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|11111111|11111111|11111001|00</text:p>
          </table:table-cell>
          <table:table-cell office:value-type="string" calcext:value-type="string">
            <text:p>3ffffe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01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96];[.$H196]+1;[.$I196]))" office:value-type="float" office:value="12" calcext:value-type="float">
            <text:p>12</text:p>
          </table:table-cell>
          <table:table-cell table:formula="of:=TRIM(COM.MICROSOFT.CONCAT(MID([.$G196];1;[.$H196]); &quot; &quot;; MID([.$G196];[.$H196]+1;[.$I196]); &quot; &quot;; MID([.$G196];[.$H196]+1+[.$I196];100)))" office:value-type="string" office:string-value="1111111111111111111 1100 100" calcext:value-type="string">
            <text:p>1111111111111111111 1100 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|11111111|11111111|11111001|01</text:p>
          </table:table-cell>
          <table:table-cell office:value-type="string" calcext:value-type="string">
            <text:p>3ffffe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01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97];[.$H197]+1;[.$I197]))" office:value-type="float" office:value="12" calcext:value-type="float">
            <text:p>12</text:p>
          </table:table-cell>
          <table:table-cell table:formula="of:=TRIM(COM.MICROSOFT.CONCAT(MID([.$G197];1;[.$H197]); &quot; &quot;; MID([.$G197];[.$H197]+1;[.$I197]); &quot; &quot;; MID([.$G197];[.$H197]+1+[.$I197];100)))" office:value-type="string" office:string-value="1111111111111111111 1100 101" calcext:value-type="string">
            <text:p>1111111111111111111 1100 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|11111111|11111111|11111001|10</text:p>
          </table:table-cell>
          <table:table-cell office:value-type="string" calcext:value-type="string">
            <text:p>3ffffe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01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98];[.$H198]+1;[.$I198]))" office:value-type="float" office:value="12" calcext:value-type="float">
            <text:p>12</text:p>
          </table:table-cell>
          <table:table-cell table:formula="of:=TRIM(COM.MICROSOFT.CONCAT(MID([.$G198];1;[.$H198]); &quot; &quot;; MID([.$G198];[.$H198]+1;[.$I198]); &quot; &quot;; MID([.$G198];[.$H198]+1+[.$I198];100)))" office:value-type="string" office:string-value="1111111111111111111 1100 110" calcext:value-type="string">
            <text:p>1111111111111111111 1100 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|11111111|11111111|11111001|11</text:p>
          </table:table-cell>
          <table:table-cell office:value-type="string" calcext:value-type="string">
            <text:p>3ffffe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01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199];[.$H199]+1;[.$I199]))" office:value-type="float" office:value="12" calcext:value-type="float">
            <text:p>12</text:p>
          </table:table-cell>
          <table:table-cell table:formula="of:=TRIM(COM.MICROSOFT.CONCAT(MID([.$G199];1;[.$H199]); &quot; &quot;; MID([.$G199];[.$H199]+1;[.$I199]); &quot; &quot;; MID([.$G199];[.$H199]+1+[.$I199];100)))" office:value-type="string" office:string-value="1111111111111111111 1100 111" calcext:value-type="string">
            <text:p>1111111111111111111 1100 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|11111111|11111111|11111010|00</text:p>
          </table:table-cell>
          <table:table-cell office:value-type="string" calcext:value-type="string">
            <text:p>3ffffe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10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00];[.$H200]+1;[.$I200]))" office:value-type="float" office:value="13" calcext:value-type="float">
            <text:p>13</text:p>
          </table:table-cell>
          <table:table-cell table:formula="of:=TRIM(COM.MICROSOFT.CONCAT(MID([.$G200];1;[.$H200]); &quot; &quot;; MID([.$G200];[.$H200]+1;[.$I200]); &quot; &quot;; MID([.$G200];[.$H200]+1+[.$I200];100)))" office:value-type="string" office:string-value="1111111111111111111 1101 000" calcext:value-type="string">
            <text:p>1111111111111111111 1101 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|11111111|11111111|11111010|01</text:p>
          </table:table-cell>
          <table:table-cell office:value-type="string" calcext:value-type="string">
            <text:p>3ffffe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10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01];[.$H201]+1;[.$I201]))" office:value-type="float" office:value="13" calcext:value-type="float">
            <text:p>13</text:p>
          </table:table-cell>
          <table:table-cell table:formula="of:=TRIM(COM.MICROSOFT.CONCAT(MID([.$G201];1;[.$H201]); &quot; &quot;; MID([.$G201];[.$H201]+1;[.$I201]); &quot; &quot;; MID([.$G201];[.$H201]+1+[.$I201];100)))" office:value-type="string" office:string-value="1111111111111111111 1101 001" calcext:value-type="string">
            <text:p>1111111111111111111 1101 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|11111111|11111111|11111010|10</text:p>
          </table:table-cell>
          <table:table-cell office:value-type="string" calcext:value-type="string">
            <text:p>3ffffe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10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02];[.$H202]+1;[.$I202]))" office:value-type="float" office:value="13" calcext:value-type="float">
            <text:p>13</text:p>
          </table:table-cell>
          <table:table-cell table:formula="of:=TRIM(COM.MICROSOFT.CONCAT(MID([.$G202];1;[.$H202]); &quot; &quot;; MID([.$G202];[.$H202]+1;[.$I202]); &quot; &quot;; MID([.$G202];[.$H202]+1+[.$I202];100)))" office:value-type="string" office:string-value="1111111111111111111 1101 010" calcext:value-type="string">
            <text:p>1111111111111111111 1101 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|11111111|11111111|11111010|11</text:p>
          </table:table-cell>
          <table:table-cell office:value-type="string" calcext:value-type="string">
            <text:p>3ffffeb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10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03];[.$H203]+1;[.$I203]))" office:value-type="float" office:value="13" calcext:value-type="float">
            <text:p>13</text:p>
          </table:table-cell>
          <table:table-cell table:formula="of:=TRIM(COM.MICROSOFT.CONCAT(MID([.$G203];1;[.$H203]); &quot; &quot;; MID([.$G203];[.$H203]+1;[.$I203]); &quot; &quot;; MID([.$G203];[.$H203]+1+[.$I203];100)))" office:value-type="string" office:string-value="1111111111111111111 1101 011" calcext:value-type="string">
            <text:p>1111111111111111111 1101 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|11111111|11111111|11111011|00</text:p>
          </table:table-cell>
          <table:table-cell office:value-type="string" calcext:value-type="string">
            <text:p>3ffffec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11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04];[.$H204]+1;[.$I204]))" office:value-type="float" office:value="13" calcext:value-type="float">
            <text:p>13</text:p>
          </table:table-cell>
          <table:table-cell table:formula="of:=TRIM(COM.MICROSOFT.CONCAT(MID([.$G204];1;[.$H204]); &quot; &quot;; MID([.$G204];[.$H204]+1;[.$I204]); &quot; &quot;; MID([.$G204];[.$H204]+1+[.$I204];100)))" office:value-type="string" office:string-value="1111111111111111111 1101 100" calcext:value-type="string">
            <text:p>1111111111111111111 1101 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|11111111|11111111|11111011|01</text:p>
          </table:table-cell>
          <table:table-cell office:value-type="string" calcext:value-type="string">
            <text:p>3ffffed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11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05];[.$H205]+1;[.$I205]))" office:value-type="float" office:value="13" calcext:value-type="float">
            <text:p>13</text:p>
          </table:table-cell>
          <table:table-cell table:formula="of:=TRIM(COM.MICROSOFT.CONCAT(MID([.$G205];1;[.$H205]); &quot; &quot;; MID([.$G205];[.$H205]+1;[.$I205]); &quot; &quot;; MID([.$G205];[.$H205]+1+[.$I205];100)))" office:value-type="string" office:string-value="1111111111111111111 1101 101" calcext:value-type="string">
            <text:p>1111111111111111111 1101 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|11111111|11111111|11111011|10</text:p>
          </table:table-cell>
          <table:table-cell office:value-type="string" calcext:value-type="string">
            <text:p>3ffffe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11111111111111111111011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06];[.$H206]+1;[.$I206]))" office:value-type="float" office:value="13" calcext:value-type="float">
            <text:p>13</text:p>
          </table:table-cell>
          <table:table-cell table:formula="of:=TRIM(COM.MICROSOFT.CONCAT(MID([.$G206];1;[.$H206]); &quot; &quot;; MID([.$G206];[.$H206]+1;[.$I206]); &quot; &quot;; MID([.$G206];[.$H206]+1+[.$I206];100)))" office:value-type="string" office:string-value="1111111111111111111 1101 110" calcext:value-type="string">
            <text:p>1111111111111111111 1101 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|11111111|11111111|11111011|110</text:p>
          </table:table-cell>
          <table:table-cell office:value-type="string" calcext:value-type="string">
            <text:p>7ffffd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0111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07];[.$H207]+1;[.$I207]))" office:value-type="float" office:value="13" calcext:value-type="float">
            <text:p>13</text:p>
          </table:table-cell>
          <table:table-cell table:formula="of:=TRIM(COM.MICROSOFT.CONCAT(MID([.$G207];1;[.$H207]); &quot; &quot;; MID([.$G207];[.$H207]+1;[.$I207]); &quot; &quot;; MID([.$G207];[.$H207]+1+[.$I207];100)))" office:value-type="string" office:string-value="1111111111111111111 1101 1110" calcext:value-type="string">
            <text:p>1111111111111111111 1101 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|11111111|11111111|11111011|111</text:p>
          </table:table-cell>
          <table:table-cell office:value-type="string" calcext:value-type="string">
            <text:p>7ffffdf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0111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08];[.$H208]+1;[.$I208]))" office:value-type="float" office:value="13" calcext:value-type="float">
            <text:p>13</text:p>
          </table:table-cell>
          <table:table-cell table:formula="of:=TRIM(COM.MICROSOFT.CONCAT(MID([.$G208];1;[.$H208]); &quot; &quot;; MID([.$G208];[.$H208]+1;[.$I208]); &quot; &quot;; MID([.$G208];[.$H208]+1+[.$I208];100)))" office:value-type="string" office:string-value="1111111111111111111 1101 1111" calcext:value-type="string">
            <text:p>1111111111111111111 1101 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|11111111|11111111|11111100|000</text:p>
          </table:table-cell>
          <table:table-cell office:value-type="string" calcext:value-type="string">
            <text:p>7ffffe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00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09];[.$H209]+1;[.$I209]))" office:value-type="float" office:value="14" calcext:value-type="float">
            <text:p>14</text:p>
          </table:table-cell>
          <table:table-cell table:formula="of:=TRIM(COM.MICROSOFT.CONCAT(MID([.$G209];1;[.$H209]); &quot; &quot;; MID([.$G209];[.$H209]+1;[.$I209]); &quot; &quot;; MID([.$G209];[.$H209]+1+[.$I209];100)))" office:value-type="string" office:string-value="1111111111111111111 1110 0000" calcext:value-type="string">
            <text:p>1111111111111111111 1110 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|11111111|11111111|11111100|001</text:p>
          </table:table-cell>
          <table:table-cell office:value-type="string" calcext:value-type="string">
            <text:p>7ffffe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00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10];[.$H210]+1;[.$I210]))" office:value-type="float" office:value="14" calcext:value-type="float">
            <text:p>14</text:p>
          </table:table-cell>
          <table:table-cell table:formula="of:=TRIM(COM.MICROSOFT.CONCAT(MID([.$G210];1;[.$H210]); &quot; &quot;; MID([.$G210];[.$H210]+1;[.$I210]); &quot; &quot;; MID([.$G210];[.$H210]+1+[.$I210];100)))" office:value-type="string" office:string-value="1111111111111111111 1110 0001" calcext:value-type="string">
            <text:p>1111111111111111111 1110 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|11111111|11111111|11111100|010</text:p>
          </table:table-cell>
          <table:table-cell office:value-type="string" calcext:value-type="string">
            <text:p>7ffffe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00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11];[.$H211]+1;[.$I211]))" office:value-type="float" office:value="14" calcext:value-type="float">
            <text:p>14</text:p>
          </table:table-cell>
          <table:table-cell table:formula="of:=TRIM(COM.MICROSOFT.CONCAT(MID([.$G211];1;[.$H211]); &quot; &quot;; MID([.$G211];[.$H211]+1;[.$I211]); &quot; &quot;; MID([.$G211];[.$H211]+1+[.$I211];100)))" office:value-type="string" office:string-value="1111111111111111111 1110 0010" calcext:value-type="string">
            <text:p>1111111111111111111 1110 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|11111111|11111111|11111100|011</text:p>
          </table:table-cell>
          <table:table-cell office:value-type="string" calcext:value-type="string">
            <text:p>7ffffe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00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12];[.$H212]+1;[.$I212]))" office:value-type="float" office:value="14" calcext:value-type="float">
            <text:p>14</text:p>
          </table:table-cell>
          <table:table-cell table:formula="of:=TRIM(COM.MICROSOFT.CONCAT(MID([.$G212];1;[.$H212]); &quot; &quot;; MID([.$G212];[.$H212]+1;[.$I212]); &quot; &quot;; MID([.$G212];[.$H212]+1+[.$I212];100)))" office:value-type="string" office:string-value="1111111111111111111 1110 0011" calcext:value-type="string">
            <text:p>1111111111111111111 1110 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|11111111|11111111|11111100|100</text:p>
          </table:table-cell>
          <table:table-cell office:value-type="string" calcext:value-type="string">
            <text:p>7ffffe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01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13];[.$H213]+1;[.$I213]))" office:value-type="float" office:value="14" calcext:value-type="float">
            <text:p>14</text:p>
          </table:table-cell>
          <table:table-cell table:formula="of:=TRIM(COM.MICROSOFT.CONCAT(MID([.$G213];1;[.$H213]); &quot; &quot;; MID([.$G213];[.$H213]+1;[.$I213]); &quot; &quot;; MID([.$G213];[.$H213]+1+[.$I213];100)))" office:value-type="string" office:string-value="1111111111111111111 1110 0100" calcext:value-type="string">
            <text:p>1111111111111111111 1110 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|11111111|11111111|11111100|101</text:p>
          </table:table-cell>
          <table:table-cell office:value-type="string" calcext:value-type="string">
            <text:p>7ffffe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01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14];[.$H214]+1;[.$I214]))" office:value-type="float" office:value="14" calcext:value-type="float">
            <text:p>14</text:p>
          </table:table-cell>
          <table:table-cell table:formula="of:=TRIM(COM.MICROSOFT.CONCAT(MID([.$G214];1;[.$H214]); &quot; &quot;; MID([.$G214];[.$H214]+1;[.$I214]); &quot; &quot;; MID([.$G214];[.$H214]+1+[.$I214];100)))" office:value-type="string" office:string-value="1111111111111111111 1110 0101" calcext:value-type="string">
            <text:p>1111111111111111111 1110 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|11111111|11111111|11111100|110</text:p>
          </table:table-cell>
          <table:table-cell office:value-type="string" calcext:value-type="string">
            <text:p>7ffffe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01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15];[.$H215]+1;[.$I215]))" office:value-type="float" office:value="14" calcext:value-type="float">
            <text:p>14</text:p>
          </table:table-cell>
          <table:table-cell table:formula="of:=TRIM(COM.MICROSOFT.CONCAT(MID([.$G215];1;[.$H215]); &quot; &quot;; MID([.$G215];[.$H215]+1;[.$I215]); &quot; &quot;; MID([.$G215];[.$H215]+1+[.$I215];100)))" office:value-type="string" office:string-value="1111111111111111111 1110 0110" calcext:value-type="string">
            <text:p>1111111111111111111 1110 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|11111111|11111111|11111100|111</text:p>
          </table:table-cell>
          <table:table-cell office:value-type="string" calcext:value-type="string">
            <text:p>7ffffe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01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16];[.$H216]+1;[.$I216]))" office:value-type="float" office:value="14" calcext:value-type="float">
            <text:p>14</text:p>
          </table:table-cell>
          <table:table-cell table:formula="of:=TRIM(COM.MICROSOFT.CONCAT(MID([.$G216];1;[.$H216]); &quot; &quot;; MID([.$G216];[.$H216]+1;[.$I216]); &quot; &quot;; MID([.$G216];[.$H216]+1+[.$I216];100)))" office:value-type="string" office:string-value="1111111111111111111 1110 0111" calcext:value-type="string">
            <text:p>1111111111111111111 1110 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|11111111|11111111|11111101|000</text:p>
          </table:table-cell>
          <table:table-cell office:value-type="string" calcext:value-type="string">
            <text:p>7ffffe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10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17];[.$H217]+1;[.$I217]))" office:value-type="float" office:value="14" calcext:value-type="float">
            <text:p>14</text:p>
          </table:table-cell>
          <table:table-cell table:formula="of:=TRIM(COM.MICROSOFT.CONCAT(MID([.$G217];1;[.$H217]); &quot; &quot;; MID([.$G217];[.$H217]+1;[.$I217]); &quot; &quot;; MID([.$G217];[.$H217]+1+[.$I217];100)))" office:value-type="string" office:string-value="1111111111111111111 1110 1000" calcext:value-type="string">
            <text:p>1111111111111111111 1110 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|11111111|11111111|11111101|001</text:p>
          </table:table-cell>
          <table:table-cell office:value-type="string" calcext:value-type="string">
            <text:p>7ffffe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10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18];[.$H218]+1;[.$I218]))" office:value-type="float" office:value="14" calcext:value-type="float">
            <text:p>14</text:p>
          </table:table-cell>
          <table:table-cell table:formula="of:=TRIM(COM.MICROSOFT.CONCAT(MID([.$G218];1;[.$H218]); &quot; &quot;; MID([.$G218];[.$H218]+1;[.$I218]); &quot; &quot;; MID([.$G218];[.$H218]+1+[.$I218];100)))" office:value-type="string" office:string-value="1111111111111111111 1110 1001" calcext:value-type="string">
            <text:p>1111111111111111111 1110 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|11111111|11111111|11111101|010</text:p>
          </table:table-cell>
          <table:table-cell office:value-type="string" calcext:value-type="string">
            <text:p>7ffffea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10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19];[.$H219]+1;[.$I219]))" office:value-type="float" office:value="14" calcext:value-type="float">
            <text:p>14</text:p>
          </table:table-cell>
          <table:table-cell table:formula="of:=TRIM(COM.MICROSOFT.CONCAT(MID([.$G219];1;[.$H219]); &quot; &quot;; MID([.$G219];[.$H219]+1;[.$I219]); &quot; &quot;; MID([.$G219];[.$H219]+1+[.$I219];100)))" office:value-type="string" office:string-value="1111111111111111111 1110 1010" calcext:value-type="string">
            <text:p>1111111111111111111 1110 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|11111111|11111111|11111101|011</text:p>
          </table:table-cell>
          <table:table-cell office:value-type="string" calcext:value-type="string">
            <text:p>7ffffeb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10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20];[.$H220]+1;[.$I220]))" office:value-type="float" office:value="14" calcext:value-type="float">
            <text:p>14</text:p>
          </table:table-cell>
          <table:table-cell table:formula="of:=TRIM(COM.MICROSOFT.CONCAT(MID([.$G220];1;[.$H220]); &quot; &quot;; MID([.$G220];[.$H220]+1;[.$I220]); &quot; &quot;; MID([.$G220];[.$H220]+1+[.$I220];100)))" office:value-type="string" office:string-value="1111111111111111111 1110 1011" calcext:value-type="string">
            <text:p>1111111111111111111 1110 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|11111111|11111111|11111101|100</text:p>
          </table:table-cell>
          <table:table-cell office:value-type="string" calcext:value-type="string">
            <text:p>7ffffec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11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21];[.$H221]+1;[.$I221]))" office:value-type="float" office:value="14" calcext:value-type="float">
            <text:p>14</text:p>
          </table:table-cell>
          <table:table-cell table:formula="of:=TRIM(COM.MICROSOFT.CONCAT(MID([.$G221];1;[.$H221]); &quot; &quot;; MID([.$G221];[.$H221]+1;[.$I221]); &quot; &quot;; MID([.$G221];[.$H221]+1+[.$I221];100)))" office:value-type="string" office:string-value="1111111111111111111 1110 1100" calcext:value-type="string">
            <text:p>1111111111111111111 1110 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|11111111|11111111|11111101|101</text:p>
          </table:table-cell>
          <table:table-cell office:value-type="string" calcext:value-type="string">
            <text:p>7ffffed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110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22];[.$H222]+1;[.$I222]))" office:value-type="float" office:value="14" calcext:value-type="float">
            <text:p>14</text:p>
          </table:table-cell>
          <table:table-cell table:formula="of:=TRIM(COM.MICROSOFT.CONCAT(MID([.$G222];1;[.$H222]); &quot; &quot;; MID([.$G222];[.$H222]+1;[.$I222]); &quot; &quot;; MID([.$G222];[.$H222]+1+[.$I222];100)))" office:value-type="string" office:string-value="1111111111111111111 1110 1101" calcext:value-type="string">
            <text:p>1111111111111111111 1110 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|11111111|11111111|11111101|110</text:p>
          </table:table-cell>
          <table:table-cell office:value-type="string" calcext:value-type="string">
            <text:p>7ffffe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11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23];[.$H223]+1;[.$I223]))" office:value-type="float" office:value="14" calcext:value-type="float">
            <text:p>14</text:p>
          </table:table-cell>
          <table:table-cell table:formula="of:=TRIM(COM.MICROSOFT.CONCAT(MID([.$G223];1;[.$H223]); &quot; &quot;; MID([.$G223];[.$H223]+1;[.$I223]); &quot; &quot;; MID([.$G223];[.$H223]+1+[.$I223];100)))" office:value-type="string" office:string-value="1111111111111111111 1110 1110" calcext:value-type="string">
            <text:p>1111111111111111111 1110 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|11111111|11111111|11111101|111</text:p>
          </table:table-cell>
          <table:table-cell office:value-type="string" calcext:value-type="string">
            <text:p>7ffffef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11111111111111111111011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24];[.$H224]+1;[.$I224]))" office:value-type="float" office:value="14" calcext:value-type="float">
            <text:p>14</text:p>
          </table:table-cell>
          <table:table-cell table:formula="of:=TRIM(COM.MICROSOFT.CONCAT(MID([.$G224];1;[.$H224]); &quot; &quot;; MID([.$G224];[.$H224]+1;[.$I224]); &quot; &quot;; MID([.$G224];[.$H224]+1+[.$I224];100)))" office:value-type="string" office:string-value="1111111111111111111 1110 1111" calcext:value-type="string">
            <text:p>1111111111111111111 1110 1111</text:p>
          </table:table-cell>
          <table:table-cell table:number-columns-repeated="1013"/>
        </table:table-row>
        <table:table-row table:style-name="ro2">
          <table:table-cell table:style-name="ce5"/>
          <table:table-cell table:style-name="ce5" office:value-type="float" office:value="254" calcext:value-type="float">
            <text:p>254</text:p>
          </table:table-cell>
          <table:table-cell table:style-name="ce10" office:value-type="string" calcext:value-type="string">
            <text:p>|11111111|11111111|11111110|000</text:p>
          </table:table-cell>
          <table:table-cell table:style-name="ce5" office:value-type="string" calcext:value-type="string">
            <text:p>7fffff0</text:p>
          </table:table-cell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0" office:value-type="string" calcext:value-type="string">
            <text:p>111111111111111111111110000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4" calcext:value-type="float">
            <text:p>4</text:p>
          </table:table-cell>
          <table:table-cell table:style-name="ce10" table:formula="of:=BIN2DEC(MID([.$G225];[.$H225]+1;[.$I225]))" office:value-type="float" office:value="0" calcext:value-type="float">
            <text:p>0</text:p>
          </table:table-cell>
          <table:table-cell table:style-name="ce57" table:formula="of:=TRIM(COM.MICROSOFT.CONCAT(MID([.$G225];1;[.$H225]); &quot; &quot;; MID([.$G225];[.$H225]+1;[.$I225]); &quot; &quot;; MID([.$G225];[.$H225]+1+[.$I225];100)))" office:value-type="string" office:string-value="11111111111111111111111 0000" calcext:value-type="string">
            <text:p>11111111111111111111111 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|11111111|11111111|11111110|0010</text:p>
          </table:table-cell>
          <table:table-cell office:value-type="string" calcext:value-type="string">
            <text:p>fffffe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00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26];[.$H226]+1;[.$I226]))" office:value-type="float" office:value="1" calcext:value-type="float">
            <text:p>1</text:p>
          </table:table-cell>
          <table:table-cell table:formula="of:=TRIM(COM.MICROSOFT.CONCAT(MID([.$G226];1;[.$H226]); &quot; &quot;; MID([.$G226];[.$H226]+1;[.$I226]); &quot; &quot;; MID([.$G226];[.$H226]+1+[.$I226];100)))" office:value-type="string" office:string-value="11111111111111111111111 0001 0" calcext:value-type="string">
            <text:p>11111111111111111111111 000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|11111111|11111111|11111110|0011</text:p>
          </table:table-cell>
          <table:table-cell office:value-type="string" calcext:value-type="string">
            <text:p>fffffe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001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27];[.$H227]+1;[.$I227]))" office:value-type="float" office:value="1" calcext:value-type="float">
            <text:p>1</text:p>
          </table:table-cell>
          <table:table-cell table:formula="of:=TRIM(COM.MICROSOFT.CONCAT(MID([.$G227];1;[.$H227]); &quot; &quot;; MID([.$G227];[.$H227]+1;[.$I227]); &quot; &quot;; MID([.$G227];[.$H227]+1+[.$I227];100)))" office:value-type="string" office:string-value="11111111111111111111111 0001 1" calcext:value-type="string">
            <text:p>11111111111111111111111 000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|11111111|11111111|11111110|0100</text:p>
          </table:table-cell>
          <table:table-cell office:value-type="string" calcext:value-type="string">
            <text:p>fffffe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010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28];[.$H228]+1;[.$I228]))" office:value-type="float" office:value="2" calcext:value-type="float">
            <text:p>2</text:p>
          </table:table-cell>
          <table:table-cell table:formula="of:=TRIM(COM.MICROSOFT.CONCAT(MID([.$G228];1;[.$H228]); &quot; &quot;; MID([.$G228];[.$H228]+1;[.$I228]); &quot; &quot;; MID([.$G228];[.$H228]+1+[.$I228];100)))" office:value-type="string" office:string-value="11111111111111111111111 0010 0" calcext:value-type="string">
            <text:p>11111111111111111111111 001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|11111111|11111111|11111110|0101</text:p>
          </table:table-cell>
          <table:table-cell office:value-type="string" calcext:value-type="string">
            <text:p>fffffe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010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29];[.$H229]+1;[.$I229]))" office:value-type="float" office:value="2" calcext:value-type="float">
            <text:p>2</text:p>
          </table:table-cell>
          <table:table-cell table:formula="of:=TRIM(COM.MICROSOFT.CONCAT(MID([.$G229];1;[.$H229]); &quot; &quot;; MID([.$G229];[.$H229]+1;[.$I229]); &quot; &quot;; MID([.$G229];[.$H229]+1+[.$I229];100)))" office:value-type="string" office:string-value="11111111111111111111111 0010 1" calcext:value-type="string">
            <text:p>11111111111111111111111 001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|11111111|11111111|11111110|0110</text:p>
          </table:table-cell>
          <table:table-cell office:value-type="string" calcext:value-type="string">
            <text:p>fffffe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01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30];[.$H230]+1;[.$I230]))" office:value-type="float" office:value="3" calcext:value-type="float">
            <text:p>3</text:p>
          </table:table-cell>
          <table:table-cell table:formula="of:=TRIM(COM.MICROSOFT.CONCAT(MID([.$G230];1;[.$H230]); &quot; &quot;; MID([.$G230];[.$H230]+1;[.$I230]); &quot; &quot;; MID([.$G230];[.$H230]+1+[.$I230];100)))" office:value-type="string" office:string-value="11111111111111111111111 0011 0" calcext:value-type="string">
            <text:p>11111111111111111111111 001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|11111111|11111111|11111110|0111</text:p>
          </table:table-cell>
          <table:table-cell office:value-type="string" calcext:value-type="string">
            <text:p>fffffe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011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31];[.$H231]+1;[.$I231]))" office:value-type="float" office:value="3" calcext:value-type="float">
            <text:p>3</text:p>
          </table:table-cell>
          <table:table-cell table:formula="of:=TRIM(COM.MICROSOFT.CONCAT(MID([.$G231];1;[.$H231]); &quot; &quot;; MID([.$G231];[.$H231]+1;[.$I231]); &quot; &quot;; MID([.$G231];[.$H231]+1+[.$I231];100)))" office:value-type="string" office:string-value="11111111111111111111111 0011 1" calcext:value-type="string">
            <text:p>11111111111111111111111 001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|11111111|11111111|11111110|1000</text:p>
          </table:table-cell>
          <table:table-cell office:value-type="string" calcext:value-type="string">
            <text:p>fffffe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100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32];[.$H232]+1;[.$I232]))" office:value-type="float" office:value="4" calcext:value-type="float">
            <text:p>4</text:p>
          </table:table-cell>
          <table:table-cell table:formula="of:=TRIM(COM.MICROSOFT.CONCAT(MID([.$G232];1;[.$H232]); &quot; &quot;; MID([.$G232];[.$H232]+1;[.$I232]); &quot; &quot;; MID([.$G232];[.$H232]+1+[.$I232];100)))" office:value-type="string" office:string-value="11111111111111111111111 0100 0" calcext:value-type="string">
            <text:p>11111111111111111111111 010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|11111111|11111111|11111110|1001</text:p>
          </table:table-cell>
          <table:table-cell office:value-type="string" calcext:value-type="string">
            <text:p>fffffe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100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33];[.$H233]+1;[.$I233]))" office:value-type="float" office:value="4" calcext:value-type="float">
            <text:p>4</text:p>
          </table:table-cell>
          <table:table-cell table:formula="of:=TRIM(COM.MICROSOFT.CONCAT(MID([.$G233];1;[.$H233]); &quot; &quot;; MID([.$G233];[.$H233]+1;[.$I233]); &quot; &quot;; MID([.$G233];[.$H233]+1+[.$I233];100)))" office:value-type="string" office:string-value="11111111111111111111111 0100 1" calcext:value-type="string">
            <text:p>11111111111111111111111 010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|11111111|11111111|11111110|1010</text:p>
          </table:table-cell>
          <table:table-cell office:value-type="string" calcext:value-type="string">
            <text:p>fffffea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10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34];[.$H234]+1;[.$I234]))" office:value-type="float" office:value="5" calcext:value-type="float">
            <text:p>5</text:p>
          </table:table-cell>
          <table:table-cell table:formula="of:=TRIM(COM.MICROSOFT.CONCAT(MID([.$G234];1;[.$H234]); &quot; &quot;; MID([.$G234];[.$H234]+1;[.$I234]); &quot; &quot;; MID([.$G234];[.$H234]+1+[.$I234];100)))" office:value-type="string" office:string-value="11111111111111111111111 0101 0" calcext:value-type="string">
            <text:p>11111111111111111111111 010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|11111111|11111111|11111110|1011</text:p>
          </table:table-cell>
          <table:table-cell office:value-type="string" calcext:value-type="string">
            <text:p>fffffeb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101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35];[.$H235]+1;[.$I235]))" office:value-type="float" office:value="5" calcext:value-type="float">
            <text:p>5</text:p>
          </table:table-cell>
          <table:table-cell table:formula="of:=TRIM(COM.MICROSOFT.CONCAT(MID([.$G235];1;[.$H235]); &quot; &quot;; MID([.$G235];[.$H235]+1;[.$I235]); &quot; &quot;; MID([.$G235];[.$H235]+1+[.$I235];100)))" office:value-type="string" office:string-value="11111111111111111111111 0101 1" calcext:value-type="string">
            <text:p>11111111111111111111111 010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|11111111|11111111|11111110|1100</text:p>
          </table:table-cell>
          <table:table-cell office:value-type="string" calcext:value-type="string">
            <text:p>fffffec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110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36];[.$H236]+1;[.$I236]))" office:value-type="float" office:value="6" calcext:value-type="float">
            <text:p>6</text:p>
          </table:table-cell>
          <table:table-cell table:formula="of:=TRIM(COM.MICROSOFT.CONCAT(MID([.$G236];1;[.$H236]); &quot; &quot;; MID([.$G236];[.$H236]+1;[.$I236]); &quot; &quot;; MID([.$G236];[.$H236]+1+[.$I236];100)))" office:value-type="string" office:string-value="11111111111111111111111 0110 0" calcext:value-type="string">
            <text:p>11111111111111111111111 011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|11111111|11111111|11111110|1101</text:p>
          </table:table-cell>
          <table:table-cell office:value-type="string" calcext:value-type="string">
            <text:p>fffffed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110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37];[.$H237]+1;[.$I237]))" office:value-type="float" office:value="6" calcext:value-type="float">
            <text:p>6</text:p>
          </table:table-cell>
          <table:table-cell table:formula="of:=TRIM(COM.MICROSOFT.CONCAT(MID([.$G237];1;[.$H237]); &quot; &quot;; MID([.$G237];[.$H237]+1;[.$I237]); &quot; &quot;; MID([.$G237];[.$H237]+1+[.$I237];100)))" office:value-type="string" office:string-value="11111111111111111111111 0110 1" calcext:value-type="string">
            <text:p>11111111111111111111111 011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|11111111|11111111|11111110|1110</text:p>
          </table:table-cell>
          <table:table-cell office:value-type="string" calcext:value-type="string">
            <text:p>fffffe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11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38];[.$H238]+1;[.$I238]))" office:value-type="float" office:value="7" calcext:value-type="float">
            <text:p>7</text:p>
          </table:table-cell>
          <table:table-cell table:formula="of:=TRIM(COM.MICROSOFT.CONCAT(MID([.$G238];1;[.$H238]); &quot; &quot;; MID([.$G238];[.$H238]+1;[.$I238]); &quot; &quot;; MID([.$G238];[.$H238]+1+[.$I238];100)))" office:value-type="string" office:string-value="11111111111111111111111 0111 0" calcext:value-type="string">
            <text:p>11111111111111111111111 011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|11111111|11111111|11111110|1111</text:p>
          </table:table-cell>
          <table:table-cell office:value-type="string" calcext:value-type="string">
            <text:p>fffffef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0111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39];[.$H239]+1;[.$I239]))" office:value-type="float" office:value="7" calcext:value-type="float">
            <text:p>7</text:p>
          </table:table-cell>
          <table:table-cell table:formula="of:=TRIM(COM.MICROSOFT.CONCAT(MID([.$G239];1;[.$H239]); &quot; &quot;; MID([.$G239];[.$H239]+1;[.$I239]); &quot; &quot;; MID([.$G239];[.$H239]+1+[.$I239];100)))" office:value-type="string" office:string-value="11111111111111111111111 0111 1" calcext:value-type="string">
            <text:p>11111111111111111111111 011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|11111111|11111111|11111111|0000</text:p>
          </table:table-cell>
          <table:table-cell office:value-type="string" calcext:value-type="string">
            <text:p>ffffff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000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40];[.$H240]+1;[.$I240]))" office:value-type="float" office:value="8" calcext:value-type="float">
            <text:p>8</text:p>
          </table:table-cell>
          <table:table-cell table:formula="of:=TRIM(COM.MICROSOFT.CONCAT(MID([.$G240];1;[.$H240]); &quot; &quot;; MID([.$G240];[.$H240]+1;[.$I240]); &quot; &quot;; MID([.$G240];[.$H240]+1+[.$I240];100)))" office:value-type="string" office:string-value="11111111111111111111111 1000 0" calcext:value-type="string">
            <text:p>11111111111111111111111 100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|11111111|11111111|11111111|0001</text:p>
          </table:table-cell>
          <table:table-cell office:value-type="string" calcext:value-type="string">
            <text:p>ffffff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000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41];[.$H241]+1;[.$I241]))" office:value-type="float" office:value="8" calcext:value-type="float">
            <text:p>8</text:p>
          </table:table-cell>
          <table:table-cell table:formula="of:=TRIM(COM.MICROSOFT.CONCAT(MID([.$G241];1;[.$H241]); &quot; &quot;; MID([.$G241];[.$H241]+1;[.$I241]); &quot; &quot;; MID([.$G241];[.$H241]+1+[.$I241];100)))" office:value-type="string" office:string-value="11111111111111111111111 1000 1" calcext:value-type="string">
            <text:p>11111111111111111111111 100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|11111111|11111111|11111111|0010</text:p>
          </table:table-cell>
          <table:table-cell office:value-type="string" calcext:value-type="string">
            <text:p>ffffff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00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42];[.$H242]+1;[.$I242]))" office:value-type="float" office:value="9" calcext:value-type="float">
            <text:p>9</text:p>
          </table:table-cell>
          <table:table-cell table:formula="of:=TRIM(COM.MICROSOFT.CONCAT(MID([.$G242];1;[.$H242]); &quot; &quot;; MID([.$G242];[.$H242]+1;[.$I242]); &quot; &quot;; MID([.$G242];[.$H242]+1+[.$I242];100)))" office:value-type="string" office:string-value="11111111111111111111111 1001 0" calcext:value-type="string">
            <text:p>11111111111111111111111 100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|11111111|11111111|11111111|0011</text:p>
          </table:table-cell>
          <table:table-cell office:value-type="string" calcext:value-type="string">
            <text:p>ffffff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001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43];[.$H243]+1;[.$I243]))" office:value-type="float" office:value="9" calcext:value-type="float">
            <text:p>9</text:p>
          </table:table-cell>
          <table:table-cell table:formula="of:=TRIM(COM.MICROSOFT.CONCAT(MID([.$G243];1;[.$H243]); &quot; &quot;; MID([.$G243];[.$H243]+1;[.$I243]); &quot; &quot;; MID([.$G243];[.$H243]+1+[.$I243];100)))" office:value-type="string" office:string-value="11111111111111111111111 1001 1" calcext:value-type="string">
            <text:p>11111111111111111111111 100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|11111111|11111111|11111111|0100</text:p>
          </table:table-cell>
          <table:table-cell office:value-type="string" calcext:value-type="string">
            <text:p>ffffff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010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44];[.$H244]+1;[.$I244]))" office:value-type="float" office:value="10" calcext:value-type="float">
            <text:p>10</text:p>
          </table:table-cell>
          <table:table-cell table:formula="of:=TRIM(COM.MICROSOFT.CONCAT(MID([.$G244];1;[.$H244]); &quot; &quot;; MID([.$G244];[.$H244]+1;[.$I244]); &quot; &quot;; MID([.$G244];[.$H244]+1+[.$I244];100)))" office:value-type="string" office:string-value="11111111111111111111111 1010 0" calcext:value-type="string">
            <text:p>11111111111111111111111 101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|11111111|11111111|11111111|0101</text:p>
          </table:table-cell>
          <table:table-cell office:value-type="string" calcext:value-type="string">
            <text:p>ffffff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010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45];[.$H245]+1;[.$I245]))" office:value-type="float" office:value="10" calcext:value-type="float">
            <text:p>10</text:p>
          </table:table-cell>
          <table:table-cell table:formula="of:=TRIM(COM.MICROSOFT.CONCAT(MID([.$G245];1;[.$H245]); &quot; &quot;; MID([.$G245];[.$H245]+1;[.$I245]); &quot; &quot;; MID([.$G245];[.$H245]+1+[.$I245];100)))" office:value-type="string" office:string-value="11111111111111111111111 1010 1" calcext:value-type="string">
            <text:p>11111111111111111111111 101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|11111111|11111111|11111111|0110</text:p>
          </table:table-cell>
          <table:table-cell office:value-type="string" calcext:value-type="string">
            <text:p>ffffff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01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46];[.$H246]+1;[.$I246]))" office:value-type="float" office:value="11" calcext:value-type="float">
            <text:p>11</text:p>
          </table:table-cell>
          <table:table-cell table:formula="of:=TRIM(COM.MICROSOFT.CONCAT(MID([.$G246];1;[.$H246]); &quot; &quot;; MID([.$G246];[.$H246]+1;[.$I246]); &quot; &quot;; MID([.$G246];[.$H246]+1+[.$I246];100)))" office:value-type="string" office:string-value="11111111111111111111111 1011 0" calcext:value-type="string">
            <text:p>11111111111111111111111 101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|11111111|11111111|11111111|0111</text:p>
          </table:table-cell>
          <table:table-cell office:value-type="string" calcext:value-type="string">
            <text:p>ffffff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011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47];[.$H247]+1;[.$I247]))" office:value-type="float" office:value="11" calcext:value-type="float">
            <text:p>11</text:p>
          </table:table-cell>
          <table:table-cell table:formula="of:=TRIM(COM.MICROSOFT.CONCAT(MID([.$G247];1;[.$H247]); &quot; &quot;; MID([.$G247];[.$H247]+1;[.$I247]); &quot; &quot;; MID([.$G247];[.$H247]+1+[.$I247];100)))" office:value-type="string" office:string-value="11111111111111111111111 1011 1" calcext:value-type="string">
            <text:p>11111111111111111111111 101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|11111111|11111111|11111111|1000</text:p>
          </table:table-cell>
          <table:table-cell office:value-type="string" calcext:value-type="string">
            <text:p>ffffff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100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48];[.$H248]+1;[.$I248]))" office:value-type="float" office:value="12" calcext:value-type="float">
            <text:p>12</text:p>
          </table:table-cell>
          <table:table-cell table:formula="of:=TRIM(COM.MICROSOFT.CONCAT(MID([.$G248];1;[.$H248]); &quot; &quot;; MID([.$G248];[.$H248]+1;[.$I248]); &quot; &quot;; MID([.$G248];[.$H248]+1+[.$I248];100)))" office:value-type="string" office:string-value="11111111111111111111111 1100 0" calcext:value-type="string">
            <text:p>11111111111111111111111 110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|11111111|11111111|11111111|1001</text:p>
          </table:table-cell>
          <table:table-cell office:value-type="string" calcext:value-type="string">
            <text:p>ffffff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100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49];[.$H249]+1;[.$I249]))" office:value-type="float" office:value="12" calcext:value-type="float">
            <text:p>12</text:p>
          </table:table-cell>
          <table:table-cell table:formula="of:=TRIM(COM.MICROSOFT.CONCAT(MID([.$G249];1;[.$H249]); &quot; &quot;; MID([.$G249];[.$H249]+1;[.$I249]); &quot; &quot;; MID([.$G249];[.$H249]+1+[.$I249];100)))" office:value-type="string" office:string-value="11111111111111111111111 1100 1" calcext:value-type="string">
            <text:p>11111111111111111111111 110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|11111111|11111111|11111111|1010</text:p>
          </table:table-cell>
          <table:table-cell office:value-type="string" calcext:value-type="string">
            <text:p>ffffffa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10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50];[.$H250]+1;[.$I250]))" office:value-type="float" office:value="13" calcext:value-type="float">
            <text:p>13</text:p>
          </table:table-cell>
          <table:table-cell table:formula="of:=TRIM(COM.MICROSOFT.CONCAT(MID([.$G250];1;[.$H250]); &quot; &quot;; MID([.$G250];[.$H250]+1;[.$I250]); &quot; &quot;; MID([.$G250];[.$H250]+1+[.$I250];100)))" office:value-type="string" office:string-value="11111111111111111111111 1101 0" calcext:value-type="string">
            <text:p>11111111111111111111111 110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|11111111|11111111|11111111|1011</text:p>
          </table:table-cell>
          <table:table-cell office:value-type="string" calcext:value-type="string">
            <text:p>ffffffb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101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51];[.$H251]+1;[.$I251]))" office:value-type="float" office:value="13" calcext:value-type="float">
            <text:p>13</text:p>
          </table:table-cell>
          <table:table-cell table:formula="of:=TRIM(COM.MICROSOFT.CONCAT(MID([.$G251];1;[.$H251]); &quot; &quot;; MID([.$G251];[.$H251]+1;[.$I251]); &quot; &quot;; MID([.$G251];[.$H251]+1+[.$I251];100)))" office:value-type="string" office:string-value="11111111111111111111111 1101 1" calcext:value-type="string">
            <text:p>11111111111111111111111 1101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|11111111|11111111|11111111|1100</text:p>
          </table:table-cell>
          <table:table-cell office:value-type="string" calcext:value-type="string">
            <text:p>ffffffc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110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52];[.$H252]+1;[.$I252]))" office:value-type="float" office:value="14" calcext:value-type="float">
            <text:p>14</text:p>
          </table:table-cell>
          <table:table-cell table:formula="of:=TRIM(COM.MICROSOFT.CONCAT(MID([.$G252];1;[.$H252]); &quot; &quot;; MID([.$G252];[.$H252]+1;[.$I252]); &quot; &quot;; MID([.$G252];[.$H252]+1+[.$I252];100)))" office:value-type="string" office:string-value="11111111111111111111111 1110 0" calcext:value-type="string">
            <text:p>11111111111111111111111 1110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|11111111|11111111|11111111|1101</text:p>
          </table:table-cell>
          <table:table-cell office:value-type="string" calcext:value-type="string">
            <text:p>ffffffd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110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53];[.$H253]+1;[.$I253]))" office:value-type="float" office:value="14" calcext:value-type="float">
            <text:p>14</text:p>
          </table:table-cell>
          <table:table-cell table:formula="of:=TRIM(COM.MICROSOFT.CONCAT(MID([.$G253];1;[.$H253]); &quot; &quot;; MID([.$G253];[.$H253]+1;[.$I253]); &quot; &quot;; MID([.$G253];[.$H253]+1+[.$I253];100)))" office:value-type="string" office:string-value="11111111111111111111111 1110 1" calcext:value-type="string">
            <text:p>11111111111111111111111 1110 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|11111111|11111111|11111111|1110</text:p>
          </table:table-cell>
          <table:table-cell office:value-type="string" calcext:value-type="string">
            <text:p>ffffff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11111111111111111111111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54];[.$H254]+1;[.$I254]))" office:value-type="float" office:value="15" calcext:value-type="float">
            <text:p>15</text:p>
          </table:table-cell>
          <table:table-cell table:formula="of:=TRIM(COM.MICROSOFT.CONCAT(MID([.$G254];1;[.$H254]); &quot; &quot;; MID([.$G254];[.$H254]+1;[.$I254]); &quot; &quot;; MID([.$G254];[.$H254]+1+[.$I254];100)))" office:value-type="string" office:string-value="11111111111111111111111 1111 0" calcext:value-type="string">
            <text:p>11111111111111111111111 1111 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|11111111|11111111|11111111|111100</text:p>
          </table:table-cell>
          <table:table-cell office:value-type="string" calcext:value-type="string">
            <text:p>3ffffff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1111111111111111111111111110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55];[.$H255]+1;[.$I255]))" office:value-type="float" office:value="15" calcext:value-type="float">
            <text:p>15</text:p>
          </table:table-cell>
          <table:table-cell table:formula="of:=TRIM(COM.MICROSOFT.CONCAT(MID([.$G255];1;[.$H255]); &quot; &quot;; MID([.$G255];[.$H255]+1;[.$I255]); &quot; &quot;; MID([.$G255];[.$H255]+1+[.$I255];100)))" office:value-type="string" office:string-value="11111111111111111111111 1111 100" calcext:value-type="string">
            <text:p>11111111111111111111111 1111 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|11111111|11111111|11111111|111101</text:p>
          </table:table-cell>
          <table:table-cell office:value-type="string" calcext:value-type="string">
            <text:p>3ffffffd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1111111111111111111111111110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56];[.$H256]+1;[.$I256]))" office:value-type="float" office:value="15" calcext:value-type="float">
            <text:p>15</text:p>
          </table:table-cell>
          <table:table-cell table:formula="of:=TRIM(COM.MICROSOFT.CONCAT(MID([.$G256];1;[.$H256]); &quot; &quot;; MID([.$G256];[.$H256]+1;[.$I256]); &quot; &quot;; MID([.$G256];[.$H256]+1+[.$I256];100)))" office:value-type="string" office:string-value="11111111111111111111111 1111 101" calcext:value-type="string">
            <text:p>11111111111111111111111 1111 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|11111111|11111111|11111111|111110</text:p>
          </table:table-cell>
          <table:table-cell office:value-type="string" calcext:value-type="string">
            <text:p>3ffffff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111111111111111111111111111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57];[.$H257]+1;[.$I257]))" office:value-type="float" office:value="15" calcext:value-type="float">
            <text:p>15</text:p>
          </table:table-cell>
          <table:table-cell table:formula="of:=TRIM(COM.MICROSOFT.CONCAT(MID([.$G257];1;[.$H257]); &quot; &quot;; MID([.$G257];[.$H257]+1;[.$I257]); &quot; &quot;; MID([.$G257];[.$H257]+1+[.$I257];100)))" office:value-type="string" office:string-value="11111111111111111111111 1111 110" calcext:value-type="string">
            <text:p>11111111111111111111111 1111 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|11111111|11111111|11111111|111111</text:p>
          </table:table-cell>
          <table:table-cell office:value-type="string" calcext:value-type="string">
            <text:p>3fffffff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1111111111111111111111111111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11" table:formula="of:=BIN2DEC(MID([.$G258];[.$H258]+1;[.$I258]))" office:value-type="float" office:value="15" calcext:value-type="float">
            <text:p>15</text:p>
          </table:table-cell>
          <table:table-cell table:formula="of:=TRIM(COM.MICROSOFT.CONCAT(MID([.$G258];1;[.$H258]); &quot; &quot;; MID([.$G258];[.$H258]+1;[.$I258]); &quot; &quot;; MID([.$G258];[.$H258]+1+[.$I258];100)))" office:value-type="string" office:string-value="11111111111111111111111 1111 111" calcext:value-type="string">
            <text:p>11111111111111111111111 1111 111</text:p>
          </table:table-cell>
          <table:table-cell table:number-columns-repeated="1013"/>
        </table:table-row>
        <table:table-row table:style-name="ro2" table:number-rows-repeated="10483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huffman_code_hpack_raw" table:base-cell-address="$Table.$A$1" table:cell-range-address="$Table.$A$2:.$F$258"/>
          <table:named-range table:name="_xlnm._FilterDatabase" table:base-cell-address="$Table.$A$1" table:cell-range-address="$Table.$A$1:.$E$258"/>
        </table:named-expressions>
      </table:table>
      <table:table table:name="Decode helper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9" table:number-columns-repeated="2" table:default-cell-style-name="Default"/>
        <table:table-column table:style-name="co10" table:default-cell-style-name="ce27"/>
        <table:table-column table:style-name="co11" table:default-cell-style-name="ce30"/>
        <table:table-column table:style-name="co11" table:number-columns-repeated="3" table:default-cell-style-name="ce2"/>
        <table:table-column table:style-name="co11" table:default-cell-style-name="ce27"/>
        <table:table-column table:style-name="co12" table:default-cell-style-name="ce30"/>
        <table:table-column table:style-name="co12" table:number-columns-repeated="4" table:default-cell-style-name="ce6"/>
        <table:table-column table:style-name="co13" table:default-cell-style-name="ce30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6"/>
        <table:table-column table:style-name="co13" table:default-cell-style-name="ce27"/>
        <table:table-column table:style-name="co8" table:visibility="collapse" table:default-cell-style-name="ce35"/>
        <table:table-column table:style-name="co8" table:visibility="collapse" table:default-cell-style-name="Default"/>
        <table:table-column table:style-name="co15" table:default-cell-style-name="Default"/>
        <table:table-column table:style-name="co8" table:number-columns-repeated="995" table:default-cell-style-name="Default"/>
        <table:table-row table:style-name="ro3">
          <table:table-cell table:style-name="ce20" office:value-type="string" calcext:value-type="string">
            <text:p>Sym</text:p>
          </table:table-cell>
          <table:table-cell table:style-name="ce20" office:value-type="string" calcext:value-type="string">
            <text:p>Value</text:p>
          </table:table-cell>
          <table:table-cell office:value-type="string" calcext:value-type="string">
            <text:p>Code</text:p>
          </table:table-cell>
          <table:table-cell table:style-name="ce25" office:value-type="string" calcext:value-type="string">
            <text:p>Code</text:p>
          </table:table-cell>
          <table:table-cell table:style-name="ce26" office:value-type="string" calcext:value-type="string">
            <text:p>Offset</text:p>
          </table:table-cell>
          <table:table-cell table:style-name="ce28" office:value-type="string" calcext:value-type="string">
            <text:p>#1 Byte</text:p>
          </table:table-cell>
          <table:table-cell table:style-name="ce20" office:value-type="string" calcext:value-type="string">
            <text:p>#2 Byte</text:p>
          </table:table-cell>
          <table:table-cell table:style-name="ce20" office:value-type="string" calcext:value-type="string">
            <text:p>#3 Byte</text:p>
          </table:table-cell>
          <table:table-cell table:style-name="ce20" office:value-type="string" calcext:value-type="string">
            <text:p>#4 Byte</text:p>
          </table:table-cell>
          <table:table-cell table:style-name="ce26" office:value-type="string" calcext:value-type="string">
            <text:p>#5 Byte</text:p>
          </table:table-cell>
          <table:table-cell table:style-name="ce28" office:value-type="string" calcext:value-type="string">
            <text:p>Offset</text:p>
          </table:table-cell>
          <table:table-cell table:number-columns-repeated="4" table:style-name="ce20" office:value-type="string" calcext:value-type="string">
            <text:p>Offset</text:p>
          </table:table-cell>
          <table:table-cell table:style-name="ce28"/>
          <table:table-cell table:style-name="ce20" office:value-type="string" calcext:value-type="string">
            <text:p>#1 Column</text:p>
          </table:table-cell>
          <table:table-cell table:style-name="ce20"/>
          <table:table-cell table:style-name="ce20" office:value-type="string" calcext:value-type="string">
            <text:p>#2 Column</text:p>
          </table:table-cell>
          <table:table-cell table:style-name="ce20"/>
          <table:table-cell table:style-name="ce20" office:value-type="string" calcext:value-type="string">
            <text:p>#3 Column</text:p>
          </table:table-cell>
          <table:table-cell table:style-name="ce20"/>
          <table:table-cell table:style-name="ce20" office:value-type="string" calcext:value-type="string">
            <text:p>#4 Column</text:p>
          </table:table-cell>
          <table:table-cell table:style-name="ce20"/>
          <table:table-cell table:style-name="ce20" office:value-type="string" calcext:value-type="string">
            <text:p>#5 Column</text:p>
          </table:table-cell>
          <table:table-cell table:style-name="ce26"/>
          <table:table-cell table:style-name="ce34" office:value-type="string" calcext:value-type="string">
            <text:p>Comment</text:p>
          </table:table-cell>
          <table:table-cell table:style-name="ce36" office:value-type="string" calcext:value-type="string">
            <text:p>Data</text:p>
          </table:table-cell>
          <table:table-cell table:style-name="ce36" office:value-type="string" calcext:value-type="string">
            <text:p>Line</text:p>
          </table:table-cell>
          <table:table-cell table:style-name="ce36" table:number-columns-repeated="995"/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|11111111|11000</text:p>
          </table:table-cell>
          <table:table-cell office:value-type="string" calcext:value-type="string">
            <text:p>1111111111000</text:p>
          </table:table-cell>
          <table:table-cell office:value-type="float" office:value="8" calcext:value-type="float">
            <text:p>8</text:p>
          </table:table-cell>
          <table:table-cell table:style-name="ce29" table:formula="of:=IF(MID([.$D2];1;[.$E2])=&quot;&quot;; &quot;&quot;; COM.MICROSOFT.CONCAT(&quot;0b&quot;; MID([.$D2];1;[.$E2])))" office:value-type="string" office:string-value="0b11111111" calcext:value-type="string">
            <text:p>0b11111111</text:p>
          </table:table-cell>
          <table:table-cell table:style-name="ce29" table:formula="of:=IF(MID([.$D2];1+[.$E2]; 8)=&quot;&quot;; &quot;&quot;; COM.MICROSOFT.CONCAT(&quot;0b&quot;; MID([.$D2];1+[.$E2]; 8)))" office:value-type="string" office:string-value="0b11000" calcext:value-type="string">
            <text:p>0b11000</text:p>
          </table:table-cell>
          <table:table-cell table:style-name="ce29" table:formula="of:=IF(MID([.$D2];1+[.$E2]+8; 8)=&quot;&quot;; &quot;&quot;; COM.MICROSOFT.CONCAT(&quot;0b&quot;; MID([.$D2];1+[.$E2]+8; 8)))">
            <text:p/>
          </table:table-cell>
          <table:table-cell table:style-name="ce29" table:formula="of:=IF(MID([.$D2];1+[.$E2]+8+8; 8)=&quot;&quot;; &quot;&quot;; COM.MICROSOFT.CONCAT(&quot;0b&quot;; MID([.$D2];1+[.$E2]+8+8; 8)))">
            <text:p/>
          </table:table-cell>
          <table:table-cell table:style-name="ce29" table:formula="of:=IF(MID([.$D2];1+[.$E2]+8+8+8; 8)=&quot;&quot;; &quot;&quot;; COM.MICROSOFT.CONCAT(&quot;0b&quot;; MID([.$D2];1+[.$E2]+8+8+8; 8)))">
            <text:p/>
          </table:table-cell>
          <table:table-cell table:style-name="ce31" table:formula="of:=[.E2]-LEN([.F2])+2" office:value-type="float" office:value="0" calcext:value-type="float">
            <text:p>0</text:p>
          </table:table-cell>
          <table:table-cell table:style-name="ce29" table:formula="of:=IF([.G2]=&quot;&quot;; &quot;&quot;; 8-LEN([.G2])+2)" office:value-type="float" office:value="3" calcext:value-type="float">
            <text:p>3</text:p>
          </table:table-cell>
          <table:table-cell table:style-name="ce29" table:formula="of:=IF([.H2]=&quot;&quot;; &quot;&quot;; 8-LEN([.H2])+2)">
            <text:p/>
          </table:table-cell>
          <table:table-cell table:style-name="ce29" table:formula="of:=IF([.I2]=&quot;&quot;; &quot;&quot;; 8-LEN([.I2])+2)">
            <text:p/>
          </table:table-cell>
          <table:table-cell table:style-name="ce29" table:formula="of:=IF([.J2]=&quot;&quot;; &quot;&quot;; 8-LEN([.J2])+2)">
            <text:p/>
          </table:table-cell>
          <table:table-cell table:style-name="ce31" table:formula="of:=IF(OR([.$F2]=&quot;&quot;; [.$E2]=8); &quot;&quot;; &quot;+ &quot;)">
            <text:p/>
          </table:table-cell>
          <table:table-cell table:style-name="ce32" table:formula="of:=IF([.$F2]=&quot;&quot;; &quot;&quot;; IF([.$K2]&gt;0; COM.MICROSOFT.CONCAT(&quot;(&quot;; [.$F2]; &quot; &lt;&lt; &quot;; [.$K2]; &quot;)&quot;); [.$F2]))" office:value-type="string" office:string-value="0b11111111" calcext:value-type="string">
            <text:p>0b11111111</text:p>
          </table:table-cell>
          <table:table-cell table:style-name="ce32" table:formula="of:=IF(OR([.$F2]=&quot;&quot;; AND([.$G2]=&quot;&quot;; [.$K2]&lt;&gt;0)); &quot;&quot;; &quot;, &quot;)" office:value-type="string" office:string-value=", " calcext:value-type="string">
            <text:p>, </text:p>
          </table:table-cell>
          <table:table-cell table:style-name="ce32" table:formula="of:=IF([.$G2]=&quot;&quot;; &quot;&quot;; IF([.$L2]&gt;0; COM.MICROSOFT.CONCAT(&quot;(&quot;; [.$G2]; &quot; &lt;&lt; &quot;; [.$L2]; &quot;)&quot;); [.$G2]))" office:value-type="string" office:string-value="(0b11000 &lt;&lt; 3)" calcext:value-type="string">
            <text:p>(0b11000 &lt;&lt; 3)</text:p>
          </table:table-cell>
          <table:table-cell table:style-name="ce32" table:formula="of:=IF(OR([.$G2]=&quot;&quot;; AND([.$H2]=&quot;&quot;; [.$L2]&lt;&gt;0)); &quot;&quot;; &quot;, &quot;)">
            <text:p/>
          </table:table-cell>
          <table:table-cell table:style-name="ce32" table:formula="of:=IF(OR([.$G2]=&quot;&quot;; AND([.$H2]=&quot;&quot;; [.$L3]=0)); &quot;&quot;; &quot;, &quot;)">
            <text:p/>
          </table:table-cell>
          <table:table-cell table:style-name="ce32" table:formula="of:=IF(OR([.$H2]=&quot;&quot;; AND([.$I2]=&quot;&quot;; [.$M2]&lt;&gt;0)); &quot;&quot;; &quot;, &quot;)">
            <text:p/>
          </table:table-cell>
          <table:table-cell table:style-name="ce32" table:formula="of:=IF([.$I2]=&quot;&quot;; &quot;&quot;; IF([.$N2]&gt;0; COM.MICROSOFT.CONCAT(&quot;(&quot;; [.$I2]; &quot; &lt;&lt; &quot;; [.$N2]; &quot;)&quot;); [.$I2]))">
            <text:p/>
          </table:table-cell>
          <table:table-cell table:style-name="ce32" table:formula="of:=IF(OR([.$I2]=&quot;&quot;; AND([.$J2]=&quot;&quot;; [.$N2]&lt;&gt;0)); &quot;&quot;; &quot;, &quot;)">
            <text:p/>
          </table:table-cell>
          <table:table-cell table:style-name="ce32" table:formula="of:=IF([.$J2]=&quot;&quot;; &quot;&quot;; IF([.$O2]&gt;0; COM.MICROSOFT.CONCAT(&quot;(&quot;; [.$J2]; &quot; &lt;&lt; &quot;; [.$O2]; &quot;)&quot;); [.$J2]))">
            <text:p/>
          </table:table-cell>
          <table:table-cell table:style-name="ce33" table:formula="of:=IF(OR([.$J2]=&quot;&quot;; AND([.$O2]&lt;&gt;0)); &quot;&quot;; &quot;, &quot;)">
            <text:p/>
          </table:table-cell>
          <table:table-cell table:formula="of:=COM.MICROSOFT.CONCAT(&quot;// &quot;; [.B2]; &quot; &quot;; IF([.A2]=&quot;&quot;; &quot;   &quot;; COM.MICROSOFT.CONCAT(&quot;-&quot;; [.A2]; &quot;-&quot;)); &quot; &quot;; [.C2])" office:value-type="string" office:string-value="// 0     |11111111|11000" calcext:value-type="string">
            <text:p>// 0 <text:s text:c="4"/>|11111111|11000</text:p>
          </table:table-cell>
          <table:table-cell table:formula="of:=COM.MICROSOFT.CONCAT([.P2:.Z2])" office:value-type="string" office:string-value="0b11111111, (0b11000 &lt;&lt; 3)" calcext:value-type="string">
            <text:p>0b11111111, (0b11000 &lt;&lt; 3)</text:p>
          </table:table-cell>
          <table:table-cell table:formula="of:=COM.MICROSOFT.CONCAT([.AA2]; CHAR(10); [.AB2])" office:value-type="string" office:string-value="// 0     |11111111|11000&#10;0b11111111, (0b11000 &lt;&lt; 3)" calcext:value-type="string">
            <text:p>// 0     |11111111|11000</text:p>
            <text:p>0b11111111, (0b11000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|11111111|11111111|1011000</text:p>
          </table:table-cell>
          <table:table-cell office:value-type="string" calcext:value-type="string">
            <text:p>11111111111111111011000</text:p>
          </table:table-cell>
          <table:table-cell table:formula="of:=8-MOD(LEN([.$D2])-[.$E2]; 8)" office:value-type="float" office:value="3" calcext:value-type="float">
            <text:p>3</text:p>
          </table:table-cell>
          <table:table-cell table:style-name="ce29" table:formula="of:=IF(MID([.$D3];1;[.$E3])=&quot;&quot;; &quot;&quot;; COM.MICROSOFT.CONCAT(&quot;0b&quot;; MID([.$D3];1;[.$E3])))" office:value-type="string" office:string-value="0b111" calcext:value-type="string">
            <text:p>0b111</text:p>
          </table:table-cell>
          <table:table-cell table:style-name="ce29" table:formula="of:=IF(MID([.$D3];1+[.$E3]; 8)=&quot;&quot;; &quot;&quot;; COM.MICROSOFT.CONCAT(&quot;0b&quot;; MID([.$D3];1+[.$E3]; 8)))" office:value-type="string" office:string-value="0b11111111" calcext:value-type="string">
            <text:p>0b11111111</text:p>
          </table:table-cell>
          <table:table-cell table:style-name="ce29" table:formula="of:=IF(MID([.$D3];1+[.$E3]+8; 8)=&quot;&quot;; &quot;&quot;; COM.MICROSOFT.CONCAT(&quot;0b&quot;; MID([.$D3];1+[.$E3]+8; 8)))" office:value-type="string" office:string-value="0b11111101" calcext:value-type="string">
            <text:p>0b11111101</text:p>
          </table:table-cell>
          <table:table-cell table:style-name="ce29" table:formula="of:=IF(MID([.$D3];1+[.$E3]+8+8; 8)=&quot;&quot;; &quot;&quot;; COM.MICROSOFT.CONCAT(&quot;0b&quot;; MID([.$D3];1+[.$E3]+8+8; 8)))" office:value-type="string" office:string-value="0b1000" calcext:value-type="string">
            <text:p>0b1000</text:p>
          </table:table-cell>
          <table:table-cell table:style-name="ce29" table:formula="of:=IF(MID([.$D3];1+[.$E3]+8+8+8; 8)=&quot;&quot;; &quot;&quot;; COM.MICROSOFT.CONCAT(&quot;0b&quot;; MID([.$D3];1+[.$E3]+8+8+8; 8)))">
            <text:p/>
          </table:table-cell>
          <table:table-cell table:style-name="ce31" table:formula="of:=[.E3]-LEN([.F3])+2" office:value-type="float" office:value="0" calcext:value-type="float">
            <text:p>0</text:p>
          </table:table-cell>
          <table:table-cell table:style-name="ce29" table:formula="of:=IF([.G3]=&quot;&quot;; &quot;&quot;; 8-LEN([.G3])+2)" office:value-type="float" office:value="0" calcext:value-type="float">
            <text:p>0</text:p>
          </table:table-cell>
          <table:table-cell table:style-name="ce29" table:formula="of:=IF([.H3]=&quot;&quot;; &quot;&quot;; 8-LEN([.H3])+2)" office:value-type="float" office:value="0" calcext:value-type="float">
            <text:p>0</text:p>
          </table:table-cell>
          <table:table-cell table:style-name="ce29" table:formula="of:=IF([.I3]=&quot;&quot;; &quot;&quot;; 8-LEN([.I3])+2)" office:value-type="float" office:value="4" calcext:value-type="float">
            <text:p>4</text:p>
          </table:table-cell>
          <table:table-cell table:style-name="ce29" table:formula="of:=IF([.J3]=&quot;&quot;; &quot;&quot;; 8-LEN([.J3])+2)">
            <text:p/>
          </table:table-cell>
          <table:table-cell table:style-name="ce31" table:formula="of:=IF(OR([.$F3]=&quot;&quot;; [.$E3]=8); &quot;&quot;; &quot;+ &quot;)" office:value-type="string" office:string-value="+ " calcext:value-type="string">
            <text:p>+ </text:p>
          </table:table-cell>
          <table:table-cell table:style-name="ce32" table:formula="of:=IF([.$F3]=&quot;&quot;; &quot;&quot;; IF([.$K3]&gt;0; COM.MICROSOFT.CONCAT(&quot;(&quot;; [.$F3]; &quot; &lt;&lt; &quot;; [.$K3]; &quot;)&quot;); [.$F3]))" office:value-type="string" office:string-value="0b111" calcext:value-type="string">
            <text:p>0b111</text:p>
          </table:table-cell>
          <table:table-cell table:style-name="ce32" table:formula="of:=IF(OR([.$F3]=&quot;&quot;; AND([.$G3]=&quot;&quot;; [.$K3]&lt;&gt;0)); &quot;&quot;; &quot;, &quot;)" office:value-type="string" office:string-value=", " calcext:value-type="string">
            <text:p>, </text:p>
          </table:table-cell>
          <table:table-cell table:style-name="ce32" table:formula="of:=IF([.$G3]=&quot;&quot;; &quot;&quot;; IF([.$L3]&gt;0; COM.MICROSOFT.CONCAT(&quot;(&quot;; [.$G3]; &quot; &lt;&lt; &quot;; [.$L3]; &quot;)&quot;); [.$G3]))" office:value-type="string" office:string-value="0b11111111" calcext:value-type="string">
            <text:p>0b11111111</text:p>
          </table:table-cell>
          <table:table-cell table:style-name="ce32" table:formula="of:=IF(OR([.$G3]=&quot;&quot;; AND([.$H3]=&quot;&quot;; [.$L3]&lt;&gt;0)); &quot;&quot;; &quot;, &quot;)" office:value-type="string" office:string-value=", " calcext:value-type="string">
            <text:p>, </text:p>
          </table:table-cell>
          <table:table-cell table:style-name="ce32" table:formula="of:=IF([.$H3]=&quot;&quot;; &quot;&quot;; IF([.$M3]&gt;0; COM.MICROSOFT.CONCAT(&quot;(&quot;; [.$H3]; &quot; &lt;&lt; &quot;; [.$M3]; &quot;)&quot;); [.$H3]))" office:value-type="string" office:string-value="0b11111101" calcext:value-type="string">
            <text:p>0b11111101</text:p>
          </table:table-cell>
          <table:table-cell table:style-name="ce32" table:formula="of:=IF(OR([.$H3]=&quot;&quot;; AND([.$I3]=&quot;&quot;; [.$M3]&lt;&gt;0)); &quot;&quot;; &quot;, &quot;)" office:value-type="string" office:string-value=", " calcext:value-type="string">
            <text:p>, </text:p>
          </table:table-cell>
          <table:table-cell table:style-name="ce32" table:formula="of:=IF([.$I3]=&quot;&quot;; &quot;&quot;; IF([.$N3]&gt;0; COM.MICROSOFT.CONCAT(&quot;(&quot;; [.$I3]; &quot; &lt;&lt; &quot;; [.$N3]; &quot;)&quot;); [.$I3]))" office:value-type="string" office:string-value="(0b1000 &lt;&lt; 4)" calcext:value-type="string">
            <text:p>(0b1000 &lt;&lt; 4)</text:p>
          </table:table-cell>
          <table:table-cell table:style-name="ce32" table:formula="of:=IF(OR([.$I3]=&quot;&quot;; AND([.$J3]=&quot;&quot;; [.$N3]&lt;&gt;0)); &quot;&quot;; &quot;, &quot;)">
            <text:p/>
          </table:table-cell>
          <table:table-cell table:style-name="ce32" table:formula="of:=IF([.$J3]=&quot;&quot;; &quot;&quot;; IF([.$O3]&gt;0; COM.MICROSOFT.CONCAT(&quot;(&quot;; [.$J3]; &quot; &lt;&lt; &quot;; [.$O3]; &quot;)&quot;); [.$J3]))">
            <text:p/>
          </table:table-cell>
          <table:table-cell table:style-name="ce33" table:formula="of:=IF(OR([.$J3]=&quot;&quot;; AND([.$O3]&lt;&gt;0)); &quot;&quot;; &quot;, &quot;)">
            <text:p/>
          </table:table-cell>
          <table:table-cell table:formula="of:=COM.MICROSOFT.CONCAT(&quot;// &quot;; [.B3]; &quot; &quot;; IF([.A3]=&quot;&quot;; &quot;   &quot;; COM.MICROSOFT.CONCAT(&quot;-&quot;; [.A3]; &quot;-&quot;)); &quot; &quot;; [.C3])" office:value-type="string" office:string-value="// 1     |11111111|11111111|1011000" calcext:value-type="string">
            <text:p>// 1 <text:s text:c="4"/>|11111111|11111111|1011000</text:p>
          </table:table-cell>
          <table:table-cell table:formula="of:=COM.MICROSOFT.CONCAT([.P3:.Z3])" office:value-type="string" office:string-value="+ 0b111, 0b11111111, 0b11111101, (0b1000 &lt;&lt; 4)" calcext:value-type="string">
            <text:p>+ 0b111, 0b11111111, 0b11111101, (0b1000 &lt;&lt; 4)</text:p>
          </table:table-cell>
          <table:table-cell table:formula="of:=COM.MICROSOFT.CONCAT([.AA3]; CHAR(10); [.AB3])" office:value-type="string" office:string-value="// 1     |11111111|11111111|1011000&#10;+ 0b111, 0b11111111, 0b11111101, (0b1000 &lt;&lt; 4)" calcext:value-type="string">
            <text:p>// 1     |11111111|11111111|1011000</text:p>
            <text:p>+ 0b111, 0b11111111, 0b11111101, (0b10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|11111111|11111111|11111110|0010</text:p>
          </table:table-cell>
          <table:table-cell office:value-type="string" calcext:value-type="string">
            <text:p>1111111111111111111111100010</text:p>
          </table:table-cell>
          <table:table-cell table:formula="of:=8-MOD(LEN([.$D3])-[.$E3]; 8)" office:value-type="float" office:value="4" calcext:value-type="float">
            <text:p>4</text:p>
          </table:table-cell>
          <table:table-cell table:style-name="ce29" table:formula="of:=IF(MID([.$D4];1;[.$E4])=&quot;&quot;; &quot;&quot;; COM.MICROSOFT.CONCAT(&quot;0b&quot;; MID([.$D4];1;[.$E4])))" office:value-type="string" office:string-value="0b1111" calcext:value-type="string">
            <text:p>0b1111</text:p>
          </table:table-cell>
          <table:table-cell table:style-name="ce29" table:formula="of:=IF(MID([.$D4];1+[.$E4]; 8)=&quot;&quot;; &quot;&quot;; COM.MICROSOFT.CONCAT(&quot;0b&quot;; MID([.$D4];1+[.$E4]; 8)))" office:value-type="string" office:string-value="0b11111111" calcext:value-type="string">
            <text:p>0b11111111</text:p>
          </table:table-cell>
          <table:table-cell table:style-name="ce29" table:formula="of:=IF(MID([.$D4];1+[.$E4]+8; 8)=&quot;&quot;; &quot;&quot;; COM.MICROSOFT.CONCAT(&quot;0b&quot;; MID([.$D4];1+[.$E4]+8; 8)))" office:value-type="string" office:string-value="0b11111111" calcext:value-type="string">
            <text:p>0b11111111</text:p>
          </table:table-cell>
          <table:table-cell table:style-name="ce29" table:formula="of:=IF(MID([.$D4];1+[.$E4]+8+8; 8)=&quot;&quot;; &quot;&quot;; COM.MICROSOFT.CONCAT(&quot;0b&quot;; MID([.$D4];1+[.$E4]+8+8; 8)))" office:value-type="string" office:string-value="0b11100010" calcext:value-type="string">
            <text:p>0b11100010</text:p>
          </table:table-cell>
          <table:table-cell table:style-name="ce29" table:formula="of:=IF(MID([.$D4];1+[.$E4]+8+8+8; 8)=&quot;&quot;; &quot;&quot;; COM.MICROSOFT.CONCAT(&quot;0b&quot;; MID([.$D4];1+[.$E4]+8+8+8; 8)))">
            <text:p/>
          </table:table-cell>
          <table:table-cell table:style-name="ce31" table:formula="of:=[.E4]-LEN([.F4])+2" office:value-type="float" office:value="0" calcext:value-type="float">
            <text:p>0</text:p>
          </table:table-cell>
          <table:table-cell table:style-name="ce29" table:formula="of:=IF([.G4]=&quot;&quot;; &quot;&quot;; 8-LEN([.G4])+2)" office:value-type="float" office:value="0" calcext:value-type="float">
            <text:p>0</text:p>
          </table:table-cell>
          <table:table-cell table:style-name="ce29" table:formula="of:=IF([.H4]=&quot;&quot;; &quot;&quot;; 8-LEN([.H4])+2)" office:value-type="float" office:value="0" calcext:value-type="float">
            <text:p>0</text:p>
          </table:table-cell>
          <table:table-cell table:style-name="ce29" table:formula="of:=IF([.I4]=&quot;&quot;; &quot;&quot;; 8-LEN([.I4])+2)" office:value-type="float" office:value="0" calcext:value-type="float">
            <text:p>0</text:p>
          </table:table-cell>
          <table:table-cell table:style-name="ce29" table:formula="of:=IF([.J4]=&quot;&quot;; &quot;&quot;; 8-LEN([.J4])+2)">
            <text:p/>
          </table:table-cell>
          <table:table-cell table:style-name="ce31" table:formula="of:=IF(OR([.$F4]=&quot;&quot;; [.$E4]=8); &quot;&quot;; &quot;+ &quot;)" office:value-type="string" office:string-value="+ " calcext:value-type="string">
            <text:p>+ </text:p>
          </table:table-cell>
          <table:table-cell table:style-name="ce32" table:formula="of:=IF([.$F4]=&quot;&quot;; &quot;&quot;; IF([.$K4]&gt;0; COM.MICROSOFT.CONCAT(&quot;(&quot;; [.$F4]; &quot; &lt;&lt; &quot;; [.$K4]; &quot;)&quot;); [.$F4]))" office:value-type="string" office:string-value="0b1111" calcext:value-type="string">
            <text:p>0b1111</text:p>
          </table:table-cell>
          <table:table-cell table:style-name="ce32" table:formula="of:=IF(OR([.$F4]=&quot;&quot;; AND([.$G4]=&quot;&quot;; [.$K4]&lt;&gt;0)); &quot;&quot;; &quot;, &quot;)" office:value-type="string" office:string-value=", " calcext:value-type="string">
            <text:p>, </text:p>
          </table:table-cell>
          <table:table-cell table:style-name="ce32" table:formula="of:=IF([.$G4]=&quot;&quot;; &quot;&quot;; IF([.$L4]&gt;0; COM.MICROSOFT.CONCAT(&quot;(&quot;; [.$G4]; &quot; &lt;&lt; &quot;; [.$L4]; &quot;)&quot;); [.$G4]))" office:value-type="string" office:string-value="0b11111111" calcext:value-type="string">
            <text:p>0b11111111</text:p>
          </table:table-cell>
          <table:table-cell table:style-name="ce32" table:formula="of:=IF(OR([.$G4]=&quot;&quot;; AND([.$H4]=&quot;&quot;; [.$L4]&lt;&gt;0)); &quot;&quot;; &quot;, &quot;)" office:value-type="string" office:string-value=", " calcext:value-type="string">
            <text:p>, </text:p>
          </table:table-cell>
          <table:table-cell table:style-name="ce32" table:formula="of:=IF([.$H4]=&quot;&quot;; &quot;&quot;; IF([.$M4]&gt;0; COM.MICROSOFT.CONCAT(&quot;(&quot;; [.$H4]; &quot; &lt;&lt; &quot;; [.$M4]; &quot;)&quot;); [.$H4]))" office:value-type="string" office:string-value="0b11111111" calcext:value-type="string">
            <text:p>0b11111111</text:p>
          </table:table-cell>
          <table:table-cell table:style-name="ce32" table:formula="of:=IF(OR([.$H4]=&quot;&quot;; AND([.$I4]=&quot;&quot;; [.$M4]&lt;&gt;0)); &quot;&quot;; &quot;, &quot;)" office:value-type="string" office:string-value=", " calcext:value-type="string">
            <text:p>, </text:p>
          </table:table-cell>
          <table:table-cell table:style-name="ce32" table:formula="of:=IF([.$I4]=&quot;&quot;; &quot;&quot;; IF([.$N4]&gt;0; COM.MICROSOFT.CONCAT(&quot;(&quot;; [.$I4]; &quot; &lt;&lt; &quot;; [.$N4]; &quot;)&quot;); [.$I4]))" office:value-type="string" office:string-value="0b11100010" calcext:value-type="string">
            <text:p>0b11100010</text:p>
          </table:table-cell>
          <table:table-cell table:style-name="ce32" table:formula="of:=IF(OR([.$I4]=&quot;&quot;; AND([.$J4]=&quot;&quot;; [.$N4]&lt;&gt;0)); &quot;&quot;; &quot;, &quot;)" office:value-type="string" office:string-value=", " calcext:value-type="string">
            <text:p>, </text:p>
          </table:table-cell>
          <table:table-cell table:style-name="ce32" table:formula="of:=IF([.$J4]=&quot;&quot;; &quot;&quot;; IF([.$O4]&gt;0; COM.MICROSOFT.CONCAT(&quot;(&quot;; [.$J4]; &quot; &lt;&lt; &quot;; [.$O4]; &quot;)&quot;); [.$J4]))">
            <text:p/>
          </table:table-cell>
          <table:table-cell table:style-name="ce33" table:formula="of:=IF(OR([.$J4]=&quot;&quot;; AND([.$O4]&lt;&gt;0)); &quot;&quot;; &quot;, &quot;)">
            <text:p/>
          </table:table-cell>
          <table:table-cell table:formula="of:=COM.MICROSOFT.CONCAT(&quot;// &quot;; [.B4]; &quot; &quot;; IF([.A4]=&quot;&quot;; &quot;   &quot;; COM.MICROSOFT.CONCAT(&quot;-&quot;; [.A4]; &quot;-&quot;)); &quot; &quot;; [.C4])" office:value-type="string" office:string-value="// 2     |11111111|11111111|11111110|0010" calcext:value-type="string">
            <text:p>// 2 <text:s text:c="4"/>|11111111|11111111|11111110|0010</text:p>
          </table:table-cell>
          <table:table-cell table:formula="of:=COM.MICROSOFT.CONCAT([.P4:.Z4])" office:value-type="string" office:string-value="+ 0b1111, 0b11111111, 0b11111111, 0b11100010, " calcext:value-type="string">
            <text:p>+ 0b1111, 0b11111111, 0b11111111, 0b11100010, </text:p>
          </table:table-cell>
          <table:table-cell table:formula="of:=COM.MICROSOFT.CONCAT([.AA4]; CHAR(10); [.AB4])" office:value-type="string" office:string-value="// 2     |11111111|11111111|11111110|0010&#10;+ 0b1111, 0b11111111, 0b11111111, 0b11100010, " calcext:value-type="string">
            <text:p>// 2     |11111111|11111111|11111110|0010</text:p>
            <text:p>+ 0b1111, 0b11111111, 0b11111111, 0b1110001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|11111111|11111111|11111110|0011</text:p>
          </table:table-cell>
          <table:table-cell office:value-type="string" calcext:value-type="string">
            <text:p>1111111111111111111111100011</text:p>
          </table:table-cell>
          <table:table-cell table:formula="of:=8-MOD(LEN([.$D4])-[.$E4]; 8)" office:value-type="float" office:value="8" calcext:value-type="float">
            <text:p>8</text:p>
          </table:table-cell>
          <table:table-cell table:style-name="ce29" table:formula="of:=IF(MID([.$D5];1;[.$E5])=&quot;&quot;; &quot;&quot;; COM.MICROSOFT.CONCAT(&quot;0b&quot;; MID([.$D5];1;[.$E5])))" office:value-type="string" office:string-value="0b11111111" calcext:value-type="string">
            <text:p>0b11111111</text:p>
          </table:table-cell>
          <table:table-cell table:style-name="ce29" table:formula="of:=IF(MID([.$D5];1+[.$E5]; 8)=&quot;&quot;; &quot;&quot;; COM.MICROSOFT.CONCAT(&quot;0b&quot;; MID([.$D5];1+[.$E5]; 8)))" office:value-type="string" office:string-value="0b11111111" calcext:value-type="string">
            <text:p>0b11111111</text:p>
          </table:table-cell>
          <table:table-cell table:style-name="ce29" table:formula="of:=IF(MID([.$D5];1+[.$E5]+8; 8)=&quot;&quot;; &quot;&quot;; COM.MICROSOFT.CONCAT(&quot;0b&quot;; MID([.$D5];1+[.$E5]+8; 8)))" office:value-type="string" office:string-value="0b11111110" calcext:value-type="string">
            <text:p>0b11111110</text:p>
          </table:table-cell>
          <table:table-cell table:style-name="ce29" table:formula="of:=IF(MID([.$D5];1+[.$E5]+8+8; 8)=&quot;&quot;; &quot;&quot;; COM.MICROSOFT.CONCAT(&quot;0b&quot;; MID([.$D5];1+[.$E5]+8+8; 8)))" office:value-type="string" office:string-value="0b0011" calcext:value-type="string">
            <text:p>0b0011</text:p>
          </table:table-cell>
          <table:table-cell table:style-name="ce29" table:formula="of:=IF(MID([.$D5];1+[.$E5]+8+8+8; 8)=&quot;&quot;; &quot;&quot;; COM.MICROSOFT.CONCAT(&quot;0b&quot;; MID([.$D5];1+[.$E5]+8+8+8; 8)))">
            <text:p/>
          </table:table-cell>
          <table:table-cell table:style-name="ce31" table:formula="of:=[.E5]-LEN([.F5])+2" office:value-type="float" office:value="0" calcext:value-type="float">
            <text:p>0</text:p>
          </table:table-cell>
          <table:table-cell table:style-name="ce29" table:formula="of:=IF([.G5]=&quot;&quot;; &quot;&quot;; 8-LEN([.G5])+2)" office:value-type="float" office:value="0" calcext:value-type="float">
            <text:p>0</text:p>
          </table:table-cell>
          <table:table-cell table:style-name="ce29" table:formula="of:=IF([.H5]=&quot;&quot;; &quot;&quot;; 8-LEN([.H5])+2)" office:value-type="float" office:value="0" calcext:value-type="float">
            <text:p>0</text:p>
          </table:table-cell>
          <table:table-cell table:style-name="ce29" table:formula="of:=IF([.I5]=&quot;&quot;; &quot;&quot;; 8-LEN([.I5])+2)" office:value-type="float" office:value="4" calcext:value-type="float">
            <text:p>4</text:p>
          </table:table-cell>
          <table:table-cell table:style-name="ce29" table:formula="of:=IF([.J5]=&quot;&quot;; &quot;&quot;; 8-LEN([.J5])+2)">
            <text:p/>
          </table:table-cell>
          <table:table-cell table:style-name="ce31" table:formula="of:=IF(OR([.$F5]=&quot;&quot;; [.$E5]=8); &quot;&quot;; &quot;+ &quot;)">
            <text:p/>
          </table:table-cell>
          <table:table-cell table:style-name="ce32" table:formula="of:=IF([.$F5]=&quot;&quot;; &quot;&quot;; IF([.$K5]&gt;0; COM.MICROSOFT.CONCAT(&quot;(&quot;; [.$F5]; &quot; &lt;&lt; &quot;; [.$K5]; &quot;)&quot;); [.$F5]))" office:value-type="string" office:string-value="0b11111111" calcext:value-type="string">
            <text:p>0b11111111</text:p>
          </table:table-cell>
          <table:table-cell table:style-name="ce32" table:formula="of:=IF(OR([.$F5]=&quot;&quot;; AND([.$G5]=&quot;&quot;; [.$K5]&lt;&gt;0)); &quot;&quot;; &quot;, &quot;)" office:value-type="string" office:string-value=", " calcext:value-type="string">
            <text:p>, </text:p>
          </table:table-cell>
          <table:table-cell table:style-name="ce32" table:formula="of:=IF([.$G5]=&quot;&quot;; &quot;&quot;; IF([.$L5]&gt;0; COM.MICROSOFT.CONCAT(&quot;(&quot;; [.$G5]; &quot; &lt;&lt; &quot;; [.$L5]; &quot;)&quot;); [.$G5]))" office:value-type="string" office:string-value="0b11111111" calcext:value-type="string">
            <text:p>0b11111111</text:p>
          </table:table-cell>
          <table:table-cell table:style-name="ce32" table:formula="of:=IF(OR([.$G5]=&quot;&quot;; AND([.$H5]=&quot;&quot;; [.$L5]&lt;&gt;0)); &quot;&quot;; &quot;, &quot;)" office:value-type="string" office:string-value=", " calcext:value-type="string">
            <text:p>, </text:p>
          </table:table-cell>
          <table:table-cell table:style-name="ce32" table:formula="of:=IF([.$H5]=&quot;&quot;; &quot;&quot;; IF([.$M5]&gt;0; COM.MICROSOFT.CONCAT(&quot;(&quot;; [.$H5]; &quot; &lt;&lt; &quot;; [.$M5]; &quot;)&quot;); [.$H5]))" office:value-type="string" office:string-value="0b11111110" calcext:value-type="string">
            <text:p>0b11111110</text:p>
          </table:table-cell>
          <table:table-cell table:style-name="ce32" table:formula="of:=IF(OR([.$H5]=&quot;&quot;; AND([.$I5]=&quot;&quot;; [.$M5]&lt;&gt;0)); &quot;&quot;; &quot;, &quot;)" office:value-type="string" office:string-value=", " calcext:value-type="string">
            <text:p>, </text:p>
          </table:table-cell>
          <table:table-cell table:style-name="ce32" table:formula="of:=IF([.$I5]=&quot;&quot;; &quot;&quot;; IF([.$N5]&gt;0; COM.MICROSOFT.CONCAT(&quot;(&quot;; [.$I5]; &quot; &lt;&lt; &quot;; [.$N5]; &quot;)&quot;); [.$I5]))" office:value-type="string" office:string-value="(0b0011 &lt;&lt; 4)" calcext:value-type="string">
            <text:p>(0b0011 &lt;&lt; 4)</text:p>
          </table:table-cell>
          <table:table-cell table:style-name="ce32" table:formula="of:=IF(OR([.$I5]=&quot;&quot;; AND([.$J5]=&quot;&quot;; [.$N5]&lt;&gt;0)); &quot;&quot;; &quot;, &quot;)">
            <text:p/>
          </table:table-cell>
          <table:table-cell table:style-name="ce32" table:formula="of:=IF([.$J5]=&quot;&quot;; &quot;&quot;; IF([.$O5]&gt;0; COM.MICROSOFT.CONCAT(&quot;(&quot;; [.$J5]; &quot; &lt;&lt; &quot;; [.$O5]; &quot;)&quot;); [.$J5]))">
            <text:p/>
          </table:table-cell>
          <table:table-cell table:style-name="ce33" table:formula="of:=IF(OR([.$J5]=&quot;&quot;; AND([.$O5]&lt;&gt;0)); &quot;&quot;; &quot;, &quot;)">
            <text:p/>
          </table:table-cell>
          <table:table-cell table:formula="of:=COM.MICROSOFT.CONCAT(&quot;// &quot;; [.B5]; &quot; &quot;; IF([.A5]=&quot;&quot;; &quot;   &quot;; COM.MICROSOFT.CONCAT(&quot;-&quot;; [.A5]; &quot;-&quot;)); &quot; &quot;; [.C5])" office:value-type="string" office:string-value="// 3     |11111111|11111111|11111110|0011" calcext:value-type="string">
            <text:p>// 3 <text:s text:c="4"/>|11111111|11111111|11111110|0011</text:p>
          </table:table-cell>
          <table:table-cell table:formula="of:=COM.MICROSOFT.CONCAT([.P5:.Z5])" office:value-type="string" office:string-value="0b11111111, 0b11111111, 0b11111110, (0b0011 &lt;&lt; 4)" calcext:value-type="string">
            <text:p>0b11111111, 0b11111111, 0b11111110, (0b0011 &lt;&lt; 4)</text:p>
          </table:table-cell>
          <table:table-cell table:formula="of:=COM.MICROSOFT.CONCAT([.AA5]; CHAR(10); [.AB5])" office:value-type="string" office:string-value="// 3     |11111111|11111111|11111110|0011&#10;0b11111111, 0b11111111, 0b11111110, (0b0011 &lt;&lt; 4)" calcext:value-type="string">
            <text:p>// 3     |11111111|11111111|11111110|0011</text:p>
            <text:p>0b11111111, 0b11111111, 0b11111110, (0b001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|11111111|11111111|11111110|0100</text:p>
          </table:table-cell>
          <table:table-cell office:value-type="string" calcext:value-type="string">
            <text:p>1111111111111111111111100100</text:p>
          </table:table-cell>
          <table:table-cell table:formula="of:=8-MOD(LEN([.$D5])-[.$E5]; 8)" office:value-type="float" office:value="4" calcext:value-type="float">
            <text:p>4</text:p>
          </table:table-cell>
          <table:table-cell table:style-name="ce29" table:formula="of:=IF(MID([.$D6];1;[.$E6])=&quot;&quot;; &quot;&quot;; COM.MICROSOFT.CONCAT(&quot;0b&quot;; MID([.$D6];1;[.$E6])))" office:value-type="string" office:string-value="0b1111" calcext:value-type="string">
            <text:p>0b1111</text:p>
          </table:table-cell>
          <table:table-cell table:style-name="ce29" table:formula="of:=IF(MID([.$D6];1+[.$E6]; 8)=&quot;&quot;; &quot;&quot;; COM.MICROSOFT.CONCAT(&quot;0b&quot;; MID([.$D6];1+[.$E6]; 8)))" office:value-type="string" office:string-value="0b11111111" calcext:value-type="string">
            <text:p>0b11111111</text:p>
          </table:table-cell>
          <table:table-cell table:style-name="ce29" table:formula="of:=IF(MID([.$D6];1+[.$E6]+8; 8)=&quot;&quot;; &quot;&quot;; COM.MICROSOFT.CONCAT(&quot;0b&quot;; MID([.$D6];1+[.$E6]+8; 8)))" office:value-type="string" office:string-value="0b11111111" calcext:value-type="string">
            <text:p>0b11111111</text:p>
          </table:table-cell>
          <table:table-cell table:style-name="ce29" table:formula="of:=IF(MID([.$D6];1+[.$E6]+8+8; 8)=&quot;&quot;; &quot;&quot;; COM.MICROSOFT.CONCAT(&quot;0b&quot;; MID([.$D6];1+[.$E6]+8+8; 8)))" office:value-type="string" office:string-value="0b11100100" calcext:value-type="string">
            <text:p>0b11100100</text:p>
          </table:table-cell>
          <table:table-cell table:style-name="ce29" table:formula="of:=IF(MID([.$D6];1+[.$E6]+8+8+8; 8)=&quot;&quot;; &quot;&quot;; COM.MICROSOFT.CONCAT(&quot;0b&quot;; MID([.$D6];1+[.$E6]+8+8+8; 8)))">
            <text:p/>
          </table:table-cell>
          <table:table-cell table:style-name="ce31" table:formula="of:=[.E6]-LEN([.F6])+2" office:value-type="float" office:value="0" calcext:value-type="float">
            <text:p>0</text:p>
          </table:table-cell>
          <table:table-cell table:style-name="ce29" table:formula="of:=IF([.G6]=&quot;&quot;; &quot;&quot;; 8-LEN([.G6])+2)" office:value-type="float" office:value="0" calcext:value-type="float">
            <text:p>0</text:p>
          </table:table-cell>
          <table:table-cell table:style-name="ce29" table:formula="of:=IF([.H6]=&quot;&quot;; &quot;&quot;; 8-LEN([.H6])+2)" office:value-type="float" office:value="0" calcext:value-type="float">
            <text:p>0</text:p>
          </table:table-cell>
          <table:table-cell table:style-name="ce29" table:formula="of:=IF([.I6]=&quot;&quot;; &quot;&quot;; 8-LEN([.I6])+2)" office:value-type="float" office:value="0" calcext:value-type="float">
            <text:p>0</text:p>
          </table:table-cell>
          <table:table-cell table:style-name="ce29" table:formula="of:=IF([.J6]=&quot;&quot;; &quot;&quot;; 8-LEN([.J6])+2)">
            <text:p/>
          </table:table-cell>
          <table:table-cell table:style-name="ce31" table:formula="of:=IF(OR([.$F6]=&quot;&quot;; [.$E6]=8); &quot;&quot;; &quot;+ &quot;)" office:value-type="string" office:string-value="+ " calcext:value-type="string">
            <text:p>+ </text:p>
          </table:table-cell>
          <table:table-cell table:style-name="ce32" table:formula="of:=IF([.$F6]=&quot;&quot;; &quot;&quot;; IF([.$K6]&gt;0; COM.MICROSOFT.CONCAT(&quot;(&quot;; [.$F6]; &quot; &lt;&lt; &quot;; [.$K6]; &quot;)&quot;); [.$F6]))" office:value-type="string" office:string-value="0b1111" calcext:value-type="string">
            <text:p>0b1111</text:p>
          </table:table-cell>
          <table:table-cell table:style-name="ce32" table:formula="of:=IF(OR([.$F6]=&quot;&quot;; AND([.$G6]=&quot;&quot;; [.$K6]&lt;&gt;0)); &quot;&quot;; &quot;, &quot;)" office:value-type="string" office:string-value=", " calcext:value-type="string">
            <text:p>, </text:p>
          </table:table-cell>
          <table:table-cell table:style-name="ce32" table:formula="of:=IF([.$G6]=&quot;&quot;; &quot;&quot;; IF([.$L6]&gt;0; COM.MICROSOFT.CONCAT(&quot;(&quot;; [.$G6]; &quot; &lt;&lt; &quot;; [.$L6]; &quot;)&quot;); [.$G6]))" office:value-type="string" office:string-value="0b11111111" calcext:value-type="string">
            <text:p>0b11111111</text:p>
          </table:table-cell>
          <table:table-cell table:style-name="ce32" table:formula="of:=IF(OR([.$G6]=&quot;&quot;; AND([.$H6]=&quot;&quot;; [.$L6]&lt;&gt;0)); &quot;&quot;; &quot;, &quot;)" office:value-type="string" office:string-value=", " calcext:value-type="string">
            <text:p>, </text:p>
          </table:table-cell>
          <table:table-cell table:style-name="ce32" table:formula="of:=IF([.$H6]=&quot;&quot;; &quot;&quot;; IF([.$M6]&gt;0; COM.MICROSOFT.CONCAT(&quot;(&quot;; [.$H6]; &quot; &lt;&lt; &quot;; [.$M6]; &quot;)&quot;); [.$H6]))" office:value-type="string" office:string-value="0b11111111" calcext:value-type="string">
            <text:p>0b11111111</text:p>
          </table:table-cell>
          <table:table-cell table:style-name="ce32" table:formula="of:=IF(OR([.$H6]=&quot;&quot;; AND([.$I6]=&quot;&quot;; [.$M6]&lt;&gt;0)); &quot;&quot;; &quot;, &quot;)" office:value-type="string" office:string-value=", " calcext:value-type="string">
            <text:p>, </text:p>
          </table:table-cell>
          <table:table-cell table:style-name="ce32" table:formula="of:=IF([.$I6]=&quot;&quot;; &quot;&quot;; IF([.$N6]&gt;0; COM.MICROSOFT.CONCAT(&quot;(&quot;; [.$I6]; &quot; &lt;&lt; &quot;; [.$N6]; &quot;)&quot;); [.$I6]))" office:value-type="string" office:string-value="0b11100100" calcext:value-type="string">
            <text:p>0b11100100</text:p>
          </table:table-cell>
          <table:table-cell table:style-name="ce32" table:formula="of:=IF(OR([.$I6]=&quot;&quot;; AND([.$J6]=&quot;&quot;; [.$N6]&lt;&gt;0)); &quot;&quot;; &quot;, &quot;)" office:value-type="string" office:string-value=", " calcext:value-type="string">
            <text:p>, </text:p>
          </table:table-cell>
          <table:table-cell table:style-name="ce32" table:formula="of:=IF([.$J6]=&quot;&quot;; &quot;&quot;; IF([.$O6]&gt;0; COM.MICROSOFT.CONCAT(&quot;(&quot;; [.$J6]; &quot; &lt;&lt; &quot;; [.$O6]; &quot;)&quot;); [.$J6]))">
            <text:p/>
          </table:table-cell>
          <table:table-cell table:style-name="ce33" table:formula="of:=IF(OR([.$J6]=&quot;&quot;; AND([.$O6]&lt;&gt;0)); &quot;&quot;; &quot;, &quot;)">
            <text:p/>
          </table:table-cell>
          <table:table-cell table:formula="of:=COM.MICROSOFT.CONCAT(&quot;// &quot;; [.B6]; &quot; &quot;; IF([.A6]=&quot;&quot;; &quot;   &quot;; COM.MICROSOFT.CONCAT(&quot;-&quot;; [.A6]; &quot;-&quot;)); &quot; &quot;; [.C6])" office:value-type="string" office:string-value="// 4     |11111111|11111111|11111110|0100" calcext:value-type="string">
            <text:p>// 4 <text:s text:c="4"/>|11111111|11111111|11111110|0100</text:p>
          </table:table-cell>
          <table:table-cell table:formula="of:=COM.MICROSOFT.CONCAT([.P6:.Z6])" office:value-type="string" office:string-value="+ 0b1111, 0b11111111, 0b11111111, 0b11100100, " calcext:value-type="string">
            <text:p>+ 0b1111, 0b11111111, 0b11111111, 0b11100100, </text:p>
          </table:table-cell>
          <table:table-cell table:formula="of:=COM.MICROSOFT.CONCAT([.AA6]; CHAR(10); [.AB6])" office:value-type="string" office:string-value="// 4     |11111111|11111111|11111110|0100&#10;+ 0b1111, 0b11111111, 0b11111111, 0b11100100, " calcext:value-type="string">
            <text:p>// 4     |11111111|11111111|11111110|0100</text:p>
            <text:p>+ 0b1111, 0b11111111, 0b11111111, 0b1110010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|11111111|11111111|11111110|0101</text:p>
          </table:table-cell>
          <table:table-cell office:value-type="string" calcext:value-type="string">
            <text:p>1111111111111111111111100101</text:p>
          </table:table-cell>
          <table:table-cell table:formula="of:=8-MOD(LEN([.$D6])-[.$E6]; 8)" office:value-type="float" office:value="8" calcext:value-type="float">
            <text:p>8</text:p>
          </table:table-cell>
          <table:table-cell table:style-name="ce29" table:formula="of:=IF(MID([.$D7];1;[.$E7])=&quot;&quot;; &quot;&quot;; COM.MICROSOFT.CONCAT(&quot;0b&quot;; MID([.$D7];1;[.$E7])))" office:value-type="string" office:string-value="0b11111111" calcext:value-type="string">
            <text:p>0b11111111</text:p>
          </table:table-cell>
          <table:table-cell table:style-name="ce29" table:formula="of:=IF(MID([.$D7];1+[.$E7]; 8)=&quot;&quot;; &quot;&quot;; COM.MICROSOFT.CONCAT(&quot;0b&quot;; MID([.$D7];1+[.$E7]; 8)))" office:value-type="string" office:string-value="0b11111111" calcext:value-type="string">
            <text:p>0b11111111</text:p>
          </table:table-cell>
          <table:table-cell table:style-name="ce29" table:formula="of:=IF(MID([.$D7];1+[.$E7]+8; 8)=&quot;&quot;; &quot;&quot;; COM.MICROSOFT.CONCAT(&quot;0b&quot;; MID([.$D7];1+[.$E7]+8; 8)))" office:value-type="string" office:string-value="0b11111110" calcext:value-type="string">
            <text:p>0b11111110</text:p>
          </table:table-cell>
          <table:table-cell table:style-name="ce29" table:formula="of:=IF(MID([.$D7];1+[.$E7]+8+8; 8)=&quot;&quot;; &quot;&quot;; COM.MICROSOFT.CONCAT(&quot;0b&quot;; MID([.$D7];1+[.$E7]+8+8; 8)))" office:value-type="string" office:string-value="0b0101" calcext:value-type="string">
            <text:p>0b0101</text:p>
          </table:table-cell>
          <table:table-cell table:style-name="ce29" table:formula="of:=IF(MID([.$D7];1+[.$E7]+8+8+8; 8)=&quot;&quot;; &quot;&quot;; COM.MICROSOFT.CONCAT(&quot;0b&quot;; MID([.$D7];1+[.$E7]+8+8+8; 8)))">
            <text:p/>
          </table:table-cell>
          <table:table-cell table:style-name="ce31" table:formula="of:=[.E7]-LEN([.F7])+2" office:value-type="float" office:value="0" calcext:value-type="float">
            <text:p>0</text:p>
          </table:table-cell>
          <table:table-cell table:style-name="ce29" table:formula="of:=IF([.G7]=&quot;&quot;; &quot;&quot;; 8-LEN([.G7])+2)" office:value-type="float" office:value="0" calcext:value-type="float">
            <text:p>0</text:p>
          </table:table-cell>
          <table:table-cell table:style-name="ce29" table:formula="of:=IF([.H7]=&quot;&quot;; &quot;&quot;; 8-LEN([.H7])+2)" office:value-type="float" office:value="0" calcext:value-type="float">
            <text:p>0</text:p>
          </table:table-cell>
          <table:table-cell table:style-name="ce29" table:formula="of:=IF([.I7]=&quot;&quot;; &quot;&quot;; 8-LEN([.I7])+2)" office:value-type="float" office:value="4" calcext:value-type="float">
            <text:p>4</text:p>
          </table:table-cell>
          <table:table-cell table:style-name="ce29" table:formula="of:=IF([.J7]=&quot;&quot;; &quot;&quot;; 8-LEN([.J7])+2)">
            <text:p/>
          </table:table-cell>
          <table:table-cell table:style-name="ce31" table:formula="of:=IF(OR([.$F7]=&quot;&quot;; [.$E7]=8); &quot;&quot;; &quot;+ &quot;)">
            <text:p/>
          </table:table-cell>
          <table:table-cell table:style-name="ce32" table:formula="of:=IF([.$F7]=&quot;&quot;; &quot;&quot;; IF([.$K7]&gt;0; COM.MICROSOFT.CONCAT(&quot;(&quot;; [.$F7]; &quot; &lt;&lt; &quot;; [.$K7]; &quot;)&quot;); [.$F7]))" office:value-type="string" office:string-value="0b11111111" calcext:value-type="string">
            <text:p>0b11111111</text:p>
          </table:table-cell>
          <table:table-cell table:style-name="ce32" table:formula="of:=IF(OR([.$F7]=&quot;&quot;; AND([.$G7]=&quot;&quot;; [.$K7]&lt;&gt;0)); &quot;&quot;; &quot;, &quot;)" office:value-type="string" office:string-value=", " calcext:value-type="string">
            <text:p>, </text:p>
          </table:table-cell>
          <table:table-cell table:style-name="ce32" table:formula="of:=IF([.$G7]=&quot;&quot;; &quot;&quot;; IF([.$L7]&gt;0; COM.MICROSOFT.CONCAT(&quot;(&quot;; [.$G7]; &quot; &lt;&lt; &quot;; [.$L7]; &quot;)&quot;); [.$G7]))" office:value-type="string" office:string-value="0b11111111" calcext:value-type="string">
            <text:p>0b11111111</text:p>
          </table:table-cell>
          <table:table-cell table:style-name="ce32" table:formula="of:=IF(OR([.$G7]=&quot;&quot;; AND([.$H7]=&quot;&quot;; [.$L7]&lt;&gt;0)); &quot;&quot;; &quot;, &quot;)" office:value-type="string" office:string-value=", " calcext:value-type="string">
            <text:p>, </text:p>
          </table:table-cell>
          <table:table-cell table:style-name="ce32" table:formula="of:=IF([.$H7]=&quot;&quot;; &quot;&quot;; IF([.$M7]&gt;0; COM.MICROSOFT.CONCAT(&quot;(&quot;; [.$H7]; &quot; &lt;&lt; &quot;; [.$M7]; &quot;)&quot;); [.$H7]))" office:value-type="string" office:string-value="0b11111110" calcext:value-type="string">
            <text:p>0b11111110</text:p>
          </table:table-cell>
          <table:table-cell table:style-name="ce32" table:formula="of:=IF(OR([.$H7]=&quot;&quot;; AND([.$I7]=&quot;&quot;; [.$M7]&lt;&gt;0)); &quot;&quot;; &quot;, &quot;)" office:value-type="string" office:string-value=", " calcext:value-type="string">
            <text:p>, </text:p>
          </table:table-cell>
          <table:table-cell table:style-name="ce32" table:formula="of:=IF([.$I7]=&quot;&quot;; &quot;&quot;; IF([.$N7]&gt;0; COM.MICROSOFT.CONCAT(&quot;(&quot;; [.$I7]; &quot; &lt;&lt; &quot;; [.$N7]; &quot;)&quot;); [.$I7]))" office:value-type="string" office:string-value="(0b0101 &lt;&lt; 4)" calcext:value-type="string">
            <text:p>(0b0101 &lt;&lt; 4)</text:p>
          </table:table-cell>
          <table:table-cell table:style-name="ce32" table:formula="of:=IF(OR([.$I7]=&quot;&quot;; AND([.$J7]=&quot;&quot;; [.$N7]&lt;&gt;0)); &quot;&quot;; &quot;, &quot;)">
            <text:p/>
          </table:table-cell>
          <table:table-cell table:style-name="ce32" table:formula="of:=IF([.$J7]=&quot;&quot;; &quot;&quot;; IF([.$O7]&gt;0; COM.MICROSOFT.CONCAT(&quot;(&quot;; [.$J7]; &quot; &lt;&lt; &quot;; [.$O7]; &quot;)&quot;); [.$J7]))">
            <text:p/>
          </table:table-cell>
          <table:table-cell table:style-name="ce33" table:formula="of:=IF(OR([.$J7]=&quot;&quot;; AND([.$O7]&lt;&gt;0)); &quot;&quot;; &quot;, &quot;)">
            <text:p/>
          </table:table-cell>
          <table:table-cell table:formula="of:=COM.MICROSOFT.CONCAT(&quot;// &quot;; [.B7]; &quot; &quot;; IF([.A7]=&quot;&quot;; &quot;   &quot;; COM.MICROSOFT.CONCAT(&quot;-&quot;; [.A7]; &quot;-&quot;)); &quot; &quot;; [.C7])" office:value-type="string" office:string-value="// 5     |11111111|11111111|11111110|0101" calcext:value-type="string">
            <text:p>// 5 <text:s text:c="4"/>|11111111|11111111|11111110|0101</text:p>
          </table:table-cell>
          <table:table-cell table:formula="of:=COM.MICROSOFT.CONCAT([.P7:.Z7])" office:value-type="string" office:string-value="0b11111111, 0b11111111, 0b11111110, (0b0101 &lt;&lt; 4)" calcext:value-type="string">
            <text:p>0b11111111, 0b11111111, 0b11111110, (0b0101 &lt;&lt; 4)</text:p>
          </table:table-cell>
          <table:table-cell table:formula="of:=COM.MICROSOFT.CONCAT([.AA7]; CHAR(10); [.AB7])" office:value-type="string" office:string-value="// 5     |11111111|11111111|11111110|0101&#10;0b11111111, 0b11111111, 0b11111110, (0b0101 &lt;&lt; 4)" calcext:value-type="string">
            <text:p>// 5     |11111111|11111111|11111110|0101</text:p>
            <text:p>0b11111111, 0b11111111, 0b11111110, (0b010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|11111111|11111111|11111110|0110</text:p>
          </table:table-cell>
          <table:table-cell office:value-type="string" calcext:value-type="string">
            <text:p>1111111111111111111111100110</text:p>
          </table:table-cell>
          <table:table-cell table:formula="of:=8-MOD(LEN([.$D7])-[.$E7]; 8)" office:value-type="float" office:value="4" calcext:value-type="float">
            <text:p>4</text:p>
          </table:table-cell>
          <table:table-cell table:style-name="ce29" table:formula="of:=IF(MID([.$D8];1;[.$E8])=&quot;&quot;; &quot;&quot;; COM.MICROSOFT.CONCAT(&quot;0b&quot;; MID([.$D8];1;[.$E8])))" office:value-type="string" office:string-value="0b1111" calcext:value-type="string">
            <text:p>0b1111</text:p>
          </table:table-cell>
          <table:table-cell table:style-name="ce29" table:formula="of:=IF(MID([.$D8];1+[.$E8]; 8)=&quot;&quot;; &quot;&quot;; COM.MICROSOFT.CONCAT(&quot;0b&quot;; MID([.$D8];1+[.$E8]; 8)))" office:value-type="string" office:string-value="0b11111111" calcext:value-type="string">
            <text:p>0b11111111</text:p>
          </table:table-cell>
          <table:table-cell table:style-name="ce29" table:formula="of:=IF(MID([.$D8];1+[.$E8]+8; 8)=&quot;&quot;; &quot;&quot;; COM.MICROSOFT.CONCAT(&quot;0b&quot;; MID([.$D8];1+[.$E8]+8; 8)))" office:value-type="string" office:string-value="0b11111111" calcext:value-type="string">
            <text:p>0b11111111</text:p>
          </table:table-cell>
          <table:table-cell table:style-name="ce29" table:formula="of:=IF(MID([.$D8];1+[.$E8]+8+8; 8)=&quot;&quot;; &quot;&quot;; COM.MICROSOFT.CONCAT(&quot;0b&quot;; MID([.$D8];1+[.$E8]+8+8; 8)))" office:value-type="string" office:string-value="0b11100110" calcext:value-type="string">
            <text:p>0b11100110</text:p>
          </table:table-cell>
          <table:table-cell table:style-name="ce29" table:formula="of:=IF(MID([.$D8];1+[.$E8]+8+8+8; 8)=&quot;&quot;; &quot;&quot;; COM.MICROSOFT.CONCAT(&quot;0b&quot;; MID([.$D8];1+[.$E8]+8+8+8; 8)))">
            <text:p/>
          </table:table-cell>
          <table:table-cell table:style-name="ce31" table:formula="of:=[.E8]-LEN([.F8])+2" office:value-type="float" office:value="0" calcext:value-type="float">
            <text:p>0</text:p>
          </table:table-cell>
          <table:table-cell table:style-name="ce29" table:formula="of:=IF([.G8]=&quot;&quot;; &quot;&quot;; 8-LEN([.G8])+2)" office:value-type="float" office:value="0" calcext:value-type="float">
            <text:p>0</text:p>
          </table:table-cell>
          <table:table-cell table:style-name="ce29" table:formula="of:=IF([.H8]=&quot;&quot;; &quot;&quot;; 8-LEN([.H8])+2)" office:value-type="float" office:value="0" calcext:value-type="float">
            <text:p>0</text:p>
          </table:table-cell>
          <table:table-cell table:style-name="ce29" table:formula="of:=IF([.I8]=&quot;&quot;; &quot;&quot;; 8-LEN([.I8])+2)" office:value-type="float" office:value="0" calcext:value-type="float">
            <text:p>0</text:p>
          </table:table-cell>
          <table:table-cell table:style-name="ce29" table:formula="of:=IF([.J8]=&quot;&quot;; &quot;&quot;; 8-LEN([.J8])+2)">
            <text:p/>
          </table:table-cell>
          <table:table-cell table:style-name="ce31" table:formula="of:=IF(OR([.$F8]=&quot;&quot;; [.$E8]=8); &quot;&quot;; &quot;+ &quot;)" office:value-type="string" office:string-value="+ " calcext:value-type="string">
            <text:p>+ </text:p>
          </table:table-cell>
          <table:table-cell table:style-name="ce32" table:formula="of:=IF([.$F8]=&quot;&quot;; &quot;&quot;; IF([.$K8]&gt;0; COM.MICROSOFT.CONCAT(&quot;(&quot;; [.$F8]; &quot; &lt;&lt; &quot;; [.$K8]; &quot;)&quot;); [.$F8]))" office:value-type="string" office:string-value="0b1111" calcext:value-type="string">
            <text:p>0b1111</text:p>
          </table:table-cell>
          <table:table-cell table:style-name="ce32" table:formula="of:=IF(OR([.$F8]=&quot;&quot;; AND([.$G8]=&quot;&quot;; [.$K8]&lt;&gt;0)); &quot;&quot;; &quot;, &quot;)" office:value-type="string" office:string-value=", " calcext:value-type="string">
            <text:p>, </text:p>
          </table:table-cell>
          <table:table-cell table:style-name="ce32" table:formula="of:=IF([.$G8]=&quot;&quot;; &quot;&quot;; IF([.$L8]&gt;0; COM.MICROSOFT.CONCAT(&quot;(&quot;; [.$G8]; &quot; &lt;&lt; &quot;; [.$L8]; &quot;)&quot;); [.$G8]))" office:value-type="string" office:string-value="0b11111111" calcext:value-type="string">
            <text:p>0b11111111</text:p>
          </table:table-cell>
          <table:table-cell table:style-name="ce32" table:formula="of:=IF(OR([.$G8]=&quot;&quot;; AND([.$H8]=&quot;&quot;; [.$L8]&lt;&gt;0)); &quot;&quot;; &quot;, &quot;)" office:value-type="string" office:string-value=", " calcext:value-type="string">
            <text:p>, </text:p>
          </table:table-cell>
          <table:table-cell table:style-name="ce32" table:formula="of:=IF([.$H8]=&quot;&quot;; &quot;&quot;; IF([.$M8]&gt;0; COM.MICROSOFT.CONCAT(&quot;(&quot;; [.$H8]; &quot; &lt;&lt; &quot;; [.$M8]; &quot;)&quot;); [.$H8]))" office:value-type="string" office:string-value="0b11111111" calcext:value-type="string">
            <text:p>0b11111111</text:p>
          </table:table-cell>
          <table:table-cell table:style-name="ce32" table:formula="of:=IF(OR([.$H8]=&quot;&quot;; AND([.$I8]=&quot;&quot;; [.$M8]&lt;&gt;0)); &quot;&quot;; &quot;, &quot;)" office:value-type="string" office:string-value=", " calcext:value-type="string">
            <text:p>, </text:p>
          </table:table-cell>
          <table:table-cell table:style-name="ce32" table:formula="of:=IF([.$I8]=&quot;&quot;; &quot;&quot;; IF([.$N8]&gt;0; COM.MICROSOFT.CONCAT(&quot;(&quot;; [.$I8]; &quot; &lt;&lt; &quot;; [.$N8]; &quot;)&quot;); [.$I8]))" office:value-type="string" office:string-value="0b11100110" calcext:value-type="string">
            <text:p>0b11100110</text:p>
          </table:table-cell>
          <table:table-cell table:style-name="ce32" table:formula="of:=IF(OR([.$I8]=&quot;&quot;; AND([.$J8]=&quot;&quot;; [.$N8]&lt;&gt;0)); &quot;&quot;; &quot;, &quot;)" office:value-type="string" office:string-value=", " calcext:value-type="string">
            <text:p>, </text:p>
          </table:table-cell>
          <table:table-cell table:style-name="ce32" table:formula="of:=IF([.$J8]=&quot;&quot;; &quot;&quot;; IF([.$O8]&gt;0; COM.MICROSOFT.CONCAT(&quot;(&quot;; [.$J8]; &quot; &lt;&lt; &quot;; [.$O8]; &quot;)&quot;); [.$J8]))">
            <text:p/>
          </table:table-cell>
          <table:table-cell table:style-name="ce33" table:formula="of:=IF(OR([.$J8]=&quot;&quot;; AND([.$O8]&lt;&gt;0)); &quot;&quot;; &quot;, &quot;)">
            <text:p/>
          </table:table-cell>
          <table:table-cell table:formula="of:=COM.MICROSOFT.CONCAT(&quot;// &quot;; [.B8]; &quot; &quot;; IF([.A8]=&quot;&quot;; &quot;   &quot;; COM.MICROSOFT.CONCAT(&quot;-&quot;; [.A8]; &quot;-&quot;)); &quot; &quot;; [.C8])" office:value-type="string" office:string-value="// 6     |11111111|11111111|11111110|0110" calcext:value-type="string">
            <text:p>// 6 <text:s text:c="4"/>|11111111|11111111|11111110|0110</text:p>
          </table:table-cell>
          <table:table-cell table:formula="of:=COM.MICROSOFT.CONCAT([.P8:.Z8])" office:value-type="string" office:string-value="+ 0b1111, 0b11111111, 0b11111111, 0b11100110, " calcext:value-type="string">
            <text:p>+ 0b1111, 0b11111111, 0b11111111, 0b11100110, </text:p>
          </table:table-cell>
          <table:table-cell table:formula="of:=COM.MICROSOFT.CONCAT([.AA8]; CHAR(10); [.AB8])" office:value-type="string" office:string-value="// 6     |11111111|11111111|11111110|0110&#10;+ 0b1111, 0b11111111, 0b11111111, 0b11100110, " calcext:value-type="string">
            <text:p>// 6     |11111111|11111111|11111110|0110</text:p>
            <text:p>+ 0b1111, 0b11111111, 0b11111111, 0b1110011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|11111111|11111111|11111110|0111</text:p>
          </table:table-cell>
          <table:table-cell office:value-type="string" calcext:value-type="string">
            <text:p>1111111111111111111111100111</text:p>
          </table:table-cell>
          <table:table-cell table:formula="of:=8-MOD(LEN([.$D8])-[.$E8]; 8)" office:value-type="float" office:value="8" calcext:value-type="float">
            <text:p>8</text:p>
          </table:table-cell>
          <table:table-cell table:style-name="ce29" table:formula="of:=IF(MID([.$D9];1;[.$E9])=&quot;&quot;; &quot;&quot;; COM.MICROSOFT.CONCAT(&quot;0b&quot;; MID([.$D9];1;[.$E9])))" office:value-type="string" office:string-value="0b11111111" calcext:value-type="string">
            <text:p>0b11111111</text:p>
          </table:table-cell>
          <table:table-cell table:style-name="ce29" table:formula="of:=IF(MID([.$D9];1+[.$E9]; 8)=&quot;&quot;; &quot;&quot;; COM.MICROSOFT.CONCAT(&quot;0b&quot;; MID([.$D9];1+[.$E9]; 8)))" office:value-type="string" office:string-value="0b11111111" calcext:value-type="string">
            <text:p>0b11111111</text:p>
          </table:table-cell>
          <table:table-cell table:style-name="ce29" table:formula="of:=IF(MID([.$D9];1+[.$E9]+8; 8)=&quot;&quot;; &quot;&quot;; COM.MICROSOFT.CONCAT(&quot;0b&quot;; MID([.$D9];1+[.$E9]+8; 8)))" office:value-type="string" office:string-value="0b11111110" calcext:value-type="string">
            <text:p>0b11111110</text:p>
          </table:table-cell>
          <table:table-cell table:style-name="ce29" table:formula="of:=IF(MID([.$D9];1+[.$E9]+8+8; 8)=&quot;&quot;; &quot;&quot;; COM.MICROSOFT.CONCAT(&quot;0b&quot;; MID([.$D9];1+[.$E9]+8+8; 8)))" office:value-type="string" office:string-value="0b0111" calcext:value-type="string">
            <text:p>0b0111</text:p>
          </table:table-cell>
          <table:table-cell table:style-name="ce29" table:formula="of:=IF(MID([.$D9];1+[.$E9]+8+8+8; 8)=&quot;&quot;; &quot;&quot;; COM.MICROSOFT.CONCAT(&quot;0b&quot;; MID([.$D9];1+[.$E9]+8+8+8; 8)))">
            <text:p/>
          </table:table-cell>
          <table:table-cell table:style-name="ce31" table:formula="of:=[.E9]-LEN([.F9])+2" office:value-type="float" office:value="0" calcext:value-type="float">
            <text:p>0</text:p>
          </table:table-cell>
          <table:table-cell table:style-name="ce29" table:formula="of:=IF([.G9]=&quot;&quot;; &quot;&quot;; 8-LEN([.G9])+2)" office:value-type="float" office:value="0" calcext:value-type="float">
            <text:p>0</text:p>
          </table:table-cell>
          <table:table-cell table:style-name="ce29" table:formula="of:=IF([.H9]=&quot;&quot;; &quot;&quot;; 8-LEN([.H9])+2)" office:value-type="float" office:value="0" calcext:value-type="float">
            <text:p>0</text:p>
          </table:table-cell>
          <table:table-cell table:style-name="ce29" table:formula="of:=IF([.I9]=&quot;&quot;; &quot;&quot;; 8-LEN([.I9])+2)" office:value-type="float" office:value="4" calcext:value-type="float">
            <text:p>4</text:p>
          </table:table-cell>
          <table:table-cell table:style-name="ce29" table:formula="of:=IF([.J9]=&quot;&quot;; &quot;&quot;; 8-LEN([.J9])+2)">
            <text:p/>
          </table:table-cell>
          <table:table-cell table:style-name="ce31" table:formula="of:=IF(OR([.$F9]=&quot;&quot;; [.$E9]=8); &quot;&quot;; &quot;+ &quot;)">
            <text:p/>
          </table:table-cell>
          <table:table-cell table:style-name="ce32" table:formula="of:=IF([.$F9]=&quot;&quot;; &quot;&quot;; IF([.$K9]&gt;0; COM.MICROSOFT.CONCAT(&quot;(&quot;; [.$F9]; &quot; &lt;&lt; &quot;; [.$K9]; &quot;)&quot;); [.$F9]))" office:value-type="string" office:string-value="0b11111111" calcext:value-type="string">
            <text:p>0b11111111</text:p>
          </table:table-cell>
          <table:table-cell table:style-name="ce32" table:formula="of:=IF(OR([.$F9]=&quot;&quot;; AND([.$G9]=&quot;&quot;; [.$K9]&lt;&gt;0)); &quot;&quot;; &quot;, &quot;)" office:value-type="string" office:string-value=", " calcext:value-type="string">
            <text:p>, </text:p>
          </table:table-cell>
          <table:table-cell table:style-name="ce32" table:formula="of:=IF([.$G9]=&quot;&quot;; &quot;&quot;; IF([.$L9]&gt;0; COM.MICROSOFT.CONCAT(&quot;(&quot;; [.$G9]; &quot; &lt;&lt; &quot;; [.$L9]; &quot;)&quot;); [.$G9]))" office:value-type="string" office:string-value="0b11111111" calcext:value-type="string">
            <text:p>0b11111111</text:p>
          </table:table-cell>
          <table:table-cell table:style-name="ce32" table:formula="of:=IF(OR([.$G9]=&quot;&quot;; AND([.$H9]=&quot;&quot;; [.$L9]&lt;&gt;0)); &quot;&quot;; &quot;, &quot;)" office:value-type="string" office:string-value=", " calcext:value-type="string">
            <text:p>, </text:p>
          </table:table-cell>
          <table:table-cell table:style-name="ce32" table:formula="of:=IF([.$H9]=&quot;&quot;; &quot;&quot;; IF([.$M9]&gt;0; COM.MICROSOFT.CONCAT(&quot;(&quot;; [.$H9]; &quot; &lt;&lt; &quot;; [.$M9]; &quot;)&quot;); [.$H9]))" office:value-type="string" office:string-value="0b11111110" calcext:value-type="string">
            <text:p>0b11111110</text:p>
          </table:table-cell>
          <table:table-cell table:style-name="ce32" table:formula="of:=IF(OR([.$H9]=&quot;&quot;; AND([.$I9]=&quot;&quot;; [.$M9]&lt;&gt;0)); &quot;&quot;; &quot;, &quot;)" office:value-type="string" office:string-value=", " calcext:value-type="string">
            <text:p>, </text:p>
          </table:table-cell>
          <table:table-cell table:style-name="ce32" table:formula="of:=IF([.$I9]=&quot;&quot;; &quot;&quot;; IF([.$N9]&gt;0; COM.MICROSOFT.CONCAT(&quot;(&quot;; [.$I9]; &quot; &lt;&lt; &quot;; [.$N9]; &quot;)&quot;); [.$I9]))" office:value-type="string" office:string-value="(0b0111 &lt;&lt; 4)" calcext:value-type="string">
            <text:p>(0b0111 &lt;&lt; 4)</text:p>
          </table:table-cell>
          <table:table-cell table:style-name="ce32" table:formula="of:=IF(OR([.$I9]=&quot;&quot;; AND([.$J9]=&quot;&quot;; [.$N9]&lt;&gt;0)); &quot;&quot;; &quot;, &quot;)">
            <text:p/>
          </table:table-cell>
          <table:table-cell table:style-name="ce32" table:formula="of:=IF([.$J9]=&quot;&quot;; &quot;&quot;; IF([.$O9]&gt;0; COM.MICROSOFT.CONCAT(&quot;(&quot;; [.$J9]; &quot; &lt;&lt; &quot;; [.$O9]; &quot;)&quot;); [.$J9]))">
            <text:p/>
          </table:table-cell>
          <table:table-cell table:style-name="ce33" table:formula="of:=IF(OR([.$J9]=&quot;&quot;; AND([.$O9]&lt;&gt;0)); &quot;&quot;; &quot;, &quot;)">
            <text:p/>
          </table:table-cell>
          <table:table-cell table:formula="of:=COM.MICROSOFT.CONCAT(&quot;// &quot;; [.B9]; &quot; &quot;; IF([.A9]=&quot;&quot;; &quot;   &quot;; COM.MICROSOFT.CONCAT(&quot;-&quot;; [.A9]; &quot;-&quot;)); &quot; &quot;; [.C9])" office:value-type="string" office:string-value="// 7     |11111111|11111111|11111110|0111" calcext:value-type="string">
            <text:p>// 7 <text:s text:c="4"/>|11111111|11111111|11111110|0111</text:p>
          </table:table-cell>
          <table:table-cell table:formula="of:=COM.MICROSOFT.CONCAT([.P9:.Z9])" office:value-type="string" office:string-value="0b11111111, 0b11111111, 0b11111110, (0b0111 &lt;&lt; 4)" calcext:value-type="string">
            <text:p>0b11111111, 0b11111111, 0b11111110, (0b0111 &lt;&lt; 4)</text:p>
          </table:table-cell>
          <table:table-cell table:formula="of:=COM.MICROSOFT.CONCAT([.AA9]; CHAR(10); [.AB9])" office:value-type="string" office:string-value="// 7     |11111111|11111111|11111110|0111&#10;0b11111111, 0b11111111, 0b11111110, (0b0111 &lt;&lt; 4)" calcext:value-type="string">
            <text:p>// 7     |11111111|11111111|11111110|0111</text:p>
            <text:p>0b11111111, 0b11111111, 0b11111110, (0b011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|11111111|11111111|11111110|1000</text:p>
          </table:table-cell>
          <table:table-cell office:value-type="string" calcext:value-type="string">
            <text:p>1111111111111111111111101000</text:p>
          </table:table-cell>
          <table:table-cell table:formula="of:=8-MOD(LEN([.$D9])-[.$E9]; 8)" office:value-type="float" office:value="4" calcext:value-type="float">
            <text:p>4</text:p>
          </table:table-cell>
          <table:table-cell table:style-name="ce29" table:formula="of:=IF(MID([.$D10];1;[.$E10])=&quot;&quot;; &quot;&quot;; COM.MICROSOFT.CONCAT(&quot;0b&quot;; MID([.$D10];1;[.$E10])))" office:value-type="string" office:string-value="0b1111" calcext:value-type="string">
            <text:p>0b1111</text:p>
          </table:table-cell>
          <table:table-cell table:style-name="ce29" table:formula="of:=IF(MID([.$D10];1+[.$E10]; 8)=&quot;&quot;; &quot;&quot;; COM.MICROSOFT.CONCAT(&quot;0b&quot;; MID([.$D10];1+[.$E10]; 8)))" office:value-type="string" office:string-value="0b11111111" calcext:value-type="string">
            <text:p>0b11111111</text:p>
          </table:table-cell>
          <table:table-cell table:style-name="ce29" table:formula="of:=IF(MID([.$D10];1+[.$E10]+8; 8)=&quot;&quot;; &quot;&quot;; COM.MICROSOFT.CONCAT(&quot;0b&quot;; MID([.$D10];1+[.$E10]+8; 8)))" office:value-type="string" office:string-value="0b11111111" calcext:value-type="string">
            <text:p>0b11111111</text:p>
          </table:table-cell>
          <table:table-cell table:style-name="ce29" table:formula="of:=IF(MID([.$D10];1+[.$E10]+8+8; 8)=&quot;&quot;; &quot;&quot;; COM.MICROSOFT.CONCAT(&quot;0b&quot;; MID([.$D10];1+[.$E10]+8+8; 8)))" office:value-type="string" office:string-value="0b11101000" calcext:value-type="string">
            <text:p>0b11101000</text:p>
          </table:table-cell>
          <table:table-cell table:style-name="ce29" table:formula="of:=IF(MID([.$D10];1+[.$E10]+8+8+8; 8)=&quot;&quot;; &quot;&quot;; COM.MICROSOFT.CONCAT(&quot;0b&quot;; MID([.$D10];1+[.$E10]+8+8+8; 8)))">
            <text:p/>
          </table:table-cell>
          <table:table-cell table:style-name="ce31" table:formula="of:=[.E10]-LEN([.F10])+2" office:value-type="float" office:value="0" calcext:value-type="float">
            <text:p>0</text:p>
          </table:table-cell>
          <table:table-cell table:style-name="ce29" table:formula="of:=IF([.G10]=&quot;&quot;; &quot;&quot;; 8-LEN([.G10])+2)" office:value-type="float" office:value="0" calcext:value-type="float">
            <text:p>0</text:p>
          </table:table-cell>
          <table:table-cell table:style-name="ce29" table:formula="of:=IF([.H10]=&quot;&quot;; &quot;&quot;; 8-LEN([.H10])+2)" office:value-type="float" office:value="0" calcext:value-type="float">
            <text:p>0</text:p>
          </table:table-cell>
          <table:table-cell table:style-name="ce29" table:formula="of:=IF([.I10]=&quot;&quot;; &quot;&quot;; 8-LEN([.I10])+2)" office:value-type="float" office:value="0" calcext:value-type="float">
            <text:p>0</text:p>
          </table:table-cell>
          <table:table-cell table:style-name="ce29" table:formula="of:=IF([.J10]=&quot;&quot;; &quot;&quot;; 8-LEN([.J10])+2)">
            <text:p/>
          </table:table-cell>
          <table:table-cell table:style-name="ce31" table:formula="of:=IF(OR([.$F10]=&quot;&quot;; [.$E10]=8); &quot;&quot;; &quot;+ &quot;)" office:value-type="string" office:string-value="+ " calcext:value-type="string">
            <text:p>+ </text:p>
          </table:table-cell>
          <table:table-cell table:style-name="ce32" table:formula="of:=IF([.$F10]=&quot;&quot;; &quot;&quot;; IF([.$K10]&gt;0; COM.MICROSOFT.CONCAT(&quot;(&quot;; [.$F10]; &quot; &lt;&lt; &quot;; [.$K10]; &quot;)&quot;); [.$F10]))" office:value-type="string" office:string-value="0b1111" calcext:value-type="string">
            <text:p>0b1111</text:p>
          </table:table-cell>
          <table:table-cell table:style-name="ce32" table:formula="of:=IF(OR([.$F10]=&quot;&quot;; AND([.$G10]=&quot;&quot;; [.$K10]&lt;&gt;0)); &quot;&quot;; &quot;, &quot;)" office:value-type="string" office:string-value=", " calcext:value-type="string">
            <text:p>, </text:p>
          </table:table-cell>
          <table:table-cell table:style-name="ce32" table:formula="of:=IF([.$G10]=&quot;&quot;; &quot;&quot;; IF([.$L10]&gt;0; COM.MICROSOFT.CONCAT(&quot;(&quot;; [.$G10]; &quot; &lt;&lt; &quot;; [.$L10]; &quot;)&quot;); [.$G10]))" office:value-type="string" office:string-value="0b11111111" calcext:value-type="string">
            <text:p>0b11111111</text:p>
          </table:table-cell>
          <table:table-cell table:style-name="ce32" table:formula="of:=IF(OR([.$G10]=&quot;&quot;; AND([.$H10]=&quot;&quot;; [.$L10]&lt;&gt;0)); &quot;&quot;; &quot;, &quot;)" office:value-type="string" office:string-value=", " calcext:value-type="string">
            <text:p>, </text:p>
          </table:table-cell>
          <table:table-cell table:style-name="ce32" table:formula="of:=IF([.$H10]=&quot;&quot;; &quot;&quot;; IF([.$M10]&gt;0; COM.MICROSOFT.CONCAT(&quot;(&quot;; [.$H10]; &quot; &lt;&lt; &quot;; [.$M10]; &quot;)&quot;); [.$H10]))" office:value-type="string" office:string-value="0b11111111" calcext:value-type="string">
            <text:p>0b11111111</text:p>
          </table:table-cell>
          <table:table-cell table:style-name="ce32" table:formula="of:=IF(OR([.$H10]=&quot;&quot;; AND([.$I10]=&quot;&quot;; [.$M10]&lt;&gt;0)); &quot;&quot;; &quot;, &quot;)" office:value-type="string" office:string-value=", " calcext:value-type="string">
            <text:p>, </text:p>
          </table:table-cell>
          <table:table-cell table:style-name="ce32" table:formula="of:=IF([.$I10]=&quot;&quot;; &quot;&quot;; IF([.$N10]&gt;0; COM.MICROSOFT.CONCAT(&quot;(&quot;; [.$I10]; &quot; &lt;&lt; &quot;; [.$N10]; &quot;)&quot;); [.$I10]))" office:value-type="string" office:string-value="0b11101000" calcext:value-type="string">
            <text:p>0b11101000</text:p>
          </table:table-cell>
          <table:table-cell table:style-name="ce32" table:formula="of:=IF(OR([.$I10]=&quot;&quot;; AND([.$J10]=&quot;&quot;; [.$N10]&lt;&gt;0)); &quot;&quot;; &quot;, &quot;)" office:value-type="string" office:string-value=", " calcext:value-type="string">
            <text:p>, </text:p>
          </table:table-cell>
          <table:table-cell table:style-name="ce32" table:formula="of:=IF([.$J10]=&quot;&quot;; &quot;&quot;; IF([.$O10]&gt;0; COM.MICROSOFT.CONCAT(&quot;(&quot;; [.$J10]; &quot; &lt;&lt; &quot;; [.$O10]; &quot;)&quot;); [.$J10]))">
            <text:p/>
          </table:table-cell>
          <table:table-cell table:style-name="ce33" table:formula="of:=IF(OR([.$J10]=&quot;&quot;; AND([.$O10]&lt;&gt;0)); &quot;&quot;; &quot;, &quot;)">
            <text:p/>
          </table:table-cell>
          <table:table-cell table:formula="of:=COM.MICROSOFT.CONCAT(&quot;// &quot;; [.B10]; &quot; &quot;; IF([.A10]=&quot;&quot;; &quot;   &quot;; COM.MICROSOFT.CONCAT(&quot;-&quot;; [.A10]; &quot;-&quot;)); &quot; &quot;; [.C10])" office:value-type="string" office:string-value="// 8     |11111111|11111111|11111110|1000" calcext:value-type="string">
            <text:p>// 8 <text:s text:c="4"/>|11111111|11111111|11111110|1000</text:p>
          </table:table-cell>
          <table:table-cell table:formula="of:=COM.MICROSOFT.CONCAT([.P10:.Z10])" office:value-type="string" office:string-value="+ 0b1111, 0b11111111, 0b11111111, 0b11101000, " calcext:value-type="string">
            <text:p>+ 0b1111, 0b11111111, 0b11111111, 0b11101000, </text:p>
          </table:table-cell>
          <table:table-cell table:formula="of:=COM.MICROSOFT.CONCAT([.AA10]; CHAR(10); [.AB10])" office:value-type="string" office:string-value="// 8     |11111111|11111111|11111110|1000&#10;+ 0b1111, 0b11111111, 0b11111111, 0b11101000, " calcext:value-type="string">
            <text:p>// 8     |11111111|11111111|11111110|1000</text:p>
            <text:p>+ 0b1111, 0b11111111, 0b11111111, 0b1110100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|11111111|11111111|11101010</text:p>
          </table:table-cell>
          <table:table-cell office:value-type="string" calcext:value-type="string">
            <text:p>111111111111111111101010</text:p>
          </table:table-cell>
          <table:table-cell table:formula="of:=8-MOD(LEN([.$D10])-[.$E10]; 8)" office:value-type="float" office:value="8" calcext:value-type="float">
            <text:p>8</text:p>
          </table:table-cell>
          <table:table-cell table:style-name="ce29" table:formula="of:=IF(MID([.$D11];1;[.$E11])=&quot;&quot;; &quot;&quot;; COM.MICROSOFT.CONCAT(&quot;0b&quot;; MID([.$D11];1;[.$E11])))" office:value-type="string" office:string-value="0b11111111" calcext:value-type="string">
            <text:p>0b11111111</text:p>
          </table:table-cell>
          <table:table-cell table:style-name="ce29" table:formula="of:=IF(MID([.$D11];1+[.$E11]; 8)=&quot;&quot;; &quot;&quot;; COM.MICROSOFT.CONCAT(&quot;0b&quot;; MID([.$D11];1+[.$E11]; 8)))" office:value-type="string" office:string-value="0b11111111" calcext:value-type="string">
            <text:p>0b11111111</text:p>
          </table:table-cell>
          <table:table-cell table:style-name="ce29" table:formula="of:=IF(MID([.$D11];1+[.$E11]+8; 8)=&quot;&quot;; &quot;&quot;; COM.MICROSOFT.CONCAT(&quot;0b&quot;; MID([.$D11];1+[.$E11]+8; 8)))" office:value-type="string" office:string-value="0b11101010" calcext:value-type="string">
            <text:p>0b11101010</text:p>
          </table:table-cell>
          <table:table-cell table:style-name="ce29" table:formula="of:=IF(MID([.$D11];1+[.$E11]+8+8; 8)=&quot;&quot;; &quot;&quot;; COM.MICROSOFT.CONCAT(&quot;0b&quot;; MID([.$D11];1+[.$E11]+8+8; 8)))">
            <text:p/>
          </table:table-cell>
          <table:table-cell table:style-name="ce29" table:formula="of:=IF(MID([.$D11];1+[.$E11]+8+8+8; 8)=&quot;&quot;; &quot;&quot;; COM.MICROSOFT.CONCAT(&quot;0b&quot;; MID([.$D11];1+[.$E11]+8+8+8; 8)))">
            <text:p/>
          </table:table-cell>
          <table:table-cell table:style-name="ce31" table:formula="of:=[.E11]-LEN([.F11])+2" office:value-type="float" office:value="0" calcext:value-type="float">
            <text:p>0</text:p>
          </table:table-cell>
          <table:table-cell table:style-name="ce29" table:formula="of:=IF([.G11]=&quot;&quot;; &quot;&quot;; 8-LEN([.G11])+2)" office:value-type="float" office:value="0" calcext:value-type="float">
            <text:p>0</text:p>
          </table:table-cell>
          <table:table-cell table:style-name="ce29" table:formula="of:=IF([.H11]=&quot;&quot;; &quot;&quot;; 8-LEN([.H11])+2)" office:value-type="float" office:value="0" calcext:value-type="float">
            <text:p>0</text:p>
          </table:table-cell>
          <table:table-cell table:style-name="ce29" table:formula="of:=IF([.I11]=&quot;&quot;; &quot;&quot;; 8-LEN([.I11])+2)">
            <text:p/>
          </table:table-cell>
          <table:table-cell table:style-name="ce29" table:formula="of:=IF([.J11]=&quot;&quot;; &quot;&quot;; 8-LEN([.J11])+2)">
            <text:p/>
          </table:table-cell>
          <table:table-cell table:style-name="ce31" table:formula="of:=IF(OR([.$F11]=&quot;&quot;; [.$E11]=8); &quot;&quot;; &quot;+ &quot;)">
            <text:p/>
          </table:table-cell>
          <table:table-cell table:style-name="ce32" table:formula="of:=IF([.$F11]=&quot;&quot;; &quot;&quot;; IF([.$K11]&gt;0; COM.MICROSOFT.CONCAT(&quot;(&quot;; [.$F11]; &quot; &lt;&lt; &quot;; [.$K11]; &quot;)&quot;); [.$F11]))" office:value-type="string" office:string-value="0b11111111" calcext:value-type="string">
            <text:p>0b11111111</text:p>
          </table:table-cell>
          <table:table-cell table:style-name="ce32" table:formula="of:=IF(OR([.$F11]=&quot;&quot;; AND([.$G11]=&quot;&quot;; [.$K11]&lt;&gt;0)); &quot;&quot;; &quot;, &quot;)" office:value-type="string" office:string-value=", " calcext:value-type="string">
            <text:p>, </text:p>
          </table:table-cell>
          <table:table-cell table:style-name="ce32" table:formula="of:=IF([.$G11]=&quot;&quot;; &quot;&quot;; IF([.$L11]&gt;0; COM.MICROSOFT.CONCAT(&quot;(&quot;; [.$G11]; &quot; &lt;&lt; &quot;; [.$L11]; &quot;)&quot;); [.$G11]))" office:value-type="string" office:string-value="0b11111111" calcext:value-type="string">
            <text:p>0b11111111</text:p>
          </table:table-cell>
          <table:table-cell table:style-name="ce32" table:formula="of:=IF(OR([.$G11]=&quot;&quot;; AND([.$H11]=&quot;&quot;; [.$L11]&lt;&gt;0)); &quot;&quot;; &quot;, &quot;)" office:value-type="string" office:string-value=", " calcext:value-type="string">
            <text:p>, </text:p>
          </table:table-cell>
          <table:table-cell table:style-name="ce32" table:formula="of:=IF([.$H11]=&quot;&quot;; &quot;&quot;; IF([.$M11]&gt;0; COM.MICROSOFT.CONCAT(&quot;(&quot;; [.$H11]; &quot; &lt;&lt; &quot;; [.$M11]; &quot;)&quot;); [.$H11]))" office:value-type="string" office:string-value="0b11101010" calcext:value-type="string">
            <text:p>0b11101010</text:p>
          </table:table-cell>
          <table:table-cell table:style-name="ce32" table:formula="of:=IF(OR([.$H11]=&quot;&quot;; AND([.$I11]=&quot;&quot;; [.$M11]&lt;&gt;0)); &quot;&quot;; &quot;, &quot;)" office:value-type="string" office:string-value=", " calcext:value-type="string">
            <text:p>, </text:p>
          </table:table-cell>
          <table:table-cell table:style-name="ce32" table:formula="of:=IF([.$I11]=&quot;&quot;; &quot;&quot;; IF([.$N11]&gt;0; COM.MICROSOFT.CONCAT(&quot;(&quot;; [.$I11]; &quot; &lt;&lt; &quot;; [.$N11]; &quot;)&quot;); [.$I11]))">
            <text:p/>
          </table:table-cell>
          <table:table-cell table:style-name="ce32" table:formula="of:=IF(OR([.$I11]=&quot;&quot;; AND([.$J11]=&quot;&quot;; [.$N11]&lt;&gt;0)); &quot;&quot;; &quot;, &quot;)">
            <text:p/>
          </table:table-cell>
          <table:table-cell table:style-name="ce32" table:formula="of:=IF([.$J11]=&quot;&quot;; &quot;&quot;; IF([.$O11]&gt;0; COM.MICROSOFT.CONCAT(&quot;(&quot;; [.$J11]; &quot; &lt;&lt; &quot;; [.$O11]; &quot;)&quot;); [.$J11]))">
            <text:p/>
          </table:table-cell>
          <table:table-cell table:style-name="ce33" table:formula="of:=IF(OR([.$J11]=&quot;&quot;; AND([.$O11]&lt;&gt;0)); &quot;&quot;; &quot;, &quot;)">
            <text:p/>
          </table:table-cell>
          <table:table-cell table:formula="of:=COM.MICROSOFT.CONCAT(&quot;// &quot;; [.B11]; &quot; &quot;; IF([.A11]=&quot;&quot;; &quot;   &quot;; COM.MICROSOFT.CONCAT(&quot;-&quot;; [.A11]; &quot;-&quot;)); &quot; &quot;; [.C11])" office:value-type="string" office:string-value="// 9     |11111111|11111111|11101010" calcext:value-type="string">
            <text:p>// 9 <text:s text:c="4"/>|11111111|11111111|11101010</text:p>
          </table:table-cell>
          <table:table-cell table:formula="of:=COM.MICROSOFT.CONCAT([.P11:.Z11])" office:value-type="string" office:string-value="0b11111111, 0b11111111, 0b11101010, " calcext:value-type="string">
            <text:p>0b11111111, 0b11111111, 0b11101010, </text:p>
          </table:table-cell>
          <table:table-cell table:formula="of:=COM.MICROSOFT.CONCAT([.AA11]; CHAR(10); [.AB11])" office:value-type="string" office:string-value="// 9     |11111111|11111111|11101010&#10;0b11111111, 0b11111111, 0b11101010, " calcext:value-type="string">
            <text:p>// 9     |11111111|11111111|11101010</text:p>
            <text:p>0b11111111, 0b11111111, 0b1110101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|11111111|11111111|11111111|111100</text:p>
          </table:table-cell>
          <table:table-cell office:value-type="string" calcext:value-type="string">
            <text:p>111111111111111111111111111100</text:p>
          </table:table-cell>
          <table:table-cell table:formula="of:=8-MOD(LEN([.$D11])-[.$E11]; 8)" office:value-type="float" office:value="8" calcext:value-type="float">
            <text:p>8</text:p>
          </table:table-cell>
          <table:table-cell table:style-name="ce29" table:formula="of:=IF(MID([.$D12];1;[.$E12])=&quot;&quot;; &quot;&quot;; COM.MICROSOFT.CONCAT(&quot;0b&quot;; MID([.$D12];1;[.$E12])))" office:value-type="string" office:string-value="0b11111111" calcext:value-type="string">
            <text:p>0b11111111</text:p>
          </table:table-cell>
          <table:table-cell table:style-name="ce29" table:formula="of:=IF(MID([.$D12];1+[.$E12]; 8)=&quot;&quot;; &quot;&quot;; COM.MICROSOFT.CONCAT(&quot;0b&quot;; MID([.$D12];1+[.$E12]; 8)))" office:value-type="string" office:string-value="0b11111111" calcext:value-type="string">
            <text:p>0b11111111</text:p>
          </table:table-cell>
          <table:table-cell table:style-name="ce29" table:formula="of:=IF(MID([.$D12];1+[.$E12]+8; 8)=&quot;&quot;; &quot;&quot;; COM.MICROSOFT.CONCAT(&quot;0b&quot;; MID([.$D12];1+[.$E12]+8; 8)))" office:value-type="string" office:string-value="0b11111111" calcext:value-type="string">
            <text:p>0b11111111</text:p>
          </table:table-cell>
          <table:table-cell table:style-name="ce29" table:formula="of:=IF(MID([.$D12];1+[.$E12]+8+8; 8)=&quot;&quot;; &quot;&quot;; COM.MICROSOFT.CONCAT(&quot;0b&quot;; MID([.$D12];1+[.$E12]+8+8; 8)))" office:value-type="string" office:string-value="0b111100" calcext:value-type="string">
            <text:p>0b111100</text:p>
          </table:table-cell>
          <table:table-cell table:style-name="ce29" table:formula="of:=IF(MID([.$D12];1+[.$E12]+8+8+8; 8)=&quot;&quot;; &quot;&quot;; COM.MICROSOFT.CONCAT(&quot;0b&quot;; MID([.$D12];1+[.$E12]+8+8+8; 8)))">
            <text:p/>
          </table:table-cell>
          <table:table-cell table:style-name="ce31" table:formula="of:=[.E12]-LEN([.F12])+2" office:value-type="float" office:value="0" calcext:value-type="float">
            <text:p>0</text:p>
          </table:table-cell>
          <table:table-cell table:style-name="ce29" table:formula="of:=IF([.G12]=&quot;&quot;; &quot;&quot;; 8-LEN([.G12])+2)" office:value-type="float" office:value="0" calcext:value-type="float">
            <text:p>0</text:p>
          </table:table-cell>
          <table:table-cell table:style-name="ce29" table:formula="of:=IF([.H12]=&quot;&quot;; &quot;&quot;; 8-LEN([.H12])+2)" office:value-type="float" office:value="0" calcext:value-type="float">
            <text:p>0</text:p>
          </table:table-cell>
          <table:table-cell table:style-name="ce29" table:formula="of:=IF([.I12]=&quot;&quot;; &quot;&quot;; 8-LEN([.I12])+2)" office:value-type="float" office:value="2" calcext:value-type="float">
            <text:p>2</text:p>
          </table:table-cell>
          <table:table-cell table:style-name="ce29" table:formula="of:=IF([.J12]=&quot;&quot;; &quot;&quot;; 8-LEN([.J12])+2)">
            <text:p/>
          </table:table-cell>
          <table:table-cell table:style-name="ce31" table:formula="of:=IF(OR([.$F12]=&quot;&quot;; [.$E12]=8); &quot;&quot;; &quot;+ &quot;)">
            <text:p/>
          </table:table-cell>
          <table:table-cell table:style-name="ce32" table:formula="of:=IF([.$F12]=&quot;&quot;; &quot;&quot;; IF([.$K12]&gt;0; COM.MICROSOFT.CONCAT(&quot;(&quot;; [.$F12]; &quot; &lt;&lt; &quot;; [.$K12]; &quot;)&quot;); [.$F12]))" office:value-type="string" office:string-value="0b11111111" calcext:value-type="string">
            <text:p>0b11111111</text:p>
          </table:table-cell>
          <table:table-cell table:style-name="ce32" table:formula="of:=IF(OR([.$F12]=&quot;&quot;; AND([.$G12]=&quot;&quot;; [.$K12]&lt;&gt;0)); &quot;&quot;; &quot;, &quot;)" office:value-type="string" office:string-value=", " calcext:value-type="string">
            <text:p>, </text:p>
          </table:table-cell>
          <table:table-cell table:style-name="ce32" table:formula="of:=IF([.$G12]=&quot;&quot;; &quot;&quot;; IF([.$L12]&gt;0; COM.MICROSOFT.CONCAT(&quot;(&quot;; [.$G12]; &quot; &lt;&lt; &quot;; [.$L12]; &quot;)&quot;); [.$G12]))" office:value-type="string" office:string-value="0b11111111" calcext:value-type="string">
            <text:p>0b11111111</text:p>
          </table:table-cell>
          <table:table-cell table:style-name="ce32" table:formula="of:=IF(OR([.$G12]=&quot;&quot;; AND([.$H12]=&quot;&quot;; [.$L12]&lt;&gt;0)); &quot;&quot;; &quot;, &quot;)" office:value-type="string" office:string-value=", " calcext:value-type="string">
            <text:p>, </text:p>
          </table:table-cell>
          <table:table-cell table:style-name="ce32" table:formula="of:=IF([.$H12]=&quot;&quot;; &quot;&quot;; IF([.$M12]&gt;0; COM.MICROSOFT.CONCAT(&quot;(&quot;; [.$H12]; &quot; &lt;&lt; &quot;; [.$M12]; &quot;)&quot;); [.$H12]))" office:value-type="string" office:string-value="0b11111111" calcext:value-type="string">
            <text:p>0b11111111</text:p>
          </table:table-cell>
          <table:table-cell table:style-name="ce32" table:formula="of:=IF(OR([.$H12]=&quot;&quot;; AND([.$I12]=&quot;&quot;; [.$M12]&lt;&gt;0)); &quot;&quot;; &quot;, &quot;)" office:value-type="string" office:string-value=", " calcext:value-type="string">
            <text:p>, </text:p>
          </table:table-cell>
          <table:table-cell table:style-name="ce32" table:formula="of:=IF([.$I12]=&quot;&quot;; &quot;&quot;; IF([.$N12]&gt;0; COM.MICROSOFT.CONCAT(&quot;(&quot;; [.$I12]; &quot; &lt;&lt; &quot;; [.$N12]; &quot;)&quot;); [.$I12]))" office:value-type="string" office:string-value="(0b111100 &lt;&lt; 2)" calcext:value-type="string">
            <text:p>(0b111100 &lt;&lt; 2)</text:p>
          </table:table-cell>
          <table:table-cell table:style-name="ce32" table:formula="of:=IF(OR([.$I12]=&quot;&quot;; AND([.$J12]=&quot;&quot;; [.$N12]&lt;&gt;0)); &quot;&quot;; &quot;, &quot;)">
            <text:p/>
          </table:table-cell>
          <table:table-cell table:style-name="ce32" table:formula="of:=IF([.$J12]=&quot;&quot;; &quot;&quot;; IF([.$O12]&gt;0; COM.MICROSOFT.CONCAT(&quot;(&quot;; [.$J12]; &quot; &lt;&lt; &quot;; [.$O12]; &quot;)&quot;); [.$J12]))">
            <text:p/>
          </table:table-cell>
          <table:table-cell table:style-name="ce33" table:formula="of:=IF(OR([.$J12]=&quot;&quot;; AND([.$O12]&lt;&gt;0)); &quot;&quot;; &quot;, &quot;)">
            <text:p/>
          </table:table-cell>
          <table:table-cell table:formula="of:=COM.MICROSOFT.CONCAT(&quot;// &quot;; [.B12]; &quot; &quot;; IF([.A12]=&quot;&quot;; &quot;   &quot;; COM.MICROSOFT.CONCAT(&quot;-&quot;; [.A12]; &quot;-&quot;)); &quot; &quot;; [.C12])" office:value-type="string" office:string-value="// 10     |11111111|11111111|11111111|111100" calcext:value-type="string">
            <text:p>// 10 <text:s text:c="4"/>|11111111|11111111|11111111|111100</text:p>
          </table:table-cell>
          <table:table-cell table:formula="of:=COM.MICROSOFT.CONCAT([.P12:.Z12])" office:value-type="string" office:string-value="0b11111111, 0b11111111, 0b11111111, (0b111100 &lt;&lt; 2)" calcext:value-type="string">
            <text:p>0b11111111, 0b11111111, 0b11111111, (0b111100 &lt;&lt; 2)</text:p>
          </table:table-cell>
          <table:table-cell table:formula="of:=COM.MICROSOFT.CONCAT([.AA12]; CHAR(10); [.AB12])" office:value-type="string" office:string-value="// 10     |11111111|11111111|11111111|111100&#10;0b11111111, 0b11111111, 0b11111111, (0b111100 &lt;&lt; 2)" calcext:value-type="string">
            <text:p>// 10     |11111111|11111111|11111111|111100</text:p>
            <text:p>0b11111111, 0b11111111, 0b11111111, (0b111100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|11111111|11111111|11111110|1001</text:p>
          </table:table-cell>
          <table:table-cell office:value-type="string" calcext:value-type="string">
            <text:p>1111111111111111111111101001</text:p>
          </table:table-cell>
          <table:table-cell table:formula="of:=8-MOD(LEN([.$D12])-[.$E12]; 8)" office:value-type="float" office:value="2" calcext:value-type="float">
            <text:p>2</text:p>
          </table:table-cell>
          <table:table-cell table:style-name="ce29" table:formula="of:=IF(MID([.$D13];1;[.$E13])=&quot;&quot;; &quot;&quot;; COM.MICROSOFT.CONCAT(&quot;0b&quot;; MID([.$D13];1;[.$E13])))" office:value-type="string" office:string-value="0b11" calcext:value-type="string">
            <text:p>0b11</text:p>
          </table:table-cell>
          <table:table-cell table:style-name="ce29" table:formula="of:=IF(MID([.$D13];1+[.$E13]; 8)=&quot;&quot;; &quot;&quot;; COM.MICROSOFT.CONCAT(&quot;0b&quot;; MID([.$D13];1+[.$E13]; 8)))" office:value-type="string" office:string-value="0b11111111" calcext:value-type="string">
            <text:p>0b11111111</text:p>
          </table:table-cell>
          <table:table-cell table:style-name="ce29" table:formula="of:=IF(MID([.$D13];1+[.$E13]+8; 8)=&quot;&quot;; &quot;&quot;; COM.MICROSOFT.CONCAT(&quot;0b&quot;; MID([.$D13];1+[.$E13]+8; 8)))" office:value-type="string" office:string-value="0b11111111" calcext:value-type="string">
            <text:p>0b11111111</text:p>
          </table:table-cell>
          <table:table-cell table:style-name="ce29" table:formula="of:=IF(MID([.$D13];1+[.$E13]+8+8; 8)=&quot;&quot;; &quot;&quot;; COM.MICROSOFT.CONCAT(&quot;0b&quot;; MID([.$D13];1+[.$E13]+8+8; 8)))" office:value-type="string" office:string-value="0b11111010" calcext:value-type="string">
            <text:p>0b11111010</text:p>
          </table:table-cell>
          <table:table-cell table:style-name="ce29" table:formula="of:=IF(MID([.$D13];1+[.$E13]+8+8+8; 8)=&quot;&quot;; &quot;&quot;; COM.MICROSOFT.CONCAT(&quot;0b&quot;; MID([.$D13];1+[.$E13]+8+8+8; 8)))" office:value-type="string" office:string-value="0b01" calcext:value-type="string">
            <text:p>0b01</text:p>
          </table:table-cell>
          <table:table-cell table:style-name="ce31" table:formula="of:=[.E13]-LEN([.F13])+2" office:value-type="float" office:value="0" calcext:value-type="float">
            <text:p>0</text:p>
          </table:table-cell>
          <table:table-cell table:style-name="ce29" table:formula="of:=IF([.G13]=&quot;&quot;; &quot;&quot;; 8-LEN([.G13])+2)" office:value-type="float" office:value="0" calcext:value-type="float">
            <text:p>0</text:p>
          </table:table-cell>
          <table:table-cell table:style-name="ce29" table:formula="of:=IF([.H13]=&quot;&quot;; &quot;&quot;; 8-LEN([.H13])+2)" office:value-type="float" office:value="0" calcext:value-type="float">
            <text:p>0</text:p>
          </table:table-cell>
          <table:table-cell table:style-name="ce29" table:formula="of:=IF([.I13]=&quot;&quot;; &quot;&quot;; 8-LEN([.I13])+2)" office:value-type="float" office:value="0" calcext:value-type="float">
            <text:p>0</text:p>
          </table:table-cell>
          <table:table-cell table:style-name="ce29" table:formula="of:=IF([.J13]=&quot;&quot;; &quot;&quot;; 8-LEN([.J13])+2)" office:value-type="float" office:value="6" calcext:value-type="float">
            <text:p>6</text:p>
          </table:table-cell>
          <table:table-cell table:style-name="ce31" table:formula="of:=IF(OR([.$F13]=&quot;&quot;; [.$E13]=8); &quot;&quot;; &quot;+ &quot;)" office:value-type="string" office:string-value="+ " calcext:value-type="string">
            <text:p>+ </text:p>
          </table:table-cell>
          <table:table-cell table:style-name="ce32" table:formula="of:=IF([.$F13]=&quot;&quot;; &quot;&quot;; IF([.$K13]&gt;0; COM.MICROSOFT.CONCAT(&quot;(&quot;; [.$F13]; &quot; &lt;&lt; &quot;; [.$K13]; &quot;)&quot;); [.$F13]))" office:value-type="string" office:string-value="0b11" calcext:value-type="string">
            <text:p>0b11</text:p>
          </table:table-cell>
          <table:table-cell table:style-name="ce32" table:formula="of:=IF(OR([.$F13]=&quot;&quot;; AND([.$G13]=&quot;&quot;; [.$K13]&lt;&gt;0)); &quot;&quot;; &quot;, &quot;)" office:value-type="string" office:string-value=", " calcext:value-type="string">
            <text:p>, </text:p>
          </table:table-cell>
          <table:table-cell table:style-name="ce32" table:formula="of:=IF([.$G13]=&quot;&quot;; &quot;&quot;; IF([.$L13]&gt;0; COM.MICROSOFT.CONCAT(&quot;(&quot;; [.$G13]; &quot; &lt;&lt; &quot;; [.$L13]; &quot;)&quot;); [.$G13]))" office:value-type="string" office:string-value="0b11111111" calcext:value-type="string">
            <text:p>0b11111111</text:p>
          </table:table-cell>
          <table:table-cell table:style-name="ce32" table:formula="of:=IF(OR([.$G13]=&quot;&quot;; AND([.$H13]=&quot;&quot;; [.$L13]&lt;&gt;0)); &quot;&quot;; &quot;, &quot;)" office:value-type="string" office:string-value=", " calcext:value-type="string">
            <text:p>, </text:p>
          </table:table-cell>
          <table:table-cell table:style-name="ce32" table:formula="of:=IF([.$H13]=&quot;&quot;; &quot;&quot;; IF([.$M13]&gt;0; COM.MICROSOFT.CONCAT(&quot;(&quot;; [.$H13]; &quot; &lt;&lt; &quot;; [.$M13]; &quot;)&quot;); [.$H13]))" office:value-type="string" office:string-value="0b11111111" calcext:value-type="string">
            <text:p>0b11111111</text:p>
          </table:table-cell>
          <table:table-cell table:style-name="ce32" table:formula="of:=IF(OR([.$H13]=&quot;&quot;; AND([.$I13]=&quot;&quot;; [.$M13]&lt;&gt;0)); &quot;&quot;; &quot;, &quot;)" office:value-type="string" office:string-value=", " calcext:value-type="string">
            <text:p>, </text:p>
          </table:table-cell>
          <table:table-cell table:style-name="ce32" table:formula="of:=IF([.$I13]=&quot;&quot;; &quot;&quot;; IF([.$N13]&gt;0; COM.MICROSOFT.CONCAT(&quot;(&quot;; [.$I13]; &quot; &lt;&lt; &quot;; [.$N13]; &quot;)&quot;); [.$I13]))" office:value-type="string" office:string-value="0b11111010" calcext:value-type="string">
            <text:p>0b11111010</text:p>
          </table:table-cell>
          <table:table-cell table:style-name="ce32" table:formula="of:=IF(OR([.$I13]=&quot;&quot;; AND([.$J13]=&quot;&quot;; [.$N13]&lt;&gt;0)); &quot;&quot;; &quot;, &quot;)" office:value-type="string" office:string-value=", " calcext:value-type="string">
            <text:p>, </text:p>
          </table:table-cell>
          <table:table-cell table:style-name="ce32" table:formula="of:=IF([.$J13]=&quot;&quot;; &quot;&quot;; IF([.$O13]&gt;0; COM.MICROSOFT.CONCAT(&quot;(&quot;; [.$J13]; &quot; &lt;&lt; &quot;; [.$O13]; &quot;)&quot;); [.$J13]))" office:value-type="string" office:string-value="(0b01 &lt;&lt; 6)" calcext:value-type="string">
            <text:p>(0b01 &lt;&lt; 6)</text:p>
          </table:table-cell>
          <table:table-cell table:style-name="ce33" table:formula="of:=IF(OR([.$J13]=&quot;&quot;; AND([.$O13]&lt;&gt;0)); &quot;&quot;; &quot;, &quot;)">
            <text:p/>
          </table:table-cell>
          <table:table-cell table:formula="of:=COM.MICROSOFT.CONCAT(&quot;// &quot;; [.B13]; &quot; &quot;; IF([.A13]=&quot;&quot;; &quot;   &quot;; COM.MICROSOFT.CONCAT(&quot;-&quot;; [.A13]; &quot;-&quot;)); &quot; &quot;; [.C13])" office:value-type="string" office:string-value="// 11     |11111111|11111111|11111110|1001" calcext:value-type="string">
            <text:p>// 11 <text:s text:c="4"/>|11111111|11111111|11111110|1001</text:p>
          </table:table-cell>
          <table:table-cell table:formula="of:=COM.MICROSOFT.CONCAT([.P13:.Z13])" office:value-type="string" office:string-value="+ 0b11, 0b11111111, 0b11111111, 0b11111010, (0b01 &lt;&lt; 6)" calcext:value-type="string">
            <text:p>+ 0b11, 0b11111111, 0b11111111, 0b11111010, (0b01 &lt;&lt; 6)</text:p>
          </table:table-cell>
          <table:table-cell table:formula="of:=COM.MICROSOFT.CONCAT([.AA13]; CHAR(10); [.AB13])" office:value-type="string" office:string-value="// 11     |11111111|11111111|11111110|1001&#10;+ 0b11, 0b11111111, 0b11111111, 0b11111010, (0b01 &lt;&lt; 6)" calcext:value-type="string">
            <text:p>// 11     |11111111|11111111|11111110|1001</text:p>
            <text:p>+ 0b11, 0b11111111, 0b11111111, 0b11111010, (0b01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|11111111|11111111|11111110|1010</text:p>
          </table:table-cell>
          <table:table-cell office:value-type="string" calcext:value-type="string">
            <text:p>1111111111111111111111101010</text:p>
          </table:table-cell>
          <table:table-cell table:formula="of:=8-MOD(LEN([.$D13])-[.$E13]; 8)" office:value-type="float" office:value="6" calcext:value-type="float">
            <text:p>6</text:p>
          </table:table-cell>
          <table:table-cell table:style-name="ce29" table:formula="of:=IF(MID([.$D14];1;[.$E14])=&quot;&quot;; &quot;&quot;; COM.MICROSOFT.CONCAT(&quot;0b&quot;; MID([.$D14];1;[.$E14])))" office:value-type="string" office:string-value="0b111111" calcext:value-type="string">
            <text:p>0b111111</text:p>
          </table:table-cell>
          <table:table-cell table:style-name="ce29" table:formula="of:=IF(MID([.$D14];1+[.$E14]; 8)=&quot;&quot;; &quot;&quot;; COM.MICROSOFT.CONCAT(&quot;0b&quot;; MID([.$D14];1+[.$E14]; 8)))" office:value-type="string" office:string-value="0b11111111" calcext:value-type="string">
            <text:p>0b11111111</text:p>
          </table:table-cell>
          <table:table-cell table:style-name="ce29" table:formula="of:=IF(MID([.$D14];1+[.$E14]+8; 8)=&quot;&quot;; &quot;&quot;; COM.MICROSOFT.CONCAT(&quot;0b&quot;; MID([.$D14];1+[.$E14]+8; 8)))" office:value-type="string" office:string-value="0b11111111" calcext:value-type="string">
            <text:p>0b11111111</text:p>
          </table:table-cell>
          <table:table-cell table:style-name="ce29" table:formula="of:=IF(MID([.$D14];1+[.$E14]+8+8; 8)=&quot;&quot;; &quot;&quot;; COM.MICROSOFT.CONCAT(&quot;0b&quot;; MID([.$D14];1+[.$E14]+8+8; 8)))" office:value-type="string" office:string-value="0b101010" calcext:value-type="string">
            <text:p>0b101010</text:p>
          </table:table-cell>
          <table:table-cell table:style-name="ce29" table:formula="of:=IF(MID([.$D14];1+[.$E14]+8+8+8; 8)=&quot;&quot;; &quot;&quot;; COM.MICROSOFT.CONCAT(&quot;0b&quot;; MID([.$D14];1+[.$E14]+8+8+8; 8)))">
            <text:p/>
          </table:table-cell>
          <table:table-cell table:style-name="ce31" table:formula="of:=[.E14]-LEN([.F14])+2" office:value-type="float" office:value="0" calcext:value-type="float">
            <text:p>0</text:p>
          </table:table-cell>
          <table:table-cell table:style-name="ce29" table:formula="of:=IF([.G14]=&quot;&quot;; &quot;&quot;; 8-LEN([.G14])+2)" office:value-type="float" office:value="0" calcext:value-type="float">
            <text:p>0</text:p>
          </table:table-cell>
          <table:table-cell table:style-name="ce29" table:formula="of:=IF([.H14]=&quot;&quot;; &quot;&quot;; 8-LEN([.H14])+2)" office:value-type="float" office:value="0" calcext:value-type="float">
            <text:p>0</text:p>
          </table:table-cell>
          <table:table-cell table:style-name="ce29" table:formula="of:=IF([.I14]=&quot;&quot;; &quot;&quot;; 8-LEN([.I14])+2)" office:value-type="float" office:value="2" calcext:value-type="float">
            <text:p>2</text:p>
          </table:table-cell>
          <table:table-cell table:style-name="ce29" table:formula="of:=IF([.J14]=&quot;&quot;; &quot;&quot;; 8-LEN([.J14])+2)">
            <text:p/>
          </table:table-cell>
          <table:table-cell table:style-name="ce31" table:formula="of:=IF(OR([.$F14]=&quot;&quot;; [.$E14]=8); &quot;&quot;; &quot;+ &quot;)" office:value-type="string" office:string-value="+ " calcext:value-type="string">
            <text:p>+ </text:p>
          </table:table-cell>
          <table:table-cell table:style-name="ce32" table:formula="of:=IF([.$F14]=&quot;&quot;; &quot;&quot;; IF([.$K14]&gt;0; COM.MICROSOFT.CONCAT(&quot;(&quot;; [.$F14]; &quot; &lt;&lt; &quot;; [.$K14]; &quot;)&quot;); [.$F14]))" office:value-type="string" office:string-value="0b111111" calcext:value-type="string">
            <text:p>0b111111</text:p>
          </table:table-cell>
          <table:table-cell table:style-name="ce32" table:formula="of:=IF(OR([.$F14]=&quot;&quot;; AND([.$G14]=&quot;&quot;; [.$K14]&lt;&gt;0)); &quot;&quot;; &quot;, &quot;)" office:value-type="string" office:string-value=", " calcext:value-type="string">
            <text:p>, </text:p>
          </table:table-cell>
          <table:table-cell table:style-name="ce32" table:formula="of:=IF([.$G14]=&quot;&quot;; &quot;&quot;; IF([.$L14]&gt;0; COM.MICROSOFT.CONCAT(&quot;(&quot;; [.$G14]; &quot; &lt;&lt; &quot;; [.$L14]; &quot;)&quot;); [.$G14]))" office:value-type="string" office:string-value="0b11111111" calcext:value-type="string">
            <text:p>0b11111111</text:p>
          </table:table-cell>
          <table:table-cell table:style-name="ce32" table:formula="of:=IF(OR([.$G14]=&quot;&quot;; AND([.$H14]=&quot;&quot;; [.$L14]&lt;&gt;0)); &quot;&quot;; &quot;, &quot;)" office:value-type="string" office:string-value=", " calcext:value-type="string">
            <text:p>, </text:p>
          </table:table-cell>
          <table:table-cell table:style-name="ce32" table:formula="of:=IF([.$H14]=&quot;&quot;; &quot;&quot;; IF([.$M14]&gt;0; COM.MICROSOFT.CONCAT(&quot;(&quot;; [.$H14]; &quot; &lt;&lt; &quot;; [.$M14]; &quot;)&quot;); [.$H14]))" office:value-type="string" office:string-value="0b11111111" calcext:value-type="string">
            <text:p>0b11111111</text:p>
          </table:table-cell>
          <table:table-cell table:style-name="ce32" table:formula="of:=IF(OR([.$H14]=&quot;&quot;; AND([.$I14]=&quot;&quot;; [.$M14]&lt;&gt;0)); &quot;&quot;; &quot;, &quot;)" office:value-type="string" office:string-value=", " calcext:value-type="string">
            <text:p>, </text:p>
          </table:table-cell>
          <table:table-cell table:style-name="ce32" table:formula="of:=IF([.$I14]=&quot;&quot;; &quot;&quot;; IF([.$N14]&gt;0; COM.MICROSOFT.CONCAT(&quot;(&quot;; [.$I14]; &quot; &lt;&lt; &quot;; [.$N14]; &quot;)&quot;); [.$I14]))" office:value-type="string" office:string-value="(0b101010 &lt;&lt; 2)" calcext:value-type="string">
            <text:p>(0b101010 &lt;&lt; 2)</text:p>
          </table:table-cell>
          <table:table-cell table:style-name="ce32" table:formula="of:=IF(OR([.$I14]=&quot;&quot;; AND([.$J14]=&quot;&quot;; [.$N14]&lt;&gt;0)); &quot;&quot;; &quot;, &quot;)">
            <text:p/>
          </table:table-cell>
          <table:table-cell table:style-name="ce32" table:formula="of:=IF([.$J14]=&quot;&quot;; &quot;&quot;; IF([.$O14]&gt;0; COM.MICROSOFT.CONCAT(&quot;(&quot;; [.$J14]; &quot; &lt;&lt; &quot;; [.$O14]; &quot;)&quot;); [.$J14]))">
            <text:p/>
          </table:table-cell>
          <table:table-cell table:style-name="ce33" table:formula="of:=IF(OR([.$J14]=&quot;&quot;; AND([.$O14]&lt;&gt;0)); &quot;&quot;; &quot;, &quot;)">
            <text:p/>
          </table:table-cell>
          <table:table-cell table:formula="of:=COM.MICROSOFT.CONCAT(&quot;// &quot;; [.B14]; &quot; &quot;; IF([.A14]=&quot;&quot;; &quot;   &quot;; COM.MICROSOFT.CONCAT(&quot;-&quot;; [.A14]; &quot;-&quot;)); &quot; &quot;; [.C14])" office:value-type="string" office:string-value="// 12     |11111111|11111111|11111110|1010" calcext:value-type="string">
            <text:p>// 12 <text:s text:c="4"/>|11111111|11111111|11111110|1010</text:p>
          </table:table-cell>
          <table:table-cell table:formula="of:=COM.MICROSOFT.CONCAT([.P14:.Z14])" office:value-type="string" office:string-value="+ 0b111111, 0b11111111, 0b11111111, (0b101010 &lt;&lt; 2)" calcext:value-type="string">
            <text:p>+ 0b111111, 0b11111111, 0b11111111, (0b101010 &lt;&lt; 2)</text:p>
          </table:table-cell>
          <table:table-cell table:formula="of:=COM.MICROSOFT.CONCAT([.AA14]; CHAR(10); [.AB14])" office:value-type="string" office:string-value="// 12     |11111111|11111111|11111110|1010&#10;+ 0b111111, 0b11111111, 0b11111111, (0b101010 &lt;&lt; 2)" calcext:value-type="string">
            <text:p>// 12     |11111111|11111111|11111110|1010</text:p>
            <text:p>+ 0b111111, 0b11111111, 0b11111111, (0b101010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|11111111|11111111|11111111|111101</text:p>
          </table:table-cell>
          <table:table-cell office:value-type="string" calcext:value-type="string">
            <text:p>111111111111111111111111111101</text:p>
          </table:table-cell>
          <table:table-cell table:formula="of:=8-MOD(LEN([.$D14])-[.$E14]; 8)" office:value-type="float" office:value="2" calcext:value-type="float">
            <text:p>2</text:p>
          </table:table-cell>
          <table:table-cell table:style-name="ce29" table:formula="of:=IF(MID([.$D15];1;[.$E15])=&quot;&quot;; &quot;&quot;; COM.MICROSOFT.CONCAT(&quot;0b&quot;; MID([.$D15];1;[.$E15])))" office:value-type="string" office:string-value="0b11" calcext:value-type="string">
            <text:p>0b11</text:p>
          </table:table-cell>
          <table:table-cell table:style-name="ce29" table:formula="of:=IF(MID([.$D15];1+[.$E15]; 8)=&quot;&quot;; &quot;&quot;; COM.MICROSOFT.CONCAT(&quot;0b&quot;; MID([.$D15];1+[.$E15]; 8)))" office:value-type="string" office:string-value="0b11111111" calcext:value-type="string">
            <text:p>0b11111111</text:p>
          </table:table-cell>
          <table:table-cell table:style-name="ce29" table:formula="of:=IF(MID([.$D15];1+[.$E15]+8; 8)=&quot;&quot;; &quot;&quot;; COM.MICROSOFT.CONCAT(&quot;0b&quot;; MID([.$D15];1+[.$E15]+8; 8)))" office:value-type="string" office:string-value="0b11111111" calcext:value-type="string">
            <text:p>0b11111111</text:p>
          </table:table-cell>
          <table:table-cell table:style-name="ce29" table:formula="of:=IF(MID([.$D15];1+[.$E15]+8+8; 8)=&quot;&quot;; &quot;&quot;; COM.MICROSOFT.CONCAT(&quot;0b&quot;; MID([.$D15];1+[.$E15]+8+8; 8)))" office:value-type="string" office:string-value="0b11111111" calcext:value-type="string">
            <text:p>0b11111111</text:p>
          </table:table-cell>
          <table:table-cell table:style-name="ce29" table:formula="of:=IF(MID([.$D15];1+[.$E15]+8+8+8; 8)=&quot;&quot;; &quot;&quot;; COM.MICROSOFT.CONCAT(&quot;0b&quot;; MID([.$D15];1+[.$E15]+8+8+8; 8)))" office:value-type="string" office:string-value="0b1101" calcext:value-type="string">
            <text:p>0b1101</text:p>
          </table:table-cell>
          <table:table-cell table:style-name="ce31" table:formula="of:=[.E15]-LEN([.F15])+2" office:value-type="float" office:value="0" calcext:value-type="float">
            <text:p>0</text:p>
          </table:table-cell>
          <table:table-cell table:style-name="ce29" table:formula="of:=IF([.G15]=&quot;&quot;; &quot;&quot;; 8-LEN([.G15])+2)" office:value-type="float" office:value="0" calcext:value-type="float">
            <text:p>0</text:p>
          </table:table-cell>
          <table:table-cell table:style-name="ce29" table:formula="of:=IF([.H15]=&quot;&quot;; &quot;&quot;; 8-LEN([.H15])+2)" office:value-type="float" office:value="0" calcext:value-type="float">
            <text:p>0</text:p>
          </table:table-cell>
          <table:table-cell table:style-name="ce29" table:formula="of:=IF([.I15]=&quot;&quot;; &quot;&quot;; 8-LEN([.I15])+2)" office:value-type="float" office:value="0" calcext:value-type="float">
            <text:p>0</text:p>
          </table:table-cell>
          <table:table-cell table:style-name="ce29" table:formula="of:=IF([.J15]=&quot;&quot;; &quot;&quot;; 8-LEN([.J15])+2)" office:value-type="float" office:value="4" calcext:value-type="float">
            <text:p>4</text:p>
          </table:table-cell>
          <table:table-cell table:style-name="ce31" table:formula="of:=IF(OR([.$F15]=&quot;&quot;; [.$E15]=8); &quot;&quot;; &quot;+ &quot;)" office:value-type="string" office:string-value="+ " calcext:value-type="string">
            <text:p>+ </text:p>
          </table:table-cell>
          <table:table-cell table:style-name="ce32" table:formula="of:=IF([.$F15]=&quot;&quot;; &quot;&quot;; IF([.$K15]&gt;0; COM.MICROSOFT.CONCAT(&quot;(&quot;; [.$F15]; &quot; &lt;&lt; &quot;; [.$K15]; &quot;)&quot;); [.$F15]))" office:value-type="string" office:string-value="0b11" calcext:value-type="string">
            <text:p>0b11</text:p>
          </table:table-cell>
          <table:table-cell table:style-name="ce32" table:formula="of:=IF(OR([.$F15]=&quot;&quot;; AND([.$G15]=&quot;&quot;; [.$K15]&lt;&gt;0)); &quot;&quot;; &quot;, &quot;)" office:value-type="string" office:string-value=", " calcext:value-type="string">
            <text:p>, </text:p>
          </table:table-cell>
          <table:table-cell table:style-name="ce32" table:formula="of:=IF([.$G15]=&quot;&quot;; &quot;&quot;; IF([.$L15]&gt;0; COM.MICROSOFT.CONCAT(&quot;(&quot;; [.$G15]; &quot; &lt;&lt; &quot;; [.$L15]; &quot;)&quot;); [.$G15]))" office:value-type="string" office:string-value="0b11111111" calcext:value-type="string">
            <text:p>0b11111111</text:p>
          </table:table-cell>
          <table:table-cell table:style-name="ce32" table:formula="of:=IF(OR([.$G15]=&quot;&quot;; AND([.$H15]=&quot;&quot;; [.$L15]&lt;&gt;0)); &quot;&quot;; &quot;, &quot;)" office:value-type="string" office:string-value=", " calcext:value-type="string">
            <text:p>, </text:p>
          </table:table-cell>
          <table:table-cell table:style-name="ce32" table:formula="of:=IF([.$H15]=&quot;&quot;; &quot;&quot;; IF([.$M15]&gt;0; COM.MICROSOFT.CONCAT(&quot;(&quot;; [.$H15]; &quot; &lt;&lt; &quot;; [.$M15]; &quot;)&quot;); [.$H15]))" office:value-type="string" office:string-value="0b11111111" calcext:value-type="string">
            <text:p>0b11111111</text:p>
          </table:table-cell>
          <table:table-cell table:style-name="ce32" table:formula="of:=IF(OR([.$H15]=&quot;&quot;; AND([.$I15]=&quot;&quot;; [.$M15]&lt;&gt;0)); &quot;&quot;; &quot;, &quot;)" office:value-type="string" office:string-value=", " calcext:value-type="string">
            <text:p>, </text:p>
          </table:table-cell>
          <table:table-cell table:style-name="ce32" table:formula="of:=IF([.$I15]=&quot;&quot;; &quot;&quot;; IF([.$N15]&gt;0; COM.MICROSOFT.CONCAT(&quot;(&quot;; [.$I15]; &quot; &lt;&lt; &quot;; [.$N15]; &quot;)&quot;); [.$I15]))" office:value-type="string" office:string-value="0b11111111" calcext:value-type="string">
            <text:p>0b11111111</text:p>
          </table:table-cell>
          <table:table-cell table:style-name="ce32" table:formula="of:=IF(OR([.$I15]=&quot;&quot;; AND([.$J15]=&quot;&quot;; [.$N15]&lt;&gt;0)); &quot;&quot;; &quot;, &quot;)" office:value-type="string" office:string-value=", " calcext:value-type="string">
            <text:p>, </text:p>
          </table:table-cell>
          <table:table-cell table:style-name="ce32" table:formula="of:=IF([.$J15]=&quot;&quot;; &quot;&quot;; IF([.$O15]&gt;0; COM.MICROSOFT.CONCAT(&quot;(&quot;; [.$J15]; &quot; &lt;&lt; &quot;; [.$O15]; &quot;)&quot;); [.$J15]))" office:value-type="string" office:string-value="(0b1101 &lt;&lt; 4)" calcext:value-type="string">
            <text:p>(0b1101 &lt;&lt; 4)</text:p>
          </table:table-cell>
          <table:table-cell table:style-name="ce33" table:formula="of:=IF(OR([.$J15]=&quot;&quot;; AND([.$O15]&lt;&gt;0)); &quot;&quot;; &quot;, &quot;)">
            <text:p/>
          </table:table-cell>
          <table:table-cell table:formula="of:=COM.MICROSOFT.CONCAT(&quot;// &quot;; [.B15]; &quot; &quot;; IF([.A15]=&quot;&quot;; &quot;   &quot;; COM.MICROSOFT.CONCAT(&quot;-&quot;; [.A15]; &quot;-&quot;)); &quot; &quot;; [.C15])" office:value-type="string" office:string-value="// 13     |11111111|11111111|11111111|111101" calcext:value-type="string">
            <text:p>// 13 <text:s text:c="4"/>|11111111|11111111|11111111|111101</text:p>
          </table:table-cell>
          <table:table-cell table:formula="of:=COM.MICROSOFT.CONCAT([.P15:.Z15])" office:value-type="string" office:string-value="+ 0b11, 0b11111111, 0b11111111, 0b11111111, (0b1101 &lt;&lt; 4)" calcext:value-type="string">
            <text:p>+ 0b11, 0b11111111, 0b11111111, 0b11111111, (0b1101 &lt;&lt; 4)</text:p>
          </table:table-cell>
          <table:table-cell table:formula="of:=COM.MICROSOFT.CONCAT([.AA15]; CHAR(10); [.AB15])" office:value-type="string" office:string-value="// 13     |11111111|11111111|11111111|111101&#10;+ 0b11, 0b11111111, 0b11111111, 0b11111111, (0b1101 &lt;&lt; 4)" calcext:value-type="string">
            <text:p>// 13     |11111111|11111111|11111111|111101</text:p>
            <text:p>+ 0b11, 0b11111111, 0b11111111, 0b11111111, (0b110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|11111111|11111111|11111110|1011</text:p>
          </table:table-cell>
          <table:table-cell office:value-type="string" calcext:value-type="string">
            <text:p>1111111111111111111111101011</text:p>
          </table:table-cell>
          <table:table-cell table:formula="of:=8-MOD(LEN([.$D15])-[.$E15]; 8)" office:value-type="float" office:value="4" calcext:value-type="float">
            <text:p>4</text:p>
          </table:table-cell>
          <table:table-cell table:style-name="ce29" table:formula="of:=IF(MID([.$D16];1;[.$E16])=&quot;&quot;; &quot;&quot;; COM.MICROSOFT.CONCAT(&quot;0b&quot;; MID([.$D16];1;[.$E16])))" office:value-type="string" office:string-value="0b1111" calcext:value-type="string">
            <text:p>0b1111</text:p>
          </table:table-cell>
          <table:table-cell table:style-name="ce29" table:formula="of:=IF(MID([.$D16];1+[.$E16]; 8)=&quot;&quot;; &quot;&quot;; COM.MICROSOFT.CONCAT(&quot;0b&quot;; MID([.$D16];1+[.$E16]; 8)))" office:value-type="string" office:string-value="0b11111111" calcext:value-type="string">
            <text:p>0b11111111</text:p>
          </table:table-cell>
          <table:table-cell table:style-name="ce29" table:formula="of:=IF(MID([.$D16];1+[.$E16]+8; 8)=&quot;&quot;; &quot;&quot;; COM.MICROSOFT.CONCAT(&quot;0b&quot;; MID([.$D16];1+[.$E16]+8; 8)))" office:value-type="string" office:string-value="0b11111111" calcext:value-type="string">
            <text:p>0b11111111</text:p>
          </table:table-cell>
          <table:table-cell table:style-name="ce29" table:formula="of:=IF(MID([.$D16];1+[.$E16]+8+8; 8)=&quot;&quot;; &quot;&quot;; COM.MICROSOFT.CONCAT(&quot;0b&quot;; MID([.$D16];1+[.$E16]+8+8; 8)))" office:value-type="string" office:string-value="0b11101011" calcext:value-type="string">
            <text:p>0b11101011</text:p>
          </table:table-cell>
          <table:table-cell table:style-name="ce29" table:formula="of:=IF(MID([.$D16];1+[.$E16]+8+8+8; 8)=&quot;&quot;; &quot;&quot;; COM.MICROSOFT.CONCAT(&quot;0b&quot;; MID([.$D16];1+[.$E16]+8+8+8; 8)))">
            <text:p/>
          </table:table-cell>
          <table:table-cell table:style-name="ce31" table:formula="of:=[.E16]-LEN([.F16])+2" office:value-type="float" office:value="0" calcext:value-type="float">
            <text:p>0</text:p>
          </table:table-cell>
          <table:table-cell table:style-name="ce29" table:formula="of:=IF([.G16]=&quot;&quot;; &quot;&quot;; 8-LEN([.G16])+2)" office:value-type="float" office:value="0" calcext:value-type="float">
            <text:p>0</text:p>
          </table:table-cell>
          <table:table-cell table:style-name="ce29" table:formula="of:=IF([.H16]=&quot;&quot;; &quot;&quot;; 8-LEN([.H16])+2)" office:value-type="float" office:value="0" calcext:value-type="float">
            <text:p>0</text:p>
          </table:table-cell>
          <table:table-cell table:style-name="ce29" table:formula="of:=IF([.I16]=&quot;&quot;; &quot;&quot;; 8-LEN([.I16])+2)" office:value-type="float" office:value="0" calcext:value-type="float">
            <text:p>0</text:p>
          </table:table-cell>
          <table:table-cell table:style-name="ce29" table:formula="of:=IF([.J16]=&quot;&quot;; &quot;&quot;; 8-LEN([.J16])+2)">
            <text:p/>
          </table:table-cell>
          <table:table-cell table:style-name="ce31" table:formula="of:=IF(OR([.$F16]=&quot;&quot;; [.$E16]=8); &quot;&quot;; &quot;+ &quot;)" office:value-type="string" office:string-value="+ " calcext:value-type="string">
            <text:p>+ </text:p>
          </table:table-cell>
          <table:table-cell table:style-name="ce32" table:formula="of:=IF([.$F16]=&quot;&quot;; &quot;&quot;; IF([.$K16]&gt;0; COM.MICROSOFT.CONCAT(&quot;(&quot;; [.$F16]; &quot; &lt;&lt; &quot;; [.$K16]; &quot;)&quot;); [.$F16]))" office:value-type="string" office:string-value="0b1111" calcext:value-type="string">
            <text:p>0b1111</text:p>
          </table:table-cell>
          <table:table-cell table:style-name="ce32" table:formula="of:=IF(OR([.$F16]=&quot;&quot;; AND([.$G16]=&quot;&quot;; [.$K16]&lt;&gt;0)); &quot;&quot;; &quot;, &quot;)" office:value-type="string" office:string-value=", " calcext:value-type="string">
            <text:p>, </text:p>
          </table:table-cell>
          <table:table-cell table:style-name="ce32" table:formula="of:=IF([.$G16]=&quot;&quot;; &quot;&quot;; IF([.$L16]&gt;0; COM.MICROSOFT.CONCAT(&quot;(&quot;; [.$G16]; &quot; &lt;&lt; &quot;; [.$L16]; &quot;)&quot;); [.$G16]))" office:value-type="string" office:string-value="0b11111111" calcext:value-type="string">
            <text:p>0b11111111</text:p>
          </table:table-cell>
          <table:table-cell table:style-name="ce32" table:formula="of:=IF(OR([.$G16]=&quot;&quot;; AND([.$H16]=&quot;&quot;; [.$L16]&lt;&gt;0)); &quot;&quot;; &quot;, &quot;)" office:value-type="string" office:string-value=", " calcext:value-type="string">
            <text:p>, </text:p>
          </table:table-cell>
          <table:table-cell table:style-name="ce32" table:formula="of:=IF([.$H16]=&quot;&quot;; &quot;&quot;; IF([.$M16]&gt;0; COM.MICROSOFT.CONCAT(&quot;(&quot;; [.$H16]; &quot; &lt;&lt; &quot;; [.$M16]; &quot;)&quot;); [.$H16]))" office:value-type="string" office:string-value="0b11111111" calcext:value-type="string">
            <text:p>0b11111111</text:p>
          </table:table-cell>
          <table:table-cell table:style-name="ce32" table:formula="of:=IF(OR([.$H16]=&quot;&quot;; AND([.$I16]=&quot;&quot;; [.$M16]&lt;&gt;0)); &quot;&quot;; &quot;, &quot;)" office:value-type="string" office:string-value=", " calcext:value-type="string">
            <text:p>, </text:p>
          </table:table-cell>
          <table:table-cell table:style-name="ce32" table:formula="of:=IF([.$I16]=&quot;&quot;; &quot;&quot;; IF([.$N16]&gt;0; COM.MICROSOFT.CONCAT(&quot;(&quot;; [.$I16]; &quot; &lt;&lt; &quot;; [.$N16]; &quot;)&quot;); [.$I16]))" office:value-type="string" office:string-value="0b11101011" calcext:value-type="string">
            <text:p>0b11101011</text:p>
          </table:table-cell>
          <table:table-cell table:style-name="ce32" table:formula="of:=IF(OR([.$I16]=&quot;&quot;; AND([.$J16]=&quot;&quot;; [.$N16]&lt;&gt;0)); &quot;&quot;; &quot;, &quot;)" office:value-type="string" office:string-value=", " calcext:value-type="string">
            <text:p>, </text:p>
          </table:table-cell>
          <table:table-cell table:style-name="ce32" table:formula="of:=IF([.$J16]=&quot;&quot;; &quot;&quot;; IF([.$O16]&gt;0; COM.MICROSOFT.CONCAT(&quot;(&quot;; [.$J16]; &quot; &lt;&lt; &quot;; [.$O16]; &quot;)&quot;); [.$J16]))">
            <text:p/>
          </table:table-cell>
          <table:table-cell table:style-name="ce33" table:formula="of:=IF(OR([.$J16]=&quot;&quot;; AND([.$O16]&lt;&gt;0)); &quot;&quot;; &quot;, &quot;)">
            <text:p/>
          </table:table-cell>
          <table:table-cell table:formula="of:=COM.MICROSOFT.CONCAT(&quot;// &quot;; [.B16]; &quot; &quot;; IF([.A16]=&quot;&quot;; &quot;   &quot;; COM.MICROSOFT.CONCAT(&quot;-&quot;; [.A16]; &quot;-&quot;)); &quot; &quot;; [.C16])" office:value-type="string" office:string-value="// 14     |11111111|11111111|11111110|1011" calcext:value-type="string">
            <text:p>// 14 <text:s text:c="4"/>|11111111|11111111|11111110|1011</text:p>
          </table:table-cell>
          <table:table-cell table:formula="of:=COM.MICROSOFT.CONCAT([.P16:.Z16])" office:value-type="string" office:string-value="+ 0b1111, 0b11111111, 0b11111111, 0b11101011, " calcext:value-type="string">
            <text:p>+ 0b1111, 0b11111111, 0b11111111, 0b11101011, </text:p>
          </table:table-cell>
          <table:table-cell table:formula="of:=COM.MICROSOFT.CONCAT([.AA16]; CHAR(10); [.AB16])" office:value-type="string" office:string-value="// 14     |11111111|11111111|11111110|1011&#10;+ 0b1111, 0b11111111, 0b11111111, 0b11101011, " calcext:value-type="string">
            <text:p>// 14     |11111111|11111111|11111110|1011</text:p>
            <text:p>+ 0b1111, 0b11111111, 0b11111111, 0b11101011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|11111111|11111111|11111110|1100</text:p>
          </table:table-cell>
          <table:table-cell office:value-type="string" calcext:value-type="string">
            <text:p>1111111111111111111111101100</text:p>
          </table:table-cell>
          <table:table-cell table:formula="of:=8-MOD(LEN([.$D16])-[.$E16]; 8)" office:value-type="float" office:value="8" calcext:value-type="float">
            <text:p>8</text:p>
          </table:table-cell>
          <table:table-cell table:style-name="ce29" table:formula="of:=IF(MID([.$D17];1;[.$E17])=&quot;&quot;; &quot;&quot;; COM.MICROSOFT.CONCAT(&quot;0b&quot;; MID([.$D17];1;[.$E17])))" office:value-type="string" office:string-value="0b11111111" calcext:value-type="string">
            <text:p>0b11111111</text:p>
          </table:table-cell>
          <table:table-cell table:style-name="ce29" table:formula="of:=IF(MID([.$D17];1+[.$E17]; 8)=&quot;&quot;; &quot;&quot;; COM.MICROSOFT.CONCAT(&quot;0b&quot;; MID([.$D17];1+[.$E17]; 8)))" office:value-type="string" office:string-value="0b11111111" calcext:value-type="string">
            <text:p>0b11111111</text:p>
          </table:table-cell>
          <table:table-cell table:style-name="ce29" table:formula="of:=IF(MID([.$D17];1+[.$E17]+8; 8)=&quot;&quot;; &quot;&quot;; COM.MICROSOFT.CONCAT(&quot;0b&quot;; MID([.$D17];1+[.$E17]+8; 8)))" office:value-type="string" office:string-value="0b11111110" calcext:value-type="string">
            <text:p>0b11111110</text:p>
          </table:table-cell>
          <table:table-cell table:style-name="ce29" table:formula="of:=IF(MID([.$D17];1+[.$E17]+8+8; 8)=&quot;&quot;; &quot;&quot;; COM.MICROSOFT.CONCAT(&quot;0b&quot;; MID([.$D17];1+[.$E17]+8+8; 8)))" office:value-type="string" office:string-value="0b1100" calcext:value-type="string">
            <text:p>0b1100</text:p>
          </table:table-cell>
          <table:table-cell table:style-name="ce29" table:formula="of:=IF(MID([.$D17];1+[.$E17]+8+8+8; 8)=&quot;&quot;; &quot;&quot;; COM.MICROSOFT.CONCAT(&quot;0b&quot;; MID([.$D17];1+[.$E17]+8+8+8; 8)))">
            <text:p/>
          </table:table-cell>
          <table:table-cell table:style-name="ce31" table:formula="of:=[.E17]-LEN([.F17])+2" office:value-type="float" office:value="0" calcext:value-type="float">
            <text:p>0</text:p>
          </table:table-cell>
          <table:table-cell table:style-name="ce29" table:formula="of:=IF([.G17]=&quot;&quot;; &quot;&quot;; 8-LEN([.G17])+2)" office:value-type="float" office:value="0" calcext:value-type="float">
            <text:p>0</text:p>
          </table:table-cell>
          <table:table-cell table:style-name="ce29" table:formula="of:=IF([.H17]=&quot;&quot;; &quot;&quot;; 8-LEN([.H17])+2)" office:value-type="float" office:value="0" calcext:value-type="float">
            <text:p>0</text:p>
          </table:table-cell>
          <table:table-cell table:style-name="ce29" table:formula="of:=IF([.I17]=&quot;&quot;; &quot;&quot;; 8-LEN([.I17])+2)" office:value-type="float" office:value="4" calcext:value-type="float">
            <text:p>4</text:p>
          </table:table-cell>
          <table:table-cell table:style-name="ce29" table:formula="of:=IF([.J17]=&quot;&quot;; &quot;&quot;; 8-LEN([.J17])+2)">
            <text:p/>
          </table:table-cell>
          <table:table-cell table:style-name="ce31" table:formula="of:=IF(OR([.$F17]=&quot;&quot;; [.$E17]=8); &quot;&quot;; &quot;+ &quot;)">
            <text:p/>
          </table:table-cell>
          <table:table-cell table:style-name="ce32" table:formula="of:=IF([.$F17]=&quot;&quot;; &quot;&quot;; IF([.$K17]&gt;0; COM.MICROSOFT.CONCAT(&quot;(&quot;; [.$F17]; &quot; &lt;&lt; &quot;; [.$K17]; &quot;)&quot;); [.$F17]))" office:value-type="string" office:string-value="0b11111111" calcext:value-type="string">
            <text:p>0b11111111</text:p>
          </table:table-cell>
          <table:table-cell table:style-name="ce32" table:formula="of:=IF(OR([.$F17]=&quot;&quot;; AND([.$G17]=&quot;&quot;; [.$K17]&lt;&gt;0)); &quot;&quot;; &quot;, &quot;)" office:value-type="string" office:string-value=", " calcext:value-type="string">
            <text:p>, </text:p>
          </table:table-cell>
          <table:table-cell table:style-name="ce32" table:formula="of:=IF([.$G17]=&quot;&quot;; &quot;&quot;; IF([.$L17]&gt;0; COM.MICROSOFT.CONCAT(&quot;(&quot;; [.$G17]; &quot; &lt;&lt; &quot;; [.$L17]; &quot;)&quot;); [.$G17]))" office:value-type="string" office:string-value="0b11111111" calcext:value-type="string">
            <text:p>0b11111111</text:p>
          </table:table-cell>
          <table:table-cell table:style-name="ce32" table:formula="of:=IF(OR([.$G17]=&quot;&quot;; AND([.$H17]=&quot;&quot;; [.$L17]&lt;&gt;0)); &quot;&quot;; &quot;, &quot;)" office:value-type="string" office:string-value=", " calcext:value-type="string">
            <text:p>, </text:p>
          </table:table-cell>
          <table:table-cell table:style-name="ce32" table:formula="of:=IF([.$H17]=&quot;&quot;; &quot;&quot;; IF([.$M17]&gt;0; COM.MICROSOFT.CONCAT(&quot;(&quot;; [.$H17]; &quot; &lt;&lt; &quot;; [.$M17]; &quot;)&quot;); [.$H17]))" office:value-type="string" office:string-value="0b11111110" calcext:value-type="string">
            <text:p>0b11111110</text:p>
          </table:table-cell>
          <table:table-cell table:style-name="ce32" table:formula="of:=IF(OR([.$H17]=&quot;&quot;; AND([.$I17]=&quot;&quot;; [.$M17]&lt;&gt;0)); &quot;&quot;; &quot;, &quot;)" office:value-type="string" office:string-value=", " calcext:value-type="string">
            <text:p>, </text:p>
          </table:table-cell>
          <table:table-cell table:style-name="ce32" table:formula="of:=IF([.$I17]=&quot;&quot;; &quot;&quot;; IF([.$N17]&gt;0; COM.MICROSOFT.CONCAT(&quot;(&quot;; [.$I17]; &quot; &lt;&lt; &quot;; [.$N17]; &quot;)&quot;); [.$I17]))" office:value-type="string" office:string-value="(0b1100 &lt;&lt; 4)" calcext:value-type="string">
            <text:p>(0b1100 &lt;&lt; 4)</text:p>
          </table:table-cell>
          <table:table-cell table:style-name="ce32" table:formula="of:=IF(OR([.$I17]=&quot;&quot;; AND([.$J17]=&quot;&quot;; [.$N17]&lt;&gt;0)); &quot;&quot;; &quot;, &quot;)">
            <text:p/>
          </table:table-cell>
          <table:table-cell table:style-name="ce32" table:formula="of:=IF([.$J17]=&quot;&quot;; &quot;&quot;; IF([.$O17]&gt;0; COM.MICROSOFT.CONCAT(&quot;(&quot;; [.$J17]; &quot; &lt;&lt; &quot;; [.$O17]; &quot;)&quot;); [.$J17]))">
            <text:p/>
          </table:table-cell>
          <table:table-cell table:style-name="ce33" table:formula="of:=IF(OR([.$J17]=&quot;&quot;; AND([.$O17]&lt;&gt;0)); &quot;&quot;; &quot;, &quot;)">
            <text:p/>
          </table:table-cell>
          <table:table-cell table:formula="of:=COM.MICROSOFT.CONCAT(&quot;// &quot;; [.B17]; &quot; &quot;; IF([.A17]=&quot;&quot;; &quot;   &quot;; COM.MICROSOFT.CONCAT(&quot;-&quot;; [.A17]; &quot;-&quot;)); &quot; &quot;; [.C17])" office:value-type="string" office:string-value="// 15     |11111111|11111111|11111110|1100" calcext:value-type="string">
            <text:p>// 15 <text:s text:c="4"/>|11111111|11111111|11111110|1100</text:p>
          </table:table-cell>
          <table:table-cell table:formula="of:=COM.MICROSOFT.CONCAT([.P17:.Z17])" office:value-type="string" office:string-value="0b11111111, 0b11111111, 0b11111110, (0b1100 &lt;&lt; 4)" calcext:value-type="string">
            <text:p>0b11111111, 0b11111111, 0b11111110, (0b1100 &lt;&lt; 4)</text:p>
          </table:table-cell>
          <table:table-cell table:formula="of:=COM.MICROSOFT.CONCAT([.AA17]; CHAR(10); [.AB17])" office:value-type="string" office:string-value="// 15     |11111111|11111111|11111110|1100&#10;0b11111111, 0b11111111, 0b11111110, (0b1100 &lt;&lt; 4)" calcext:value-type="string">
            <text:p>// 15     |11111111|11111111|11111110|1100</text:p>
            <text:p>0b11111111, 0b11111111, 0b11111110, (0b11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|11111111|11111111|11111110|1101</text:p>
          </table:table-cell>
          <table:table-cell office:value-type="string" calcext:value-type="string">
            <text:p>1111111111111111111111101101</text:p>
          </table:table-cell>
          <table:table-cell table:formula="of:=8-MOD(LEN([.$D17])-[.$E17]; 8)" office:value-type="float" office:value="4" calcext:value-type="float">
            <text:p>4</text:p>
          </table:table-cell>
          <table:table-cell table:style-name="ce29" table:formula="of:=IF(MID([.$D18];1;[.$E18])=&quot;&quot;; &quot;&quot;; COM.MICROSOFT.CONCAT(&quot;0b&quot;; MID([.$D18];1;[.$E18])))" office:value-type="string" office:string-value="0b1111" calcext:value-type="string">
            <text:p>0b1111</text:p>
          </table:table-cell>
          <table:table-cell table:style-name="ce29" table:formula="of:=IF(MID([.$D18];1+[.$E18]; 8)=&quot;&quot;; &quot;&quot;; COM.MICROSOFT.CONCAT(&quot;0b&quot;; MID([.$D18];1+[.$E18]; 8)))" office:value-type="string" office:string-value="0b11111111" calcext:value-type="string">
            <text:p>0b11111111</text:p>
          </table:table-cell>
          <table:table-cell table:style-name="ce29" table:formula="of:=IF(MID([.$D18];1+[.$E18]+8; 8)=&quot;&quot;; &quot;&quot;; COM.MICROSOFT.CONCAT(&quot;0b&quot;; MID([.$D18];1+[.$E18]+8; 8)))" office:value-type="string" office:string-value="0b11111111" calcext:value-type="string">
            <text:p>0b11111111</text:p>
          </table:table-cell>
          <table:table-cell table:style-name="ce29" table:formula="of:=IF(MID([.$D18];1+[.$E18]+8+8; 8)=&quot;&quot;; &quot;&quot;; COM.MICROSOFT.CONCAT(&quot;0b&quot;; MID([.$D18];1+[.$E18]+8+8; 8)))" office:value-type="string" office:string-value="0b11101101" calcext:value-type="string">
            <text:p>0b11101101</text:p>
          </table:table-cell>
          <table:table-cell table:style-name="ce29" table:formula="of:=IF(MID([.$D18];1+[.$E18]+8+8+8; 8)=&quot;&quot;; &quot;&quot;; COM.MICROSOFT.CONCAT(&quot;0b&quot;; MID([.$D18];1+[.$E18]+8+8+8; 8)))">
            <text:p/>
          </table:table-cell>
          <table:table-cell table:style-name="ce31" table:formula="of:=[.E18]-LEN([.F18])+2" office:value-type="float" office:value="0" calcext:value-type="float">
            <text:p>0</text:p>
          </table:table-cell>
          <table:table-cell table:style-name="ce29" table:formula="of:=IF([.G18]=&quot;&quot;; &quot;&quot;; 8-LEN([.G18])+2)" office:value-type="float" office:value="0" calcext:value-type="float">
            <text:p>0</text:p>
          </table:table-cell>
          <table:table-cell table:style-name="ce29" table:formula="of:=IF([.H18]=&quot;&quot;; &quot;&quot;; 8-LEN([.H18])+2)" office:value-type="float" office:value="0" calcext:value-type="float">
            <text:p>0</text:p>
          </table:table-cell>
          <table:table-cell table:style-name="ce29" table:formula="of:=IF([.I18]=&quot;&quot;; &quot;&quot;; 8-LEN([.I18])+2)" office:value-type="float" office:value="0" calcext:value-type="float">
            <text:p>0</text:p>
          </table:table-cell>
          <table:table-cell table:style-name="ce29" table:formula="of:=IF([.J18]=&quot;&quot;; &quot;&quot;; 8-LEN([.J18])+2)">
            <text:p/>
          </table:table-cell>
          <table:table-cell table:style-name="ce31" table:formula="of:=IF(OR([.$F18]=&quot;&quot;; [.$E18]=8); &quot;&quot;; &quot;+ &quot;)" office:value-type="string" office:string-value="+ " calcext:value-type="string">
            <text:p>+ </text:p>
          </table:table-cell>
          <table:table-cell table:style-name="ce32" table:formula="of:=IF([.$F18]=&quot;&quot;; &quot;&quot;; IF([.$K18]&gt;0; COM.MICROSOFT.CONCAT(&quot;(&quot;; [.$F18]; &quot; &lt;&lt; &quot;; [.$K18]; &quot;)&quot;); [.$F18]))" office:value-type="string" office:string-value="0b1111" calcext:value-type="string">
            <text:p>0b1111</text:p>
          </table:table-cell>
          <table:table-cell table:style-name="ce32" table:formula="of:=IF(OR([.$F18]=&quot;&quot;; AND([.$G18]=&quot;&quot;; [.$K18]&lt;&gt;0)); &quot;&quot;; &quot;, &quot;)" office:value-type="string" office:string-value=", " calcext:value-type="string">
            <text:p>, </text:p>
          </table:table-cell>
          <table:table-cell table:style-name="ce32" table:formula="of:=IF([.$G18]=&quot;&quot;; &quot;&quot;; IF([.$L18]&gt;0; COM.MICROSOFT.CONCAT(&quot;(&quot;; [.$G18]; &quot; &lt;&lt; &quot;; [.$L18]; &quot;)&quot;); [.$G18]))" office:value-type="string" office:string-value="0b11111111" calcext:value-type="string">
            <text:p>0b11111111</text:p>
          </table:table-cell>
          <table:table-cell table:style-name="ce32" table:formula="of:=IF(OR([.$G18]=&quot;&quot;; AND([.$H18]=&quot;&quot;; [.$L18]&lt;&gt;0)); &quot;&quot;; &quot;, &quot;)" office:value-type="string" office:string-value=", " calcext:value-type="string">
            <text:p>, </text:p>
          </table:table-cell>
          <table:table-cell table:style-name="ce32" table:formula="of:=IF([.$H18]=&quot;&quot;; &quot;&quot;; IF([.$M18]&gt;0; COM.MICROSOFT.CONCAT(&quot;(&quot;; [.$H18]; &quot; &lt;&lt; &quot;; [.$M18]; &quot;)&quot;); [.$H18]))" office:value-type="string" office:string-value="0b11111111" calcext:value-type="string">
            <text:p>0b11111111</text:p>
          </table:table-cell>
          <table:table-cell table:style-name="ce32" table:formula="of:=IF(OR([.$H18]=&quot;&quot;; AND([.$I18]=&quot;&quot;; [.$M18]&lt;&gt;0)); &quot;&quot;; &quot;, &quot;)" office:value-type="string" office:string-value=", " calcext:value-type="string">
            <text:p>, </text:p>
          </table:table-cell>
          <table:table-cell table:style-name="ce32" table:formula="of:=IF([.$I18]=&quot;&quot;; &quot;&quot;; IF([.$N18]&gt;0; COM.MICROSOFT.CONCAT(&quot;(&quot;; [.$I18]; &quot; &lt;&lt; &quot;; [.$N18]; &quot;)&quot;); [.$I18]))" office:value-type="string" office:string-value="0b11101101" calcext:value-type="string">
            <text:p>0b11101101</text:p>
          </table:table-cell>
          <table:table-cell table:style-name="ce32" table:formula="of:=IF(OR([.$I18]=&quot;&quot;; AND([.$J18]=&quot;&quot;; [.$N18]&lt;&gt;0)); &quot;&quot;; &quot;, &quot;)" office:value-type="string" office:string-value=", " calcext:value-type="string">
            <text:p>, </text:p>
          </table:table-cell>
          <table:table-cell table:style-name="ce32" table:formula="of:=IF([.$J18]=&quot;&quot;; &quot;&quot;; IF([.$O18]&gt;0; COM.MICROSOFT.CONCAT(&quot;(&quot;; [.$J18]; &quot; &lt;&lt; &quot;; [.$O18]; &quot;)&quot;); [.$J18]))">
            <text:p/>
          </table:table-cell>
          <table:table-cell table:style-name="ce33" table:formula="of:=IF(OR([.$J18]=&quot;&quot;; AND([.$O18]&lt;&gt;0)); &quot;&quot;; &quot;, &quot;)">
            <text:p/>
          </table:table-cell>
          <table:table-cell table:formula="of:=COM.MICROSOFT.CONCAT(&quot;// &quot;; [.B18]; &quot; &quot;; IF([.A18]=&quot;&quot;; &quot;   &quot;; COM.MICROSOFT.CONCAT(&quot;-&quot;; [.A18]; &quot;-&quot;)); &quot; &quot;; [.C18])" office:value-type="string" office:string-value="// 16     |11111111|11111111|11111110|1101" calcext:value-type="string">
            <text:p>// 16 <text:s text:c="4"/>|11111111|11111111|11111110|1101</text:p>
          </table:table-cell>
          <table:table-cell table:formula="of:=COM.MICROSOFT.CONCAT([.P18:.Z18])" office:value-type="string" office:string-value="+ 0b1111, 0b11111111, 0b11111111, 0b11101101, " calcext:value-type="string">
            <text:p>+ 0b1111, 0b11111111, 0b11111111, 0b11101101, </text:p>
          </table:table-cell>
          <table:table-cell table:formula="of:=COM.MICROSOFT.CONCAT([.AA18]; CHAR(10); [.AB18])" office:value-type="string" office:string-value="// 16     |11111111|11111111|11111110|1101&#10;+ 0b1111, 0b11111111, 0b11111111, 0b11101101, " calcext:value-type="string">
            <text:p>// 16     |11111111|11111111|11111110|1101</text:p>
            <text:p>+ 0b1111, 0b11111111, 0b11111111, 0b11101101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|11111111|11111111|11111110|1110</text:p>
          </table:table-cell>
          <table:table-cell office:value-type="string" calcext:value-type="string">
            <text:p>1111111111111111111111101110</text:p>
          </table:table-cell>
          <table:table-cell table:formula="of:=8-MOD(LEN([.$D18])-[.$E18]; 8)" office:value-type="float" office:value="8" calcext:value-type="float">
            <text:p>8</text:p>
          </table:table-cell>
          <table:table-cell table:style-name="ce29" table:formula="of:=IF(MID([.$D19];1;[.$E19])=&quot;&quot;; &quot;&quot;; COM.MICROSOFT.CONCAT(&quot;0b&quot;; MID([.$D19];1;[.$E19])))" office:value-type="string" office:string-value="0b11111111" calcext:value-type="string">
            <text:p>0b11111111</text:p>
          </table:table-cell>
          <table:table-cell table:style-name="ce29" table:formula="of:=IF(MID([.$D19];1+[.$E19]; 8)=&quot;&quot;; &quot;&quot;; COM.MICROSOFT.CONCAT(&quot;0b&quot;; MID([.$D19];1+[.$E19]; 8)))" office:value-type="string" office:string-value="0b11111111" calcext:value-type="string">
            <text:p>0b11111111</text:p>
          </table:table-cell>
          <table:table-cell table:style-name="ce29" table:formula="of:=IF(MID([.$D19];1+[.$E19]+8; 8)=&quot;&quot;; &quot;&quot;; COM.MICROSOFT.CONCAT(&quot;0b&quot;; MID([.$D19];1+[.$E19]+8; 8)))" office:value-type="string" office:string-value="0b11111110" calcext:value-type="string">
            <text:p>0b11111110</text:p>
          </table:table-cell>
          <table:table-cell table:style-name="ce29" table:formula="of:=IF(MID([.$D19];1+[.$E19]+8+8; 8)=&quot;&quot;; &quot;&quot;; COM.MICROSOFT.CONCAT(&quot;0b&quot;; MID([.$D19];1+[.$E19]+8+8; 8)))" office:value-type="string" office:string-value="0b1110" calcext:value-type="string">
            <text:p>0b1110</text:p>
          </table:table-cell>
          <table:table-cell table:style-name="ce29" table:formula="of:=IF(MID([.$D19];1+[.$E19]+8+8+8; 8)=&quot;&quot;; &quot;&quot;; COM.MICROSOFT.CONCAT(&quot;0b&quot;; MID([.$D19];1+[.$E19]+8+8+8; 8)))">
            <text:p/>
          </table:table-cell>
          <table:table-cell table:style-name="ce31" table:formula="of:=[.E19]-LEN([.F19])+2" office:value-type="float" office:value="0" calcext:value-type="float">
            <text:p>0</text:p>
          </table:table-cell>
          <table:table-cell table:style-name="ce29" table:formula="of:=IF([.G19]=&quot;&quot;; &quot;&quot;; 8-LEN([.G19])+2)" office:value-type="float" office:value="0" calcext:value-type="float">
            <text:p>0</text:p>
          </table:table-cell>
          <table:table-cell table:style-name="ce29" table:formula="of:=IF([.H19]=&quot;&quot;; &quot;&quot;; 8-LEN([.H19])+2)" office:value-type="float" office:value="0" calcext:value-type="float">
            <text:p>0</text:p>
          </table:table-cell>
          <table:table-cell table:style-name="ce29" table:formula="of:=IF([.I19]=&quot;&quot;; &quot;&quot;; 8-LEN([.I19])+2)" office:value-type="float" office:value="4" calcext:value-type="float">
            <text:p>4</text:p>
          </table:table-cell>
          <table:table-cell table:style-name="ce29" table:formula="of:=IF([.J19]=&quot;&quot;; &quot;&quot;; 8-LEN([.J19])+2)">
            <text:p/>
          </table:table-cell>
          <table:table-cell table:style-name="ce31" table:formula="of:=IF(OR([.$F19]=&quot;&quot;; [.$E19]=8); &quot;&quot;; &quot;+ &quot;)">
            <text:p/>
          </table:table-cell>
          <table:table-cell table:style-name="ce32" table:formula="of:=IF([.$F19]=&quot;&quot;; &quot;&quot;; IF([.$K19]&gt;0; COM.MICROSOFT.CONCAT(&quot;(&quot;; [.$F19]; &quot; &lt;&lt; &quot;; [.$K19]; &quot;)&quot;); [.$F19]))" office:value-type="string" office:string-value="0b11111111" calcext:value-type="string">
            <text:p>0b11111111</text:p>
          </table:table-cell>
          <table:table-cell table:style-name="ce32" table:formula="of:=IF(OR([.$F19]=&quot;&quot;; AND([.$G19]=&quot;&quot;; [.$K19]&lt;&gt;0)); &quot;&quot;; &quot;, &quot;)" office:value-type="string" office:string-value=", " calcext:value-type="string">
            <text:p>, </text:p>
          </table:table-cell>
          <table:table-cell table:style-name="ce32" table:formula="of:=IF([.$G19]=&quot;&quot;; &quot;&quot;; IF([.$L19]&gt;0; COM.MICROSOFT.CONCAT(&quot;(&quot;; [.$G19]; &quot; &lt;&lt; &quot;; [.$L19]; &quot;)&quot;); [.$G19]))" office:value-type="string" office:string-value="0b11111111" calcext:value-type="string">
            <text:p>0b11111111</text:p>
          </table:table-cell>
          <table:table-cell table:style-name="ce32" table:formula="of:=IF(OR([.$G19]=&quot;&quot;; AND([.$H19]=&quot;&quot;; [.$L19]&lt;&gt;0)); &quot;&quot;; &quot;, &quot;)" office:value-type="string" office:string-value=", " calcext:value-type="string">
            <text:p>, </text:p>
          </table:table-cell>
          <table:table-cell table:style-name="ce32" table:formula="of:=IF([.$H19]=&quot;&quot;; &quot;&quot;; IF([.$M19]&gt;0; COM.MICROSOFT.CONCAT(&quot;(&quot;; [.$H19]; &quot; &lt;&lt; &quot;; [.$M19]; &quot;)&quot;); [.$H19]))" office:value-type="string" office:string-value="0b11111110" calcext:value-type="string">
            <text:p>0b11111110</text:p>
          </table:table-cell>
          <table:table-cell table:style-name="ce32" table:formula="of:=IF(OR([.$H19]=&quot;&quot;; AND([.$I19]=&quot;&quot;; [.$M19]&lt;&gt;0)); &quot;&quot;; &quot;, &quot;)" office:value-type="string" office:string-value=", " calcext:value-type="string">
            <text:p>, </text:p>
          </table:table-cell>
          <table:table-cell table:style-name="ce32" table:formula="of:=IF([.$I19]=&quot;&quot;; &quot;&quot;; IF([.$N19]&gt;0; COM.MICROSOFT.CONCAT(&quot;(&quot;; [.$I19]; &quot; &lt;&lt; &quot;; [.$N19]; &quot;)&quot;); [.$I19]))" office:value-type="string" office:string-value="(0b1110 &lt;&lt; 4)" calcext:value-type="string">
            <text:p>(0b1110 &lt;&lt; 4)</text:p>
          </table:table-cell>
          <table:table-cell table:style-name="ce32" table:formula="of:=IF(OR([.$I19]=&quot;&quot;; AND([.$J19]=&quot;&quot;; [.$N19]&lt;&gt;0)); &quot;&quot;; &quot;, &quot;)">
            <text:p/>
          </table:table-cell>
          <table:table-cell table:style-name="ce32" table:formula="of:=IF([.$J19]=&quot;&quot;; &quot;&quot;; IF([.$O19]&gt;0; COM.MICROSOFT.CONCAT(&quot;(&quot;; [.$J19]; &quot; &lt;&lt; &quot;; [.$O19]; &quot;)&quot;); [.$J19]))">
            <text:p/>
          </table:table-cell>
          <table:table-cell table:style-name="ce33" table:formula="of:=IF(OR([.$J19]=&quot;&quot;; AND([.$O19]&lt;&gt;0)); &quot;&quot;; &quot;, &quot;)">
            <text:p/>
          </table:table-cell>
          <table:table-cell table:formula="of:=COM.MICROSOFT.CONCAT(&quot;// &quot;; [.B19]; &quot; &quot;; IF([.A19]=&quot;&quot;; &quot;   &quot;; COM.MICROSOFT.CONCAT(&quot;-&quot;; [.A19]; &quot;-&quot;)); &quot; &quot;; [.C19])" office:value-type="string" office:string-value="// 17     |11111111|11111111|11111110|1110" calcext:value-type="string">
            <text:p>// 17 <text:s text:c="4"/>|11111111|11111111|11111110|1110</text:p>
          </table:table-cell>
          <table:table-cell table:formula="of:=COM.MICROSOFT.CONCAT([.P19:.Z19])" office:value-type="string" office:string-value="0b11111111, 0b11111111, 0b11111110, (0b1110 &lt;&lt; 4)" calcext:value-type="string">
            <text:p>0b11111111, 0b11111111, 0b11111110, (0b1110 &lt;&lt; 4)</text:p>
          </table:table-cell>
          <table:table-cell table:formula="of:=COM.MICROSOFT.CONCAT([.AA19]; CHAR(10); [.AB19])" office:value-type="string" office:string-value="// 17     |11111111|11111111|11111110|1110&#10;0b11111111, 0b11111111, 0b11111110, (0b1110 &lt;&lt; 4)" calcext:value-type="string">
            <text:p>// 17     |11111111|11111111|11111110|1110</text:p>
            <text:p>0b11111111, 0b11111111, 0b11111110, (0b111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|11111111|11111111|11111110|1111</text:p>
          </table:table-cell>
          <table:table-cell office:value-type="string" calcext:value-type="string">
            <text:p>1111111111111111111111101111</text:p>
          </table:table-cell>
          <table:table-cell table:formula="of:=8-MOD(LEN([.$D19])-[.$E19]; 8)" office:value-type="float" office:value="4" calcext:value-type="float">
            <text:p>4</text:p>
          </table:table-cell>
          <table:table-cell table:style-name="ce29" table:formula="of:=IF(MID([.$D20];1;[.$E20])=&quot;&quot;; &quot;&quot;; COM.MICROSOFT.CONCAT(&quot;0b&quot;; MID([.$D20];1;[.$E20])))" office:value-type="string" office:string-value="0b1111" calcext:value-type="string">
            <text:p>0b1111</text:p>
          </table:table-cell>
          <table:table-cell table:style-name="ce29" table:formula="of:=IF(MID([.$D20];1+[.$E20]; 8)=&quot;&quot;; &quot;&quot;; COM.MICROSOFT.CONCAT(&quot;0b&quot;; MID([.$D20];1+[.$E20]; 8)))" office:value-type="string" office:string-value="0b11111111" calcext:value-type="string">
            <text:p>0b11111111</text:p>
          </table:table-cell>
          <table:table-cell table:style-name="ce29" table:formula="of:=IF(MID([.$D20];1+[.$E20]+8; 8)=&quot;&quot;; &quot;&quot;; COM.MICROSOFT.CONCAT(&quot;0b&quot;; MID([.$D20];1+[.$E20]+8; 8)))" office:value-type="string" office:string-value="0b11111111" calcext:value-type="string">
            <text:p>0b11111111</text:p>
          </table:table-cell>
          <table:table-cell table:style-name="ce29" table:formula="of:=IF(MID([.$D20];1+[.$E20]+8+8; 8)=&quot;&quot;; &quot;&quot;; COM.MICROSOFT.CONCAT(&quot;0b&quot;; MID([.$D20];1+[.$E20]+8+8; 8)))" office:value-type="string" office:string-value="0b11101111" calcext:value-type="string">
            <text:p>0b11101111</text:p>
          </table:table-cell>
          <table:table-cell table:style-name="ce29" table:formula="of:=IF(MID([.$D20];1+[.$E20]+8+8+8; 8)=&quot;&quot;; &quot;&quot;; COM.MICROSOFT.CONCAT(&quot;0b&quot;; MID([.$D20];1+[.$E20]+8+8+8; 8)))">
            <text:p/>
          </table:table-cell>
          <table:table-cell table:style-name="ce31" table:formula="of:=[.E20]-LEN([.F20])+2" office:value-type="float" office:value="0" calcext:value-type="float">
            <text:p>0</text:p>
          </table:table-cell>
          <table:table-cell table:style-name="ce29" table:formula="of:=IF([.G20]=&quot;&quot;; &quot;&quot;; 8-LEN([.G20])+2)" office:value-type="float" office:value="0" calcext:value-type="float">
            <text:p>0</text:p>
          </table:table-cell>
          <table:table-cell table:style-name="ce29" table:formula="of:=IF([.H20]=&quot;&quot;; &quot;&quot;; 8-LEN([.H20])+2)" office:value-type="float" office:value="0" calcext:value-type="float">
            <text:p>0</text:p>
          </table:table-cell>
          <table:table-cell table:style-name="ce29" table:formula="of:=IF([.I20]=&quot;&quot;; &quot;&quot;; 8-LEN([.I20])+2)" office:value-type="float" office:value="0" calcext:value-type="float">
            <text:p>0</text:p>
          </table:table-cell>
          <table:table-cell table:style-name="ce29" table:formula="of:=IF([.J20]=&quot;&quot;; &quot;&quot;; 8-LEN([.J20])+2)">
            <text:p/>
          </table:table-cell>
          <table:table-cell table:style-name="ce31" table:formula="of:=IF(OR([.$F20]=&quot;&quot;; [.$E20]=8); &quot;&quot;; &quot;+ &quot;)" office:value-type="string" office:string-value="+ " calcext:value-type="string">
            <text:p>+ </text:p>
          </table:table-cell>
          <table:table-cell table:style-name="ce32" table:formula="of:=IF([.$F20]=&quot;&quot;; &quot;&quot;; IF([.$K20]&gt;0; COM.MICROSOFT.CONCAT(&quot;(&quot;; [.$F20]; &quot; &lt;&lt; &quot;; [.$K20]; &quot;)&quot;); [.$F20]))" office:value-type="string" office:string-value="0b1111" calcext:value-type="string">
            <text:p>0b1111</text:p>
          </table:table-cell>
          <table:table-cell table:style-name="ce32" table:formula="of:=IF(OR([.$F20]=&quot;&quot;; AND([.$G20]=&quot;&quot;; [.$K20]&lt;&gt;0)); &quot;&quot;; &quot;, &quot;)" office:value-type="string" office:string-value=", " calcext:value-type="string">
            <text:p>, </text:p>
          </table:table-cell>
          <table:table-cell table:style-name="ce32" table:formula="of:=IF([.$G20]=&quot;&quot;; &quot;&quot;; IF([.$L20]&gt;0; COM.MICROSOFT.CONCAT(&quot;(&quot;; [.$G20]; &quot; &lt;&lt; &quot;; [.$L20]; &quot;)&quot;); [.$G20]))" office:value-type="string" office:string-value="0b11111111" calcext:value-type="string">
            <text:p>0b11111111</text:p>
          </table:table-cell>
          <table:table-cell table:style-name="ce32" table:formula="of:=IF(OR([.$G20]=&quot;&quot;; AND([.$H20]=&quot;&quot;; [.$L20]&lt;&gt;0)); &quot;&quot;; &quot;, &quot;)" office:value-type="string" office:string-value=", " calcext:value-type="string">
            <text:p>, </text:p>
          </table:table-cell>
          <table:table-cell table:style-name="ce32" table:formula="of:=IF([.$H20]=&quot;&quot;; &quot;&quot;; IF([.$M20]&gt;0; COM.MICROSOFT.CONCAT(&quot;(&quot;; [.$H20]; &quot; &lt;&lt; &quot;; [.$M20]; &quot;)&quot;); [.$H20]))" office:value-type="string" office:string-value="0b11111111" calcext:value-type="string">
            <text:p>0b11111111</text:p>
          </table:table-cell>
          <table:table-cell table:style-name="ce32" table:formula="of:=IF(OR([.$H20]=&quot;&quot;; AND([.$I20]=&quot;&quot;; [.$M20]&lt;&gt;0)); &quot;&quot;; &quot;, &quot;)" office:value-type="string" office:string-value=", " calcext:value-type="string">
            <text:p>, </text:p>
          </table:table-cell>
          <table:table-cell table:style-name="ce32" table:formula="of:=IF([.$I20]=&quot;&quot;; &quot;&quot;; IF([.$N20]&gt;0; COM.MICROSOFT.CONCAT(&quot;(&quot;; [.$I20]; &quot; &lt;&lt; &quot;; [.$N20]; &quot;)&quot;); [.$I20]))" office:value-type="string" office:string-value="0b11101111" calcext:value-type="string">
            <text:p>0b11101111</text:p>
          </table:table-cell>
          <table:table-cell table:style-name="ce32" table:formula="of:=IF(OR([.$I20]=&quot;&quot;; AND([.$J20]=&quot;&quot;; [.$N20]&lt;&gt;0)); &quot;&quot;; &quot;, &quot;)" office:value-type="string" office:string-value=", " calcext:value-type="string">
            <text:p>, </text:p>
          </table:table-cell>
          <table:table-cell table:style-name="ce32" table:formula="of:=IF([.$J20]=&quot;&quot;; &quot;&quot;; IF([.$O20]&gt;0; COM.MICROSOFT.CONCAT(&quot;(&quot;; [.$J20]; &quot; &lt;&lt; &quot;; [.$O20]; &quot;)&quot;); [.$J20]))">
            <text:p/>
          </table:table-cell>
          <table:table-cell table:style-name="ce33" table:formula="of:=IF(OR([.$J20]=&quot;&quot;; AND([.$O20]&lt;&gt;0)); &quot;&quot;; &quot;, &quot;)">
            <text:p/>
          </table:table-cell>
          <table:table-cell table:formula="of:=COM.MICROSOFT.CONCAT(&quot;// &quot;; [.B20]; &quot; &quot;; IF([.A20]=&quot;&quot;; &quot;   &quot;; COM.MICROSOFT.CONCAT(&quot;-&quot;; [.A20]; &quot;-&quot;)); &quot; &quot;; [.C20])" office:value-type="string" office:string-value="// 18     |11111111|11111111|11111110|1111" calcext:value-type="string">
            <text:p>// 18 <text:s text:c="4"/>|11111111|11111111|11111110|1111</text:p>
          </table:table-cell>
          <table:table-cell table:formula="of:=COM.MICROSOFT.CONCAT([.P20:.Z20])" office:value-type="string" office:string-value="+ 0b1111, 0b11111111, 0b11111111, 0b11101111, " calcext:value-type="string">
            <text:p>+ 0b1111, 0b11111111, 0b11111111, 0b11101111, </text:p>
          </table:table-cell>
          <table:table-cell table:formula="of:=COM.MICROSOFT.CONCAT([.AA20]; CHAR(10); [.AB20])" office:value-type="string" office:string-value="// 18     |11111111|11111111|11111110|1111&#10;+ 0b1111, 0b11111111, 0b11111111, 0b11101111, " calcext:value-type="string">
            <text:p>// 18     |11111111|11111111|11111110|1111</text:p>
            <text:p>+ 0b1111, 0b11111111, 0b11111111, 0b11101111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|11111111|11111111|11111111|0000</text:p>
          </table:table-cell>
          <table:table-cell office:value-type="string" calcext:value-type="string">
            <text:p>1111111111111111111111110000</text:p>
          </table:table-cell>
          <table:table-cell table:formula="of:=8-MOD(LEN([.$D20])-[.$E20]; 8)" office:value-type="float" office:value="8" calcext:value-type="float">
            <text:p>8</text:p>
          </table:table-cell>
          <table:table-cell table:style-name="ce29" table:formula="of:=IF(MID([.$D21];1;[.$E21])=&quot;&quot;; &quot;&quot;; COM.MICROSOFT.CONCAT(&quot;0b&quot;; MID([.$D21];1;[.$E21])))" office:value-type="string" office:string-value="0b11111111" calcext:value-type="string">
            <text:p>0b11111111</text:p>
          </table:table-cell>
          <table:table-cell table:style-name="ce29" table:formula="of:=IF(MID([.$D21];1+[.$E21]; 8)=&quot;&quot;; &quot;&quot;; COM.MICROSOFT.CONCAT(&quot;0b&quot;; MID([.$D21];1+[.$E21]; 8)))" office:value-type="string" office:string-value="0b11111111" calcext:value-type="string">
            <text:p>0b11111111</text:p>
          </table:table-cell>
          <table:table-cell table:style-name="ce29" table:formula="of:=IF(MID([.$D21];1+[.$E21]+8; 8)=&quot;&quot;; &quot;&quot;; COM.MICROSOFT.CONCAT(&quot;0b&quot;; MID([.$D21];1+[.$E21]+8; 8)))" office:value-type="string" office:string-value="0b11111111" calcext:value-type="string">
            <text:p>0b11111111</text:p>
          </table:table-cell>
          <table:table-cell table:style-name="ce29" table:formula="of:=IF(MID([.$D21];1+[.$E21]+8+8; 8)=&quot;&quot;; &quot;&quot;; COM.MICROSOFT.CONCAT(&quot;0b&quot;; MID([.$D21];1+[.$E21]+8+8; 8)))" office:value-type="string" office:string-value="0b0000" calcext:value-type="string">
            <text:p>0b0000</text:p>
          </table:table-cell>
          <table:table-cell table:style-name="ce29" table:formula="of:=IF(MID([.$D21];1+[.$E21]+8+8+8; 8)=&quot;&quot;; &quot;&quot;; COM.MICROSOFT.CONCAT(&quot;0b&quot;; MID([.$D21];1+[.$E21]+8+8+8; 8)))">
            <text:p/>
          </table:table-cell>
          <table:table-cell table:style-name="ce31" table:formula="of:=[.E21]-LEN([.F21])+2" office:value-type="float" office:value="0" calcext:value-type="float">
            <text:p>0</text:p>
          </table:table-cell>
          <table:table-cell table:style-name="ce29" table:formula="of:=IF([.G21]=&quot;&quot;; &quot;&quot;; 8-LEN([.G21])+2)" office:value-type="float" office:value="0" calcext:value-type="float">
            <text:p>0</text:p>
          </table:table-cell>
          <table:table-cell table:style-name="ce29" table:formula="of:=IF([.H21]=&quot;&quot;; &quot;&quot;; 8-LEN([.H21])+2)" office:value-type="float" office:value="0" calcext:value-type="float">
            <text:p>0</text:p>
          </table:table-cell>
          <table:table-cell table:style-name="ce29" table:formula="of:=IF([.I21]=&quot;&quot;; &quot;&quot;; 8-LEN([.I21])+2)" office:value-type="float" office:value="4" calcext:value-type="float">
            <text:p>4</text:p>
          </table:table-cell>
          <table:table-cell table:style-name="ce29" table:formula="of:=IF([.J21]=&quot;&quot;; &quot;&quot;; 8-LEN([.J21])+2)">
            <text:p/>
          </table:table-cell>
          <table:table-cell table:style-name="ce31" table:formula="of:=IF(OR([.$F21]=&quot;&quot;; [.$E21]=8); &quot;&quot;; &quot;+ &quot;)">
            <text:p/>
          </table:table-cell>
          <table:table-cell table:style-name="ce32" table:formula="of:=IF([.$F21]=&quot;&quot;; &quot;&quot;; IF([.$K21]&gt;0; COM.MICROSOFT.CONCAT(&quot;(&quot;; [.$F21]; &quot; &lt;&lt; &quot;; [.$K21]; &quot;)&quot;); [.$F21]))" office:value-type="string" office:string-value="0b11111111" calcext:value-type="string">
            <text:p>0b11111111</text:p>
          </table:table-cell>
          <table:table-cell table:style-name="ce32" table:formula="of:=IF(OR([.$F21]=&quot;&quot;; AND([.$G21]=&quot;&quot;; [.$K21]&lt;&gt;0)); &quot;&quot;; &quot;, &quot;)" office:value-type="string" office:string-value=", " calcext:value-type="string">
            <text:p>, </text:p>
          </table:table-cell>
          <table:table-cell table:style-name="ce32" table:formula="of:=IF([.$G21]=&quot;&quot;; &quot;&quot;; IF([.$L21]&gt;0; COM.MICROSOFT.CONCAT(&quot;(&quot;; [.$G21]; &quot; &lt;&lt; &quot;; [.$L21]; &quot;)&quot;); [.$G21]))" office:value-type="string" office:string-value="0b11111111" calcext:value-type="string">
            <text:p>0b11111111</text:p>
          </table:table-cell>
          <table:table-cell table:style-name="ce32" table:formula="of:=IF(OR([.$G21]=&quot;&quot;; AND([.$H21]=&quot;&quot;; [.$L21]&lt;&gt;0)); &quot;&quot;; &quot;, &quot;)" office:value-type="string" office:string-value=", " calcext:value-type="string">
            <text:p>, </text:p>
          </table:table-cell>
          <table:table-cell table:style-name="ce32" table:formula="of:=IF([.$H21]=&quot;&quot;; &quot;&quot;; IF([.$M21]&gt;0; COM.MICROSOFT.CONCAT(&quot;(&quot;; [.$H21]; &quot; &lt;&lt; &quot;; [.$M21]; &quot;)&quot;); [.$H21]))" office:value-type="string" office:string-value="0b11111111" calcext:value-type="string">
            <text:p>0b11111111</text:p>
          </table:table-cell>
          <table:table-cell table:style-name="ce32" table:formula="of:=IF(OR([.$H21]=&quot;&quot;; AND([.$I21]=&quot;&quot;; [.$M21]&lt;&gt;0)); &quot;&quot;; &quot;, &quot;)" office:value-type="string" office:string-value=", " calcext:value-type="string">
            <text:p>, </text:p>
          </table:table-cell>
          <table:table-cell table:style-name="ce32" table:formula="of:=IF([.$I21]=&quot;&quot;; &quot;&quot;; IF([.$N21]&gt;0; COM.MICROSOFT.CONCAT(&quot;(&quot;; [.$I21]; &quot; &lt;&lt; &quot;; [.$N21]; &quot;)&quot;); [.$I21]))" office:value-type="string" office:string-value="(0b0000 &lt;&lt; 4)" calcext:value-type="string">
            <text:p>(0b0000 &lt;&lt; 4)</text:p>
          </table:table-cell>
          <table:table-cell table:style-name="ce32" table:formula="of:=IF(OR([.$I21]=&quot;&quot;; AND([.$J21]=&quot;&quot;; [.$N21]&lt;&gt;0)); &quot;&quot;; &quot;, &quot;)">
            <text:p/>
          </table:table-cell>
          <table:table-cell table:style-name="ce32" table:formula="of:=IF([.$J21]=&quot;&quot;; &quot;&quot;; IF([.$O21]&gt;0; COM.MICROSOFT.CONCAT(&quot;(&quot;; [.$J21]; &quot; &lt;&lt; &quot;; [.$O21]; &quot;)&quot;); [.$J21]))">
            <text:p/>
          </table:table-cell>
          <table:table-cell table:style-name="ce33" table:formula="of:=IF(OR([.$J21]=&quot;&quot;; AND([.$O21]&lt;&gt;0)); &quot;&quot;; &quot;, &quot;)">
            <text:p/>
          </table:table-cell>
          <table:table-cell table:formula="of:=COM.MICROSOFT.CONCAT(&quot;// &quot;; [.B21]; &quot; &quot;; IF([.A21]=&quot;&quot;; &quot;   &quot;; COM.MICROSOFT.CONCAT(&quot;-&quot;; [.A21]; &quot;-&quot;)); &quot; &quot;; [.C21])" office:value-type="string" office:string-value="// 19     |11111111|11111111|11111111|0000" calcext:value-type="string">
            <text:p>// 19 <text:s text:c="4"/>|11111111|11111111|11111111|0000</text:p>
          </table:table-cell>
          <table:table-cell table:formula="of:=COM.MICROSOFT.CONCAT([.P21:.Z21])" office:value-type="string" office:string-value="0b11111111, 0b11111111, 0b11111111, (0b0000 &lt;&lt; 4)" calcext:value-type="string">
            <text:p>0b11111111, 0b11111111, 0b11111111, (0b0000 &lt;&lt; 4)</text:p>
          </table:table-cell>
          <table:table-cell table:formula="of:=COM.MICROSOFT.CONCAT([.AA21]; CHAR(10); [.AB21])" office:value-type="string" office:string-value="// 19     |11111111|11111111|11111111|0000&#10;0b11111111, 0b11111111, 0b11111111, (0b0000 &lt;&lt; 4)" calcext:value-type="string">
            <text:p>// 19     |11111111|11111111|11111111|0000</text:p>
            <text:p>0b11111111, 0b11111111, 0b11111111, (0b00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|11111111|11111111|11111111|0001</text:p>
          </table:table-cell>
          <table:table-cell office:value-type="string" calcext:value-type="string">
            <text:p>1111111111111111111111110001</text:p>
          </table:table-cell>
          <table:table-cell table:formula="of:=8-MOD(LEN([.$D21])-[.$E21]; 8)" office:value-type="float" office:value="4" calcext:value-type="float">
            <text:p>4</text:p>
          </table:table-cell>
          <table:table-cell table:style-name="ce29" table:formula="of:=IF(MID([.$D22];1;[.$E22])=&quot;&quot;; &quot;&quot;; COM.MICROSOFT.CONCAT(&quot;0b&quot;; MID([.$D22];1;[.$E22])))" office:value-type="string" office:string-value="0b1111" calcext:value-type="string">
            <text:p>0b1111</text:p>
          </table:table-cell>
          <table:table-cell table:style-name="ce29" table:formula="of:=IF(MID([.$D22];1+[.$E22]; 8)=&quot;&quot;; &quot;&quot;; COM.MICROSOFT.CONCAT(&quot;0b&quot;; MID([.$D22];1+[.$E22]; 8)))" office:value-type="string" office:string-value="0b11111111" calcext:value-type="string">
            <text:p>0b11111111</text:p>
          </table:table-cell>
          <table:table-cell table:style-name="ce29" table:formula="of:=IF(MID([.$D22];1+[.$E22]+8; 8)=&quot;&quot;; &quot;&quot;; COM.MICROSOFT.CONCAT(&quot;0b&quot;; MID([.$D22];1+[.$E22]+8; 8)))" office:value-type="string" office:string-value="0b11111111" calcext:value-type="string">
            <text:p>0b11111111</text:p>
          </table:table-cell>
          <table:table-cell table:style-name="ce29" table:formula="of:=IF(MID([.$D22];1+[.$E22]+8+8; 8)=&quot;&quot;; &quot;&quot;; COM.MICROSOFT.CONCAT(&quot;0b&quot;; MID([.$D22];1+[.$E22]+8+8; 8)))" office:value-type="string" office:string-value="0b11110001" calcext:value-type="string">
            <text:p>0b11110001</text:p>
          </table:table-cell>
          <table:table-cell table:style-name="ce29" table:formula="of:=IF(MID([.$D22];1+[.$E22]+8+8+8; 8)=&quot;&quot;; &quot;&quot;; COM.MICROSOFT.CONCAT(&quot;0b&quot;; MID([.$D22];1+[.$E22]+8+8+8; 8)))">
            <text:p/>
          </table:table-cell>
          <table:table-cell table:style-name="ce31" table:formula="of:=[.E22]-LEN([.F22])+2" office:value-type="float" office:value="0" calcext:value-type="float">
            <text:p>0</text:p>
          </table:table-cell>
          <table:table-cell table:style-name="ce29" table:formula="of:=IF([.G22]=&quot;&quot;; &quot;&quot;; 8-LEN([.G22])+2)" office:value-type="float" office:value="0" calcext:value-type="float">
            <text:p>0</text:p>
          </table:table-cell>
          <table:table-cell table:style-name="ce29" table:formula="of:=IF([.H22]=&quot;&quot;; &quot;&quot;; 8-LEN([.H22])+2)" office:value-type="float" office:value="0" calcext:value-type="float">
            <text:p>0</text:p>
          </table:table-cell>
          <table:table-cell table:style-name="ce29" table:formula="of:=IF([.I22]=&quot;&quot;; &quot;&quot;; 8-LEN([.I22])+2)" office:value-type="float" office:value="0" calcext:value-type="float">
            <text:p>0</text:p>
          </table:table-cell>
          <table:table-cell table:style-name="ce29" table:formula="of:=IF([.J22]=&quot;&quot;; &quot;&quot;; 8-LEN([.J22])+2)">
            <text:p/>
          </table:table-cell>
          <table:table-cell table:style-name="ce31" table:formula="of:=IF(OR([.$F22]=&quot;&quot;; [.$E22]=8); &quot;&quot;; &quot;+ &quot;)" office:value-type="string" office:string-value="+ " calcext:value-type="string">
            <text:p>+ </text:p>
          </table:table-cell>
          <table:table-cell table:style-name="ce32" table:formula="of:=IF([.$F22]=&quot;&quot;; &quot;&quot;; IF([.$K22]&gt;0; COM.MICROSOFT.CONCAT(&quot;(&quot;; [.$F22]; &quot; &lt;&lt; &quot;; [.$K22]; &quot;)&quot;); [.$F22]))" office:value-type="string" office:string-value="0b1111" calcext:value-type="string">
            <text:p>0b1111</text:p>
          </table:table-cell>
          <table:table-cell table:style-name="ce32" table:formula="of:=IF(OR([.$F22]=&quot;&quot;; AND([.$G22]=&quot;&quot;; [.$K22]&lt;&gt;0)); &quot;&quot;; &quot;, &quot;)" office:value-type="string" office:string-value=", " calcext:value-type="string">
            <text:p>, </text:p>
          </table:table-cell>
          <table:table-cell table:style-name="ce32" table:formula="of:=IF([.$G22]=&quot;&quot;; &quot;&quot;; IF([.$L22]&gt;0; COM.MICROSOFT.CONCAT(&quot;(&quot;; [.$G22]; &quot; &lt;&lt; &quot;; [.$L22]; &quot;)&quot;); [.$G22]))" office:value-type="string" office:string-value="0b11111111" calcext:value-type="string">
            <text:p>0b11111111</text:p>
          </table:table-cell>
          <table:table-cell table:style-name="ce32" table:formula="of:=IF(OR([.$G22]=&quot;&quot;; AND([.$H22]=&quot;&quot;; [.$L22]&lt;&gt;0)); &quot;&quot;; &quot;, &quot;)" office:value-type="string" office:string-value=", " calcext:value-type="string">
            <text:p>, </text:p>
          </table:table-cell>
          <table:table-cell table:style-name="ce32" table:formula="of:=IF([.$H22]=&quot;&quot;; &quot;&quot;; IF([.$M22]&gt;0; COM.MICROSOFT.CONCAT(&quot;(&quot;; [.$H22]; &quot; &lt;&lt; &quot;; [.$M22]; &quot;)&quot;); [.$H22]))" office:value-type="string" office:string-value="0b11111111" calcext:value-type="string">
            <text:p>0b11111111</text:p>
          </table:table-cell>
          <table:table-cell table:style-name="ce32" table:formula="of:=IF(OR([.$H22]=&quot;&quot;; AND([.$I22]=&quot;&quot;; [.$M22]&lt;&gt;0)); &quot;&quot;; &quot;, &quot;)" office:value-type="string" office:string-value=", " calcext:value-type="string">
            <text:p>, </text:p>
          </table:table-cell>
          <table:table-cell table:style-name="ce32" table:formula="of:=IF([.$I22]=&quot;&quot;; &quot;&quot;; IF([.$N22]&gt;0; COM.MICROSOFT.CONCAT(&quot;(&quot;; [.$I22]; &quot; &lt;&lt; &quot;; [.$N22]; &quot;)&quot;); [.$I22]))" office:value-type="string" office:string-value="0b11110001" calcext:value-type="string">
            <text:p>0b11110001</text:p>
          </table:table-cell>
          <table:table-cell table:style-name="ce32" table:formula="of:=IF(OR([.$I22]=&quot;&quot;; AND([.$J22]=&quot;&quot;; [.$N22]&lt;&gt;0)); &quot;&quot;; &quot;, &quot;)" office:value-type="string" office:string-value=", " calcext:value-type="string">
            <text:p>, </text:p>
          </table:table-cell>
          <table:table-cell table:style-name="ce32" table:formula="of:=IF([.$J22]=&quot;&quot;; &quot;&quot;; IF([.$O22]&gt;0; COM.MICROSOFT.CONCAT(&quot;(&quot;; [.$J22]; &quot; &lt;&lt; &quot;; [.$O22]; &quot;)&quot;); [.$J22]))">
            <text:p/>
          </table:table-cell>
          <table:table-cell table:style-name="ce33" table:formula="of:=IF(OR([.$J22]=&quot;&quot;; AND([.$O22]&lt;&gt;0)); &quot;&quot;; &quot;, &quot;)">
            <text:p/>
          </table:table-cell>
          <table:table-cell table:formula="of:=COM.MICROSOFT.CONCAT(&quot;// &quot;; [.B22]; &quot; &quot;; IF([.A22]=&quot;&quot;; &quot;   &quot;; COM.MICROSOFT.CONCAT(&quot;-&quot;; [.A22]; &quot;-&quot;)); &quot; &quot;; [.C22])" office:value-type="string" office:string-value="// 20     |11111111|11111111|11111111|0001" calcext:value-type="string">
            <text:p>// 20 <text:s text:c="4"/>|11111111|11111111|11111111|0001</text:p>
          </table:table-cell>
          <table:table-cell table:formula="of:=COM.MICROSOFT.CONCAT([.P22:.Z22])" office:value-type="string" office:string-value="+ 0b1111, 0b11111111, 0b11111111, 0b11110001, " calcext:value-type="string">
            <text:p>+ 0b1111, 0b11111111, 0b11111111, 0b11110001, </text:p>
          </table:table-cell>
          <table:table-cell table:formula="of:=COM.MICROSOFT.CONCAT([.AA22]; CHAR(10); [.AB22])" office:value-type="string" office:string-value="// 20     |11111111|11111111|11111111|0001&#10;+ 0b1111, 0b11111111, 0b11111111, 0b11110001, " calcext:value-type="string">
            <text:p>// 20     |11111111|11111111|11111111|0001</text:p>
            <text:p>+ 0b1111, 0b11111111, 0b11111111, 0b11110001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|11111111|11111111|11111111|0010</text:p>
          </table:table-cell>
          <table:table-cell office:value-type="string" calcext:value-type="string">
            <text:p>1111111111111111111111110010</text:p>
          </table:table-cell>
          <table:table-cell table:formula="of:=8-MOD(LEN([.$D22])-[.$E22]; 8)" office:value-type="float" office:value="8" calcext:value-type="float">
            <text:p>8</text:p>
          </table:table-cell>
          <table:table-cell table:style-name="ce29" table:formula="of:=IF(MID([.$D23];1;[.$E23])=&quot;&quot;; &quot;&quot;; COM.MICROSOFT.CONCAT(&quot;0b&quot;; MID([.$D23];1;[.$E23])))" office:value-type="string" office:string-value="0b11111111" calcext:value-type="string">
            <text:p>0b11111111</text:p>
          </table:table-cell>
          <table:table-cell table:style-name="ce29" table:formula="of:=IF(MID([.$D23];1+[.$E23]; 8)=&quot;&quot;; &quot;&quot;; COM.MICROSOFT.CONCAT(&quot;0b&quot;; MID([.$D23];1+[.$E23]; 8)))" office:value-type="string" office:string-value="0b11111111" calcext:value-type="string">
            <text:p>0b11111111</text:p>
          </table:table-cell>
          <table:table-cell table:style-name="ce29" table:formula="of:=IF(MID([.$D23];1+[.$E23]+8; 8)=&quot;&quot;; &quot;&quot;; COM.MICROSOFT.CONCAT(&quot;0b&quot;; MID([.$D23];1+[.$E23]+8; 8)))" office:value-type="string" office:string-value="0b11111111" calcext:value-type="string">
            <text:p>0b11111111</text:p>
          </table:table-cell>
          <table:table-cell table:style-name="ce29" table:formula="of:=IF(MID([.$D23];1+[.$E23]+8+8; 8)=&quot;&quot;; &quot;&quot;; COM.MICROSOFT.CONCAT(&quot;0b&quot;; MID([.$D23];1+[.$E23]+8+8; 8)))" office:value-type="string" office:string-value="0b0010" calcext:value-type="string">
            <text:p>0b0010</text:p>
          </table:table-cell>
          <table:table-cell table:style-name="ce29" table:formula="of:=IF(MID([.$D23];1+[.$E23]+8+8+8; 8)=&quot;&quot;; &quot;&quot;; COM.MICROSOFT.CONCAT(&quot;0b&quot;; MID([.$D23];1+[.$E23]+8+8+8; 8)))">
            <text:p/>
          </table:table-cell>
          <table:table-cell table:style-name="ce31" table:formula="of:=[.E23]-LEN([.F23])+2" office:value-type="float" office:value="0" calcext:value-type="float">
            <text:p>0</text:p>
          </table:table-cell>
          <table:table-cell table:style-name="ce29" table:formula="of:=IF([.G23]=&quot;&quot;; &quot;&quot;; 8-LEN([.G23])+2)" office:value-type="float" office:value="0" calcext:value-type="float">
            <text:p>0</text:p>
          </table:table-cell>
          <table:table-cell table:style-name="ce29" table:formula="of:=IF([.H23]=&quot;&quot;; &quot;&quot;; 8-LEN([.H23])+2)" office:value-type="float" office:value="0" calcext:value-type="float">
            <text:p>0</text:p>
          </table:table-cell>
          <table:table-cell table:style-name="ce29" table:formula="of:=IF([.I23]=&quot;&quot;; &quot;&quot;; 8-LEN([.I23])+2)" office:value-type="float" office:value="4" calcext:value-type="float">
            <text:p>4</text:p>
          </table:table-cell>
          <table:table-cell table:style-name="ce29" table:formula="of:=IF([.J23]=&quot;&quot;; &quot;&quot;; 8-LEN([.J23])+2)">
            <text:p/>
          </table:table-cell>
          <table:table-cell table:style-name="ce31" table:formula="of:=IF(OR([.$F23]=&quot;&quot;; [.$E23]=8); &quot;&quot;; &quot;+ &quot;)">
            <text:p/>
          </table:table-cell>
          <table:table-cell table:style-name="ce32" table:formula="of:=IF([.$F23]=&quot;&quot;; &quot;&quot;; IF([.$K23]&gt;0; COM.MICROSOFT.CONCAT(&quot;(&quot;; [.$F23]; &quot; &lt;&lt; &quot;; [.$K23]; &quot;)&quot;); [.$F23]))" office:value-type="string" office:string-value="0b11111111" calcext:value-type="string">
            <text:p>0b11111111</text:p>
          </table:table-cell>
          <table:table-cell table:style-name="ce32" table:formula="of:=IF(OR([.$F23]=&quot;&quot;; AND([.$G23]=&quot;&quot;; [.$K23]&lt;&gt;0)); &quot;&quot;; &quot;, &quot;)" office:value-type="string" office:string-value=", " calcext:value-type="string">
            <text:p>, </text:p>
          </table:table-cell>
          <table:table-cell table:style-name="ce32" table:formula="of:=IF([.$G23]=&quot;&quot;; &quot;&quot;; IF([.$L23]&gt;0; COM.MICROSOFT.CONCAT(&quot;(&quot;; [.$G23]; &quot; &lt;&lt; &quot;; [.$L23]; &quot;)&quot;); [.$G23]))" office:value-type="string" office:string-value="0b11111111" calcext:value-type="string">
            <text:p>0b11111111</text:p>
          </table:table-cell>
          <table:table-cell table:style-name="ce32" table:formula="of:=IF(OR([.$G23]=&quot;&quot;; AND([.$H23]=&quot;&quot;; [.$L23]&lt;&gt;0)); &quot;&quot;; &quot;, &quot;)" office:value-type="string" office:string-value=", " calcext:value-type="string">
            <text:p>, </text:p>
          </table:table-cell>
          <table:table-cell table:style-name="ce32" table:formula="of:=IF([.$H23]=&quot;&quot;; &quot;&quot;; IF([.$M23]&gt;0; COM.MICROSOFT.CONCAT(&quot;(&quot;; [.$H23]; &quot; &lt;&lt; &quot;; [.$M23]; &quot;)&quot;); [.$H23]))" office:value-type="string" office:string-value="0b11111111" calcext:value-type="string">
            <text:p>0b11111111</text:p>
          </table:table-cell>
          <table:table-cell table:style-name="ce32" table:formula="of:=IF(OR([.$H23]=&quot;&quot;; AND([.$I23]=&quot;&quot;; [.$M23]&lt;&gt;0)); &quot;&quot;; &quot;, &quot;)" office:value-type="string" office:string-value=", " calcext:value-type="string">
            <text:p>, </text:p>
          </table:table-cell>
          <table:table-cell table:style-name="ce32" table:formula="of:=IF([.$I23]=&quot;&quot;; &quot;&quot;; IF([.$N23]&gt;0; COM.MICROSOFT.CONCAT(&quot;(&quot;; [.$I23]; &quot; &lt;&lt; &quot;; [.$N23]; &quot;)&quot;); [.$I23]))" office:value-type="string" office:string-value="(0b0010 &lt;&lt; 4)" calcext:value-type="string">
            <text:p>(0b0010 &lt;&lt; 4)</text:p>
          </table:table-cell>
          <table:table-cell table:style-name="ce32" table:formula="of:=IF(OR([.$I23]=&quot;&quot;; AND([.$J23]=&quot;&quot;; [.$N23]&lt;&gt;0)); &quot;&quot;; &quot;, &quot;)">
            <text:p/>
          </table:table-cell>
          <table:table-cell table:style-name="ce32" table:formula="of:=IF([.$J23]=&quot;&quot;; &quot;&quot;; IF([.$O23]&gt;0; COM.MICROSOFT.CONCAT(&quot;(&quot;; [.$J23]; &quot; &lt;&lt; &quot;; [.$O23]; &quot;)&quot;); [.$J23]))">
            <text:p/>
          </table:table-cell>
          <table:table-cell table:style-name="ce33" table:formula="of:=IF(OR([.$J23]=&quot;&quot;; AND([.$O23]&lt;&gt;0)); &quot;&quot;; &quot;, &quot;)">
            <text:p/>
          </table:table-cell>
          <table:table-cell table:formula="of:=COM.MICROSOFT.CONCAT(&quot;// &quot;; [.B23]; &quot; &quot;; IF([.A23]=&quot;&quot;; &quot;   &quot;; COM.MICROSOFT.CONCAT(&quot;-&quot;; [.A23]; &quot;-&quot;)); &quot; &quot;; [.C23])" office:value-type="string" office:string-value="// 21     |11111111|11111111|11111111|0010" calcext:value-type="string">
            <text:p>// 21 <text:s text:c="4"/>|11111111|11111111|11111111|0010</text:p>
          </table:table-cell>
          <table:table-cell table:formula="of:=COM.MICROSOFT.CONCAT([.P23:.Z23])" office:value-type="string" office:string-value="0b11111111, 0b11111111, 0b11111111, (0b0010 &lt;&lt; 4)" calcext:value-type="string">
            <text:p>0b11111111, 0b11111111, 0b11111111, (0b0010 &lt;&lt; 4)</text:p>
          </table:table-cell>
          <table:table-cell table:formula="of:=COM.MICROSOFT.CONCAT([.AA23]; CHAR(10); [.AB23])" office:value-type="string" office:string-value="// 21     |11111111|11111111|11111111|0010&#10;0b11111111, 0b11111111, 0b11111111, (0b0010 &lt;&lt; 4)" calcext:value-type="string">
            <text:p>// 21     |11111111|11111111|11111111|0010</text:p>
            <text:p>0b11111111, 0b11111111, 0b11111111, (0b001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|11111111|11111111|11111111|111110</text:p>
          </table:table-cell>
          <table:table-cell office:value-type="string" calcext:value-type="string">
            <text:p>111111111111111111111111111110</text:p>
          </table:table-cell>
          <table:table-cell table:formula="of:=8-MOD(LEN([.$D23])-[.$E23]; 8)" office:value-type="float" office:value="4" calcext:value-type="float">
            <text:p>4</text:p>
          </table:table-cell>
          <table:table-cell table:style-name="ce29" table:formula="of:=IF(MID([.$D24];1;[.$E24])=&quot;&quot;; &quot;&quot;; COM.MICROSOFT.CONCAT(&quot;0b&quot;; MID([.$D24];1;[.$E24])))" office:value-type="string" office:string-value="0b1111" calcext:value-type="string">
            <text:p>0b1111</text:p>
          </table:table-cell>
          <table:table-cell table:style-name="ce29" table:formula="of:=IF(MID([.$D24];1+[.$E24]; 8)=&quot;&quot;; &quot;&quot;; COM.MICROSOFT.CONCAT(&quot;0b&quot;; MID([.$D24];1+[.$E24]; 8)))" office:value-type="string" office:string-value="0b11111111" calcext:value-type="string">
            <text:p>0b11111111</text:p>
          </table:table-cell>
          <table:table-cell table:style-name="ce29" table:formula="of:=IF(MID([.$D24];1+[.$E24]+8; 8)=&quot;&quot;; &quot;&quot;; COM.MICROSOFT.CONCAT(&quot;0b&quot;; MID([.$D24];1+[.$E24]+8; 8)))" office:value-type="string" office:string-value="0b11111111" calcext:value-type="string">
            <text:p>0b11111111</text:p>
          </table:table-cell>
          <table:table-cell table:style-name="ce29" table:formula="of:=IF(MID([.$D24];1+[.$E24]+8+8; 8)=&quot;&quot;; &quot;&quot;; COM.MICROSOFT.CONCAT(&quot;0b&quot;; MID([.$D24];1+[.$E24]+8+8; 8)))" office:value-type="string" office:string-value="0b11111111" calcext:value-type="string">
            <text:p>0b11111111</text:p>
          </table:table-cell>
          <table:table-cell table:style-name="ce29" table:formula="of:=IF(MID([.$D24];1+[.$E24]+8+8+8; 8)=&quot;&quot;; &quot;&quot;; COM.MICROSOFT.CONCAT(&quot;0b&quot;; MID([.$D24];1+[.$E24]+8+8+8; 8)))" office:value-type="string" office:string-value="0b10" calcext:value-type="string">
            <text:p>0b10</text:p>
          </table:table-cell>
          <table:table-cell table:style-name="ce31" table:formula="of:=[.E24]-LEN([.F24])+2" office:value-type="float" office:value="0" calcext:value-type="float">
            <text:p>0</text:p>
          </table:table-cell>
          <table:table-cell table:style-name="ce29" table:formula="of:=IF([.G24]=&quot;&quot;; &quot;&quot;; 8-LEN([.G24])+2)" office:value-type="float" office:value="0" calcext:value-type="float">
            <text:p>0</text:p>
          </table:table-cell>
          <table:table-cell table:style-name="ce29" table:formula="of:=IF([.H24]=&quot;&quot;; &quot;&quot;; 8-LEN([.H24])+2)" office:value-type="float" office:value="0" calcext:value-type="float">
            <text:p>0</text:p>
          </table:table-cell>
          <table:table-cell table:style-name="ce29" table:formula="of:=IF([.I24]=&quot;&quot;; &quot;&quot;; 8-LEN([.I24])+2)" office:value-type="float" office:value="0" calcext:value-type="float">
            <text:p>0</text:p>
          </table:table-cell>
          <table:table-cell table:style-name="ce29" table:formula="of:=IF([.J24]=&quot;&quot;; &quot;&quot;; 8-LEN([.J24])+2)" office:value-type="float" office:value="6" calcext:value-type="float">
            <text:p>6</text:p>
          </table:table-cell>
          <table:table-cell table:style-name="ce31" table:formula="of:=IF(OR([.$F24]=&quot;&quot;; [.$E24]=8); &quot;&quot;; &quot;+ &quot;)" office:value-type="string" office:string-value="+ " calcext:value-type="string">
            <text:p>+ </text:p>
          </table:table-cell>
          <table:table-cell table:style-name="ce32" table:formula="of:=IF([.$F24]=&quot;&quot;; &quot;&quot;; IF([.$K24]&gt;0; COM.MICROSOFT.CONCAT(&quot;(&quot;; [.$F24]; &quot; &lt;&lt; &quot;; [.$K24]; &quot;)&quot;); [.$F24]))" office:value-type="string" office:string-value="0b1111" calcext:value-type="string">
            <text:p>0b1111</text:p>
          </table:table-cell>
          <table:table-cell table:style-name="ce32" table:formula="of:=IF(OR([.$F24]=&quot;&quot;; AND([.$G24]=&quot;&quot;; [.$K24]&lt;&gt;0)); &quot;&quot;; &quot;, &quot;)" office:value-type="string" office:string-value=", " calcext:value-type="string">
            <text:p>, </text:p>
          </table:table-cell>
          <table:table-cell table:style-name="ce32" table:formula="of:=IF([.$G24]=&quot;&quot;; &quot;&quot;; IF([.$L24]&gt;0; COM.MICROSOFT.CONCAT(&quot;(&quot;; [.$G24]; &quot; &lt;&lt; &quot;; [.$L24]; &quot;)&quot;); [.$G24]))" office:value-type="string" office:string-value="0b11111111" calcext:value-type="string">
            <text:p>0b11111111</text:p>
          </table:table-cell>
          <table:table-cell table:style-name="ce32" table:formula="of:=IF(OR([.$G24]=&quot;&quot;; AND([.$H24]=&quot;&quot;; [.$L24]&lt;&gt;0)); &quot;&quot;; &quot;, &quot;)" office:value-type="string" office:string-value=", " calcext:value-type="string">
            <text:p>, </text:p>
          </table:table-cell>
          <table:table-cell table:style-name="ce32" table:formula="of:=IF([.$H24]=&quot;&quot;; &quot;&quot;; IF([.$M24]&gt;0; COM.MICROSOFT.CONCAT(&quot;(&quot;; [.$H24]; &quot; &lt;&lt; &quot;; [.$M24]; &quot;)&quot;); [.$H24]))" office:value-type="string" office:string-value="0b11111111" calcext:value-type="string">
            <text:p>0b11111111</text:p>
          </table:table-cell>
          <table:table-cell table:style-name="ce32" table:formula="of:=IF(OR([.$H24]=&quot;&quot;; AND([.$I24]=&quot;&quot;; [.$M24]&lt;&gt;0)); &quot;&quot;; &quot;, &quot;)" office:value-type="string" office:string-value=", " calcext:value-type="string">
            <text:p>, </text:p>
          </table:table-cell>
          <table:table-cell table:style-name="ce32" table:formula="of:=IF([.$I24]=&quot;&quot;; &quot;&quot;; IF([.$N24]&gt;0; COM.MICROSOFT.CONCAT(&quot;(&quot;; [.$I24]; &quot; &lt;&lt; &quot;; [.$N24]; &quot;)&quot;); [.$I24]))" office:value-type="string" office:string-value="0b11111111" calcext:value-type="string">
            <text:p>0b11111111</text:p>
          </table:table-cell>
          <table:table-cell table:style-name="ce32" table:formula="of:=IF(OR([.$I24]=&quot;&quot;; AND([.$J24]=&quot;&quot;; [.$N24]&lt;&gt;0)); &quot;&quot;; &quot;, &quot;)" office:value-type="string" office:string-value=", " calcext:value-type="string">
            <text:p>, </text:p>
          </table:table-cell>
          <table:table-cell table:style-name="ce32" table:formula="of:=IF([.$J24]=&quot;&quot;; &quot;&quot;; IF([.$O24]&gt;0; COM.MICROSOFT.CONCAT(&quot;(&quot;; [.$J24]; &quot; &lt;&lt; &quot;; [.$O24]; &quot;)&quot;); [.$J24]))" office:value-type="string" office:string-value="(0b10 &lt;&lt; 6)" calcext:value-type="string">
            <text:p>(0b10 &lt;&lt; 6)</text:p>
          </table:table-cell>
          <table:table-cell table:style-name="ce33" table:formula="of:=IF(OR([.$J24]=&quot;&quot;; AND([.$O24]&lt;&gt;0)); &quot;&quot;; &quot;, &quot;)">
            <text:p/>
          </table:table-cell>
          <table:table-cell table:formula="of:=COM.MICROSOFT.CONCAT(&quot;// &quot;; [.B24]; &quot; &quot;; IF([.A24]=&quot;&quot;; &quot;   &quot;; COM.MICROSOFT.CONCAT(&quot;-&quot;; [.A24]; &quot;-&quot;)); &quot; &quot;; [.C24])" office:value-type="string" office:string-value="// 22     |11111111|11111111|11111111|111110" calcext:value-type="string">
            <text:p>// 22 <text:s text:c="4"/>|11111111|11111111|11111111|111110</text:p>
          </table:table-cell>
          <table:table-cell table:formula="of:=COM.MICROSOFT.CONCAT([.P24:.Z24])" office:value-type="string" office:string-value="+ 0b1111, 0b11111111, 0b11111111, 0b11111111, (0b10 &lt;&lt; 6)" calcext:value-type="string">
            <text:p>+ 0b1111, 0b11111111, 0b11111111, 0b11111111, (0b10 &lt;&lt; 6)</text:p>
          </table:table-cell>
          <table:table-cell table:formula="of:=COM.MICROSOFT.CONCAT([.AA24]; CHAR(10); [.AB24])" office:value-type="string" office:string-value="// 22     |11111111|11111111|11111111|111110&#10;+ 0b1111, 0b11111111, 0b11111111, 0b11111111, (0b10 &lt;&lt; 6)" calcext:value-type="string">
            <text:p>// 22     |11111111|11111111|11111111|111110</text:p>
            <text:p>+ 0b1111, 0b11111111, 0b11111111, 0b11111111, (0b1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|11111111|11111111|11111111|0011</text:p>
          </table:table-cell>
          <table:table-cell office:value-type="string" calcext:value-type="string">
            <text:p>1111111111111111111111110011</text:p>
          </table:table-cell>
          <table:table-cell table:formula="of:=8-MOD(LEN([.$D24])-[.$E24]; 8)" office:value-type="float" office:value="6" calcext:value-type="float">
            <text:p>6</text:p>
          </table:table-cell>
          <table:table-cell table:style-name="ce29" table:formula="of:=IF(MID([.$D25];1;[.$E25])=&quot;&quot;; &quot;&quot;; COM.MICROSOFT.CONCAT(&quot;0b&quot;; MID([.$D25];1;[.$E25])))" office:value-type="string" office:string-value="0b111111" calcext:value-type="string">
            <text:p>0b111111</text:p>
          </table:table-cell>
          <table:table-cell table:style-name="ce29" table:formula="of:=IF(MID([.$D25];1+[.$E25]; 8)=&quot;&quot;; &quot;&quot;; COM.MICROSOFT.CONCAT(&quot;0b&quot;; MID([.$D25];1+[.$E25]; 8)))" office:value-type="string" office:string-value="0b11111111" calcext:value-type="string">
            <text:p>0b11111111</text:p>
          </table:table-cell>
          <table:table-cell table:style-name="ce29" table:formula="of:=IF(MID([.$D25];1+[.$E25]+8; 8)=&quot;&quot;; &quot;&quot;; COM.MICROSOFT.CONCAT(&quot;0b&quot;; MID([.$D25];1+[.$E25]+8; 8)))" office:value-type="string" office:string-value="0b11111111" calcext:value-type="string">
            <text:p>0b11111111</text:p>
          </table:table-cell>
          <table:table-cell table:style-name="ce29" table:formula="of:=IF(MID([.$D25];1+[.$E25]+8+8; 8)=&quot;&quot;; &quot;&quot;; COM.MICROSOFT.CONCAT(&quot;0b&quot;; MID([.$D25];1+[.$E25]+8+8; 8)))" office:value-type="string" office:string-value="0b110011" calcext:value-type="string">
            <text:p>0b110011</text:p>
          </table:table-cell>
          <table:table-cell table:style-name="ce29" table:formula="of:=IF(MID([.$D25];1+[.$E25]+8+8+8; 8)=&quot;&quot;; &quot;&quot;; COM.MICROSOFT.CONCAT(&quot;0b&quot;; MID([.$D25];1+[.$E25]+8+8+8; 8)))">
            <text:p/>
          </table:table-cell>
          <table:table-cell table:style-name="ce31" table:formula="of:=[.E25]-LEN([.F25])+2" office:value-type="float" office:value="0" calcext:value-type="float">
            <text:p>0</text:p>
          </table:table-cell>
          <table:table-cell table:style-name="ce29" table:formula="of:=IF([.G25]=&quot;&quot;; &quot;&quot;; 8-LEN([.G25])+2)" office:value-type="float" office:value="0" calcext:value-type="float">
            <text:p>0</text:p>
          </table:table-cell>
          <table:table-cell table:style-name="ce29" table:formula="of:=IF([.H25]=&quot;&quot;; &quot;&quot;; 8-LEN([.H25])+2)" office:value-type="float" office:value="0" calcext:value-type="float">
            <text:p>0</text:p>
          </table:table-cell>
          <table:table-cell table:style-name="ce29" table:formula="of:=IF([.I25]=&quot;&quot;; &quot;&quot;; 8-LEN([.I25])+2)" office:value-type="float" office:value="2" calcext:value-type="float">
            <text:p>2</text:p>
          </table:table-cell>
          <table:table-cell table:style-name="ce29" table:formula="of:=IF([.J25]=&quot;&quot;; &quot;&quot;; 8-LEN([.J25])+2)">
            <text:p/>
          </table:table-cell>
          <table:table-cell table:style-name="ce31" table:formula="of:=IF(OR([.$F25]=&quot;&quot;; [.$E25]=8); &quot;&quot;; &quot;+ &quot;)" office:value-type="string" office:string-value="+ " calcext:value-type="string">
            <text:p>+ </text:p>
          </table:table-cell>
          <table:table-cell table:style-name="ce32" table:formula="of:=IF([.$F25]=&quot;&quot;; &quot;&quot;; IF([.$K25]&gt;0; COM.MICROSOFT.CONCAT(&quot;(&quot;; [.$F25]; &quot; &lt;&lt; &quot;; [.$K25]; &quot;)&quot;); [.$F25]))" office:value-type="string" office:string-value="0b111111" calcext:value-type="string">
            <text:p>0b111111</text:p>
          </table:table-cell>
          <table:table-cell table:style-name="ce32" table:formula="of:=IF(OR([.$F25]=&quot;&quot;; AND([.$G25]=&quot;&quot;; [.$K25]&lt;&gt;0)); &quot;&quot;; &quot;, &quot;)" office:value-type="string" office:string-value=", " calcext:value-type="string">
            <text:p>, </text:p>
          </table:table-cell>
          <table:table-cell table:style-name="ce32" table:formula="of:=IF([.$G25]=&quot;&quot;; &quot;&quot;; IF([.$L25]&gt;0; COM.MICROSOFT.CONCAT(&quot;(&quot;; [.$G25]; &quot; &lt;&lt; &quot;; [.$L25]; &quot;)&quot;); [.$G25]))" office:value-type="string" office:string-value="0b11111111" calcext:value-type="string">
            <text:p>0b11111111</text:p>
          </table:table-cell>
          <table:table-cell table:style-name="ce32" table:formula="of:=IF(OR([.$G25]=&quot;&quot;; AND([.$H25]=&quot;&quot;; [.$L25]&lt;&gt;0)); &quot;&quot;; &quot;, &quot;)" office:value-type="string" office:string-value=", " calcext:value-type="string">
            <text:p>, </text:p>
          </table:table-cell>
          <table:table-cell table:style-name="ce32" table:formula="of:=IF([.$H25]=&quot;&quot;; &quot;&quot;; IF([.$M25]&gt;0; COM.MICROSOFT.CONCAT(&quot;(&quot;; [.$H25]; &quot; &lt;&lt; &quot;; [.$M25]; &quot;)&quot;); [.$H25]))" office:value-type="string" office:string-value="0b11111111" calcext:value-type="string">
            <text:p>0b11111111</text:p>
          </table:table-cell>
          <table:table-cell table:style-name="ce32" table:formula="of:=IF(OR([.$H25]=&quot;&quot;; AND([.$I25]=&quot;&quot;; [.$M25]&lt;&gt;0)); &quot;&quot;; &quot;, &quot;)" office:value-type="string" office:string-value=", " calcext:value-type="string">
            <text:p>, </text:p>
          </table:table-cell>
          <table:table-cell table:style-name="ce32" table:formula="of:=IF([.$I25]=&quot;&quot;; &quot;&quot;; IF([.$N25]&gt;0; COM.MICROSOFT.CONCAT(&quot;(&quot;; [.$I25]; &quot; &lt;&lt; &quot;; [.$N25]; &quot;)&quot;); [.$I25]))" office:value-type="string" office:string-value="(0b110011 &lt;&lt; 2)" calcext:value-type="string">
            <text:p>(0b110011 &lt;&lt; 2)</text:p>
          </table:table-cell>
          <table:table-cell table:style-name="ce32" table:formula="of:=IF(OR([.$I25]=&quot;&quot;; AND([.$J25]=&quot;&quot;; [.$N25]&lt;&gt;0)); &quot;&quot;; &quot;, &quot;)">
            <text:p/>
          </table:table-cell>
          <table:table-cell table:style-name="ce32" table:formula="of:=IF([.$J25]=&quot;&quot;; &quot;&quot;; IF([.$O25]&gt;0; COM.MICROSOFT.CONCAT(&quot;(&quot;; [.$J25]; &quot; &lt;&lt; &quot;; [.$O25]; &quot;)&quot;); [.$J25]))">
            <text:p/>
          </table:table-cell>
          <table:table-cell table:style-name="ce33" table:formula="of:=IF(OR([.$J25]=&quot;&quot;; AND([.$O25]&lt;&gt;0)); &quot;&quot;; &quot;, &quot;)">
            <text:p/>
          </table:table-cell>
          <table:table-cell table:formula="of:=COM.MICROSOFT.CONCAT(&quot;// &quot;; [.B25]; &quot; &quot;; IF([.A25]=&quot;&quot;; &quot;   &quot;; COM.MICROSOFT.CONCAT(&quot;-&quot;; [.A25]; &quot;-&quot;)); &quot; &quot;; [.C25])" office:value-type="string" office:string-value="// 23     |11111111|11111111|11111111|0011" calcext:value-type="string">
            <text:p>// 23 <text:s text:c="4"/>|11111111|11111111|11111111|0011</text:p>
          </table:table-cell>
          <table:table-cell table:formula="of:=COM.MICROSOFT.CONCAT([.P25:.Z25])" office:value-type="string" office:string-value="+ 0b111111, 0b11111111, 0b11111111, (0b110011 &lt;&lt; 2)" calcext:value-type="string">
            <text:p>+ 0b111111, 0b11111111, 0b11111111, (0b110011 &lt;&lt; 2)</text:p>
          </table:table-cell>
          <table:table-cell table:formula="of:=COM.MICROSOFT.CONCAT([.AA25]; CHAR(10); [.AB25])" office:value-type="string" office:string-value="// 23     |11111111|11111111|11111111|0011&#10;+ 0b111111, 0b11111111, 0b11111111, (0b110011 &lt;&lt; 2)" calcext:value-type="string">
            <text:p>// 23     |11111111|11111111|11111111|0011</text:p>
            <text:p>+ 0b111111, 0b11111111, 0b11111111, (0b11001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|11111111|11111111|11111111|0100</text:p>
          </table:table-cell>
          <table:table-cell office:value-type="string" calcext:value-type="string">
            <text:p>1111111111111111111111110100</text:p>
          </table:table-cell>
          <table:table-cell table:formula="of:=8-MOD(LEN([.$D25])-[.$E25]; 8)" office:value-type="float" office:value="2" calcext:value-type="float">
            <text:p>2</text:p>
          </table:table-cell>
          <table:table-cell table:style-name="ce29" table:formula="of:=IF(MID([.$D26];1;[.$E26])=&quot;&quot;; &quot;&quot;; COM.MICROSOFT.CONCAT(&quot;0b&quot;; MID([.$D26];1;[.$E26])))" office:value-type="string" office:string-value="0b11" calcext:value-type="string">
            <text:p>0b11</text:p>
          </table:table-cell>
          <table:table-cell table:style-name="ce29" table:formula="of:=IF(MID([.$D26];1+[.$E26]; 8)=&quot;&quot;; &quot;&quot;; COM.MICROSOFT.CONCAT(&quot;0b&quot;; MID([.$D26];1+[.$E26]; 8)))" office:value-type="string" office:string-value="0b11111111" calcext:value-type="string">
            <text:p>0b11111111</text:p>
          </table:table-cell>
          <table:table-cell table:style-name="ce29" table:formula="of:=IF(MID([.$D26];1+[.$E26]+8; 8)=&quot;&quot;; &quot;&quot;; COM.MICROSOFT.CONCAT(&quot;0b&quot;; MID([.$D26];1+[.$E26]+8; 8)))" office:value-type="string" office:string-value="0b11111111" calcext:value-type="string">
            <text:p>0b11111111</text:p>
          </table:table-cell>
          <table:table-cell table:style-name="ce29" table:formula="of:=IF(MID([.$D26];1+[.$E26]+8+8; 8)=&quot;&quot;; &quot;&quot;; COM.MICROSOFT.CONCAT(&quot;0b&quot;; MID([.$D26];1+[.$E26]+8+8; 8)))" office:value-type="string" office:string-value="0b11111101" calcext:value-type="string">
            <text:p>0b11111101</text:p>
          </table:table-cell>
          <table:table-cell table:style-name="ce29" table:formula="of:=IF(MID([.$D26];1+[.$E26]+8+8+8; 8)=&quot;&quot;; &quot;&quot;; COM.MICROSOFT.CONCAT(&quot;0b&quot;; MID([.$D26];1+[.$E26]+8+8+8; 8)))" office:value-type="string" office:string-value="0b00" calcext:value-type="string">
            <text:p>0b00</text:p>
          </table:table-cell>
          <table:table-cell table:style-name="ce31" table:formula="of:=[.E26]-LEN([.F26])+2" office:value-type="float" office:value="0" calcext:value-type="float">
            <text:p>0</text:p>
          </table:table-cell>
          <table:table-cell table:style-name="ce29" table:formula="of:=IF([.G26]=&quot;&quot;; &quot;&quot;; 8-LEN([.G26])+2)" office:value-type="float" office:value="0" calcext:value-type="float">
            <text:p>0</text:p>
          </table:table-cell>
          <table:table-cell table:style-name="ce29" table:formula="of:=IF([.H26]=&quot;&quot;; &quot;&quot;; 8-LEN([.H26])+2)" office:value-type="float" office:value="0" calcext:value-type="float">
            <text:p>0</text:p>
          </table:table-cell>
          <table:table-cell table:style-name="ce29" table:formula="of:=IF([.I26]=&quot;&quot;; &quot;&quot;; 8-LEN([.I26])+2)" office:value-type="float" office:value="0" calcext:value-type="float">
            <text:p>0</text:p>
          </table:table-cell>
          <table:table-cell table:style-name="ce29" table:formula="of:=IF([.J26]=&quot;&quot;; &quot;&quot;; 8-LEN([.J26])+2)" office:value-type="float" office:value="6" calcext:value-type="float">
            <text:p>6</text:p>
          </table:table-cell>
          <table:table-cell table:style-name="ce31" table:formula="of:=IF(OR([.$F26]=&quot;&quot;; [.$E26]=8); &quot;&quot;; &quot;+ &quot;)" office:value-type="string" office:string-value="+ " calcext:value-type="string">
            <text:p>+ </text:p>
          </table:table-cell>
          <table:table-cell table:style-name="ce32" table:formula="of:=IF([.$F26]=&quot;&quot;; &quot;&quot;; IF([.$K26]&gt;0; COM.MICROSOFT.CONCAT(&quot;(&quot;; [.$F26]; &quot; &lt;&lt; &quot;; [.$K26]; &quot;)&quot;); [.$F26]))" office:value-type="string" office:string-value="0b11" calcext:value-type="string">
            <text:p>0b11</text:p>
          </table:table-cell>
          <table:table-cell table:style-name="ce32" table:formula="of:=IF(OR([.$F26]=&quot;&quot;; AND([.$G26]=&quot;&quot;; [.$K26]&lt;&gt;0)); &quot;&quot;; &quot;, &quot;)" office:value-type="string" office:string-value=", " calcext:value-type="string">
            <text:p>, </text:p>
          </table:table-cell>
          <table:table-cell table:style-name="ce32" table:formula="of:=IF([.$G26]=&quot;&quot;; &quot;&quot;; IF([.$L26]&gt;0; COM.MICROSOFT.CONCAT(&quot;(&quot;; [.$G26]; &quot; &lt;&lt; &quot;; [.$L26]; &quot;)&quot;); [.$G26]))" office:value-type="string" office:string-value="0b11111111" calcext:value-type="string">
            <text:p>0b11111111</text:p>
          </table:table-cell>
          <table:table-cell table:style-name="ce32" table:formula="of:=IF(OR([.$G26]=&quot;&quot;; AND([.$H26]=&quot;&quot;; [.$L26]&lt;&gt;0)); &quot;&quot;; &quot;, &quot;)" office:value-type="string" office:string-value=", " calcext:value-type="string">
            <text:p>, </text:p>
          </table:table-cell>
          <table:table-cell table:style-name="ce32" table:formula="of:=IF([.$H26]=&quot;&quot;; &quot;&quot;; IF([.$M26]&gt;0; COM.MICROSOFT.CONCAT(&quot;(&quot;; [.$H26]; &quot; &lt;&lt; &quot;; [.$M26]; &quot;)&quot;); [.$H26]))" office:value-type="string" office:string-value="0b11111111" calcext:value-type="string">
            <text:p>0b11111111</text:p>
          </table:table-cell>
          <table:table-cell table:style-name="ce32" table:formula="of:=IF(OR([.$H26]=&quot;&quot;; AND([.$I26]=&quot;&quot;; [.$M26]&lt;&gt;0)); &quot;&quot;; &quot;, &quot;)" office:value-type="string" office:string-value=", " calcext:value-type="string">
            <text:p>, </text:p>
          </table:table-cell>
          <table:table-cell table:style-name="ce32" table:formula="of:=IF([.$I26]=&quot;&quot;; &quot;&quot;; IF([.$N26]&gt;0; COM.MICROSOFT.CONCAT(&quot;(&quot;; [.$I26]; &quot; &lt;&lt; &quot;; [.$N26]; &quot;)&quot;); [.$I26]))" office:value-type="string" office:string-value="0b11111101" calcext:value-type="string">
            <text:p>0b11111101</text:p>
          </table:table-cell>
          <table:table-cell table:style-name="ce32" table:formula="of:=IF(OR([.$I26]=&quot;&quot;; AND([.$J26]=&quot;&quot;; [.$N26]&lt;&gt;0)); &quot;&quot;; &quot;, &quot;)" office:value-type="string" office:string-value=", " calcext:value-type="string">
            <text:p>, </text:p>
          </table:table-cell>
          <table:table-cell table:style-name="ce32" table:formula="of:=IF([.$J26]=&quot;&quot;; &quot;&quot;; IF([.$O26]&gt;0; COM.MICROSOFT.CONCAT(&quot;(&quot;; [.$J26]; &quot; &lt;&lt; &quot;; [.$O26]; &quot;)&quot;); [.$J26]))" office:value-type="string" office:string-value="(0b00 &lt;&lt; 6)" calcext:value-type="string">
            <text:p>(0b00 &lt;&lt; 6)</text:p>
          </table:table-cell>
          <table:table-cell table:style-name="ce33" table:formula="of:=IF(OR([.$J26]=&quot;&quot;; AND([.$O26]&lt;&gt;0)); &quot;&quot;; &quot;, &quot;)">
            <text:p/>
          </table:table-cell>
          <table:table-cell table:formula="of:=COM.MICROSOFT.CONCAT(&quot;// &quot;; [.B26]; &quot; &quot;; IF([.A26]=&quot;&quot;; &quot;   &quot;; COM.MICROSOFT.CONCAT(&quot;-&quot;; [.A26]; &quot;-&quot;)); &quot; &quot;; [.C26])" office:value-type="string" office:string-value="// 24     |11111111|11111111|11111111|0100" calcext:value-type="string">
            <text:p>// 24 <text:s text:c="4"/>|11111111|11111111|11111111|0100</text:p>
          </table:table-cell>
          <table:table-cell table:formula="of:=COM.MICROSOFT.CONCAT([.P26:.Z26])" office:value-type="string" office:string-value="+ 0b11, 0b11111111, 0b11111111, 0b11111101, (0b00 &lt;&lt; 6)" calcext:value-type="string">
            <text:p>+ 0b11, 0b11111111, 0b11111111, 0b11111101, (0b00 &lt;&lt; 6)</text:p>
          </table:table-cell>
          <table:table-cell table:formula="of:=COM.MICROSOFT.CONCAT([.AA26]; CHAR(10); [.AB26])" office:value-type="string" office:string-value="// 24     |11111111|11111111|11111111|0100&#10;+ 0b11, 0b11111111, 0b11111111, 0b11111101, (0b00 &lt;&lt; 6)" calcext:value-type="string">
            <text:p>// 24     |11111111|11111111|11111111|0100</text:p>
            <text:p>+ 0b11, 0b11111111, 0b11111111, 0b11111101, (0b0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|11111111|11111111|11111111|0101</text:p>
          </table:table-cell>
          <table:table-cell office:value-type="string" calcext:value-type="string">
            <text:p>1111111111111111111111110101</text:p>
          </table:table-cell>
          <table:table-cell table:formula="of:=8-MOD(LEN([.$D26])-[.$E26]; 8)" office:value-type="float" office:value="6" calcext:value-type="float">
            <text:p>6</text:p>
          </table:table-cell>
          <table:table-cell table:style-name="ce29" table:formula="of:=IF(MID([.$D27];1;[.$E27])=&quot;&quot;; &quot;&quot;; COM.MICROSOFT.CONCAT(&quot;0b&quot;; MID([.$D27];1;[.$E27])))" office:value-type="string" office:string-value="0b111111" calcext:value-type="string">
            <text:p>0b111111</text:p>
          </table:table-cell>
          <table:table-cell table:style-name="ce29" table:formula="of:=IF(MID([.$D27];1+[.$E27]; 8)=&quot;&quot;; &quot;&quot;; COM.MICROSOFT.CONCAT(&quot;0b&quot;; MID([.$D27];1+[.$E27]; 8)))" office:value-type="string" office:string-value="0b11111111" calcext:value-type="string">
            <text:p>0b11111111</text:p>
          </table:table-cell>
          <table:table-cell table:style-name="ce29" table:formula="of:=IF(MID([.$D27];1+[.$E27]+8; 8)=&quot;&quot;; &quot;&quot;; COM.MICROSOFT.CONCAT(&quot;0b&quot;; MID([.$D27];1+[.$E27]+8; 8)))" office:value-type="string" office:string-value="0b11111111" calcext:value-type="string">
            <text:p>0b11111111</text:p>
          </table:table-cell>
          <table:table-cell table:style-name="ce29" table:formula="of:=IF(MID([.$D27];1+[.$E27]+8+8; 8)=&quot;&quot;; &quot;&quot;; COM.MICROSOFT.CONCAT(&quot;0b&quot;; MID([.$D27];1+[.$E27]+8+8; 8)))" office:value-type="string" office:string-value="0b110101" calcext:value-type="string">
            <text:p>0b110101</text:p>
          </table:table-cell>
          <table:table-cell table:style-name="ce29" table:formula="of:=IF(MID([.$D27];1+[.$E27]+8+8+8; 8)=&quot;&quot;; &quot;&quot;; COM.MICROSOFT.CONCAT(&quot;0b&quot;; MID([.$D27];1+[.$E27]+8+8+8; 8)))">
            <text:p/>
          </table:table-cell>
          <table:table-cell table:style-name="ce31" table:formula="of:=[.E27]-LEN([.F27])+2" office:value-type="float" office:value="0" calcext:value-type="float">
            <text:p>0</text:p>
          </table:table-cell>
          <table:table-cell table:style-name="ce29" table:formula="of:=IF([.G27]=&quot;&quot;; &quot;&quot;; 8-LEN([.G27])+2)" office:value-type="float" office:value="0" calcext:value-type="float">
            <text:p>0</text:p>
          </table:table-cell>
          <table:table-cell table:style-name="ce29" table:formula="of:=IF([.H27]=&quot;&quot;; &quot;&quot;; 8-LEN([.H27])+2)" office:value-type="float" office:value="0" calcext:value-type="float">
            <text:p>0</text:p>
          </table:table-cell>
          <table:table-cell table:style-name="ce29" table:formula="of:=IF([.I27]=&quot;&quot;; &quot;&quot;; 8-LEN([.I27])+2)" office:value-type="float" office:value="2" calcext:value-type="float">
            <text:p>2</text:p>
          </table:table-cell>
          <table:table-cell table:style-name="ce29" table:formula="of:=IF([.J27]=&quot;&quot;; &quot;&quot;; 8-LEN([.J27])+2)">
            <text:p/>
          </table:table-cell>
          <table:table-cell table:style-name="ce31" table:formula="of:=IF(OR([.$F27]=&quot;&quot;; [.$E27]=8); &quot;&quot;; &quot;+ &quot;)" office:value-type="string" office:string-value="+ " calcext:value-type="string">
            <text:p>+ </text:p>
          </table:table-cell>
          <table:table-cell table:style-name="ce32" table:formula="of:=IF([.$F27]=&quot;&quot;; &quot;&quot;; IF([.$K27]&gt;0; COM.MICROSOFT.CONCAT(&quot;(&quot;; [.$F27]; &quot; &lt;&lt; &quot;; [.$K27]; &quot;)&quot;); [.$F27]))" office:value-type="string" office:string-value="0b111111" calcext:value-type="string">
            <text:p>0b111111</text:p>
          </table:table-cell>
          <table:table-cell table:style-name="ce32" table:formula="of:=IF(OR([.$F27]=&quot;&quot;; AND([.$G27]=&quot;&quot;; [.$K27]&lt;&gt;0)); &quot;&quot;; &quot;, &quot;)" office:value-type="string" office:string-value=", " calcext:value-type="string">
            <text:p>, </text:p>
          </table:table-cell>
          <table:table-cell table:style-name="ce32" table:formula="of:=IF([.$G27]=&quot;&quot;; &quot;&quot;; IF([.$L27]&gt;0; COM.MICROSOFT.CONCAT(&quot;(&quot;; [.$G27]; &quot; &lt;&lt; &quot;; [.$L27]; &quot;)&quot;); [.$G27]))" office:value-type="string" office:string-value="0b11111111" calcext:value-type="string">
            <text:p>0b11111111</text:p>
          </table:table-cell>
          <table:table-cell table:style-name="ce32" table:formula="of:=IF(OR([.$G27]=&quot;&quot;; AND([.$H27]=&quot;&quot;; [.$L27]&lt;&gt;0)); &quot;&quot;; &quot;, &quot;)" office:value-type="string" office:string-value=", " calcext:value-type="string">
            <text:p>, </text:p>
          </table:table-cell>
          <table:table-cell table:style-name="ce32" table:formula="of:=IF([.$H27]=&quot;&quot;; &quot;&quot;; IF([.$M27]&gt;0; COM.MICROSOFT.CONCAT(&quot;(&quot;; [.$H27]; &quot; &lt;&lt; &quot;; [.$M27]; &quot;)&quot;); [.$H27]))" office:value-type="string" office:string-value="0b11111111" calcext:value-type="string">
            <text:p>0b11111111</text:p>
          </table:table-cell>
          <table:table-cell table:style-name="ce32" table:formula="of:=IF(OR([.$H27]=&quot;&quot;; AND([.$I27]=&quot;&quot;; [.$M27]&lt;&gt;0)); &quot;&quot;; &quot;, &quot;)" office:value-type="string" office:string-value=", " calcext:value-type="string">
            <text:p>, </text:p>
          </table:table-cell>
          <table:table-cell table:style-name="ce32" table:formula="of:=IF([.$I27]=&quot;&quot;; &quot;&quot;; IF([.$N27]&gt;0; COM.MICROSOFT.CONCAT(&quot;(&quot;; [.$I27]; &quot; &lt;&lt; &quot;; [.$N27]; &quot;)&quot;); [.$I27]))" office:value-type="string" office:string-value="(0b110101 &lt;&lt; 2)" calcext:value-type="string">
            <text:p>(0b110101 &lt;&lt; 2)</text:p>
          </table:table-cell>
          <table:table-cell table:style-name="ce32" table:formula="of:=IF(OR([.$I27]=&quot;&quot;; AND([.$J27]=&quot;&quot;; [.$N27]&lt;&gt;0)); &quot;&quot;; &quot;, &quot;)">
            <text:p/>
          </table:table-cell>
          <table:table-cell table:style-name="ce32" table:formula="of:=IF([.$J27]=&quot;&quot;; &quot;&quot;; IF([.$O27]&gt;0; COM.MICROSOFT.CONCAT(&quot;(&quot;; [.$J27]; &quot; &lt;&lt; &quot;; [.$O27]; &quot;)&quot;); [.$J27]))">
            <text:p/>
          </table:table-cell>
          <table:table-cell table:style-name="ce33" table:formula="of:=IF(OR([.$J27]=&quot;&quot;; AND([.$O27]&lt;&gt;0)); &quot;&quot;; &quot;, &quot;)">
            <text:p/>
          </table:table-cell>
          <table:table-cell table:formula="of:=COM.MICROSOFT.CONCAT(&quot;// &quot;; [.B27]; &quot; &quot;; IF([.A27]=&quot;&quot;; &quot;   &quot;; COM.MICROSOFT.CONCAT(&quot;-&quot;; [.A27]; &quot;-&quot;)); &quot; &quot;; [.C27])" office:value-type="string" office:string-value="// 25     |11111111|11111111|11111111|0101" calcext:value-type="string">
            <text:p>// 25 <text:s text:c="4"/>|11111111|11111111|11111111|0101</text:p>
          </table:table-cell>
          <table:table-cell table:formula="of:=COM.MICROSOFT.CONCAT([.P27:.Z27])" office:value-type="string" office:string-value="+ 0b111111, 0b11111111, 0b11111111, (0b110101 &lt;&lt; 2)" calcext:value-type="string">
            <text:p>+ 0b111111, 0b11111111, 0b11111111, (0b110101 &lt;&lt; 2)</text:p>
          </table:table-cell>
          <table:table-cell table:formula="of:=COM.MICROSOFT.CONCAT([.AA27]; CHAR(10); [.AB27])" office:value-type="string" office:string-value="// 25     |11111111|11111111|11111111|0101&#10;+ 0b111111, 0b11111111, 0b11111111, (0b110101 &lt;&lt; 2)" calcext:value-type="string">
            <text:p>// 25     |11111111|11111111|11111111|0101</text:p>
            <text:p>+ 0b111111, 0b11111111, 0b11111111, (0b11010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|11111111|11111111|11111111|0110</text:p>
          </table:table-cell>
          <table:table-cell office:value-type="string" calcext:value-type="string">
            <text:p>1111111111111111111111110110</text:p>
          </table:table-cell>
          <table:table-cell table:formula="of:=8-MOD(LEN([.$D27])-[.$E27]; 8)" office:value-type="float" office:value="2" calcext:value-type="float">
            <text:p>2</text:p>
          </table:table-cell>
          <table:table-cell table:style-name="ce29" table:formula="of:=IF(MID([.$D28];1;[.$E28])=&quot;&quot;; &quot;&quot;; COM.MICROSOFT.CONCAT(&quot;0b&quot;; MID([.$D28];1;[.$E28])))" office:value-type="string" office:string-value="0b11" calcext:value-type="string">
            <text:p>0b11</text:p>
          </table:table-cell>
          <table:table-cell table:style-name="ce29" table:formula="of:=IF(MID([.$D28];1+[.$E28]; 8)=&quot;&quot;; &quot;&quot;; COM.MICROSOFT.CONCAT(&quot;0b&quot;; MID([.$D28];1+[.$E28]; 8)))" office:value-type="string" office:string-value="0b11111111" calcext:value-type="string">
            <text:p>0b11111111</text:p>
          </table:table-cell>
          <table:table-cell table:style-name="ce29" table:formula="of:=IF(MID([.$D28];1+[.$E28]+8; 8)=&quot;&quot;; &quot;&quot;; COM.MICROSOFT.CONCAT(&quot;0b&quot;; MID([.$D28];1+[.$E28]+8; 8)))" office:value-type="string" office:string-value="0b11111111" calcext:value-type="string">
            <text:p>0b11111111</text:p>
          </table:table-cell>
          <table:table-cell table:style-name="ce29" table:formula="of:=IF(MID([.$D28];1+[.$E28]+8+8; 8)=&quot;&quot;; &quot;&quot;; COM.MICROSOFT.CONCAT(&quot;0b&quot;; MID([.$D28];1+[.$E28]+8+8; 8)))" office:value-type="string" office:string-value="0b11111101" calcext:value-type="string">
            <text:p>0b11111101</text:p>
          </table:table-cell>
          <table:table-cell table:style-name="ce29" table:formula="of:=IF(MID([.$D28];1+[.$E28]+8+8+8; 8)=&quot;&quot;; &quot;&quot;; COM.MICROSOFT.CONCAT(&quot;0b&quot;; MID([.$D28];1+[.$E28]+8+8+8; 8)))" office:value-type="string" office:string-value="0b10" calcext:value-type="string">
            <text:p>0b10</text:p>
          </table:table-cell>
          <table:table-cell table:style-name="ce31" table:formula="of:=[.E28]-LEN([.F28])+2" office:value-type="float" office:value="0" calcext:value-type="float">
            <text:p>0</text:p>
          </table:table-cell>
          <table:table-cell table:style-name="ce29" table:formula="of:=IF([.G28]=&quot;&quot;; &quot;&quot;; 8-LEN([.G28])+2)" office:value-type="float" office:value="0" calcext:value-type="float">
            <text:p>0</text:p>
          </table:table-cell>
          <table:table-cell table:style-name="ce29" table:formula="of:=IF([.H28]=&quot;&quot;; &quot;&quot;; 8-LEN([.H28])+2)" office:value-type="float" office:value="0" calcext:value-type="float">
            <text:p>0</text:p>
          </table:table-cell>
          <table:table-cell table:style-name="ce29" table:formula="of:=IF([.I28]=&quot;&quot;; &quot;&quot;; 8-LEN([.I28])+2)" office:value-type="float" office:value="0" calcext:value-type="float">
            <text:p>0</text:p>
          </table:table-cell>
          <table:table-cell table:style-name="ce29" table:formula="of:=IF([.J28]=&quot;&quot;; &quot;&quot;; 8-LEN([.J28])+2)" office:value-type="float" office:value="6" calcext:value-type="float">
            <text:p>6</text:p>
          </table:table-cell>
          <table:table-cell table:style-name="ce31" table:formula="of:=IF(OR([.$F28]=&quot;&quot;; [.$E28]=8); &quot;&quot;; &quot;+ &quot;)" office:value-type="string" office:string-value="+ " calcext:value-type="string">
            <text:p>+ </text:p>
          </table:table-cell>
          <table:table-cell table:style-name="ce32" table:formula="of:=IF([.$F28]=&quot;&quot;; &quot;&quot;; IF([.$K28]&gt;0; COM.MICROSOFT.CONCAT(&quot;(&quot;; [.$F28]; &quot; &lt;&lt; &quot;; [.$K28]; &quot;)&quot;); [.$F28]))" office:value-type="string" office:string-value="0b11" calcext:value-type="string">
            <text:p>0b11</text:p>
          </table:table-cell>
          <table:table-cell table:style-name="ce32" table:formula="of:=IF(OR([.$F28]=&quot;&quot;; AND([.$G28]=&quot;&quot;; [.$K28]&lt;&gt;0)); &quot;&quot;; &quot;, &quot;)" office:value-type="string" office:string-value=", " calcext:value-type="string">
            <text:p>, </text:p>
          </table:table-cell>
          <table:table-cell table:style-name="ce32" table:formula="of:=IF([.$G28]=&quot;&quot;; &quot;&quot;; IF([.$L28]&gt;0; COM.MICROSOFT.CONCAT(&quot;(&quot;; [.$G28]; &quot; &lt;&lt; &quot;; [.$L28]; &quot;)&quot;); [.$G28]))" office:value-type="string" office:string-value="0b11111111" calcext:value-type="string">
            <text:p>0b11111111</text:p>
          </table:table-cell>
          <table:table-cell table:style-name="ce32" table:formula="of:=IF(OR([.$G28]=&quot;&quot;; AND([.$H28]=&quot;&quot;; [.$L28]&lt;&gt;0)); &quot;&quot;; &quot;, &quot;)" office:value-type="string" office:string-value=", " calcext:value-type="string">
            <text:p>, </text:p>
          </table:table-cell>
          <table:table-cell table:style-name="ce32" table:formula="of:=IF([.$H28]=&quot;&quot;; &quot;&quot;; IF([.$M28]&gt;0; COM.MICROSOFT.CONCAT(&quot;(&quot;; [.$H28]; &quot; &lt;&lt; &quot;; [.$M28]; &quot;)&quot;); [.$H28]))" office:value-type="string" office:string-value="0b11111111" calcext:value-type="string">
            <text:p>0b11111111</text:p>
          </table:table-cell>
          <table:table-cell table:style-name="ce32" table:formula="of:=IF(OR([.$H28]=&quot;&quot;; AND([.$I28]=&quot;&quot;; [.$M28]&lt;&gt;0)); &quot;&quot;; &quot;, &quot;)" office:value-type="string" office:string-value=", " calcext:value-type="string">
            <text:p>, </text:p>
          </table:table-cell>
          <table:table-cell table:style-name="ce32" table:formula="of:=IF([.$I28]=&quot;&quot;; &quot;&quot;; IF([.$N28]&gt;0; COM.MICROSOFT.CONCAT(&quot;(&quot;; [.$I28]; &quot; &lt;&lt; &quot;; [.$N28]; &quot;)&quot;); [.$I28]))" office:value-type="string" office:string-value="0b11111101" calcext:value-type="string">
            <text:p>0b11111101</text:p>
          </table:table-cell>
          <table:table-cell table:style-name="ce32" table:formula="of:=IF(OR([.$I28]=&quot;&quot;; AND([.$J28]=&quot;&quot;; [.$N28]&lt;&gt;0)); &quot;&quot;; &quot;, &quot;)" office:value-type="string" office:string-value=", " calcext:value-type="string">
            <text:p>, </text:p>
          </table:table-cell>
          <table:table-cell table:style-name="ce32" table:formula="of:=IF([.$J28]=&quot;&quot;; &quot;&quot;; IF([.$O28]&gt;0; COM.MICROSOFT.CONCAT(&quot;(&quot;; [.$J28]; &quot; &lt;&lt; &quot;; [.$O28]; &quot;)&quot;); [.$J28]))" office:value-type="string" office:string-value="(0b10 &lt;&lt; 6)" calcext:value-type="string">
            <text:p>(0b10 &lt;&lt; 6)</text:p>
          </table:table-cell>
          <table:table-cell table:style-name="ce33" table:formula="of:=IF(OR([.$J28]=&quot;&quot;; AND([.$O28]&lt;&gt;0)); &quot;&quot;; &quot;, &quot;)">
            <text:p/>
          </table:table-cell>
          <table:table-cell table:formula="of:=COM.MICROSOFT.CONCAT(&quot;// &quot;; [.B28]; &quot; &quot;; IF([.A28]=&quot;&quot;; &quot;   &quot;; COM.MICROSOFT.CONCAT(&quot;-&quot;; [.A28]; &quot;-&quot;)); &quot; &quot;; [.C28])" office:value-type="string" office:string-value="// 26     |11111111|11111111|11111111|0110" calcext:value-type="string">
            <text:p>// 26 <text:s text:c="4"/>|11111111|11111111|11111111|0110</text:p>
          </table:table-cell>
          <table:table-cell table:formula="of:=COM.MICROSOFT.CONCAT([.P28:.Z28])" office:value-type="string" office:string-value="+ 0b11, 0b11111111, 0b11111111, 0b11111101, (0b10 &lt;&lt; 6)" calcext:value-type="string">
            <text:p>+ 0b11, 0b11111111, 0b11111111, 0b11111101, (0b10 &lt;&lt; 6)</text:p>
          </table:table-cell>
          <table:table-cell table:formula="of:=COM.MICROSOFT.CONCAT([.AA28]; CHAR(10); [.AB28])" office:value-type="string" office:string-value="// 26     |11111111|11111111|11111111|0110&#10;+ 0b11, 0b11111111, 0b11111111, 0b11111101, (0b10 &lt;&lt; 6)" calcext:value-type="string">
            <text:p>// 26     |11111111|11111111|11111111|0110</text:p>
            <text:p>+ 0b11, 0b11111111, 0b11111111, 0b11111101, (0b1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|11111111|11111111|11111111|0111</text:p>
          </table:table-cell>
          <table:table-cell office:value-type="string" calcext:value-type="string">
            <text:p>1111111111111111111111110111</text:p>
          </table:table-cell>
          <table:table-cell table:formula="of:=8-MOD(LEN([.$D28])-[.$E28]; 8)" office:value-type="float" office:value="6" calcext:value-type="float">
            <text:p>6</text:p>
          </table:table-cell>
          <table:table-cell table:style-name="ce29" table:formula="of:=IF(MID([.$D29];1;[.$E29])=&quot;&quot;; &quot;&quot;; COM.MICROSOFT.CONCAT(&quot;0b&quot;; MID([.$D29];1;[.$E29])))" office:value-type="string" office:string-value="0b111111" calcext:value-type="string">
            <text:p>0b111111</text:p>
          </table:table-cell>
          <table:table-cell table:style-name="ce29" table:formula="of:=IF(MID([.$D29];1+[.$E29]; 8)=&quot;&quot;; &quot;&quot;; COM.MICROSOFT.CONCAT(&quot;0b&quot;; MID([.$D29];1+[.$E29]; 8)))" office:value-type="string" office:string-value="0b11111111" calcext:value-type="string">
            <text:p>0b11111111</text:p>
          </table:table-cell>
          <table:table-cell table:style-name="ce29" table:formula="of:=IF(MID([.$D29];1+[.$E29]+8; 8)=&quot;&quot;; &quot;&quot;; COM.MICROSOFT.CONCAT(&quot;0b&quot;; MID([.$D29];1+[.$E29]+8; 8)))" office:value-type="string" office:string-value="0b11111111" calcext:value-type="string">
            <text:p>0b11111111</text:p>
          </table:table-cell>
          <table:table-cell table:style-name="ce29" table:formula="of:=IF(MID([.$D29];1+[.$E29]+8+8; 8)=&quot;&quot;; &quot;&quot;; COM.MICROSOFT.CONCAT(&quot;0b&quot;; MID([.$D29];1+[.$E29]+8+8; 8)))" office:value-type="string" office:string-value="0b110111" calcext:value-type="string">
            <text:p>0b110111</text:p>
          </table:table-cell>
          <table:table-cell table:style-name="ce29" table:formula="of:=IF(MID([.$D29];1+[.$E29]+8+8+8; 8)=&quot;&quot;; &quot;&quot;; COM.MICROSOFT.CONCAT(&quot;0b&quot;; MID([.$D29];1+[.$E29]+8+8+8; 8)))">
            <text:p/>
          </table:table-cell>
          <table:table-cell table:style-name="ce31" table:formula="of:=[.E29]-LEN([.F29])+2" office:value-type="float" office:value="0" calcext:value-type="float">
            <text:p>0</text:p>
          </table:table-cell>
          <table:table-cell table:style-name="ce29" table:formula="of:=IF([.G29]=&quot;&quot;; &quot;&quot;; 8-LEN([.G29])+2)" office:value-type="float" office:value="0" calcext:value-type="float">
            <text:p>0</text:p>
          </table:table-cell>
          <table:table-cell table:style-name="ce29" table:formula="of:=IF([.H29]=&quot;&quot;; &quot;&quot;; 8-LEN([.H29])+2)" office:value-type="float" office:value="0" calcext:value-type="float">
            <text:p>0</text:p>
          </table:table-cell>
          <table:table-cell table:style-name="ce29" table:formula="of:=IF([.I29]=&quot;&quot;; &quot;&quot;; 8-LEN([.I29])+2)" office:value-type="float" office:value="2" calcext:value-type="float">
            <text:p>2</text:p>
          </table:table-cell>
          <table:table-cell table:style-name="ce29" table:formula="of:=IF([.J29]=&quot;&quot;; &quot;&quot;; 8-LEN([.J29])+2)">
            <text:p/>
          </table:table-cell>
          <table:table-cell table:style-name="ce31" table:formula="of:=IF(OR([.$F29]=&quot;&quot;; [.$E29]=8); &quot;&quot;; &quot;+ &quot;)" office:value-type="string" office:string-value="+ " calcext:value-type="string">
            <text:p>+ </text:p>
          </table:table-cell>
          <table:table-cell table:style-name="ce32" table:formula="of:=IF([.$F29]=&quot;&quot;; &quot;&quot;; IF([.$K29]&gt;0; COM.MICROSOFT.CONCAT(&quot;(&quot;; [.$F29]; &quot; &lt;&lt; &quot;; [.$K29]; &quot;)&quot;); [.$F29]))" office:value-type="string" office:string-value="0b111111" calcext:value-type="string">
            <text:p>0b111111</text:p>
          </table:table-cell>
          <table:table-cell table:style-name="ce32" table:formula="of:=IF(OR([.$F29]=&quot;&quot;; AND([.$G29]=&quot;&quot;; [.$K29]&lt;&gt;0)); &quot;&quot;; &quot;, &quot;)" office:value-type="string" office:string-value=", " calcext:value-type="string">
            <text:p>, </text:p>
          </table:table-cell>
          <table:table-cell table:style-name="ce32" table:formula="of:=IF([.$G29]=&quot;&quot;; &quot;&quot;; IF([.$L29]&gt;0; COM.MICROSOFT.CONCAT(&quot;(&quot;; [.$G29]; &quot; &lt;&lt; &quot;; [.$L29]; &quot;)&quot;); [.$G29]))" office:value-type="string" office:string-value="0b11111111" calcext:value-type="string">
            <text:p>0b11111111</text:p>
          </table:table-cell>
          <table:table-cell table:style-name="ce32" table:formula="of:=IF(OR([.$G29]=&quot;&quot;; AND([.$H29]=&quot;&quot;; [.$L29]&lt;&gt;0)); &quot;&quot;; &quot;, &quot;)" office:value-type="string" office:string-value=", " calcext:value-type="string">
            <text:p>, </text:p>
          </table:table-cell>
          <table:table-cell table:style-name="ce32" table:formula="of:=IF([.$H29]=&quot;&quot;; &quot;&quot;; IF([.$M29]&gt;0; COM.MICROSOFT.CONCAT(&quot;(&quot;; [.$H29]; &quot; &lt;&lt; &quot;; [.$M29]; &quot;)&quot;); [.$H29]))" office:value-type="string" office:string-value="0b11111111" calcext:value-type="string">
            <text:p>0b11111111</text:p>
          </table:table-cell>
          <table:table-cell table:style-name="ce32" table:formula="of:=IF(OR([.$H29]=&quot;&quot;; AND([.$I29]=&quot;&quot;; [.$M29]&lt;&gt;0)); &quot;&quot;; &quot;, &quot;)" office:value-type="string" office:string-value=", " calcext:value-type="string">
            <text:p>, </text:p>
          </table:table-cell>
          <table:table-cell table:style-name="ce32" table:formula="of:=IF([.$I29]=&quot;&quot;; &quot;&quot;; IF([.$N29]&gt;0; COM.MICROSOFT.CONCAT(&quot;(&quot;; [.$I29]; &quot; &lt;&lt; &quot;; [.$N29]; &quot;)&quot;); [.$I29]))" office:value-type="string" office:string-value="(0b110111 &lt;&lt; 2)" calcext:value-type="string">
            <text:p>(0b110111 &lt;&lt; 2)</text:p>
          </table:table-cell>
          <table:table-cell table:style-name="ce32" table:formula="of:=IF(OR([.$I29]=&quot;&quot;; AND([.$J29]=&quot;&quot;; [.$N29]&lt;&gt;0)); &quot;&quot;; &quot;, &quot;)">
            <text:p/>
          </table:table-cell>
          <table:table-cell table:style-name="ce32" table:formula="of:=IF([.$J29]=&quot;&quot;; &quot;&quot;; IF([.$O29]&gt;0; COM.MICROSOFT.CONCAT(&quot;(&quot;; [.$J29]; &quot; &lt;&lt; &quot;; [.$O29]; &quot;)&quot;); [.$J29]))">
            <text:p/>
          </table:table-cell>
          <table:table-cell table:style-name="ce33" table:formula="of:=IF(OR([.$J29]=&quot;&quot;; AND([.$O29]&lt;&gt;0)); &quot;&quot;; &quot;, &quot;)">
            <text:p/>
          </table:table-cell>
          <table:table-cell table:formula="of:=COM.MICROSOFT.CONCAT(&quot;// &quot;; [.B29]; &quot; &quot;; IF([.A29]=&quot;&quot;; &quot;   &quot;; COM.MICROSOFT.CONCAT(&quot;-&quot;; [.A29]; &quot;-&quot;)); &quot; &quot;; [.C29])" office:value-type="string" office:string-value="// 27     |11111111|11111111|11111111|0111" calcext:value-type="string">
            <text:p>// 27 <text:s text:c="4"/>|11111111|11111111|11111111|0111</text:p>
          </table:table-cell>
          <table:table-cell table:formula="of:=COM.MICROSOFT.CONCAT([.P29:.Z29])" office:value-type="string" office:string-value="+ 0b111111, 0b11111111, 0b11111111, (0b110111 &lt;&lt; 2)" calcext:value-type="string">
            <text:p>+ 0b111111, 0b11111111, 0b11111111, (0b110111 &lt;&lt; 2)</text:p>
          </table:table-cell>
          <table:table-cell table:formula="of:=COM.MICROSOFT.CONCAT([.AA29]; CHAR(10); [.AB29])" office:value-type="string" office:string-value="// 27     |11111111|11111111|11111111|0111&#10;+ 0b111111, 0b11111111, 0b11111111, (0b110111 &lt;&lt; 2)" calcext:value-type="string">
            <text:p>// 27     |11111111|11111111|11111111|0111</text:p>
            <text:p>+ 0b111111, 0b11111111, 0b11111111, (0b11011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|11111111|11111111|11111111|1000</text:p>
          </table:table-cell>
          <table:table-cell office:value-type="string" calcext:value-type="string">
            <text:p>1111111111111111111111111000</text:p>
          </table:table-cell>
          <table:table-cell table:formula="of:=8-MOD(LEN([.$D29])-[.$E29]; 8)" office:value-type="float" office:value="2" calcext:value-type="float">
            <text:p>2</text:p>
          </table:table-cell>
          <table:table-cell table:style-name="ce29" table:formula="of:=IF(MID([.$D30];1;[.$E30])=&quot;&quot;; &quot;&quot;; COM.MICROSOFT.CONCAT(&quot;0b&quot;; MID([.$D30];1;[.$E30])))" office:value-type="string" office:string-value="0b11" calcext:value-type="string">
            <text:p>0b11</text:p>
          </table:table-cell>
          <table:table-cell table:style-name="ce29" table:formula="of:=IF(MID([.$D30];1+[.$E30]; 8)=&quot;&quot;; &quot;&quot;; COM.MICROSOFT.CONCAT(&quot;0b&quot;; MID([.$D30];1+[.$E30]; 8)))" office:value-type="string" office:string-value="0b11111111" calcext:value-type="string">
            <text:p>0b11111111</text:p>
          </table:table-cell>
          <table:table-cell table:style-name="ce29" table:formula="of:=IF(MID([.$D30];1+[.$E30]+8; 8)=&quot;&quot;; &quot;&quot;; COM.MICROSOFT.CONCAT(&quot;0b&quot;; MID([.$D30];1+[.$E30]+8; 8)))" office:value-type="string" office:string-value="0b11111111" calcext:value-type="string">
            <text:p>0b11111111</text:p>
          </table:table-cell>
          <table:table-cell table:style-name="ce29" table:formula="of:=IF(MID([.$D30];1+[.$E30]+8+8; 8)=&quot;&quot;; &quot;&quot;; COM.MICROSOFT.CONCAT(&quot;0b&quot;; MID([.$D30];1+[.$E30]+8+8; 8)))" office:value-type="string" office:string-value="0b11111110" calcext:value-type="string">
            <text:p>0b11111110</text:p>
          </table:table-cell>
          <table:table-cell table:style-name="ce29" table:formula="of:=IF(MID([.$D30];1+[.$E30]+8+8+8; 8)=&quot;&quot;; &quot;&quot;; COM.MICROSOFT.CONCAT(&quot;0b&quot;; MID([.$D30];1+[.$E30]+8+8+8; 8)))" office:value-type="string" office:string-value="0b00" calcext:value-type="string">
            <text:p>0b00</text:p>
          </table:table-cell>
          <table:table-cell table:style-name="ce31" table:formula="of:=[.E30]-LEN([.F30])+2" office:value-type="float" office:value="0" calcext:value-type="float">
            <text:p>0</text:p>
          </table:table-cell>
          <table:table-cell table:style-name="ce29" table:formula="of:=IF([.G30]=&quot;&quot;; &quot;&quot;; 8-LEN([.G30])+2)" office:value-type="float" office:value="0" calcext:value-type="float">
            <text:p>0</text:p>
          </table:table-cell>
          <table:table-cell table:style-name="ce29" table:formula="of:=IF([.H30]=&quot;&quot;; &quot;&quot;; 8-LEN([.H30])+2)" office:value-type="float" office:value="0" calcext:value-type="float">
            <text:p>0</text:p>
          </table:table-cell>
          <table:table-cell table:style-name="ce29" table:formula="of:=IF([.I30]=&quot;&quot;; &quot;&quot;; 8-LEN([.I30])+2)" office:value-type="float" office:value="0" calcext:value-type="float">
            <text:p>0</text:p>
          </table:table-cell>
          <table:table-cell table:style-name="ce29" table:formula="of:=IF([.J30]=&quot;&quot;; &quot;&quot;; 8-LEN([.J30])+2)" office:value-type="float" office:value="6" calcext:value-type="float">
            <text:p>6</text:p>
          </table:table-cell>
          <table:table-cell table:style-name="ce31" table:formula="of:=IF(OR([.$F30]=&quot;&quot;; [.$E30]=8); &quot;&quot;; &quot;+ &quot;)" office:value-type="string" office:string-value="+ " calcext:value-type="string">
            <text:p>+ </text:p>
          </table:table-cell>
          <table:table-cell table:style-name="ce32" table:formula="of:=IF([.$F30]=&quot;&quot;; &quot;&quot;; IF([.$K30]&gt;0; COM.MICROSOFT.CONCAT(&quot;(&quot;; [.$F30]; &quot; &lt;&lt; &quot;; [.$K30]; &quot;)&quot;); [.$F30]))" office:value-type="string" office:string-value="0b11" calcext:value-type="string">
            <text:p>0b11</text:p>
          </table:table-cell>
          <table:table-cell table:style-name="ce32" table:formula="of:=IF(OR([.$F30]=&quot;&quot;; AND([.$G30]=&quot;&quot;; [.$K30]&lt;&gt;0)); &quot;&quot;; &quot;, &quot;)" office:value-type="string" office:string-value=", " calcext:value-type="string">
            <text:p>, </text:p>
          </table:table-cell>
          <table:table-cell table:style-name="ce32" table:formula="of:=IF([.$G30]=&quot;&quot;; &quot;&quot;; IF([.$L30]&gt;0; COM.MICROSOFT.CONCAT(&quot;(&quot;; [.$G30]; &quot; &lt;&lt; &quot;; [.$L30]; &quot;)&quot;); [.$G30]))" office:value-type="string" office:string-value="0b11111111" calcext:value-type="string">
            <text:p>0b11111111</text:p>
          </table:table-cell>
          <table:table-cell table:style-name="ce32" table:formula="of:=IF(OR([.$G30]=&quot;&quot;; AND([.$H30]=&quot;&quot;; [.$L30]&lt;&gt;0)); &quot;&quot;; &quot;, &quot;)" office:value-type="string" office:string-value=", " calcext:value-type="string">
            <text:p>, </text:p>
          </table:table-cell>
          <table:table-cell table:style-name="ce32" table:formula="of:=IF([.$H30]=&quot;&quot;; &quot;&quot;; IF([.$M30]&gt;0; COM.MICROSOFT.CONCAT(&quot;(&quot;; [.$H30]; &quot; &lt;&lt; &quot;; [.$M30]; &quot;)&quot;); [.$H30]))" office:value-type="string" office:string-value="0b11111111" calcext:value-type="string">
            <text:p>0b11111111</text:p>
          </table:table-cell>
          <table:table-cell table:style-name="ce32" table:formula="of:=IF(OR([.$H30]=&quot;&quot;; AND([.$I30]=&quot;&quot;; [.$M30]&lt;&gt;0)); &quot;&quot;; &quot;, &quot;)" office:value-type="string" office:string-value=", " calcext:value-type="string">
            <text:p>, </text:p>
          </table:table-cell>
          <table:table-cell table:style-name="ce32" table:formula="of:=IF([.$I30]=&quot;&quot;; &quot;&quot;; IF([.$N30]&gt;0; COM.MICROSOFT.CONCAT(&quot;(&quot;; [.$I30]; &quot; &lt;&lt; &quot;; [.$N30]; &quot;)&quot;); [.$I30]))" office:value-type="string" office:string-value="0b11111110" calcext:value-type="string">
            <text:p>0b11111110</text:p>
          </table:table-cell>
          <table:table-cell table:style-name="ce32" table:formula="of:=IF(OR([.$I30]=&quot;&quot;; AND([.$J30]=&quot;&quot;; [.$N30]&lt;&gt;0)); &quot;&quot;; &quot;, &quot;)" office:value-type="string" office:string-value=", " calcext:value-type="string">
            <text:p>, </text:p>
          </table:table-cell>
          <table:table-cell table:style-name="ce32" table:formula="of:=IF([.$J30]=&quot;&quot;; &quot;&quot;; IF([.$O30]&gt;0; COM.MICROSOFT.CONCAT(&quot;(&quot;; [.$J30]; &quot; &lt;&lt; &quot;; [.$O30]; &quot;)&quot;); [.$J30]))" office:value-type="string" office:string-value="(0b00 &lt;&lt; 6)" calcext:value-type="string">
            <text:p>(0b00 &lt;&lt; 6)</text:p>
          </table:table-cell>
          <table:table-cell table:style-name="ce33" table:formula="of:=IF(OR([.$J30]=&quot;&quot;; AND([.$O30]&lt;&gt;0)); &quot;&quot;; &quot;, &quot;)">
            <text:p/>
          </table:table-cell>
          <table:table-cell table:formula="of:=COM.MICROSOFT.CONCAT(&quot;// &quot;; [.B30]; &quot; &quot;; IF([.A30]=&quot;&quot;; &quot;   &quot;; COM.MICROSOFT.CONCAT(&quot;-&quot;; [.A30]; &quot;-&quot;)); &quot; &quot;; [.C30])" office:value-type="string" office:string-value="// 28     |11111111|11111111|11111111|1000" calcext:value-type="string">
            <text:p>// 28 <text:s text:c="4"/>|11111111|11111111|11111111|1000</text:p>
          </table:table-cell>
          <table:table-cell table:formula="of:=COM.MICROSOFT.CONCAT([.P30:.Z30])" office:value-type="string" office:string-value="+ 0b11, 0b11111111, 0b11111111, 0b11111110, (0b00 &lt;&lt; 6)" calcext:value-type="string">
            <text:p>+ 0b11, 0b11111111, 0b11111111, 0b11111110, (0b00 &lt;&lt; 6)</text:p>
          </table:table-cell>
          <table:table-cell table:formula="of:=COM.MICROSOFT.CONCAT([.AA30]; CHAR(10); [.AB30])" office:value-type="string" office:string-value="// 28     |11111111|11111111|11111111|1000&#10;+ 0b11, 0b11111111, 0b11111111, 0b11111110, (0b00 &lt;&lt; 6)" calcext:value-type="string">
            <text:p>// 28     |11111111|11111111|11111111|1000</text:p>
            <text:p>+ 0b11, 0b11111111, 0b11111111, 0b11111110, (0b0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|11111111|11111111|11111111|1001</text:p>
          </table:table-cell>
          <table:table-cell office:value-type="string" calcext:value-type="string">
            <text:p>1111111111111111111111111001</text:p>
          </table:table-cell>
          <table:table-cell table:formula="of:=8-MOD(LEN([.$D30])-[.$E30]; 8)" office:value-type="float" office:value="6" calcext:value-type="float">
            <text:p>6</text:p>
          </table:table-cell>
          <table:table-cell table:style-name="ce29" table:formula="of:=IF(MID([.$D31];1;[.$E31])=&quot;&quot;; &quot;&quot;; COM.MICROSOFT.CONCAT(&quot;0b&quot;; MID([.$D31];1;[.$E31])))" office:value-type="string" office:string-value="0b111111" calcext:value-type="string">
            <text:p>0b111111</text:p>
          </table:table-cell>
          <table:table-cell table:style-name="ce29" table:formula="of:=IF(MID([.$D31];1+[.$E31]; 8)=&quot;&quot;; &quot;&quot;; COM.MICROSOFT.CONCAT(&quot;0b&quot;; MID([.$D31];1+[.$E31]; 8)))" office:value-type="string" office:string-value="0b11111111" calcext:value-type="string">
            <text:p>0b11111111</text:p>
          </table:table-cell>
          <table:table-cell table:style-name="ce29" table:formula="of:=IF(MID([.$D31];1+[.$E31]+8; 8)=&quot;&quot;; &quot;&quot;; COM.MICROSOFT.CONCAT(&quot;0b&quot;; MID([.$D31];1+[.$E31]+8; 8)))" office:value-type="string" office:string-value="0b11111111" calcext:value-type="string">
            <text:p>0b11111111</text:p>
          </table:table-cell>
          <table:table-cell table:style-name="ce29" table:formula="of:=IF(MID([.$D31];1+[.$E31]+8+8; 8)=&quot;&quot;; &quot;&quot;; COM.MICROSOFT.CONCAT(&quot;0b&quot;; MID([.$D31];1+[.$E31]+8+8; 8)))" office:value-type="string" office:string-value="0b111001" calcext:value-type="string">
            <text:p>0b111001</text:p>
          </table:table-cell>
          <table:table-cell table:style-name="ce29" table:formula="of:=IF(MID([.$D31];1+[.$E31]+8+8+8; 8)=&quot;&quot;; &quot;&quot;; COM.MICROSOFT.CONCAT(&quot;0b&quot;; MID([.$D31];1+[.$E31]+8+8+8; 8)))">
            <text:p/>
          </table:table-cell>
          <table:table-cell table:style-name="ce31" table:formula="of:=[.E31]-LEN([.F31])+2" office:value-type="float" office:value="0" calcext:value-type="float">
            <text:p>0</text:p>
          </table:table-cell>
          <table:table-cell table:style-name="ce29" table:formula="of:=IF([.G31]=&quot;&quot;; &quot;&quot;; 8-LEN([.G31])+2)" office:value-type="float" office:value="0" calcext:value-type="float">
            <text:p>0</text:p>
          </table:table-cell>
          <table:table-cell table:style-name="ce29" table:formula="of:=IF([.H31]=&quot;&quot;; &quot;&quot;; 8-LEN([.H31])+2)" office:value-type="float" office:value="0" calcext:value-type="float">
            <text:p>0</text:p>
          </table:table-cell>
          <table:table-cell table:style-name="ce29" table:formula="of:=IF([.I31]=&quot;&quot;; &quot;&quot;; 8-LEN([.I31])+2)" office:value-type="float" office:value="2" calcext:value-type="float">
            <text:p>2</text:p>
          </table:table-cell>
          <table:table-cell table:style-name="ce29" table:formula="of:=IF([.J31]=&quot;&quot;; &quot;&quot;; 8-LEN([.J31])+2)">
            <text:p/>
          </table:table-cell>
          <table:table-cell table:style-name="ce31" table:formula="of:=IF(OR([.$F31]=&quot;&quot;; [.$E31]=8); &quot;&quot;; &quot;+ &quot;)" office:value-type="string" office:string-value="+ " calcext:value-type="string">
            <text:p>+ </text:p>
          </table:table-cell>
          <table:table-cell table:style-name="ce32" table:formula="of:=IF([.$F31]=&quot;&quot;; &quot;&quot;; IF([.$K31]&gt;0; COM.MICROSOFT.CONCAT(&quot;(&quot;; [.$F31]; &quot; &lt;&lt; &quot;; [.$K31]; &quot;)&quot;); [.$F31]))" office:value-type="string" office:string-value="0b111111" calcext:value-type="string">
            <text:p>0b111111</text:p>
          </table:table-cell>
          <table:table-cell table:style-name="ce32" table:formula="of:=IF(OR([.$F31]=&quot;&quot;; AND([.$G31]=&quot;&quot;; [.$K31]&lt;&gt;0)); &quot;&quot;; &quot;, &quot;)" office:value-type="string" office:string-value=", " calcext:value-type="string">
            <text:p>, </text:p>
          </table:table-cell>
          <table:table-cell table:style-name="ce32" table:formula="of:=IF([.$G31]=&quot;&quot;; &quot;&quot;; IF([.$L31]&gt;0; COM.MICROSOFT.CONCAT(&quot;(&quot;; [.$G31]; &quot; &lt;&lt; &quot;; [.$L31]; &quot;)&quot;); [.$G31]))" office:value-type="string" office:string-value="0b11111111" calcext:value-type="string">
            <text:p>0b11111111</text:p>
          </table:table-cell>
          <table:table-cell table:style-name="ce32" table:formula="of:=IF(OR([.$G31]=&quot;&quot;; AND([.$H31]=&quot;&quot;; [.$L31]&lt;&gt;0)); &quot;&quot;; &quot;, &quot;)" office:value-type="string" office:string-value=", " calcext:value-type="string">
            <text:p>, </text:p>
          </table:table-cell>
          <table:table-cell table:style-name="ce32" table:formula="of:=IF([.$H31]=&quot;&quot;; &quot;&quot;; IF([.$M31]&gt;0; COM.MICROSOFT.CONCAT(&quot;(&quot;; [.$H31]; &quot; &lt;&lt; &quot;; [.$M31]; &quot;)&quot;); [.$H31]))" office:value-type="string" office:string-value="0b11111111" calcext:value-type="string">
            <text:p>0b11111111</text:p>
          </table:table-cell>
          <table:table-cell table:style-name="ce32" table:formula="of:=IF(OR([.$H31]=&quot;&quot;; AND([.$I31]=&quot;&quot;; [.$M31]&lt;&gt;0)); &quot;&quot;; &quot;, &quot;)" office:value-type="string" office:string-value=", " calcext:value-type="string">
            <text:p>, </text:p>
          </table:table-cell>
          <table:table-cell table:style-name="ce32" table:formula="of:=IF([.$I31]=&quot;&quot;; &quot;&quot;; IF([.$N31]&gt;0; COM.MICROSOFT.CONCAT(&quot;(&quot;; [.$I31]; &quot; &lt;&lt; &quot;; [.$N31]; &quot;)&quot;); [.$I31]))" office:value-type="string" office:string-value="(0b111001 &lt;&lt; 2)" calcext:value-type="string">
            <text:p>(0b111001 &lt;&lt; 2)</text:p>
          </table:table-cell>
          <table:table-cell table:style-name="ce32" table:formula="of:=IF(OR([.$I31]=&quot;&quot;; AND([.$J31]=&quot;&quot;; [.$N31]&lt;&gt;0)); &quot;&quot;; &quot;, &quot;)">
            <text:p/>
          </table:table-cell>
          <table:table-cell table:style-name="ce32" table:formula="of:=IF([.$J31]=&quot;&quot;; &quot;&quot;; IF([.$O31]&gt;0; COM.MICROSOFT.CONCAT(&quot;(&quot;; [.$J31]; &quot; &lt;&lt; &quot;; [.$O31]; &quot;)&quot;); [.$J31]))">
            <text:p/>
          </table:table-cell>
          <table:table-cell table:style-name="ce33" table:formula="of:=IF(OR([.$J31]=&quot;&quot;; AND([.$O31]&lt;&gt;0)); &quot;&quot;; &quot;, &quot;)">
            <text:p/>
          </table:table-cell>
          <table:table-cell table:formula="of:=COM.MICROSOFT.CONCAT(&quot;// &quot;; [.B31]; &quot; &quot;; IF([.A31]=&quot;&quot;; &quot;   &quot;; COM.MICROSOFT.CONCAT(&quot;-&quot;; [.A31]; &quot;-&quot;)); &quot; &quot;; [.C31])" office:value-type="string" office:string-value="// 29     |11111111|11111111|11111111|1001" calcext:value-type="string">
            <text:p>// 29 <text:s text:c="4"/>|11111111|11111111|11111111|1001</text:p>
          </table:table-cell>
          <table:table-cell table:formula="of:=COM.MICROSOFT.CONCAT([.P31:.Z31])" office:value-type="string" office:string-value="+ 0b111111, 0b11111111, 0b11111111, (0b111001 &lt;&lt; 2)" calcext:value-type="string">
            <text:p>+ 0b111111, 0b11111111, 0b11111111, (0b111001 &lt;&lt; 2)</text:p>
          </table:table-cell>
          <table:table-cell table:formula="of:=COM.MICROSOFT.CONCAT([.AA31]; CHAR(10); [.AB31])" office:value-type="string" office:string-value="// 29     |11111111|11111111|11111111|1001&#10;+ 0b111111, 0b11111111, 0b11111111, (0b111001 &lt;&lt; 2)" calcext:value-type="string">
            <text:p>// 29     |11111111|11111111|11111111|1001</text:p>
            <text:p>+ 0b111111, 0b11111111, 0b11111111, (0b11100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|11111111|11111111|11111111|1010</text:p>
          </table:table-cell>
          <table:table-cell office:value-type="string" calcext:value-type="string">
            <text:p>1111111111111111111111111010</text:p>
          </table:table-cell>
          <table:table-cell table:formula="of:=8-MOD(LEN([.$D31])-[.$E31]; 8)" office:value-type="float" office:value="2" calcext:value-type="float">
            <text:p>2</text:p>
          </table:table-cell>
          <table:table-cell table:style-name="ce29" table:formula="of:=IF(MID([.$D32];1;[.$E32])=&quot;&quot;; &quot;&quot;; COM.MICROSOFT.CONCAT(&quot;0b&quot;; MID([.$D32];1;[.$E32])))" office:value-type="string" office:string-value="0b11" calcext:value-type="string">
            <text:p>0b11</text:p>
          </table:table-cell>
          <table:table-cell table:style-name="ce29" table:formula="of:=IF(MID([.$D32];1+[.$E32]; 8)=&quot;&quot;; &quot;&quot;; COM.MICROSOFT.CONCAT(&quot;0b&quot;; MID([.$D32];1+[.$E32]; 8)))" office:value-type="string" office:string-value="0b11111111" calcext:value-type="string">
            <text:p>0b11111111</text:p>
          </table:table-cell>
          <table:table-cell table:style-name="ce29" table:formula="of:=IF(MID([.$D32];1+[.$E32]+8; 8)=&quot;&quot;; &quot;&quot;; COM.MICROSOFT.CONCAT(&quot;0b&quot;; MID([.$D32];1+[.$E32]+8; 8)))" office:value-type="string" office:string-value="0b11111111" calcext:value-type="string">
            <text:p>0b11111111</text:p>
          </table:table-cell>
          <table:table-cell table:style-name="ce29" table:formula="of:=IF(MID([.$D32];1+[.$E32]+8+8; 8)=&quot;&quot;; &quot;&quot;; COM.MICROSOFT.CONCAT(&quot;0b&quot;; MID([.$D32];1+[.$E32]+8+8; 8)))" office:value-type="string" office:string-value="0b11111110" calcext:value-type="string">
            <text:p>0b11111110</text:p>
          </table:table-cell>
          <table:table-cell table:style-name="ce29" table:formula="of:=IF(MID([.$D32];1+[.$E32]+8+8+8; 8)=&quot;&quot;; &quot;&quot;; COM.MICROSOFT.CONCAT(&quot;0b&quot;; MID([.$D32];1+[.$E32]+8+8+8; 8)))" office:value-type="string" office:string-value="0b10" calcext:value-type="string">
            <text:p>0b10</text:p>
          </table:table-cell>
          <table:table-cell table:style-name="ce31" table:formula="of:=[.E32]-LEN([.F32])+2" office:value-type="float" office:value="0" calcext:value-type="float">
            <text:p>0</text:p>
          </table:table-cell>
          <table:table-cell table:style-name="ce29" table:formula="of:=IF([.G32]=&quot;&quot;; &quot;&quot;; 8-LEN([.G32])+2)" office:value-type="float" office:value="0" calcext:value-type="float">
            <text:p>0</text:p>
          </table:table-cell>
          <table:table-cell table:style-name="ce29" table:formula="of:=IF([.H32]=&quot;&quot;; &quot;&quot;; 8-LEN([.H32])+2)" office:value-type="float" office:value="0" calcext:value-type="float">
            <text:p>0</text:p>
          </table:table-cell>
          <table:table-cell table:style-name="ce29" table:formula="of:=IF([.I32]=&quot;&quot;; &quot;&quot;; 8-LEN([.I32])+2)" office:value-type="float" office:value="0" calcext:value-type="float">
            <text:p>0</text:p>
          </table:table-cell>
          <table:table-cell table:style-name="ce29" table:formula="of:=IF([.J32]=&quot;&quot;; &quot;&quot;; 8-LEN([.J32])+2)" office:value-type="float" office:value="6" calcext:value-type="float">
            <text:p>6</text:p>
          </table:table-cell>
          <table:table-cell table:style-name="ce31" table:formula="of:=IF(OR([.$F32]=&quot;&quot;; [.$E32]=8); &quot;&quot;; &quot;+ &quot;)" office:value-type="string" office:string-value="+ " calcext:value-type="string">
            <text:p>+ </text:p>
          </table:table-cell>
          <table:table-cell table:style-name="ce32" table:formula="of:=IF([.$F32]=&quot;&quot;; &quot;&quot;; IF([.$K32]&gt;0; COM.MICROSOFT.CONCAT(&quot;(&quot;; [.$F32]; &quot; &lt;&lt; &quot;; [.$K32]; &quot;)&quot;); [.$F32]))" office:value-type="string" office:string-value="0b11" calcext:value-type="string">
            <text:p>0b11</text:p>
          </table:table-cell>
          <table:table-cell table:style-name="ce32" table:formula="of:=IF(OR([.$F32]=&quot;&quot;; AND([.$G32]=&quot;&quot;; [.$K32]&lt;&gt;0)); &quot;&quot;; &quot;, &quot;)" office:value-type="string" office:string-value=", " calcext:value-type="string">
            <text:p>, </text:p>
          </table:table-cell>
          <table:table-cell table:style-name="ce32" table:formula="of:=IF([.$G32]=&quot;&quot;; &quot;&quot;; IF([.$L32]&gt;0; COM.MICROSOFT.CONCAT(&quot;(&quot;; [.$G32]; &quot; &lt;&lt; &quot;; [.$L32]; &quot;)&quot;); [.$G32]))" office:value-type="string" office:string-value="0b11111111" calcext:value-type="string">
            <text:p>0b11111111</text:p>
          </table:table-cell>
          <table:table-cell table:style-name="ce32" table:formula="of:=IF(OR([.$G32]=&quot;&quot;; AND([.$H32]=&quot;&quot;; [.$L32]&lt;&gt;0)); &quot;&quot;; &quot;, &quot;)" office:value-type="string" office:string-value=", " calcext:value-type="string">
            <text:p>, </text:p>
          </table:table-cell>
          <table:table-cell table:style-name="ce32" table:formula="of:=IF([.$H32]=&quot;&quot;; &quot;&quot;; IF([.$M32]&gt;0; COM.MICROSOFT.CONCAT(&quot;(&quot;; [.$H32]; &quot; &lt;&lt; &quot;; [.$M32]; &quot;)&quot;); [.$H32]))" office:value-type="string" office:string-value="0b11111111" calcext:value-type="string">
            <text:p>0b11111111</text:p>
          </table:table-cell>
          <table:table-cell table:style-name="ce32" table:formula="of:=IF(OR([.$H32]=&quot;&quot;; AND([.$I32]=&quot;&quot;; [.$M32]&lt;&gt;0)); &quot;&quot;; &quot;, &quot;)" office:value-type="string" office:string-value=", " calcext:value-type="string">
            <text:p>, </text:p>
          </table:table-cell>
          <table:table-cell table:style-name="ce32" table:formula="of:=IF([.$I32]=&quot;&quot;; &quot;&quot;; IF([.$N32]&gt;0; COM.MICROSOFT.CONCAT(&quot;(&quot;; [.$I32]; &quot; &lt;&lt; &quot;; [.$N32]; &quot;)&quot;); [.$I32]))" office:value-type="string" office:string-value="0b11111110" calcext:value-type="string">
            <text:p>0b11111110</text:p>
          </table:table-cell>
          <table:table-cell table:style-name="ce32" table:formula="of:=IF(OR([.$I32]=&quot;&quot;; AND([.$J32]=&quot;&quot;; [.$N32]&lt;&gt;0)); &quot;&quot;; &quot;, &quot;)" office:value-type="string" office:string-value=", " calcext:value-type="string">
            <text:p>, </text:p>
          </table:table-cell>
          <table:table-cell table:style-name="ce32" table:formula="of:=IF([.$J32]=&quot;&quot;; &quot;&quot;; IF([.$O32]&gt;0; COM.MICROSOFT.CONCAT(&quot;(&quot;; [.$J32]; &quot; &lt;&lt; &quot;; [.$O32]; &quot;)&quot;); [.$J32]))" office:value-type="string" office:string-value="(0b10 &lt;&lt; 6)" calcext:value-type="string">
            <text:p>(0b10 &lt;&lt; 6)</text:p>
          </table:table-cell>
          <table:table-cell table:style-name="ce33" table:formula="of:=IF(OR([.$J32]=&quot;&quot;; AND([.$O32]&lt;&gt;0)); &quot;&quot;; &quot;, &quot;)">
            <text:p/>
          </table:table-cell>
          <table:table-cell table:formula="of:=COM.MICROSOFT.CONCAT(&quot;// &quot;; [.B32]; &quot; &quot;; IF([.A32]=&quot;&quot;; &quot;   &quot;; COM.MICROSOFT.CONCAT(&quot;-&quot;; [.A32]; &quot;-&quot;)); &quot; &quot;; [.C32])" office:value-type="string" office:string-value="// 30     |11111111|11111111|11111111|1010" calcext:value-type="string">
            <text:p>// 30 <text:s text:c="4"/>|11111111|11111111|11111111|1010</text:p>
          </table:table-cell>
          <table:table-cell table:formula="of:=COM.MICROSOFT.CONCAT([.P32:.Z32])" office:value-type="string" office:string-value="+ 0b11, 0b11111111, 0b11111111, 0b11111110, (0b10 &lt;&lt; 6)" calcext:value-type="string">
            <text:p>+ 0b11, 0b11111111, 0b11111111, 0b11111110, (0b10 &lt;&lt; 6)</text:p>
          </table:table-cell>
          <table:table-cell table:formula="of:=COM.MICROSOFT.CONCAT([.AA32]; CHAR(10); [.AB32])" office:value-type="string" office:string-value="// 30     |11111111|11111111|11111111|1010&#10;+ 0b11, 0b11111111, 0b11111111, 0b11111110, (0b10 &lt;&lt; 6)" calcext:value-type="string">
            <text:p>// 30     |11111111|11111111|11111111|1010</text:p>
            <text:p>+ 0b11, 0b11111111, 0b11111111, 0b11111110, (0b1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|11111111|11111111|11111111|1011</text:p>
          </table:table-cell>
          <table:table-cell office:value-type="string" calcext:value-type="string">
            <text:p>1111111111111111111111111011</text:p>
          </table:table-cell>
          <table:table-cell table:formula="of:=8-MOD(LEN([.$D32])-[.$E32]; 8)" office:value-type="float" office:value="6" calcext:value-type="float">
            <text:p>6</text:p>
          </table:table-cell>
          <table:table-cell table:style-name="ce29" table:formula="of:=IF(MID([.$D33];1;[.$E33])=&quot;&quot;; &quot;&quot;; COM.MICROSOFT.CONCAT(&quot;0b&quot;; MID([.$D33];1;[.$E33])))" office:value-type="string" office:string-value="0b111111" calcext:value-type="string">
            <text:p>0b111111</text:p>
          </table:table-cell>
          <table:table-cell table:style-name="ce29" table:formula="of:=IF(MID([.$D33];1+[.$E33]; 8)=&quot;&quot;; &quot;&quot;; COM.MICROSOFT.CONCAT(&quot;0b&quot;; MID([.$D33];1+[.$E33]; 8)))" office:value-type="string" office:string-value="0b11111111" calcext:value-type="string">
            <text:p>0b11111111</text:p>
          </table:table-cell>
          <table:table-cell table:style-name="ce29" table:formula="of:=IF(MID([.$D33];1+[.$E33]+8; 8)=&quot;&quot;; &quot;&quot;; COM.MICROSOFT.CONCAT(&quot;0b&quot;; MID([.$D33];1+[.$E33]+8; 8)))" office:value-type="string" office:string-value="0b11111111" calcext:value-type="string">
            <text:p>0b11111111</text:p>
          </table:table-cell>
          <table:table-cell table:style-name="ce29" table:formula="of:=IF(MID([.$D33];1+[.$E33]+8+8; 8)=&quot;&quot;; &quot;&quot;; COM.MICROSOFT.CONCAT(&quot;0b&quot;; MID([.$D33];1+[.$E33]+8+8; 8)))" office:value-type="string" office:string-value="0b111011" calcext:value-type="string">
            <text:p>0b111011</text:p>
          </table:table-cell>
          <table:table-cell table:style-name="ce29" table:formula="of:=IF(MID([.$D33];1+[.$E33]+8+8+8; 8)=&quot;&quot;; &quot;&quot;; COM.MICROSOFT.CONCAT(&quot;0b&quot;; MID([.$D33];1+[.$E33]+8+8+8; 8)))">
            <text:p/>
          </table:table-cell>
          <table:table-cell table:style-name="ce31" table:formula="of:=[.E33]-LEN([.F33])+2" office:value-type="float" office:value="0" calcext:value-type="float">
            <text:p>0</text:p>
          </table:table-cell>
          <table:table-cell table:style-name="ce29" table:formula="of:=IF([.G33]=&quot;&quot;; &quot;&quot;; 8-LEN([.G33])+2)" office:value-type="float" office:value="0" calcext:value-type="float">
            <text:p>0</text:p>
          </table:table-cell>
          <table:table-cell table:style-name="ce29" table:formula="of:=IF([.H33]=&quot;&quot;; &quot;&quot;; 8-LEN([.H33])+2)" office:value-type="float" office:value="0" calcext:value-type="float">
            <text:p>0</text:p>
          </table:table-cell>
          <table:table-cell table:style-name="ce29" table:formula="of:=IF([.I33]=&quot;&quot;; &quot;&quot;; 8-LEN([.I33])+2)" office:value-type="float" office:value="2" calcext:value-type="float">
            <text:p>2</text:p>
          </table:table-cell>
          <table:table-cell table:style-name="ce29" table:formula="of:=IF([.J33]=&quot;&quot;; &quot;&quot;; 8-LEN([.J33])+2)">
            <text:p/>
          </table:table-cell>
          <table:table-cell table:style-name="ce31" table:formula="of:=IF(OR([.$F33]=&quot;&quot;; [.$E33]=8); &quot;&quot;; &quot;+ &quot;)" office:value-type="string" office:string-value="+ " calcext:value-type="string">
            <text:p>+ </text:p>
          </table:table-cell>
          <table:table-cell table:style-name="ce32" table:formula="of:=IF([.$F33]=&quot;&quot;; &quot;&quot;; IF([.$K33]&gt;0; COM.MICROSOFT.CONCAT(&quot;(&quot;; [.$F33]; &quot; &lt;&lt; &quot;; [.$K33]; &quot;)&quot;); [.$F33]))" office:value-type="string" office:string-value="0b111111" calcext:value-type="string">
            <text:p>0b111111</text:p>
          </table:table-cell>
          <table:table-cell table:style-name="ce32" table:formula="of:=IF(OR([.$F33]=&quot;&quot;; AND([.$G33]=&quot;&quot;; [.$K33]&lt;&gt;0)); &quot;&quot;; &quot;, &quot;)" office:value-type="string" office:string-value=", " calcext:value-type="string">
            <text:p>, </text:p>
          </table:table-cell>
          <table:table-cell table:style-name="ce32" table:formula="of:=IF([.$G33]=&quot;&quot;; &quot;&quot;; IF([.$L33]&gt;0; COM.MICROSOFT.CONCAT(&quot;(&quot;; [.$G33]; &quot; &lt;&lt; &quot;; [.$L33]; &quot;)&quot;); [.$G33]))" office:value-type="string" office:string-value="0b11111111" calcext:value-type="string">
            <text:p>0b11111111</text:p>
          </table:table-cell>
          <table:table-cell table:style-name="ce32" table:formula="of:=IF(OR([.$G33]=&quot;&quot;; AND([.$H33]=&quot;&quot;; [.$L33]&lt;&gt;0)); &quot;&quot;; &quot;, &quot;)" office:value-type="string" office:string-value=", " calcext:value-type="string">
            <text:p>, </text:p>
          </table:table-cell>
          <table:table-cell table:style-name="ce32" table:formula="of:=IF([.$H33]=&quot;&quot;; &quot;&quot;; IF([.$M33]&gt;0; COM.MICROSOFT.CONCAT(&quot;(&quot;; [.$H33]; &quot; &lt;&lt; &quot;; [.$M33]; &quot;)&quot;); [.$H33]))" office:value-type="string" office:string-value="0b11111111" calcext:value-type="string">
            <text:p>0b11111111</text:p>
          </table:table-cell>
          <table:table-cell table:style-name="ce32" table:formula="of:=IF(OR([.$H33]=&quot;&quot;; AND([.$I33]=&quot;&quot;; [.$M33]&lt;&gt;0)); &quot;&quot;; &quot;, &quot;)" office:value-type="string" office:string-value=", " calcext:value-type="string">
            <text:p>, </text:p>
          </table:table-cell>
          <table:table-cell table:style-name="ce32" table:formula="of:=IF([.$I33]=&quot;&quot;; &quot;&quot;; IF([.$N33]&gt;0; COM.MICROSOFT.CONCAT(&quot;(&quot;; [.$I33]; &quot; &lt;&lt; &quot;; [.$N33]; &quot;)&quot;); [.$I33]))" office:value-type="string" office:string-value="(0b111011 &lt;&lt; 2)" calcext:value-type="string">
            <text:p>(0b111011 &lt;&lt; 2)</text:p>
          </table:table-cell>
          <table:table-cell table:style-name="ce32" table:formula="of:=IF(OR([.$I33]=&quot;&quot;; AND([.$J33]=&quot;&quot;; [.$N33]&lt;&gt;0)); &quot;&quot;; &quot;, &quot;)">
            <text:p/>
          </table:table-cell>
          <table:table-cell table:style-name="ce32" table:formula="of:=IF([.$J33]=&quot;&quot;; &quot;&quot;; IF([.$O33]&gt;0; COM.MICROSOFT.CONCAT(&quot;(&quot;; [.$J33]; &quot; &lt;&lt; &quot;; [.$O33]; &quot;)&quot;); [.$J33]))">
            <text:p/>
          </table:table-cell>
          <table:table-cell table:style-name="ce33" table:formula="of:=IF(OR([.$J33]=&quot;&quot;; AND([.$O33]&lt;&gt;0)); &quot;&quot;; &quot;, &quot;)">
            <text:p/>
          </table:table-cell>
          <table:table-cell table:formula="of:=COM.MICROSOFT.CONCAT(&quot;// &quot;; [.B33]; &quot; &quot;; IF([.A33]=&quot;&quot;; &quot;   &quot;; COM.MICROSOFT.CONCAT(&quot;-&quot;; [.A33]; &quot;-&quot;)); &quot; &quot;; [.C33])" office:value-type="string" office:string-value="// 31     |11111111|11111111|11111111|1011" calcext:value-type="string">
            <text:p>// 31 <text:s text:c="4"/>|11111111|11111111|11111111|1011</text:p>
          </table:table-cell>
          <table:table-cell table:formula="of:=COM.MICROSOFT.CONCAT([.P33:.Z33])" office:value-type="string" office:string-value="+ 0b111111, 0b11111111, 0b11111111, (0b111011 &lt;&lt; 2)" calcext:value-type="string">
            <text:p>+ 0b111111, 0b11111111, 0b11111111, (0b111011 &lt;&lt; 2)</text:p>
          </table:table-cell>
          <table:table-cell table:formula="of:=COM.MICROSOFT.CONCAT([.AA33]; CHAR(10); [.AB33])" office:value-type="string" office:string-value="// 31     |11111111|11111111|11111111|1011&#10;+ 0b111111, 0b11111111, 0b11111111, (0b111011 &lt;&lt; 2)" calcext:value-type="string">
            <text:p>// 31     |11111111|11111111|11111111|1011</text:p>
            <text:p>+ 0b111111, 0b11111111, 0b11111111, (0b111011 &lt;&lt; 2)</text:p>
          </table:table-cell>
          <table:table-cell table:number-columns-repeated="995"/>
        </table:table-row>
        <table:table-row table:style-name="ro4"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3" office:value-type="string" calcext:value-type="string">
            <text:p>|010100</text:p>
          </table:table-cell>
          <table:table-cell table:style-name="ce23" office:value-type="string" calcext:value-type="string">
            <text:p>010100</text:p>
          </table:table-cell>
          <table:table-cell table:formula="of:=8-MOD(LEN([.$D33])-[.$E33]; 8)" office:value-type="float" office:value="2" calcext:value-type="float">
            <text:p>2</text:p>
          </table:table-cell>
          <table:table-cell table:style-name="ce29" table:formula="of:=IF(MID([.$D34];1;[.$E34])=&quot;&quot;; &quot;&quot;; COM.MICROSOFT.CONCAT(&quot;0b&quot;; MID([.$D34];1;[.$E34])))" office:value-type="string" office:string-value="0b01" calcext:value-type="string">
            <text:p>0b01</text:p>
          </table:table-cell>
          <table:table-cell table:style-name="ce29" table:formula="of:=IF(MID([.$D34];1+[.$E34]; 8)=&quot;&quot;; &quot;&quot;; COM.MICROSOFT.CONCAT(&quot;0b&quot;; MID([.$D34];1+[.$E34]; 8)))" office:value-type="string" office:string-value="0b0100" calcext:value-type="string">
            <text:p>0b0100</text:p>
          </table:table-cell>
          <table:table-cell table:style-name="ce29" table:formula="of:=IF(MID([.$D34];1+[.$E34]+8; 8)=&quot;&quot;; &quot;&quot;; COM.MICROSOFT.CONCAT(&quot;0b&quot;; MID([.$D34];1+[.$E34]+8; 8)))">
            <text:p/>
          </table:table-cell>
          <table:table-cell table:style-name="ce29" table:formula="of:=IF(MID([.$D34];1+[.$E34]+8+8; 8)=&quot;&quot;; &quot;&quot;; COM.MICROSOFT.CONCAT(&quot;0b&quot;; MID([.$D34];1+[.$E34]+8+8; 8)))">
            <text:p/>
          </table:table-cell>
          <table:table-cell table:style-name="ce29" table:formula="of:=IF(MID([.$D34];1+[.$E34]+8+8+8; 8)=&quot;&quot;; &quot;&quot;; COM.MICROSOFT.CONCAT(&quot;0b&quot;; MID([.$D34];1+[.$E34]+8+8+8; 8)))">
            <text:p/>
          </table:table-cell>
          <table:table-cell table:style-name="ce31" table:formula="of:=[.E34]-LEN([.F34])+2" office:value-type="float" office:value="0" calcext:value-type="float">
            <text:p>0</text:p>
          </table:table-cell>
          <table:table-cell table:style-name="ce29" table:formula="of:=IF([.G34]=&quot;&quot;; &quot;&quot;; 8-LEN([.G34])+2)" office:value-type="float" office:value="4" calcext:value-type="float">
            <text:p>4</text:p>
          </table:table-cell>
          <table:table-cell table:style-name="ce29" table:formula="of:=IF([.H34]=&quot;&quot;; &quot;&quot;; 8-LEN([.H34])+2)">
            <text:p/>
          </table:table-cell>
          <table:table-cell table:style-name="ce29" table:formula="of:=IF([.I34]=&quot;&quot;; &quot;&quot;; 8-LEN([.I34])+2)">
            <text:p/>
          </table:table-cell>
          <table:table-cell table:style-name="ce29" table:formula="of:=IF([.J34]=&quot;&quot;; &quot;&quot;; 8-LEN([.J34])+2)">
            <text:p/>
          </table:table-cell>
          <table:table-cell table:style-name="ce31" table:formula="of:=IF(OR([.$F34]=&quot;&quot;; [.$E34]=8); &quot;&quot;; &quot;+ &quot;)" office:value-type="string" office:string-value="+ " calcext:value-type="string">
            <text:p>+ </text:p>
          </table:table-cell>
          <table:table-cell table:style-name="ce32" table:formula="of:=IF([.$F34]=&quot;&quot;; &quot;&quot;; IF([.$K34]&gt;0; COM.MICROSOFT.CONCAT(&quot;(&quot;; [.$F34]; &quot; &lt;&lt; &quot;; [.$K34]; &quot;)&quot;); [.$F34]))" office:value-type="string" office:string-value="0b01" calcext:value-type="string">
            <text:p>0b01</text:p>
          </table:table-cell>
          <table:table-cell table:style-name="ce32" table:formula="of:=IF(OR([.$F34]=&quot;&quot;; AND([.$G34]=&quot;&quot;; [.$K34]&lt;&gt;0)); &quot;&quot;; &quot;, &quot;)" office:value-type="string" office:string-value=", " calcext:value-type="string">
            <text:p>, </text:p>
          </table:table-cell>
          <table:table-cell table:style-name="ce32" table:formula="of:=IF([.$G34]=&quot;&quot;; &quot;&quot;; IF([.$L34]&gt;0; COM.MICROSOFT.CONCAT(&quot;(&quot;; [.$G34]; &quot; &lt;&lt; &quot;; [.$L34]; &quot;)&quot;); [.$G34]))" office:value-type="string" office:string-value="(0b0100 &lt;&lt; 4)" calcext:value-type="string">
            <text:p>(0b0100 &lt;&lt; 4)</text:p>
          </table:table-cell>
          <table:table-cell table:style-name="ce32" table:formula="of:=IF(OR([.$G34]=&quot;&quot;; AND([.$H34]=&quot;&quot;; [.$L34]&lt;&gt;0)); &quot;&quot;; &quot;, &quot;)">
            <text:p/>
          </table:table-cell>
          <table:table-cell table:style-name="ce32" table:formula="of:=IF([.$H34]=&quot;&quot;; &quot;&quot;; IF([.$M34]&gt;0; COM.MICROSOFT.CONCAT(&quot;(&quot;; [.$H34]; &quot; &lt;&lt; &quot;; [.$M34]; &quot;)&quot;); [.$H34]))">
            <text:p/>
          </table:table-cell>
          <table:table-cell table:style-name="ce32" table:formula="of:=IF(OR([.$H34]=&quot;&quot;; AND([.$I34]=&quot;&quot;; [.$M34]&lt;&gt;0)); &quot;&quot;; &quot;, &quot;)">
            <text:p/>
          </table:table-cell>
          <table:table-cell table:style-name="ce32" table:formula="of:=IF([.$I34]=&quot;&quot;; &quot;&quot;; IF([.$N34]&gt;0; COM.MICROSOFT.CONCAT(&quot;(&quot;; [.$I34]; &quot; &lt;&lt; &quot;; [.$N34]; &quot;)&quot;); [.$I34]))">
            <text:p/>
          </table:table-cell>
          <table:table-cell table:style-name="ce32" table:formula="of:=IF(OR([.$I34]=&quot;&quot;; AND([.$J34]=&quot;&quot;; [.$N34]&lt;&gt;0)); &quot;&quot;; &quot;, &quot;)">
            <text:p/>
          </table:table-cell>
          <table:table-cell table:style-name="ce32" table:formula="of:=IF([.$J34]=&quot;&quot;; &quot;&quot;; IF([.$O34]&gt;0; COM.MICROSOFT.CONCAT(&quot;(&quot;; [.$J34]; &quot; &lt;&lt; &quot;; [.$O34]; &quot;)&quot;); [.$J34]))">
            <text:p/>
          </table:table-cell>
          <table:table-cell table:style-name="ce33" table:formula="of:=IF(OR([.$J34]=&quot;&quot;; AND([.$O34]&lt;&gt;0)); &quot;&quot;; &quot;, &quot;)">
            <text:p/>
          </table:table-cell>
          <table:table-cell table:formula="of:=COM.MICROSOFT.CONCAT(&quot;// &quot;; [.B34]; &quot; &quot;; IF([.A34]=&quot;&quot;; &quot;   &quot;; COM.MICROSOFT.CONCAT(&quot;-&quot;; [.A34]; &quot;-&quot;)); &quot; &quot;; [.C34])" office:value-type="string" office:string-value="// 32     |010100" calcext:value-type="string">
            <text:p>// 32 <text:s text:c="4"/>|010100</text:p>
          </table:table-cell>
          <table:table-cell table:formula="of:=COM.MICROSOFT.CONCAT([.P34:.Z34])" office:value-type="string" office:string-value="+ 0b01, (0b0100 &lt;&lt; 4)" calcext:value-type="string">
            <text:p>+ 0b01, (0b0100 &lt;&lt; 4)</text:p>
          </table:table-cell>
          <table:table-cell table:formula="of:=COM.MICROSOFT.CONCAT([.AA34]; CHAR(10); [.AB34])" office:value-type="string" office:string-value="// 32     |010100&#10;+ 0b01, (0b0100 &lt;&lt; 4)" calcext:value-type="string">
            <text:p>// 32     |010100</text:p>
            <text:p>+ 0b01, (0b0100 &lt;&lt; 4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!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|11111110|00</text:p>
          </table:table-cell>
          <table:table-cell office:value-type="string" calcext:value-type="string">
            <text:p>1111111000</text:p>
          </table:table-cell>
          <table:table-cell table:formula="of:=8-MOD(LEN([.$D34])-[.$E34]; 8)" office:value-type="float" office:value="4" calcext:value-type="float">
            <text:p>4</text:p>
          </table:table-cell>
          <table:table-cell table:style-name="ce29" table:formula="of:=IF(MID([.$D35];1;[.$E35])=&quot;&quot;; &quot;&quot;; COM.MICROSOFT.CONCAT(&quot;0b&quot;; MID([.$D35];1;[.$E35])))" office:value-type="string" office:string-value="0b1111" calcext:value-type="string">
            <text:p>0b1111</text:p>
          </table:table-cell>
          <table:table-cell table:style-name="ce29" table:formula="of:=IF(MID([.$D35];1+[.$E35]; 8)=&quot;&quot;; &quot;&quot;; COM.MICROSOFT.CONCAT(&quot;0b&quot;; MID([.$D35];1+[.$E35]; 8)))" office:value-type="string" office:string-value="0b111000" calcext:value-type="string">
            <text:p>0b111000</text:p>
          </table:table-cell>
          <table:table-cell table:style-name="ce29" table:formula="of:=IF(MID([.$D35];1+[.$E35]+8; 8)=&quot;&quot;; &quot;&quot;; COM.MICROSOFT.CONCAT(&quot;0b&quot;; MID([.$D35];1+[.$E35]+8; 8)))">
            <text:p/>
          </table:table-cell>
          <table:table-cell table:style-name="ce29" table:formula="of:=IF(MID([.$D35];1+[.$E35]+8+8; 8)=&quot;&quot;; &quot;&quot;; COM.MICROSOFT.CONCAT(&quot;0b&quot;; MID([.$D35];1+[.$E35]+8+8; 8)))">
            <text:p/>
          </table:table-cell>
          <table:table-cell table:style-name="ce29" table:formula="of:=IF(MID([.$D35];1+[.$E35]+8+8+8; 8)=&quot;&quot;; &quot;&quot;; COM.MICROSOFT.CONCAT(&quot;0b&quot;; MID([.$D35];1+[.$E35]+8+8+8; 8)))">
            <text:p/>
          </table:table-cell>
          <table:table-cell table:style-name="ce31" table:formula="of:=[.E35]-LEN([.F35])+2" office:value-type="float" office:value="0" calcext:value-type="float">
            <text:p>0</text:p>
          </table:table-cell>
          <table:table-cell table:style-name="ce29" table:formula="of:=IF([.G35]=&quot;&quot;; &quot;&quot;; 8-LEN([.G35])+2)" office:value-type="float" office:value="2" calcext:value-type="float">
            <text:p>2</text:p>
          </table:table-cell>
          <table:table-cell table:style-name="ce29" table:formula="of:=IF([.H35]=&quot;&quot;; &quot;&quot;; 8-LEN([.H35])+2)">
            <text:p/>
          </table:table-cell>
          <table:table-cell table:style-name="ce29" table:formula="of:=IF([.I35]=&quot;&quot;; &quot;&quot;; 8-LEN([.I35])+2)">
            <text:p/>
          </table:table-cell>
          <table:table-cell table:style-name="ce29" table:formula="of:=IF([.J35]=&quot;&quot;; &quot;&quot;; 8-LEN([.J35])+2)">
            <text:p/>
          </table:table-cell>
          <table:table-cell table:style-name="ce31" table:formula="of:=IF(OR([.$F35]=&quot;&quot;; [.$E35]=8); &quot;&quot;; &quot;+ &quot;)" office:value-type="string" office:string-value="+ " calcext:value-type="string">
            <text:p>+ </text:p>
          </table:table-cell>
          <table:table-cell table:style-name="ce32" table:formula="of:=IF([.$F35]=&quot;&quot;; &quot;&quot;; IF([.$K35]&gt;0; COM.MICROSOFT.CONCAT(&quot;(&quot;; [.$F35]; &quot; &lt;&lt; &quot;; [.$K35]; &quot;)&quot;); [.$F35]))" office:value-type="string" office:string-value="0b1111" calcext:value-type="string">
            <text:p>0b1111</text:p>
          </table:table-cell>
          <table:table-cell table:style-name="ce32" table:formula="of:=IF(OR([.$F35]=&quot;&quot;; AND([.$G35]=&quot;&quot;; [.$K35]&lt;&gt;0)); &quot;&quot;; &quot;, &quot;)" office:value-type="string" office:string-value=", " calcext:value-type="string">
            <text:p>, </text:p>
          </table:table-cell>
          <table:table-cell table:style-name="ce32" table:formula="of:=IF([.$G35]=&quot;&quot;; &quot;&quot;; IF([.$L35]&gt;0; COM.MICROSOFT.CONCAT(&quot;(&quot;; [.$G35]; &quot; &lt;&lt; &quot;; [.$L35]; &quot;)&quot;); [.$G35]))" office:value-type="string" office:string-value="(0b111000 &lt;&lt; 2)" calcext:value-type="string">
            <text:p>(0b111000 &lt;&lt; 2)</text:p>
          </table:table-cell>
          <table:table-cell table:style-name="ce32" table:formula="of:=IF(OR([.$G35]=&quot;&quot;; AND([.$H35]=&quot;&quot;; [.$L35]&lt;&gt;0)); &quot;&quot;; &quot;, &quot;)">
            <text:p/>
          </table:table-cell>
          <table:table-cell table:style-name="ce32" table:formula="of:=IF([.$H35]=&quot;&quot;; &quot;&quot;; IF([.$M35]&gt;0; COM.MICROSOFT.CONCAT(&quot;(&quot;; [.$H35]; &quot; &lt;&lt; &quot;; [.$M35]; &quot;)&quot;); [.$H35]))">
            <text:p/>
          </table:table-cell>
          <table:table-cell table:style-name="ce32" table:formula="of:=IF(OR([.$H35]=&quot;&quot;; AND([.$I35]=&quot;&quot;; [.$M35]&lt;&gt;0)); &quot;&quot;; &quot;, &quot;)">
            <text:p/>
          </table:table-cell>
          <table:table-cell table:style-name="ce32" table:formula="of:=IF([.$I35]=&quot;&quot;; &quot;&quot;; IF([.$N35]&gt;0; COM.MICROSOFT.CONCAT(&quot;(&quot;; [.$I35]; &quot; &lt;&lt; &quot;; [.$N35]; &quot;)&quot;); [.$I35]))">
            <text:p/>
          </table:table-cell>
          <table:table-cell table:style-name="ce32" table:formula="of:=IF(OR([.$I35]=&quot;&quot;; AND([.$J35]=&quot;&quot;; [.$N35]&lt;&gt;0)); &quot;&quot;; &quot;, &quot;)">
            <text:p/>
          </table:table-cell>
          <table:table-cell table:style-name="ce32" table:formula="of:=IF([.$J35]=&quot;&quot;; &quot;&quot;; IF([.$O35]&gt;0; COM.MICROSOFT.CONCAT(&quot;(&quot;; [.$J35]; &quot; &lt;&lt; &quot;; [.$O35]; &quot;)&quot;); [.$J35]))">
            <text:p/>
          </table:table-cell>
          <table:table-cell table:style-name="ce33" table:formula="of:=IF(OR([.$J35]=&quot;&quot;; AND([.$O35]&lt;&gt;0)); &quot;&quot;; &quot;, &quot;)">
            <text:p/>
          </table:table-cell>
          <table:table-cell table:formula="of:=COM.MICROSOFT.CONCAT(&quot;// &quot;; [.B35]; &quot; &quot;; IF([.A35]=&quot;&quot;; &quot;   &quot;; COM.MICROSOFT.CONCAT(&quot;-&quot;; [.A35]; &quot;-&quot;)); &quot; &quot;; [.C35])" office:value-type="string" office:string-value="// 33 -!- |11111110|00" calcext:value-type="string">
            <text:p>// 33 -!- |11111110|00</text:p>
          </table:table-cell>
          <table:table-cell table:formula="of:=COM.MICROSOFT.CONCAT([.P35:.Z35])" office:value-type="string" office:string-value="+ 0b1111, (0b111000 &lt;&lt; 2)" calcext:value-type="string">
            <text:p>+ 0b1111, (0b111000 &lt;&lt; 2)</text:p>
          </table:table-cell>
          <table:table-cell table:formula="of:=COM.MICROSOFT.CONCAT([.AA35]; CHAR(10); [.AB35])" office:value-type="string" office:string-value="// 33 -!- |11111110|00&#10;+ 0b1111, (0b111000 &lt;&lt; 2)" calcext:value-type="string">
            <text:p>// 33 -!- |11111110|00</text:p>
            <text:p>+ 0b1111, (0b111000 &lt;&lt; 2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;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|11111110|01</text:p>
          </table:table-cell>
          <table:table-cell office:value-type="string" calcext:value-type="string">
            <text:p>1111111001</text:p>
          </table:table-cell>
          <table:table-cell table:formula="of:=8-MOD(LEN([.$D35])-[.$E35]; 8)" office:value-type="float" office:value="2" calcext:value-type="float">
            <text:p>2</text:p>
          </table:table-cell>
          <table:table-cell table:style-name="ce29" table:formula="of:=IF(MID([.$D36];1;[.$E36])=&quot;&quot;; &quot;&quot;; COM.MICROSOFT.CONCAT(&quot;0b&quot;; MID([.$D36];1;[.$E36])))" office:value-type="string" office:string-value="0b11" calcext:value-type="string">
            <text:p>0b11</text:p>
          </table:table-cell>
          <table:table-cell table:style-name="ce29" table:formula="of:=IF(MID([.$D36];1+[.$E36]; 8)=&quot;&quot;; &quot;&quot;; COM.MICROSOFT.CONCAT(&quot;0b&quot;; MID([.$D36];1+[.$E36]; 8)))" office:value-type="string" office:string-value="0b11111001" calcext:value-type="string">
            <text:p>0b11111001</text:p>
          </table:table-cell>
          <table:table-cell table:style-name="ce29" table:formula="of:=IF(MID([.$D36];1+[.$E36]+8; 8)=&quot;&quot;; &quot;&quot;; COM.MICROSOFT.CONCAT(&quot;0b&quot;; MID([.$D36];1+[.$E36]+8; 8)))">
            <text:p/>
          </table:table-cell>
          <table:table-cell table:style-name="ce29" table:formula="of:=IF(MID([.$D36];1+[.$E36]+8+8; 8)=&quot;&quot;; &quot;&quot;; COM.MICROSOFT.CONCAT(&quot;0b&quot;; MID([.$D36];1+[.$E36]+8+8; 8)))">
            <text:p/>
          </table:table-cell>
          <table:table-cell table:style-name="ce29" table:formula="of:=IF(MID([.$D36];1+[.$E36]+8+8+8; 8)=&quot;&quot;; &quot;&quot;; COM.MICROSOFT.CONCAT(&quot;0b&quot;; MID([.$D36];1+[.$E36]+8+8+8; 8)))">
            <text:p/>
          </table:table-cell>
          <table:table-cell table:style-name="ce31" table:formula="of:=[.E36]-LEN([.F36])+2" office:value-type="float" office:value="0" calcext:value-type="float">
            <text:p>0</text:p>
          </table:table-cell>
          <table:table-cell table:style-name="ce29" table:formula="of:=IF([.G36]=&quot;&quot;; &quot;&quot;; 8-LEN([.G36])+2)" office:value-type="float" office:value="0" calcext:value-type="float">
            <text:p>0</text:p>
          </table:table-cell>
          <table:table-cell table:style-name="ce29" table:formula="of:=IF([.H36]=&quot;&quot;; &quot;&quot;; 8-LEN([.H36])+2)">
            <text:p/>
          </table:table-cell>
          <table:table-cell table:style-name="ce29" table:formula="of:=IF([.I36]=&quot;&quot;; &quot;&quot;; 8-LEN([.I36])+2)">
            <text:p/>
          </table:table-cell>
          <table:table-cell table:style-name="ce29" table:formula="of:=IF([.J36]=&quot;&quot;; &quot;&quot;; 8-LEN([.J36])+2)">
            <text:p/>
          </table:table-cell>
          <table:table-cell table:style-name="ce31" table:formula="of:=IF(OR([.$F36]=&quot;&quot;; [.$E36]=8); &quot;&quot;; &quot;+ &quot;)" office:value-type="string" office:string-value="+ " calcext:value-type="string">
            <text:p>+ </text:p>
          </table:table-cell>
          <table:table-cell table:style-name="ce32" table:formula="of:=IF([.$F36]=&quot;&quot;; &quot;&quot;; IF([.$K36]&gt;0; COM.MICROSOFT.CONCAT(&quot;(&quot;; [.$F36]; &quot; &lt;&lt; &quot;; [.$K36]; &quot;)&quot;); [.$F36]))" office:value-type="string" office:string-value="0b11" calcext:value-type="string">
            <text:p>0b11</text:p>
          </table:table-cell>
          <table:table-cell table:style-name="ce32" table:formula="of:=IF(OR([.$F36]=&quot;&quot;; AND([.$G36]=&quot;&quot;; [.$K36]&lt;&gt;0)); &quot;&quot;; &quot;, &quot;)" office:value-type="string" office:string-value=", " calcext:value-type="string">
            <text:p>, </text:p>
          </table:table-cell>
          <table:table-cell table:style-name="ce32" table:formula="of:=IF([.$G36]=&quot;&quot;; &quot;&quot;; IF([.$L36]&gt;0; COM.MICROSOFT.CONCAT(&quot;(&quot;; [.$G36]; &quot; &lt;&lt; &quot;; [.$L36]; &quot;)&quot;); [.$G36]))" office:value-type="string" office:string-value="0b11111001" calcext:value-type="string">
            <text:p>0b11111001</text:p>
          </table:table-cell>
          <table:table-cell table:style-name="ce32" table:formula="of:=IF(OR([.$G36]=&quot;&quot;; AND([.$H36]=&quot;&quot;; [.$L36]&lt;&gt;0)); &quot;&quot;; &quot;, &quot;)" office:value-type="string" office:string-value=", " calcext:value-type="string">
            <text:p>, </text:p>
          </table:table-cell>
          <table:table-cell table:style-name="ce32" table:formula="of:=IF([.$H36]=&quot;&quot;; &quot;&quot;; IF([.$M36]&gt;0; COM.MICROSOFT.CONCAT(&quot;(&quot;; [.$H36]; &quot; &lt;&lt; &quot;; [.$M36]; &quot;)&quot;); [.$H36]))">
            <text:p/>
          </table:table-cell>
          <table:table-cell table:style-name="ce32" table:formula="of:=IF(OR([.$H36]=&quot;&quot;; AND([.$I36]=&quot;&quot;; [.$M36]&lt;&gt;0)); &quot;&quot;; &quot;, &quot;)">
            <text:p/>
          </table:table-cell>
          <table:table-cell table:style-name="ce32" table:formula="of:=IF([.$I36]=&quot;&quot;; &quot;&quot;; IF([.$N36]&gt;0; COM.MICROSOFT.CONCAT(&quot;(&quot;; [.$I36]; &quot; &lt;&lt; &quot;; [.$N36]; &quot;)&quot;); [.$I36]))">
            <text:p/>
          </table:table-cell>
          <table:table-cell table:style-name="ce32" table:formula="of:=IF(OR([.$I36]=&quot;&quot;; AND([.$J36]=&quot;&quot;; [.$N36]&lt;&gt;0)); &quot;&quot;; &quot;, &quot;)">
            <text:p/>
          </table:table-cell>
          <table:table-cell table:style-name="ce32" table:formula="of:=IF([.$J36]=&quot;&quot;; &quot;&quot;; IF([.$O36]&gt;0; COM.MICROSOFT.CONCAT(&quot;(&quot;; [.$J36]; &quot; &lt;&lt; &quot;; [.$O36]; &quot;)&quot;); [.$J36]))">
            <text:p/>
          </table:table-cell>
          <table:table-cell table:style-name="ce33" table:formula="of:=IF(OR([.$J36]=&quot;&quot;; AND([.$O36]&lt;&gt;0)); &quot;&quot;; &quot;, &quot;)">
            <text:p/>
          </table:table-cell>
          <table:table-cell table:formula="of:=COM.MICROSOFT.CONCAT(&quot;// &quot;; [.B36]; &quot; &quot;; IF([.A36]=&quot;&quot;; &quot;   &quot;; COM.MICROSOFT.CONCAT(&quot;-&quot;; [.A36]; &quot;-&quot;)); &quot; &quot;; [.C36])" office:value-type="string" office:string-value="// 34 -;- |11111110|01" calcext:value-type="string">
            <text:p>// 34 -;- |11111110|01</text:p>
          </table:table-cell>
          <table:table-cell table:formula="of:=COM.MICROSOFT.CONCAT([.P36:.Z36])" office:value-type="string" office:string-value="+ 0b11, 0b11111001, " calcext:value-type="string">
            <text:p>+ 0b11, 0b11111001, </text:p>
          </table:table-cell>
          <table:table-cell table:formula="of:=COM.MICROSOFT.CONCAT([.AA36]; CHAR(10); [.AB36])" office:value-type="string" office:string-value="// 34 -;- |11111110|01&#10;+ 0b11, 0b11111001, " calcext:value-type="string">
            <text:p>// 34 -;- |11111110|01</text:p>
            <text:p>+ 0b11, 0b11111001, 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|11111111|1010</text:p>
          </table:table-cell>
          <table:table-cell office:value-type="string" calcext:value-type="string">
            <text:p>111111111010</text:p>
          </table:table-cell>
          <table:table-cell table:formula="of:=8-MOD(LEN([.$D36])-[.$E36]; 8)" office:value-type="float" office:value="8" calcext:value-type="float">
            <text:p>8</text:p>
          </table:table-cell>
          <table:table-cell table:style-name="ce29" table:formula="of:=IF(MID([.$D37];1;[.$E37])=&quot;&quot;; &quot;&quot;; COM.MICROSOFT.CONCAT(&quot;0b&quot;; MID([.$D37];1;[.$E37])))" office:value-type="string" office:string-value="0b11111111" calcext:value-type="string">
            <text:p>0b11111111</text:p>
          </table:table-cell>
          <table:table-cell table:style-name="ce29" table:formula="of:=IF(MID([.$D37];1+[.$E37]; 8)=&quot;&quot;; &quot;&quot;; COM.MICROSOFT.CONCAT(&quot;0b&quot;; MID([.$D37];1+[.$E37]; 8)))" office:value-type="string" office:string-value="0b1010" calcext:value-type="string">
            <text:p>0b1010</text:p>
          </table:table-cell>
          <table:table-cell table:style-name="ce29" table:formula="of:=IF(MID([.$D37];1+[.$E37]+8; 8)=&quot;&quot;; &quot;&quot;; COM.MICROSOFT.CONCAT(&quot;0b&quot;; MID([.$D37];1+[.$E37]+8; 8)))">
            <text:p/>
          </table:table-cell>
          <table:table-cell table:style-name="ce29" table:formula="of:=IF(MID([.$D37];1+[.$E37]+8+8; 8)=&quot;&quot;; &quot;&quot;; COM.MICROSOFT.CONCAT(&quot;0b&quot;; MID([.$D37];1+[.$E37]+8+8; 8)))">
            <text:p/>
          </table:table-cell>
          <table:table-cell table:style-name="ce29" table:formula="of:=IF(MID([.$D37];1+[.$E37]+8+8+8; 8)=&quot;&quot;; &quot;&quot;; COM.MICROSOFT.CONCAT(&quot;0b&quot;; MID([.$D37];1+[.$E37]+8+8+8; 8)))">
            <text:p/>
          </table:table-cell>
          <table:table-cell table:style-name="ce31" table:formula="of:=[.E37]-LEN([.F37])+2" office:value-type="float" office:value="0" calcext:value-type="float">
            <text:p>0</text:p>
          </table:table-cell>
          <table:table-cell table:style-name="ce29" table:formula="of:=IF([.G37]=&quot;&quot;; &quot;&quot;; 8-LEN([.G37])+2)" office:value-type="float" office:value="4" calcext:value-type="float">
            <text:p>4</text:p>
          </table:table-cell>
          <table:table-cell table:style-name="ce29" table:formula="of:=IF([.H37]=&quot;&quot;; &quot;&quot;; 8-LEN([.H37])+2)">
            <text:p/>
          </table:table-cell>
          <table:table-cell table:style-name="ce29" table:formula="of:=IF([.I37]=&quot;&quot;; &quot;&quot;; 8-LEN([.I37])+2)">
            <text:p/>
          </table:table-cell>
          <table:table-cell table:style-name="ce29" table:formula="of:=IF([.J37]=&quot;&quot;; &quot;&quot;; 8-LEN([.J37])+2)">
            <text:p/>
          </table:table-cell>
          <table:table-cell table:style-name="ce31" table:formula="of:=IF(OR([.$F37]=&quot;&quot;; [.$E37]=8); &quot;&quot;; &quot;+ &quot;)">
            <text:p/>
          </table:table-cell>
          <table:table-cell table:style-name="ce32" table:formula="of:=IF([.$F37]=&quot;&quot;; &quot;&quot;; IF([.$K37]&gt;0; COM.MICROSOFT.CONCAT(&quot;(&quot;; [.$F37]; &quot; &lt;&lt; &quot;; [.$K37]; &quot;)&quot;); [.$F37]))" office:value-type="string" office:string-value="0b11111111" calcext:value-type="string">
            <text:p>0b11111111</text:p>
          </table:table-cell>
          <table:table-cell table:style-name="ce32" table:formula="of:=IF(OR([.$F37]=&quot;&quot;; AND([.$G37]=&quot;&quot;; [.$K37]&lt;&gt;0)); &quot;&quot;; &quot;, &quot;)" office:value-type="string" office:string-value=", " calcext:value-type="string">
            <text:p>, </text:p>
          </table:table-cell>
          <table:table-cell table:style-name="ce32" table:formula="of:=IF([.$G37]=&quot;&quot;; &quot;&quot;; IF([.$L37]&gt;0; COM.MICROSOFT.CONCAT(&quot;(&quot;; [.$G37]; &quot; &lt;&lt; &quot;; [.$L37]; &quot;)&quot;); [.$G37]))" office:value-type="string" office:string-value="(0b1010 &lt;&lt; 4)" calcext:value-type="string">
            <text:p>(0b1010 &lt;&lt; 4)</text:p>
          </table:table-cell>
          <table:table-cell table:style-name="ce32" table:formula="of:=IF(OR([.$G37]=&quot;&quot;; AND([.$H37]=&quot;&quot;; [.$L37]&lt;&gt;0)); &quot;&quot;; &quot;, &quot;)">
            <text:p/>
          </table:table-cell>
          <table:table-cell table:style-name="ce32" table:formula="of:=IF([.$H37]=&quot;&quot;; &quot;&quot;; IF([.$M37]&gt;0; COM.MICROSOFT.CONCAT(&quot;(&quot;; [.$H37]; &quot; &lt;&lt; &quot;; [.$M37]; &quot;)&quot;); [.$H37]))">
            <text:p/>
          </table:table-cell>
          <table:table-cell table:style-name="ce32" table:formula="of:=IF(OR([.$H37]=&quot;&quot;; AND([.$I37]=&quot;&quot;; [.$M37]&lt;&gt;0)); &quot;&quot;; &quot;, &quot;)">
            <text:p/>
          </table:table-cell>
          <table:table-cell table:style-name="ce32" table:formula="of:=IF([.$I37]=&quot;&quot;; &quot;&quot;; IF([.$N37]&gt;0; COM.MICROSOFT.CONCAT(&quot;(&quot;; [.$I37]; &quot; &lt;&lt; &quot;; [.$N37]; &quot;)&quot;); [.$I37]))">
            <text:p/>
          </table:table-cell>
          <table:table-cell table:style-name="ce32" table:formula="of:=IF(OR([.$I37]=&quot;&quot;; AND([.$J37]=&quot;&quot;; [.$N37]&lt;&gt;0)); &quot;&quot;; &quot;, &quot;)">
            <text:p/>
          </table:table-cell>
          <table:table-cell table:style-name="ce32" table:formula="of:=IF([.$J37]=&quot;&quot;; &quot;&quot;; IF([.$O37]&gt;0; COM.MICROSOFT.CONCAT(&quot;(&quot;; [.$J37]; &quot; &lt;&lt; &quot;; [.$O37]; &quot;)&quot;); [.$J37]))">
            <text:p/>
          </table:table-cell>
          <table:table-cell table:style-name="ce33" table:formula="of:=IF(OR([.$J37]=&quot;&quot;; AND([.$O37]&lt;&gt;0)); &quot;&quot;; &quot;, &quot;)">
            <text:p/>
          </table:table-cell>
          <table:table-cell table:formula="of:=COM.MICROSOFT.CONCAT(&quot;// &quot;; [.B37]; &quot; &quot;; IF([.A37]=&quot;&quot;; &quot;   &quot;; COM.MICROSOFT.CONCAT(&quot;-&quot;; [.A37]; &quot;-&quot;)); &quot; &quot;; [.C37])" office:value-type="string" office:string-value="// 35 -#- |11111111|1010" calcext:value-type="string">
            <text:p>// 35 -#- |11111111|1010</text:p>
          </table:table-cell>
          <table:table-cell table:formula="of:=COM.MICROSOFT.CONCAT([.P37:.Z37])" office:value-type="string" office:string-value="0b11111111, (0b1010 &lt;&lt; 4)" calcext:value-type="string">
            <text:p>0b11111111, (0b1010 &lt;&lt; 4)</text:p>
          </table:table-cell>
          <table:table-cell table:formula="of:=COM.MICROSOFT.CONCAT([.AA37]; CHAR(10); [.AB37])" office:value-type="string" office:string-value="// 35 -#- |11111111|1010&#10;0b11111111, (0b1010 &lt;&lt; 4)" calcext:value-type="string">
            <text:p>// 35 -#- |11111111|1010</text:p>
            <text:p>0b11111111, (0b1010 &lt;&lt; 4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$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|11111111|11001</text:p>
          </table:table-cell>
          <table:table-cell office:value-type="string" calcext:value-type="string">
            <text:p>1111111111001</text:p>
          </table:table-cell>
          <table:table-cell table:formula="of:=8-MOD(LEN([.$D37])-[.$E37]; 8)" office:value-type="float" office:value="4" calcext:value-type="float">
            <text:p>4</text:p>
          </table:table-cell>
          <table:table-cell table:style-name="ce29" table:formula="of:=IF(MID([.$D38];1;[.$E38])=&quot;&quot;; &quot;&quot;; COM.MICROSOFT.CONCAT(&quot;0b&quot;; MID([.$D38];1;[.$E38])))" office:value-type="string" office:string-value="0b1111" calcext:value-type="string">
            <text:p>0b1111</text:p>
          </table:table-cell>
          <table:table-cell table:style-name="ce29" table:formula="of:=IF(MID([.$D38];1+[.$E38]; 8)=&quot;&quot;; &quot;&quot;; COM.MICROSOFT.CONCAT(&quot;0b&quot;; MID([.$D38];1+[.$E38]; 8)))" office:value-type="string" office:string-value="0b11111100" calcext:value-type="string">
            <text:p>0b11111100</text:p>
          </table:table-cell>
          <table:table-cell table:style-name="ce29" table:formula="of:=IF(MID([.$D38];1+[.$E38]+8; 8)=&quot;&quot;; &quot;&quot;; COM.MICROSOFT.CONCAT(&quot;0b&quot;; MID([.$D38];1+[.$E38]+8; 8)))" office:value-type="string" office:string-value="0b1" calcext:value-type="string">
            <text:p>0b1</text:p>
          </table:table-cell>
          <table:table-cell table:style-name="ce29" table:formula="of:=IF(MID([.$D38];1+[.$E38]+8+8; 8)=&quot;&quot;; &quot;&quot;; COM.MICROSOFT.CONCAT(&quot;0b&quot;; MID([.$D38];1+[.$E38]+8+8; 8)))">
            <text:p/>
          </table:table-cell>
          <table:table-cell table:style-name="ce29" table:formula="of:=IF(MID([.$D38];1+[.$E38]+8+8+8; 8)=&quot;&quot;; &quot;&quot;; COM.MICROSOFT.CONCAT(&quot;0b&quot;; MID([.$D38];1+[.$E38]+8+8+8; 8)))">
            <text:p/>
          </table:table-cell>
          <table:table-cell table:style-name="ce31" table:formula="of:=[.E38]-LEN([.F38])+2" office:value-type="float" office:value="0" calcext:value-type="float">
            <text:p>0</text:p>
          </table:table-cell>
          <table:table-cell table:style-name="ce29" table:formula="of:=IF([.G38]=&quot;&quot;; &quot;&quot;; 8-LEN([.G38])+2)" office:value-type="float" office:value="0" calcext:value-type="float">
            <text:p>0</text:p>
          </table:table-cell>
          <table:table-cell table:style-name="ce29" table:formula="of:=IF([.H38]=&quot;&quot;; &quot;&quot;; 8-LEN([.H38])+2)" office:value-type="float" office:value="7" calcext:value-type="float">
            <text:p>7</text:p>
          </table:table-cell>
          <table:table-cell table:style-name="ce29" table:formula="of:=IF([.I38]=&quot;&quot;; &quot;&quot;; 8-LEN([.I38])+2)">
            <text:p/>
          </table:table-cell>
          <table:table-cell table:style-name="ce29" table:formula="of:=IF([.J38]=&quot;&quot;; &quot;&quot;; 8-LEN([.J38])+2)">
            <text:p/>
          </table:table-cell>
          <table:table-cell table:style-name="ce31" table:formula="of:=IF(OR([.$F38]=&quot;&quot;; [.$E38]=8); &quot;&quot;; &quot;+ &quot;)" office:value-type="string" office:string-value="+ " calcext:value-type="string">
            <text:p>+ </text:p>
          </table:table-cell>
          <table:table-cell table:style-name="ce32" table:formula="of:=IF([.$F38]=&quot;&quot;; &quot;&quot;; IF([.$K38]&gt;0; COM.MICROSOFT.CONCAT(&quot;(&quot;; [.$F38]; &quot; &lt;&lt; &quot;; [.$K38]; &quot;)&quot;); [.$F38]))" office:value-type="string" office:string-value="0b1111" calcext:value-type="string">
            <text:p>0b1111</text:p>
          </table:table-cell>
          <table:table-cell table:style-name="ce32" table:formula="of:=IF(OR([.$F38]=&quot;&quot;; AND([.$G38]=&quot;&quot;; [.$K38]&lt;&gt;0)); &quot;&quot;; &quot;, &quot;)" office:value-type="string" office:string-value=", " calcext:value-type="string">
            <text:p>, </text:p>
          </table:table-cell>
          <table:table-cell table:style-name="ce32" table:formula="of:=IF([.$G38]=&quot;&quot;; &quot;&quot;; IF([.$L38]&gt;0; COM.MICROSOFT.CONCAT(&quot;(&quot;; [.$G38]; &quot; &lt;&lt; &quot;; [.$L38]; &quot;)&quot;); [.$G38]))" office:value-type="string" office:string-value="0b11111100" calcext:value-type="string">
            <text:p>0b11111100</text:p>
          </table:table-cell>
          <table:table-cell table:style-name="ce32" table:formula="of:=IF(OR([.$G38]=&quot;&quot;; AND([.$H38]=&quot;&quot;; [.$L38]&lt;&gt;0)); &quot;&quot;; &quot;, &quot;)" office:value-type="string" office:string-value=", " calcext:value-type="string">
            <text:p>, </text:p>
          </table:table-cell>
          <table:table-cell table:style-name="ce32" table:formula="of:=IF([.$H38]=&quot;&quot;; &quot;&quot;; IF([.$M38]&gt;0; COM.MICROSOFT.CONCAT(&quot;(&quot;; [.$H38]; &quot; &lt;&lt; &quot;; [.$M38]; &quot;)&quot;); [.$H38]))" office:value-type="string" office:string-value="(0b1 &lt;&lt; 7)" calcext:value-type="string">
            <text:p>(0b1 &lt;&lt; 7)</text:p>
          </table:table-cell>
          <table:table-cell table:style-name="ce32" table:formula="of:=IF(OR([.$H38]=&quot;&quot;; AND([.$I38]=&quot;&quot;; [.$M38]&lt;&gt;0)); &quot;&quot;; &quot;, &quot;)">
            <text:p/>
          </table:table-cell>
          <table:table-cell table:style-name="ce32" table:formula="of:=IF([.$I38]=&quot;&quot;; &quot;&quot;; IF([.$N38]&gt;0; COM.MICROSOFT.CONCAT(&quot;(&quot;; [.$I38]; &quot; &lt;&lt; &quot;; [.$N38]; &quot;)&quot;); [.$I38]))">
            <text:p/>
          </table:table-cell>
          <table:table-cell table:style-name="ce32" table:formula="of:=IF(OR([.$I38]=&quot;&quot;; AND([.$J38]=&quot;&quot;; [.$N38]&lt;&gt;0)); &quot;&quot;; &quot;, &quot;)">
            <text:p/>
          </table:table-cell>
          <table:table-cell table:style-name="ce32" table:formula="of:=IF([.$J38]=&quot;&quot;; &quot;&quot;; IF([.$O38]&gt;0; COM.MICROSOFT.CONCAT(&quot;(&quot;; [.$J38]; &quot; &lt;&lt; &quot;; [.$O38]; &quot;)&quot;); [.$J38]))">
            <text:p/>
          </table:table-cell>
          <table:table-cell table:style-name="ce33" table:formula="of:=IF(OR([.$J38]=&quot;&quot;; AND([.$O38]&lt;&gt;0)); &quot;&quot;; &quot;, &quot;)">
            <text:p/>
          </table:table-cell>
          <table:table-cell table:formula="of:=COM.MICROSOFT.CONCAT(&quot;// &quot;; [.B38]; &quot; &quot;; IF([.A38]=&quot;&quot;; &quot;   &quot;; COM.MICROSOFT.CONCAT(&quot;-&quot;; [.A38]; &quot;-&quot;)); &quot; &quot;; [.C38])" office:value-type="string" office:string-value="// 36 -$- |11111111|11001" calcext:value-type="string">
            <text:p>// 36 -$- |11111111|11001</text:p>
          </table:table-cell>
          <table:table-cell table:formula="of:=COM.MICROSOFT.CONCAT([.P38:.Z38])" office:value-type="string" office:string-value="+ 0b1111, 0b11111100, (0b1 &lt;&lt; 7)" calcext:value-type="string">
            <text:p>+ 0b1111, 0b11111100, (0b1 &lt;&lt; 7)</text:p>
          </table:table-cell>
          <table:table-cell table:formula="of:=COM.MICROSOFT.CONCAT([.AA38]; CHAR(10); [.AB38])" office:value-type="string" office:string-value="// 36 -$- |11111111|11001&#10;+ 0b1111, 0b11111100, (0b1 &lt;&lt; 7)" calcext:value-type="string">
            <text:p>// 36 -$- |11111111|11001</text:p>
            <text:p>+ 0b1111, 0b11111100, (0b1 &lt;&lt; 7)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%</text:p>
          </table:table-cell>
          <table:table-cell table:style-name="ce22" office:value-type="float" office:value="37" calcext:value-type="float">
            <text:p>37</text:p>
          </table:table-cell>
          <table:table-cell table:style-name="ce24" office:value-type="string" calcext:value-type="string">
            <text:p>|010101</text:p>
          </table:table-cell>
          <table:table-cell table:style-name="ce24" office:value-type="string" calcext:value-type="string">
            <text:p>010101</text:p>
          </table:table-cell>
          <table:table-cell table:formula="of:=8-MOD(LEN([.$D38])-[.$E38]; 8)" office:value-type="float" office:value="7" calcext:value-type="float">
            <text:p>7</text:p>
          </table:table-cell>
          <table:table-cell table:style-name="ce29" table:formula="of:=IF(MID([.$D39];1;[.$E39])=&quot;&quot;; &quot;&quot;; COM.MICROSOFT.CONCAT(&quot;0b&quot;; MID([.$D39];1;[.$E39])))" office:value-type="string" office:string-value="0b010101" calcext:value-type="string">
            <text:p>0b010101</text:p>
          </table:table-cell>
          <table:table-cell table:style-name="ce29" table:formula="of:=IF(MID([.$D39];1+[.$E39]; 8)=&quot;&quot;; &quot;&quot;; COM.MICROSOFT.CONCAT(&quot;0b&quot;; MID([.$D39];1+[.$E39]; 8)))">
            <text:p/>
          </table:table-cell>
          <table:table-cell table:style-name="ce29" table:formula="of:=IF(MID([.$D39];1+[.$E39]+8; 8)=&quot;&quot;; &quot;&quot;; COM.MICROSOFT.CONCAT(&quot;0b&quot;; MID([.$D39];1+[.$E39]+8; 8)))">
            <text:p/>
          </table:table-cell>
          <table:table-cell table:style-name="ce29" table:formula="of:=IF(MID([.$D39];1+[.$E39]+8+8; 8)=&quot;&quot;; &quot;&quot;; COM.MICROSOFT.CONCAT(&quot;0b&quot;; MID([.$D39];1+[.$E39]+8+8; 8)))">
            <text:p/>
          </table:table-cell>
          <table:table-cell table:style-name="ce29" table:formula="of:=IF(MID([.$D39];1+[.$E39]+8+8+8; 8)=&quot;&quot;; &quot;&quot;; COM.MICROSOFT.CONCAT(&quot;0b&quot;; MID([.$D39];1+[.$E39]+8+8+8; 8)))">
            <text:p/>
          </table:table-cell>
          <table:table-cell table:style-name="ce31" table:formula="of:=[.E39]-LEN([.F39])+2" office:value-type="float" office:value="1" calcext:value-type="float">
            <text:p>1</text:p>
          </table:table-cell>
          <table:table-cell table:style-name="ce29" table:formula="of:=IF([.G39]=&quot;&quot;; &quot;&quot;; 8-LEN([.G39])+2)">
            <text:p/>
          </table:table-cell>
          <table:table-cell table:style-name="ce29" table:formula="of:=IF([.H39]=&quot;&quot;; &quot;&quot;; 8-LEN([.H39])+2)">
            <text:p/>
          </table:table-cell>
          <table:table-cell table:style-name="ce29" table:formula="of:=IF([.I39]=&quot;&quot;; &quot;&quot;; 8-LEN([.I39])+2)">
            <text:p/>
          </table:table-cell>
          <table:table-cell table:style-name="ce29" table:formula="of:=IF([.J39]=&quot;&quot;; &quot;&quot;; 8-LEN([.J39])+2)">
            <text:p/>
          </table:table-cell>
          <table:table-cell table:style-name="ce31" table:formula="of:=IF(OR([.$F39]=&quot;&quot;; [.$E39]=8); &quot;&quot;; &quot;+ &quot;)" office:value-type="string" office:string-value="+ " calcext:value-type="string">
            <text:p>+ </text:p>
          </table:table-cell>
          <table:table-cell table:style-name="ce32" table:formula="of:=IF([.$F39]=&quot;&quot;; &quot;&quot;; IF([.$K39]&gt;0; COM.MICROSOFT.CONCAT(&quot;(&quot;; [.$F39]; &quot; &lt;&lt; &quot;; [.$K39]; &quot;)&quot;); [.$F39]))" office:value-type="string" office:string-value="(0b010101 &lt;&lt; 1)" calcext:value-type="string">
            <text:p>(0b010101 &lt;&lt; 1)</text:p>
          </table:table-cell>
          <table:table-cell table:style-name="ce32" table:formula="of:=IF(OR([.$F39]=&quot;&quot;; AND([.$G39]=&quot;&quot;; [.$K39]&lt;&gt;0)); &quot;&quot;; &quot;, &quot;)">
            <text:p/>
          </table:table-cell>
          <table:table-cell table:style-name="ce32" table:formula="of:=IF([.$G39]=&quot;&quot;; &quot;&quot;; IF([.$L39]&gt;0; COM.MICROSOFT.CONCAT(&quot;(&quot;; [.$G39]; &quot; &lt;&lt; &quot;; [.$L39]; &quot;)&quot;); [.$G39]))">
            <text:p/>
          </table:table-cell>
          <table:table-cell table:style-name="ce32" table:formula="of:=IF(OR([.$G39]=&quot;&quot;; AND([.$H39]=&quot;&quot;; [.$L39]&lt;&gt;0)); &quot;&quot;; &quot;, &quot;)">
            <text:p/>
          </table:table-cell>
          <table:table-cell table:style-name="ce32" table:formula="of:=IF([.$H39]=&quot;&quot;; &quot;&quot;; IF([.$M39]&gt;0; COM.MICROSOFT.CONCAT(&quot;(&quot;; [.$H39]; &quot; &lt;&lt; &quot;; [.$M39]; &quot;)&quot;); [.$H39]))">
            <text:p/>
          </table:table-cell>
          <table:table-cell table:style-name="ce32" table:formula="of:=IF(OR([.$H39]=&quot;&quot;; AND([.$I39]=&quot;&quot;; [.$M39]&lt;&gt;0)); &quot;&quot;; &quot;, &quot;)">
            <text:p/>
          </table:table-cell>
          <table:table-cell table:style-name="ce32" table:formula="of:=IF([.$I39]=&quot;&quot;; &quot;&quot;; IF([.$N39]&gt;0; COM.MICROSOFT.CONCAT(&quot;(&quot;; [.$I39]; &quot; &lt;&lt; &quot;; [.$N39]; &quot;)&quot;); [.$I39]))">
            <text:p/>
          </table:table-cell>
          <table:table-cell table:style-name="ce32" table:formula="of:=IF(OR([.$I39]=&quot;&quot;; AND([.$J39]=&quot;&quot;; [.$N39]&lt;&gt;0)); &quot;&quot;; &quot;, &quot;)">
            <text:p/>
          </table:table-cell>
          <table:table-cell table:style-name="ce32" table:formula="of:=IF([.$J39]=&quot;&quot;; &quot;&quot;; IF([.$O39]&gt;0; COM.MICROSOFT.CONCAT(&quot;(&quot;; [.$J39]; &quot; &lt;&lt; &quot;; [.$O39]; &quot;)&quot;); [.$J39]))">
            <text:p/>
          </table:table-cell>
          <table:table-cell table:style-name="ce33" table:formula="of:=IF(OR([.$J39]=&quot;&quot;; AND([.$O39]&lt;&gt;0)); &quot;&quot;; &quot;, &quot;)">
            <text:p/>
          </table:table-cell>
          <table:table-cell table:formula="of:=COM.MICROSOFT.CONCAT(&quot;// &quot;; [.B39]; &quot; &quot;; IF([.A39]=&quot;&quot;; &quot;   &quot;; COM.MICROSOFT.CONCAT(&quot;-&quot;; [.A39]; &quot;-&quot;)); &quot; &quot;; [.C39])" office:value-type="string" office:string-value="// 37 -%- |010101" calcext:value-type="string">
            <text:p>// 37 -%- |010101</text:p>
          </table:table-cell>
          <table:table-cell table:formula="of:=COM.MICROSOFT.CONCAT([.P39:.Z39])" office:value-type="string" office:string-value="+ (0b010101 &lt;&lt; 1)" calcext:value-type="string">
            <text:p>+ (0b010101 &lt;&lt; 1)</text:p>
          </table:table-cell>
          <table:table-cell table:formula="of:=COM.MICROSOFT.CONCAT([.AA39]; CHAR(10); [.AB39])" office:value-type="string" office:string-value="// 37 -%- |010101&#10;+ (0b010101 &lt;&lt; 1)" calcext:value-type="string">
            <text:p>// 37 -%- |010101</text:p>
            <text:p>+ (0b010101 &lt;&lt; 1)</text:p>
          </table:table-cell>
          <table:table-cell table:number-columns-repeated="995"/>
        </table:table-row>
        <table:table-row table:style-name="ro4">
          <table:table-cell table:style-name="ce21" office:value-type="string" calcext:value-type="string">
            <text:p>&amp;</text:p>
          </table:table-cell>
          <table:table-cell table:style-name="ce21" office:value-type="float" office:value="38" calcext:value-type="float">
            <text:p>38</text:p>
          </table:table-cell>
          <table:table-cell table:style-name="ce23" office:value-type="string" calcext:value-type="string">
            <text:p>|11111000</text:p>
          </table:table-cell>
          <table:table-cell table:style-name="ce23" office:value-type="string" calcext:value-type="string">
            <text:p>11111000</text:p>
          </table:table-cell>
          <table:table-cell table:formula="of:=8-MOD(LEN([.$D39])-[.$E39]; 8)" office:value-type="float" office:value="1" calcext:value-type="float">
            <text:p>1</text:p>
          </table:table-cell>
          <table:table-cell table:style-name="ce29" table:formula="of:=IF(MID([.$D40];1;[.$E40])=&quot;&quot;; &quot;&quot;; COM.MICROSOFT.CONCAT(&quot;0b&quot;; MID([.$D40];1;[.$E40])))" office:value-type="string" office:string-value="0b1" calcext:value-type="string">
            <text:p>0b1</text:p>
          </table:table-cell>
          <table:table-cell table:style-name="ce29" table:formula="of:=IF(MID([.$D40];1+[.$E40]; 8)=&quot;&quot;; &quot;&quot;; COM.MICROSOFT.CONCAT(&quot;0b&quot;; MID([.$D40];1+[.$E40]; 8)))" office:value-type="string" office:string-value="0b1111000" calcext:value-type="string">
            <text:p>0b1111000</text:p>
          </table:table-cell>
          <table:table-cell table:style-name="ce29" table:formula="of:=IF(MID([.$D40];1+[.$E40]+8; 8)=&quot;&quot;; &quot;&quot;; COM.MICROSOFT.CONCAT(&quot;0b&quot;; MID([.$D40];1+[.$E40]+8; 8)))">
            <text:p/>
          </table:table-cell>
          <table:table-cell table:style-name="ce29" table:formula="of:=IF(MID([.$D40];1+[.$E40]+8+8; 8)=&quot;&quot;; &quot;&quot;; COM.MICROSOFT.CONCAT(&quot;0b&quot;; MID([.$D40];1+[.$E40]+8+8; 8)))">
            <text:p/>
          </table:table-cell>
          <table:table-cell table:style-name="ce29" table:formula="of:=IF(MID([.$D40];1+[.$E40]+8+8+8; 8)=&quot;&quot;; &quot;&quot;; COM.MICROSOFT.CONCAT(&quot;0b&quot;; MID([.$D40];1+[.$E40]+8+8+8; 8)))">
            <text:p/>
          </table:table-cell>
          <table:table-cell table:style-name="ce31" table:formula="of:=[.E40]-LEN([.F40])+2" office:value-type="float" office:value="0" calcext:value-type="float">
            <text:p>0</text:p>
          </table:table-cell>
          <table:table-cell table:style-name="ce29" table:formula="of:=IF([.G40]=&quot;&quot;; &quot;&quot;; 8-LEN([.G40])+2)" office:value-type="float" office:value="1" calcext:value-type="float">
            <text:p>1</text:p>
          </table:table-cell>
          <table:table-cell table:style-name="ce29" table:formula="of:=IF([.H40]=&quot;&quot;; &quot;&quot;; 8-LEN([.H40])+2)">
            <text:p/>
          </table:table-cell>
          <table:table-cell table:style-name="ce29" table:formula="of:=IF([.I40]=&quot;&quot;; &quot;&quot;; 8-LEN([.I40])+2)">
            <text:p/>
          </table:table-cell>
          <table:table-cell table:style-name="ce29" table:formula="of:=IF([.J40]=&quot;&quot;; &quot;&quot;; 8-LEN([.J40])+2)">
            <text:p/>
          </table:table-cell>
          <table:table-cell table:style-name="ce31" table:formula="of:=IF(OR([.$F40]=&quot;&quot;; [.$E40]=8); &quot;&quot;; &quot;+ &quot;)" office:value-type="string" office:string-value="+ " calcext:value-type="string">
            <text:p>+ </text:p>
          </table:table-cell>
          <table:table-cell table:style-name="ce32" table:formula="of:=IF([.$F40]=&quot;&quot;; &quot;&quot;; IF([.$K40]&gt;0; COM.MICROSOFT.CONCAT(&quot;(&quot;; [.$F40]; &quot; &lt;&lt; &quot;; [.$K40]; &quot;)&quot;); [.$F40]))" office:value-type="string" office:string-value="0b1" calcext:value-type="string">
            <text:p>0b1</text:p>
          </table:table-cell>
          <table:table-cell table:style-name="ce32" table:formula="of:=IF(OR([.$F40]=&quot;&quot;; AND([.$G40]=&quot;&quot;; [.$K40]&lt;&gt;0)); &quot;&quot;; &quot;, &quot;)" office:value-type="string" office:string-value=", " calcext:value-type="string">
            <text:p>, </text:p>
          </table:table-cell>
          <table:table-cell table:style-name="ce32" table:formula="of:=IF([.$G40]=&quot;&quot;; &quot;&quot;; IF([.$L40]&gt;0; COM.MICROSOFT.CONCAT(&quot;(&quot;; [.$G40]; &quot; &lt;&lt; &quot;; [.$L40]; &quot;)&quot;); [.$G40]))" office:value-type="string" office:string-value="(0b1111000 &lt;&lt; 1)" calcext:value-type="string">
            <text:p>(0b1111000 &lt;&lt; 1)</text:p>
          </table:table-cell>
          <table:table-cell table:style-name="ce32" table:formula="of:=IF(OR([.$G40]=&quot;&quot;; AND([.$H40]=&quot;&quot;; [.$L40]&lt;&gt;0)); &quot;&quot;; &quot;, &quot;)">
            <text:p/>
          </table:table-cell>
          <table:table-cell table:style-name="ce32" table:formula="of:=IF([.$H40]=&quot;&quot;; &quot;&quot;; IF([.$M40]&gt;0; COM.MICROSOFT.CONCAT(&quot;(&quot;; [.$H40]; &quot; &lt;&lt; &quot;; [.$M40]; &quot;)&quot;); [.$H40]))">
            <text:p/>
          </table:table-cell>
          <table:table-cell table:style-name="ce32" table:formula="of:=IF(OR([.$H40]=&quot;&quot;; AND([.$I40]=&quot;&quot;; [.$M40]&lt;&gt;0)); &quot;&quot;; &quot;, &quot;)">
            <text:p/>
          </table:table-cell>
          <table:table-cell table:style-name="ce32" table:formula="of:=IF([.$I40]=&quot;&quot;; &quot;&quot;; IF([.$N40]&gt;0; COM.MICROSOFT.CONCAT(&quot;(&quot;; [.$I40]; &quot; &lt;&lt; &quot;; [.$N40]; &quot;)&quot;); [.$I40]))">
            <text:p/>
          </table:table-cell>
          <table:table-cell table:style-name="ce32" table:formula="of:=IF(OR([.$I40]=&quot;&quot;; AND([.$J40]=&quot;&quot;; [.$N40]&lt;&gt;0)); &quot;&quot;; &quot;, &quot;)">
            <text:p/>
          </table:table-cell>
          <table:table-cell table:style-name="ce32" table:formula="of:=IF([.$J40]=&quot;&quot;; &quot;&quot;; IF([.$O40]&gt;0; COM.MICROSOFT.CONCAT(&quot;(&quot;; [.$J40]; &quot; &lt;&lt; &quot;; [.$O40]; &quot;)&quot;); [.$J40]))">
            <text:p/>
          </table:table-cell>
          <table:table-cell table:style-name="ce33" table:formula="of:=IF(OR([.$J40]=&quot;&quot;; AND([.$O40]&lt;&gt;0)); &quot;&quot;; &quot;, &quot;)">
            <text:p/>
          </table:table-cell>
          <table:table-cell table:formula="of:=COM.MICROSOFT.CONCAT(&quot;// &quot;; [.B40]; &quot; &quot;; IF([.A40]=&quot;&quot;; &quot;   &quot;; COM.MICROSOFT.CONCAT(&quot;-&quot;; [.A40]; &quot;-&quot;)); &quot; &quot;; [.C40])" office:value-type="string" office:string-value="// 38 -&amp;- |11111000" calcext:value-type="string">
            <text:p>// 38 -&amp;- |11111000</text:p>
          </table:table-cell>
          <table:table-cell table:formula="of:=COM.MICROSOFT.CONCAT([.P40:.Z40])" office:value-type="string" office:string-value="+ 0b1, (0b1111000 &lt;&lt; 1)" calcext:value-type="string">
            <text:p>+ 0b1, (0b1111000 &lt;&lt; 1)</text:p>
          </table:table-cell>
          <table:table-cell table:formula="of:=COM.MICROSOFT.CONCAT([.AA40]; CHAR(10); [.AB40])" office:value-type="string" office:string-value="// 38 -&amp;- |11111000&#10;+ 0b1, (0b1111000 &lt;&lt; 1)" calcext:value-type="string">
            <text:p>// 38 -&amp;- |11111000</text:p>
            <text:p>+ 0b1, (0b1111000 &lt;&lt; 1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|11111111|010</text:p>
          </table:table-cell>
          <table:table-cell office:value-type="string" calcext:value-type="string">
            <text:p>11111111010</text:p>
          </table:table-cell>
          <table:table-cell table:formula="of:=8-MOD(LEN([.$D40])-[.$E40]; 8)" office:value-type="float" office:value="1" calcext:value-type="float">
            <text:p>1</text:p>
          </table:table-cell>
          <table:table-cell table:style-name="ce29" table:formula="of:=IF(MID([.$D41];1;[.$E41])=&quot;&quot;; &quot;&quot;; COM.MICROSOFT.CONCAT(&quot;0b&quot;; MID([.$D41];1;[.$E41])))" office:value-type="string" office:string-value="0b1" calcext:value-type="string">
            <text:p>0b1</text:p>
          </table:table-cell>
          <table:table-cell table:style-name="ce29" table:formula="of:=IF(MID([.$D41];1+[.$E41]; 8)=&quot;&quot;; &quot;&quot;; COM.MICROSOFT.CONCAT(&quot;0b&quot;; MID([.$D41];1+[.$E41]; 8)))" office:value-type="string" office:string-value="0b11111110" calcext:value-type="string">
            <text:p>0b11111110</text:p>
          </table:table-cell>
          <table:table-cell table:style-name="ce29" table:formula="of:=IF(MID([.$D41];1+[.$E41]+8; 8)=&quot;&quot;; &quot;&quot;; COM.MICROSOFT.CONCAT(&quot;0b&quot;; MID([.$D41];1+[.$E41]+8; 8)))" office:value-type="string" office:string-value="0b10" calcext:value-type="string">
            <text:p>0b10</text:p>
          </table:table-cell>
          <table:table-cell table:style-name="ce29" table:formula="of:=IF(MID([.$D41];1+[.$E41]+8+8; 8)=&quot;&quot;; &quot;&quot;; COM.MICROSOFT.CONCAT(&quot;0b&quot;; MID([.$D41];1+[.$E41]+8+8; 8)))">
            <text:p/>
          </table:table-cell>
          <table:table-cell table:style-name="ce29" table:formula="of:=IF(MID([.$D41];1+[.$E41]+8+8+8; 8)=&quot;&quot;; &quot;&quot;; COM.MICROSOFT.CONCAT(&quot;0b&quot;; MID([.$D41];1+[.$E41]+8+8+8; 8)))">
            <text:p/>
          </table:table-cell>
          <table:table-cell table:style-name="ce31" table:formula="of:=[.E41]-LEN([.F41])+2" office:value-type="float" office:value="0" calcext:value-type="float">
            <text:p>0</text:p>
          </table:table-cell>
          <table:table-cell table:style-name="ce29" table:formula="of:=IF([.G41]=&quot;&quot;; &quot;&quot;; 8-LEN([.G41])+2)" office:value-type="float" office:value="0" calcext:value-type="float">
            <text:p>0</text:p>
          </table:table-cell>
          <table:table-cell table:style-name="ce29" table:formula="of:=IF([.H41]=&quot;&quot;; &quot;&quot;; 8-LEN([.H41])+2)" office:value-type="float" office:value="6" calcext:value-type="float">
            <text:p>6</text:p>
          </table:table-cell>
          <table:table-cell table:style-name="ce29" table:formula="of:=IF([.I41]=&quot;&quot;; &quot;&quot;; 8-LEN([.I41])+2)">
            <text:p/>
          </table:table-cell>
          <table:table-cell table:style-name="ce29" table:formula="of:=IF([.J41]=&quot;&quot;; &quot;&quot;; 8-LEN([.J41])+2)">
            <text:p/>
          </table:table-cell>
          <table:table-cell table:style-name="ce31" table:formula="of:=IF(OR([.$F41]=&quot;&quot;; [.$E41]=8); &quot;&quot;; &quot;+ &quot;)" office:value-type="string" office:string-value="+ " calcext:value-type="string">
            <text:p>+ </text:p>
          </table:table-cell>
          <table:table-cell table:style-name="ce32" table:formula="of:=IF([.$F41]=&quot;&quot;; &quot;&quot;; IF([.$K41]&gt;0; COM.MICROSOFT.CONCAT(&quot;(&quot;; [.$F41]; &quot; &lt;&lt; &quot;; [.$K41]; &quot;)&quot;); [.$F41]))" office:value-type="string" office:string-value="0b1" calcext:value-type="string">
            <text:p>0b1</text:p>
          </table:table-cell>
          <table:table-cell table:style-name="ce32" table:formula="of:=IF(OR([.$F41]=&quot;&quot;; AND([.$G41]=&quot;&quot;; [.$K41]&lt;&gt;0)); &quot;&quot;; &quot;, &quot;)" office:value-type="string" office:string-value=", " calcext:value-type="string">
            <text:p>, </text:p>
          </table:table-cell>
          <table:table-cell table:style-name="ce32" table:formula="of:=IF([.$G41]=&quot;&quot;; &quot;&quot;; IF([.$L41]&gt;0; COM.MICROSOFT.CONCAT(&quot;(&quot;; [.$G41]; &quot; &lt;&lt; &quot;; [.$L41]; &quot;)&quot;); [.$G41]))" office:value-type="string" office:string-value="0b11111110" calcext:value-type="string">
            <text:p>0b11111110</text:p>
          </table:table-cell>
          <table:table-cell table:style-name="ce32" table:formula="of:=IF(OR([.$G41]=&quot;&quot;; AND([.$H41]=&quot;&quot;; [.$L41]&lt;&gt;0)); &quot;&quot;; &quot;, &quot;)" office:value-type="string" office:string-value=", " calcext:value-type="string">
            <text:p>, </text:p>
          </table:table-cell>
          <table:table-cell table:style-name="ce32" table:formula="of:=IF([.$H41]=&quot;&quot;; &quot;&quot;; IF([.$M41]&gt;0; COM.MICROSOFT.CONCAT(&quot;(&quot;; [.$H41]; &quot; &lt;&lt; &quot;; [.$M41]; &quot;)&quot;); [.$H41]))" office:value-type="string" office:string-value="(0b10 &lt;&lt; 6)" calcext:value-type="string">
            <text:p>(0b10 &lt;&lt; 6)</text:p>
          </table:table-cell>
          <table:table-cell table:style-name="ce32" table:formula="of:=IF(OR([.$H41]=&quot;&quot;; AND([.$I41]=&quot;&quot;; [.$M41]&lt;&gt;0)); &quot;&quot;; &quot;, &quot;)">
            <text:p/>
          </table:table-cell>
          <table:table-cell table:style-name="ce32" table:formula="of:=IF([.$I41]=&quot;&quot;; &quot;&quot;; IF([.$N41]&gt;0; COM.MICROSOFT.CONCAT(&quot;(&quot;; [.$I41]; &quot; &lt;&lt; &quot;; [.$N41]; &quot;)&quot;); [.$I41]))">
            <text:p/>
          </table:table-cell>
          <table:table-cell table:style-name="ce32" table:formula="of:=IF(OR([.$I41]=&quot;&quot;; AND([.$J41]=&quot;&quot;; [.$N41]&lt;&gt;0)); &quot;&quot;; &quot;, &quot;)">
            <text:p/>
          </table:table-cell>
          <table:table-cell table:style-name="ce32" table:formula="of:=IF([.$J41]=&quot;&quot;; &quot;&quot;; IF([.$O41]&gt;0; COM.MICROSOFT.CONCAT(&quot;(&quot;; [.$J41]; &quot; &lt;&lt; &quot;; [.$O41]; &quot;)&quot;); [.$J41]))">
            <text:p/>
          </table:table-cell>
          <table:table-cell table:style-name="ce33" table:formula="of:=IF(OR([.$J41]=&quot;&quot;; AND([.$O41]&lt;&gt;0)); &quot;&quot;; &quot;, &quot;)">
            <text:p/>
          </table:table-cell>
          <table:table-cell table:formula="of:=COM.MICROSOFT.CONCAT(&quot;// &quot;; [.B41]; &quot; &quot;; IF([.A41]=&quot;&quot;; &quot;   &quot;; COM.MICROSOFT.CONCAT(&quot;-&quot;; [.A41]; &quot;-&quot;)); &quot; &quot;; [.C41])" office:value-type="string" office:string-value="// 39 -'- |11111111|010" calcext:value-type="string">
            <text:p>// 39 -'- |11111111|010</text:p>
          </table:table-cell>
          <table:table-cell table:formula="of:=COM.MICROSOFT.CONCAT([.P41:.Z41])" office:value-type="string" office:string-value="+ 0b1, 0b11111110, (0b10 &lt;&lt; 6)" calcext:value-type="string">
            <text:p>+ 0b1, 0b11111110, (0b10 &lt;&lt; 6)</text:p>
          </table:table-cell>
          <table:table-cell table:formula="of:=COM.MICROSOFT.CONCAT([.AA41]; CHAR(10); [.AB41])" office:value-type="string" office:string-value="// 39 -'- |11111111|010&#10;+ 0b1, 0b11111110, (0b10 &lt;&lt; 6)" calcext:value-type="string">
            <text:p>// 39 -'- |11111111|010</text:p>
            <text:p>+ 0b1, 0b11111110, (0b10 &lt;&lt; 6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(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|11111110|10</text:p>
          </table:table-cell>
          <table:table-cell office:value-type="string" calcext:value-type="string">
            <text:p>1111111010</text:p>
          </table:table-cell>
          <table:table-cell table:formula="of:=8-MOD(LEN([.$D41])-[.$E41]; 8)" office:value-type="float" office:value="6" calcext:value-type="float">
            <text:p>6</text:p>
          </table:table-cell>
          <table:table-cell table:style-name="ce29" table:formula="of:=IF(MID([.$D42];1;[.$E42])=&quot;&quot;; &quot;&quot;; COM.MICROSOFT.CONCAT(&quot;0b&quot;; MID([.$D42];1;[.$E42])))" office:value-type="string" office:string-value="0b111111" calcext:value-type="string">
            <text:p>0b111111</text:p>
          </table:table-cell>
          <table:table-cell table:style-name="ce29" table:formula="of:=IF(MID([.$D42];1+[.$E42]; 8)=&quot;&quot;; &quot;&quot;; COM.MICROSOFT.CONCAT(&quot;0b&quot;; MID([.$D42];1+[.$E42]; 8)))" office:value-type="string" office:string-value="0b1010" calcext:value-type="string">
            <text:p>0b1010</text:p>
          </table:table-cell>
          <table:table-cell table:style-name="ce29" table:formula="of:=IF(MID([.$D42];1+[.$E42]+8; 8)=&quot;&quot;; &quot;&quot;; COM.MICROSOFT.CONCAT(&quot;0b&quot;; MID([.$D42];1+[.$E42]+8; 8)))">
            <text:p/>
          </table:table-cell>
          <table:table-cell table:style-name="ce29" table:formula="of:=IF(MID([.$D42];1+[.$E42]+8+8; 8)=&quot;&quot;; &quot;&quot;; COM.MICROSOFT.CONCAT(&quot;0b&quot;; MID([.$D42];1+[.$E42]+8+8; 8)))">
            <text:p/>
          </table:table-cell>
          <table:table-cell table:style-name="ce29" table:formula="of:=IF(MID([.$D42];1+[.$E42]+8+8+8; 8)=&quot;&quot;; &quot;&quot;; COM.MICROSOFT.CONCAT(&quot;0b&quot;; MID([.$D42];1+[.$E42]+8+8+8; 8)))">
            <text:p/>
          </table:table-cell>
          <table:table-cell table:style-name="ce31" table:formula="of:=[.E42]-LEN([.F42])+2" office:value-type="float" office:value="0" calcext:value-type="float">
            <text:p>0</text:p>
          </table:table-cell>
          <table:table-cell table:style-name="ce29" table:formula="of:=IF([.G42]=&quot;&quot;; &quot;&quot;; 8-LEN([.G42])+2)" office:value-type="float" office:value="4" calcext:value-type="float">
            <text:p>4</text:p>
          </table:table-cell>
          <table:table-cell table:style-name="ce29" table:formula="of:=IF([.H42]=&quot;&quot;; &quot;&quot;; 8-LEN([.H42])+2)">
            <text:p/>
          </table:table-cell>
          <table:table-cell table:style-name="ce29" table:formula="of:=IF([.I42]=&quot;&quot;; &quot;&quot;; 8-LEN([.I42])+2)">
            <text:p/>
          </table:table-cell>
          <table:table-cell table:style-name="ce29" table:formula="of:=IF([.J42]=&quot;&quot;; &quot;&quot;; 8-LEN([.J42])+2)">
            <text:p/>
          </table:table-cell>
          <table:table-cell table:style-name="ce31" table:formula="of:=IF(OR([.$F42]=&quot;&quot;; [.$E42]=8); &quot;&quot;; &quot;+ &quot;)" office:value-type="string" office:string-value="+ " calcext:value-type="string">
            <text:p>+ </text:p>
          </table:table-cell>
          <table:table-cell table:style-name="ce32" table:formula="of:=IF([.$F42]=&quot;&quot;; &quot;&quot;; IF([.$K42]&gt;0; COM.MICROSOFT.CONCAT(&quot;(&quot;; [.$F42]; &quot; &lt;&lt; &quot;; [.$K42]; &quot;)&quot;); [.$F42]))" office:value-type="string" office:string-value="0b111111" calcext:value-type="string">
            <text:p>0b111111</text:p>
          </table:table-cell>
          <table:table-cell table:style-name="ce32" table:formula="of:=IF(OR([.$F42]=&quot;&quot;; AND([.$G42]=&quot;&quot;; [.$K42]&lt;&gt;0)); &quot;&quot;; &quot;, &quot;)" office:value-type="string" office:string-value=", " calcext:value-type="string">
            <text:p>, </text:p>
          </table:table-cell>
          <table:table-cell table:style-name="ce32" table:formula="of:=IF([.$G42]=&quot;&quot;; &quot;&quot;; IF([.$L42]&gt;0; COM.MICROSOFT.CONCAT(&quot;(&quot;; [.$G42]; &quot; &lt;&lt; &quot;; [.$L42]; &quot;)&quot;); [.$G42]))" office:value-type="string" office:string-value="(0b1010 &lt;&lt; 4)" calcext:value-type="string">
            <text:p>(0b1010 &lt;&lt; 4)</text:p>
          </table:table-cell>
          <table:table-cell table:style-name="ce32" table:formula="of:=IF(OR([.$G42]=&quot;&quot;; AND([.$H42]=&quot;&quot;; [.$L42]&lt;&gt;0)); &quot;&quot;; &quot;, &quot;)">
            <text:p/>
          </table:table-cell>
          <table:table-cell table:style-name="ce32" table:formula="of:=IF([.$H42]=&quot;&quot;; &quot;&quot;; IF([.$M42]&gt;0; COM.MICROSOFT.CONCAT(&quot;(&quot;; [.$H42]; &quot; &lt;&lt; &quot;; [.$M42]; &quot;)&quot;); [.$H42]))">
            <text:p/>
          </table:table-cell>
          <table:table-cell table:style-name="ce32" table:formula="of:=IF(OR([.$H42]=&quot;&quot;; AND([.$I42]=&quot;&quot;; [.$M42]&lt;&gt;0)); &quot;&quot;; &quot;, &quot;)">
            <text:p/>
          </table:table-cell>
          <table:table-cell table:style-name="ce32" table:formula="of:=IF([.$I42]=&quot;&quot;; &quot;&quot;; IF([.$N42]&gt;0; COM.MICROSOFT.CONCAT(&quot;(&quot;; [.$I42]; &quot; &lt;&lt; &quot;; [.$N42]; &quot;)&quot;); [.$I42]))">
            <text:p/>
          </table:table-cell>
          <table:table-cell table:style-name="ce32" table:formula="of:=IF(OR([.$I42]=&quot;&quot;; AND([.$J42]=&quot;&quot;; [.$N42]&lt;&gt;0)); &quot;&quot;; &quot;, &quot;)">
            <text:p/>
          </table:table-cell>
          <table:table-cell table:style-name="ce32" table:formula="of:=IF([.$J42]=&quot;&quot;; &quot;&quot;; IF([.$O42]&gt;0; COM.MICROSOFT.CONCAT(&quot;(&quot;; [.$J42]; &quot; &lt;&lt; &quot;; [.$O42]; &quot;)&quot;); [.$J42]))">
            <text:p/>
          </table:table-cell>
          <table:table-cell table:style-name="ce33" table:formula="of:=IF(OR([.$J42]=&quot;&quot;; AND([.$O42]&lt;&gt;0)); &quot;&quot;; &quot;, &quot;)">
            <text:p/>
          </table:table-cell>
          <table:table-cell table:formula="of:=COM.MICROSOFT.CONCAT(&quot;// &quot;; [.B42]; &quot; &quot;; IF([.A42]=&quot;&quot;; &quot;   &quot;; COM.MICROSOFT.CONCAT(&quot;-&quot;; [.A42]; &quot;-&quot;)); &quot; &quot;; [.C42])" office:value-type="string" office:string-value="// 40 -(- |11111110|10" calcext:value-type="string">
            <text:p>// 40 -(- |11111110|10</text:p>
          </table:table-cell>
          <table:table-cell table:formula="of:=COM.MICROSOFT.CONCAT([.P42:.Z42])" office:value-type="string" office:string-value="+ 0b111111, (0b1010 &lt;&lt; 4)" calcext:value-type="string">
            <text:p>+ 0b111111, (0b1010 &lt;&lt; 4)</text:p>
          </table:table-cell>
          <table:table-cell table:formula="of:=COM.MICROSOFT.CONCAT([.AA42]; CHAR(10); [.AB42])" office:value-type="string" office:string-value="// 40 -(- |11111110|10&#10;+ 0b111111, (0b1010 &lt;&lt; 4)" calcext:value-type="string">
            <text:p>// 40 -(- |11111110|10</text:p>
            <text:p>+ 0b111111, (0b1010 &lt;&lt; 4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)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|11111110|11</text:p>
          </table:table-cell>
          <table:table-cell office:value-type="string" calcext:value-type="string">
            <text:p>1111111011</text:p>
          </table:table-cell>
          <table:table-cell table:formula="of:=8-MOD(LEN([.$D42])-[.$E42]; 8)" office:value-type="float" office:value="4" calcext:value-type="float">
            <text:p>4</text:p>
          </table:table-cell>
          <table:table-cell table:style-name="ce29" table:formula="of:=IF(MID([.$D43];1;[.$E43])=&quot;&quot;; &quot;&quot;; COM.MICROSOFT.CONCAT(&quot;0b&quot;; MID([.$D43];1;[.$E43])))" office:value-type="string" office:string-value="0b1111" calcext:value-type="string">
            <text:p>0b1111</text:p>
          </table:table-cell>
          <table:table-cell table:style-name="ce29" table:formula="of:=IF(MID([.$D43];1+[.$E43]; 8)=&quot;&quot;; &quot;&quot;; COM.MICROSOFT.CONCAT(&quot;0b&quot;; MID([.$D43];1+[.$E43]; 8)))" office:value-type="string" office:string-value="0b111011" calcext:value-type="string">
            <text:p>0b111011</text:p>
          </table:table-cell>
          <table:table-cell table:style-name="ce29" table:formula="of:=IF(MID([.$D43];1+[.$E43]+8; 8)=&quot;&quot;; &quot;&quot;; COM.MICROSOFT.CONCAT(&quot;0b&quot;; MID([.$D43];1+[.$E43]+8; 8)))">
            <text:p/>
          </table:table-cell>
          <table:table-cell table:style-name="ce29" table:formula="of:=IF(MID([.$D43];1+[.$E43]+8+8; 8)=&quot;&quot;; &quot;&quot;; COM.MICROSOFT.CONCAT(&quot;0b&quot;; MID([.$D43];1+[.$E43]+8+8; 8)))">
            <text:p/>
          </table:table-cell>
          <table:table-cell table:style-name="ce29" table:formula="of:=IF(MID([.$D43];1+[.$E43]+8+8+8; 8)=&quot;&quot;; &quot;&quot;; COM.MICROSOFT.CONCAT(&quot;0b&quot;; MID([.$D43];1+[.$E43]+8+8+8; 8)))">
            <text:p/>
          </table:table-cell>
          <table:table-cell table:style-name="ce31" table:formula="of:=[.E43]-LEN([.F43])+2" office:value-type="float" office:value="0" calcext:value-type="float">
            <text:p>0</text:p>
          </table:table-cell>
          <table:table-cell table:style-name="ce29" table:formula="of:=IF([.G43]=&quot;&quot;; &quot;&quot;; 8-LEN([.G43])+2)" office:value-type="float" office:value="2" calcext:value-type="float">
            <text:p>2</text:p>
          </table:table-cell>
          <table:table-cell table:style-name="ce29" table:formula="of:=IF([.H43]=&quot;&quot;; &quot;&quot;; 8-LEN([.H43])+2)">
            <text:p/>
          </table:table-cell>
          <table:table-cell table:style-name="ce29" table:formula="of:=IF([.I43]=&quot;&quot;; &quot;&quot;; 8-LEN([.I43])+2)">
            <text:p/>
          </table:table-cell>
          <table:table-cell table:style-name="ce29" table:formula="of:=IF([.J43]=&quot;&quot;; &quot;&quot;; 8-LEN([.J43])+2)">
            <text:p/>
          </table:table-cell>
          <table:table-cell table:style-name="ce31" table:formula="of:=IF(OR([.$F43]=&quot;&quot;; [.$E43]=8); &quot;&quot;; &quot;+ &quot;)" office:value-type="string" office:string-value="+ " calcext:value-type="string">
            <text:p>+ </text:p>
          </table:table-cell>
          <table:table-cell table:style-name="ce32" table:formula="of:=IF([.$F43]=&quot;&quot;; &quot;&quot;; IF([.$K43]&gt;0; COM.MICROSOFT.CONCAT(&quot;(&quot;; [.$F43]; &quot; &lt;&lt; &quot;; [.$K43]; &quot;)&quot;); [.$F43]))" office:value-type="string" office:string-value="0b1111" calcext:value-type="string">
            <text:p>0b1111</text:p>
          </table:table-cell>
          <table:table-cell table:style-name="ce32" table:formula="of:=IF(OR([.$F43]=&quot;&quot;; AND([.$G43]=&quot;&quot;; [.$K43]&lt;&gt;0)); &quot;&quot;; &quot;, &quot;)" office:value-type="string" office:string-value=", " calcext:value-type="string">
            <text:p>, </text:p>
          </table:table-cell>
          <table:table-cell table:style-name="ce32" table:formula="of:=IF([.$G43]=&quot;&quot;; &quot;&quot;; IF([.$L43]&gt;0; COM.MICROSOFT.CONCAT(&quot;(&quot;; [.$G43]; &quot; &lt;&lt; &quot;; [.$L43]; &quot;)&quot;); [.$G43]))" office:value-type="string" office:string-value="(0b111011 &lt;&lt; 2)" calcext:value-type="string">
            <text:p>(0b111011 &lt;&lt; 2)</text:p>
          </table:table-cell>
          <table:table-cell table:style-name="ce32" table:formula="of:=IF(OR([.$G43]=&quot;&quot;; AND([.$H43]=&quot;&quot;; [.$L43]&lt;&gt;0)); &quot;&quot;; &quot;, &quot;)">
            <text:p/>
          </table:table-cell>
          <table:table-cell table:style-name="ce32" table:formula="of:=IF([.$H43]=&quot;&quot;; &quot;&quot;; IF([.$M43]&gt;0; COM.MICROSOFT.CONCAT(&quot;(&quot;; [.$H43]; &quot; &lt;&lt; &quot;; [.$M43]; &quot;)&quot;); [.$H43]))">
            <text:p/>
          </table:table-cell>
          <table:table-cell table:style-name="ce32" table:formula="of:=IF(OR([.$H43]=&quot;&quot;; AND([.$I43]=&quot;&quot;; [.$M43]&lt;&gt;0)); &quot;&quot;; &quot;, &quot;)">
            <text:p/>
          </table:table-cell>
          <table:table-cell table:style-name="ce32" table:formula="of:=IF([.$I43]=&quot;&quot;; &quot;&quot;; IF([.$N43]&gt;0; COM.MICROSOFT.CONCAT(&quot;(&quot;; [.$I43]; &quot; &lt;&lt; &quot;; [.$N43]; &quot;)&quot;); [.$I43]))">
            <text:p/>
          </table:table-cell>
          <table:table-cell table:style-name="ce32" table:formula="of:=IF(OR([.$I43]=&quot;&quot;; AND([.$J43]=&quot;&quot;; [.$N43]&lt;&gt;0)); &quot;&quot;; &quot;, &quot;)">
            <text:p/>
          </table:table-cell>
          <table:table-cell table:style-name="ce32" table:formula="of:=IF([.$J43]=&quot;&quot;; &quot;&quot;; IF([.$O43]&gt;0; COM.MICROSOFT.CONCAT(&quot;(&quot;; [.$J43]; &quot; &lt;&lt; &quot;; [.$O43]; &quot;)&quot;); [.$J43]))">
            <text:p/>
          </table:table-cell>
          <table:table-cell table:style-name="ce33" table:formula="of:=IF(OR([.$J43]=&quot;&quot;; AND([.$O43]&lt;&gt;0)); &quot;&quot;; &quot;, &quot;)">
            <text:p/>
          </table:table-cell>
          <table:table-cell table:formula="of:=COM.MICROSOFT.CONCAT(&quot;// &quot;; [.B43]; &quot; &quot;; IF([.A43]=&quot;&quot;; &quot;   &quot;; COM.MICROSOFT.CONCAT(&quot;-&quot;; [.A43]; &quot;-&quot;)); &quot; &quot;; [.C43])" office:value-type="string" office:string-value="// 41 -)- |11111110|11" calcext:value-type="string">
            <text:p>// 41 -)- |11111110|11</text:p>
          </table:table-cell>
          <table:table-cell table:formula="of:=COM.MICROSOFT.CONCAT([.P43:.Z43])" office:value-type="string" office:string-value="+ 0b1111, (0b111011 &lt;&lt; 2)" calcext:value-type="string">
            <text:p>+ 0b1111, (0b111011 &lt;&lt; 2)</text:p>
          </table:table-cell>
          <table:table-cell table:formula="of:=COM.MICROSOFT.CONCAT([.AA43]; CHAR(10); [.AB43])" office:value-type="string" office:string-value="// 41 -)- |11111110|11&#10;+ 0b1111, (0b111011 &lt;&lt; 2)" calcext:value-type="string">
            <text:p>// 41 -)- |11111110|11</text:p>
            <text:p>+ 0b1111, (0b111011 &lt;&lt; 2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*</text:p>
          </table:table-cell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|11111001</text:p>
          </table:table-cell>
          <table:table-cell table:style-name="ce8" office:value-type="string" calcext:value-type="string">
            <text:p>11111001</text:p>
          </table:table-cell>
          <table:table-cell table:formula="of:=8-MOD(LEN([.$D43])-[.$E43]; 8)" office:value-type="float" office:value="2" calcext:value-type="float">
            <text:p>2</text:p>
          </table:table-cell>
          <table:table-cell table:style-name="ce29" table:formula="of:=IF(MID([.$D44];1;[.$E44])=&quot;&quot;; &quot;&quot;; COM.MICROSOFT.CONCAT(&quot;0b&quot;; MID([.$D44];1;[.$E44])))" office:value-type="string" office:string-value="0b11" calcext:value-type="string">
            <text:p>0b11</text:p>
          </table:table-cell>
          <table:table-cell table:style-name="ce29" table:formula="of:=IF(MID([.$D44];1+[.$E44]; 8)=&quot;&quot;; &quot;&quot;; COM.MICROSOFT.CONCAT(&quot;0b&quot;; MID([.$D44];1+[.$E44]; 8)))" office:value-type="string" office:string-value="0b111001" calcext:value-type="string">
            <text:p>0b111001</text:p>
          </table:table-cell>
          <table:table-cell table:style-name="ce29" table:formula="of:=IF(MID([.$D44];1+[.$E44]+8; 8)=&quot;&quot;; &quot;&quot;; COM.MICROSOFT.CONCAT(&quot;0b&quot;; MID([.$D44];1+[.$E44]+8; 8)))">
            <text:p/>
          </table:table-cell>
          <table:table-cell table:style-name="ce29" table:formula="of:=IF(MID([.$D44];1+[.$E44]+8+8; 8)=&quot;&quot;; &quot;&quot;; COM.MICROSOFT.CONCAT(&quot;0b&quot;; MID([.$D44];1+[.$E44]+8+8; 8)))">
            <text:p/>
          </table:table-cell>
          <table:table-cell table:style-name="ce29" table:formula="of:=IF(MID([.$D44];1+[.$E44]+8+8+8; 8)=&quot;&quot;; &quot;&quot;; COM.MICROSOFT.CONCAT(&quot;0b&quot;; MID([.$D44];1+[.$E44]+8+8+8; 8)))">
            <text:p/>
          </table:table-cell>
          <table:table-cell table:style-name="ce31" table:formula="of:=[.E44]-LEN([.F44])+2" office:value-type="float" office:value="0" calcext:value-type="float">
            <text:p>0</text:p>
          </table:table-cell>
          <table:table-cell table:style-name="ce29" table:formula="of:=IF([.G44]=&quot;&quot;; &quot;&quot;; 8-LEN([.G44])+2)" office:value-type="float" office:value="2" calcext:value-type="float">
            <text:p>2</text:p>
          </table:table-cell>
          <table:table-cell table:style-name="ce29" table:formula="of:=IF([.H44]=&quot;&quot;; &quot;&quot;; 8-LEN([.H44])+2)">
            <text:p/>
          </table:table-cell>
          <table:table-cell table:style-name="ce29" table:formula="of:=IF([.I44]=&quot;&quot;; &quot;&quot;; 8-LEN([.I44])+2)">
            <text:p/>
          </table:table-cell>
          <table:table-cell table:style-name="ce29" table:formula="of:=IF([.J44]=&quot;&quot;; &quot;&quot;; 8-LEN([.J44])+2)">
            <text:p/>
          </table:table-cell>
          <table:table-cell table:style-name="ce31" table:formula="of:=IF(OR([.$F44]=&quot;&quot;; [.$E44]=8); &quot;&quot;; &quot;+ &quot;)" office:value-type="string" office:string-value="+ " calcext:value-type="string">
            <text:p>+ </text:p>
          </table:table-cell>
          <table:table-cell table:style-name="ce32" table:formula="of:=IF([.$F44]=&quot;&quot;; &quot;&quot;; IF([.$K44]&gt;0; COM.MICROSOFT.CONCAT(&quot;(&quot;; [.$F44]; &quot; &lt;&lt; &quot;; [.$K44]; &quot;)&quot;); [.$F44]))" office:value-type="string" office:string-value="0b11" calcext:value-type="string">
            <text:p>0b11</text:p>
          </table:table-cell>
          <table:table-cell table:style-name="ce32" table:formula="of:=IF(OR([.$F44]=&quot;&quot;; AND([.$G44]=&quot;&quot;; [.$K44]&lt;&gt;0)); &quot;&quot;; &quot;, &quot;)" office:value-type="string" office:string-value=", " calcext:value-type="string">
            <text:p>, </text:p>
          </table:table-cell>
          <table:table-cell table:style-name="ce32" table:formula="of:=IF([.$G44]=&quot;&quot;; &quot;&quot;; IF([.$L44]&gt;0; COM.MICROSOFT.CONCAT(&quot;(&quot;; [.$G44]; &quot; &lt;&lt; &quot;; [.$L44]; &quot;)&quot;); [.$G44]))" office:value-type="string" office:string-value="(0b111001 &lt;&lt; 2)" calcext:value-type="string">
            <text:p>(0b111001 &lt;&lt; 2)</text:p>
          </table:table-cell>
          <table:table-cell table:style-name="ce32" table:formula="of:=IF(OR([.$G44]=&quot;&quot;; AND([.$H44]=&quot;&quot;; [.$L44]&lt;&gt;0)); &quot;&quot;; &quot;, &quot;)">
            <text:p/>
          </table:table-cell>
          <table:table-cell table:style-name="ce32" table:formula="of:=IF([.$H44]=&quot;&quot;; &quot;&quot;; IF([.$M44]&gt;0; COM.MICROSOFT.CONCAT(&quot;(&quot;; [.$H44]; &quot; &lt;&lt; &quot;; [.$M44]; &quot;)&quot;); [.$H44]))">
            <text:p/>
          </table:table-cell>
          <table:table-cell table:style-name="ce32" table:formula="of:=IF(OR([.$H44]=&quot;&quot;; AND([.$I44]=&quot;&quot;; [.$M44]&lt;&gt;0)); &quot;&quot;; &quot;, &quot;)">
            <text:p/>
          </table:table-cell>
          <table:table-cell table:style-name="ce32" table:formula="of:=IF([.$I44]=&quot;&quot;; &quot;&quot;; IF([.$N44]&gt;0; COM.MICROSOFT.CONCAT(&quot;(&quot;; [.$I44]; &quot; &lt;&lt; &quot;; [.$N44]; &quot;)&quot;); [.$I44]))">
            <text:p/>
          </table:table-cell>
          <table:table-cell table:style-name="ce32" table:formula="of:=IF(OR([.$I44]=&quot;&quot;; AND([.$J44]=&quot;&quot;; [.$N44]&lt;&gt;0)); &quot;&quot;; &quot;, &quot;)">
            <text:p/>
          </table:table-cell>
          <table:table-cell table:style-name="ce32" table:formula="of:=IF([.$J44]=&quot;&quot;; &quot;&quot;; IF([.$O44]&gt;0; COM.MICROSOFT.CONCAT(&quot;(&quot;; [.$J44]; &quot; &lt;&lt; &quot;; [.$O44]; &quot;)&quot;); [.$J44]))">
            <text:p/>
          </table:table-cell>
          <table:table-cell table:style-name="ce33" table:formula="of:=IF(OR([.$J44]=&quot;&quot;; AND([.$O44]&lt;&gt;0)); &quot;&quot;; &quot;, &quot;)">
            <text:p/>
          </table:table-cell>
          <table:table-cell table:formula="of:=COM.MICROSOFT.CONCAT(&quot;// &quot;; [.B44]; &quot; &quot;; IF([.A44]=&quot;&quot;; &quot;   &quot;; COM.MICROSOFT.CONCAT(&quot;-&quot;; [.A44]; &quot;-&quot;)); &quot; &quot;; [.C44])" office:value-type="string" office:string-value="// 42 -*- |11111001" calcext:value-type="string">
            <text:p>// 42 -*- |11111001</text:p>
          </table:table-cell>
          <table:table-cell table:formula="of:=COM.MICROSOFT.CONCAT([.P44:.Z44])" office:value-type="string" office:string-value="+ 0b11, (0b111001 &lt;&lt; 2)" calcext:value-type="string">
            <text:p>+ 0b11, (0b111001 &lt;&lt; 2)</text:p>
          </table:table-cell>
          <table:table-cell table:formula="of:=COM.MICROSOFT.CONCAT([.AA44]; CHAR(10); [.AB44])" office:value-type="string" office:string-value="// 42 -*- |11111001&#10;+ 0b11, (0b111001 &lt;&lt; 2)" calcext:value-type="string">
            <text:p>// 42 -*- |11111001</text:p>
            <text:p>+ 0b11, (0b111001 &lt;&lt; 2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+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|11111111|011</text:p>
          </table:table-cell>
          <table:table-cell office:value-type="string" calcext:value-type="string">
            <text:p>11111111011</text:p>
          </table:table-cell>
          <table:table-cell table:formula="of:=8-MOD(LEN([.$D44])-[.$E44]; 8)" office:value-type="float" office:value="2" calcext:value-type="float">
            <text:p>2</text:p>
          </table:table-cell>
          <table:table-cell table:style-name="ce29" table:formula="of:=IF(MID([.$D45];1;[.$E45])=&quot;&quot;; &quot;&quot;; COM.MICROSOFT.CONCAT(&quot;0b&quot;; MID([.$D45];1;[.$E45])))" office:value-type="string" office:string-value="0b11" calcext:value-type="string">
            <text:p>0b11</text:p>
          </table:table-cell>
          <table:table-cell table:style-name="ce29" table:formula="of:=IF(MID([.$D45];1+[.$E45]; 8)=&quot;&quot;; &quot;&quot;; COM.MICROSOFT.CONCAT(&quot;0b&quot;; MID([.$D45];1+[.$E45]; 8)))" office:value-type="string" office:string-value="0b11111101" calcext:value-type="string">
            <text:p>0b11111101</text:p>
          </table:table-cell>
          <table:table-cell table:style-name="ce29" table:formula="of:=IF(MID([.$D45];1+[.$E45]+8; 8)=&quot;&quot;; &quot;&quot;; COM.MICROSOFT.CONCAT(&quot;0b&quot;; MID([.$D45];1+[.$E45]+8; 8)))" office:value-type="string" office:string-value="0b1" calcext:value-type="string">
            <text:p>0b1</text:p>
          </table:table-cell>
          <table:table-cell table:style-name="ce29" table:formula="of:=IF(MID([.$D45];1+[.$E45]+8+8; 8)=&quot;&quot;; &quot;&quot;; COM.MICROSOFT.CONCAT(&quot;0b&quot;; MID([.$D45];1+[.$E45]+8+8; 8)))">
            <text:p/>
          </table:table-cell>
          <table:table-cell table:style-name="ce29" table:formula="of:=IF(MID([.$D45];1+[.$E45]+8+8+8; 8)=&quot;&quot;; &quot;&quot;; COM.MICROSOFT.CONCAT(&quot;0b&quot;; MID([.$D45];1+[.$E45]+8+8+8; 8)))">
            <text:p/>
          </table:table-cell>
          <table:table-cell table:style-name="ce31" table:formula="of:=[.E45]-LEN([.F45])+2" office:value-type="float" office:value="0" calcext:value-type="float">
            <text:p>0</text:p>
          </table:table-cell>
          <table:table-cell table:style-name="ce29" table:formula="of:=IF([.G45]=&quot;&quot;; &quot;&quot;; 8-LEN([.G45])+2)" office:value-type="float" office:value="0" calcext:value-type="float">
            <text:p>0</text:p>
          </table:table-cell>
          <table:table-cell table:style-name="ce29" table:formula="of:=IF([.H45]=&quot;&quot;; &quot;&quot;; 8-LEN([.H45])+2)" office:value-type="float" office:value="7" calcext:value-type="float">
            <text:p>7</text:p>
          </table:table-cell>
          <table:table-cell table:style-name="ce29" table:formula="of:=IF([.I45]=&quot;&quot;; &quot;&quot;; 8-LEN([.I45])+2)">
            <text:p/>
          </table:table-cell>
          <table:table-cell table:style-name="ce29" table:formula="of:=IF([.J45]=&quot;&quot;; &quot;&quot;; 8-LEN([.J45])+2)">
            <text:p/>
          </table:table-cell>
          <table:table-cell table:style-name="ce31" table:formula="of:=IF(OR([.$F45]=&quot;&quot;; [.$E45]=8); &quot;&quot;; &quot;+ &quot;)" office:value-type="string" office:string-value="+ " calcext:value-type="string">
            <text:p>+ </text:p>
          </table:table-cell>
          <table:table-cell table:style-name="ce32" table:formula="of:=IF([.$F45]=&quot;&quot;; &quot;&quot;; IF([.$K45]&gt;0; COM.MICROSOFT.CONCAT(&quot;(&quot;; [.$F45]; &quot; &lt;&lt; &quot;; [.$K45]; &quot;)&quot;); [.$F45]))" office:value-type="string" office:string-value="0b11" calcext:value-type="string">
            <text:p>0b11</text:p>
          </table:table-cell>
          <table:table-cell table:style-name="ce32" table:formula="of:=IF(OR([.$F45]=&quot;&quot;; AND([.$G45]=&quot;&quot;; [.$K45]&lt;&gt;0)); &quot;&quot;; &quot;, &quot;)" office:value-type="string" office:string-value=", " calcext:value-type="string">
            <text:p>, </text:p>
          </table:table-cell>
          <table:table-cell table:style-name="ce32" table:formula="of:=IF([.$G45]=&quot;&quot;; &quot;&quot;; IF([.$L45]&gt;0; COM.MICROSOFT.CONCAT(&quot;(&quot;; [.$G45]; &quot; &lt;&lt; &quot;; [.$L45]; &quot;)&quot;); [.$G45]))" office:value-type="string" office:string-value="0b11111101" calcext:value-type="string">
            <text:p>0b11111101</text:p>
          </table:table-cell>
          <table:table-cell table:style-name="ce32" table:formula="of:=IF(OR([.$G45]=&quot;&quot;; AND([.$H45]=&quot;&quot;; [.$L45]&lt;&gt;0)); &quot;&quot;; &quot;, &quot;)" office:value-type="string" office:string-value=", " calcext:value-type="string">
            <text:p>, </text:p>
          </table:table-cell>
          <table:table-cell table:style-name="ce32" table:formula="of:=IF([.$H45]=&quot;&quot;; &quot;&quot;; IF([.$M45]&gt;0; COM.MICROSOFT.CONCAT(&quot;(&quot;; [.$H45]; &quot; &lt;&lt; &quot;; [.$M45]; &quot;)&quot;); [.$H45]))" office:value-type="string" office:string-value="(0b1 &lt;&lt; 7)" calcext:value-type="string">
            <text:p>(0b1 &lt;&lt; 7)</text:p>
          </table:table-cell>
          <table:table-cell table:style-name="ce32" table:formula="of:=IF(OR([.$H45]=&quot;&quot;; AND([.$I45]=&quot;&quot;; [.$M45]&lt;&gt;0)); &quot;&quot;; &quot;, &quot;)">
            <text:p/>
          </table:table-cell>
          <table:table-cell table:style-name="ce32" table:formula="of:=IF([.$I45]=&quot;&quot;; &quot;&quot;; IF([.$N45]&gt;0; COM.MICROSOFT.CONCAT(&quot;(&quot;; [.$I45]; &quot; &lt;&lt; &quot;; [.$N45]; &quot;)&quot;); [.$I45]))">
            <text:p/>
          </table:table-cell>
          <table:table-cell table:style-name="ce32" table:formula="of:=IF(OR([.$I45]=&quot;&quot;; AND([.$J45]=&quot;&quot;; [.$N45]&lt;&gt;0)); &quot;&quot;; &quot;, &quot;)">
            <text:p/>
          </table:table-cell>
          <table:table-cell table:style-name="ce32" table:formula="of:=IF([.$J45]=&quot;&quot;; &quot;&quot;; IF([.$O45]&gt;0; COM.MICROSOFT.CONCAT(&quot;(&quot;; [.$J45]; &quot; &lt;&lt; &quot;; [.$O45]; &quot;)&quot;); [.$J45]))">
            <text:p/>
          </table:table-cell>
          <table:table-cell table:style-name="ce33" table:formula="of:=IF(OR([.$J45]=&quot;&quot;; AND([.$O45]&lt;&gt;0)); &quot;&quot;; &quot;, &quot;)">
            <text:p/>
          </table:table-cell>
          <table:table-cell table:formula="of:=COM.MICROSOFT.CONCAT(&quot;// &quot;; [.B45]; &quot; &quot;; IF([.A45]=&quot;&quot;; &quot;   &quot;; COM.MICROSOFT.CONCAT(&quot;-&quot;; [.A45]; &quot;-&quot;)); &quot; &quot;; [.C45])" office:value-type="string" office:string-value="// 43 -+- |11111111|011" calcext:value-type="string">
            <text:p>// 43 -+- |11111111|011</text:p>
          </table:table-cell>
          <table:table-cell table:formula="of:=COM.MICROSOFT.CONCAT([.P45:.Z45])" office:value-type="string" office:string-value="+ 0b11, 0b11111101, (0b1 &lt;&lt; 7)" calcext:value-type="string">
            <text:p>+ 0b11, 0b11111101, (0b1 &lt;&lt; 7)</text:p>
          </table:table-cell>
          <table:table-cell table:formula="of:=COM.MICROSOFT.CONCAT([.AA45]; CHAR(10); [.AB45])" office:value-type="string" office:string-value="// 43 -+- |11111111|011&#10;+ 0b11, 0b11111101, (0b1 &lt;&lt; 7)" calcext:value-type="string">
            <text:p>// 43 -+- |11111111|011</text:p>
            <text:p>+ 0b11, 0b11111101, (0b1 &lt;&lt; 7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,</text:p>
          </table:table-cell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|11111010</text:p>
          </table:table-cell>
          <table:table-cell table:style-name="ce8" office:value-type="string" calcext:value-type="string">
            <text:p>11111010</text:p>
          </table:table-cell>
          <table:table-cell table:formula="of:=8-MOD(LEN([.$D45])-[.$E45]; 8)" office:value-type="float" office:value="7" calcext:value-type="float">
            <text:p>7</text:p>
          </table:table-cell>
          <table:table-cell table:style-name="ce29" table:formula="of:=IF(MID([.$D46];1;[.$E46])=&quot;&quot;; &quot;&quot;; COM.MICROSOFT.CONCAT(&quot;0b&quot;; MID([.$D46];1;[.$E46])))" office:value-type="string" office:string-value="0b1111101" calcext:value-type="string">
            <text:p>0b1111101</text:p>
          </table:table-cell>
          <table:table-cell table:style-name="ce29" table:formula="of:=IF(MID([.$D46];1+[.$E46]; 8)=&quot;&quot;; &quot;&quot;; COM.MICROSOFT.CONCAT(&quot;0b&quot;; MID([.$D46];1+[.$E46]; 8)))" office:value-type="string" office:string-value="0b0" calcext:value-type="string">
            <text:p>0b0</text:p>
          </table:table-cell>
          <table:table-cell table:style-name="ce29" table:formula="of:=IF(MID([.$D46];1+[.$E46]+8; 8)=&quot;&quot;; &quot;&quot;; COM.MICROSOFT.CONCAT(&quot;0b&quot;; MID([.$D46];1+[.$E46]+8; 8)))">
            <text:p/>
          </table:table-cell>
          <table:table-cell table:style-name="ce29" table:formula="of:=IF(MID([.$D46];1+[.$E46]+8+8; 8)=&quot;&quot;; &quot;&quot;; COM.MICROSOFT.CONCAT(&quot;0b&quot;; MID([.$D46];1+[.$E46]+8+8; 8)))">
            <text:p/>
          </table:table-cell>
          <table:table-cell table:style-name="ce29" table:formula="of:=IF(MID([.$D46];1+[.$E46]+8+8+8; 8)=&quot;&quot;; &quot;&quot;; COM.MICROSOFT.CONCAT(&quot;0b&quot;; MID([.$D46];1+[.$E46]+8+8+8; 8)))">
            <text:p/>
          </table:table-cell>
          <table:table-cell table:style-name="ce31" table:formula="of:=[.E46]-LEN([.F46])+2" office:value-type="float" office:value="0" calcext:value-type="float">
            <text:p>0</text:p>
          </table:table-cell>
          <table:table-cell table:style-name="ce29" table:formula="of:=IF([.G46]=&quot;&quot;; &quot;&quot;; 8-LEN([.G46])+2)" office:value-type="float" office:value="7" calcext:value-type="float">
            <text:p>7</text:p>
          </table:table-cell>
          <table:table-cell table:style-name="ce29" table:formula="of:=IF([.H46]=&quot;&quot;; &quot;&quot;; 8-LEN([.H46])+2)">
            <text:p/>
          </table:table-cell>
          <table:table-cell table:style-name="ce29" table:formula="of:=IF([.I46]=&quot;&quot;; &quot;&quot;; 8-LEN([.I46])+2)">
            <text:p/>
          </table:table-cell>
          <table:table-cell table:style-name="ce29" table:formula="of:=IF([.J46]=&quot;&quot;; &quot;&quot;; 8-LEN([.J46])+2)">
            <text:p/>
          </table:table-cell>
          <table:table-cell table:style-name="ce31" table:formula="of:=IF(OR([.$F46]=&quot;&quot;; [.$E46]=8); &quot;&quot;; &quot;+ &quot;)" office:value-type="string" office:string-value="+ " calcext:value-type="string">
            <text:p>+ </text:p>
          </table:table-cell>
          <table:table-cell table:style-name="ce32" table:formula="of:=IF([.$F46]=&quot;&quot;; &quot;&quot;; IF([.$K46]&gt;0; COM.MICROSOFT.CONCAT(&quot;(&quot;; [.$F46]; &quot; &lt;&lt; &quot;; [.$K46]; &quot;)&quot;); [.$F46]))" office:value-type="string" office:string-value="0b1111101" calcext:value-type="string">
            <text:p>0b1111101</text:p>
          </table:table-cell>
          <table:table-cell table:style-name="ce32" table:formula="of:=IF(OR([.$F46]=&quot;&quot;; AND([.$G46]=&quot;&quot;; [.$K46]&lt;&gt;0)); &quot;&quot;; &quot;, &quot;)" office:value-type="string" office:string-value=", " calcext:value-type="string">
            <text:p>, </text:p>
          </table:table-cell>
          <table:table-cell table:style-name="ce32" table:formula="of:=IF([.$G46]=&quot;&quot;; &quot;&quot;; IF([.$L46]&gt;0; COM.MICROSOFT.CONCAT(&quot;(&quot;; [.$G46]; &quot; &lt;&lt; &quot;; [.$L46]; &quot;)&quot;); [.$G46]))" office:value-type="string" office:string-value="(0b0 &lt;&lt; 7)" calcext:value-type="string">
            <text:p>(0b0 &lt;&lt; 7)</text:p>
          </table:table-cell>
          <table:table-cell table:style-name="ce32" table:formula="of:=IF(OR([.$G46]=&quot;&quot;; AND([.$H46]=&quot;&quot;; [.$L46]&lt;&gt;0)); &quot;&quot;; &quot;, &quot;)">
            <text:p/>
          </table:table-cell>
          <table:table-cell table:style-name="ce32" table:formula="of:=IF([.$H46]=&quot;&quot;; &quot;&quot;; IF([.$M46]&gt;0; COM.MICROSOFT.CONCAT(&quot;(&quot;; [.$H46]; &quot; &lt;&lt; &quot;; [.$M46]; &quot;)&quot;); [.$H46]))">
            <text:p/>
          </table:table-cell>
          <table:table-cell table:style-name="ce32" table:formula="of:=IF(OR([.$H46]=&quot;&quot;; AND([.$I46]=&quot;&quot;; [.$M46]&lt;&gt;0)); &quot;&quot;; &quot;, &quot;)">
            <text:p/>
          </table:table-cell>
          <table:table-cell table:style-name="ce32" table:formula="of:=IF([.$I46]=&quot;&quot;; &quot;&quot;; IF([.$N46]&gt;0; COM.MICROSOFT.CONCAT(&quot;(&quot;; [.$I46]; &quot; &lt;&lt; &quot;; [.$N46]; &quot;)&quot;); [.$I46]))">
            <text:p/>
          </table:table-cell>
          <table:table-cell table:style-name="ce32" table:formula="of:=IF(OR([.$I46]=&quot;&quot;; AND([.$J46]=&quot;&quot;; [.$N46]&lt;&gt;0)); &quot;&quot;; &quot;, &quot;)">
            <text:p/>
          </table:table-cell>
          <table:table-cell table:style-name="ce32" table:formula="of:=IF([.$J46]=&quot;&quot;; &quot;&quot;; IF([.$O46]&gt;0; COM.MICROSOFT.CONCAT(&quot;(&quot;; [.$J46]; &quot; &lt;&lt; &quot;; [.$O46]; &quot;)&quot;); [.$J46]))">
            <text:p/>
          </table:table-cell>
          <table:table-cell table:style-name="ce33" table:formula="of:=IF(OR([.$J46]=&quot;&quot;; AND([.$O46]&lt;&gt;0)); &quot;&quot;; &quot;, &quot;)">
            <text:p/>
          </table:table-cell>
          <table:table-cell table:formula="of:=COM.MICROSOFT.CONCAT(&quot;// &quot;; [.B46]; &quot; &quot;; IF([.A46]=&quot;&quot;; &quot;   &quot;; COM.MICROSOFT.CONCAT(&quot;-&quot;; [.A46]; &quot;-&quot;)); &quot; &quot;; [.C46])" office:value-type="string" office:string-value="// 44 -,- |11111010" calcext:value-type="string">
            <text:p>// 44 -,- |11111010</text:p>
          </table:table-cell>
          <table:table-cell table:formula="of:=COM.MICROSOFT.CONCAT([.P46:.Z46])" office:value-type="string" office:string-value="+ 0b1111101, (0b0 &lt;&lt; 7)" calcext:value-type="string">
            <text:p>+ 0b1111101, (0b0 &lt;&lt; 7)</text:p>
          </table:table-cell>
          <table:table-cell table:formula="of:=COM.MICROSOFT.CONCAT([.AA46]; CHAR(10); [.AB46])" office:value-type="string" office:string-value="// 44 -,- |11111010&#10;+ 0b1111101, (0b0 &lt;&lt; 7)" calcext:value-type="string">
            <text:p>// 44 -,- |11111010</text:p>
            <text:p>+ 0b1111101, (0b0 &lt;&lt; 7)</text:p>
          </table:table-cell>
          <table:table-cell table:number-columns-repeated="995"/>
        </table:table-row>
        <table:table-row table:style-name="ro4">
          <table:table-cell table:style-name="ce21" office:value-type="string" calcext:value-type="string">
            <text:p>-</text:p>
          </table:table-cell>
          <table:table-cell table:style-name="ce21" office:value-type="float" office:value="45" calcext:value-type="float">
            <text:p>45</text:p>
          </table:table-cell>
          <table:table-cell table:style-name="ce23" office:value-type="string" calcext:value-type="string">
            <text:p>|010110</text:p>
          </table:table-cell>
          <table:table-cell table:style-name="ce23" office:value-type="string" calcext:value-type="string">
            <text:p>010110</text:p>
          </table:table-cell>
          <table:table-cell table:formula="of:=8-MOD(LEN([.$D46])-[.$E46]; 8)" office:value-type="float" office:value="7" calcext:value-type="float">
            <text:p>7</text:p>
          </table:table-cell>
          <table:table-cell table:style-name="ce29" table:formula="of:=IF(MID([.$D47];1;[.$E47])=&quot;&quot;; &quot;&quot;; COM.MICROSOFT.CONCAT(&quot;0b&quot;; MID([.$D47];1;[.$E47])))" office:value-type="string" office:string-value="0b010110" calcext:value-type="string">
            <text:p>0b010110</text:p>
          </table:table-cell>
          <table:table-cell table:style-name="ce29" table:formula="of:=IF(MID([.$D47];1+[.$E47]; 8)=&quot;&quot;; &quot;&quot;; COM.MICROSOFT.CONCAT(&quot;0b&quot;; MID([.$D47];1+[.$E47]; 8)))">
            <text:p/>
          </table:table-cell>
          <table:table-cell table:style-name="ce29" table:formula="of:=IF(MID([.$D47];1+[.$E47]+8; 8)=&quot;&quot;; &quot;&quot;; COM.MICROSOFT.CONCAT(&quot;0b&quot;; MID([.$D47];1+[.$E47]+8; 8)))">
            <text:p/>
          </table:table-cell>
          <table:table-cell table:style-name="ce29" table:formula="of:=IF(MID([.$D47];1+[.$E47]+8+8; 8)=&quot;&quot;; &quot;&quot;; COM.MICROSOFT.CONCAT(&quot;0b&quot;; MID([.$D47];1+[.$E47]+8+8; 8)))">
            <text:p/>
          </table:table-cell>
          <table:table-cell table:style-name="ce29" table:formula="of:=IF(MID([.$D47];1+[.$E47]+8+8+8; 8)=&quot;&quot;; &quot;&quot;; COM.MICROSOFT.CONCAT(&quot;0b&quot;; MID([.$D47];1+[.$E47]+8+8+8; 8)))">
            <text:p/>
          </table:table-cell>
          <table:table-cell table:style-name="ce31" table:formula="of:=[.E47]-LEN([.F47])+2" office:value-type="float" office:value="1" calcext:value-type="float">
            <text:p>1</text:p>
          </table:table-cell>
          <table:table-cell table:style-name="ce29" table:formula="of:=IF([.G47]=&quot;&quot;; &quot;&quot;; 8-LEN([.G47])+2)">
            <text:p/>
          </table:table-cell>
          <table:table-cell table:style-name="ce29" table:formula="of:=IF([.H47]=&quot;&quot;; &quot;&quot;; 8-LEN([.H47])+2)">
            <text:p/>
          </table:table-cell>
          <table:table-cell table:style-name="ce29" table:formula="of:=IF([.I47]=&quot;&quot;; &quot;&quot;; 8-LEN([.I47])+2)">
            <text:p/>
          </table:table-cell>
          <table:table-cell table:style-name="ce29" table:formula="of:=IF([.J47]=&quot;&quot;; &quot;&quot;; 8-LEN([.J47])+2)">
            <text:p/>
          </table:table-cell>
          <table:table-cell table:style-name="ce31" table:formula="of:=IF(OR([.$F47]=&quot;&quot;; [.$E47]=8); &quot;&quot;; &quot;+ &quot;)" office:value-type="string" office:string-value="+ " calcext:value-type="string">
            <text:p>+ </text:p>
          </table:table-cell>
          <table:table-cell table:style-name="ce32" table:formula="of:=IF([.$F47]=&quot;&quot;; &quot;&quot;; IF([.$K47]&gt;0; COM.MICROSOFT.CONCAT(&quot;(&quot;; [.$F47]; &quot; &lt;&lt; &quot;; [.$K47]; &quot;)&quot;); [.$F47]))" office:value-type="string" office:string-value="(0b010110 &lt;&lt; 1)" calcext:value-type="string">
            <text:p>(0b010110 &lt;&lt; 1)</text:p>
          </table:table-cell>
          <table:table-cell table:style-name="ce32" table:formula="of:=IF(OR([.$F47]=&quot;&quot;; AND([.$G47]=&quot;&quot;; [.$K47]&lt;&gt;0)); &quot;&quot;; &quot;, &quot;)">
            <text:p/>
          </table:table-cell>
          <table:table-cell table:style-name="ce32" table:formula="of:=IF([.$G47]=&quot;&quot;; &quot;&quot;; IF([.$L47]&gt;0; COM.MICROSOFT.CONCAT(&quot;(&quot;; [.$G47]; &quot; &lt;&lt; &quot;; [.$L47]; &quot;)&quot;); [.$G47]))">
            <text:p/>
          </table:table-cell>
          <table:table-cell table:style-name="ce32" table:formula="of:=IF(OR([.$G47]=&quot;&quot;; AND([.$H47]=&quot;&quot;; [.$L47]&lt;&gt;0)); &quot;&quot;; &quot;, &quot;)">
            <text:p/>
          </table:table-cell>
          <table:table-cell table:style-name="ce32" table:formula="of:=IF([.$H47]=&quot;&quot;; &quot;&quot;; IF([.$M47]&gt;0; COM.MICROSOFT.CONCAT(&quot;(&quot;; [.$H47]; &quot; &lt;&lt; &quot;; [.$M47]; &quot;)&quot;); [.$H47]))">
            <text:p/>
          </table:table-cell>
          <table:table-cell table:style-name="ce32" table:formula="of:=IF(OR([.$H47]=&quot;&quot;; AND([.$I47]=&quot;&quot;; [.$M47]&lt;&gt;0)); &quot;&quot;; &quot;, &quot;)">
            <text:p/>
          </table:table-cell>
          <table:table-cell table:style-name="ce32" table:formula="of:=IF([.$I47]=&quot;&quot;; &quot;&quot;; IF([.$N47]&gt;0; COM.MICROSOFT.CONCAT(&quot;(&quot;; [.$I47]; &quot; &lt;&lt; &quot;; [.$N47]; &quot;)&quot;); [.$I47]))">
            <text:p/>
          </table:table-cell>
          <table:table-cell table:style-name="ce32" table:formula="of:=IF(OR([.$I47]=&quot;&quot;; AND([.$J47]=&quot;&quot;; [.$N47]&lt;&gt;0)); &quot;&quot;; &quot;, &quot;)">
            <text:p/>
          </table:table-cell>
          <table:table-cell table:style-name="ce32" table:formula="of:=IF([.$J47]=&quot;&quot;; &quot;&quot;; IF([.$O47]&gt;0; COM.MICROSOFT.CONCAT(&quot;(&quot;; [.$J47]; &quot; &lt;&lt; &quot;; [.$O47]; &quot;)&quot;); [.$J47]))">
            <text:p/>
          </table:table-cell>
          <table:table-cell table:style-name="ce33" table:formula="of:=IF(OR([.$J47]=&quot;&quot;; AND([.$O47]&lt;&gt;0)); &quot;&quot;; &quot;, &quot;)">
            <text:p/>
          </table:table-cell>
          <table:table-cell table:formula="of:=COM.MICROSOFT.CONCAT(&quot;// &quot;; [.B47]; &quot; &quot;; IF([.A47]=&quot;&quot;; &quot;   &quot;; COM.MICROSOFT.CONCAT(&quot;-&quot;; [.A47]; &quot;-&quot;)); &quot; &quot;; [.C47])" office:value-type="string" office:string-value="// 45 --- |010110" calcext:value-type="string">
            <text:p>// 45 --- |010110</text:p>
          </table:table-cell>
          <table:table-cell table:formula="of:=COM.MICROSOFT.CONCAT([.P47:.Z47])" office:value-type="string" office:string-value="+ (0b010110 &lt;&lt; 1)" calcext:value-type="string">
            <text:p>+ (0b010110 &lt;&lt; 1)</text:p>
          </table:table-cell>
          <table:table-cell table:formula="of:=COM.MICROSOFT.CONCAT([.AA47]; CHAR(10); [.AB47])" office:value-type="string" office:string-value="// 45 --- |010110&#10;+ (0b010110 &lt;&lt; 1)" calcext:value-type="string">
            <text:p>// 45 --- |010110</text:p>
            <text:p>+ (0b010110 &lt;&lt; 1)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.</text:p>
          </table:table-cell>
          <table:table-cell table:style-name="ce22" office:value-type="float" office:value="46" calcext:value-type="float">
            <text:p>46</text:p>
          </table:table-cell>
          <table:table-cell table:style-name="ce24" office:value-type="string" calcext:value-type="string">
            <text:p>|010111</text:p>
          </table:table-cell>
          <table:table-cell table:style-name="ce24" office:value-type="string" calcext:value-type="string">
            <text:p>010111</text:p>
          </table:table-cell>
          <table:table-cell table:formula="of:=8-MOD(LEN([.$D47])-[.$E47]; 8)" office:value-type="float" office:value="1" calcext:value-type="float">
            <text:p>1</text:p>
          </table:table-cell>
          <table:table-cell table:style-name="ce29" table:formula="of:=IF(MID([.$D48];1;[.$E48])=&quot;&quot;; &quot;&quot;; COM.MICROSOFT.CONCAT(&quot;0b&quot;; MID([.$D48];1;[.$E48])))" office:value-type="string" office:string-value="0b0" calcext:value-type="string">
            <text:p>0b0</text:p>
          </table:table-cell>
          <table:table-cell table:style-name="ce29" table:formula="of:=IF(MID([.$D48];1+[.$E48]; 8)=&quot;&quot;; &quot;&quot;; COM.MICROSOFT.CONCAT(&quot;0b&quot;; MID([.$D48];1+[.$E48]; 8)))" office:value-type="string" office:string-value="0b10111" calcext:value-type="string">
            <text:p>0b10111</text:p>
          </table:table-cell>
          <table:table-cell table:style-name="ce29" table:formula="of:=IF(MID([.$D48];1+[.$E48]+8; 8)=&quot;&quot;; &quot;&quot;; COM.MICROSOFT.CONCAT(&quot;0b&quot;; MID([.$D48];1+[.$E48]+8; 8)))">
            <text:p/>
          </table:table-cell>
          <table:table-cell table:style-name="ce29" table:formula="of:=IF(MID([.$D48];1+[.$E48]+8+8; 8)=&quot;&quot;; &quot;&quot;; COM.MICROSOFT.CONCAT(&quot;0b&quot;; MID([.$D48];1+[.$E48]+8+8; 8)))">
            <text:p/>
          </table:table-cell>
          <table:table-cell table:style-name="ce29" table:formula="of:=IF(MID([.$D48];1+[.$E48]+8+8+8; 8)=&quot;&quot;; &quot;&quot;; COM.MICROSOFT.CONCAT(&quot;0b&quot;; MID([.$D48];1+[.$E48]+8+8+8; 8)))">
            <text:p/>
          </table:table-cell>
          <table:table-cell table:style-name="ce31" table:formula="of:=[.E48]-LEN([.F48])+2" office:value-type="float" office:value="0" calcext:value-type="float">
            <text:p>0</text:p>
          </table:table-cell>
          <table:table-cell table:style-name="ce29" table:formula="of:=IF([.G48]=&quot;&quot;; &quot;&quot;; 8-LEN([.G48])+2)" office:value-type="float" office:value="3" calcext:value-type="float">
            <text:p>3</text:p>
          </table:table-cell>
          <table:table-cell table:style-name="ce29" table:formula="of:=IF([.H48]=&quot;&quot;; &quot;&quot;; 8-LEN([.H48])+2)">
            <text:p/>
          </table:table-cell>
          <table:table-cell table:style-name="ce29" table:formula="of:=IF([.I48]=&quot;&quot;; &quot;&quot;; 8-LEN([.I48])+2)">
            <text:p/>
          </table:table-cell>
          <table:table-cell table:style-name="ce29" table:formula="of:=IF([.J48]=&quot;&quot;; &quot;&quot;; 8-LEN([.J48])+2)">
            <text:p/>
          </table:table-cell>
          <table:table-cell table:style-name="ce31" table:formula="of:=IF(OR([.$F48]=&quot;&quot;; [.$E48]=8); &quot;&quot;; &quot;+ &quot;)" office:value-type="string" office:string-value="+ " calcext:value-type="string">
            <text:p>+ </text:p>
          </table:table-cell>
          <table:table-cell table:style-name="ce32" table:formula="of:=IF([.$F48]=&quot;&quot;; &quot;&quot;; IF([.$K48]&gt;0; COM.MICROSOFT.CONCAT(&quot;(&quot;; [.$F48]; &quot; &lt;&lt; &quot;; [.$K48]; &quot;)&quot;); [.$F48]))" office:value-type="string" office:string-value="0b0" calcext:value-type="string">
            <text:p>0b0</text:p>
          </table:table-cell>
          <table:table-cell table:style-name="ce32" table:formula="of:=IF(OR([.$F48]=&quot;&quot;; AND([.$G48]=&quot;&quot;; [.$K48]&lt;&gt;0)); &quot;&quot;; &quot;, &quot;)" office:value-type="string" office:string-value=", " calcext:value-type="string">
            <text:p>, </text:p>
          </table:table-cell>
          <table:table-cell table:style-name="ce32" table:formula="of:=IF([.$G48]=&quot;&quot;; &quot;&quot;; IF([.$L48]&gt;0; COM.MICROSOFT.CONCAT(&quot;(&quot;; [.$G48]; &quot; &lt;&lt; &quot;; [.$L48]; &quot;)&quot;); [.$G48]))" office:value-type="string" office:string-value="(0b10111 &lt;&lt; 3)" calcext:value-type="string">
            <text:p>(0b10111 &lt;&lt; 3)</text:p>
          </table:table-cell>
          <table:table-cell table:style-name="ce32" table:formula="of:=IF(OR([.$G48]=&quot;&quot;; AND([.$H48]=&quot;&quot;; [.$L48]&lt;&gt;0)); &quot;&quot;; &quot;, &quot;)">
            <text:p/>
          </table:table-cell>
          <table:table-cell table:style-name="ce32" table:formula="of:=IF([.$H48]=&quot;&quot;; &quot;&quot;; IF([.$M48]&gt;0; COM.MICROSOFT.CONCAT(&quot;(&quot;; [.$H48]; &quot; &lt;&lt; &quot;; [.$M48]; &quot;)&quot;); [.$H48]))">
            <text:p/>
          </table:table-cell>
          <table:table-cell table:style-name="ce32" table:formula="of:=IF(OR([.$H48]=&quot;&quot;; AND([.$I48]=&quot;&quot;; [.$M48]&lt;&gt;0)); &quot;&quot;; &quot;, &quot;)">
            <text:p/>
          </table:table-cell>
          <table:table-cell table:style-name="ce32" table:formula="of:=IF([.$I48]=&quot;&quot;; &quot;&quot;; IF([.$N48]&gt;0; COM.MICROSOFT.CONCAT(&quot;(&quot;; [.$I48]; &quot; &lt;&lt; &quot;; [.$N48]; &quot;)&quot;); [.$I48]))">
            <text:p/>
          </table:table-cell>
          <table:table-cell table:style-name="ce32" table:formula="of:=IF(OR([.$I48]=&quot;&quot;; AND([.$J48]=&quot;&quot;; [.$N48]&lt;&gt;0)); &quot;&quot;; &quot;, &quot;)">
            <text:p/>
          </table:table-cell>
          <table:table-cell table:style-name="ce32" table:formula="of:=IF([.$J48]=&quot;&quot;; &quot;&quot;; IF([.$O48]&gt;0; COM.MICROSOFT.CONCAT(&quot;(&quot;; [.$J48]; &quot; &lt;&lt; &quot;; [.$O48]; &quot;)&quot;); [.$J48]))">
            <text:p/>
          </table:table-cell>
          <table:table-cell table:style-name="ce33" table:formula="of:=IF(OR([.$J48]=&quot;&quot;; AND([.$O48]&lt;&gt;0)); &quot;&quot;; &quot;, &quot;)">
            <text:p/>
          </table:table-cell>
          <table:table-cell table:formula="of:=COM.MICROSOFT.CONCAT(&quot;// &quot;; [.B48]; &quot; &quot;; IF([.A48]=&quot;&quot;; &quot;   &quot;; COM.MICROSOFT.CONCAT(&quot;-&quot;; [.A48]; &quot;-&quot;)); &quot; &quot;; [.C48])" office:value-type="string" office:string-value="// 46 -.- |010111" calcext:value-type="string">
            <text:p>// 46 -.- |010111</text:p>
          </table:table-cell>
          <table:table-cell table:formula="of:=COM.MICROSOFT.CONCAT([.P48:.Z48])" office:value-type="string" office:string-value="+ 0b0, (0b10111 &lt;&lt; 3)" calcext:value-type="string">
            <text:p>+ 0b0, (0b10111 &lt;&lt; 3)</text:p>
          </table:table-cell>
          <table:table-cell table:formula="of:=COM.MICROSOFT.CONCAT([.AA48]; CHAR(10); [.AB48])" office:value-type="string" office:string-value="// 46 -.- |010111&#10;+ 0b0, (0b10111 &lt;&lt; 3)" calcext:value-type="string">
            <text:p>// 46 -.- |010111</text:p>
            <text:p>+ 0b0, (0b10111 &lt;&lt; 3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/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|011000</text:p>
          </table:table-cell>
          <table:table-cell office:value-type="string" calcext:value-type="string">
            <text:p>011000</text:p>
          </table:table-cell>
          <table:table-cell table:formula="of:=8-MOD(LEN([.$D48])-[.$E48]; 8)" office:value-type="float" office:value="3" calcext:value-type="float">
            <text:p>3</text:p>
          </table:table-cell>
          <table:table-cell table:style-name="ce29" table:formula="of:=IF(MID([.$D49];1;[.$E49])=&quot;&quot;; &quot;&quot;; COM.MICROSOFT.CONCAT(&quot;0b&quot;; MID([.$D49];1;[.$E49])))" office:value-type="string" office:string-value="0b011" calcext:value-type="string">
            <text:p>0b011</text:p>
          </table:table-cell>
          <table:table-cell table:style-name="ce29" table:formula="of:=IF(MID([.$D49];1+[.$E49]; 8)=&quot;&quot;; &quot;&quot;; COM.MICROSOFT.CONCAT(&quot;0b&quot;; MID([.$D49];1+[.$E49]; 8)))" office:value-type="string" office:string-value="0b000" calcext:value-type="string">
            <text:p>0b000</text:p>
          </table:table-cell>
          <table:table-cell table:style-name="ce29" table:formula="of:=IF(MID([.$D49];1+[.$E49]+8; 8)=&quot;&quot;; &quot;&quot;; COM.MICROSOFT.CONCAT(&quot;0b&quot;; MID([.$D49];1+[.$E49]+8; 8)))">
            <text:p/>
          </table:table-cell>
          <table:table-cell table:style-name="ce29" table:formula="of:=IF(MID([.$D49];1+[.$E49]+8+8; 8)=&quot;&quot;; &quot;&quot;; COM.MICROSOFT.CONCAT(&quot;0b&quot;; MID([.$D49];1+[.$E49]+8+8; 8)))">
            <text:p/>
          </table:table-cell>
          <table:table-cell table:style-name="ce29" table:formula="of:=IF(MID([.$D49];1+[.$E49]+8+8+8; 8)=&quot;&quot;; &quot;&quot;; COM.MICROSOFT.CONCAT(&quot;0b&quot;; MID([.$D49];1+[.$E49]+8+8+8; 8)))">
            <text:p/>
          </table:table-cell>
          <table:table-cell table:style-name="ce31" table:formula="of:=[.E49]-LEN([.F49])+2" office:value-type="float" office:value="0" calcext:value-type="float">
            <text:p>0</text:p>
          </table:table-cell>
          <table:table-cell table:style-name="ce29" table:formula="of:=IF([.G49]=&quot;&quot;; &quot;&quot;; 8-LEN([.G49])+2)" office:value-type="float" office:value="5" calcext:value-type="float">
            <text:p>5</text:p>
          </table:table-cell>
          <table:table-cell table:style-name="ce29" table:formula="of:=IF([.H49]=&quot;&quot;; &quot;&quot;; 8-LEN([.H49])+2)">
            <text:p/>
          </table:table-cell>
          <table:table-cell table:style-name="ce29" table:formula="of:=IF([.I49]=&quot;&quot;; &quot;&quot;; 8-LEN([.I49])+2)">
            <text:p/>
          </table:table-cell>
          <table:table-cell table:style-name="ce29" table:formula="of:=IF([.J49]=&quot;&quot;; &quot;&quot;; 8-LEN([.J49])+2)">
            <text:p/>
          </table:table-cell>
          <table:table-cell table:style-name="ce31" table:formula="of:=IF(OR([.$F49]=&quot;&quot;; [.$E49]=8); &quot;&quot;; &quot;+ &quot;)" office:value-type="string" office:string-value="+ " calcext:value-type="string">
            <text:p>+ </text:p>
          </table:table-cell>
          <table:table-cell table:style-name="ce32" table:formula="of:=IF([.$F49]=&quot;&quot;; &quot;&quot;; IF([.$K49]&gt;0; COM.MICROSOFT.CONCAT(&quot;(&quot;; [.$F49]; &quot; &lt;&lt; &quot;; [.$K49]; &quot;)&quot;); [.$F49]))" office:value-type="string" office:string-value="0b011" calcext:value-type="string">
            <text:p>0b011</text:p>
          </table:table-cell>
          <table:table-cell table:style-name="ce32" table:formula="of:=IF(OR([.$F49]=&quot;&quot;; AND([.$G49]=&quot;&quot;; [.$K49]&lt;&gt;0)); &quot;&quot;; &quot;, &quot;)" office:value-type="string" office:string-value=", " calcext:value-type="string">
            <text:p>, </text:p>
          </table:table-cell>
          <table:table-cell table:style-name="ce32" table:formula="of:=IF([.$G49]=&quot;&quot;; &quot;&quot;; IF([.$L49]&gt;0; COM.MICROSOFT.CONCAT(&quot;(&quot;; [.$G49]; &quot; &lt;&lt; &quot;; [.$L49]; &quot;)&quot;); [.$G49]))" office:value-type="string" office:string-value="(0b000 &lt;&lt; 5)" calcext:value-type="string">
            <text:p>(0b000 &lt;&lt; 5)</text:p>
          </table:table-cell>
          <table:table-cell table:style-name="ce32" table:formula="of:=IF(OR([.$G49]=&quot;&quot;; AND([.$H49]=&quot;&quot;; [.$L49]&lt;&gt;0)); &quot;&quot;; &quot;, &quot;)">
            <text:p/>
          </table:table-cell>
          <table:table-cell table:style-name="ce32" table:formula="of:=IF([.$H49]=&quot;&quot;; &quot;&quot;; IF([.$M49]&gt;0; COM.MICROSOFT.CONCAT(&quot;(&quot;; [.$H49]; &quot; &lt;&lt; &quot;; [.$M49]; &quot;)&quot;); [.$H49]))">
            <text:p/>
          </table:table-cell>
          <table:table-cell table:style-name="ce32" table:formula="of:=IF(OR([.$H49]=&quot;&quot;; AND([.$I49]=&quot;&quot;; [.$M49]&lt;&gt;0)); &quot;&quot;; &quot;, &quot;)">
            <text:p/>
          </table:table-cell>
          <table:table-cell table:style-name="ce32" table:formula="of:=IF([.$I49]=&quot;&quot;; &quot;&quot;; IF([.$N49]&gt;0; COM.MICROSOFT.CONCAT(&quot;(&quot;; [.$I49]; &quot; &lt;&lt; &quot;; [.$N49]; &quot;)&quot;); [.$I49]))">
            <text:p/>
          </table:table-cell>
          <table:table-cell table:style-name="ce32" table:formula="of:=IF(OR([.$I49]=&quot;&quot;; AND([.$J49]=&quot;&quot;; [.$N49]&lt;&gt;0)); &quot;&quot;; &quot;, &quot;)">
            <text:p/>
          </table:table-cell>
          <table:table-cell table:style-name="ce32" table:formula="of:=IF([.$J49]=&quot;&quot;; &quot;&quot;; IF([.$O49]&gt;0; COM.MICROSOFT.CONCAT(&quot;(&quot;; [.$J49]; &quot; &lt;&lt; &quot;; [.$O49]; &quot;)&quot;); [.$J49]))">
            <text:p/>
          </table:table-cell>
          <table:table-cell table:style-name="ce33" table:formula="of:=IF(OR([.$J49]=&quot;&quot;; AND([.$O49]&lt;&gt;0)); &quot;&quot;; &quot;, &quot;)">
            <text:p/>
          </table:table-cell>
          <table:table-cell table:formula="of:=COM.MICROSOFT.CONCAT(&quot;// &quot;; [.B49]; &quot; &quot;; IF([.A49]=&quot;&quot;; &quot;   &quot;; COM.MICROSOFT.CONCAT(&quot;-&quot;; [.A49]; &quot;-&quot;)); &quot; &quot;; [.C49])" office:value-type="string" office:string-value="// 47 -/- |011000" calcext:value-type="string">
            <text:p>// 47 -/- |011000</text:p>
          </table:table-cell>
          <table:table-cell table:formula="of:=COM.MICROSOFT.CONCAT([.P49:.Z49])" office:value-type="string" office:string-value="+ 0b011, (0b000 &lt;&lt; 5)" calcext:value-type="string">
            <text:p>+ 0b011, (0b000 &lt;&lt; 5)</text:p>
          </table:table-cell>
          <table:table-cell table:formula="of:=COM.MICROSOFT.CONCAT([.AA49]; CHAR(10); [.AB49])" office:value-type="string" office:string-value="// 47 -/- |011000&#10;+ 0b011, (0b000 &lt;&lt; 5)" calcext:value-type="string">
            <text:p>// 47 -/- |011000</text:p>
            <text:p>+ 0b011, (0b000 &lt;&lt; 5)</text:p>
          </table:table-cell>
          <table:table-cell table:number-columns-repeated="995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|00000</text:p>
          </table:table-cell>
          <table:table-cell office:value-type="string" calcext:value-type="string">
            <text:p>00000</text:p>
          </table:table-cell>
          <table:table-cell table:formula="of:=8-MOD(LEN([.$D49])-[.$E49]; 8)" office:value-type="float" office:value="5" calcext:value-type="float">
            <text:p>5</text:p>
          </table:table-cell>
          <table:table-cell table:style-name="ce29" table:formula="of:=IF(MID([.$D50];1;[.$E50])=&quot;&quot;; &quot;&quot;; COM.MICROSOFT.CONCAT(&quot;0b&quot;; MID([.$D50];1;[.$E50])))" office:value-type="string" office:string-value="0b00000" calcext:value-type="string">
            <text:p>0b00000</text:p>
          </table:table-cell>
          <table:table-cell table:style-name="ce29" table:formula="of:=IF(MID([.$D50];1+[.$E50]; 8)=&quot;&quot;; &quot;&quot;; COM.MICROSOFT.CONCAT(&quot;0b&quot;; MID([.$D50];1+[.$E50]; 8)))">
            <text:p/>
          </table:table-cell>
          <table:table-cell table:style-name="ce29" table:formula="of:=IF(MID([.$D50];1+[.$E50]+8; 8)=&quot;&quot;; &quot;&quot;; COM.MICROSOFT.CONCAT(&quot;0b&quot;; MID([.$D50];1+[.$E50]+8; 8)))">
            <text:p/>
          </table:table-cell>
          <table:table-cell table:style-name="ce29" table:formula="of:=IF(MID([.$D50];1+[.$E50]+8+8; 8)=&quot;&quot;; &quot;&quot;; COM.MICROSOFT.CONCAT(&quot;0b&quot;; MID([.$D50];1+[.$E50]+8+8; 8)))">
            <text:p/>
          </table:table-cell>
          <table:table-cell table:style-name="ce29" table:formula="of:=IF(MID([.$D50];1+[.$E50]+8+8+8; 8)=&quot;&quot;; &quot;&quot;; COM.MICROSOFT.CONCAT(&quot;0b&quot;; MID([.$D50];1+[.$E50]+8+8+8; 8)))">
            <text:p/>
          </table:table-cell>
          <table:table-cell table:style-name="ce31" table:formula="of:=[.E50]-LEN([.F50])+2" office:value-type="float" office:value="0" calcext:value-type="float">
            <text:p>0</text:p>
          </table:table-cell>
          <table:table-cell table:style-name="ce29" table:formula="of:=IF([.G50]=&quot;&quot;; &quot;&quot;; 8-LEN([.G50])+2)">
            <text:p/>
          </table:table-cell>
          <table:table-cell table:style-name="ce29" table:formula="of:=IF([.H50]=&quot;&quot;; &quot;&quot;; 8-LEN([.H50])+2)">
            <text:p/>
          </table:table-cell>
          <table:table-cell table:style-name="ce29" table:formula="of:=IF([.I50]=&quot;&quot;; &quot;&quot;; 8-LEN([.I50])+2)">
            <text:p/>
          </table:table-cell>
          <table:table-cell table:style-name="ce29" table:formula="of:=IF([.J50]=&quot;&quot;; &quot;&quot;; 8-LEN([.J50])+2)">
            <text:p/>
          </table:table-cell>
          <table:table-cell table:style-name="ce31" table:formula="of:=IF(OR([.$F50]=&quot;&quot;; [.$E50]=8); &quot;&quot;; &quot;+ &quot;)" office:value-type="string" office:string-value="+ " calcext:value-type="string">
            <text:p>+ </text:p>
          </table:table-cell>
          <table:table-cell table:style-name="ce32" table:formula="of:=IF([.$F50]=&quot;&quot;; &quot;&quot;; IF([.$K50]&gt;0; COM.MICROSOFT.CONCAT(&quot;(&quot;; [.$F50]; &quot; &lt;&lt; &quot;; [.$K50]; &quot;)&quot;); [.$F50]))" office:value-type="string" office:string-value="0b00000" calcext:value-type="string">
            <text:p>0b00000</text:p>
          </table:table-cell>
          <table:table-cell table:style-name="ce32" table:formula="of:=IF(OR([.$F50]=&quot;&quot;; AND([.$G50]=&quot;&quot;; [.$K50]&lt;&gt;0)); &quot;&quot;; &quot;, &quot;)" office:value-type="string" office:string-value=", " calcext:value-type="string">
            <text:p>, </text:p>
          </table:table-cell>
          <table:table-cell table:style-name="ce32" table:formula="of:=IF([.$G50]=&quot;&quot;; &quot;&quot;; IF([.$L50]&gt;0; COM.MICROSOFT.CONCAT(&quot;(&quot;; [.$G50]; &quot; &lt;&lt; &quot;; [.$L50]; &quot;)&quot;); [.$G50]))">
            <text:p/>
          </table:table-cell>
          <table:table-cell table:style-name="ce32" table:formula="of:=IF(OR([.$G50]=&quot;&quot;; AND([.$H50]=&quot;&quot;; [.$L50]&lt;&gt;0)); &quot;&quot;; &quot;, &quot;)">
            <text:p/>
          </table:table-cell>
          <table:table-cell table:style-name="ce32" table:formula="of:=IF([.$H50]=&quot;&quot;; &quot;&quot;; IF([.$M50]&gt;0; COM.MICROSOFT.CONCAT(&quot;(&quot;; [.$H50]; &quot; &lt;&lt; &quot;; [.$M50]; &quot;)&quot;); [.$H50]))">
            <text:p/>
          </table:table-cell>
          <table:table-cell table:style-name="ce32" table:formula="of:=IF(OR([.$H50]=&quot;&quot;; AND([.$I50]=&quot;&quot;; [.$M50]&lt;&gt;0)); &quot;&quot;; &quot;, &quot;)">
            <text:p/>
          </table:table-cell>
          <table:table-cell table:style-name="ce32" table:formula="of:=IF([.$I50]=&quot;&quot;; &quot;&quot;; IF([.$N50]&gt;0; COM.MICROSOFT.CONCAT(&quot;(&quot;; [.$I50]; &quot; &lt;&lt; &quot;; [.$N50]; &quot;)&quot;); [.$I50]))">
            <text:p/>
          </table:table-cell>
          <table:table-cell table:style-name="ce32" table:formula="of:=IF(OR([.$I50]=&quot;&quot;; AND([.$J50]=&quot;&quot;; [.$N50]&lt;&gt;0)); &quot;&quot;; &quot;, &quot;)">
            <text:p/>
          </table:table-cell>
          <table:table-cell table:style-name="ce32" table:formula="of:=IF([.$J50]=&quot;&quot;; &quot;&quot;; IF([.$O50]&gt;0; COM.MICROSOFT.CONCAT(&quot;(&quot;; [.$J50]; &quot; &lt;&lt; &quot;; [.$O50]; &quot;)&quot;); [.$J50]))">
            <text:p/>
          </table:table-cell>
          <table:table-cell table:style-name="ce33" table:formula="of:=IF(OR([.$J50]=&quot;&quot;; AND([.$O50]&lt;&gt;0)); &quot;&quot;; &quot;, &quot;)">
            <text:p/>
          </table:table-cell>
          <table:table-cell table:formula="of:=COM.MICROSOFT.CONCAT(&quot;// &quot;; [.B50]; &quot; &quot;; IF([.A50]=&quot;&quot;; &quot;   &quot;; COM.MICROSOFT.CONCAT(&quot;-&quot;; [.A50]; &quot;-&quot;)); &quot; &quot;; [.C50])" office:value-type="string" office:string-value="// 48 -0- |00000" calcext:value-type="string">
            <text:p>// 48 -0- |00000</text:p>
          </table:table-cell>
          <table:table-cell table:formula="of:=COM.MICROSOFT.CONCAT([.P50:.Z50])" office:value-type="string" office:string-value="+ 0b00000, " calcext:value-type="string">
            <text:p>+ 0b00000, </text:p>
          </table:table-cell>
          <table:table-cell table:formula="of:=COM.MICROSOFT.CONCAT([.AA50]; CHAR(10); [.AB50])" office:value-type="string" office:string-value="// 48 -0- |00000&#10;+ 0b00000, " calcext:value-type="string">
            <text:p>// 48 -0- |00000</text:p>
            <text:p>+ 0b00000, </text:p>
          </table:table-cell>
          <table:table-cell table:number-columns-repeated="99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|00001</text:p>
          </table:table-cell>
          <table:table-cell office:value-type="string" calcext:value-type="string">
            <text:p>00001</text:p>
          </table:table-cell>
          <table:table-cell table:formula="of:=8-MOD(LEN([.$D50])-[.$E50]; 8)" office:value-type="float" office:value="8" calcext:value-type="float">
            <text:p>8</text:p>
          </table:table-cell>
          <table:table-cell table:style-name="ce29" table:formula="of:=IF(MID([.$D51];1;[.$E51])=&quot;&quot;; &quot;&quot;; COM.MICROSOFT.CONCAT(&quot;0b&quot;; MID([.$D51];1;[.$E51])))" office:value-type="string" office:string-value="0b00001" calcext:value-type="string">
            <text:p>0b00001</text:p>
          </table:table-cell>
          <table:table-cell table:style-name="ce29" table:formula="of:=IF(MID([.$D51];1+[.$E51]; 8)=&quot;&quot;; &quot;&quot;; COM.MICROSOFT.CONCAT(&quot;0b&quot;; MID([.$D51];1+[.$E51]; 8)))">
            <text:p/>
          </table:table-cell>
          <table:table-cell table:style-name="ce29" table:formula="of:=IF(MID([.$D51];1+[.$E51]+8; 8)=&quot;&quot;; &quot;&quot;; COM.MICROSOFT.CONCAT(&quot;0b&quot;; MID([.$D51];1+[.$E51]+8; 8)))">
            <text:p/>
          </table:table-cell>
          <table:table-cell table:style-name="ce29" table:formula="of:=IF(MID([.$D51];1+[.$E51]+8+8; 8)=&quot;&quot;; &quot;&quot;; COM.MICROSOFT.CONCAT(&quot;0b&quot;; MID([.$D51];1+[.$E51]+8+8; 8)))">
            <text:p/>
          </table:table-cell>
          <table:table-cell table:style-name="ce29" table:formula="of:=IF(MID([.$D51];1+[.$E51]+8+8+8; 8)=&quot;&quot;; &quot;&quot;; COM.MICROSOFT.CONCAT(&quot;0b&quot;; MID([.$D51];1+[.$E51]+8+8+8; 8)))">
            <text:p/>
          </table:table-cell>
          <table:table-cell table:style-name="ce31" table:formula="of:=[.E51]-LEN([.F51])+2" office:value-type="float" office:value="3" calcext:value-type="float">
            <text:p>3</text:p>
          </table:table-cell>
          <table:table-cell table:style-name="ce29" table:formula="of:=IF([.G51]=&quot;&quot;; &quot;&quot;; 8-LEN([.G51])+2)">
            <text:p/>
          </table:table-cell>
          <table:table-cell table:style-name="ce29" table:formula="of:=IF([.H51]=&quot;&quot;; &quot;&quot;; 8-LEN([.H51])+2)">
            <text:p/>
          </table:table-cell>
          <table:table-cell table:style-name="ce29" table:formula="of:=IF([.I51]=&quot;&quot;; &quot;&quot;; 8-LEN([.I51])+2)">
            <text:p/>
          </table:table-cell>
          <table:table-cell table:style-name="ce29" table:formula="of:=IF([.J51]=&quot;&quot;; &quot;&quot;; 8-LEN([.J51])+2)">
            <text:p/>
          </table:table-cell>
          <table:table-cell table:style-name="ce31" table:formula="of:=IF(OR([.$F51]=&quot;&quot;; [.$E51]=8); &quot;&quot;; &quot;+ &quot;)">
            <text:p/>
          </table:table-cell>
          <table:table-cell table:style-name="ce32" table:formula="of:=IF([.$F51]=&quot;&quot;; &quot;&quot;; IF([.$K51]&gt;0; COM.MICROSOFT.CONCAT(&quot;(&quot;; [.$F51]; &quot; &lt;&lt; &quot;; [.$K51]; &quot;)&quot;); [.$F51]))" office:value-type="string" office:string-value="(0b00001 &lt;&lt; 3)" calcext:value-type="string">
            <text:p>(0b00001 &lt;&lt; 3)</text:p>
          </table:table-cell>
          <table:table-cell table:style-name="ce32" table:formula="of:=IF(OR([.$F51]=&quot;&quot;; AND([.$G51]=&quot;&quot;; [.$K51]&lt;&gt;0)); &quot;&quot;; &quot;, &quot;)">
            <text:p/>
          </table:table-cell>
          <table:table-cell table:style-name="ce32" table:formula="of:=IF([.$G51]=&quot;&quot;; &quot;&quot;; IF([.$L51]&gt;0; COM.MICROSOFT.CONCAT(&quot;(&quot;; [.$G51]; &quot; &lt;&lt; &quot;; [.$L51]; &quot;)&quot;); [.$G51]))">
            <text:p/>
          </table:table-cell>
          <table:table-cell table:style-name="ce32" table:formula="of:=IF(OR([.$G51]=&quot;&quot;; AND([.$H51]=&quot;&quot;; [.$L51]&lt;&gt;0)); &quot;&quot;; &quot;, &quot;)">
            <text:p/>
          </table:table-cell>
          <table:table-cell table:style-name="ce32" table:formula="of:=IF([.$H51]=&quot;&quot;; &quot;&quot;; IF([.$M51]&gt;0; COM.MICROSOFT.CONCAT(&quot;(&quot;; [.$H51]; &quot; &lt;&lt; &quot;; [.$M51]; &quot;)&quot;); [.$H51]))">
            <text:p/>
          </table:table-cell>
          <table:table-cell table:style-name="ce32" table:formula="of:=IF(OR([.$H51]=&quot;&quot;; AND([.$I51]=&quot;&quot;; [.$M51]&lt;&gt;0)); &quot;&quot;; &quot;, &quot;)">
            <text:p/>
          </table:table-cell>
          <table:table-cell table:style-name="ce32" table:formula="of:=IF([.$I51]=&quot;&quot;; &quot;&quot;; IF([.$N51]&gt;0; COM.MICROSOFT.CONCAT(&quot;(&quot;; [.$I51]; &quot; &lt;&lt; &quot;; [.$N51]; &quot;)&quot;); [.$I51]))">
            <text:p/>
          </table:table-cell>
          <table:table-cell table:style-name="ce32" table:formula="of:=IF(OR([.$I51]=&quot;&quot;; AND([.$J51]=&quot;&quot;; [.$N51]&lt;&gt;0)); &quot;&quot;; &quot;, &quot;)">
            <text:p/>
          </table:table-cell>
          <table:table-cell table:style-name="ce32" table:formula="of:=IF([.$J51]=&quot;&quot;; &quot;&quot;; IF([.$O51]&gt;0; COM.MICROSOFT.CONCAT(&quot;(&quot;; [.$J51]; &quot; &lt;&lt; &quot;; [.$O51]; &quot;)&quot;); [.$J51]))">
            <text:p/>
          </table:table-cell>
          <table:table-cell table:style-name="ce33" table:formula="of:=IF(OR([.$J51]=&quot;&quot;; AND([.$O51]&lt;&gt;0)); &quot;&quot;; &quot;, &quot;)">
            <text:p/>
          </table:table-cell>
          <table:table-cell table:formula="of:=COM.MICROSOFT.CONCAT(&quot;// &quot;; [.B51]; &quot; &quot;; IF([.A51]=&quot;&quot;; &quot;   &quot;; COM.MICROSOFT.CONCAT(&quot;-&quot;; [.A51]; &quot;-&quot;)); &quot; &quot;; [.C51])" office:value-type="string" office:string-value="// 49 -1- |00001" calcext:value-type="string">
            <text:p>// 49 -1- |00001</text:p>
          </table:table-cell>
          <table:table-cell table:formula="of:=COM.MICROSOFT.CONCAT([.P51:.Z51])" office:value-type="string" office:string-value="(0b00001 &lt;&lt; 3)" calcext:value-type="string">
            <text:p>(0b00001 &lt;&lt; 3)</text:p>
          </table:table-cell>
          <table:table-cell table:formula="of:=COM.MICROSOFT.CONCAT([.AA51]; CHAR(10); [.AB51])" office:value-type="string" office:string-value="// 49 -1- |00001&#10;(0b00001 &lt;&lt; 3)" calcext:value-type="string">
            <text:p>// 49 -1- |00001</text:p>
            <text:p>(0b00001 &lt;&lt; 3)</text:p>
          </table:table-cell>
          <table:table-cell table:number-columns-repeated="99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|00010</text:p>
          </table:table-cell>
          <table:table-cell office:value-type="string" calcext:value-type="string">
            <text:p>00010</text:p>
          </table:table-cell>
          <table:table-cell table:formula="of:=8-MOD(LEN([.$D51])-[.$E51]; 8)" office:value-type="float" office:value="3" calcext:value-type="float">
            <text:p>3</text:p>
          </table:table-cell>
          <table:table-cell table:style-name="ce29" table:formula="of:=IF(MID([.$D52];1;[.$E52])=&quot;&quot;; &quot;&quot;; COM.MICROSOFT.CONCAT(&quot;0b&quot;; MID([.$D52];1;[.$E52])))" office:value-type="string" office:string-value="0b000" calcext:value-type="string">
            <text:p>0b000</text:p>
          </table:table-cell>
          <table:table-cell table:style-name="ce29" table:formula="of:=IF(MID([.$D52];1+[.$E52]; 8)=&quot;&quot;; &quot;&quot;; COM.MICROSOFT.CONCAT(&quot;0b&quot;; MID([.$D52];1+[.$E52]; 8)))" office:value-type="string" office:string-value="0b10" calcext:value-type="string">
            <text:p>0b10</text:p>
          </table:table-cell>
          <table:table-cell table:style-name="ce29" table:formula="of:=IF(MID([.$D52];1+[.$E52]+8; 8)=&quot;&quot;; &quot;&quot;; COM.MICROSOFT.CONCAT(&quot;0b&quot;; MID([.$D52];1+[.$E52]+8; 8)))">
            <text:p/>
          </table:table-cell>
          <table:table-cell table:style-name="ce29" table:formula="of:=IF(MID([.$D52];1+[.$E52]+8+8; 8)=&quot;&quot;; &quot;&quot;; COM.MICROSOFT.CONCAT(&quot;0b&quot;; MID([.$D52];1+[.$E52]+8+8; 8)))">
            <text:p/>
          </table:table-cell>
          <table:table-cell table:style-name="ce29" table:formula="of:=IF(MID([.$D52];1+[.$E52]+8+8+8; 8)=&quot;&quot;; &quot;&quot;; COM.MICROSOFT.CONCAT(&quot;0b&quot;; MID([.$D52];1+[.$E52]+8+8+8; 8)))">
            <text:p/>
          </table:table-cell>
          <table:table-cell table:style-name="ce31" table:formula="of:=[.E52]-LEN([.F52])+2" office:value-type="float" office:value="0" calcext:value-type="float">
            <text:p>0</text:p>
          </table:table-cell>
          <table:table-cell table:style-name="ce29" table:formula="of:=IF([.G52]=&quot;&quot;; &quot;&quot;; 8-LEN([.G52])+2)" office:value-type="float" office:value="6" calcext:value-type="float">
            <text:p>6</text:p>
          </table:table-cell>
          <table:table-cell table:style-name="ce29" table:formula="of:=IF([.H52]=&quot;&quot;; &quot;&quot;; 8-LEN([.H52])+2)">
            <text:p/>
          </table:table-cell>
          <table:table-cell table:style-name="ce29" table:formula="of:=IF([.I52]=&quot;&quot;; &quot;&quot;; 8-LEN([.I52])+2)">
            <text:p/>
          </table:table-cell>
          <table:table-cell table:style-name="ce29" table:formula="of:=IF([.J52]=&quot;&quot;; &quot;&quot;; 8-LEN([.J52])+2)">
            <text:p/>
          </table:table-cell>
          <table:table-cell table:style-name="ce31" table:formula="of:=IF(OR([.$F52]=&quot;&quot;; [.$E52]=8); &quot;&quot;; &quot;+ &quot;)" office:value-type="string" office:string-value="+ " calcext:value-type="string">
            <text:p>+ </text:p>
          </table:table-cell>
          <table:table-cell table:style-name="ce32" table:formula="of:=IF([.$F52]=&quot;&quot;; &quot;&quot;; IF([.$K52]&gt;0; COM.MICROSOFT.CONCAT(&quot;(&quot;; [.$F52]; &quot; &lt;&lt; &quot;; [.$K52]; &quot;)&quot;); [.$F52]))" office:value-type="string" office:string-value="0b000" calcext:value-type="string">
            <text:p>0b000</text:p>
          </table:table-cell>
          <table:table-cell table:style-name="ce32" table:formula="of:=IF(OR([.$F52]=&quot;&quot;; AND([.$G52]=&quot;&quot;; [.$K52]&lt;&gt;0)); &quot;&quot;; &quot;, &quot;)" office:value-type="string" office:string-value=", " calcext:value-type="string">
            <text:p>, </text:p>
          </table:table-cell>
          <table:table-cell table:style-name="ce32" table:formula="of:=IF([.$G52]=&quot;&quot;; &quot;&quot;; IF([.$L52]&gt;0; COM.MICROSOFT.CONCAT(&quot;(&quot;; [.$G52]; &quot; &lt;&lt; &quot;; [.$L52]; &quot;)&quot;); [.$G52]))" office:value-type="string" office:string-value="(0b10 &lt;&lt; 6)" calcext:value-type="string">
            <text:p>(0b10 &lt;&lt; 6)</text:p>
          </table:table-cell>
          <table:table-cell table:style-name="ce32" table:formula="of:=IF(OR([.$G52]=&quot;&quot;; AND([.$H52]=&quot;&quot;; [.$L52]&lt;&gt;0)); &quot;&quot;; &quot;, &quot;)">
            <text:p/>
          </table:table-cell>
          <table:table-cell table:style-name="ce32" table:formula="of:=IF([.$H52]=&quot;&quot;; &quot;&quot;; IF([.$M52]&gt;0; COM.MICROSOFT.CONCAT(&quot;(&quot;; [.$H52]; &quot; &lt;&lt; &quot;; [.$M52]; &quot;)&quot;); [.$H52]))">
            <text:p/>
          </table:table-cell>
          <table:table-cell table:style-name="ce32" table:formula="of:=IF(OR([.$H52]=&quot;&quot;; AND([.$I52]=&quot;&quot;; [.$M52]&lt;&gt;0)); &quot;&quot;; &quot;, &quot;)">
            <text:p/>
          </table:table-cell>
          <table:table-cell table:style-name="ce32" table:formula="of:=IF([.$I52]=&quot;&quot;; &quot;&quot;; IF([.$N52]&gt;0; COM.MICROSOFT.CONCAT(&quot;(&quot;; [.$I52]; &quot; &lt;&lt; &quot;; [.$N52]; &quot;)&quot;); [.$I52]))">
            <text:p/>
          </table:table-cell>
          <table:table-cell table:style-name="ce32" table:formula="of:=IF(OR([.$I52]=&quot;&quot;; AND([.$J52]=&quot;&quot;; [.$N52]&lt;&gt;0)); &quot;&quot;; &quot;, &quot;)">
            <text:p/>
          </table:table-cell>
          <table:table-cell table:style-name="ce32" table:formula="of:=IF([.$J52]=&quot;&quot;; &quot;&quot;; IF([.$O52]&gt;0; COM.MICROSOFT.CONCAT(&quot;(&quot;; [.$J52]; &quot; &lt;&lt; &quot;; [.$O52]; &quot;)&quot;); [.$J52]))">
            <text:p/>
          </table:table-cell>
          <table:table-cell table:style-name="ce33" table:formula="of:=IF(OR([.$J52]=&quot;&quot;; AND([.$O52]&lt;&gt;0)); &quot;&quot;; &quot;, &quot;)">
            <text:p/>
          </table:table-cell>
          <table:table-cell table:formula="of:=COM.MICROSOFT.CONCAT(&quot;// &quot;; [.B52]; &quot; &quot;; IF([.A52]=&quot;&quot;; &quot;   &quot;; COM.MICROSOFT.CONCAT(&quot;-&quot;; [.A52]; &quot;-&quot;)); &quot; &quot;; [.C52])" office:value-type="string" office:string-value="// 50 -2- |00010" calcext:value-type="string">
            <text:p>// 50 -2- |00010</text:p>
          </table:table-cell>
          <table:table-cell table:formula="of:=COM.MICROSOFT.CONCAT([.P52:.Z52])" office:value-type="string" office:string-value="+ 0b000, (0b10 &lt;&lt; 6)" calcext:value-type="string">
            <text:p>+ 0b000, (0b10 &lt;&lt; 6)</text:p>
          </table:table-cell>
          <table:table-cell table:formula="of:=COM.MICROSOFT.CONCAT([.AA52]; CHAR(10); [.AB52])" office:value-type="string" office:string-value="// 50 -2- |00010&#10;+ 0b000, (0b10 &lt;&lt; 6)" calcext:value-type="string">
            <text:p>// 50 -2- |00010</text:p>
            <text:p>+ 0b000, (0b10 &lt;&lt; 6)</text:p>
          </table:table-cell>
          <table:table-cell table:number-columns-repeated="99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|011001</text:p>
          </table:table-cell>
          <table:table-cell office:value-type="string" calcext:value-type="string">
            <text:p>011001</text:p>
          </table:table-cell>
          <table:table-cell table:formula="of:=8-MOD(LEN([.$D52])-[.$E52]; 8)" office:value-type="float" office:value="6" calcext:value-type="float">
            <text:p>6</text:p>
          </table:table-cell>
          <table:table-cell table:style-name="ce29" table:formula="of:=IF(MID([.$D53];1;[.$E53])=&quot;&quot;; &quot;&quot;; COM.MICROSOFT.CONCAT(&quot;0b&quot;; MID([.$D53];1;[.$E53])))" office:value-type="string" office:string-value="0b011001" calcext:value-type="string">
            <text:p>0b011001</text:p>
          </table:table-cell>
          <table:table-cell table:style-name="ce29" table:formula="of:=IF(MID([.$D53];1+[.$E53]; 8)=&quot;&quot;; &quot;&quot;; COM.MICROSOFT.CONCAT(&quot;0b&quot;; MID([.$D53];1+[.$E53]; 8)))">
            <text:p/>
          </table:table-cell>
          <table:table-cell table:style-name="ce29" table:formula="of:=IF(MID([.$D53];1+[.$E53]+8; 8)=&quot;&quot;; &quot;&quot;; COM.MICROSOFT.CONCAT(&quot;0b&quot;; MID([.$D53];1+[.$E53]+8; 8)))">
            <text:p/>
          </table:table-cell>
          <table:table-cell table:style-name="ce29" table:formula="of:=IF(MID([.$D53];1+[.$E53]+8+8; 8)=&quot;&quot;; &quot;&quot;; COM.MICROSOFT.CONCAT(&quot;0b&quot;; MID([.$D53];1+[.$E53]+8+8; 8)))">
            <text:p/>
          </table:table-cell>
          <table:table-cell table:style-name="ce29" table:formula="of:=IF(MID([.$D53];1+[.$E53]+8+8+8; 8)=&quot;&quot;; &quot;&quot;; COM.MICROSOFT.CONCAT(&quot;0b&quot;; MID([.$D53];1+[.$E53]+8+8+8; 8)))">
            <text:p/>
          </table:table-cell>
          <table:table-cell table:style-name="ce31" table:formula="of:=[.E53]-LEN([.F53])+2" office:value-type="float" office:value="0" calcext:value-type="float">
            <text:p>0</text:p>
          </table:table-cell>
          <table:table-cell table:style-name="ce29" table:formula="of:=IF([.G53]=&quot;&quot;; &quot;&quot;; 8-LEN([.G53])+2)">
            <text:p/>
          </table:table-cell>
          <table:table-cell table:style-name="ce29" table:formula="of:=IF([.H53]=&quot;&quot;; &quot;&quot;; 8-LEN([.H53])+2)">
            <text:p/>
          </table:table-cell>
          <table:table-cell table:style-name="ce29" table:formula="of:=IF([.I53]=&quot;&quot;; &quot;&quot;; 8-LEN([.I53])+2)">
            <text:p/>
          </table:table-cell>
          <table:table-cell table:style-name="ce29" table:formula="of:=IF([.J53]=&quot;&quot;; &quot;&quot;; 8-LEN([.J53])+2)">
            <text:p/>
          </table:table-cell>
          <table:table-cell table:style-name="ce31" table:formula="of:=IF(OR([.$F53]=&quot;&quot;; [.$E53]=8); &quot;&quot;; &quot;+ &quot;)" office:value-type="string" office:string-value="+ " calcext:value-type="string">
            <text:p>+ </text:p>
          </table:table-cell>
          <table:table-cell table:style-name="ce32" table:formula="of:=IF([.$F53]=&quot;&quot;; &quot;&quot;; IF([.$K53]&gt;0; COM.MICROSOFT.CONCAT(&quot;(&quot;; [.$F53]; &quot; &lt;&lt; &quot;; [.$K53]; &quot;)&quot;); [.$F53]))" office:value-type="string" office:string-value="0b011001" calcext:value-type="string">
            <text:p>0b011001</text:p>
          </table:table-cell>
          <table:table-cell table:style-name="ce32" table:formula="of:=IF(OR([.$F53]=&quot;&quot;; AND([.$G53]=&quot;&quot;; [.$K53]&lt;&gt;0)); &quot;&quot;; &quot;, &quot;)" office:value-type="string" office:string-value=", " calcext:value-type="string">
            <text:p>, </text:p>
          </table:table-cell>
          <table:table-cell table:style-name="ce32" table:formula="of:=IF([.$G53]=&quot;&quot;; &quot;&quot;; IF([.$L53]&gt;0; COM.MICROSOFT.CONCAT(&quot;(&quot;; [.$G53]; &quot; &lt;&lt; &quot;; [.$L53]; &quot;)&quot;); [.$G53]))">
            <text:p/>
          </table:table-cell>
          <table:table-cell table:style-name="ce32" table:formula="of:=IF(OR([.$G53]=&quot;&quot;; AND([.$H53]=&quot;&quot;; [.$L53]&lt;&gt;0)); &quot;&quot;; &quot;, &quot;)">
            <text:p/>
          </table:table-cell>
          <table:table-cell table:style-name="ce32" table:formula="of:=IF([.$H53]=&quot;&quot;; &quot;&quot;; IF([.$M53]&gt;0; COM.MICROSOFT.CONCAT(&quot;(&quot;; [.$H53]; &quot; &lt;&lt; &quot;; [.$M53]; &quot;)&quot;); [.$H53]))">
            <text:p/>
          </table:table-cell>
          <table:table-cell table:style-name="ce32" table:formula="of:=IF(OR([.$H53]=&quot;&quot;; AND([.$I53]=&quot;&quot;; [.$M53]&lt;&gt;0)); &quot;&quot;; &quot;, &quot;)">
            <text:p/>
          </table:table-cell>
          <table:table-cell table:style-name="ce32" table:formula="of:=IF([.$I53]=&quot;&quot;; &quot;&quot;; IF([.$N53]&gt;0; COM.MICROSOFT.CONCAT(&quot;(&quot;; [.$I53]; &quot; &lt;&lt; &quot;; [.$N53]; &quot;)&quot;); [.$I53]))">
            <text:p/>
          </table:table-cell>
          <table:table-cell table:style-name="ce32" table:formula="of:=IF(OR([.$I53]=&quot;&quot;; AND([.$J53]=&quot;&quot;; [.$N53]&lt;&gt;0)); &quot;&quot;; &quot;, &quot;)">
            <text:p/>
          </table:table-cell>
          <table:table-cell table:style-name="ce32" table:formula="of:=IF([.$J53]=&quot;&quot;; &quot;&quot;; IF([.$O53]&gt;0; COM.MICROSOFT.CONCAT(&quot;(&quot;; [.$J53]; &quot; &lt;&lt; &quot;; [.$O53]; &quot;)&quot;); [.$J53]))">
            <text:p/>
          </table:table-cell>
          <table:table-cell table:style-name="ce33" table:formula="of:=IF(OR([.$J53]=&quot;&quot;; AND([.$O53]&lt;&gt;0)); &quot;&quot;; &quot;, &quot;)">
            <text:p/>
          </table:table-cell>
          <table:table-cell table:formula="of:=COM.MICROSOFT.CONCAT(&quot;// &quot;; [.B53]; &quot; &quot;; IF([.A53]=&quot;&quot;; &quot;   &quot;; COM.MICROSOFT.CONCAT(&quot;-&quot;; [.A53]; &quot;-&quot;)); &quot; &quot;; [.C53])" office:value-type="string" office:string-value="// 51 -3- |011001" calcext:value-type="string">
            <text:p>// 51 -3- |011001</text:p>
          </table:table-cell>
          <table:table-cell table:formula="of:=COM.MICROSOFT.CONCAT([.P53:.Z53])" office:value-type="string" office:string-value="+ 0b011001, " calcext:value-type="string">
            <text:p>+ 0b011001, </text:p>
          </table:table-cell>
          <table:table-cell table:formula="of:=COM.MICROSOFT.CONCAT([.AA53]; CHAR(10); [.AB53])" office:value-type="string" office:string-value="// 51 -3- |011001&#10;+ 0b011001, " calcext:value-type="string">
            <text:p>// 51 -3- |011001</text:p>
            <text:p>+ 0b011001, </text:p>
          </table:table-cell>
          <table:table-cell table:number-columns-repeated="995"/>
        </table:table-row>
        <table:table-row table:style-name="ro4">
          <table:table-cell table:style-name="ce21" office:value-type="float" office:value="4" calcext:value-type="float">
            <text:p>4</text:p>
          </table:table-cell>
          <table:table-cell table:style-name="ce21" office:value-type="float" office:value="52" calcext:value-type="float">
            <text:p>52</text:p>
          </table:table-cell>
          <table:table-cell table:style-name="ce23" office:value-type="string" calcext:value-type="string">
            <text:p>|011010</text:p>
          </table:table-cell>
          <table:table-cell table:style-name="ce23" office:value-type="string" calcext:value-type="string">
            <text:p>011010</text:p>
          </table:table-cell>
          <table:table-cell table:formula="of:=8-MOD(LEN([.$D53])-[.$E53]; 8)" office:value-type="float" office:value="8" calcext:value-type="float">
            <text:p>8</text:p>
          </table:table-cell>
          <table:table-cell table:style-name="ce29" table:formula="of:=IF(MID([.$D54];1;[.$E54])=&quot;&quot;; &quot;&quot;; COM.MICROSOFT.CONCAT(&quot;0b&quot;; MID([.$D54];1;[.$E54])))" office:value-type="string" office:string-value="0b011010" calcext:value-type="string">
            <text:p>0b011010</text:p>
          </table:table-cell>
          <table:table-cell table:style-name="ce29" table:formula="of:=IF(MID([.$D54];1+[.$E54]; 8)=&quot;&quot;; &quot;&quot;; COM.MICROSOFT.CONCAT(&quot;0b&quot;; MID([.$D54];1+[.$E54]; 8)))">
            <text:p/>
          </table:table-cell>
          <table:table-cell table:style-name="ce29" table:formula="of:=IF(MID([.$D54];1+[.$E54]+8; 8)=&quot;&quot;; &quot;&quot;; COM.MICROSOFT.CONCAT(&quot;0b&quot;; MID([.$D54];1+[.$E54]+8; 8)))">
            <text:p/>
          </table:table-cell>
          <table:table-cell table:style-name="ce29" table:formula="of:=IF(MID([.$D54];1+[.$E54]+8+8; 8)=&quot;&quot;; &quot;&quot;; COM.MICROSOFT.CONCAT(&quot;0b&quot;; MID([.$D54];1+[.$E54]+8+8; 8)))">
            <text:p/>
          </table:table-cell>
          <table:table-cell table:style-name="ce29" table:formula="of:=IF(MID([.$D54];1+[.$E54]+8+8+8; 8)=&quot;&quot;; &quot;&quot;; COM.MICROSOFT.CONCAT(&quot;0b&quot;; MID([.$D54];1+[.$E54]+8+8+8; 8)))">
            <text:p/>
          </table:table-cell>
          <table:table-cell table:style-name="ce31" table:formula="of:=[.E54]-LEN([.F54])+2" office:value-type="float" office:value="2" calcext:value-type="float">
            <text:p>2</text:p>
          </table:table-cell>
          <table:table-cell table:style-name="ce29" table:formula="of:=IF([.G54]=&quot;&quot;; &quot;&quot;; 8-LEN([.G54])+2)">
            <text:p/>
          </table:table-cell>
          <table:table-cell table:style-name="ce29" table:formula="of:=IF([.H54]=&quot;&quot;; &quot;&quot;; 8-LEN([.H54])+2)">
            <text:p/>
          </table:table-cell>
          <table:table-cell table:style-name="ce29" table:formula="of:=IF([.I54]=&quot;&quot;; &quot;&quot;; 8-LEN([.I54])+2)">
            <text:p/>
          </table:table-cell>
          <table:table-cell table:style-name="ce29" table:formula="of:=IF([.J54]=&quot;&quot;; &quot;&quot;; 8-LEN([.J54])+2)">
            <text:p/>
          </table:table-cell>
          <table:table-cell table:style-name="ce31" table:formula="of:=IF(OR([.$F54]=&quot;&quot;; [.$E54]=8); &quot;&quot;; &quot;+ &quot;)">
            <text:p/>
          </table:table-cell>
          <table:table-cell table:style-name="ce32" table:formula="of:=IF([.$F54]=&quot;&quot;; &quot;&quot;; IF([.$K54]&gt;0; COM.MICROSOFT.CONCAT(&quot;(&quot;; [.$F54]; &quot; &lt;&lt; &quot;; [.$K54]; &quot;)&quot;); [.$F54]))" office:value-type="string" office:string-value="(0b011010 &lt;&lt; 2)" calcext:value-type="string">
            <text:p>(0b011010 &lt;&lt; 2)</text:p>
          </table:table-cell>
          <table:table-cell table:style-name="ce32" table:formula="of:=IF(OR([.$F54]=&quot;&quot;; AND([.$G54]=&quot;&quot;; [.$K54]&lt;&gt;0)); &quot;&quot;; &quot;, &quot;)">
            <text:p/>
          </table:table-cell>
          <table:table-cell table:style-name="ce32" table:formula="of:=IF([.$G54]=&quot;&quot;; &quot;&quot;; IF([.$L54]&gt;0; COM.MICROSOFT.CONCAT(&quot;(&quot;; [.$G54]; &quot; &lt;&lt; &quot;; [.$L54]; &quot;)&quot;); [.$G54]))">
            <text:p/>
          </table:table-cell>
          <table:table-cell table:style-name="ce32" table:formula="of:=IF(OR([.$G54]=&quot;&quot;; AND([.$H54]=&quot;&quot;; [.$L54]&lt;&gt;0)); &quot;&quot;; &quot;, &quot;)">
            <text:p/>
          </table:table-cell>
          <table:table-cell table:style-name="ce32" table:formula="of:=IF([.$H54]=&quot;&quot;; &quot;&quot;; IF([.$M54]&gt;0; COM.MICROSOFT.CONCAT(&quot;(&quot;; [.$H54]; &quot; &lt;&lt; &quot;; [.$M54]; &quot;)&quot;); [.$H54]))">
            <text:p/>
          </table:table-cell>
          <table:table-cell table:style-name="ce32" table:formula="of:=IF(OR([.$H54]=&quot;&quot;; AND([.$I54]=&quot;&quot;; [.$M54]&lt;&gt;0)); &quot;&quot;; &quot;, &quot;)">
            <text:p/>
          </table:table-cell>
          <table:table-cell table:style-name="ce32" table:formula="of:=IF([.$I54]=&quot;&quot;; &quot;&quot;; IF([.$N54]&gt;0; COM.MICROSOFT.CONCAT(&quot;(&quot;; [.$I54]; &quot; &lt;&lt; &quot;; [.$N54]; &quot;)&quot;); [.$I54]))">
            <text:p/>
          </table:table-cell>
          <table:table-cell table:style-name="ce32" table:formula="of:=IF(OR([.$I54]=&quot;&quot;; AND([.$J54]=&quot;&quot;; [.$N54]&lt;&gt;0)); &quot;&quot;; &quot;, &quot;)">
            <text:p/>
          </table:table-cell>
          <table:table-cell table:style-name="ce32" table:formula="of:=IF([.$J54]=&quot;&quot;; &quot;&quot;; IF([.$O54]&gt;0; COM.MICROSOFT.CONCAT(&quot;(&quot;; [.$J54]; &quot; &lt;&lt; &quot;; [.$O54]; &quot;)&quot;); [.$J54]))">
            <text:p/>
          </table:table-cell>
          <table:table-cell table:style-name="ce33" table:formula="of:=IF(OR([.$J54]=&quot;&quot;; AND([.$O54]&lt;&gt;0)); &quot;&quot;; &quot;, &quot;)">
            <text:p/>
          </table:table-cell>
          <table:table-cell table:formula="of:=COM.MICROSOFT.CONCAT(&quot;// &quot;; [.B54]; &quot; &quot;; IF([.A54]=&quot;&quot;; &quot;   &quot;; COM.MICROSOFT.CONCAT(&quot;-&quot;; [.A54]; &quot;-&quot;)); &quot; &quot;; [.C54])" office:value-type="string" office:string-value="// 52 -4- |011010" calcext:value-type="string">
            <text:p>// 52 -4- |011010</text:p>
          </table:table-cell>
          <table:table-cell table:formula="of:=COM.MICROSOFT.CONCAT([.P54:.Z54])" office:value-type="string" office:string-value="(0b011010 &lt;&lt; 2)" calcext:value-type="string">
            <text:p>(0b011010 &lt;&lt; 2)</text:p>
          </table:table-cell>
          <table:table-cell table:formula="of:=COM.MICROSOFT.CONCAT([.AA54]; CHAR(10); [.AB54])" office:value-type="string" office:string-value="// 52 -4- |011010&#10;(0b011010 &lt;&lt; 2)" calcext:value-type="string">
            <text:p>// 52 -4- |011010</text:p>
            <text:p>(0b011010 &lt;&lt; 2)</text:p>
          </table:table-cell>
          <table:table-cell table:number-columns-repeated="995"/>
        </table:table-row>
        <table:table-row table:style-name="ro4">
          <table:table-cell table:style-name="ce22" office:value-type="float" office:value="5" calcext:value-type="float">
            <text:p>5</text:p>
          </table:table-cell>
          <table:table-cell table:style-name="ce22" office:value-type="float" office:value="53" calcext:value-type="float">
            <text:p>53</text:p>
          </table:table-cell>
          <table:table-cell table:style-name="ce24" office:value-type="string" calcext:value-type="string">
            <text:p>|011011</text:p>
          </table:table-cell>
          <table:table-cell table:style-name="ce24" office:value-type="string" calcext:value-type="string">
            <text:p>011011</text:p>
          </table:table-cell>
          <table:table-cell table:formula="of:=8-MOD(LEN([.$D54])-[.$E54]; 8)" office:value-type="float" office:value="2" calcext:value-type="float">
            <text:p>2</text:p>
          </table:table-cell>
          <table:table-cell table:style-name="ce29" table:formula="of:=IF(MID([.$D55];1;[.$E55])=&quot;&quot;; &quot;&quot;; COM.MICROSOFT.CONCAT(&quot;0b&quot;; MID([.$D55];1;[.$E55])))" office:value-type="string" office:string-value="0b01" calcext:value-type="string">
            <text:p>0b01</text:p>
          </table:table-cell>
          <table:table-cell table:style-name="ce29" table:formula="of:=IF(MID([.$D55];1+[.$E55]; 8)=&quot;&quot;; &quot;&quot;; COM.MICROSOFT.CONCAT(&quot;0b&quot;; MID([.$D55];1+[.$E55]; 8)))" office:value-type="string" office:string-value="0b1011" calcext:value-type="string">
            <text:p>0b1011</text:p>
          </table:table-cell>
          <table:table-cell table:style-name="ce29" table:formula="of:=IF(MID([.$D55];1+[.$E55]+8; 8)=&quot;&quot;; &quot;&quot;; COM.MICROSOFT.CONCAT(&quot;0b&quot;; MID([.$D55];1+[.$E55]+8; 8)))">
            <text:p/>
          </table:table-cell>
          <table:table-cell table:style-name="ce29" table:formula="of:=IF(MID([.$D55];1+[.$E55]+8+8; 8)=&quot;&quot;; &quot;&quot;; COM.MICROSOFT.CONCAT(&quot;0b&quot;; MID([.$D55];1+[.$E55]+8+8; 8)))">
            <text:p/>
          </table:table-cell>
          <table:table-cell table:style-name="ce29" table:formula="of:=IF(MID([.$D55];1+[.$E55]+8+8+8; 8)=&quot;&quot;; &quot;&quot;; COM.MICROSOFT.CONCAT(&quot;0b&quot;; MID([.$D55];1+[.$E55]+8+8+8; 8)))">
            <text:p/>
          </table:table-cell>
          <table:table-cell table:style-name="ce31" table:formula="of:=[.E55]-LEN([.F55])+2" office:value-type="float" office:value="0" calcext:value-type="float">
            <text:p>0</text:p>
          </table:table-cell>
          <table:table-cell table:style-name="ce29" table:formula="of:=IF([.G55]=&quot;&quot;; &quot;&quot;; 8-LEN([.G55])+2)" office:value-type="float" office:value="4" calcext:value-type="float">
            <text:p>4</text:p>
          </table:table-cell>
          <table:table-cell table:style-name="ce29" table:formula="of:=IF([.H55]=&quot;&quot;; &quot;&quot;; 8-LEN([.H55])+2)">
            <text:p/>
          </table:table-cell>
          <table:table-cell table:style-name="ce29" table:formula="of:=IF([.I55]=&quot;&quot;; &quot;&quot;; 8-LEN([.I55])+2)">
            <text:p/>
          </table:table-cell>
          <table:table-cell table:style-name="ce29" table:formula="of:=IF([.J55]=&quot;&quot;; &quot;&quot;; 8-LEN([.J55])+2)">
            <text:p/>
          </table:table-cell>
          <table:table-cell table:style-name="ce31" table:formula="of:=IF(OR([.$F55]=&quot;&quot;; [.$E55]=8); &quot;&quot;; &quot;+ &quot;)" office:value-type="string" office:string-value="+ " calcext:value-type="string">
            <text:p>+ </text:p>
          </table:table-cell>
          <table:table-cell table:style-name="ce32" table:formula="of:=IF([.$F55]=&quot;&quot;; &quot;&quot;; IF([.$K55]&gt;0; COM.MICROSOFT.CONCAT(&quot;(&quot;; [.$F55]; &quot; &lt;&lt; &quot;; [.$K55]; &quot;)&quot;); [.$F55]))" office:value-type="string" office:string-value="0b01" calcext:value-type="string">
            <text:p>0b01</text:p>
          </table:table-cell>
          <table:table-cell table:style-name="ce32" table:formula="of:=IF(OR([.$F55]=&quot;&quot;; AND([.$G55]=&quot;&quot;; [.$K55]&lt;&gt;0)); &quot;&quot;; &quot;, &quot;)" office:value-type="string" office:string-value=", " calcext:value-type="string">
            <text:p>, </text:p>
          </table:table-cell>
          <table:table-cell table:style-name="ce32" table:formula="of:=IF([.$G55]=&quot;&quot;; &quot;&quot;; IF([.$L55]&gt;0; COM.MICROSOFT.CONCAT(&quot;(&quot;; [.$G55]; &quot; &lt;&lt; &quot;; [.$L55]; &quot;)&quot;); [.$G55]))" office:value-type="string" office:string-value="(0b1011 &lt;&lt; 4)" calcext:value-type="string">
            <text:p>(0b1011 &lt;&lt; 4)</text:p>
          </table:table-cell>
          <table:table-cell table:style-name="ce32" table:formula="of:=IF(OR([.$G55]=&quot;&quot;; AND([.$H55]=&quot;&quot;; [.$L55]&lt;&gt;0)); &quot;&quot;; &quot;, &quot;)">
            <text:p/>
          </table:table-cell>
          <table:table-cell table:style-name="ce32" table:formula="of:=IF([.$H55]=&quot;&quot;; &quot;&quot;; IF([.$M55]&gt;0; COM.MICROSOFT.CONCAT(&quot;(&quot;; [.$H55]; &quot; &lt;&lt; &quot;; [.$M55]; &quot;)&quot;); [.$H55]))">
            <text:p/>
          </table:table-cell>
          <table:table-cell table:style-name="ce32" table:formula="of:=IF(OR([.$H55]=&quot;&quot;; AND([.$I55]=&quot;&quot;; [.$M55]&lt;&gt;0)); &quot;&quot;; &quot;, &quot;)">
            <text:p/>
          </table:table-cell>
          <table:table-cell table:style-name="ce32" table:formula="of:=IF([.$I55]=&quot;&quot;; &quot;&quot;; IF([.$N55]&gt;0; COM.MICROSOFT.CONCAT(&quot;(&quot;; [.$I55]; &quot; &lt;&lt; &quot;; [.$N55]; &quot;)&quot;); [.$I55]))">
            <text:p/>
          </table:table-cell>
          <table:table-cell table:style-name="ce32" table:formula="of:=IF(OR([.$I55]=&quot;&quot;; AND([.$J55]=&quot;&quot;; [.$N55]&lt;&gt;0)); &quot;&quot;; &quot;, &quot;)">
            <text:p/>
          </table:table-cell>
          <table:table-cell table:style-name="ce32" table:formula="of:=IF([.$J55]=&quot;&quot;; &quot;&quot;; IF([.$O55]&gt;0; COM.MICROSOFT.CONCAT(&quot;(&quot;; [.$J55]; &quot; &lt;&lt; &quot;; [.$O55]; &quot;)&quot;); [.$J55]))">
            <text:p/>
          </table:table-cell>
          <table:table-cell table:style-name="ce33" table:formula="of:=IF(OR([.$J55]=&quot;&quot;; AND([.$O55]&lt;&gt;0)); &quot;&quot;; &quot;, &quot;)">
            <text:p/>
          </table:table-cell>
          <table:table-cell table:formula="of:=COM.MICROSOFT.CONCAT(&quot;// &quot;; [.B55]; &quot; &quot;; IF([.A55]=&quot;&quot;; &quot;   &quot;; COM.MICROSOFT.CONCAT(&quot;-&quot;; [.A55]; &quot;-&quot;)); &quot; &quot;; [.C55])" office:value-type="string" office:string-value="// 53 -5- |011011" calcext:value-type="string">
            <text:p>// 53 -5- |011011</text:p>
          </table:table-cell>
          <table:table-cell table:formula="of:=COM.MICROSOFT.CONCAT([.P55:.Z55])" office:value-type="string" office:string-value="+ 0b01, (0b1011 &lt;&lt; 4)" calcext:value-type="string">
            <text:p>+ 0b01, (0b1011 &lt;&lt; 4)</text:p>
          </table:table-cell>
          <table:table-cell table:formula="of:=COM.MICROSOFT.CONCAT([.AA55]; CHAR(10); [.AB55])" office:value-type="string" office:string-value="// 53 -5- |011011&#10;+ 0b01, (0b1011 &lt;&lt; 4)" calcext:value-type="string">
            <text:p>// 53 -5- |011011</text:p>
            <text:p>+ 0b01, (0b1011 &lt;&lt; 4)</text:p>
          </table:table-cell>
          <table:table-cell table:number-columns-repeated="99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|011100</text:p>
          </table:table-cell>
          <table:table-cell office:value-type="string" calcext:value-type="string">
            <text:p>011100</text:p>
          </table:table-cell>
          <table:table-cell table:formula="of:=8-MOD(LEN([.$D55])-[.$E55]; 8)" office:value-type="float" office:value="4" calcext:value-type="float">
            <text:p>4</text:p>
          </table:table-cell>
          <table:table-cell table:style-name="ce29" table:formula="of:=IF(MID([.$D56];1;[.$E56])=&quot;&quot;; &quot;&quot;; COM.MICROSOFT.CONCAT(&quot;0b&quot;; MID([.$D56];1;[.$E56])))" office:value-type="string" office:string-value="0b0111" calcext:value-type="string">
            <text:p>0b0111</text:p>
          </table:table-cell>
          <table:table-cell table:style-name="ce29" table:formula="of:=IF(MID([.$D56];1+[.$E56]; 8)=&quot;&quot;; &quot;&quot;; COM.MICROSOFT.CONCAT(&quot;0b&quot;; MID([.$D56];1+[.$E56]; 8)))" office:value-type="string" office:string-value="0b00" calcext:value-type="string">
            <text:p>0b00</text:p>
          </table:table-cell>
          <table:table-cell table:style-name="ce29" table:formula="of:=IF(MID([.$D56];1+[.$E56]+8; 8)=&quot;&quot;; &quot;&quot;; COM.MICROSOFT.CONCAT(&quot;0b&quot;; MID([.$D56];1+[.$E56]+8; 8)))">
            <text:p/>
          </table:table-cell>
          <table:table-cell table:style-name="ce29" table:formula="of:=IF(MID([.$D56];1+[.$E56]+8+8; 8)=&quot;&quot;; &quot;&quot;; COM.MICROSOFT.CONCAT(&quot;0b&quot;; MID([.$D56];1+[.$E56]+8+8; 8)))">
            <text:p/>
          </table:table-cell>
          <table:table-cell table:style-name="ce29" table:formula="of:=IF(MID([.$D56];1+[.$E56]+8+8+8; 8)=&quot;&quot;; &quot;&quot;; COM.MICROSOFT.CONCAT(&quot;0b&quot;; MID([.$D56];1+[.$E56]+8+8+8; 8)))">
            <text:p/>
          </table:table-cell>
          <table:table-cell table:style-name="ce31" table:formula="of:=[.E56]-LEN([.F56])+2" office:value-type="float" office:value="0" calcext:value-type="float">
            <text:p>0</text:p>
          </table:table-cell>
          <table:table-cell table:style-name="ce29" table:formula="of:=IF([.G56]=&quot;&quot;; &quot;&quot;; 8-LEN([.G56])+2)" office:value-type="float" office:value="6" calcext:value-type="float">
            <text:p>6</text:p>
          </table:table-cell>
          <table:table-cell table:style-name="ce29" table:formula="of:=IF([.H56]=&quot;&quot;; &quot;&quot;; 8-LEN([.H56])+2)">
            <text:p/>
          </table:table-cell>
          <table:table-cell table:style-name="ce29" table:formula="of:=IF([.I56]=&quot;&quot;; &quot;&quot;; 8-LEN([.I56])+2)">
            <text:p/>
          </table:table-cell>
          <table:table-cell table:style-name="ce29" table:formula="of:=IF([.J56]=&quot;&quot;; &quot;&quot;; 8-LEN([.J56])+2)">
            <text:p/>
          </table:table-cell>
          <table:table-cell table:style-name="ce31" table:formula="of:=IF(OR([.$F56]=&quot;&quot;; [.$E56]=8); &quot;&quot;; &quot;+ &quot;)" office:value-type="string" office:string-value="+ " calcext:value-type="string">
            <text:p>+ </text:p>
          </table:table-cell>
          <table:table-cell table:style-name="ce32" table:formula="of:=IF([.$F56]=&quot;&quot;; &quot;&quot;; IF([.$K56]&gt;0; COM.MICROSOFT.CONCAT(&quot;(&quot;; [.$F56]; &quot; &lt;&lt; &quot;; [.$K56]; &quot;)&quot;); [.$F56]))" office:value-type="string" office:string-value="0b0111" calcext:value-type="string">
            <text:p>0b0111</text:p>
          </table:table-cell>
          <table:table-cell table:style-name="ce32" table:formula="of:=IF(OR([.$F56]=&quot;&quot;; AND([.$G56]=&quot;&quot;; [.$K56]&lt;&gt;0)); &quot;&quot;; &quot;, &quot;)" office:value-type="string" office:string-value=", " calcext:value-type="string">
            <text:p>, </text:p>
          </table:table-cell>
          <table:table-cell table:style-name="ce32" table:formula="of:=IF([.$G56]=&quot;&quot;; &quot;&quot;; IF([.$L56]&gt;0; COM.MICROSOFT.CONCAT(&quot;(&quot;; [.$G56]; &quot; &lt;&lt; &quot;; [.$L56]; &quot;)&quot;); [.$G56]))" office:value-type="string" office:string-value="(0b00 &lt;&lt; 6)" calcext:value-type="string">
            <text:p>(0b00 &lt;&lt; 6)</text:p>
          </table:table-cell>
          <table:table-cell table:style-name="ce32" table:formula="of:=IF(OR([.$G56]=&quot;&quot;; AND([.$H56]=&quot;&quot;; [.$L56]&lt;&gt;0)); &quot;&quot;; &quot;, &quot;)">
            <text:p/>
          </table:table-cell>
          <table:table-cell table:style-name="ce32" table:formula="of:=IF([.$H56]=&quot;&quot;; &quot;&quot;; IF([.$M56]&gt;0; COM.MICROSOFT.CONCAT(&quot;(&quot;; [.$H56]; &quot; &lt;&lt; &quot;; [.$M56]; &quot;)&quot;); [.$H56]))">
            <text:p/>
          </table:table-cell>
          <table:table-cell table:style-name="ce32" table:formula="of:=IF(OR([.$H56]=&quot;&quot;; AND([.$I56]=&quot;&quot;; [.$M56]&lt;&gt;0)); &quot;&quot;; &quot;, &quot;)">
            <text:p/>
          </table:table-cell>
          <table:table-cell table:style-name="ce32" table:formula="of:=IF([.$I56]=&quot;&quot;; &quot;&quot;; IF([.$N56]&gt;0; COM.MICROSOFT.CONCAT(&quot;(&quot;; [.$I56]; &quot; &lt;&lt; &quot;; [.$N56]; &quot;)&quot;); [.$I56]))">
            <text:p/>
          </table:table-cell>
          <table:table-cell table:style-name="ce32" table:formula="of:=IF(OR([.$I56]=&quot;&quot;; AND([.$J56]=&quot;&quot;; [.$N56]&lt;&gt;0)); &quot;&quot;; &quot;, &quot;)">
            <text:p/>
          </table:table-cell>
          <table:table-cell table:style-name="ce32" table:formula="of:=IF([.$J56]=&quot;&quot;; &quot;&quot;; IF([.$O56]&gt;0; COM.MICROSOFT.CONCAT(&quot;(&quot;; [.$J56]; &quot; &lt;&lt; &quot;; [.$O56]; &quot;)&quot;); [.$J56]))">
            <text:p/>
          </table:table-cell>
          <table:table-cell table:style-name="ce33" table:formula="of:=IF(OR([.$J56]=&quot;&quot;; AND([.$O56]&lt;&gt;0)); &quot;&quot;; &quot;, &quot;)">
            <text:p/>
          </table:table-cell>
          <table:table-cell table:formula="of:=COM.MICROSOFT.CONCAT(&quot;// &quot;; [.B56]; &quot; &quot;; IF([.A56]=&quot;&quot;; &quot;   &quot;; COM.MICROSOFT.CONCAT(&quot;-&quot;; [.A56]; &quot;-&quot;)); &quot; &quot;; [.C56])" office:value-type="string" office:string-value="// 54 -6- |011100" calcext:value-type="string">
            <text:p>// 54 -6- |011100</text:p>
          </table:table-cell>
          <table:table-cell table:formula="of:=COM.MICROSOFT.CONCAT([.P56:.Z56])" office:value-type="string" office:string-value="+ 0b0111, (0b00 &lt;&lt; 6)" calcext:value-type="string">
            <text:p>+ 0b0111, (0b00 &lt;&lt; 6)</text:p>
          </table:table-cell>
          <table:table-cell table:formula="of:=COM.MICROSOFT.CONCAT([.AA56]; CHAR(10); [.AB56])" office:value-type="string" office:string-value="// 54 -6- |011100&#10;+ 0b0111, (0b00 &lt;&lt; 6)" calcext:value-type="string">
            <text:p>// 54 -6- |011100</text:p>
            <text:p>+ 0b0111, (0b00 &lt;&lt; 6)</text:p>
          </table:table-cell>
          <table:table-cell table:number-columns-repeated="99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|011101</text:p>
          </table:table-cell>
          <table:table-cell office:value-type="string" calcext:value-type="string">
            <text:p>011101</text:p>
          </table:table-cell>
          <table:table-cell table:formula="of:=8-MOD(LEN([.$D56])-[.$E56]; 8)" office:value-type="float" office:value="6" calcext:value-type="float">
            <text:p>6</text:p>
          </table:table-cell>
          <table:table-cell table:style-name="ce29" table:formula="of:=IF(MID([.$D57];1;[.$E57])=&quot;&quot;; &quot;&quot;; COM.MICROSOFT.CONCAT(&quot;0b&quot;; MID([.$D57];1;[.$E57])))" office:value-type="string" office:string-value="0b011101" calcext:value-type="string">
            <text:p>0b011101</text:p>
          </table:table-cell>
          <table:table-cell table:style-name="ce29" table:formula="of:=IF(MID([.$D57];1+[.$E57]; 8)=&quot;&quot;; &quot;&quot;; COM.MICROSOFT.CONCAT(&quot;0b&quot;; MID([.$D57];1+[.$E57]; 8)))">
            <text:p/>
          </table:table-cell>
          <table:table-cell table:style-name="ce29" table:formula="of:=IF(MID([.$D57];1+[.$E57]+8; 8)=&quot;&quot;; &quot;&quot;; COM.MICROSOFT.CONCAT(&quot;0b&quot;; MID([.$D57];1+[.$E57]+8; 8)))">
            <text:p/>
          </table:table-cell>
          <table:table-cell table:style-name="ce29" table:formula="of:=IF(MID([.$D57];1+[.$E57]+8+8; 8)=&quot;&quot;; &quot;&quot;; COM.MICROSOFT.CONCAT(&quot;0b&quot;; MID([.$D57];1+[.$E57]+8+8; 8)))">
            <text:p/>
          </table:table-cell>
          <table:table-cell table:style-name="ce29" table:formula="of:=IF(MID([.$D57];1+[.$E57]+8+8+8; 8)=&quot;&quot;; &quot;&quot;; COM.MICROSOFT.CONCAT(&quot;0b&quot;; MID([.$D57];1+[.$E57]+8+8+8; 8)))">
            <text:p/>
          </table:table-cell>
          <table:table-cell table:style-name="ce31" table:formula="of:=[.E57]-LEN([.F57])+2" office:value-type="float" office:value="0" calcext:value-type="float">
            <text:p>0</text:p>
          </table:table-cell>
          <table:table-cell table:style-name="ce29" table:formula="of:=IF([.G57]=&quot;&quot;; &quot;&quot;; 8-LEN([.G57])+2)">
            <text:p/>
          </table:table-cell>
          <table:table-cell table:style-name="ce29" table:formula="of:=IF([.H57]=&quot;&quot;; &quot;&quot;; 8-LEN([.H57])+2)">
            <text:p/>
          </table:table-cell>
          <table:table-cell table:style-name="ce29" table:formula="of:=IF([.I57]=&quot;&quot;; &quot;&quot;; 8-LEN([.I57])+2)">
            <text:p/>
          </table:table-cell>
          <table:table-cell table:style-name="ce29" table:formula="of:=IF([.J57]=&quot;&quot;; &quot;&quot;; 8-LEN([.J57])+2)">
            <text:p/>
          </table:table-cell>
          <table:table-cell table:style-name="ce31" table:formula="of:=IF(OR([.$F57]=&quot;&quot;; [.$E57]=8); &quot;&quot;; &quot;+ &quot;)" office:value-type="string" office:string-value="+ " calcext:value-type="string">
            <text:p>+ </text:p>
          </table:table-cell>
          <table:table-cell table:style-name="ce32" table:formula="of:=IF([.$F57]=&quot;&quot;; &quot;&quot;; IF([.$K57]&gt;0; COM.MICROSOFT.CONCAT(&quot;(&quot;; [.$F57]; &quot; &lt;&lt; &quot;; [.$K57]; &quot;)&quot;); [.$F57]))" office:value-type="string" office:string-value="0b011101" calcext:value-type="string">
            <text:p>0b011101</text:p>
          </table:table-cell>
          <table:table-cell table:style-name="ce32" table:formula="of:=IF(OR([.$F57]=&quot;&quot;; AND([.$G57]=&quot;&quot;; [.$K57]&lt;&gt;0)); &quot;&quot;; &quot;, &quot;)" office:value-type="string" office:string-value=", " calcext:value-type="string">
            <text:p>, </text:p>
          </table:table-cell>
          <table:table-cell table:style-name="ce32" table:formula="of:=IF([.$G57]=&quot;&quot;; &quot;&quot;; IF([.$L57]&gt;0; COM.MICROSOFT.CONCAT(&quot;(&quot;; [.$G57]; &quot; &lt;&lt; &quot;; [.$L57]; &quot;)&quot;); [.$G57]))">
            <text:p/>
          </table:table-cell>
          <table:table-cell table:style-name="ce32" table:formula="of:=IF(OR([.$G57]=&quot;&quot;; AND([.$H57]=&quot;&quot;; [.$L57]&lt;&gt;0)); &quot;&quot;; &quot;, &quot;)">
            <text:p/>
          </table:table-cell>
          <table:table-cell table:style-name="ce32" table:formula="of:=IF([.$H57]=&quot;&quot;; &quot;&quot;; IF([.$M57]&gt;0; COM.MICROSOFT.CONCAT(&quot;(&quot;; [.$H57]; &quot; &lt;&lt; &quot;; [.$M57]; &quot;)&quot;); [.$H57]))">
            <text:p/>
          </table:table-cell>
          <table:table-cell table:style-name="ce32" table:formula="of:=IF(OR([.$H57]=&quot;&quot;; AND([.$I57]=&quot;&quot;; [.$M57]&lt;&gt;0)); &quot;&quot;; &quot;, &quot;)">
            <text:p/>
          </table:table-cell>
          <table:table-cell table:style-name="ce32" table:formula="of:=IF([.$I57]=&quot;&quot;; &quot;&quot;; IF([.$N57]&gt;0; COM.MICROSOFT.CONCAT(&quot;(&quot;; [.$I57]; &quot; &lt;&lt; &quot;; [.$N57]; &quot;)&quot;); [.$I57]))">
            <text:p/>
          </table:table-cell>
          <table:table-cell table:style-name="ce32" table:formula="of:=IF(OR([.$I57]=&quot;&quot;; AND([.$J57]=&quot;&quot;; [.$N57]&lt;&gt;0)); &quot;&quot;; &quot;, &quot;)">
            <text:p/>
          </table:table-cell>
          <table:table-cell table:style-name="ce32" table:formula="of:=IF([.$J57]=&quot;&quot;; &quot;&quot;; IF([.$O57]&gt;0; COM.MICROSOFT.CONCAT(&quot;(&quot;; [.$J57]; &quot; &lt;&lt; &quot;; [.$O57]; &quot;)&quot;); [.$J57]))">
            <text:p/>
          </table:table-cell>
          <table:table-cell table:style-name="ce33" table:formula="of:=IF(OR([.$J57]=&quot;&quot;; AND([.$O57]&lt;&gt;0)); &quot;&quot;; &quot;, &quot;)">
            <text:p/>
          </table:table-cell>
          <table:table-cell table:formula="of:=COM.MICROSOFT.CONCAT(&quot;// &quot;; [.B57]; &quot; &quot;; IF([.A57]=&quot;&quot;; &quot;   &quot;; COM.MICROSOFT.CONCAT(&quot;-&quot;; [.A57]; &quot;-&quot;)); &quot; &quot;; [.C57])" office:value-type="string" office:string-value="// 55 -7- |011101" calcext:value-type="string">
            <text:p>// 55 -7- |011101</text:p>
          </table:table-cell>
          <table:table-cell table:formula="of:=COM.MICROSOFT.CONCAT([.P57:.Z57])" office:value-type="string" office:string-value="+ 0b011101, " calcext:value-type="string">
            <text:p>+ 0b011101, </text:p>
          </table:table-cell>
          <table:table-cell table:formula="of:=COM.MICROSOFT.CONCAT([.AA57]; CHAR(10); [.AB57])" office:value-type="string" office:string-value="// 55 -7- |011101&#10;+ 0b011101, " calcext:value-type="string">
            <text:p>// 55 -7- |011101</text:p>
            <text:p>+ 0b011101, </text:p>
          </table:table-cell>
          <table:table-cell table:number-columns-repeated="995"/>
        </table:table-row>
        <table:table-row table:style-name="ro4">
          <table:table-cell table:style-name="ce21" office:value-type="float" office:value="8" calcext:value-type="float">
            <text:p>8</text:p>
          </table:table-cell>
          <table:table-cell table:style-name="ce21" office:value-type="float" office:value="56" calcext:value-type="float">
            <text:p>56</text:p>
          </table:table-cell>
          <table:table-cell table:style-name="ce23" office:value-type="string" calcext:value-type="string">
            <text:p>|011110</text:p>
          </table:table-cell>
          <table:table-cell table:style-name="ce23" office:value-type="string" calcext:value-type="string">
            <text:p>011110</text:p>
          </table:table-cell>
          <table:table-cell table:formula="of:=8-MOD(LEN([.$D57])-[.$E57]; 8)" office:value-type="float" office:value="8" calcext:value-type="float">
            <text:p>8</text:p>
          </table:table-cell>
          <table:table-cell table:style-name="ce29" table:formula="of:=IF(MID([.$D58];1;[.$E58])=&quot;&quot;; &quot;&quot;; COM.MICROSOFT.CONCAT(&quot;0b&quot;; MID([.$D58];1;[.$E58])))" office:value-type="string" office:string-value="0b011110" calcext:value-type="string">
            <text:p>0b011110</text:p>
          </table:table-cell>
          <table:table-cell table:style-name="ce29" table:formula="of:=IF(MID([.$D58];1+[.$E58]; 8)=&quot;&quot;; &quot;&quot;; COM.MICROSOFT.CONCAT(&quot;0b&quot;; MID([.$D58];1+[.$E58]; 8)))">
            <text:p/>
          </table:table-cell>
          <table:table-cell table:style-name="ce29" table:formula="of:=IF(MID([.$D58];1+[.$E58]+8; 8)=&quot;&quot;; &quot;&quot;; COM.MICROSOFT.CONCAT(&quot;0b&quot;; MID([.$D58];1+[.$E58]+8; 8)))">
            <text:p/>
          </table:table-cell>
          <table:table-cell table:style-name="ce29" table:formula="of:=IF(MID([.$D58];1+[.$E58]+8+8; 8)=&quot;&quot;; &quot;&quot;; COM.MICROSOFT.CONCAT(&quot;0b&quot;; MID([.$D58];1+[.$E58]+8+8; 8)))">
            <text:p/>
          </table:table-cell>
          <table:table-cell table:style-name="ce29" table:formula="of:=IF(MID([.$D58];1+[.$E58]+8+8+8; 8)=&quot;&quot;; &quot;&quot;; COM.MICROSOFT.CONCAT(&quot;0b&quot;; MID([.$D58];1+[.$E58]+8+8+8; 8)))">
            <text:p/>
          </table:table-cell>
          <table:table-cell table:style-name="ce31" table:formula="of:=[.E58]-LEN([.F58])+2" office:value-type="float" office:value="2" calcext:value-type="float">
            <text:p>2</text:p>
          </table:table-cell>
          <table:table-cell table:style-name="ce29" table:formula="of:=IF([.G58]=&quot;&quot;; &quot;&quot;; 8-LEN([.G58])+2)">
            <text:p/>
          </table:table-cell>
          <table:table-cell table:style-name="ce29" table:formula="of:=IF([.H58]=&quot;&quot;; &quot;&quot;; 8-LEN([.H58])+2)">
            <text:p/>
          </table:table-cell>
          <table:table-cell table:style-name="ce29" table:formula="of:=IF([.I58]=&quot;&quot;; &quot;&quot;; 8-LEN([.I58])+2)">
            <text:p/>
          </table:table-cell>
          <table:table-cell table:style-name="ce29" table:formula="of:=IF([.J58]=&quot;&quot;; &quot;&quot;; 8-LEN([.J58])+2)">
            <text:p/>
          </table:table-cell>
          <table:table-cell table:style-name="ce31" table:formula="of:=IF(OR([.$F58]=&quot;&quot;; [.$E58]=8); &quot;&quot;; &quot;+ &quot;)">
            <text:p/>
          </table:table-cell>
          <table:table-cell table:style-name="ce32" table:formula="of:=IF([.$F58]=&quot;&quot;; &quot;&quot;; IF([.$K58]&gt;0; COM.MICROSOFT.CONCAT(&quot;(&quot;; [.$F58]; &quot; &lt;&lt; &quot;; [.$K58]; &quot;)&quot;); [.$F58]))" office:value-type="string" office:string-value="(0b011110 &lt;&lt; 2)" calcext:value-type="string">
            <text:p>(0b011110 &lt;&lt; 2)</text:p>
          </table:table-cell>
          <table:table-cell table:style-name="ce32" table:formula="of:=IF(OR([.$F58]=&quot;&quot;; AND([.$G58]=&quot;&quot;; [.$K58]&lt;&gt;0)); &quot;&quot;; &quot;, &quot;)">
            <text:p/>
          </table:table-cell>
          <table:table-cell table:style-name="ce32" table:formula="of:=IF([.$G58]=&quot;&quot;; &quot;&quot;; IF([.$L58]&gt;0; COM.MICROSOFT.CONCAT(&quot;(&quot;; [.$G58]; &quot; &lt;&lt; &quot;; [.$L58]; &quot;)&quot;); [.$G58]))">
            <text:p/>
          </table:table-cell>
          <table:table-cell table:style-name="ce32" table:formula="of:=IF(OR([.$G58]=&quot;&quot;; AND([.$H58]=&quot;&quot;; [.$L58]&lt;&gt;0)); &quot;&quot;; &quot;, &quot;)">
            <text:p/>
          </table:table-cell>
          <table:table-cell table:style-name="ce32" table:formula="of:=IF([.$H58]=&quot;&quot;; &quot;&quot;; IF([.$M58]&gt;0; COM.MICROSOFT.CONCAT(&quot;(&quot;; [.$H58]; &quot; &lt;&lt; &quot;; [.$M58]; &quot;)&quot;); [.$H58]))">
            <text:p/>
          </table:table-cell>
          <table:table-cell table:style-name="ce32" table:formula="of:=IF(OR([.$H58]=&quot;&quot;; AND([.$I58]=&quot;&quot;; [.$M58]&lt;&gt;0)); &quot;&quot;; &quot;, &quot;)">
            <text:p/>
          </table:table-cell>
          <table:table-cell table:style-name="ce32" table:formula="of:=IF([.$I58]=&quot;&quot;; &quot;&quot;; IF([.$N58]&gt;0; COM.MICROSOFT.CONCAT(&quot;(&quot;; [.$I58]; &quot; &lt;&lt; &quot;; [.$N58]; &quot;)&quot;); [.$I58]))">
            <text:p/>
          </table:table-cell>
          <table:table-cell table:style-name="ce32" table:formula="of:=IF(OR([.$I58]=&quot;&quot;; AND([.$J58]=&quot;&quot;; [.$N58]&lt;&gt;0)); &quot;&quot;; &quot;, &quot;)">
            <text:p/>
          </table:table-cell>
          <table:table-cell table:style-name="ce32" table:formula="of:=IF([.$J58]=&quot;&quot;; &quot;&quot;; IF([.$O58]&gt;0; COM.MICROSOFT.CONCAT(&quot;(&quot;; [.$J58]; &quot; &lt;&lt; &quot;; [.$O58]; &quot;)&quot;); [.$J58]))">
            <text:p/>
          </table:table-cell>
          <table:table-cell table:style-name="ce33" table:formula="of:=IF(OR([.$J58]=&quot;&quot;; AND([.$O58]&lt;&gt;0)); &quot;&quot;; &quot;, &quot;)">
            <text:p/>
          </table:table-cell>
          <table:table-cell table:formula="of:=COM.MICROSOFT.CONCAT(&quot;// &quot;; [.B58]; &quot; &quot;; IF([.A58]=&quot;&quot;; &quot;   &quot;; COM.MICROSOFT.CONCAT(&quot;-&quot;; [.A58]; &quot;-&quot;)); &quot; &quot;; [.C58])" office:value-type="string" office:string-value="// 56 -8- |011110" calcext:value-type="string">
            <text:p>// 56 -8- |011110</text:p>
          </table:table-cell>
          <table:table-cell table:formula="of:=COM.MICROSOFT.CONCAT([.P58:.Z58])" office:value-type="string" office:string-value="(0b011110 &lt;&lt; 2)" calcext:value-type="string">
            <text:p>(0b011110 &lt;&lt; 2)</text:p>
          </table:table-cell>
          <table:table-cell table:formula="of:=COM.MICROSOFT.CONCAT([.AA58]; CHAR(10); [.AB58])" office:value-type="string" office:string-value="// 56 -8- |011110&#10;(0b011110 &lt;&lt; 2)" calcext:value-type="string">
            <text:p>// 56 -8- |011110</text:p>
            <text:p>(0b011110 &lt;&lt; 2)</text:p>
          </table:table-cell>
          <table:table-cell table:number-columns-repeated="995"/>
        </table:table-row>
        <table:table-row table:style-name="ro4">
          <table:table-cell table:style-name="ce22" office:value-type="float" office:value="9" calcext:value-type="float">
            <text:p>9</text:p>
          </table:table-cell>
          <table:table-cell table:style-name="ce22" office:value-type="float" office:value="57" calcext:value-type="float">
            <text:p>57</text:p>
          </table:table-cell>
          <table:table-cell table:style-name="ce24" office:value-type="string" calcext:value-type="string">
            <text:p>|011111</text:p>
          </table:table-cell>
          <table:table-cell table:style-name="ce24" office:value-type="string" calcext:value-type="string">
            <text:p>011111</text:p>
          </table:table-cell>
          <table:table-cell table:formula="of:=8-MOD(LEN([.$D58])-[.$E58]; 8)" office:value-type="float" office:value="2" calcext:value-type="float">
            <text:p>2</text:p>
          </table:table-cell>
          <table:table-cell table:style-name="ce29" table:formula="of:=IF(MID([.$D59];1;[.$E59])=&quot;&quot;; &quot;&quot;; COM.MICROSOFT.CONCAT(&quot;0b&quot;; MID([.$D59];1;[.$E59])))" office:value-type="string" office:string-value="0b01" calcext:value-type="string">
            <text:p>0b01</text:p>
          </table:table-cell>
          <table:table-cell table:style-name="ce29" table:formula="of:=IF(MID([.$D59];1+[.$E59]; 8)=&quot;&quot;; &quot;&quot;; COM.MICROSOFT.CONCAT(&quot;0b&quot;; MID([.$D59];1+[.$E59]; 8)))" office:value-type="string" office:string-value="0b1111" calcext:value-type="string">
            <text:p>0b1111</text:p>
          </table:table-cell>
          <table:table-cell table:style-name="ce29" table:formula="of:=IF(MID([.$D59];1+[.$E59]+8; 8)=&quot;&quot;; &quot;&quot;; COM.MICROSOFT.CONCAT(&quot;0b&quot;; MID([.$D59];1+[.$E59]+8; 8)))">
            <text:p/>
          </table:table-cell>
          <table:table-cell table:style-name="ce29" table:formula="of:=IF(MID([.$D59];1+[.$E59]+8+8; 8)=&quot;&quot;; &quot;&quot;; COM.MICROSOFT.CONCAT(&quot;0b&quot;; MID([.$D59];1+[.$E59]+8+8; 8)))">
            <text:p/>
          </table:table-cell>
          <table:table-cell table:style-name="ce29" table:formula="of:=IF(MID([.$D59];1+[.$E59]+8+8+8; 8)=&quot;&quot;; &quot;&quot;; COM.MICROSOFT.CONCAT(&quot;0b&quot;; MID([.$D59];1+[.$E59]+8+8+8; 8)))">
            <text:p/>
          </table:table-cell>
          <table:table-cell table:style-name="ce31" table:formula="of:=[.E59]-LEN([.F59])+2" office:value-type="float" office:value="0" calcext:value-type="float">
            <text:p>0</text:p>
          </table:table-cell>
          <table:table-cell table:style-name="ce29" table:formula="of:=IF([.G59]=&quot;&quot;; &quot;&quot;; 8-LEN([.G59])+2)" office:value-type="float" office:value="4" calcext:value-type="float">
            <text:p>4</text:p>
          </table:table-cell>
          <table:table-cell table:style-name="ce29" table:formula="of:=IF([.H59]=&quot;&quot;; &quot;&quot;; 8-LEN([.H59])+2)">
            <text:p/>
          </table:table-cell>
          <table:table-cell table:style-name="ce29" table:formula="of:=IF([.I59]=&quot;&quot;; &quot;&quot;; 8-LEN([.I59])+2)">
            <text:p/>
          </table:table-cell>
          <table:table-cell table:style-name="ce29" table:formula="of:=IF([.J59]=&quot;&quot;; &quot;&quot;; 8-LEN([.J59])+2)">
            <text:p/>
          </table:table-cell>
          <table:table-cell table:style-name="ce31" table:formula="of:=IF(OR([.$F59]=&quot;&quot;; [.$E59]=8); &quot;&quot;; &quot;+ &quot;)" office:value-type="string" office:string-value="+ " calcext:value-type="string">
            <text:p>+ </text:p>
          </table:table-cell>
          <table:table-cell table:style-name="ce32" table:formula="of:=IF([.$F59]=&quot;&quot;; &quot;&quot;; IF([.$K59]&gt;0; COM.MICROSOFT.CONCAT(&quot;(&quot;; [.$F59]; &quot; &lt;&lt; &quot;; [.$K59]; &quot;)&quot;); [.$F59]))" office:value-type="string" office:string-value="0b01" calcext:value-type="string">
            <text:p>0b01</text:p>
          </table:table-cell>
          <table:table-cell table:style-name="ce32" table:formula="of:=IF(OR([.$F59]=&quot;&quot;; AND([.$G59]=&quot;&quot;; [.$K59]&lt;&gt;0)); &quot;&quot;; &quot;, &quot;)" office:value-type="string" office:string-value=", " calcext:value-type="string">
            <text:p>, </text:p>
          </table:table-cell>
          <table:table-cell table:style-name="ce32" table:formula="of:=IF([.$G59]=&quot;&quot;; &quot;&quot;; IF([.$L59]&gt;0; COM.MICROSOFT.CONCAT(&quot;(&quot;; [.$G59]; &quot; &lt;&lt; &quot;; [.$L59]; &quot;)&quot;); [.$G59]))" office:value-type="string" office:string-value="(0b1111 &lt;&lt; 4)" calcext:value-type="string">
            <text:p>(0b1111 &lt;&lt; 4)</text:p>
          </table:table-cell>
          <table:table-cell table:style-name="ce32" table:formula="of:=IF(OR([.$G59]=&quot;&quot;; AND([.$H59]=&quot;&quot;; [.$L59]&lt;&gt;0)); &quot;&quot;; &quot;, &quot;)">
            <text:p/>
          </table:table-cell>
          <table:table-cell table:style-name="ce32" table:formula="of:=IF([.$H59]=&quot;&quot;; &quot;&quot;; IF([.$M59]&gt;0; COM.MICROSOFT.CONCAT(&quot;(&quot;; [.$H59]; &quot; &lt;&lt; &quot;; [.$M59]; &quot;)&quot;); [.$H59]))">
            <text:p/>
          </table:table-cell>
          <table:table-cell table:style-name="ce32" table:formula="of:=IF(OR([.$H59]=&quot;&quot;; AND([.$I59]=&quot;&quot;; [.$M59]&lt;&gt;0)); &quot;&quot;; &quot;, &quot;)">
            <text:p/>
          </table:table-cell>
          <table:table-cell table:style-name="ce32" table:formula="of:=IF([.$I59]=&quot;&quot;; &quot;&quot;; IF([.$N59]&gt;0; COM.MICROSOFT.CONCAT(&quot;(&quot;; [.$I59]; &quot; &lt;&lt; &quot;; [.$N59]; &quot;)&quot;); [.$I59]))">
            <text:p/>
          </table:table-cell>
          <table:table-cell table:style-name="ce32" table:formula="of:=IF(OR([.$I59]=&quot;&quot;; AND([.$J59]=&quot;&quot;; [.$N59]&lt;&gt;0)); &quot;&quot;; &quot;, &quot;)">
            <text:p/>
          </table:table-cell>
          <table:table-cell table:style-name="ce32" table:formula="of:=IF([.$J59]=&quot;&quot;; &quot;&quot;; IF([.$O59]&gt;0; COM.MICROSOFT.CONCAT(&quot;(&quot;; [.$J59]; &quot; &lt;&lt; &quot;; [.$O59]; &quot;)&quot;); [.$J59]))">
            <text:p/>
          </table:table-cell>
          <table:table-cell table:style-name="ce33" table:formula="of:=IF(OR([.$J59]=&quot;&quot;; AND([.$O59]&lt;&gt;0)); &quot;&quot;; &quot;, &quot;)">
            <text:p/>
          </table:table-cell>
          <table:table-cell table:formula="of:=COM.MICROSOFT.CONCAT(&quot;// &quot;; [.B59]; &quot; &quot;; IF([.A59]=&quot;&quot;; &quot;   &quot;; COM.MICROSOFT.CONCAT(&quot;-&quot;; [.A59]; &quot;-&quot;)); &quot; &quot;; [.C59])" office:value-type="string" office:string-value="// 57 -9- |011111" calcext:value-type="string">
            <text:p>// 57 -9- |011111</text:p>
          </table:table-cell>
          <table:table-cell table:formula="of:=COM.MICROSOFT.CONCAT([.P59:.Z59])" office:value-type="string" office:string-value="+ 0b01, (0b1111 &lt;&lt; 4)" calcext:value-type="string">
            <text:p>+ 0b01, (0b1111 &lt;&lt; 4)</text:p>
          </table:table-cell>
          <table:table-cell table:formula="of:=COM.MICROSOFT.CONCAT([.AA59]; CHAR(10); [.AB59])" office:value-type="string" office:string-value="// 57 -9- |011111&#10;+ 0b01, (0b1111 &lt;&lt; 4)" calcext:value-type="string">
            <text:p>// 57 -9- |011111</text:p>
            <text:p>+ 0b01, (0b1111 &lt;&lt; 4)</text:p>
          </table:table-cell>
          <table:table-cell table:number-columns-repeated="995"/>
        </table:table-row>
        <table:table-row table:style-name="ro4">
          <table:table-cell table:style-name="ce21" office:value-type="string" calcext:value-type="string">
            <text:p>:</text:p>
          </table:table-cell>
          <table:table-cell table:style-name="ce21" office:value-type="float" office:value="58" calcext:value-type="float">
            <text:p>58</text:p>
          </table:table-cell>
          <table:table-cell table:style-name="ce23" office:value-type="string" calcext:value-type="string">
            <text:p>|1011100</text:p>
          </table:table-cell>
          <table:table-cell table:style-name="ce23" office:value-type="string" calcext:value-type="string">
            <text:p>1011100</text:p>
          </table:table-cell>
          <table:table-cell table:formula="of:=8-MOD(LEN([.$D59])-[.$E59]; 8)" office:value-type="float" office:value="4" calcext:value-type="float">
            <text:p>4</text:p>
          </table:table-cell>
          <table:table-cell table:style-name="ce29" table:formula="of:=IF(MID([.$D60];1;[.$E60])=&quot;&quot;; &quot;&quot;; COM.MICROSOFT.CONCAT(&quot;0b&quot;; MID([.$D60];1;[.$E60])))" office:value-type="string" office:string-value="0b1011" calcext:value-type="string">
            <text:p>0b1011</text:p>
          </table:table-cell>
          <table:table-cell table:style-name="ce29" table:formula="of:=IF(MID([.$D60];1+[.$E60]; 8)=&quot;&quot;; &quot;&quot;; COM.MICROSOFT.CONCAT(&quot;0b&quot;; MID([.$D60];1+[.$E60]; 8)))" office:value-type="string" office:string-value="0b100" calcext:value-type="string">
            <text:p>0b100</text:p>
          </table:table-cell>
          <table:table-cell table:style-name="ce29" table:formula="of:=IF(MID([.$D60];1+[.$E60]+8; 8)=&quot;&quot;; &quot;&quot;; COM.MICROSOFT.CONCAT(&quot;0b&quot;; MID([.$D60];1+[.$E60]+8; 8)))">
            <text:p/>
          </table:table-cell>
          <table:table-cell table:style-name="ce29" table:formula="of:=IF(MID([.$D60];1+[.$E60]+8+8; 8)=&quot;&quot;; &quot;&quot;; COM.MICROSOFT.CONCAT(&quot;0b&quot;; MID([.$D60];1+[.$E60]+8+8; 8)))">
            <text:p/>
          </table:table-cell>
          <table:table-cell table:style-name="ce29" table:formula="of:=IF(MID([.$D60];1+[.$E60]+8+8+8; 8)=&quot;&quot;; &quot;&quot;; COM.MICROSOFT.CONCAT(&quot;0b&quot;; MID([.$D60];1+[.$E60]+8+8+8; 8)))">
            <text:p/>
          </table:table-cell>
          <table:table-cell table:style-name="ce31" table:formula="of:=[.E60]-LEN([.F60])+2" office:value-type="float" office:value="0" calcext:value-type="float">
            <text:p>0</text:p>
          </table:table-cell>
          <table:table-cell table:style-name="ce29" table:formula="of:=IF([.G60]=&quot;&quot;; &quot;&quot;; 8-LEN([.G60])+2)" office:value-type="float" office:value="5" calcext:value-type="float">
            <text:p>5</text:p>
          </table:table-cell>
          <table:table-cell table:style-name="ce29" table:formula="of:=IF([.H60]=&quot;&quot;; &quot;&quot;; 8-LEN([.H60])+2)">
            <text:p/>
          </table:table-cell>
          <table:table-cell table:style-name="ce29" table:formula="of:=IF([.I60]=&quot;&quot;; &quot;&quot;; 8-LEN([.I60])+2)">
            <text:p/>
          </table:table-cell>
          <table:table-cell table:style-name="ce29" table:formula="of:=IF([.J60]=&quot;&quot;; &quot;&quot;; 8-LEN([.J60])+2)">
            <text:p/>
          </table:table-cell>
          <table:table-cell table:style-name="ce31" table:formula="of:=IF(OR([.$F60]=&quot;&quot;; [.$E60]=8); &quot;&quot;; &quot;+ &quot;)" office:value-type="string" office:string-value="+ " calcext:value-type="string">
            <text:p>+ </text:p>
          </table:table-cell>
          <table:table-cell table:style-name="ce32" table:formula="of:=IF([.$F60]=&quot;&quot;; &quot;&quot;; IF([.$K60]&gt;0; COM.MICROSOFT.CONCAT(&quot;(&quot;; [.$F60]; &quot; &lt;&lt; &quot;; [.$K60]; &quot;)&quot;); [.$F60]))" office:value-type="string" office:string-value="0b1011" calcext:value-type="string">
            <text:p>0b1011</text:p>
          </table:table-cell>
          <table:table-cell table:style-name="ce32" table:formula="of:=IF(OR([.$F60]=&quot;&quot;; AND([.$G60]=&quot;&quot;; [.$K60]&lt;&gt;0)); &quot;&quot;; &quot;, &quot;)" office:value-type="string" office:string-value=", " calcext:value-type="string">
            <text:p>, </text:p>
          </table:table-cell>
          <table:table-cell table:style-name="ce32" table:formula="of:=IF([.$G60]=&quot;&quot;; &quot;&quot;; IF([.$L60]&gt;0; COM.MICROSOFT.CONCAT(&quot;(&quot;; [.$G60]; &quot; &lt;&lt; &quot;; [.$L60]; &quot;)&quot;); [.$G60]))" office:value-type="string" office:string-value="(0b100 &lt;&lt; 5)" calcext:value-type="string">
            <text:p>(0b100 &lt;&lt; 5)</text:p>
          </table:table-cell>
          <table:table-cell table:style-name="ce32" table:formula="of:=IF(OR([.$G60]=&quot;&quot;; AND([.$H60]=&quot;&quot;; [.$L60]&lt;&gt;0)); &quot;&quot;; &quot;, &quot;)">
            <text:p/>
          </table:table-cell>
          <table:table-cell table:style-name="ce32" table:formula="of:=IF([.$H60]=&quot;&quot;; &quot;&quot;; IF([.$M60]&gt;0; COM.MICROSOFT.CONCAT(&quot;(&quot;; [.$H60]; &quot; &lt;&lt; &quot;; [.$M60]; &quot;)&quot;); [.$H60]))">
            <text:p/>
          </table:table-cell>
          <table:table-cell table:style-name="ce32" table:formula="of:=IF(OR([.$H60]=&quot;&quot;; AND([.$I60]=&quot;&quot;; [.$M60]&lt;&gt;0)); &quot;&quot;; &quot;, &quot;)">
            <text:p/>
          </table:table-cell>
          <table:table-cell table:style-name="ce32" table:formula="of:=IF([.$I60]=&quot;&quot;; &quot;&quot;; IF([.$N60]&gt;0; COM.MICROSOFT.CONCAT(&quot;(&quot;; [.$I60]; &quot; &lt;&lt; &quot;; [.$N60]; &quot;)&quot;); [.$I60]))">
            <text:p/>
          </table:table-cell>
          <table:table-cell table:style-name="ce32" table:formula="of:=IF(OR([.$I60]=&quot;&quot;; AND([.$J60]=&quot;&quot;; [.$N60]&lt;&gt;0)); &quot;&quot;; &quot;, &quot;)">
            <text:p/>
          </table:table-cell>
          <table:table-cell table:style-name="ce32" table:formula="of:=IF([.$J60]=&quot;&quot;; &quot;&quot;; IF([.$O60]&gt;0; COM.MICROSOFT.CONCAT(&quot;(&quot;; [.$J60]; &quot; &lt;&lt; &quot;; [.$O60]; &quot;)&quot;); [.$J60]))">
            <text:p/>
          </table:table-cell>
          <table:table-cell table:style-name="ce33" table:formula="of:=IF(OR([.$J60]=&quot;&quot;; AND([.$O60]&lt;&gt;0)); &quot;&quot;; &quot;, &quot;)">
            <text:p/>
          </table:table-cell>
          <table:table-cell table:formula="of:=COM.MICROSOFT.CONCAT(&quot;// &quot;; [.B60]; &quot; &quot;; IF([.A60]=&quot;&quot;; &quot;   &quot;; COM.MICROSOFT.CONCAT(&quot;-&quot;; [.A60]; &quot;-&quot;)); &quot; &quot;; [.C60])" office:value-type="string" office:string-value="// 58 -:- |1011100" calcext:value-type="string">
            <text:p>// 58 -:- |1011100</text:p>
          </table:table-cell>
          <table:table-cell table:formula="of:=COM.MICROSOFT.CONCAT([.P60:.Z60])" office:value-type="string" office:string-value="+ 0b1011, (0b100 &lt;&lt; 5)" calcext:value-type="string">
            <text:p>+ 0b1011, (0b100 &lt;&lt; 5)</text:p>
          </table:table-cell>
          <table:table-cell table:formula="of:=COM.MICROSOFT.CONCAT([.AA60]; CHAR(10); [.AB60])" office:value-type="string" office:string-value="// 58 -:- |1011100&#10;+ 0b1011, (0b100 &lt;&lt; 5)" calcext:value-type="string">
            <text:p>// 58 -:- |1011100</text:p>
            <text:p>+ 0b1011, (0b100 &lt;&lt; 5)</text:p>
          </table:table-cell>
          <table:table-cell table:number-columns-repeated="995"/>
        </table:table-row>
        <table:table-row table:style-name="ro4">
          <table:table-cell table:style-name="ce3"/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|11111011</text:p>
          </table:table-cell>
          <table:table-cell table:style-name="ce8" office:value-type="string" calcext:value-type="string">
            <text:p>11111011</text:p>
          </table:table-cell>
          <table:table-cell table:formula="of:=8-MOD(LEN([.$D60])-[.$E60]; 8)" office:value-type="float" office:value="5" calcext:value-type="float">
            <text:p>5</text:p>
          </table:table-cell>
          <table:table-cell table:style-name="ce29" table:formula="of:=IF(MID([.$D61];1;[.$E61])=&quot;&quot;; &quot;&quot;; COM.MICROSOFT.CONCAT(&quot;0b&quot;; MID([.$D61];1;[.$E61])))" office:value-type="string" office:string-value="0b11111" calcext:value-type="string">
            <text:p>0b11111</text:p>
          </table:table-cell>
          <table:table-cell table:style-name="ce29" table:formula="of:=IF(MID([.$D61];1+[.$E61]; 8)=&quot;&quot;; &quot;&quot;; COM.MICROSOFT.CONCAT(&quot;0b&quot;; MID([.$D61];1+[.$E61]; 8)))" office:value-type="string" office:string-value="0b011" calcext:value-type="string">
            <text:p>0b011</text:p>
          </table:table-cell>
          <table:table-cell table:style-name="ce29" table:formula="of:=IF(MID([.$D61];1+[.$E61]+8; 8)=&quot;&quot;; &quot;&quot;; COM.MICROSOFT.CONCAT(&quot;0b&quot;; MID([.$D61];1+[.$E61]+8; 8)))">
            <text:p/>
          </table:table-cell>
          <table:table-cell table:style-name="ce29" table:formula="of:=IF(MID([.$D61];1+[.$E61]+8+8; 8)=&quot;&quot;; &quot;&quot;; COM.MICROSOFT.CONCAT(&quot;0b&quot;; MID([.$D61];1+[.$E61]+8+8; 8)))">
            <text:p/>
          </table:table-cell>
          <table:table-cell table:style-name="ce29" table:formula="of:=IF(MID([.$D61];1+[.$E61]+8+8+8; 8)=&quot;&quot;; &quot;&quot;; COM.MICROSOFT.CONCAT(&quot;0b&quot;; MID([.$D61];1+[.$E61]+8+8+8; 8)))">
            <text:p/>
          </table:table-cell>
          <table:table-cell table:style-name="ce31" table:formula="of:=[.E61]-LEN([.F61])+2" office:value-type="float" office:value="0" calcext:value-type="float">
            <text:p>0</text:p>
          </table:table-cell>
          <table:table-cell table:style-name="ce29" table:formula="of:=IF([.G61]=&quot;&quot;; &quot;&quot;; 8-LEN([.G61])+2)" office:value-type="float" office:value="5" calcext:value-type="float">
            <text:p>5</text:p>
          </table:table-cell>
          <table:table-cell table:style-name="ce29" table:formula="of:=IF([.H61]=&quot;&quot;; &quot;&quot;; 8-LEN([.H61])+2)">
            <text:p/>
          </table:table-cell>
          <table:table-cell table:style-name="ce29" table:formula="of:=IF([.I61]=&quot;&quot;; &quot;&quot;; 8-LEN([.I61])+2)">
            <text:p/>
          </table:table-cell>
          <table:table-cell table:style-name="ce29" table:formula="of:=IF([.J61]=&quot;&quot;; &quot;&quot;; 8-LEN([.J61])+2)">
            <text:p/>
          </table:table-cell>
          <table:table-cell table:style-name="ce31" table:formula="of:=IF(OR([.$F61]=&quot;&quot;; [.$E61]=8); &quot;&quot;; &quot;+ &quot;)" office:value-type="string" office:string-value="+ " calcext:value-type="string">
            <text:p>+ </text:p>
          </table:table-cell>
          <table:table-cell table:style-name="ce32" table:formula="of:=IF([.$F61]=&quot;&quot;; &quot;&quot;; IF([.$K61]&gt;0; COM.MICROSOFT.CONCAT(&quot;(&quot;; [.$F61]; &quot; &lt;&lt; &quot;; [.$K61]; &quot;)&quot;); [.$F61]))" office:value-type="string" office:string-value="0b11111" calcext:value-type="string">
            <text:p>0b11111</text:p>
          </table:table-cell>
          <table:table-cell table:style-name="ce32" table:formula="of:=IF(OR([.$F61]=&quot;&quot;; AND([.$G61]=&quot;&quot;; [.$K61]&lt;&gt;0)); &quot;&quot;; &quot;, &quot;)" office:value-type="string" office:string-value=", " calcext:value-type="string">
            <text:p>, </text:p>
          </table:table-cell>
          <table:table-cell table:style-name="ce32" table:formula="of:=IF([.$G61]=&quot;&quot;; &quot;&quot;; IF([.$L61]&gt;0; COM.MICROSOFT.CONCAT(&quot;(&quot;; [.$G61]; &quot; &lt;&lt; &quot;; [.$L61]; &quot;)&quot;); [.$G61]))" office:value-type="string" office:string-value="(0b011 &lt;&lt; 5)" calcext:value-type="string">
            <text:p>(0b011 &lt;&lt; 5)</text:p>
          </table:table-cell>
          <table:table-cell table:style-name="ce32" table:formula="of:=IF(OR([.$G61]=&quot;&quot;; AND([.$H61]=&quot;&quot;; [.$L61]&lt;&gt;0)); &quot;&quot;; &quot;, &quot;)">
            <text:p/>
          </table:table-cell>
          <table:table-cell table:style-name="ce32" table:formula="of:=IF([.$H61]=&quot;&quot;; &quot;&quot;; IF([.$M61]&gt;0; COM.MICROSOFT.CONCAT(&quot;(&quot;; [.$H61]; &quot; &lt;&lt; &quot;; [.$M61]; &quot;)&quot;); [.$H61]))">
            <text:p/>
          </table:table-cell>
          <table:table-cell table:style-name="ce32" table:formula="of:=IF(OR([.$H61]=&quot;&quot;; AND([.$I61]=&quot;&quot;; [.$M61]&lt;&gt;0)); &quot;&quot;; &quot;, &quot;)">
            <text:p/>
          </table:table-cell>
          <table:table-cell table:style-name="ce32" table:formula="of:=IF([.$I61]=&quot;&quot;; &quot;&quot;; IF([.$N61]&gt;0; COM.MICROSOFT.CONCAT(&quot;(&quot;; [.$I61]; &quot; &lt;&lt; &quot;; [.$N61]; &quot;)&quot;); [.$I61]))">
            <text:p/>
          </table:table-cell>
          <table:table-cell table:style-name="ce32" table:formula="of:=IF(OR([.$I61]=&quot;&quot;; AND([.$J61]=&quot;&quot;; [.$N61]&lt;&gt;0)); &quot;&quot;; &quot;, &quot;)">
            <text:p/>
          </table:table-cell>
          <table:table-cell table:style-name="ce32" table:formula="of:=IF([.$J61]=&quot;&quot;; &quot;&quot;; IF([.$O61]&gt;0; COM.MICROSOFT.CONCAT(&quot;(&quot;; [.$J61]; &quot; &lt;&lt; &quot;; [.$O61]; &quot;)&quot;); [.$J61]))">
            <text:p/>
          </table:table-cell>
          <table:table-cell table:style-name="ce33" table:formula="of:=IF(OR([.$J61]=&quot;&quot;; AND([.$O61]&lt;&gt;0)); &quot;&quot;; &quot;, &quot;)">
            <text:p/>
          </table:table-cell>
          <table:table-cell table:formula="of:=COM.MICROSOFT.CONCAT(&quot;// &quot;; [.B61]; &quot; &quot;; IF([.A61]=&quot;&quot;; &quot;   &quot;; COM.MICROSOFT.CONCAT(&quot;-&quot;; [.A61]; &quot;-&quot;)); &quot; &quot;; [.C61])" office:value-type="string" office:string-value="// 59     |11111011" calcext:value-type="string">
            <text:p>// 59 <text:s text:c="4"/>|11111011</text:p>
          </table:table-cell>
          <table:table-cell table:formula="of:=COM.MICROSOFT.CONCAT([.P61:.Z61])" office:value-type="string" office:string-value="+ 0b11111, (0b011 &lt;&lt; 5)" calcext:value-type="string">
            <text:p>+ 0b11111, (0b011 &lt;&lt; 5)</text:p>
          </table:table-cell>
          <table:table-cell table:formula="of:=COM.MICROSOFT.CONCAT([.AA61]; CHAR(10); [.AB61])" office:value-type="string" office:string-value="// 59     |11111011&#10;+ 0b11111, (0b011 &lt;&lt; 5)" calcext:value-type="string">
            <text:p>// 59     |11111011</text:p>
            <text:p>+ 0b11111, (0b011 &lt;&lt; 5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&lt;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|11111111|1111100</text:p>
          </table:table-cell>
          <table:table-cell office:value-type="string" calcext:value-type="string">
            <text:p>111111111111100</text:p>
          </table:table-cell>
          <table:table-cell table:formula="of:=8-MOD(LEN([.$D61])-[.$E61]; 8)" office:value-type="float" office:value="5" calcext:value-type="float">
            <text:p>5</text:p>
          </table:table-cell>
          <table:table-cell table:style-name="ce29" table:formula="of:=IF(MID([.$D62];1;[.$E62])=&quot;&quot;; &quot;&quot;; COM.MICROSOFT.CONCAT(&quot;0b&quot;; MID([.$D62];1;[.$E62])))" office:value-type="string" office:string-value="0b11111" calcext:value-type="string">
            <text:p>0b11111</text:p>
          </table:table-cell>
          <table:table-cell table:style-name="ce29" table:formula="of:=IF(MID([.$D62];1+[.$E62]; 8)=&quot;&quot;; &quot;&quot;; COM.MICROSOFT.CONCAT(&quot;0b&quot;; MID([.$D62];1+[.$E62]; 8)))" office:value-type="string" office:string-value="0b11111111" calcext:value-type="string">
            <text:p>0b11111111</text:p>
          </table:table-cell>
          <table:table-cell table:style-name="ce29" table:formula="of:=IF(MID([.$D62];1+[.$E62]+8; 8)=&quot;&quot;; &quot;&quot;; COM.MICROSOFT.CONCAT(&quot;0b&quot;; MID([.$D62];1+[.$E62]+8; 8)))" office:value-type="string" office:string-value="0b00" calcext:value-type="string">
            <text:p>0b00</text:p>
          </table:table-cell>
          <table:table-cell table:style-name="ce29" table:formula="of:=IF(MID([.$D62];1+[.$E62]+8+8; 8)=&quot;&quot;; &quot;&quot;; COM.MICROSOFT.CONCAT(&quot;0b&quot;; MID([.$D62];1+[.$E62]+8+8; 8)))">
            <text:p/>
          </table:table-cell>
          <table:table-cell table:style-name="ce29" table:formula="of:=IF(MID([.$D62];1+[.$E62]+8+8+8; 8)=&quot;&quot;; &quot;&quot;; COM.MICROSOFT.CONCAT(&quot;0b&quot;; MID([.$D62];1+[.$E62]+8+8+8; 8)))">
            <text:p/>
          </table:table-cell>
          <table:table-cell table:style-name="ce31" table:formula="of:=[.E62]-LEN([.F62])+2" office:value-type="float" office:value="0" calcext:value-type="float">
            <text:p>0</text:p>
          </table:table-cell>
          <table:table-cell table:style-name="ce29" table:formula="of:=IF([.G62]=&quot;&quot;; &quot;&quot;; 8-LEN([.G62])+2)" office:value-type="float" office:value="0" calcext:value-type="float">
            <text:p>0</text:p>
          </table:table-cell>
          <table:table-cell table:style-name="ce29" table:formula="of:=IF([.H62]=&quot;&quot;; &quot;&quot;; 8-LEN([.H62])+2)" office:value-type="float" office:value="6" calcext:value-type="float">
            <text:p>6</text:p>
          </table:table-cell>
          <table:table-cell table:style-name="ce29" table:formula="of:=IF([.I62]=&quot;&quot;; &quot;&quot;; 8-LEN([.I62])+2)">
            <text:p/>
          </table:table-cell>
          <table:table-cell table:style-name="ce29" table:formula="of:=IF([.J62]=&quot;&quot;; &quot;&quot;; 8-LEN([.J62])+2)">
            <text:p/>
          </table:table-cell>
          <table:table-cell table:style-name="ce31" table:formula="of:=IF(OR([.$F62]=&quot;&quot;; [.$E62]=8); &quot;&quot;; &quot;+ &quot;)" office:value-type="string" office:string-value="+ " calcext:value-type="string">
            <text:p>+ </text:p>
          </table:table-cell>
          <table:table-cell table:style-name="ce32" table:formula="of:=IF([.$F62]=&quot;&quot;; &quot;&quot;; IF([.$K62]&gt;0; COM.MICROSOFT.CONCAT(&quot;(&quot;; [.$F62]; &quot; &lt;&lt; &quot;; [.$K62]; &quot;)&quot;); [.$F62]))" office:value-type="string" office:string-value="0b11111" calcext:value-type="string">
            <text:p>0b11111</text:p>
          </table:table-cell>
          <table:table-cell table:style-name="ce32" table:formula="of:=IF(OR([.$F62]=&quot;&quot;; AND([.$G62]=&quot;&quot;; [.$K62]&lt;&gt;0)); &quot;&quot;; &quot;, &quot;)" office:value-type="string" office:string-value=", " calcext:value-type="string">
            <text:p>, </text:p>
          </table:table-cell>
          <table:table-cell table:style-name="ce32" table:formula="of:=IF([.$G62]=&quot;&quot;; &quot;&quot;; IF([.$L62]&gt;0; COM.MICROSOFT.CONCAT(&quot;(&quot;; [.$G62]; &quot; &lt;&lt; &quot;; [.$L62]; &quot;)&quot;); [.$G62]))" office:value-type="string" office:string-value="0b11111111" calcext:value-type="string">
            <text:p>0b11111111</text:p>
          </table:table-cell>
          <table:table-cell table:style-name="ce32" table:formula="of:=IF(OR([.$G62]=&quot;&quot;; AND([.$H62]=&quot;&quot;; [.$L62]&lt;&gt;0)); &quot;&quot;; &quot;, &quot;)" office:value-type="string" office:string-value=", " calcext:value-type="string">
            <text:p>, </text:p>
          </table:table-cell>
          <table:table-cell table:style-name="ce32" table:formula="of:=IF([.$H62]=&quot;&quot;; &quot;&quot;; IF([.$M62]&gt;0; COM.MICROSOFT.CONCAT(&quot;(&quot;; [.$H62]; &quot; &lt;&lt; &quot;; [.$M62]; &quot;)&quot;); [.$H62]))" office:value-type="string" office:string-value="(0b00 &lt;&lt; 6)" calcext:value-type="string">
            <text:p>(0b00 &lt;&lt; 6)</text:p>
          </table:table-cell>
          <table:table-cell table:style-name="ce32" table:formula="of:=IF(OR([.$H62]=&quot;&quot;; AND([.$I62]=&quot;&quot;; [.$M62]&lt;&gt;0)); &quot;&quot;; &quot;, &quot;)">
            <text:p/>
          </table:table-cell>
          <table:table-cell table:style-name="ce32" table:formula="of:=IF([.$I62]=&quot;&quot;; &quot;&quot;; IF([.$N62]&gt;0; COM.MICROSOFT.CONCAT(&quot;(&quot;; [.$I62]; &quot; &lt;&lt; &quot;; [.$N62]; &quot;)&quot;); [.$I62]))">
            <text:p/>
          </table:table-cell>
          <table:table-cell table:style-name="ce32" table:formula="of:=IF(OR([.$I62]=&quot;&quot;; AND([.$J62]=&quot;&quot;; [.$N62]&lt;&gt;0)); &quot;&quot;; &quot;, &quot;)">
            <text:p/>
          </table:table-cell>
          <table:table-cell table:style-name="ce32" table:formula="of:=IF([.$J62]=&quot;&quot;; &quot;&quot;; IF([.$O62]&gt;0; COM.MICROSOFT.CONCAT(&quot;(&quot;; [.$J62]; &quot; &lt;&lt; &quot;; [.$O62]; &quot;)&quot;); [.$J62]))">
            <text:p/>
          </table:table-cell>
          <table:table-cell table:style-name="ce33" table:formula="of:=IF(OR([.$J62]=&quot;&quot;; AND([.$O62]&lt;&gt;0)); &quot;&quot;; &quot;, &quot;)">
            <text:p/>
          </table:table-cell>
          <table:table-cell table:formula="of:=COM.MICROSOFT.CONCAT(&quot;// &quot;; [.B62]; &quot; &quot;; IF([.A62]=&quot;&quot;; &quot;   &quot;; COM.MICROSOFT.CONCAT(&quot;-&quot;; [.A62]; &quot;-&quot;)); &quot; &quot;; [.C62])" office:value-type="string" office:string-value="// 60 -&lt;- |11111111|1111100" calcext:value-type="string">
            <text:p>// 60 -&lt;- |11111111|1111100</text:p>
          </table:table-cell>
          <table:table-cell table:formula="of:=COM.MICROSOFT.CONCAT([.P62:.Z62])" office:value-type="string" office:string-value="+ 0b11111, 0b11111111, (0b00 &lt;&lt; 6)" calcext:value-type="string">
            <text:p>+ 0b11111, 0b11111111, (0b00 &lt;&lt; 6)</text:p>
          </table:table-cell>
          <table:table-cell table:formula="of:=COM.MICROSOFT.CONCAT([.AA62]; CHAR(10); [.AB62])" office:value-type="string" office:string-value="// 60 -&lt;- |11111111|1111100&#10;+ 0b11111, 0b11111111, (0b00 &lt;&lt; 6)" calcext:value-type="string">
            <text:p>// 60 -&lt;- |11111111|1111100</text:p>
            <text:p>+ 0b11111, 0b11111111, (0b00 &lt;&lt; 6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=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|100000</text:p>
          </table:table-cell>
          <table:table-cell office:value-type="string" calcext:value-type="string">
            <text:p>100000</text:p>
          </table:table-cell>
          <table:table-cell table:formula="of:=8-MOD(LEN([.$D62])-[.$E62]; 8)" office:value-type="float" office:value="6" calcext:value-type="float">
            <text:p>6</text:p>
          </table:table-cell>
          <table:table-cell table:style-name="ce29" table:formula="of:=IF(MID([.$D63];1;[.$E63])=&quot;&quot;; &quot;&quot;; COM.MICROSOFT.CONCAT(&quot;0b&quot;; MID([.$D63];1;[.$E63])))" office:value-type="string" office:string-value="0b100000" calcext:value-type="string">
            <text:p>0b100000</text:p>
          </table:table-cell>
          <table:table-cell table:style-name="ce29" table:formula="of:=IF(MID([.$D63];1+[.$E63]; 8)=&quot;&quot;; &quot;&quot;; COM.MICROSOFT.CONCAT(&quot;0b&quot;; MID([.$D63];1+[.$E63]; 8)))">
            <text:p/>
          </table:table-cell>
          <table:table-cell table:style-name="ce29" table:formula="of:=IF(MID([.$D63];1+[.$E63]+8; 8)=&quot;&quot;; &quot;&quot;; COM.MICROSOFT.CONCAT(&quot;0b&quot;; MID([.$D63];1+[.$E63]+8; 8)))">
            <text:p/>
          </table:table-cell>
          <table:table-cell table:style-name="ce29" table:formula="of:=IF(MID([.$D63];1+[.$E63]+8+8; 8)=&quot;&quot;; &quot;&quot;; COM.MICROSOFT.CONCAT(&quot;0b&quot;; MID([.$D63];1+[.$E63]+8+8; 8)))">
            <text:p/>
          </table:table-cell>
          <table:table-cell table:style-name="ce29" table:formula="of:=IF(MID([.$D63];1+[.$E63]+8+8+8; 8)=&quot;&quot;; &quot;&quot;; COM.MICROSOFT.CONCAT(&quot;0b&quot;; MID([.$D63];1+[.$E63]+8+8+8; 8)))">
            <text:p/>
          </table:table-cell>
          <table:table-cell table:style-name="ce31" table:formula="of:=[.E63]-LEN([.F63])+2" office:value-type="float" office:value="0" calcext:value-type="float">
            <text:p>0</text:p>
          </table:table-cell>
          <table:table-cell table:style-name="ce29" table:formula="of:=IF([.G63]=&quot;&quot;; &quot;&quot;; 8-LEN([.G63])+2)">
            <text:p/>
          </table:table-cell>
          <table:table-cell table:style-name="ce29" table:formula="of:=IF([.H63]=&quot;&quot;; &quot;&quot;; 8-LEN([.H63])+2)">
            <text:p/>
          </table:table-cell>
          <table:table-cell table:style-name="ce29" table:formula="of:=IF([.I63]=&quot;&quot;; &quot;&quot;; 8-LEN([.I63])+2)">
            <text:p/>
          </table:table-cell>
          <table:table-cell table:style-name="ce29" table:formula="of:=IF([.J63]=&quot;&quot;; &quot;&quot;; 8-LEN([.J63])+2)">
            <text:p/>
          </table:table-cell>
          <table:table-cell table:style-name="ce31" table:formula="of:=IF(OR([.$F63]=&quot;&quot;; [.$E63]=8); &quot;&quot;; &quot;+ &quot;)" office:value-type="string" office:string-value="+ " calcext:value-type="string">
            <text:p>+ </text:p>
          </table:table-cell>
          <table:table-cell table:style-name="ce32" table:formula="of:=IF([.$F63]=&quot;&quot;; &quot;&quot;; IF([.$K63]&gt;0; COM.MICROSOFT.CONCAT(&quot;(&quot;; [.$F63]; &quot; &lt;&lt; &quot;; [.$K63]; &quot;)&quot;); [.$F63]))" office:value-type="string" office:string-value="0b100000" calcext:value-type="string">
            <text:p>0b100000</text:p>
          </table:table-cell>
          <table:table-cell table:style-name="ce32" table:formula="of:=IF(OR([.$F63]=&quot;&quot;; AND([.$G63]=&quot;&quot;; [.$K63]&lt;&gt;0)); &quot;&quot;; &quot;, &quot;)" office:value-type="string" office:string-value=", " calcext:value-type="string">
            <text:p>, </text:p>
          </table:table-cell>
          <table:table-cell table:style-name="ce32" table:formula="of:=IF([.$G63]=&quot;&quot;; &quot;&quot;; IF([.$L63]&gt;0; COM.MICROSOFT.CONCAT(&quot;(&quot;; [.$G63]; &quot; &lt;&lt; &quot;; [.$L63]; &quot;)&quot;); [.$G63]))">
            <text:p/>
          </table:table-cell>
          <table:table-cell table:style-name="ce32" table:formula="of:=IF(OR([.$G63]=&quot;&quot;; AND([.$H63]=&quot;&quot;; [.$L63]&lt;&gt;0)); &quot;&quot;; &quot;, &quot;)">
            <text:p/>
          </table:table-cell>
          <table:table-cell table:style-name="ce32" table:formula="of:=IF([.$H63]=&quot;&quot;; &quot;&quot;; IF([.$M63]&gt;0; COM.MICROSOFT.CONCAT(&quot;(&quot;; [.$H63]; &quot; &lt;&lt; &quot;; [.$M63]; &quot;)&quot;); [.$H63]))">
            <text:p/>
          </table:table-cell>
          <table:table-cell table:style-name="ce32" table:formula="of:=IF(OR([.$H63]=&quot;&quot;; AND([.$I63]=&quot;&quot;; [.$M63]&lt;&gt;0)); &quot;&quot;; &quot;, &quot;)">
            <text:p/>
          </table:table-cell>
          <table:table-cell table:style-name="ce32" table:formula="of:=IF([.$I63]=&quot;&quot;; &quot;&quot;; IF([.$N63]&gt;0; COM.MICROSOFT.CONCAT(&quot;(&quot;; [.$I63]; &quot; &lt;&lt; &quot;; [.$N63]; &quot;)&quot;); [.$I63]))">
            <text:p/>
          </table:table-cell>
          <table:table-cell table:style-name="ce32" table:formula="of:=IF(OR([.$I63]=&quot;&quot;; AND([.$J63]=&quot;&quot;; [.$N63]&lt;&gt;0)); &quot;&quot;; &quot;, &quot;)">
            <text:p/>
          </table:table-cell>
          <table:table-cell table:style-name="ce32" table:formula="of:=IF([.$J63]=&quot;&quot;; &quot;&quot;; IF([.$O63]&gt;0; COM.MICROSOFT.CONCAT(&quot;(&quot;; [.$J63]; &quot; &lt;&lt; &quot;; [.$O63]; &quot;)&quot;); [.$J63]))">
            <text:p/>
          </table:table-cell>
          <table:table-cell table:style-name="ce33" table:formula="of:=IF(OR([.$J63]=&quot;&quot;; AND([.$O63]&lt;&gt;0)); &quot;&quot;; &quot;, &quot;)">
            <text:p/>
          </table:table-cell>
          <table:table-cell table:formula="of:=COM.MICROSOFT.CONCAT(&quot;// &quot;; [.B63]; &quot; &quot;; IF([.A63]=&quot;&quot;; &quot;   &quot;; COM.MICROSOFT.CONCAT(&quot;-&quot;; [.A63]; &quot;-&quot;)); &quot; &quot;; [.C63])" office:value-type="string" office:string-value="// 61 -=- |100000" calcext:value-type="string">
            <text:p>// 61 -=- |100000</text:p>
          </table:table-cell>
          <table:table-cell table:formula="of:=COM.MICROSOFT.CONCAT([.P63:.Z63])" office:value-type="string" office:string-value="+ 0b100000, " calcext:value-type="string">
            <text:p>+ 0b100000, </text:p>
          </table:table-cell>
          <table:table-cell table:formula="of:=COM.MICROSOFT.CONCAT([.AA63]; CHAR(10); [.AB63])" office:value-type="string" office:string-value="// 61 -=- |100000&#10;+ 0b100000, " calcext:value-type="string">
            <text:p>// 61 -=- |100000</text:p>
            <text:p>+ 0b100000, 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&gt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|11111111|1011</text:p>
          </table:table-cell>
          <table:table-cell office:value-type="string" calcext:value-type="string">
            <text:p>111111111011</text:p>
          </table:table-cell>
          <table:table-cell table:formula="of:=8-MOD(LEN([.$D63])-[.$E63]; 8)" office:value-type="float" office:value="8" calcext:value-type="float">
            <text:p>8</text:p>
          </table:table-cell>
          <table:table-cell table:style-name="ce29" table:formula="of:=IF(MID([.$D64];1;[.$E64])=&quot;&quot;; &quot;&quot;; COM.MICROSOFT.CONCAT(&quot;0b&quot;; MID([.$D64];1;[.$E64])))" office:value-type="string" office:string-value="0b11111111" calcext:value-type="string">
            <text:p>0b11111111</text:p>
          </table:table-cell>
          <table:table-cell table:style-name="ce29" table:formula="of:=IF(MID([.$D64];1+[.$E64]; 8)=&quot;&quot;; &quot;&quot;; COM.MICROSOFT.CONCAT(&quot;0b&quot;; MID([.$D64];1+[.$E64]; 8)))" office:value-type="string" office:string-value="0b1011" calcext:value-type="string">
            <text:p>0b1011</text:p>
          </table:table-cell>
          <table:table-cell table:style-name="ce29" table:formula="of:=IF(MID([.$D64];1+[.$E64]+8; 8)=&quot;&quot;; &quot;&quot;; COM.MICROSOFT.CONCAT(&quot;0b&quot;; MID([.$D64];1+[.$E64]+8; 8)))">
            <text:p/>
          </table:table-cell>
          <table:table-cell table:style-name="ce29" table:formula="of:=IF(MID([.$D64];1+[.$E64]+8+8; 8)=&quot;&quot;; &quot;&quot;; COM.MICROSOFT.CONCAT(&quot;0b&quot;; MID([.$D64];1+[.$E64]+8+8; 8)))">
            <text:p/>
          </table:table-cell>
          <table:table-cell table:style-name="ce29" table:formula="of:=IF(MID([.$D64];1+[.$E64]+8+8+8; 8)=&quot;&quot;; &quot;&quot;; COM.MICROSOFT.CONCAT(&quot;0b&quot;; MID([.$D64];1+[.$E64]+8+8+8; 8)))">
            <text:p/>
          </table:table-cell>
          <table:table-cell table:style-name="ce31" table:formula="of:=[.E64]-LEN([.F64])+2" office:value-type="float" office:value="0" calcext:value-type="float">
            <text:p>0</text:p>
          </table:table-cell>
          <table:table-cell table:style-name="ce29" table:formula="of:=IF([.G64]=&quot;&quot;; &quot;&quot;; 8-LEN([.G64])+2)" office:value-type="float" office:value="4" calcext:value-type="float">
            <text:p>4</text:p>
          </table:table-cell>
          <table:table-cell table:style-name="ce29" table:formula="of:=IF([.H64]=&quot;&quot;; &quot;&quot;; 8-LEN([.H64])+2)">
            <text:p/>
          </table:table-cell>
          <table:table-cell table:style-name="ce29" table:formula="of:=IF([.I64]=&quot;&quot;; &quot;&quot;; 8-LEN([.I64])+2)">
            <text:p/>
          </table:table-cell>
          <table:table-cell table:style-name="ce29" table:formula="of:=IF([.J64]=&quot;&quot;; &quot;&quot;; 8-LEN([.J64])+2)">
            <text:p/>
          </table:table-cell>
          <table:table-cell table:style-name="ce31" table:formula="of:=IF(OR([.$F64]=&quot;&quot;; [.$E64]=8); &quot;&quot;; &quot;+ &quot;)">
            <text:p/>
          </table:table-cell>
          <table:table-cell table:style-name="ce32" table:formula="of:=IF([.$F64]=&quot;&quot;; &quot;&quot;; IF([.$K64]&gt;0; COM.MICROSOFT.CONCAT(&quot;(&quot;; [.$F64]; &quot; &lt;&lt; &quot;; [.$K64]; &quot;)&quot;); [.$F64]))" office:value-type="string" office:string-value="0b11111111" calcext:value-type="string">
            <text:p>0b11111111</text:p>
          </table:table-cell>
          <table:table-cell table:style-name="ce32" table:formula="of:=IF(OR([.$F64]=&quot;&quot;; AND([.$G64]=&quot;&quot;; [.$K64]&lt;&gt;0)); &quot;&quot;; &quot;, &quot;)" office:value-type="string" office:string-value=", " calcext:value-type="string">
            <text:p>, </text:p>
          </table:table-cell>
          <table:table-cell table:style-name="ce32" table:formula="of:=IF([.$G64]=&quot;&quot;; &quot;&quot;; IF([.$L64]&gt;0; COM.MICROSOFT.CONCAT(&quot;(&quot;; [.$G64]; &quot; &lt;&lt; &quot;; [.$L64]; &quot;)&quot;); [.$G64]))" office:value-type="string" office:string-value="(0b1011 &lt;&lt; 4)" calcext:value-type="string">
            <text:p>(0b1011 &lt;&lt; 4)</text:p>
          </table:table-cell>
          <table:table-cell table:style-name="ce32" table:formula="of:=IF(OR([.$G64]=&quot;&quot;; AND([.$H64]=&quot;&quot;; [.$L64]&lt;&gt;0)); &quot;&quot;; &quot;, &quot;)">
            <text:p/>
          </table:table-cell>
          <table:table-cell table:style-name="ce32" table:formula="of:=IF([.$H64]=&quot;&quot;; &quot;&quot;; IF([.$M64]&gt;0; COM.MICROSOFT.CONCAT(&quot;(&quot;; [.$H64]; &quot; &lt;&lt; &quot;; [.$M64]; &quot;)&quot;); [.$H64]))">
            <text:p/>
          </table:table-cell>
          <table:table-cell table:style-name="ce32" table:formula="of:=IF(OR([.$H64]=&quot;&quot;; AND([.$I64]=&quot;&quot;; [.$M64]&lt;&gt;0)); &quot;&quot;; &quot;, &quot;)">
            <text:p/>
          </table:table-cell>
          <table:table-cell table:style-name="ce32" table:formula="of:=IF([.$I64]=&quot;&quot;; &quot;&quot;; IF([.$N64]&gt;0; COM.MICROSOFT.CONCAT(&quot;(&quot;; [.$I64]; &quot; &lt;&lt; &quot;; [.$N64]; &quot;)&quot;); [.$I64]))">
            <text:p/>
          </table:table-cell>
          <table:table-cell table:style-name="ce32" table:formula="of:=IF(OR([.$I64]=&quot;&quot;; AND([.$J64]=&quot;&quot;; [.$N64]&lt;&gt;0)); &quot;&quot;; &quot;, &quot;)">
            <text:p/>
          </table:table-cell>
          <table:table-cell table:style-name="ce32" table:formula="of:=IF([.$J64]=&quot;&quot;; &quot;&quot;; IF([.$O64]&gt;0; COM.MICROSOFT.CONCAT(&quot;(&quot;; [.$J64]; &quot; &lt;&lt; &quot;; [.$O64]; &quot;)&quot;); [.$J64]))">
            <text:p/>
          </table:table-cell>
          <table:table-cell table:style-name="ce33" table:formula="of:=IF(OR([.$J64]=&quot;&quot;; AND([.$O64]&lt;&gt;0)); &quot;&quot;; &quot;, &quot;)">
            <text:p/>
          </table:table-cell>
          <table:table-cell table:formula="of:=COM.MICROSOFT.CONCAT(&quot;// &quot;; [.B64]; &quot; &quot;; IF([.A64]=&quot;&quot;; &quot;   &quot;; COM.MICROSOFT.CONCAT(&quot;-&quot;; [.A64]; &quot;-&quot;)); &quot; &quot;; [.C64])" office:value-type="string" office:string-value="// 62 -&gt;- |11111111|1011" calcext:value-type="string">
            <text:p>// 62 -&gt;- |11111111|1011</text:p>
          </table:table-cell>
          <table:table-cell table:formula="of:=COM.MICROSOFT.CONCAT([.P64:.Z64])" office:value-type="string" office:string-value="0b11111111, (0b1011 &lt;&lt; 4)" calcext:value-type="string">
            <text:p>0b11111111, (0b1011 &lt;&lt; 4)</text:p>
          </table:table-cell>
          <table:table-cell table:formula="of:=COM.MICROSOFT.CONCAT([.AA64]; CHAR(10); [.AB64])" office:value-type="string" office:string-value="// 62 -&gt;- |11111111|1011&#10;0b11111111, (0b1011 &lt;&lt; 4)" calcext:value-type="string">
            <text:p>// 62 -&gt;- |11111111|1011</text:p>
            <text:p>0b11111111, (0b1011 &lt;&lt; 4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?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|11111111|00</text:p>
          </table:table-cell>
          <table:table-cell office:value-type="string" calcext:value-type="string">
            <text:p>1111111100</text:p>
          </table:table-cell>
          <table:table-cell table:formula="of:=8-MOD(LEN([.$D64])-[.$E64]; 8)" office:value-type="float" office:value="4" calcext:value-type="float">
            <text:p>4</text:p>
          </table:table-cell>
          <table:table-cell table:style-name="ce29" table:formula="of:=IF(MID([.$D65];1;[.$E65])=&quot;&quot;; &quot;&quot;; COM.MICROSOFT.CONCAT(&quot;0b&quot;; MID([.$D65];1;[.$E65])))" office:value-type="string" office:string-value="0b1111" calcext:value-type="string">
            <text:p>0b1111</text:p>
          </table:table-cell>
          <table:table-cell table:style-name="ce29" table:formula="of:=IF(MID([.$D65];1+[.$E65]; 8)=&quot;&quot;; &quot;&quot;; COM.MICROSOFT.CONCAT(&quot;0b&quot;; MID([.$D65];1+[.$E65]; 8)))" office:value-type="string" office:string-value="0b111100" calcext:value-type="string">
            <text:p>0b111100</text:p>
          </table:table-cell>
          <table:table-cell table:style-name="ce29" table:formula="of:=IF(MID([.$D65];1+[.$E65]+8; 8)=&quot;&quot;; &quot;&quot;; COM.MICROSOFT.CONCAT(&quot;0b&quot;; MID([.$D65];1+[.$E65]+8; 8)))">
            <text:p/>
          </table:table-cell>
          <table:table-cell table:style-name="ce29" table:formula="of:=IF(MID([.$D65];1+[.$E65]+8+8; 8)=&quot;&quot;; &quot;&quot;; COM.MICROSOFT.CONCAT(&quot;0b&quot;; MID([.$D65];1+[.$E65]+8+8; 8)))">
            <text:p/>
          </table:table-cell>
          <table:table-cell table:style-name="ce29" table:formula="of:=IF(MID([.$D65];1+[.$E65]+8+8+8; 8)=&quot;&quot;; &quot;&quot;; COM.MICROSOFT.CONCAT(&quot;0b&quot;; MID([.$D65];1+[.$E65]+8+8+8; 8)))">
            <text:p/>
          </table:table-cell>
          <table:table-cell table:style-name="ce31" table:formula="of:=[.E65]-LEN([.F65])+2" office:value-type="float" office:value="0" calcext:value-type="float">
            <text:p>0</text:p>
          </table:table-cell>
          <table:table-cell table:style-name="ce29" table:formula="of:=IF([.G65]=&quot;&quot;; &quot;&quot;; 8-LEN([.G65])+2)" office:value-type="float" office:value="2" calcext:value-type="float">
            <text:p>2</text:p>
          </table:table-cell>
          <table:table-cell table:style-name="ce29" table:formula="of:=IF([.H65]=&quot;&quot;; &quot;&quot;; 8-LEN([.H65])+2)">
            <text:p/>
          </table:table-cell>
          <table:table-cell table:style-name="ce29" table:formula="of:=IF([.I65]=&quot;&quot;; &quot;&quot;; 8-LEN([.I65])+2)">
            <text:p/>
          </table:table-cell>
          <table:table-cell table:style-name="ce29" table:formula="of:=IF([.J65]=&quot;&quot;; &quot;&quot;; 8-LEN([.J65])+2)">
            <text:p/>
          </table:table-cell>
          <table:table-cell table:style-name="ce31" table:formula="of:=IF(OR([.$F65]=&quot;&quot;; [.$E65]=8); &quot;&quot;; &quot;+ &quot;)" office:value-type="string" office:string-value="+ " calcext:value-type="string">
            <text:p>+ </text:p>
          </table:table-cell>
          <table:table-cell table:style-name="ce32" table:formula="of:=IF([.$F65]=&quot;&quot;; &quot;&quot;; IF([.$K65]&gt;0; COM.MICROSOFT.CONCAT(&quot;(&quot;; [.$F65]; &quot; &lt;&lt; &quot;; [.$K65]; &quot;)&quot;); [.$F65]))" office:value-type="string" office:string-value="0b1111" calcext:value-type="string">
            <text:p>0b1111</text:p>
          </table:table-cell>
          <table:table-cell table:style-name="ce32" table:formula="of:=IF(OR([.$F65]=&quot;&quot;; AND([.$G65]=&quot;&quot;; [.$K65]&lt;&gt;0)); &quot;&quot;; &quot;, &quot;)" office:value-type="string" office:string-value=", " calcext:value-type="string">
            <text:p>, </text:p>
          </table:table-cell>
          <table:table-cell table:style-name="ce32" table:formula="of:=IF([.$G65]=&quot;&quot;; &quot;&quot;; IF([.$L65]&gt;0; COM.MICROSOFT.CONCAT(&quot;(&quot;; [.$G65]; &quot; &lt;&lt; &quot;; [.$L65]; &quot;)&quot;); [.$G65]))" office:value-type="string" office:string-value="(0b111100 &lt;&lt; 2)" calcext:value-type="string">
            <text:p>(0b111100 &lt;&lt; 2)</text:p>
          </table:table-cell>
          <table:table-cell table:style-name="ce32" table:formula="of:=IF(OR([.$G65]=&quot;&quot;; AND([.$H65]=&quot;&quot;; [.$L65]&lt;&gt;0)); &quot;&quot;; &quot;, &quot;)">
            <text:p/>
          </table:table-cell>
          <table:table-cell table:style-name="ce32" table:formula="of:=IF([.$H65]=&quot;&quot;; &quot;&quot;; IF([.$M65]&gt;0; COM.MICROSOFT.CONCAT(&quot;(&quot;; [.$H65]; &quot; &lt;&lt; &quot;; [.$M65]; &quot;)&quot;); [.$H65]))">
            <text:p/>
          </table:table-cell>
          <table:table-cell table:style-name="ce32" table:formula="of:=IF(OR([.$H65]=&quot;&quot;; AND([.$I65]=&quot;&quot;; [.$M65]&lt;&gt;0)); &quot;&quot;; &quot;, &quot;)">
            <text:p/>
          </table:table-cell>
          <table:table-cell table:style-name="ce32" table:formula="of:=IF([.$I65]=&quot;&quot;; &quot;&quot;; IF([.$N65]&gt;0; COM.MICROSOFT.CONCAT(&quot;(&quot;; [.$I65]; &quot; &lt;&lt; &quot;; [.$N65]; &quot;)&quot;); [.$I65]))">
            <text:p/>
          </table:table-cell>
          <table:table-cell table:style-name="ce32" table:formula="of:=IF(OR([.$I65]=&quot;&quot;; AND([.$J65]=&quot;&quot;; [.$N65]&lt;&gt;0)); &quot;&quot;; &quot;, &quot;)">
            <text:p/>
          </table:table-cell>
          <table:table-cell table:style-name="ce32" table:formula="of:=IF([.$J65]=&quot;&quot;; &quot;&quot;; IF([.$O65]&gt;0; COM.MICROSOFT.CONCAT(&quot;(&quot;; [.$J65]; &quot; &lt;&lt; &quot;; [.$O65]; &quot;)&quot;); [.$J65]))">
            <text:p/>
          </table:table-cell>
          <table:table-cell table:style-name="ce33" table:formula="of:=IF(OR([.$J65]=&quot;&quot;; AND([.$O65]&lt;&gt;0)); &quot;&quot;; &quot;, &quot;)">
            <text:p/>
          </table:table-cell>
          <table:table-cell table:formula="of:=COM.MICROSOFT.CONCAT(&quot;// &quot;; [.B65]; &quot; &quot;; IF([.A65]=&quot;&quot;; &quot;   &quot;; COM.MICROSOFT.CONCAT(&quot;-&quot;; [.A65]; &quot;-&quot;)); &quot; &quot;; [.C65])" office:value-type="string" office:string-value="// 63 -?- |11111111|00" calcext:value-type="string">
            <text:p>// 63 -?- |11111111|00</text:p>
          </table:table-cell>
          <table:table-cell table:formula="of:=COM.MICROSOFT.CONCAT([.P65:.Z65])" office:value-type="string" office:string-value="+ 0b1111, (0b111100 &lt;&lt; 2)" calcext:value-type="string">
            <text:p>+ 0b1111, (0b111100 &lt;&lt; 2)</text:p>
          </table:table-cell>
          <table:table-cell table:formula="of:=COM.MICROSOFT.CONCAT([.AA65]; CHAR(10); [.AB65])" office:value-type="string" office:string-value="// 63 -?- |11111111|00&#10;+ 0b1111, (0b111100 &lt;&lt; 2)" calcext:value-type="string">
            <text:p>// 63 -?- |11111111|00</text:p>
            <text:p>+ 0b1111, (0b111100 &lt;&lt; 2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@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|11111111|11010</text:p>
          </table:table-cell>
          <table:table-cell office:value-type="string" calcext:value-type="string">
            <text:p>1111111111010</text:p>
          </table:table-cell>
          <table:table-cell table:formula="of:=8-MOD(LEN([.$D65])-[.$E65]; 8)" office:value-type="float" office:value="2" calcext:value-type="float">
            <text:p>2</text:p>
          </table:table-cell>
          <table:table-cell table:style-name="ce29" table:formula="of:=IF(MID([.$D66];1;[.$E66])=&quot;&quot;; &quot;&quot;; COM.MICROSOFT.CONCAT(&quot;0b&quot;; MID([.$D66];1;[.$E66])))" office:value-type="string" office:string-value="0b11" calcext:value-type="string">
            <text:p>0b11</text:p>
          </table:table-cell>
          <table:table-cell table:style-name="ce29" table:formula="of:=IF(MID([.$D66];1+[.$E66]; 8)=&quot;&quot;; &quot;&quot;; COM.MICROSOFT.CONCAT(&quot;0b&quot;; MID([.$D66];1+[.$E66]; 8)))" office:value-type="string" office:string-value="0b11111111" calcext:value-type="string">
            <text:p>0b11111111</text:p>
          </table:table-cell>
          <table:table-cell table:style-name="ce29" table:formula="of:=IF(MID([.$D66];1+[.$E66]+8; 8)=&quot;&quot;; &quot;&quot;; COM.MICROSOFT.CONCAT(&quot;0b&quot;; MID([.$D66];1+[.$E66]+8; 8)))" office:value-type="string" office:string-value="0b010" calcext:value-type="string">
            <text:p>0b010</text:p>
          </table:table-cell>
          <table:table-cell table:style-name="ce29" table:formula="of:=IF(MID([.$D66];1+[.$E66]+8+8; 8)=&quot;&quot;; &quot;&quot;; COM.MICROSOFT.CONCAT(&quot;0b&quot;; MID([.$D66];1+[.$E66]+8+8; 8)))">
            <text:p/>
          </table:table-cell>
          <table:table-cell table:style-name="ce29" table:formula="of:=IF(MID([.$D66];1+[.$E66]+8+8+8; 8)=&quot;&quot;; &quot;&quot;; COM.MICROSOFT.CONCAT(&quot;0b&quot;; MID([.$D66];1+[.$E66]+8+8+8; 8)))">
            <text:p/>
          </table:table-cell>
          <table:table-cell table:style-name="ce31" table:formula="of:=[.E66]-LEN([.F66])+2" office:value-type="float" office:value="0" calcext:value-type="float">
            <text:p>0</text:p>
          </table:table-cell>
          <table:table-cell table:style-name="ce29" table:formula="of:=IF([.G66]=&quot;&quot;; &quot;&quot;; 8-LEN([.G66])+2)" office:value-type="float" office:value="0" calcext:value-type="float">
            <text:p>0</text:p>
          </table:table-cell>
          <table:table-cell table:style-name="ce29" table:formula="of:=IF([.H66]=&quot;&quot;; &quot;&quot;; 8-LEN([.H66])+2)" office:value-type="float" office:value="5" calcext:value-type="float">
            <text:p>5</text:p>
          </table:table-cell>
          <table:table-cell table:style-name="ce29" table:formula="of:=IF([.I66]=&quot;&quot;; &quot;&quot;; 8-LEN([.I66])+2)">
            <text:p/>
          </table:table-cell>
          <table:table-cell table:style-name="ce29" table:formula="of:=IF([.J66]=&quot;&quot;; &quot;&quot;; 8-LEN([.J66])+2)">
            <text:p/>
          </table:table-cell>
          <table:table-cell table:style-name="ce31" table:formula="of:=IF(OR([.$F66]=&quot;&quot;; [.$E66]=8); &quot;&quot;; &quot;+ &quot;)" office:value-type="string" office:string-value="+ " calcext:value-type="string">
            <text:p>+ </text:p>
          </table:table-cell>
          <table:table-cell table:style-name="ce32" table:formula="of:=IF([.$F66]=&quot;&quot;; &quot;&quot;; IF([.$K66]&gt;0; COM.MICROSOFT.CONCAT(&quot;(&quot;; [.$F66]; &quot; &lt;&lt; &quot;; [.$K66]; &quot;)&quot;); [.$F66]))" office:value-type="string" office:string-value="0b11" calcext:value-type="string">
            <text:p>0b11</text:p>
          </table:table-cell>
          <table:table-cell table:style-name="ce32" table:formula="of:=IF(OR([.$F66]=&quot;&quot;; AND([.$G66]=&quot;&quot;; [.$K66]&lt;&gt;0)); &quot;&quot;; &quot;, &quot;)" office:value-type="string" office:string-value=", " calcext:value-type="string">
            <text:p>, </text:p>
          </table:table-cell>
          <table:table-cell table:style-name="ce32" table:formula="of:=IF([.$G66]=&quot;&quot;; &quot;&quot;; IF([.$L66]&gt;0; COM.MICROSOFT.CONCAT(&quot;(&quot;; [.$G66]; &quot; &lt;&lt; &quot;; [.$L66]; &quot;)&quot;); [.$G66]))" office:value-type="string" office:string-value="0b11111111" calcext:value-type="string">
            <text:p>0b11111111</text:p>
          </table:table-cell>
          <table:table-cell table:style-name="ce32" table:formula="of:=IF(OR([.$G66]=&quot;&quot;; AND([.$H66]=&quot;&quot;; [.$L66]&lt;&gt;0)); &quot;&quot;; &quot;, &quot;)" office:value-type="string" office:string-value=", " calcext:value-type="string">
            <text:p>, </text:p>
          </table:table-cell>
          <table:table-cell table:style-name="ce32" table:formula="of:=IF([.$H66]=&quot;&quot;; &quot;&quot;; IF([.$M66]&gt;0; COM.MICROSOFT.CONCAT(&quot;(&quot;; [.$H66]; &quot; &lt;&lt; &quot;; [.$M66]; &quot;)&quot;); [.$H66]))" office:value-type="string" office:string-value="(0b010 &lt;&lt; 5)" calcext:value-type="string">
            <text:p>(0b010 &lt;&lt; 5)</text:p>
          </table:table-cell>
          <table:table-cell table:style-name="ce32" table:formula="of:=IF(OR([.$H66]=&quot;&quot;; AND([.$I66]=&quot;&quot;; [.$M66]&lt;&gt;0)); &quot;&quot;; &quot;, &quot;)">
            <text:p/>
          </table:table-cell>
          <table:table-cell table:style-name="ce32" table:formula="of:=IF([.$I66]=&quot;&quot;; &quot;&quot;; IF([.$N66]&gt;0; COM.MICROSOFT.CONCAT(&quot;(&quot;; [.$I66]; &quot; &lt;&lt; &quot;; [.$N66]; &quot;)&quot;); [.$I66]))">
            <text:p/>
          </table:table-cell>
          <table:table-cell table:style-name="ce32" table:formula="of:=IF(OR([.$I66]=&quot;&quot;; AND([.$J66]=&quot;&quot;; [.$N66]&lt;&gt;0)); &quot;&quot;; &quot;, &quot;)">
            <text:p/>
          </table:table-cell>
          <table:table-cell table:style-name="ce32" table:formula="of:=IF([.$J66]=&quot;&quot;; &quot;&quot;; IF([.$O66]&gt;0; COM.MICROSOFT.CONCAT(&quot;(&quot;; [.$J66]; &quot; &lt;&lt; &quot;; [.$O66]; &quot;)&quot;); [.$J66]))">
            <text:p/>
          </table:table-cell>
          <table:table-cell table:style-name="ce33" table:formula="of:=IF(OR([.$J66]=&quot;&quot;; AND([.$O66]&lt;&gt;0)); &quot;&quot;; &quot;, &quot;)">
            <text:p/>
          </table:table-cell>
          <table:table-cell table:formula="of:=COM.MICROSOFT.CONCAT(&quot;// &quot;; [.B66]; &quot; &quot;; IF([.A66]=&quot;&quot;; &quot;   &quot;; COM.MICROSOFT.CONCAT(&quot;-&quot;; [.A66]; &quot;-&quot;)); &quot; &quot;; [.C66])" office:value-type="string" office:string-value="// 64 -@- |11111111|11010" calcext:value-type="string">
            <text:p>// 64 -@- |11111111|11010</text:p>
          </table:table-cell>
          <table:table-cell table:formula="of:=COM.MICROSOFT.CONCAT([.P66:.Z66])" office:value-type="string" office:string-value="+ 0b11, 0b11111111, (0b010 &lt;&lt; 5)" calcext:value-type="string">
            <text:p>+ 0b11, 0b11111111, (0b010 &lt;&lt; 5)</text:p>
          </table:table-cell>
          <table:table-cell table:formula="of:=COM.MICROSOFT.CONCAT([.AA66]; CHAR(10); [.AB66])" office:value-type="string" office:string-value="// 64 -@- |11111111|11010&#10;+ 0b11, 0b11111111, (0b010 &lt;&lt; 5)" calcext:value-type="string">
            <text:p>// 64 -@- |11111111|11010</text:p>
            <text:p>+ 0b11, 0b11111111, (0b010 &lt;&lt; 5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|100001</text:p>
          </table:table-cell>
          <table:table-cell office:value-type="string" calcext:value-type="string">
            <text:p>100001</text:p>
          </table:table-cell>
          <table:table-cell table:formula="of:=8-MOD(LEN([.$D66])-[.$E66]; 8)" office:value-type="float" office:value="5" calcext:value-type="float">
            <text:p>5</text:p>
          </table:table-cell>
          <table:table-cell table:style-name="ce29" table:formula="of:=IF(MID([.$D67];1;[.$E67])=&quot;&quot;; &quot;&quot;; COM.MICROSOFT.CONCAT(&quot;0b&quot;; MID([.$D67];1;[.$E67])))" office:value-type="string" office:string-value="0b10000" calcext:value-type="string">
            <text:p>0b10000</text:p>
          </table:table-cell>
          <table:table-cell table:style-name="ce29" table:formula="of:=IF(MID([.$D67];1+[.$E67]; 8)=&quot;&quot;; &quot;&quot;; COM.MICROSOFT.CONCAT(&quot;0b&quot;; MID([.$D67];1+[.$E67]; 8)))" office:value-type="string" office:string-value="0b1" calcext:value-type="string">
            <text:p>0b1</text:p>
          </table:table-cell>
          <table:table-cell table:style-name="ce29" table:formula="of:=IF(MID([.$D67];1+[.$E67]+8; 8)=&quot;&quot;; &quot;&quot;; COM.MICROSOFT.CONCAT(&quot;0b&quot;; MID([.$D67];1+[.$E67]+8; 8)))">
            <text:p/>
          </table:table-cell>
          <table:table-cell table:style-name="ce29" table:formula="of:=IF(MID([.$D67];1+[.$E67]+8+8; 8)=&quot;&quot;; &quot;&quot;; COM.MICROSOFT.CONCAT(&quot;0b&quot;; MID([.$D67];1+[.$E67]+8+8; 8)))">
            <text:p/>
          </table:table-cell>
          <table:table-cell table:style-name="ce29" table:formula="of:=IF(MID([.$D67];1+[.$E67]+8+8+8; 8)=&quot;&quot;; &quot;&quot;; COM.MICROSOFT.CONCAT(&quot;0b&quot;; MID([.$D67];1+[.$E67]+8+8+8; 8)))">
            <text:p/>
          </table:table-cell>
          <table:table-cell table:style-name="ce31" table:formula="of:=[.E67]-LEN([.F67])+2" office:value-type="float" office:value="0" calcext:value-type="float">
            <text:p>0</text:p>
          </table:table-cell>
          <table:table-cell table:style-name="ce29" table:formula="of:=IF([.G67]=&quot;&quot;; &quot;&quot;; 8-LEN([.G67])+2)" office:value-type="float" office:value="7" calcext:value-type="float">
            <text:p>7</text:p>
          </table:table-cell>
          <table:table-cell table:style-name="ce29" table:formula="of:=IF([.H67]=&quot;&quot;; &quot;&quot;; 8-LEN([.H67])+2)">
            <text:p/>
          </table:table-cell>
          <table:table-cell table:style-name="ce29" table:formula="of:=IF([.I67]=&quot;&quot;; &quot;&quot;; 8-LEN([.I67])+2)">
            <text:p/>
          </table:table-cell>
          <table:table-cell table:style-name="ce29" table:formula="of:=IF([.J67]=&quot;&quot;; &quot;&quot;; 8-LEN([.J67])+2)">
            <text:p/>
          </table:table-cell>
          <table:table-cell table:style-name="ce31" table:formula="of:=IF(OR([.$F67]=&quot;&quot;; [.$E67]=8); &quot;&quot;; &quot;+ &quot;)" office:value-type="string" office:string-value="+ " calcext:value-type="string">
            <text:p>+ </text:p>
          </table:table-cell>
          <table:table-cell table:style-name="ce32" table:formula="of:=IF([.$F67]=&quot;&quot;; &quot;&quot;; IF([.$K67]&gt;0; COM.MICROSOFT.CONCAT(&quot;(&quot;; [.$F67]; &quot; &lt;&lt; &quot;; [.$K67]; &quot;)&quot;); [.$F67]))" office:value-type="string" office:string-value="0b10000" calcext:value-type="string">
            <text:p>0b10000</text:p>
          </table:table-cell>
          <table:table-cell table:style-name="ce32" table:formula="of:=IF(OR([.$F67]=&quot;&quot;; AND([.$G67]=&quot;&quot;; [.$K67]&lt;&gt;0)); &quot;&quot;; &quot;, &quot;)" office:value-type="string" office:string-value=", " calcext:value-type="string">
            <text:p>, </text:p>
          </table:table-cell>
          <table:table-cell table:style-name="ce32" table:formula="of:=IF([.$G67]=&quot;&quot;; &quot;&quot;; IF([.$L67]&gt;0; COM.MICROSOFT.CONCAT(&quot;(&quot;; [.$G67]; &quot; &lt;&lt; &quot;; [.$L67]; &quot;)&quot;); [.$G67]))" office:value-type="string" office:string-value="(0b1 &lt;&lt; 7)" calcext:value-type="string">
            <text:p>(0b1 &lt;&lt; 7)</text:p>
          </table:table-cell>
          <table:table-cell table:style-name="ce32" table:formula="of:=IF(OR([.$G67]=&quot;&quot;; AND([.$H67]=&quot;&quot;; [.$L67]&lt;&gt;0)); &quot;&quot;; &quot;, &quot;)">
            <text:p/>
          </table:table-cell>
          <table:table-cell table:style-name="ce32" table:formula="of:=IF([.$H67]=&quot;&quot;; &quot;&quot;; IF([.$M67]&gt;0; COM.MICROSOFT.CONCAT(&quot;(&quot;; [.$H67]; &quot; &lt;&lt; &quot;; [.$M67]; &quot;)&quot;); [.$H67]))">
            <text:p/>
          </table:table-cell>
          <table:table-cell table:style-name="ce32" table:formula="of:=IF(OR([.$H67]=&quot;&quot;; AND([.$I67]=&quot;&quot;; [.$M67]&lt;&gt;0)); &quot;&quot;; &quot;, &quot;)">
            <text:p/>
          </table:table-cell>
          <table:table-cell table:style-name="ce32" table:formula="of:=IF([.$I67]=&quot;&quot;; &quot;&quot;; IF([.$N67]&gt;0; COM.MICROSOFT.CONCAT(&quot;(&quot;; [.$I67]; &quot; &lt;&lt; &quot;; [.$N67]; &quot;)&quot;); [.$I67]))">
            <text:p/>
          </table:table-cell>
          <table:table-cell table:style-name="ce32" table:formula="of:=IF(OR([.$I67]=&quot;&quot;; AND([.$J67]=&quot;&quot;; [.$N67]&lt;&gt;0)); &quot;&quot;; &quot;, &quot;)">
            <text:p/>
          </table:table-cell>
          <table:table-cell table:style-name="ce32" table:formula="of:=IF([.$J67]=&quot;&quot;; &quot;&quot;; IF([.$O67]&gt;0; COM.MICROSOFT.CONCAT(&quot;(&quot;; [.$J67]; &quot; &lt;&lt; &quot;; [.$O67]; &quot;)&quot;); [.$J67]))">
            <text:p/>
          </table:table-cell>
          <table:table-cell table:style-name="ce33" table:formula="of:=IF(OR([.$J67]=&quot;&quot;; AND([.$O67]&lt;&gt;0)); &quot;&quot;; &quot;, &quot;)">
            <text:p/>
          </table:table-cell>
          <table:table-cell table:formula="of:=COM.MICROSOFT.CONCAT(&quot;// &quot;; [.B67]; &quot; &quot;; IF([.A67]=&quot;&quot;; &quot;   &quot;; COM.MICROSOFT.CONCAT(&quot;-&quot;; [.A67]; &quot;-&quot;)); &quot; &quot;; [.C67])" office:value-type="string" office:string-value="// 65 -A- |100001" calcext:value-type="string">
            <text:p>// 65 -A- |100001</text:p>
          </table:table-cell>
          <table:table-cell table:formula="of:=COM.MICROSOFT.CONCAT([.P67:.Z67])" office:value-type="string" office:string-value="+ 0b10000, (0b1 &lt;&lt; 7)" calcext:value-type="string">
            <text:p>+ 0b10000, (0b1 &lt;&lt; 7)</text:p>
          </table:table-cell>
          <table:table-cell table:formula="of:=COM.MICROSOFT.CONCAT([.AA67]; CHAR(10); [.AB67])" office:value-type="string" office:string-value="// 65 -A- |100001&#10;+ 0b10000, (0b1 &lt;&lt; 7)" calcext:value-type="string">
            <text:p>// 65 -A- |100001</text:p>
            <text:p>+ 0b10000, (0b1 &lt;&lt; 7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B</text:p>
          </table:table-cell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|1011101</text:p>
          </table:table-cell>
          <table:table-cell table:style-name="ce8" office:value-type="string" calcext:value-type="string">
            <text:p>1011101</text:p>
          </table:table-cell>
          <table:table-cell table:formula="of:=8-MOD(LEN([.$D67])-[.$E67]; 8)" office:value-type="float" office:value="7" calcext:value-type="float">
            <text:p>7</text:p>
          </table:table-cell>
          <table:table-cell table:style-name="ce29" table:formula="of:=IF(MID([.$D68];1;[.$E68])=&quot;&quot;; &quot;&quot;; COM.MICROSOFT.CONCAT(&quot;0b&quot;; MID([.$D68];1;[.$E68])))" office:value-type="string" office:string-value="0b1011101" calcext:value-type="string">
            <text:p>0b1011101</text:p>
          </table:table-cell>
          <table:table-cell table:style-name="ce29" table:formula="of:=IF(MID([.$D68];1+[.$E68]; 8)=&quot;&quot;; &quot;&quot;; COM.MICROSOFT.CONCAT(&quot;0b&quot;; MID([.$D68];1+[.$E68]; 8)))">
            <text:p/>
          </table:table-cell>
          <table:table-cell table:style-name="ce29" table:formula="of:=IF(MID([.$D68];1+[.$E68]+8; 8)=&quot;&quot;; &quot;&quot;; COM.MICROSOFT.CONCAT(&quot;0b&quot;; MID([.$D68];1+[.$E68]+8; 8)))">
            <text:p/>
          </table:table-cell>
          <table:table-cell table:style-name="ce29" table:formula="of:=IF(MID([.$D68];1+[.$E68]+8+8; 8)=&quot;&quot;; &quot;&quot;; COM.MICROSOFT.CONCAT(&quot;0b&quot;; MID([.$D68];1+[.$E68]+8+8; 8)))">
            <text:p/>
          </table:table-cell>
          <table:table-cell table:style-name="ce29" table:formula="of:=IF(MID([.$D68];1+[.$E68]+8+8+8; 8)=&quot;&quot;; &quot;&quot;; COM.MICROSOFT.CONCAT(&quot;0b&quot;; MID([.$D68];1+[.$E68]+8+8+8; 8)))">
            <text:p/>
          </table:table-cell>
          <table:table-cell table:style-name="ce31" table:formula="of:=[.E68]-LEN([.F68])+2" office:value-type="float" office:value="0" calcext:value-type="float">
            <text:p>0</text:p>
          </table:table-cell>
          <table:table-cell table:style-name="ce29" table:formula="of:=IF([.G68]=&quot;&quot;; &quot;&quot;; 8-LEN([.G68])+2)">
            <text:p/>
          </table:table-cell>
          <table:table-cell table:style-name="ce29" table:formula="of:=IF([.H68]=&quot;&quot;; &quot;&quot;; 8-LEN([.H68])+2)">
            <text:p/>
          </table:table-cell>
          <table:table-cell table:style-name="ce29" table:formula="of:=IF([.I68]=&quot;&quot;; &quot;&quot;; 8-LEN([.I68])+2)">
            <text:p/>
          </table:table-cell>
          <table:table-cell table:style-name="ce29" table:formula="of:=IF([.J68]=&quot;&quot;; &quot;&quot;; 8-LEN([.J68])+2)">
            <text:p/>
          </table:table-cell>
          <table:table-cell table:style-name="ce31" table:formula="of:=IF(OR([.$F68]=&quot;&quot;; [.$E68]=8); &quot;&quot;; &quot;+ &quot;)" office:value-type="string" office:string-value="+ " calcext:value-type="string">
            <text:p>+ </text:p>
          </table:table-cell>
          <table:table-cell table:style-name="ce32" table:formula="of:=IF([.$F68]=&quot;&quot;; &quot;&quot;; IF([.$K68]&gt;0; COM.MICROSOFT.CONCAT(&quot;(&quot;; [.$F68]; &quot; &lt;&lt; &quot;; [.$K68]; &quot;)&quot;); [.$F68]))" office:value-type="string" office:string-value="0b1011101" calcext:value-type="string">
            <text:p>0b1011101</text:p>
          </table:table-cell>
          <table:table-cell table:style-name="ce32" table:formula="of:=IF(OR([.$F68]=&quot;&quot;; AND([.$G68]=&quot;&quot;; [.$K68]&lt;&gt;0)); &quot;&quot;; &quot;, &quot;)" office:value-type="string" office:string-value=", " calcext:value-type="string">
            <text:p>, </text:p>
          </table:table-cell>
          <table:table-cell table:style-name="ce32" table:formula="of:=IF([.$G68]=&quot;&quot;; &quot;&quot;; IF([.$L68]&gt;0; COM.MICROSOFT.CONCAT(&quot;(&quot;; [.$G68]; &quot; &lt;&lt; &quot;; [.$L68]; &quot;)&quot;); [.$G68]))">
            <text:p/>
          </table:table-cell>
          <table:table-cell table:style-name="ce32" table:formula="of:=IF(OR([.$G68]=&quot;&quot;; AND([.$H68]=&quot;&quot;; [.$L68]&lt;&gt;0)); &quot;&quot;; &quot;, &quot;)">
            <text:p/>
          </table:table-cell>
          <table:table-cell table:style-name="ce32" table:formula="of:=IF([.$H68]=&quot;&quot;; &quot;&quot;; IF([.$M68]&gt;0; COM.MICROSOFT.CONCAT(&quot;(&quot;; [.$H68]; &quot; &lt;&lt; &quot;; [.$M68]; &quot;)&quot;); [.$H68]))">
            <text:p/>
          </table:table-cell>
          <table:table-cell table:style-name="ce32" table:formula="of:=IF(OR([.$H68]=&quot;&quot;; AND([.$I68]=&quot;&quot;; [.$M68]&lt;&gt;0)); &quot;&quot;; &quot;, &quot;)">
            <text:p/>
          </table:table-cell>
          <table:table-cell table:style-name="ce32" table:formula="of:=IF([.$I68]=&quot;&quot;; &quot;&quot;; IF([.$N68]&gt;0; COM.MICROSOFT.CONCAT(&quot;(&quot;; [.$I68]; &quot; &lt;&lt; &quot;; [.$N68]; &quot;)&quot;); [.$I68]))">
            <text:p/>
          </table:table-cell>
          <table:table-cell table:style-name="ce32" table:formula="of:=IF(OR([.$I68]=&quot;&quot;; AND([.$J68]=&quot;&quot;; [.$N68]&lt;&gt;0)); &quot;&quot;; &quot;, &quot;)">
            <text:p/>
          </table:table-cell>
          <table:table-cell table:style-name="ce32" table:formula="of:=IF([.$J68]=&quot;&quot;; &quot;&quot;; IF([.$O68]&gt;0; COM.MICROSOFT.CONCAT(&quot;(&quot;; [.$J68]; &quot; &lt;&lt; &quot;; [.$O68]; &quot;)&quot;); [.$J68]))">
            <text:p/>
          </table:table-cell>
          <table:table-cell table:style-name="ce33" table:formula="of:=IF(OR([.$J68]=&quot;&quot;; AND([.$O68]&lt;&gt;0)); &quot;&quot;; &quot;, &quot;)">
            <text:p/>
          </table:table-cell>
          <table:table-cell table:formula="of:=COM.MICROSOFT.CONCAT(&quot;// &quot;; [.B68]; &quot; &quot;; IF([.A68]=&quot;&quot;; &quot;   &quot;; COM.MICROSOFT.CONCAT(&quot;-&quot;; [.A68]; &quot;-&quot;)); &quot; &quot;; [.C68])" office:value-type="string" office:string-value="// 66 -B- |1011101" calcext:value-type="string">
            <text:p>// 66 -B- |1011101</text:p>
          </table:table-cell>
          <table:table-cell table:formula="of:=COM.MICROSOFT.CONCAT([.P68:.Z68])" office:value-type="string" office:string-value="+ 0b1011101, " calcext:value-type="string">
            <text:p>+ 0b1011101, </text:p>
          </table:table-cell>
          <table:table-cell table:formula="of:=COM.MICROSOFT.CONCAT([.AA68]; CHAR(10); [.AB68])" office:value-type="string" office:string-value="// 66 -B- |1011101&#10;+ 0b1011101, " calcext:value-type="string">
            <text:p>// 66 -B- |1011101</text:p>
            <text:p>+ 0b1011101, 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C</text:p>
          </table:table-cell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|1011110</text:p>
          </table:table-cell>
          <table:table-cell table:style-name="ce8" office:value-type="string" calcext:value-type="string">
            <text:p>1011110</text:p>
          </table:table-cell>
          <table:table-cell table:formula="of:=8-MOD(LEN([.$D68])-[.$E68]; 8)" office:value-type="float" office:value="8" calcext:value-type="float">
            <text:p>8</text:p>
          </table:table-cell>
          <table:table-cell table:style-name="ce29" table:formula="of:=IF(MID([.$D69];1;[.$E69])=&quot;&quot;; &quot;&quot;; COM.MICROSOFT.CONCAT(&quot;0b&quot;; MID([.$D69];1;[.$E69])))" office:value-type="string" office:string-value="0b1011110" calcext:value-type="string">
            <text:p>0b1011110</text:p>
          </table:table-cell>
          <table:table-cell table:style-name="ce29" table:formula="of:=IF(MID([.$D69];1+[.$E69]; 8)=&quot;&quot;; &quot;&quot;; COM.MICROSOFT.CONCAT(&quot;0b&quot;; MID([.$D69];1+[.$E69]; 8)))">
            <text:p/>
          </table:table-cell>
          <table:table-cell table:style-name="ce29" table:formula="of:=IF(MID([.$D69];1+[.$E69]+8; 8)=&quot;&quot;; &quot;&quot;; COM.MICROSOFT.CONCAT(&quot;0b&quot;; MID([.$D69];1+[.$E69]+8; 8)))">
            <text:p/>
          </table:table-cell>
          <table:table-cell table:style-name="ce29" table:formula="of:=IF(MID([.$D69];1+[.$E69]+8+8; 8)=&quot;&quot;; &quot;&quot;; COM.MICROSOFT.CONCAT(&quot;0b&quot;; MID([.$D69];1+[.$E69]+8+8; 8)))">
            <text:p/>
          </table:table-cell>
          <table:table-cell table:style-name="ce29" table:formula="of:=IF(MID([.$D69];1+[.$E69]+8+8+8; 8)=&quot;&quot;; &quot;&quot;; COM.MICROSOFT.CONCAT(&quot;0b&quot;; MID([.$D69];1+[.$E69]+8+8+8; 8)))">
            <text:p/>
          </table:table-cell>
          <table:table-cell table:style-name="ce31" table:formula="of:=[.E69]-LEN([.F69])+2" office:value-type="float" office:value="1" calcext:value-type="float">
            <text:p>1</text:p>
          </table:table-cell>
          <table:table-cell table:style-name="ce29" table:formula="of:=IF([.G69]=&quot;&quot;; &quot;&quot;; 8-LEN([.G69])+2)">
            <text:p/>
          </table:table-cell>
          <table:table-cell table:style-name="ce29" table:formula="of:=IF([.H69]=&quot;&quot;; &quot;&quot;; 8-LEN([.H69])+2)">
            <text:p/>
          </table:table-cell>
          <table:table-cell table:style-name="ce29" table:formula="of:=IF([.I69]=&quot;&quot;; &quot;&quot;; 8-LEN([.I69])+2)">
            <text:p/>
          </table:table-cell>
          <table:table-cell table:style-name="ce29" table:formula="of:=IF([.J69]=&quot;&quot;; &quot;&quot;; 8-LEN([.J69])+2)">
            <text:p/>
          </table:table-cell>
          <table:table-cell table:style-name="ce31" table:formula="of:=IF(OR([.$F69]=&quot;&quot;; [.$E69]=8); &quot;&quot;; &quot;+ &quot;)">
            <text:p/>
          </table:table-cell>
          <table:table-cell table:style-name="ce32" table:formula="of:=IF([.$F69]=&quot;&quot;; &quot;&quot;; IF([.$K69]&gt;0; COM.MICROSOFT.CONCAT(&quot;(&quot;; [.$F69]; &quot; &lt;&lt; &quot;; [.$K69]; &quot;)&quot;); [.$F69]))" office:value-type="string" office:string-value="(0b1011110 &lt;&lt; 1)" calcext:value-type="string">
            <text:p>(0b1011110 &lt;&lt; 1)</text:p>
          </table:table-cell>
          <table:table-cell table:style-name="ce32" table:formula="of:=IF(OR([.$F69]=&quot;&quot;; AND([.$G69]=&quot;&quot;; [.$K69]&lt;&gt;0)); &quot;&quot;; &quot;, &quot;)">
            <text:p/>
          </table:table-cell>
          <table:table-cell table:style-name="ce32" table:formula="of:=IF([.$G69]=&quot;&quot;; &quot;&quot;; IF([.$L69]&gt;0; COM.MICROSOFT.CONCAT(&quot;(&quot;; [.$G69]; &quot; &lt;&lt; &quot;; [.$L69]; &quot;)&quot;); [.$G69]))">
            <text:p/>
          </table:table-cell>
          <table:table-cell table:style-name="ce32" table:formula="of:=IF(OR([.$G69]=&quot;&quot;; AND([.$H69]=&quot;&quot;; [.$L69]&lt;&gt;0)); &quot;&quot;; &quot;, &quot;)">
            <text:p/>
          </table:table-cell>
          <table:table-cell table:style-name="ce32" table:formula="of:=IF([.$H69]=&quot;&quot;; &quot;&quot;; IF([.$M69]&gt;0; COM.MICROSOFT.CONCAT(&quot;(&quot;; [.$H69]; &quot; &lt;&lt; &quot;; [.$M69]; &quot;)&quot;); [.$H69]))">
            <text:p/>
          </table:table-cell>
          <table:table-cell table:style-name="ce32" table:formula="of:=IF(OR([.$H69]=&quot;&quot;; AND([.$I69]=&quot;&quot;; [.$M69]&lt;&gt;0)); &quot;&quot;; &quot;, &quot;)">
            <text:p/>
          </table:table-cell>
          <table:table-cell table:style-name="ce32" table:formula="of:=IF([.$I69]=&quot;&quot;; &quot;&quot;; IF([.$N69]&gt;0; COM.MICROSOFT.CONCAT(&quot;(&quot;; [.$I69]; &quot; &lt;&lt; &quot;; [.$N69]; &quot;)&quot;); [.$I69]))">
            <text:p/>
          </table:table-cell>
          <table:table-cell table:style-name="ce32" table:formula="of:=IF(OR([.$I69]=&quot;&quot;; AND([.$J69]=&quot;&quot;; [.$N69]&lt;&gt;0)); &quot;&quot;; &quot;, &quot;)">
            <text:p/>
          </table:table-cell>
          <table:table-cell table:style-name="ce32" table:formula="of:=IF([.$J69]=&quot;&quot;; &quot;&quot;; IF([.$O69]&gt;0; COM.MICROSOFT.CONCAT(&quot;(&quot;; [.$J69]; &quot; &lt;&lt; &quot;; [.$O69]; &quot;)&quot;); [.$J69]))">
            <text:p/>
          </table:table-cell>
          <table:table-cell table:style-name="ce33" table:formula="of:=IF(OR([.$J69]=&quot;&quot;; AND([.$O69]&lt;&gt;0)); &quot;&quot;; &quot;, &quot;)">
            <text:p/>
          </table:table-cell>
          <table:table-cell table:formula="of:=COM.MICROSOFT.CONCAT(&quot;// &quot;; [.B69]; &quot; &quot;; IF([.A69]=&quot;&quot;; &quot;   &quot;; COM.MICROSOFT.CONCAT(&quot;-&quot;; [.A69]; &quot;-&quot;)); &quot; &quot;; [.C69])" office:value-type="string" office:string-value="// 67 -C- |1011110" calcext:value-type="string">
            <text:p>// 67 -C- |1011110</text:p>
          </table:table-cell>
          <table:table-cell table:formula="of:=COM.MICROSOFT.CONCAT([.P69:.Z69])" office:value-type="string" office:string-value="(0b1011110 &lt;&lt; 1)" calcext:value-type="string">
            <text:p>(0b1011110 &lt;&lt; 1)</text:p>
          </table:table-cell>
          <table:table-cell table:formula="of:=COM.MICROSOFT.CONCAT([.AA69]; CHAR(10); [.AB69])" office:value-type="string" office:string-value="// 67 -C- |1011110&#10;(0b1011110 &lt;&lt; 1)" calcext:value-type="string">
            <text:p>// 67 -C- |1011110</text:p>
            <text:p>(0b1011110 &lt;&lt; 1)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D</text:p>
          </table:table-cell>
          <table:table-cell table:style-name="ce22" office:value-type="float" office:value="68" calcext:value-type="float">
            <text:p>68</text:p>
          </table:table-cell>
          <table:table-cell table:style-name="ce24" office:value-type="string" calcext:value-type="string">
            <text:p>|1011111</text:p>
          </table:table-cell>
          <table:table-cell table:style-name="ce24" office:value-type="string" calcext:value-type="string">
            <text:p>1011111</text:p>
          </table:table-cell>
          <table:table-cell table:formula="of:=8-MOD(LEN([.$D69])-[.$E69]; 8)" office:value-type="float" office:value="1" calcext:value-type="float">
            <text:p>1</text:p>
          </table:table-cell>
          <table:table-cell table:style-name="ce29" table:formula="of:=IF(MID([.$D70];1;[.$E70])=&quot;&quot;; &quot;&quot;; COM.MICROSOFT.CONCAT(&quot;0b&quot;; MID([.$D70];1;[.$E70])))" office:value-type="string" office:string-value="0b1" calcext:value-type="string">
            <text:p>0b1</text:p>
          </table:table-cell>
          <table:table-cell table:style-name="ce29" table:formula="of:=IF(MID([.$D70];1+[.$E70]; 8)=&quot;&quot;; &quot;&quot;; COM.MICROSOFT.CONCAT(&quot;0b&quot;; MID([.$D70];1+[.$E70]; 8)))" office:value-type="string" office:string-value="0b011111" calcext:value-type="string">
            <text:p>0b011111</text:p>
          </table:table-cell>
          <table:table-cell table:style-name="ce29" table:formula="of:=IF(MID([.$D70];1+[.$E70]+8; 8)=&quot;&quot;; &quot;&quot;; COM.MICROSOFT.CONCAT(&quot;0b&quot;; MID([.$D70];1+[.$E70]+8; 8)))">
            <text:p/>
          </table:table-cell>
          <table:table-cell table:style-name="ce29" table:formula="of:=IF(MID([.$D70];1+[.$E70]+8+8; 8)=&quot;&quot;; &quot;&quot;; COM.MICROSOFT.CONCAT(&quot;0b&quot;; MID([.$D70];1+[.$E70]+8+8; 8)))">
            <text:p/>
          </table:table-cell>
          <table:table-cell table:style-name="ce29" table:formula="of:=IF(MID([.$D70];1+[.$E70]+8+8+8; 8)=&quot;&quot;; &quot;&quot;; COM.MICROSOFT.CONCAT(&quot;0b&quot;; MID([.$D70];1+[.$E70]+8+8+8; 8)))">
            <text:p/>
          </table:table-cell>
          <table:table-cell table:style-name="ce31" table:formula="of:=[.E70]-LEN([.F70])+2" office:value-type="float" office:value="0" calcext:value-type="float">
            <text:p>0</text:p>
          </table:table-cell>
          <table:table-cell table:style-name="ce29" table:formula="of:=IF([.G70]=&quot;&quot;; &quot;&quot;; 8-LEN([.G70])+2)" office:value-type="float" office:value="2" calcext:value-type="float">
            <text:p>2</text:p>
          </table:table-cell>
          <table:table-cell table:style-name="ce29" table:formula="of:=IF([.H70]=&quot;&quot;; &quot;&quot;; 8-LEN([.H70])+2)">
            <text:p/>
          </table:table-cell>
          <table:table-cell table:style-name="ce29" table:formula="of:=IF([.I70]=&quot;&quot;; &quot;&quot;; 8-LEN([.I70])+2)">
            <text:p/>
          </table:table-cell>
          <table:table-cell table:style-name="ce29" table:formula="of:=IF([.J70]=&quot;&quot;; &quot;&quot;; 8-LEN([.J70])+2)">
            <text:p/>
          </table:table-cell>
          <table:table-cell table:style-name="ce31" table:formula="of:=IF(OR([.$F70]=&quot;&quot;; [.$E70]=8); &quot;&quot;; &quot;+ &quot;)" office:value-type="string" office:string-value="+ " calcext:value-type="string">
            <text:p>+ </text:p>
          </table:table-cell>
          <table:table-cell table:style-name="ce32" table:formula="of:=IF([.$F70]=&quot;&quot;; &quot;&quot;; IF([.$K70]&gt;0; COM.MICROSOFT.CONCAT(&quot;(&quot;; [.$F70]; &quot; &lt;&lt; &quot;; [.$K70]; &quot;)&quot;); [.$F70]))" office:value-type="string" office:string-value="0b1" calcext:value-type="string">
            <text:p>0b1</text:p>
          </table:table-cell>
          <table:table-cell table:style-name="ce32" table:formula="of:=IF(OR([.$F70]=&quot;&quot;; AND([.$G70]=&quot;&quot;; [.$K70]&lt;&gt;0)); &quot;&quot;; &quot;, &quot;)" office:value-type="string" office:string-value=", " calcext:value-type="string">
            <text:p>, </text:p>
          </table:table-cell>
          <table:table-cell table:style-name="ce32" table:formula="of:=IF([.$G70]=&quot;&quot;; &quot;&quot;; IF([.$L70]&gt;0; COM.MICROSOFT.CONCAT(&quot;(&quot;; [.$G70]; &quot; &lt;&lt; &quot;; [.$L70]; &quot;)&quot;); [.$G70]))" office:value-type="string" office:string-value="(0b011111 &lt;&lt; 2)" calcext:value-type="string">
            <text:p>(0b011111 &lt;&lt; 2)</text:p>
          </table:table-cell>
          <table:table-cell table:style-name="ce32" table:formula="of:=IF(OR([.$G70]=&quot;&quot;; AND([.$H70]=&quot;&quot;; [.$L70]&lt;&gt;0)); &quot;&quot;; &quot;, &quot;)">
            <text:p/>
          </table:table-cell>
          <table:table-cell table:style-name="ce32" table:formula="of:=IF([.$H70]=&quot;&quot;; &quot;&quot;; IF([.$M70]&gt;0; COM.MICROSOFT.CONCAT(&quot;(&quot;; [.$H70]; &quot; &lt;&lt; &quot;; [.$M70]; &quot;)&quot;); [.$H70]))">
            <text:p/>
          </table:table-cell>
          <table:table-cell table:style-name="ce32" table:formula="of:=IF(OR([.$H70]=&quot;&quot;; AND([.$I70]=&quot;&quot;; [.$M70]&lt;&gt;0)); &quot;&quot;; &quot;, &quot;)">
            <text:p/>
          </table:table-cell>
          <table:table-cell table:style-name="ce32" table:formula="of:=IF([.$I70]=&quot;&quot;; &quot;&quot;; IF([.$N70]&gt;0; COM.MICROSOFT.CONCAT(&quot;(&quot;; [.$I70]; &quot; &lt;&lt; &quot;; [.$N70]; &quot;)&quot;); [.$I70]))">
            <text:p/>
          </table:table-cell>
          <table:table-cell table:style-name="ce32" table:formula="of:=IF(OR([.$I70]=&quot;&quot;; AND([.$J70]=&quot;&quot;; [.$N70]&lt;&gt;0)); &quot;&quot;; &quot;, &quot;)">
            <text:p/>
          </table:table-cell>
          <table:table-cell table:style-name="ce32" table:formula="of:=IF([.$J70]=&quot;&quot;; &quot;&quot;; IF([.$O70]&gt;0; COM.MICROSOFT.CONCAT(&quot;(&quot;; [.$J70]; &quot; &lt;&lt; &quot;; [.$O70]; &quot;)&quot;); [.$J70]))">
            <text:p/>
          </table:table-cell>
          <table:table-cell table:style-name="ce33" table:formula="of:=IF(OR([.$J70]=&quot;&quot;; AND([.$O70]&lt;&gt;0)); &quot;&quot;; &quot;, &quot;)">
            <text:p/>
          </table:table-cell>
          <table:table-cell table:formula="of:=COM.MICROSOFT.CONCAT(&quot;// &quot;; [.B70]; &quot; &quot;; IF([.A70]=&quot;&quot;; &quot;   &quot;; COM.MICROSOFT.CONCAT(&quot;-&quot;; [.A70]; &quot;-&quot;)); &quot; &quot;; [.C70])" office:value-type="string" office:string-value="// 68 -D- |1011111" calcext:value-type="string">
            <text:p>// 68 -D- |1011111</text:p>
          </table:table-cell>
          <table:table-cell table:formula="of:=COM.MICROSOFT.CONCAT([.P70:.Z70])" office:value-type="string" office:string-value="+ 0b1, (0b011111 &lt;&lt; 2)" calcext:value-type="string">
            <text:p>+ 0b1, (0b011111 &lt;&lt; 2)</text:p>
          </table:table-cell>
          <table:table-cell table:formula="of:=COM.MICROSOFT.CONCAT([.AA70]; CHAR(10); [.AB70])" office:value-type="string" office:string-value="// 68 -D- |1011111&#10;+ 0b1, (0b011111 &lt;&lt; 2)" calcext:value-type="string">
            <text:p>// 68 -D- |1011111</text:p>
            <text:p>+ 0b1, (0b011111 &lt;&lt; 2)</text:p>
          </table:table-cell>
          <table:table-cell table:number-columns-repeated="995"/>
        </table:table-row>
        <table:table-row table:style-name="ro4">
          <table:table-cell table:style-name="ce21" office:value-type="string" calcext:value-type="string">
            <text:p>E</text:p>
          </table:table-cell>
          <table:table-cell table:style-name="ce21" office:value-type="float" office:value="69" calcext:value-type="float">
            <text:p>69</text:p>
          </table:table-cell>
          <table:table-cell table:style-name="ce23" office:value-type="string" calcext:value-type="string">
            <text:p>|1100000</text:p>
          </table:table-cell>
          <table:table-cell table:style-name="ce23" office:value-type="string" calcext:value-type="string">
            <text:p>1100000</text:p>
          </table:table-cell>
          <table:table-cell table:formula="of:=8-MOD(LEN([.$D70])-[.$E70]; 8)" office:value-type="float" office:value="2" calcext:value-type="float">
            <text:p>2</text:p>
          </table:table-cell>
          <table:table-cell table:style-name="ce29" table:formula="of:=IF(MID([.$D71];1;[.$E71])=&quot;&quot;; &quot;&quot;; COM.MICROSOFT.CONCAT(&quot;0b&quot;; MID([.$D71];1;[.$E71])))" office:value-type="string" office:string-value="0b11" calcext:value-type="string">
            <text:p>0b11</text:p>
          </table:table-cell>
          <table:table-cell table:style-name="ce29" table:formula="of:=IF(MID([.$D71];1+[.$E71]; 8)=&quot;&quot;; &quot;&quot;; COM.MICROSOFT.CONCAT(&quot;0b&quot;; MID([.$D71];1+[.$E71]; 8)))" office:value-type="string" office:string-value="0b00000" calcext:value-type="string">
            <text:p>0b00000</text:p>
          </table:table-cell>
          <table:table-cell table:style-name="ce29" table:formula="of:=IF(MID([.$D71];1+[.$E71]+8; 8)=&quot;&quot;; &quot;&quot;; COM.MICROSOFT.CONCAT(&quot;0b&quot;; MID([.$D71];1+[.$E71]+8; 8)))">
            <text:p/>
          </table:table-cell>
          <table:table-cell table:style-name="ce29" table:formula="of:=IF(MID([.$D71];1+[.$E71]+8+8; 8)=&quot;&quot;; &quot;&quot;; COM.MICROSOFT.CONCAT(&quot;0b&quot;; MID([.$D71];1+[.$E71]+8+8; 8)))">
            <text:p/>
          </table:table-cell>
          <table:table-cell table:style-name="ce29" table:formula="of:=IF(MID([.$D71];1+[.$E71]+8+8+8; 8)=&quot;&quot;; &quot;&quot;; COM.MICROSOFT.CONCAT(&quot;0b&quot;; MID([.$D71];1+[.$E71]+8+8+8; 8)))">
            <text:p/>
          </table:table-cell>
          <table:table-cell table:style-name="ce31" table:formula="of:=[.E71]-LEN([.F71])+2" office:value-type="float" office:value="0" calcext:value-type="float">
            <text:p>0</text:p>
          </table:table-cell>
          <table:table-cell table:style-name="ce29" table:formula="of:=IF([.G71]=&quot;&quot;; &quot;&quot;; 8-LEN([.G71])+2)" office:value-type="float" office:value="3" calcext:value-type="float">
            <text:p>3</text:p>
          </table:table-cell>
          <table:table-cell table:style-name="ce29" table:formula="of:=IF([.H71]=&quot;&quot;; &quot;&quot;; 8-LEN([.H71])+2)">
            <text:p/>
          </table:table-cell>
          <table:table-cell table:style-name="ce29" table:formula="of:=IF([.I71]=&quot;&quot;; &quot;&quot;; 8-LEN([.I71])+2)">
            <text:p/>
          </table:table-cell>
          <table:table-cell table:style-name="ce29" table:formula="of:=IF([.J71]=&quot;&quot;; &quot;&quot;; 8-LEN([.J71])+2)">
            <text:p/>
          </table:table-cell>
          <table:table-cell table:style-name="ce31" table:formula="of:=IF(OR([.$F71]=&quot;&quot;; [.$E71]=8); &quot;&quot;; &quot;+ &quot;)" office:value-type="string" office:string-value="+ " calcext:value-type="string">
            <text:p>+ </text:p>
          </table:table-cell>
          <table:table-cell table:style-name="ce32" table:formula="of:=IF([.$F71]=&quot;&quot;; &quot;&quot;; IF([.$K71]&gt;0; COM.MICROSOFT.CONCAT(&quot;(&quot;; [.$F71]; &quot; &lt;&lt; &quot;; [.$K71]; &quot;)&quot;); [.$F71]))" office:value-type="string" office:string-value="0b11" calcext:value-type="string">
            <text:p>0b11</text:p>
          </table:table-cell>
          <table:table-cell table:style-name="ce32" table:formula="of:=IF(OR([.$F71]=&quot;&quot;; AND([.$G71]=&quot;&quot;; [.$K71]&lt;&gt;0)); &quot;&quot;; &quot;, &quot;)" office:value-type="string" office:string-value=", " calcext:value-type="string">
            <text:p>, </text:p>
          </table:table-cell>
          <table:table-cell table:style-name="ce32" table:formula="of:=IF([.$G71]=&quot;&quot;; &quot;&quot;; IF([.$L71]&gt;0; COM.MICROSOFT.CONCAT(&quot;(&quot;; [.$G71]; &quot; &lt;&lt; &quot;; [.$L71]; &quot;)&quot;); [.$G71]))" office:value-type="string" office:string-value="(0b00000 &lt;&lt; 3)" calcext:value-type="string">
            <text:p>(0b00000 &lt;&lt; 3)</text:p>
          </table:table-cell>
          <table:table-cell table:style-name="ce32" table:formula="of:=IF(OR([.$G71]=&quot;&quot;; AND([.$H71]=&quot;&quot;; [.$L71]&lt;&gt;0)); &quot;&quot;; &quot;, &quot;)">
            <text:p/>
          </table:table-cell>
          <table:table-cell table:style-name="ce32" table:formula="of:=IF([.$H71]=&quot;&quot;; &quot;&quot;; IF([.$M71]&gt;0; COM.MICROSOFT.CONCAT(&quot;(&quot;; [.$H71]; &quot; &lt;&lt; &quot;; [.$M71]; &quot;)&quot;); [.$H71]))">
            <text:p/>
          </table:table-cell>
          <table:table-cell table:style-name="ce32" table:formula="of:=IF(OR([.$H71]=&quot;&quot;; AND([.$I71]=&quot;&quot;; [.$M71]&lt;&gt;0)); &quot;&quot;; &quot;, &quot;)">
            <text:p/>
          </table:table-cell>
          <table:table-cell table:style-name="ce32" table:formula="of:=IF([.$I71]=&quot;&quot;; &quot;&quot;; IF([.$N71]&gt;0; COM.MICROSOFT.CONCAT(&quot;(&quot;; [.$I71]; &quot; &lt;&lt; &quot;; [.$N71]; &quot;)&quot;); [.$I71]))">
            <text:p/>
          </table:table-cell>
          <table:table-cell table:style-name="ce32" table:formula="of:=IF(OR([.$I71]=&quot;&quot;; AND([.$J71]=&quot;&quot;; [.$N71]&lt;&gt;0)); &quot;&quot;; &quot;, &quot;)">
            <text:p/>
          </table:table-cell>
          <table:table-cell table:style-name="ce32" table:formula="of:=IF([.$J71]=&quot;&quot;; &quot;&quot;; IF([.$O71]&gt;0; COM.MICROSOFT.CONCAT(&quot;(&quot;; [.$J71]; &quot; &lt;&lt; &quot;; [.$O71]; &quot;)&quot;); [.$J71]))">
            <text:p/>
          </table:table-cell>
          <table:table-cell table:style-name="ce33" table:formula="of:=IF(OR([.$J71]=&quot;&quot;; AND([.$O71]&lt;&gt;0)); &quot;&quot;; &quot;, &quot;)">
            <text:p/>
          </table:table-cell>
          <table:table-cell table:formula="of:=COM.MICROSOFT.CONCAT(&quot;// &quot;; [.B71]; &quot; &quot;; IF([.A71]=&quot;&quot;; &quot;   &quot;; COM.MICROSOFT.CONCAT(&quot;-&quot;; [.A71]; &quot;-&quot;)); &quot; &quot;; [.C71])" office:value-type="string" office:string-value="// 69 -E- |1100000" calcext:value-type="string">
            <text:p>// 69 -E- |1100000</text:p>
          </table:table-cell>
          <table:table-cell table:formula="of:=COM.MICROSOFT.CONCAT([.P71:.Z71])" office:value-type="string" office:string-value="+ 0b11, (0b00000 &lt;&lt; 3)" calcext:value-type="string">
            <text:p>+ 0b11, (0b00000 &lt;&lt; 3)</text:p>
          </table:table-cell>
          <table:table-cell table:formula="of:=COM.MICROSOFT.CONCAT([.AA71]; CHAR(10); [.AB71])" office:value-type="string" office:string-value="// 69 -E- |1100000&#10;+ 0b11, (0b00000 &lt;&lt; 3)" calcext:value-type="string">
            <text:p>// 69 -E- |1100000</text:p>
            <text:p>+ 0b11, (0b00000 &lt;&lt; 3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F</text:p>
          </table:table-cell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|1100001</text:p>
          </table:table-cell>
          <table:table-cell table:style-name="ce8" office:value-type="string" calcext:value-type="string">
            <text:p>1100001</text:p>
          </table:table-cell>
          <table:table-cell table:formula="of:=8-MOD(LEN([.$D71])-[.$E71]; 8)" office:value-type="float" office:value="3" calcext:value-type="float">
            <text:p>3</text:p>
          </table:table-cell>
          <table:table-cell table:style-name="ce29" table:formula="of:=IF(MID([.$D72];1;[.$E72])=&quot;&quot;; &quot;&quot;; COM.MICROSOFT.CONCAT(&quot;0b&quot;; MID([.$D72];1;[.$E72])))" office:value-type="string" office:string-value="0b110" calcext:value-type="string">
            <text:p>0b110</text:p>
          </table:table-cell>
          <table:table-cell table:style-name="ce29" table:formula="of:=IF(MID([.$D72];1+[.$E72]; 8)=&quot;&quot;; &quot;&quot;; COM.MICROSOFT.CONCAT(&quot;0b&quot;; MID([.$D72];1+[.$E72]; 8)))" office:value-type="string" office:string-value="0b0001" calcext:value-type="string">
            <text:p>0b0001</text:p>
          </table:table-cell>
          <table:table-cell table:style-name="ce29" table:formula="of:=IF(MID([.$D72];1+[.$E72]+8; 8)=&quot;&quot;; &quot;&quot;; COM.MICROSOFT.CONCAT(&quot;0b&quot;; MID([.$D72];1+[.$E72]+8; 8)))">
            <text:p/>
          </table:table-cell>
          <table:table-cell table:style-name="ce29" table:formula="of:=IF(MID([.$D72];1+[.$E72]+8+8; 8)=&quot;&quot;; &quot;&quot;; COM.MICROSOFT.CONCAT(&quot;0b&quot;; MID([.$D72];1+[.$E72]+8+8; 8)))">
            <text:p/>
          </table:table-cell>
          <table:table-cell table:style-name="ce29" table:formula="of:=IF(MID([.$D72];1+[.$E72]+8+8+8; 8)=&quot;&quot;; &quot;&quot;; COM.MICROSOFT.CONCAT(&quot;0b&quot;; MID([.$D72];1+[.$E72]+8+8+8; 8)))">
            <text:p/>
          </table:table-cell>
          <table:table-cell table:style-name="ce31" table:formula="of:=[.E72]-LEN([.F72])+2" office:value-type="float" office:value="0" calcext:value-type="float">
            <text:p>0</text:p>
          </table:table-cell>
          <table:table-cell table:style-name="ce29" table:formula="of:=IF([.G72]=&quot;&quot;; &quot;&quot;; 8-LEN([.G72])+2)" office:value-type="float" office:value="4" calcext:value-type="float">
            <text:p>4</text:p>
          </table:table-cell>
          <table:table-cell table:style-name="ce29" table:formula="of:=IF([.H72]=&quot;&quot;; &quot;&quot;; 8-LEN([.H72])+2)">
            <text:p/>
          </table:table-cell>
          <table:table-cell table:style-name="ce29" table:formula="of:=IF([.I72]=&quot;&quot;; &quot;&quot;; 8-LEN([.I72])+2)">
            <text:p/>
          </table:table-cell>
          <table:table-cell table:style-name="ce29" table:formula="of:=IF([.J72]=&quot;&quot;; &quot;&quot;; 8-LEN([.J72])+2)">
            <text:p/>
          </table:table-cell>
          <table:table-cell table:style-name="ce31" table:formula="of:=IF(OR([.$F72]=&quot;&quot;; [.$E72]=8); &quot;&quot;; &quot;+ &quot;)" office:value-type="string" office:string-value="+ " calcext:value-type="string">
            <text:p>+ </text:p>
          </table:table-cell>
          <table:table-cell table:style-name="ce32" table:formula="of:=IF([.$F72]=&quot;&quot;; &quot;&quot;; IF([.$K72]&gt;0; COM.MICROSOFT.CONCAT(&quot;(&quot;; [.$F72]; &quot; &lt;&lt; &quot;; [.$K72]; &quot;)&quot;); [.$F72]))" office:value-type="string" office:string-value="0b110" calcext:value-type="string">
            <text:p>0b110</text:p>
          </table:table-cell>
          <table:table-cell table:style-name="ce32" table:formula="of:=IF(OR([.$F72]=&quot;&quot;; AND([.$G72]=&quot;&quot;; [.$K72]&lt;&gt;0)); &quot;&quot;; &quot;, &quot;)" office:value-type="string" office:string-value=", " calcext:value-type="string">
            <text:p>, </text:p>
          </table:table-cell>
          <table:table-cell table:style-name="ce32" table:formula="of:=IF([.$G72]=&quot;&quot;; &quot;&quot;; IF([.$L72]&gt;0; COM.MICROSOFT.CONCAT(&quot;(&quot;; [.$G72]; &quot; &lt;&lt; &quot;; [.$L72]; &quot;)&quot;); [.$G72]))" office:value-type="string" office:string-value="(0b0001 &lt;&lt; 4)" calcext:value-type="string">
            <text:p>(0b0001 &lt;&lt; 4)</text:p>
          </table:table-cell>
          <table:table-cell table:style-name="ce32" table:formula="of:=IF(OR([.$G72]=&quot;&quot;; AND([.$H72]=&quot;&quot;; [.$L72]&lt;&gt;0)); &quot;&quot;; &quot;, &quot;)">
            <text:p/>
          </table:table-cell>
          <table:table-cell table:style-name="ce32" table:formula="of:=IF([.$H72]=&quot;&quot;; &quot;&quot;; IF([.$M72]&gt;0; COM.MICROSOFT.CONCAT(&quot;(&quot;; [.$H72]; &quot; &lt;&lt; &quot;; [.$M72]; &quot;)&quot;); [.$H72]))">
            <text:p/>
          </table:table-cell>
          <table:table-cell table:style-name="ce32" table:formula="of:=IF(OR([.$H72]=&quot;&quot;; AND([.$I72]=&quot;&quot;; [.$M72]&lt;&gt;0)); &quot;&quot;; &quot;, &quot;)">
            <text:p/>
          </table:table-cell>
          <table:table-cell table:style-name="ce32" table:formula="of:=IF([.$I72]=&quot;&quot;; &quot;&quot;; IF([.$N72]&gt;0; COM.MICROSOFT.CONCAT(&quot;(&quot;; [.$I72]; &quot; &lt;&lt; &quot;; [.$N72]; &quot;)&quot;); [.$I72]))">
            <text:p/>
          </table:table-cell>
          <table:table-cell table:style-name="ce32" table:formula="of:=IF(OR([.$I72]=&quot;&quot;; AND([.$J72]=&quot;&quot;; [.$N72]&lt;&gt;0)); &quot;&quot;; &quot;, &quot;)">
            <text:p/>
          </table:table-cell>
          <table:table-cell table:style-name="ce32" table:formula="of:=IF([.$J72]=&quot;&quot;; &quot;&quot;; IF([.$O72]&gt;0; COM.MICROSOFT.CONCAT(&quot;(&quot;; [.$J72]; &quot; &lt;&lt; &quot;; [.$O72]; &quot;)&quot;); [.$J72]))">
            <text:p/>
          </table:table-cell>
          <table:table-cell table:style-name="ce33" table:formula="of:=IF(OR([.$J72]=&quot;&quot;; AND([.$O72]&lt;&gt;0)); &quot;&quot;; &quot;, &quot;)">
            <text:p/>
          </table:table-cell>
          <table:table-cell table:formula="of:=COM.MICROSOFT.CONCAT(&quot;// &quot;; [.B72]; &quot; &quot;; IF([.A72]=&quot;&quot;; &quot;   &quot;; COM.MICROSOFT.CONCAT(&quot;-&quot;; [.A72]; &quot;-&quot;)); &quot; &quot;; [.C72])" office:value-type="string" office:string-value="// 70 -F- |1100001" calcext:value-type="string">
            <text:p>// 70 -F- |1100001</text:p>
          </table:table-cell>
          <table:table-cell table:formula="of:=COM.MICROSOFT.CONCAT([.P72:.Z72])" office:value-type="string" office:string-value="+ 0b110, (0b0001 &lt;&lt; 4)" calcext:value-type="string">
            <text:p>+ 0b110, (0b0001 &lt;&lt; 4)</text:p>
          </table:table-cell>
          <table:table-cell table:formula="of:=COM.MICROSOFT.CONCAT([.AA72]; CHAR(10); [.AB72])" office:value-type="string" office:string-value="// 70 -F- |1100001&#10;+ 0b110, (0b0001 &lt;&lt; 4)" calcext:value-type="string">
            <text:p>// 70 -F- |1100001</text:p>
            <text:p>+ 0b110, (0b0001 &lt;&lt; 4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G</text:p>
          </table:table-cell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|1100010</text:p>
          </table:table-cell>
          <table:table-cell table:style-name="ce8" office:value-type="string" calcext:value-type="string">
            <text:p>1100010</text:p>
          </table:table-cell>
          <table:table-cell table:formula="of:=8-MOD(LEN([.$D72])-[.$E72]; 8)" office:value-type="float" office:value="4" calcext:value-type="float">
            <text:p>4</text:p>
          </table:table-cell>
          <table:table-cell table:style-name="ce29" table:formula="of:=IF(MID([.$D73];1;[.$E73])=&quot;&quot;; &quot;&quot;; COM.MICROSOFT.CONCAT(&quot;0b&quot;; MID([.$D73];1;[.$E73])))" office:value-type="string" office:string-value="0b1100" calcext:value-type="string">
            <text:p>0b1100</text:p>
          </table:table-cell>
          <table:table-cell table:style-name="ce29" table:formula="of:=IF(MID([.$D73];1+[.$E73]; 8)=&quot;&quot;; &quot;&quot;; COM.MICROSOFT.CONCAT(&quot;0b&quot;; MID([.$D73];1+[.$E73]; 8)))" office:value-type="string" office:string-value="0b010" calcext:value-type="string">
            <text:p>0b010</text:p>
          </table:table-cell>
          <table:table-cell table:style-name="ce29" table:formula="of:=IF(MID([.$D73];1+[.$E73]+8; 8)=&quot;&quot;; &quot;&quot;; COM.MICROSOFT.CONCAT(&quot;0b&quot;; MID([.$D73];1+[.$E73]+8; 8)))">
            <text:p/>
          </table:table-cell>
          <table:table-cell table:style-name="ce29" table:formula="of:=IF(MID([.$D73];1+[.$E73]+8+8; 8)=&quot;&quot;; &quot;&quot;; COM.MICROSOFT.CONCAT(&quot;0b&quot;; MID([.$D73];1+[.$E73]+8+8; 8)))">
            <text:p/>
          </table:table-cell>
          <table:table-cell table:style-name="ce29" table:formula="of:=IF(MID([.$D73];1+[.$E73]+8+8+8; 8)=&quot;&quot;; &quot;&quot;; COM.MICROSOFT.CONCAT(&quot;0b&quot;; MID([.$D73];1+[.$E73]+8+8+8; 8)))">
            <text:p/>
          </table:table-cell>
          <table:table-cell table:style-name="ce31" table:formula="of:=[.E73]-LEN([.F73])+2" office:value-type="float" office:value="0" calcext:value-type="float">
            <text:p>0</text:p>
          </table:table-cell>
          <table:table-cell table:style-name="ce29" table:formula="of:=IF([.G73]=&quot;&quot;; &quot;&quot;; 8-LEN([.G73])+2)" office:value-type="float" office:value="5" calcext:value-type="float">
            <text:p>5</text:p>
          </table:table-cell>
          <table:table-cell table:style-name="ce29" table:formula="of:=IF([.H73]=&quot;&quot;; &quot;&quot;; 8-LEN([.H73])+2)">
            <text:p/>
          </table:table-cell>
          <table:table-cell table:style-name="ce29" table:formula="of:=IF([.I73]=&quot;&quot;; &quot;&quot;; 8-LEN([.I73])+2)">
            <text:p/>
          </table:table-cell>
          <table:table-cell table:style-name="ce29" table:formula="of:=IF([.J73]=&quot;&quot;; &quot;&quot;; 8-LEN([.J73])+2)">
            <text:p/>
          </table:table-cell>
          <table:table-cell table:style-name="ce31" table:formula="of:=IF(OR([.$F73]=&quot;&quot;; [.$E73]=8); &quot;&quot;; &quot;+ &quot;)" office:value-type="string" office:string-value="+ " calcext:value-type="string">
            <text:p>+ </text:p>
          </table:table-cell>
          <table:table-cell table:style-name="ce32" table:formula="of:=IF([.$F73]=&quot;&quot;; &quot;&quot;; IF([.$K73]&gt;0; COM.MICROSOFT.CONCAT(&quot;(&quot;; [.$F73]; &quot; &lt;&lt; &quot;; [.$K73]; &quot;)&quot;); [.$F73]))" office:value-type="string" office:string-value="0b1100" calcext:value-type="string">
            <text:p>0b1100</text:p>
          </table:table-cell>
          <table:table-cell table:style-name="ce32" table:formula="of:=IF(OR([.$F73]=&quot;&quot;; AND([.$G73]=&quot;&quot;; [.$K73]&lt;&gt;0)); &quot;&quot;; &quot;, &quot;)" office:value-type="string" office:string-value=", " calcext:value-type="string">
            <text:p>, </text:p>
          </table:table-cell>
          <table:table-cell table:style-name="ce32" table:formula="of:=IF([.$G73]=&quot;&quot;; &quot;&quot;; IF([.$L73]&gt;0; COM.MICROSOFT.CONCAT(&quot;(&quot;; [.$G73]; &quot; &lt;&lt; &quot;; [.$L73]; &quot;)&quot;); [.$G73]))" office:value-type="string" office:string-value="(0b010 &lt;&lt; 5)" calcext:value-type="string">
            <text:p>(0b010 &lt;&lt; 5)</text:p>
          </table:table-cell>
          <table:table-cell table:style-name="ce32" table:formula="of:=IF(OR([.$G73]=&quot;&quot;; AND([.$H73]=&quot;&quot;; [.$L73]&lt;&gt;0)); &quot;&quot;; &quot;, &quot;)">
            <text:p/>
          </table:table-cell>
          <table:table-cell table:style-name="ce32" table:formula="of:=IF([.$H73]=&quot;&quot;; &quot;&quot;; IF([.$M73]&gt;0; COM.MICROSOFT.CONCAT(&quot;(&quot;; [.$H73]; &quot; &lt;&lt; &quot;; [.$M73]; &quot;)&quot;); [.$H73]))">
            <text:p/>
          </table:table-cell>
          <table:table-cell table:style-name="ce32" table:formula="of:=IF(OR([.$H73]=&quot;&quot;; AND([.$I73]=&quot;&quot;; [.$M73]&lt;&gt;0)); &quot;&quot;; &quot;, &quot;)">
            <text:p/>
          </table:table-cell>
          <table:table-cell table:style-name="ce32" table:formula="of:=IF([.$I73]=&quot;&quot;; &quot;&quot;; IF([.$N73]&gt;0; COM.MICROSOFT.CONCAT(&quot;(&quot;; [.$I73]; &quot; &lt;&lt; &quot;; [.$N73]; &quot;)&quot;); [.$I73]))">
            <text:p/>
          </table:table-cell>
          <table:table-cell table:style-name="ce32" table:formula="of:=IF(OR([.$I73]=&quot;&quot;; AND([.$J73]=&quot;&quot;; [.$N73]&lt;&gt;0)); &quot;&quot;; &quot;, &quot;)">
            <text:p/>
          </table:table-cell>
          <table:table-cell table:style-name="ce32" table:formula="of:=IF([.$J73]=&quot;&quot;; &quot;&quot;; IF([.$O73]&gt;0; COM.MICROSOFT.CONCAT(&quot;(&quot;; [.$J73]; &quot; &lt;&lt; &quot;; [.$O73]; &quot;)&quot;); [.$J73]))">
            <text:p/>
          </table:table-cell>
          <table:table-cell table:style-name="ce33" table:formula="of:=IF(OR([.$J73]=&quot;&quot;; AND([.$O73]&lt;&gt;0)); &quot;&quot;; &quot;, &quot;)">
            <text:p/>
          </table:table-cell>
          <table:table-cell table:formula="of:=COM.MICROSOFT.CONCAT(&quot;// &quot;; [.B73]; &quot; &quot;; IF([.A73]=&quot;&quot;; &quot;   &quot;; COM.MICROSOFT.CONCAT(&quot;-&quot;; [.A73]; &quot;-&quot;)); &quot; &quot;; [.C73])" office:value-type="string" office:string-value="// 71 -G- |1100010" calcext:value-type="string">
            <text:p>// 71 -G- |1100010</text:p>
          </table:table-cell>
          <table:table-cell table:formula="of:=COM.MICROSOFT.CONCAT([.P73:.Z73])" office:value-type="string" office:string-value="+ 0b1100, (0b010 &lt;&lt; 5)" calcext:value-type="string">
            <text:p>+ 0b1100, (0b010 &lt;&lt; 5)</text:p>
          </table:table-cell>
          <table:table-cell table:formula="of:=COM.MICROSOFT.CONCAT([.AA73]; CHAR(10); [.AB73])" office:value-type="string" office:string-value="// 71 -G- |1100010&#10;+ 0b1100, (0b010 &lt;&lt; 5)" calcext:value-type="string">
            <text:p>// 71 -G- |1100010</text:p>
            <text:p>+ 0b1100, (0b010 &lt;&lt; 5)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H</text:p>
          </table:table-cell>
          <table:table-cell table:style-name="ce22" office:value-type="float" office:value="72" calcext:value-type="float">
            <text:p>72</text:p>
          </table:table-cell>
          <table:table-cell table:style-name="ce24" office:value-type="string" calcext:value-type="string">
            <text:p>|1100011</text:p>
          </table:table-cell>
          <table:table-cell table:style-name="ce24" office:value-type="string" calcext:value-type="string">
            <text:p>1100011</text:p>
          </table:table-cell>
          <table:table-cell table:formula="of:=8-MOD(LEN([.$D73])-[.$E73]; 8)" office:value-type="float" office:value="5" calcext:value-type="float">
            <text:p>5</text:p>
          </table:table-cell>
          <table:table-cell table:style-name="ce29" table:formula="of:=IF(MID([.$D74];1;[.$E74])=&quot;&quot;; &quot;&quot;; COM.MICROSOFT.CONCAT(&quot;0b&quot;; MID([.$D74];1;[.$E74])))" office:value-type="string" office:string-value="0b11000" calcext:value-type="string">
            <text:p>0b11000</text:p>
          </table:table-cell>
          <table:table-cell table:style-name="ce29" table:formula="of:=IF(MID([.$D74];1+[.$E74]; 8)=&quot;&quot;; &quot;&quot;; COM.MICROSOFT.CONCAT(&quot;0b&quot;; MID([.$D74];1+[.$E74]; 8)))" office:value-type="string" office:string-value="0b11" calcext:value-type="string">
            <text:p>0b11</text:p>
          </table:table-cell>
          <table:table-cell table:style-name="ce29" table:formula="of:=IF(MID([.$D74];1+[.$E74]+8; 8)=&quot;&quot;; &quot;&quot;; COM.MICROSOFT.CONCAT(&quot;0b&quot;; MID([.$D74];1+[.$E74]+8; 8)))">
            <text:p/>
          </table:table-cell>
          <table:table-cell table:style-name="ce29" table:formula="of:=IF(MID([.$D74];1+[.$E74]+8+8; 8)=&quot;&quot;; &quot;&quot;; COM.MICROSOFT.CONCAT(&quot;0b&quot;; MID([.$D74];1+[.$E74]+8+8; 8)))">
            <text:p/>
          </table:table-cell>
          <table:table-cell table:style-name="ce29" table:formula="of:=IF(MID([.$D74];1+[.$E74]+8+8+8; 8)=&quot;&quot;; &quot;&quot;; COM.MICROSOFT.CONCAT(&quot;0b&quot;; MID([.$D74];1+[.$E74]+8+8+8; 8)))">
            <text:p/>
          </table:table-cell>
          <table:table-cell table:style-name="ce31" table:formula="of:=[.E74]-LEN([.F74])+2" office:value-type="float" office:value="0" calcext:value-type="float">
            <text:p>0</text:p>
          </table:table-cell>
          <table:table-cell table:style-name="ce29" table:formula="of:=IF([.G74]=&quot;&quot;; &quot;&quot;; 8-LEN([.G74])+2)" office:value-type="float" office:value="6" calcext:value-type="float">
            <text:p>6</text:p>
          </table:table-cell>
          <table:table-cell table:style-name="ce29" table:formula="of:=IF([.H74]=&quot;&quot;; &quot;&quot;; 8-LEN([.H74])+2)">
            <text:p/>
          </table:table-cell>
          <table:table-cell table:style-name="ce29" table:formula="of:=IF([.I74]=&quot;&quot;; &quot;&quot;; 8-LEN([.I74])+2)">
            <text:p/>
          </table:table-cell>
          <table:table-cell table:style-name="ce29" table:formula="of:=IF([.J74]=&quot;&quot;; &quot;&quot;; 8-LEN([.J74])+2)">
            <text:p/>
          </table:table-cell>
          <table:table-cell table:style-name="ce31" table:formula="of:=IF(OR([.$F74]=&quot;&quot;; [.$E74]=8); &quot;&quot;; &quot;+ &quot;)" office:value-type="string" office:string-value="+ " calcext:value-type="string">
            <text:p>+ </text:p>
          </table:table-cell>
          <table:table-cell table:style-name="ce32" table:formula="of:=IF([.$F74]=&quot;&quot;; &quot;&quot;; IF([.$K74]&gt;0; COM.MICROSOFT.CONCAT(&quot;(&quot;; [.$F74]; &quot; &lt;&lt; &quot;; [.$K74]; &quot;)&quot;); [.$F74]))" office:value-type="string" office:string-value="0b11000" calcext:value-type="string">
            <text:p>0b11000</text:p>
          </table:table-cell>
          <table:table-cell table:style-name="ce32" table:formula="of:=IF(OR([.$F74]=&quot;&quot;; AND([.$G74]=&quot;&quot;; [.$K74]&lt;&gt;0)); &quot;&quot;; &quot;, &quot;)" office:value-type="string" office:string-value=", " calcext:value-type="string">
            <text:p>, </text:p>
          </table:table-cell>
          <table:table-cell table:style-name="ce32" table:formula="of:=IF([.$G74]=&quot;&quot;; &quot;&quot;; IF([.$L74]&gt;0; COM.MICROSOFT.CONCAT(&quot;(&quot;; [.$G74]; &quot; &lt;&lt; &quot;; [.$L74]; &quot;)&quot;); [.$G74]))" office:value-type="string" office:string-value="(0b11 &lt;&lt; 6)" calcext:value-type="string">
            <text:p>(0b11 &lt;&lt; 6)</text:p>
          </table:table-cell>
          <table:table-cell table:style-name="ce32" table:formula="of:=IF(OR([.$G74]=&quot;&quot;; AND([.$H74]=&quot;&quot;; [.$L74]&lt;&gt;0)); &quot;&quot;; &quot;, &quot;)">
            <text:p/>
          </table:table-cell>
          <table:table-cell table:style-name="ce32" table:formula="of:=IF([.$H74]=&quot;&quot;; &quot;&quot;; IF([.$M74]&gt;0; COM.MICROSOFT.CONCAT(&quot;(&quot;; [.$H74]; &quot; &lt;&lt; &quot;; [.$M74]; &quot;)&quot;); [.$H74]))">
            <text:p/>
          </table:table-cell>
          <table:table-cell table:style-name="ce32" table:formula="of:=IF(OR([.$H74]=&quot;&quot;; AND([.$I74]=&quot;&quot;; [.$M74]&lt;&gt;0)); &quot;&quot;; &quot;, &quot;)">
            <text:p/>
          </table:table-cell>
          <table:table-cell table:style-name="ce32" table:formula="of:=IF([.$I74]=&quot;&quot;; &quot;&quot;; IF([.$N74]&gt;0; COM.MICROSOFT.CONCAT(&quot;(&quot;; [.$I74]; &quot; &lt;&lt; &quot;; [.$N74]; &quot;)&quot;); [.$I74]))">
            <text:p/>
          </table:table-cell>
          <table:table-cell table:style-name="ce32" table:formula="of:=IF(OR([.$I74]=&quot;&quot;; AND([.$J74]=&quot;&quot;; [.$N74]&lt;&gt;0)); &quot;&quot;; &quot;, &quot;)">
            <text:p/>
          </table:table-cell>
          <table:table-cell table:style-name="ce32" table:formula="of:=IF([.$J74]=&quot;&quot;; &quot;&quot;; IF([.$O74]&gt;0; COM.MICROSOFT.CONCAT(&quot;(&quot;; [.$J74]; &quot; &lt;&lt; &quot;; [.$O74]; &quot;)&quot;); [.$J74]))">
            <text:p/>
          </table:table-cell>
          <table:table-cell table:style-name="ce33" table:formula="of:=IF(OR([.$J74]=&quot;&quot;; AND([.$O74]&lt;&gt;0)); &quot;&quot;; &quot;, &quot;)">
            <text:p/>
          </table:table-cell>
          <table:table-cell table:formula="of:=COM.MICROSOFT.CONCAT(&quot;// &quot;; [.B74]; &quot; &quot;; IF([.A74]=&quot;&quot;; &quot;   &quot;; COM.MICROSOFT.CONCAT(&quot;-&quot;; [.A74]; &quot;-&quot;)); &quot; &quot;; [.C74])" office:value-type="string" office:string-value="// 72 -H- |1100011" calcext:value-type="string">
            <text:p>// 72 -H- |1100011</text:p>
          </table:table-cell>
          <table:table-cell table:formula="of:=COM.MICROSOFT.CONCAT([.P74:.Z74])" office:value-type="string" office:string-value="+ 0b11000, (0b11 &lt;&lt; 6)" calcext:value-type="string">
            <text:p>+ 0b11000, (0b11 &lt;&lt; 6)</text:p>
          </table:table-cell>
          <table:table-cell table:formula="of:=COM.MICROSOFT.CONCAT([.AA74]; CHAR(10); [.AB74])" office:value-type="string" office:string-value="// 72 -H- |1100011&#10;+ 0b11000, (0b11 &lt;&lt; 6)" calcext:value-type="string">
            <text:p>// 72 -H- |1100011</text:p>
            <text:p>+ 0b11000, (0b11 &lt;&lt; 6)</text:p>
          </table:table-cell>
          <table:table-cell table:number-columns-repeated="995"/>
        </table:table-row>
        <table:table-row table:style-name="ro4">
          <table:table-cell table:style-name="ce21" office:value-type="string" calcext:value-type="string">
            <text:p>I</text:p>
          </table:table-cell>
          <table:table-cell table:style-name="ce21" office:value-type="float" office:value="73" calcext:value-type="float">
            <text:p>73</text:p>
          </table:table-cell>
          <table:table-cell table:style-name="ce23" office:value-type="string" calcext:value-type="string">
            <text:p>|1100100</text:p>
          </table:table-cell>
          <table:table-cell table:style-name="ce23" office:value-type="string" calcext:value-type="string">
            <text:p>1100100</text:p>
          </table:table-cell>
          <table:table-cell table:formula="of:=8-MOD(LEN([.$D74])-[.$E74]; 8)" office:value-type="float" office:value="6" calcext:value-type="float">
            <text:p>6</text:p>
          </table:table-cell>
          <table:table-cell table:style-name="ce29" table:formula="of:=IF(MID([.$D75];1;[.$E75])=&quot;&quot;; &quot;&quot;; COM.MICROSOFT.CONCAT(&quot;0b&quot;; MID([.$D75];1;[.$E75])))" office:value-type="string" office:string-value="0b110010" calcext:value-type="string">
            <text:p>0b110010</text:p>
          </table:table-cell>
          <table:table-cell table:style-name="ce29" table:formula="of:=IF(MID([.$D75];1+[.$E75]; 8)=&quot;&quot;; &quot;&quot;; COM.MICROSOFT.CONCAT(&quot;0b&quot;; MID([.$D75];1+[.$E75]; 8)))" office:value-type="string" office:string-value="0b0" calcext:value-type="string">
            <text:p>0b0</text:p>
          </table:table-cell>
          <table:table-cell table:style-name="ce29" table:formula="of:=IF(MID([.$D75];1+[.$E75]+8; 8)=&quot;&quot;; &quot;&quot;; COM.MICROSOFT.CONCAT(&quot;0b&quot;; MID([.$D75];1+[.$E75]+8; 8)))">
            <text:p/>
          </table:table-cell>
          <table:table-cell table:style-name="ce29" table:formula="of:=IF(MID([.$D75];1+[.$E75]+8+8; 8)=&quot;&quot;; &quot;&quot;; COM.MICROSOFT.CONCAT(&quot;0b&quot;; MID([.$D75];1+[.$E75]+8+8; 8)))">
            <text:p/>
          </table:table-cell>
          <table:table-cell table:style-name="ce29" table:formula="of:=IF(MID([.$D75];1+[.$E75]+8+8+8; 8)=&quot;&quot;; &quot;&quot;; COM.MICROSOFT.CONCAT(&quot;0b&quot;; MID([.$D75];1+[.$E75]+8+8+8; 8)))">
            <text:p/>
          </table:table-cell>
          <table:table-cell table:style-name="ce31" table:formula="of:=[.E75]-LEN([.F75])+2" office:value-type="float" office:value="0" calcext:value-type="float">
            <text:p>0</text:p>
          </table:table-cell>
          <table:table-cell table:style-name="ce29" table:formula="of:=IF([.G75]=&quot;&quot;; &quot;&quot;; 8-LEN([.G75])+2)" office:value-type="float" office:value="7" calcext:value-type="float">
            <text:p>7</text:p>
          </table:table-cell>
          <table:table-cell table:style-name="ce29" table:formula="of:=IF([.H75]=&quot;&quot;; &quot;&quot;; 8-LEN([.H75])+2)">
            <text:p/>
          </table:table-cell>
          <table:table-cell table:style-name="ce29" table:formula="of:=IF([.I75]=&quot;&quot;; &quot;&quot;; 8-LEN([.I75])+2)">
            <text:p/>
          </table:table-cell>
          <table:table-cell table:style-name="ce29" table:formula="of:=IF([.J75]=&quot;&quot;; &quot;&quot;; 8-LEN([.J75])+2)">
            <text:p/>
          </table:table-cell>
          <table:table-cell table:style-name="ce31" table:formula="of:=IF(OR([.$F75]=&quot;&quot;; [.$E75]=8); &quot;&quot;; &quot;+ &quot;)" office:value-type="string" office:string-value="+ " calcext:value-type="string">
            <text:p>+ </text:p>
          </table:table-cell>
          <table:table-cell table:style-name="ce32" table:formula="of:=IF([.$F75]=&quot;&quot;; &quot;&quot;; IF([.$K75]&gt;0; COM.MICROSOFT.CONCAT(&quot;(&quot;; [.$F75]; &quot; &lt;&lt; &quot;; [.$K75]; &quot;)&quot;); [.$F75]))" office:value-type="string" office:string-value="0b110010" calcext:value-type="string">
            <text:p>0b110010</text:p>
          </table:table-cell>
          <table:table-cell table:style-name="ce32" table:formula="of:=IF(OR([.$F75]=&quot;&quot;; AND([.$G75]=&quot;&quot;; [.$K75]&lt;&gt;0)); &quot;&quot;; &quot;, &quot;)" office:value-type="string" office:string-value=", " calcext:value-type="string">
            <text:p>, </text:p>
          </table:table-cell>
          <table:table-cell table:style-name="ce32" table:formula="of:=IF([.$G75]=&quot;&quot;; &quot;&quot;; IF([.$L75]&gt;0; COM.MICROSOFT.CONCAT(&quot;(&quot;; [.$G75]; &quot; &lt;&lt; &quot;; [.$L75]; &quot;)&quot;); [.$G75]))" office:value-type="string" office:string-value="(0b0 &lt;&lt; 7)" calcext:value-type="string">
            <text:p>(0b0 &lt;&lt; 7)</text:p>
          </table:table-cell>
          <table:table-cell table:style-name="ce32" table:formula="of:=IF(OR([.$G75]=&quot;&quot;; AND([.$H75]=&quot;&quot;; [.$L75]&lt;&gt;0)); &quot;&quot;; &quot;, &quot;)">
            <text:p/>
          </table:table-cell>
          <table:table-cell table:style-name="ce32" table:formula="of:=IF([.$H75]=&quot;&quot;; &quot;&quot;; IF([.$M75]&gt;0; COM.MICROSOFT.CONCAT(&quot;(&quot;; [.$H75]; &quot; &lt;&lt; &quot;; [.$M75]; &quot;)&quot;); [.$H75]))">
            <text:p/>
          </table:table-cell>
          <table:table-cell table:style-name="ce32" table:formula="of:=IF(OR([.$H75]=&quot;&quot;; AND([.$I75]=&quot;&quot;; [.$M75]&lt;&gt;0)); &quot;&quot;; &quot;, &quot;)">
            <text:p/>
          </table:table-cell>
          <table:table-cell table:style-name="ce32" table:formula="of:=IF([.$I75]=&quot;&quot;; &quot;&quot;; IF([.$N75]&gt;0; COM.MICROSOFT.CONCAT(&quot;(&quot;; [.$I75]; &quot; &lt;&lt; &quot;; [.$N75]; &quot;)&quot;); [.$I75]))">
            <text:p/>
          </table:table-cell>
          <table:table-cell table:style-name="ce32" table:formula="of:=IF(OR([.$I75]=&quot;&quot;; AND([.$J75]=&quot;&quot;; [.$N75]&lt;&gt;0)); &quot;&quot;; &quot;, &quot;)">
            <text:p/>
          </table:table-cell>
          <table:table-cell table:style-name="ce32" table:formula="of:=IF([.$J75]=&quot;&quot;; &quot;&quot;; IF([.$O75]&gt;0; COM.MICROSOFT.CONCAT(&quot;(&quot;; [.$J75]; &quot; &lt;&lt; &quot;; [.$O75]; &quot;)&quot;); [.$J75]))">
            <text:p/>
          </table:table-cell>
          <table:table-cell table:style-name="ce33" table:formula="of:=IF(OR([.$J75]=&quot;&quot;; AND([.$O75]&lt;&gt;0)); &quot;&quot;; &quot;, &quot;)">
            <text:p/>
          </table:table-cell>
          <table:table-cell table:formula="of:=COM.MICROSOFT.CONCAT(&quot;// &quot;; [.B75]; &quot; &quot;; IF([.A75]=&quot;&quot;; &quot;   &quot;; COM.MICROSOFT.CONCAT(&quot;-&quot;; [.A75]; &quot;-&quot;)); &quot; &quot;; [.C75])" office:value-type="string" office:string-value="// 73 -I- |1100100" calcext:value-type="string">
            <text:p>// 73 -I- |1100100</text:p>
          </table:table-cell>
          <table:table-cell table:formula="of:=COM.MICROSOFT.CONCAT([.P75:.Z75])" office:value-type="string" office:string-value="+ 0b110010, (0b0 &lt;&lt; 7)" calcext:value-type="string">
            <text:p>+ 0b110010, (0b0 &lt;&lt; 7)</text:p>
          </table:table-cell>
          <table:table-cell table:formula="of:=COM.MICROSOFT.CONCAT([.AA75]; CHAR(10); [.AB75])" office:value-type="string" office:string-value="// 73 -I- |1100100&#10;+ 0b110010, (0b0 &lt;&lt; 7)" calcext:value-type="string">
            <text:p>// 73 -I- |1100100</text:p>
            <text:p>+ 0b110010, (0b0 &lt;&lt; 7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J</text:p>
          </table:table-cell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|1100101</text:p>
          </table:table-cell>
          <table:table-cell table:style-name="ce8" office:value-type="string" calcext:value-type="string">
            <text:p>1100101</text:p>
          </table:table-cell>
          <table:table-cell table:formula="of:=8-MOD(LEN([.$D75])-[.$E75]; 8)" office:value-type="float" office:value="7" calcext:value-type="float">
            <text:p>7</text:p>
          </table:table-cell>
          <table:table-cell table:style-name="ce29" table:formula="of:=IF(MID([.$D76];1;[.$E76])=&quot;&quot;; &quot;&quot;; COM.MICROSOFT.CONCAT(&quot;0b&quot;; MID([.$D76];1;[.$E76])))" office:value-type="string" office:string-value="0b1100101" calcext:value-type="string">
            <text:p>0b1100101</text:p>
          </table:table-cell>
          <table:table-cell table:style-name="ce29" table:formula="of:=IF(MID([.$D76];1+[.$E76]; 8)=&quot;&quot;; &quot;&quot;; COM.MICROSOFT.CONCAT(&quot;0b&quot;; MID([.$D76];1+[.$E76]; 8)))">
            <text:p/>
          </table:table-cell>
          <table:table-cell table:style-name="ce29" table:formula="of:=IF(MID([.$D76];1+[.$E76]+8; 8)=&quot;&quot;; &quot;&quot;; COM.MICROSOFT.CONCAT(&quot;0b&quot;; MID([.$D76];1+[.$E76]+8; 8)))">
            <text:p/>
          </table:table-cell>
          <table:table-cell table:style-name="ce29" table:formula="of:=IF(MID([.$D76];1+[.$E76]+8+8; 8)=&quot;&quot;; &quot;&quot;; COM.MICROSOFT.CONCAT(&quot;0b&quot;; MID([.$D76];1+[.$E76]+8+8; 8)))">
            <text:p/>
          </table:table-cell>
          <table:table-cell table:style-name="ce29" table:formula="of:=IF(MID([.$D76];1+[.$E76]+8+8+8; 8)=&quot;&quot;; &quot;&quot;; COM.MICROSOFT.CONCAT(&quot;0b&quot;; MID([.$D76];1+[.$E76]+8+8+8; 8)))">
            <text:p/>
          </table:table-cell>
          <table:table-cell table:style-name="ce31" table:formula="of:=[.E76]-LEN([.F76])+2" office:value-type="float" office:value="0" calcext:value-type="float">
            <text:p>0</text:p>
          </table:table-cell>
          <table:table-cell table:style-name="ce29" table:formula="of:=IF([.G76]=&quot;&quot;; &quot;&quot;; 8-LEN([.G76])+2)">
            <text:p/>
          </table:table-cell>
          <table:table-cell table:style-name="ce29" table:formula="of:=IF([.H76]=&quot;&quot;; &quot;&quot;; 8-LEN([.H76])+2)">
            <text:p/>
          </table:table-cell>
          <table:table-cell table:style-name="ce29" table:formula="of:=IF([.I76]=&quot;&quot;; &quot;&quot;; 8-LEN([.I76])+2)">
            <text:p/>
          </table:table-cell>
          <table:table-cell table:style-name="ce29" table:formula="of:=IF([.J76]=&quot;&quot;; &quot;&quot;; 8-LEN([.J76])+2)">
            <text:p/>
          </table:table-cell>
          <table:table-cell table:style-name="ce31" table:formula="of:=IF(OR([.$F76]=&quot;&quot;; [.$E76]=8); &quot;&quot;; &quot;+ &quot;)" office:value-type="string" office:string-value="+ " calcext:value-type="string">
            <text:p>+ </text:p>
          </table:table-cell>
          <table:table-cell table:style-name="ce32" table:formula="of:=IF([.$F76]=&quot;&quot;; &quot;&quot;; IF([.$K76]&gt;0; COM.MICROSOFT.CONCAT(&quot;(&quot;; [.$F76]; &quot; &lt;&lt; &quot;; [.$K76]; &quot;)&quot;); [.$F76]))" office:value-type="string" office:string-value="0b1100101" calcext:value-type="string">
            <text:p>0b1100101</text:p>
          </table:table-cell>
          <table:table-cell table:style-name="ce32" table:formula="of:=IF(OR([.$F76]=&quot;&quot;; AND([.$G76]=&quot;&quot;; [.$K76]&lt;&gt;0)); &quot;&quot;; &quot;, &quot;)" office:value-type="string" office:string-value=", " calcext:value-type="string">
            <text:p>, </text:p>
          </table:table-cell>
          <table:table-cell table:style-name="ce32" table:formula="of:=IF([.$G76]=&quot;&quot;; &quot;&quot;; IF([.$L76]&gt;0; COM.MICROSOFT.CONCAT(&quot;(&quot;; [.$G76]; &quot; &lt;&lt; &quot;; [.$L76]; &quot;)&quot;); [.$G76]))">
            <text:p/>
          </table:table-cell>
          <table:table-cell table:style-name="ce32" table:formula="of:=IF(OR([.$G76]=&quot;&quot;; AND([.$H76]=&quot;&quot;; [.$L76]&lt;&gt;0)); &quot;&quot;; &quot;, &quot;)">
            <text:p/>
          </table:table-cell>
          <table:table-cell table:style-name="ce32" table:formula="of:=IF([.$H76]=&quot;&quot;; &quot;&quot;; IF([.$M76]&gt;0; COM.MICROSOFT.CONCAT(&quot;(&quot;; [.$H76]; &quot; &lt;&lt; &quot;; [.$M76]; &quot;)&quot;); [.$H76]))">
            <text:p/>
          </table:table-cell>
          <table:table-cell table:style-name="ce32" table:formula="of:=IF(OR([.$H76]=&quot;&quot;; AND([.$I76]=&quot;&quot;; [.$M76]&lt;&gt;0)); &quot;&quot;; &quot;, &quot;)">
            <text:p/>
          </table:table-cell>
          <table:table-cell table:style-name="ce32" table:formula="of:=IF([.$I76]=&quot;&quot;; &quot;&quot;; IF([.$N76]&gt;0; COM.MICROSOFT.CONCAT(&quot;(&quot;; [.$I76]; &quot; &lt;&lt; &quot;; [.$N76]; &quot;)&quot;); [.$I76]))">
            <text:p/>
          </table:table-cell>
          <table:table-cell table:style-name="ce32" table:formula="of:=IF(OR([.$I76]=&quot;&quot;; AND([.$J76]=&quot;&quot;; [.$N76]&lt;&gt;0)); &quot;&quot;; &quot;, &quot;)">
            <text:p/>
          </table:table-cell>
          <table:table-cell table:style-name="ce32" table:formula="of:=IF([.$J76]=&quot;&quot;; &quot;&quot;; IF([.$O76]&gt;0; COM.MICROSOFT.CONCAT(&quot;(&quot;; [.$J76]; &quot; &lt;&lt; &quot;; [.$O76]; &quot;)&quot;); [.$J76]))">
            <text:p/>
          </table:table-cell>
          <table:table-cell table:style-name="ce33" table:formula="of:=IF(OR([.$J76]=&quot;&quot;; AND([.$O76]&lt;&gt;0)); &quot;&quot;; &quot;, &quot;)">
            <text:p/>
          </table:table-cell>
          <table:table-cell table:formula="of:=COM.MICROSOFT.CONCAT(&quot;// &quot;; [.B76]; &quot; &quot;; IF([.A76]=&quot;&quot;; &quot;   &quot;; COM.MICROSOFT.CONCAT(&quot;-&quot;; [.A76]; &quot;-&quot;)); &quot; &quot;; [.C76])" office:value-type="string" office:string-value="// 74 -J- |1100101" calcext:value-type="string">
            <text:p>// 74 -J- |1100101</text:p>
          </table:table-cell>
          <table:table-cell table:formula="of:=COM.MICROSOFT.CONCAT([.P76:.Z76])" office:value-type="string" office:string-value="+ 0b1100101, " calcext:value-type="string">
            <text:p>+ 0b1100101, </text:p>
          </table:table-cell>
          <table:table-cell table:formula="of:=COM.MICROSOFT.CONCAT([.AA76]; CHAR(10); [.AB76])" office:value-type="string" office:string-value="// 74 -J- |1100101&#10;+ 0b1100101, " calcext:value-type="string">
            <text:p>// 74 -J- |1100101</text:p>
            <text:p>+ 0b1100101, 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|1100110</text:p>
          </table:table-cell>
          <table:table-cell table:style-name="ce8" office:value-type="string" calcext:value-type="string">
            <text:p>1100110</text:p>
          </table:table-cell>
          <table:table-cell table:formula="of:=8-MOD(LEN([.$D76])-[.$E76]; 8)" office:value-type="float" office:value="8" calcext:value-type="float">
            <text:p>8</text:p>
          </table:table-cell>
          <table:table-cell table:style-name="ce29" table:formula="of:=IF(MID([.$D77];1;[.$E77])=&quot;&quot;; &quot;&quot;; COM.MICROSOFT.CONCAT(&quot;0b&quot;; MID([.$D77];1;[.$E77])))" office:value-type="string" office:string-value="0b1100110" calcext:value-type="string">
            <text:p>0b1100110</text:p>
          </table:table-cell>
          <table:table-cell table:style-name="ce29" table:formula="of:=IF(MID([.$D77];1+[.$E77]; 8)=&quot;&quot;; &quot;&quot;; COM.MICROSOFT.CONCAT(&quot;0b&quot;; MID([.$D77];1+[.$E77]; 8)))">
            <text:p/>
          </table:table-cell>
          <table:table-cell table:style-name="ce29" table:formula="of:=IF(MID([.$D77];1+[.$E77]+8; 8)=&quot;&quot;; &quot;&quot;; COM.MICROSOFT.CONCAT(&quot;0b&quot;; MID([.$D77];1+[.$E77]+8; 8)))">
            <text:p/>
          </table:table-cell>
          <table:table-cell table:style-name="ce29" table:formula="of:=IF(MID([.$D77];1+[.$E77]+8+8; 8)=&quot;&quot;; &quot;&quot;; COM.MICROSOFT.CONCAT(&quot;0b&quot;; MID([.$D77];1+[.$E77]+8+8; 8)))">
            <text:p/>
          </table:table-cell>
          <table:table-cell table:style-name="ce29" table:formula="of:=IF(MID([.$D77];1+[.$E77]+8+8+8; 8)=&quot;&quot;; &quot;&quot;; COM.MICROSOFT.CONCAT(&quot;0b&quot;; MID([.$D77];1+[.$E77]+8+8+8; 8)))">
            <text:p/>
          </table:table-cell>
          <table:table-cell table:style-name="ce31" table:formula="of:=[.E77]-LEN([.F77])+2" office:value-type="float" office:value="1" calcext:value-type="float">
            <text:p>1</text:p>
          </table:table-cell>
          <table:table-cell table:style-name="ce29" table:formula="of:=IF([.G77]=&quot;&quot;; &quot;&quot;; 8-LEN([.G77])+2)">
            <text:p/>
          </table:table-cell>
          <table:table-cell table:style-name="ce29" table:formula="of:=IF([.H77]=&quot;&quot;; &quot;&quot;; 8-LEN([.H77])+2)">
            <text:p/>
          </table:table-cell>
          <table:table-cell table:style-name="ce29" table:formula="of:=IF([.I77]=&quot;&quot;; &quot;&quot;; 8-LEN([.I77])+2)">
            <text:p/>
          </table:table-cell>
          <table:table-cell table:style-name="ce29" table:formula="of:=IF([.J77]=&quot;&quot;; &quot;&quot;; 8-LEN([.J77])+2)">
            <text:p/>
          </table:table-cell>
          <table:table-cell table:style-name="ce31" table:formula="of:=IF(OR([.$F77]=&quot;&quot;; [.$E77]=8); &quot;&quot;; &quot;+ &quot;)">
            <text:p/>
          </table:table-cell>
          <table:table-cell table:style-name="ce32" table:formula="of:=IF([.$F77]=&quot;&quot;; &quot;&quot;; IF([.$K77]&gt;0; COM.MICROSOFT.CONCAT(&quot;(&quot;; [.$F77]; &quot; &lt;&lt; &quot;; [.$K77]; &quot;)&quot;); [.$F77]))" office:value-type="string" office:string-value="(0b1100110 &lt;&lt; 1)" calcext:value-type="string">
            <text:p>(0b1100110 &lt;&lt; 1)</text:p>
          </table:table-cell>
          <table:table-cell table:style-name="ce32" table:formula="of:=IF(OR([.$F77]=&quot;&quot;; AND([.$G77]=&quot;&quot;; [.$K77]&lt;&gt;0)); &quot;&quot;; &quot;, &quot;)">
            <text:p/>
          </table:table-cell>
          <table:table-cell table:style-name="ce32" table:formula="of:=IF([.$G77]=&quot;&quot;; &quot;&quot;; IF([.$L77]&gt;0; COM.MICROSOFT.CONCAT(&quot;(&quot;; [.$G77]; &quot; &lt;&lt; &quot;; [.$L77]; &quot;)&quot;); [.$G77]))">
            <text:p/>
          </table:table-cell>
          <table:table-cell table:style-name="ce32" table:formula="of:=IF(OR([.$G77]=&quot;&quot;; AND([.$H77]=&quot;&quot;; [.$L77]&lt;&gt;0)); &quot;&quot;; &quot;, &quot;)">
            <text:p/>
          </table:table-cell>
          <table:table-cell table:style-name="ce32" table:formula="of:=IF([.$H77]=&quot;&quot;; &quot;&quot;; IF([.$M77]&gt;0; COM.MICROSOFT.CONCAT(&quot;(&quot;; [.$H77]; &quot; &lt;&lt; &quot;; [.$M77]; &quot;)&quot;); [.$H77]))">
            <text:p/>
          </table:table-cell>
          <table:table-cell table:style-name="ce32" table:formula="of:=IF(OR([.$H77]=&quot;&quot;; AND([.$I77]=&quot;&quot;; [.$M77]&lt;&gt;0)); &quot;&quot;; &quot;, &quot;)">
            <text:p/>
          </table:table-cell>
          <table:table-cell table:style-name="ce32" table:formula="of:=IF([.$I77]=&quot;&quot;; &quot;&quot;; IF([.$N77]&gt;0; COM.MICROSOFT.CONCAT(&quot;(&quot;; [.$I77]; &quot; &lt;&lt; &quot;; [.$N77]; &quot;)&quot;); [.$I77]))">
            <text:p/>
          </table:table-cell>
          <table:table-cell table:style-name="ce32" table:formula="of:=IF(OR([.$I77]=&quot;&quot;; AND([.$J77]=&quot;&quot;; [.$N77]&lt;&gt;0)); &quot;&quot;; &quot;, &quot;)">
            <text:p/>
          </table:table-cell>
          <table:table-cell table:style-name="ce32" table:formula="of:=IF([.$J77]=&quot;&quot;; &quot;&quot;; IF([.$O77]&gt;0; COM.MICROSOFT.CONCAT(&quot;(&quot;; [.$J77]; &quot; &lt;&lt; &quot;; [.$O77]; &quot;)&quot;); [.$J77]))">
            <text:p/>
          </table:table-cell>
          <table:table-cell table:style-name="ce33" table:formula="of:=IF(OR([.$J77]=&quot;&quot;; AND([.$O77]&lt;&gt;0)); &quot;&quot;; &quot;, &quot;)">
            <text:p/>
          </table:table-cell>
          <table:table-cell table:formula="of:=COM.MICROSOFT.CONCAT(&quot;// &quot;; [.B77]; &quot; &quot;; IF([.A77]=&quot;&quot;; &quot;   &quot;; COM.MICROSOFT.CONCAT(&quot;-&quot;; [.A77]; &quot;-&quot;)); &quot; &quot;; [.C77])" office:value-type="string" office:string-value="// 75 -K- |1100110" calcext:value-type="string">
            <text:p>// 75 -K- |1100110</text:p>
          </table:table-cell>
          <table:table-cell table:formula="of:=COM.MICROSOFT.CONCAT([.P77:.Z77])" office:value-type="string" office:string-value="(0b1100110 &lt;&lt; 1)" calcext:value-type="string">
            <text:p>(0b1100110 &lt;&lt; 1)</text:p>
          </table:table-cell>
          <table:table-cell table:formula="of:=COM.MICROSOFT.CONCAT([.AA77]; CHAR(10); [.AB77])" office:value-type="string" office:string-value="// 75 -K- |1100110&#10;(0b1100110 &lt;&lt; 1)" calcext:value-type="string">
            <text:p>// 75 -K- |1100110</text:p>
            <text:p>(0b1100110 &lt;&lt; 1)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L</text:p>
          </table:table-cell>
          <table:table-cell table:style-name="ce22" office:value-type="float" office:value="76" calcext:value-type="float">
            <text:p>76</text:p>
          </table:table-cell>
          <table:table-cell table:style-name="ce24" office:value-type="string" calcext:value-type="string">
            <text:p>|1100111</text:p>
          </table:table-cell>
          <table:table-cell table:style-name="ce24" office:value-type="string" calcext:value-type="string">
            <text:p>1100111</text:p>
          </table:table-cell>
          <table:table-cell table:formula="of:=8-MOD(LEN([.$D77])-[.$E77]; 8)" office:value-type="float" office:value="1" calcext:value-type="float">
            <text:p>1</text:p>
          </table:table-cell>
          <table:table-cell table:style-name="ce29" table:formula="of:=IF(MID([.$D78];1;[.$E78])=&quot;&quot;; &quot;&quot;; COM.MICROSOFT.CONCAT(&quot;0b&quot;; MID([.$D78];1;[.$E78])))" office:value-type="string" office:string-value="0b1" calcext:value-type="string">
            <text:p>0b1</text:p>
          </table:table-cell>
          <table:table-cell table:style-name="ce29" table:formula="of:=IF(MID([.$D78];1+[.$E78]; 8)=&quot;&quot;; &quot;&quot;; COM.MICROSOFT.CONCAT(&quot;0b&quot;; MID([.$D78];1+[.$E78]; 8)))" office:value-type="string" office:string-value="0b100111" calcext:value-type="string">
            <text:p>0b100111</text:p>
          </table:table-cell>
          <table:table-cell table:style-name="ce29" table:formula="of:=IF(MID([.$D78];1+[.$E78]+8; 8)=&quot;&quot;; &quot;&quot;; COM.MICROSOFT.CONCAT(&quot;0b&quot;; MID([.$D78];1+[.$E78]+8; 8)))">
            <text:p/>
          </table:table-cell>
          <table:table-cell table:style-name="ce29" table:formula="of:=IF(MID([.$D78];1+[.$E78]+8+8; 8)=&quot;&quot;; &quot;&quot;; COM.MICROSOFT.CONCAT(&quot;0b&quot;; MID([.$D78];1+[.$E78]+8+8; 8)))">
            <text:p/>
          </table:table-cell>
          <table:table-cell table:style-name="ce29" table:formula="of:=IF(MID([.$D78];1+[.$E78]+8+8+8; 8)=&quot;&quot;; &quot;&quot;; COM.MICROSOFT.CONCAT(&quot;0b&quot;; MID([.$D78];1+[.$E78]+8+8+8; 8)))">
            <text:p/>
          </table:table-cell>
          <table:table-cell table:style-name="ce31" table:formula="of:=[.E78]-LEN([.F78])+2" office:value-type="float" office:value="0" calcext:value-type="float">
            <text:p>0</text:p>
          </table:table-cell>
          <table:table-cell table:style-name="ce29" table:formula="of:=IF([.G78]=&quot;&quot;; &quot;&quot;; 8-LEN([.G78])+2)" office:value-type="float" office:value="2" calcext:value-type="float">
            <text:p>2</text:p>
          </table:table-cell>
          <table:table-cell table:style-name="ce29" table:formula="of:=IF([.H78]=&quot;&quot;; &quot;&quot;; 8-LEN([.H78])+2)">
            <text:p/>
          </table:table-cell>
          <table:table-cell table:style-name="ce29" table:formula="of:=IF([.I78]=&quot;&quot;; &quot;&quot;; 8-LEN([.I78])+2)">
            <text:p/>
          </table:table-cell>
          <table:table-cell table:style-name="ce29" table:formula="of:=IF([.J78]=&quot;&quot;; &quot;&quot;; 8-LEN([.J78])+2)">
            <text:p/>
          </table:table-cell>
          <table:table-cell table:style-name="ce31" table:formula="of:=IF(OR([.$F78]=&quot;&quot;; [.$E78]=8); &quot;&quot;; &quot;+ &quot;)" office:value-type="string" office:string-value="+ " calcext:value-type="string">
            <text:p>+ </text:p>
          </table:table-cell>
          <table:table-cell table:style-name="ce32" table:formula="of:=IF([.$F78]=&quot;&quot;; &quot;&quot;; IF([.$K78]&gt;0; COM.MICROSOFT.CONCAT(&quot;(&quot;; [.$F78]; &quot; &lt;&lt; &quot;; [.$K78]; &quot;)&quot;); [.$F78]))" office:value-type="string" office:string-value="0b1" calcext:value-type="string">
            <text:p>0b1</text:p>
          </table:table-cell>
          <table:table-cell table:style-name="ce32" table:formula="of:=IF(OR([.$F78]=&quot;&quot;; AND([.$G78]=&quot;&quot;; [.$K78]&lt;&gt;0)); &quot;&quot;; &quot;, &quot;)" office:value-type="string" office:string-value=", " calcext:value-type="string">
            <text:p>, </text:p>
          </table:table-cell>
          <table:table-cell table:style-name="ce32" table:formula="of:=IF([.$G78]=&quot;&quot;; &quot;&quot;; IF([.$L78]&gt;0; COM.MICROSOFT.CONCAT(&quot;(&quot;; [.$G78]; &quot; &lt;&lt; &quot;; [.$L78]; &quot;)&quot;); [.$G78]))" office:value-type="string" office:string-value="(0b100111 &lt;&lt; 2)" calcext:value-type="string">
            <text:p>(0b100111 &lt;&lt; 2)</text:p>
          </table:table-cell>
          <table:table-cell table:style-name="ce32" table:formula="of:=IF(OR([.$G78]=&quot;&quot;; AND([.$H78]=&quot;&quot;; [.$L78]&lt;&gt;0)); &quot;&quot;; &quot;, &quot;)">
            <text:p/>
          </table:table-cell>
          <table:table-cell table:style-name="ce32" table:formula="of:=IF([.$H78]=&quot;&quot;; &quot;&quot;; IF([.$M78]&gt;0; COM.MICROSOFT.CONCAT(&quot;(&quot;; [.$H78]; &quot; &lt;&lt; &quot;; [.$M78]; &quot;)&quot;); [.$H78]))">
            <text:p/>
          </table:table-cell>
          <table:table-cell table:style-name="ce32" table:formula="of:=IF(OR([.$H78]=&quot;&quot;; AND([.$I78]=&quot;&quot;; [.$M78]&lt;&gt;0)); &quot;&quot;; &quot;, &quot;)">
            <text:p/>
          </table:table-cell>
          <table:table-cell table:style-name="ce32" table:formula="of:=IF([.$I78]=&quot;&quot;; &quot;&quot;; IF([.$N78]&gt;0; COM.MICROSOFT.CONCAT(&quot;(&quot;; [.$I78]; &quot; &lt;&lt; &quot;; [.$N78]; &quot;)&quot;); [.$I78]))">
            <text:p/>
          </table:table-cell>
          <table:table-cell table:style-name="ce32" table:formula="of:=IF(OR([.$I78]=&quot;&quot;; AND([.$J78]=&quot;&quot;; [.$N78]&lt;&gt;0)); &quot;&quot;; &quot;, &quot;)">
            <text:p/>
          </table:table-cell>
          <table:table-cell table:style-name="ce32" table:formula="of:=IF([.$J78]=&quot;&quot;; &quot;&quot;; IF([.$O78]&gt;0; COM.MICROSOFT.CONCAT(&quot;(&quot;; [.$J78]; &quot; &lt;&lt; &quot;; [.$O78]; &quot;)&quot;); [.$J78]))">
            <text:p/>
          </table:table-cell>
          <table:table-cell table:style-name="ce33" table:formula="of:=IF(OR([.$J78]=&quot;&quot;; AND([.$O78]&lt;&gt;0)); &quot;&quot;; &quot;, &quot;)">
            <text:p/>
          </table:table-cell>
          <table:table-cell table:formula="of:=COM.MICROSOFT.CONCAT(&quot;// &quot;; [.B78]; &quot; &quot;; IF([.A78]=&quot;&quot;; &quot;   &quot;; COM.MICROSOFT.CONCAT(&quot;-&quot;; [.A78]; &quot;-&quot;)); &quot; &quot;; [.C78])" office:value-type="string" office:string-value="// 76 -L- |1100111" calcext:value-type="string">
            <text:p>// 76 -L- |1100111</text:p>
          </table:table-cell>
          <table:table-cell table:formula="of:=COM.MICROSOFT.CONCAT([.P78:.Z78])" office:value-type="string" office:string-value="+ 0b1, (0b100111 &lt;&lt; 2)" calcext:value-type="string">
            <text:p>+ 0b1, (0b100111 &lt;&lt; 2)</text:p>
          </table:table-cell>
          <table:table-cell table:formula="of:=COM.MICROSOFT.CONCAT([.AA78]; CHAR(10); [.AB78])" office:value-type="string" office:string-value="// 76 -L- |1100111&#10;+ 0b1, (0b100111 &lt;&lt; 2)" calcext:value-type="string">
            <text:p>// 76 -L- |1100111</text:p>
            <text:p>+ 0b1, (0b100111 &lt;&lt; 2)</text:p>
          </table:table-cell>
          <table:table-cell table:number-columns-repeated="995"/>
        </table:table-row>
        <table:table-row table:style-name="ro4">
          <table:table-cell table:style-name="ce21" office:value-type="string" calcext:value-type="string">
            <text:p>M</text:p>
          </table:table-cell>
          <table:table-cell table:style-name="ce21" office:value-type="float" office:value="77" calcext:value-type="float">
            <text:p>77</text:p>
          </table:table-cell>
          <table:table-cell table:style-name="ce23" office:value-type="string" calcext:value-type="string">
            <text:p>|1101000</text:p>
          </table:table-cell>
          <table:table-cell table:style-name="ce23" office:value-type="string" calcext:value-type="string">
            <text:p>1101000</text:p>
          </table:table-cell>
          <table:table-cell table:formula="of:=8-MOD(LEN([.$D78])-[.$E78]; 8)" office:value-type="float" office:value="2" calcext:value-type="float">
            <text:p>2</text:p>
          </table:table-cell>
          <table:table-cell table:style-name="ce29" table:formula="of:=IF(MID([.$D79];1;[.$E79])=&quot;&quot;; &quot;&quot;; COM.MICROSOFT.CONCAT(&quot;0b&quot;; MID([.$D79];1;[.$E79])))" office:value-type="string" office:string-value="0b11" calcext:value-type="string">
            <text:p>0b11</text:p>
          </table:table-cell>
          <table:table-cell table:style-name="ce29" table:formula="of:=IF(MID([.$D79];1+[.$E79]; 8)=&quot;&quot;; &quot;&quot;; COM.MICROSOFT.CONCAT(&quot;0b&quot;; MID([.$D79];1+[.$E79]; 8)))" office:value-type="string" office:string-value="0b01000" calcext:value-type="string">
            <text:p>0b01000</text:p>
          </table:table-cell>
          <table:table-cell table:style-name="ce29" table:formula="of:=IF(MID([.$D79];1+[.$E79]+8; 8)=&quot;&quot;; &quot;&quot;; COM.MICROSOFT.CONCAT(&quot;0b&quot;; MID([.$D79];1+[.$E79]+8; 8)))">
            <text:p/>
          </table:table-cell>
          <table:table-cell table:style-name="ce29" table:formula="of:=IF(MID([.$D79];1+[.$E79]+8+8; 8)=&quot;&quot;; &quot;&quot;; COM.MICROSOFT.CONCAT(&quot;0b&quot;; MID([.$D79];1+[.$E79]+8+8; 8)))">
            <text:p/>
          </table:table-cell>
          <table:table-cell table:style-name="ce29" table:formula="of:=IF(MID([.$D79];1+[.$E79]+8+8+8; 8)=&quot;&quot;; &quot;&quot;; COM.MICROSOFT.CONCAT(&quot;0b&quot;; MID([.$D79];1+[.$E79]+8+8+8; 8)))">
            <text:p/>
          </table:table-cell>
          <table:table-cell table:style-name="ce31" table:formula="of:=[.E79]-LEN([.F79])+2" office:value-type="float" office:value="0" calcext:value-type="float">
            <text:p>0</text:p>
          </table:table-cell>
          <table:table-cell table:style-name="ce29" table:formula="of:=IF([.G79]=&quot;&quot;; &quot;&quot;; 8-LEN([.G79])+2)" office:value-type="float" office:value="3" calcext:value-type="float">
            <text:p>3</text:p>
          </table:table-cell>
          <table:table-cell table:style-name="ce29" table:formula="of:=IF([.H79]=&quot;&quot;; &quot;&quot;; 8-LEN([.H79])+2)">
            <text:p/>
          </table:table-cell>
          <table:table-cell table:style-name="ce29" table:formula="of:=IF([.I79]=&quot;&quot;; &quot;&quot;; 8-LEN([.I79])+2)">
            <text:p/>
          </table:table-cell>
          <table:table-cell table:style-name="ce29" table:formula="of:=IF([.J79]=&quot;&quot;; &quot;&quot;; 8-LEN([.J79])+2)">
            <text:p/>
          </table:table-cell>
          <table:table-cell table:style-name="ce31" table:formula="of:=IF(OR([.$F79]=&quot;&quot;; [.$E79]=8); &quot;&quot;; &quot;+ &quot;)" office:value-type="string" office:string-value="+ " calcext:value-type="string">
            <text:p>+ </text:p>
          </table:table-cell>
          <table:table-cell table:style-name="ce32" table:formula="of:=IF([.$F79]=&quot;&quot;; &quot;&quot;; IF([.$K79]&gt;0; COM.MICROSOFT.CONCAT(&quot;(&quot;; [.$F79]; &quot; &lt;&lt; &quot;; [.$K79]; &quot;)&quot;); [.$F79]))" office:value-type="string" office:string-value="0b11" calcext:value-type="string">
            <text:p>0b11</text:p>
          </table:table-cell>
          <table:table-cell table:style-name="ce32" table:formula="of:=IF(OR([.$F79]=&quot;&quot;; AND([.$G79]=&quot;&quot;; [.$K79]&lt;&gt;0)); &quot;&quot;; &quot;, &quot;)" office:value-type="string" office:string-value=", " calcext:value-type="string">
            <text:p>, </text:p>
          </table:table-cell>
          <table:table-cell table:style-name="ce32" table:formula="of:=IF([.$G79]=&quot;&quot;; &quot;&quot;; IF([.$L79]&gt;0; COM.MICROSOFT.CONCAT(&quot;(&quot;; [.$G79]; &quot; &lt;&lt; &quot;; [.$L79]; &quot;)&quot;); [.$G79]))" office:value-type="string" office:string-value="(0b01000 &lt;&lt; 3)" calcext:value-type="string">
            <text:p>(0b01000 &lt;&lt; 3)</text:p>
          </table:table-cell>
          <table:table-cell table:style-name="ce32" table:formula="of:=IF(OR([.$G79]=&quot;&quot;; AND([.$H79]=&quot;&quot;; [.$L79]&lt;&gt;0)); &quot;&quot;; &quot;, &quot;)">
            <text:p/>
          </table:table-cell>
          <table:table-cell table:style-name="ce32" table:formula="of:=IF([.$H79]=&quot;&quot;; &quot;&quot;; IF([.$M79]&gt;0; COM.MICROSOFT.CONCAT(&quot;(&quot;; [.$H79]; &quot; &lt;&lt; &quot;; [.$M79]; &quot;)&quot;); [.$H79]))">
            <text:p/>
          </table:table-cell>
          <table:table-cell table:style-name="ce32" table:formula="of:=IF(OR([.$H79]=&quot;&quot;; AND([.$I79]=&quot;&quot;; [.$M79]&lt;&gt;0)); &quot;&quot;; &quot;, &quot;)">
            <text:p/>
          </table:table-cell>
          <table:table-cell table:style-name="ce32" table:formula="of:=IF([.$I79]=&quot;&quot;; &quot;&quot;; IF([.$N79]&gt;0; COM.MICROSOFT.CONCAT(&quot;(&quot;; [.$I79]; &quot; &lt;&lt; &quot;; [.$N79]; &quot;)&quot;); [.$I79]))">
            <text:p/>
          </table:table-cell>
          <table:table-cell table:style-name="ce32" table:formula="of:=IF(OR([.$I79]=&quot;&quot;; AND([.$J79]=&quot;&quot;; [.$N79]&lt;&gt;0)); &quot;&quot;; &quot;, &quot;)">
            <text:p/>
          </table:table-cell>
          <table:table-cell table:style-name="ce32" table:formula="of:=IF([.$J79]=&quot;&quot;; &quot;&quot;; IF([.$O79]&gt;0; COM.MICROSOFT.CONCAT(&quot;(&quot;; [.$J79]; &quot; &lt;&lt; &quot;; [.$O79]; &quot;)&quot;); [.$J79]))">
            <text:p/>
          </table:table-cell>
          <table:table-cell table:style-name="ce33" table:formula="of:=IF(OR([.$J79]=&quot;&quot;; AND([.$O79]&lt;&gt;0)); &quot;&quot;; &quot;, &quot;)">
            <text:p/>
          </table:table-cell>
          <table:table-cell table:formula="of:=COM.MICROSOFT.CONCAT(&quot;// &quot;; [.B79]; &quot; &quot;; IF([.A79]=&quot;&quot;; &quot;   &quot;; COM.MICROSOFT.CONCAT(&quot;-&quot;; [.A79]; &quot;-&quot;)); &quot; &quot;; [.C79])" office:value-type="string" office:string-value="// 77 -M- |1101000" calcext:value-type="string">
            <text:p>// 77 -M- |1101000</text:p>
          </table:table-cell>
          <table:table-cell table:formula="of:=COM.MICROSOFT.CONCAT([.P79:.Z79])" office:value-type="string" office:string-value="+ 0b11, (0b01000 &lt;&lt; 3)" calcext:value-type="string">
            <text:p>+ 0b11, (0b01000 &lt;&lt; 3)</text:p>
          </table:table-cell>
          <table:table-cell table:formula="of:=COM.MICROSOFT.CONCAT([.AA79]; CHAR(10); [.AB79])" office:value-type="string" office:string-value="// 77 -M- |1101000&#10;+ 0b11, (0b01000 &lt;&lt; 3)" calcext:value-type="string">
            <text:p>// 77 -M- |1101000</text:p>
            <text:p>+ 0b11, (0b01000 &lt;&lt; 3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N</text:p>
          </table:table-cell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|1101001</text:p>
          </table:table-cell>
          <table:table-cell table:style-name="ce8" office:value-type="string" calcext:value-type="string">
            <text:p>1101001</text:p>
          </table:table-cell>
          <table:table-cell table:formula="of:=8-MOD(LEN([.$D79])-[.$E79]; 8)" office:value-type="float" office:value="3" calcext:value-type="float">
            <text:p>3</text:p>
          </table:table-cell>
          <table:table-cell table:style-name="ce29" table:formula="of:=IF(MID([.$D80];1;[.$E80])=&quot;&quot;; &quot;&quot;; COM.MICROSOFT.CONCAT(&quot;0b&quot;; MID([.$D80];1;[.$E80])))" office:value-type="string" office:string-value="0b110" calcext:value-type="string">
            <text:p>0b110</text:p>
          </table:table-cell>
          <table:table-cell table:style-name="ce29" table:formula="of:=IF(MID([.$D80];1+[.$E80]; 8)=&quot;&quot;; &quot;&quot;; COM.MICROSOFT.CONCAT(&quot;0b&quot;; MID([.$D80];1+[.$E80]; 8)))" office:value-type="string" office:string-value="0b1001" calcext:value-type="string">
            <text:p>0b1001</text:p>
          </table:table-cell>
          <table:table-cell table:style-name="ce29" table:formula="of:=IF(MID([.$D80];1+[.$E80]+8; 8)=&quot;&quot;; &quot;&quot;; COM.MICROSOFT.CONCAT(&quot;0b&quot;; MID([.$D80];1+[.$E80]+8; 8)))">
            <text:p/>
          </table:table-cell>
          <table:table-cell table:style-name="ce29" table:formula="of:=IF(MID([.$D80];1+[.$E80]+8+8; 8)=&quot;&quot;; &quot;&quot;; COM.MICROSOFT.CONCAT(&quot;0b&quot;; MID([.$D80];1+[.$E80]+8+8; 8)))">
            <text:p/>
          </table:table-cell>
          <table:table-cell table:style-name="ce29" table:formula="of:=IF(MID([.$D80];1+[.$E80]+8+8+8; 8)=&quot;&quot;; &quot;&quot;; COM.MICROSOFT.CONCAT(&quot;0b&quot;; MID([.$D80];1+[.$E80]+8+8+8; 8)))">
            <text:p/>
          </table:table-cell>
          <table:table-cell table:style-name="ce31" table:formula="of:=[.E80]-LEN([.F80])+2" office:value-type="float" office:value="0" calcext:value-type="float">
            <text:p>0</text:p>
          </table:table-cell>
          <table:table-cell table:style-name="ce29" table:formula="of:=IF([.G80]=&quot;&quot;; &quot;&quot;; 8-LEN([.G80])+2)" office:value-type="float" office:value="4" calcext:value-type="float">
            <text:p>4</text:p>
          </table:table-cell>
          <table:table-cell table:style-name="ce29" table:formula="of:=IF([.H80]=&quot;&quot;; &quot;&quot;; 8-LEN([.H80])+2)">
            <text:p/>
          </table:table-cell>
          <table:table-cell table:style-name="ce29" table:formula="of:=IF([.I80]=&quot;&quot;; &quot;&quot;; 8-LEN([.I80])+2)">
            <text:p/>
          </table:table-cell>
          <table:table-cell table:style-name="ce29" table:formula="of:=IF([.J80]=&quot;&quot;; &quot;&quot;; 8-LEN([.J80])+2)">
            <text:p/>
          </table:table-cell>
          <table:table-cell table:style-name="ce31" table:formula="of:=IF(OR([.$F80]=&quot;&quot;; [.$E80]=8); &quot;&quot;; &quot;+ &quot;)" office:value-type="string" office:string-value="+ " calcext:value-type="string">
            <text:p>+ </text:p>
          </table:table-cell>
          <table:table-cell table:style-name="ce32" table:formula="of:=IF([.$F80]=&quot;&quot;; &quot;&quot;; IF([.$K80]&gt;0; COM.MICROSOFT.CONCAT(&quot;(&quot;; [.$F80]; &quot; &lt;&lt; &quot;; [.$K80]; &quot;)&quot;); [.$F80]))" office:value-type="string" office:string-value="0b110" calcext:value-type="string">
            <text:p>0b110</text:p>
          </table:table-cell>
          <table:table-cell table:style-name="ce32" table:formula="of:=IF(OR([.$F80]=&quot;&quot;; AND([.$G80]=&quot;&quot;; [.$K80]&lt;&gt;0)); &quot;&quot;; &quot;, &quot;)" office:value-type="string" office:string-value=", " calcext:value-type="string">
            <text:p>, </text:p>
          </table:table-cell>
          <table:table-cell table:style-name="ce32" table:formula="of:=IF([.$G80]=&quot;&quot;; &quot;&quot;; IF([.$L80]&gt;0; COM.MICROSOFT.CONCAT(&quot;(&quot;; [.$G80]; &quot; &lt;&lt; &quot;; [.$L80]; &quot;)&quot;); [.$G80]))" office:value-type="string" office:string-value="(0b1001 &lt;&lt; 4)" calcext:value-type="string">
            <text:p>(0b1001 &lt;&lt; 4)</text:p>
          </table:table-cell>
          <table:table-cell table:style-name="ce32" table:formula="of:=IF(OR([.$G80]=&quot;&quot;; AND([.$H80]=&quot;&quot;; [.$L80]&lt;&gt;0)); &quot;&quot;; &quot;, &quot;)">
            <text:p/>
          </table:table-cell>
          <table:table-cell table:style-name="ce32" table:formula="of:=IF([.$H80]=&quot;&quot;; &quot;&quot;; IF([.$M80]&gt;0; COM.MICROSOFT.CONCAT(&quot;(&quot;; [.$H80]; &quot; &lt;&lt; &quot;; [.$M80]; &quot;)&quot;); [.$H80]))">
            <text:p/>
          </table:table-cell>
          <table:table-cell table:style-name="ce32" table:formula="of:=IF(OR([.$H80]=&quot;&quot;; AND([.$I80]=&quot;&quot;; [.$M80]&lt;&gt;0)); &quot;&quot;; &quot;, &quot;)">
            <text:p/>
          </table:table-cell>
          <table:table-cell table:style-name="ce32" table:formula="of:=IF([.$I80]=&quot;&quot;; &quot;&quot;; IF([.$N80]&gt;0; COM.MICROSOFT.CONCAT(&quot;(&quot;; [.$I80]; &quot; &lt;&lt; &quot;; [.$N80]; &quot;)&quot;); [.$I80]))">
            <text:p/>
          </table:table-cell>
          <table:table-cell table:style-name="ce32" table:formula="of:=IF(OR([.$I80]=&quot;&quot;; AND([.$J80]=&quot;&quot;; [.$N80]&lt;&gt;0)); &quot;&quot;; &quot;, &quot;)">
            <text:p/>
          </table:table-cell>
          <table:table-cell table:style-name="ce32" table:formula="of:=IF([.$J80]=&quot;&quot;; &quot;&quot;; IF([.$O80]&gt;0; COM.MICROSOFT.CONCAT(&quot;(&quot;; [.$J80]; &quot; &lt;&lt; &quot;; [.$O80]; &quot;)&quot;); [.$J80]))">
            <text:p/>
          </table:table-cell>
          <table:table-cell table:style-name="ce33" table:formula="of:=IF(OR([.$J80]=&quot;&quot;; AND([.$O80]&lt;&gt;0)); &quot;&quot;; &quot;, &quot;)">
            <text:p/>
          </table:table-cell>
          <table:table-cell table:formula="of:=COM.MICROSOFT.CONCAT(&quot;// &quot;; [.B80]; &quot; &quot;; IF([.A80]=&quot;&quot;; &quot;   &quot;; COM.MICROSOFT.CONCAT(&quot;-&quot;; [.A80]; &quot;-&quot;)); &quot; &quot;; [.C80])" office:value-type="string" office:string-value="// 78 -N- |1101001" calcext:value-type="string">
            <text:p>// 78 -N- |1101001</text:p>
          </table:table-cell>
          <table:table-cell table:formula="of:=COM.MICROSOFT.CONCAT([.P80:.Z80])" office:value-type="string" office:string-value="+ 0b110, (0b1001 &lt;&lt; 4)" calcext:value-type="string">
            <text:p>+ 0b110, (0b1001 &lt;&lt; 4)</text:p>
          </table:table-cell>
          <table:table-cell table:formula="of:=COM.MICROSOFT.CONCAT([.AA80]; CHAR(10); [.AB80])" office:value-type="string" office:string-value="// 78 -N- |1101001&#10;+ 0b110, (0b1001 &lt;&lt; 4)" calcext:value-type="string">
            <text:p>// 78 -N- |1101001</text:p>
            <text:p>+ 0b110, (0b1001 &lt;&lt; 4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O</text:p>
          </table:table-cell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|1101010</text:p>
          </table:table-cell>
          <table:table-cell table:style-name="ce8" office:value-type="string" calcext:value-type="string">
            <text:p>1101010</text:p>
          </table:table-cell>
          <table:table-cell table:formula="of:=8-MOD(LEN([.$D80])-[.$E80]; 8)" office:value-type="float" office:value="4" calcext:value-type="float">
            <text:p>4</text:p>
          </table:table-cell>
          <table:table-cell table:style-name="ce29" table:formula="of:=IF(MID([.$D81];1;[.$E81])=&quot;&quot;; &quot;&quot;; COM.MICROSOFT.CONCAT(&quot;0b&quot;; MID([.$D81];1;[.$E81])))" office:value-type="string" office:string-value="0b1101" calcext:value-type="string">
            <text:p>0b1101</text:p>
          </table:table-cell>
          <table:table-cell table:style-name="ce29" table:formula="of:=IF(MID([.$D81];1+[.$E81]; 8)=&quot;&quot;; &quot;&quot;; COM.MICROSOFT.CONCAT(&quot;0b&quot;; MID([.$D81];1+[.$E81]; 8)))" office:value-type="string" office:string-value="0b010" calcext:value-type="string">
            <text:p>0b010</text:p>
          </table:table-cell>
          <table:table-cell table:style-name="ce29" table:formula="of:=IF(MID([.$D81];1+[.$E81]+8; 8)=&quot;&quot;; &quot;&quot;; COM.MICROSOFT.CONCAT(&quot;0b&quot;; MID([.$D81];1+[.$E81]+8; 8)))">
            <text:p/>
          </table:table-cell>
          <table:table-cell table:style-name="ce29" table:formula="of:=IF(MID([.$D81];1+[.$E81]+8+8; 8)=&quot;&quot;; &quot;&quot;; COM.MICROSOFT.CONCAT(&quot;0b&quot;; MID([.$D81];1+[.$E81]+8+8; 8)))">
            <text:p/>
          </table:table-cell>
          <table:table-cell table:style-name="ce29" table:formula="of:=IF(MID([.$D81];1+[.$E81]+8+8+8; 8)=&quot;&quot;; &quot;&quot;; COM.MICROSOFT.CONCAT(&quot;0b&quot;; MID([.$D81];1+[.$E81]+8+8+8; 8)))">
            <text:p/>
          </table:table-cell>
          <table:table-cell table:style-name="ce31" table:formula="of:=[.E81]-LEN([.F81])+2" office:value-type="float" office:value="0" calcext:value-type="float">
            <text:p>0</text:p>
          </table:table-cell>
          <table:table-cell table:style-name="ce29" table:formula="of:=IF([.G81]=&quot;&quot;; &quot;&quot;; 8-LEN([.G81])+2)" office:value-type="float" office:value="5" calcext:value-type="float">
            <text:p>5</text:p>
          </table:table-cell>
          <table:table-cell table:style-name="ce29" table:formula="of:=IF([.H81]=&quot;&quot;; &quot;&quot;; 8-LEN([.H81])+2)">
            <text:p/>
          </table:table-cell>
          <table:table-cell table:style-name="ce29" table:formula="of:=IF([.I81]=&quot;&quot;; &quot;&quot;; 8-LEN([.I81])+2)">
            <text:p/>
          </table:table-cell>
          <table:table-cell table:style-name="ce29" table:formula="of:=IF([.J81]=&quot;&quot;; &quot;&quot;; 8-LEN([.J81])+2)">
            <text:p/>
          </table:table-cell>
          <table:table-cell table:style-name="ce31" table:formula="of:=IF(OR([.$F81]=&quot;&quot;; [.$E81]=8); &quot;&quot;; &quot;+ &quot;)" office:value-type="string" office:string-value="+ " calcext:value-type="string">
            <text:p>+ </text:p>
          </table:table-cell>
          <table:table-cell table:style-name="ce32" table:formula="of:=IF([.$F81]=&quot;&quot;; &quot;&quot;; IF([.$K81]&gt;0; COM.MICROSOFT.CONCAT(&quot;(&quot;; [.$F81]; &quot; &lt;&lt; &quot;; [.$K81]; &quot;)&quot;); [.$F81]))" office:value-type="string" office:string-value="0b1101" calcext:value-type="string">
            <text:p>0b1101</text:p>
          </table:table-cell>
          <table:table-cell table:style-name="ce32" table:formula="of:=IF(OR([.$F81]=&quot;&quot;; AND([.$G81]=&quot;&quot;; [.$K81]&lt;&gt;0)); &quot;&quot;; &quot;, &quot;)" office:value-type="string" office:string-value=", " calcext:value-type="string">
            <text:p>, </text:p>
          </table:table-cell>
          <table:table-cell table:style-name="ce32" table:formula="of:=IF([.$G81]=&quot;&quot;; &quot;&quot;; IF([.$L81]&gt;0; COM.MICROSOFT.CONCAT(&quot;(&quot;; [.$G81]; &quot; &lt;&lt; &quot;; [.$L81]; &quot;)&quot;); [.$G81]))" office:value-type="string" office:string-value="(0b010 &lt;&lt; 5)" calcext:value-type="string">
            <text:p>(0b010 &lt;&lt; 5)</text:p>
          </table:table-cell>
          <table:table-cell table:style-name="ce32" table:formula="of:=IF(OR([.$G81]=&quot;&quot;; AND([.$H81]=&quot;&quot;; [.$L81]&lt;&gt;0)); &quot;&quot;; &quot;, &quot;)">
            <text:p/>
          </table:table-cell>
          <table:table-cell table:style-name="ce32" table:formula="of:=IF([.$H81]=&quot;&quot;; &quot;&quot;; IF([.$M81]&gt;0; COM.MICROSOFT.CONCAT(&quot;(&quot;; [.$H81]; &quot; &lt;&lt; &quot;; [.$M81]; &quot;)&quot;); [.$H81]))">
            <text:p/>
          </table:table-cell>
          <table:table-cell table:style-name="ce32" table:formula="of:=IF(OR([.$H81]=&quot;&quot;; AND([.$I81]=&quot;&quot;; [.$M81]&lt;&gt;0)); &quot;&quot;; &quot;, &quot;)">
            <text:p/>
          </table:table-cell>
          <table:table-cell table:style-name="ce32" table:formula="of:=IF([.$I81]=&quot;&quot;; &quot;&quot;; IF([.$N81]&gt;0; COM.MICROSOFT.CONCAT(&quot;(&quot;; [.$I81]; &quot; &lt;&lt; &quot;; [.$N81]; &quot;)&quot;); [.$I81]))">
            <text:p/>
          </table:table-cell>
          <table:table-cell table:style-name="ce32" table:formula="of:=IF(OR([.$I81]=&quot;&quot;; AND([.$J81]=&quot;&quot;; [.$N81]&lt;&gt;0)); &quot;&quot;; &quot;, &quot;)">
            <text:p/>
          </table:table-cell>
          <table:table-cell table:style-name="ce32" table:formula="of:=IF([.$J81]=&quot;&quot;; &quot;&quot;; IF([.$O81]&gt;0; COM.MICROSOFT.CONCAT(&quot;(&quot;; [.$J81]; &quot; &lt;&lt; &quot;; [.$O81]; &quot;)&quot;); [.$J81]))">
            <text:p/>
          </table:table-cell>
          <table:table-cell table:style-name="ce33" table:formula="of:=IF(OR([.$J81]=&quot;&quot;; AND([.$O81]&lt;&gt;0)); &quot;&quot;; &quot;, &quot;)">
            <text:p/>
          </table:table-cell>
          <table:table-cell table:formula="of:=COM.MICROSOFT.CONCAT(&quot;// &quot;; [.B81]; &quot; &quot;; IF([.A81]=&quot;&quot;; &quot;   &quot;; COM.MICROSOFT.CONCAT(&quot;-&quot;; [.A81]; &quot;-&quot;)); &quot; &quot;; [.C81])" office:value-type="string" office:string-value="// 79 -O- |1101010" calcext:value-type="string">
            <text:p>// 79 -O- |1101010</text:p>
          </table:table-cell>
          <table:table-cell table:formula="of:=COM.MICROSOFT.CONCAT([.P81:.Z81])" office:value-type="string" office:string-value="+ 0b1101, (0b010 &lt;&lt; 5)" calcext:value-type="string">
            <text:p>+ 0b1101, (0b010 &lt;&lt; 5)</text:p>
          </table:table-cell>
          <table:table-cell table:formula="of:=COM.MICROSOFT.CONCAT([.AA81]; CHAR(10); [.AB81])" office:value-type="string" office:string-value="// 79 -O- |1101010&#10;+ 0b1101, (0b010 &lt;&lt; 5)" calcext:value-type="string">
            <text:p>// 79 -O- |1101010</text:p>
            <text:p>+ 0b1101, (0b010 &lt;&lt; 5)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P</text:p>
          </table:table-cell>
          <table:table-cell table:style-name="ce22" office:value-type="float" office:value="80" calcext:value-type="float">
            <text:p>80</text:p>
          </table:table-cell>
          <table:table-cell table:style-name="ce24" office:value-type="string" calcext:value-type="string">
            <text:p>|1101011</text:p>
          </table:table-cell>
          <table:table-cell table:style-name="ce24" office:value-type="string" calcext:value-type="string">
            <text:p>1101011</text:p>
          </table:table-cell>
          <table:table-cell table:formula="of:=8-MOD(LEN([.$D81])-[.$E81]; 8)" office:value-type="float" office:value="5" calcext:value-type="float">
            <text:p>5</text:p>
          </table:table-cell>
          <table:table-cell table:style-name="ce29" table:formula="of:=IF(MID([.$D82];1;[.$E82])=&quot;&quot;; &quot;&quot;; COM.MICROSOFT.CONCAT(&quot;0b&quot;; MID([.$D82];1;[.$E82])))" office:value-type="string" office:string-value="0b11010" calcext:value-type="string">
            <text:p>0b11010</text:p>
          </table:table-cell>
          <table:table-cell table:style-name="ce29" table:formula="of:=IF(MID([.$D82];1+[.$E82]; 8)=&quot;&quot;; &quot;&quot;; COM.MICROSOFT.CONCAT(&quot;0b&quot;; MID([.$D82];1+[.$E82]; 8)))" office:value-type="string" office:string-value="0b11" calcext:value-type="string">
            <text:p>0b11</text:p>
          </table:table-cell>
          <table:table-cell table:style-name="ce29" table:formula="of:=IF(MID([.$D82];1+[.$E82]+8; 8)=&quot;&quot;; &quot;&quot;; COM.MICROSOFT.CONCAT(&quot;0b&quot;; MID([.$D82];1+[.$E82]+8; 8)))">
            <text:p/>
          </table:table-cell>
          <table:table-cell table:style-name="ce29" table:formula="of:=IF(MID([.$D82];1+[.$E82]+8+8; 8)=&quot;&quot;; &quot;&quot;; COM.MICROSOFT.CONCAT(&quot;0b&quot;; MID([.$D82];1+[.$E82]+8+8; 8)))">
            <text:p/>
          </table:table-cell>
          <table:table-cell table:style-name="ce29" table:formula="of:=IF(MID([.$D82];1+[.$E82]+8+8+8; 8)=&quot;&quot;; &quot;&quot;; COM.MICROSOFT.CONCAT(&quot;0b&quot;; MID([.$D82];1+[.$E82]+8+8+8; 8)))">
            <text:p/>
          </table:table-cell>
          <table:table-cell table:style-name="ce31" table:formula="of:=[.E82]-LEN([.F82])+2" office:value-type="float" office:value="0" calcext:value-type="float">
            <text:p>0</text:p>
          </table:table-cell>
          <table:table-cell table:style-name="ce29" table:formula="of:=IF([.G82]=&quot;&quot;; &quot;&quot;; 8-LEN([.G82])+2)" office:value-type="float" office:value="6" calcext:value-type="float">
            <text:p>6</text:p>
          </table:table-cell>
          <table:table-cell table:style-name="ce29" table:formula="of:=IF([.H82]=&quot;&quot;; &quot;&quot;; 8-LEN([.H82])+2)">
            <text:p/>
          </table:table-cell>
          <table:table-cell table:style-name="ce29" table:formula="of:=IF([.I82]=&quot;&quot;; &quot;&quot;; 8-LEN([.I82])+2)">
            <text:p/>
          </table:table-cell>
          <table:table-cell table:style-name="ce29" table:formula="of:=IF([.J82]=&quot;&quot;; &quot;&quot;; 8-LEN([.J82])+2)">
            <text:p/>
          </table:table-cell>
          <table:table-cell table:style-name="ce31" table:formula="of:=IF(OR([.$F82]=&quot;&quot;; [.$E82]=8); &quot;&quot;; &quot;+ &quot;)" office:value-type="string" office:string-value="+ " calcext:value-type="string">
            <text:p>+ </text:p>
          </table:table-cell>
          <table:table-cell table:style-name="ce32" table:formula="of:=IF([.$F82]=&quot;&quot;; &quot;&quot;; IF([.$K82]&gt;0; COM.MICROSOFT.CONCAT(&quot;(&quot;; [.$F82]; &quot; &lt;&lt; &quot;; [.$K82]; &quot;)&quot;); [.$F82]))" office:value-type="string" office:string-value="0b11010" calcext:value-type="string">
            <text:p>0b11010</text:p>
          </table:table-cell>
          <table:table-cell table:style-name="ce32" table:formula="of:=IF(OR([.$F82]=&quot;&quot;; AND([.$G82]=&quot;&quot;; [.$K82]&lt;&gt;0)); &quot;&quot;; &quot;, &quot;)" office:value-type="string" office:string-value=", " calcext:value-type="string">
            <text:p>, </text:p>
          </table:table-cell>
          <table:table-cell table:style-name="ce32" table:formula="of:=IF([.$G82]=&quot;&quot;; &quot;&quot;; IF([.$L82]&gt;0; COM.MICROSOFT.CONCAT(&quot;(&quot;; [.$G82]; &quot; &lt;&lt; &quot;; [.$L82]; &quot;)&quot;); [.$G82]))" office:value-type="string" office:string-value="(0b11 &lt;&lt; 6)" calcext:value-type="string">
            <text:p>(0b11 &lt;&lt; 6)</text:p>
          </table:table-cell>
          <table:table-cell table:style-name="ce32" table:formula="of:=IF(OR([.$G82]=&quot;&quot;; AND([.$H82]=&quot;&quot;; [.$L82]&lt;&gt;0)); &quot;&quot;; &quot;, &quot;)">
            <text:p/>
          </table:table-cell>
          <table:table-cell table:style-name="ce32" table:formula="of:=IF([.$H82]=&quot;&quot;; &quot;&quot;; IF([.$M82]&gt;0; COM.MICROSOFT.CONCAT(&quot;(&quot;; [.$H82]; &quot; &lt;&lt; &quot;; [.$M82]; &quot;)&quot;); [.$H82]))">
            <text:p/>
          </table:table-cell>
          <table:table-cell table:style-name="ce32" table:formula="of:=IF(OR([.$H82]=&quot;&quot;; AND([.$I82]=&quot;&quot;; [.$M82]&lt;&gt;0)); &quot;&quot;; &quot;, &quot;)">
            <text:p/>
          </table:table-cell>
          <table:table-cell table:style-name="ce32" table:formula="of:=IF([.$I82]=&quot;&quot;; &quot;&quot;; IF([.$N82]&gt;0; COM.MICROSOFT.CONCAT(&quot;(&quot;; [.$I82]; &quot; &lt;&lt; &quot;; [.$N82]; &quot;)&quot;); [.$I82]))">
            <text:p/>
          </table:table-cell>
          <table:table-cell table:style-name="ce32" table:formula="of:=IF(OR([.$I82]=&quot;&quot;; AND([.$J82]=&quot;&quot;; [.$N82]&lt;&gt;0)); &quot;&quot;; &quot;, &quot;)">
            <text:p/>
          </table:table-cell>
          <table:table-cell table:style-name="ce32" table:formula="of:=IF([.$J82]=&quot;&quot;; &quot;&quot;; IF([.$O82]&gt;0; COM.MICROSOFT.CONCAT(&quot;(&quot;; [.$J82]; &quot; &lt;&lt; &quot;; [.$O82]; &quot;)&quot;); [.$J82]))">
            <text:p/>
          </table:table-cell>
          <table:table-cell table:style-name="ce33" table:formula="of:=IF(OR([.$J82]=&quot;&quot;; AND([.$O82]&lt;&gt;0)); &quot;&quot;; &quot;, &quot;)">
            <text:p/>
          </table:table-cell>
          <table:table-cell table:formula="of:=COM.MICROSOFT.CONCAT(&quot;// &quot;; [.B82]; &quot; &quot;; IF([.A82]=&quot;&quot;; &quot;   &quot;; COM.MICROSOFT.CONCAT(&quot;-&quot;; [.A82]; &quot;-&quot;)); &quot; &quot;; [.C82])" office:value-type="string" office:string-value="// 80 -P- |1101011" calcext:value-type="string">
            <text:p>// 80 -P- |1101011</text:p>
          </table:table-cell>
          <table:table-cell table:formula="of:=COM.MICROSOFT.CONCAT([.P82:.Z82])" office:value-type="string" office:string-value="+ 0b11010, (0b11 &lt;&lt; 6)" calcext:value-type="string">
            <text:p>+ 0b11010, (0b11 &lt;&lt; 6)</text:p>
          </table:table-cell>
          <table:table-cell table:formula="of:=COM.MICROSOFT.CONCAT([.AA82]; CHAR(10); [.AB82])" office:value-type="string" office:string-value="// 80 -P- |1101011&#10;+ 0b11010, (0b11 &lt;&lt; 6)" calcext:value-type="string">
            <text:p>// 80 -P- |1101011</text:p>
            <text:p>+ 0b11010, (0b11 &lt;&lt; 6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|1101100</text:p>
          </table:table-cell>
          <table:table-cell office:value-type="string" calcext:value-type="string">
            <text:p>1101100</text:p>
          </table:table-cell>
          <table:table-cell table:formula="of:=8-MOD(LEN([.$D82])-[.$E82]; 8)" office:value-type="float" office:value="6" calcext:value-type="float">
            <text:p>6</text:p>
          </table:table-cell>
          <table:table-cell table:style-name="ce29" table:formula="of:=IF(MID([.$D83];1;[.$E83])=&quot;&quot;; &quot;&quot;; COM.MICROSOFT.CONCAT(&quot;0b&quot;; MID([.$D83];1;[.$E83])))" office:value-type="string" office:string-value="0b110110" calcext:value-type="string">
            <text:p>0b110110</text:p>
          </table:table-cell>
          <table:table-cell table:style-name="ce29" table:formula="of:=IF(MID([.$D83];1+[.$E83]; 8)=&quot;&quot;; &quot;&quot;; COM.MICROSOFT.CONCAT(&quot;0b&quot;; MID([.$D83];1+[.$E83]; 8)))" office:value-type="string" office:string-value="0b0" calcext:value-type="string">
            <text:p>0b0</text:p>
          </table:table-cell>
          <table:table-cell table:style-name="ce29" table:formula="of:=IF(MID([.$D83];1+[.$E83]+8; 8)=&quot;&quot;; &quot;&quot;; COM.MICROSOFT.CONCAT(&quot;0b&quot;; MID([.$D83];1+[.$E83]+8; 8)))">
            <text:p/>
          </table:table-cell>
          <table:table-cell table:style-name="ce29" table:formula="of:=IF(MID([.$D83];1+[.$E83]+8+8; 8)=&quot;&quot;; &quot;&quot;; COM.MICROSOFT.CONCAT(&quot;0b&quot;; MID([.$D83];1+[.$E83]+8+8; 8)))">
            <text:p/>
          </table:table-cell>
          <table:table-cell table:style-name="ce29" table:formula="of:=IF(MID([.$D83];1+[.$E83]+8+8+8; 8)=&quot;&quot;; &quot;&quot;; COM.MICROSOFT.CONCAT(&quot;0b&quot;; MID([.$D83];1+[.$E83]+8+8+8; 8)))">
            <text:p/>
          </table:table-cell>
          <table:table-cell table:style-name="ce31" table:formula="of:=[.E83]-LEN([.F83])+2" office:value-type="float" office:value="0" calcext:value-type="float">
            <text:p>0</text:p>
          </table:table-cell>
          <table:table-cell table:style-name="ce29" table:formula="of:=IF([.G83]=&quot;&quot;; &quot;&quot;; 8-LEN([.G83])+2)" office:value-type="float" office:value="7" calcext:value-type="float">
            <text:p>7</text:p>
          </table:table-cell>
          <table:table-cell table:style-name="ce29" table:formula="of:=IF([.H83]=&quot;&quot;; &quot;&quot;; 8-LEN([.H83])+2)">
            <text:p/>
          </table:table-cell>
          <table:table-cell table:style-name="ce29" table:formula="of:=IF([.I83]=&quot;&quot;; &quot;&quot;; 8-LEN([.I83])+2)">
            <text:p/>
          </table:table-cell>
          <table:table-cell table:style-name="ce29" table:formula="of:=IF([.J83]=&quot;&quot;; &quot;&quot;; 8-LEN([.J83])+2)">
            <text:p/>
          </table:table-cell>
          <table:table-cell table:style-name="ce31" table:formula="of:=IF(OR([.$F83]=&quot;&quot;; [.$E83]=8); &quot;&quot;; &quot;+ &quot;)" office:value-type="string" office:string-value="+ " calcext:value-type="string">
            <text:p>+ </text:p>
          </table:table-cell>
          <table:table-cell table:style-name="ce32" table:formula="of:=IF([.$F83]=&quot;&quot;; &quot;&quot;; IF([.$K83]&gt;0; COM.MICROSOFT.CONCAT(&quot;(&quot;; [.$F83]; &quot; &lt;&lt; &quot;; [.$K83]; &quot;)&quot;); [.$F83]))" office:value-type="string" office:string-value="0b110110" calcext:value-type="string">
            <text:p>0b110110</text:p>
          </table:table-cell>
          <table:table-cell table:style-name="ce32" table:formula="of:=IF(OR([.$F83]=&quot;&quot;; AND([.$G83]=&quot;&quot;; [.$K83]&lt;&gt;0)); &quot;&quot;; &quot;, &quot;)" office:value-type="string" office:string-value=", " calcext:value-type="string">
            <text:p>, </text:p>
          </table:table-cell>
          <table:table-cell table:style-name="ce32" table:formula="of:=IF([.$G83]=&quot;&quot;; &quot;&quot;; IF([.$L83]&gt;0; COM.MICROSOFT.CONCAT(&quot;(&quot;; [.$G83]; &quot; &lt;&lt; &quot;; [.$L83]; &quot;)&quot;); [.$G83]))" office:value-type="string" office:string-value="(0b0 &lt;&lt; 7)" calcext:value-type="string">
            <text:p>(0b0 &lt;&lt; 7)</text:p>
          </table:table-cell>
          <table:table-cell table:style-name="ce32" table:formula="of:=IF(OR([.$G83]=&quot;&quot;; AND([.$H83]=&quot;&quot;; [.$L83]&lt;&gt;0)); &quot;&quot;; &quot;, &quot;)">
            <text:p/>
          </table:table-cell>
          <table:table-cell table:style-name="ce32" table:formula="of:=IF([.$H83]=&quot;&quot;; &quot;&quot;; IF([.$M83]&gt;0; COM.MICROSOFT.CONCAT(&quot;(&quot;; [.$H83]; &quot; &lt;&lt; &quot;; [.$M83]; &quot;)&quot;); [.$H83]))">
            <text:p/>
          </table:table-cell>
          <table:table-cell table:style-name="ce32" table:formula="of:=IF(OR([.$H83]=&quot;&quot;; AND([.$I83]=&quot;&quot;; [.$M83]&lt;&gt;0)); &quot;&quot;; &quot;, &quot;)">
            <text:p/>
          </table:table-cell>
          <table:table-cell table:style-name="ce32" table:formula="of:=IF([.$I83]=&quot;&quot;; &quot;&quot;; IF([.$N83]&gt;0; COM.MICROSOFT.CONCAT(&quot;(&quot;; [.$I83]; &quot; &lt;&lt; &quot;; [.$N83]; &quot;)&quot;); [.$I83]))">
            <text:p/>
          </table:table-cell>
          <table:table-cell table:style-name="ce32" table:formula="of:=IF(OR([.$I83]=&quot;&quot;; AND([.$J83]=&quot;&quot;; [.$N83]&lt;&gt;0)); &quot;&quot;; &quot;, &quot;)">
            <text:p/>
          </table:table-cell>
          <table:table-cell table:style-name="ce32" table:formula="of:=IF([.$J83]=&quot;&quot;; &quot;&quot;; IF([.$O83]&gt;0; COM.MICROSOFT.CONCAT(&quot;(&quot;; [.$J83]; &quot; &lt;&lt; &quot;; [.$O83]; &quot;)&quot;); [.$J83]))">
            <text:p/>
          </table:table-cell>
          <table:table-cell table:style-name="ce33" table:formula="of:=IF(OR([.$J83]=&quot;&quot;; AND([.$O83]&lt;&gt;0)); &quot;&quot;; &quot;, &quot;)">
            <text:p/>
          </table:table-cell>
          <table:table-cell table:formula="of:=COM.MICROSOFT.CONCAT(&quot;// &quot;; [.B83]; &quot; &quot;; IF([.A83]=&quot;&quot;; &quot;   &quot;; COM.MICROSOFT.CONCAT(&quot;-&quot;; [.A83]; &quot;-&quot;)); &quot; &quot;; [.C83])" office:value-type="string" office:string-value="// 81 -Q- |1101100" calcext:value-type="string">
            <text:p>// 81 -Q- |1101100</text:p>
          </table:table-cell>
          <table:table-cell table:formula="of:=COM.MICROSOFT.CONCAT([.P83:.Z83])" office:value-type="string" office:string-value="+ 0b110110, (0b0 &lt;&lt; 7)" calcext:value-type="string">
            <text:p>+ 0b110110, (0b0 &lt;&lt; 7)</text:p>
          </table:table-cell>
          <table:table-cell table:formula="of:=COM.MICROSOFT.CONCAT([.AA83]; CHAR(10); [.AB83])" office:value-type="string" office:string-value="// 81 -Q- |1101100&#10;+ 0b110110, (0b0 &lt;&lt; 7)" calcext:value-type="string">
            <text:p>// 81 -Q- |1101100</text:p>
            <text:p>+ 0b110110, (0b0 &lt;&lt; 7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|1101101</text:p>
          </table:table-cell>
          <table:table-cell office:value-type="string" calcext:value-type="string">
            <text:p>1101101</text:p>
          </table:table-cell>
          <table:table-cell table:formula="of:=8-MOD(LEN([.$D83])-[.$E83]; 8)" office:value-type="float" office:value="7" calcext:value-type="float">
            <text:p>7</text:p>
          </table:table-cell>
          <table:table-cell table:style-name="ce29" table:formula="of:=IF(MID([.$D84];1;[.$E84])=&quot;&quot;; &quot;&quot;; COM.MICROSOFT.CONCAT(&quot;0b&quot;; MID([.$D84];1;[.$E84])))" office:value-type="string" office:string-value="0b1101101" calcext:value-type="string">
            <text:p>0b1101101</text:p>
          </table:table-cell>
          <table:table-cell table:style-name="ce29" table:formula="of:=IF(MID([.$D84];1+[.$E84]; 8)=&quot;&quot;; &quot;&quot;; COM.MICROSOFT.CONCAT(&quot;0b&quot;; MID([.$D84];1+[.$E84]; 8)))">
            <text:p/>
          </table:table-cell>
          <table:table-cell table:style-name="ce29" table:formula="of:=IF(MID([.$D84];1+[.$E84]+8; 8)=&quot;&quot;; &quot;&quot;; COM.MICROSOFT.CONCAT(&quot;0b&quot;; MID([.$D84];1+[.$E84]+8; 8)))">
            <text:p/>
          </table:table-cell>
          <table:table-cell table:style-name="ce29" table:formula="of:=IF(MID([.$D84];1+[.$E84]+8+8; 8)=&quot;&quot;; &quot;&quot;; COM.MICROSOFT.CONCAT(&quot;0b&quot;; MID([.$D84];1+[.$E84]+8+8; 8)))">
            <text:p/>
          </table:table-cell>
          <table:table-cell table:style-name="ce29" table:formula="of:=IF(MID([.$D84];1+[.$E84]+8+8+8; 8)=&quot;&quot;; &quot;&quot;; COM.MICROSOFT.CONCAT(&quot;0b&quot;; MID([.$D84];1+[.$E84]+8+8+8; 8)))">
            <text:p/>
          </table:table-cell>
          <table:table-cell table:style-name="ce31" table:formula="of:=[.E84]-LEN([.F84])+2" office:value-type="float" office:value="0" calcext:value-type="float">
            <text:p>0</text:p>
          </table:table-cell>
          <table:table-cell table:style-name="ce29" table:formula="of:=IF([.G84]=&quot;&quot;; &quot;&quot;; 8-LEN([.G84])+2)">
            <text:p/>
          </table:table-cell>
          <table:table-cell table:style-name="ce29" table:formula="of:=IF([.H84]=&quot;&quot;; &quot;&quot;; 8-LEN([.H84])+2)">
            <text:p/>
          </table:table-cell>
          <table:table-cell table:style-name="ce29" table:formula="of:=IF([.I84]=&quot;&quot;; &quot;&quot;; 8-LEN([.I84])+2)">
            <text:p/>
          </table:table-cell>
          <table:table-cell table:style-name="ce29" table:formula="of:=IF([.J84]=&quot;&quot;; &quot;&quot;; 8-LEN([.J84])+2)">
            <text:p/>
          </table:table-cell>
          <table:table-cell table:style-name="ce31" table:formula="of:=IF(OR([.$F84]=&quot;&quot;; [.$E84]=8); &quot;&quot;; &quot;+ &quot;)" office:value-type="string" office:string-value="+ " calcext:value-type="string">
            <text:p>+ </text:p>
          </table:table-cell>
          <table:table-cell table:style-name="ce32" table:formula="of:=IF([.$F84]=&quot;&quot;; &quot;&quot;; IF([.$K84]&gt;0; COM.MICROSOFT.CONCAT(&quot;(&quot;; [.$F84]; &quot; &lt;&lt; &quot;; [.$K84]; &quot;)&quot;); [.$F84]))" office:value-type="string" office:string-value="0b1101101" calcext:value-type="string">
            <text:p>0b1101101</text:p>
          </table:table-cell>
          <table:table-cell table:style-name="ce32" table:formula="of:=IF(OR([.$F84]=&quot;&quot;; AND([.$G84]=&quot;&quot;; [.$K84]&lt;&gt;0)); &quot;&quot;; &quot;, &quot;)" office:value-type="string" office:string-value=", " calcext:value-type="string">
            <text:p>, </text:p>
          </table:table-cell>
          <table:table-cell table:style-name="ce32" table:formula="of:=IF([.$G84]=&quot;&quot;; &quot;&quot;; IF([.$L84]&gt;0; COM.MICROSOFT.CONCAT(&quot;(&quot;; [.$G84]; &quot; &lt;&lt; &quot;; [.$L84]; &quot;)&quot;); [.$G84]))">
            <text:p/>
          </table:table-cell>
          <table:table-cell table:style-name="ce32" table:formula="of:=IF(OR([.$G84]=&quot;&quot;; AND([.$H84]=&quot;&quot;; [.$L84]&lt;&gt;0)); &quot;&quot;; &quot;, &quot;)">
            <text:p/>
          </table:table-cell>
          <table:table-cell table:style-name="ce32" table:formula="of:=IF([.$H84]=&quot;&quot;; &quot;&quot;; IF([.$M84]&gt;0; COM.MICROSOFT.CONCAT(&quot;(&quot;; [.$H84]; &quot; &lt;&lt; &quot;; [.$M84]; &quot;)&quot;); [.$H84]))">
            <text:p/>
          </table:table-cell>
          <table:table-cell table:style-name="ce32" table:formula="of:=IF(OR([.$H84]=&quot;&quot;; AND([.$I84]=&quot;&quot;; [.$M84]&lt;&gt;0)); &quot;&quot;; &quot;, &quot;)">
            <text:p/>
          </table:table-cell>
          <table:table-cell table:style-name="ce32" table:formula="of:=IF([.$I84]=&quot;&quot;; &quot;&quot;; IF([.$N84]&gt;0; COM.MICROSOFT.CONCAT(&quot;(&quot;; [.$I84]; &quot; &lt;&lt; &quot;; [.$N84]; &quot;)&quot;); [.$I84]))">
            <text:p/>
          </table:table-cell>
          <table:table-cell table:style-name="ce32" table:formula="of:=IF(OR([.$I84]=&quot;&quot;; AND([.$J84]=&quot;&quot;; [.$N84]&lt;&gt;0)); &quot;&quot;; &quot;, &quot;)">
            <text:p/>
          </table:table-cell>
          <table:table-cell table:style-name="ce32" table:formula="of:=IF([.$J84]=&quot;&quot;; &quot;&quot;; IF([.$O84]&gt;0; COM.MICROSOFT.CONCAT(&quot;(&quot;; [.$J84]; &quot; &lt;&lt; &quot;; [.$O84]; &quot;)&quot;); [.$J84]))">
            <text:p/>
          </table:table-cell>
          <table:table-cell table:style-name="ce33" table:formula="of:=IF(OR([.$J84]=&quot;&quot;; AND([.$O84]&lt;&gt;0)); &quot;&quot;; &quot;, &quot;)">
            <text:p/>
          </table:table-cell>
          <table:table-cell table:formula="of:=COM.MICROSOFT.CONCAT(&quot;// &quot;; [.B84]; &quot; &quot;; IF([.A84]=&quot;&quot;; &quot;   &quot;; COM.MICROSOFT.CONCAT(&quot;-&quot;; [.A84]; &quot;-&quot;)); &quot; &quot;; [.C84])" office:value-type="string" office:string-value="// 82 -R- |1101101" calcext:value-type="string">
            <text:p>// 82 -R- |1101101</text:p>
          </table:table-cell>
          <table:table-cell table:formula="of:=COM.MICROSOFT.CONCAT([.P84:.Z84])" office:value-type="string" office:string-value="+ 0b1101101, " calcext:value-type="string">
            <text:p>+ 0b1101101, </text:p>
          </table:table-cell>
          <table:table-cell table:formula="of:=COM.MICROSOFT.CONCAT([.AA84]; CHAR(10); [.AB84])" office:value-type="string" office:string-value="// 82 -R- |1101101&#10;+ 0b1101101, " calcext:value-type="string">
            <text:p>// 82 -R- |1101101</text:p>
            <text:p>+ 0b1101101, 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|1101110</text:p>
          </table:table-cell>
          <table:table-cell office:value-type="string" calcext:value-type="string">
            <text:p>1101110</text:p>
          </table:table-cell>
          <table:table-cell table:formula="of:=8-MOD(LEN([.$D84])-[.$E84]; 8)" office:value-type="float" office:value="8" calcext:value-type="float">
            <text:p>8</text:p>
          </table:table-cell>
          <table:table-cell table:style-name="ce29" table:formula="of:=IF(MID([.$D85];1;[.$E85])=&quot;&quot;; &quot;&quot;; COM.MICROSOFT.CONCAT(&quot;0b&quot;; MID([.$D85];1;[.$E85])))" office:value-type="string" office:string-value="0b1101110" calcext:value-type="string">
            <text:p>0b1101110</text:p>
          </table:table-cell>
          <table:table-cell table:style-name="ce29" table:formula="of:=IF(MID([.$D85];1+[.$E85]; 8)=&quot;&quot;; &quot;&quot;; COM.MICROSOFT.CONCAT(&quot;0b&quot;; MID([.$D85];1+[.$E85]; 8)))">
            <text:p/>
          </table:table-cell>
          <table:table-cell table:style-name="ce29" table:formula="of:=IF(MID([.$D85];1+[.$E85]+8; 8)=&quot;&quot;; &quot;&quot;; COM.MICROSOFT.CONCAT(&quot;0b&quot;; MID([.$D85];1+[.$E85]+8; 8)))">
            <text:p/>
          </table:table-cell>
          <table:table-cell table:style-name="ce29" table:formula="of:=IF(MID([.$D85];1+[.$E85]+8+8; 8)=&quot;&quot;; &quot;&quot;; COM.MICROSOFT.CONCAT(&quot;0b&quot;; MID([.$D85];1+[.$E85]+8+8; 8)))">
            <text:p/>
          </table:table-cell>
          <table:table-cell table:style-name="ce29" table:formula="of:=IF(MID([.$D85];1+[.$E85]+8+8+8; 8)=&quot;&quot;; &quot;&quot;; COM.MICROSOFT.CONCAT(&quot;0b&quot;; MID([.$D85];1+[.$E85]+8+8+8; 8)))">
            <text:p/>
          </table:table-cell>
          <table:table-cell table:style-name="ce31" table:formula="of:=[.E85]-LEN([.F85])+2" office:value-type="float" office:value="1" calcext:value-type="float">
            <text:p>1</text:p>
          </table:table-cell>
          <table:table-cell table:style-name="ce29" table:formula="of:=IF([.G85]=&quot;&quot;; &quot;&quot;; 8-LEN([.G85])+2)">
            <text:p/>
          </table:table-cell>
          <table:table-cell table:style-name="ce29" table:formula="of:=IF([.H85]=&quot;&quot;; &quot;&quot;; 8-LEN([.H85])+2)">
            <text:p/>
          </table:table-cell>
          <table:table-cell table:style-name="ce29" table:formula="of:=IF([.I85]=&quot;&quot;; &quot;&quot;; 8-LEN([.I85])+2)">
            <text:p/>
          </table:table-cell>
          <table:table-cell table:style-name="ce29" table:formula="of:=IF([.J85]=&quot;&quot;; &quot;&quot;; 8-LEN([.J85])+2)">
            <text:p/>
          </table:table-cell>
          <table:table-cell table:style-name="ce31" table:formula="of:=IF(OR([.$F85]=&quot;&quot;; [.$E85]=8); &quot;&quot;; &quot;+ &quot;)">
            <text:p/>
          </table:table-cell>
          <table:table-cell table:style-name="ce32" table:formula="of:=IF([.$F85]=&quot;&quot;; &quot;&quot;; IF([.$K85]&gt;0; COM.MICROSOFT.CONCAT(&quot;(&quot;; [.$F85]; &quot; &lt;&lt; &quot;; [.$K85]; &quot;)&quot;); [.$F85]))" office:value-type="string" office:string-value="(0b1101110 &lt;&lt; 1)" calcext:value-type="string">
            <text:p>(0b1101110 &lt;&lt; 1)</text:p>
          </table:table-cell>
          <table:table-cell table:style-name="ce32" table:formula="of:=IF(OR([.$F85]=&quot;&quot;; AND([.$G85]=&quot;&quot;; [.$K85]&lt;&gt;0)); &quot;&quot;; &quot;, &quot;)">
            <text:p/>
          </table:table-cell>
          <table:table-cell table:style-name="ce32" table:formula="of:=IF([.$G85]=&quot;&quot;; &quot;&quot;; IF([.$L85]&gt;0; COM.MICROSOFT.CONCAT(&quot;(&quot;; [.$G85]; &quot; &lt;&lt; &quot;; [.$L85]; &quot;)&quot;); [.$G85]))">
            <text:p/>
          </table:table-cell>
          <table:table-cell table:style-name="ce32" table:formula="of:=IF(OR([.$G85]=&quot;&quot;; AND([.$H85]=&quot;&quot;; [.$L85]&lt;&gt;0)); &quot;&quot;; &quot;, &quot;)">
            <text:p/>
          </table:table-cell>
          <table:table-cell table:style-name="ce32" table:formula="of:=IF([.$H85]=&quot;&quot;; &quot;&quot;; IF([.$M85]&gt;0; COM.MICROSOFT.CONCAT(&quot;(&quot;; [.$H85]; &quot; &lt;&lt; &quot;; [.$M85]; &quot;)&quot;); [.$H85]))">
            <text:p/>
          </table:table-cell>
          <table:table-cell table:style-name="ce32" table:formula="of:=IF(OR([.$H85]=&quot;&quot;; AND([.$I85]=&quot;&quot;; [.$M85]&lt;&gt;0)); &quot;&quot;; &quot;, &quot;)">
            <text:p/>
          </table:table-cell>
          <table:table-cell table:style-name="ce32" table:formula="of:=IF([.$I85]=&quot;&quot;; &quot;&quot;; IF([.$N85]&gt;0; COM.MICROSOFT.CONCAT(&quot;(&quot;; [.$I85]; &quot; &lt;&lt; &quot;; [.$N85]; &quot;)&quot;); [.$I85]))">
            <text:p/>
          </table:table-cell>
          <table:table-cell table:style-name="ce32" table:formula="of:=IF(OR([.$I85]=&quot;&quot;; AND([.$J85]=&quot;&quot;; [.$N85]&lt;&gt;0)); &quot;&quot;; &quot;, &quot;)">
            <text:p/>
          </table:table-cell>
          <table:table-cell table:style-name="ce32" table:formula="of:=IF([.$J85]=&quot;&quot;; &quot;&quot;; IF([.$O85]&gt;0; COM.MICROSOFT.CONCAT(&quot;(&quot;; [.$J85]; &quot; &lt;&lt; &quot;; [.$O85]; &quot;)&quot;); [.$J85]))">
            <text:p/>
          </table:table-cell>
          <table:table-cell table:style-name="ce33" table:formula="of:=IF(OR([.$J85]=&quot;&quot;; AND([.$O85]&lt;&gt;0)); &quot;&quot;; &quot;, &quot;)">
            <text:p/>
          </table:table-cell>
          <table:table-cell table:formula="of:=COM.MICROSOFT.CONCAT(&quot;// &quot;; [.B85]; &quot; &quot;; IF([.A85]=&quot;&quot;; &quot;   &quot;; COM.MICROSOFT.CONCAT(&quot;-&quot;; [.A85]; &quot;-&quot;)); &quot; &quot;; [.C85])" office:value-type="string" office:string-value="// 83 -S- |1101110" calcext:value-type="string">
            <text:p>// 83 -S- |1101110</text:p>
          </table:table-cell>
          <table:table-cell table:formula="of:=COM.MICROSOFT.CONCAT([.P85:.Z85])" office:value-type="string" office:string-value="(0b1101110 &lt;&lt; 1)" calcext:value-type="string">
            <text:p>(0b1101110 &lt;&lt; 1)</text:p>
          </table:table-cell>
          <table:table-cell table:formula="of:=COM.MICROSOFT.CONCAT([.AA85]; CHAR(10); [.AB85])" office:value-type="string" office:string-value="// 83 -S- |1101110&#10;(0b1101110 &lt;&lt; 1)" calcext:value-type="string">
            <text:p>// 83 -S- |1101110</text:p>
            <text:p>(0b1101110 &lt;&lt; 1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|1101111</text:p>
          </table:table-cell>
          <table:table-cell office:value-type="string" calcext:value-type="string">
            <text:p>1101111</text:p>
          </table:table-cell>
          <table:table-cell table:formula="of:=8-MOD(LEN([.$D85])-[.$E85]; 8)" office:value-type="float" office:value="1" calcext:value-type="float">
            <text:p>1</text:p>
          </table:table-cell>
          <table:table-cell table:style-name="ce29" table:formula="of:=IF(MID([.$D86];1;[.$E86])=&quot;&quot;; &quot;&quot;; COM.MICROSOFT.CONCAT(&quot;0b&quot;; MID([.$D86];1;[.$E86])))" office:value-type="string" office:string-value="0b1" calcext:value-type="string">
            <text:p>0b1</text:p>
          </table:table-cell>
          <table:table-cell table:style-name="ce29" table:formula="of:=IF(MID([.$D86];1+[.$E86]; 8)=&quot;&quot;; &quot;&quot;; COM.MICROSOFT.CONCAT(&quot;0b&quot;; MID([.$D86];1+[.$E86]; 8)))" office:value-type="string" office:string-value="0b101111" calcext:value-type="string">
            <text:p>0b101111</text:p>
          </table:table-cell>
          <table:table-cell table:style-name="ce29" table:formula="of:=IF(MID([.$D86];1+[.$E86]+8; 8)=&quot;&quot;; &quot;&quot;; COM.MICROSOFT.CONCAT(&quot;0b&quot;; MID([.$D86];1+[.$E86]+8; 8)))">
            <text:p/>
          </table:table-cell>
          <table:table-cell table:style-name="ce29" table:formula="of:=IF(MID([.$D86];1+[.$E86]+8+8; 8)=&quot;&quot;; &quot;&quot;; COM.MICROSOFT.CONCAT(&quot;0b&quot;; MID([.$D86];1+[.$E86]+8+8; 8)))">
            <text:p/>
          </table:table-cell>
          <table:table-cell table:style-name="ce29" table:formula="of:=IF(MID([.$D86];1+[.$E86]+8+8+8; 8)=&quot;&quot;; &quot;&quot;; COM.MICROSOFT.CONCAT(&quot;0b&quot;; MID([.$D86];1+[.$E86]+8+8+8; 8)))">
            <text:p/>
          </table:table-cell>
          <table:table-cell table:style-name="ce31" table:formula="of:=[.E86]-LEN([.F86])+2" office:value-type="float" office:value="0" calcext:value-type="float">
            <text:p>0</text:p>
          </table:table-cell>
          <table:table-cell table:style-name="ce29" table:formula="of:=IF([.G86]=&quot;&quot;; &quot;&quot;; 8-LEN([.G86])+2)" office:value-type="float" office:value="2" calcext:value-type="float">
            <text:p>2</text:p>
          </table:table-cell>
          <table:table-cell table:style-name="ce29" table:formula="of:=IF([.H86]=&quot;&quot;; &quot;&quot;; 8-LEN([.H86])+2)">
            <text:p/>
          </table:table-cell>
          <table:table-cell table:style-name="ce29" table:formula="of:=IF([.I86]=&quot;&quot;; &quot;&quot;; 8-LEN([.I86])+2)">
            <text:p/>
          </table:table-cell>
          <table:table-cell table:style-name="ce29" table:formula="of:=IF([.J86]=&quot;&quot;; &quot;&quot;; 8-LEN([.J86])+2)">
            <text:p/>
          </table:table-cell>
          <table:table-cell table:style-name="ce31" table:formula="of:=IF(OR([.$F86]=&quot;&quot;; [.$E86]=8); &quot;&quot;; &quot;+ &quot;)" office:value-type="string" office:string-value="+ " calcext:value-type="string">
            <text:p>+ </text:p>
          </table:table-cell>
          <table:table-cell table:style-name="ce32" table:formula="of:=IF([.$F86]=&quot;&quot;; &quot;&quot;; IF([.$K86]&gt;0; COM.MICROSOFT.CONCAT(&quot;(&quot;; [.$F86]; &quot; &lt;&lt; &quot;; [.$K86]; &quot;)&quot;); [.$F86]))" office:value-type="string" office:string-value="0b1" calcext:value-type="string">
            <text:p>0b1</text:p>
          </table:table-cell>
          <table:table-cell table:style-name="ce32" table:formula="of:=IF(OR([.$F86]=&quot;&quot;; AND([.$G86]=&quot;&quot;; [.$K86]&lt;&gt;0)); &quot;&quot;; &quot;, &quot;)" office:value-type="string" office:string-value=", " calcext:value-type="string">
            <text:p>, </text:p>
          </table:table-cell>
          <table:table-cell table:style-name="ce32" table:formula="of:=IF([.$G86]=&quot;&quot;; &quot;&quot;; IF([.$L86]&gt;0; COM.MICROSOFT.CONCAT(&quot;(&quot;; [.$G86]; &quot; &lt;&lt; &quot;; [.$L86]; &quot;)&quot;); [.$G86]))" office:value-type="string" office:string-value="(0b101111 &lt;&lt; 2)" calcext:value-type="string">
            <text:p>(0b101111 &lt;&lt; 2)</text:p>
          </table:table-cell>
          <table:table-cell table:style-name="ce32" table:formula="of:=IF(OR([.$G86]=&quot;&quot;; AND([.$H86]=&quot;&quot;; [.$L86]&lt;&gt;0)); &quot;&quot;; &quot;, &quot;)">
            <text:p/>
          </table:table-cell>
          <table:table-cell table:style-name="ce32" table:formula="of:=IF([.$H86]=&quot;&quot;; &quot;&quot;; IF([.$M86]&gt;0; COM.MICROSOFT.CONCAT(&quot;(&quot;; [.$H86]; &quot; &lt;&lt; &quot;; [.$M86]; &quot;)&quot;); [.$H86]))">
            <text:p/>
          </table:table-cell>
          <table:table-cell table:style-name="ce32" table:formula="of:=IF(OR([.$H86]=&quot;&quot;; AND([.$I86]=&quot;&quot;; [.$M86]&lt;&gt;0)); &quot;&quot;; &quot;, &quot;)">
            <text:p/>
          </table:table-cell>
          <table:table-cell table:style-name="ce32" table:formula="of:=IF([.$I86]=&quot;&quot;; &quot;&quot;; IF([.$N86]&gt;0; COM.MICROSOFT.CONCAT(&quot;(&quot;; [.$I86]; &quot; &lt;&lt; &quot;; [.$N86]; &quot;)&quot;); [.$I86]))">
            <text:p/>
          </table:table-cell>
          <table:table-cell table:style-name="ce32" table:formula="of:=IF(OR([.$I86]=&quot;&quot;; AND([.$J86]=&quot;&quot;; [.$N86]&lt;&gt;0)); &quot;&quot;; &quot;, &quot;)">
            <text:p/>
          </table:table-cell>
          <table:table-cell table:style-name="ce32" table:formula="of:=IF([.$J86]=&quot;&quot;; &quot;&quot;; IF([.$O86]&gt;0; COM.MICROSOFT.CONCAT(&quot;(&quot;; [.$J86]; &quot; &lt;&lt; &quot;; [.$O86]; &quot;)&quot;); [.$J86]))">
            <text:p/>
          </table:table-cell>
          <table:table-cell table:style-name="ce33" table:formula="of:=IF(OR([.$J86]=&quot;&quot;; AND([.$O86]&lt;&gt;0)); &quot;&quot;; &quot;, &quot;)">
            <text:p/>
          </table:table-cell>
          <table:table-cell table:formula="of:=COM.MICROSOFT.CONCAT(&quot;// &quot;; [.B86]; &quot; &quot;; IF([.A86]=&quot;&quot;; &quot;   &quot;; COM.MICROSOFT.CONCAT(&quot;-&quot;; [.A86]; &quot;-&quot;)); &quot; &quot;; [.C86])" office:value-type="string" office:string-value="// 84 -T- |1101111" calcext:value-type="string">
            <text:p>// 84 -T- |1101111</text:p>
          </table:table-cell>
          <table:table-cell table:formula="of:=COM.MICROSOFT.CONCAT([.P86:.Z86])" office:value-type="string" office:string-value="+ 0b1, (0b101111 &lt;&lt; 2)" calcext:value-type="string">
            <text:p>+ 0b1, (0b101111 &lt;&lt; 2)</text:p>
          </table:table-cell>
          <table:table-cell table:formula="of:=COM.MICROSOFT.CONCAT([.AA86]; CHAR(10); [.AB86])" office:value-type="string" office:string-value="// 84 -T- |1101111&#10;+ 0b1, (0b101111 &lt;&lt; 2)" calcext:value-type="string">
            <text:p>// 84 -T- |1101111</text:p>
            <text:p>+ 0b1, (0b101111 &lt;&lt; 2)</text:p>
          </table:table-cell>
          <table:table-cell table:number-columns-repeated="995"/>
        </table:table-row>
        <table:table-row table:style-name="ro4">
          <table:table-cell table:style-name="ce21" office:value-type="string" calcext:value-type="string">
            <text:p>U</text:p>
          </table:table-cell>
          <table:table-cell table:style-name="ce21" office:value-type="float" office:value="85" calcext:value-type="float">
            <text:p>85</text:p>
          </table:table-cell>
          <table:table-cell table:style-name="ce23" office:value-type="string" calcext:value-type="string">
            <text:p>|1110000</text:p>
          </table:table-cell>
          <table:table-cell table:style-name="ce23" office:value-type="string" calcext:value-type="string">
            <text:p>1110000</text:p>
          </table:table-cell>
          <table:table-cell table:formula="of:=8-MOD(LEN([.$D86])-[.$E86]; 8)" office:value-type="float" office:value="2" calcext:value-type="float">
            <text:p>2</text:p>
          </table:table-cell>
          <table:table-cell table:style-name="ce29" table:formula="of:=IF(MID([.$D87];1;[.$E87])=&quot;&quot;; &quot;&quot;; COM.MICROSOFT.CONCAT(&quot;0b&quot;; MID([.$D87];1;[.$E87])))" office:value-type="string" office:string-value="0b11" calcext:value-type="string">
            <text:p>0b11</text:p>
          </table:table-cell>
          <table:table-cell table:style-name="ce29" table:formula="of:=IF(MID([.$D87];1+[.$E87]; 8)=&quot;&quot;; &quot;&quot;; COM.MICROSOFT.CONCAT(&quot;0b&quot;; MID([.$D87];1+[.$E87]; 8)))" office:value-type="string" office:string-value="0b10000" calcext:value-type="string">
            <text:p>0b10000</text:p>
          </table:table-cell>
          <table:table-cell table:style-name="ce29" table:formula="of:=IF(MID([.$D87];1+[.$E87]+8; 8)=&quot;&quot;; &quot;&quot;; COM.MICROSOFT.CONCAT(&quot;0b&quot;; MID([.$D87];1+[.$E87]+8; 8)))">
            <text:p/>
          </table:table-cell>
          <table:table-cell table:style-name="ce29" table:formula="of:=IF(MID([.$D87];1+[.$E87]+8+8; 8)=&quot;&quot;; &quot;&quot;; COM.MICROSOFT.CONCAT(&quot;0b&quot;; MID([.$D87];1+[.$E87]+8+8; 8)))">
            <text:p/>
          </table:table-cell>
          <table:table-cell table:style-name="ce29" table:formula="of:=IF(MID([.$D87];1+[.$E87]+8+8+8; 8)=&quot;&quot;; &quot;&quot;; COM.MICROSOFT.CONCAT(&quot;0b&quot;; MID([.$D87];1+[.$E87]+8+8+8; 8)))">
            <text:p/>
          </table:table-cell>
          <table:table-cell table:style-name="ce31" table:formula="of:=[.E87]-LEN([.F87])+2" office:value-type="float" office:value="0" calcext:value-type="float">
            <text:p>0</text:p>
          </table:table-cell>
          <table:table-cell table:style-name="ce29" table:formula="of:=IF([.G87]=&quot;&quot;; &quot;&quot;; 8-LEN([.G87])+2)" office:value-type="float" office:value="3" calcext:value-type="float">
            <text:p>3</text:p>
          </table:table-cell>
          <table:table-cell table:style-name="ce29" table:formula="of:=IF([.H87]=&quot;&quot;; &quot;&quot;; 8-LEN([.H87])+2)">
            <text:p/>
          </table:table-cell>
          <table:table-cell table:style-name="ce29" table:formula="of:=IF([.I87]=&quot;&quot;; &quot;&quot;; 8-LEN([.I87])+2)">
            <text:p/>
          </table:table-cell>
          <table:table-cell table:style-name="ce29" table:formula="of:=IF([.J87]=&quot;&quot;; &quot;&quot;; 8-LEN([.J87])+2)">
            <text:p/>
          </table:table-cell>
          <table:table-cell table:style-name="ce31" table:formula="of:=IF(OR([.$F87]=&quot;&quot;; [.$E87]=8); &quot;&quot;; &quot;+ &quot;)" office:value-type="string" office:string-value="+ " calcext:value-type="string">
            <text:p>+ </text:p>
          </table:table-cell>
          <table:table-cell table:style-name="ce32" table:formula="of:=IF([.$F87]=&quot;&quot;; &quot;&quot;; IF([.$K87]&gt;0; COM.MICROSOFT.CONCAT(&quot;(&quot;; [.$F87]; &quot; &lt;&lt; &quot;; [.$K87]; &quot;)&quot;); [.$F87]))" office:value-type="string" office:string-value="0b11" calcext:value-type="string">
            <text:p>0b11</text:p>
          </table:table-cell>
          <table:table-cell table:style-name="ce32" table:formula="of:=IF(OR([.$F87]=&quot;&quot;; AND([.$G87]=&quot;&quot;; [.$K87]&lt;&gt;0)); &quot;&quot;; &quot;, &quot;)" office:value-type="string" office:string-value=", " calcext:value-type="string">
            <text:p>, </text:p>
          </table:table-cell>
          <table:table-cell table:style-name="ce32" table:formula="of:=IF([.$G87]=&quot;&quot;; &quot;&quot;; IF([.$L87]&gt;0; COM.MICROSOFT.CONCAT(&quot;(&quot;; [.$G87]; &quot; &lt;&lt; &quot;; [.$L87]; &quot;)&quot;); [.$G87]))" office:value-type="string" office:string-value="(0b10000 &lt;&lt; 3)" calcext:value-type="string">
            <text:p>(0b10000 &lt;&lt; 3)</text:p>
          </table:table-cell>
          <table:table-cell table:style-name="ce32" table:formula="of:=IF(OR([.$G87]=&quot;&quot;; AND([.$H87]=&quot;&quot;; [.$L87]&lt;&gt;0)); &quot;&quot;; &quot;, &quot;)">
            <text:p/>
          </table:table-cell>
          <table:table-cell table:style-name="ce32" table:formula="of:=IF([.$H87]=&quot;&quot;; &quot;&quot;; IF([.$M87]&gt;0; COM.MICROSOFT.CONCAT(&quot;(&quot;; [.$H87]; &quot; &lt;&lt; &quot;; [.$M87]; &quot;)&quot;); [.$H87]))">
            <text:p/>
          </table:table-cell>
          <table:table-cell table:style-name="ce32" table:formula="of:=IF(OR([.$H87]=&quot;&quot;; AND([.$I87]=&quot;&quot;; [.$M87]&lt;&gt;0)); &quot;&quot;; &quot;, &quot;)">
            <text:p/>
          </table:table-cell>
          <table:table-cell table:style-name="ce32" table:formula="of:=IF([.$I87]=&quot;&quot;; &quot;&quot;; IF([.$N87]&gt;0; COM.MICROSOFT.CONCAT(&quot;(&quot;; [.$I87]; &quot; &lt;&lt; &quot;; [.$N87]; &quot;)&quot;); [.$I87]))">
            <text:p/>
          </table:table-cell>
          <table:table-cell table:style-name="ce32" table:formula="of:=IF(OR([.$I87]=&quot;&quot;; AND([.$J87]=&quot;&quot;; [.$N87]&lt;&gt;0)); &quot;&quot;; &quot;, &quot;)">
            <text:p/>
          </table:table-cell>
          <table:table-cell table:style-name="ce32" table:formula="of:=IF([.$J87]=&quot;&quot;; &quot;&quot;; IF([.$O87]&gt;0; COM.MICROSOFT.CONCAT(&quot;(&quot;; [.$J87]; &quot; &lt;&lt; &quot;; [.$O87]; &quot;)&quot;); [.$J87]))">
            <text:p/>
          </table:table-cell>
          <table:table-cell table:style-name="ce33" table:formula="of:=IF(OR([.$J87]=&quot;&quot;; AND([.$O87]&lt;&gt;0)); &quot;&quot;; &quot;, &quot;)">
            <text:p/>
          </table:table-cell>
          <table:table-cell table:formula="of:=COM.MICROSOFT.CONCAT(&quot;// &quot;; [.B87]; &quot; &quot;; IF([.A87]=&quot;&quot;; &quot;   &quot;; COM.MICROSOFT.CONCAT(&quot;-&quot;; [.A87]; &quot;-&quot;)); &quot; &quot;; [.C87])" office:value-type="string" office:string-value="// 85 -U- |1110000" calcext:value-type="string">
            <text:p>// 85 -U- |1110000</text:p>
          </table:table-cell>
          <table:table-cell table:formula="of:=COM.MICROSOFT.CONCAT([.P87:.Z87])" office:value-type="string" office:string-value="+ 0b11, (0b10000 &lt;&lt; 3)" calcext:value-type="string">
            <text:p>+ 0b11, (0b10000 &lt;&lt; 3)</text:p>
          </table:table-cell>
          <table:table-cell table:formula="of:=COM.MICROSOFT.CONCAT([.AA87]; CHAR(10); [.AB87])" office:value-type="string" office:string-value="// 85 -U- |1110000&#10;+ 0b11, (0b10000 &lt;&lt; 3)" calcext:value-type="string">
            <text:p>// 85 -U- |1110000</text:p>
            <text:p>+ 0b11, (0b10000 &lt;&lt; 3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V</text:p>
          </table:table-cell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|1110001</text:p>
          </table:table-cell>
          <table:table-cell table:style-name="ce8" office:value-type="string" calcext:value-type="string">
            <text:p>1110001</text:p>
          </table:table-cell>
          <table:table-cell table:formula="of:=8-MOD(LEN([.$D87])-[.$E87]; 8)" office:value-type="float" office:value="3" calcext:value-type="float">
            <text:p>3</text:p>
          </table:table-cell>
          <table:table-cell table:style-name="ce29" table:formula="of:=IF(MID([.$D88];1;[.$E88])=&quot;&quot;; &quot;&quot;; COM.MICROSOFT.CONCAT(&quot;0b&quot;; MID([.$D88];1;[.$E88])))" office:value-type="string" office:string-value="0b111" calcext:value-type="string">
            <text:p>0b111</text:p>
          </table:table-cell>
          <table:table-cell table:style-name="ce29" table:formula="of:=IF(MID([.$D88];1+[.$E88]; 8)=&quot;&quot;; &quot;&quot;; COM.MICROSOFT.CONCAT(&quot;0b&quot;; MID([.$D88];1+[.$E88]; 8)))" office:value-type="string" office:string-value="0b0001" calcext:value-type="string">
            <text:p>0b0001</text:p>
          </table:table-cell>
          <table:table-cell table:style-name="ce29" table:formula="of:=IF(MID([.$D88];1+[.$E88]+8; 8)=&quot;&quot;; &quot;&quot;; COM.MICROSOFT.CONCAT(&quot;0b&quot;; MID([.$D88];1+[.$E88]+8; 8)))">
            <text:p/>
          </table:table-cell>
          <table:table-cell table:style-name="ce29" table:formula="of:=IF(MID([.$D88];1+[.$E88]+8+8; 8)=&quot;&quot;; &quot;&quot;; COM.MICROSOFT.CONCAT(&quot;0b&quot;; MID([.$D88];1+[.$E88]+8+8; 8)))">
            <text:p/>
          </table:table-cell>
          <table:table-cell table:style-name="ce29" table:formula="of:=IF(MID([.$D88];1+[.$E88]+8+8+8; 8)=&quot;&quot;; &quot;&quot;; COM.MICROSOFT.CONCAT(&quot;0b&quot;; MID([.$D88];1+[.$E88]+8+8+8; 8)))">
            <text:p/>
          </table:table-cell>
          <table:table-cell table:style-name="ce31" table:formula="of:=[.E88]-LEN([.F88])+2" office:value-type="float" office:value="0" calcext:value-type="float">
            <text:p>0</text:p>
          </table:table-cell>
          <table:table-cell table:style-name="ce29" table:formula="of:=IF([.G88]=&quot;&quot;; &quot;&quot;; 8-LEN([.G88])+2)" office:value-type="float" office:value="4" calcext:value-type="float">
            <text:p>4</text:p>
          </table:table-cell>
          <table:table-cell table:style-name="ce29" table:formula="of:=IF([.H88]=&quot;&quot;; &quot;&quot;; 8-LEN([.H88])+2)">
            <text:p/>
          </table:table-cell>
          <table:table-cell table:style-name="ce29" table:formula="of:=IF([.I88]=&quot;&quot;; &quot;&quot;; 8-LEN([.I88])+2)">
            <text:p/>
          </table:table-cell>
          <table:table-cell table:style-name="ce29" table:formula="of:=IF([.J88]=&quot;&quot;; &quot;&quot;; 8-LEN([.J88])+2)">
            <text:p/>
          </table:table-cell>
          <table:table-cell table:style-name="ce31" table:formula="of:=IF(OR([.$F88]=&quot;&quot;; [.$E88]=8); &quot;&quot;; &quot;+ &quot;)" office:value-type="string" office:string-value="+ " calcext:value-type="string">
            <text:p>+ </text:p>
          </table:table-cell>
          <table:table-cell table:style-name="ce32" table:formula="of:=IF([.$F88]=&quot;&quot;; &quot;&quot;; IF([.$K88]&gt;0; COM.MICROSOFT.CONCAT(&quot;(&quot;; [.$F88]; &quot; &lt;&lt; &quot;; [.$K88]; &quot;)&quot;); [.$F88]))" office:value-type="string" office:string-value="0b111" calcext:value-type="string">
            <text:p>0b111</text:p>
          </table:table-cell>
          <table:table-cell table:style-name="ce32" table:formula="of:=IF(OR([.$F88]=&quot;&quot;; AND([.$G88]=&quot;&quot;; [.$K88]&lt;&gt;0)); &quot;&quot;; &quot;, &quot;)" office:value-type="string" office:string-value=", " calcext:value-type="string">
            <text:p>, </text:p>
          </table:table-cell>
          <table:table-cell table:style-name="ce32" table:formula="of:=IF([.$G88]=&quot;&quot;; &quot;&quot;; IF([.$L88]&gt;0; COM.MICROSOFT.CONCAT(&quot;(&quot;; [.$G88]; &quot; &lt;&lt; &quot;; [.$L88]; &quot;)&quot;); [.$G88]))" office:value-type="string" office:string-value="(0b0001 &lt;&lt; 4)" calcext:value-type="string">
            <text:p>(0b0001 &lt;&lt; 4)</text:p>
          </table:table-cell>
          <table:table-cell table:style-name="ce32" table:formula="of:=IF(OR([.$G88]=&quot;&quot;; AND([.$H88]=&quot;&quot;; [.$L88]&lt;&gt;0)); &quot;&quot;; &quot;, &quot;)">
            <text:p/>
          </table:table-cell>
          <table:table-cell table:style-name="ce32" table:formula="of:=IF([.$H88]=&quot;&quot;; &quot;&quot;; IF([.$M88]&gt;0; COM.MICROSOFT.CONCAT(&quot;(&quot;; [.$H88]; &quot; &lt;&lt; &quot;; [.$M88]; &quot;)&quot;); [.$H88]))">
            <text:p/>
          </table:table-cell>
          <table:table-cell table:style-name="ce32" table:formula="of:=IF(OR([.$H88]=&quot;&quot;; AND([.$I88]=&quot;&quot;; [.$M88]&lt;&gt;0)); &quot;&quot;; &quot;, &quot;)">
            <text:p/>
          </table:table-cell>
          <table:table-cell table:style-name="ce32" table:formula="of:=IF([.$I88]=&quot;&quot;; &quot;&quot;; IF([.$N88]&gt;0; COM.MICROSOFT.CONCAT(&quot;(&quot;; [.$I88]; &quot; &lt;&lt; &quot;; [.$N88]; &quot;)&quot;); [.$I88]))">
            <text:p/>
          </table:table-cell>
          <table:table-cell table:style-name="ce32" table:formula="of:=IF(OR([.$I88]=&quot;&quot;; AND([.$J88]=&quot;&quot;; [.$N88]&lt;&gt;0)); &quot;&quot;; &quot;, &quot;)">
            <text:p/>
          </table:table-cell>
          <table:table-cell table:style-name="ce32" table:formula="of:=IF([.$J88]=&quot;&quot;; &quot;&quot;; IF([.$O88]&gt;0; COM.MICROSOFT.CONCAT(&quot;(&quot;; [.$J88]; &quot; &lt;&lt; &quot;; [.$O88]; &quot;)&quot;); [.$J88]))">
            <text:p/>
          </table:table-cell>
          <table:table-cell table:style-name="ce33" table:formula="of:=IF(OR([.$J88]=&quot;&quot;; AND([.$O88]&lt;&gt;0)); &quot;&quot;; &quot;, &quot;)">
            <text:p/>
          </table:table-cell>
          <table:table-cell table:formula="of:=COM.MICROSOFT.CONCAT(&quot;// &quot;; [.B88]; &quot; &quot;; IF([.A88]=&quot;&quot;; &quot;   &quot;; COM.MICROSOFT.CONCAT(&quot;-&quot;; [.A88]; &quot;-&quot;)); &quot; &quot;; [.C88])" office:value-type="string" office:string-value="// 86 -V- |1110001" calcext:value-type="string">
            <text:p>// 86 -V- |1110001</text:p>
          </table:table-cell>
          <table:table-cell table:formula="of:=COM.MICROSOFT.CONCAT([.P88:.Z88])" office:value-type="string" office:string-value="+ 0b111, (0b0001 &lt;&lt; 4)" calcext:value-type="string">
            <text:p>+ 0b111, (0b0001 &lt;&lt; 4)</text:p>
          </table:table-cell>
          <table:table-cell table:formula="of:=COM.MICROSOFT.CONCAT([.AA88]; CHAR(10); [.AB88])" office:value-type="string" office:string-value="// 86 -V- |1110001&#10;+ 0b111, (0b0001 &lt;&lt; 4)" calcext:value-type="string">
            <text:p>// 86 -V- |1110001</text:p>
            <text:p>+ 0b111, (0b0001 &lt;&lt; 4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W</text:p>
          </table:table-cell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|1110010</text:p>
          </table:table-cell>
          <table:table-cell table:style-name="ce8" office:value-type="string" calcext:value-type="string">
            <text:p>1110010</text:p>
          </table:table-cell>
          <table:table-cell table:formula="of:=8-MOD(LEN([.$D88])-[.$E88]; 8)" office:value-type="float" office:value="4" calcext:value-type="float">
            <text:p>4</text:p>
          </table:table-cell>
          <table:table-cell table:style-name="ce29" table:formula="of:=IF(MID([.$D89];1;[.$E89])=&quot;&quot;; &quot;&quot;; COM.MICROSOFT.CONCAT(&quot;0b&quot;; MID([.$D89];1;[.$E89])))" office:value-type="string" office:string-value="0b1110" calcext:value-type="string">
            <text:p>0b1110</text:p>
          </table:table-cell>
          <table:table-cell table:style-name="ce29" table:formula="of:=IF(MID([.$D89];1+[.$E89]; 8)=&quot;&quot;; &quot;&quot;; COM.MICROSOFT.CONCAT(&quot;0b&quot;; MID([.$D89];1+[.$E89]; 8)))" office:value-type="string" office:string-value="0b010" calcext:value-type="string">
            <text:p>0b010</text:p>
          </table:table-cell>
          <table:table-cell table:style-name="ce29" table:formula="of:=IF(MID([.$D89];1+[.$E89]+8; 8)=&quot;&quot;; &quot;&quot;; COM.MICROSOFT.CONCAT(&quot;0b&quot;; MID([.$D89];1+[.$E89]+8; 8)))">
            <text:p/>
          </table:table-cell>
          <table:table-cell table:style-name="ce29" table:formula="of:=IF(MID([.$D89];1+[.$E89]+8+8; 8)=&quot;&quot;; &quot;&quot;; COM.MICROSOFT.CONCAT(&quot;0b&quot;; MID([.$D89];1+[.$E89]+8+8; 8)))">
            <text:p/>
          </table:table-cell>
          <table:table-cell table:style-name="ce29" table:formula="of:=IF(MID([.$D89];1+[.$E89]+8+8+8; 8)=&quot;&quot;; &quot;&quot;; COM.MICROSOFT.CONCAT(&quot;0b&quot;; MID([.$D89];1+[.$E89]+8+8+8; 8)))">
            <text:p/>
          </table:table-cell>
          <table:table-cell table:style-name="ce31" table:formula="of:=[.E89]-LEN([.F89])+2" office:value-type="float" office:value="0" calcext:value-type="float">
            <text:p>0</text:p>
          </table:table-cell>
          <table:table-cell table:style-name="ce29" table:formula="of:=IF([.G89]=&quot;&quot;; &quot;&quot;; 8-LEN([.G89])+2)" office:value-type="float" office:value="5" calcext:value-type="float">
            <text:p>5</text:p>
          </table:table-cell>
          <table:table-cell table:style-name="ce29" table:formula="of:=IF([.H89]=&quot;&quot;; &quot;&quot;; 8-LEN([.H89])+2)">
            <text:p/>
          </table:table-cell>
          <table:table-cell table:style-name="ce29" table:formula="of:=IF([.I89]=&quot;&quot;; &quot;&quot;; 8-LEN([.I89])+2)">
            <text:p/>
          </table:table-cell>
          <table:table-cell table:style-name="ce29" table:formula="of:=IF([.J89]=&quot;&quot;; &quot;&quot;; 8-LEN([.J89])+2)">
            <text:p/>
          </table:table-cell>
          <table:table-cell table:style-name="ce31" table:formula="of:=IF(OR([.$F89]=&quot;&quot;; [.$E89]=8); &quot;&quot;; &quot;+ &quot;)" office:value-type="string" office:string-value="+ " calcext:value-type="string">
            <text:p>+ </text:p>
          </table:table-cell>
          <table:table-cell table:style-name="ce32" table:formula="of:=IF([.$F89]=&quot;&quot;; &quot;&quot;; IF([.$K89]&gt;0; COM.MICROSOFT.CONCAT(&quot;(&quot;; [.$F89]; &quot; &lt;&lt; &quot;; [.$K89]; &quot;)&quot;); [.$F89]))" office:value-type="string" office:string-value="0b1110" calcext:value-type="string">
            <text:p>0b1110</text:p>
          </table:table-cell>
          <table:table-cell table:style-name="ce32" table:formula="of:=IF(OR([.$F89]=&quot;&quot;; AND([.$G89]=&quot;&quot;; [.$K89]&lt;&gt;0)); &quot;&quot;; &quot;, &quot;)" office:value-type="string" office:string-value=", " calcext:value-type="string">
            <text:p>, </text:p>
          </table:table-cell>
          <table:table-cell table:style-name="ce32" table:formula="of:=IF([.$G89]=&quot;&quot;; &quot;&quot;; IF([.$L89]&gt;0; COM.MICROSOFT.CONCAT(&quot;(&quot;; [.$G89]; &quot; &lt;&lt; &quot;; [.$L89]; &quot;)&quot;); [.$G89]))" office:value-type="string" office:string-value="(0b010 &lt;&lt; 5)" calcext:value-type="string">
            <text:p>(0b010 &lt;&lt; 5)</text:p>
          </table:table-cell>
          <table:table-cell table:style-name="ce32" table:formula="of:=IF(OR([.$G89]=&quot;&quot;; AND([.$H89]=&quot;&quot;; [.$L89]&lt;&gt;0)); &quot;&quot;; &quot;, &quot;)">
            <text:p/>
          </table:table-cell>
          <table:table-cell table:style-name="ce32" table:formula="of:=IF([.$H89]=&quot;&quot;; &quot;&quot;; IF([.$M89]&gt;0; COM.MICROSOFT.CONCAT(&quot;(&quot;; [.$H89]; &quot; &lt;&lt; &quot;; [.$M89]; &quot;)&quot;); [.$H89]))">
            <text:p/>
          </table:table-cell>
          <table:table-cell table:style-name="ce32" table:formula="of:=IF(OR([.$H89]=&quot;&quot;; AND([.$I89]=&quot;&quot;; [.$M89]&lt;&gt;0)); &quot;&quot;; &quot;, &quot;)">
            <text:p/>
          </table:table-cell>
          <table:table-cell table:style-name="ce32" table:formula="of:=IF([.$I89]=&quot;&quot;; &quot;&quot;; IF([.$N89]&gt;0; COM.MICROSOFT.CONCAT(&quot;(&quot;; [.$I89]; &quot; &lt;&lt; &quot;; [.$N89]; &quot;)&quot;); [.$I89]))">
            <text:p/>
          </table:table-cell>
          <table:table-cell table:style-name="ce32" table:formula="of:=IF(OR([.$I89]=&quot;&quot;; AND([.$J89]=&quot;&quot;; [.$N89]&lt;&gt;0)); &quot;&quot;; &quot;, &quot;)">
            <text:p/>
          </table:table-cell>
          <table:table-cell table:style-name="ce32" table:formula="of:=IF([.$J89]=&quot;&quot;; &quot;&quot;; IF([.$O89]&gt;0; COM.MICROSOFT.CONCAT(&quot;(&quot;; [.$J89]; &quot; &lt;&lt; &quot;; [.$O89]; &quot;)&quot;); [.$J89]))">
            <text:p/>
          </table:table-cell>
          <table:table-cell table:style-name="ce33" table:formula="of:=IF(OR([.$J89]=&quot;&quot;; AND([.$O89]&lt;&gt;0)); &quot;&quot;; &quot;, &quot;)">
            <text:p/>
          </table:table-cell>
          <table:table-cell table:formula="of:=COM.MICROSOFT.CONCAT(&quot;// &quot;; [.B89]; &quot; &quot;; IF([.A89]=&quot;&quot;; &quot;   &quot;; COM.MICROSOFT.CONCAT(&quot;-&quot;; [.A89]; &quot;-&quot;)); &quot; &quot;; [.C89])" office:value-type="string" office:string-value="// 87 -W- |1110010" calcext:value-type="string">
            <text:p>// 87 -W- |1110010</text:p>
          </table:table-cell>
          <table:table-cell table:formula="of:=COM.MICROSOFT.CONCAT([.P89:.Z89])" office:value-type="string" office:string-value="+ 0b1110, (0b010 &lt;&lt; 5)" calcext:value-type="string">
            <text:p>+ 0b1110, (0b010 &lt;&lt; 5)</text:p>
          </table:table-cell>
          <table:table-cell table:formula="of:=COM.MICROSOFT.CONCAT([.AA89]; CHAR(10); [.AB89])" office:value-type="string" office:string-value="// 87 -W- |1110010&#10;+ 0b1110, (0b010 &lt;&lt; 5)" calcext:value-type="string">
            <text:p>// 87 -W- |1110010</text:p>
            <text:p>+ 0b1110, (0b010 &lt;&lt; 5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|11111100</text:p>
          </table:table-cell>
          <table:table-cell table:style-name="ce8" office:value-type="string" calcext:value-type="string">
            <text:p>11111100</text:p>
          </table:table-cell>
          <table:table-cell table:formula="of:=8-MOD(LEN([.$D89])-[.$E89]; 8)" office:value-type="float" office:value="5" calcext:value-type="float">
            <text:p>5</text:p>
          </table:table-cell>
          <table:table-cell table:style-name="ce29" table:formula="of:=IF(MID([.$D90];1;[.$E90])=&quot;&quot;; &quot;&quot;; COM.MICROSOFT.CONCAT(&quot;0b&quot;; MID([.$D90];1;[.$E90])))" office:value-type="string" office:string-value="0b11111" calcext:value-type="string">
            <text:p>0b11111</text:p>
          </table:table-cell>
          <table:table-cell table:style-name="ce29" table:formula="of:=IF(MID([.$D90];1+[.$E90]; 8)=&quot;&quot;; &quot;&quot;; COM.MICROSOFT.CONCAT(&quot;0b&quot;; MID([.$D90];1+[.$E90]; 8)))" office:value-type="string" office:string-value="0b100" calcext:value-type="string">
            <text:p>0b100</text:p>
          </table:table-cell>
          <table:table-cell table:style-name="ce29" table:formula="of:=IF(MID([.$D90];1+[.$E90]+8; 8)=&quot;&quot;; &quot;&quot;; COM.MICROSOFT.CONCAT(&quot;0b&quot;; MID([.$D90];1+[.$E90]+8; 8)))">
            <text:p/>
          </table:table-cell>
          <table:table-cell table:style-name="ce29" table:formula="of:=IF(MID([.$D90];1+[.$E90]+8+8; 8)=&quot;&quot;; &quot;&quot;; COM.MICROSOFT.CONCAT(&quot;0b&quot;; MID([.$D90];1+[.$E90]+8+8; 8)))">
            <text:p/>
          </table:table-cell>
          <table:table-cell table:style-name="ce29" table:formula="of:=IF(MID([.$D90];1+[.$E90]+8+8+8; 8)=&quot;&quot;; &quot;&quot;; COM.MICROSOFT.CONCAT(&quot;0b&quot;; MID([.$D90];1+[.$E90]+8+8+8; 8)))">
            <text:p/>
          </table:table-cell>
          <table:table-cell table:style-name="ce31" table:formula="of:=[.E90]-LEN([.F90])+2" office:value-type="float" office:value="0" calcext:value-type="float">
            <text:p>0</text:p>
          </table:table-cell>
          <table:table-cell table:style-name="ce29" table:formula="of:=IF([.G90]=&quot;&quot;; &quot;&quot;; 8-LEN([.G90])+2)" office:value-type="float" office:value="5" calcext:value-type="float">
            <text:p>5</text:p>
          </table:table-cell>
          <table:table-cell table:style-name="ce29" table:formula="of:=IF([.H90]=&quot;&quot;; &quot;&quot;; 8-LEN([.H90])+2)">
            <text:p/>
          </table:table-cell>
          <table:table-cell table:style-name="ce29" table:formula="of:=IF([.I90]=&quot;&quot;; &quot;&quot;; 8-LEN([.I90])+2)">
            <text:p/>
          </table:table-cell>
          <table:table-cell table:style-name="ce29" table:formula="of:=IF([.J90]=&quot;&quot;; &quot;&quot;; 8-LEN([.J90])+2)">
            <text:p/>
          </table:table-cell>
          <table:table-cell table:style-name="ce31" table:formula="of:=IF(OR([.$F90]=&quot;&quot;; [.$E90]=8); &quot;&quot;; &quot;+ &quot;)" office:value-type="string" office:string-value="+ " calcext:value-type="string">
            <text:p>+ </text:p>
          </table:table-cell>
          <table:table-cell table:style-name="ce32" table:formula="of:=IF([.$F90]=&quot;&quot;; &quot;&quot;; IF([.$K90]&gt;0; COM.MICROSOFT.CONCAT(&quot;(&quot;; [.$F90]; &quot; &lt;&lt; &quot;; [.$K90]; &quot;)&quot;); [.$F90]))" office:value-type="string" office:string-value="0b11111" calcext:value-type="string">
            <text:p>0b11111</text:p>
          </table:table-cell>
          <table:table-cell table:style-name="ce32" table:formula="of:=IF(OR([.$F90]=&quot;&quot;; AND([.$G90]=&quot;&quot;; [.$K90]&lt;&gt;0)); &quot;&quot;; &quot;, &quot;)" office:value-type="string" office:string-value=", " calcext:value-type="string">
            <text:p>, </text:p>
          </table:table-cell>
          <table:table-cell table:style-name="ce32" table:formula="of:=IF([.$G90]=&quot;&quot;; &quot;&quot;; IF([.$L90]&gt;0; COM.MICROSOFT.CONCAT(&quot;(&quot;; [.$G90]; &quot; &lt;&lt; &quot;; [.$L90]; &quot;)&quot;); [.$G90]))" office:value-type="string" office:string-value="(0b100 &lt;&lt; 5)" calcext:value-type="string">
            <text:p>(0b100 &lt;&lt; 5)</text:p>
          </table:table-cell>
          <table:table-cell table:style-name="ce32" table:formula="of:=IF(OR([.$G90]=&quot;&quot;; AND([.$H90]=&quot;&quot;; [.$L90]&lt;&gt;0)); &quot;&quot;; &quot;, &quot;)">
            <text:p/>
          </table:table-cell>
          <table:table-cell table:style-name="ce32" table:formula="of:=IF([.$H90]=&quot;&quot;; &quot;&quot;; IF([.$M90]&gt;0; COM.MICROSOFT.CONCAT(&quot;(&quot;; [.$H90]; &quot; &lt;&lt; &quot;; [.$M90]; &quot;)&quot;); [.$H90]))">
            <text:p/>
          </table:table-cell>
          <table:table-cell table:style-name="ce32" table:formula="of:=IF(OR([.$H90]=&quot;&quot;; AND([.$I90]=&quot;&quot;; [.$M90]&lt;&gt;0)); &quot;&quot;; &quot;, &quot;)">
            <text:p/>
          </table:table-cell>
          <table:table-cell table:style-name="ce32" table:formula="of:=IF([.$I90]=&quot;&quot;; &quot;&quot;; IF([.$N90]&gt;0; COM.MICROSOFT.CONCAT(&quot;(&quot;; [.$I90]; &quot; &lt;&lt; &quot;; [.$N90]; &quot;)&quot;); [.$I90]))">
            <text:p/>
          </table:table-cell>
          <table:table-cell table:style-name="ce32" table:formula="of:=IF(OR([.$I90]=&quot;&quot;; AND([.$J90]=&quot;&quot;; [.$N90]&lt;&gt;0)); &quot;&quot;; &quot;, &quot;)">
            <text:p/>
          </table:table-cell>
          <table:table-cell table:style-name="ce32" table:formula="of:=IF([.$J90]=&quot;&quot;; &quot;&quot;; IF([.$O90]&gt;0; COM.MICROSOFT.CONCAT(&quot;(&quot;; [.$J90]; &quot; &lt;&lt; &quot;; [.$O90]; &quot;)&quot;); [.$J90]))">
            <text:p/>
          </table:table-cell>
          <table:table-cell table:style-name="ce33" table:formula="of:=IF(OR([.$J90]=&quot;&quot;; AND([.$O90]&lt;&gt;0)); &quot;&quot;; &quot;, &quot;)">
            <text:p/>
          </table:table-cell>
          <table:table-cell table:formula="of:=COM.MICROSOFT.CONCAT(&quot;// &quot;; [.B90]; &quot; &quot;; IF([.A90]=&quot;&quot;; &quot;   &quot;; COM.MICROSOFT.CONCAT(&quot;-&quot;; [.A90]; &quot;-&quot;)); &quot; &quot;; [.C90])" office:value-type="string" office:string-value="// 88 -X- |11111100" calcext:value-type="string">
            <text:p>// 88 -X- |11111100</text:p>
          </table:table-cell>
          <table:table-cell table:formula="of:=COM.MICROSOFT.CONCAT([.P90:.Z90])" office:value-type="string" office:string-value="+ 0b11111, (0b100 &lt;&lt; 5)" calcext:value-type="string">
            <text:p>+ 0b11111, (0b100 &lt;&lt; 5)</text:p>
          </table:table-cell>
          <table:table-cell table:formula="of:=COM.MICROSOFT.CONCAT([.AA90]; CHAR(10); [.AB90])" office:value-type="string" office:string-value="// 88 -X- |11111100&#10;+ 0b11111, (0b100 &lt;&lt; 5)" calcext:value-type="string">
            <text:p>// 88 -X- |11111100</text:p>
            <text:p>+ 0b11111, (0b100 &lt;&lt; 5)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Y</text:p>
          </table:table-cell>
          <table:table-cell table:style-name="ce22" office:value-type="float" office:value="89" calcext:value-type="float">
            <text:p>89</text:p>
          </table:table-cell>
          <table:table-cell table:style-name="ce24" office:value-type="string" calcext:value-type="string">
            <text:p>|1110011</text:p>
          </table:table-cell>
          <table:table-cell table:style-name="ce24" office:value-type="string" calcext:value-type="string">
            <text:p>1110011</text:p>
          </table:table-cell>
          <table:table-cell table:formula="of:=8-MOD(LEN([.$D90])-[.$E90]; 8)" office:value-type="float" office:value="5" calcext:value-type="float">
            <text:p>5</text:p>
          </table:table-cell>
          <table:table-cell table:style-name="ce29" table:formula="of:=IF(MID([.$D91];1;[.$E91])=&quot;&quot;; &quot;&quot;; COM.MICROSOFT.CONCAT(&quot;0b&quot;; MID([.$D91];1;[.$E91])))" office:value-type="string" office:string-value="0b11100" calcext:value-type="string">
            <text:p>0b11100</text:p>
          </table:table-cell>
          <table:table-cell table:style-name="ce29" table:formula="of:=IF(MID([.$D91];1+[.$E91]; 8)=&quot;&quot;; &quot;&quot;; COM.MICROSOFT.CONCAT(&quot;0b&quot;; MID([.$D91];1+[.$E91]; 8)))" office:value-type="string" office:string-value="0b11" calcext:value-type="string">
            <text:p>0b11</text:p>
          </table:table-cell>
          <table:table-cell table:style-name="ce29" table:formula="of:=IF(MID([.$D91];1+[.$E91]+8; 8)=&quot;&quot;; &quot;&quot;; COM.MICROSOFT.CONCAT(&quot;0b&quot;; MID([.$D91];1+[.$E91]+8; 8)))">
            <text:p/>
          </table:table-cell>
          <table:table-cell table:style-name="ce29" table:formula="of:=IF(MID([.$D91];1+[.$E91]+8+8; 8)=&quot;&quot;; &quot;&quot;; COM.MICROSOFT.CONCAT(&quot;0b&quot;; MID([.$D91];1+[.$E91]+8+8; 8)))">
            <text:p/>
          </table:table-cell>
          <table:table-cell table:style-name="ce29" table:formula="of:=IF(MID([.$D91];1+[.$E91]+8+8+8; 8)=&quot;&quot;; &quot;&quot;; COM.MICROSOFT.CONCAT(&quot;0b&quot;; MID([.$D91];1+[.$E91]+8+8+8; 8)))">
            <text:p/>
          </table:table-cell>
          <table:table-cell table:style-name="ce31" table:formula="of:=[.E91]-LEN([.F91])+2" office:value-type="float" office:value="0" calcext:value-type="float">
            <text:p>0</text:p>
          </table:table-cell>
          <table:table-cell table:style-name="ce29" table:formula="of:=IF([.G91]=&quot;&quot;; &quot;&quot;; 8-LEN([.G91])+2)" office:value-type="float" office:value="6" calcext:value-type="float">
            <text:p>6</text:p>
          </table:table-cell>
          <table:table-cell table:style-name="ce29" table:formula="of:=IF([.H91]=&quot;&quot;; &quot;&quot;; 8-LEN([.H91])+2)">
            <text:p/>
          </table:table-cell>
          <table:table-cell table:style-name="ce29" table:formula="of:=IF([.I91]=&quot;&quot;; &quot;&quot;; 8-LEN([.I91])+2)">
            <text:p/>
          </table:table-cell>
          <table:table-cell table:style-name="ce29" table:formula="of:=IF([.J91]=&quot;&quot;; &quot;&quot;; 8-LEN([.J91])+2)">
            <text:p/>
          </table:table-cell>
          <table:table-cell table:style-name="ce31" table:formula="of:=IF(OR([.$F91]=&quot;&quot;; [.$E91]=8); &quot;&quot;; &quot;+ &quot;)" office:value-type="string" office:string-value="+ " calcext:value-type="string">
            <text:p>+ </text:p>
          </table:table-cell>
          <table:table-cell table:style-name="ce32" table:formula="of:=IF([.$F91]=&quot;&quot;; &quot;&quot;; IF([.$K91]&gt;0; COM.MICROSOFT.CONCAT(&quot;(&quot;; [.$F91]; &quot; &lt;&lt; &quot;; [.$K91]; &quot;)&quot;); [.$F91]))" office:value-type="string" office:string-value="0b11100" calcext:value-type="string">
            <text:p>0b11100</text:p>
          </table:table-cell>
          <table:table-cell table:style-name="ce32" table:formula="of:=IF(OR([.$F91]=&quot;&quot;; AND([.$G91]=&quot;&quot;; [.$K91]&lt;&gt;0)); &quot;&quot;; &quot;, &quot;)" office:value-type="string" office:string-value=", " calcext:value-type="string">
            <text:p>, </text:p>
          </table:table-cell>
          <table:table-cell table:style-name="ce32" table:formula="of:=IF([.$G91]=&quot;&quot;; &quot;&quot;; IF([.$L91]&gt;0; COM.MICROSOFT.CONCAT(&quot;(&quot;; [.$G91]; &quot; &lt;&lt; &quot;; [.$L91]; &quot;)&quot;); [.$G91]))" office:value-type="string" office:string-value="(0b11 &lt;&lt; 6)" calcext:value-type="string">
            <text:p>(0b11 &lt;&lt; 6)</text:p>
          </table:table-cell>
          <table:table-cell table:style-name="ce32" table:formula="of:=IF(OR([.$G91]=&quot;&quot;; AND([.$H91]=&quot;&quot;; [.$L91]&lt;&gt;0)); &quot;&quot;; &quot;, &quot;)">
            <text:p/>
          </table:table-cell>
          <table:table-cell table:style-name="ce32" table:formula="of:=IF([.$H91]=&quot;&quot;; &quot;&quot;; IF([.$M91]&gt;0; COM.MICROSOFT.CONCAT(&quot;(&quot;; [.$H91]; &quot; &lt;&lt; &quot;; [.$M91]; &quot;)&quot;); [.$H91]))">
            <text:p/>
          </table:table-cell>
          <table:table-cell table:style-name="ce32" table:formula="of:=IF(OR([.$H91]=&quot;&quot;; AND([.$I91]=&quot;&quot;; [.$M91]&lt;&gt;0)); &quot;&quot;; &quot;, &quot;)">
            <text:p/>
          </table:table-cell>
          <table:table-cell table:style-name="ce32" table:formula="of:=IF([.$I91]=&quot;&quot;; &quot;&quot;; IF([.$N91]&gt;0; COM.MICROSOFT.CONCAT(&quot;(&quot;; [.$I91]; &quot; &lt;&lt; &quot;; [.$N91]; &quot;)&quot;); [.$I91]))">
            <text:p/>
          </table:table-cell>
          <table:table-cell table:style-name="ce32" table:formula="of:=IF(OR([.$I91]=&quot;&quot;; AND([.$J91]=&quot;&quot;; [.$N91]&lt;&gt;0)); &quot;&quot;; &quot;, &quot;)">
            <text:p/>
          </table:table-cell>
          <table:table-cell table:style-name="ce32" table:formula="of:=IF([.$J91]=&quot;&quot;; &quot;&quot;; IF([.$O91]&gt;0; COM.MICROSOFT.CONCAT(&quot;(&quot;; [.$J91]; &quot; &lt;&lt; &quot;; [.$O91]; &quot;)&quot;); [.$J91]))">
            <text:p/>
          </table:table-cell>
          <table:table-cell table:style-name="ce33" table:formula="of:=IF(OR([.$J91]=&quot;&quot;; AND([.$O91]&lt;&gt;0)); &quot;&quot;; &quot;, &quot;)">
            <text:p/>
          </table:table-cell>
          <table:table-cell table:formula="of:=COM.MICROSOFT.CONCAT(&quot;// &quot;; [.B91]; &quot; &quot;; IF([.A91]=&quot;&quot;; &quot;   &quot;; COM.MICROSOFT.CONCAT(&quot;-&quot;; [.A91]; &quot;-&quot;)); &quot; &quot;; [.C91])" office:value-type="string" office:string-value="// 89 -Y- |1110011" calcext:value-type="string">
            <text:p>// 89 -Y- |1110011</text:p>
          </table:table-cell>
          <table:table-cell table:formula="of:=COM.MICROSOFT.CONCAT([.P91:.Z91])" office:value-type="string" office:string-value="+ 0b11100, (0b11 &lt;&lt; 6)" calcext:value-type="string">
            <text:p>+ 0b11100, (0b11 &lt;&lt; 6)</text:p>
          </table:table-cell>
          <table:table-cell table:formula="of:=COM.MICROSOFT.CONCAT([.AA91]; CHAR(10); [.AB91])" office:value-type="string" office:string-value="// 89 -Y- |1110011&#10;+ 0b11100, (0b11 &lt;&lt; 6)" calcext:value-type="string">
            <text:p>// 89 -Y- |1110011</text:p>
            <text:p>+ 0b11100, (0b11 &lt;&lt; 6)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Z</text:p>
          </table:table-cell>
          <table:table-cell table:style-name="ce22" office:value-type="float" office:value="90" calcext:value-type="float">
            <text:p>90</text:p>
          </table:table-cell>
          <table:table-cell table:style-name="ce24" office:value-type="string" calcext:value-type="string">
            <text:p>|11111101</text:p>
          </table:table-cell>
          <table:table-cell table:style-name="ce24" office:value-type="string" calcext:value-type="string">
            <text:p>11111101</text:p>
          </table:table-cell>
          <table:table-cell table:formula="of:=8-MOD(LEN([.$D91])-[.$E91]; 8)" office:value-type="float" office:value="6" calcext:value-type="float">
            <text:p>6</text:p>
          </table:table-cell>
          <table:table-cell table:style-name="ce29" table:formula="of:=IF(MID([.$D92];1;[.$E92])=&quot;&quot;; &quot;&quot;; COM.MICROSOFT.CONCAT(&quot;0b&quot;; MID([.$D92];1;[.$E92])))" office:value-type="string" office:string-value="0b111111" calcext:value-type="string">
            <text:p>0b111111</text:p>
          </table:table-cell>
          <table:table-cell table:style-name="ce29" table:formula="of:=IF(MID([.$D92];1+[.$E92]; 8)=&quot;&quot;; &quot;&quot;; COM.MICROSOFT.CONCAT(&quot;0b&quot;; MID([.$D92];1+[.$E92]; 8)))" office:value-type="string" office:string-value="0b01" calcext:value-type="string">
            <text:p>0b01</text:p>
          </table:table-cell>
          <table:table-cell table:style-name="ce29" table:formula="of:=IF(MID([.$D92];1+[.$E92]+8; 8)=&quot;&quot;; &quot;&quot;; COM.MICROSOFT.CONCAT(&quot;0b&quot;; MID([.$D92];1+[.$E92]+8; 8)))">
            <text:p/>
          </table:table-cell>
          <table:table-cell table:style-name="ce29" table:formula="of:=IF(MID([.$D92];1+[.$E92]+8+8; 8)=&quot;&quot;; &quot;&quot;; COM.MICROSOFT.CONCAT(&quot;0b&quot;; MID([.$D92];1+[.$E92]+8+8; 8)))">
            <text:p/>
          </table:table-cell>
          <table:table-cell table:style-name="ce29" table:formula="of:=IF(MID([.$D92];1+[.$E92]+8+8+8; 8)=&quot;&quot;; &quot;&quot;; COM.MICROSOFT.CONCAT(&quot;0b&quot;; MID([.$D92];1+[.$E92]+8+8+8; 8)))">
            <text:p/>
          </table:table-cell>
          <table:table-cell table:style-name="ce31" table:formula="of:=[.E92]-LEN([.F92])+2" office:value-type="float" office:value="0" calcext:value-type="float">
            <text:p>0</text:p>
          </table:table-cell>
          <table:table-cell table:style-name="ce29" table:formula="of:=IF([.G92]=&quot;&quot;; &quot;&quot;; 8-LEN([.G92])+2)" office:value-type="float" office:value="6" calcext:value-type="float">
            <text:p>6</text:p>
          </table:table-cell>
          <table:table-cell table:style-name="ce29" table:formula="of:=IF([.H92]=&quot;&quot;; &quot;&quot;; 8-LEN([.H92])+2)">
            <text:p/>
          </table:table-cell>
          <table:table-cell table:style-name="ce29" table:formula="of:=IF([.I92]=&quot;&quot;; &quot;&quot;; 8-LEN([.I92])+2)">
            <text:p/>
          </table:table-cell>
          <table:table-cell table:style-name="ce29" table:formula="of:=IF([.J92]=&quot;&quot;; &quot;&quot;; 8-LEN([.J92])+2)">
            <text:p/>
          </table:table-cell>
          <table:table-cell table:style-name="ce31" table:formula="of:=IF(OR([.$F92]=&quot;&quot;; [.$E92]=8); &quot;&quot;; &quot;+ &quot;)" office:value-type="string" office:string-value="+ " calcext:value-type="string">
            <text:p>+ </text:p>
          </table:table-cell>
          <table:table-cell table:style-name="ce32" table:formula="of:=IF([.$F92]=&quot;&quot;; &quot;&quot;; IF([.$K92]&gt;0; COM.MICROSOFT.CONCAT(&quot;(&quot;; [.$F92]; &quot; &lt;&lt; &quot;; [.$K92]; &quot;)&quot;); [.$F92]))" office:value-type="string" office:string-value="0b111111" calcext:value-type="string">
            <text:p>0b111111</text:p>
          </table:table-cell>
          <table:table-cell table:style-name="ce32" table:formula="of:=IF(OR([.$F92]=&quot;&quot;; AND([.$G92]=&quot;&quot;; [.$K92]&lt;&gt;0)); &quot;&quot;; &quot;, &quot;)" office:value-type="string" office:string-value=", " calcext:value-type="string">
            <text:p>, </text:p>
          </table:table-cell>
          <table:table-cell table:style-name="ce32" table:formula="of:=IF([.$G92]=&quot;&quot;; &quot;&quot;; IF([.$L92]&gt;0; COM.MICROSOFT.CONCAT(&quot;(&quot;; [.$G92]; &quot; &lt;&lt; &quot;; [.$L92]; &quot;)&quot;); [.$G92]))" office:value-type="string" office:string-value="(0b01 &lt;&lt; 6)" calcext:value-type="string">
            <text:p>(0b01 &lt;&lt; 6)</text:p>
          </table:table-cell>
          <table:table-cell table:style-name="ce32" table:formula="of:=IF(OR([.$G92]=&quot;&quot;; AND([.$H92]=&quot;&quot;; [.$L92]&lt;&gt;0)); &quot;&quot;; &quot;, &quot;)">
            <text:p/>
          </table:table-cell>
          <table:table-cell table:style-name="ce32" table:formula="of:=IF([.$H92]=&quot;&quot;; &quot;&quot;; IF([.$M92]&gt;0; COM.MICROSOFT.CONCAT(&quot;(&quot;; [.$H92]; &quot; &lt;&lt; &quot;; [.$M92]; &quot;)&quot;); [.$H92]))">
            <text:p/>
          </table:table-cell>
          <table:table-cell table:style-name="ce32" table:formula="of:=IF(OR([.$H92]=&quot;&quot;; AND([.$I92]=&quot;&quot;; [.$M92]&lt;&gt;0)); &quot;&quot;; &quot;, &quot;)">
            <text:p/>
          </table:table-cell>
          <table:table-cell table:style-name="ce32" table:formula="of:=IF([.$I92]=&quot;&quot;; &quot;&quot;; IF([.$N92]&gt;0; COM.MICROSOFT.CONCAT(&quot;(&quot;; [.$I92]; &quot; &lt;&lt; &quot;; [.$N92]; &quot;)&quot;); [.$I92]))">
            <text:p/>
          </table:table-cell>
          <table:table-cell table:style-name="ce32" table:formula="of:=IF(OR([.$I92]=&quot;&quot;; AND([.$J92]=&quot;&quot;; [.$N92]&lt;&gt;0)); &quot;&quot;; &quot;, &quot;)">
            <text:p/>
          </table:table-cell>
          <table:table-cell table:style-name="ce32" table:formula="of:=IF([.$J92]=&quot;&quot;; &quot;&quot;; IF([.$O92]&gt;0; COM.MICROSOFT.CONCAT(&quot;(&quot;; [.$J92]; &quot; &lt;&lt; &quot;; [.$O92]; &quot;)&quot;); [.$J92]))">
            <text:p/>
          </table:table-cell>
          <table:table-cell table:style-name="ce33" table:formula="of:=IF(OR([.$J92]=&quot;&quot;; AND([.$O92]&lt;&gt;0)); &quot;&quot;; &quot;, &quot;)">
            <text:p/>
          </table:table-cell>
          <table:table-cell table:formula="of:=COM.MICROSOFT.CONCAT(&quot;// &quot;; [.B92]; &quot; &quot;; IF([.A92]=&quot;&quot;; &quot;   &quot;; COM.MICROSOFT.CONCAT(&quot;-&quot;; [.A92]; &quot;-&quot;)); &quot; &quot;; [.C92])" office:value-type="string" office:string-value="// 90 -Z- |11111101" calcext:value-type="string">
            <text:p>// 90 -Z- |11111101</text:p>
          </table:table-cell>
          <table:table-cell table:formula="of:=COM.MICROSOFT.CONCAT([.P92:.Z92])" office:value-type="string" office:string-value="+ 0b111111, (0b01 &lt;&lt; 6)" calcext:value-type="string">
            <text:p>+ 0b111111, (0b01 &lt;&lt; 6)</text:p>
          </table:table-cell>
          <table:table-cell table:formula="of:=COM.MICROSOFT.CONCAT([.AA92]; CHAR(10); [.AB92])" office:value-type="string" office:string-value="// 90 -Z- |11111101&#10;+ 0b111111, (0b01 &lt;&lt; 6)" calcext:value-type="string">
            <text:p>// 90 -Z- |11111101</text:p>
            <text:p>+ 0b111111, (0b01 &lt;&lt; 6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[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|11111111|11011</text:p>
          </table:table-cell>
          <table:table-cell office:value-type="string" calcext:value-type="string">
            <text:p>1111111111011</text:p>
          </table:table-cell>
          <table:table-cell table:formula="of:=8-MOD(LEN([.$D92])-[.$E92]; 8)" office:value-type="float" office:value="6" calcext:value-type="float">
            <text:p>6</text:p>
          </table:table-cell>
          <table:table-cell table:style-name="ce29" table:formula="of:=IF(MID([.$D93];1;[.$E93])=&quot;&quot;; &quot;&quot;; COM.MICROSOFT.CONCAT(&quot;0b&quot;; MID([.$D93];1;[.$E93])))" office:value-type="string" office:string-value="0b111111" calcext:value-type="string">
            <text:p>0b111111</text:p>
          </table:table-cell>
          <table:table-cell table:style-name="ce29" table:formula="of:=IF(MID([.$D93];1+[.$E93]; 8)=&quot;&quot;; &quot;&quot;; COM.MICROSOFT.CONCAT(&quot;0b&quot;; MID([.$D93];1+[.$E93]; 8)))" office:value-type="string" office:string-value="0b1111011" calcext:value-type="string">
            <text:p>0b1111011</text:p>
          </table:table-cell>
          <table:table-cell table:style-name="ce29" table:formula="of:=IF(MID([.$D93];1+[.$E93]+8; 8)=&quot;&quot;; &quot;&quot;; COM.MICROSOFT.CONCAT(&quot;0b&quot;; MID([.$D93];1+[.$E93]+8; 8)))">
            <text:p/>
          </table:table-cell>
          <table:table-cell table:style-name="ce29" table:formula="of:=IF(MID([.$D93];1+[.$E93]+8+8; 8)=&quot;&quot;; &quot;&quot;; COM.MICROSOFT.CONCAT(&quot;0b&quot;; MID([.$D93];1+[.$E93]+8+8; 8)))">
            <text:p/>
          </table:table-cell>
          <table:table-cell table:style-name="ce29" table:formula="of:=IF(MID([.$D93];1+[.$E93]+8+8+8; 8)=&quot;&quot;; &quot;&quot;; COM.MICROSOFT.CONCAT(&quot;0b&quot;; MID([.$D93];1+[.$E93]+8+8+8; 8)))">
            <text:p/>
          </table:table-cell>
          <table:table-cell table:style-name="ce31" table:formula="of:=[.E93]-LEN([.F93])+2" office:value-type="float" office:value="0" calcext:value-type="float">
            <text:p>0</text:p>
          </table:table-cell>
          <table:table-cell table:style-name="ce29" table:formula="of:=IF([.G93]=&quot;&quot;; &quot;&quot;; 8-LEN([.G93])+2)" office:value-type="float" office:value="1" calcext:value-type="float">
            <text:p>1</text:p>
          </table:table-cell>
          <table:table-cell table:style-name="ce29" table:formula="of:=IF([.H93]=&quot;&quot;; &quot;&quot;; 8-LEN([.H93])+2)">
            <text:p/>
          </table:table-cell>
          <table:table-cell table:style-name="ce29" table:formula="of:=IF([.I93]=&quot;&quot;; &quot;&quot;; 8-LEN([.I93])+2)">
            <text:p/>
          </table:table-cell>
          <table:table-cell table:style-name="ce29" table:formula="of:=IF([.J93]=&quot;&quot;; &quot;&quot;; 8-LEN([.J93])+2)">
            <text:p/>
          </table:table-cell>
          <table:table-cell table:style-name="ce31" table:formula="of:=IF(OR([.$F93]=&quot;&quot;; [.$E93]=8); &quot;&quot;; &quot;+ &quot;)" office:value-type="string" office:string-value="+ " calcext:value-type="string">
            <text:p>+ </text:p>
          </table:table-cell>
          <table:table-cell table:style-name="ce32" table:formula="of:=IF([.$F93]=&quot;&quot;; &quot;&quot;; IF([.$K93]&gt;0; COM.MICROSOFT.CONCAT(&quot;(&quot;; [.$F93]; &quot; &lt;&lt; &quot;; [.$K93]; &quot;)&quot;); [.$F93]))" office:value-type="string" office:string-value="0b111111" calcext:value-type="string">
            <text:p>0b111111</text:p>
          </table:table-cell>
          <table:table-cell table:style-name="ce32" table:formula="of:=IF(OR([.$F93]=&quot;&quot;; AND([.$G93]=&quot;&quot;; [.$K93]&lt;&gt;0)); &quot;&quot;; &quot;, &quot;)" office:value-type="string" office:string-value=", " calcext:value-type="string">
            <text:p>, </text:p>
          </table:table-cell>
          <table:table-cell table:style-name="ce32" table:formula="of:=IF([.$G93]=&quot;&quot;; &quot;&quot;; IF([.$L93]&gt;0; COM.MICROSOFT.CONCAT(&quot;(&quot;; [.$G93]; &quot; &lt;&lt; &quot;; [.$L93]; &quot;)&quot;); [.$G93]))" office:value-type="string" office:string-value="(0b1111011 &lt;&lt; 1)" calcext:value-type="string">
            <text:p>(0b1111011 &lt;&lt; 1)</text:p>
          </table:table-cell>
          <table:table-cell table:style-name="ce32" table:formula="of:=IF(OR([.$G93]=&quot;&quot;; AND([.$H93]=&quot;&quot;; [.$L93]&lt;&gt;0)); &quot;&quot;; &quot;, &quot;)">
            <text:p/>
          </table:table-cell>
          <table:table-cell table:style-name="ce32" table:formula="of:=IF([.$H93]=&quot;&quot;; &quot;&quot;; IF([.$M93]&gt;0; COM.MICROSOFT.CONCAT(&quot;(&quot;; [.$H93]; &quot; &lt;&lt; &quot;; [.$M93]; &quot;)&quot;); [.$H93]))">
            <text:p/>
          </table:table-cell>
          <table:table-cell table:style-name="ce32" table:formula="of:=IF(OR([.$H93]=&quot;&quot;; AND([.$I93]=&quot;&quot;; [.$M93]&lt;&gt;0)); &quot;&quot;; &quot;, &quot;)">
            <text:p/>
          </table:table-cell>
          <table:table-cell table:style-name="ce32" table:formula="of:=IF([.$I93]=&quot;&quot;; &quot;&quot;; IF([.$N93]&gt;0; COM.MICROSOFT.CONCAT(&quot;(&quot;; [.$I93]; &quot; &lt;&lt; &quot;; [.$N93]; &quot;)&quot;); [.$I93]))">
            <text:p/>
          </table:table-cell>
          <table:table-cell table:style-name="ce32" table:formula="of:=IF(OR([.$I93]=&quot;&quot;; AND([.$J93]=&quot;&quot;; [.$N93]&lt;&gt;0)); &quot;&quot;; &quot;, &quot;)">
            <text:p/>
          </table:table-cell>
          <table:table-cell table:style-name="ce32" table:formula="of:=IF([.$J93]=&quot;&quot;; &quot;&quot;; IF([.$O93]&gt;0; COM.MICROSOFT.CONCAT(&quot;(&quot;; [.$J93]; &quot; &lt;&lt; &quot;; [.$O93]; &quot;)&quot;); [.$J93]))">
            <text:p/>
          </table:table-cell>
          <table:table-cell table:style-name="ce33" table:formula="of:=IF(OR([.$J93]=&quot;&quot;; AND([.$O93]&lt;&gt;0)); &quot;&quot;; &quot;, &quot;)">
            <text:p/>
          </table:table-cell>
          <table:table-cell table:formula="of:=COM.MICROSOFT.CONCAT(&quot;// &quot;; [.B93]; &quot; &quot;; IF([.A93]=&quot;&quot;; &quot;   &quot;; COM.MICROSOFT.CONCAT(&quot;-&quot;; [.A93]; &quot;-&quot;)); &quot; &quot;; [.C93])" office:value-type="string" office:string-value="// 91 -[- |11111111|11011" calcext:value-type="string">
            <text:p>// 91 -[- |11111111|11011</text:p>
          </table:table-cell>
          <table:table-cell table:formula="of:=COM.MICROSOFT.CONCAT([.P93:.Z93])" office:value-type="string" office:string-value="+ 0b111111, (0b1111011 &lt;&lt; 1)" calcext:value-type="string">
            <text:p>+ 0b111111, (0b1111011 &lt;&lt; 1)</text:p>
          </table:table-cell>
          <table:table-cell table:formula="of:=COM.MICROSOFT.CONCAT([.AA93]; CHAR(10); [.AB93])" office:value-type="string" office:string-value="// 91 -[- |11111111|11011&#10;+ 0b111111, (0b1111011 &lt;&lt; 1)" calcext:value-type="string">
            <text:p>// 91 -[- |11111111|11011</text:p>
            <text:p>+ 0b111111, (0b1111011 &lt;&lt; 1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\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|11111111|11111110|000</text:p>
          </table:table-cell>
          <table:table-cell office:value-type="string" calcext:value-type="string">
            <text:p>1111111111111110000</text:p>
          </table:table-cell>
          <table:table-cell table:formula="of:=8-MOD(LEN([.$D93])-[.$E93]; 8)" office:value-type="float" office:value="1" calcext:value-type="float">
            <text:p>1</text:p>
          </table:table-cell>
          <table:table-cell table:style-name="ce29" table:formula="of:=IF(MID([.$D94];1;[.$E94])=&quot;&quot;; &quot;&quot;; COM.MICROSOFT.CONCAT(&quot;0b&quot;; MID([.$D94];1;[.$E94])))" office:value-type="string" office:string-value="0b1" calcext:value-type="string">
            <text:p>0b1</text:p>
          </table:table-cell>
          <table:table-cell table:style-name="ce29" table:formula="of:=IF(MID([.$D94];1+[.$E94]; 8)=&quot;&quot;; &quot;&quot;; COM.MICROSOFT.CONCAT(&quot;0b&quot;; MID([.$D94];1+[.$E94]; 8)))" office:value-type="string" office:string-value="0b11111111" calcext:value-type="string">
            <text:p>0b11111111</text:p>
          </table:table-cell>
          <table:table-cell table:style-name="ce29" table:formula="of:=IF(MID([.$D94];1+[.$E94]+8; 8)=&quot;&quot;; &quot;&quot;; COM.MICROSOFT.CONCAT(&quot;0b&quot;; MID([.$D94];1+[.$E94]+8; 8)))" office:value-type="string" office:string-value="0b11111100" calcext:value-type="string">
            <text:p>0b11111100</text:p>
          </table:table-cell>
          <table:table-cell table:style-name="ce29" table:formula="of:=IF(MID([.$D94];1+[.$E94]+8+8; 8)=&quot;&quot;; &quot;&quot;; COM.MICROSOFT.CONCAT(&quot;0b&quot;; MID([.$D94];1+[.$E94]+8+8; 8)))" office:value-type="string" office:string-value="0b00" calcext:value-type="string">
            <text:p>0b00</text:p>
          </table:table-cell>
          <table:table-cell table:style-name="ce29" table:formula="of:=IF(MID([.$D94];1+[.$E94]+8+8+8; 8)=&quot;&quot;; &quot;&quot;; COM.MICROSOFT.CONCAT(&quot;0b&quot;; MID([.$D94];1+[.$E94]+8+8+8; 8)))">
            <text:p/>
          </table:table-cell>
          <table:table-cell table:style-name="ce31" table:formula="of:=[.E94]-LEN([.F94])+2" office:value-type="float" office:value="0" calcext:value-type="float">
            <text:p>0</text:p>
          </table:table-cell>
          <table:table-cell table:style-name="ce29" table:formula="of:=IF([.G94]=&quot;&quot;; &quot;&quot;; 8-LEN([.G94])+2)" office:value-type="float" office:value="0" calcext:value-type="float">
            <text:p>0</text:p>
          </table:table-cell>
          <table:table-cell table:style-name="ce29" table:formula="of:=IF([.H94]=&quot;&quot;; &quot;&quot;; 8-LEN([.H94])+2)" office:value-type="float" office:value="0" calcext:value-type="float">
            <text:p>0</text:p>
          </table:table-cell>
          <table:table-cell table:style-name="ce29" table:formula="of:=IF([.I94]=&quot;&quot;; &quot;&quot;; 8-LEN([.I94])+2)" office:value-type="float" office:value="6" calcext:value-type="float">
            <text:p>6</text:p>
          </table:table-cell>
          <table:table-cell table:style-name="ce29" table:formula="of:=IF([.J94]=&quot;&quot;; &quot;&quot;; 8-LEN([.J94])+2)">
            <text:p/>
          </table:table-cell>
          <table:table-cell table:style-name="ce31" table:formula="of:=IF(OR([.$F94]=&quot;&quot;; [.$E94]=8); &quot;&quot;; &quot;+ &quot;)" office:value-type="string" office:string-value="+ " calcext:value-type="string">
            <text:p>+ </text:p>
          </table:table-cell>
          <table:table-cell table:style-name="ce32" table:formula="of:=IF([.$F94]=&quot;&quot;; &quot;&quot;; IF([.$K94]&gt;0; COM.MICROSOFT.CONCAT(&quot;(&quot;; [.$F94]; &quot; &lt;&lt; &quot;; [.$K94]; &quot;)&quot;); [.$F94]))" office:value-type="string" office:string-value="0b1" calcext:value-type="string">
            <text:p>0b1</text:p>
          </table:table-cell>
          <table:table-cell table:style-name="ce32" table:formula="of:=IF(OR([.$F94]=&quot;&quot;; AND([.$G94]=&quot;&quot;; [.$K94]&lt;&gt;0)); &quot;&quot;; &quot;, &quot;)" office:value-type="string" office:string-value=", " calcext:value-type="string">
            <text:p>, </text:p>
          </table:table-cell>
          <table:table-cell table:style-name="ce32" table:formula="of:=IF([.$G94]=&quot;&quot;; &quot;&quot;; IF([.$L94]&gt;0; COM.MICROSOFT.CONCAT(&quot;(&quot;; [.$G94]; &quot; &lt;&lt; &quot;; [.$L94]; &quot;)&quot;); [.$G94]))" office:value-type="string" office:string-value="0b11111111" calcext:value-type="string">
            <text:p>0b11111111</text:p>
          </table:table-cell>
          <table:table-cell table:style-name="ce32" table:formula="of:=IF(OR([.$G94]=&quot;&quot;; AND([.$H94]=&quot;&quot;; [.$L94]&lt;&gt;0)); &quot;&quot;; &quot;, &quot;)" office:value-type="string" office:string-value=", " calcext:value-type="string">
            <text:p>, </text:p>
          </table:table-cell>
          <table:table-cell table:style-name="ce32" table:formula="of:=IF([.$H94]=&quot;&quot;; &quot;&quot;; IF([.$M94]&gt;0; COM.MICROSOFT.CONCAT(&quot;(&quot;; [.$H94]; &quot; &lt;&lt; &quot;; [.$M94]; &quot;)&quot;); [.$H94]))" office:value-type="string" office:string-value="0b11111100" calcext:value-type="string">
            <text:p>0b11111100</text:p>
          </table:table-cell>
          <table:table-cell table:style-name="ce32" table:formula="of:=IF(OR([.$H94]=&quot;&quot;; AND([.$I94]=&quot;&quot;; [.$M94]&lt;&gt;0)); &quot;&quot;; &quot;, &quot;)" office:value-type="string" office:string-value=", " calcext:value-type="string">
            <text:p>, </text:p>
          </table:table-cell>
          <table:table-cell table:style-name="ce32" table:formula="of:=IF([.$I94]=&quot;&quot;; &quot;&quot;; IF([.$N94]&gt;0; COM.MICROSOFT.CONCAT(&quot;(&quot;; [.$I94]; &quot; &lt;&lt; &quot;; [.$N94]; &quot;)&quot;); [.$I94]))" office:value-type="string" office:string-value="(0b00 &lt;&lt; 6)" calcext:value-type="string">
            <text:p>(0b00 &lt;&lt; 6)</text:p>
          </table:table-cell>
          <table:table-cell table:style-name="ce32" table:formula="of:=IF(OR([.$I94]=&quot;&quot;; AND([.$J94]=&quot;&quot;; [.$N94]&lt;&gt;0)); &quot;&quot;; &quot;, &quot;)">
            <text:p/>
          </table:table-cell>
          <table:table-cell table:style-name="ce32" table:formula="of:=IF([.$J94]=&quot;&quot;; &quot;&quot;; IF([.$O94]&gt;0; COM.MICROSOFT.CONCAT(&quot;(&quot;; [.$J94]; &quot; &lt;&lt; &quot;; [.$O94]; &quot;)&quot;); [.$J94]))">
            <text:p/>
          </table:table-cell>
          <table:table-cell table:style-name="ce33" table:formula="of:=IF(OR([.$J94]=&quot;&quot;; AND([.$O94]&lt;&gt;0)); &quot;&quot;; &quot;, &quot;)">
            <text:p/>
          </table:table-cell>
          <table:table-cell table:formula="of:=COM.MICROSOFT.CONCAT(&quot;// &quot;; [.B94]; &quot; &quot;; IF([.A94]=&quot;&quot;; &quot;   &quot;; COM.MICROSOFT.CONCAT(&quot;-&quot;; [.A94]; &quot;-&quot;)); &quot; &quot;; [.C94])" office:value-type="string" office:string-value="// 92 -\- |11111111|11111110|000" calcext:value-type="string">
            <text:p>// 92 -\- |11111111|11111110|000</text:p>
          </table:table-cell>
          <table:table-cell table:formula="of:=COM.MICROSOFT.CONCAT([.P94:.Z94])" office:value-type="string" office:string-value="+ 0b1, 0b11111111, 0b11111100, (0b00 &lt;&lt; 6)" calcext:value-type="string">
            <text:p>+ 0b1, 0b11111111, 0b11111100, (0b00 &lt;&lt; 6)</text:p>
          </table:table-cell>
          <table:table-cell table:formula="of:=COM.MICROSOFT.CONCAT([.AA94]; CHAR(10); [.AB94])" office:value-type="string" office:string-value="// 92 -\- |11111111|11111110|000&#10;+ 0b1, 0b11111111, 0b11111100, (0b00 &lt;&lt; 6)" calcext:value-type="string">
            <text:p>// 92 -\- |11111111|11111110|000</text:p>
            <text:p>+ 0b1, 0b11111111, 0b11111100, (0b00 &lt;&lt; 6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]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|11111111|11100</text:p>
          </table:table-cell>
          <table:table-cell office:value-type="string" calcext:value-type="string">
            <text:p>1111111111100</text:p>
          </table:table-cell>
          <table:table-cell table:formula="of:=8-MOD(LEN([.$D94])-[.$E94]; 8)" office:value-type="float" office:value="6" calcext:value-type="float">
            <text:p>6</text:p>
          </table:table-cell>
          <table:table-cell table:style-name="ce29" table:formula="of:=IF(MID([.$D95];1;[.$E95])=&quot;&quot;; &quot;&quot;; COM.MICROSOFT.CONCAT(&quot;0b&quot;; MID([.$D95];1;[.$E95])))" office:value-type="string" office:string-value="0b111111" calcext:value-type="string">
            <text:p>0b111111</text:p>
          </table:table-cell>
          <table:table-cell table:style-name="ce29" table:formula="of:=IF(MID([.$D95];1+[.$E95]; 8)=&quot;&quot;; &quot;&quot;; COM.MICROSOFT.CONCAT(&quot;0b&quot;; MID([.$D95];1+[.$E95]; 8)))" office:value-type="string" office:string-value="0b1111100" calcext:value-type="string">
            <text:p>0b1111100</text:p>
          </table:table-cell>
          <table:table-cell table:style-name="ce29" table:formula="of:=IF(MID([.$D95];1+[.$E95]+8; 8)=&quot;&quot;; &quot;&quot;; COM.MICROSOFT.CONCAT(&quot;0b&quot;; MID([.$D95];1+[.$E95]+8; 8)))">
            <text:p/>
          </table:table-cell>
          <table:table-cell table:style-name="ce29" table:formula="of:=IF(MID([.$D95];1+[.$E95]+8+8; 8)=&quot;&quot;; &quot;&quot;; COM.MICROSOFT.CONCAT(&quot;0b&quot;; MID([.$D95];1+[.$E95]+8+8; 8)))">
            <text:p/>
          </table:table-cell>
          <table:table-cell table:style-name="ce29" table:formula="of:=IF(MID([.$D95];1+[.$E95]+8+8+8; 8)=&quot;&quot;; &quot;&quot;; COM.MICROSOFT.CONCAT(&quot;0b&quot;; MID([.$D95];1+[.$E95]+8+8+8; 8)))">
            <text:p/>
          </table:table-cell>
          <table:table-cell table:style-name="ce31" table:formula="of:=[.E95]-LEN([.F95])+2" office:value-type="float" office:value="0" calcext:value-type="float">
            <text:p>0</text:p>
          </table:table-cell>
          <table:table-cell table:style-name="ce29" table:formula="of:=IF([.G95]=&quot;&quot;; &quot;&quot;; 8-LEN([.G95])+2)" office:value-type="float" office:value="1" calcext:value-type="float">
            <text:p>1</text:p>
          </table:table-cell>
          <table:table-cell table:style-name="ce29" table:formula="of:=IF([.H95]=&quot;&quot;; &quot;&quot;; 8-LEN([.H95])+2)">
            <text:p/>
          </table:table-cell>
          <table:table-cell table:style-name="ce29" table:formula="of:=IF([.I95]=&quot;&quot;; &quot;&quot;; 8-LEN([.I95])+2)">
            <text:p/>
          </table:table-cell>
          <table:table-cell table:style-name="ce29" table:formula="of:=IF([.J95]=&quot;&quot;; &quot;&quot;; 8-LEN([.J95])+2)">
            <text:p/>
          </table:table-cell>
          <table:table-cell table:style-name="ce31" table:formula="of:=IF(OR([.$F95]=&quot;&quot;; [.$E95]=8); &quot;&quot;; &quot;+ &quot;)" office:value-type="string" office:string-value="+ " calcext:value-type="string">
            <text:p>+ </text:p>
          </table:table-cell>
          <table:table-cell table:style-name="ce32" table:formula="of:=IF([.$F95]=&quot;&quot;; &quot;&quot;; IF([.$K95]&gt;0; COM.MICROSOFT.CONCAT(&quot;(&quot;; [.$F95]; &quot; &lt;&lt; &quot;; [.$K95]; &quot;)&quot;); [.$F95]))" office:value-type="string" office:string-value="0b111111" calcext:value-type="string">
            <text:p>0b111111</text:p>
          </table:table-cell>
          <table:table-cell table:style-name="ce32" table:formula="of:=IF(OR([.$F95]=&quot;&quot;; AND([.$G95]=&quot;&quot;; [.$K95]&lt;&gt;0)); &quot;&quot;; &quot;, &quot;)" office:value-type="string" office:string-value=", " calcext:value-type="string">
            <text:p>, </text:p>
          </table:table-cell>
          <table:table-cell table:style-name="ce32" table:formula="of:=IF([.$G95]=&quot;&quot;; &quot;&quot;; IF([.$L95]&gt;0; COM.MICROSOFT.CONCAT(&quot;(&quot;; [.$G95]; &quot; &lt;&lt; &quot;; [.$L95]; &quot;)&quot;); [.$G95]))" office:value-type="string" office:string-value="(0b1111100 &lt;&lt; 1)" calcext:value-type="string">
            <text:p>(0b1111100 &lt;&lt; 1)</text:p>
          </table:table-cell>
          <table:table-cell table:style-name="ce32" table:formula="of:=IF(OR([.$G95]=&quot;&quot;; AND([.$H95]=&quot;&quot;; [.$L95]&lt;&gt;0)); &quot;&quot;; &quot;, &quot;)">
            <text:p/>
          </table:table-cell>
          <table:table-cell table:style-name="ce32" table:formula="of:=IF([.$H95]=&quot;&quot;; &quot;&quot;; IF([.$M95]&gt;0; COM.MICROSOFT.CONCAT(&quot;(&quot;; [.$H95]; &quot; &lt;&lt; &quot;; [.$M95]; &quot;)&quot;); [.$H95]))">
            <text:p/>
          </table:table-cell>
          <table:table-cell table:style-name="ce32" table:formula="of:=IF(OR([.$H95]=&quot;&quot;; AND([.$I95]=&quot;&quot;; [.$M95]&lt;&gt;0)); &quot;&quot;; &quot;, &quot;)">
            <text:p/>
          </table:table-cell>
          <table:table-cell table:style-name="ce32" table:formula="of:=IF([.$I95]=&quot;&quot;; &quot;&quot;; IF([.$N95]&gt;0; COM.MICROSOFT.CONCAT(&quot;(&quot;; [.$I95]; &quot; &lt;&lt; &quot;; [.$N95]; &quot;)&quot;); [.$I95]))">
            <text:p/>
          </table:table-cell>
          <table:table-cell table:style-name="ce32" table:formula="of:=IF(OR([.$I95]=&quot;&quot;; AND([.$J95]=&quot;&quot;; [.$N95]&lt;&gt;0)); &quot;&quot;; &quot;, &quot;)">
            <text:p/>
          </table:table-cell>
          <table:table-cell table:style-name="ce32" table:formula="of:=IF([.$J95]=&quot;&quot;; &quot;&quot;; IF([.$O95]&gt;0; COM.MICROSOFT.CONCAT(&quot;(&quot;; [.$J95]; &quot; &lt;&lt; &quot;; [.$O95]; &quot;)&quot;); [.$J95]))">
            <text:p/>
          </table:table-cell>
          <table:table-cell table:style-name="ce33" table:formula="of:=IF(OR([.$J95]=&quot;&quot;; AND([.$O95]&lt;&gt;0)); &quot;&quot;; &quot;, &quot;)">
            <text:p/>
          </table:table-cell>
          <table:table-cell table:formula="of:=COM.MICROSOFT.CONCAT(&quot;// &quot;; [.B95]; &quot; &quot;; IF([.A95]=&quot;&quot;; &quot;   &quot;; COM.MICROSOFT.CONCAT(&quot;-&quot;; [.A95]; &quot;-&quot;)); &quot; &quot;; [.C95])" office:value-type="string" office:string-value="// 93 -]- |11111111|11100" calcext:value-type="string">
            <text:p>// 93 -]- |11111111|11100</text:p>
          </table:table-cell>
          <table:table-cell table:formula="of:=COM.MICROSOFT.CONCAT([.P95:.Z95])" office:value-type="string" office:string-value="+ 0b111111, (0b1111100 &lt;&lt; 1)" calcext:value-type="string">
            <text:p>+ 0b111111, (0b1111100 &lt;&lt; 1)</text:p>
          </table:table-cell>
          <table:table-cell table:formula="of:=COM.MICROSOFT.CONCAT([.AA95]; CHAR(10); [.AB95])" office:value-type="string" office:string-value="// 93 -]- |11111111|11100&#10;+ 0b111111, (0b1111100 &lt;&lt; 1)" calcext:value-type="string">
            <text:p>// 93 -]- |11111111|11100</text:p>
            <text:p>+ 0b111111, (0b1111100 &lt;&lt; 1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^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|11111111|111100</text:p>
          </table:table-cell>
          <table:table-cell office:value-type="string" calcext:value-type="string">
            <text:p>11111111111100</text:p>
          </table:table-cell>
          <table:table-cell table:formula="of:=8-MOD(LEN([.$D95])-[.$E95]; 8)" office:value-type="float" office:value="1" calcext:value-type="float">
            <text:p>1</text:p>
          </table:table-cell>
          <table:table-cell table:style-name="ce29" table:formula="of:=IF(MID([.$D96];1;[.$E96])=&quot;&quot;; &quot;&quot;; COM.MICROSOFT.CONCAT(&quot;0b&quot;; MID([.$D96];1;[.$E96])))" office:value-type="string" office:string-value="0b1" calcext:value-type="string">
            <text:p>0b1</text:p>
          </table:table-cell>
          <table:table-cell table:style-name="ce29" table:formula="of:=IF(MID([.$D96];1+[.$E96]; 8)=&quot;&quot;; &quot;&quot;; COM.MICROSOFT.CONCAT(&quot;0b&quot;; MID([.$D96];1+[.$E96]; 8)))" office:value-type="string" office:string-value="0b11111111" calcext:value-type="string">
            <text:p>0b11111111</text:p>
          </table:table-cell>
          <table:table-cell table:style-name="ce29" table:formula="of:=IF(MID([.$D96];1+[.$E96]+8; 8)=&quot;&quot;; &quot;&quot;; COM.MICROSOFT.CONCAT(&quot;0b&quot;; MID([.$D96];1+[.$E96]+8; 8)))" office:value-type="string" office:string-value="0b11100" calcext:value-type="string">
            <text:p>0b11100</text:p>
          </table:table-cell>
          <table:table-cell table:style-name="ce29" table:formula="of:=IF(MID([.$D96];1+[.$E96]+8+8; 8)=&quot;&quot;; &quot;&quot;; COM.MICROSOFT.CONCAT(&quot;0b&quot;; MID([.$D96];1+[.$E96]+8+8; 8)))">
            <text:p/>
          </table:table-cell>
          <table:table-cell table:style-name="ce29" table:formula="of:=IF(MID([.$D96];1+[.$E96]+8+8+8; 8)=&quot;&quot;; &quot;&quot;; COM.MICROSOFT.CONCAT(&quot;0b&quot;; MID([.$D96];1+[.$E96]+8+8+8; 8)))">
            <text:p/>
          </table:table-cell>
          <table:table-cell table:style-name="ce31" table:formula="of:=[.E96]-LEN([.F96])+2" office:value-type="float" office:value="0" calcext:value-type="float">
            <text:p>0</text:p>
          </table:table-cell>
          <table:table-cell table:style-name="ce29" table:formula="of:=IF([.G96]=&quot;&quot;; &quot;&quot;; 8-LEN([.G96])+2)" office:value-type="float" office:value="0" calcext:value-type="float">
            <text:p>0</text:p>
          </table:table-cell>
          <table:table-cell table:style-name="ce29" table:formula="of:=IF([.H96]=&quot;&quot;; &quot;&quot;; 8-LEN([.H96])+2)" office:value-type="float" office:value="3" calcext:value-type="float">
            <text:p>3</text:p>
          </table:table-cell>
          <table:table-cell table:style-name="ce29" table:formula="of:=IF([.I96]=&quot;&quot;; &quot;&quot;; 8-LEN([.I96])+2)">
            <text:p/>
          </table:table-cell>
          <table:table-cell table:style-name="ce29" table:formula="of:=IF([.J96]=&quot;&quot;; &quot;&quot;; 8-LEN([.J96])+2)">
            <text:p/>
          </table:table-cell>
          <table:table-cell table:style-name="ce31" table:formula="of:=IF(OR([.$F96]=&quot;&quot;; [.$E96]=8); &quot;&quot;; &quot;+ &quot;)" office:value-type="string" office:string-value="+ " calcext:value-type="string">
            <text:p>+ </text:p>
          </table:table-cell>
          <table:table-cell table:style-name="ce32" table:formula="of:=IF([.$F96]=&quot;&quot;; &quot;&quot;; IF([.$K96]&gt;0; COM.MICROSOFT.CONCAT(&quot;(&quot;; [.$F96]; &quot; &lt;&lt; &quot;; [.$K96]; &quot;)&quot;); [.$F96]))" office:value-type="string" office:string-value="0b1" calcext:value-type="string">
            <text:p>0b1</text:p>
          </table:table-cell>
          <table:table-cell table:style-name="ce32" table:formula="of:=IF(OR([.$F96]=&quot;&quot;; AND([.$G96]=&quot;&quot;; [.$K96]&lt;&gt;0)); &quot;&quot;; &quot;, &quot;)" office:value-type="string" office:string-value=", " calcext:value-type="string">
            <text:p>, </text:p>
          </table:table-cell>
          <table:table-cell table:style-name="ce32" table:formula="of:=IF([.$G96]=&quot;&quot;; &quot;&quot;; IF([.$L96]&gt;0; COM.MICROSOFT.CONCAT(&quot;(&quot;; [.$G96]; &quot; &lt;&lt; &quot;; [.$L96]; &quot;)&quot;); [.$G96]))" office:value-type="string" office:string-value="0b11111111" calcext:value-type="string">
            <text:p>0b11111111</text:p>
          </table:table-cell>
          <table:table-cell table:style-name="ce32" table:formula="of:=IF(OR([.$G96]=&quot;&quot;; AND([.$H96]=&quot;&quot;; [.$L96]&lt;&gt;0)); &quot;&quot;; &quot;, &quot;)" office:value-type="string" office:string-value=", " calcext:value-type="string">
            <text:p>, </text:p>
          </table:table-cell>
          <table:table-cell table:style-name="ce32" table:formula="of:=IF([.$H96]=&quot;&quot;; &quot;&quot;; IF([.$M96]&gt;0; COM.MICROSOFT.CONCAT(&quot;(&quot;; [.$H96]; &quot; &lt;&lt; &quot;; [.$M96]; &quot;)&quot;); [.$H96]))" office:value-type="string" office:string-value="(0b11100 &lt;&lt; 3)" calcext:value-type="string">
            <text:p>(0b11100 &lt;&lt; 3)</text:p>
          </table:table-cell>
          <table:table-cell table:style-name="ce32" table:formula="of:=IF(OR([.$H96]=&quot;&quot;; AND([.$I96]=&quot;&quot;; [.$M96]&lt;&gt;0)); &quot;&quot;; &quot;, &quot;)">
            <text:p/>
          </table:table-cell>
          <table:table-cell table:style-name="ce32" table:formula="of:=IF([.$I96]=&quot;&quot;; &quot;&quot;; IF([.$N96]&gt;0; COM.MICROSOFT.CONCAT(&quot;(&quot;; [.$I96]; &quot; &lt;&lt; &quot;; [.$N96]; &quot;)&quot;); [.$I96]))">
            <text:p/>
          </table:table-cell>
          <table:table-cell table:style-name="ce32" table:formula="of:=IF(OR([.$I96]=&quot;&quot;; AND([.$J96]=&quot;&quot;; [.$N96]&lt;&gt;0)); &quot;&quot;; &quot;, &quot;)">
            <text:p/>
          </table:table-cell>
          <table:table-cell table:style-name="ce32" table:formula="of:=IF([.$J96]=&quot;&quot;; &quot;&quot;; IF([.$O96]&gt;0; COM.MICROSOFT.CONCAT(&quot;(&quot;; [.$J96]; &quot; &lt;&lt; &quot;; [.$O96]; &quot;)&quot;); [.$J96]))">
            <text:p/>
          </table:table-cell>
          <table:table-cell table:style-name="ce33" table:formula="of:=IF(OR([.$J96]=&quot;&quot;; AND([.$O96]&lt;&gt;0)); &quot;&quot;; &quot;, &quot;)">
            <text:p/>
          </table:table-cell>
          <table:table-cell table:formula="of:=COM.MICROSOFT.CONCAT(&quot;// &quot;; [.B96]; &quot; &quot;; IF([.A96]=&quot;&quot;; &quot;   &quot;; COM.MICROSOFT.CONCAT(&quot;-&quot;; [.A96]; &quot;-&quot;)); &quot; &quot;; [.C96])" office:value-type="string" office:string-value="// 94 -^- |11111111|111100" calcext:value-type="string">
            <text:p>// 94 -^- |11111111|111100</text:p>
          </table:table-cell>
          <table:table-cell table:formula="of:=COM.MICROSOFT.CONCAT([.P96:.Z96])" office:value-type="string" office:string-value="+ 0b1, 0b11111111, (0b11100 &lt;&lt; 3)" calcext:value-type="string">
            <text:p>+ 0b1, 0b11111111, (0b11100 &lt;&lt; 3)</text:p>
          </table:table-cell>
          <table:table-cell table:formula="of:=COM.MICROSOFT.CONCAT([.AA96]; CHAR(10); [.AB96])" office:value-type="string" office:string-value="// 94 -^- |11111111|111100&#10;+ 0b1, 0b11111111, (0b11100 &lt;&lt; 3)" calcext:value-type="string">
            <text:p>// 94 -^- |11111111|111100</text:p>
            <text:p>+ 0b1, 0b11111111, (0b11100 &lt;&lt; 3)</text:p>
          </table:table-cell>
          <table:table-cell table:number-columns-repeated="995"/>
        </table:table-row>
        <table:table-row table:style-name="ro4">
          <table:table-cell table:style-name="ce21" office:value-type="string" calcext:value-type="string">
            <text:p>_</text:p>
          </table:table-cell>
          <table:table-cell table:style-name="ce21" office:value-type="float" office:value="95" calcext:value-type="float">
            <text:p>95</text:p>
          </table:table-cell>
          <table:table-cell table:style-name="ce23" office:value-type="string" calcext:value-type="string">
            <text:p>|100010</text:p>
          </table:table-cell>
          <table:table-cell table:style-name="ce23" office:value-type="string" calcext:value-type="string">
            <text:p>100010</text:p>
          </table:table-cell>
          <table:table-cell table:formula="of:=8-MOD(LEN([.$D96])-[.$E96]; 8)" office:value-type="float" office:value="3" calcext:value-type="float">
            <text:p>3</text:p>
          </table:table-cell>
          <table:table-cell table:style-name="ce29" table:formula="of:=IF(MID([.$D97];1;[.$E97])=&quot;&quot;; &quot;&quot;; COM.MICROSOFT.CONCAT(&quot;0b&quot;; MID([.$D97];1;[.$E97])))" office:value-type="string" office:string-value="0b100" calcext:value-type="string">
            <text:p>0b100</text:p>
          </table:table-cell>
          <table:table-cell table:style-name="ce29" table:formula="of:=IF(MID([.$D97];1+[.$E97]; 8)=&quot;&quot;; &quot;&quot;; COM.MICROSOFT.CONCAT(&quot;0b&quot;; MID([.$D97];1+[.$E97]; 8)))" office:value-type="string" office:string-value="0b010" calcext:value-type="string">
            <text:p>0b010</text:p>
          </table:table-cell>
          <table:table-cell table:style-name="ce29" table:formula="of:=IF(MID([.$D97];1+[.$E97]+8; 8)=&quot;&quot;; &quot;&quot;; COM.MICROSOFT.CONCAT(&quot;0b&quot;; MID([.$D97];1+[.$E97]+8; 8)))">
            <text:p/>
          </table:table-cell>
          <table:table-cell table:style-name="ce29" table:formula="of:=IF(MID([.$D97];1+[.$E97]+8+8; 8)=&quot;&quot;; &quot;&quot;; COM.MICROSOFT.CONCAT(&quot;0b&quot;; MID([.$D97];1+[.$E97]+8+8; 8)))">
            <text:p/>
          </table:table-cell>
          <table:table-cell table:style-name="ce29" table:formula="of:=IF(MID([.$D97];1+[.$E97]+8+8+8; 8)=&quot;&quot;; &quot;&quot;; COM.MICROSOFT.CONCAT(&quot;0b&quot;; MID([.$D97];1+[.$E97]+8+8+8; 8)))">
            <text:p/>
          </table:table-cell>
          <table:table-cell table:style-name="ce31" table:formula="of:=[.E97]-LEN([.F97])+2" office:value-type="float" office:value="0" calcext:value-type="float">
            <text:p>0</text:p>
          </table:table-cell>
          <table:table-cell table:style-name="ce29" table:formula="of:=IF([.G97]=&quot;&quot;; &quot;&quot;; 8-LEN([.G97])+2)" office:value-type="float" office:value="5" calcext:value-type="float">
            <text:p>5</text:p>
          </table:table-cell>
          <table:table-cell table:style-name="ce29" table:formula="of:=IF([.H97]=&quot;&quot;; &quot;&quot;; 8-LEN([.H97])+2)">
            <text:p/>
          </table:table-cell>
          <table:table-cell table:style-name="ce29" table:formula="of:=IF([.I97]=&quot;&quot;; &quot;&quot;; 8-LEN([.I97])+2)">
            <text:p/>
          </table:table-cell>
          <table:table-cell table:style-name="ce29" table:formula="of:=IF([.J97]=&quot;&quot;; &quot;&quot;; 8-LEN([.J97])+2)">
            <text:p/>
          </table:table-cell>
          <table:table-cell table:style-name="ce31" table:formula="of:=IF(OR([.$F97]=&quot;&quot;; [.$E97]=8); &quot;&quot;; &quot;+ &quot;)" office:value-type="string" office:string-value="+ " calcext:value-type="string">
            <text:p>+ </text:p>
          </table:table-cell>
          <table:table-cell table:style-name="ce32" table:formula="of:=IF([.$F97]=&quot;&quot;; &quot;&quot;; IF([.$K97]&gt;0; COM.MICROSOFT.CONCAT(&quot;(&quot;; [.$F97]; &quot; &lt;&lt; &quot;; [.$K97]; &quot;)&quot;); [.$F97]))" office:value-type="string" office:string-value="0b100" calcext:value-type="string">
            <text:p>0b100</text:p>
          </table:table-cell>
          <table:table-cell table:style-name="ce32" table:formula="of:=IF(OR([.$F97]=&quot;&quot;; AND([.$G97]=&quot;&quot;; [.$K97]&lt;&gt;0)); &quot;&quot;; &quot;, &quot;)" office:value-type="string" office:string-value=", " calcext:value-type="string">
            <text:p>, </text:p>
          </table:table-cell>
          <table:table-cell table:style-name="ce32" table:formula="of:=IF([.$G97]=&quot;&quot;; &quot;&quot;; IF([.$L97]&gt;0; COM.MICROSOFT.CONCAT(&quot;(&quot;; [.$G97]; &quot; &lt;&lt; &quot;; [.$L97]; &quot;)&quot;); [.$G97]))" office:value-type="string" office:string-value="(0b010 &lt;&lt; 5)" calcext:value-type="string">
            <text:p>(0b010 &lt;&lt; 5)</text:p>
          </table:table-cell>
          <table:table-cell table:style-name="ce32" table:formula="of:=IF(OR([.$G97]=&quot;&quot;; AND([.$H97]=&quot;&quot;; [.$L97]&lt;&gt;0)); &quot;&quot;; &quot;, &quot;)">
            <text:p/>
          </table:table-cell>
          <table:table-cell table:style-name="ce32" table:formula="of:=IF([.$H97]=&quot;&quot;; &quot;&quot;; IF([.$M97]&gt;0; COM.MICROSOFT.CONCAT(&quot;(&quot;; [.$H97]; &quot; &lt;&lt; &quot;; [.$M97]; &quot;)&quot;); [.$H97]))">
            <text:p/>
          </table:table-cell>
          <table:table-cell table:style-name="ce32" table:formula="of:=IF(OR([.$H97]=&quot;&quot;; AND([.$I97]=&quot;&quot;; [.$M97]&lt;&gt;0)); &quot;&quot;; &quot;, &quot;)">
            <text:p/>
          </table:table-cell>
          <table:table-cell table:style-name="ce32" table:formula="of:=IF([.$I97]=&quot;&quot;; &quot;&quot;; IF([.$N97]&gt;0; COM.MICROSOFT.CONCAT(&quot;(&quot;; [.$I97]; &quot; &lt;&lt; &quot;; [.$N97]; &quot;)&quot;); [.$I97]))">
            <text:p/>
          </table:table-cell>
          <table:table-cell table:style-name="ce32" table:formula="of:=IF(OR([.$I97]=&quot;&quot;; AND([.$J97]=&quot;&quot;; [.$N97]&lt;&gt;0)); &quot;&quot;; &quot;, &quot;)">
            <text:p/>
          </table:table-cell>
          <table:table-cell table:style-name="ce32" table:formula="of:=IF([.$J97]=&quot;&quot;; &quot;&quot;; IF([.$O97]&gt;0; COM.MICROSOFT.CONCAT(&quot;(&quot;; [.$J97]; &quot; &lt;&lt; &quot;; [.$O97]; &quot;)&quot;); [.$J97]))">
            <text:p/>
          </table:table-cell>
          <table:table-cell table:style-name="ce33" table:formula="of:=IF(OR([.$J97]=&quot;&quot;; AND([.$O97]&lt;&gt;0)); &quot;&quot;; &quot;, &quot;)">
            <text:p/>
          </table:table-cell>
          <table:table-cell table:formula="of:=COM.MICROSOFT.CONCAT(&quot;// &quot;; [.B97]; &quot; &quot;; IF([.A97]=&quot;&quot;; &quot;   &quot;; COM.MICROSOFT.CONCAT(&quot;-&quot;; [.A97]; &quot;-&quot;)); &quot; &quot;; [.C97])" office:value-type="string" office:string-value="// 95 -_- |100010" calcext:value-type="string">
            <text:p>// 95 -_- |100010</text:p>
          </table:table-cell>
          <table:table-cell table:formula="of:=COM.MICROSOFT.CONCAT([.P97:.Z97])" office:value-type="string" office:string-value="+ 0b100, (0b010 &lt;&lt; 5)" calcext:value-type="string">
            <text:p>+ 0b100, (0b010 &lt;&lt; 5)</text:p>
          </table:table-cell>
          <table:table-cell table:formula="of:=COM.MICROSOFT.CONCAT([.AA97]; CHAR(10); [.AB97])" office:value-type="string" office:string-value="// 95 -_- |100010&#10;+ 0b100, (0b010 &lt;&lt; 5)" calcext:value-type="string">
            <text:p>// 95 -_- |100010</text:p>
            <text:p>+ 0b100, (0b010 &lt;&lt; 5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`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|11111111|1111101</text:p>
          </table:table-cell>
          <table:table-cell office:value-type="string" calcext:value-type="string">
            <text:p>111111111111101</text:p>
          </table:table-cell>
          <table:table-cell table:formula="of:=8-MOD(LEN([.$D97])-[.$E97]; 8)" office:value-type="float" office:value="5" calcext:value-type="float">
            <text:p>5</text:p>
          </table:table-cell>
          <table:table-cell table:style-name="ce29" table:formula="of:=IF(MID([.$D98];1;[.$E98])=&quot;&quot;; &quot;&quot;; COM.MICROSOFT.CONCAT(&quot;0b&quot;; MID([.$D98];1;[.$E98])))" office:value-type="string" office:string-value="0b11111" calcext:value-type="string">
            <text:p>0b11111</text:p>
          </table:table-cell>
          <table:table-cell table:style-name="ce29" table:formula="of:=IF(MID([.$D98];1+[.$E98]; 8)=&quot;&quot;; &quot;&quot;; COM.MICROSOFT.CONCAT(&quot;0b&quot;; MID([.$D98];1+[.$E98]; 8)))" office:value-type="string" office:string-value="0b11111111" calcext:value-type="string">
            <text:p>0b11111111</text:p>
          </table:table-cell>
          <table:table-cell table:style-name="ce29" table:formula="of:=IF(MID([.$D98];1+[.$E98]+8; 8)=&quot;&quot;; &quot;&quot;; COM.MICROSOFT.CONCAT(&quot;0b&quot;; MID([.$D98];1+[.$E98]+8; 8)))" office:value-type="string" office:string-value="0b01" calcext:value-type="string">
            <text:p>0b01</text:p>
          </table:table-cell>
          <table:table-cell table:style-name="ce29" table:formula="of:=IF(MID([.$D98];1+[.$E98]+8+8; 8)=&quot;&quot;; &quot;&quot;; COM.MICROSOFT.CONCAT(&quot;0b&quot;; MID([.$D98];1+[.$E98]+8+8; 8)))">
            <text:p/>
          </table:table-cell>
          <table:table-cell table:style-name="ce29" table:formula="of:=IF(MID([.$D98];1+[.$E98]+8+8+8; 8)=&quot;&quot;; &quot;&quot;; COM.MICROSOFT.CONCAT(&quot;0b&quot;; MID([.$D98];1+[.$E98]+8+8+8; 8)))">
            <text:p/>
          </table:table-cell>
          <table:table-cell table:style-name="ce31" table:formula="of:=[.E98]-LEN([.F98])+2" office:value-type="float" office:value="0" calcext:value-type="float">
            <text:p>0</text:p>
          </table:table-cell>
          <table:table-cell table:style-name="ce29" table:formula="of:=IF([.G98]=&quot;&quot;; &quot;&quot;; 8-LEN([.G98])+2)" office:value-type="float" office:value="0" calcext:value-type="float">
            <text:p>0</text:p>
          </table:table-cell>
          <table:table-cell table:style-name="ce29" table:formula="of:=IF([.H98]=&quot;&quot;; &quot;&quot;; 8-LEN([.H98])+2)" office:value-type="float" office:value="6" calcext:value-type="float">
            <text:p>6</text:p>
          </table:table-cell>
          <table:table-cell table:style-name="ce29" table:formula="of:=IF([.I98]=&quot;&quot;; &quot;&quot;; 8-LEN([.I98])+2)">
            <text:p/>
          </table:table-cell>
          <table:table-cell table:style-name="ce29" table:formula="of:=IF([.J98]=&quot;&quot;; &quot;&quot;; 8-LEN([.J98])+2)">
            <text:p/>
          </table:table-cell>
          <table:table-cell table:style-name="ce31" table:formula="of:=IF(OR([.$F98]=&quot;&quot;; [.$E98]=8); &quot;&quot;; &quot;+ &quot;)" office:value-type="string" office:string-value="+ " calcext:value-type="string">
            <text:p>+ </text:p>
          </table:table-cell>
          <table:table-cell table:style-name="ce32" table:formula="of:=IF([.$F98]=&quot;&quot;; &quot;&quot;; IF([.$K98]&gt;0; COM.MICROSOFT.CONCAT(&quot;(&quot;; [.$F98]; &quot; &lt;&lt; &quot;; [.$K98]; &quot;)&quot;); [.$F98]))" office:value-type="string" office:string-value="0b11111" calcext:value-type="string">
            <text:p>0b11111</text:p>
          </table:table-cell>
          <table:table-cell table:style-name="ce32" table:formula="of:=IF(OR([.$F98]=&quot;&quot;; AND([.$G98]=&quot;&quot;; [.$K98]&lt;&gt;0)); &quot;&quot;; &quot;, &quot;)" office:value-type="string" office:string-value=", " calcext:value-type="string">
            <text:p>, </text:p>
          </table:table-cell>
          <table:table-cell table:style-name="ce32" table:formula="of:=IF([.$G98]=&quot;&quot;; &quot;&quot;; IF([.$L98]&gt;0; COM.MICROSOFT.CONCAT(&quot;(&quot;; [.$G98]; &quot; &lt;&lt; &quot;; [.$L98]; &quot;)&quot;); [.$G98]))" office:value-type="string" office:string-value="0b11111111" calcext:value-type="string">
            <text:p>0b11111111</text:p>
          </table:table-cell>
          <table:table-cell table:style-name="ce32" table:formula="of:=IF(OR([.$G98]=&quot;&quot;; AND([.$H98]=&quot;&quot;; [.$L98]&lt;&gt;0)); &quot;&quot;; &quot;, &quot;)" office:value-type="string" office:string-value=", " calcext:value-type="string">
            <text:p>, </text:p>
          </table:table-cell>
          <table:table-cell table:style-name="ce32" table:formula="of:=IF([.$H98]=&quot;&quot;; &quot;&quot;; IF([.$M98]&gt;0; COM.MICROSOFT.CONCAT(&quot;(&quot;; [.$H98]; &quot; &lt;&lt; &quot;; [.$M98]; &quot;)&quot;); [.$H98]))" office:value-type="string" office:string-value="(0b01 &lt;&lt; 6)" calcext:value-type="string">
            <text:p>(0b01 &lt;&lt; 6)</text:p>
          </table:table-cell>
          <table:table-cell table:style-name="ce32" table:formula="of:=IF(OR([.$H98]=&quot;&quot;; AND([.$I98]=&quot;&quot;; [.$M98]&lt;&gt;0)); &quot;&quot;; &quot;, &quot;)">
            <text:p/>
          </table:table-cell>
          <table:table-cell table:style-name="ce32" table:formula="of:=IF([.$I98]=&quot;&quot;; &quot;&quot;; IF([.$N98]&gt;0; COM.MICROSOFT.CONCAT(&quot;(&quot;; [.$I98]; &quot; &lt;&lt; &quot;; [.$N98]; &quot;)&quot;); [.$I98]))">
            <text:p/>
          </table:table-cell>
          <table:table-cell table:style-name="ce32" table:formula="of:=IF(OR([.$I98]=&quot;&quot;; AND([.$J98]=&quot;&quot;; [.$N98]&lt;&gt;0)); &quot;&quot;; &quot;, &quot;)">
            <text:p/>
          </table:table-cell>
          <table:table-cell table:style-name="ce32" table:formula="of:=IF([.$J98]=&quot;&quot;; &quot;&quot;; IF([.$O98]&gt;0; COM.MICROSOFT.CONCAT(&quot;(&quot;; [.$J98]; &quot; &lt;&lt; &quot;; [.$O98]; &quot;)&quot;); [.$J98]))">
            <text:p/>
          </table:table-cell>
          <table:table-cell table:style-name="ce33" table:formula="of:=IF(OR([.$J98]=&quot;&quot;; AND([.$O98]&lt;&gt;0)); &quot;&quot;; &quot;, &quot;)">
            <text:p/>
          </table:table-cell>
          <table:table-cell table:formula="of:=COM.MICROSOFT.CONCAT(&quot;// &quot;; [.B98]; &quot; &quot;; IF([.A98]=&quot;&quot;; &quot;   &quot;; COM.MICROSOFT.CONCAT(&quot;-&quot;; [.A98]; &quot;-&quot;)); &quot; &quot;; [.C98])" office:value-type="string" office:string-value="// 96 -`- |11111111|1111101" calcext:value-type="string">
            <text:p>// 96 -`- |11111111|1111101</text:p>
          </table:table-cell>
          <table:table-cell table:formula="of:=COM.MICROSOFT.CONCAT([.P98:.Z98])" office:value-type="string" office:string-value="+ 0b11111, 0b11111111, (0b01 &lt;&lt; 6)" calcext:value-type="string">
            <text:p>+ 0b11111, 0b11111111, (0b01 &lt;&lt; 6)</text:p>
          </table:table-cell>
          <table:table-cell table:formula="of:=COM.MICROSOFT.CONCAT([.AA98]; CHAR(10); [.AB98])" office:value-type="string" office:string-value="// 96 -`- |11111111|1111101&#10;+ 0b11111, 0b11111111, (0b01 &lt;&lt; 6)" calcext:value-type="string">
            <text:p>// 96 -`- |11111111|1111101</text:p>
            <text:p>+ 0b11111, 0b11111111, (0b01 &lt;&lt; 6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|00011</text:p>
          </table:table-cell>
          <table:table-cell office:value-type="string" calcext:value-type="string">
            <text:p>00011</text:p>
          </table:table-cell>
          <table:table-cell table:formula="of:=8-MOD(LEN([.$D98])-[.$E98]; 8)" office:value-type="float" office:value="6" calcext:value-type="float">
            <text:p>6</text:p>
          </table:table-cell>
          <table:table-cell table:style-name="ce29" table:formula="of:=IF(MID([.$D99];1;[.$E99])=&quot;&quot;; &quot;&quot;; COM.MICROSOFT.CONCAT(&quot;0b&quot;; MID([.$D99];1;[.$E99])))" office:value-type="string" office:string-value="0b00011" calcext:value-type="string">
            <text:p>0b00011</text:p>
          </table:table-cell>
          <table:table-cell table:style-name="ce29" table:formula="of:=IF(MID([.$D99];1+[.$E99]; 8)=&quot;&quot;; &quot;&quot;; COM.MICROSOFT.CONCAT(&quot;0b&quot;; MID([.$D99];1+[.$E99]; 8)))">
            <text:p/>
          </table:table-cell>
          <table:table-cell table:style-name="ce29" table:formula="of:=IF(MID([.$D99];1+[.$E99]+8; 8)=&quot;&quot;; &quot;&quot;; COM.MICROSOFT.CONCAT(&quot;0b&quot;; MID([.$D99];1+[.$E99]+8; 8)))">
            <text:p/>
          </table:table-cell>
          <table:table-cell table:style-name="ce29" table:formula="of:=IF(MID([.$D99];1+[.$E99]+8+8; 8)=&quot;&quot;; &quot;&quot;; COM.MICROSOFT.CONCAT(&quot;0b&quot;; MID([.$D99];1+[.$E99]+8+8; 8)))">
            <text:p/>
          </table:table-cell>
          <table:table-cell table:style-name="ce29" table:formula="of:=IF(MID([.$D99];1+[.$E99]+8+8+8; 8)=&quot;&quot;; &quot;&quot;; COM.MICROSOFT.CONCAT(&quot;0b&quot;; MID([.$D99];1+[.$E99]+8+8+8; 8)))">
            <text:p/>
          </table:table-cell>
          <table:table-cell table:style-name="ce31" table:formula="of:=[.E99]-LEN([.F99])+2" office:value-type="float" office:value="1" calcext:value-type="float">
            <text:p>1</text:p>
          </table:table-cell>
          <table:table-cell table:style-name="ce29" table:formula="of:=IF([.G99]=&quot;&quot;; &quot;&quot;; 8-LEN([.G99])+2)">
            <text:p/>
          </table:table-cell>
          <table:table-cell table:style-name="ce29" table:formula="of:=IF([.H99]=&quot;&quot;; &quot;&quot;; 8-LEN([.H99])+2)">
            <text:p/>
          </table:table-cell>
          <table:table-cell table:style-name="ce29" table:formula="of:=IF([.I99]=&quot;&quot;; &quot;&quot;; 8-LEN([.I99])+2)">
            <text:p/>
          </table:table-cell>
          <table:table-cell table:style-name="ce29" table:formula="of:=IF([.J99]=&quot;&quot;; &quot;&quot;; 8-LEN([.J99])+2)">
            <text:p/>
          </table:table-cell>
          <table:table-cell table:style-name="ce31" table:formula="of:=IF(OR([.$F99]=&quot;&quot;; [.$E99]=8); &quot;&quot;; &quot;+ &quot;)" office:value-type="string" office:string-value="+ " calcext:value-type="string">
            <text:p>+ </text:p>
          </table:table-cell>
          <table:table-cell table:style-name="ce32" table:formula="of:=IF([.$F99]=&quot;&quot;; &quot;&quot;; IF([.$K99]&gt;0; COM.MICROSOFT.CONCAT(&quot;(&quot;; [.$F99]; &quot; &lt;&lt; &quot;; [.$K99]; &quot;)&quot;); [.$F99]))" office:value-type="string" office:string-value="(0b00011 &lt;&lt; 1)" calcext:value-type="string">
            <text:p>(0b00011 &lt;&lt; 1)</text:p>
          </table:table-cell>
          <table:table-cell table:style-name="ce32" table:formula="of:=IF(OR([.$F99]=&quot;&quot;; AND([.$G99]=&quot;&quot;; [.$K99]&lt;&gt;0)); &quot;&quot;; &quot;, &quot;)">
            <text:p/>
          </table:table-cell>
          <table:table-cell table:style-name="ce32" table:formula="of:=IF([.$G99]=&quot;&quot;; &quot;&quot;; IF([.$L99]&gt;0; COM.MICROSOFT.CONCAT(&quot;(&quot;; [.$G99]; &quot; &lt;&lt; &quot;; [.$L99]; &quot;)&quot;); [.$G99]))">
            <text:p/>
          </table:table-cell>
          <table:table-cell table:style-name="ce32" table:formula="of:=IF(OR([.$G99]=&quot;&quot;; AND([.$H99]=&quot;&quot;; [.$L99]&lt;&gt;0)); &quot;&quot;; &quot;, &quot;)">
            <text:p/>
          </table:table-cell>
          <table:table-cell table:style-name="ce32" table:formula="of:=IF([.$H99]=&quot;&quot;; &quot;&quot;; IF([.$M99]&gt;0; COM.MICROSOFT.CONCAT(&quot;(&quot;; [.$H99]; &quot; &lt;&lt; &quot;; [.$M99]; &quot;)&quot;); [.$H99]))">
            <text:p/>
          </table:table-cell>
          <table:table-cell table:style-name="ce32" table:formula="of:=IF(OR([.$H99]=&quot;&quot;; AND([.$I99]=&quot;&quot;; [.$M99]&lt;&gt;0)); &quot;&quot;; &quot;, &quot;)">
            <text:p/>
          </table:table-cell>
          <table:table-cell table:style-name="ce32" table:formula="of:=IF([.$I99]=&quot;&quot;; &quot;&quot;; IF([.$N99]&gt;0; COM.MICROSOFT.CONCAT(&quot;(&quot;; [.$I99]; &quot; &lt;&lt; &quot;; [.$N99]; &quot;)&quot;); [.$I99]))">
            <text:p/>
          </table:table-cell>
          <table:table-cell table:style-name="ce32" table:formula="of:=IF(OR([.$I99]=&quot;&quot;; AND([.$J99]=&quot;&quot;; [.$N99]&lt;&gt;0)); &quot;&quot;; &quot;, &quot;)">
            <text:p/>
          </table:table-cell>
          <table:table-cell table:style-name="ce32" table:formula="of:=IF([.$J99]=&quot;&quot;; &quot;&quot;; IF([.$O99]&gt;0; COM.MICROSOFT.CONCAT(&quot;(&quot;; [.$J99]; &quot; &lt;&lt; &quot;; [.$O99]; &quot;)&quot;); [.$J99]))">
            <text:p/>
          </table:table-cell>
          <table:table-cell table:style-name="ce33" table:formula="of:=IF(OR([.$J99]=&quot;&quot;; AND([.$O99]&lt;&gt;0)); &quot;&quot;; &quot;, &quot;)">
            <text:p/>
          </table:table-cell>
          <table:table-cell table:formula="of:=COM.MICROSOFT.CONCAT(&quot;// &quot;; [.B99]; &quot; &quot;; IF([.A99]=&quot;&quot;; &quot;   &quot;; COM.MICROSOFT.CONCAT(&quot;-&quot;; [.A99]; &quot;-&quot;)); &quot; &quot;; [.C99])" office:value-type="string" office:string-value="// 97 -a- |00011" calcext:value-type="string">
            <text:p>// 97 -a- |00011</text:p>
          </table:table-cell>
          <table:table-cell table:formula="of:=COM.MICROSOFT.CONCAT([.P99:.Z99])" office:value-type="string" office:string-value="+ (0b00011 &lt;&lt; 1)" calcext:value-type="string">
            <text:p>+ (0b00011 &lt;&lt; 1)</text:p>
          </table:table-cell>
          <table:table-cell table:formula="of:=COM.MICROSOFT.CONCAT([.AA99]; CHAR(10); [.AB99])" office:value-type="string" office:string-value="// 97 -a- |00011&#10;+ (0b00011 &lt;&lt; 1)" calcext:value-type="string">
            <text:p>// 97 -a- |00011</text:p>
            <text:p>+ (0b00011 &lt;&lt; 1)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b</text:p>
          </table:table-cell>
          <table:table-cell table:style-name="ce22" office:value-type="float" office:value="98" calcext:value-type="float">
            <text:p>98</text:p>
          </table:table-cell>
          <table:table-cell table:style-name="ce24" office:value-type="string" calcext:value-type="string">
            <text:p>|100011</text:p>
          </table:table-cell>
          <table:table-cell table:style-name="ce24" office:value-type="string" calcext:value-type="string">
            <text:p>100011</text:p>
          </table:table-cell>
          <table:table-cell table:formula="of:=8-MOD(LEN([.$D99])-[.$E99]; 8)" office:value-type="float" office:value="1" calcext:value-type="float">
            <text:p>1</text:p>
          </table:table-cell>
          <table:table-cell table:style-name="ce29" table:formula="of:=IF(MID([.$D100];1;[.$E100])=&quot;&quot;; &quot;&quot;; COM.MICROSOFT.CONCAT(&quot;0b&quot;; MID([.$D100];1;[.$E100])))" office:value-type="string" office:string-value="0b1" calcext:value-type="string">
            <text:p>0b1</text:p>
          </table:table-cell>
          <table:table-cell table:style-name="ce29" table:formula="of:=IF(MID([.$D100];1+[.$E100]; 8)=&quot;&quot;; &quot;&quot;; COM.MICROSOFT.CONCAT(&quot;0b&quot;; MID([.$D100];1+[.$E100]; 8)))" office:value-type="string" office:string-value="0b00011" calcext:value-type="string">
            <text:p>0b00011</text:p>
          </table:table-cell>
          <table:table-cell table:style-name="ce29" table:formula="of:=IF(MID([.$D100];1+[.$E100]+8; 8)=&quot;&quot;; &quot;&quot;; COM.MICROSOFT.CONCAT(&quot;0b&quot;; MID([.$D100];1+[.$E100]+8; 8)))">
            <text:p/>
          </table:table-cell>
          <table:table-cell table:style-name="ce29" table:formula="of:=IF(MID([.$D100];1+[.$E100]+8+8; 8)=&quot;&quot;; &quot;&quot;; COM.MICROSOFT.CONCAT(&quot;0b&quot;; MID([.$D100];1+[.$E100]+8+8; 8)))">
            <text:p/>
          </table:table-cell>
          <table:table-cell table:style-name="ce29" table:formula="of:=IF(MID([.$D100];1+[.$E100]+8+8+8; 8)=&quot;&quot;; &quot;&quot;; COM.MICROSOFT.CONCAT(&quot;0b&quot;; MID([.$D100];1+[.$E100]+8+8+8; 8)))">
            <text:p/>
          </table:table-cell>
          <table:table-cell table:style-name="ce31" table:formula="of:=[.E100]-LEN([.F100])+2" office:value-type="float" office:value="0" calcext:value-type="float">
            <text:p>0</text:p>
          </table:table-cell>
          <table:table-cell table:style-name="ce29" table:formula="of:=IF([.G100]=&quot;&quot;; &quot;&quot;; 8-LEN([.G100])+2)" office:value-type="float" office:value="3" calcext:value-type="float">
            <text:p>3</text:p>
          </table:table-cell>
          <table:table-cell table:style-name="ce29" table:formula="of:=IF([.H100]=&quot;&quot;; &quot;&quot;; 8-LEN([.H100])+2)">
            <text:p/>
          </table:table-cell>
          <table:table-cell table:style-name="ce29" table:formula="of:=IF([.I100]=&quot;&quot;; &quot;&quot;; 8-LEN([.I100])+2)">
            <text:p/>
          </table:table-cell>
          <table:table-cell table:style-name="ce29" table:formula="of:=IF([.J100]=&quot;&quot;; &quot;&quot;; 8-LEN([.J100])+2)">
            <text:p/>
          </table:table-cell>
          <table:table-cell table:style-name="ce31" table:formula="of:=IF(OR([.$F100]=&quot;&quot;; [.$E100]=8); &quot;&quot;; &quot;+ &quot;)" office:value-type="string" office:string-value="+ " calcext:value-type="string">
            <text:p>+ </text:p>
          </table:table-cell>
          <table:table-cell table:style-name="ce32" table:formula="of:=IF([.$F100]=&quot;&quot;; &quot;&quot;; IF([.$K100]&gt;0; COM.MICROSOFT.CONCAT(&quot;(&quot;; [.$F100]; &quot; &lt;&lt; &quot;; [.$K100]; &quot;)&quot;); [.$F100]))" office:value-type="string" office:string-value="0b1" calcext:value-type="string">
            <text:p>0b1</text:p>
          </table:table-cell>
          <table:table-cell table:style-name="ce32" table:formula="of:=IF(OR([.$F100]=&quot;&quot;; AND([.$G100]=&quot;&quot;; [.$K100]&lt;&gt;0)); &quot;&quot;; &quot;, &quot;)" office:value-type="string" office:string-value=", " calcext:value-type="string">
            <text:p>, </text:p>
          </table:table-cell>
          <table:table-cell table:style-name="ce32" table:formula="of:=IF([.$G100]=&quot;&quot;; &quot;&quot;; IF([.$L100]&gt;0; COM.MICROSOFT.CONCAT(&quot;(&quot;; [.$G100]; &quot; &lt;&lt; &quot;; [.$L100]; &quot;)&quot;); [.$G100]))" office:value-type="string" office:string-value="(0b00011 &lt;&lt; 3)" calcext:value-type="string">
            <text:p>(0b00011 &lt;&lt; 3)</text:p>
          </table:table-cell>
          <table:table-cell table:style-name="ce32" table:formula="of:=IF(OR([.$G100]=&quot;&quot;; AND([.$H100]=&quot;&quot;; [.$L100]&lt;&gt;0)); &quot;&quot;; &quot;, &quot;)">
            <text:p/>
          </table:table-cell>
          <table:table-cell table:style-name="ce32" table:formula="of:=IF([.$H100]=&quot;&quot;; &quot;&quot;; IF([.$M100]&gt;0; COM.MICROSOFT.CONCAT(&quot;(&quot;; [.$H100]; &quot; &lt;&lt; &quot;; [.$M100]; &quot;)&quot;); [.$H100]))">
            <text:p/>
          </table:table-cell>
          <table:table-cell table:style-name="ce32" table:formula="of:=IF(OR([.$H100]=&quot;&quot;; AND([.$I100]=&quot;&quot;; [.$M100]&lt;&gt;0)); &quot;&quot;; &quot;, &quot;)">
            <text:p/>
          </table:table-cell>
          <table:table-cell table:style-name="ce32" table:formula="of:=IF([.$I100]=&quot;&quot;; &quot;&quot;; IF([.$N100]&gt;0; COM.MICROSOFT.CONCAT(&quot;(&quot;; [.$I100]; &quot; &lt;&lt; &quot;; [.$N100]; &quot;)&quot;); [.$I100]))">
            <text:p/>
          </table:table-cell>
          <table:table-cell table:style-name="ce32" table:formula="of:=IF(OR([.$I100]=&quot;&quot;; AND([.$J100]=&quot;&quot;; [.$N100]&lt;&gt;0)); &quot;&quot;; &quot;, &quot;)">
            <text:p/>
          </table:table-cell>
          <table:table-cell table:style-name="ce32" table:formula="of:=IF([.$J100]=&quot;&quot;; &quot;&quot;; IF([.$O100]&gt;0; COM.MICROSOFT.CONCAT(&quot;(&quot;; [.$J100]; &quot; &lt;&lt; &quot;; [.$O100]; &quot;)&quot;); [.$J100]))">
            <text:p/>
          </table:table-cell>
          <table:table-cell table:style-name="ce33" table:formula="of:=IF(OR([.$J100]=&quot;&quot;; AND([.$O100]&lt;&gt;0)); &quot;&quot;; &quot;, &quot;)">
            <text:p/>
          </table:table-cell>
          <table:table-cell table:formula="of:=COM.MICROSOFT.CONCAT(&quot;// &quot;; [.B100]; &quot; &quot;; IF([.A100]=&quot;&quot;; &quot;   &quot;; COM.MICROSOFT.CONCAT(&quot;-&quot;; [.A100]; &quot;-&quot;)); &quot; &quot;; [.C100])" office:value-type="string" office:string-value="// 98 -b- |100011" calcext:value-type="string">
            <text:p>// 98 -b- |100011</text:p>
          </table:table-cell>
          <table:table-cell table:formula="of:=COM.MICROSOFT.CONCAT([.P100:.Z100])" office:value-type="string" office:string-value="+ 0b1, (0b00011 &lt;&lt; 3)" calcext:value-type="string">
            <text:p>+ 0b1, (0b00011 &lt;&lt; 3)</text:p>
          </table:table-cell>
          <table:table-cell table:formula="of:=COM.MICROSOFT.CONCAT([.AA100]; CHAR(10); [.AB100])" office:value-type="string" office:string-value="// 98 -b- |100011&#10;+ 0b1, (0b00011 &lt;&lt; 3)" calcext:value-type="string">
            <text:p>// 98 -b- |100011</text:p>
            <text:p>+ 0b1, (0b00011 &lt;&lt; 3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|00100</text:p>
          </table:table-cell>
          <table:table-cell office:value-type="string" calcext:value-type="string">
            <text:p>00100</text:p>
          </table:table-cell>
          <table:table-cell table:formula="of:=8-MOD(LEN([.$D100])-[.$E100]; 8)" office:value-type="float" office:value="3" calcext:value-type="float">
            <text:p>3</text:p>
          </table:table-cell>
          <table:table-cell table:style-name="ce29" table:formula="of:=IF(MID([.$D101];1;[.$E101])=&quot;&quot;; &quot;&quot;; COM.MICROSOFT.CONCAT(&quot;0b&quot;; MID([.$D101];1;[.$E101])))" office:value-type="string" office:string-value="0b001" calcext:value-type="string">
            <text:p>0b001</text:p>
          </table:table-cell>
          <table:table-cell table:style-name="ce29" table:formula="of:=IF(MID([.$D101];1+[.$E101]; 8)=&quot;&quot;; &quot;&quot;; COM.MICROSOFT.CONCAT(&quot;0b&quot;; MID([.$D101];1+[.$E101]; 8)))" office:value-type="string" office:string-value="0b00" calcext:value-type="string">
            <text:p>0b00</text:p>
          </table:table-cell>
          <table:table-cell table:style-name="ce29" table:formula="of:=IF(MID([.$D101];1+[.$E101]+8; 8)=&quot;&quot;; &quot;&quot;; COM.MICROSOFT.CONCAT(&quot;0b&quot;; MID([.$D101];1+[.$E101]+8; 8)))">
            <text:p/>
          </table:table-cell>
          <table:table-cell table:style-name="ce29" table:formula="of:=IF(MID([.$D101];1+[.$E101]+8+8; 8)=&quot;&quot;; &quot;&quot;; COM.MICROSOFT.CONCAT(&quot;0b&quot;; MID([.$D101];1+[.$E101]+8+8; 8)))">
            <text:p/>
          </table:table-cell>
          <table:table-cell table:style-name="ce29" table:formula="of:=IF(MID([.$D101];1+[.$E101]+8+8+8; 8)=&quot;&quot;; &quot;&quot;; COM.MICROSOFT.CONCAT(&quot;0b&quot;; MID([.$D101];1+[.$E101]+8+8+8; 8)))">
            <text:p/>
          </table:table-cell>
          <table:table-cell table:style-name="ce31" table:formula="of:=[.E101]-LEN([.F101])+2" office:value-type="float" office:value="0" calcext:value-type="float">
            <text:p>0</text:p>
          </table:table-cell>
          <table:table-cell table:style-name="ce29" table:formula="of:=IF([.G101]=&quot;&quot;; &quot;&quot;; 8-LEN([.G101])+2)" office:value-type="float" office:value="6" calcext:value-type="float">
            <text:p>6</text:p>
          </table:table-cell>
          <table:table-cell table:style-name="ce29" table:formula="of:=IF([.H101]=&quot;&quot;; &quot;&quot;; 8-LEN([.H101])+2)">
            <text:p/>
          </table:table-cell>
          <table:table-cell table:style-name="ce29" table:formula="of:=IF([.I101]=&quot;&quot;; &quot;&quot;; 8-LEN([.I101])+2)">
            <text:p/>
          </table:table-cell>
          <table:table-cell table:style-name="ce29" table:formula="of:=IF([.J101]=&quot;&quot;; &quot;&quot;; 8-LEN([.J101])+2)">
            <text:p/>
          </table:table-cell>
          <table:table-cell table:style-name="ce31" table:formula="of:=IF(OR([.$F101]=&quot;&quot;; [.$E101]=8); &quot;&quot;; &quot;+ &quot;)" office:value-type="string" office:string-value="+ " calcext:value-type="string">
            <text:p>+ </text:p>
          </table:table-cell>
          <table:table-cell table:style-name="ce32" table:formula="of:=IF([.$F101]=&quot;&quot;; &quot;&quot;; IF([.$K101]&gt;0; COM.MICROSOFT.CONCAT(&quot;(&quot;; [.$F101]; &quot; &lt;&lt; &quot;; [.$K101]; &quot;)&quot;); [.$F101]))" office:value-type="string" office:string-value="0b001" calcext:value-type="string">
            <text:p>0b001</text:p>
          </table:table-cell>
          <table:table-cell table:style-name="ce32" table:formula="of:=IF(OR([.$F101]=&quot;&quot;; AND([.$G101]=&quot;&quot;; [.$K101]&lt;&gt;0)); &quot;&quot;; &quot;, &quot;)" office:value-type="string" office:string-value=", " calcext:value-type="string">
            <text:p>, </text:p>
          </table:table-cell>
          <table:table-cell table:style-name="ce32" table:formula="of:=IF([.$G101]=&quot;&quot;; &quot;&quot;; IF([.$L101]&gt;0; COM.MICROSOFT.CONCAT(&quot;(&quot;; [.$G101]; &quot; &lt;&lt; &quot;; [.$L101]; &quot;)&quot;); [.$G101]))" office:value-type="string" office:string-value="(0b00 &lt;&lt; 6)" calcext:value-type="string">
            <text:p>(0b00 &lt;&lt; 6)</text:p>
          </table:table-cell>
          <table:table-cell table:style-name="ce32" table:formula="of:=IF(OR([.$G101]=&quot;&quot;; AND([.$H101]=&quot;&quot;; [.$L101]&lt;&gt;0)); &quot;&quot;; &quot;, &quot;)">
            <text:p/>
          </table:table-cell>
          <table:table-cell table:style-name="ce32" table:formula="of:=IF([.$H101]=&quot;&quot;; &quot;&quot;; IF([.$M101]&gt;0; COM.MICROSOFT.CONCAT(&quot;(&quot;; [.$H101]; &quot; &lt;&lt; &quot;; [.$M101]; &quot;)&quot;); [.$H101]))">
            <text:p/>
          </table:table-cell>
          <table:table-cell table:style-name="ce32" table:formula="of:=IF(OR([.$H101]=&quot;&quot;; AND([.$I101]=&quot;&quot;; [.$M101]&lt;&gt;0)); &quot;&quot;; &quot;, &quot;)">
            <text:p/>
          </table:table-cell>
          <table:table-cell table:style-name="ce32" table:formula="of:=IF([.$I101]=&quot;&quot;; &quot;&quot;; IF([.$N101]&gt;0; COM.MICROSOFT.CONCAT(&quot;(&quot;; [.$I101]; &quot; &lt;&lt; &quot;; [.$N101]; &quot;)&quot;); [.$I101]))">
            <text:p/>
          </table:table-cell>
          <table:table-cell table:style-name="ce32" table:formula="of:=IF(OR([.$I101]=&quot;&quot;; AND([.$J101]=&quot;&quot;; [.$N101]&lt;&gt;0)); &quot;&quot;; &quot;, &quot;)">
            <text:p/>
          </table:table-cell>
          <table:table-cell table:style-name="ce32" table:formula="of:=IF([.$J101]=&quot;&quot;; &quot;&quot;; IF([.$O101]&gt;0; COM.MICROSOFT.CONCAT(&quot;(&quot;; [.$J101]; &quot; &lt;&lt; &quot;; [.$O101]; &quot;)&quot;); [.$J101]))">
            <text:p/>
          </table:table-cell>
          <table:table-cell table:style-name="ce33" table:formula="of:=IF(OR([.$J101]=&quot;&quot;; AND([.$O101]&lt;&gt;0)); &quot;&quot;; &quot;, &quot;)">
            <text:p/>
          </table:table-cell>
          <table:table-cell table:formula="of:=COM.MICROSOFT.CONCAT(&quot;// &quot;; [.B101]; &quot; &quot;; IF([.A101]=&quot;&quot;; &quot;   &quot;; COM.MICROSOFT.CONCAT(&quot;-&quot;; [.A101]; &quot;-&quot;)); &quot; &quot;; [.C101])" office:value-type="string" office:string-value="// 99 -c- |00100" calcext:value-type="string">
            <text:p>// 99 -c- |00100</text:p>
          </table:table-cell>
          <table:table-cell table:formula="of:=COM.MICROSOFT.CONCAT([.P101:.Z101])" office:value-type="string" office:string-value="+ 0b001, (0b00 &lt;&lt; 6)" calcext:value-type="string">
            <text:p>+ 0b001, (0b00 &lt;&lt; 6)</text:p>
          </table:table-cell>
          <table:table-cell table:formula="of:=COM.MICROSOFT.CONCAT([.AA101]; CHAR(10); [.AB101])" office:value-type="string" office:string-value="// 99 -c- |00100&#10;+ 0b001, (0b00 &lt;&lt; 6)" calcext:value-type="string">
            <text:p>// 99 -c- |00100</text:p>
            <text:p>+ 0b001, (0b00 &lt;&lt; 6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|100100</text:p>
          </table:table-cell>
          <table:table-cell office:value-type="string" calcext:value-type="string">
            <text:p>100100</text:p>
          </table:table-cell>
          <table:table-cell table:formula="of:=8-MOD(LEN([.$D101])-[.$E101]; 8)" office:value-type="float" office:value="6" calcext:value-type="float">
            <text:p>6</text:p>
          </table:table-cell>
          <table:table-cell table:style-name="ce29" table:formula="of:=IF(MID([.$D102];1;[.$E102])=&quot;&quot;; &quot;&quot;; COM.MICROSOFT.CONCAT(&quot;0b&quot;; MID([.$D102];1;[.$E102])))" office:value-type="string" office:string-value="0b100100" calcext:value-type="string">
            <text:p>0b100100</text:p>
          </table:table-cell>
          <table:table-cell table:style-name="ce29" table:formula="of:=IF(MID([.$D102];1+[.$E102]; 8)=&quot;&quot;; &quot;&quot;; COM.MICROSOFT.CONCAT(&quot;0b&quot;; MID([.$D102];1+[.$E102]; 8)))">
            <text:p/>
          </table:table-cell>
          <table:table-cell table:style-name="ce29" table:formula="of:=IF(MID([.$D102];1+[.$E102]+8; 8)=&quot;&quot;; &quot;&quot;; COM.MICROSOFT.CONCAT(&quot;0b&quot;; MID([.$D102];1+[.$E102]+8; 8)))">
            <text:p/>
          </table:table-cell>
          <table:table-cell table:style-name="ce29" table:formula="of:=IF(MID([.$D102];1+[.$E102]+8+8; 8)=&quot;&quot;; &quot;&quot;; COM.MICROSOFT.CONCAT(&quot;0b&quot;; MID([.$D102];1+[.$E102]+8+8; 8)))">
            <text:p/>
          </table:table-cell>
          <table:table-cell table:style-name="ce29" table:formula="of:=IF(MID([.$D102];1+[.$E102]+8+8+8; 8)=&quot;&quot;; &quot;&quot;; COM.MICROSOFT.CONCAT(&quot;0b&quot;; MID([.$D102];1+[.$E102]+8+8+8; 8)))">
            <text:p/>
          </table:table-cell>
          <table:table-cell table:style-name="ce31" table:formula="of:=[.E102]-LEN([.F102])+2" office:value-type="float" office:value="0" calcext:value-type="float">
            <text:p>0</text:p>
          </table:table-cell>
          <table:table-cell table:style-name="ce29" table:formula="of:=IF([.G102]=&quot;&quot;; &quot;&quot;; 8-LEN([.G102])+2)">
            <text:p/>
          </table:table-cell>
          <table:table-cell table:style-name="ce29" table:formula="of:=IF([.H102]=&quot;&quot;; &quot;&quot;; 8-LEN([.H102])+2)">
            <text:p/>
          </table:table-cell>
          <table:table-cell table:style-name="ce29" table:formula="of:=IF([.I102]=&quot;&quot;; &quot;&quot;; 8-LEN([.I102])+2)">
            <text:p/>
          </table:table-cell>
          <table:table-cell table:style-name="ce29" table:formula="of:=IF([.J102]=&quot;&quot;; &quot;&quot;; 8-LEN([.J102])+2)">
            <text:p/>
          </table:table-cell>
          <table:table-cell table:style-name="ce31" table:formula="of:=IF(OR([.$F102]=&quot;&quot;; [.$E102]=8); &quot;&quot;; &quot;+ &quot;)" office:value-type="string" office:string-value="+ " calcext:value-type="string">
            <text:p>+ </text:p>
          </table:table-cell>
          <table:table-cell table:style-name="ce32" table:formula="of:=IF([.$F102]=&quot;&quot;; &quot;&quot;; IF([.$K102]&gt;0; COM.MICROSOFT.CONCAT(&quot;(&quot;; [.$F102]; &quot; &lt;&lt; &quot;; [.$K102]; &quot;)&quot;); [.$F102]))" office:value-type="string" office:string-value="0b100100" calcext:value-type="string">
            <text:p>0b100100</text:p>
          </table:table-cell>
          <table:table-cell table:style-name="ce32" table:formula="of:=IF(OR([.$F102]=&quot;&quot;; AND([.$G102]=&quot;&quot;; [.$K102]&lt;&gt;0)); &quot;&quot;; &quot;, &quot;)" office:value-type="string" office:string-value=", " calcext:value-type="string">
            <text:p>, </text:p>
          </table:table-cell>
          <table:table-cell table:style-name="ce32" table:formula="of:=IF([.$G102]=&quot;&quot;; &quot;&quot;; IF([.$L102]&gt;0; COM.MICROSOFT.CONCAT(&quot;(&quot;; [.$G102]; &quot; &lt;&lt; &quot;; [.$L102]; &quot;)&quot;); [.$G102]))">
            <text:p/>
          </table:table-cell>
          <table:table-cell table:style-name="ce32" table:formula="of:=IF(OR([.$G102]=&quot;&quot;; AND([.$H102]=&quot;&quot;; [.$L102]&lt;&gt;0)); &quot;&quot;; &quot;, &quot;)">
            <text:p/>
          </table:table-cell>
          <table:table-cell table:style-name="ce32" table:formula="of:=IF([.$H102]=&quot;&quot;; &quot;&quot;; IF([.$M102]&gt;0; COM.MICROSOFT.CONCAT(&quot;(&quot;; [.$H102]; &quot; &lt;&lt; &quot;; [.$M102]; &quot;)&quot;); [.$H102]))">
            <text:p/>
          </table:table-cell>
          <table:table-cell table:style-name="ce32" table:formula="of:=IF(OR([.$H102]=&quot;&quot;; AND([.$I102]=&quot;&quot;; [.$M102]&lt;&gt;0)); &quot;&quot;; &quot;, &quot;)">
            <text:p/>
          </table:table-cell>
          <table:table-cell table:style-name="ce32" table:formula="of:=IF([.$I102]=&quot;&quot;; &quot;&quot;; IF([.$N102]&gt;0; COM.MICROSOFT.CONCAT(&quot;(&quot;; [.$I102]; &quot; &lt;&lt; &quot;; [.$N102]; &quot;)&quot;); [.$I102]))">
            <text:p/>
          </table:table-cell>
          <table:table-cell table:style-name="ce32" table:formula="of:=IF(OR([.$I102]=&quot;&quot;; AND([.$J102]=&quot;&quot;; [.$N102]&lt;&gt;0)); &quot;&quot;; &quot;, &quot;)">
            <text:p/>
          </table:table-cell>
          <table:table-cell table:style-name="ce32" table:formula="of:=IF([.$J102]=&quot;&quot;; &quot;&quot;; IF([.$O102]&gt;0; COM.MICROSOFT.CONCAT(&quot;(&quot;; [.$J102]; &quot; &lt;&lt; &quot;; [.$O102]; &quot;)&quot;); [.$J102]))">
            <text:p/>
          </table:table-cell>
          <table:table-cell table:style-name="ce33" table:formula="of:=IF(OR([.$J102]=&quot;&quot;; AND([.$O102]&lt;&gt;0)); &quot;&quot;; &quot;, &quot;)">
            <text:p/>
          </table:table-cell>
          <table:table-cell table:formula="of:=COM.MICROSOFT.CONCAT(&quot;// &quot;; [.B102]; &quot; &quot;; IF([.A102]=&quot;&quot;; &quot;   &quot;; COM.MICROSOFT.CONCAT(&quot;-&quot;; [.A102]; &quot;-&quot;)); &quot; &quot;; [.C102])" office:value-type="string" office:string-value="// 100 -d- |100100" calcext:value-type="string">
            <text:p>// 100 -d- |100100</text:p>
          </table:table-cell>
          <table:table-cell table:formula="of:=COM.MICROSOFT.CONCAT([.P102:.Z102])" office:value-type="string" office:string-value="+ 0b100100, " calcext:value-type="string">
            <text:p>+ 0b100100, </text:p>
          </table:table-cell>
          <table:table-cell table:formula="of:=COM.MICROSOFT.CONCAT([.AA102]; CHAR(10); [.AB102])" office:value-type="string" office:string-value="// 100 -d- |100100&#10;+ 0b100100, " calcext:value-type="string">
            <text:p>// 100 -d- |100100</text:p>
            <text:p>+ 0b100100, 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|00101</text:p>
          </table:table-cell>
          <table:table-cell office:value-type="string" calcext:value-type="string">
            <text:p>00101</text:p>
          </table:table-cell>
          <table:table-cell table:formula="of:=8-MOD(LEN([.$D102])-[.$E102]; 8)" office:value-type="float" office:value="8" calcext:value-type="float">
            <text:p>8</text:p>
          </table:table-cell>
          <table:table-cell table:style-name="ce29" table:formula="of:=IF(MID([.$D103];1;[.$E103])=&quot;&quot;; &quot;&quot;; COM.MICROSOFT.CONCAT(&quot;0b&quot;; MID([.$D103];1;[.$E103])))" office:value-type="string" office:string-value="0b00101" calcext:value-type="string">
            <text:p>0b00101</text:p>
          </table:table-cell>
          <table:table-cell table:style-name="ce29" table:formula="of:=IF(MID([.$D103];1+[.$E103]; 8)=&quot;&quot;; &quot;&quot;; COM.MICROSOFT.CONCAT(&quot;0b&quot;; MID([.$D103];1+[.$E103]; 8)))">
            <text:p/>
          </table:table-cell>
          <table:table-cell table:style-name="ce29" table:formula="of:=IF(MID([.$D103];1+[.$E103]+8; 8)=&quot;&quot;; &quot;&quot;; COM.MICROSOFT.CONCAT(&quot;0b&quot;; MID([.$D103];1+[.$E103]+8; 8)))">
            <text:p/>
          </table:table-cell>
          <table:table-cell table:style-name="ce29" table:formula="of:=IF(MID([.$D103];1+[.$E103]+8+8; 8)=&quot;&quot;; &quot;&quot;; COM.MICROSOFT.CONCAT(&quot;0b&quot;; MID([.$D103];1+[.$E103]+8+8; 8)))">
            <text:p/>
          </table:table-cell>
          <table:table-cell table:style-name="ce29" table:formula="of:=IF(MID([.$D103];1+[.$E103]+8+8+8; 8)=&quot;&quot;; &quot;&quot;; COM.MICROSOFT.CONCAT(&quot;0b&quot;; MID([.$D103];1+[.$E103]+8+8+8; 8)))">
            <text:p/>
          </table:table-cell>
          <table:table-cell table:style-name="ce31" table:formula="of:=[.E103]-LEN([.F103])+2" office:value-type="float" office:value="3" calcext:value-type="float">
            <text:p>3</text:p>
          </table:table-cell>
          <table:table-cell table:style-name="ce29" table:formula="of:=IF([.G103]=&quot;&quot;; &quot;&quot;; 8-LEN([.G103])+2)">
            <text:p/>
          </table:table-cell>
          <table:table-cell table:style-name="ce29" table:formula="of:=IF([.H103]=&quot;&quot;; &quot;&quot;; 8-LEN([.H103])+2)">
            <text:p/>
          </table:table-cell>
          <table:table-cell table:style-name="ce29" table:formula="of:=IF([.I103]=&quot;&quot;; &quot;&quot;; 8-LEN([.I103])+2)">
            <text:p/>
          </table:table-cell>
          <table:table-cell table:style-name="ce29" table:formula="of:=IF([.J103]=&quot;&quot;; &quot;&quot;; 8-LEN([.J103])+2)">
            <text:p/>
          </table:table-cell>
          <table:table-cell table:style-name="ce31" table:formula="of:=IF(OR([.$F103]=&quot;&quot;; [.$E103]=8); &quot;&quot;; &quot;+ &quot;)">
            <text:p/>
          </table:table-cell>
          <table:table-cell table:style-name="ce32" table:formula="of:=IF([.$F103]=&quot;&quot;; &quot;&quot;; IF([.$K103]&gt;0; COM.MICROSOFT.CONCAT(&quot;(&quot;; [.$F103]; &quot; &lt;&lt; &quot;; [.$K103]; &quot;)&quot;); [.$F103]))" office:value-type="string" office:string-value="(0b00101 &lt;&lt; 3)" calcext:value-type="string">
            <text:p>(0b00101 &lt;&lt; 3)</text:p>
          </table:table-cell>
          <table:table-cell table:style-name="ce32" table:formula="of:=IF(OR([.$F103]=&quot;&quot;; AND([.$G103]=&quot;&quot;; [.$K103]&lt;&gt;0)); &quot;&quot;; &quot;, &quot;)">
            <text:p/>
          </table:table-cell>
          <table:table-cell table:style-name="ce32" table:formula="of:=IF([.$G103]=&quot;&quot;; &quot;&quot;; IF([.$L103]&gt;0; COM.MICROSOFT.CONCAT(&quot;(&quot;; [.$G103]; &quot; &lt;&lt; &quot;; [.$L103]; &quot;)&quot;); [.$G103]))">
            <text:p/>
          </table:table-cell>
          <table:table-cell table:style-name="ce32" table:formula="of:=IF(OR([.$G103]=&quot;&quot;; AND([.$H103]=&quot;&quot;; [.$L103]&lt;&gt;0)); &quot;&quot;; &quot;, &quot;)">
            <text:p/>
          </table:table-cell>
          <table:table-cell table:style-name="ce32" table:formula="of:=IF([.$H103]=&quot;&quot;; &quot;&quot;; IF([.$M103]&gt;0; COM.MICROSOFT.CONCAT(&quot;(&quot;; [.$H103]; &quot; &lt;&lt; &quot;; [.$M103]; &quot;)&quot;); [.$H103]))">
            <text:p/>
          </table:table-cell>
          <table:table-cell table:style-name="ce32" table:formula="of:=IF(OR([.$H103]=&quot;&quot;; AND([.$I103]=&quot;&quot;; [.$M103]&lt;&gt;0)); &quot;&quot;; &quot;, &quot;)">
            <text:p/>
          </table:table-cell>
          <table:table-cell table:style-name="ce32" table:formula="of:=IF([.$I103]=&quot;&quot;; &quot;&quot;; IF([.$N103]&gt;0; COM.MICROSOFT.CONCAT(&quot;(&quot;; [.$I103]; &quot; &lt;&lt; &quot;; [.$N103]; &quot;)&quot;); [.$I103]))">
            <text:p/>
          </table:table-cell>
          <table:table-cell table:style-name="ce32" table:formula="of:=IF(OR([.$I103]=&quot;&quot;; AND([.$J103]=&quot;&quot;; [.$N103]&lt;&gt;0)); &quot;&quot;; &quot;, &quot;)">
            <text:p/>
          </table:table-cell>
          <table:table-cell table:style-name="ce32" table:formula="of:=IF([.$J103]=&quot;&quot;; &quot;&quot;; IF([.$O103]&gt;0; COM.MICROSOFT.CONCAT(&quot;(&quot;; [.$J103]; &quot; &lt;&lt; &quot;; [.$O103]; &quot;)&quot;); [.$J103]))">
            <text:p/>
          </table:table-cell>
          <table:table-cell table:style-name="ce33" table:formula="of:=IF(OR([.$J103]=&quot;&quot;; AND([.$O103]&lt;&gt;0)); &quot;&quot;; &quot;, &quot;)">
            <text:p/>
          </table:table-cell>
          <table:table-cell table:formula="of:=COM.MICROSOFT.CONCAT(&quot;// &quot;; [.B103]; &quot; &quot;; IF([.A103]=&quot;&quot;; &quot;   &quot;; COM.MICROSOFT.CONCAT(&quot;-&quot;; [.A103]; &quot;-&quot;)); &quot; &quot;; [.C103])" office:value-type="string" office:string-value="// 101 -e- |00101" calcext:value-type="string">
            <text:p>// 101 -e- |00101</text:p>
          </table:table-cell>
          <table:table-cell table:formula="of:=COM.MICROSOFT.CONCAT([.P103:.Z103])" office:value-type="string" office:string-value="(0b00101 &lt;&lt; 3)" calcext:value-type="string">
            <text:p>(0b00101 &lt;&lt; 3)</text:p>
          </table:table-cell>
          <table:table-cell table:formula="of:=COM.MICROSOFT.CONCAT([.AA103]; CHAR(10); [.AB103])" office:value-type="string" office:string-value="// 101 -e- |00101&#10;(0b00101 &lt;&lt; 3)" calcext:value-type="string">
            <text:p>// 101 -e- |00101</text:p>
            <text:p>(0b00101 &lt;&lt; 3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f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|100101</text:p>
          </table:table-cell>
          <table:table-cell office:value-type="string" calcext:value-type="string">
            <text:p>100101</text:p>
          </table:table-cell>
          <table:table-cell table:formula="of:=8-MOD(LEN([.$D103])-[.$E103]; 8)" office:value-type="float" office:value="3" calcext:value-type="float">
            <text:p>3</text:p>
          </table:table-cell>
          <table:table-cell table:style-name="ce29" table:formula="of:=IF(MID([.$D104];1;[.$E104])=&quot;&quot;; &quot;&quot;; COM.MICROSOFT.CONCAT(&quot;0b&quot;; MID([.$D104];1;[.$E104])))" office:value-type="string" office:string-value="0b100" calcext:value-type="string">
            <text:p>0b100</text:p>
          </table:table-cell>
          <table:table-cell table:style-name="ce29" table:formula="of:=IF(MID([.$D104];1+[.$E104]; 8)=&quot;&quot;; &quot;&quot;; COM.MICROSOFT.CONCAT(&quot;0b&quot;; MID([.$D104];1+[.$E104]; 8)))" office:value-type="string" office:string-value="0b101" calcext:value-type="string">
            <text:p>0b101</text:p>
          </table:table-cell>
          <table:table-cell table:style-name="ce29" table:formula="of:=IF(MID([.$D104];1+[.$E104]+8; 8)=&quot;&quot;; &quot;&quot;; COM.MICROSOFT.CONCAT(&quot;0b&quot;; MID([.$D104];1+[.$E104]+8; 8)))">
            <text:p/>
          </table:table-cell>
          <table:table-cell table:style-name="ce29" table:formula="of:=IF(MID([.$D104];1+[.$E104]+8+8; 8)=&quot;&quot;; &quot;&quot;; COM.MICROSOFT.CONCAT(&quot;0b&quot;; MID([.$D104];1+[.$E104]+8+8; 8)))">
            <text:p/>
          </table:table-cell>
          <table:table-cell table:style-name="ce29" table:formula="of:=IF(MID([.$D104];1+[.$E104]+8+8+8; 8)=&quot;&quot;; &quot;&quot;; COM.MICROSOFT.CONCAT(&quot;0b&quot;; MID([.$D104];1+[.$E104]+8+8+8; 8)))">
            <text:p/>
          </table:table-cell>
          <table:table-cell table:style-name="ce31" table:formula="of:=[.E104]-LEN([.F104])+2" office:value-type="float" office:value="0" calcext:value-type="float">
            <text:p>0</text:p>
          </table:table-cell>
          <table:table-cell table:style-name="ce29" table:formula="of:=IF([.G104]=&quot;&quot;; &quot;&quot;; 8-LEN([.G104])+2)" office:value-type="float" office:value="5" calcext:value-type="float">
            <text:p>5</text:p>
          </table:table-cell>
          <table:table-cell table:style-name="ce29" table:formula="of:=IF([.H104]=&quot;&quot;; &quot;&quot;; 8-LEN([.H104])+2)">
            <text:p/>
          </table:table-cell>
          <table:table-cell table:style-name="ce29" table:formula="of:=IF([.I104]=&quot;&quot;; &quot;&quot;; 8-LEN([.I104])+2)">
            <text:p/>
          </table:table-cell>
          <table:table-cell table:style-name="ce29" table:formula="of:=IF([.J104]=&quot;&quot;; &quot;&quot;; 8-LEN([.J104])+2)">
            <text:p/>
          </table:table-cell>
          <table:table-cell table:style-name="ce31" table:formula="of:=IF(OR([.$F104]=&quot;&quot;; [.$E104]=8); &quot;&quot;; &quot;+ &quot;)" office:value-type="string" office:string-value="+ " calcext:value-type="string">
            <text:p>+ </text:p>
          </table:table-cell>
          <table:table-cell table:style-name="ce32" table:formula="of:=IF([.$F104]=&quot;&quot;; &quot;&quot;; IF([.$K104]&gt;0; COM.MICROSOFT.CONCAT(&quot;(&quot;; [.$F104]; &quot; &lt;&lt; &quot;; [.$K104]; &quot;)&quot;); [.$F104]))" office:value-type="string" office:string-value="0b100" calcext:value-type="string">
            <text:p>0b100</text:p>
          </table:table-cell>
          <table:table-cell table:style-name="ce32" table:formula="of:=IF(OR([.$F104]=&quot;&quot;; AND([.$G104]=&quot;&quot;; [.$K104]&lt;&gt;0)); &quot;&quot;; &quot;, &quot;)" office:value-type="string" office:string-value=", " calcext:value-type="string">
            <text:p>, </text:p>
          </table:table-cell>
          <table:table-cell table:style-name="ce32" table:formula="of:=IF([.$G104]=&quot;&quot;; &quot;&quot;; IF([.$L104]&gt;0; COM.MICROSOFT.CONCAT(&quot;(&quot;; [.$G104]; &quot; &lt;&lt; &quot;; [.$L104]; &quot;)&quot;); [.$G104]))" office:value-type="string" office:string-value="(0b101 &lt;&lt; 5)" calcext:value-type="string">
            <text:p>(0b101 &lt;&lt; 5)</text:p>
          </table:table-cell>
          <table:table-cell table:style-name="ce32" table:formula="of:=IF(OR([.$G104]=&quot;&quot;; AND([.$H104]=&quot;&quot;; [.$L104]&lt;&gt;0)); &quot;&quot;; &quot;, &quot;)">
            <text:p/>
          </table:table-cell>
          <table:table-cell table:style-name="ce32" table:formula="of:=IF([.$H104]=&quot;&quot;; &quot;&quot;; IF([.$M104]&gt;0; COM.MICROSOFT.CONCAT(&quot;(&quot;; [.$H104]; &quot; &lt;&lt; &quot;; [.$M104]; &quot;)&quot;); [.$H104]))">
            <text:p/>
          </table:table-cell>
          <table:table-cell table:style-name="ce32" table:formula="of:=IF(OR([.$H104]=&quot;&quot;; AND([.$I104]=&quot;&quot;; [.$M104]&lt;&gt;0)); &quot;&quot;; &quot;, &quot;)">
            <text:p/>
          </table:table-cell>
          <table:table-cell table:style-name="ce32" table:formula="of:=IF([.$I104]=&quot;&quot;; &quot;&quot;; IF([.$N104]&gt;0; COM.MICROSOFT.CONCAT(&quot;(&quot;; [.$I104]; &quot; &lt;&lt; &quot;; [.$N104]; &quot;)&quot;); [.$I104]))">
            <text:p/>
          </table:table-cell>
          <table:table-cell table:style-name="ce32" table:formula="of:=IF(OR([.$I104]=&quot;&quot;; AND([.$J104]=&quot;&quot;; [.$N104]&lt;&gt;0)); &quot;&quot;; &quot;, &quot;)">
            <text:p/>
          </table:table-cell>
          <table:table-cell table:style-name="ce32" table:formula="of:=IF([.$J104]=&quot;&quot;; &quot;&quot;; IF([.$O104]&gt;0; COM.MICROSOFT.CONCAT(&quot;(&quot;; [.$J104]; &quot; &lt;&lt; &quot;; [.$O104]; &quot;)&quot;); [.$J104]))">
            <text:p/>
          </table:table-cell>
          <table:table-cell table:style-name="ce33" table:formula="of:=IF(OR([.$J104]=&quot;&quot;; AND([.$O104]&lt;&gt;0)); &quot;&quot;; &quot;, &quot;)">
            <text:p/>
          </table:table-cell>
          <table:table-cell table:formula="of:=COM.MICROSOFT.CONCAT(&quot;// &quot;; [.B104]; &quot; &quot;; IF([.A104]=&quot;&quot;; &quot;   &quot;; COM.MICROSOFT.CONCAT(&quot;-&quot;; [.A104]; &quot;-&quot;)); &quot; &quot;; [.C104])" office:value-type="string" office:string-value="// 102 -f- |100101" calcext:value-type="string">
            <text:p>// 102 -f- |100101</text:p>
          </table:table-cell>
          <table:table-cell table:formula="of:=COM.MICROSOFT.CONCAT([.P104:.Z104])" office:value-type="string" office:string-value="+ 0b100, (0b101 &lt;&lt; 5)" calcext:value-type="string">
            <text:p>+ 0b100, (0b101 &lt;&lt; 5)</text:p>
          </table:table-cell>
          <table:table-cell table:formula="of:=COM.MICROSOFT.CONCAT([.AA104]; CHAR(10); [.AB104])" office:value-type="string" office:string-value="// 102 -f- |100101&#10;+ 0b100, (0b101 &lt;&lt; 5)" calcext:value-type="string">
            <text:p>// 102 -f- |100101</text:p>
            <text:p>+ 0b100, (0b101 &lt;&lt; 5)</text:p>
          </table:table-cell>
          <table:table-cell table:number-columns-repeated="995"/>
        </table:table-row>
        <table:table-row table:style-name="ro4">
          <table:table-cell table:style-name="ce21" office:value-type="string" calcext:value-type="string">
            <text:p>g</text:p>
          </table:table-cell>
          <table:table-cell table:style-name="ce21" office:value-type="float" office:value="103" calcext:value-type="float">
            <text:p>103</text:p>
          </table:table-cell>
          <table:table-cell table:style-name="ce23" office:value-type="string" calcext:value-type="string">
            <text:p>|100110</text:p>
          </table:table-cell>
          <table:table-cell table:style-name="ce23" office:value-type="string" calcext:value-type="string">
            <text:p>100110</text:p>
          </table:table-cell>
          <table:table-cell table:formula="of:=8-MOD(LEN([.$D104])-[.$E104]; 8)" office:value-type="float" office:value="5" calcext:value-type="float">
            <text:p>5</text:p>
          </table:table-cell>
          <table:table-cell table:style-name="ce29" table:formula="of:=IF(MID([.$D105];1;[.$E105])=&quot;&quot;; &quot;&quot;; COM.MICROSOFT.CONCAT(&quot;0b&quot;; MID([.$D105];1;[.$E105])))" office:value-type="string" office:string-value="0b10011" calcext:value-type="string">
            <text:p>0b10011</text:p>
          </table:table-cell>
          <table:table-cell table:style-name="ce29" table:formula="of:=IF(MID([.$D105];1+[.$E105]; 8)=&quot;&quot;; &quot;&quot;; COM.MICROSOFT.CONCAT(&quot;0b&quot;; MID([.$D105];1+[.$E105]; 8)))" office:value-type="string" office:string-value="0b0" calcext:value-type="string">
            <text:p>0b0</text:p>
          </table:table-cell>
          <table:table-cell table:style-name="ce29" table:formula="of:=IF(MID([.$D105];1+[.$E105]+8; 8)=&quot;&quot;; &quot;&quot;; COM.MICROSOFT.CONCAT(&quot;0b&quot;; MID([.$D105];1+[.$E105]+8; 8)))">
            <text:p/>
          </table:table-cell>
          <table:table-cell table:style-name="ce29" table:formula="of:=IF(MID([.$D105];1+[.$E105]+8+8; 8)=&quot;&quot;; &quot;&quot;; COM.MICROSOFT.CONCAT(&quot;0b&quot;; MID([.$D105];1+[.$E105]+8+8; 8)))">
            <text:p/>
          </table:table-cell>
          <table:table-cell table:style-name="ce29" table:formula="of:=IF(MID([.$D105];1+[.$E105]+8+8+8; 8)=&quot;&quot;; &quot;&quot;; COM.MICROSOFT.CONCAT(&quot;0b&quot;; MID([.$D105];1+[.$E105]+8+8+8; 8)))">
            <text:p/>
          </table:table-cell>
          <table:table-cell table:style-name="ce31" table:formula="of:=[.E105]-LEN([.F105])+2" office:value-type="float" office:value="0" calcext:value-type="float">
            <text:p>0</text:p>
          </table:table-cell>
          <table:table-cell table:style-name="ce29" table:formula="of:=IF([.G105]=&quot;&quot;; &quot;&quot;; 8-LEN([.G105])+2)" office:value-type="float" office:value="7" calcext:value-type="float">
            <text:p>7</text:p>
          </table:table-cell>
          <table:table-cell table:style-name="ce29" table:formula="of:=IF([.H105]=&quot;&quot;; &quot;&quot;; 8-LEN([.H105])+2)">
            <text:p/>
          </table:table-cell>
          <table:table-cell table:style-name="ce29" table:formula="of:=IF([.I105]=&quot;&quot;; &quot;&quot;; 8-LEN([.I105])+2)">
            <text:p/>
          </table:table-cell>
          <table:table-cell table:style-name="ce29" table:formula="of:=IF([.J105]=&quot;&quot;; &quot;&quot;; 8-LEN([.J105])+2)">
            <text:p/>
          </table:table-cell>
          <table:table-cell table:style-name="ce31" table:formula="of:=IF(OR([.$F105]=&quot;&quot;; [.$E105]=8); &quot;&quot;; &quot;+ &quot;)" office:value-type="string" office:string-value="+ " calcext:value-type="string">
            <text:p>+ </text:p>
          </table:table-cell>
          <table:table-cell table:style-name="ce32" table:formula="of:=IF([.$F105]=&quot;&quot;; &quot;&quot;; IF([.$K105]&gt;0; COM.MICROSOFT.CONCAT(&quot;(&quot;; [.$F105]; &quot; &lt;&lt; &quot;; [.$K105]; &quot;)&quot;); [.$F105]))" office:value-type="string" office:string-value="0b10011" calcext:value-type="string">
            <text:p>0b10011</text:p>
          </table:table-cell>
          <table:table-cell table:style-name="ce32" table:formula="of:=IF(OR([.$F105]=&quot;&quot;; AND([.$G105]=&quot;&quot;; [.$K105]&lt;&gt;0)); &quot;&quot;; &quot;, &quot;)" office:value-type="string" office:string-value=", " calcext:value-type="string">
            <text:p>, </text:p>
          </table:table-cell>
          <table:table-cell table:style-name="ce32" table:formula="of:=IF([.$G105]=&quot;&quot;; &quot;&quot;; IF([.$L105]&gt;0; COM.MICROSOFT.CONCAT(&quot;(&quot;; [.$G105]; &quot; &lt;&lt; &quot;; [.$L105]; &quot;)&quot;); [.$G105]))" office:value-type="string" office:string-value="(0b0 &lt;&lt; 7)" calcext:value-type="string">
            <text:p>(0b0 &lt;&lt; 7)</text:p>
          </table:table-cell>
          <table:table-cell table:style-name="ce32" table:formula="of:=IF(OR([.$G105]=&quot;&quot;; AND([.$H105]=&quot;&quot;; [.$L105]&lt;&gt;0)); &quot;&quot;; &quot;, &quot;)">
            <text:p/>
          </table:table-cell>
          <table:table-cell table:style-name="ce32" table:formula="of:=IF([.$H105]=&quot;&quot;; &quot;&quot;; IF([.$M105]&gt;0; COM.MICROSOFT.CONCAT(&quot;(&quot;; [.$H105]; &quot; &lt;&lt; &quot;; [.$M105]; &quot;)&quot;); [.$H105]))">
            <text:p/>
          </table:table-cell>
          <table:table-cell table:style-name="ce32" table:formula="of:=IF(OR([.$H105]=&quot;&quot;; AND([.$I105]=&quot;&quot;; [.$M105]&lt;&gt;0)); &quot;&quot;; &quot;, &quot;)">
            <text:p/>
          </table:table-cell>
          <table:table-cell table:style-name="ce32" table:formula="of:=IF([.$I105]=&quot;&quot;; &quot;&quot;; IF([.$N105]&gt;0; COM.MICROSOFT.CONCAT(&quot;(&quot;; [.$I105]; &quot; &lt;&lt; &quot;; [.$N105]; &quot;)&quot;); [.$I105]))">
            <text:p/>
          </table:table-cell>
          <table:table-cell table:style-name="ce32" table:formula="of:=IF(OR([.$I105]=&quot;&quot;; AND([.$J105]=&quot;&quot;; [.$N105]&lt;&gt;0)); &quot;&quot;; &quot;, &quot;)">
            <text:p/>
          </table:table-cell>
          <table:table-cell table:style-name="ce32" table:formula="of:=IF([.$J105]=&quot;&quot;; &quot;&quot;; IF([.$O105]&gt;0; COM.MICROSOFT.CONCAT(&quot;(&quot;; [.$J105]; &quot; &lt;&lt; &quot;; [.$O105]; &quot;)&quot;); [.$J105]))">
            <text:p/>
          </table:table-cell>
          <table:table-cell table:style-name="ce33" table:formula="of:=IF(OR([.$J105]=&quot;&quot;; AND([.$O105]&lt;&gt;0)); &quot;&quot;; &quot;, &quot;)">
            <text:p/>
          </table:table-cell>
          <table:table-cell table:formula="of:=COM.MICROSOFT.CONCAT(&quot;// &quot;; [.B105]; &quot; &quot;; IF([.A105]=&quot;&quot;; &quot;   &quot;; COM.MICROSOFT.CONCAT(&quot;-&quot;; [.A105]; &quot;-&quot;)); &quot; &quot;; [.C105])" office:value-type="string" office:string-value="// 103 -g- |100110" calcext:value-type="string">
            <text:p>// 103 -g- |100110</text:p>
          </table:table-cell>
          <table:table-cell table:formula="of:=COM.MICROSOFT.CONCAT([.P105:.Z105])" office:value-type="string" office:string-value="+ 0b10011, (0b0 &lt;&lt; 7)" calcext:value-type="string">
            <text:p>+ 0b10011, (0b0 &lt;&lt; 7)</text:p>
          </table:table-cell>
          <table:table-cell table:formula="of:=COM.MICROSOFT.CONCAT([.AA105]; CHAR(10); [.AB105])" office:value-type="string" office:string-value="// 103 -g- |100110&#10;+ 0b10011, (0b0 &lt;&lt; 7)" calcext:value-type="string">
            <text:p>// 103 -g- |100110</text:p>
            <text:p>+ 0b10011, (0b0 &lt;&lt; 7)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h</text:p>
          </table:table-cell>
          <table:table-cell table:style-name="ce22" office:value-type="float" office:value="104" calcext:value-type="float">
            <text:p>104</text:p>
          </table:table-cell>
          <table:table-cell table:style-name="ce24" office:value-type="string" calcext:value-type="string">
            <text:p>|100111</text:p>
          </table:table-cell>
          <table:table-cell table:style-name="ce24" office:value-type="string" calcext:value-type="string">
            <text:p>100111</text:p>
          </table:table-cell>
          <table:table-cell table:formula="of:=8-MOD(LEN([.$D105])-[.$E105]; 8)" office:value-type="float" office:value="7" calcext:value-type="float">
            <text:p>7</text:p>
          </table:table-cell>
          <table:table-cell table:style-name="ce29" table:formula="of:=IF(MID([.$D106];1;[.$E106])=&quot;&quot;; &quot;&quot;; COM.MICROSOFT.CONCAT(&quot;0b&quot;; MID([.$D106];1;[.$E106])))" office:value-type="string" office:string-value="0b100111" calcext:value-type="string">
            <text:p>0b100111</text:p>
          </table:table-cell>
          <table:table-cell table:style-name="ce29" table:formula="of:=IF(MID([.$D106];1+[.$E106]; 8)=&quot;&quot;; &quot;&quot;; COM.MICROSOFT.CONCAT(&quot;0b&quot;; MID([.$D106];1+[.$E106]; 8)))">
            <text:p/>
          </table:table-cell>
          <table:table-cell table:style-name="ce29" table:formula="of:=IF(MID([.$D106];1+[.$E106]+8; 8)=&quot;&quot;; &quot;&quot;; COM.MICROSOFT.CONCAT(&quot;0b&quot;; MID([.$D106];1+[.$E106]+8; 8)))">
            <text:p/>
          </table:table-cell>
          <table:table-cell table:style-name="ce29" table:formula="of:=IF(MID([.$D106];1+[.$E106]+8+8; 8)=&quot;&quot;; &quot;&quot;; COM.MICROSOFT.CONCAT(&quot;0b&quot;; MID([.$D106];1+[.$E106]+8+8; 8)))">
            <text:p/>
          </table:table-cell>
          <table:table-cell table:style-name="ce29" table:formula="of:=IF(MID([.$D106];1+[.$E106]+8+8+8; 8)=&quot;&quot;; &quot;&quot;; COM.MICROSOFT.CONCAT(&quot;0b&quot;; MID([.$D106];1+[.$E106]+8+8+8; 8)))">
            <text:p/>
          </table:table-cell>
          <table:table-cell table:style-name="ce31" table:formula="of:=[.E106]-LEN([.F106])+2" office:value-type="float" office:value="1" calcext:value-type="float">
            <text:p>1</text:p>
          </table:table-cell>
          <table:table-cell table:style-name="ce29" table:formula="of:=IF([.G106]=&quot;&quot;; &quot;&quot;; 8-LEN([.G106])+2)">
            <text:p/>
          </table:table-cell>
          <table:table-cell table:style-name="ce29" table:formula="of:=IF([.H106]=&quot;&quot;; &quot;&quot;; 8-LEN([.H106])+2)">
            <text:p/>
          </table:table-cell>
          <table:table-cell table:style-name="ce29" table:formula="of:=IF([.I106]=&quot;&quot;; &quot;&quot;; 8-LEN([.I106])+2)">
            <text:p/>
          </table:table-cell>
          <table:table-cell table:style-name="ce29" table:formula="of:=IF([.J106]=&quot;&quot;; &quot;&quot;; 8-LEN([.J106])+2)">
            <text:p/>
          </table:table-cell>
          <table:table-cell table:style-name="ce31" table:formula="of:=IF(OR([.$F106]=&quot;&quot;; [.$E106]=8); &quot;&quot;; &quot;+ &quot;)" office:value-type="string" office:string-value="+ " calcext:value-type="string">
            <text:p>+ </text:p>
          </table:table-cell>
          <table:table-cell table:style-name="ce32" table:formula="of:=IF([.$F106]=&quot;&quot;; &quot;&quot;; IF([.$K106]&gt;0; COM.MICROSOFT.CONCAT(&quot;(&quot;; [.$F106]; &quot; &lt;&lt; &quot;; [.$K106]; &quot;)&quot;); [.$F106]))" office:value-type="string" office:string-value="(0b100111 &lt;&lt; 1)" calcext:value-type="string">
            <text:p>(0b100111 &lt;&lt; 1)</text:p>
          </table:table-cell>
          <table:table-cell table:style-name="ce32" table:formula="of:=IF(OR([.$F106]=&quot;&quot;; AND([.$G106]=&quot;&quot;; [.$K106]&lt;&gt;0)); &quot;&quot;; &quot;, &quot;)">
            <text:p/>
          </table:table-cell>
          <table:table-cell table:style-name="ce32" table:formula="of:=IF([.$G106]=&quot;&quot;; &quot;&quot;; IF([.$L106]&gt;0; COM.MICROSOFT.CONCAT(&quot;(&quot;; [.$G106]; &quot; &lt;&lt; &quot;; [.$L106]; &quot;)&quot;); [.$G106]))">
            <text:p/>
          </table:table-cell>
          <table:table-cell table:style-name="ce32" table:formula="of:=IF(OR([.$G106]=&quot;&quot;; AND([.$H106]=&quot;&quot;; [.$L106]&lt;&gt;0)); &quot;&quot;; &quot;, &quot;)">
            <text:p/>
          </table:table-cell>
          <table:table-cell table:style-name="ce32" table:formula="of:=IF([.$H106]=&quot;&quot;; &quot;&quot;; IF([.$M106]&gt;0; COM.MICROSOFT.CONCAT(&quot;(&quot;; [.$H106]; &quot; &lt;&lt; &quot;; [.$M106]; &quot;)&quot;); [.$H106]))">
            <text:p/>
          </table:table-cell>
          <table:table-cell table:style-name="ce32" table:formula="of:=IF(OR([.$H106]=&quot;&quot;; AND([.$I106]=&quot;&quot;; [.$M106]&lt;&gt;0)); &quot;&quot;; &quot;, &quot;)">
            <text:p/>
          </table:table-cell>
          <table:table-cell table:style-name="ce32" table:formula="of:=IF([.$I106]=&quot;&quot;; &quot;&quot;; IF([.$N106]&gt;0; COM.MICROSOFT.CONCAT(&quot;(&quot;; [.$I106]; &quot; &lt;&lt; &quot;; [.$N106]; &quot;)&quot;); [.$I106]))">
            <text:p/>
          </table:table-cell>
          <table:table-cell table:style-name="ce32" table:formula="of:=IF(OR([.$I106]=&quot;&quot;; AND([.$J106]=&quot;&quot;; [.$N106]&lt;&gt;0)); &quot;&quot;; &quot;, &quot;)">
            <text:p/>
          </table:table-cell>
          <table:table-cell table:style-name="ce32" table:formula="of:=IF([.$J106]=&quot;&quot;; &quot;&quot;; IF([.$O106]&gt;0; COM.MICROSOFT.CONCAT(&quot;(&quot;; [.$J106]; &quot; &lt;&lt; &quot;; [.$O106]; &quot;)&quot;); [.$J106]))">
            <text:p/>
          </table:table-cell>
          <table:table-cell table:style-name="ce33" table:formula="of:=IF(OR([.$J106]=&quot;&quot;; AND([.$O106]&lt;&gt;0)); &quot;&quot;; &quot;, &quot;)">
            <text:p/>
          </table:table-cell>
          <table:table-cell table:formula="of:=COM.MICROSOFT.CONCAT(&quot;// &quot;; [.B106]; &quot; &quot;; IF([.A106]=&quot;&quot;; &quot;   &quot;; COM.MICROSOFT.CONCAT(&quot;-&quot;; [.A106]; &quot;-&quot;)); &quot; &quot;; [.C106])" office:value-type="string" office:string-value="// 104 -h- |100111" calcext:value-type="string">
            <text:p>// 104 -h- |100111</text:p>
          </table:table-cell>
          <table:table-cell table:formula="of:=COM.MICROSOFT.CONCAT([.P106:.Z106])" office:value-type="string" office:string-value="+ (0b100111 &lt;&lt; 1)" calcext:value-type="string">
            <text:p>+ (0b100111 &lt;&lt; 1)</text:p>
          </table:table-cell>
          <table:table-cell table:formula="of:=COM.MICROSOFT.CONCAT([.AA106]; CHAR(10); [.AB106])" office:value-type="string" office:string-value="// 104 -h- |100111&#10;+ (0b100111 &lt;&lt; 1)" calcext:value-type="string">
            <text:p>// 104 -h- |100111</text:p>
            <text:p>+ (0b100111 &lt;&lt; 1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i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|00110</text:p>
          </table:table-cell>
          <table:table-cell office:value-type="string" calcext:value-type="string">
            <text:p>00110</text:p>
          </table:table-cell>
          <table:table-cell table:formula="of:=8-MOD(LEN([.$D106])-[.$E106]; 8)" office:value-type="float" office:value="1" calcext:value-type="float">
            <text:p>1</text:p>
          </table:table-cell>
          <table:table-cell table:style-name="ce29" table:formula="of:=IF(MID([.$D107];1;[.$E107])=&quot;&quot;; &quot;&quot;; COM.MICROSOFT.CONCAT(&quot;0b&quot;; MID([.$D107];1;[.$E107])))" office:value-type="string" office:string-value="0b0" calcext:value-type="string">
            <text:p>0b0</text:p>
          </table:table-cell>
          <table:table-cell table:style-name="ce29" table:formula="of:=IF(MID([.$D107];1+[.$E107]; 8)=&quot;&quot;; &quot;&quot;; COM.MICROSOFT.CONCAT(&quot;0b&quot;; MID([.$D107];1+[.$E107]; 8)))" office:value-type="string" office:string-value="0b0110" calcext:value-type="string">
            <text:p>0b0110</text:p>
          </table:table-cell>
          <table:table-cell table:style-name="ce29" table:formula="of:=IF(MID([.$D107];1+[.$E107]+8; 8)=&quot;&quot;; &quot;&quot;; COM.MICROSOFT.CONCAT(&quot;0b&quot;; MID([.$D107];1+[.$E107]+8; 8)))">
            <text:p/>
          </table:table-cell>
          <table:table-cell table:style-name="ce29" table:formula="of:=IF(MID([.$D107];1+[.$E107]+8+8; 8)=&quot;&quot;; &quot;&quot;; COM.MICROSOFT.CONCAT(&quot;0b&quot;; MID([.$D107];1+[.$E107]+8+8; 8)))">
            <text:p/>
          </table:table-cell>
          <table:table-cell table:style-name="ce29" table:formula="of:=IF(MID([.$D107];1+[.$E107]+8+8+8; 8)=&quot;&quot;; &quot;&quot;; COM.MICROSOFT.CONCAT(&quot;0b&quot;; MID([.$D107];1+[.$E107]+8+8+8; 8)))">
            <text:p/>
          </table:table-cell>
          <table:table-cell table:style-name="ce31" table:formula="of:=[.E107]-LEN([.F107])+2" office:value-type="float" office:value="0" calcext:value-type="float">
            <text:p>0</text:p>
          </table:table-cell>
          <table:table-cell table:style-name="ce29" table:formula="of:=IF([.G107]=&quot;&quot;; &quot;&quot;; 8-LEN([.G107])+2)" office:value-type="float" office:value="4" calcext:value-type="float">
            <text:p>4</text:p>
          </table:table-cell>
          <table:table-cell table:style-name="ce29" table:formula="of:=IF([.H107]=&quot;&quot;; &quot;&quot;; 8-LEN([.H107])+2)">
            <text:p/>
          </table:table-cell>
          <table:table-cell table:style-name="ce29" table:formula="of:=IF([.I107]=&quot;&quot;; &quot;&quot;; 8-LEN([.I107])+2)">
            <text:p/>
          </table:table-cell>
          <table:table-cell table:style-name="ce29" table:formula="of:=IF([.J107]=&quot;&quot;; &quot;&quot;; 8-LEN([.J107])+2)">
            <text:p/>
          </table:table-cell>
          <table:table-cell table:style-name="ce31" table:formula="of:=IF(OR([.$F107]=&quot;&quot;; [.$E107]=8); &quot;&quot;; &quot;+ &quot;)" office:value-type="string" office:string-value="+ " calcext:value-type="string">
            <text:p>+ </text:p>
          </table:table-cell>
          <table:table-cell table:style-name="ce32" table:formula="of:=IF([.$F107]=&quot;&quot;; &quot;&quot;; IF([.$K107]&gt;0; COM.MICROSOFT.CONCAT(&quot;(&quot;; [.$F107]; &quot; &lt;&lt; &quot;; [.$K107]; &quot;)&quot;); [.$F107]))" office:value-type="string" office:string-value="0b0" calcext:value-type="string">
            <text:p>0b0</text:p>
          </table:table-cell>
          <table:table-cell table:style-name="ce32" table:formula="of:=IF(OR([.$F107]=&quot;&quot;; AND([.$G107]=&quot;&quot;; [.$K107]&lt;&gt;0)); &quot;&quot;; &quot;, &quot;)" office:value-type="string" office:string-value=", " calcext:value-type="string">
            <text:p>, </text:p>
          </table:table-cell>
          <table:table-cell table:style-name="ce32" table:formula="of:=IF([.$G107]=&quot;&quot;; &quot;&quot;; IF([.$L107]&gt;0; COM.MICROSOFT.CONCAT(&quot;(&quot;; [.$G107]; &quot; &lt;&lt; &quot;; [.$L107]; &quot;)&quot;); [.$G107]))" office:value-type="string" office:string-value="(0b0110 &lt;&lt; 4)" calcext:value-type="string">
            <text:p>(0b0110 &lt;&lt; 4)</text:p>
          </table:table-cell>
          <table:table-cell table:style-name="ce32" table:formula="of:=IF(OR([.$G107]=&quot;&quot;; AND([.$H107]=&quot;&quot;; [.$L107]&lt;&gt;0)); &quot;&quot;; &quot;, &quot;)">
            <text:p/>
          </table:table-cell>
          <table:table-cell table:style-name="ce32" table:formula="of:=IF([.$H107]=&quot;&quot;; &quot;&quot;; IF([.$M107]&gt;0; COM.MICROSOFT.CONCAT(&quot;(&quot;; [.$H107]; &quot; &lt;&lt; &quot;; [.$M107]; &quot;)&quot;); [.$H107]))">
            <text:p/>
          </table:table-cell>
          <table:table-cell table:style-name="ce32" table:formula="of:=IF(OR([.$H107]=&quot;&quot;; AND([.$I107]=&quot;&quot;; [.$M107]&lt;&gt;0)); &quot;&quot;; &quot;, &quot;)">
            <text:p/>
          </table:table-cell>
          <table:table-cell table:style-name="ce32" table:formula="of:=IF([.$I107]=&quot;&quot;; &quot;&quot;; IF([.$N107]&gt;0; COM.MICROSOFT.CONCAT(&quot;(&quot;; [.$I107]; &quot; &lt;&lt; &quot;; [.$N107]; &quot;)&quot;); [.$I107]))">
            <text:p/>
          </table:table-cell>
          <table:table-cell table:style-name="ce32" table:formula="of:=IF(OR([.$I107]=&quot;&quot;; AND([.$J107]=&quot;&quot;; [.$N107]&lt;&gt;0)); &quot;&quot;; &quot;, &quot;)">
            <text:p/>
          </table:table-cell>
          <table:table-cell table:style-name="ce32" table:formula="of:=IF([.$J107]=&quot;&quot;; &quot;&quot;; IF([.$O107]&gt;0; COM.MICROSOFT.CONCAT(&quot;(&quot;; [.$J107]; &quot; &lt;&lt; &quot;; [.$O107]; &quot;)&quot;); [.$J107]))">
            <text:p/>
          </table:table-cell>
          <table:table-cell table:style-name="ce33" table:formula="of:=IF(OR([.$J107]=&quot;&quot;; AND([.$O107]&lt;&gt;0)); &quot;&quot;; &quot;, &quot;)">
            <text:p/>
          </table:table-cell>
          <table:table-cell table:formula="of:=COM.MICROSOFT.CONCAT(&quot;// &quot;; [.B107]; &quot; &quot;; IF([.A107]=&quot;&quot;; &quot;   &quot;; COM.MICROSOFT.CONCAT(&quot;-&quot;; [.A107]; &quot;-&quot;)); &quot; &quot;; [.C107])" office:value-type="string" office:string-value="// 105 -i- |00110" calcext:value-type="string">
            <text:p>// 105 -i- |00110</text:p>
          </table:table-cell>
          <table:table-cell table:formula="of:=COM.MICROSOFT.CONCAT([.P107:.Z107])" office:value-type="string" office:string-value="+ 0b0, (0b0110 &lt;&lt; 4)" calcext:value-type="string">
            <text:p>+ 0b0, (0b0110 &lt;&lt; 4)</text:p>
          </table:table-cell>
          <table:table-cell table:formula="of:=COM.MICROSOFT.CONCAT([.AA107]; CHAR(10); [.AB107])" office:value-type="string" office:string-value="// 105 -i- |00110&#10;+ 0b0, (0b0110 &lt;&lt; 4)" calcext:value-type="string">
            <text:p>// 105 -i- |00110</text:p>
            <text:p>+ 0b0, (0b0110 &lt;&lt; 4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j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|1110100</text:p>
          </table:table-cell>
          <table:table-cell office:value-type="string" calcext:value-type="string">
            <text:p>1110100</text:p>
          </table:table-cell>
          <table:table-cell table:formula="of:=8-MOD(LEN([.$D107])-[.$E107]; 8)" office:value-type="float" office:value="4" calcext:value-type="float">
            <text:p>4</text:p>
          </table:table-cell>
          <table:table-cell table:style-name="ce29" table:formula="of:=IF(MID([.$D108];1;[.$E108])=&quot;&quot;; &quot;&quot;; COM.MICROSOFT.CONCAT(&quot;0b&quot;; MID([.$D108];1;[.$E108])))" office:value-type="string" office:string-value="0b1110" calcext:value-type="string">
            <text:p>0b1110</text:p>
          </table:table-cell>
          <table:table-cell table:style-name="ce29" table:formula="of:=IF(MID([.$D108];1+[.$E108]; 8)=&quot;&quot;; &quot;&quot;; COM.MICROSOFT.CONCAT(&quot;0b&quot;; MID([.$D108];1+[.$E108]; 8)))" office:value-type="string" office:string-value="0b100" calcext:value-type="string">
            <text:p>0b100</text:p>
          </table:table-cell>
          <table:table-cell table:style-name="ce29" table:formula="of:=IF(MID([.$D108];1+[.$E108]+8; 8)=&quot;&quot;; &quot;&quot;; COM.MICROSOFT.CONCAT(&quot;0b&quot;; MID([.$D108];1+[.$E108]+8; 8)))">
            <text:p/>
          </table:table-cell>
          <table:table-cell table:style-name="ce29" table:formula="of:=IF(MID([.$D108];1+[.$E108]+8+8; 8)=&quot;&quot;; &quot;&quot;; COM.MICROSOFT.CONCAT(&quot;0b&quot;; MID([.$D108];1+[.$E108]+8+8; 8)))">
            <text:p/>
          </table:table-cell>
          <table:table-cell table:style-name="ce29" table:formula="of:=IF(MID([.$D108];1+[.$E108]+8+8+8; 8)=&quot;&quot;; &quot;&quot;; COM.MICROSOFT.CONCAT(&quot;0b&quot;; MID([.$D108];1+[.$E108]+8+8+8; 8)))">
            <text:p/>
          </table:table-cell>
          <table:table-cell table:style-name="ce31" table:formula="of:=[.E108]-LEN([.F108])+2" office:value-type="float" office:value="0" calcext:value-type="float">
            <text:p>0</text:p>
          </table:table-cell>
          <table:table-cell table:style-name="ce29" table:formula="of:=IF([.G108]=&quot;&quot;; &quot;&quot;; 8-LEN([.G108])+2)" office:value-type="float" office:value="5" calcext:value-type="float">
            <text:p>5</text:p>
          </table:table-cell>
          <table:table-cell table:style-name="ce29" table:formula="of:=IF([.H108]=&quot;&quot;; &quot;&quot;; 8-LEN([.H108])+2)">
            <text:p/>
          </table:table-cell>
          <table:table-cell table:style-name="ce29" table:formula="of:=IF([.I108]=&quot;&quot;; &quot;&quot;; 8-LEN([.I108])+2)">
            <text:p/>
          </table:table-cell>
          <table:table-cell table:style-name="ce29" table:formula="of:=IF([.J108]=&quot;&quot;; &quot;&quot;; 8-LEN([.J108])+2)">
            <text:p/>
          </table:table-cell>
          <table:table-cell table:style-name="ce31" table:formula="of:=IF(OR([.$F108]=&quot;&quot;; [.$E108]=8); &quot;&quot;; &quot;+ &quot;)" office:value-type="string" office:string-value="+ " calcext:value-type="string">
            <text:p>+ </text:p>
          </table:table-cell>
          <table:table-cell table:style-name="ce32" table:formula="of:=IF([.$F108]=&quot;&quot;; &quot;&quot;; IF([.$K108]&gt;0; COM.MICROSOFT.CONCAT(&quot;(&quot;; [.$F108]; &quot; &lt;&lt; &quot;; [.$K108]; &quot;)&quot;); [.$F108]))" office:value-type="string" office:string-value="0b1110" calcext:value-type="string">
            <text:p>0b1110</text:p>
          </table:table-cell>
          <table:table-cell table:style-name="ce32" table:formula="of:=IF(OR([.$F108]=&quot;&quot;; AND([.$G108]=&quot;&quot;; [.$K108]&lt;&gt;0)); &quot;&quot;; &quot;, &quot;)" office:value-type="string" office:string-value=", " calcext:value-type="string">
            <text:p>, </text:p>
          </table:table-cell>
          <table:table-cell table:style-name="ce32" table:formula="of:=IF([.$G108]=&quot;&quot;; &quot;&quot;; IF([.$L108]&gt;0; COM.MICROSOFT.CONCAT(&quot;(&quot;; [.$G108]; &quot; &lt;&lt; &quot;; [.$L108]; &quot;)&quot;); [.$G108]))" office:value-type="string" office:string-value="(0b100 &lt;&lt; 5)" calcext:value-type="string">
            <text:p>(0b100 &lt;&lt; 5)</text:p>
          </table:table-cell>
          <table:table-cell table:style-name="ce32" table:formula="of:=IF(OR([.$G108]=&quot;&quot;; AND([.$H108]=&quot;&quot;; [.$L108]&lt;&gt;0)); &quot;&quot;; &quot;, &quot;)">
            <text:p/>
          </table:table-cell>
          <table:table-cell table:style-name="ce32" table:formula="of:=IF([.$H108]=&quot;&quot;; &quot;&quot;; IF([.$M108]&gt;0; COM.MICROSOFT.CONCAT(&quot;(&quot;; [.$H108]; &quot; &lt;&lt; &quot;; [.$M108]; &quot;)&quot;); [.$H108]))">
            <text:p/>
          </table:table-cell>
          <table:table-cell table:style-name="ce32" table:formula="of:=IF(OR([.$H108]=&quot;&quot;; AND([.$I108]=&quot;&quot;; [.$M108]&lt;&gt;0)); &quot;&quot;; &quot;, &quot;)">
            <text:p/>
          </table:table-cell>
          <table:table-cell table:style-name="ce32" table:formula="of:=IF([.$I108]=&quot;&quot;; &quot;&quot;; IF([.$N108]&gt;0; COM.MICROSOFT.CONCAT(&quot;(&quot;; [.$I108]; &quot; &lt;&lt; &quot;; [.$N108]; &quot;)&quot;); [.$I108]))">
            <text:p/>
          </table:table-cell>
          <table:table-cell table:style-name="ce32" table:formula="of:=IF(OR([.$I108]=&quot;&quot;; AND([.$J108]=&quot;&quot;; [.$N108]&lt;&gt;0)); &quot;&quot;; &quot;, &quot;)">
            <text:p/>
          </table:table-cell>
          <table:table-cell table:style-name="ce32" table:formula="of:=IF([.$J108]=&quot;&quot;; &quot;&quot;; IF([.$O108]&gt;0; COM.MICROSOFT.CONCAT(&quot;(&quot;; [.$J108]; &quot; &lt;&lt; &quot;; [.$O108]; &quot;)&quot;); [.$J108]))">
            <text:p/>
          </table:table-cell>
          <table:table-cell table:style-name="ce33" table:formula="of:=IF(OR([.$J108]=&quot;&quot;; AND([.$O108]&lt;&gt;0)); &quot;&quot;; &quot;, &quot;)">
            <text:p/>
          </table:table-cell>
          <table:table-cell table:formula="of:=COM.MICROSOFT.CONCAT(&quot;// &quot;; [.B108]; &quot; &quot;; IF([.A108]=&quot;&quot;; &quot;   &quot;; COM.MICROSOFT.CONCAT(&quot;-&quot;; [.A108]; &quot;-&quot;)); &quot; &quot;; [.C108])" office:value-type="string" office:string-value="// 106 -j- |1110100" calcext:value-type="string">
            <text:p>// 106 -j- |1110100</text:p>
          </table:table-cell>
          <table:table-cell table:formula="of:=COM.MICROSOFT.CONCAT([.P108:.Z108])" office:value-type="string" office:string-value="+ 0b1110, (0b100 &lt;&lt; 5)" calcext:value-type="string">
            <text:p>+ 0b1110, (0b100 &lt;&lt; 5)</text:p>
          </table:table-cell>
          <table:table-cell table:formula="of:=COM.MICROSOFT.CONCAT([.AA108]; CHAR(10); [.AB108])" office:value-type="string" office:string-value="// 106 -j- |1110100&#10;+ 0b1110, (0b100 &lt;&lt; 5)" calcext:value-type="string">
            <text:p>// 106 -j- |1110100</text:p>
            <text:p>+ 0b1110, (0b100 &lt;&lt; 5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k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|1110101</text:p>
          </table:table-cell>
          <table:table-cell office:value-type="string" calcext:value-type="string">
            <text:p>1110101</text:p>
          </table:table-cell>
          <table:table-cell table:formula="of:=8-MOD(LEN([.$D108])-[.$E108]; 8)" office:value-type="float" office:value="5" calcext:value-type="float">
            <text:p>5</text:p>
          </table:table-cell>
          <table:table-cell table:style-name="ce29" table:formula="of:=IF(MID([.$D109];1;[.$E109])=&quot;&quot;; &quot;&quot;; COM.MICROSOFT.CONCAT(&quot;0b&quot;; MID([.$D109];1;[.$E109])))" office:value-type="string" office:string-value="0b11101" calcext:value-type="string">
            <text:p>0b11101</text:p>
          </table:table-cell>
          <table:table-cell table:style-name="ce29" table:formula="of:=IF(MID([.$D109];1+[.$E109]; 8)=&quot;&quot;; &quot;&quot;; COM.MICROSOFT.CONCAT(&quot;0b&quot;; MID([.$D109];1+[.$E109]; 8)))" office:value-type="string" office:string-value="0b01" calcext:value-type="string">
            <text:p>0b01</text:p>
          </table:table-cell>
          <table:table-cell table:style-name="ce29" table:formula="of:=IF(MID([.$D109];1+[.$E109]+8; 8)=&quot;&quot;; &quot;&quot;; COM.MICROSOFT.CONCAT(&quot;0b&quot;; MID([.$D109];1+[.$E109]+8; 8)))">
            <text:p/>
          </table:table-cell>
          <table:table-cell table:style-name="ce29" table:formula="of:=IF(MID([.$D109];1+[.$E109]+8+8; 8)=&quot;&quot;; &quot;&quot;; COM.MICROSOFT.CONCAT(&quot;0b&quot;; MID([.$D109];1+[.$E109]+8+8; 8)))">
            <text:p/>
          </table:table-cell>
          <table:table-cell table:style-name="ce29" table:formula="of:=IF(MID([.$D109];1+[.$E109]+8+8+8; 8)=&quot;&quot;; &quot;&quot;; COM.MICROSOFT.CONCAT(&quot;0b&quot;; MID([.$D109];1+[.$E109]+8+8+8; 8)))">
            <text:p/>
          </table:table-cell>
          <table:table-cell table:style-name="ce31" table:formula="of:=[.E109]-LEN([.F109])+2" office:value-type="float" office:value="0" calcext:value-type="float">
            <text:p>0</text:p>
          </table:table-cell>
          <table:table-cell table:style-name="ce29" table:formula="of:=IF([.G109]=&quot;&quot;; &quot;&quot;; 8-LEN([.G109])+2)" office:value-type="float" office:value="6" calcext:value-type="float">
            <text:p>6</text:p>
          </table:table-cell>
          <table:table-cell table:style-name="ce29" table:formula="of:=IF([.H109]=&quot;&quot;; &quot;&quot;; 8-LEN([.H109])+2)">
            <text:p/>
          </table:table-cell>
          <table:table-cell table:style-name="ce29" table:formula="of:=IF([.I109]=&quot;&quot;; &quot;&quot;; 8-LEN([.I109])+2)">
            <text:p/>
          </table:table-cell>
          <table:table-cell table:style-name="ce29" table:formula="of:=IF([.J109]=&quot;&quot;; &quot;&quot;; 8-LEN([.J109])+2)">
            <text:p/>
          </table:table-cell>
          <table:table-cell table:style-name="ce31" table:formula="of:=IF(OR([.$F109]=&quot;&quot;; [.$E109]=8); &quot;&quot;; &quot;+ &quot;)" office:value-type="string" office:string-value="+ " calcext:value-type="string">
            <text:p>+ </text:p>
          </table:table-cell>
          <table:table-cell table:style-name="ce32" table:formula="of:=IF([.$F109]=&quot;&quot;; &quot;&quot;; IF([.$K109]&gt;0; COM.MICROSOFT.CONCAT(&quot;(&quot;; [.$F109]; &quot; &lt;&lt; &quot;; [.$K109]; &quot;)&quot;); [.$F109]))" office:value-type="string" office:string-value="0b11101" calcext:value-type="string">
            <text:p>0b11101</text:p>
          </table:table-cell>
          <table:table-cell table:style-name="ce32" table:formula="of:=IF(OR([.$F109]=&quot;&quot;; AND([.$G109]=&quot;&quot;; [.$K109]&lt;&gt;0)); &quot;&quot;; &quot;, &quot;)" office:value-type="string" office:string-value=", " calcext:value-type="string">
            <text:p>, </text:p>
          </table:table-cell>
          <table:table-cell table:style-name="ce32" table:formula="of:=IF([.$G109]=&quot;&quot;; &quot;&quot;; IF([.$L109]&gt;0; COM.MICROSOFT.CONCAT(&quot;(&quot;; [.$G109]; &quot; &lt;&lt; &quot;; [.$L109]; &quot;)&quot;); [.$G109]))" office:value-type="string" office:string-value="(0b01 &lt;&lt; 6)" calcext:value-type="string">
            <text:p>(0b01 &lt;&lt; 6)</text:p>
          </table:table-cell>
          <table:table-cell table:style-name="ce32" table:formula="of:=IF(OR([.$G109]=&quot;&quot;; AND([.$H109]=&quot;&quot;; [.$L109]&lt;&gt;0)); &quot;&quot;; &quot;, &quot;)">
            <text:p/>
          </table:table-cell>
          <table:table-cell table:style-name="ce32" table:formula="of:=IF([.$H109]=&quot;&quot;; &quot;&quot;; IF([.$M109]&gt;0; COM.MICROSOFT.CONCAT(&quot;(&quot;; [.$H109]; &quot; &lt;&lt; &quot;; [.$M109]; &quot;)&quot;); [.$H109]))">
            <text:p/>
          </table:table-cell>
          <table:table-cell table:style-name="ce32" table:formula="of:=IF(OR([.$H109]=&quot;&quot;; AND([.$I109]=&quot;&quot;; [.$M109]&lt;&gt;0)); &quot;&quot;; &quot;, &quot;)">
            <text:p/>
          </table:table-cell>
          <table:table-cell table:style-name="ce32" table:formula="of:=IF([.$I109]=&quot;&quot;; &quot;&quot;; IF([.$N109]&gt;0; COM.MICROSOFT.CONCAT(&quot;(&quot;; [.$I109]; &quot; &lt;&lt; &quot;; [.$N109]; &quot;)&quot;); [.$I109]))">
            <text:p/>
          </table:table-cell>
          <table:table-cell table:style-name="ce32" table:formula="of:=IF(OR([.$I109]=&quot;&quot;; AND([.$J109]=&quot;&quot;; [.$N109]&lt;&gt;0)); &quot;&quot;; &quot;, &quot;)">
            <text:p/>
          </table:table-cell>
          <table:table-cell table:style-name="ce32" table:formula="of:=IF([.$J109]=&quot;&quot;; &quot;&quot;; IF([.$O109]&gt;0; COM.MICROSOFT.CONCAT(&quot;(&quot;; [.$J109]; &quot; &lt;&lt; &quot;; [.$O109]; &quot;)&quot;); [.$J109]))">
            <text:p/>
          </table:table-cell>
          <table:table-cell table:style-name="ce33" table:formula="of:=IF(OR([.$J109]=&quot;&quot;; AND([.$O109]&lt;&gt;0)); &quot;&quot;; &quot;, &quot;)">
            <text:p/>
          </table:table-cell>
          <table:table-cell table:formula="of:=COM.MICROSOFT.CONCAT(&quot;// &quot;; [.B109]; &quot; &quot;; IF([.A109]=&quot;&quot;; &quot;   &quot;; COM.MICROSOFT.CONCAT(&quot;-&quot;; [.A109]; &quot;-&quot;)); &quot; &quot;; [.C109])" office:value-type="string" office:string-value="// 107 -k- |1110101" calcext:value-type="string">
            <text:p>// 107 -k- |1110101</text:p>
          </table:table-cell>
          <table:table-cell table:formula="of:=COM.MICROSOFT.CONCAT([.P109:.Z109])" office:value-type="string" office:string-value="+ 0b11101, (0b01 &lt;&lt; 6)" calcext:value-type="string">
            <text:p>+ 0b11101, (0b01 &lt;&lt; 6)</text:p>
          </table:table-cell>
          <table:table-cell table:formula="of:=COM.MICROSOFT.CONCAT([.AA109]; CHAR(10); [.AB109])" office:value-type="string" office:string-value="// 107 -k- |1110101&#10;+ 0b11101, (0b01 &lt;&lt; 6)" calcext:value-type="string">
            <text:p>// 107 -k- |1110101</text:p>
            <text:p>+ 0b11101, (0b01 &lt;&lt; 6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|101000</text:p>
          </table:table-cell>
          <table:table-cell office:value-type="string" calcext:value-type="string">
            <text:p>101000</text:p>
          </table:table-cell>
          <table:table-cell table:formula="of:=8-MOD(LEN([.$D109])-[.$E109]; 8)" office:value-type="float" office:value="6" calcext:value-type="float">
            <text:p>6</text:p>
          </table:table-cell>
          <table:table-cell table:style-name="ce29" table:formula="of:=IF(MID([.$D110];1;[.$E110])=&quot;&quot;; &quot;&quot;; COM.MICROSOFT.CONCAT(&quot;0b&quot;; MID([.$D110];1;[.$E110])))" office:value-type="string" office:string-value="0b101000" calcext:value-type="string">
            <text:p>0b101000</text:p>
          </table:table-cell>
          <table:table-cell table:style-name="ce29" table:formula="of:=IF(MID([.$D110];1+[.$E110]; 8)=&quot;&quot;; &quot;&quot;; COM.MICROSOFT.CONCAT(&quot;0b&quot;; MID([.$D110];1+[.$E110]; 8)))">
            <text:p/>
          </table:table-cell>
          <table:table-cell table:style-name="ce29" table:formula="of:=IF(MID([.$D110];1+[.$E110]+8; 8)=&quot;&quot;; &quot;&quot;; COM.MICROSOFT.CONCAT(&quot;0b&quot;; MID([.$D110];1+[.$E110]+8; 8)))">
            <text:p/>
          </table:table-cell>
          <table:table-cell table:style-name="ce29" table:formula="of:=IF(MID([.$D110];1+[.$E110]+8+8; 8)=&quot;&quot;; &quot;&quot;; COM.MICROSOFT.CONCAT(&quot;0b&quot;; MID([.$D110];1+[.$E110]+8+8; 8)))">
            <text:p/>
          </table:table-cell>
          <table:table-cell table:style-name="ce29" table:formula="of:=IF(MID([.$D110];1+[.$E110]+8+8+8; 8)=&quot;&quot;; &quot;&quot;; COM.MICROSOFT.CONCAT(&quot;0b&quot;; MID([.$D110];1+[.$E110]+8+8+8; 8)))">
            <text:p/>
          </table:table-cell>
          <table:table-cell table:style-name="ce31" table:formula="of:=[.E110]-LEN([.F110])+2" office:value-type="float" office:value="0" calcext:value-type="float">
            <text:p>0</text:p>
          </table:table-cell>
          <table:table-cell table:style-name="ce29" table:formula="of:=IF([.G110]=&quot;&quot;; &quot;&quot;; 8-LEN([.G110])+2)">
            <text:p/>
          </table:table-cell>
          <table:table-cell table:style-name="ce29" table:formula="of:=IF([.H110]=&quot;&quot;; &quot;&quot;; 8-LEN([.H110])+2)">
            <text:p/>
          </table:table-cell>
          <table:table-cell table:style-name="ce29" table:formula="of:=IF([.I110]=&quot;&quot;; &quot;&quot;; 8-LEN([.I110])+2)">
            <text:p/>
          </table:table-cell>
          <table:table-cell table:style-name="ce29" table:formula="of:=IF([.J110]=&quot;&quot;; &quot;&quot;; 8-LEN([.J110])+2)">
            <text:p/>
          </table:table-cell>
          <table:table-cell table:style-name="ce31" table:formula="of:=IF(OR([.$F110]=&quot;&quot;; [.$E110]=8); &quot;&quot;; &quot;+ &quot;)" office:value-type="string" office:string-value="+ " calcext:value-type="string">
            <text:p>+ </text:p>
          </table:table-cell>
          <table:table-cell table:style-name="ce32" table:formula="of:=IF([.$F110]=&quot;&quot;; &quot;&quot;; IF([.$K110]&gt;0; COM.MICROSOFT.CONCAT(&quot;(&quot;; [.$F110]; &quot; &lt;&lt; &quot;; [.$K110]; &quot;)&quot;); [.$F110]))" office:value-type="string" office:string-value="0b101000" calcext:value-type="string">
            <text:p>0b101000</text:p>
          </table:table-cell>
          <table:table-cell table:style-name="ce32" table:formula="of:=IF(OR([.$F110]=&quot;&quot;; AND([.$G110]=&quot;&quot;; [.$K110]&lt;&gt;0)); &quot;&quot;; &quot;, &quot;)" office:value-type="string" office:string-value=", " calcext:value-type="string">
            <text:p>, </text:p>
          </table:table-cell>
          <table:table-cell table:style-name="ce32" table:formula="of:=IF([.$G110]=&quot;&quot;; &quot;&quot;; IF([.$L110]&gt;0; COM.MICROSOFT.CONCAT(&quot;(&quot;; [.$G110]; &quot; &lt;&lt; &quot;; [.$L110]; &quot;)&quot;); [.$G110]))">
            <text:p/>
          </table:table-cell>
          <table:table-cell table:style-name="ce32" table:formula="of:=IF(OR([.$G110]=&quot;&quot;; AND([.$H110]=&quot;&quot;; [.$L110]&lt;&gt;0)); &quot;&quot;; &quot;, &quot;)">
            <text:p/>
          </table:table-cell>
          <table:table-cell table:style-name="ce32" table:formula="of:=IF([.$H110]=&quot;&quot;; &quot;&quot;; IF([.$M110]&gt;0; COM.MICROSOFT.CONCAT(&quot;(&quot;; [.$H110]; &quot; &lt;&lt; &quot;; [.$M110]; &quot;)&quot;); [.$H110]))">
            <text:p/>
          </table:table-cell>
          <table:table-cell table:style-name="ce32" table:formula="of:=IF(OR([.$H110]=&quot;&quot;; AND([.$I110]=&quot;&quot;; [.$M110]&lt;&gt;0)); &quot;&quot;; &quot;, &quot;)">
            <text:p/>
          </table:table-cell>
          <table:table-cell table:style-name="ce32" table:formula="of:=IF([.$I110]=&quot;&quot;; &quot;&quot;; IF([.$N110]&gt;0; COM.MICROSOFT.CONCAT(&quot;(&quot;; [.$I110]; &quot; &lt;&lt; &quot;; [.$N110]; &quot;)&quot;); [.$I110]))">
            <text:p/>
          </table:table-cell>
          <table:table-cell table:style-name="ce32" table:formula="of:=IF(OR([.$I110]=&quot;&quot;; AND([.$J110]=&quot;&quot;; [.$N110]&lt;&gt;0)); &quot;&quot;; &quot;, &quot;)">
            <text:p/>
          </table:table-cell>
          <table:table-cell table:style-name="ce32" table:formula="of:=IF([.$J110]=&quot;&quot;; &quot;&quot;; IF([.$O110]&gt;0; COM.MICROSOFT.CONCAT(&quot;(&quot;; [.$J110]; &quot; &lt;&lt; &quot;; [.$O110]; &quot;)&quot;); [.$J110]))">
            <text:p/>
          </table:table-cell>
          <table:table-cell table:style-name="ce33" table:formula="of:=IF(OR([.$J110]=&quot;&quot;; AND([.$O110]&lt;&gt;0)); &quot;&quot;; &quot;, &quot;)">
            <text:p/>
          </table:table-cell>
          <table:table-cell table:formula="of:=COM.MICROSOFT.CONCAT(&quot;// &quot;; [.B110]; &quot; &quot;; IF([.A110]=&quot;&quot;; &quot;   &quot;; COM.MICROSOFT.CONCAT(&quot;-&quot;; [.A110]; &quot;-&quot;)); &quot; &quot;; [.C110])" office:value-type="string" office:string-value="// 108 -l- |101000" calcext:value-type="string">
            <text:p>// 108 -l- |101000</text:p>
          </table:table-cell>
          <table:table-cell table:formula="of:=COM.MICROSOFT.CONCAT([.P110:.Z110])" office:value-type="string" office:string-value="+ 0b101000, " calcext:value-type="string">
            <text:p>+ 0b101000, </text:p>
          </table:table-cell>
          <table:table-cell table:formula="of:=COM.MICROSOFT.CONCAT([.AA110]; CHAR(10); [.AB110])" office:value-type="string" office:string-value="// 108 -l- |101000&#10;+ 0b101000, " calcext:value-type="string">
            <text:p>// 108 -l- |101000</text:p>
            <text:p>+ 0b101000, 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|101001</text:p>
          </table:table-cell>
          <table:table-cell office:value-type="string" calcext:value-type="string">
            <text:p>101001</text:p>
          </table:table-cell>
          <table:table-cell table:formula="of:=8-MOD(LEN([.$D110])-[.$E110]; 8)" office:value-type="float" office:value="8" calcext:value-type="float">
            <text:p>8</text:p>
          </table:table-cell>
          <table:table-cell table:style-name="ce29" table:formula="of:=IF(MID([.$D111];1;[.$E111])=&quot;&quot;; &quot;&quot;; COM.MICROSOFT.CONCAT(&quot;0b&quot;; MID([.$D111];1;[.$E111])))" office:value-type="string" office:string-value="0b101001" calcext:value-type="string">
            <text:p>0b101001</text:p>
          </table:table-cell>
          <table:table-cell table:style-name="ce29" table:formula="of:=IF(MID([.$D111];1+[.$E111]; 8)=&quot;&quot;; &quot;&quot;; COM.MICROSOFT.CONCAT(&quot;0b&quot;; MID([.$D111];1+[.$E111]; 8)))">
            <text:p/>
          </table:table-cell>
          <table:table-cell table:style-name="ce29" table:formula="of:=IF(MID([.$D111];1+[.$E111]+8; 8)=&quot;&quot;; &quot;&quot;; COM.MICROSOFT.CONCAT(&quot;0b&quot;; MID([.$D111];1+[.$E111]+8; 8)))">
            <text:p/>
          </table:table-cell>
          <table:table-cell table:style-name="ce29" table:formula="of:=IF(MID([.$D111];1+[.$E111]+8+8; 8)=&quot;&quot;; &quot;&quot;; COM.MICROSOFT.CONCAT(&quot;0b&quot;; MID([.$D111];1+[.$E111]+8+8; 8)))">
            <text:p/>
          </table:table-cell>
          <table:table-cell table:style-name="ce29" table:formula="of:=IF(MID([.$D111];1+[.$E111]+8+8+8; 8)=&quot;&quot;; &quot;&quot;; COM.MICROSOFT.CONCAT(&quot;0b&quot;; MID([.$D111];1+[.$E111]+8+8+8; 8)))">
            <text:p/>
          </table:table-cell>
          <table:table-cell table:style-name="ce31" table:formula="of:=[.E111]-LEN([.F111])+2" office:value-type="float" office:value="2" calcext:value-type="float">
            <text:p>2</text:p>
          </table:table-cell>
          <table:table-cell table:style-name="ce29" table:formula="of:=IF([.G111]=&quot;&quot;; &quot;&quot;; 8-LEN([.G111])+2)">
            <text:p/>
          </table:table-cell>
          <table:table-cell table:style-name="ce29" table:formula="of:=IF([.H111]=&quot;&quot;; &quot;&quot;; 8-LEN([.H111])+2)">
            <text:p/>
          </table:table-cell>
          <table:table-cell table:style-name="ce29" table:formula="of:=IF([.I111]=&quot;&quot;; &quot;&quot;; 8-LEN([.I111])+2)">
            <text:p/>
          </table:table-cell>
          <table:table-cell table:style-name="ce29" table:formula="of:=IF([.J111]=&quot;&quot;; &quot;&quot;; 8-LEN([.J111])+2)">
            <text:p/>
          </table:table-cell>
          <table:table-cell table:style-name="ce31" table:formula="of:=IF(OR([.$F111]=&quot;&quot;; [.$E111]=8); &quot;&quot;; &quot;+ &quot;)">
            <text:p/>
          </table:table-cell>
          <table:table-cell table:style-name="ce32" table:formula="of:=IF([.$F111]=&quot;&quot;; &quot;&quot;; IF([.$K111]&gt;0; COM.MICROSOFT.CONCAT(&quot;(&quot;; [.$F111]; &quot; &lt;&lt; &quot;; [.$K111]; &quot;)&quot;); [.$F111]))" office:value-type="string" office:string-value="(0b101001 &lt;&lt; 2)" calcext:value-type="string">
            <text:p>(0b101001 &lt;&lt; 2)</text:p>
          </table:table-cell>
          <table:table-cell table:style-name="ce32" table:formula="of:=IF(OR([.$F111]=&quot;&quot;; AND([.$G111]=&quot;&quot;; [.$K111]&lt;&gt;0)); &quot;&quot;; &quot;, &quot;)">
            <text:p/>
          </table:table-cell>
          <table:table-cell table:style-name="ce32" table:formula="of:=IF([.$G111]=&quot;&quot;; &quot;&quot;; IF([.$L111]&gt;0; COM.MICROSOFT.CONCAT(&quot;(&quot;; [.$G111]; &quot; &lt;&lt; &quot;; [.$L111]; &quot;)&quot;); [.$G111]))">
            <text:p/>
          </table:table-cell>
          <table:table-cell table:style-name="ce32" table:formula="of:=IF(OR([.$G111]=&quot;&quot;; AND([.$H111]=&quot;&quot;; [.$L111]&lt;&gt;0)); &quot;&quot;; &quot;, &quot;)">
            <text:p/>
          </table:table-cell>
          <table:table-cell table:style-name="ce32" table:formula="of:=IF([.$H111]=&quot;&quot;; &quot;&quot;; IF([.$M111]&gt;0; COM.MICROSOFT.CONCAT(&quot;(&quot;; [.$H111]; &quot; &lt;&lt; &quot;; [.$M111]; &quot;)&quot;); [.$H111]))">
            <text:p/>
          </table:table-cell>
          <table:table-cell table:style-name="ce32" table:formula="of:=IF(OR([.$H111]=&quot;&quot;; AND([.$I111]=&quot;&quot;; [.$M111]&lt;&gt;0)); &quot;&quot;; &quot;, &quot;)">
            <text:p/>
          </table:table-cell>
          <table:table-cell table:style-name="ce32" table:formula="of:=IF([.$I111]=&quot;&quot;; &quot;&quot;; IF([.$N111]&gt;0; COM.MICROSOFT.CONCAT(&quot;(&quot;; [.$I111]; &quot; &lt;&lt; &quot;; [.$N111]; &quot;)&quot;); [.$I111]))">
            <text:p/>
          </table:table-cell>
          <table:table-cell table:style-name="ce32" table:formula="of:=IF(OR([.$I111]=&quot;&quot;; AND([.$J111]=&quot;&quot;; [.$N111]&lt;&gt;0)); &quot;&quot;; &quot;, &quot;)">
            <text:p/>
          </table:table-cell>
          <table:table-cell table:style-name="ce32" table:formula="of:=IF([.$J111]=&quot;&quot;; &quot;&quot;; IF([.$O111]&gt;0; COM.MICROSOFT.CONCAT(&quot;(&quot;; [.$J111]; &quot; &lt;&lt; &quot;; [.$O111]; &quot;)&quot;); [.$J111]))">
            <text:p/>
          </table:table-cell>
          <table:table-cell table:style-name="ce33" table:formula="of:=IF(OR([.$J111]=&quot;&quot;; AND([.$O111]&lt;&gt;0)); &quot;&quot;; &quot;, &quot;)">
            <text:p/>
          </table:table-cell>
          <table:table-cell table:formula="of:=COM.MICROSOFT.CONCAT(&quot;// &quot;; [.B111]; &quot; &quot;; IF([.A111]=&quot;&quot;; &quot;   &quot;; COM.MICROSOFT.CONCAT(&quot;-&quot;; [.A111]; &quot;-&quot;)); &quot; &quot;; [.C111])" office:value-type="string" office:string-value="// 109 -m- |101001" calcext:value-type="string">
            <text:p>// 109 -m- |101001</text:p>
          </table:table-cell>
          <table:table-cell table:formula="of:=COM.MICROSOFT.CONCAT([.P111:.Z111])" office:value-type="string" office:string-value="(0b101001 &lt;&lt; 2)" calcext:value-type="string">
            <text:p>(0b101001 &lt;&lt; 2)</text:p>
          </table:table-cell>
          <table:table-cell table:formula="of:=COM.MICROSOFT.CONCAT([.AA111]; CHAR(10); [.AB111])" office:value-type="string" office:string-value="// 109 -m- |101001&#10;(0b101001 &lt;&lt; 2)" calcext:value-type="string">
            <text:p>// 109 -m- |101001</text:p>
            <text:p>(0b101001 &lt;&lt; 2)</text:p>
          </table:table-cell>
          <table:table-cell table:number-columns-repeated="995"/>
        </table:table-row>
        <table:table-row table:style-name="ro4">
          <table:table-cell table:style-name="ce21" office:value-type="string" calcext:value-type="string">
            <text:p>n</text:p>
          </table:table-cell>
          <table:table-cell table:style-name="ce21" office:value-type="float" office:value="110" calcext:value-type="float">
            <text:p>110</text:p>
          </table:table-cell>
          <table:table-cell table:style-name="ce23" office:value-type="string" calcext:value-type="string">
            <text:p>|101010</text:p>
          </table:table-cell>
          <table:table-cell table:style-name="ce23" office:value-type="string" calcext:value-type="string">
            <text:p>101010</text:p>
          </table:table-cell>
          <table:table-cell table:formula="of:=8-MOD(LEN([.$D111])-[.$E111]; 8)" office:value-type="float" office:value="2" calcext:value-type="float">
            <text:p>2</text:p>
          </table:table-cell>
          <table:table-cell table:style-name="ce29" table:formula="of:=IF(MID([.$D112];1;[.$E112])=&quot;&quot;; &quot;&quot;; COM.MICROSOFT.CONCAT(&quot;0b&quot;; MID([.$D112];1;[.$E112])))" office:value-type="string" office:string-value="0b10" calcext:value-type="string">
            <text:p>0b10</text:p>
          </table:table-cell>
          <table:table-cell table:style-name="ce29" table:formula="of:=IF(MID([.$D112];1+[.$E112]; 8)=&quot;&quot;; &quot;&quot;; COM.MICROSOFT.CONCAT(&quot;0b&quot;; MID([.$D112];1+[.$E112]; 8)))" office:value-type="string" office:string-value="0b1010" calcext:value-type="string">
            <text:p>0b1010</text:p>
          </table:table-cell>
          <table:table-cell table:style-name="ce29" table:formula="of:=IF(MID([.$D112];1+[.$E112]+8; 8)=&quot;&quot;; &quot;&quot;; COM.MICROSOFT.CONCAT(&quot;0b&quot;; MID([.$D112];1+[.$E112]+8; 8)))">
            <text:p/>
          </table:table-cell>
          <table:table-cell table:style-name="ce29" table:formula="of:=IF(MID([.$D112];1+[.$E112]+8+8; 8)=&quot;&quot;; &quot;&quot;; COM.MICROSOFT.CONCAT(&quot;0b&quot;; MID([.$D112];1+[.$E112]+8+8; 8)))">
            <text:p/>
          </table:table-cell>
          <table:table-cell table:style-name="ce29" table:formula="of:=IF(MID([.$D112];1+[.$E112]+8+8+8; 8)=&quot;&quot;; &quot;&quot;; COM.MICROSOFT.CONCAT(&quot;0b&quot;; MID([.$D112];1+[.$E112]+8+8+8; 8)))">
            <text:p/>
          </table:table-cell>
          <table:table-cell table:style-name="ce31" table:formula="of:=[.E112]-LEN([.F112])+2" office:value-type="float" office:value="0" calcext:value-type="float">
            <text:p>0</text:p>
          </table:table-cell>
          <table:table-cell table:style-name="ce29" table:formula="of:=IF([.G112]=&quot;&quot;; &quot;&quot;; 8-LEN([.G112])+2)" office:value-type="float" office:value="4" calcext:value-type="float">
            <text:p>4</text:p>
          </table:table-cell>
          <table:table-cell table:style-name="ce29" table:formula="of:=IF([.H112]=&quot;&quot;; &quot;&quot;; 8-LEN([.H112])+2)">
            <text:p/>
          </table:table-cell>
          <table:table-cell table:style-name="ce29" table:formula="of:=IF([.I112]=&quot;&quot;; &quot;&quot;; 8-LEN([.I112])+2)">
            <text:p/>
          </table:table-cell>
          <table:table-cell table:style-name="ce29" table:formula="of:=IF([.J112]=&quot;&quot;; &quot;&quot;; 8-LEN([.J112])+2)">
            <text:p/>
          </table:table-cell>
          <table:table-cell table:style-name="ce31" table:formula="of:=IF(OR([.$F112]=&quot;&quot;; [.$E112]=8); &quot;&quot;; &quot;+ &quot;)" office:value-type="string" office:string-value="+ " calcext:value-type="string">
            <text:p>+ </text:p>
          </table:table-cell>
          <table:table-cell table:style-name="ce32" table:formula="of:=IF([.$F112]=&quot;&quot;; &quot;&quot;; IF([.$K112]&gt;0; COM.MICROSOFT.CONCAT(&quot;(&quot;; [.$F112]; &quot; &lt;&lt; &quot;; [.$K112]; &quot;)&quot;); [.$F112]))" office:value-type="string" office:string-value="0b10" calcext:value-type="string">
            <text:p>0b10</text:p>
          </table:table-cell>
          <table:table-cell table:style-name="ce32" table:formula="of:=IF(OR([.$F112]=&quot;&quot;; AND([.$G112]=&quot;&quot;; [.$K112]&lt;&gt;0)); &quot;&quot;; &quot;, &quot;)" office:value-type="string" office:string-value=", " calcext:value-type="string">
            <text:p>, </text:p>
          </table:table-cell>
          <table:table-cell table:style-name="ce32" table:formula="of:=IF([.$G112]=&quot;&quot;; &quot;&quot;; IF([.$L112]&gt;0; COM.MICROSOFT.CONCAT(&quot;(&quot;; [.$G112]; &quot; &lt;&lt; &quot;; [.$L112]; &quot;)&quot;); [.$G112]))" office:value-type="string" office:string-value="(0b1010 &lt;&lt; 4)" calcext:value-type="string">
            <text:p>(0b1010 &lt;&lt; 4)</text:p>
          </table:table-cell>
          <table:table-cell table:style-name="ce32" table:formula="of:=IF(OR([.$G112]=&quot;&quot;; AND([.$H112]=&quot;&quot;; [.$L112]&lt;&gt;0)); &quot;&quot;; &quot;, &quot;)">
            <text:p/>
          </table:table-cell>
          <table:table-cell table:style-name="ce32" table:formula="of:=IF([.$H112]=&quot;&quot;; &quot;&quot;; IF([.$M112]&gt;0; COM.MICROSOFT.CONCAT(&quot;(&quot;; [.$H112]; &quot; &lt;&lt; &quot;; [.$M112]; &quot;)&quot;); [.$H112]))">
            <text:p/>
          </table:table-cell>
          <table:table-cell table:style-name="ce32" table:formula="of:=IF(OR([.$H112]=&quot;&quot;; AND([.$I112]=&quot;&quot;; [.$M112]&lt;&gt;0)); &quot;&quot;; &quot;, &quot;)">
            <text:p/>
          </table:table-cell>
          <table:table-cell table:style-name="ce32" table:formula="of:=IF([.$I112]=&quot;&quot;; &quot;&quot;; IF([.$N112]&gt;0; COM.MICROSOFT.CONCAT(&quot;(&quot;; [.$I112]; &quot; &lt;&lt; &quot;; [.$N112]; &quot;)&quot;); [.$I112]))">
            <text:p/>
          </table:table-cell>
          <table:table-cell table:style-name="ce32" table:formula="of:=IF(OR([.$I112]=&quot;&quot;; AND([.$J112]=&quot;&quot;; [.$N112]&lt;&gt;0)); &quot;&quot;; &quot;, &quot;)">
            <text:p/>
          </table:table-cell>
          <table:table-cell table:style-name="ce32" table:formula="of:=IF([.$J112]=&quot;&quot;; &quot;&quot;; IF([.$O112]&gt;0; COM.MICROSOFT.CONCAT(&quot;(&quot;; [.$J112]; &quot; &lt;&lt; &quot;; [.$O112]; &quot;)&quot;); [.$J112]))">
            <text:p/>
          </table:table-cell>
          <table:table-cell table:style-name="ce33" table:formula="of:=IF(OR([.$J112]=&quot;&quot;; AND([.$O112]&lt;&gt;0)); &quot;&quot;; &quot;, &quot;)">
            <text:p/>
          </table:table-cell>
          <table:table-cell table:formula="of:=COM.MICROSOFT.CONCAT(&quot;// &quot;; [.B112]; &quot; &quot;; IF([.A112]=&quot;&quot;; &quot;   &quot;; COM.MICROSOFT.CONCAT(&quot;-&quot;; [.A112]; &quot;-&quot;)); &quot; &quot;; [.C112])" office:value-type="string" office:string-value="// 110 -n- |101010" calcext:value-type="string">
            <text:p>// 110 -n- |101010</text:p>
          </table:table-cell>
          <table:table-cell table:formula="of:=COM.MICROSOFT.CONCAT([.P112:.Z112])" office:value-type="string" office:string-value="+ 0b10, (0b1010 &lt;&lt; 4)" calcext:value-type="string">
            <text:p>+ 0b10, (0b1010 &lt;&lt; 4)</text:p>
          </table:table-cell>
          <table:table-cell table:formula="of:=COM.MICROSOFT.CONCAT([.AA112]; CHAR(10); [.AB112])" office:value-type="string" office:string-value="// 110 -n- |101010&#10;+ 0b10, (0b1010 &lt;&lt; 4)" calcext:value-type="string">
            <text:p>// 110 -n- |101010</text:p>
            <text:p>+ 0b10, (0b1010 &lt;&lt; 4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|00111</text:p>
          </table:table-cell>
          <table:table-cell office:value-type="string" calcext:value-type="string">
            <text:p>00111</text:p>
          </table:table-cell>
          <table:table-cell table:formula="of:=8-MOD(LEN([.$D112])-[.$E112]; 8)" office:value-type="float" office:value="4" calcext:value-type="float">
            <text:p>4</text:p>
          </table:table-cell>
          <table:table-cell table:style-name="ce29" table:formula="of:=IF(MID([.$D113];1;[.$E113])=&quot;&quot;; &quot;&quot;; COM.MICROSOFT.CONCAT(&quot;0b&quot;; MID([.$D113];1;[.$E113])))" office:value-type="string" office:string-value="0b0011" calcext:value-type="string">
            <text:p>0b0011</text:p>
          </table:table-cell>
          <table:table-cell table:style-name="ce29" table:formula="of:=IF(MID([.$D113];1+[.$E113]; 8)=&quot;&quot;; &quot;&quot;; COM.MICROSOFT.CONCAT(&quot;0b&quot;; MID([.$D113];1+[.$E113]; 8)))" office:value-type="string" office:string-value="0b1" calcext:value-type="string">
            <text:p>0b1</text:p>
          </table:table-cell>
          <table:table-cell table:style-name="ce29" table:formula="of:=IF(MID([.$D113];1+[.$E113]+8; 8)=&quot;&quot;; &quot;&quot;; COM.MICROSOFT.CONCAT(&quot;0b&quot;; MID([.$D113];1+[.$E113]+8; 8)))">
            <text:p/>
          </table:table-cell>
          <table:table-cell table:style-name="ce29" table:formula="of:=IF(MID([.$D113];1+[.$E113]+8+8; 8)=&quot;&quot;; &quot;&quot;; COM.MICROSOFT.CONCAT(&quot;0b&quot;; MID([.$D113];1+[.$E113]+8+8; 8)))">
            <text:p/>
          </table:table-cell>
          <table:table-cell table:style-name="ce29" table:formula="of:=IF(MID([.$D113];1+[.$E113]+8+8+8; 8)=&quot;&quot;; &quot;&quot;; COM.MICROSOFT.CONCAT(&quot;0b&quot;; MID([.$D113];1+[.$E113]+8+8+8; 8)))">
            <text:p/>
          </table:table-cell>
          <table:table-cell table:style-name="ce31" table:formula="of:=[.E113]-LEN([.F113])+2" office:value-type="float" office:value="0" calcext:value-type="float">
            <text:p>0</text:p>
          </table:table-cell>
          <table:table-cell table:style-name="ce29" table:formula="of:=IF([.G113]=&quot;&quot;; &quot;&quot;; 8-LEN([.G113])+2)" office:value-type="float" office:value="7" calcext:value-type="float">
            <text:p>7</text:p>
          </table:table-cell>
          <table:table-cell table:style-name="ce29" table:formula="of:=IF([.H113]=&quot;&quot;; &quot;&quot;; 8-LEN([.H113])+2)">
            <text:p/>
          </table:table-cell>
          <table:table-cell table:style-name="ce29" table:formula="of:=IF([.I113]=&quot;&quot;; &quot;&quot;; 8-LEN([.I113])+2)">
            <text:p/>
          </table:table-cell>
          <table:table-cell table:style-name="ce29" table:formula="of:=IF([.J113]=&quot;&quot;; &quot;&quot;; 8-LEN([.J113])+2)">
            <text:p/>
          </table:table-cell>
          <table:table-cell table:style-name="ce31" table:formula="of:=IF(OR([.$F113]=&quot;&quot;; [.$E113]=8); &quot;&quot;; &quot;+ &quot;)" office:value-type="string" office:string-value="+ " calcext:value-type="string">
            <text:p>+ </text:p>
          </table:table-cell>
          <table:table-cell table:style-name="ce32" table:formula="of:=IF([.$F113]=&quot;&quot;; &quot;&quot;; IF([.$K113]&gt;0; COM.MICROSOFT.CONCAT(&quot;(&quot;; [.$F113]; &quot; &lt;&lt; &quot;; [.$K113]; &quot;)&quot;); [.$F113]))" office:value-type="string" office:string-value="0b0011" calcext:value-type="string">
            <text:p>0b0011</text:p>
          </table:table-cell>
          <table:table-cell table:style-name="ce32" table:formula="of:=IF(OR([.$F113]=&quot;&quot;; AND([.$G113]=&quot;&quot;; [.$K113]&lt;&gt;0)); &quot;&quot;; &quot;, &quot;)" office:value-type="string" office:string-value=", " calcext:value-type="string">
            <text:p>, </text:p>
          </table:table-cell>
          <table:table-cell table:style-name="ce32" table:formula="of:=IF([.$G113]=&quot;&quot;; &quot;&quot;; IF([.$L113]&gt;0; COM.MICROSOFT.CONCAT(&quot;(&quot;; [.$G113]; &quot; &lt;&lt; &quot;; [.$L113]; &quot;)&quot;); [.$G113]))" office:value-type="string" office:string-value="(0b1 &lt;&lt; 7)" calcext:value-type="string">
            <text:p>(0b1 &lt;&lt; 7)</text:p>
          </table:table-cell>
          <table:table-cell table:style-name="ce32" table:formula="of:=IF(OR([.$G113]=&quot;&quot;; AND([.$H113]=&quot;&quot;; [.$L113]&lt;&gt;0)); &quot;&quot;; &quot;, &quot;)">
            <text:p/>
          </table:table-cell>
          <table:table-cell table:style-name="ce32" table:formula="of:=IF([.$H113]=&quot;&quot;; &quot;&quot;; IF([.$M113]&gt;0; COM.MICROSOFT.CONCAT(&quot;(&quot;; [.$H113]; &quot; &lt;&lt; &quot;; [.$M113]; &quot;)&quot;); [.$H113]))">
            <text:p/>
          </table:table-cell>
          <table:table-cell table:style-name="ce32" table:formula="of:=IF(OR([.$H113]=&quot;&quot;; AND([.$I113]=&quot;&quot;; [.$M113]&lt;&gt;0)); &quot;&quot;; &quot;, &quot;)">
            <text:p/>
          </table:table-cell>
          <table:table-cell table:style-name="ce32" table:formula="of:=IF([.$I113]=&quot;&quot;; &quot;&quot;; IF([.$N113]&gt;0; COM.MICROSOFT.CONCAT(&quot;(&quot;; [.$I113]; &quot; &lt;&lt; &quot;; [.$N113]; &quot;)&quot;); [.$I113]))">
            <text:p/>
          </table:table-cell>
          <table:table-cell table:style-name="ce32" table:formula="of:=IF(OR([.$I113]=&quot;&quot;; AND([.$J113]=&quot;&quot;; [.$N113]&lt;&gt;0)); &quot;&quot;; &quot;, &quot;)">
            <text:p/>
          </table:table-cell>
          <table:table-cell table:style-name="ce32" table:formula="of:=IF([.$J113]=&quot;&quot;; &quot;&quot;; IF([.$O113]&gt;0; COM.MICROSOFT.CONCAT(&quot;(&quot;; [.$J113]; &quot; &lt;&lt; &quot;; [.$O113]; &quot;)&quot;); [.$J113]))">
            <text:p/>
          </table:table-cell>
          <table:table-cell table:style-name="ce33" table:formula="of:=IF(OR([.$J113]=&quot;&quot;; AND([.$O113]&lt;&gt;0)); &quot;&quot;; &quot;, &quot;)">
            <text:p/>
          </table:table-cell>
          <table:table-cell table:formula="of:=COM.MICROSOFT.CONCAT(&quot;// &quot;; [.B113]; &quot; &quot;; IF([.A113]=&quot;&quot;; &quot;   &quot;; COM.MICROSOFT.CONCAT(&quot;-&quot;; [.A113]; &quot;-&quot;)); &quot; &quot;; [.C113])" office:value-type="string" office:string-value="// 111 -o- |00111" calcext:value-type="string">
            <text:p>// 111 -o- |00111</text:p>
          </table:table-cell>
          <table:table-cell table:formula="of:=COM.MICROSOFT.CONCAT([.P113:.Z113])" office:value-type="string" office:string-value="+ 0b0011, (0b1 &lt;&lt; 7)" calcext:value-type="string">
            <text:p>+ 0b0011, (0b1 &lt;&lt; 7)</text:p>
          </table:table-cell>
          <table:table-cell table:formula="of:=COM.MICROSOFT.CONCAT([.AA113]; CHAR(10); [.AB113])" office:value-type="string" office:string-value="// 111 -o- |00111&#10;+ 0b0011, (0b1 &lt;&lt; 7)" calcext:value-type="string">
            <text:p>// 111 -o- |00111</text:p>
            <text:p>+ 0b0011, (0b1 &lt;&lt; 7)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p</text:p>
          </table:table-cell>
          <table:table-cell table:style-name="ce22" office:value-type="float" office:value="112" calcext:value-type="float">
            <text:p>112</text:p>
          </table:table-cell>
          <table:table-cell table:style-name="ce24" office:value-type="string" calcext:value-type="string">
            <text:p>|101011</text:p>
          </table:table-cell>
          <table:table-cell table:style-name="ce24" office:value-type="string" calcext:value-type="string">
            <text:p>101011</text:p>
          </table:table-cell>
          <table:table-cell table:formula="of:=8-MOD(LEN([.$D113])-[.$E113]; 8)" office:value-type="float" office:value="7" calcext:value-type="float">
            <text:p>7</text:p>
          </table:table-cell>
          <table:table-cell table:style-name="ce29" table:formula="of:=IF(MID([.$D114];1;[.$E114])=&quot;&quot;; &quot;&quot;; COM.MICROSOFT.CONCAT(&quot;0b&quot;; MID([.$D114];1;[.$E114])))" office:value-type="string" office:string-value="0b101011" calcext:value-type="string">
            <text:p>0b101011</text:p>
          </table:table-cell>
          <table:table-cell table:style-name="ce29" table:formula="of:=IF(MID([.$D114];1+[.$E114]; 8)=&quot;&quot;; &quot;&quot;; COM.MICROSOFT.CONCAT(&quot;0b&quot;; MID([.$D114];1+[.$E114]; 8)))">
            <text:p/>
          </table:table-cell>
          <table:table-cell table:style-name="ce29" table:formula="of:=IF(MID([.$D114];1+[.$E114]+8; 8)=&quot;&quot;; &quot;&quot;; COM.MICROSOFT.CONCAT(&quot;0b&quot;; MID([.$D114];1+[.$E114]+8; 8)))">
            <text:p/>
          </table:table-cell>
          <table:table-cell table:style-name="ce29" table:formula="of:=IF(MID([.$D114];1+[.$E114]+8+8; 8)=&quot;&quot;; &quot;&quot;; COM.MICROSOFT.CONCAT(&quot;0b&quot;; MID([.$D114];1+[.$E114]+8+8; 8)))">
            <text:p/>
          </table:table-cell>
          <table:table-cell table:style-name="ce29" table:formula="of:=IF(MID([.$D114];1+[.$E114]+8+8+8; 8)=&quot;&quot;; &quot;&quot;; COM.MICROSOFT.CONCAT(&quot;0b&quot;; MID([.$D114];1+[.$E114]+8+8+8; 8)))">
            <text:p/>
          </table:table-cell>
          <table:table-cell table:style-name="ce31" table:formula="of:=[.E114]-LEN([.F114])+2" office:value-type="float" office:value="1" calcext:value-type="float">
            <text:p>1</text:p>
          </table:table-cell>
          <table:table-cell table:style-name="ce29" table:formula="of:=IF([.G114]=&quot;&quot;; &quot;&quot;; 8-LEN([.G114])+2)">
            <text:p/>
          </table:table-cell>
          <table:table-cell table:style-name="ce29" table:formula="of:=IF([.H114]=&quot;&quot;; &quot;&quot;; 8-LEN([.H114])+2)">
            <text:p/>
          </table:table-cell>
          <table:table-cell table:style-name="ce29" table:formula="of:=IF([.I114]=&quot;&quot;; &quot;&quot;; 8-LEN([.I114])+2)">
            <text:p/>
          </table:table-cell>
          <table:table-cell table:style-name="ce29" table:formula="of:=IF([.J114]=&quot;&quot;; &quot;&quot;; 8-LEN([.J114])+2)">
            <text:p/>
          </table:table-cell>
          <table:table-cell table:style-name="ce31" table:formula="of:=IF(OR([.$F114]=&quot;&quot;; [.$E114]=8); &quot;&quot;; &quot;+ &quot;)" office:value-type="string" office:string-value="+ " calcext:value-type="string">
            <text:p>+ </text:p>
          </table:table-cell>
          <table:table-cell table:style-name="ce32" table:formula="of:=IF([.$F114]=&quot;&quot;; &quot;&quot;; IF([.$K114]&gt;0; COM.MICROSOFT.CONCAT(&quot;(&quot;; [.$F114]; &quot; &lt;&lt; &quot;; [.$K114]; &quot;)&quot;); [.$F114]))" office:value-type="string" office:string-value="(0b101011 &lt;&lt; 1)" calcext:value-type="string">
            <text:p>(0b101011 &lt;&lt; 1)</text:p>
          </table:table-cell>
          <table:table-cell table:style-name="ce32" table:formula="of:=IF(OR([.$F114]=&quot;&quot;; AND([.$G114]=&quot;&quot;; [.$K114]&lt;&gt;0)); &quot;&quot;; &quot;, &quot;)">
            <text:p/>
          </table:table-cell>
          <table:table-cell table:style-name="ce32" table:formula="of:=IF([.$G114]=&quot;&quot;; &quot;&quot;; IF([.$L114]&gt;0; COM.MICROSOFT.CONCAT(&quot;(&quot;; [.$G114]; &quot; &lt;&lt; &quot;; [.$L114]; &quot;)&quot;); [.$G114]))">
            <text:p/>
          </table:table-cell>
          <table:table-cell table:style-name="ce32" table:formula="of:=IF(OR([.$G114]=&quot;&quot;; AND([.$H114]=&quot;&quot;; [.$L114]&lt;&gt;0)); &quot;&quot;; &quot;, &quot;)">
            <text:p/>
          </table:table-cell>
          <table:table-cell table:style-name="ce32" table:formula="of:=IF([.$H114]=&quot;&quot;; &quot;&quot;; IF([.$M114]&gt;0; COM.MICROSOFT.CONCAT(&quot;(&quot;; [.$H114]; &quot; &lt;&lt; &quot;; [.$M114]; &quot;)&quot;); [.$H114]))">
            <text:p/>
          </table:table-cell>
          <table:table-cell table:style-name="ce32" table:formula="of:=IF(OR([.$H114]=&quot;&quot;; AND([.$I114]=&quot;&quot;; [.$M114]&lt;&gt;0)); &quot;&quot;; &quot;, &quot;)">
            <text:p/>
          </table:table-cell>
          <table:table-cell table:style-name="ce32" table:formula="of:=IF([.$I114]=&quot;&quot;; &quot;&quot;; IF([.$N114]&gt;0; COM.MICROSOFT.CONCAT(&quot;(&quot;; [.$I114]; &quot; &lt;&lt; &quot;; [.$N114]; &quot;)&quot;); [.$I114]))">
            <text:p/>
          </table:table-cell>
          <table:table-cell table:style-name="ce32" table:formula="of:=IF(OR([.$I114]=&quot;&quot;; AND([.$J114]=&quot;&quot;; [.$N114]&lt;&gt;0)); &quot;&quot;; &quot;, &quot;)">
            <text:p/>
          </table:table-cell>
          <table:table-cell table:style-name="ce32" table:formula="of:=IF([.$J114]=&quot;&quot;; &quot;&quot;; IF([.$O114]&gt;0; COM.MICROSOFT.CONCAT(&quot;(&quot;; [.$J114]; &quot; &lt;&lt; &quot;; [.$O114]; &quot;)&quot;); [.$J114]))">
            <text:p/>
          </table:table-cell>
          <table:table-cell table:style-name="ce33" table:formula="of:=IF(OR([.$J114]=&quot;&quot;; AND([.$O114]&lt;&gt;0)); &quot;&quot;; &quot;, &quot;)">
            <text:p/>
          </table:table-cell>
          <table:table-cell table:formula="of:=COM.MICROSOFT.CONCAT(&quot;// &quot;; [.B114]; &quot; &quot;; IF([.A114]=&quot;&quot;; &quot;   &quot;; COM.MICROSOFT.CONCAT(&quot;-&quot;; [.A114]; &quot;-&quot;)); &quot; &quot;; [.C114])" office:value-type="string" office:string-value="// 112 -p- |101011" calcext:value-type="string">
            <text:p>// 112 -p- |101011</text:p>
          </table:table-cell>
          <table:table-cell table:formula="of:=COM.MICROSOFT.CONCAT([.P114:.Z114])" office:value-type="string" office:string-value="+ (0b101011 &lt;&lt; 1)" calcext:value-type="string">
            <text:p>+ (0b101011 &lt;&lt; 1)</text:p>
          </table:table-cell>
          <table:table-cell table:formula="of:=COM.MICROSOFT.CONCAT([.AA114]; CHAR(10); [.AB114])" office:value-type="string" office:string-value="// 112 -p- |101011&#10;+ (0b101011 &lt;&lt; 1)" calcext:value-type="string">
            <text:p>// 112 -p- |101011</text:p>
            <text:p>+ (0b101011 &lt;&lt; 1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q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|1110110</text:p>
          </table:table-cell>
          <table:table-cell office:value-type="string" calcext:value-type="string">
            <text:p>1110110</text:p>
          </table:table-cell>
          <table:table-cell table:formula="of:=8-MOD(LEN([.$D114])-[.$E114]; 8)" office:value-type="float" office:value="1" calcext:value-type="float">
            <text:p>1</text:p>
          </table:table-cell>
          <table:table-cell table:style-name="ce29" table:formula="of:=IF(MID([.$D115];1;[.$E115])=&quot;&quot;; &quot;&quot;; COM.MICROSOFT.CONCAT(&quot;0b&quot;; MID([.$D115];1;[.$E115])))" office:value-type="string" office:string-value="0b1" calcext:value-type="string">
            <text:p>0b1</text:p>
          </table:table-cell>
          <table:table-cell table:style-name="ce29" table:formula="of:=IF(MID([.$D115];1+[.$E115]; 8)=&quot;&quot;; &quot;&quot;; COM.MICROSOFT.CONCAT(&quot;0b&quot;; MID([.$D115];1+[.$E115]; 8)))" office:value-type="string" office:string-value="0b110110" calcext:value-type="string">
            <text:p>0b110110</text:p>
          </table:table-cell>
          <table:table-cell table:style-name="ce29" table:formula="of:=IF(MID([.$D115];1+[.$E115]+8; 8)=&quot;&quot;; &quot;&quot;; COM.MICROSOFT.CONCAT(&quot;0b&quot;; MID([.$D115];1+[.$E115]+8; 8)))">
            <text:p/>
          </table:table-cell>
          <table:table-cell table:style-name="ce29" table:formula="of:=IF(MID([.$D115];1+[.$E115]+8+8; 8)=&quot;&quot;; &quot;&quot;; COM.MICROSOFT.CONCAT(&quot;0b&quot;; MID([.$D115];1+[.$E115]+8+8; 8)))">
            <text:p/>
          </table:table-cell>
          <table:table-cell table:style-name="ce29" table:formula="of:=IF(MID([.$D115];1+[.$E115]+8+8+8; 8)=&quot;&quot;; &quot;&quot;; COM.MICROSOFT.CONCAT(&quot;0b&quot;; MID([.$D115];1+[.$E115]+8+8+8; 8)))">
            <text:p/>
          </table:table-cell>
          <table:table-cell table:style-name="ce31" table:formula="of:=[.E115]-LEN([.F115])+2" office:value-type="float" office:value="0" calcext:value-type="float">
            <text:p>0</text:p>
          </table:table-cell>
          <table:table-cell table:style-name="ce29" table:formula="of:=IF([.G115]=&quot;&quot;; &quot;&quot;; 8-LEN([.G115])+2)" office:value-type="float" office:value="2" calcext:value-type="float">
            <text:p>2</text:p>
          </table:table-cell>
          <table:table-cell table:style-name="ce29" table:formula="of:=IF([.H115]=&quot;&quot;; &quot;&quot;; 8-LEN([.H115])+2)">
            <text:p/>
          </table:table-cell>
          <table:table-cell table:style-name="ce29" table:formula="of:=IF([.I115]=&quot;&quot;; &quot;&quot;; 8-LEN([.I115])+2)">
            <text:p/>
          </table:table-cell>
          <table:table-cell table:style-name="ce29" table:formula="of:=IF([.J115]=&quot;&quot;; &quot;&quot;; 8-LEN([.J115])+2)">
            <text:p/>
          </table:table-cell>
          <table:table-cell table:style-name="ce31" table:formula="of:=IF(OR([.$F115]=&quot;&quot;; [.$E115]=8); &quot;&quot;; &quot;+ &quot;)" office:value-type="string" office:string-value="+ " calcext:value-type="string">
            <text:p>+ </text:p>
          </table:table-cell>
          <table:table-cell table:style-name="ce32" table:formula="of:=IF([.$F115]=&quot;&quot;; &quot;&quot;; IF([.$K115]&gt;0; COM.MICROSOFT.CONCAT(&quot;(&quot;; [.$F115]; &quot; &lt;&lt; &quot;; [.$K115]; &quot;)&quot;); [.$F115]))" office:value-type="string" office:string-value="0b1" calcext:value-type="string">
            <text:p>0b1</text:p>
          </table:table-cell>
          <table:table-cell table:style-name="ce32" table:formula="of:=IF(OR([.$F115]=&quot;&quot;; AND([.$G115]=&quot;&quot;; [.$K115]&lt;&gt;0)); &quot;&quot;; &quot;, &quot;)" office:value-type="string" office:string-value=", " calcext:value-type="string">
            <text:p>, </text:p>
          </table:table-cell>
          <table:table-cell table:style-name="ce32" table:formula="of:=IF([.$G115]=&quot;&quot;; &quot;&quot;; IF([.$L115]&gt;0; COM.MICROSOFT.CONCAT(&quot;(&quot;; [.$G115]; &quot; &lt;&lt; &quot;; [.$L115]; &quot;)&quot;); [.$G115]))" office:value-type="string" office:string-value="(0b110110 &lt;&lt; 2)" calcext:value-type="string">
            <text:p>(0b110110 &lt;&lt; 2)</text:p>
          </table:table-cell>
          <table:table-cell table:style-name="ce32" table:formula="of:=IF(OR([.$G115]=&quot;&quot;; AND([.$H115]=&quot;&quot;; [.$L115]&lt;&gt;0)); &quot;&quot;; &quot;, &quot;)">
            <text:p/>
          </table:table-cell>
          <table:table-cell table:style-name="ce32" table:formula="of:=IF([.$H115]=&quot;&quot;; &quot;&quot;; IF([.$M115]&gt;0; COM.MICROSOFT.CONCAT(&quot;(&quot;; [.$H115]; &quot; &lt;&lt; &quot;; [.$M115]; &quot;)&quot;); [.$H115]))">
            <text:p/>
          </table:table-cell>
          <table:table-cell table:style-name="ce32" table:formula="of:=IF(OR([.$H115]=&quot;&quot;; AND([.$I115]=&quot;&quot;; [.$M115]&lt;&gt;0)); &quot;&quot;; &quot;, &quot;)">
            <text:p/>
          </table:table-cell>
          <table:table-cell table:style-name="ce32" table:formula="of:=IF([.$I115]=&quot;&quot;; &quot;&quot;; IF([.$N115]&gt;0; COM.MICROSOFT.CONCAT(&quot;(&quot;; [.$I115]; &quot; &lt;&lt; &quot;; [.$N115]; &quot;)&quot;); [.$I115]))">
            <text:p/>
          </table:table-cell>
          <table:table-cell table:style-name="ce32" table:formula="of:=IF(OR([.$I115]=&quot;&quot;; AND([.$J115]=&quot;&quot;; [.$N115]&lt;&gt;0)); &quot;&quot;; &quot;, &quot;)">
            <text:p/>
          </table:table-cell>
          <table:table-cell table:style-name="ce32" table:formula="of:=IF([.$J115]=&quot;&quot;; &quot;&quot;; IF([.$O115]&gt;0; COM.MICROSOFT.CONCAT(&quot;(&quot;; [.$J115]; &quot; &lt;&lt; &quot;; [.$O115]; &quot;)&quot;); [.$J115]))">
            <text:p/>
          </table:table-cell>
          <table:table-cell table:style-name="ce33" table:formula="of:=IF(OR([.$J115]=&quot;&quot;; AND([.$O115]&lt;&gt;0)); &quot;&quot;; &quot;, &quot;)">
            <text:p/>
          </table:table-cell>
          <table:table-cell table:formula="of:=COM.MICROSOFT.CONCAT(&quot;// &quot;; [.B115]; &quot; &quot;; IF([.A115]=&quot;&quot;; &quot;   &quot;; COM.MICROSOFT.CONCAT(&quot;-&quot;; [.A115]; &quot;-&quot;)); &quot; &quot;; [.C115])" office:value-type="string" office:string-value="// 113 -q- |1110110" calcext:value-type="string">
            <text:p>// 113 -q- |1110110</text:p>
          </table:table-cell>
          <table:table-cell table:formula="of:=COM.MICROSOFT.CONCAT([.P115:.Z115])" office:value-type="string" office:string-value="+ 0b1, (0b110110 &lt;&lt; 2)" calcext:value-type="string">
            <text:p>+ 0b1, (0b110110 &lt;&lt; 2)</text:p>
          </table:table-cell>
          <table:table-cell table:formula="of:=COM.MICROSOFT.CONCAT([.AA115]; CHAR(10); [.AB115])" office:value-type="string" office:string-value="// 113 -q- |1110110&#10;+ 0b1, (0b110110 &lt;&lt; 2)" calcext:value-type="string">
            <text:p>// 113 -q- |1110110</text:p>
            <text:p>+ 0b1, (0b110110 &lt;&lt; 2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|101100</text:p>
          </table:table-cell>
          <table:table-cell office:value-type="string" calcext:value-type="string">
            <text:p>101100</text:p>
          </table:table-cell>
          <table:table-cell table:formula="of:=8-MOD(LEN([.$D115])-[.$E115]; 8)" office:value-type="float" office:value="2" calcext:value-type="float">
            <text:p>2</text:p>
          </table:table-cell>
          <table:table-cell table:style-name="ce29" table:formula="of:=IF(MID([.$D116];1;[.$E116])=&quot;&quot;; &quot;&quot;; COM.MICROSOFT.CONCAT(&quot;0b&quot;; MID([.$D116];1;[.$E116])))" office:value-type="string" office:string-value="0b10" calcext:value-type="string">
            <text:p>0b10</text:p>
          </table:table-cell>
          <table:table-cell table:style-name="ce29" table:formula="of:=IF(MID([.$D116];1+[.$E116]; 8)=&quot;&quot;; &quot;&quot;; COM.MICROSOFT.CONCAT(&quot;0b&quot;; MID([.$D116];1+[.$E116]; 8)))" office:value-type="string" office:string-value="0b1100" calcext:value-type="string">
            <text:p>0b1100</text:p>
          </table:table-cell>
          <table:table-cell table:style-name="ce29" table:formula="of:=IF(MID([.$D116];1+[.$E116]+8; 8)=&quot;&quot;; &quot;&quot;; COM.MICROSOFT.CONCAT(&quot;0b&quot;; MID([.$D116];1+[.$E116]+8; 8)))">
            <text:p/>
          </table:table-cell>
          <table:table-cell table:style-name="ce29" table:formula="of:=IF(MID([.$D116];1+[.$E116]+8+8; 8)=&quot;&quot;; &quot;&quot;; COM.MICROSOFT.CONCAT(&quot;0b&quot;; MID([.$D116];1+[.$E116]+8+8; 8)))">
            <text:p/>
          </table:table-cell>
          <table:table-cell table:style-name="ce29" table:formula="of:=IF(MID([.$D116];1+[.$E116]+8+8+8; 8)=&quot;&quot;; &quot;&quot;; COM.MICROSOFT.CONCAT(&quot;0b&quot;; MID([.$D116];1+[.$E116]+8+8+8; 8)))">
            <text:p/>
          </table:table-cell>
          <table:table-cell table:style-name="ce31" table:formula="of:=[.E116]-LEN([.F116])+2" office:value-type="float" office:value="0" calcext:value-type="float">
            <text:p>0</text:p>
          </table:table-cell>
          <table:table-cell table:style-name="ce29" table:formula="of:=IF([.G116]=&quot;&quot;; &quot;&quot;; 8-LEN([.G116])+2)" office:value-type="float" office:value="4" calcext:value-type="float">
            <text:p>4</text:p>
          </table:table-cell>
          <table:table-cell table:style-name="ce29" table:formula="of:=IF([.H116]=&quot;&quot;; &quot;&quot;; 8-LEN([.H116])+2)">
            <text:p/>
          </table:table-cell>
          <table:table-cell table:style-name="ce29" table:formula="of:=IF([.I116]=&quot;&quot;; &quot;&quot;; 8-LEN([.I116])+2)">
            <text:p/>
          </table:table-cell>
          <table:table-cell table:style-name="ce29" table:formula="of:=IF([.J116]=&quot;&quot;; &quot;&quot;; 8-LEN([.J116])+2)">
            <text:p/>
          </table:table-cell>
          <table:table-cell table:style-name="ce31" table:formula="of:=IF(OR([.$F116]=&quot;&quot;; [.$E116]=8); &quot;&quot;; &quot;+ &quot;)" office:value-type="string" office:string-value="+ " calcext:value-type="string">
            <text:p>+ </text:p>
          </table:table-cell>
          <table:table-cell table:style-name="ce32" table:formula="of:=IF([.$F116]=&quot;&quot;; &quot;&quot;; IF([.$K116]&gt;0; COM.MICROSOFT.CONCAT(&quot;(&quot;; [.$F116]; &quot; &lt;&lt; &quot;; [.$K116]; &quot;)&quot;); [.$F116]))" office:value-type="string" office:string-value="0b10" calcext:value-type="string">
            <text:p>0b10</text:p>
          </table:table-cell>
          <table:table-cell table:style-name="ce32" table:formula="of:=IF(OR([.$F116]=&quot;&quot;; AND([.$G116]=&quot;&quot;; [.$K116]&lt;&gt;0)); &quot;&quot;; &quot;, &quot;)" office:value-type="string" office:string-value=", " calcext:value-type="string">
            <text:p>, </text:p>
          </table:table-cell>
          <table:table-cell table:style-name="ce32" table:formula="of:=IF([.$G116]=&quot;&quot;; &quot;&quot;; IF([.$L116]&gt;0; COM.MICROSOFT.CONCAT(&quot;(&quot;; [.$G116]; &quot; &lt;&lt; &quot;; [.$L116]; &quot;)&quot;); [.$G116]))" office:value-type="string" office:string-value="(0b1100 &lt;&lt; 4)" calcext:value-type="string">
            <text:p>(0b1100 &lt;&lt; 4)</text:p>
          </table:table-cell>
          <table:table-cell table:style-name="ce32" table:formula="of:=IF(OR([.$G116]=&quot;&quot;; AND([.$H116]=&quot;&quot;; [.$L116]&lt;&gt;0)); &quot;&quot;; &quot;, &quot;)">
            <text:p/>
          </table:table-cell>
          <table:table-cell table:style-name="ce32" table:formula="of:=IF([.$H116]=&quot;&quot;; &quot;&quot;; IF([.$M116]&gt;0; COM.MICROSOFT.CONCAT(&quot;(&quot;; [.$H116]; &quot; &lt;&lt; &quot;; [.$M116]; &quot;)&quot;); [.$H116]))">
            <text:p/>
          </table:table-cell>
          <table:table-cell table:style-name="ce32" table:formula="of:=IF(OR([.$H116]=&quot;&quot;; AND([.$I116]=&quot;&quot;; [.$M116]&lt;&gt;0)); &quot;&quot;; &quot;, &quot;)">
            <text:p/>
          </table:table-cell>
          <table:table-cell table:style-name="ce32" table:formula="of:=IF([.$I116]=&quot;&quot;; &quot;&quot;; IF([.$N116]&gt;0; COM.MICROSOFT.CONCAT(&quot;(&quot;; [.$I116]; &quot; &lt;&lt; &quot;; [.$N116]; &quot;)&quot;); [.$I116]))">
            <text:p/>
          </table:table-cell>
          <table:table-cell table:style-name="ce32" table:formula="of:=IF(OR([.$I116]=&quot;&quot;; AND([.$J116]=&quot;&quot;; [.$N116]&lt;&gt;0)); &quot;&quot;; &quot;, &quot;)">
            <text:p/>
          </table:table-cell>
          <table:table-cell table:style-name="ce32" table:formula="of:=IF([.$J116]=&quot;&quot;; &quot;&quot;; IF([.$O116]&gt;0; COM.MICROSOFT.CONCAT(&quot;(&quot;; [.$J116]; &quot; &lt;&lt; &quot;; [.$O116]; &quot;)&quot;); [.$J116]))">
            <text:p/>
          </table:table-cell>
          <table:table-cell table:style-name="ce33" table:formula="of:=IF(OR([.$J116]=&quot;&quot;; AND([.$O116]&lt;&gt;0)); &quot;&quot;; &quot;, &quot;)">
            <text:p/>
          </table:table-cell>
          <table:table-cell table:formula="of:=COM.MICROSOFT.CONCAT(&quot;// &quot;; [.B116]; &quot; &quot;; IF([.A116]=&quot;&quot;; &quot;   &quot;; COM.MICROSOFT.CONCAT(&quot;-&quot;; [.A116]; &quot;-&quot;)); &quot; &quot;; [.C116])" office:value-type="string" office:string-value="// 114 -r- |101100" calcext:value-type="string">
            <text:p>// 114 -r- |101100</text:p>
          </table:table-cell>
          <table:table-cell table:formula="of:=COM.MICROSOFT.CONCAT([.P116:.Z116])" office:value-type="string" office:string-value="+ 0b10, (0b1100 &lt;&lt; 4)" calcext:value-type="string">
            <text:p>+ 0b10, (0b1100 &lt;&lt; 4)</text:p>
          </table:table-cell>
          <table:table-cell table:formula="of:=COM.MICROSOFT.CONCAT([.AA116]; CHAR(10); [.AB116])" office:value-type="string" office:string-value="// 114 -r- |101100&#10;+ 0b10, (0b1100 &lt;&lt; 4)" calcext:value-type="string">
            <text:p>// 114 -r- |101100</text:p>
            <text:p>+ 0b10, (0b1100 &lt;&lt; 4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|01000</text:p>
          </table:table-cell>
          <table:table-cell office:value-type="string" calcext:value-type="string">
            <text:p>01000</text:p>
          </table:table-cell>
          <table:table-cell table:formula="of:=8-MOD(LEN([.$D116])-[.$E116]; 8)" office:value-type="float" office:value="4" calcext:value-type="float">
            <text:p>4</text:p>
          </table:table-cell>
          <table:table-cell table:style-name="ce29" table:formula="of:=IF(MID([.$D117];1;[.$E117])=&quot;&quot;; &quot;&quot;; COM.MICROSOFT.CONCAT(&quot;0b&quot;; MID([.$D117];1;[.$E117])))" office:value-type="string" office:string-value="0b0100" calcext:value-type="string">
            <text:p>0b0100</text:p>
          </table:table-cell>
          <table:table-cell table:style-name="ce29" table:formula="of:=IF(MID([.$D117];1+[.$E117]; 8)=&quot;&quot;; &quot;&quot;; COM.MICROSOFT.CONCAT(&quot;0b&quot;; MID([.$D117];1+[.$E117]; 8)))" office:value-type="string" office:string-value="0b0" calcext:value-type="string">
            <text:p>0b0</text:p>
          </table:table-cell>
          <table:table-cell table:style-name="ce29" table:formula="of:=IF(MID([.$D117];1+[.$E117]+8; 8)=&quot;&quot;; &quot;&quot;; COM.MICROSOFT.CONCAT(&quot;0b&quot;; MID([.$D117];1+[.$E117]+8; 8)))">
            <text:p/>
          </table:table-cell>
          <table:table-cell table:style-name="ce29" table:formula="of:=IF(MID([.$D117];1+[.$E117]+8+8; 8)=&quot;&quot;; &quot;&quot;; COM.MICROSOFT.CONCAT(&quot;0b&quot;; MID([.$D117];1+[.$E117]+8+8; 8)))">
            <text:p/>
          </table:table-cell>
          <table:table-cell table:style-name="ce29" table:formula="of:=IF(MID([.$D117];1+[.$E117]+8+8+8; 8)=&quot;&quot;; &quot;&quot;; COM.MICROSOFT.CONCAT(&quot;0b&quot;; MID([.$D117];1+[.$E117]+8+8+8; 8)))">
            <text:p/>
          </table:table-cell>
          <table:table-cell table:style-name="ce31" table:formula="of:=[.E117]-LEN([.F117])+2" office:value-type="float" office:value="0" calcext:value-type="float">
            <text:p>0</text:p>
          </table:table-cell>
          <table:table-cell table:style-name="ce29" table:formula="of:=IF([.G117]=&quot;&quot;; &quot;&quot;; 8-LEN([.G117])+2)" office:value-type="float" office:value="7" calcext:value-type="float">
            <text:p>7</text:p>
          </table:table-cell>
          <table:table-cell table:style-name="ce29" table:formula="of:=IF([.H117]=&quot;&quot;; &quot;&quot;; 8-LEN([.H117])+2)">
            <text:p/>
          </table:table-cell>
          <table:table-cell table:style-name="ce29" table:formula="of:=IF([.I117]=&quot;&quot;; &quot;&quot;; 8-LEN([.I117])+2)">
            <text:p/>
          </table:table-cell>
          <table:table-cell table:style-name="ce29" table:formula="of:=IF([.J117]=&quot;&quot;; &quot;&quot;; 8-LEN([.J117])+2)">
            <text:p/>
          </table:table-cell>
          <table:table-cell table:style-name="ce31" table:formula="of:=IF(OR([.$F117]=&quot;&quot;; [.$E117]=8); &quot;&quot;; &quot;+ &quot;)" office:value-type="string" office:string-value="+ " calcext:value-type="string">
            <text:p>+ </text:p>
          </table:table-cell>
          <table:table-cell table:style-name="ce32" table:formula="of:=IF([.$F117]=&quot;&quot;; &quot;&quot;; IF([.$K117]&gt;0; COM.MICROSOFT.CONCAT(&quot;(&quot;; [.$F117]; &quot; &lt;&lt; &quot;; [.$K117]; &quot;)&quot;); [.$F117]))" office:value-type="string" office:string-value="0b0100" calcext:value-type="string">
            <text:p>0b0100</text:p>
          </table:table-cell>
          <table:table-cell table:style-name="ce32" table:formula="of:=IF(OR([.$F117]=&quot;&quot;; AND([.$G117]=&quot;&quot;; [.$K117]&lt;&gt;0)); &quot;&quot;; &quot;, &quot;)" office:value-type="string" office:string-value=", " calcext:value-type="string">
            <text:p>, </text:p>
          </table:table-cell>
          <table:table-cell table:style-name="ce32" table:formula="of:=IF([.$G117]=&quot;&quot;; &quot;&quot;; IF([.$L117]&gt;0; COM.MICROSOFT.CONCAT(&quot;(&quot;; [.$G117]; &quot; &lt;&lt; &quot;; [.$L117]; &quot;)&quot;); [.$G117]))" office:value-type="string" office:string-value="(0b0 &lt;&lt; 7)" calcext:value-type="string">
            <text:p>(0b0 &lt;&lt; 7)</text:p>
          </table:table-cell>
          <table:table-cell table:style-name="ce32" table:formula="of:=IF(OR([.$G117]=&quot;&quot;; AND([.$H117]=&quot;&quot;; [.$L117]&lt;&gt;0)); &quot;&quot;; &quot;, &quot;)">
            <text:p/>
          </table:table-cell>
          <table:table-cell table:style-name="ce32" table:formula="of:=IF([.$H117]=&quot;&quot;; &quot;&quot;; IF([.$M117]&gt;0; COM.MICROSOFT.CONCAT(&quot;(&quot;; [.$H117]; &quot; &lt;&lt; &quot;; [.$M117]; &quot;)&quot;); [.$H117]))">
            <text:p/>
          </table:table-cell>
          <table:table-cell table:style-name="ce32" table:formula="of:=IF(OR([.$H117]=&quot;&quot;; AND([.$I117]=&quot;&quot;; [.$M117]&lt;&gt;0)); &quot;&quot;; &quot;, &quot;)">
            <text:p/>
          </table:table-cell>
          <table:table-cell table:style-name="ce32" table:formula="of:=IF([.$I117]=&quot;&quot;; &quot;&quot;; IF([.$N117]&gt;0; COM.MICROSOFT.CONCAT(&quot;(&quot;; [.$I117]; &quot; &lt;&lt; &quot;; [.$N117]; &quot;)&quot;); [.$I117]))">
            <text:p/>
          </table:table-cell>
          <table:table-cell table:style-name="ce32" table:formula="of:=IF(OR([.$I117]=&quot;&quot;; AND([.$J117]=&quot;&quot;; [.$N117]&lt;&gt;0)); &quot;&quot;; &quot;, &quot;)">
            <text:p/>
          </table:table-cell>
          <table:table-cell table:style-name="ce32" table:formula="of:=IF([.$J117]=&quot;&quot;; &quot;&quot;; IF([.$O117]&gt;0; COM.MICROSOFT.CONCAT(&quot;(&quot;; [.$J117]; &quot; &lt;&lt; &quot;; [.$O117]; &quot;)&quot;); [.$J117]))">
            <text:p/>
          </table:table-cell>
          <table:table-cell table:style-name="ce33" table:formula="of:=IF(OR([.$J117]=&quot;&quot;; AND([.$O117]&lt;&gt;0)); &quot;&quot;; &quot;, &quot;)">
            <text:p/>
          </table:table-cell>
          <table:table-cell table:formula="of:=COM.MICROSOFT.CONCAT(&quot;// &quot;; [.B117]; &quot; &quot;; IF([.A117]=&quot;&quot;; &quot;   &quot;; COM.MICROSOFT.CONCAT(&quot;-&quot;; [.A117]; &quot;-&quot;)); &quot; &quot;; [.C117])" office:value-type="string" office:string-value="// 115 -s- |01000" calcext:value-type="string">
            <text:p>// 115 -s- |01000</text:p>
          </table:table-cell>
          <table:table-cell table:formula="of:=COM.MICROSOFT.CONCAT([.P117:.Z117])" office:value-type="string" office:string-value="+ 0b0100, (0b0 &lt;&lt; 7)" calcext:value-type="string">
            <text:p>+ 0b0100, (0b0 &lt;&lt; 7)</text:p>
          </table:table-cell>
          <table:table-cell table:formula="of:=COM.MICROSOFT.CONCAT([.AA117]; CHAR(10); [.AB117])" office:value-type="string" office:string-value="// 115 -s- |01000&#10;+ 0b0100, (0b0 &lt;&lt; 7)" calcext:value-type="string">
            <text:p>// 115 -s- |01000</text:p>
            <text:p>+ 0b0100, (0b0 &lt;&lt; 7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|01001</text:p>
          </table:table-cell>
          <table:table-cell office:value-type="string" calcext:value-type="string">
            <text:p>01001</text:p>
          </table:table-cell>
          <table:table-cell table:formula="of:=8-MOD(LEN([.$D117])-[.$E117]; 8)" office:value-type="float" office:value="7" calcext:value-type="float">
            <text:p>7</text:p>
          </table:table-cell>
          <table:table-cell table:style-name="ce29" table:formula="of:=IF(MID([.$D118];1;[.$E118])=&quot;&quot;; &quot;&quot;; COM.MICROSOFT.CONCAT(&quot;0b&quot;; MID([.$D118];1;[.$E118])))" office:value-type="string" office:string-value="0b01001" calcext:value-type="string">
            <text:p>0b01001</text:p>
          </table:table-cell>
          <table:table-cell table:style-name="ce29" table:formula="of:=IF(MID([.$D118];1+[.$E118]; 8)=&quot;&quot;; &quot;&quot;; COM.MICROSOFT.CONCAT(&quot;0b&quot;; MID([.$D118];1+[.$E118]; 8)))">
            <text:p/>
          </table:table-cell>
          <table:table-cell table:style-name="ce29" table:formula="of:=IF(MID([.$D118];1+[.$E118]+8; 8)=&quot;&quot;; &quot;&quot;; COM.MICROSOFT.CONCAT(&quot;0b&quot;; MID([.$D118];1+[.$E118]+8; 8)))">
            <text:p/>
          </table:table-cell>
          <table:table-cell table:style-name="ce29" table:formula="of:=IF(MID([.$D118];1+[.$E118]+8+8; 8)=&quot;&quot;; &quot;&quot;; COM.MICROSOFT.CONCAT(&quot;0b&quot;; MID([.$D118];1+[.$E118]+8+8; 8)))">
            <text:p/>
          </table:table-cell>
          <table:table-cell table:style-name="ce29" table:formula="of:=IF(MID([.$D118];1+[.$E118]+8+8+8; 8)=&quot;&quot;; &quot;&quot;; COM.MICROSOFT.CONCAT(&quot;0b&quot;; MID([.$D118];1+[.$E118]+8+8+8; 8)))">
            <text:p/>
          </table:table-cell>
          <table:table-cell table:style-name="ce31" table:formula="of:=[.E118]-LEN([.F118])+2" office:value-type="float" office:value="2" calcext:value-type="float">
            <text:p>2</text:p>
          </table:table-cell>
          <table:table-cell table:style-name="ce29" table:formula="of:=IF([.G118]=&quot;&quot;; &quot;&quot;; 8-LEN([.G118])+2)">
            <text:p/>
          </table:table-cell>
          <table:table-cell table:style-name="ce29" table:formula="of:=IF([.H118]=&quot;&quot;; &quot;&quot;; 8-LEN([.H118])+2)">
            <text:p/>
          </table:table-cell>
          <table:table-cell table:style-name="ce29" table:formula="of:=IF([.I118]=&quot;&quot;; &quot;&quot;; 8-LEN([.I118])+2)">
            <text:p/>
          </table:table-cell>
          <table:table-cell table:style-name="ce29" table:formula="of:=IF([.J118]=&quot;&quot;; &quot;&quot;; 8-LEN([.J118])+2)">
            <text:p/>
          </table:table-cell>
          <table:table-cell table:style-name="ce31" table:formula="of:=IF(OR([.$F118]=&quot;&quot;; [.$E118]=8); &quot;&quot;; &quot;+ &quot;)" office:value-type="string" office:string-value="+ " calcext:value-type="string">
            <text:p>+ </text:p>
          </table:table-cell>
          <table:table-cell table:style-name="ce32" table:formula="of:=IF([.$F118]=&quot;&quot;; &quot;&quot;; IF([.$K118]&gt;0; COM.MICROSOFT.CONCAT(&quot;(&quot;; [.$F118]; &quot; &lt;&lt; &quot;; [.$K118]; &quot;)&quot;); [.$F118]))" office:value-type="string" office:string-value="(0b01001 &lt;&lt; 2)" calcext:value-type="string">
            <text:p>(0b01001 &lt;&lt; 2)</text:p>
          </table:table-cell>
          <table:table-cell table:style-name="ce32" table:formula="of:=IF(OR([.$F118]=&quot;&quot;; AND([.$G118]=&quot;&quot;; [.$K118]&lt;&gt;0)); &quot;&quot;; &quot;, &quot;)">
            <text:p/>
          </table:table-cell>
          <table:table-cell table:style-name="ce32" table:formula="of:=IF([.$G118]=&quot;&quot;; &quot;&quot;; IF([.$L118]&gt;0; COM.MICROSOFT.CONCAT(&quot;(&quot;; [.$G118]; &quot; &lt;&lt; &quot;; [.$L118]; &quot;)&quot;); [.$G118]))">
            <text:p/>
          </table:table-cell>
          <table:table-cell table:style-name="ce32" table:formula="of:=IF(OR([.$G118]=&quot;&quot;; AND([.$H118]=&quot;&quot;; [.$L118]&lt;&gt;0)); &quot;&quot;; &quot;, &quot;)">
            <text:p/>
          </table:table-cell>
          <table:table-cell table:style-name="ce32" table:formula="of:=IF([.$H118]=&quot;&quot;; &quot;&quot;; IF([.$M118]&gt;0; COM.MICROSOFT.CONCAT(&quot;(&quot;; [.$H118]; &quot; &lt;&lt; &quot;; [.$M118]; &quot;)&quot;); [.$H118]))">
            <text:p/>
          </table:table-cell>
          <table:table-cell table:style-name="ce32" table:formula="of:=IF(OR([.$H118]=&quot;&quot;; AND([.$I118]=&quot;&quot;; [.$M118]&lt;&gt;0)); &quot;&quot;; &quot;, &quot;)">
            <text:p/>
          </table:table-cell>
          <table:table-cell table:style-name="ce32" table:formula="of:=IF([.$I118]=&quot;&quot;; &quot;&quot;; IF([.$N118]&gt;0; COM.MICROSOFT.CONCAT(&quot;(&quot;; [.$I118]; &quot; &lt;&lt; &quot;; [.$N118]; &quot;)&quot;); [.$I118]))">
            <text:p/>
          </table:table-cell>
          <table:table-cell table:style-name="ce32" table:formula="of:=IF(OR([.$I118]=&quot;&quot;; AND([.$J118]=&quot;&quot;; [.$N118]&lt;&gt;0)); &quot;&quot;; &quot;, &quot;)">
            <text:p/>
          </table:table-cell>
          <table:table-cell table:style-name="ce32" table:formula="of:=IF([.$J118]=&quot;&quot;; &quot;&quot;; IF([.$O118]&gt;0; COM.MICROSOFT.CONCAT(&quot;(&quot;; [.$J118]; &quot; &lt;&lt; &quot;; [.$O118]; &quot;)&quot;); [.$J118]))">
            <text:p/>
          </table:table-cell>
          <table:table-cell table:style-name="ce33" table:formula="of:=IF(OR([.$J118]=&quot;&quot;; AND([.$O118]&lt;&gt;0)); &quot;&quot;; &quot;, &quot;)">
            <text:p/>
          </table:table-cell>
          <table:table-cell table:formula="of:=COM.MICROSOFT.CONCAT(&quot;// &quot;; [.B118]; &quot; &quot;; IF([.A118]=&quot;&quot;; &quot;   &quot;; COM.MICROSOFT.CONCAT(&quot;-&quot;; [.A118]; &quot;-&quot;)); &quot; &quot;; [.C118])" office:value-type="string" office:string-value="// 116 -t- |01001" calcext:value-type="string">
            <text:p>// 116 -t- |01001</text:p>
          </table:table-cell>
          <table:table-cell table:formula="of:=COM.MICROSOFT.CONCAT([.P118:.Z118])" office:value-type="string" office:string-value="+ (0b01001 &lt;&lt; 2)" calcext:value-type="string">
            <text:p>+ (0b01001 &lt;&lt; 2)</text:p>
          </table:table-cell>
          <table:table-cell table:formula="of:=COM.MICROSOFT.CONCAT([.AA118]; CHAR(10); [.AB118])" office:value-type="string" office:string-value="// 116 -t- |01001&#10;+ (0b01001 &lt;&lt; 2)" calcext:value-type="string">
            <text:p>// 116 -t- |01001</text:p>
            <text:p>+ (0b01001 &lt;&lt; 2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u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|101101</text:p>
          </table:table-cell>
          <table:table-cell office:value-type="string" calcext:value-type="string">
            <text:p>101101</text:p>
          </table:table-cell>
          <table:table-cell table:formula="of:=8-MOD(LEN([.$D118])-[.$E118]; 8)" office:value-type="float" office:value="2" calcext:value-type="float">
            <text:p>2</text:p>
          </table:table-cell>
          <table:table-cell table:style-name="ce29" table:formula="of:=IF(MID([.$D119];1;[.$E119])=&quot;&quot;; &quot;&quot;; COM.MICROSOFT.CONCAT(&quot;0b&quot;; MID([.$D119];1;[.$E119])))" office:value-type="string" office:string-value="0b10" calcext:value-type="string">
            <text:p>0b10</text:p>
          </table:table-cell>
          <table:table-cell table:style-name="ce29" table:formula="of:=IF(MID([.$D119];1+[.$E119]; 8)=&quot;&quot;; &quot;&quot;; COM.MICROSOFT.CONCAT(&quot;0b&quot;; MID([.$D119];1+[.$E119]; 8)))" office:value-type="string" office:string-value="0b1101" calcext:value-type="string">
            <text:p>0b1101</text:p>
          </table:table-cell>
          <table:table-cell table:style-name="ce29" table:formula="of:=IF(MID([.$D119];1+[.$E119]+8; 8)=&quot;&quot;; &quot;&quot;; COM.MICROSOFT.CONCAT(&quot;0b&quot;; MID([.$D119];1+[.$E119]+8; 8)))">
            <text:p/>
          </table:table-cell>
          <table:table-cell table:style-name="ce29" table:formula="of:=IF(MID([.$D119];1+[.$E119]+8+8; 8)=&quot;&quot;; &quot;&quot;; COM.MICROSOFT.CONCAT(&quot;0b&quot;; MID([.$D119];1+[.$E119]+8+8; 8)))">
            <text:p/>
          </table:table-cell>
          <table:table-cell table:style-name="ce29" table:formula="of:=IF(MID([.$D119];1+[.$E119]+8+8+8; 8)=&quot;&quot;; &quot;&quot;; COM.MICROSOFT.CONCAT(&quot;0b&quot;; MID([.$D119];1+[.$E119]+8+8+8; 8)))">
            <text:p/>
          </table:table-cell>
          <table:table-cell table:style-name="ce31" table:formula="of:=[.E119]-LEN([.F119])+2" office:value-type="float" office:value="0" calcext:value-type="float">
            <text:p>0</text:p>
          </table:table-cell>
          <table:table-cell table:style-name="ce29" table:formula="of:=IF([.G119]=&quot;&quot;; &quot;&quot;; 8-LEN([.G119])+2)" office:value-type="float" office:value="4" calcext:value-type="float">
            <text:p>4</text:p>
          </table:table-cell>
          <table:table-cell table:style-name="ce29" table:formula="of:=IF([.H119]=&quot;&quot;; &quot;&quot;; 8-LEN([.H119])+2)">
            <text:p/>
          </table:table-cell>
          <table:table-cell table:style-name="ce29" table:formula="of:=IF([.I119]=&quot;&quot;; &quot;&quot;; 8-LEN([.I119])+2)">
            <text:p/>
          </table:table-cell>
          <table:table-cell table:style-name="ce29" table:formula="of:=IF([.J119]=&quot;&quot;; &quot;&quot;; 8-LEN([.J119])+2)">
            <text:p/>
          </table:table-cell>
          <table:table-cell table:style-name="ce31" table:formula="of:=IF(OR([.$F119]=&quot;&quot;; [.$E119]=8); &quot;&quot;; &quot;+ &quot;)" office:value-type="string" office:string-value="+ " calcext:value-type="string">
            <text:p>+ </text:p>
          </table:table-cell>
          <table:table-cell table:style-name="ce32" table:formula="of:=IF([.$F119]=&quot;&quot;; &quot;&quot;; IF([.$K119]&gt;0; COM.MICROSOFT.CONCAT(&quot;(&quot;; [.$F119]; &quot; &lt;&lt; &quot;; [.$K119]; &quot;)&quot;); [.$F119]))" office:value-type="string" office:string-value="0b10" calcext:value-type="string">
            <text:p>0b10</text:p>
          </table:table-cell>
          <table:table-cell table:style-name="ce32" table:formula="of:=IF(OR([.$F119]=&quot;&quot;; AND([.$G119]=&quot;&quot;; [.$K119]&lt;&gt;0)); &quot;&quot;; &quot;, &quot;)" office:value-type="string" office:string-value=", " calcext:value-type="string">
            <text:p>, </text:p>
          </table:table-cell>
          <table:table-cell table:style-name="ce32" table:formula="of:=IF([.$G119]=&quot;&quot;; &quot;&quot;; IF([.$L119]&gt;0; COM.MICROSOFT.CONCAT(&quot;(&quot;; [.$G119]; &quot; &lt;&lt; &quot;; [.$L119]; &quot;)&quot;); [.$G119]))" office:value-type="string" office:string-value="(0b1101 &lt;&lt; 4)" calcext:value-type="string">
            <text:p>(0b1101 &lt;&lt; 4)</text:p>
          </table:table-cell>
          <table:table-cell table:style-name="ce32" table:formula="of:=IF(OR([.$G119]=&quot;&quot;; AND([.$H119]=&quot;&quot;; [.$L119]&lt;&gt;0)); &quot;&quot;; &quot;, &quot;)">
            <text:p/>
          </table:table-cell>
          <table:table-cell table:style-name="ce32" table:formula="of:=IF([.$H119]=&quot;&quot;; &quot;&quot;; IF([.$M119]&gt;0; COM.MICROSOFT.CONCAT(&quot;(&quot;; [.$H119]; &quot; &lt;&lt; &quot;; [.$M119]; &quot;)&quot;); [.$H119]))">
            <text:p/>
          </table:table-cell>
          <table:table-cell table:style-name="ce32" table:formula="of:=IF(OR([.$H119]=&quot;&quot;; AND([.$I119]=&quot;&quot;; [.$M119]&lt;&gt;0)); &quot;&quot;; &quot;, &quot;)">
            <text:p/>
          </table:table-cell>
          <table:table-cell table:style-name="ce32" table:formula="of:=IF([.$I119]=&quot;&quot;; &quot;&quot;; IF([.$N119]&gt;0; COM.MICROSOFT.CONCAT(&quot;(&quot;; [.$I119]; &quot; &lt;&lt; &quot;; [.$N119]; &quot;)&quot;); [.$I119]))">
            <text:p/>
          </table:table-cell>
          <table:table-cell table:style-name="ce32" table:formula="of:=IF(OR([.$I119]=&quot;&quot;; AND([.$J119]=&quot;&quot;; [.$N119]&lt;&gt;0)); &quot;&quot;; &quot;, &quot;)">
            <text:p/>
          </table:table-cell>
          <table:table-cell table:style-name="ce32" table:formula="of:=IF([.$J119]=&quot;&quot;; &quot;&quot;; IF([.$O119]&gt;0; COM.MICROSOFT.CONCAT(&quot;(&quot;; [.$J119]; &quot; &lt;&lt; &quot;; [.$O119]; &quot;)&quot;); [.$J119]))">
            <text:p/>
          </table:table-cell>
          <table:table-cell table:style-name="ce33" table:formula="of:=IF(OR([.$J119]=&quot;&quot;; AND([.$O119]&lt;&gt;0)); &quot;&quot;; &quot;, &quot;)">
            <text:p/>
          </table:table-cell>
          <table:table-cell table:formula="of:=COM.MICROSOFT.CONCAT(&quot;// &quot;; [.B119]; &quot; &quot;; IF([.A119]=&quot;&quot;; &quot;   &quot;; COM.MICROSOFT.CONCAT(&quot;-&quot;; [.A119]; &quot;-&quot;)); &quot; &quot;; [.C119])" office:value-type="string" office:string-value="// 117 -u- |101101" calcext:value-type="string">
            <text:p>// 117 -u- |101101</text:p>
          </table:table-cell>
          <table:table-cell table:formula="of:=COM.MICROSOFT.CONCAT([.P119:.Z119])" office:value-type="string" office:string-value="+ 0b10, (0b1101 &lt;&lt; 4)" calcext:value-type="string">
            <text:p>+ 0b10, (0b1101 &lt;&lt; 4)</text:p>
          </table:table-cell>
          <table:table-cell table:formula="of:=COM.MICROSOFT.CONCAT([.AA119]; CHAR(10); [.AB119])" office:value-type="string" office:string-value="// 117 -u- |101101&#10;+ 0b10, (0b1101 &lt;&lt; 4)" calcext:value-type="string">
            <text:p>// 117 -u- |101101</text:p>
            <text:p>+ 0b10, (0b1101 &lt;&lt; 4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v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|1110111</text:p>
          </table:table-cell>
          <table:table-cell office:value-type="string" calcext:value-type="string">
            <text:p>1110111</text:p>
          </table:table-cell>
          <table:table-cell table:formula="of:=8-MOD(LEN([.$D119])-[.$E119]; 8)" office:value-type="float" office:value="4" calcext:value-type="float">
            <text:p>4</text:p>
          </table:table-cell>
          <table:table-cell table:style-name="ce29" table:formula="of:=IF(MID([.$D120];1;[.$E120])=&quot;&quot;; &quot;&quot;; COM.MICROSOFT.CONCAT(&quot;0b&quot;; MID([.$D120];1;[.$E120])))" office:value-type="string" office:string-value="0b1110" calcext:value-type="string">
            <text:p>0b1110</text:p>
          </table:table-cell>
          <table:table-cell table:style-name="ce29" table:formula="of:=IF(MID([.$D120];1+[.$E120]; 8)=&quot;&quot;; &quot;&quot;; COM.MICROSOFT.CONCAT(&quot;0b&quot;; MID([.$D120];1+[.$E120]; 8)))" office:value-type="string" office:string-value="0b111" calcext:value-type="string">
            <text:p>0b111</text:p>
          </table:table-cell>
          <table:table-cell table:style-name="ce29" table:formula="of:=IF(MID([.$D120];1+[.$E120]+8; 8)=&quot;&quot;; &quot;&quot;; COM.MICROSOFT.CONCAT(&quot;0b&quot;; MID([.$D120];1+[.$E120]+8; 8)))">
            <text:p/>
          </table:table-cell>
          <table:table-cell table:style-name="ce29" table:formula="of:=IF(MID([.$D120];1+[.$E120]+8+8; 8)=&quot;&quot;; &quot;&quot;; COM.MICROSOFT.CONCAT(&quot;0b&quot;; MID([.$D120];1+[.$E120]+8+8; 8)))">
            <text:p/>
          </table:table-cell>
          <table:table-cell table:style-name="ce29" table:formula="of:=IF(MID([.$D120];1+[.$E120]+8+8+8; 8)=&quot;&quot;; &quot;&quot;; COM.MICROSOFT.CONCAT(&quot;0b&quot;; MID([.$D120];1+[.$E120]+8+8+8; 8)))">
            <text:p/>
          </table:table-cell>
          <table:table-cell table:style-name="ce31" table:formula="of:=[.E120]-LEN([.F120])+2" office:value-type="float" office:value="0" calcext:value-type="float">
            <text:p>0</text:p>
          </table:table-cell>
          <table:table-cell table:style-name="ce29" table:formula="of:=IF([.G120]=&quot;&quot;; &quot;&quot;; 8-LEN([.G120])+2)" office:value-type="float" office:value="5" calcext:value-type="float">
            <text:p>5</text:p>
          </table:table-cell>
          <table:table-cell table:style-name="ce29" table:formula="of:=IF([.H120]=&quot;&quot;; &quot;&quot;; 8-LEN([.H120])+2)">
            <text:p/>
          </table:table-cell>
          <table:table-cell table:style-name="ce29" table:formula="of:=IF([.I120]=&quot;&quot;; &quot;&quot;; 8-LEN([.I120])+2)">
            <text:p/>
          </table:table-cell>
          <table:table-cell table:style-name="ce29" table:formula="of:=IF([.J120]=&quot;&quot;; &quot;&quot;; 8-LEN([.J120])+2)">
            <text:p/>
          </table:table-cell>
          <table:table-cell table:style-name="ce31" table:formula="of:=IF(OR([.$F120]=&quot;&quot;; [.$E120]=8); &quot;&quot;; &quot;+ &quot;)" office:value-type="string" office:string-value="+ " calcext:value-type="string">
            <text:p>+ </text:p>
          </table:table-cell>
          <table:table-cell table:style-name="ce32" table:formula="of:=IF([.$F120]=&quot;&quot;; &quot;&quot;; IF([.$K120]&gt;0; COM.MICROSOFT.CONCAT(&quot;(&quot;; [.$F120]; &quot; &lt;&lt; &quot;; [.$K120]; &quot;)&quot;); [.$F120]))" office:value-type="string" office:string-value="0b1110" calcext:value-type="string">
            <text:p>0b1110</text:p>
          </table:table-cell>
          <table:table-cell table:style-name="ce32" table:formula="of:=IF(OR([.$F120]=&quot;&quot;; AND([.$G120]=&quot;&quot;; [.$K120]&lt;&gt;0)); &quot;&quot;; &quot;, &quot;)" office:value-type="string" office:string-value=", " calcext:value-type="string">
            <text:p>, </text:p>
          </table:table-cell>
          <table:table-cell table:style-name="ce32" table:formula="of:=IF([.$G120]=&quot;&quot;; &quot;&quot;; IF([.$L120]&gt;0; COM.MICROSOFT.CONCAT(&quot;(&quot;; [.$G120]; &quot; &lt;&lt; &quot;; [.$L120]; &quot;)&quot;); [.$G120]))" office:value-type="string" office:string-value="(0b111 &lt;&lt; 5)" calcext:value-type="string">
            <text:p>(0b111 &lt;&lt; 5)</text:p>
          </table:table-cell>
          <table:table-cell table:style-name="ce32" table:formula="of:=IF(OR([.$G120]=&quot;&quot;; AND([.$H120]=&quot;&quot;; [.$L120]&lt;&gt;0)); &quot;&quot;; &quot;, &quot;)">
            <text:p/>
          </table:table-cell>
          <table:table-cell table:style-name="ce32" table:formula="of:=IF([.$H120]=&quot;&quot;; &quot;&quot;; IF([.$M120]&gt;0; COM.MICROSOFT.CONCAT(&quot;(&quot;; [.$H120]; &quot; &lt;&lt; &quot;; [.$M120]; &quot;)&quot;); [.$H120]))">
            <text:p/>
          </table:table-cell>
          <table:table-cell table:style-name="ce32" table:formula="of:=IF(OR([.$H120]=&quot;&quot;; AND([.$I120]=&quot;&quot;; [.$M120]&lt;&gt;0)); &quot;&quot;; &quot;, &quot;)">
            <text:p/>
          </table:table-cell>
          <table:table-cell table:style-name="ce32" table:formula="of:=IF([.$I120]=&quot;&quot;; &quot;&quot;; IF([.$N120]&gt;0; COM.MICROSOFT.CONCAT(&quot;(&quot;; [.$I120]; &quot; &lt;&lt; &quot;; [.$N120]; &quot;)&quot;); [.$I120]))">
            <text:p/>
          </table:table-cell>
          <table:table-cell table:style-name="ce32" table:formula="of:=IF(OR([.$I120]=&quot;&quot;; AND([.$J120]=&quot;&quot;; [.$N120]&lt;&gt;0)); &quot;&quot;; &quot;, &quot;)">
            <text:p/>
          </table:table-cell>
          <table:table-cell table:style-name="ce32" table:formula="of:=IF([.$J120]=&quot;&quot;; &quot;&quot;; IF([.$O120]&gt;0; COM.MICROSOFT.CONCAT(&quot;(&quot;; [.$J120]; &quot; &lt;&lt; &quot;; [.$O120]; &quot;)&quot;); [.$J120]))">
            <text:p/>
          </table:table-cell>
          <table:table-cell table:style-name="ce33" table:formula="of:=IF(OR([.$J120]=&quot;&quot;; AND([.$O120]&lt;&gt;0)); &quot;&quot;; &quot;, &quot;)">
            <text:p/>
          </table:table-cell>
          <table:table-cell table:formula="of:=COM.MICROSOFT.CONCAT(&quot;// &quot;; [.B120]; &quot; &quot;; IF([.A120]=&quot;&quot;; &quot;   &quot;; COM.MICROSOFT.CONCAT(&quot;-&quot;; [.A120]; &quot;-&quot;)); &quot; &quot;; [.C120])" office:value-type="string" office:string-value="// 118 -v- |1110111" calcext:value-type="string">
            <text:p>// 118 -v- |1110111</text:p>
          </table:table-cell>
          <table:table-cell table:formula="of:=COM.MICROSOFT.CONCAT([.P120:.Z120])" office:value-type="string" office:string-value="+ 0b1110, (0b111 &lt;&lt; 5)" calcext:value-type="string">
            <text:p>+ 0b1110, (0b111 &lt;&lt; 5)</text:p>
          </table:table-cell>
          <table:table-cell table:formula="of:=COM.MICROSOFT.CONCAT([.AA120]; CHAR(10); [.AB120])" office:value-type="string" office:string-value="// 118 -v- |1110111&#10;+ 0b1110, (0b111 &lt;&lt; 5)" calcext:value-type="string">
            <text:p>// 118 -v- |1110111</text:p>
            <text:p>+ 0b1110, (0b111 &lt;&lt; 5)</text:p>
          </table:table-cell>
          <table:table-cell table:number-columns-repeated="995"/>
        </table:table-row>
        <table:table-row table:style-name="ro4">
          <table:table-cell table:style-name="ce21" office:value-type="string" calcext:value-type="string">
            <text:p>w</text:p>
          </table:table-cell>
          <table:table-cell table:style-name="ce21" office:value-type="float" office:value="119" calcext:value-type="float">
            <text:p>119</text:p>
          </table:table-cell>
          <table:table-cell table:style-name="ce23" office:value-type="string" calcext:value-type="string">
            <text:p>|1111000</text:p>
          </table:table-cell>
          <table:table-cell table:style-name="ce23" office:value-type="string" calcext:value-type="string">
            <text:p>1111000</text:p>
          </table:table-cell>
          <table:table-cell table:formula="of:=8-MOD(LEN([.$D120])-[.$E120]; 8)" office:value-type="float" office:value="5" calcext:value-type="float">
            <text:p>5</text:p>
          </table:table-cell>
          <table:table-cell table:style-name="ce29" table:formula="of:=IF(MID([.$D121];1;[.$E121])=&quot;&quot;; &quot;&quot;; COM.MICROSOFT.CONCAT(&quot;0b&quot;; MID([.$D121];1;[.$E121])))" office:value-type="string" office:string-value="0b11110" calcext:value-type="string">
            <text:p>0b11110</text:p>
          </table:table-cell>
          <table:table-cell table:style-name="ce29" table:formula="of:=IF(MID([.$D121];1+[.$E121]; 8)=&quot;&quot;; &quot;&quot;; COM.MICROSOFT.CONCAT(&quot;0b&quot;; MID([.$D121];1+[.$E121]; 8)))" office:value-type="string" office:string-value="0b00" calcext:value-type="string">
            <text:p>0b00</text:p>
          </table:table-cell>
          <table:table-cell table:style-name="ce29" table:formula="of:=IF(MID([.$D121];1+[.$E121]+8; 8)=&quot;&quot;; &quot;&quot;; COM.MICROSOFT.CONCAT(&quot;0b&quot;; MID([.$D121];1+[.$E121]+8; 8)))">
            <text:p/>
          </table:table-cell>
          <table:table-cell table:style-name="ce29" table:formula="of:=IF(MID([.$D121];1+[.$E121]+8+8; 8)=&quot;&quot;; &quot;&quot;; COM.MICROSOFT.CONCAT(&quot;0b&quot;; MID([.$D121];1+[.$E121]+8+8; 8)))">
            <text:p/>
          </table:table-cell>
          <table:table-cell table:style-name="ce29" table:formula="of:=IF(MID([.$D121];1+[.$E121]+8+8+8; 8)=&quot;&quot;; &quot;&quot;; COM.MICROSOFT.CONCAT(&quot;0b&quot;; MID([.$D121];1+[.$E121]+8+8+8; 8)))">
            <text:p/>
          </table:table-cell>
          <table:table-cell table:style-name="ce31" table:formula="of:=[.E121]-LEN([.F121])+2" office:value-type="float" office:value="0" calcext:value-type="float">
            <text:p>0</text:p>
          </table:table-cell>
          <table:table-cell table:style-name="ce29" table:formula="of:=IF([.G121]=&quot;&quot;; &quot;&quot;; 8-LEN([.G121])+2)" office:value-type="float" office:value="6" calcext:value-type="float">
            <text:p>6</text:p>
          </table:table-cell>
          <table:table-cell table:style-name="ce29" table:formula="of:=IF([.H121]=&quot;&quot;; &quot;&quot;; 8-LEN([.H121])+2)">
            <text:p/>
          </table:table-cell>
          <table:table-cell table:style-name="ce29" table:formula="of:=IF([.I121]=&quot;&quot;; &quot;&quot;; 8-LEN([.I121])+2)">
            <text:p/>
          </table:table-cell>
          <table:table-cell table:style-name="ce29" table:formula="of:=IF([.J121]=&quot;&quot;; &quot;&quot;; 8-LEN([.J121])+2)">
            <text:p/>
          </table:table-cell>
          <table:table-cell table:style-name="ce31" table:formula="of:=IF(OR([.$F121]=&quot;&quot;; [.$E121]=8); &quot;&quot;; &quot;+ &quot;)" office:value-type="string" office:string-value="+ " calcext:value-type="string">
            <text:p>+ </text:p>
          </table:table-cell>
          <table:table-cell table:style-name="ce32" table:formula="of:=IF([.$F121]=&quot;&quot;; &quot;&quot;; IF([.$K121]&gt;0; COM.MICROSOFT.CONCAT(&quot;(&quot;; [.$F121]; &quot; &lt;&lt; &quot;; [.$K121]; &quot;)&quot;); [.$F121]))" office:value-type="string" office:string-value="0b11110" calcext:value-type="string">
            <text:p>0b11110</text:p>
          </table:table-cell>
          <table:table-cell table:style-name="ce32" table:formula="of:=IF(OR([.$F121]=&quot;&quot;; AND([.$G121]=&quot;&quot;; [.$K121]&lt;&gt;0)); &quot;&quot;; &quot;, &quot;)" office:value-type="string" office:string-value=", " calcext:value-type="string">
            <text:p>, </text:p>
          </table:table-cell>
          <table:table-cell table:style-name="ce32" table:formula="of:=IF([.$G121]=&quot;&quot;; &quot;&quot;; IF([.$L121]&gt;0; COM.MICROSOFT.CONCAT(&quot;(&quot;; [.$G121]; &quot; &lt;&lt; &quot;; [.$L121]; &quot;)&quot;); [.$G121]))" office:value-type="string" office:string-value="(0b00 &lt;&lt; 6)" calcext:value-type="string">
            <text:p>(0b00 &lt;&lt; 6)</text:p>
          </table:table-cell>
          <table:table-cell table:style-name="ce32" table:formula="of:=IF(OR([.$G121]=&quot;&quot;; AND([.$H121]=&quot;&quot;; [.$L121]&lt;&gt;0)); &quot;&quot;; &quot;, &quot;)">
            <text:p/>
          </table:table-cell>
          <table:table-cell table:style-name="ce32" table:formula="of:=IF([.$H121]=&quot;&quot;; &quot;&quot;; IF([.$M121]&gt;0; COM.MICROSOFT.CONCAT(&quot;(&quot;; [.$H121]; &quot; &lt;&lt; &quot;; [.$M121]; &quot;)&quot;); [.$H121]))">
            <text:p/>
          </table:table-cell>
          <table:table-cell table:style-name="ce32" table:formula="of:=IF(OR([.$H121]=&quot;&quot;; AND([.$I121]=&quot;&quot;; [.$M121]&lt;&gt;0)); &quot;&quot;; &quot;, &quot;)">
            <text:p/>
          </table:table-cell>
          <table:table-cell table:style-name="ce32" table:formula="of:=IF([.$I121]=&quot;&quot;; &quot;&quot;; IF([.$N121]&gt;0; COM.MICROSOFT.CONCAT(&quot;(&quot;; [.$I121]; &quot; &lt;&lt; &quot;; [.$N121]; &quot;)&quot;); [.$I121]))">
            <text:p/>
          </table:table-cell>
          <table:table-cell table:style-name="ce32" table:formula="of:=IF(OR([.$I121]=&quot;&quot;; AND([.$J121]=&quot;&quot;; [.$N121]&lt;&gt;0)); &quot;&quot;; &quot;, &quot;)">
            <text:p/>
          </table:table-cell>
          <table:table-cell table:style-name="ce32" table:formula="of:=IF([.$J121]=&quot;&quot;; &quot;&quot;; IF([.$O121]&gt;0; COM.MICROSOFT.CONCAT(&quot;(&quot;; [.$J121]; &quot; &lt;&lt; &quot;; [.$O121]; &quot;)&quot;); [.$J121]))">
            <text:p/>
          </table:table-cell>
          <table:table-cell table:style-name="ce33" table:formula="of:=IF(OR([.$J121]=&quot;&quot;; AND([.$O121]&lt;&gt;0)); &quot;&quot;; &quot;, &quot;)">
            <text:p/>
          </table:table-cell>
          <table:table-cell table:formula="of:=COM.MICROSOFT.CONCAT(&quot;// &quot;; [.B121]; &quot; &quot;; IF([.A121]=&quot;&quot;; &quot;   &quot;; COM.MICROSOFT.CONCAT(&quot;-&quot;; [.A121]; &quot;-&quot;)); &quot; &quot;; [.C121])" office:value-type="string" office:string-value="// 119 -w- |1111000" calcext:value-type="string">
            <text:p>// 119 -w- |1111000</text:p>
          </table:table-cell>
          <table:table-cell table:formula="of:=COM.MICROSOFT.CONCAT([.P121:.Z121])" office:value-type="string" office:string-value="+ 0b11110, (0b00 &lt;&lt; 6)" calcext:value-type="string">
            <text:p>+ 0b11110, (0b00 &lt;&lt; 6)</text:p>
          </table:table-cell>
          <table:table-cell table:formula="of:=COM.MICROSOFT.CONCAT([.AA121]; CHAR(10); [.AB121])" office:value-type="string" office:string-value="// 119 -w- |1111000&#10;+ 0b11110, (0b00 &lt;&lt; 6)" calcext:value-type="string">
            <text:p>// 119 -w- |1111000</text:p>
            <text:p>+ 0b11110, (0b00 &lt;&lt; 6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|1111001</text:p>
          </table:table-cell>
          <table:table-cell table:style-name="ce8" office:value-type="string" calcext:value-type="string">
            <text:p>1111001</text:p>
          </table:table-cell>
          <table:table-cell table:formula="of:=8-MOD(LEN([.$D121])-[.$E121]; 8)" office:value-type="float" office:value="6" calcext:value-type="float">
            <text:p>6</text:p>
          </table:table-cell>
          <table:table-cell table:style-name="ce29" table:formula="of:=IF(MID([.$D122];1;[.$E122])=&quot;&quot;; &quot;&quot;; COM.MICROSOFT.CONCAT(&quot;0b&quot;; MID([.$D122];1;[.$E122])))" office:value-type="string" office:string-value="0b111100" calcext:value-type="string">
            <text:p>0b111100</text:p>
          </table:table-cell>
          <table:table-cell table:style-name="ce29" table:formula="of:=IF(MID([.$D122];1+[.$E122]; 8)=&quot;&quot;; &quot;&quot;; COM.MICROSOFT.CONCAT(&quot;0b&quot;; MID([.$D122];1+[.$E122]; 8)))" office:value-type="string" office:string-value="0b1" calcext:value-type="string">
            <text:p>0b1</text:p>
          </table:table-cell>
          <table:table-cell table:style-name="ce29" table:formula="of:=IF(MID([.$D122];1+[.$E122]+8; 8)=&quot;&quot;; &quot;&quot;; COM.MICROSOFT.CONCAT(&quot;0b&quot;; MID([.$D122];1+[.$E122]+8; 8)))">
            <text:p/>
          </table:table-cell>
          <table:table-cell table:style-name="ce29" table:formula="of:=IF(MID([.$D122];1+[.$E122]+8+8; 8)=&quot;&quot;; &quot;&quot;; COM.MICROSOFT.CONCAT(&quot;0b&quot;; MID([.$D122];1+[.$E122]+8+8; 8)))">
            <text:p/>
          </table:table-cell>
          <table:table-cell table:style-name="ce29" table:formula="of:=IF(MID([.$D122];1+[.$E122]+8+8+8; 8)=&quot;&quot;; &quot;&quot;; COM.MICROSOFT.CONCAT(&quot;0b&quot;; MID([.$D122];1+[.$E122]+8+8+8; 8)))">
            <text:p/>
          </table:table-cell>
          <table:table-cell table:style-name="ce31" table:formula="of:=[.E122]-LEN([.F122])+2" office:value-type="float" office:value="0" calcext:value-type="float">
            <text:p>0</text:p>
          </table:table-cell>
          <table:table-cell table:style-name="ce29" table:formula="of:=IF([.G122]=&quot;&quot;; &quot;&quot;; 8-LEN([.G122])+2)" office:value-type="float" office:value="7" calcext:value-type="float">
            <text:p>7</text:p>
          </table:table-cell>
          <table:table-cell table:style-name="ce29" table:formula="of:=IF([.H122]=&quot;&quot;; &quot;&quot;; 8-LEN([.H122])+2)">
            <text:p/>
          </table:table-cell>
          <table:table-cell table:style-name="ce29" table:formula="of:=IF([.I122]=&quot;&quot;; &quot;&quot;; 8-LEN([.I122])+2)">
            <text:p/>
          </table:table-cell>
          <table:table-cell table:style-name="ce29" table:formula="of:=IF([.J122]=&quot;&quot;; &quot;&quot;; 8-LEN([.J122])+2)">
            <text:p/>
          </table:table-cell>
          <table:table-cell table:style-name="ce31" table:formula="of:=IF(OR([.$F122]=&quot;&quot;; [.$E122]=8); &quot;&quot;; &quot;+ &quot;)" office:value-type="string" office:string-value="+ " calcext:value-type="string">
            <text:p>+ </text:p>
          </table:table-cell>
          <table:table-cell table:style-name="ce32" table:formula="of:=IF([.$F122]=&quot;&quot;; &quot;&quot;; IF([.$K122]&gt;0; COM.MICROSOFT.CONCAT(&quot;(&quot;; [.$F122]; &quot; &lt;&lt; &quot;; [.$K122]; &quot;)&quot;); [.$F122]))" office:value-type="string" office:string-value="0b111100" calcext:value-type="string">
            <text:p>0b111100</text:p>
          </table:table-cell>
          <table:table-cell table:style-name="ce32" table:formula="of:=IF(OR([.$F122]=&quot;&quot;; AND([.$G122]=&quot;&quot;; [.$K122]&lt;&gt;0)); &quot;&quot;; &quot;, &quot;)" office:value-type="string" office:string-value=", " calcext:value-type="string">
            <text:p>, </text:p>
          </table:table-cell>
          <table:table-cell table:style-name="ce32" table:formula="of:=IF([.$G122]=&quot;&quot;; &quot;&quot;; IF([.$L122]&gt;0; COM.MICROSOFT.CONCAT(&quot;(&quot;; [.$G122]; &quot; &lt;&lt; &quot;; [.$L122]; &quot;)&quot;); [.$G122]))" office:value-type="string" office:string-value="(0b1 &lt;&lt; 7)" calcext:value-type="string">
            <text:p>(0b1 &lt;&lt; 7)</text:p>
          </table:table-cell>
          <table:table-cell table:style-name="ce32" table:formula="of:=IF(OR([.$G122]=&quot;&quot;; AND([.$H122]=&quot;&quot;; [.$L122]&lt;&gt;0)); &quot;&quot;; &quot;, &quot;)">
            <text:p/>
          </table:table-cell>
          <table:table-cell table:style-name="ce32" table:formula="of:=IF([.$H122]=&quot;&quot;; &quot;&quot;; IF([.$M122]&gt;0; COM.MICROSOFT.CONCAT(&quot;(&quot;; [.$H122]; &quot; &lt;&lt; &quot;; [.$M122]; &quot;)&quot;); [.$H122]))">
            <text:p/>
          </table:table-cell>
          <table:table-cell table:style-name="ce32" table:formula="of:=IF(OR([.$H122]=&quot;&quot;; AND([.$I122]=&quot;&quot;; [.$M122]&lt;&gt;0)); &quot;&quot;; &quot;, &quot;)">
            <text:p/>
          </table:table-cell>
          <table:table-cell table:style-name="ce32" table:formula="of:=IF([.$I122]=&quot;&quot;; &quot;&quot;; IF([.$N122]&gt;0; COM.MICROSOFT.CONCAT(&quot;(&quot;; [.$I122]; &quot; &lt;&lt; &quot;; [.$N122]; &quot;)&quot;); [.$I122]))">
            <text:p/>
          </table:table-cell>
          <table:table-cell table:style-name="ce32" table:formula="of:=IF(OR([.$I122]=&quot;&quot;; AND([.$J122]=&quot;&quot;; [.$N122]&lt;&gt;0)); &quot;&quot;; &quot;, &quot;)">
            <text:p/>
          </table:table-cell>
          <table:table-cell table:style-name="ce32" table:formula="of:=IF([.$J122]=&quot;&quot;; &quot;&quot;; IF([.$O122]&gt;0; COM.MICROSOFT.CONCAT(&quot;(&quot;; [.$J122]; &quot; &lt;&lt; &quot;; [.$O122]; &quot;)&quot;); [.$J122]))">
            <text:p/>
          </table:table-cell>
          <table:table-cell table:style-name="ce33" table:formula="of:=IF(OR([.$J122]=&quot;&quot;; AND([.$O122]&lt;&gt;0)); &quot;&quot;; &quot;, &quot;)">
            <text:p/>
          </table:table-cell>
          <table:table-cell table:formula="of:=COM.MICROSOFT.CONCAT(&quot;// &quot;; [.B122]; &quot; &quot;; IF([.A122]=&quot;&quot;; &quot;   &quot;; COM.MICROSOFT.CONCAT(&quot;-&quot;; [.A122]; &quot;-&quot;)); &quot; &quot;; [.C122])" office:value-type="string" office:string-value="// 120 -x- |1111001" calcext:value-type="string">
            <text:p>// 120 -x- |1111001</text:p>
          </table:table-cell>
          <table:table-cell table:formula="of:=COM.MICROSOFT.CONCAT([.P122:.Z122])" office:value-type="string" office:string-value="+ 0b111100, (0b1 &lt;&lt; 7)" calcext:value-type="string">
            <text:p>+ 0b111100, (0b1 &lt;&lt; 7)</text:p>
          </table:table-cell>
          <table:table-cell table:formula="of:=COM.MICROSOFT.CONCAT([.AA122]; CHAR(10); [.AB122])" office:value-type="string" office:string-value="// 120 -x- |1111001&#10;+ 0b111100, (0b1 &lt;&lt; 7)" calcext:value-type="string">
            <text:p>// 120 -x- |1111001</text:p>
            <text:p>+ 0b111100, (0b1 &lt;&lt; 7)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y</text:p>
          </table:table-cell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|1111010</text:p>
          </table:table-cell>
          <table:table-cell table:style-name="ce8" office:value-type="string" calcext:value-type="string">
            <text:p>1111010</text:p>
          </table:table-cell>
          <table:table-cell table:formula="of:=8-MOD(LEN([.$D122])-[.$E122]; 8)" office:value-type="float" office:value="7" calcext:value-type="float">
            <text:p>7</text:p>
          </table:table-cell>
          <table:table-cell table:style-name="ce29" table:formula="of:=IF(MID([.$D123];1;[.$E123])=&quot;&quot;; &quot;&quot;; COM.MICROSOFT.CONCAT(&quot;0b&quot;; MID([.$D123];1;[.$E123])))" office:value-type="string" office:string-value="0b1111010" calcext:value-type="string">
            <text:p>0b1111010</text:p>
          </table:table-cell>
          <table:table-cell table:style-name="ce29" table:formula="of:=IF(MID([.$D123];1+[.$E123]; 8)=&quot;&quot;; &quot;&quot;; COM.MICROSOFT.CONCAT(&quot;0b&quot;; MID([.$D123];1+[.$E123]; 8)))">
            <text:p/>
          </table:table-cell>
          <table:table-cell table:style-name="ce29" table:formula="of:=IF(MID([.$D123];1+[.$E123]+8; 8)=&quot;&quot;; &quot;&quot;; COM.MICROSOFT.CONCAT(&quot;0b&quot;; MID([.$D123];1+[.$E123]+8; 8)))">
            <text:p/>
          </table:table-cell>
          <table:table-cell table:style-name="ce29" table:formula="of:=IF(MID([.$D123];1+[.$E123]+8+8; 8)=&quot;&quot;; &quot;&quot;; COM.MICROSOFT.CONCAT(&quot;0b&quot;; MID([.$D123];1+[.$E123]+8+8; 8)))">
            <text:p/>
          </table:table-cell>
          <table:table-cell table:style-name="ce29" table:formula="of:=IF(MID([.$D123];1+[.$E123]+8+8+8; 8)=&quot;&quot;; &quot;&quot;; COM.MICROSOFT.CONCAT(&quot;0b&quot;; MID([.$D123];1+[.$E123]+8+8+8; 8)))">
            <text:p/>
          </table:table-cell>
          <table:table-cell table:style-name="ce31" table:formula="of:=[.E123]-LEN([.F123])+2" office:value-type="float" office:value="0" calcext:value-type="float">
            <text:p>0</text:p>
          </table:table-cell>
          <table:table-cell table:style-name="ce29" table:formula="of:=IF([.G123]=&quot;&quot;; &quot;&quot;; 8-LEN([.G123])+2)">
            <text:p/>
          </table:table-cell>
          <table:table-cell table:style-name="ce29" table:formula="of:=IF([.H123]=&quot;&quot;; &quot;&quot;; 8-LEN([.H123])+2)">
            <text:p/>
          </table:table-cell>
          <table:table-cell table:style-name="ce29" table:formula="of:=IF([.I123]=&quot;&quot;; &quot;&quot;; 8-LEN([.I123])+2)">
            <text:p/>
          </table:table-cell>
          <table:table-cell table:style-name="ce29" table:formula="of:=IF([.J123]=&quot;&quot;; &quot;&quot;; 8-LEN([.J123])+2)">
            <text:p/>
          </table:table-cell>
          <table:table-cell table:style-name="ce31" table:formula="of:=IF(OR([.$F123]=&quot;&quot;; [.$E123]=8); &quot;&quot;; &quot;+ &quot;)" office:value-type="string" office:string-value="+ " calcext:value-type="string">
            <text:p>+ </text:p>
          </table:table-cell>
          <table:table-cell table:style-name="ce32" table:formula="of:=IF([.$F123]=&quot;&quot;; &quot;&quot;; IF([.$K123]&gt;0; COM.MICROSOFT.CONCAT(&quot;(&quot;; [.$F123]; &quot; &lt;&lt; &quot;; [.$K123]; &quot;)&quot;); [.$F123]))" office:value-type="string" office:string-value="0b1111010" calcext:value-type="string">
            <text:p>0b1111010</text:p>
          </table:table-cell>
          <table:table-cell table:style-name="ce32" table:formula="of:=IF(OR([.$F123]=&quot;&quot;; AND([.$G123]=&quot;&quot;; [.$K123]&lt;&gt;0)); &quot;&quot;; &quot;, &quot;)" office:value-type="string" office:string-value=", " calcext:value-type="string">
            <text:p>, </text:p>
          </table:table-cell>
          <table:table-cell table:style-name="ce32" table:formula="of:=IF([.$G123]=&quot;&quot;; &quot;&quot;; IF([.$L123]&gt;0; COM.MICROSOFT.CONCAT(&quot;(&quot;; [.$G123]; &quot; &lt;&lt; &quot;; [.$L123]; &quot;)&quot;); [.$G123]))">
            <text:p/>
          </table:table-cell>
          <table:table-cell table:style-name="ce32" table:formula="of:=IF(OR([.$G123]=&quot;&quot;; AND([.$H123]=&quot;&quot;; [.$L123]&lt;&gt;0)); &quot;&quot;; &quot;, &quot;)">
            <text:p/>
          </table:table-cell>
          <table:table-cell table:style-name="ce32" table:formula="of:=IF([.$H123]=&quot;&quot;; &quot;&quot;; IF([.$M123]&gt;0; COM.MICROSOFT.CONCAT(&quot;(&quot;; [.$H123]; &quot; &lt;&lt; &quot;; [.$M123]; &quot;)&quot;); [.$H123]))">
            <text:p/>
          </table:table-cell>
          <table:table-cell table:style-name="ce32" table:formula="of:=IF(OR([.$H123]=&quot;&quot;; AND([.$I123]=&quot;&quot;; [.$M123]&lt;&gt;0)); &quot;&quot;; &quot;, &quot;)">
            <text:p/>
          </table:table-cell>
          <table:table-cell table:style-name="ce32" table:formula="of:=IF([.$I123]=&quot;&quot;; &quot;&quot;; IF([.$N123]&gt;0; COM.MICROSOFT.CONCAT(&quot;(&quot;; [.$I123]; &quot; &lt;&lt; &quot;; [.$N123]; &quot;)&quot;); [.$I123]))">
            <text:p/>
          </table:table-cell>
          <table:table-cell table:style-name="ce32" table:formula="of:=IF(OR([.$I123]=&quot;&quot;; AND([.$J123]=&quot;&quot;; [.$N123]&lt;&gt;0)); &quot;&quot;; &quot;, &quot;)">
            <text:p/>
          </table:table-cell>
          <table:table-cell table:style-name="ce32" table:formula="of:=IF([.$J123]=&quot;&quot;; &quot;&quot;; IF([.$O123]&gt;0; COM.MICROSOFT.CONCAT(&quot;(&quot;; [.$J123]; &quot; &lt;&lt; &quot;; [.$O123]; &quot;)&quot;); [.$J123]))">
            <text:p/>
          </table:table-cell>
          <table:table-cell table:style-name="ce33" table:formula="of:=IF(OR([.$J123]=&quot;&quot;; AND([.$O123]&lt;&gt;0)); &quot;&quot;; &quot;, &quot;)">
            <text:p/>
          </table:table-cell>
          <table:table-cell table:formula="of:=COM.MICROSOFT.CONCAT(&quot;// &quot;; [.B123]; &quot; &quot;; IF([.A123]=&quot;&quot;; &quot;   &quot;; COM.MICROSOFT.CONCAT(&quot;-&quot;; [.A123]; &quot;-&quot;)); &quot; &quot;; [.C123])" office:value-type="string" office:string-value="// 121 -y- |1111010" calcext:value-type="string">
            <text:p>// 121 -y- |1111010</text:p>
          </table:table-cell>
          <table:table-cell table:formula="of:=COM.MICROSOFT.CONCAT([.P123:.Z123])" office:value-type="string" office:string-value="+ 0b1111010, " calcext:value-type="string">
            <text:p>+ 0b1111010, </text:p>
          </table:table-cell>
          <table:table-cell table:formula="of:=COM.MICROSOFT.CONCAT([.AA123]; CHAR(10); [.AB123])" office:value-type="string" office:string-value="// 121 -y- |1111010&#10;+ 0b1111010, " calcext:value-type="string">
            <text:p>// 121 -y- |1111010</text:p>
            <text:p>+ 0b1111010, </text:p>
          </table:table-cell>
          <table:table-cell table:number-columns-repeated="995"/>
        </table:table-row>
        <table:table-row table:style-name="ro4">
          <table:table-cell table:style-name="ce22" office:value-type="string" calcext:value-type="string">
            <text:p>z</text:p>
          </table:table-cell>
          <table:table-cell table:style-name="ce22" office:value-type="float" office:value="122" calcext:value-type="float">
            <text:p>122</text:p>
          </table:table-cell>
          <table:table-cell table:style-name="ce24" office:value-type="string" calcext:value-type="string">
            <text:p>|1111011</text:p>
          </table:table-cell>
          <table:table-cell table:style-name="ce24" office:value-type="string" calcext:value-type="string">
            <text:p>1111011</text:p>
          </table:table-cell>
          <table:table-cell table:formula="of:=8-MOD(LEN([.$D123])-[.$E123]; 8)" office:value-type="float" office:value="8" calcext:value-type="float">
            <text:p>8</text:p>
          </table:table-cell>
          <table:table-cell table:style-name="ce29" table:formula="of:=IF(MID([.$D124];1;[.$E124])=&quot;&quot;; &quot;&quot;; COM.MICROSOFT.CONCAT(&quot;0b&quot;; MID([.$D124];1;[.$E124])))" office:value-type="string" office:string-value="0b1111011" calcext:value-type="string">
            <text:p>0b1111011</text:p>
          </table:table-cell>
          <table:table-cell table:style-name="ce29" table:formula="of:=IF(MID([.$D124];1+[.$E124]; 8)=&quot;&quot;; &quot;&quot;; COM.MICROSOFT.CONCAT(&quot;0b&quot;; MID([.$D124];1+[.$E124]; 8)))">
            <text:p/>
          </table:table-cell>
          <table:table-cell table:style-name="ce29" table:formula="of:=IF(MID([.$D124];1+[.$E124]+8; 8)=&quot;&quot;; &quot;&quot;; COM.MICROSOFT.CONCAT(&quot;0b&quot;; MID([.$D124];1+[.$E124]+8; 8)))">
            <text:p/>
          </table:table-cell>
          <table:table-cell table:style-name="ce29" table:formula="of:=IF(MID([.$D124];1+[.$E124]+8+8; 8)=&quot;&quot;; &quot;&quot;; COM.MICROSOFT.CONCAT(&quot;0b&quot;; MID([.$D124];1+[.$E124]+8+8; 8)))">
            <text:p/>
          </table:table-cell>
          <table:table-cell table:style-name="ce29" table:formula="of:=IF(MID([.$D124];1+[.$E124]+8+8+8; 8)=&quot;&quot;; &quot;&quot;; COM.MICROSOFT.CONCAT(&quot;0b&quot;; MID([.$D124];1+[.$E124]+8+8+8; 8)))">
            <text:p/>
          </table:table-cell>
          <table:table-cell table:style-name="ce31" table:formula="of:=[.E124]-LEN([.F124])+2" office:value-type="float" office:value="1" calcext:value-type="float">
            <text:p>1</text:p>
          </table:table-cell>
          <table:table-cell table:style-name="ce29" table:formula="of:=IF([.G124]=&quot;&quot;; &quot;&quot;; 8-LEN([.G124])+2)">
            <text:p/>
          </table:table-cell>
          <table:table-cell table:style-name="ce29" table:formula="of:=IF([.H124]=&quot;&quot;; &quot;&quot;; 8-LEN([.H124])+2)">
            <text:p/>
          </table:table-cell>
          <table:table-cell table:style-name="ce29" table:formula="of:=IF([.I124]=&quot;&quot;; &quot;&quot;; 8-LEN([.I124])+2)">
            <text:p/>
          </table:table-cell>
          <table:table-cell table:style-name="ce29" table:formula="of:=IF([.J124]=&quot;&quot;; &quot;&quot;; 8-LEN([.J124])+2)">
            <text:p/>
          </table:table-cell>
          <table:table-cell table:style-name="ce31" table:formula="of:=IF(OR([.$F124]=&quot;&quot;; [.$E124]=8); &quot;&quot;; &quot;+ &quot;)">
            <text:p/>
          </table:table-cell>
          <table:table-cell table:style-name="ce32" table:formula="of:=IF([.$F124]=&quot;&quot;; &quot;&quot;; IF([.$K124]&gt;0; COM.MICROSOFT.CONCAT(&quot;(&quot;; [.$F124]; &quot; &lt;&lt; &quot;; [.$K124]; &quot;)&quot;); [.$F124]))" office:value-type="string" office:string-value="(0b1111011 &lt;&lt; 1)" calcext:value-type="string">
            <text:p>(0b1111011 &lt;&lt; 1)</text:p>
          </table:table-cell>
          <table:table-cell table:style-name="ce32" table:formula="of:=IF(OR([.$F124]=&quot;&quot;; AND([.$G124]=&quot;&quot;; [.$K124]&lt;&gt;0)); &quot;&quot;; &quot;, &quot;)">
            <text:p/>
          </table:table-cell>
          <table:table-cell table:style-name="ce32" table:formula="of:=IF([.$G124]=&quot;&quot;; &quot;&quot;; IF([.$L124]&gt;0; COM.MICROSOFT.CONCAT(&quot;(&quot;; [.$G124]; &quot; &lt;&lt; &quot;; [.$L124]; &quot;)&quot;); [.$G124]))">
            <text:p/>
          </table:table-cell>
          <table:table-cell table:style-name="ce32" table:formula="of:=IF(OR([.$G124]=&quot;&quot;; AND([.$H124]=&quot;&quot;; [.$L124]&lt;&gt;0)); &quot;&quot;; &quot;, &quot;)">
            <text:p/>
          </table:table-cell>
          <table:table-cell table:style-name="ce32" table:formula="of:=IF([.$H124]=&quot;&quot;; &quot;&quot;; IF([.$M124]&gt;0; COM.MICROSOFT.CONCAT(&quot;(&quot;; [.$H124]; &quot; &lt;&lt; &quot;; [.$M124]; &quot;)&quot;); [.$H124]))">
            <text:p/>
          </table:table-cell>
          <table:table-cell table:style-name="ce32" table:formula="of:=IF(OR([.$H124]=&quot;&quot;; AND([.$I124]=&quot;&quot;; [.$M124]&lt;&gt;0)); &quot;&quot;; &quot;, &quot;)">
            <text:p/>
          </table:table-cell>
          <table:table-cell table:style-name="ce32" table:formula="of:=IF([.$I124]=&quot;&quot;; &quot;&quot;; IF([.$N124]&gt;0; COM.MICROSOFT.CONCAT(&quot;(&quot;; [.$I124]; &quot; &lt;&lt; &quot;; [.$N124]; &quot;)&quot;); [.$I124]))">
            <text:p/>
          </table:table-cell>
          <table:table-cell table:style-name="ce32" table:formula="of:=IF(OR([.$I124]=&quot;&quot;; AND([.$J124]=&quot;&quot;; [.$N124]&lt;&gt;0)); &quot;&quot;; &quot;, &quot;)">
            <text:p/>
          </table:table-cell>
          <table:table-cell table:style-name="ce32" table:formula="of:=IF([.$J124]=&quot;&quot;; &quot;&quot;; IF([.$O124]&gt;0; COM.MICROSOFT.CONCAT(&quot;(&quot;; [.$J124]; &quot; &lt;&lt; &quot;; [.$O124]; &quot;)&quot;); [.$J124]))">
            <text:p/>
          </table:table-cell>
          <table:table-cell table:style-name="ce33" table:formula="of:=IF(OR([.$J124]=&quot;&quot;; AND([.$O124]&lt;&gt;0)); &quot;&quot;; &quot;, &quot;)">
            <text:p/>
          </table:table-cell>
          <table:table-cell table:formula="of:=COM.MICROSOFT.CONCAT(&quot;// &quot;; [.B124]; &quot; &quot;; IF([.A124]=&quot;&quot;; &quot;   &quot;; COM.MICROSOFT.CONCAT(&quot;-&quot;; [.A124]; &quot;-&quot;)); &quot; &quot;; [.C124])" office:value-type="string" office:string-value="// 122 -z- |1111011" calcext:value-type="string">
            <text:p>// 122 -z- |1111011</text:p>
          </table:table-cell>
          <table:table-cell table:formula="of:=COM.MICROSOFT.CONCAT([.P124:.Z124])" office:value-type="string" office:string-value="(0b1111011 &lt;&lt; 1)" calcext:value-type="string">
            <text:p>(0b1111011 &lt;&lt; 1)</text:p>
          </table:table-cell>
          <table:table-cell table:formula="of:=COM.MICROSOFT.CONCAT([.AA124]; CHAR(10); [.AB124])" office:value-type="string" office:string-value="// 122 -z- |1111011&#10;(0b1111011 &lt;&lt; 1)" calcext:value-type="string">
            <text:p>// 122 -z- |1111011</text:p>
            <text:p>(0b1111011 &lt;&lt; 1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{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|11111111|1111110</text:p>
          </table:table-cell>
          <table:table-cell office:value-type="string" calcext:value-type="string">
            <text:p>111111111111110</text:p>
          </table:table-cell>
          <table:table-cell table:formula="of:=8-MOD(LEN([.$D124])-[.$E124]; 8)" office:value-type="float" office:value="1" calcext:value-type="float">
            <text:p>1</text:p>
          </table:table-cell>
          <table:table-cell table:style-name="ce29" table:formula="of:=IF(MID([.$D125];1;[.$E125])=&quot;&quot;; &quot;&quot;; COM.MICROSOFT.CONCAT(&quot;0b&quot;; MID([.$D125];1;[.$E125])))" office:value-type="string" office:string-value="0b1" calcext:value-type="string">
            <text:p>0b1</text:p>
          </table:table-cell>
          <table:table-cell table:style-name="ce29" table:formula="of:=IF(MID([.$D125];1+[.$E125]; 8)=&quot;&quot;; &quot;&quot;; COM.MICROSOFT.CONCAT(&quot;0b&quot;; MID([.$D125];1+[.$E125]; 8)))" office:value-type="string" office:string-value="0b11111111" calcext:value-type="string">
            <text:p>0b11111111</text:p>
          </table:table-cell>
          <table:table-cell table:style-name="ce29" table:formula="of:=IF(MID([.$D125];1+[.$E125]+8; 8)=&quot;&quot;; &quot;&quot;; COM.MICROSOFT.CONCAT(&quot;0b&quot;; MID([.$D125];1+[.$E125]+8; 8)))" office:value-type="string" office:string-value="0b111110" calcext:value-type="string">
            <text:p>0b111110</text:p>
          </table:table-cell>
          <table:table-cell table:style-name="ce29" table:formula="of:=IF(MID([.$D125];1+[.$E125]+8+8; 8)=&quot;&quot;; &quot;&quot;; COM.MICROSOFT.CONCAT(&quot;0b&quot;; MID([.$D125];1+[.$E125]+8+8; 8)))">
            <text:p/>
          </table:table-cell>
          <table:table-cell table:style-name="ce29" table:formula="of:=IF(MID([.$D125];1+[.$E125]+8+8+8; 8)=&quot;&quot;; &quot;&quot;; COM.MICROSOFT.CONCAT(&quot;0b&quot;; MID([.$D125];1+[.$E125]+8+8+8; 8)))">
            <text:p/>
          </table:table-cell>
          <table:table-cell table:style-name="ce31" table:formula="of:=[.E125]-LEN([.F125])+2" office:value-type="float" office:value="0" calcext:value-type="float">
            <text:p>0</text:p>
          </table:table-cell>
          <table:table-cell table:style-name="ce29" table:formula="of:=IF([.G125]=&quot;&quot;; &quot;&quot;; 8-LEN([.G125])+2)" office:value-type="float" office:value="0" calcext:value-type="float">
            <text:p>0</text:p>
          </table:table-cell>
          <table:table-cell table:style-name="ce29" table:formula="of:=IF([.H125]=&quot;&quot;; &quot;&quot;; 8-LEN([.H125])+2)" office:value-type="float" office:value="2" calcext:value-type="float">
            <text:p>2</text:p>
          </table:table-cell>
          <table:table-cell table:style-name="ce29" table:formula="of:=IF([.I125]=&quot;&quot;; &quot;&quot;; 8-LEN([.I125])+2)">
            <text:p/>
          </table:table-cell>
          <table:table-cell table:style-name="ce29" table:formula="of:=IF([.J125]=&quot;&quot;; &quot;&quot;; 8-LEN([.J125])+2)">
            <text:p/>
          </table:table-cell>
          <table:table-cell table:style-name="ce31" table:formula="of:=IF(OR([.$F125]=&quot;&quot;; [.$E125]=8); &quot;&quot;; &quot;+ &quot;)" office:value-type="string" office:string-value="+ " calcext:value-type="string">
            <text:p>+ </text:p>
          </table:table-cell>
          <table:table-cell table:style-name="ce32" table:formula="of:=IF([.$F125]=&quot;&quot;; &quot;&quot;; IF([.$K125]&gt;0; COM.MICROSOFT.CONCAT(&quot;(&quot;; [.$F125]; &quot; &lt;&lt; &quot;; [.$K125]; &quot;)&quot;); [.$F125]))" office:value-type="string" office:string-value="0b1" calcext:value-type="string">
            <text:p>0b1</text:p>
          </table:table-cell>
          <table:table-cell table:style-name="ce32" table:formula="of:=IF(OR([.$F125]=&quot;&quot;; AND([.$G125]=&quot;&quot;; [.$K125]&lt;&gt;0)); &quot;&quot;; &quot;, &quot;)" office:value-type="string" office:string-value=", " calcext:value-type="string">
            <text:p>, </text:p>
          </table:table-cell>
          <table:table-cell table:style-name="ce32" table:formula="of:=IF([.$G125]=&quot;&quot;; &quot;&quot;; IF([.$L125]&gt;0; COM.MICROSOFT.CONCAT(&quot;(&quot;; [.$G125]; &quot; &lt;&lt; &quot;; [.$L125]; &quot;)&quot;); [.$G125]))" office:value-type="string" office:string-value="0b11111111" calcext:value-type="string">
            <text:p>0b11111111</text:p>
          </table:table-cell>
          <table:table-cell table:style-name="ce32" table:formula="of:=IF(OR([.$G125]=&quot;&quot;; AND([.$H125]=&quot;&quot;; [.$L125]&lt;&gt;0)); &quot;&quot;; &quot;, &quot;)" office:value-type="string" office:string-value=", " calcext:value-type="string">
            <text:p>, </text:p>
          </table:table-cell>
          <table:table-cell table:style-name="ce32" table:formula="of:=IF([.$H125]=&quot;&quot;; &quot;&quot;; IF([.$M125]&gt;0; COM.MICROSOFT.CONCAT(&quot;(&quot;; [.$H125]; &quot; &lt;&lt; &quot;; [.$M125]; &quot;)&quot;); [.$H125]))" office:value-type="string" office:string-value="(0b111110 &lt;&lt; 2)" calcext:value-type="string">
            <text:p>(0b111110 &lt;&lt; 2)</text:p>
          </table:table-cell>
          <table:table-cell table:style-name="ce32" table:formula="of:=IF(OR([.$H125]=&quot;&quot;; AND([.$I125]=&quot;&quot;; [.$M125]&lt;&gt;0)); &quot;&quot;; &quot;, &quot;)">
            <text:p/>
          </table:table-cell>
          <table:table-cell table:style-name="ce32" table:formula="of:=IF([.$I125]=&quot;&quot;; &quot;&quot;; IF([.$N125]&gt;0; COM.MICROSOFT.CONCAT(&quot;(&quot;; [.$I125]; &quot; &lt;&lt; &quot;; [.$N125]; &quot;)&quot;); [.$I125]))">
            <text:p/>
          </table:table-cell>
          <table:table-cell table:style-name="ce32" table:formula="of:=IF(OR([.$I125]=&quot;&quot;; AND([.$J125]=&quot;&quot;; [.$N125]&lt;&gt;0)); &quot;&quot;; &quot;, &quot;)">
            <text:p/>
          </table:table-cell>
          <table:table-cell table:style-name="ce32" table:formula="of:=IF([.$J125]=&quot;&quot;; &quot;&quot;; IF([.$O125]&gt;0; COM.MICROSOFT.CONCAT(&quot;(&quot;; [.$J125]; &quot; &lt;&lt; &quot;; [.$O125]; &quot;)&quot;); [.$J125]))">
            <text:p/>
          </table:table-cell>
          <table:table-cell table:style-name="ce33" table:formula="of:=IF(OR([.$J125]=&quot;&quot;; AND([.$O125]&lt;&gt;0)); &quot;&quot;; &quot;, &quot;)">
            <text:p/>
          </table:table-cell>
          <table:table-cell table:formula="of:=COM.MICROSOFT.CONCAT(&quot;// &quot;; [.B125]; &quot; &quot;; IF([.A125]=&quot;&quot;; &quot;   &quot;; COM.MICROSOFT.CONCAT(&quot;-&quot;; [.A125]; &quot;-&quot;)); &quot; &quot;; [.C125])" office:value-type="string" office:string-value="// 123 -{- |11111111|1111110" calcext:value-type="string">
            <text:p>// 123 -{- |11111111|1111110</text:p>
          </table:table-cell>
          <table:table-cell table:formula="of:=COM.MICROSOFT.CONCAT([.P125:.Z125])" office:value-type="string" office:string-value="+ 0b1, 0b11111111, (0b111110 &lt;&lt; 2)" calcext:value-type="string">
            <text:p>+ 0b1, 0b11111111, (0b111110 &lt;&lt; 2)</text:p>
          </table:table-cell>
          <table:table-cell table:formula="of:=COM.MICROSOFT.CONCAT([.AA125]; CHAR(10); [.AB125])" office:value-type="string" office:string-value="// 123 -{- |11111111|1111110&#10;+ 0b1, 0b11111111, (0b111110 &lt;&lt; 2)" calcext:value-type="string">
            <text:p>// 123 -{- |11111111|1111110</text:p>
            <text:p>+ 0b1, 0b11111111, (0b111110 &lt;&lt; 2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|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|11111111|100</text:p>
          </table:table-cell>
          <table:table-cell office:value-type="string" calcext:value-type="string">
            <text:p>11111111100</text:p>
          </table:table-cell>
          <table:table-cell table:formula="of:=8-MOD(LEN([.$D125])-[.$E125]; 8)" office:value-type="float" office:value="2" calcext:value-type="float">
            <text:p>2</text:p>
          </table:table-cell>
          <table:table-cell table:style-name="ce29" table:formula="of:=IF(MID([.$D126];1;[.$E126])=&quot;&quot;; &quot;&quot;; COM.MICROSOFT.CONCAT(&quot;0b&quot;; MID([.$D126];1;[.$E126])))" office:value-type="string" office:string-value="0b11" calcext:value-type="string">
            <text:p>0b11</text:p>
          </table:table-cell>
          <table:table-cell table:style-name="ce29" table:formula="of:=IF(MID([.$D126];1+[.$E126]; 8)=&quot;&quot;; &quot;&quot;; COM.MICROSOFT.CONCAT(&quot;0b&quot;; MID([.$D126];1+[.$E126]; 8)))" office:value-type="string" office:string-value="0b11111110" calcext:value-type="string">
            <text:p>0b11111110</text:p>
          </table:table-cell>
          <table:table-cell table:style-name="ce29" table:formula="of:=IF(MID([.$D126];1+[.$E126]+8; 8)=&quot;&quot;; &quot;&quot;; COM.MICROSOFT.CONCAT(&quot;0b&quot;; MID([.$D126];1+[.$E126]+8; 8)))" office:value-type="string" office:string-value="0b0" calcext:value-type="string">
            <text:p>0b0</text:p>
          </table:table-cell>
          <table:table-cell table:style-name="ce29" table:formula="of:=IF(MID([.$D126];1+[.$E126]+8+8; 8)=&quot;&quot;; &quot;&quot;; COM.MICROSOFT.CONCAT(&quot;0b&quot;; MID([.$D126];1+[.$E126]+8+8; 8)))">
            <text:p/>
          </table:table-cell>
          <table:table-cell table:style-name="ce29" table:formula="of:=IF(MID([.$D126];1+[.$E126]+8+8+8; 8)=&quot;&quot;; &quot;&quot;; COM.MICROSOFT.CONCAT(&quot;0b&quot;; MID([.$D126];1+[.$E126]+8+8+8; 8)))">
            <text:p/>
          </table:table-cell>
          <table:table-cell table:style-name="ce31" table:formula="of:=[.E126]-LEN([.F126])+2" office:value-type="float" office:value="0" calcext:value-type="float">
            <text:p>0</text:p>
          </table:table-cell>
          <table:table-cell table:style-name="ce29" table:formula="of:=IF([.G126]=&quot;&quot;; &quot;&quot;; 8-LEN([.G126])+2)" office:value-type="float" office:value="0" calcext:value-type="float">
            <text:p>0</text:p>
          </table:table-cell>
          <table:table-cell table:style-name="ce29" table:formula="of:=IF([.H126]=&quot;&quot;; &quot;&quot;; 8-LEN([.H126])+2)" office:value-type="float" office:value="7" calcext:value-type="float">
            <text:p>7</text:p>
          </table:table-cell>
          <table:table-cell table:style-name="ce29" table:formula="of:=IF([.I126]=&quot;&quot;; &quot;&quot;; 8-LEN([.I126])+2)">
            <text:p/>
          </table:table-cell>
          <table:table-cell table:style-name="ce29" table:formula="of:=IF([.J126]=&quot;&quot;; &quot;&quot;; 8-LEN([.J126])+2)">
            <text:p/>
          </table:table-cell>
          <table:table-cell table:style-name="ce31" table:formula="of:=IF(OR([.$F126]=&quot;&quot;; [.$E126]=8); &quot;&quot;; &quot;+ &quot;)" office:value-type="string" office:string-value="+ " calcext:value-type="string">
            <text:p>+ </text:p>
          </table:table-cell>
          <table:table-cell table:style-name="ce32" table:formula="of:=IF([.$F126]=&quot;&quot;; &quot;&quot;; IF([.$K126]&gt;0; COM.MICROSOFT.CONCAT(&quot;(&quot;; [.$F126]; &quot; &lt;&lt; &quot;; [.$K126]; &quot;)&quot;); [.$F126]))" office:value-type="string" office:string-value="0b11" calcext:value-type="string">
            <text:p>0b11</text:p>
          </table:table-cell>
          <table:table-cell table:style-name="ce32" table:formula="of:=IF(OR([.$F126]=&quot;&quot;; AND([.$G126]=&quot;&quot;; [.$K126]&lt;&gt;0)); &quot;&quot;; &quot;, &quot;)" office:value-type="string" office:string-value=", " calcext:value-type="string">
            <text:p>, </text:p>
          </table:table-cell>
          <table:table-cell table:style-name="ce32" table:formula="of:=IF([.$G126]=&quot;&quot;; &quot;&quot;; IF([.$L126]&gt;0; COM.MICROSOFT.CONCAT(&quot;(&quot;; [.$G126]; &quot; &lt;&lt; &quot;; [.$L126]; &quot;)&quot;); [.$G126]))" office:value-type="string" office:string-value="0b11111110" calcext:value-type="string">
            <text:p>0b11111110</text:p>
          </table:table-cell>
          <table:table-cell table:style-name="ce32" table:formula="of:=IF(OR([.$G126]=&quot;&quot;; AND([.$H126]=&quot;&quot;; [.$L126]&lt;&gt;0)); &quot;&quot;; &quot;, &quot;)" office:value-type="string" office:string-value=", " calcext:value-type="string">
            <text:p>, </text:p>
          </table:table-cell>
          <table:table-cell table:style-name="ce32" table:formula="of:=IF([.$H126]=&quot;&quot;; &quot;&quot;; IF([.$M126]&gt;0; COM.MICROSOFT.CONCAT(&quot;(&quot;; [.$H126]; &quot; &lt;&lt; &quot;; [.$M126]; &quot;)&quot;); [.$H126]))" office:value-type="string" office:string-value="(0b0 &lt;&lt; 7)" calcext:value-type="string">
            <text:p>(0b0 &lt;&lt; 7)</text:p>
          </table:table-cell>
          <table:table-cell table:style-name="ce32" table:formula="of:=IF(OR([.$H126]=&quot;&quot;; AND([.$I126]=&quot;&quot;; [.$M126]&lt;&gt;0)); &quot;&quot;; &quot;, &quot;)">
            <text:p/>
          </table:table-cell>
          <table:table-cell table:style-name="ce32" table:formula="of:=IF([.$I126]=&quot;&quot;; &quot;&quot;; IF([.$N126]&gt;0; COM.MICROSOFT.CONCAT(&quot;(&quot;; [.$I126]; &quot; &lt;&lt; &quot;; [.$N126]; &quot;)&quot;); [.$I126]))">
            <text:p/>
          </table:table-cell>
          <table:table-cell table:style-name="ce32" table:formula="of:=IF(OR([.$I126]=&quot;&quot;; AND([.$J126]=&quot;&quot;; [.$N126]&lt;&gt;0)); &quot;&quot;; &quot;, &quot;)">
            <text:p/>
          </table:table-cell>
          <table:table-cell table:style-name="ce32" table:formula="of:=IF([.$J126]=&quot;&quot;; &quot;&quot;; IF([.$O126]&gt;0; COM.MICROSOFT.CONCAT(&quot;(&quot;; [.$J126]; &quot; &lt;&lt; &quot;; [.$O126]; &quot;)&quot;); [.$J126]))">
            <text:p/>
          </table:table-cell>
          <table:table-cell table:style-name="ce33" table:formula="of:=IF(OR([.$J126]=&quot;&quot;; AND([.$O126]&lt;&gt;0)); &quot;&quot;; &quot;, &quot;)">
            <text:p/>
          </table:table-cell>
          <table:table-cell table:formula="of:=COM.MICROSOFT.CONCAT(&quot;// &quot;; [.B126]; &quot; &quot;; IF([.A126]=&quot;&quot;; &quot;   &quot;; COM.MICROSOFT.CONCAT(&quot;-&quot;; [.A126]; &quot;-&quot;)); &quot; &quot;; [.C126])" office:value-type="string" office:string-value="// 124 -|- |11111111|100" calcext:value-type="string">
            <text:p>// 124 -|- |11111111|100</text:p>
          </table:table-cell>
          <table:table-cell table:formula="of:=COM.MICROSOFT.CONCAT([.P126:.Z126])" office:value-type="string" office:string-value="+ 0b11, 0b11111110, (0b0 &lt;&lt; 7)" calcext:value-type="string">
            <text:p>+ 0b11, 0b11111110, (0b0 &lt;&lt; 7)</text:p>
          </table:table-cell>
          <table:table-cell table:formula="of:=COM.MICROSOFT.CONCAT([.AA126]; CHAR(10); [.AB126])" office:value-type="string" office:string-value="// 124 -|- |11111111|100&#10;+ 0b11, 0b11111110, (0b0 &lt;&lt; 7)" calcext:value-type="string">
            <text:p>// 124 -|- |11111111|100</text:p>
            <text:p>+ 0b11, 0b11111110, (0b0 &lt;&lt; 7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}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|11111111|111101</text:p>
          </table:table-cell>
          <table:table-cell office:value-type="string" calcext:value-type="string">
            <text:p>11111111111101</text:p>
          </table:table-cell>
          <table:table-cell table:formula="of:=8-MOD(LEN([.$D126])-[.$E126]; 8)" office:value-type="float" office:value="7" calcext:value-type="float">
            <text:p>7</text:p>
          </table:table-cell>
          <table:table-cell table:style-name="ce29" table:formula="of:=IF(MID([.$D127];1;[.$E127])=&quot;&quot;; &quot;&quot;; COM.MICROSOFT.CONCAT(&quot;0b&quot;; MID([.$D127];1;[.$E127])))" office:value-type="string" office:string-value="0b1111111" calcext:value-type="string">
            <text:p>0b1111111</text:p>
          </table:table-cell>
          <table:table-cell table:style-name="ce29" table:formula="of:=IF(MID([.$D127];1+[.$E127]; 8)=&quot;&quot;; &quot;&quot;; COM.MICROSOFT.CONCAT(&quot;0b&quot;; MID([.$D127];1+[.$E127]; 8)))" office:value-type="string" office:string-value="0b1111101" calcext:value-type="string">
            <text:p>0b1111101</text:p>
          </table:table-cell>
          <table:table-cell table:style-name="ce29" table:formula="of:=IF(MID([.$D127];1+[.$E127]+8; 8)=&quot;&quot;; &quot;&quot;; COM.MICROSOFT.CONCAT(&quot;0b&quot;; MID([.$D127];1+[.$E127]+8; 8)))">
            <text:p/>
          </table:table-cell>
          <table:table-cell table:style-name="ce29" table:formula="of:=IF(MID([.$D127];1+[.$E127]+8+8; 8)=&quot;&quot;; &quot;&quot;; COM.MICROSOFT.CONCAT(&quot;0b&quot;; MID([.$D127];1+[.$E127]+8+8; 8)))">
            <text:p/>
          </table:table-cell>
          <table:table-cell table:style-name="ce29" table:formula="of:=IF(MID([.$D127];1+[.$E127]+8+8+8; 8)=&quot;&quot;; &quot;&quot;; COM.MICROSOFT.CONCAT(&quot;0b&quot;; MID([.$D127];1+[.$E127]+8+8+8; 8)))">
            <text:p/>
          </table:table-cell>
          <table:table-cell table:style-name="ce31" table:formula="of:=[.E127]-LEN([.F127])+2" office:value-type="float" office:value="0" calcext:value-type="float">
            <text:p>0</text:p>
          </table:table-cell>
          <table:table-cell table:style-name="ce29" table:formula="of:=IF([.G127]=&quot;&quot;; &quot;&quot;; 8-LEN([.G127])+2)" office:value-type="float" office:value="1" calcext:value-type="float">
            <text:p>1</text:p>
          </table:table-cell>
          <table:table-cell table:style-name="ce29" table:formula="of:=IF([.H127]=&quot;&quot;; &quot;&quot;; 8-LEN([.H127])+2)">
            <text:p/>
          </table:table-cell>
          <table:table-cell table:style-name="ce29" table:formula="of:=IF([.I127]=&quot;&quot;; &quot;&quot;; 8-LEN([.I127])+2)">
            <text:p/>
          </table:table-cell>
          <table:table-cell table:style-name="ce29" table:formula="of:=IF([.J127]=&quot;&quot;; &quot;&quot;; 8-LEN([.J127])+2)">
            <text:p/>
          </table:table-cell>
          <table:table-cell table:style-name="ce31" table:formula="of:=IF(OR([.$F127]=&quot;&quot;; [.$E127]=8); &quot;&quot;; &quot;+ &quot;)" office:value-type="string" office:string-value="+ " calcext:value-type="string">
            <text:p>+ </text:p>
          </table:table-cell>
          <table:table-cell table:style-name="ce32" table:formula="of:=IF([.$F127]=&quot;&quot;; &quot;&quot;; IF([.$K127]&gt;0; COM.MICROSOFT.CONCAT(&quot;(&quot;; [.$F127]; &quot; &lt;&lt; &quot;; [.$K127]; &quot;)&quot;); [.$F127]))" office:value-type="string" office:string-value="0b1111111" calcext:value-type="string">
            <text:p>0b1111111</text:p>
          </table:table-cell>
          <table:table-cell table:style-name="ce32" table:formula="of:=IF(OR([.$F127]=&quot;&quot;; AND([.$G127]=&quot;&quot;; [.$K127]&lt;&gt;0)); &quot;&quot;; &quot;, &quot;)" office:value-type="string" office:string-value=", " calcext:value-type="string">
            <text:p>, </text:p>
          </table:table-cell>
          <table:table-cell table:style-name="ce32" table:formula="of:=IF([.$G127]=&quot;&quot;; &quot;&quot;; IF([.$L127]&gt;0; COM.MICROSOFT.CONCAT(&quot;(&quot;; [.$G127]; &quot; &lt;&lt; &quot;; [.$L127]; &quot;)&quot;); [.$G127]))" office:value-type="string" office:string-value="(0b1111101 &lt;&lt; 1)" calcext:value-type="string">
            <text:p>(0b1111101 &lt;&lt; 1)</text:p>
          </table:table-cell>
          <table:table-cell table:style-name="ce32" table:formula="of:=IF(OR([.$G127]=&quot;&quot;; AND([.$H127]=&quot;&quot;; [.$L127]&lt;&gt;0)); &quot;&quot;; &quot;, &quot;)">
            <text:p/>
          </table:table-cell>
          <table:table-cell table:style-name="ce32" table:formula="of:=IF([.$H127]=&quot;&quot;; &quot;&quot;; IF([.$M127]&gt;0; COM.MICROSOFT.CONCAT(&quot;(&quot;; [.$H127]; &quot; &lt;&lt; &quot;; [.$M127]; &quot;)&quot;); [.$H127]))">
            <text:p/>
          </table:table-cell>
          <table:table-cell table:style-name="ce32" table:formula="of:=IF(OR([.$H127]=&quot;&quot;; AND([.$I127]=&quot;&quot;; [.$M127]&lt;&gt;0)); &quot;&quot;; &quot;, &quot;)">
            <text:p/>
          </table:table-cell>
          <table:table-cell table:style-name="ce32" table:formula="of:=IF([.$I127]=&quot;&quot;; &quot;&quot;; IF([.$N127]&gt;0; COM.MICROSOFT.CONCAT(&quot;(&quot;; [.$I127]; &quot; &lt;&lt; &quot;; [.$N127]; &quot;)&quot;); [.$I127]))">
            <text:p/>
          </table:table-cell>
          <table:table-cell table:style-name="ce32" table:formula="of:=IF(OR([.$I127]=&quot;&quot;; AND([.$J127]=&quot;&quot;; [.$N127]&lt;&gt;0)); &quot;&quot;; &quot;, &quot;)">
            <text:p/>
          </table:table-cell>
          <table:table-cell table:style-name="ce32" table:formula="of:=IF([.$J127]=&quot;&quot;; &quot;&quot;; IF([.$O127]&gt;0; COM.MICROSOFT.CONCAT(&quot;(&quot;; [.$J127]; &quot; &lt;&lt; &quot;; [.$O127]; &quot;)&quot;); [.$J127]))">
            <text:p/>
          </table:table-cell>
          <table:table-cell table:style-name="ce33" table:formula="of:=IF(OR([.$J127]=&quot;&quot;; AND([.$O127]&lt;&gt;0)); &quot;&quot;; &quot;, &quot;)">
            <text:p/>
          </table:table-cell>
          <table:table-cell table:formula="of:=COM.MICROSOFT.CONCAT(&quot;// &quot;; [.B127]; &quot; &quot;; IF([.A127]=&quot;&quot;; &quot;   &quot;; COM.MICROSOFT.CONCAT(&quot;-&quot;; [.A127]; &quot;-&quot;)); &quot; &quot;; [.C127])" office:value-type="string" office:string-value="// 125 -}- |11111111|111101" calcext:value-type="string">
            <text:p>// 125 -}- |11111111|111101</text:p>
          </table:table-cell>
          <table:table-cell table:formula="of:=COM.MICROSOFT.CONCAT([.P127:.Z127])" office:value-type="string" office:string-value="+ 0b1111111, (0b1111101 &lt;&lt; 1)" calcext:value-type="string">
            <text:p>+ 0b1111111, (0b1111101 &lt;&lt; 1)</text:p>
          </table:table-cell>
          <table:table-cell table:formula="of:=COM.MICROSOFT.CONCAT([.AA127]; CHAR(10); [.AB127])" office:value-type="string" office:string-value="// 125 -}- |11111111|111101&#10;+ 0b1111111, (0b1111101 &lt;&lt; 1)" calcext:value-type="string">
            <text:p>// 125 -}- |11111111|111101</text:p>
            <text:p>+ 0b1111111, (0b1111101 &lt;&lt; 1)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~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|11111111|11101</text:p>
          </table:table-cell>
          <table:table-cell office:value-type="string" calcext:value-type="string">
            <text:p>1111111111101</text:p>
          </table:table-cell>
          <table:table-cell table:formula="of:=8-MOD(LEN([.$D127])-[.$E127]; 8)" office:value-type="float" office:value="1" calcext:value-type="float">
            <text:p>1</text:p>
          </table:table-cell>
          <table:table-cell table:style-name="ce29" table:formula="of:=IF(MID([.$D128];1;[.$E128])=&quot;&quot;; &quot;&quot;; COM.MICROSOFT.CONCAT(&quot;0b&quot;; MID([.$D128];1;[.$E128])))" office:value-type="string" office:string-value="0b1" calcext:value-type="string">
            <text:p>0b1</text:p>
          </table:table-cell>
          <table:table-cell table:style-name="ce29" table:formula="of:=IF(MID([.$D128];1+[.$E128]; 8)=&quot;&quot;; &quot;&quot;; COM.MICROSOFT.CONCAT(&quot;0b&quot;; MID([.$D128];1+[.$E128]; 8)))" office:value-type="string" office:string-value="0b11111111" calcext:value-type="string">
            <text:p>0b11111111</text:p>
          </table:table-cell>
          <table:table-cell table:style-name="ce29" table:formula="of:=IF(MID([.$D128];1+[.$E128]+8; 8)=&quot;&quot;; &quot;&quot;; COM.MICROSOFT.CONCAT(&quot;0b&quot;; MID([.$D128];1+[.$E128]+8; 8)))" office:value-type="string" office:string-value="0b1101" calcext:value-type="string">
            <text:p>0b1101</text:p>
          </table:table-cell>
          <table:table-cell table:style-name="ce29" table:formula="of:=IF(MID([.$D128];1+[.$E128]+8+8; 8)=&quot;&quot;; &quot;&quot;; COM.MICROSOFT.CONCAT(&quot;0b&quot;; MID([.$D128];1+[.$E128]+8+8; 8)))">
            <text:p/>
          </table:table-cell>
          <table:table-cell table:style-name="ce29" table:formula="of:=IF(MID([.$D128];1+[.$E128]+8+8+8; 8)=&quot;&quot;; &quot;&quot;; COM.MICROSOFT.CONCAT(&quot;0b&quot;; MID([.$D128];1+[.$E128]+8+8+8; 8)))">
            <text:p/>
          </table:table-cell>
          <table:table-cell table:style-name="ce31" table:formula="of:=[.E128]-LEN([.F128])+2" office:value-type="float" office:value="0" calcext:value-type="float">
            <text:p>0</text:p>
          </table:table-cell>
          <table:table-cell table:style-name="ce29" table:formula="of:=IF([.G128]=&quot;&quot;; &quot;&quot;; 8-LEN([.G128])+2)" office:value-type="float" office:value="0" calcext:value-type="float">
            <text:p>0</text:p>
          </table:table-cell>
          <table:table-cell table:style-name="ce29" table:formula="of:=IF([.H128]=&quot;&quot;; &quot;&quot;; 8-LEN([.H128])+2)" office:value-type="float" office:value="4" calcext:value-type="float">
            <text:p>4</text:p>
          </table:table-cell>
          <table:table-cell table:style-name="ce29" table:formula="of:=IF([.I128]=&quot;&quot;; &quot;&quot;; 8-LEN([.I128])+2)">
            <text:p/>
          </table:table-cell>
          <table:table-cell table:style-name="ce29" table:formula="of:=IF([.J128]=&quot;&quot;; &quot;&quot;; 8-LEN([.J128])+2)">
            <text:p/>
          </table:table-cell>
          <table:table-cell table:style-name="ce31" table:formula="of:=IF(OR([.$F128]=&quot;&quot;; [.$E128]=8); &quot;&quot;; &quot;+ &quot;)" office:value-type="string" office:string-value="+ " calcext:value-type="string">
            <text:p>+ </text:p>
          </table:table-cell>
          <table:table-cell table:style-name="ce32" table:formula="of:=IF([.$F128]=&quot;&quot;; &quot;&quot;; IF([.$K128]&gt;0; COM.MICROSOFT.CONCAT(&quot;(&quot;; [.$F128]; &quot; &lt;&lt; &quot;; [.$K128]; &quot;)&quot;); [.$F128]))" office:value-type="string" office:string-value="0b1" calcext:value-type="string">
            <text:p>0b1</text:p>
          </table:table-cell>
          <table:table-cell table:style-name="ce32" table:formula="of:=IF(OR([.$F128]=&quot;&quot;; AND([.$G128]=&quot;&quot;; [.$K128]&lt;&gt;0)); &quot;&quot;; &quot;, &quot;)" office:value-type="string" office:string-value=", " calcext:value-type="string">
            <text:p>, </text:p>
          </table:table-cell>
          <table:table-cell table:style-name="ce32" table:formula="of:=IF([.$G128]=&quot;&quot;; &quot;&quot;; IF([.$L128]&gt;0; COM.MICROSOFT.CONCAT(&quot;(&quot;; [.$G128]; &quot; &lt;&lt; &quot;; [.$L128]; &quot;)&quot;); [.$G128]))" office:value-type="string" office:string-value="0b11111111" calcext:value-type="string">
            <text:p>0b11111111</text:p>
          </table:table-cell>
          <table:table-cell table:style-name="ce32" table:formula="of:=IF(OR([.$G128]=&quot;&quot;; AND([.$H128]=&quot;&quot;; [.$L128]&lt;&gt;0)); &quot;&quot;; &quot;, &quot;)" office:value-type="string" office:string-value=", " calcext:value-type="string">
            <text:p>, </text:p>
          </table:table-cell>
          <table:table-cell table:style-name="ce32" table:formula="of:=IF([.$H128]=&quot;&quot;; &quot;&quot;; IF([.$M128]&gt;0; COM.MICROSOFT.CONCAT(&quot;(&quot;; [.$H128]; &quot; &lt;&lt; &quot;; [.$M128]; &quot;)&quot;); [.$H128]))" office:value-type="string" office:string-value="(0b1101 &lt;&lt; 4)" calcext:value-type="string">
            <text:p>(0b1101 &lt;&lt; 4)</text:p>
          </table:table-cell>
          <table:table-cell table:style-name="ce32" table:formula="of:=IF(OR([.$H128]=&quot;&quot;; AND([.$I128]=&quot;&quot;; [.$M128]&lt;&gt;0)); &quot;&quot;; &quot;, &quot;)">
            <text:p/>
          </table:table-cell>
          <table:table-cell table:style-name="ce32" table:formula="of:=IF([.$I128]=&quot;&quot;; &quot;&quot;; IF([.$N128]&gt;0; COM.MICROSOFT.CONCAT(&quot;(&quot;; [.$I128]; &quot; &lt;&lt; &quot;; [.$N128]; &quot;)&quot;); [.$I128]))">
            <text:p/>
          </table:table-cell>
          <table:table-cell table:style-name="ce32" table:formula="of:=IF(OR([.$I128]=&quot;&quot;; AND([.$J128]=&quot;&quot;; [.$N128]&lt;&gt;0)); &quot;&quot;; &quot;, &quot;)">
            <text:p/>
          </table:table-cell>
          <table:table-cell table:style-name="ce32" table:formula="of:=IF([.$J128]=&quot;&quot;; &quot;&quot;; IF([.$O128]&gt;0; COM.MICROSOFT.CONCAT(&quot;(&quot;; [.$J128]; &quot; &lt;&lt; &quot;; [.$O128]; &quot;)&quot;); [.$J128]))">
            <text:p/>
          </table:table-cell>
          <table:table-cell table:style-name="ce33" table:formula="of:=IF(OR([.$J128]=&quot;&quot;; AND([.$O128]&lt;&gt;0)); &quot;&quot;; &quot;, &quot;)">
            <text:p/>
          </table:table-cell>
          <table:table-cell table:formula="of:=COM.MICROSOFT.CONCAT(&quot;// &quot;; [.B128]; &quot; &quot;; IF([.A128]=&quot;&quot;; &quot;   &quot;; COM.MICROSOFT.CONCAT(&quot;-&quot;; [.A128]; &quot;-&quot;)); &quot; &quot;; [.C128])" office:value-type="string" office:string-value="// 126 -~- |11111111|11101" calcext:value-type="string">
            <text:p>// 126 -~- |11111111|11101</text:p>
          </table:table-cell>
          <table:table-cell table:formula="of:=COM.MICROSOFT.CONCAT([.P128:.Z128])" office:value-type="string" office:string-value="+ 0b1, 0b11111111, (0b1101 &lt;&lt; 4)" calcext:value-type="string">
            <text:p>+ 0b1, 0b11111111, (0b1101 &lt;&lt; 4)</text:p>
          </table:table-cell>
          <table:table-cell table:formula="of:=COM.MICROSOFT.CONCAT([.AA128]; CHAR(10); [.AB128])" office:value-type="string" office:string-value="// 126 -~- |11111111|11101&#10;+ 0b1, 0b11111111, (0b1101 &lt;&lt; 4)" calcext:value-type="string">
            <text:p>// 126 -~- |11111111|11101</text:p>
            <text:p>+ 0b1, 0b11111111, (0b110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|11111111|11111111|11111111|1100</text:p>
          </table:table-cell>
          <table:table-cell office:value-type="string" calcext:value-type="string">
            <text:p>1111111111111111111111111100</text:p>
          </table:table-cell>
          <table:table-cell table:formula="of:=8-MOD(LEN([.$D128])-[.$E128]; 8)" office:value-type="float" office:value="4" calcext:value-type="float">
            <text:p>4</text:p>
          </table:table-cell>
          <table:table-cell table:style-name="ce29" table:formula="of:=IF(MID([.$D129];1;[.$E129])=&quot;&quot;; &quot;&quot;; COM.MICROSOFT.CONCAT(&quot;0b&quot;; MID([.$D129];1;[.$E129])))" office:value-type="string" office:string-value="0b1111" calcext:value-type="string">
            <text:p>0b1111</text:p>
          </table:table-cell>
          <table:table-cell table:style-name="ce29" table:formula="of:=IF(MID([.$D129];1+[.$E129]; 8)=&quot;&quot;; &quot;&quot;; COM.MICROSOFT.CONCAT(&quot;0b&quot;; MID([.$D129];1+[.$E129]; 8)))" office:value-type="string" office:string-value="0b11111111" calcext:value-type="string">
            <text:p>0b11111111</text:p>
          </table:table-cell>
          <table:table-cell table:style-name="ce29" table:formula="of:=IF(MID([.$D129];1+[.$E129]+8; 8)=&quot;&quot;; &quot;&quot;; COM.MICROSOFT.CONCAT(&quot;0b&quot;; MID([.$D129];1+[.$E129]+8; 8)))" office:value-type="string" office:string-value="0b11111111" calcext:value-type="string">
            <text:p>0b11111111</text:p>
          </table:table-cell>
          <table:table-cell table:style-name="ce29" table:formula="of:=IF(MID([.$D129];1+[.$E129]+8+8; 8)=&quot;&quot;; &quot;&quot;; COM.MICROSOFT.CONCAT(&quot;0b&quot;; MID([.$D129];1+[.$E129]+8+8; 8)))" office:value-type="string" office:string-value="0b11111100" calcext:value-type="string">
            <text:p>0b11111100</text:p>
          </table:table-cell>
          <table:table-cell table:style-name="ce29" table:formula="of:=IF(MID([.$D129];1+[.$E129]+8+8+8; 8)=&quot;&quot;; &quot;&quot;; COM.MICROSOFT.CONCAT(&quot;0b&quot;; MID([.$D129];1+[.$E129]+8+8+8; 8)))">
            <text:p/>
          </table:table-cell>
          <table:table-cell table:style-name="ce31" table:formula="of:=[.E129]-LEN([.F129])+2" office:value-type="float" office:value="0" calcext:value-type="float">
            <text:p>0</text:p>
          </table:table-cell>
          <table:table-cell table:style-name="ce29" table:formula="of:=IF([.G129]=&quot;&quot;; &quot;&quot;; 8-LEN([.G129])+2)" office:value-type="float" office:value="0" calcext:value-type="float">
            <text:p>0</text:p>
          </table:table-cell>
          <table:table-cell table:style-name="ce29" table:formula="of:=IF([.H129]=&quot;&quot;; &quot;&quot;; 8-LEN([.H129])+2)" office:value-type="float" office:value="0" calcext:value-type="float">
            <text:p>0</text:p>
          </table:table-cell>
          <table:table-cell table:style-name="ce29" table:formula="of:=IF([.I129]=&quot;&quot;; &quot;&quot;; 8-LEN([.I129])+2)" office:value-type="float" office:value="0" calcext:value-type="float">
            <text:p>0</text:p>
          </table:table-cell>
          <table:table-cell table:style-name="ce29" table:formula="of:=IF([.J129]=&quot;&quot;; &quot;&quot;; 8-LEN([.J129])+2)">
            <text:p/>
          </table:table-cell>
          <table:table-cell table:style-name="ce31" table:formula="of:=IF(OR([.$F129]=&quot;&quot;; [.$E129]=8); &quot;&quot;; &quot;+ &quot;)" office:value-type="string" office:string-value="+ " calcext:value-type="string">
            <text:p>+ </text:p>
          </table:table-cell>
          <table:table-cell table:style-name="ce32" table:formula="of:=IF([.$F129]=&quot;&quot;; &quot;&quot;; IF([.$K129]&gt;0; COM.MICROSOFT.CONCAT(&quot;(&quot;; [.$F129]; &quot; &lt;&lt; &quot;; [.$K129]; &quot;)&quot;); [.$F129]))" office:value-type="string" office:string-value="0b1111" calcext:value-type="string">
            <text:p>0b1111</text:p>
          </table:table-cell>
          <table:table-cell table:style-name="ce32" table:formula="of:=IF(OR([.$F129]=&quot;&quot;; AND([.$G129]=&quot;&quot;; [.$K129]&lt;&gt;0)); &quot;&quot;; &quot;, &quot;)" office:value-type="string" office:string-value=", " calcext:value-type="string">
            <text:p>, </text:p>
          </table:table-cell>
          <table:table-cell table:style-name="ce32" table:formula="of:=IF([.$G129]=&quot;&quot;; &quot;&quot;; IF([.$L129]&gt;0; COM.MICROSOFT.CONCAT(&quot;(&quot;; [.$G129]; &quot; &lt;&lt; &quot;; [.$L129]; &quot;)&quot;); [.$G129]))" office:value-type="string" office:string-value="0b11111111" calcext:value-type="string">
            <text:p>0b11111111</text:p>
          </table:table-cell>
          <table:table-cell table:style-name="ce32" table:formula="of:=IF(OR([.$G129]=&quot;&quot;; AND([.$H129]=&quot;&quot;; [.$L129]&lt;&gt;0)); &quot;&quot;; &quot;, &quot;)" office:value-type="string" office:string-value=", " calcext:value-type="string">
            <text:p>, </text:p>
          </table:table-cell>
          <table:table-cell table:style-name="ce32" table:formula="of:=IF([.$H129]=&quot;&quot;; &quot;&quot;; IF([.$M129]&gt;0; COM.MICROSOFT.CONCAT(&quot;(&quot;; [.$H129]; &quot; &lt;&lt; &quot;; [.$M129]; &quot;)&quot;); [.$H129]))" office:value-type="string" office:string-value="0b11111111" calcext:value-type="string">
            <text:p>0b11111111</text:p>
          </table:table-cell>
          <table:table-cell table:style-name="ce32" table:formula="of:=IF(OR([.$H129]=&quot;&quot;; AND([.$I129]=&quot;&quot;; [.$M129]&lt;&gt;0)); &quot;&quot;; &quot;, &quot;)" office:value-type="string" office:string-value=", " calcext:value-type="string">
            <text:p>, </text:p>
          </table:table-cell>
          <table:table-cell table:style-name="ce32" table:formula="of:=IF([.$I129]=&quot;&quot;; &quot;&quot;; IF([.$N129]&gt;0; COM.MICROSOFT.CONCAT(&quot;(&quot;; [.$I129]; &quot; &lt;&lt; &quot;; [.$N129]; &quot;)&quot;); [.$I129]))" office:value-type="string" office:string-value="0b11111100" calcext:value-type="string">
            <text:p>0b11111100</text:p>
          </table:table-cell>
          <table:table-cell table:style-name="ce32" table:formula="of:=IF(OR([.$I129]=&quot;&quot;; AND([.$J129]=&quot;&quot;; [.$N129]&lt;&gt;0)); &quot;&quot;; &quot;, &quot;)" office:value-type="string" office:string-value=", " calcext:value-type="string">
            <text:p>, </text:p>
          </table:table-cell>
          <table:table-cell table:style-name="ce32" table:formula="of:=IF([.$J129]=&quot;&quot;; &quot;&quot;; IF([.$O129]&gt;0; COM.MICROSOFT.CONCAT(&quot;(&quot;; [.$J129]; &quot; &lt;&lt; &quot;; [.$O129]; &quot;)&quot;); [.$J129]))">
            <text:p/>
          </table:table-cell>
          <table:table-cell table:style-name="ce33" table:formula="of:=IF(OR([.$J129]=&quot;&quot;; AND([.$O129]&lt;&gt;0)); &quot;&quot;; &quot;, &quot;)">
            <text:p/>
          </table:table-cell>
          <table:table-cell table:formula="of:=COM.MICROSOFT.CONCAT(&quot;// &quot;; [.B129]; &quot; &quot;; IF([.A129]=&quot;&quot;; &quot;   &quot;; COM.MICROSOFT.CONCAT(&quot;-&quot;; [.A129]; &quot;-&quot;)); &quot; &quot;; [.C129])" office:value-type="string" office:string-value="// 127     |11111111|11111111|11111111|1100" calcext:value-type="string">
            <text:p>// 127 <text:s text:c="4"/>|11111111|11111111|11111111|1100</text:p>
          </table:table-cell>
          <table:table-cell table:formula="of:=COM.MICROSOFT.CONCAT([.P129:.Z129])" office:value-type="string" office:string-value="+ 0b1111, 0b11111111, 0b11111111, 0b11111100, " calcext:value-type="string">
            <text:p>+ 0b1111, 0b11111111, 0b11111111, 0b11111100, </text:p>
          </table:table-cell>
          <table:table-cell table:formula="of:=COM.MICROSOFT.CONCAT([.AA129]; CHAR(10); [.AB129])" office:value-type="string" office:string-value="// 127     |11111111|11111111|11111111|1100&#10;+ 0b1111, 0b11111111, 0b11111111, 0b11111100, " calcext:value-type="string">
            <text:p>// 127     |11111111|11111111|11111111|1100</text:p>
            <text:p>+ 0b1111, 0b11111111, 0b11111111, 0b1111110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|11111111|11111110|0110</text:p>
          </table:table-cell>
          <table:table-cell office:value-type="string" calcext:value-type="string">
            <text:p>11111111111111100110</text:p>
          </table:table-cell>
          <table:table-cell table:formula="of:=8-MOD(LEN([.$D129])-[.$E129]; 8)" office:value-type="float" office:value="8" calcext:value-type="float">
            <text:p>8</text:p>
          </table:table-cell>
          <table:table-cell table:style-name="ce29" table:formula="of:=IF(MID([.$D130];1;[.$E130])=&quot;&quot;; &quot;&quot;; COM.MICROSOFT.CONCAT(&quot;0b&quot;; MID([.$D130];1;[.$E130])))" office:value-type="string" office:string-value="0b11111111" calcext:value-type="string">
            <text:p>0b11111111</text:p>
          </table:table-cell>
          <table:table-cell table:style-name="ce29" table:formula="of:=IF(MID([.$D130];1+[.$E130]; 8)=&quot;&quot;; &quot;&quot;; COM.MICROSOFT.CONCAT(&quot;0b&quot;; MID([.$D130];1+[.$E130]; 8)))" office:value-type="string" office:string-value="0b11111110" calcext:value-type="string">
            <text:p>0b11111110</text:p>
          </table:table-cell>
          <table:table-cell table:style-name="ce29" table:formula="of:=IF(MID([.$D130];1+[.$E130]+8; 8)=&quot;&quot;; &quot;&quot;; COM.MICROSOFT.CONCAT(&quot;0b&quot;; MID([.$D130];1+[.$E130]+8; 8)))" office:value-type="string" office:string-value="0b0110" calcext:value-type="string">
            <text:p>0b0110</text:p>
          </table:table-cell>
          <table:table-cell table:style-name="ce29" table:formula="of:=IF(MID([.$D130];1+[.$E130]+8+8; 8)=&quot;&quot;; &quot;&quot;; COM.MICROSOFT.CONCAT(&quot;0b&quot;; MID([.$D130];1+[.$E130]+8+8; 8)))">
            <text:p/>
          </table:table-cell>
          <table:table-cell table:style-name="ce29" table:formula="of:=IF(MID([.$D130];1+[.$E130]+8+8+8; 8)=&quot;&quot;; &quot;&quot;; COM.MICROSOFT.CONCAT(&quot;0b&quot;; MID([.$D130];1+[.$E130]+8+8+8; 8)))">
            <text:p/>
          </table:table-cell>
          <table:table-cell table:style-name="ce31" table:formula="of:=[.E130]-LEN([.F130])+2" office:value-type="float" office:value="0" calcext:value-type="float">
            <text:p>0</text:p>
          </table:table-cell>
          <table:table-cell table:style-name="ce29" table:formula="of:=IF([.G130]=&quot;&quot;; &quot;&quot;; 8-LEN([.G130])+2)" office:value-type="float" office:value="0" calcext:value-type="float">
            <text:p>0</text:p>
          </table:table-cell>
          <table:table-cell table:style-name="ce29" table:formula="of:=IF([.H130]=&quot;&quot;; &quot;&quot;; 8-LEN([.H130])+2)" office:value-type="float" office:value="4" calcext:value-type="float">
            <text:p>4</text:p>
          </table:table-cell>
          <table:table-cell table:style-name="ce29" table:formula="of:=IF([.I130]=&quot;&quot;; &quot;&quot;; 8-LEN([.I130])+2)">
            <text:p/>
          </table:table-cell>
          <table:table-cell table:style-name="ce29" table:formula="of:=IF([.J130]=&quot;&quot;; &quot;&quot;; 8-LEN([.J130])+2)">
            <text:p/>
          </table:table-cell>
          <table:table-cell table:style-name="ce31" table:formula="of:=IF(OR([.$F130]=&quot;&quot;; [.$E130]=8); &quot;&quot;; &quot;+ &quot;)">
            <text:p/>
          </table:table-cell>
          <table:table-cell table:style-name="ce32" table:formula="of:=IF([.$F130]=&quot;&quot;; &quot;&quot;; IF([.$K130]&gt;0; COM.MICROSOFT.CONCAT(&quot;(&quot;; [.$F130]; &quot; &lt;&lt; &quot;; [.$K130]; &quot;)&quot;); [.$F130]))" office:value-type="string" office:string-value="0b11111111" calcext:value-type="string">
            <text:p>0b11111111</text:p>
          </table:table-cell>
          <table:table-cell table:style-name="ce32" table:formula="of:=IF(OR([.$F130]=&quot;&quot;; AND([.$G130]=&quot;&quot;; [.$K130]&lt;&gt;0)); &quot;&quot;; &quot;, &quot;)" office:value-type="string" office:string-value=", " calcext:value-type="string">
            <text:p>, </text:p>
          </table:table-cell>
          <table:table-cell table:style-name="ce32" table:formula="of:=IF([.$G130]=&quot;&quot;; &quot;&quot;; IF([.$L130]&gt;0; COM.MICROSOFT.CONCAT(&quot;(&quot;; [.$G130]; &quot; &lt;&lt; &quot;; [.$L130]; &quot;)&quot;); [.$G130]))" office:value-type="string" office:string-value="0b11111110" calcext:value-type="string">
            <text:p>0b11111110</text:p>
          </table:table-cell>
          <table:table-cell table:style-name="ce32" table:formula="of:=IF(OR([.$G130]=&quot;&quot;; AND([.$H130]=&quot;&quot;; [.$L130]&lt;&gt;0)); &quot;&quot;; &quot;, &quot;)" office:value-type="string" office:string-value=", " calcext:value-type="string">
            <text:p>, </text:p>
          </table:table-cell>
          <table:table-cell table:style-name="ce32" table:formula="of:=IF([.$H130]=&quot;&quot;; &quot;&quot;; IF([.$M130]&gt;0; COM.MICROSOFT.CONCAT(&quot;(&quot;; [.$H130]; &quot; &lt;&lt; &quot;; [.$M130]; &quot;)&quot;); [.$H130]))" office:value-type="string" office:string-value="(0b0110 &lt;&lt; 4)" calcext:value-type="string">
            <text:p>(0b0110 &lt;&lt; 4)</text:p>
          </table:table-cell>
          <table:table-cell table:style-name="ce32" table:formula="of:=IF(OR([.$H130]=&quot;&quot;; AND([.$I130]=&quot;&quot;; [.$M130]&lt;&gt;0)); &quot;&quot;; &quot;, &quot;)">
            <text:p/>
          </table:table-cell>
          <table:table-cell table:style-name="ce32" table:formula="of:=IF([.$I130]=&quot;&quot;; &quot;&quot;; IF([.$N130]&gt;0; COM.MICROSOFT.CONCAT(&quot;(&quot;; [.$I130]; &quot; &lt;&lt; &quot;; [.$N130]; &quot;)&quot;); [.$I130]))">
            <text:p/>
          </table:table-cell>
          <table:table-cell table:style-name="ce32" table:formula="of:=IF(OR([.$I130]=&quot;&quot;; AND([.$J130]=&quot;&quot;; [.$N130]&lt;&gt;0)); &quot;&quot;; &quot;, &quot;)">
            <text:p/>
          </table:table-cell>
          <table:table-cell table:style-name="ce32" table:formula="of:=IF([.$J130]=&quot;&quot;; &quot;&quot;; IF([.$O130]&gt;0; COM.MICROSOFT.CONCAT(&quot;(&quot;; [.$J130]; &quot; &lt;&lt; &quot;; [.$O130]; &quot;)&quot;); [.$J130]))">
            <text:p/>
          </table:table-cell>
          <table:table-cell table:style-name="ce33" table:formula="of:=IF(OR([.$J130]=&quot;&quot;; AND([.$O130]&lt;&gt;0)); &quot;&quot;; &quot;, &quot;)">
            <text:p/>
          </table:table-cell>
          <table:table-cell table:formula="of:=COM.MICROSOFT.CONCAT(&quot;// &quot;; [.B130]; &quot; &quot;; IF([.A130]=&quot;&quot;; &quot;   &quot;; COM.MICROSOFT.CONCAT(&quot;-&quot;; [.A130]; &quot;-&quot;)); &quot; &quot;; [.C130])" office:value-type="string" office:string-value="// 128     |11111111|11111110|0110" calcext:value-type="string">
            <text:p>// 128 <text:s text:c="4"/>|11111111|11111110|0110</text:p>
          </table:table-cell>
          <table:table-cell table:formula="of:=COM.MICROSOFT.CONCAT([.P130:.Z130])" office:value-type="string" office:string-value="0b11111111, 0b11111110, (0b0110 &lt;&lt; 4)" calcext:value-type="string">
            <text:p>0b11111111, 0b11111110, (0b0110 &lt;&lt; 4)</text:p>
          </table:table-cell>
          <table:table-cell table:formula="of:=COM.MICROSOFT.CONCAT([.AA130]; CHAR(10); [.AB130])" office:value-type="string" office:string-value="// 128     |11111111|11111110|0110&#10;0b11111111, 0b11111110, (0b0110 &lt;&lt; 4)" calcext:value-type="string">
            <text:p>// 128     |11111111|11111110|0110</text:p>
            <text:p>0b11111111, 0b11111110, (0b011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|11111111|11111111|010010</text:p>
          </table:table-cell>
          <table:table-cell office:value-type="string" calcext:value-type="string">
            <text:p>1111111111111111010010</text:p>
          </table:table-cell>
          <table:table-cell table:formula="of:=8-MOD(LEN([.$D130])-[.$E130]; 8)" office:value-type="float" office:value="4" calcext:value-type="float">
            <text:p>4</text:p>
          </table:table-cell>
          <table:table-cell table:style-name="ce29" table:formula="of:=IF(MID([.$D131];1;[.$E131])=&quot;&quot;; &quot;&quot;; COM.MICROSOFT.CONCAT(&quot;0b&quot;; MID([.$D131];1;[.$E131])))" office:value-type="string" office:string-value="0b1111" calcext:value-type="string">
            <text:p>0b1111</text:p>
          </table:table-cell>
          <table:table-cell table:style-name="ce29" table:formula="of:=IF(MID([.$D131];1+[.$E131]; 8)=&quot;&quot;; &quot;&quot;; COM.MICROSOFT.CONCAT(&quot;0b&quot;; MID([.$D131];1+[.$E131]; 8)))" office:value-type="string" office:string-value="0b11111111" calcext:value-type="string">
            <text:p>0b11111111</text:p>
          </table:table-cell>
          <table:table-cell table:style-name="ce29" table:formula="of:=IF(MID([.$D131];1+[.$E131]+8; 8)=&quot;&quot;; &quot;&quot;; COM.MICROSOFT.CONCAT(&quot;0b&quot;; MID([.$D131];1+[.$E131]+8; 8)))" office:value-type="string" office:string-value="0b11110100" calcext:value-type="string">
            <text:p>0b11110100</text:p>
          </table:table-cell>
          <table:table-cell table:style-name="ce29" table:formula="of:=IF(MID([.$D131];1+[.$E131]+8+8; 8)=&quot;&quot;; &quot;&quot;; COM.MICROSOFT.CONCAT(&quot;0b&quot;; MID([.$D131];1+[.$E131]+8+8; 8)))" office:value-type="string" office:string-value="0b10" calcext:value-type="string">
            <text:p>0b10</text:p>
          </table:table-cell>
          <table:table-cell table:style-name="ce29" table:formula="of:=IF(MID([.$D131];1+[.$E131]+8+8+8; 8)=&quot;&quot;; &quot;&quot;; COM.MICROSOFT.CONCAT(&quot;0b&quot;; MID([.$D131];1+[.$E131]+8+8+8; 8)))">
            <text:p/>
          </table:table-cell>
          <table:table-cell table:style-name="ce31" table:formula="of:=[.E131]-LEN([.F131])+2" office:value-type="float" office:value="0" calcext:value-type="float">
            <text:p>0</text:p>
          </table:table-cell>
          <table:table-cell table:style-name="ce29" table:formula="of:=IF([.G131]=&quot;&quot;; &quot;&quot;; 8-LEN([.G131])+2)" office:value-type="float" office:value="0" calcext:value-type="float">
            <text:p>0</text:p>
          </table:table-cell>
          <table:table-cell table:style-name="ce29" table:formula="of:=IF([.H131]=&quot;&quot;; &quot;&quot;; 8-LEN([.H131])+2)" office:value-type="float" office:value="0" calcext:value-type="float">
            <text:p>0</text:p>
          </table:table-cell>
          <table:table-cell table:style-name="ce29" table:formula="of:=IF([.I131]=&quot;&quot;; &quot;&quot;; 8-LEN([.I131])+2)" office:value-type="float" office:value="6" calcext:value-type="float">
            <text:p>6</text:p>
          </table:table-cell>
          <table:table-cell table:style-name="ce29" table:formula="of:=IF([.J131]=&quot;&quot;; &quot;&quot;; 8-LEN([.J131])+2)">
            <text:p/>
          </table:table-cell>
          <table:table-cell table:style-name="ce31" table:formula="of:=IF(OR([.$F131]=&quot;&quot;; [.$E131]=8); &quot;&quot;; &quot;+ &quot;)" office:value-type="string" office:string-value="+ " calcext:value-type="string">
            <text:p>+ </text:p>
          </table:table-cell>
          <table:table-cell table:style-name="ce32" table:formula="of:=IF([.$F131]=&quot;&quot;; &quot;&quot;; IF([.$K131]&gt;0; COM.MICROSOFT.CONCAT(&quot;(&quot;; [.$F131]; &quot; &lt;&lt; &quot;; [.$K131]; &quot;)&quot;); [.$F131]))" office:value-type="string" office:string-value="0b1111" calcext:value-type="string">
            <text:p>0b1111</text:p>
          </table:table-cell>
          <table:table-cell table:style-name="ce32" table:formula="of:=IF(OR([.$F131]=&quot;&quot;; AND([.$G131]=&quot;&quot;; [.$K131]&lt;&gt;0)); &quot;&quot;; &quot;, &quot;)" office:value-type="string" office:string-value=", " calcext:value-type="string">
            <text:p>, </text:p>
          </table:table-cell>
          <table:table-cell table:style-name="ce32" table:formula="of:=IF([.$G131]=&quot;&quot;; &quot;&quot;; IF([.$L131]&gt;0; COM.MICROSOFT.CONCAT(&quot;(&quot;; [.$G131]; &quot; &lt;&lt; &quot;; [.$L131]; &quot;)&quot;); [.$G131]))" office:value-type="string" office:string-value="0b11111111" calcext:value-type="string">
            <text:p>0b11111111</text:p>
          </table:table-cell>
          <table:table-cell table:style-name="ce32" table:formula="of:=IF(OR([.$G131]=&quot;&quot;; AND([.$H131]=&quot;&quot;; [.$L131]&lt;&gt;0)); &quot;&quot;; &quot;, &quot;)" office:value-type="string" office:string-value=", " calcext:value-type="string">
            <text:p>, </text:p>
          </table:table-cell>
          <table:table-cell table:style-name="ce32" table:formula="of:=IF([.$H131]=&quot;&quot;; &quot;&quot;; IF([.$M131]&gt;0; COM.MICROSOFT.CONCAT(&quot;(&quot;; [.$H131]; &quot; &lt;&lt; &quot;; [.$M131]; &quot;)&quot;); [.$H131]))" office:value-type="string" office:string-value="0b11110100" calcext:value-type="string">
            <text:p>0b11110100</text:p>
          </table:table-cell>
          <table:table-cell table:style-name="ce32" table:formula="of:=IF(OR([.$H131]=&quot;&quot;; AND([.$I131]=&quot;&quot;; [.$M131]&lt;&gt;0)); &quot;&quot;; &quot;, &quot;)" office:value-type="string" office:string-value=", " calcext:value-type="string">
            <text:p>, </text:p>
          </table:table-cell>
          <table:table-cell table:style-name="ce32" table:formula="of:=IF([.$I131]=&quot;&quot;; &quot;&quot;; IF([.$N131]&gt;0; COM.MICROSOFT.CONCAT(&quot;(&quot;; [.$I131]; &quot; &lt;&lt; &quot;; [.$N131]; &quot;)&quot;); [.$I131]))" office:value-type="string" office:string-value="(0b10 &lt;&lt; 6)" calcext:value-type="string">
            <text:p>(0b10 &lt;&lt; 6)</text:p>
          </table:table-cell>
          <table:table-cell table:style-name="ce32" table:formula="of:=IF(OR([.$I131]=&quot;&quot;; AND([.$J131]=&quot;&quot;; [.$N131]&lt;&gt;0)); &quot;&quot;; &quot;, &quot;)">
            <text:p/>
          </table:table-cell>
          <table:table-cell table:style-name="ce32" table:formula="of:=IF([.$J131]=&quot;&quot;; &quot;&quot;; IF([.$O131]&gt;0; COM.MICROSOFT.CONCAT(&quot;(&quot;; [.$J131]; &quot; &lt;&lt; &quot;; [.$O131]; &quot;)&quot;); [.$J131]))">
            <text:p/>
          </table:table-cell>
          <table:table-cell table:style-name="ce33" table:formula="of:=IF(OR([.$J131]=&quot;&quot;; AND([.$O131]&lt;&gt;0)); &quot;&quot;; &quot;, &quot;)">
            <text:p/>
          </table:table-cell>
          <table:table-cell table:formula="of:=COM.MICROSOFT.CONCAT(&quot;// &quot;; [.B131]; &quot; &quot;; IF([.A131]=&quot;&quot;; &quot;   &quot;; COM.MICROSOFT.CONCAT(&quot;-&quot;; [.A131]; &quot;-&quot;)); &quot; &quot;; [.C131])" office:value-type="string" office:string-value="// 129     |11111111|11111111|010010" calcext:value-type="string">
            <text:p>// 129 <text:s text:c="4"/>|11111111|11111111|010010</text:p>
          </table:table-cell>
          <table:table-cell table:formula="of:=COM.MICROSOFT.CONCAT([.P131:.Z131])" office:value-type="string" office:string-value="+ 0b1111, 0b11111111, 0b11110100, (0b10 &lt;&lt; 6)" calcext:value-type="string">
            <text:p>+ 0b1111, 0b11111111, 0b11110100, (0b10 &lt;&lt; 6)</text:p>
          </table:table-cell>
          <table:table-cell table:formula="of:=COM.MICROSOFT.CONCAT([.AA131]; CHAR(10); [.AB131])" office:value-type="string" office:string-value="// 129     |11111111|11111111|010010&#10;+ 0b1111, 0b11111111, 0b11110100, (0b10 &lt;&lt; 6)" calcext:value-type="string">
            <text:p>// 129     |11111111|11111111|010010</text:p>
            <text:p>+ 0b1111, 0b11111111, 0b11110100, (0b1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|11111111|11111110|0111</text:p>
          </table:table-cell>
          <table:table-cell office:value-type="string" calcext:value-type="string">
            <text:p>11111111111111100111</text:p>
          </table:table-cell>
          <table:table-cell table:formula="of:=8-MOD(LEN([.$D131])-[.$E131]; 8)" office:value-type="float" office:value="6" calcext:value-type="float">
            <text:p>6</text:p>
          </table:table-cell>
          <table:table-cell table:style-name="ce29" table:formula="of:=IF(MID([.$D132];1;[.$E132])=&quot;&quot;; &quot;&quot;; COM.MICROSOFT.CONCAT(&quot;0b&quot;; MID([.$D132];1;[.$E132])))" office:value-type="string" office:string-value="0b111111" calcext:value-type="string">
            <text:p>0b111111</text:p>
          </table:table-cell>
          <table:table-cell table:style-name="ce29" table:formula="of:=IF(MID([.$D132];1+[.$E132]; 8)=&quot;&quot;; &quot;&quot;; COM.MICROSOFT.CONCAT(&quot;0b&quot;; MID([.$D132];1+[.$E132]; 8)))" office:value-type="string" office:string-value="0b11111111" calcext:value-type="string">
            <text:p>0b11111111</text:p>
          </table:table-cell>
          <table:table-cell table:style-name="ce29" table:formula="of:=IF(MID([.$D132];1+[.$E132]+8; 8)=&quot;&quot;; &quot;&quot;; COM.MICROSOFT.CONCAT(&quot;0b&quot;; MID([.$D132];1+[.$E132]+8; 8)))" office:value-type="string" office:string-value="0b100111" calcext:value-type="string">
            <text:p>0b100111</text:p>
          </table:table-cell>
          <table:table-cell table:style-name="ce29" table:formula="of:=IF(MID([.$D132];1+[.$E132]+8+8; 8)=&quot;&quot;; &quot;&quot;; COM.MICROSOFT.CONCAT(&quot;0b&quot;; MID([.$D132];1+[.$E132]+8+8; 8)))">
            <text:p/>
          </table:table-cell>
          <table:table-cell table:style-name="ce29" table:formula="of:=IF(MID([.$D132];1+[.$E132]+8+8+8; 8)=&quot;&quot;; &quot;&quot;; COM.MICROSOFT.CONCAT(&quot;0b&quot;; MID([.$D132];1+[.$E132]+8+8+8; 8)))">
            <text:p/>
          </table:table-cell>
          <table:table-cell table:style-name="ce31" table:formula="of:=[.E132]-LEN([.F132])+2" office:value-type="float" office:value="0" calcext:value-type="float">
            <text:p>0</text:p>
          </table:table-cell>
          <table:table-cell table:style-name="ce29" table:formula="of:=IF([.G132]=&quot;&quot;; &quot;&quot;; 8-LEN([.G132])+2)" office:value-type="float" office:value="0" calcext:value-type="float">
            <text:p>0</text:p>
          </table:table-cell>
          <table:table-cell table:style-name="ce29" table:formula="of:=IF([.H132]=&quot;&quot;; &quot;&quot;; 8-LEN([.H132])+2)" office:value-type="float" office:value="2" calcext:value-type="float">
            <text:p>2</text:p>
          </table:table-cell>
          <table:table-cell table:style-name="ce29" table:formula="of:=IF([.I132]=&quot;&quot;; &quot;&quot;; 8-LEN([.I132])+2)">
            <text:p/>
          </table:table-cell>
          <table:table-cell table:style-name="ce29" table:formula="of:=IF([.J132]=&quot;&quot;; &quot;&quot;; 8-LEN([.J132])+2)">
            <text:p/>
          </table:table-cell>
          <table:table-cell table:style-name="ce31" table:formula="of:=IF(OR([.$F132]=&quot;&quot;; [.$E132]=8); &quot;&quot;; &quot;+ &quot;)" office:value-type="string" office:string-value="+ " calcext:value-type="string">
            <text:p>+ </text:p>
          </table:table-cell>
          <table:table-cell table:style-name="ce32" table:formula="of:=IF([.$F132]=&quot;&quot;; &quot;&quot;; IF([.$K132]&gt;0; COM.MICROSOFT.CONCAT(&quot;(&quot;; [.$F132]; &quot; &lt;&lt; &quot;; [.$K132]; &quot;)&quot;); [.$F132]))" office:value-type="string" office:string-value="0b111111" calcext:value-type="string">
            <text:p>0b111111</text:p>
          </table:table-cell>
          <table:table-cell table:style-name="ce32" table:formula="of:=IF(OR([.$F132]=&quot;&quot;; AND([.$G132]=&quot;&quot;; [.$K132]&lt;&gt;0)); &quot;&quot;; &quot;, &quot;)" office:value-type="string" office:string-value=", " calcext:value-type="string">
            <text:p>, </text:p>
          </table:table-cell>
          <table:table-cell table:style-name="ce32" table:formula="of:=IF([.$G132]=&quot;&quot;; &quot;&quot;; IF([.$L132]&gt;0; COM.MICROSOFT.CONCAT(&quot;(&quot;; [.$G132]; &quot; &lt;&lt; &quot;; [.$L132]; &quot;)&quot;); [.$G132]))" office:value-type="string" office:string-value="0b11111111" calcext:value-type="string">
            <text:p>0b11111111</text:p>
          </table:table-cell>
          <table:table-cell table:style-name="ce32" table:formula="of:=IF(OR([.$G132]=&quot;&quot;; AND([.$H132]=&quot;&quot;; [.$L132]&lt;&gt;0)); &quot;&quot;; &quot;, &quot;)" office:value-type="string" office:string-value=", " calcext:value-type="string">
            <text:p>, </text:p>
          </table:table-cell>
          <table:table-cell table:style-name="ce32" table:formula="of:=IF([.$H132]=&quot;&quot;; &quot;&quot;; IF([.$M132]&gt;0; COM.MICROSOFT.CONCAT(&quot;(&quot;; [.$H132]; &quot; &lt;&lt; &quot;; [.$M132]; &quot;)&quot;); [.$H132]))" office:value-type="string" office:string-value="(0b100111 &lt;&lt; 2)" calcext:value-type="string">
            <text:p>(0b100111 &lt;&lt; 2)</text:p>
          </table:table-cell>
          <table:table-cell table:style-name="ce32" table:formula="of:=IF(OR([.$H132]=&quot;&quot;; AND([.$I132]=&quot;&quot;; [.$M132]&lt;&gt;0)); &quot;&quot;; &quot;, &quot;)">
            <text:p/>
          </table:table-cell>
          <table:table-cell table:style-name="ce32" table:formula="of:=IF([.$I132]=&quot;&quot;; &quot;&quot;; IF([.$N132]&gt;0; COM.MICROSOFT.CONCAT(&quot;(&quot;; [.$I132]; &quot; &lt;&lt; &quot;; [.$N132]; &quot;)&quot;); [.$I132]))">
            <text:p/>
          </table:table-cell>
          <table:table-cell table:style-name="ce32" table:formula="of:=IF(OR([.$I132]=&quot;&quot;; AND([.$J132]=&quot;&quot;; [.$N132]&lt;&gt;0)); &quot;&quot;; &quot;, &quot;)">
            <text:p/>
          </table:table-cell>
          <table:table-cell table:style-name="ce32" table:formula="of:=IF([.$J132]=&quot;&quot;; &quot;&quot;; IF([.$O132]&gt;0; COM.MICROSOFT.CONCAT(&quot;(&quot;; [.$J132]; &quot; &lt;&lt; &quot;; [.$O132]; &quot;)&quot;); [.$J132]))">
            <text:p/>
          </table:table-cell>
          <table:table-cell table:style-name="ce33" table:formula="of:=IF(OR([.$J132]=&quot;&quot;; AND([.$O132]&lt;&gt;0)); &quot;&quot;; &quot;, &quot;)">
            <text:p/>
          </table:table-cell>
          <table:table-cell table:formula="of:=COM.MICROSOFT.CONCAT(&quot;// &quot;; [.B132]; &quot; &quot;; IF([.A132]=&quot;&quot;; &quot;   &quot;; COM.MICROSOFT.CONCAT(&quot;-&quot;; [.A132]; &quot;-&quot;)); &quot; &quot;; [.C132])" office:value-type="string" office:string-value="// 130     |11111111|11111110|0111" calcext:value-type="string">
            <text:p>// 130 <text:s text:c="4"/>|11111111|11111110|0111</text:p>
          </table:table-cell>
          <table:table-cell table:formula="of:=COM.MICROSOFT.CONCAT([.P132:.Z132])" office:value-type="string" office:string-value="+ 0b111111, 0b11111111, (0b100111 &lt;&lt; 2)" calcext:value-type="string">
            <text:p>+ 0b111111, 0b11111111, (0b100111 &lt;&lt; 2)</text:p>
          </table:table-cell>
          <table:table-cell table:formula="of:=COM.MICROSOFT.CONCAT([.AA132]; CHAR(10); [.AB132])" office:value-type="string" office:string-value="// 130     |11111111|11111110|0111&#10;+ 0b111111, 0b11111111, (0b100111 &lt;&lt; 2)" calcext:value-type="string">
            <text:p>// 130     |11111111|11111110|0111</text:p>
            <text:p>+ 0b111111, 0b11111111, (0b10011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|11111111|11111110|1000</text:p>
          </table:table-cell>
          <table:table-cell office:value-type="string" calcext:value-type="string">
            <text:p>11111111111111101000</text:p>
          </table:table-cell>
          <table:table-cell table:formula="of:=8-MOD(LEN([.$D132])-[.$E132]; 8)" office:value-type="float" office:value="2" calcext:value-type="float">
            <text:p>2</text:p>
          </table:table-cell>
          <table:table-cell table:style-name="ce29" table:formula="of:=IF(MID([.$D133];1;[.$E133])=&quot;&quot;; &quot;&quot;; COM.MICROSOFT.CONCAT(&quot;0b&quot;; MID([.$D133];1;[.$E133])))" office:value-type="string" office:string-value="0b11" calcext:value-type="string">
            <text:p>0b11</text:p>
          </table:table-cell>
          <table:table-cell table:style-name="ce29" table:formula="of:=IF(MID([.$D133];1+[.$E133]; 8)=&quot;&quot;; &quot;&quot;; COM.MICROSOFT.CONCAT(&quot;0b&quot;; MID([.$D133];1+[.$E133]; 8)))" office:value-type="string" office:string-value="0b11111111" calcext:value-type="string">
            <text:p>0b11111111</text:p>
          </table:table-cell>
          <table:table-cell table:style-name="ce29" table:formula="of:=IF(MID([.$D133];1+[.$E133]+8; 8)=&quot;&quot;; &quot;&quot;; COM.MICROSOFT.CONCAT(&quot;0b&quot;; MID([.$D133];1+[.$E133]+8; 8)))" office:value-type="string" office:string-value="0b11111010" calcext:value-type="string">
            <text:p>0b11111010</text:p>
          </table:table-cell>
          <table:table-cell table:style-name="ce29" table:formula="of:=IF(MID([.$D133];1+[.$E133]+8+8; 8)=&quot;&quot;; &quot;&quot;; COM.MICROSOFT.CONCAT(&quot;0b&quot;; MID([.$D133];1+[.$E133]+8+8; 8)))" office:value-type="string" office:string-value="0b00" calcext:value-type="string">
            <text:p>0b00</text:p>
          </table:table-cell>
          <table:table-cell table:style-name="ce29" table:formula="of:=IF(MID([.$D133];1+[.$E133]+8+8+8; 8)=&quot;&quot;; &quot;&quot;; COM.MICROSOFT.CONCAT(&quot;0b&quot;; MID([.$D133];1+[.$E133]+8+8+8; 8)))">
            <text:p/>
          </table:table-cell>
          <table:table-cell table:style-name="ce31" table:formula="of:=[.E133]-LEN([.F133])+2" office:value-type="float" office:value="0" calcext:value-type="float">
            <text:p>0</text:p>
          </table:table-cell>
          <table:table-cell table:style-name="ce29" table:formula="of:=IF([.G133]=&quot;&quot;; &quot;&quot;; 8-LEN([.G133])+2)" office:value-type="float" office:value="0" calcext:value-type="float">
            <text:p>0</text:p>
          </table:table-cell>
          <table:table-cell table:style-name="ce29" table:formula="of:=IF([.H133]=&quot;&quot;; &quot;&quot;; 8-LEN([.H133])+2)" office:value-type="float" office:value="0" calcext:value-type="float">
            <text:p>0</text:p>
          </table:table-cell>
          <table:table-cell table:style-name="ce29" table:formula="of:=IF([.I133]=&quot;&quot;; &quot;&quot;; 8-LEN([.I133])+2)" office:value-type="float" office:value="6" calcext:value-type="float">
            <text:p>6</text:p>
          </table:table-cell>
          <table:table-cell table:style-name="ce29" table:formula="of:=IF([.J133]=&quot;&quot;; &quot;&quot;; 8-LEN([.J133])+2)">
            <text:p/>
          </table:table-cell>
          <table:table-cell table:style-name="ce31" table:formula="of:=IF(OR([.$F133]=&quot;&quot;; [.$E133]=8); &quot;&quot;; &quot;+ &quot;)" office:value-type="string" office:string-value="+ " calcext:value-type="string">
            <text:p>+ </text:p>
          </table:table-cell>
          <table:table-cell table:style-name="ce32" table:formula="of:=IF([.$F133]=&quot;&quot;; &quot;&quot;; IF([.$K133]&gt;0; COM.MICROSOFT.CONCAT(&quot;(&quot;; [.$F133]; &quot; &lt;&lt; &quot;; [.$K133]; &quot;)&quot;); [.$F133]))" office:value-type="string" office:string-value="0b11" calcext:value-type="string">
            <text:p>0b11</text:p>
          </table:table-cell>
          <table:table-cell table:style-name="ce32" table:formula="of:=IF(OR([.$F133]=&quot;&quot;; AND([.$G133]=&quot;&quot;; [.$K133]&lt;&gt;0)); &quot;&quot;; &quot;, &quot;)" office:value-type="string" office:string-value=", " calcext:value-type="string">
            <text:p>, </text:p>
          </table:table-cell>
          <table:table-cell table:style-name="ce32" table:formula="of:=IF([.$G133]=&quot;&quot;; &quot;&quot;; IF([.$L133]&gt;0; COM.MICROSOFT.CONCAT(&quot;(&quot;; [.$G133]; &quot; &lt;&lt; &quot;; [.$L133]; &quot;)&quot;); [.$G133]))" office:value-type="string" office:string-value="0b11111111" calcext:value-type="string">
            <text:p>0b11111111</text:p>
          </table:table-cell>
          <table:table-cell table:style-name="ce32" table:formula="of:=IF(OR([.$G133]=&quot;&quot;; AND([.$H133]=&quot;&quot;; [.$L133]&lt;&gt;0)); &quot;&quot;; &quot;, &quot;)" office:value-type="string" office:string-value=", " calcext:value-type="string">
            <text:p>, </text:p>
          </table:table-cell>
          <table:table-cell table:style-name="ce32" table:formula="of:=IF([.$H133]=&quot;&quot;; &quot;&quot;; IF([.$M133]&gt;0; COM.MICROSOFT.CONCAT(&quot;(&quot;; [.$H133]; &quot; &lt;&lt; &quot;; [.$M133]; &quot;)&quot;); [.$H133]))" office:value-type="string" office:string-value="0b11111010" calcext:value-type="string">
            <text:p>0b11111010</text:p>
          </table:table-cell>
          <table:table-cell table:style-name="ce32" table:formula="of:=IF(OR([.$H133]=&quot;&quot;; AND([.$I133]=&quot;&quot;; [.$M133]&lt;&gt;0)); &quot;&quot;; &quot;, &quot;)" office:value-type="string" office:string-value=", " calcext:value-type="string">
            <text:p>, </text:p>
          </table:table-cell>
          <table:table-cell table:style-name="ce32" table:formula="of:=IF([.$I133]=&quot;&quot;; &quot;&quot;; IF([.$N133]&gt;0; COM.MICROSOFT.CONCAT(&quot;(&quot;; [.$I133]; &quot; &lt;&lt; &quot;; [.$N133]; &quot;)&quot;); [.$I133]))" office:value-type="string" office:string-value="(0b00 &lt;&lt; 6)" calcext:value-type="string">
            <text:p>(0b00 &lt;&lt; 6)</text:p>
          </table:table-cell>
          <table:table-cell table:style-name="ce32" table:formula="of:=IF(OR([.$I133]=&quot;&quot;; AND([.$J133]=&quot;&quot;; [.$N133]&lt;&gt;0)); &quot;&quot;; &quot;, &quot;)">
            <text:p/>
          </table:table-cell>
          <table:table-cell table:style-name="ce32" table:formula="of:=IF([.$J133]=&quot;&quot;; &quot;&quot;; IF([.$O133]&gt;0; COM.MICROSOFT.CONCAT(&quot;(&quot;; [.$J133]; &quot; &lt;&lt; &quot;; [.$O133]; &quot;)&quot;); [.$J133]))">
            <text:p/>
          </table:table-cell>
          <table:table-cell table:style-name="ce33" table:formula="of:=IF(OR([.$J133]=&quot;&quot;; AND([.$O133]&lt;&gt;0)); &quot;&quot;; &quot;, &quot;)">
            <text:p/>
          </table:table-cell>
          <table:table-cell table:formula="of:=COM.MICROSOFT.CONCAT(&quot;// &quot;; [.B133]; &quot; &quot;; IF([.A133]=&quot;&quot;; &quot;   &quot;; COM.MICROSOFT.CONCAT(&quot;-&quot;; [.A133]; &quot;-&quot;)); &quot; &quot;; [.C133])" office:value-type="string" office:string-value="// 131     |11111111|11111110|1000" calcext:value-type="string">
            <text:p>// 131 <text:s text:c="4"/>|11111111|11111110|1000</text:p>
          </table:table-cell>
          <table:table-cell table:formula="of:=COM.MICROSOFT.CONCAT([.P133:.Z133])" office:value-type="string" office:string-value="+ 0b11, 0b11111111, 0b11111010, (0b00 &lt;&lt; 6)" calcext:value-type="string">
            <text:p>+ 0b11, 0b11111111, 0b11111010, (0b00 &lt;&lt; 6)</text:p>
          </table:table-cell>
          <table:table-cell table:formula="of:=COM.MICROSOFT.CONCAT([.AA133]; CHAR(10); [.AB133])" office:value-type="string" office:string-value="// 131     |11111111|11111110|1000&#10;+ 0b11, 0b11111111, 0b11111010, (0b00 &lt;&lt; 6)" calcext:value-type="string">
            <text:p>// 131     |11111111|11111110|1000</text:p>
            <text:p>+ 0b11, 0b11111111, 0b11111010, (0b0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|11111111|11111111|010011</text:p>
          </table:table-cell>
          <table:table-cell office:value-type="string" calcext:value-type="string">
            <text:p>1111111111111111010011</text:p>
          </table:table-cell>
          <table:table-cell table:formula="of:=8-MOD(LEN([.$D133])-[.$E133]; 8)" office:value-type="float" office:value="6" calcext:value-type="float">
            <text:p>6</text:p>
          </table:table-cell>
          <table:table-cell table:style-name="ce29" table:formula="of:=IF(MID([.$D134];1;[.$E134])=&quot;&quot;; &quot;&quot;; COM.MICROSOFT.CONCAT(&quot;0b&quot;; MID([.$D134];1;[.$E134])))" office:value-type="string" office:string-value="0b111111" calcext:value-type="string">
            <text:p>0b111111</text:p>
          </table:table-cell>
          <table:table-cell table:style-name="ce29" table:formula="of:=IF(MID([.$D134];1+[.$E134]; 8)=&quot;&quot;; &quot;&quot;; COM.MICROSOFT.CONCAT(&quot;0b&quot;; MID([.$D134];1+[.$E134]; 8)))" office:value-type="string" office:string-value="0b11111111" calcext:value-type="string">
            <text:p>0b11111111</text:p>
          </table:table-cell>
          <table:table-cell table:style-name="ce29" table:formula="of:=IF(MID([.$D134];1+[.$E134]+8; 8)=&quot;&quot;; &quot;&quot;; COM.MICROSOFT.CONCAT(&quot;0b&quot;; MID([.$D134];1+[.$E134]+8; 8)))" office:value-type="string" office:string-value="0b11010011" calcext:value-type="string">
            <text:p>0b11010011</text:p>
          </table:table-cell>
          <table:table-cell table:style-name="ce29" table:formula="of:=IF(MID([.$D134];1+[.$E134]+8+8; 8)=&quot;&quot;; &quot;&quot;; COM.MICROSOFT.CONCAT(&quot;0b&quot;; MID([.$D134];1+[.$E134]+8+8; 8)))">
            <text:p/>
          </table:table-cell>
          <table:table-cell table:style-name="ce29" table:formula="of:=IF(MID([.$D134];1+[.$E134]+8+8+8; 8)=&quot;&quot;; &quot;&quot;; COM.MICROSOFT.CONCAT(&quot;0b&quot;; MID([.$D134];1+[.$E134]+8+8+8; 8)))">
            <text:p/>
          </table:table-cell>
          <table:table-cell table:style-name="ce31" table:formula="of:=[.E134]-LEN([.F134])+2" office:value-type="float" office:value="0" calcext:value-type="float">
            <text:p>0</text:p>
          </table:table-cell>
          <table:table-cell table:style-name="ce29" table:formula="of:=IF([.G134]=&quot;&quot;; &quot;&quot;; 8-LEN([.G134])+2)" office:value-type="float" office:value="0" calcext:value-type="float">
            <text:p>0</text:p>
          </table:table-cell>
          <table:table-cell table:style-name="ce29" table:formula="of:=IF([.H134]=&quot;&quot;; &quot;&quot;; 8-LEN([.H134])+2)" office:value-type="float" office:value="0" calcext:value-type="float">
            <text:p>0</text:p>
          </table:table-cell>
          <table:table-cell table:style-name="ce29" table:formula="of:=IF([.I134]=&quot;&quot;; &quot;&quot;; 8-LEN([.I134])+2)">
            <text:p/>
          </table:table-cell>
          <table:table-cell table:style-name="ce29" table:formula="of:=IF([.J134]=&quot;&quot;; &quot;&quot;; 8-LEN([.J134])+2)">
            <text:p/>
          </table:table-cell>
          <table:table-cell table:style-name="ce31" table:formula="of:=IF(OR([.$F134]=&quot;&quot;; [.$E134]=8); &quot;&quot;; &quot;+ &quot;)" office:value-type="string" office:string-value="+ " calcext:value-type="string">
            <text:p>+ </text:p>
          </table:table-cell>
          <table:table-cell table:style-name="ce32" table:formula="of:=IF([.$F134]=&quot;&quot;; &quot;&quot;; IF([.$K134]&gt;0; COM.MICROSOFT.CONCAT(&quot;(&quot;; [.$F134]; &quot; &lt;&lt; &quot;; [.$K134]; &quot;)&quot;); [.$F134]))" office:value-type="string" office:string-value="0b111111" calcext:value-type="string">
            <text:p>0b111111</text:p>
          </table:table-cell>
          <table:table-cell table:style-name="ce32" table:formula="of:=IF(OR([.$F134]=&quot;&quot;; AND([.$G134]=&quot;&quot;; [.$K134]&lt;&gt;0)); &quot;&quot;; &quot;, &quot;)" office:value-type="string" office:string-value=", " calcext:value-type="string">
            <text:p>, </text:p>
          </table:table-cell>
          <table:table-cell table:style-name="ce32" table:formula="of:=IF([.$G134]=&quot;&quot;; &quot;&quot;; IF([.$L134]&gt;0; COM.MICROSOFT.CONCAT(&quot;(&quot;; [.$G134]; &quot; &lt;&lt; &quot;; [.$L134]; &quot;)&quot;); [.$G134]))" office:value-type="string" office:string-value="0b11111111" calcext:value-type="string">
            <text:p>0b11111111</text:p>
          </table:table-cell>
          <table:table-cell table:style-name="ce32" table:formula="of:=IF(OR([.$G134]=&quot;&quot;; AND([.$H134]=&quot;&quot;; [.$L134]&lt;&gt;0)); &quot;&quot;; &quot;, &quot;)" office:value-type="string" office:string-value=", " calcext:value-type="string">
            <text:p>, </text:p>
          </table:table-cell>
          <table:table-cell table:style-name="ce32" table:formula="of:=IF([.$H134]=&quot;&quot;; &quot;&quot;; IF([.$M134]&gt;0; COM.MICROSOFT.CONCAT(&quot;(&quot;; [.$H134]; &quot; &lt;&lt; &quot;; [.$M134]; &quot;)&quot;); [.$H134]))" office:value-type="string" office:string-value="0b11010011" calcext:value-type="string">
            <text:p>0b11010011</text:p>
          </table:table-cell>
          <table:table-cell table:style-name="ce32" table:formula="of:=IF(OR([.$H134]=&quot;&quot;; AND([.$I134]=&quot;&quot;; [.$M134]&lt;&gt;0)); &quot;&quot;; &quot;, &quot;)" office:value-type="string" office:string-value=", " calcext:value-type="string">
            <text:p>, </text:p>
          </table:table-cell>
          <table:table-cell table:style-name="ce32" table:formula="of:=IF([.$I134]=&quot;&quot;; &quot;&quot;; IF([.$N134]&gt;0; COM.MICROSOFT.CONCAT(&quot;(&quot;; [.$I134]; &quot; &lt;&lt; &quot;; [.$N134]; &quot;)&quot;); [.$I134]))">
            <text:p/>
          </table:table-cell>
          <table:table-cell table:style-name="ce32" table:formula="of:=IF(OR([.$I134]=&quot;&quot;; AND([.$J134]=&quot;&quot;; [.$N134]&lt;&gt;0)); &quot;&quot;; &quot;, &quot;)">
            <text:p/>
          </table:table-cell>
          <table:table-cell table:style-name="ce32" table:formula="of:=IF([.$J134]=&quot;&quot;; &quot;&quot;; IF([.$O134]&gt;0; COM.MICROSOFT.CONCAT(&quot;(&quot;; [.$J134]; &quot; &lt;&lt; &quot;; [.$O134]; &quot;)&quot;); [.$J134]))">
            <text:p/>
          </table:table-cell>
          <table:table-cell table:style-name="ce33" table:formula="of:=IF(OR([.$J134]=&quot;&quot;; AND([.$O134]&lt;&gt;0)); &quot;&quot;; &quot;, &quot;)">
            <text:p/>
          </table:table-cell>
          <table:table-cell table:formula="of:=COM.MICROSOFT.CONCAT(&quot;// &quot;; [.B134]; &quot; &quot;; IF([.A134]=&quot;&quot;; &quot;   &quot;; COM.MICROSOFT.CONCAT(&quot;-&quot;; [.A134]; &quot;-&quot;)); &quot; &quot;; [.C134])" office:value-type="string" office:string-value="// 132     |11111111|11111111|010011" calcext:value-type="string">
            <text:p>// 132 <text:s text:c="4"/>|11111111|11111111|010011</text:p>
          </table:table-cell>
          <table:table-cell table:formula="of:=COM.MICROSOFT.CONCAT([.P134:.Z134])" office:value-type="string" office:string-value="+ 0b111111, 0b11111111, 0b11010011, " calcext:value-type="string">
            <text:p>+ 0b111111, 0b11111111, 0b11010011, </text:p>
          </table:table-cell>
          <table:table-cell table:formula="of:=COM.MICROSOFT.CONCAT([.AA134]; CHAR(10); [.AB134])" office:value-type="string" office:string-value="// 132     |11111111|11111111|010011&#10;+ 0b111111, 0b11111111, 0b11010011, " calcext:value-type="string">
            <text:p>// 132     |11111111|11111111|010011</text:p>
            <text:p>+ 0b111111, 0b11111111, 0b11010011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|11111111|11111111|010100</text:p>
          </table:table-cell>
          <table:table-cell office:value-type="string" calcext:value-type="string">
            <text:p>1111111111111111010100</text:p>
          </table:table-cell>
          <table:table-cell table:formula="of:=8-MOD(LEN([.$D134])-[.$E134]; 8)" office:value-type="float" office:value="8" calcext:value-type="float">
            <text:p>8</text:p>
          </table:table-cell>
          <table:table-cell table:style-name="ce29" table:formula="of:=IF(MID([.$D135];1;[.$E135])=&quot;&quot;; &quot;&quot;; COM.MICROSOFT.CONCAT(&quot;0b&quot;; MID([.$D135];1;[.$E135])))" office:value-type="string" office:string-value="0b11111111" calcext:value-type="string">
            <text:p>0b11111111</text:p>
          </table:table-cell>
          <table:table-cell table:style-name="ce29" table:formula="of:=IF(MID([.$D135];1+[.$E135]; 8)=&quot;&quot;; &quot;&quot;; COM.MICROSOFT.CONCAT(&quot;0b&quot;; MID([.$D135];1+[.$E135]; 8)))" office:value-type="string" office:string-value="0b11111111" calcext:value-type="string">
            <text:p>0b11111111</text:p>
          </table:table-cell>
          <table:table-cell table:style-name="ce29" table:formula="of:=IF(MID([.$D135];1+[.$E135]+8; 8)=&quot;&quot;; &quot;&quot;; COM.MICROSOFT.CONCAT(&quot;0b&quot;; MID([.$D135];1+[.$E135]+8; 8)))" office:value-type="string" office:string-value="0b010100" calcext:value-type="string">
            <text:p>0b010100</text:p>
          </table:table-cell>
          <table:table-cell table:style-name="ce29" table:formula="of:=IF(MID([.$D135];1+[.$E135]+8+8; 8)=&quot;&quot;; &quot;&quot;; COM.MICROSOFT.CONCAT(&quot;0b&quot;; MID([.$D135];1+[.$E135]+8+8; 8)))">
            <text:p/>
          </table:table-cell>
          <table:table-cell table:style-name="ce29" table:formula="of:=IF(MID([.$D135];1+[.$E135]+8+8+8; 8)=&quot;&quot;; &quot;&quot;; COM.MICROSOFT.CONCAT(&quot;0b&quot;; MID([.$D135];1+[.$E135]+8+8+8; 8)))">
            <text:p/>
          </table:table-cell>
          <table:table-cell table:style-name="ce31" table:formula="of:=[.E135]-LEN([.F135])+2" office:value-type="float" office:value="0" calcext:value-type="float">
            <text:p>0</text:p>
          </table:table-cell>
          <table:table-cell table:style-name="ce29" table:formula="of:=IF([.G135]=&quot;&quot;; &quot;&quot;; 8-LEN([.G135])+2)" office:value-type="float" office:value="0" calcext:value-type="float">
            <text:p>0</text:p>
          </table:table-cell>
          <table:table-cell table:style-name="ce29" table:formula="of:=IF([.H135]=&quot;&quot;; &quot;&quot;; 8-LEN([.H135])+2)" office:value-type="float" office:value="2" calcext:value-type="float">
            <text:p>2</text:p>
          </table:table-cell>
          <table:table-cell table:style-name="ce29" table:formula="of:=IF([.I135]=&quot;&quot;; &quot;&quot;; 8-LEN([.I135])+2)">
            <text:p/>
          </table:table-cell>
          <table:table-cell table:style-name="ce29" table:formula="of:=IF([.J135]=&quot;&quot;; &quot;&quot;; 8-LEN([.J135])+2)">
            <text:p/>
          </table:table-cell>
          <table:table-cell table:style-name="ce31" table:formula="of:=IF(OR([.$F135]=&quot;&quot;; [.$E135]=8); &quot;&quot;; &quot;+ &quot;)">
            <text:p/>
          </table:table-cell>
          <table:table-cell table:style-name="ce32" table:formula="of:=IF([.$F135]=&quot;&quot;; &quot;&quot;; IF([.$K135]&gt;0; COM.MICROSOFT.CONCAT(&quot;(&quot;; [.$F135]; &quot; &lt;&lt; &quot;; [.$K135]; &quot;)&quot;); [.$F135]))" office:value-type="string" office:string-value="0b11111111" calcext:value-type="string">
            <text:p>0b11111111</text:p>
          </table:table-cell>
          <table:table-cell table:style-name="ce32" table:formula="of:=IF(OR([.$F135]=&quot;&quot;; AND([.$G135]=&quot;&quot;; [.$K135]&lt;&gt;0)); &quot;&quot;; &quot;, &quot;)" office:value-type="string" office:string-value=", " calcext:value-type="string">
            <text:p>, </text:p>
          </table:table-cell>
          <table:table-cell table:style-name="ce32" table:formula="of:=IF([.$G135]=&quot;&quot;; &quot;&quot;; IF([.$L135]&gt;0; COM.MICROSOFT.CONCAT(&quot;(&quot;; [.$G135]; &quot; &lt;&lt; &quot;; [.$L135]; &quot;)&quot;); [.$G135]))" office:value-type="string" office:string-value="0b11111111" calcext:value-type="string">
            <text:p>0b11111111</text:p>
          </table:table-cell>
          <table:table-cell table:style-name="ce32" table:formula="of:=IF(OR([.$G135]=&quot;&quot;; AND([.$H135]=&quot;&quot;; [.$L135]&lt;&gt;0)); &quot;&quot;; &quot;, &quot;)" office:value-type="string" office:string-value=", " calcext:value-type="string">
            <text:p>, </text:p>
          </table:table-cell>
          <table:table-cell table:style-name="ce32" table:formula="of:=IF([.$H135]=&quot;&quot;; &quot;&quot;; IF([.$M135]&gt;0; COM.MICROSOFT.CONCAT(&quot;(&quot;; [.$H135]; &quot; &lt;&lt; &quot;; [.$M135]; &quot;)&quot;); [.$H135]))" office:value-type="string" office:string-value="(0b010100 &lt;&lt; 2)" calcext:value-type="string">
            <text:p>(0b010100 &lt;&lt; 2)</text:p>
          </table:table-cell>
          <table:table-cell table:style-name="ce32" table:formula="of:=IF(OR([.$H135]=&quot;&quot;; AND([.$I135]=&quot;&quot;; [.$M135]&lt;&gt;0)); &quot;&quot;; &quot;, &quot;)">
            <text:p/>
          </table:table-cell>
          <table:table-cell table:style-name="ce32" table:formula="of:=IF([.$I135]=&quot;&quot;; &quot;&quot;; IF([.$N135]&gt;0; COM.MICROSOFT.CONCAT(&quot;(&quot;; [.$I135]; &quot; &lt;&lt; &quot;; [.$N135]; &quot;)&quot;); [.$I135]))">
            <text:p/>
          </table:table-cell>
          <table:table-cell table:style-name="ce32" table:formula="of:=IF(OR([.$I135]=&quot;&quot;; AND([.$J135]=&quot;&quot;; [.$N135]&lt;&gt;0)); &quot;&quot;; &quot;, &quot;)">
            <text:p/>
          </table:table-cell>
          <table:table-cell table:style-name="ce32" table:formula="of:=IF([.$J135]=&quot;&quot;; &quot;&quot;; IF([.$O135]&gt;0; COM.MICROSOFT.CONCAT(&quot;(&quot;; [.$J135]; &quot; &lt;&lt; &quot;; [.$O135]; &quot;)&quot;); [.$J135]))">
            <text:p/>
          </table:table-cell>
          <table:table-cell table:style-name="ce33" table:formula="of:=IF(OR([.$J135]=&quot;&quot;; AND([.$O135]&lt;&gt;0)); &quot;&quot;; &quot;, &quot;)">
            <text:p/>
          </table:table-cell>
          <table:table-cell table:formula="of:=COM.MICROSOFT.CONCAT(&quot;// &quot;; [.B135]; &quot; &quot;; IF([.A135]=&quot;&quot;; &quot;   &quot;; COM.MICROSOFT.CONCAT(&quot;-&quot;; [.A135]; &quot;-&quot;)); &quot; &quot;; [.C135])" office:value-type="string" office:string-value="// 133     |11111111|11111111|010100" calcext:value-type="string">
            <text:p>// 133 <text:s text:c="4"/>|11111111|11111111|010100</text:p>
          </table:table-cell>
          <table:table-cell table:formula="of:=COM.MICROSOFT.CONCAT([.P135:.Z135])" office:value-type="string" office:string-value="0b11111111, 0b11111111, (0b010100 &lt;&lt; 2)" calcext:value-type="string">
            <text:p>0b11111111, 0b11111111, (0b010100 &lt;&lt; 2)</text:p>
          </table:table-cell>
          <table:table-cell table:formula="of:=COM.MICROSOFT.CONCAT([.AA135]; CHAR(10); [.AB135])" office:value-type="string" office:string-value="// 133     |11111111|11111111|010100&#10;0b11111111, 0b11111111, (0b010100 &lt;&lt; 2)" calcext:value-type="string">
            <text:p>// 133     |11111111|11111111|010100</text:p>
            <text:p>0b11111111, 0b11111111, (0b010100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|11111111|11111111|010101</text:p>
          </table:table-cell>
          <table:table-cell office:value-type="string" calcext:value-type="string">
            <text:p>1111111111111111010101</text:p>
          </table:table-cell>
          <table:table-cell table:formula="of:=8-MOD(LEN([.$D135])-[.$E135]; 8)" office:value-type="float" office:value="2" calcext:value-type="float">
            <text:p>2</text:p>
          </table:table-cell>
          <table:table-cell table:style-name="ce29" table:formula="of:=IF(MID([.$D136];1;[.$E136])=&quot;&quot;; &quot;&quot;; COM.MICROSOFT.CONCAT(&quot;0b&quot;; MID([.$D136];1;[.$E136])))" office:value-type="string" office:string-value="0b11" calcext:value-type="string">
            <text:p>0b11</text:p>
          </table:table-cell>
          <table:table-cell table:style-name="ce29" table:formula="of:=IF(MID([.$D136];1+[.$E136]; 8)=&quot;&quot;; &quot;&quot;; COM.MICROSOFT.CONCAT(&quot;0b&quot;; MID([.$D136];1+[.$E136]; 8)))" office:value-type="string" office:string-value="0b11111111" calcext:value-type="string">
            <text:p>0b11111111</text:p>
          </table:table-cell>
          <table:table-cell table:style-name="ce29" table:formula="of:=IF(MID([.$D136];1+[.$E136]+8; 8)=&quot;&quot;; &quot;&quot;; COM.MICROSOFT.CONCAT(&quot;0b&quot;; MID([.$D136];1+[.$E136]+8; 8)))" office:value-type="string" office:string-value="0b11111101" calcext:value-type="string">
            <text:p>0b11111101</text:p>
          </table:table-cell>
          <table:table-cell table:style-name="ce29" table:formula="of:=IF(MID([.$D136];1+[.$E136]+8+8; 8)=&quot;&quot;; &quot;&quot;; COM.MICROSOFT.CONCAT(&quot;0b&quot;; MID([.$D136];1+[.$E136]+8+8; 8)))" office:value-type="string" office:string-value="0b0101" calcext:value-type="string">
            <text:p>0b0101</text:p>
          </table:table-cell>
          <table:table-cell table:style-name="ce29" table:formula="of:=IF(MID([.$D136];1+[.$E136]+8+8+8; 8)=&quot;&quot;; &quot;&quot;; COM.MICROSOFT.CONCAT(&quot;0b&quot;; MID([.$D136];1+[.$E136]+8+8+8; 8)))">
            <text:p/>
          </table:table-cell>
          <table:table-cell table:style-name="ce31" table:formula="of:=[.E136]-LEN([.F136])+2" office:value-type="float" office:value="0" calcext:value-type="float">
            <text:p>0</text:p>
          </table:table-cell>
          <table:table-cell table:style-name="ce29" table:formula="of:=IF([.G136]=&quot;&quot;; &quot;&quot;; 8-LEN([.G136])+2)" office:value-type="float" office:value="0" calcext:value-type="float">
            <text:p>0</text:p>
          </table:table-cell>
          <table:table-cell table:style-name="ce29" table:formula="of:=IF([.H136]=&quot;&quot;; &quot;&quot;; 8-LEN([.H136])+2)" office:value-type="float" office:value="0" calcext:value-type="float">
            <text:p>0</text:p>
          </table:table-cell>
          <table:table-cell table:style-name="ce29" table:formula="of:=IF([.I136]=&quot;&quot;; &quot;&quot;; 8-LEN([.I136])+2)" office:value-type="float" office:value="4" calcext:value-type="float">
            <text:p>4</text:p>
          </table:table-cell>
          <table:table-cell table:style-name="ce29" table:formula="of:=IF([.J136]=&quot;&quot;; &quot;&quot;; 8-LEN([.J136])+2)">
            <text:p/>
          </table:table-cell>
          <table:table-cell table:style-name="ce31" table:formula="of:=IF(OR([.$F136]=&quot;&quot;; [.$E136]=8); &quot;&quot;; &quot;+ &quot;)" office:value-type="string" office:string-value="+ " calcext:value-type="string">
            <text:p>+ </text:p>
          </table:table-cell>
          <table:table-cell table:style-name="ce32" table:formula="of:=IF([.$F136]=&quot;&quot;; &quot;&quot;; IF([.$K136]&gt;0; COM.MICROSOFT.CONCAT(&quot;(&quot;; [.$F136]; &quot; &lt;&lt; &quot;; [.$K136]; &quot;)&quot;); [.$F136]))" office:value-type="string" office:string-value="0b11" calcext:value-type="string">
            <text:p>0b11</text:p>
          </table:table-cell>
          <table:table-cell table:style-name="ce32" table:formula="of:=IF(OR([.$F136]=&quot;&quot;; AND([.$G136]=&quot;&quot;; [.$K136]&lt;&gt;0)); &quot;&quot;; &quot;, &quot;)" office:value-type="string" office:string-value=", " calcext:value-type="string">
            <text:p>, </text:p>
          </table:table-cell>
          <table:table-cell table:style-name="ce32" table:formula="of:=IF([.$G136]=&quot;&quot;; &quot;&quot;; IF([.$L136]&gt;0; COM.MICROSOFT.CONCAT(&quot;(&quot;; [.$G136]; &quot; &lt;&lt; &quot;; [.$L136]; &quot;)&quot;); [.$G136]))" office:value-type="string" office:string-value="0b11111111" calcext:value-type="string">
            <text:p>0b11111111</text:p>
          </table:table-cell>
          <table:table-cell table:style-name="ce32" table:formula="of:=IF(OR([.$G136]=&quot;&quot;; AND([.$H136]=&quot;&quot;; [.$L136]&lt;&gt;0)); &quot;&quot;; &quot;, &quot;)" office:value-type="string" office:string-value=", " calcext:value-type="string">
            <text:p>, </text:p>
          </table:table-cell>
          <table:table-cell table:style-name="ce32" table:formula="of:=IF([.$H136]=&quot;&quot;; &quot;&quot;; IF([.$M136]&gt;0; COM.MICROSOFT.CONCAT(&quot;(&quot;; [.$H136]; &quot; &lt;&lt; &quot;; [.$M136]; &quot;)&quot;); [.$H136]))" office:value-type="string" office:string-value="0b11111101" calcext:value-type="string">
            <text:p>0b11111101</text:p>
          </table:table-cell>
          <table:table-cell table:style-name="ce32" table:formula="of:=IF(OR([.$H136]=&quot;&quot;; AND([.$I136]=&quot;&quot;; [.$M136]&lt;&gt;0)); &quot;&quot;; &quot;, &quot;)" office:value-type="string" office:string-value=", " calcext:value-type="string">
            <text:p>, </text:p>
          </table:table-cell>
          <table:table-cell table:style-name="ce32" table:formula="of:=IF([.$I136]=&quot;&quot;; &quot;&quot;; IF([.$N136]&gt;0; COM.MICROSOFT.CONCAT(&quot;(&quot;; [.$I136]; &quot; &lt;&lt; &quot;; [.$N136]; &quot;)&quot;); [.$I136]))" office:value-type="string" office:string-value="(0b0101 &lt;&lt; 4)" calcext:value-type="string">
            <text:p>(0b0101 &lt;&lt; 4)</text:p>
          </table:table-cell>
          <table:table-cell table:style-name="ce32" table:formula="of:=IF(OR([.$I136]=&quot;&quot;; AND([.$J136]=&quot;&quot;; [.$N136]&lt;&gt;0)); &quot;&quot;; &quot;, &quot;)">
            <text:p/>
          </table:table-cell>
          <table:table-cell table:style-name="ce32" table:formula="of:=IF([.$J136]=&quot;&quot;; &quot;&quot;; IF([.$O136]&gt;0; COM.MICROSOFT.CONCAT(&quot;(&quot;; [.$J136]; &quot; &lt;&lt; &quot;; [.$O136]; &quot;)&quot;); [.$J136]))">
            <text:p/>
          </table:table-cell>
          <table:table-cell table:style-name="ce33" table:formula="of:=IF(OR([.$J136]=&quot;&quot;; AND([.$O136]&lt;&gt;0)); &quot;&quot;; &quot;, &quot;)">
            <text:p/>
          </table:table-cell>
          <table:table-cell table:formula="of:=COM.MICROSOFT.CONCAT(&quot;// &quot;; [.B136]; &quot; &quot;; IF([.A136]=&quot;&quot;; &quot;   &quot;; COM.MICROSOFT.CONCAT(&quot;-&quot;; [.A136]; &quot;-&quot;)); &quot; &quot;; [.C136])" office:value-type="string" office:string-value="// 134     |11111111|11111111|010101" calcext:value-type="string">
            <text:p>// 134 <text:s text:c="4"/>|11111111|11111111|010101</text:p>
          </table:table-cell>
          <table:table-cell table:formula="of:=COM.MICROSOFT.CONCAT([.P136:.Z136])" office:value-type="string" office:string-value="+ 0b11, 0b11111111, 0b11111101, (0b0101 &lt;&lt; 4)" calcext:value-type="string">
            <text:p>+ 0b11, 0b11111111, 0b11111101, (0b0101 &lt;&lt; 4)</text:p>
          </table:table-cell>
          <table:table-cell table:formula="of:=COM.MICROSOFT.CONCAT([.AA136]; CHAR(10); [.AB136])" office:value-type="string" office:string-value="// 134     |11111111|11111111|010101&#10;+ 0b11, 0b11111111, 0b11111101, (0b0101 &lt;&lt; 4)" calcext:value-type="string">
            <text:p>// 134     |11111111|11111111|010101</text:p>
            <text:p>+ 0b11, 0b11111111, 0b11111101, (0b010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|11111111|11111111|1011001</text:p>
          </table:table-cell>
          <table:table-cell office:value-type="string" calcext:value-type="string">
            <text:p>11111111111111111011001</text:p>
          </table:table-cell>
          <table:table-cell table:formula="of:=8-MOD(LEN([.$D136])-[.$E136]; 8)" office:value-type="float" office:value="4" calcext:value-type="float">
            <text:p>4</text:p>
          </table:table-cell>
          <table:table-cell table:style-name="ce29" table:formula="of:=IF(MID([.$D137];1;[.$E137])=&quot;&quot;; &quot;&quot;; COM.MICROSOFT.CONCAT(&quot;0b&quot;; MID([.$D137];1;[.$E137])))" office:value-type="string" office:string-value="0b1111" calcext:value-type="string">
            <text:p>0b1111</text:p>
          </table:table-cell>
          <table:table-cell table:style-name="ce29" table:formula="of:=IF(MID([.$D137];1+[.$E137]; 8)=&quot;&quot;; &quot;&quot;; COM.MICROSOFT.CONCAT(&quot;0b&quot;; MID([.$D137];1+[.$E137]; 8)))" office:value-type="string" office:string-value="0b11111111" calcext:value-type="string">
            <text:p>0b11111111</text:p>
          </table:table-cell>
          <table:table-cell table:style-name="ce29" table:formula="of:=IF(MID([.$D137];1+[.$E137]+8; 8)=&quot;&quot;; &quot;&quot;; COM.MICROSOFT.CONCAT(&quot;0b&quot;; MID([.$D137];1+[.$E137]+8; 8)))" office:value-type="string" office:string-value="0b11111011" calcext:value-type="string">
            <text:p>0b11111011</text:p>
          </table:table-cell>
          <table:table-cell table:style-name="ce29" table:formula="of:=IF(MID([.$D137];1+[.$E137]+8+8; 8)=&quot;&quot;; &quot;&quot;; COM.MICROSOFT.CONCAT(&quot;0b&quot;; MID([.$D137];1+[.$E137]+8+8; 8)))" office:value-type="string" office:string-value="0b001" calcext:value-type="string">
            <text:p>0b001</text:p>
          </table:table-cell>
          <table:table-cell table:style-name="ce29" table:formula="of:=IF(MID([.$D137];1+[.$E137]+8+8+8; 8)=&quot;&quot;; &quot;&quot;; COM.MICROSOFT.CONCAT(&quot;0b&quot;; MID([.$D137];1+[.$E137]+8+8+8; 8)))">
            <text:p/>
          </table:table-cell>
          <table:table-cell table:style-name="ce31" table:formula="of:=[.E137]-LEN([.F137])+2" office:value-type="float" office:value="0" calcext:value-type="float">
            <text:p>0</text:p>
          </table:table-cell>
          <table:table-cell table:style-name="ce29" table:formula="of:=IF([.G137]=&quot;&quot;; &quot;&quot;; 8-LEN([.G137])+2)" office:value-type="float" office:value="0" calcext:value-type="float">
            <text:p>0</text:p>
          </table:table-cell>
          <table:table-cell table:style-name="ce29" table:formula="of:=IF([.H137]=&quot;&quot;; &quot;&quot;; 8-LEN([.H137])+2)" office:value-type="float" office:value="0" calcext:value-type="float">
            <text:p>0</text:p>
          </table:table-cell>
          <table:table-cell table:style-name="ce29" table:formula="of:=IF([.I137]=&quot;&quot;; &quot;&quot;; 8-LEN([.I137])+2)" office:value-type="float" office:value="5" calcext:value-type="float">
            <text:p>5</text:p>
          </table:table-cell>
          <table:table-cell table:style-name="ce29" table:formula="of:=IF([.J137]=&quot;&quot;; &quot;&quot;; 8-LEN([.J137])+2)">
            <text:p/>
          </table:table-cell>
          <table:table-cell table:style-name="ce31" table:formula="of:=IF(OR([.$F137]=&quot;&quot;; [.$E137]=8); &quot;&quot;; &quot;+ &quot;)" office:value-type="string" office:string-value="+ " calcext:value-type="string">
            <text:p>+ </text:p>
          </table:table-cell>
          <table:table-cell table:style-name="ce32" table:formula="of:=IF([.$F137]=&quot;&quot;; &quot;&quot;; IF([.$K137]&gt;0; COM.MICROSOFT.CONCAT(&quot;(&quot;; [.$F137]; &quot; &lt;&lt; &quot;; [.$K137]; &quot;)&quot;); [.$F137]))" office:value-type="string" office:string-value="0b1111" calcext:value-type="string">
            <text:p>0b1111</text:p>
          </table:table-cell>
          <table:table-cell table:style-name="ce32" table:formula="of:=IF(OR([.$F137]=&quot;&quot;; AND([.$G137]=&quot;&quot;; [.$K137]&lt;&gt;0)); &quot;&quot;; &quot;, &quot;)" office:value-type="string" office:string-value=", " calcext:value-type="string">
            <text:p>, </text:p>
          </table:table-cell>
          <table:table-cell table:style-name="ce32" table:formula="of:=IF([.$G137]=&quot;&quot;; &quot;&quot;; IF([.$L137]&gt;0; COM.MICROSOFT.CONCAT(&quot;(&quot;; [.$G137]; &quot; &lt;&lt; &quot;; [.$L137]; &quot;)&quot;); [.$G137]))" office:value-type="string" office:string-value="0b11111111" calcext:value-type="string">
            <text:p>0b11111111</text:p>
          </table:table-cell>
          <table:table-cell table:style-name="ce32" table:formula="of:=IF(OR([.$G137]=&quot;&quot;; AND([.$H137]=&quot;&quot;; [.$L137]&lt;&gt;0)); &quot;&quot;; &quot;, &quot;)" office:value-type="string" office:string-value=", " calcext:value-type="string">
            <text:p>, </text:p>
          </table:table-cell>
          <table:table-cell table:style-name="ce32" table:formula="of:=IF([.$H137]=&quot;&quot;; &quot;&quot;; IF([.$M137]&gt;0; COM.MICROSOFT.CONCAT(&quot;(&quot;; [.$H137]; &quot; &lt;&lt; &quot;; [.$M137]; &quot;)&quot;); [.$H137]))" office:value-type="string" office:string-value="0b11111011" calcext:value-type="string">
            <text:p>0b11111011</text:p>
          </table:table-cell>
          <table:table-cell table:style-name="ce32" table:formula="of:=IF(OR([.$H137]=&quot;&quot;; AND([.$I137]=&quot;&quot;; [.$M137]&lt;&gt;0)); &quot;&quot;; &quot;, &quot;)" office:value-type="string" office:string-value=", " calcext:value-type="string">
            <text:p>, </text:p>
          </table:table-cell>
          <table:table-cell table:style-name="ce32" table:formula="of:=IF([.$I137]=&quot;&quot;; &quot;&quot;; IF([.$N137]&gt;0; COM.MICROSOFT.CONCAT(&quot;(&quot;; [.$I137]; &quot; &lt;&lt; &quot;; [.$N137]; &quot;)&quot;); [.$I137]))" office:value-type="string" office:string-value="(0b001 &lt;&lt; 5)" calcext:value-type="string">
            <text:p>(0b001 &lt;&lt; 5)</text:p>
          </table:table-cell>
          <table:table-cell table:style-name="ce32" table:formula="of:=IF(OR([.$I137]=&quot;&quot;; AND([.$J137]=&quot;&quot;; [.$N137]&lt;&gt;0)); &quot;&quot;; &quot;, &quot;)">
            <text:p/>
          </table:table-cell>
          <table:table-cell table:style-name="ce32" table:formula="of:=IF([.$J137]=&quot;&quot;; &quot;&quot;; IF([.$O137]&gt;0; COM.MICROSOFT.CONCAT(&quot;(&quot;; [.$J137]; &quot; &lt;&lt; &quot;; [.$O137]; &quot;)&quot;); [.$J137]))">
            <text:p/>
          </table:table-cell>
          <table:table-cell table:style-name="ce33" table:formula="of:=IF(OR([.$J137]=&quot;&quot;; AND([.$O137]&lt;&gt;0)); &quot;&quot;; &quot;, &quot;)">
            <text:p/>
          </table:table-cell>
          <table:table-cell table:formula="of:=COM.MICROSOFT.CONCAT(&quot;// &quot;; [.B137]; &quot; &quot;; IF([.A137]=&quot;&quot;; &quot;   &quot;; COM.MICROSOFT.CONCAT(&quot;-&quot;; [.A137]; &quot;-&quot;)); &quot; &quot;; [.C137])" office:value-type="string" office:string-value="// 135     |11111111|11111111|1011001" calcext:value-type="string">
            <text:p>// 135 <text:s text:c="4"/>|11111111|11111111|1011001</text:p>
          </table:table-cell>
          <table:table-cell table:formula="of:=COM.MICROSOFT.CONCAT([.P137:.Z137])" office:value-type="string" office:string-value="+ 0b1111, 0b11111111, 0b11111011, (0b001 &lt;&lt; 5)" calcext:value-type="string">
            <text:p>+ 0b1111, 0b11111111, 0b11111011, (0b001 &lt;&lt; 5)</text:p>
          </table:table-cell>
          <table:table-cell table:formula="of:=COM.MICROSOFT.CONCAT([.AA137]; CHAR(10); [.AB137])" office:value-type="string" office:string-value="// 135     |11111111|11111111|1011001&#10;+ 0b1111, 0b11111111, 0b11111011, (0b001 &lt;&lt; 5)" calcext:value-type="string">
            <text:p>// 135     |11111111|11111111|1011001</text:p>
            <text:p>+ 0b1111, 0b11111111, 0b11111011, (0b001 &lt;&lt; 5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|11111111|11111111|010110</text:p>
          </table:table-cell>
          <table:table-cell office:value-type="string" calcext:value-type="string">
            <text:p>1111111111111111010110</text:p>
          </table:table-cell>
          <table:table-cell table:formula="of:=8-MOD(LEN([.$D137])-[.$E137]; 8)" office:value-type="float" office:value="5" calcext:value-type="float">
            <text:p>5</text:p>
          </table:table-cell>
          <table:table-cell table:style-name="ce29" table:formula="of:=IF(MID([.$D138];1;[.$E138])=&quot;&quot;; &quot;&quot;; COM.MICROSOFT.CONCAT(&quot;0b&quot;; MID([.$D138];1;[.$E138])))" office:value-type="string" office:string-value="0b11111" calcext:value-type="string">
            <text:p>0b11111</text:p>
          </table:table-cell>
          <table:table-cell table:style-name="ce29" table:formula="of:=IF(MID([.$D138];1+[.$E138]; 8)=&quot;&quot;; &quot;&quot;; COM.MICROSOFT.CONCAT(&quot;0b&quot;; MID([.$D138];1+[.$E138]; 8)))" office:value-type="string" office:string-value="0b11111111" calcext:value-type="string">
            <text:p>0b11111111</text:p>
          </table:table-cell>
          <table:table-cell table:style-name="ce29" table:formula="of:=IF(MID([.$D138];1+[.$E138]+8; 8)=&quot;&quot;; &quot;&quot;; COM.MICROSOFT.CONCAT(&quot;0b&quot;; MID([.$D138];1+[.$E138]+8; 8)))" office:value-type="string" office:string-value="0b11101011" calcext:value-type="string">
            <text:p>0b11101011</text:p>
          </table:table-cell>
          <table:table-cell table:style-name="ce29" table:formula="of:=IF(MID([.$D138];1+[.$E138]+8+8; 8)=&quot;&quot;; &quot;&quot;; COM.MICROSOFT.CONCAT(&quot;0b&quot;; MID([.$D138];1+[.$E138]+8+8; 8)))" office:value-type="string" office:string-value="0b0" calcext:value-type="string">
            <text:p>0b0</text:p>
          </table:table-cell>
          <table:table-cell table:style-name="ce29" table:formula="of:=IF(MID([.$D138];1+[.$E138]+8+8+8; 8)=&quot;&quot;; &quot;&quot;; COM.MICROSOFT.CONCAT(&quot;0b&quot;; MID([.$D138];1+[.$E138]+8+8+8; 8)))">
            <text:p/>
          </table:table-cell>
          <table:table-cell table:style-name="ce31" table:formula="of:=[.E138]-LEN([.F138])+2" office:value-type="float" office:value="0" calcext:value-type="float">
            <text:p>0</text:p>
          </table:table-cell>
          <table:table-cell table:style-name="ce29" table:formula="of:=IF([.G138]=&quot;&quot;; &quot;&quot;; 8-LEN([.G138])+2)" office:value-type="float" office:value="0" calcext:value-type="float">
            <text:p>0</text:p>
          </table:table-cell>
          <table:table-cell table:style-name="ce29" table:formula="of:=IF([.H138]=&quot;&quot;; &quot;&quot;; 8-LEN([.H138])+2)" office:value-type="float" office:value="0" calcext:value-type="float">
            <text:p>0</text:p>
          </table:table-cell>
          <table:table-cell table:style-name="ce29" table:formula="of:=IF([.I138]=&quot;&quot;; &quot;&quot;; 8-LEN([.I138])+2)" office:value-type="float" office:value="7" calcext:value-type="float">
            <text:p>7</text:p>
          </table:table-cell>
          <table:table-cell table:style-name="ce29" table:formula="of:=IF([.J138]=&quot;&quot;; &quot;&quot;; 8-LEN([.J138])+2)">
            <text:p/>
          </table:table-cell>
          <table:table-cell table:style-name="ce31" table:formula="of:=IF(OR([.$F138]=&quot;&quot;; [.$E138]=8); &quot;&quot;; &quot;+ &quot;)" office:value-type="string" office:string-value="+ " calcext:value-type="string">
            <text:p>+ </text:p>
          </table:table-cell>
          <table:table-cell table:style-name="ce32" table:formula="of:=IF([.$F138]=&quot;&quot;; &quot;&quot;; IF([.$K138]&gt;0; COM.MICROSOFT.CONCAT(&quot;(&quot;; [.$F138]; &quot; &lt;&lt; &quot;; [.$K138]; &quot;)&quot;); [.$F138]))" office:value-type="string" office:string-value="0b11111" calcext:value-type="string">
            <text:p>0b11111</text:p>
          </table:table-cell>
          <table:table-cell table:style-name="ce32" table:formula="of:=IF(OR([.$F138]=&quot;&quot;; AND([.$G138]=&quot;&quot;; [.$K138]&lt;&gt;0)); &quot;&quot;; &quot;, &quot;)" office:value-type="string" office:string-value=", " calcext:value-type="string">
            <text:p>, </text:p>
          </table:table-cell>
          <table:table-cell table:style-name="ce32" table:formula="of:=IF([.$G138]=&quot;&quot;; &quot;&quot;; IF([.$L138]&gt;0; COM.MICROSOFT.CONCAT(&quot;(&quot;; [.$G138]; &quot; &lt;&lt; &quot;; [.$L138]; &quot;)&quot;); [.$G138]))" office:value-type="string" office:string-value="0b11111111" calcext:value-type="string">
            <text:p>0b11111111</text:p>
          </table:table-cell>
          <table:table-cell table:style-name="ce32" table:formula="of:=IF(OR([.$G138]=&quot;&quot;; AND([.$H138]=&quot;&quot;; [.$L138]&lt;&gt;0)); &quot;&quot;; &quot;, &quot;)" office:value-type="string" office:string-value=", " calcext:value-type="string">
            <text:p>, </text:p>
          </table:table-cell>
          <table:table-cell table:style-name="ce32" table:formula="of:=IF([.$H138]=&quot;&quot;; &quot;&quot;; IF([.$M138]&gt;0; COM.MICROSOFT.CONCAT(&quot;(&quot;; [.$H138]; &quot; &lt;&lt; &quot;; [.$M138]; &quot;)&quot;); [.$H138]))" office:value-type="string" office:string-value="0b11101011" calcext:value-type="string">
            <text:p>0b11101011</text:p>
          </table:table-cell>
          <table:table-cell table:style-name="ce32" table:formula="of:=IF(OR([.$H138]=&quot;&quot;; AND([.$I138]=&quot;&quot;; [.$M138]&lt;&gt;0)); &quot;&quot;; &quot;, &quot;)" office:value-type="string" office:string-value=", " calcext:value-type="string">
            <text:p>, </text:p>
          </table:table-cell>
          <table:table-cell table:style-name="ce32" table:formula="of:=IF([.$I138]=&quot;&quot;; &quot;&quot;; IF([.$N138]&gt;0; COM.MICROSOFT.CONCAT(&quot;(&quot;; [.$I138]; &quot; &lt;&lt; &quot;; [.$N138]; &quot;)&quot;); [.$I138]))" office:value-type="string" office:string-value="(0b0 &lt;&lt; 7)" calcext:value-type="string">
            <text:p>(0b0 &lt;&lt; 7)</text:p>
          </table:table-cell>
          <table:table-cell table:style-name="ce32" table:formula="of:=IF(OR([.$I138]=&quot;&quot;; AND([.$J138]=&quot;&quot;; [.$N138]&lt;&gt;0)); &quot;&quot;; &quot;, &quot;)">
            <text:p/>
          </table:table-cell>
          <table:table-cell table:style-name="ce32" table:formula="of:=IF([.$J138]=&quot;&quot;; &quot;&quot;; IF([.$O138]&gt;0; COM.MICROSOFT.CONCAT(&quot;(&quot;; [.$J138]; &quot; &lt;&lt; &quot;; [.$O138]; &quot;)&quot;); [.$J138]))">
            <text:p/>
          </table:table-cell>
          <table:table-cell table:style-name="ce33" table:formula="of:=IF(OR([.$J138]=&quot;&quot;; AND([.$O138]&lt;&gt;0)); &quot;&quot;; &quot;, &quot;)">
            <text:p/>
          </table:table-cell>
          <table:table-cell table:formula="of:=COM.MICROSOFT.CONCAT(&quot;// &quot;; [.B138]; &quot; &quot;; IF([.A138]=&quot;&quot;; &quot;   &quot;; COM.MICROSOFT.CONCAT(&quot;-&quot;; [.A138]; &quot;-&quot;)); &quot; &quot;; [.C138])" office:value-type="string" office:string-value="// 136     |11111111|11111111|010110" calcext:value-type="string">
            <text:p>// 136 <text:s text:c="4"/>|11111111|11111111|010110</text:p>
          </table:table-cell>
          <table:table-cell table:formula="of:=COM.MICROSOFT.CONCAT([.P138:.Z138])" office:value-type="string" office:string-value="+ 0b11111, 0b11111111, 0b11101011, (0b0 &lt;&lt; 7)" calcext:value-type="string">
            <text:p>+ 0b11111, 0b11111111, 0b11101011, (0b0 &lt;&lt; 7)</text:p>
          </table:table-cell>
          <table:table-cell table:formula="of:=COM.MICROSOFT.CONCAT([.AA138]; CHAR(10); [.AB138])" office:value-type="string" office:string-value="// 136     |11111111|11111111|010110&#10;+ 0b11111, 0b11111111, 0b11101011, (0b0 &lt;&lt; 7)" calcext:value-type="string">
            <text:p>// 136     |11111111|11111111|010110</text:p>
            <text:p>+ 0b11111, 0b11111111, 0b11101011, (0b0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|11111111|11111111|1011010</text:p>
          </table:table-cell>
          <table:table-cell office:value-type="string" calcext:value-type="string">
            <text:p>11111111111111111011010</text:p>
          </table:table-cell>
          <table:table-cell table:formula="of:=8-MOD(LEN([.$D138])-[.$E138]; 8)" office:value-type="float" office:value="7" calcext:value-type="float">
            <text:p>7</text:p>
          </table:table-cell>
          <table:table-cell table:style-name="ce29" table:formula="of:=IF(MID([.$D139];1;[.$E139])=&quot;&quot;; &quot;&quot;; COM.MICROSOFT.CONCAT(&quot;0b&quot;; MID([.$D139];1;[.$E139])))" office:value-type="string" office:string-value="0b1111111" calcext:value-type="string">
            <text:p>0b1111111</text:p>
          </table:table-cell>
          <table:table-cell table:style-name="ce29" table:formula="of:=IF(MID([.$D139];1+[.$E139]; 8)=&quot;&quot;; &quot;&quot;; COM.MICROSOFT.CONCAT(&quot;0b&quot;; MID([.$D139];1+[.$E139]; 8)))" office:value-type="string" office:string-value="0b11111111" calcext:value-type="string">
            <text:p>0b11111111</text:p>
          </table:table-cell>
          <table:table-cell table:style-name="ce29" table:formula="of:=IF(MID([.$D139];1+[.$E139]+8; 8)=&quot;&quot;; &quot;&quot;; COM.MICROSOFT.CONCAT(&quot;0b&quot;; MID([.$D139];1+[.$E139]+8; 8)))" office:value-type="string" office:string-value="0b11011010" calcext:value-type="string">
            <text:p>0b11011010</text:p>
          </table:table-cell>
          <table:table-cell table:style-name="ce29" table:formula="of:=IF(MID([.$D139];1+[.$E139]+8+8; 8)=&quot;&quot;; &quot;&quot;; COM.MICROSOFT.CONCAT(&quot;0b&quot;; MID([.$D139];1+[.$E139]+8+8; 8)))">
            <text:p/>
          </table:table-cell>
          <table:table-cell table:style-name="ce29" table:formula="of:=IF(MID([.$D139];1+[.$E139]+8+8+8; 8)=&quot;&quot;; &quot;&quot;; COM.MICROSOFT.CONCAT(&quot;0b&quot;; MID([.$D139];1+[.$E139]+8+8+8; 8)))">
            <text:p/>
          </table:table-cell>
          <table:table-cell table:style-name="ce31" table:formula="of:=[.E139]-LEN([.F139])+2" office:value-type="float" office:value="0" calcext:value-type="float">
            <text:p>0</text:p>
          </table:table-cell>
          <table:table-cell table:style-name="ce29" table:formula="of:=IF([.G139]=&quot;&quot;; &quot;&quot;; 8-LEN([.G139])+2)" office:value-type="float" office:value="0" calcext:value-type="float">
            <text:p>0</text:p>
          </table:table-cell>
          <table:table-cell table:style-name="ce29" table:formula="of:=IF([.H139]=&quot;&quot;; &quot;&quot;; 8-LEN([.H139])+2)" office:value-type="float" office:value="0" calcext:value-type="float">
            <text:p>0</text:p>
          </table:table-cell>
          <table:table-cell table:style-name="ce29" table:formula="of:=IF([.I139]=&quot;&quot;; &quot;&quot;; 8-LEN([.I139])+2)">
            <text:p/>
          </table:table-cell>
          <table:table-cell table:style-name="ce29" table:formula="of:=IF([.J139]=&quot;&quot;; &quot;&quot;; 8-LEN([.J139])+2)">
            <text:p/>
          </table:table-cell>
          <table:table-cell table:style-name="ce31" table:formula="of:=IF(OR([.$F139]=&quot;&quot;; [.$E139]=8); &quot;&quot;; &quot;+ &quot;)" office:value-type="string" office:string-value="+ " calcext:value-type="string">
            <text:p>+ </text:p>
          </table:table-cell>
          <table:table-cell table:style-name="ce32" table:formula="of:=IF([.$F139]=&quot;&quot;; &quot;&quot;; IF([.$K139]&gt;0; COM.MICROSOFT.CONCAT(&quot;(&quot;; [.$F139]; &quot; &lt;&lt; &quot;; [.$K139]; &quot;)&quot;); [.$F139]))" office:value-type="string" office:string-value="0b1111111" calcext:value-type="string">
            <text:p>0b1111111</text:p>
          </table:table-cell>
          <table:table-cell table:style-name="ce32" table:formula="of:=IF(OR([.$F139]=&quot;&quot;; AND([.$G139]=&quot;&quot;; [.$K139]&lt;&gt;0)); &quot;&quot;; &quot;, &quot;)" office:value-type="string" office:string-value=", " calcext:value-type="string">
            <text:p>, </text:p>
          </table:table-cell>
          <table:table-cell table:style-name="ce32" table:formula="of:=IF([.$G139]=&quot;&quot;; &quot;&quot;; IF([.$L139]&gt;0; COM.MICROSOFT.CONCAT(&quot;(&quot;; [.$G139]; &quot; &lt;&lt; &quot;; [.$L139]; &quot;)&quot;); [.$G139]))" office:value-type="string" office:string-value="0b11111111" calcext:value-type="string">
            <text:p>0b11111111</text:p>
          </table:table-cell>
          <table:table-cell table:style-name="ce32" table:formula="of:=IF(OR([.$G139]=&quot;&quot;; AND([.$H139]=&quot;&quot;; [.$L139]&lt;&gt;0)); &quot;&quot;; &quot;, &quot;)" office:value-type="string" office:string-value=", " calcext:value-type="string">
            <text:p>, </text:p>
          </table:table-cell>
          <table:table-cell table:style-name="ce32" table:formula="of:=IF([.$H139]=&quot;&quot;; &quot;&quot;; IF([.$M139]&gt;0; COM.MICROSOFT.CONCAT(&quot;(&quot;; [.$H139]; &quot; &lt;&lt; &quot;; [.$M139]; &quot;)&quot;); [.$H139]))" office:value-type="string" office:string-value="0b11011010" calcext:value-type="string">
            <text:p>0b11011010</text:p>
          </table:table-cell>
          <table:table-cell table:style-name="ce32" table:formula="of:=IF(OR([.$H139]=&quot;&quot;; AND([.$I139]=&quot;&quot;; [.$M139]&lt;&gt;0)); &quot;&quot;; &quot;, &quot;)" office:value-type="string" office:string-value=", " calcext:value-type="string">
            <text:p>, </text:p>
          </table:table-cell>
          <table:table-cell table:style-name="ce32" table:formula="of:=IF([.$I139]=&quot;&quot;; &quot;&quot;; IF([.$N139]&gt;0; COM.MICROSOFT.CONCAT(&quot;(&quot;; [.$I139]; &quot; &lt;&lt; &quot;; [.$N139]; &quot;)&quot;); [.$I139]))">
            <text:p/>
          </table:table-cell>
          <table:table-cell table:style-name="ce32" table:formula="of:=IF(OR([.$I139]=&quot;&quot;; AND([.$J139]=&quot;&quot;; [.$N139]&lt;&gt;0)); &quot;&quot;; &quot;, &quot;)">
            <text:p/>
          </table:table-cell>
          <table:table-cell table:style-name="ce32" table:formula="of:=IF([.$J139]=&quot;&quot;; &quot;&quot;; IF([.$O139]&gt;0; COM.MICROSOFT.CONCAT(&quot;(&quot;; [.$J139]; &quot; &lt;&lt; &quot;; [.$O139]; &quot;)&quot;); [.$J139]))">
            <text:p/>
          </table:table-cell>
          <table:table-cell table:style-name="ce33" table:formula="of:=IF(OR([.$J139]=&quot;&quot;; AND([.$O139]&lt;&gt;0)); &quot;&quot;; &quot;, &quot;)">
            <text:p/>
          </table:table-cell>
          <table:table-cell table:formula="of:=COM.MICROSOFT.CONCAT(&quot;// &quot;; [.B139]; &quot; &quot;; IF([.A139]=&quot;&quot;; &quot;   &quot;; COM.MICROSOFT.CONCAT(&quot;-&quot;; [.A139]; &quot;-&quot;)); &quot; &quot;; [.C139])" office:value-type="string" office:string-value="// 137     |11111111|11111111|1011010" calcext:value-type="string">
            <text:p>// 137 <text:s text:c="4"/>|11111111|11111111|1011010</text:p>
          </table:table-cell>
          <table:table-cell table:formula="of:=COM.MICROSOFT.CONCAT([.P139:.Z139])" office:value-type="string" office:string-value="+ 0b1111111, 0b11111111, 0b11011010, " calcext:value-type="string">
            <text:p>+ 0b1111111, 0b11111111, 0b11011010, </text:p>
          </table:table-cell>
          <table:table-cell table:formula="of:=COM.MICROSOFT.CONCAT([.AA139]; CHAR(10); [.AB139])" office:value-type="string" office:string-value="// 137     |11111111|11111111|1011010&#10;+ 0b1111111, 0b11111111, 0b11011010, " calcext:value-type="string">
            <text:p>// 137     |11111111|11111111|1011010</text:p>
            <text:p>+ 0b1111111, 0b11111111, 0b1101101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|11111111|11111111|1011011</text:p>
          </table:table-cell>
          <table:table-cell office:value-type="string" calcext:value-type="string">
            <text:p>11111111111111111011011</text:p>
          </table:table-cell>
          <table:table-cell table:formula="of:=8-MOD(LEN([.$D139])-[.$E139]; 8)" office:value-type="float" office:value="8" calcext:value-type="float">
            <text:p>8</text:p>
          </table:table-cell>
          <table:table-cell table:style-name="ce29" table:formula="of:=IF(MID([.$D140];1;[.$E140])=&quot;&quot;; &quot;&quot;; COM.MICROSOFT.CONCAT(&quot;0b&quot;; MID([.$D140];1;[.$E140])))" office:value-type="string" office:string-value="0b11111111" calcext:value-type="string">
            <text:p>0b11111111</text:p>
          </table:table-cell>
          <table:table-cell table:style-name="ce29" table:formula="of:=IF(MID([.$D140];1+[.$E140]; 8)=&quot;&quot;; &quot;&quot;; COM.MICROSOFT.CONCAT(&quot;0b&quot;; MID([.$D140];1+[.$E140]; 8)))" office:value-type="string" office:string-value="0b11111111" calcext:value-type="string">
            <text:p>0b11111111</text:p>
          </table:table-cell>
          <table:table-cell table:style-name="ce29" table:formula="of:=IF(MID([.$D140];1+[.$E140]+8; 8)=&quot;&quot;; &quot;&quot;; COM.MICROSOFT.CONCAT(&quot;0b&quot;; MID([.$D140];1+[.$E140]+8; 8)))" office:value-type="string" office:string-value="0b1011011" calcext:value-type="string">
            <text:p>0b1011011</text:p>
          </table:table-cell>
          <table:table-cell table:style-name="ce29" table:formula="of:=IF(MID([.$D140];1+[.$E140]+8+8; 8)=&quot;&quot;; &quot;&quot;; COM.MICROSOFT.CONCAT(&quot;0b&quot;; MID([.$D140];1+[.$E140]+8+8; 8)))">
            <text:p/>
          </table:table-cell>
          <table:table-cell table:style-name="ce29" table:formula="of:=IF(MID([.$D140];1+[.$E140]+8+8+8; 8)=&quot;&quot;; &quot;&quot;; COM.MICROSOFT.CONCAT(&quot;0b&quot;; MID([.$D140];1+[.$E140]+8+8+8; 8)))">
            <text:p/>
          </table:table-cell>
          <table:table-cell table:style-name="ce31" table:formula="of:=[.E140]-LEN([.F140])+2" office:value-type="float" office:value="0" calcext:value-type="float">
            <text:p>0</text:p>
          </table:table-cell>
          <table:table-cell table:style-name="ce29" table:formula="of:=IF([.G140]=&quot;&quot;; &quot;&quot;; 8-LEN([.G140])+2)" office:value-type="float" office:value="0" calcext:value-type="float">
            <text:p>0</text:p>
          </table:table-cell>
          <table:table-cell table:style-name="ce29" table:formula="of:=IF([.H140]=&quot;&quot;; &quot;&quot;; 8-LEN([.H140])+2)" office:value-type="float" office:value="1" calcext:value-type="float">
            <text:p>1</text:p>
          </table:table-cell>
          <table:table-cell table:style-name="ce29" table:formula="of:=IF([.I140]=&quot;&quot;; &quot;&quot;; 8-LEN([.I140])+2)">
            <text:p/>
          </table:table-cell>
          <table:table-cell table:style-name="ce29" table:formula="of:=IF([.J140]=&quot;&quot;; &quot;&quot;; 8-LEN([.J140])+2)">
            <text:p/>
          </table:table-cell>
          <table:table-cell table:style-name="ce31" table:formula="of:=IF(OR([.$F140]=&quot;&quot;; [.$E140]=8); &quot;&quot;; &quot;+ &quot;)">
            <text:p/>
          </table:table-cell>
          <table:table-cell table:style-name="ce32" table:formula="of:=IF([.$F140]=&quot;&quot;; &quot;&quot;; IF([.$K140]&gt;0; COM.MICROSOFT.CONCAT(&quot;(&quot;; [.$F140]; &quot; &lt;&lt; &quot;; [.$K140]; &quot;)&quot;); [.$F140]))" office:value-type="string" office:string-value="0b11111111" calcext:value-type="string">
            <text:p>0b11111111</text:p>
          </table:table-cell>
          <table:table-cell table:style-name="ce32" table:formula="of:=IF(OR([.$F140]=&quot;&quot;; AND([.$G140]=&quot;&quot;; [.$K140]&lt;&gt;0)); &quot;&quot;; &quot;, &quot;)" office:value-type="string" office:string-value=", " calcext:value-type="string">
            <text:p>, </text:p>
          </table:table-cell>
          <table:table-cell table:style-name="ce32" table:formula="of:=IF([.$G140]=&quot;&quot;; &quot;&quot;; IF([.$L140]&gt;0; COM.MICROSOFT.CONCAT(&quot;(&quot;; [.$G140]; &quot; &lt;&lt; &quot;; [.$L140]; &quot;)&quot;); [.$G140]))" office:value-type="string" office:string-value="0b11111111" calcext:value-type="string">
            <text:p>0b11111111</text:p>
          </table:table-cell>
          <table:table-cell table:style-name="ce32" table:formula="of:=IF(OR([.$G140]=&quot;&quot;; AND([.$H140]=&quot;&quot;; [.$L140]&lt;&gt;0)); &quot;&quot;; &quot;, &quot;)" office:value-type="string" office:string-value=", " calcext:value-type="string">
            <text:p>, </text:p>
          </table:table-cell>
          <table:table-cell table:style-name="ce32" table:formula="of:=IF([.$H140]=&quot;&quot;; &quot;&quot;; IF([.$M140]&gt;0; COM.MICROSOFT.CONCAT(&quot;(&quot;; [.$H140]; &quot; &lt;&lt; &quot;; [.$M140]; &quot;)&quot;); [.$H140]))" office:value-type="string" office:string-value="(0b1011011 &lt;&lt; 1)" calcext:value-type="string">
            <text:p>(0b1011011 &lt;&lt; 1)</text:p>
          </table:table-cell>
          <table:table-cell table:style-name="ce32" table:formula="of:=IF(OR([.$H140]=&quot;&quot;; AND([.$I140]=&quot;&quot;; [.$M140]&lt;&gt;0)); &quot;&quot;; &quot;, &quot;)">
            <text:p/>
          </table:table-cell>
          <table:table-cell table:style-name="ce32" table:formula="of:=IF([.$I140]=&quot;&quot;; &quot;&quot;; IF([.$N140]&gt;0; COM.MICROSOFT.CONCAT(&quot;(&quot;; [.$I140]; &quot; &lt;&lt; &quot;; [.$N140]; &quot;)&quot;); [.$I140]))">
            <text:p/>
          </table:table-cell>
          <table:table-cell table:style-name="ce32" table:formula="of:=IF(OR([.$I140]=&quot;&quot;; AND([.$J140]=&quot;&quot;; [.$N140]&lt;&gt;0)); &quot;&quot;; &quot;, &quot;)">
            <text:p/>
          </table:table-cell>
          <table:table-cell table:style-name="ce32" table:formula="of:=IF([.$J140]=&quot;&quot;; &quot;&quot;; IF([.$O140]&gt;0; COM.MICROSOFT.CONCAT(&quot;(&quot;; [.$J140]; &quot; &lt;&lt; &quot;; [.$O140]; &quot;)&quot;); [.$J140]))">
            <text:p/>
          </table:table-cell>
          <table:table-cell table:style-name="ce33" table:formula="of:=IF(OR([.$J140]=&quot;&quot;; AND([.$O140]&lt;&gt;0)); &quot;&quot;; &quot;, &quot;)">
            <text:p/>
          </table:table-cell>
          <table:table-cell table:formula="of:=COM.MICROSOFT.CONCAT(&quot;// &quot;; [.B140]; &quot; &quot;; IF([.A140]=&quot;&quot;; &quot;   &quot;; COM.MICROSOFT.CONCAT(&quot;-&quot;; [.A140]; &quot;-&quot;)); &quot; &quot;; [.C140])" office:value-type="string" office:string-value="// 138     |11111111|11111111|1011011" calcext:value-type="string">
            <text:p>// 138 <text:s text:c="4"/>|11111111|11111111|1011011</text:p>
          </table:table-cell>
          <table:table-cell table:formula="of:=COM.MICROSOFT.CONCAT([.P140:.Z140])" office:value-type="string" office:string-value="0b11111111, 0b11111111, (0b1011011 &lt;&lt; 1)" calcext:value-type="string">
            <text:p>0b11111111, 0b11111111, (0b1011011 &lt;&lt; 1)</text:p>
          </table:table-cell>
          <table:table-cell table:formula="of:=COM.MICROSOFT.CONCAT([.AA140]; CHAR(10); [.AB140])" office:value-type="string" office:string-value="// 138     |11111111|11111111|1011011&#10;0b11111111, 0b11111111, (0b1011011 &lt;&lt; 1)" calcext:value-type="string">
            <text:p>// 138     |11111111|11111111|1011011</text:p>
            <text:p>0b11111111, 0b11111111, (0b1011011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|11111111|11111111|1011100</text:p>
          </table:table-cell>
          <table:table-cell office:value-type="string" calcext:value-type="string">
            <text:p>11111111111111111011100</text:p>
          </table:table-cell>
          <table:table-cell table:formula="of:=8-MOD(LEN([.$D140])-[.$E140]; 8)" office:value-type="float" office:value="1" calcext:value-type="float">
            <text:p>1</text:p>
          </table:table-cell>
          <table:table-cell table:style-name="ce29" table:formula="of:=IF(MID([.$D141];1;[.$E141])=&quot;&quot;; &quot;&quot;; COM.MICROSOFT.CONCAT(&quot;0b&quot;; MID([.$D141];1;[.$E141])))" office:value-type="string" office:string-value="0b1" calcext:value-type="string">
            <text:p>0b1</text:p>
          </table:table-cell>
          <table:table-cell table:style-name="ce29" table:formula="of:=IF(MID([.$D141];1+[.$E141]; 8)=&quot;&quot;; &quot;&quot;; COM.MICROSOFT.CONCAT(&quot;0b&quot;; MID([.$D141];1+[.$E141]; 8)))" office:value-type="string" office:string-value="0b11111111" calcext:value-type="string">
            <text:p>0b11111111</text:p>
          </table:table-cell>
          <table:table-cell table:style-name="ce29" table:formula="of:=IF(MID([.$D141];1+[.$E141]+8; 8)=&quot;&quot;; &quot;&quot;; COM.MICROSOFT.CONCAT(&quot;0b&quot;; MID([.$D141];1+[.$E141]+8; 8)))" office:value-type="string" office:string-value="0b11111111" calcext:value-type="string">
            <text:p>0b11111111</text:p>
          </table:table-cell>
          <table:table-cell table:style-name="ce29" table:formula="of:=IF(MID([.$D141];1+[.$E141]+8+8; 8)=&quot;&quot;; &quot;&quot;; COM.MICROSOFT.CONCAT(&quot;0b&quot;; MID([.$D141];1+[.$E141]+8+8; 8)))" office:value-type="string" office:string-value="0b011100" calcext:value-type="string">
            <text:p>0b011100</text:p>
          </table:table-cell>
          <table:table-cell table:style-name="ce29" table:formula="of:=IF(MID([.$D141];1+[.$E141]+8+8+8; 8)=&quot;&quot;; &quot;&quot;; COM.MICROSOFT.CONCAT(&quot;0b&quot;; MID([.$D141];1+[.$E141]+8+8+8; 8)))">
            <text:p/>
          </table:table-cell>
          <table:table-cell table:style-name="ce31" table:formula="of:=[.E141]-LEN([.F141])+2" office:value-type="float" office:value="0" calcext:value-type="float">
            <text:p>0</text:p>
          </table:table-cell>
          <table:table-cell table:style-name="ce29" table:formula="of:=IF([.G141]=&quot;&quot;; &quot;&quot;; 8-LEN([.G141])+2)" office:value-type="float" office:value="0" calcext:value-type="float">
            <text:p>0</text:p>
          </table:table-cell>
          <table:table-cell table:style-name="ce29" table:formula="of:=IF([.H141]=&quot;&quot;; &quot;&quot;; 8-LEN([.H141])+2)" office:value-type="float" office:value="0" calcext:value-type="float">
            <text:p>0</text:p>
          </table:table-cell>
          <table:table-cell table:style-name="ce29" table:formula="of:=IF([.I141]=&quot;&quot;; &quot;&quot;; 8-LEN([.I141])+2)" office:value-type="float" office:value="2" calcext:value-type="float">
            <text:p>2</text:p>
          </table:table-cell>
          <table:table-cell table:style-name="ce29" table:formula="of:=IF([.J141]=&quot;&quot;; &quot;&quot;; 8-LEN([.J141])+2)">
            <text:p/>
          </table:table-cell>
          <table:table-cell table:style-name="ce31" table:formula="of:=IF(OR([.$F141]=&quot;&quot;; [.$E141]=8); &quot;&quot;; &quot;+ &quot;)" office:value-type="string" office:string-value="+ " calcext:value-type="string">
            <text:p>+ </text:p>
          </table:table-cell>
          <table:table-cell table:style-name="ce32" table:formula="of:=IF([.$F141]=&quot;&quot;; &quot;&quot;; IF([.$K141]&gt;0; COM.MICROSOFT.CONCAT(&quot;(&quot;; [.$F141]; &quot; &lt;&lt; &quot;; [.$K141]; &quot;)&quot;); [.$F141]))" office:value-type="string" office:string-value="0b1" calcext:value-type="string">
            <text:p>0b1</text:p>
          </table:table-cell>
          <table:table-cell table:style-name="ce32" table:formula="of:=IF(OR([.$F141]=&quot;&quot;; AND([.$G141]=&quot;&quot;; [.$K141]&lt;&gt;0)); &quot;&quot;; &quot;, &quot;)" office:value-type="string" office:string-value=", " calcext:value-type="string">
            <text:p>, </text:p>
          </table:table-cell>
          <table:table-cell table:style-name="ce32" table:formula="of:=IF([.$G141]=&quot;&quot;; &quot;&quot;; IF([.$L141]&gt;0; COM.MICROSOFT.CONCAT(&quot;(&quot;; [.$G141]; &quot; &lt;&lt; &quot;; [.$L141]; &quot;)&quot;); [.$G141]))" office:value-type="string" office:string-value="0b11111111" calcext:value-type="string">
            <text:p>0b11111111</text:p>
          </table:table-cell>
          <table:table-cell table:style-name="ce32" table:formula="of:=IF(OR([.$G141]=&quot;&quot;; AND([.$H141]=&quot;&quot;; [.$L141]&lt;&gt;0)); &quot;&quot;; &quot;, &quot;)" office:value-type="string" office:string-value=", " calcext:value-type="string">
            <text:p>, </text:p>
          </table:table-cell>
          <table:table-cell table:style-name="ce32" table:formula="of:=IF([.$H141]=&quot;&quot;; &quot;&quot;; IF([.$M141]&gt;0; COM.MICROSOFT.CONCAT(&quot;(&quot;; [.$H141]; &quot; &lt;&lt; &quot;; [.$M141]; &quot;)&quot;); [.$H141]))" office:value-type="string" office:string-value="0b11111111" calcext:value-type="string">
            <text:p>0b11111111</text:p>
          </table:table-cell>
          <table:table-cell table:style-name="ce32" table:formula="of:=IF(OR([.$H141]=&quot;&quot;; AND([.$I141]=&quot;&quot;; [.$M141]&lt;&gt;0)); &quot;&quot;; &quot;, &quot;)" office:value-type="string" office:string-value=", " calcext:value-type="string">
            <text:p>, </text:p>
          </table:table-cell>
          <table:table-cell table:style-name="ce32" table:formula="of:=IF([.$I141]=&quot;&quot;; &quot;&quot;; IF([.$N141]&gt;0; COM.MICROSOFT.CONCAT(&quot;(&quot;; [.$I141]; &quot; &lt;&lt; &quot;; [.$N141]; &quot;)&quot;); [.$I141]))" office:value-type="string" office:string-value="(0b011100 &lt;&lt; 2)" calcext:value-type="string">
            <text:p>(0b011100 &lt;&lt; 2)</text:p>
          </table:table-cell>
          <table:table-cell table:style-name="ce32" table:formula="of:=IF(OR([.$I141]=&quot;&quot;; AND([.$J141]=&quot;&quot;; [.$N141]&lt;&gt;0)); &quot;&quot;; &quot;, &quot;)">
            <text:p/>
          </table:table-cell>
          <table:table-cell table:style-name="ce32" table:formula="of:=IF([.$J141]=&quot;&quot;; &quot;&quot;; IF([.$O141]&gt;0; COM.MICROSOFT.CONCAT(&quot;(&quot;; [.$J141]; &quot; &lt;&lt; &quot;; [.$O141]; &quot;)&quot;); [.$J141]))">
            <text:p/>
          </table:table-cell>
          <table:table-cell table:style-name="ce33" table:formula="of:=IF(OR([.$J141]=&quot;&quot;; AND([.$O141]&lt;&gt;0)); &quot;&quot;; &quot;, &quot;)">
            <text:p/>
          </table:table-cell>
          <table:table-cell table:formula="of:=COM.MICROSOFT.CONCAT(&quot;// &quot;; [.B141]; &quot; &quot;; IF([.A141]=&quot;&quot;; &quot;   &quot;; COM.MICROSOFT.CONCAT(&quot;-&quot;; [.A141]; &quot;-&quot;)); &quot; &quot;; [.C141])" office:value-type="string" office:string-value="// 139     |11111111|11111111|1011100" calcext:value-type="string">
            <text:p>// 139 <text:s text:c="4"/>|11111111|11111111|1011100</text:p>
          </table:table-cell>
          <table:table-cell table:formula="of:=COM.MICROSOFT.CONCAT([.P141:.Z141])" office:value-type="string" office:string-value="+ 0b1, 0b11111111, 0b11111111, (0b011100 &lt;&lt; 2)" calcext:value-type="string">
            <text:p>+ 0b1, 0b11111111, 0b11111111, (0b011100 &lt;&lt; 2)</text:p>
          </table:table-cell>
          <table:table-cell table:formula="of:=COM.MICROSOFT.CONCAT([.AA141]; CHAR(10); [.AB141])" office:value-type="string" office:string-value="// 139     |11111111|11111111|1011100&#10;+ 0b1, 0b11111111, 0b11111111, (0b011100 &lt;&lt; 2)" calcext:value-type="string">
            <text:p>// 139     |11111111|11111111|1011100</text:p>
            <text:p>+ 0b1, 0b11111111, 0b11111111, (0b011100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|11111111|11111111|1011101</text:p>
          </table:table-cell>
          <table:table-cell office:value-type="string" calcext:value-type="string">
            <text:p>11111111111111111011101</text:p>
          </table:table-cell>
          <table:table-cell table:formula="of:=8-MOD(LEN([.$D141])-[.$E141]; 8)" office:value-type="float" office:value="2" calcext:value-type="float">
            <text:p>2</text:p>
          </table:table-cell>
          <table:table-cell table:style-name="ce29" table:formula="of:=IF(MID([.$D142];1;[.$E142])=&quot;&quot;; &quot;&quot;; COM.MICROSOFT.CONCAT(&quot;0b&quot;; MID([.$D142];1;[.$E142])))" office:value-type="string" office:string-value="0b11" calcext:value-type="string">
            <text:p>0b11</text:p>
          </table:table-cell>
          <table:table-cell table:style-name="ce29" table:formula="of:=IF(MID([.$D142];1+[.$E142]; 8)=&quot;&quot;; &quot;&quot;; COM.MICROSOFT.CONCAT(&quot;0b&quot;; MID([.$D142];1+[.$E142]; 8)))" office:value-type="string" office:string-value="0b11111111" calcext:value-type="string">
            <text:p>0b11111111</text:p>
          </table:table-cell>
          <table:table-cell table:style-name="ce29" table:formula="of:=IF(MID([.$D142];1+[.$E142]+8; 8)=&quot;&quot;; &quot;&quot;; COM.MICROSOFT.CONCAT(&quot;0b&quot;; MID([.$D142];1+[.$E142]+8; 8)))" office:value-type="string" office:string-value="0b11111110" calcext:value-type="string">
            <text:p>0b11111110</text:p>
          </table:table-cell>
          <table:table-cell table:style-name="ce29" table:formula="of:=IF(MID([.$D142];1+[.$E142]+8+8; 8)=&quot;&quot;; &quot;&quot;; COM.MICROSOFT.CONCAT(&quot;0b&quot;; MID([.$D142];1+[.$E142]+8+8; 8)))" office:value-type="string" office:string-value="0b11101" calcext:value-type="string">
            <text:p>0b11101</text:p>
          </table:table-cell>
          <table:table-cell table:style-name="ce29" table:formula="of:=IF(MID([.$D142];1+[.$E142]+8+8+8; 8)=&quot;&quot;; &quot;&quot;; COM.MICROSOFT.CONCAT(&quot;0b&quot;; MID([.$D142];1+[.$E142]+8+8+8; 8)))">
            <text:p/>
          </table:table-cell>
          <table:table-cell table:style-name="ce31" table:formula="of:=[.E142]-LEN([.F142])+2" office:value-type="float" office:value="0" calcext:value-type="float">
            <text:p>0</text:p>
          </table:table-cell>
          <table:table-cell table:style-name="ce29" table:formula="of:=IF([.G142]=&quot;&quot;; &quot;&quot;; 8-LEN([.G142])+2)" office:value-type="float" office:value="0" calcext:value-type="float">
            <text:p>0</text:p>
          </table:table-cell>
          <table:table-cell table:style-name="ce29" table:formula="of:=IF([.H142]=&quot;&quot;; &quot;&quot;; 8-LEN([.H142])+2)" office:value-type="float" office:value="0" calcext:value-type="float">
            <text:p>0</text:p>
          </table:table-cell>
          <table:table-cell table:style-name="ce29" table:formula="of:=IF([.I142]=&quot;&quot;; &quot;&quot;; 8-LEN([.I142])+2)" office:value-type="float" office:value="3" calcext:value-type="float">
            <text:p>3</text:p>
          </table:table-cell>
          <table:table-cell table:style-name="ce29" table:formula="of:=IF([.J142]=&quot;&quot;; &quot;&quot;; 8-LEN([.J142])+2)">
            <text:p/>
          </table:table-cell>
          <table:table-cell table:style-name="ce31" table:formula="of:=IF(OR([.$F142]=&quot;&quot;; [.$E142]=8); &quot;&quot;; &quot;+ &quot;)" office:value-type="string" office:string-value="+ " calcext:value-type="string">
            <text:p>+ </text:p>
          </table:table-cell>
          <table:table-cell table:style-name="ce32" table:formula="of:=IF([.$F142]=&quot;&quot;; &quot;&quot;; IF([.$K142]&gt;0; COM.MICROSOFT.CONCAT(&quot;(&quot;; [.$F142]; &quot; &lt;&lt; &quot;; [.$K142]; &quot;)&quot;); [.$F142]))" office:value-type="string" office:string-value="0b11" calcext:value-type="string">
            <text:p>0b11</text:p>
          </table:table-cell>
          <table:table-cell table:style-name="ce32" table:formula="of:=IF(OR([.$F142]=&quot;&quot;; AND([.$G142]=&quot;&quot;; [.$K142]&lt;&gt;0)); &quot;&quot;; &quot;, &quot;)" office:value-type="string" office:string-value=", " calcext:value-type="string">
            <text:p>, </text:p>
          </table:table-cell>
          <table:table-cell table:style-name="ce32" table:formula="of:=IF([.$G142]=&quot;&quot;; &quot;&quot;; IF([.$L142]&gt;0; COM.MICROSOFT.CONCAT(&quot;(&quot;; [.$G142]; &quot; &lt;&lt; &quot;; [.$L142]; &quot;)&quot;); [.$G142]))" office:value-type="string" office:string-value="0b11111111" calcext:value-type="string">
            <text:p>0b11111111</text:p>
          </table:table-cell>
          <table:table-cell table:style-name="ce32" table:formula="of:=IF(OR([.$G142]=&quot;&quot;; AND([.$H142]=&quot;&quot;; [.$L142]&lt;&gt;0)); &quot;&quot;; &quot;, &quot;)" office:value-type="string" office:string-value=", " calcext:value-type="string">
            <text:p>, </text:p>
          </table:table-cell>
          <table:table-cell table:style-name="ce32" table:formula="of:=IF([.$H142]=&quot;&quot;; &quot;&quot;; IF([.$M142]&gt;0; COM.MICROSOFT.CONCAT(&quot;(&quot;; [.$H142]; &quot; &lt;&lt; &quot;; [.$M142]; &quot;)&quot;); [.$H142]))" office:value-type="string" office:string-value="0b11111110" calcext:value-type="string">
            <text:p>0b11111110</text:p>
          </table:table-cell>
          <table:table-cell table:style-name="ce32" table:formula="of:=IF(OR([.$H142]=&quot;&quot;; AND([.$I142]=&quot;&quot;; [.$M142]&lt;&gt;0)); &quot;&quot;; &quot;, &quot;)" office:value-type="string" office:string-value=", " calcext:value-type="string">
            <text:p>, </text:p>
          </table:table-cell>
          <table:table-cell table:style-name="ce32" table:formula="of:=IF([.$I142]=&quot;&quot;; &quot;&quot;; IF([.$N142]&gt;0; COM.MICROSOFT.CONCAT(&quot;(&quot;; [.$I142]; &quot; &lt;&lt; &quot;; [.$N142]; &quot;)&quot;); [.$I142]))" office:value-type="string" office:string-value="(0b11101 &lt;&lt; 3)" calcext:value-type="string">
            <text:p>(0b11101 &lt;&lt; 3)</text:p>
          </table:table-cell>
          <table:table-cell table:style-name="ce32" table:formula="of:=IF(OR([.$I142]=&quot;&quot;; AND([.$J142]=&quot;&quot;; [.$N142]&lt;&gt;0)); &quot;&quot;; &quot;, &quot;)">
            <text:p/>
          </table:table-cell>
          <table:table-cell table:style-name="ce32" table:formula="of:=IF([.$J142]=&quot;&quot;; &quot;&quot;; IF([.$O142]&gt;0; COM.MICROSOFT.CONCAT(&quot;(&quot;; [.$J142]; &quot; &lt;&lt; &quot;; [.$O142]; &quot;)&quot;); [.$J142]))">
            <text:p/>
          </table:table-cell>
          <table:table-cell table:style-name="ce33" table:formula="of:=IF(OR([.$J142]=&quot;&quot;; AND([.$O142]&lt;&gt;0)); &quot;&quot;; &quot;, &quot;)">
            <text:p/>
          </table:table-cell>
          <table:table-cell table:formula="of:=COM.MICROSOFT.CONCAT(&quot;// &quot;; [.B142]; &quot; &quot;; IF([.A142]=&quot;&quot;; &quot;   &quot;; COM.MICROSOFT.CONCAT(&quot;-&quot;; [.A142]; &quot;-&quot;)); &quot; &quot;; [.C142])" office:value-type="string" office:string-value="// 140     |11111111|11111111|1011101" calcext:value-type="string">
            <text:p>// 140 <text:s text:c="4"/>|11111111|11111111|1011101</text:p>
          </table:table-cell>
          <table:table-cell table:formula="of:=COM.MICROSOFT.CONCAT([.P142:.Z142])" office:value-type="string" office:string-value="+ 0b11, 0b11111111, 0b11111110, (0b11101 &lt;&lt; 3)" calcext:value-type="string">
            <text:p>+ 0b11, 0b11111111, 0b11111110, (0b11101 &lt;&lt; 3)</text:p>
          </table:table-cell>
          <table:table-cell table:formula="of:=COM.MICROSOFT.CONCAT([.AA142]; CHAR(10); [.AB142])" office:value-type="string" office:string-value="// 140     |11111111|11111111|1011101&#10;+ 0b11, 0b11111111, 0b11111110, (0b11101 &lt;&lt; 3)" calcext:value-type="string">
            <text:p>// 140     |11111111|11111111|1011101</text:p>
            <text:p>+ 0b11, 0b11111111, 0b11111110, (0b11101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|11111111|11111111|1011110</text:p>
          </table:table-cell>
          <table:table-cell office:value-type="string" calcext:value-type="string">
            <text:p>11111111111111111011110</text:p>
          </table:table-cell>
          <table:table-cell table:formula="of:=8-MOD(LEN([.$D142])-[.$E142]; 8)" office:value-type="float" office:value="3" calcext:value-type="float">
            <text:p>3</text:p>
          </table:table-cell>
          <table:table-cell table:style-name="ce29" table:formula="of:=IF(MID([.$D143];1;[.$E143])=&quot;&quot;; &quot;&quot;; COM.MICROSOFT.CONCAT(&quot;0b&quot;; MID([.$D143];1;[.$E143])))" office:value-type="string" office:string-value="0b111" calcext:value-type="string">
            <text:p>0b111</text:p>
          </table:table-cell>
          <table:table-cell table:style-name="ce29" table:formula="of:=IF(MID([.$D143];1+[.$E143]; 8)=&quot;&quot;; &quot;&quot;; COM.MICROSOFT.CONCAT(&quot;0b&quot;; MID([.$D143];1+[.$E143]; 8)))" office:value-type="string" office:string-value="0b11111111" calcext:value-type="string">
            <text:p>0b11111111</text:p>
          </table:table-cell>
          <table:table-cell table:style-name="ce29" table:formula="of:=IF(MID([.$D143];1+[.$E143]+8; 8)=&quot;&quot;; &quot;&quot;; COM.MICROSOFT.CONCAT(&quot;0b&quot;; MID([.$D143];1+[.$E143]+8; 8)))" office:value-type="string" office:string-value="0b11111101" calcext:value-type="string">
            <text:p>0b11111101</text:p>
          </table:table-cell>
          <table:table-cell table:style-name="ce29" table:formula="of:=IF(MID([.$D143];1+[.$E143]+8+8; 8)=&quot;&quot;; &quot;&quot;; COM.MICROSOFT.CONCAT(&quot;0b&quot;; MID([.$D143];1+[.$E143]+8+8; 8)))" office:value-type="string" office:string-value="0b1110" calcext:value-type="string">
            <text:p>0b1110</text:p>
          </table:table-cell>
          <table:table-cell table:style-name="ce29" table:formula="of:=IF(MID([.$D143];1+[.$E143]+8+8+8; 8)=&quot;&quot;; &quot;&quot;; COM.MICROSOFT.CONCAT(&quot;0b&quot;; MID([.$D143];1+[.$E143]+8+8+8; 8)))">
            <text:p/>
          </table:table-cell>
          <table:table-cell table:style-name="ce31" table:formula="of:=[.E143]-LEN([.F143])+2" office:value-type="float" office:value="0" calcext:value-type="float">
            <text:p>0</text:p>
          </table:table-cell>
          <table:table-cell table:style-name="ce29" table:formula="of:=IF([.G143]=&quot;&quot;; &quot;&quot;; 8-LEN([.G143])+2)" office:value-type="float" office:value="0" calcext:value-type="float">
            <text:p>0</text:p>
          </table:table-cell>
          <table:table-cell table:style-name="ce29" table:formula="of:=IF([.H143]=&quot;&quot;; &quot;&quot;; 8-LEN([.H143])+2)" office:value-type="float" office:value="0" calcext:value-type="float">
            <text:p>0</text:p>
          </table:table-cell>
          <table:table-cell table:style-name="ce29" table:formula="of:=IF([.I143]=&quot;&quot;; &quot;&quot;; 8-LEN([.I143])+2)" office:value-type="float" office:value="4" calcext:value-type="float">
            <text:p>4</text:p>
          </table:table-cell>
          <table:table-cell table:style-name="ce29" table:formula="of:=IF([.J143]=&quot;&quot;; &quot;&quot;; 8-LEN([.J143])+2)">
            <text:p/>
          </table:table-cell>
          <table:table-cell table:style-name="ce31" table:formula="of:=IF(OR([.$F143]=&quot;&quot;; [.$E143]=8); &quot;&quot;; &quot;+ &quot;)" office:value-type="string" office:string-value="+ " calcext:value-type="string">
            <text:p>+ </text:p>
          </table:table-cell>
          <table:table-cell table:style-name="ce32" table:formula="of:=IF([.$F143]=&quot;&quot;; &quot;&quot;; IF([.$K143]&gt;0; COM.MICROSOFT.CONCAT(&quot;(&quot;; [.$F143]; &quot; &lt;&lt; &quot;; [.$K143]; &quot;)&quot;); [.$F143]))" office:value-type="string" office:string-value="0b111" calcext:value-type="string">
            <text:p>0b111</text:p>
          </table:table-cell>
          <table:table-cell table:style-name="ce32" table:formula="of:=IF(OR([.$F143]=&quot;&quot;; AND([.$G143]=&quot;&quot;; [.$K143]&lt;&gt;0)); &quot;&quot;; &quot;, &quot;)" office:value-type="string" office:string-value=", " calcext:value-type="string">
            <text:p>, </text:p>
          </table:table-cell>
          <table:table-cell table:style-name="ce32" table:formula="of:=IF([.$G143]=&quot;&quot;; &quot;&quot;; IF([.$L143]&gt;0; COM.MICROSOFT.CONCAT(&quot;(&quot;; [.$G143]; &quot; &lt;&lt; &quot;; [.$L143]; &quot;)&quot;); [.$G143]))" office:value-type="string" office:string-value="0b11111111" calcext:value-type="string">
            <text:p>0b11111111</text:p>
          </table:table-cell>
          <table:table-cell table:style-name="ce32" table:formula="of:=IF(OR([.$G143]=&quot;&quot;; AND([.$H143]=&quot;&quot;; [.$L143]&lt;&gt;0)); &quot;&quot;; &quot;, &quot;)" office:value-type="string" office:string-value=", " calcext:value-type="string">
            <text:p>, </text:p>
          </table:table-cell>
          <table:table-cell table:style-name="ce32" table:formula="of:=IF([.$H143]=&quot;&quot;; &quot;&quot;; IF([.$M143]&gt;0; COM.MICROSOFT.CONCAT(&quot;(&quot;; [.$H143]; &quot; &lt;&lt; &quot;; [.$M143]; &quot;)&quot;); [.$H143]))" office:value-type="string" office:string-value="0b11111101" calcext:value-type="string">
            <text:p>0b11111101</text:p>
          </table:table-cell>
          <table:table-cell table:style-name="ce32" table:formula="of:=IF(OR([.$H143]=&quot;&quot;; AND([.$I143]=&quot;&quot;; [.$M143]&lt;&gt;0)); &quot;&quot;; &quot;, &quot;)" office:value-type="string" office:string-value=", " calcext:value-type="string">
            <text:p>, </text:p>
          </table:table-cell>
          <table:table-cell table:style-name="ce32" table:formula="of:=IF([.$I143]=&quot;&quot;; &quot;&quot;; IF([.$N143]&gt;0; COM.MICROSOFT.CONCAT(&quot;(&quot;; [.$I143]; &quot; &lt;&lt; &quot;; [.$N143]; &quot;)&quot;); [.$I143]))" office:value-type="string" office:string-value="(0b1110 &lt;&lt; 4)" calcext:value-type="string">
            <text:p>(0b1110 &lt;&lt; 4)</text:p>
          </table:table-cell>
          <table:table-cell table:style-name="ce32" table:formula="of:=IF(OR([.$I143]=&quot;&quot;; AND([.$J143]=&quot;&quot;; [.$N143]&lt;&gt;0)); &quot;&quot;; &quot;, &quot;)">
            <text:p/>
          </table:table-cell>
          <table:table-cell table:style-name="ce32" table:formula="of:=IF([.$J143]=&quot;&quot;; &quot;&quot;; IF([.$O143]&gt;0; COM.MICROSOFT.CONCAT(&quot;(&quot;; [.$J143]; &quot; &lt;&lt; &quot;; [.$O143]; &quot;)&quot;); [.$J143]))">
            <text:p/>
          </table:table-cell>
          <table:table-cell table:style-name="ce33" table:formula="of:=IF(OR([.$J143]=&quot;&quot;; AND([.$O143]&lt;&gt;0)); &quot;&quot;; &quot;, &quot;)">
            <text:p/>
          </table:table-cell>
          <table:table-cell table:formula="of:=COM.MICROSOFT.CONCAT(&quot;// &quot;; [.B143]; &quot; &quot;; IF([.A143]=&quot;&quot;; &quot;   &quot;; COM.MICROSOFT.CONCAT(&quot;-&quot;; [.A143]; &quot;-&quot;)); &quot; &quot;; [.C143])" office:value-type="string" office:string-value="// 141     |11111111|11111111|1011110" calcext:value-type="string">
            <text:p>// 141 <text:s text:c="4"/>|11111111|11111111|1011110</text:p>
          </table:table-cell>
          <table:table-cell table:formula="of:=COM.MICROSOFT.CONCAT([.P143:.Z143])" office:value-type="string" office:string-value="+ 0b111, 0b11111111, 0b11111101, (0b1110 &lt;&lt; 4)" calcext:value-type="string">
            <text:p>+ 0b111, 0b11111111, 0b11111101, (0b1110 &lt;&lt; 4)</text:p>
          </table:table-cell>
          <table:table-cell table:formula="of:=COM.MICROSOFT.CONCAT([.AA143]; CHAR(10); [.AB143])" office:value-type="string" office:string-value="// 141     |11111111|11111111|1011110&#10;+ 0b111, 0b11111111, 0b11111101, (0b1110 &lt;&lt; 4)" calcext:value-type="string">
            <text:p>// 141     |11111111|11111111|1011110</text:p>
            <text:p>+ 0b111, 0b11111111, 0b11111101, (0b111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|11111111|11111111|11101011</text:p>
          </table:table-cell>
          <table:table-cell office:value-type="string" calcext:value-type="string">
            <text:p>111111111111111111101011</text:p>
          </table:table-cell>
          <table:table-cell table:formula="of:=8-MOD(LEN([.$D143])-[.$E143]; 8)" office:value-type="float" office:value="4" calcext:value-type="float">
            <text:p>4</text:p>
          </table:table-cell>
          <table:table-cell table:style-name="ce29" table:formula="of:=IF(MID([.$D144];1;[.$E144])=&quot;&quot;; &quot;&quot;; COM.MICROSOFT.CONCAT(&quot;0b&quot;; MID([.$D144];1;[.$E144])))" office:value-type="string" office:string-value="0b1111" calcext:value-type="string">
            <text:p>0b1111</text:p>
          </table:table-cell>
          <table:table-cell table:style-name="ce29" table:formula="of:=IF(MID([.$D144];1+[.$E144]; 8)=&quot;&quot;; &quot;&quot;; COM.MICROSOFT.CONCAT(&quot;0b&quot;; MID([.$D144];1+[.$E144]; 8)))" office:value-type="string" office:string-value="0b11111111" calcext:value-type="string">
            <text:p>0b11111111</text:p>
          </table:table-cell>
          <table:table-cell table:style-name="ce29" table:formula="of:=IF(MID([.$D144];1+[.$E144]+8; 8)=&quot;&quot;; &quot;&quot;; COM.MICROSOFT.CONCAT(&quot;0b&quot;; MID([.$D144];1+[.$E144]+8; 8)))" office:value-type="string" office:string-value="0b11111110" calcext:value-type="string">
            <text:p>0b11111110</text:p>
          </table:table-cell>
          <table:table-cell table:style-name="ce29" table:formula="of:=IF(MID([.$D144];1+[.$E144]+8+8; 8)=&quot;&quot;; &quot;&quot;; COM.MICROSOFT.CONCAT(&quot;0b&quot;; MID([.$D144];1+[.$E144]+8+8; 8)))" office:value-type="string" office:string-value="0b1011" calcext:value-type="string">
            <text:p>0b1011</text:p>
          </table:table-cell>
          <table:table-cell table:style-name="ce29" table:formula="of:=IF(MID([.$D144];1+[.$E144]+8+8+8; 8)=&quot;&quot;; &quot;&quot;; COM.MICROSOFT.CONCAT(&quot;0b&quot;; MID([.$D144];1+[.$E144]+8+8+8; 8)))">
            <text:p/>
          </table:table-cell>
          <table:table-cell table:style-name="ce31" table:formula="of:=[.E144]-LEN([.F144])+2" office:value-type="float" office:value="0" calcext:value-type="float">
            <text:p>0</text:p>
          </table:table-cell>
          <table:table-cell table:style-name="ce29" table:formula="of:=IF([.G144]=&quot;&quot;; &quot;&quot;; 8-LEN([.G144])+2)" office:value-type="float" office:value="0" calcext:value-type="float">
            <text:p>0</text:p>
          </table:table-cell>
          <table:table-cell table:style-name="ce29" table:formula="of:=IF([.H144]=&quot;&quot;; &quot;&quot;; 8-LEN([.H144])+2)" office:value-type="float" office:value="0" calcext:value-type="float">
            <text:p>0</text:p>
          </table:table-cell>
          <table:table-cell table:style-name="ce29" table:formula="of:=IF([.I144]=&quot;&quot;; &quot;&quot;; 8-LEN([.I144])+2)" office:value-type="float" office:value="4" calcext:value-type="float">
            <text:p>4</text:p>
          </table:table-cell>
          <table:table-cell table:style-name="ce29" table:formula="of:=IF([.J144]=&quot;&quot;; &quot;&quot;; 8-LEN([.J144])+2)">
            <text:p/>
          </table:table-cell>
          <table:table-cell table:style-name="ce31" table:formula="of:=IF(OR([.$F144]=&quot;&quot;; [.$E144]=8); &quot;&quot;; &quot;+ &quot;)" office:value-type="string" office:string-value="+ " calcext:value-type="string">
            <text:p>+ </text:p>
          </table:table-cell>
          <table:table-cell table:style-name="ce32" table:formula="of:=IF([.$F144]=&quot;&quot;; &quot;&quot;; IF([.$K144]&gt;0; COM.MICROSOFT.CONCAT(&quot;(&quot;; [.$F144]; &quot; &lt;&lt; &quot;; [.$K144]; &quot;)&quot;); [.$F144]))" office:value-type="string" office:string-value="0b1111" calcext:value-type="string">
            <text:p>0b1111</text:p>
          </table:table-cell>
          <table:table-cell table:style-name="ce32" table:formula="of:=IF(OR([.$F144]=&quot;&quot;; AND([.$G144]=&quot;&quot;; [.$K144]&lt;&gt;0)); &quot;&quot;; &quot;, &quot;)" office:value-type="string" office:string-value=", " calcext:value-type="string">
            <text:p>, </text:p>
          </table:table-cell>
          <table:table-cell table:style-name="ce32" table:formula="of:=IF([.$G144]=&quot;&quot;; &quot;&quot;; IF([.$L144]&gt;0; COM.MICROSOFT.CONCAT(&quot;(&quot;; [.$G144]; &quot; &lt;&lt; &quot;; [.$L144]; &quot;)&quot;); [.$G144]))" office:value-type="string" office:string-value="0b11111111" calcext:value-type="string">
            <text:p>0b11111111</text:p>
          </table:table-cell>
          <table:table-cell table:style-name="ce32" table:formula="of:=IF(OR([.$G144]=&quot;&quot;; AND([.$H144]=&quot;&quot;; [.$L144]&lt;&gt;0)); &quot;&quot;; &quot;, &quot;)" office:value-type="string" office:string-value=", " calcext:value-type="string">
            <text:p>, </text:p>
          </table:table-cell>
          <table:table-cell table:style-name="ce32" table:formula="of:=IF([.$H144]=&quot;&quot;; &quot;&quot;; IF([.$M144]&gt;0; COM.MICROSOFT.CONCAT(&quot;(&quot;; [.$H144]; &quot; &lt;&lt; &quot;; [.$M144]; &quot;)&quot;); [.$H144]))" office:value-type="string" office:string-value="0b11111110" calcext:value-type="string">
            <text:p>0b11111110</text:p>
          </table:table-cell>
          <table:table-cell table:style-name="ce32" table:formula="of:=IF(OR([.$H144]=&quot;&quot;; AND([.$I144]=&quot;&quot;; [.$M144]&lt;&gt;0)); &quot;&quot;; &quot;, &quot;)" office:value-type="string" office:string-value=", " calcext:value-type="string">
            <text:p>, </text:p>
          </table:table-cell>
          <table:table-cell table:style-name="ce32" table:formula="of:=IF([.$I144]=&quot;&quot;; &quot;&quot;; IF([.$N144]&gt;0; COM.MICROSOFT.CONCAT(&quot;(&quot;; [.$I144]; &quot; &lt;&lt; &quot;; [.$N144]; &quot;)&quot;); [.$I144]))" office:value-type="string" office:string-value="(0b1011 &lt;&lt; 4)" calcext:value-type="string">
            <text:p>(0b1011 &lt;&lt; 4)</text:p>
          </table:table-cell>
          <table:table-cell table:style-name="ce32" table:formula="of:=IF(OR([.$I144]=&quot;&quot;; AND([.$J144]=&quot;&quot;; [.$N144]&lt;&gt;0)); &quot;&quot;; &quot;, &quot;)">
            <text:p/>
          </table:table-cell>
          <table:table-cell table:style-name="ce32" table:formula="of:=IF([.$J144]=&quot;&quot;; &quot;&quot;; IF([.$O144]&gt;0; COM.MICROSOFT.CONCAT(&quot;(&quot;; [.$J144]; &quot; &lt;&lt; &quot;; [.$O144]; &quot;)&quot;); [.$J144]))">
            <text:p/>
          </table:table-cell>
          <table:table-cell table:style-name="ce33" table:formula="of:=IF(OR([.$J144]=&quot;&quot;; AND([.$O144]&lt;&gt;0)); &quot;&quot;; &quot;, &quot;)">
            <text:p/>
          </table:table-cell>
          <table:table-cell table:formula="of:=COM.MICROSOFT.CONCAT(&quot;// &quot;; [.B144]; &quot; &quot;; IF([.A144]=&quot;&quot;; &quot;   &quot;; COM.MICROSOFT.CONCAT(&quot;-&quot;; [.A144]; &quot;-&quot;)); &quot; &quot;; [.C144])" office:value-type="string" office:string-value="// 142     |11111111|11111111|11101011" calcext:value-type="string">
            <text:p>// 142 <text:s text:c="4"/>|11111111|11111111|11101011</text:p>
          </table:table-cell>
          <table:table-cell table:formula="of:=COM.MICROSOFT.CONCAT([.P144:.Z144])" office:value-type="string" office:string-value="+ 0b1111, 0b11111111, 0b11111110, (0b1011 &lt;&lt; 4)" calcext:value-type="string">
            <text:p>+ 0b1111, 0b11111111, 0b11111110, (0b1011 &lt;&lt; 4)</text:p>
          </table:table-cell>
          <table:table-cell table:formula="of:=COM.MICROSOFT.CONCAT([.AA144]; CHAR(10); [.AB144])" office:value-type="string" office:string-value="// 142     |11111111|11111111|11101011&#10;+ 0b1111, 0b11111111, 0b11111110, (0b1011 &lt;&lt; 4)" calcext:value-type="string">
            <text:p>// 142     |11111111|11111111|11101011</text:p>
            <text:p>+ 0b1111, 0b11111111, 0b11111110, (0b101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|11111111|11111111|1011111</text:p>
          </table:table-cell>
          <table:table-cell office:value-type="string" calcext:value-type="string">
            <text:p>11111111111111111011111</text:p>
          </table:table-cell>
          <table:table-cell table:formula="of:=8-MOD(LEN([.$D144])-[.$E144]; 8)" office:value-type="float" office:value="4" calcext:value-type="float">
            <text:p>4</text:p>
          </table:table-cell>
          <table:table-cell table:style-name="ce29" table:formula="of:=IF(MID([.$D145];1;[.$E145])=&quot;&quot;; &quot;&quot;; COM.MICROSOFT.CONCAT(&quot;0b&quot;; MID([.$D145];1;[.$E145])))" office:value-type="string" office:string-value="0b1111" calcext:value-type="string">
            <text:p>0b1111</text:p>
          </table:table-cell>
          <table:table-cell table:style-name="ce29" table:formula="of:=IF(MID([.$D145];1+[.$E145]; 8)=&quot;&quot;; &quot;&quot;; COM.MICROSOFT.CONCAT(&quot;0b&quot;; MID([.$D145];1+[.$E145]; 8)))" office:value-type="string" office:string-value="0b11111111" calcext:value-type="string">
            <text:p>0b11111111</text:p>
          </table:table-cell>
          <table:table-cell table:style-name="ce29" table:formula="of:=IF(MID([.$D145];1+[.$E145]+8; 8)=&quot;&quot;; &quot;&quot;; COM.MICROSOFT.CONCAT(&quot;0b&quot;; MID([.$D145];1+[.$E145]+8; 8)))" office:value-type="string" office:string-value="0b11111011" calcext:value-type="string">
            <text:p>0b11111011</text:p>
          </table:table-cell>
          <table:table-cell table:style-name="ce29" table:formula="of:=IF(MID([.$D145];1+[.$E145]+8+8; 8)=&quot;&quot;; &quot;&quot;; COM.MICROSOFT.CONCAT(&quot;0b&quot;; MID([.$D145];1+[.$E145]+8+8; 8)))" office:value-type="string" office:string-value="0b111" calcext:value-type="string">
            <text:p>0b111</text:p>
          </table:table-cell>
          <table:table-cell table:style-name="ce29" table:formula="of:=IF(MID([.$D145];1+[.$E145]+8+8+8; 8)=&quot;&quot;; &quot;&quot;; COM.MICROSOFT.CONCAT(&quot;0b&quot;; MID([.$D145];1+[.$E145]+8+8+8; 8)))">
            <text:p/>
          </table:table-cell>
          <table:table-cell table:style-name="ce31" table:formula="of:=[.E145]-LEN([.F145])+2" office:value-type="float" office:value="0" calcext:value-type="float">
            <text:p>0</text:p>
          </table:table-cell>
          <table:table-cell table:style-name="ce29" table:formula="of:=IF([.G145]=&quot;&quot;; &quot;&quot;; 8-LEN([.G145])+2)" office:value-type="float" office:value="0" calcext:value-type="float">
            <text:p>0</text:p>
          </table:table-cell>
          <table:table-cell table:style-name="ce29" table:formula="of:=IF([.H145]=&quot;&quot;; &quot;&quot;; 8-LEN([.H145])+2)" office:value-type="float" office:value="0" calcext:value-type="float">
            <text:p>0</text:p>
          </table:table-cell>
          <table:table-cell table:style-name="ce29" table:formula="of:=IF([.I145]=&quot;&quot;; &quot;&quot;; 8-LEN([.I145])+2)" office:value-type="float" office:value="5" calcext:value-type="float">
            <text:p>5</text:p>
          </table:table-cell>
          <table:table-cell table:style-name="ce29" table:formula="of:=IF([.J145]=&quot;&quot;; &quot;&quot;; 8-LEN([.J145])+2)">
            <text:p/>
          </table:table-cell>
          <table:table-cell table:style-name="ce31" table:formula="of:=IF(OR([.$F145]=&quot;&quot;; [.$E145]=8); &quot;&quot;; &quot;+ &quot;)" office:value-type="string" office:string-value="+ " calcext:value-type="string">
            <text:p>+ </text:p>
          </table:table-cell>
          <table:table-cell table:style-name="ce32" table:formula="of:=IF([.$F145]=&quot;&quot;; &quot;&quot;; IF([.$K145]&gt;0; COM.MICROSOFT.CONCAT(&quot;(&quot;; [.$F145]; &quot; &lt;&lt; &quot;; [.$K145]; &quot;)&quot;); [.$F145]))" office:value-type="string" office:string-value="0b1111" calcext:value-type="string">
            <text:p>0b1111</text:p>
          </table:table-cell>
          <table:table-cell table:style-name="ce32" table:formula="of:=IF(OR([.$F145]=&quot;&quot;; AND([.$G145]=&quot;&quot;; [.$K145]&lt;&gt;0)); &quot;&quot;; &quot;, &quot;)" office:value-type="string" office:string-value=", " calcext:value-type="string">
            <text:p>, </text:p>
          </table:table-cell>
          <table:table-cell table:style-name="ce32" table:formula="of:=IF([.$G145]=&quot;&quot;; &quot;&quot;; IF([.$L145]&gt;0; COM.MICROSOFT.CONCAT(&quot;(&quot;; [.$G145]; &quot; &lt;&lt; &quot;; [.$L145]; &quot;)&quot;); [.$G145]))" office:value-type="string" office:string-value="0b11111111" calcext:value-type="string">
            <text:p>0b11111111</text:p>
          </table:table-cell>
          <table:table-cell table:style-name="ce32" table:formula="of:=IF(OR([.$G145]=&quot;&quot;; AND([.$H145]=&quot;&quot;; [.$L145]&lt;&gt;0)); &quot;&quot;; &quot;, &quot;)" office:value-type="string" office:string-value=", " calcext:value-type="string">
            <text:p>, </text:p>
          </table:table-cell>
          <table:table-cell table:style-name="ce32" table:formula="of:=IF([.$H145]=&quot;&quot;; &quot;&quot;; IF([.$M145]&gt;0; COM.MICROSOFT.CONCAT(&quot;(&quot;; [.$H145]; &quot; &lt;&lt; &quot;; [.$M145]; &quot;)&quot;); [.$H145]))" office:value-type="string" office:string-value="0b11111011" calcext:value-type="string">
            <text:p>0b11111011</text:p>
          </table:table-cell>
          <table:table-cell table:style-name="ce32" table:formula="of:=IF(OR([.$H145]=&quot;&quot;; AND([.$I145]=&quot;&quot;; [.$M145]&lt;&gt;0)); &quot;&quot;; &quot;, &quot;)" office:value-type="string" office:string-value=", " calcext:value-type="string">
            <text:p>, </text:p>
          </table:table-cell>
          <table:table-cell table:style-name="ce32" table:formula="of:=IF([.$I145]=&quot;&quot;; &quot;&quot;; IF([.$N145]&gt;0; COM.MICROSOFT.CONCAT(&quot;(&quot;; [.$I145]; &quot; &lt;&lt; &quot;; [.$N145]; &quot;)&quot;); [.$I145]))" office:value-type="string" office:string-value="(0b111 &lt;&lt; 5)" calcext:value-type="string">
            <text:p>(0b111 &lt;&lt; 5)</text:p>
          </table:table-cell>
          <table:table-cell table:style-name="ce32" table:formula="of:=IF(OR([.$I145]=&quot;&quot;; AND([.$J145]=&quot;&quot;; [.$N145]&lt;&gt;0)); &quot;&quot;; &quot;, &quot;)">
            <text:p/>
          </table:table-cell>
          <table:table-cell table:style-name="ce32" table:formula="of:=IF([.$J145]=&quot;&quot;; &quot;&quot;; IF([.$O145]&gt;0; COM.MICROSOFT.CONCAT(&quot;(&quot;; [.$J145]; &quot; &lt;&lt; &quot;; [.$O145]; &quot;)&quot;); [.$J145]))">
            <text:p/>
          </table:table-cell>
          <table:table-cell table:style-name="ce33" table:formula="of:=IF(OR([.$J145]=&quot;&quot;; AND([.$O145]&lt;&gt;0)); &quot;&quot;; &quot;, &quot;)">
            <text:p/>
          </table:table-cell>
          <table:table-cell table:formula="of:=COM.MICROSOFT.CONCAT(&quot;// &quot;; [.B145]; &quot; &quot;; IF([.A145]=&quot;&quot;; &quot;   &quot;; COM.MICROSOFT.CONCAT(&quot;-&quot;; [.A145]; &quot;-&quot;)); &quot; &quot;; [.C145])" office:value-type="string" office:string-value="// 143     |11111111|11111111|1011111" calcext:value-type="string">
            <text:p>// 143 <text:s text:c="4"/>|11111111|11111111|1011111</text:p>
          </table:table-cell>
          <table:table-cell table:formula="of:=COM.MICROSOFT.CONCAT([.P145:.Z145])" office:value-type="string" office:string-value="+ 0b1111, 0b11111111, 0b11111011, (0b111 &lt;&lt; 5)" calcext:value-type="string">
            <text:p>+ 0b1111, 0b11111111, 0b11111011, (0b111 &lt;&lt; 5)</text:p>
          </table:table-cell>
          <table:table-cell table:formula="of:=COM.MICROSOFT.CONCAT([.AA145]; CHAR(10); [.AB145])" office:value-type="string" office:string-value="// 143     |11111111|11111111|1011111&#10;+ 0b1111, 0b11111111, 0b11111011, (0b111 &lt;&lt; 5)" calcext:value-type="string">
            <text:p>// 143     |11111111|11111111|1011111</text:p>
            <text:p>+ 0b1111, 0b11111111, 0b11111011, (0b111 &lt;&lt; 5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|11111111|11111111|11101100</text:p>
          </table:table-cell>
          <table:table-cell office:value-type="string" calcext:value-type="string">
            <text:p>111111111111111111101100</text:p>
          </table:table-cell>
          <table:table-cell table:formula="of:=8-MOD(LEN([.$D145])-[.$E145]; 8)" office:value-type="float" office:value="5" calcext:value-type="float">
            <text:p>5</text:p>
          </table:table-cell>
          <table:table-cell table:style-name="ce29" table:formula="of:=IF(MID([.$D146];1;[.$E146])=&quot;&quot;; &quot;&quot;; COM.MICROSOFT.CONCAT(&quot;0b&quot;; MID([.$D146];1;[.$E146])))" office:value-type="string" office:string-value="0b11111" calcext:value-type="string">
            <text:p>0b11111</text:p>
          </table:table-cell>
          <table:table-cell table:style-name="ce29" table:formula="of:=IF(MID([.$D146];1+[.$E146]; 8)=&quot;&quot;; &quot;&quot;; COM.MICROSOFT.CONCAT(&quot;0b&quot;; MID([.$D146];1+[.$E146]; 8)))" office:value-type="string" office:string-value="0b11111111" calcext:value-type="string">
            <text:p>0b11111111</text:p>
          </table:table-cell>
          <table:table-cell table:style-name="ce29" table:formula="of:=IF(MID([.$D146];1+[.$E146]+8; 8)=&quot;&quot;; &quot;&quot;; COM.MICROSOFT.CONCAT(&quot;0b&quot;; MID([.$D146];1+[.$E146]+8; 8)))" office:value-type="string" office:string-value="0b11111101" calcext:value-type="string">
            <text:p>0b11111101</text:p>
          </table:table-cell>
          <table:table-cell table:style-name="ce29" table:formula="of:=IF(MID([.$D146];1+[.$E146]+8+8; 8)=&quot;&quot;; &quot;&quot;; COM.MICROSOFT.CONCAT(&quot;0b&quot;; MID([.$D146];1+[.$E146]+8+8; 8)))" office:value-type="string" office:string-value="0b100" calcext:value-type="string">
            <text:p>0b100</text:p>
          </table:table-cell>
          <table:table-cell table:style-name="ce29" table:formula="of:=IF(MID([.$D146];1+[.$E146]+8+8+8; 8)=&quot;&quot;; &quot;&quot;; COM.MICROSOFT.CONCAT(&quot;0b&quot;; MID([.$D146];1+[.$E146]+8+8+8; 8)))">
            <text:p/>
          </table:table-cell>
          <table:table-cell table:style-name="ce31" table:formula="of:=[.E146]-LEN([.F146])+2" office:value-type="float" office:value="0" calcext:value-type="float">
            <text:p>0</text:p>
          </table:table-cell>
          <table:table-cell table:style-name="ce29" table:formula="of:=IF([.G146]=&quot;&quot;; &quot;&quot;; 8-LEN([.G146])+2)" office:value-type="float" office:value="0" calcext:value-type="float">
            <text:p>0</text:p>
          </table:table-cell>
          <table:table-cell table:style-name="ce29" table:formula="of:=IF([.H146]=&quot;&quot;; &quot;&quot;; 8-LEN([.H146])+2)" office:value-type="float" office:value="0" calcext:value-type="float">
            <text:p>0</text:p>
          </table:table-cell>
          <table:table-cell table:style-name="ce29" table:formula="of:=IF([.I146]=&quot;&quot;; &quot;&quot;; 8-LEN([.I146])+2)" office:value-type="float" office:value="5" calcext:value-type="float">
            <text:p>5</text:p>
          </table:table-cell>
          <table:table-cell table:style-name="ce29" table:formula="of:=IF([.J146]=&quot;&quot;; &quot;&quot;; 8-LEN([.J146])+2)">
            <text:p/>
          </table:table-cell>
          <table:table-cell table:style-name="ce31" table:formula="of:=IF(OR([.$F146]=&quot;&quot;; [.$E146]=8); &quot;&quot;; &quot;+ &quot;)" office:value-type="string" office:string-value="+ " calcext:value-type="string">
            <text:p>+ </text:p>
          </table:table-cell>
          <table:table-cell table:style-name="ce32" table:formula="of:=IF([.$F146]=&quot;&quot;; &quot;&quot;; IF([.$K146]&gt;0; COM.MICROSOFT.CONCAT(&quot;(&quot;; [.$F146]; &quot; &lt;&lt; &quot;; [.$K146]; &quot;)&quot;); [.$F146]))" office:value-type="string" office:string-value="0b11111" calcext:value-type="string">
            <text:p>0b11111</text:p>
          </table:table-cell>
          <table:table-cell table:style-name="ce32" table:formula="of:=IF(OR([.$F146]=&quot;&quot;; AND([.$G146]=&quot;&quot;; [.$K146]&lt;&gt;0)); &quot;&quot;; &quot;, &quot;)" office:value-type="string" office:string-value=", " calcext:value-type="string">
            <text:p>, </text:p>
          </table:table-cell>
          <table:table-cell table:style-name="ce32" table:formula="of:=IF([.$G146]=&quot;&quot;; &quot;&quot;; IF([.$L146]&gt;0; COM.MICROSOFT.CONCAT(&quot;(&quot;; [.$G146]; &quot; &lt;&lt; &quot;; [.$L146]; &quot;)&quot;); [.$G146]))" office:value-type="string" office:string-value="0b11111111" calcext:value-type="string">
            <text:p>0b11111111</text:p>
          </table:table-cell>
          <table:table-cell table:style-name="ce32" table:formula="of:=IF(OR([.$G146]=&quot;&quot;; AND([.$H146]=&quot;&quot;; [.$L146]&lt;&gt;0)); &quot;&quot;; &quot;, &quot;)" office:value-type="string" office:string-value=", " calcext:value-type="string">
            <text:p>, </text:p>
          </table:table-cell>
          <table:table-cell table:style-name="ce32" table:formula="of:=IF([.$H146]=&quot;&quot;; &quot;&quot;; IF([.$M146]&gt;0; COM.MICROSOFT.CONCAT(&quot;(&quot;; [.$H146]; &quot; &lt;&lt; &quot;; [.$M146]; &quot;)&quot;); [.$H146]))" office:value-type="string" office:string-value="0b11111101" calcext:value-type="string">
            <text:p>0b11111101</text:p>
          </table:table-cell>
          <table:table-cell table:style-name="ce32" table:formula="of:=IF(OR([.$H146]=&quot;&quot;; AND([.$I146]=&quot;&quot;; [.$M146]&lt;&gt;0)); &quot;&quot;; &quot;, &quot;)" office:value-type="string" office:string-value=", " calcext:value-type="string">
            <text:p>, </text:p>
          </table:table-cell>
          <table:table-cell table:style-name="ce32" table:formula="of:=IF([.$I146]=&quot;&quot;; &quot;&quot;; IF([.$N146]&gt;0; COM.MICROSOFT.CONCAT(&quot;(&quot;; [.$I146]; &quot; &lt;&lt; &quot;; [.$N146]; &quot;)&quot;); [.$I146]))" office:value-type="string" office:string-value="(0b100 &lt;&lt; 5)" calcext:value-type="string">
            <text:p>(0b100 &lt;&lt; 5)</text:p>
          </table:table-cell>
          <table:table-cell table:style-name="ce32" table:formula="of:=IF(OR([.$I146]=&quot;&quot;; AND([.$J146]=&quot;&quot;; [.$N146]&lt;&gt;0)); &quot;&quot;; &quot;, &quot;)">
            <text:p/>
          </table:table-cell>
          <table:table-cell table:style-name="ce32" table:formula="of:=IF([.$J146]=&quot;&quot;; &quot;&quot;; IF([.$O146]&gt;0; COM.MICROSOFT.CONCAT(&quot;(&quot;; [.$J146]; &quot; &lt;&lt; &quot;; [.$O146]; &quot;)&quot;); [.$J146]))">
            <text:p/>
          </table:table-cell>
          <table:table-cell table:style-name="ce33" table:formula="of:=IF(OR([.$J146]=&quot;&quot;; AND([.$O146]&lt;&gt;0)); &quot;&quot;; &quot;, &quot;)">
            <text:p/>
          </table:table-cell>
          <table:table-cell table:formula="of:=COM.MICROSOFT.CONCAT(&quot;// &quot;; [.B146]; &quot; &quot;; IF([.A146]=&quot;&quot;; &quot;   &quot;; COM.MICROSOFT.CONCAT(&quot;-&quot;; [.A146]; &quot;-&quot;)); &quot; &quot;; [.C146])" office:value-type="string" office:string-value="// 144     |11111111|11111111|11101100" calcext:value-type="string">
            <text:p>// 144 <text:s text:c="4"/>|11111111|11111111|11101100</text:p>
          </table:table-cell>
          <table:table-cell table:formula="of:=COM.MICROSOFT.CONCAT([.P146:.Z146])" office:value-type="string" office:string-value="+ 0b11111, 0b11111111, 0b11111101, (0b100 &lt;&lt; 5)" calcext:value-type="string">
            <text:p>+ 0b11111, 0b11111111, 0b11111101, (0b100 &lt;&lt; 5)</text:p>
          </table:table-cell>
          <table:table-cell table:formula="of:=COM.MICROSOFT.CONCAT([.AA146]; CHAR(10); [.AB146])" office:value-type="string" office:string-value="// 144     |11111111|11111111|11101100&#10;+ 0b11111, 0b11111111, 0b11111101, (0b100 &lt;&lt; 5)" calcext:value-type="string">
            <text:p>// 144     |11111111|11111111|11101100</text:p>
            <text:p>+ 0b11111, 0b11111111, 0b11111101, (0b100 &lt;&lt; 5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|11111111|11111111|11101101</text:p>
          </table:table-cell>
          <table:table-cell office:value-type="string" calcext:value-type="string">
            <text:p>111111111111111111101101</text:p>
          </table:table-cell>
          <table:table-cell table:formula="of:=8-MOD(LEN([.$D146])-[.$E146]; 8)" office:value-type="float" office:value="5" calcext:value-type="float">
            <text:p>5</text:p>
          </table:table-cell>
          <table:table-cell table:style-name="ce29" table:formula="of:=IF(MID([.$D147];1;[.$E147])=&quot;&quot;; &quot;&quot;; COM.MICROSOFT.CONCAT(&quot;0b&quot;; MID([.$D147];1;[.$E147])))" office:value-type="string" office:string-value="0b11111" calcext:value-type="string">
            <text:p>0b11111</text:p>
          </table:table-cell>
          <table:table-cell table:style-name="ce29" table:formula="of:=IF(MID([.$D147];1+[.$E147]; 8)=&quot;&quot;; &quot;&quot;; COM.MICROSOFT.CONCAT(&quot;0b&quot;; MID([.$D147];1+[.$E147]; 8)))" office:value-type="string" office:string-value="0b11111111" calcext:value-type="string">
            <text:p>0b11111111</text:p>
          </table:table-cell>
          <table:table-cell table:style-name="ce29" table:formula="of:=IF(MID([.$D147];1+[.$E147]+8; 8)=&quot;&quot;; &quot;&quot;; COM.MICROSOFT.CONCAT(&quot;0b&quot;; MID([.$D147];1+[.$E147]+8; 8)))" office:value-type="string" office:string-value="0b11111101" calcext:value-type="string">
            <text:p>0b11111101</text:p>
          </table:table-cell>
          <table:table-cell table:style-name="ce29" table:formula="of:=IF(MID([.$D147];1+[.$E147]+8+8; 8)=&quot;&quot;; &quot;&quot;; COM.MICROSOFT.CONCAT(&quot;0b&quot;; MID([.$D147];1+[.$E147]+8+8; 8)))" office:value-type="string" office:string-value="0b101" calcext:value-type="string">
            <text:p>0b101</text:p>
          </table:table-cell>
          <table:table-cell table:style-name="ce29" table:formula="of:=IF(MID([.$D147];1+[.$E147]+8+8+8; 8)=&quot;&quot;; &quot;&quot;; COM.MICROSOFT.CONCAT(&quot;0b&quot;; MID([.$D147];1+[.$E147]+8+8+8; 8)))">
            <text:p/>
          </table:table-cell>
          <table:table-cell table:style-name="ce31" table:formula="of:=[.E147]-LEN([.F147])+2" office:value-type="float" office:value="0" calcext:value-type="float">
            <text:p>0</text:p>
          </table:table-cell>
          <table:table-cell table:style-name="ce29" table:formula="of:=IF([.G147]=&quot;&quot;; &quot;&quot;; 8-LEN([.G147])+2)" office:value-type="float" office:value="0" calcext:value-type="float">
            <text:p>0</text:p>
          </table:table-cell>
          <table:table-cell table:style-name="ce29" table:formula="of:=IF([.H147]=&quot;&quot;; &quot;&quot;; 8-LEN([.H147])+2)" office:value-type="float" office:value="0" calcext:value-type="float">
            <text:p>0</text:p>
          </table:table-cell>
          <table:table-cell table:style-name="ce29" table:formula="of:=IF([.I147]=&quot;&quot;; &quot;&quot;; 8-LEN([.I147])+2)" office:value-type="float" office:value="5" calcext:value-type="float">
            <text:p>5</text:p>
          </table:table-cell>
          <table:table-cell table:style-name="ce29" table:formula="of:=IF([.J147]=&quot;&quot;; &quot;&quot;; 8-LEN([.J147])+2)">
            <text:p/>
          </table:table-cell>
          <table:table-cell table:style-name="ce31" table:formula="of:=IF(OR([.$F147]=&quot;&quot;; [.$E147]=8); &quot;&quot;; &quot;+ &quot;)" office:value-type="string" office:string-value="+ " calcext:value-type="string">
            <text:p>+ </text:p>
          </table:table-cell>
          <table:table-cell table:style-name="ce32" table:formula="of:=IF([.$F147]=&quot;&quot;; &quot;&quot;; IF([.$K147]&gt;0; COM.MICROSOFT.CONCAT(&quot;(&quot;; [.$F147]; &quot; &lt;&lt; &quot;; [.$K147]; &quot;)&quot;); [.$F147]))" office:value-type="string" office:string-value="0b11111" calcext:value-type="string">
            <text:p>0b11111</text:p>
          </table:table-cell>
          <table:table-cell table:style-name="ce32" table:formula="of:=IF(OR([.$F147]=&quot;&quot;; AND([.$G147]=&quot;&quot;; [.$K147]&lt;&gt;0)); &quot;&quot;; &quot;, &quot;)" office:value-type="string" office:string-value=", " calcext:value-type="string">
            <text:p>, </text:p>
          </table:table-cell>
          <table:table-cell table:style-name="ce32" table:formula="of:=IF([.$G147]=&quot;&quot;; &quot;&quot;; IF([.$L147]&gt;0; COM.MICROSOFT.CONCAT(&quot;(&quot;; [.$G147]; &quot; &lt;&lt; &quot;; [.$L147]; &quot;)&quot;); [.$G147]))" office:value-type="string" office:string-value="0b11111111" calcext:value-type="string">
            <text:p>0b11111111</text:p>
          </table:table-cell>
          <table:table-cell table:style-name="ce32" table:formula="of:=IF(OR([.$G147]=&quot;&quot;; AND([.$H147]=&quot;&quot;; [.$L147]&lt;&gt;0)); &quot;&quot;; &quot;, &quot;)" office:value-type="string" office:string-value=", " calcext:value-type="string">
            <text:p>, </text:p>
          </table:table-cell>
          <table:table-cell table:style-name="ce32" table:formula="of:=IF([.$H147]=&quot;&quot;; &quot;&quot;; IF([.$M147]&gt;0; COM.MICROSOFT.CONCAT(&quot;(&quot;; [.$H147]; &quot; &lt;&lt; &quot;; [.$M147]; &quot;)&quot;); [.$H147]))" office:value-type="string" office:string-value="0b11111101" calcext:value-type="string">
            <text:p>0b11111101</text:p>
          </table:table-cell>
          <table:table-cell table:style-name="ce32" table:formula="of:=IF(OR([.$H147]=&quot;&quot;; AND([.$I147]=&quot;&quot;; [.$M147]&lt;&gt;0)); &quot;&quot;; &quot;, &quot;)" office:value-type="string" office:string-value=", " calcext:value-type="string">
            <text:p>, </text:p>
          </table:table-cell>
          <table:table-cell table:style-name="ce32" table:formula="of:=IF([.$I147]=&quot;&quot;; &quot;&quot;; IF([.$N147]&gt;0; COM.MICROSOFT.CONCAT(&quot;(&quot;; [.$I147]; &quot; &lt;&lt; &quot;; [.$N147]; &quot;)&quot;); [.$I147]))" office:value-type="string" office:string-value="(0b101 &lt;&lt; 5)" calcext:value-type="string">
            <text:p>(0b101 &lt;&lt; 5)</text:p>
          </table:table-cell>
          <table:table-cell table:style-name="ce32" table:formula="of:=IF(OR([.$I147]=&quot;&quot;; AND([.$J147]=&quot;&quot;; [.$N147]&lt;&gt;0)); &quot;&quot;; &quot;, &quot;)">
            <text:p/>
          </table:table-cell>
          <table:table-cell table:style-name="ce32" table:formula="of:=IF([.$J147]=&quot;&quot;; &quot;&quot;; IF([.$O147]&gt;0; COM.MICROSOFT.CONCAT(&quot;(&quot;; [.$J147]; &quot; &lt;&lt; &quot;; [.$O147]; &quot;)&quot;); [.$J147]))">
            <text:p/>
          </table:table-cell>
          <table:table-cell table:style-name="ce33" table:formula="of:=IF(OR([.$J147]=&quot;&quot;; AND([.$O147]&lt;&gt;0)); &quot;&quot;; &quot;, &quot;)">
            <text:p/>
          </table:table-cell>
          <table:table-cell table:formula="of:=COM.MICROSOFT.CONCAT(&quot;// &quot;; [.B147]; &quot; &quot;; IF([.A147]=&quot;&quot;; &quot;   &quot;; COM.MICROSOFT.CONCAT(&quot;-&quot;; [.A147]; &quot;-&quot;)); &quot; &quot;; [.C147])" office:value-type="string" office:string-value="// 145     |11111111|11111111|11101101" calcext:value-type="string">
            <text:p>// 145 <text:s text:c="4"/>|11111111|11111111|11101101</text:p>
          </table:table-cell>
          <table:table-cell table:formula="of:=COM.MICROSOFT.CONCAT([.P147:.Z147])" office:value-type="string" office:string-value="+ 0b11111, 0b11111111, 0b11111101, (0b101 &lt;&lt; 5)" calcext:value-type="string">
            <text:p>+ 0b11111, 0b11111111, 0b11111101, (0b101 &lt;&lt; 5)</text:p>
          </table:table-cell>
          <table:table-cell table:formula="of:=COM.MICROSOFT.CONCAT([.AA147]; CHAR(10); [.AB147])" office:value-type="string" office:string-value="// 145     |11111111|11111111|11101101&#10;+ 0b11111, 0b11111111, 0b11111101, (0b101 &lt;&lt; 5)" calcext:value-type="string">
            <text:p>// 145     |11111111|11111111|11101101</text:p>
            <text:p>+ 0b11111, 0b11111111, 0b11111101, (0b101 &lt;&lt; 5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|11111111|11111111|010111</text:p>
          </table:table-cell>
          <table:table-cell office:value-type="string" calcext:value-type="string">
            <text:p>1111111111111111010111</text:p>
          </table:table-cell>
          <table:table-cell table:formula="of:=8-MOD(LEN([.$D147])-[.$E147]; 8)" office:value-type="float" office:value="5" calcext:value-type="float">
            <text:p>5</text:p>
          </table:table-cell>
          <table:table-cell table:style-name="ce29" table:formula="of:=IF(MID([.$D148];1;[.$E148])=&quot;&quot;; &quot;&quot;; COM.MICROSOFT.CONCAT(&quot;0b&quot;; MID([.$D148];1;[.$E148])))" office:value-type="string" office:string-value="0b11111" calcext:value-type="string">
            <text:p>0b11111</text:p>
          </table:table-cell>
          <table:table-cell table:style-name="ce29" table:formula="of:=IF(MID([.$D148];1+[.$E148]; 8)=&quot;&quot;; &quot;&quot;; COM.MICROSOFT.CONCAT(&quot;0b&quot;; MID([.$D148];1+[.$E148]; 8)))" office:value-type="string" office:string-value="0b11111111" calcext:value-type="string">
            <text:p>0b11111111</text:p>
          </table:table-cell>
          <table:table-cell table:style-name="ce29" table:formula="of:=IF(MID([.$D148];1+[.$E148]+8; 8)=&quot;&quot;; &quot;&quot;; COM.MICROSOFT.CONCAT(&quot;0b&quot;; MID([.$D148];1+[.$E148]+8; 8)))" office:value-type="string" office:string-value="0b11101011" calcext:value-type="string">
            <text:p>0b11101011</text:p>
          </table:table-cell>
          <table:table-cell table:style-name="ce29" table:formula="of:=IF(MID([.$D148];1+[.$E148]+8+8; 8)=&quot;&quot;; &quot;&quot;; COM.MICROSOFT.CONCAT(&quot;0b&quot;; MID([.$D148];1+[.$E148]+8+8; 8)))" office:value-type="string" office:string-value="0b1" calcext:value-type="string">
            <text:p>0b1</text:p>
          </table:table-cell>
          <table:table-cell table:style-name="ce29" table:formula="of:=IF(MID([.$D148];1+[.$E148]+8+8+8; 8)=&quot;&quot;; &quot;&quot;; COM.MICROSOFT.CONCAT(&quot;0b&quot;; MID([.$D148];1+[.$E148]+8+8+8; 8)))">
            <text:p/>
          </table:table-cell>
          <table:table-cell table:style-name="ce31" table:formula="of:=[.E148]-LEN([.F148])+2" office:value-type="float" office:value="0" calcext:value-type="float">
            <text:p>0</text:p>
          </table:table-cell>
          <table:table-cell table:style-name="ce29" table:formula="of:=IF([.G148]=&quot;&quot;; &quot;&quot;; 8-LEN([.G148])+2)" office:value-type="float" office:value="0" calcext:value-type="float">
            <text:p>0</text:p>
          </table:table-cell>
          <table:table-cell table:style-name="ce29" table:formula="of:=IF([.H148]=&quot;&quot;; &quot;&quot;; 8-LEN([.H148])+2)" office:value-type="float" office:value="0" calcext:value-type="float">
            <text:p>0</text:p>
          </table:table-cell>
          <table:table-cell table:style-name="ce29" table:formula="of:=IF([.I148]=&quot;&quot;; &quot;&quot;; 8-LEN([.I148])+2)" office:value-type="float" office:value="7" calcext:value-type="float">
            <text:p>7</text:p>
          </table:table-cell>
          <table:table-cell table:style-name="ce29" table:formula="of:=IF([.J148]=&quot;&quot;; &quot;&quot;; 8-LEN([.J148])+2)">
            <text:p/>
          </table:table-cell>
          <table:table-cell table:style-name="ce31" table:formula="of:=IF(OR([.$F148]=&quot;&quot;; [.$E148]=8); &quot;&quot;; &quot;+ &quot;)" office:value-type="string" office:string-value="+ " calcext:value-type="string">
            <text:p>+ </text:p>
          </table:table-cell>
          <table:table-cell table:style-name="ce32" table:formula="of:=IF([.$F148]=&quot;&quot;; &quot;&quot;; IF([.$K148]&gt;0; COM.MICROSOFT.CONCAT(&quot;(&quot;; [.$F148]; &quot; &lt;&lt; &quot;; [.$K148]; &quot;)&quot;); [.$F148]))" office:value-type="string" office:string-value="0b11111" calcext:value-type="string">
            <text:p>0b11111</text:p>
          </table:table-cell>
          <table:table-cell table:style-name="ce32" table:formula="of:=IF(OR([.$F148]=&quot;&quot;; AND([.$G148]=&quot;&quot;; [.$K148]&lt;&gt;0)); &quot;&quot;; &quot;, &quot;)" office:value-type="string" office:string-value=", " calcext:value-type="string">
            <text:p>, </text:p>
          </table:table-cell>
          <table:table-cell table:style-name="ce32" table:formula="of:=IF([.$G148]=&quot;&quot;; &quot;&quot;; IF([.$L148]&gt;0; COM.MICROSOFT.CONCAT(&quot;(&quot;; [.$G148]; &quot; &lt;&lt; &quot;; [.$L148]; &quot;)&quot;); [.$G148]))" office:value-type="string" office:string-value="0b11111111" calcext:value-type="string">
            <text:p>0b11111111</text:p>
          </table:table-cell>
          <table:table-cell table:style-name="ce32" table:formula="of:=IF(OR([.$G148]=&quot;&quot;; AND([.$H148]=&quot;&quot;; [.$L148]&lt;&gt;0)); &quot;&quot;; &quot;, &quot;)" office:value-type="string" office:string-value=", " calcext:value-type="string">
            <text:p>, </text:p>
          </table:table-cell>
          <table:table-cell table:style-name="ce32" table:formula="of:=IF([.$H148]=&quot;&quot;; &quot;&quot;; IF([.$M148]&gt;0; COM.MICROSOFT.CONCAT(&quot;(&quot;; [.$H148]; &quot; &lt;&lt; &quot;; [.$M148]; &quot;)&quot;); [.$H148]))" office:value-type="string" office:string-value="0b11101011" calcext:value-type="string">
            <text:p>0b11101011</text:p>
          </table:table-cell>
          <table:table-cell table:style-name="ce32" table:formula="of:=IF(OR([.$H148]=&quot;&quot;; AND([.$I148]=&quot;&quot;; [.$M148]&lt;&gt;0)); &quot;&quot;; &quot;, &quot;)" office:value-type="string" office:string-value=", " calcext:value-type="string">
            <text:p>, </text:p>
          </table:table-cell>
          <table:table-cell table:style-name="ce32" table:formula="of:=IF([.$I148]=&quot;&quot;; &quot;&quot;; IF([.$N148]&gt;0; COM.MICROSOFT.CONCAT(&quot;(&quot;; [.$I148]; &quot; &lt;&lt; &quot;; [.$N148]; &quot;)&quot;); [.$I148]))" office:value-type="string" office:string-value="(0b1 &lt;&lt; 7)" calcext:value-type="string">
            <text:p>(0b1 &lt;&lt; 7)</text:p>
          </table:table-cell>
          <table:table-cell table:style-name="ce32" table:formula="of:=IF(OR([.$I148]=&quot;&quot;; AND([.$J148]=&quot;&quot;; [.$N148]&lt;&gt;0)); &quot;&quot;; &quot;, &quot;)">
            <text:p/>
          </table:table-cell>
          <table:table-cell table:style-name="ce32" table:formula="of:=IF([.$J148]=&quot;&quot;; &quot;&quot;; IF([.$O148]&gt;0; COM.MICROSOFT.CONCAT(&quot;(&quot;; [.$J148]; &quot; &lt;&lt; &quot;; [.$O148]; &quot;)&quot;); [.$J148]))">
            <text:p/>
          </table:table-cell>
          <table:table-cell table:style-name="ce33" table:formula="of:=IF(OR([.$J148]=&quot;&quot;; AND([.$O148]&lt;&gt;0)); &quot;&quot;; &quot;, &quot;)">
            <text:p/>
          </table:table-cell>
          <table:table-cell table:formula="of:=COM.MICROSOFT.CONCAT(&quot;// &quot;; [.B148]; &quot; &quot;; IF([.A148]=&quot;&quot;; &quot;   &quot;; COM.MICROSOFT.CONCAT(&quot;-&quot;; [.A148]; &quot;-&quot;)); &quot; &quot;; [.C148])" office:value-type="string" office:string-value="// 146     |11111111|11111111|010111" calcext:value-type="string">
            <text:p>// 146 <text:s text:c="4"/>|11111111|11111111|010111</text:p>
          </table:table-cell>
          <table:table-cell table:formula="of:=COM.MICROSOFT.CONCAT([.P148:.Z148])" office:value-type="string" office:string-value="+ 0b11111, 0b11111111, 0b11101011, (0b1 &lt;&lt; 7)" calcext:value-type="string">
            <text:p>+ 0b11111, 0b11111111, 0b11101011, (0b1 &lt;&lt; 7)</text:p>
          </table:table-cell>
          <table:table-cell table:formula="of:=COM.MICROSOFT.CONCAT([.AA148]; CHAR(10); [.AB148])" office:value-type="string" office:string-value="// 146     |11111111|11111111|010111&#10;+ 0b11111, 0b11111111, 0b11101011, (0b1 &lt;&lt; 7)" calcext:value-type="string">
            <text:p>// 146     |11111111|11111111|010111</text:p>
            <text:p>+ 0b11111, 0b11111111, 0b11101011, (0b1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|11111111|11111111|1100000</text:p>
          </table:table-cell>
          <table:table-cell office:value-type="string" calcext:value-type="string">
            <text:p>11111111111111111100000</text:p>
          </table:table-cell>
          <table:table-cell table:formula="of:=8-MOD(LEN([.$D148])-[.$E148]; 8)" office:value-type="float" office:value="7" calcext:value-type="float">
            <text:p>7</text:p>
          </table:table-cell>
          <table:table-cell table:style-name="ce29" table:formula="of:=IF(MID([.$D149];1;[.$E149])=&quot;&quot;; &quot;&quot;; COM.MICROSOFT.CONCAT(&quot;0b&quot;; MID([.$D149];1;[.$E149])))" office:value-type="string" office:string-value="0b1111111" calcext:value-type="string">
            <text:p>0b1111111</text:p>
          </table:table-cell>
          <table:table-cell table:style-name="ce29" table:formula="of:=IF(MID([.$D149];1+[.$E149]; 8)=&quot;&quot;; &quot;&quot;; COM.MICROSOFT.CONCAT(&quot;0b&quot;; MID([.$D149];1+[.$E149]; 8)))" office:value-type="string" office:string-value="0b11111111" calcext:value-type="string">
            <text:p>0b11111111</text:p>
          </table:table-cell>
          <table:table-cell table:style-name="ce29" table:formula="of:=IF(MID([.$D149];1+[.$E149]+8; 8)=&quot;&quot;; &quot;&quot;; COM.MICROSOFT.CONCAT(&quot;0b&quot;; MID([.$D149];1+[.$E149]+8; 8)))" office:value-type="string" office:string-value="0b11100000" calcext:value-type="string">
            <text:p>0b11100000</text:p>
          </table:table-cell>
          <table:table-cell table:style-name="ce29" table:formula="of:=IF(MID([.$D149];1+[.$E149]+8+8; 8)=&quot;&quot;; &quot;&quot;; COM.MICROSOFT.CONCAT(&quot;0b&quot;; MID([.$D149];1+[.$E149]+8+8; 8)))">
            <text:p/>
          </table:table-cell>
          <table:table-cell table:style-name="ce29" table:formula="of:=IF(MID([.$D149];1+[.$E149]+8+8+8; 8)=&quot;&quot;; &quot;&quot;; COM.MICROSOFT.CONCAT(&quot;0b&quot;; MID([.$D149];1+[.$E149]+8+8+8; 8)))">
            <text:p/>
          </table:table-cell>
          <table:table-cell table:style-name="ce31" table:formula="of:=[.E149]-LEN([.F149])+2" office:value-type="float" office:value="0" calcext:value-type="float">
            <text:p>0</text:p>
          </table:table-cell>
          <table:table-cell table:style-name="ce29" table:formula="of:=IF([.G149]=&quot;&quot;; &quot;&quot;; 8-LEN([.G149])+2)" office:value-type="float" office:value="0" calcext:value-type="float">
            <text:p>0</text:p>
          </table:table-cell>
          <table:table-cell table:style-name="ce29" table:formula="of:=IF([.H149]=&quot;&quot;; &quot;&quot;; 8-LEN([.H149])+2)" office:value-type="float" office:value="0" calcext:value-type="float">
            <text:p>0</text:p>
          </table:table-cell>
          <table:table-cell table:style-name="ce29" table:formula="of:=IF([.I149]=&quot;&quot;; &quot;&quot;; 8-LEN([.I149])+2)">
            <text:p/>
          </table:table-cell>
          <table:table-cell table:style-name="ce29" table:formula="of:=IF([.J149]=&quot;&quot;; &quot;&quot;; 8-LEN([.J149])+2)">
            <text:p/>
          </table:table-cell>
          <table:table-cell table:style-name="ce31" table:formula="of:=IF(OR([.$F149]=&quot;&quot;; [.$E149]=8); &quot;&quot;; &quot;+ &quot;)" office:value-type="string" office:string-value="+ " calcext:value-type="string">
            <text:p>+ </text:p>
          </table:table-cell>
          <table:table-cell table:style-name="ce32" table:formula="of:=IF([.$F149]=&quot;&quot;; &quot;&quot;; IF([.$K149]&gt;0; COM.MICROSOFT.CONCAT(&quot;(&quot;; [.$F149]; &quot; &lt;&lt; &quot;; [.$K149]; &quot;)&quot;); [.$F149]))" office:value-type="string" office:string-value="0b1111111" calcext:value-type="string">
            <text:p>0b1111111</text:p>
          </table:table-cell>
          <table:table-cell table:style-name="ce32" table:formula="of:=IF(OR([.$F149]=&quot;&quot;; AND([.$G149]=&quot;&quot;; [.$K149]&lt;&gt;0)); &quot;&quot;; &quot;, &quot;)" office:value-type="string" office:string-value=", " calcext:value-type="string">
            <text:p>, </text:p>
          </table:table-cell>
          <table:table-cell table:style-name="ce32" table:formula="of:=IF([.$G149]=&quot;&quot;; &quot;&quot;; IF([.$L149]&gt;0; COM.MICROSOFT.CONCAT(&quot;(&quot;; [.$G149]; &quot; &lt;&lt; &quot;; [.$L149]; &quot;)&quot;); [.$G149]))" office:value-type="string" office:string-value="0b11111111" calcext:value-type="string">
            <text:p>0b11111111</text:p>
          </table:table-cell>
          <table:table-cell table:style-name="ce32" table:formula="of:=IF(OR([.$G149]=&quot;&quot;; AND([.$H149]=&quot;&quot;; [.$L149]&lt;&gt;0)); &quot;&quot;; &quot;, &quot;)" office:value-type="string" office:string-value=", " calcext:value-type="string">
            <text:p>, </text:p>
          </table:table-cell>
          <table:table-cell table:style-name="ce32" table:formula="of:=IF([.$H149]=&quot;&quot;; &quot;&quot;; IF([.$M149]&gt;0; COM.MICROSOFT.CONCAT(&quot;(&quot;; [.$H149]; &quot; &lt;&lt; &quot;; [.$M149]; &quot;)&quot;); [.$H149]))" office:value-type="string" office:string-value="0b11100000" calcext:value-type="string">
            <text:p>0b11100000</text:p>
          </table:table-cell>
          <table:table-cell table:style-name="ce32" table:formula="of:=IF(OR([.$H149]=&quot;&quot;; AND([.$I149]=&quot;&quot;; [.$M149]&lt;&gt;0)); &quot;&quot;; &quot;, &quot;)" office:value-type="string" office:string-value=", " calcext:value-type="string">
            <text:p>, </text:p>
          </table:table-cell>
          <table:table-cell table:style-name="ce32" table:formula="of:=IF([.$I149]=&quot;&quot;; &quot;&quot;; IF([.$N149]&gt;0; COM.MICROSOFT.CONCAT(&quot;(&quot;; [.$I149]; &quot; &lt;&lt; &quot;; [.$N149]; &quot;)&quot;); [.$I149]))">
            <text:p/>
          </table:table-cell>
          <table:table-cell table:style-name="ce32" table:formula="of:=IF(OR([.$I149]=&quot;&quot;; AND([.$J149]=&quot;&quot;; [.$N149]&lt;&gt;0)); &quot;&quot;; &quot;, &quot;)">
            <text:p/>
          </table:table-cell>
          <table:table-cell table:style-name="ce32" table:formula="of:=IF([.$J149]=&quot;&quot;; &quot;&quot;; IF([.$O149]&gt;0; COM.MICROSOFT.CONCAT(&quot;(&quot;; [.$J149]; &quot; &lt;&lt; &quot;; [.$O149]; &quot;)&quot;); [.$J149]))">
            <text:p/>
          </table:table-cell>
          <table:table-cell table:style-name="ce33" table:formula="of:=IF(OR([.$J149]=&quot;&quot;; AND([.$O149]&lt;&gt;0)); &quot;&quot;; &quot;, &quot;)">
            <text:p/>
          </table:table-cell>
          <table:table-cell table:formula="of:=COM.MICROSOFT.CONCAT(&quot;// &quot;; [.B149]; &quot; &quot;; IF([.A149]=&quot;&quot;; &quot;   &quot;; COM.MICROSOFT.CONCAT(&quot;-&quot;; [.A149]; &quot;-&quot;)); &quot; &quot;; [.C149])" office:value-type="string" office:string-value="// 147     |11111111|11111111|1100000" calcext:value-type="string">
            <text:p>// 147 <text:s text:c="4"/>|11111111|11111111|1100000</text:p>
          </table:table-cell>
          <table:table-cell table:formula="of:=COM.MICROSOFT.CONCAT([.P149:.Z149])" office:value-type="string" office:string-value="+ 0b1111111, 0b11111111, 0b11100000, " calcext:value-type="string">
            <text:p>+ 0b1111111, 0b11111111, 0b11100000, </text:p>
          </table:table-cell>
          <table:table-cell table:formula="of:=COM.MICROSOFT.CONCAT([.AA149]; CHAR(10); [.AB149])" office:value-type="string" office:string-value="// 147     |11111111|11111111|1100000&#10;+ 0b1111111, 0b11111111, 0b11100000, " calcext:value-type="string">
            <text:p>// 147     |11111111|11111111|1100000</text:p>
            <text:p>+ 0b1111111, 0b11111111, 0b1110000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|11111111|11111111|11101110</text:p>
          </table:table-cell>
          <table:table-cell office:value-type="string" calcext:value-type="string">
            <text:p>111111111111111111101110</text:p>
          </table:table-cell>
          <table:table-cell table:formula="of:=8-MOD(LEN([.$D149])-[.$E149]; 8)" office:value-type="float" office:value="8" calcext:value-type="float">
            <text:p>8</text:p>
          </table:table-cell>
          <table:table-cell table:style-name="ce29" table:formula="of:=IF(MID([.$D150];1;[.$E150])=&quot;&quot;; &quot;&quot;; COM.MICROSOFT.CONCAT(&quot;0b&quot;; MID([.$D150];1;[.$E150])))" office:value-type="string" office:string-value="0b11111111" calcext:value-type="string">
            <text:p>0b11111111</text:p>
          </table:table-cell>
          <table:table-cell table:style-name="ce29" table:formula="of:=IF(MID([.$D150];1+[.$E150]; 8)=&quot;&quot;; &quot;&quot;; COM.MICROSOFT.CONCAT(&quot;0b&quot;; MID([.$D150];1+[.$E150]; 8)))" office:value-type="string" office:string-value="0b11111111" calcext:value-type="string">
            <text:p>0b11111111</text:p>
          </table:table-cell>
          <table:table-cell table:style-name="ce29" table:formula="of:=IF(MID([.$D150];1+[.$E150]+8; 8)=&quot;&quot;; &quot;&quot;; COM.MICROSOFT.CONCAT(&quot;0b&quot;; MID([.$D150];1+[.$E150]+8; 8)))" office:value-type="string" office:string-value="0b11101110" calcext:value-type="string">
            <text:p>0b11101110</text:p>
          </table:table-cell>
          <table:table-cell table:style-name="ce29" table:formula="of:=IF(MID([.$D150];1+[.$E150]+8+8; 8)=&quot;&quot;; &quot;&quot;; COM.MICROSOFT.CONCAT(&quot;0b&quot;; MID([.$D150];1+[.$E150]+8+8; 8)))">
            <text:p/>
          </table:table-cell>
          <table:table-cell table:style-name="ce29" table:formula="of:=IF(MID([.$D150];1+[.$E150]+8+8+8; 8)=&quot;&quot;; &quot;&quot;; COM.MICROSOFT.CONCAT(&quot;0b&quot;; MID([.$D150];1+[.$E150]+8+8+8; 8)))">
            <text:p/>
          </table:table-cell>
          <table:table-cell table:style-name="ce31" table:formula="of:=[.E150]-LEN([.F150])+2" office:value-type="float" office:value="0" calcext:value-type="float">
            <text:p>0</text:p>
          </table:table-cell>
          <table:table-cell table:style-name="ce29" table:formula="of:=IF([.G150]=&quot;&quot;; &quot;&quot;; 8-LEN([.G150])+2)" office:value-type="float" office:value="0" calcext:value-type="float">
            <text:p>0</text:p>
          </table:table-cell>
          <table:table-cell table:style-name="ce29" table:formula="of:=IF([.H150]=&quot;&quot;; &quot;&quot;; 8-LEN([.H150])+2)" office:value-type="float" office:value="0" calcext:value-type="float">
            <text:p>0</text:p>
          </table:table-cell>
          <table:table-cell table:style-name="ce29" table:formula="of:=IF([.I150]=&quot;&quot;; &quot;&quot;; 8-LEN([.I150])+2)">
            <text:p/>
          </table:table-cell>
          <table:table-cell table:style-name="ce29" table:formula="of:=IF([.J150]=&quot;&quot;; &quot;&quot;; 8-LEN([.J150])+2)">
            <text:p/>
          </table:table-cell>
          <table:table-cell table:style-name="ce31" table:formula="of:=IF(OR([.$F150]=&quot;&quot;; [.$E150]=8); &quot;&quot;; &quot;+ &quot;)">
            <text:p/>
          </table:table-cell>
          <table:table-cell table:style-name="ce32" table:formula="of:=IF([.$F150]=&quot;&quot;; &quot;&quot;; IF([.$K150]&gt;0; COM.MICROSOFT.CONCAT(&quot;(&quot;; [.$F150]; &quot; &lt;&lt; &quot;; [.$K150]; &quot;)&quot;); [.$F150]))" office:value-type="string" office:string-value="0b11111111" calcext:value-type="string">
            <text:p>0b11111111</text:p>
          </table:table-cell>
          <table:table-cell table:style-name="ce32" table:formula="of:=IF(OR([.$F150]=&quot;&quot;; AND([.$G150]=&quot;&quot;; [.$K150]&lt;&gt;0)); &quot;&quot;; &quot;, &quot;)" office:value-type="string" office:string-value=", " calcext:value-type="string">
            <text:p>, </text:p>
          </table:table-cell>
          <table:table-cell table:style-name="ce32" table:formula="of:=IF([.$G150]=&quot;&quot;; &quot;&quot;; IF([.$L150]&gt;0; COM.MICROSOFT.CONCAT(&quot;(&quot;; [.$G150]; &quot; &lt;&lt; &quot;; [.$L150]; &quot;)&quot;); [.$G150]))" office:value-type="string" office:string-value="0b11111111" calcext:value-type="string">
            <text:p>0b11111111</text:p>
          </table:table-cell>
          <table:table-cell table:style-name="ce32" table:formula="of:=IF(OR([.$G150]=&quot;&quot;; AND([.$H150]=&quot;&quot;; [.$L150]&lt;&gt;0)); &quot;&quot;; &quot;, &quot;)" office:value-type="string" office:string-value=", " calcext:value-type="string">
            <text:p>, </text:p>
          </table:table-cell>
          <table:table-cell table:style-name="ce32" table:formula="of:=IF([.$H150]=&quot;&quot;; &quot;&quot;; IF([.$M150]&gt;0; COM.MICROSOFT.CONCAT(&quot;(&quot;; [.$H150]; &quot; &lt;&lt; &quot;; [.$M150]; &quot;)&quot;); [.$H150]))" office:value-type="string" office:string-value="0b11101110" calcext:value-type="string">
            <text:p>0b11101110</text:p>
          </table:table-cell>
          <table:table-cell table:style-name="ce32" table:formula="of:=IF(OR([.$H150]=&quot;&quot;; AND([.$I150]=&quot;&quot;; [.$M150]&lt;&gt;0)); &quot;&quot;; &quot;, &quot;)" office:value-type="string" office:string-value=", " calcext:value-type="string">
            <text:p>, </text:p>
          </table:table-cell>
          <table:table-cell table:style-name="ce32" table:formula="of:=IF([.$I150]=&quot;&quot;; &quot;&quot;; IF([.$N150]&gt;0; COM.MICROSOFT.CONCAT(&quot;(&quot;; [.$I150]; &quot; &lt;&lt; &quot;; [.$N150]; &quot;)&quot;); [.$I150]))">
            <text:p/>
          </table:table-cell>
          <table:table-cell table:style-name="ce32" table:formula="of:=IF(OR([.$I150]=&quot;&quot;; AND([.$J150]=&quot;&quot;; [.$N150]&lt;&gt;0)); &quot;&quot;; &quot;, &quot;)">
            <text:p/>
          </table:table-cell>
          <table:table-cell table:style-name="ce32" table:formula="of:=IF([.$J150]=&quot;&quot;; &quot;&quot;; IF([.$O150]&gt;0; COM.MICROSOFT.CONCAT(&quot;(&quot;; [.$J150]; &quot; &lt;&lt; &quot;; [.$O150]; &quot;)&quot;); [.$J150]))">
            <text:p/>
          </table:table-cell>
          <table:table-cell table:style-name="ce33" table:formula="of:=IF(OR([.$J150]=&quot;&quot;; AND([.$O150]&lt;&gt;0)); &quot;&quot;; &quot;, &quot;)">
            <text:p/>
          </table:table-cell>
          <table:table-cell table:formula="of:=COM.MICROSOFT.CONCAT(&quot;// &quot;; [.B150]; &quot; &quot;; IF([.A150]=&quot;&quot;; &quot;   &quot;; COM.MICROSOFT.CONCAT(&quot;-&quot;; [.A150]; &quot;-&quot;)); &quot; &quot;; [.C150])" office:value-type="string" office:string-value="// 148     |11111111|11111111|11101110" calcext:value-type="string">
            <text:p>// 148 <text:s text:c="4"/>|11111111|11111111|11101110</text:p>
          </table:table-cell>
          <table:table-cell table:formula="of:=COM.MICROSOFT.CONCAT([.P150:.Z150])" office:value-type="string" office:string-value="0b11111111, 0b11111111, 0b11101110, " calcext:value-type="string">
            <text:p>0b11111111, 0b11111111, 0b11101110, </text:p>
          </table:table-cell>
          <table:table-cell table:formula="of:=COM.MICROSOFT.CONCAT([.AA150]; CHAR(10); [.AB150])" office:value-type="string" office:string-value="// 148     |11111111|11111111|11101110&#10;0b11111111, 0b11111111, 0b11101110, " calcext:value-type="string">
            <text:p>// 148     |11111111|11111111|11101110</text:p>
            <text:p>0b11111111, 0b11111111, 0b1110111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|11111111|11111111|1100001</text:p>
          </table:table-cell>
          <table:table-cell office:value-type="string" calcext:value-type="string">
            <text:p>11111111111111111100001</text:p>
          </table:table-cell>
          <table:table-cell table:formula="of:=8-MOD(LEN([.$D150])-[.$E150]; 8)" office:value-type="float" office:value="8" calcext:value-type="float">
            <text:p>8</text:p>
          </table:table-cell>
          <table:table-cell table:style-name="ce29" table:formula="of:=IF(MID([.$D151];1;[.$E151])=&quot;&quot;; &quot;&quot;; COM.MICROSOFT.CONCAT(&quot;0b&quot;; MID([.$D151];1;[.$E151])))" office:value-type="string" office:string-value="0b11111111" calcext:value-type="string">
            <text:p>0b11111111</text:p>
          </table:table-cell>
          <table:table-cell table:style-name="ce29" table:formula="of:=IF(MID([.$D151];1+[.$E151]; 8)=&quot;&quot;; &quot;&quot;; COM.MICROSOFT.CONCAT(&quot;0b&quot;; MID([.$D151];1+[.$E151]; 8)))" office:value-type="string" office:string-value="0b11111111" calcext:value-type="string">
            <text:p>0b11111111</text:p>
          </table:table-cell>
          <table:table-cell table:style-name="ce29" table:formula="of:=IF(MID([.$D151];1+[.$E151]+8; 8)=&quot;&quot;; &quot;&quot;; COM.MICROSOFT.CONCAT(&quot;0b&quot;; MID([.$D151];1+[.$E151]+8; 8)))" office:value-type="string" office:string-value="0b1100001" calcext:value-type="string">
            <text:p>0b1100001</text:p>
          </table:table-cell>
          <table:table-cell table:style-name="ce29" table:formula="of:=IF(MID([.$D151];1+[.$E151]+8+8; 8)=&quot;&quot;; &quot;&quot;; COM.MICROSOFT.CONCAT(&quot;0b&quot;; MID([.$D151];1+[.$E151]+8+8; 8)))">
            <text:p/>
          </table:table-cell>
          <table:table-cell table:style-name="ce29" table:formula="of:=IF(MID([.$D151];1+[.$E151]+8+8+8; 8)=&quot;&quot;; &quot;&quot;; COM.MICROSOFT.CONCAT(&quot;0b&quot;; MID([.$D151];1+[.$E151]+8+8+8; 8)))">
            <text:p/>
          </table:table-cell>
          <table:table-cell table:style-name="ce31" table:formula="of:=[.E151]-LEN([.F151])+2" office:value-type="float" office:value="0" calcext:value-type="float">
            <text:p>0</text:p>
          </table:table-cell>
          <table:table-cell table:style-name="ce29" table:formula="of:=IF([.G151]=&quot;&quot;; &quot;&quot;; 8-LEN([.G151])+2)" office:value-type="float" office:value="0" calcext:value-type="float">
            <text:p>0</text:p>
          </table:table-cell>
          <table:table-cell table:style-name="ce29" table:formula="of:=IF([.H151]=&quot;&quot;; &quot;&quot;; 8-LEN([.H151])+2)" office:value-type="float" office:value="1" calcext:value-type="float">
            <text:p>1</text:p>
          </table:table-cell>
          <table:table-cell table:style-name="ce29" table:formula="of:=IF([.I151]=&quot;&quot;; &quot;&quot;; 8-LEN([.I151])+2)">
            <text:p/>
          </table:table-cell>
          <table:table-cell table:style-name="ce29" table:formula="of:=IF([.J151]=&quot;&quot;; &quot;&quot;; 8-LEN([.J151])+2)">
            <text:p/>
          </table:table-cell>
          <table:table-cell table:style-name="ce31" table:formula="of:=IF(OR([.$F151]=&quot;&quot;; [.$E151]=8); &quot;&quot;; &quot;+ &quot;)">
            <text:p/>
          </table:table-cell>
          <table:table-cell table:style-name="ce32" table:formula="of:=IF([.$F151]=&quot;&quot;; &quot;&quot;; IF([.$K151]&gt;0; COM.MICROSOFT.CONCAT(&quot;(&quot;; [.$F151]; &quot; &lt;&lt; &quot;; [.$K151]; &quot;)&quot;); [.$F151]))" office:value-type="string" office:string-value="0b11111111" calcext:value-type="string">
            <text:p>0b11111111</text:p>
          </table:table-cell>
          <table:table-cell table:style-name="ce32" table:formula="of:=IF(OR([.$F151]=&quot;&quot;; AND([.$G151]=&quot;&quot;; [.$K151]&lt;&gt;0)); &quot;&quot;; &quot;, &quot;)" office:value-type="string" office:string-value=", " calcext:value-type="string">
            <text:p>, </text:p>
          </table:table-cell>
          <table:table-cell table:style-name="ce32" table:formula="of:=IF([.$G151]=&quot;&quot;; &quot;&quot;; IF([.$L151]&gt;0; COM.MICROSOFT.CONCAT(&quot;(&quot;; [.$G151]; &quot; &lt;&lt; &quot;; [.$L151]; &quot;)&quot;); [.$G151]))" office:value-type="string" office:string-value="0b11111111" calcext:value-type="string">
            <text:p>0b11111111</text:p>
          </table:table-cell>
          <table:table-cell table:style-name="ce32" table:formula="of:=IF(OR([.$G151]=&quot;&quot;; AND([.$H151]=&quot;&quot;; [.$L151]&lt;&gt;0)); &quot;&quot;; &quot;, &quot;)" office:value-type="string" office:string-value=", " calcext:value-type="string">
            <text:p>, </text:p>
          </table:table-cell>
          <table:table-cell table:style-name="ce32" table:formula="of:=IF([.$H151]=&quot;&quot;; &quot;&quot;; IF([.$M151]&gt;0; COM.MICROSOFT.CONCAT(&quot;(&quot;; [.$H151]; &quot; &lt;&lt; &quot;; [.$M151]; &quot;)&quot;); [.$H151]))" office:value-type="string" office:string-value="(0b1100001 &lt;&lt; 1)" calcext:value-type="string">
            <text:p>(0b1100001 &lt;&lt; 1)</text:p>
          </table:table-cell>
          <table:table-cell table:style-name="ce32" table:formula="of:=IF(OR([.$H151]=&quot;&quot;; AND([.$I151]=&quot;&quot;; [.$M151]&lt;&gt;0)); &quot;&quot;; &quot;, &quot;)">
            <text:p/>
          </table:table-cell>
          <table:table-cell table:style-name="ce32" table:formula="of:=IF([.$I151]=&quot;&quot;; &quot;&quot;; IF([.$N151]&gt;0; COM.MICROSOFT.CONCAT(&quot;(&quot;; [.$I151]; &quot; &lt;&lt; &quot;; [.$N151]; &quot;)&quot;); [.$I151]))">
            <text:p/>
          </table:table-cell>
          <table:table-cell table:style-name="ce32" table:formula="of:=IF(OR([.$I151]=&quot;&quot;; AND([.$J151]=&quot;&quot;; [.$N151]&lt;&gt;0)); &quot;&quot;; &quot;, &quot;)">
            <text:p/>
          </table:table-cell>
          <table:table-cell table:style-name="ce32" table:formula="of:=IF([.$J151]=&quot;&quot;; &quot;&quot;; IF([.$O151]&gt;0; COM.MICROSOFT.CONCAT(&quot;(&quot;; [.$J151]; &quot; &lt;&lt; &quot;; [.$O151]; &quot;)&quot;); [.$J151]))">
            <text:p/>
          </table:table-cell>
          <table:table-cell table:style-name="ce33" table:formula="of:=IF(OR([.$J151]=&quot;&quot;; AND([.$O151]&lt;&gt;0)); &quot;&quot;; &quot;, &quot;)">
            <text:p/>
          </table:table-cell>
          <table:table-cell table:formula="of:=COM.MICROSOFT.CONCAT(&quot;// &quot;; [.B151]; &quot; &quot;; IF([.A151]=&quot;&quot;; &quot;   &quot;; COM.MICROSOFT.CONCAT(&quot;-&quot;; [.A151]; &quot;-&quot;)); &quot; &quot;; [.C151])" office:value-type="string" office:string-value="// 149     |11111111|11111111|1100001" calcext:value-type="string">
            <text:p>// 149 <text:s text:c="4"/>|11111111|11111111|1100001</text:p>
          </table:table-cell>
          <table:table-cell table:formula="of:=COM.MICROSOFT.CONCAT([.P151:.Z151])" office:value-type="string" office:string-value="0b11111111, 0b11111111, (0b1100001 &lt;&lt; 1)" calcext:value-type="string">
            <text:p>0b11111111, 0b11111111, (0b1100001 &lt;&lt; 1)</text:p>
          </table:table-cell>
          <table:table-cell table:formula="of:=COM.MICROSOFT.CONCAT([.AA151]; CHAR(10); [.AB151])" office:value-type="string" office:string-value="// 149     |11111111|11111111|1100001&#10;0b11111111, 0b11111111, (0b1100001 &lt;&lt; 1)" calcext:value-type="string">
            <text:p>// 149     |11111111|11111111|1100001</text:p>
            <text:p>0b11111111, 0b11111111, (0b1100001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|11111111|11111111|1100010</text:p>
          </table:table-cell>
          <table:table-cell office:value-type="string" calcext:value-type="string">
            <text:p>11111111111111111100010</text:p>
          </table:table-cell>
          <table:table-cell table:formula="of:=8-MOD(LEN([.$D151])-[.$E151]; 8)" office:value-type="float" office:value="1" calcext:value-type="float">
            <text:p>1</text:p>
          </table:table-cell>
          <table:table-cell table:style-name="ce29" table:formula="of:=IF(MID([.$D152];1;[.$E152])=&quot;&quot;; &quot;&quot;; COM.MICROSOFT.CONCAT(&quot;0b&quot;; MID([.$D152];1;[.$E152])))" office:value-type="string" office:string-value="0b1" calcext:value-type="string">
            <text:p>0b1</text:p>
          </table:table-cell>
          <table:table-cell table:style-name="ce29" table:formula="of:=IF(MID([.$D152];1+[.$E152]; 8)=&quot;&quot;; &quot;&quot;; COM.MICROSOFT.CONCAT(&quot;0b&quot;; MID([.$D152];1+[.$E152]; 8)))" office:value-type="string" office:string-value="0b11111111" calcext:value-type="string">
            <text:p>0b11111111</text:p>
          </table:table-cell>
          <table:table-cell table:style-name="ce29" table:formula="of:=IF(MID([.$D152];1+[.$E152]+8; 8)=&quot;&quot;; &quot;&quot;; COM.MICROSOFT.CONCAT(&quot;0b&quot;; MID([.$D152];1+[.$E152]+8; 8)))" office:value-type="string" office:string-value="0b11111111" calcext:value-type="string">
            <text:p>0b11111111</text:p>
          </table:table-cell>
          <table:table-cell table:style-name="ce29" table:formula="of:=IF(MID([.$D152];1+[.$E152]+8+8; 8)=&quot;&quot;; &quot;&quot;; COM.MICROSOFT.CONCAT(&quot;0b&quot;; MID([.$D152];1+[.$E152]+8+8; 8)))" office:value-type="string" office:string-value="0b100010" calcext:value-type="string">
            <text:p>0b100010</text:p>
          </table:table-cell>
          <table:table-cell table:style-name="ce29" table:formula="of:=IF(MID([.$D152];1+[.$E152]+8+8+8; 8)=&quot;&quot;; &quot;&quot;; COM.MICROSOFT.CONCAT(&quot;0b&quot;; MID([.$D152];1+[.$E152]+8+8+8; 8)))">
            <text:p/>
          </table:table-cell>
          <table:table-cell table:style-name="ce31" table:formula="of:=[.E152]-LEN([.F152])+2" office:value-type="float" office:value="0" calcext:value-type="float">
            <text:p>0</text:p>
          </table:table-cell>
          <table:table-cell table:style-name="ce29" table:formula="of:=IF([.G152]=&quot;&quot;; &quot;&quot;; 8-LEN([.G152])+2)" office:value-type="float" office:value="0" calcext:value-type="float">
            <text:p>0</text:p>
          </table:table-cell>
          <table:table-cell table:style-name="ce29" table:formula="of:=IF([.H152]=&quot;&quot;; &quot;&quot;; 8-LEN([.H152])+2)" office:value-type="float" office:value="0" calcext:value-type="float">
            <text:p>0</text:p>
          </table:table-cell>
          <table:table-cell table:style-name="ce29" table:formula="of:=IF([.I152]=&quot;&quot;; &quot;&quot;; 8-LEN([.I152])+2)" office:value-type="float" office:value="2" calcext:value-type="float">
            <text:p>2</text:p>
          </table:table-cell>
          <table:table-cell table:style-name="ce29" table:formula="of:=IF([.J152]=&quot;&quot;; &quot;&quot;; 8-LEN([.J152])+2)">
            <text:p/>
          </table:table-cell>
          <table:table-cell table:style-name="ce31" table:formula="of:=IF(OR([.$F152]=&quot;&quot;; [.$E152]=8); &quot;&quot;; &quot;+ &quot;)" office:value-type="string" office:string-value="+ " calcext:value-type="string">
            <text:p>+ </text:p>
          </table:table-cell>
          <table:table-cell table:style-name="ce32" table:formula="of:=IF([.$F152]=&quot;&quot;; &quot;&quot;; IF([.$K152]&gt;0; COM.MICROSOFT.CONCAT(&quot;(&quot;; [.$F152]; &quot; &lt;&lt; &quot;; [.$K152]; &quot;)&quot;); [.$F152]))" office:value-type="string" office:string-value="0b1" calcext:value-type="string">
            <text:p>0b1</text:p>
          </table:table-cell>
          <table:table-cell table:style-name="ce32" table:formula="of:=IF(OR([.$F152]=&quot;&quot;; AND([.$G152]=&quot;&quot;; [.$K152]&lt;&gt;0)); &quot;&quot;; &quot;, &quot;)" office:value-type="string" office:string-value=", " calcext:value-type="string">
            <text:p>, </text:p>
          </table:table-cell>
          <table:table-cell table:style-name="ce32" table:formula="of:=IF([.$G152]=&quot;&quot;; &quot;&quot;; IF([.$L152]&gt;0; COM.MICROSOFT.CONCAT(&quot;(&quot;; [.$G152]; &quot; &lt;&lt; &quot;; [.$L152]; &quot;)&quot;); [.$G152]))" office:value-type="string" office:string-value="0b11111111" calcext:value-type="string">
            <text:p>0b11111111</text:p>
          </table:table-cell>
          <table:table-cell table:style-name="ce32" table:formula="of:=IF(OR([.$G152]=&quot;&quot;; AND([.$H152]=&quot;&quot;; [.$L152]&lt;&gt;0)); &quot;&quot;; &quot;, &quot;)" office:value-type="string" office:string-value=", " calcext:value-type="string">
            <text:p>, </text:p>
          </table:table-cell>
          <table:table-cell table:style-name="ce32" table:formula="of:=IF([.$H152]=&quot;&quot;; &quot;&quot;; IF([.$M152]&gt;0; COM.MICROSOFT.CONCAT(&quot;(&quot;; [.$H152]; &quot; &lt;&lt; &quot;; [.$M152]; &quot;)&quot;); [.$H152]))" office:value-type="string" office:string-value="0b11111111" calcext:value-type="string">
            <text:p>0b11111111</text:p>
          </table:table-cell>
          <table:table-cell table:style-name="ce32" table:formula="of:=IF(OR([.$H152]=&quot;&quot;; AND([.$I152]=&quot;&quot;; [.$M152]&lt;&gt;0)); &quot;&quot;; &quot;, &quot;)" office:value-type="string" office:string-value=", " calcext:value-type="string">
            <text:p>, </text:p>
          </table:table-cell>
          <table:table-cell table:style-name="ce32" table:formula="of:=IF([.$I152]=&quot;&quot;; &quot;&quot;; IF([.$N152]&gt;0; COM.MICROSOFT.CONCAT(&quot;(&quot;; [.$I152]; &quot; &lt;&lt; &quot;; [.$N152]; &quot;)&quot;); [.$I152]))" office:value-type="string" office:string-value="(0b100010 &lt;&lt; 2)" calcext:value-type="string">
            <text:p>(0b100010 &lt;&lt; 2)</text:p>
          </table:table-cell>
          <table:table-cell table:style-name="ce32" table:formula="of:=IF(OR([.$I152]=&quot;&quot;; AND([.$J152]=&quot;&quot;; [.$N152]&lt;&gt;0)); &quot;&quot;; &quot;, &quot;)">
            <text:p/>
          </table:table-cell>
          <table:table-cell table:style-name="ce32" table:formula="of:=IF([.$J152]=&quot;&quot;; &quot;&quot;; IF([.$O152]&gt;0; COM.MICROSOFT.CONCAT(&quot;(&quot;; [.$J152]; &quot; &lt;&lt; &quot;; [.$O152]; &quot;)&quot;); [.$J152]))">
            <text:p/>
          </table:table-cell>
          <table:table-cell table:style-name="ce33" table:formula="of:=IF(OR([.$J152]=&quot;&quot;; AND([.$O152]&lt;&gt;0)); &quot;&quot;; &quot;, &quot;)">
            <text:p/>
          </table:table-cell>
          <table:table-cell table:formula="of:=COM.MICROSOFT.CONCAT(&quot;// &quot;; [.B152]; &quot; &quot;; IF([.A152]=&quot;&quot;; &quot;   &quot;; COM.MICROSOFT.CONCAT(&quot;-&quot;; [.A152]; &quot;-&quot;)); &quot; &quot;; [.C152])" office:value-type="string" office:string-value="// 150     |11111111|11111111|1100010" calcext:value-type="string">
            <text:p>// 150 <text:s text:c="4"/>|11111111|11111111|1100010</text:p>
          </table:table-cell>
          <table:table-cell table:formula="of:=COM.MICROSOFT.CONCAT([.P152:.Z152])" office:value-type="string" office:string-value="+ 0b1, 0b11111111, 0b11111111, (0b100010 &lt;&lt; 2)" calcext:value-type="string">
            <text:p>+ 0b1, 0b11111111, 0b11111111, (0b100010 &lt;&lt; 2)</text:p>
          </table:table-cell>
          <table:table-cell table:formula="of:=COM.MICROSOFT.CONCAT([.AA152]; CHAR(10); [.AB152])" office:value-type="string" office:string-value="// 150     |11111111|11111111|1100010&#10;+ 0b1, 0b11111111, 0b11111111, (0b100010 &lt;&lt; 2)" calcext:value-type="string">
            <text:p>// 150     |11111111|11111111|1100010</text:p>
            <text:p>+ 0b1, 0b11111111, 0b11111111, (0b100010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|11111111|11111111|1100011</text:p>
          </table:table-cell>
          <table:table-cell office:value-type="string" calcext:value-type="string">
            <text:p>11111111111111111100011</text:p>
          </table:table-cell>
          <table:table-cell table:formula="of:=8-MOD(LEN([.$D152])-[.$E152]; 8)" office:value-type="float" office:value="2" calcext:value-type="float">
            <text:p>2</text:p>
          </table:table-cell>
          <table:table-cell table:style-name="ce29" table:formula="of:=IF(MID([.$D153];1;[.$E153])=&quot;&quot;; &quot;&quot;; COM.MICROSOFT.CONCAT(&quot;0b&quot;; MID([.$D153];1;[.$E153])))" office:value-type="string" office:string-value="0b11" calcext:value-type="string">
            <text:p>0b11</text:p>
          </table:table-cell>
          <table:table-cell table:style-name="ce29" table:formula="of:=IF(MID([.$D153];1+[.$E153]; 8)=&quot;&quot;; &quot;&quot;; COM.MICROSOFT.CONCAT(&quot;0b&quot;; MID([.$D153];1+[.$E153]; 8)))" office:value-type="string" office:string-value="0b11111111" calcext:value-type="string">
            <text:p>0b11111111</text:p>
          </table:table-cell>
          <table:table-cell table:style-name="ce29" table:formula="of:=IF(MID([.$D153];1+[.$E153]+8; 8)=&quot;&quot;; &quot;&quot;; COM.MICROSOFT.CONCAT(&quot;0b&quot;; MID([.$D153];1+[.$E153]+8; 8)))" office:value-type="string" office:string-value="0b11111111" calcext:value-type="string">
            <text:p>0b11111111</text:p>
          </table:table-cell>
          <table:table-cell table:style-name="ce29" table:formula="of:=IF(MID([.$D153];1+[.$E153]+8+8; 8)=&quot;&quot;; &quot;&quot;; COM.MICROSOFT.CONCAT(&quot;0b&quot;; MID([.$D153];1+[.$E153]+8+8; 8)))" office:value-type="string" office:string-value="0b00011" calcext:value-type="string">
            <text:p>0b00011</text:p>
          </table:table-cell>
          <table:table-cell table:style-name="ce29" table:formula="of:=IF(MID([.$D153];1+[.$E153]+8+8+8; 8)=&quot;&quot;; &quot;&quot;; COM.MICROSOFT.CONCAT(&quot;0b&quot;; MID([.$D153];1+[.$E153]+8+8+8; 8)))">
            <text:p/>
          </table:table-cell>
          <table:table-cell table:style-name="ce31" table:formula="of:=[.E153]-LEN([.F153])+2" office:value-type="float" office:value="0" calcext:value-type="float">
            <text:p>0</text:p>
          </table:table-cell>
          <table:table-cell table:style-name="ce29" table:formula="of:=IF([.G153]=&quot;&quot;; &quot;&quot;; 8-LEN([.G153])+2)" office:value-type="float" office:value="0" calcext:value-type="float">
            <text:p>0</text:p>
          </table:table-cell>
          <table:table-cell table:style-name="ce29" table:formula="of:=IF([.H153]=&quot;&quot;; &quot;&quot;; 8-LEN([.H153])+2)" office:value-type="float" office:value="0" calcext:value-type="float">
            <text:p>0</text:p>
          </table:table-cell>
          <table:table-cell table:style-name="ce29" table:formula="of:=IF([.I153]=&quot;&quot;; &quot;&quot;; 8-LEN([.I153])+2)" office:value-type="float" office:value="3" calcext:value-type="float">
            <text:p>3</text:p>
          </table:table-cell>
          <table:table-cell table:style-name="ce29" table:formula="of:=IF([.J153]=&quot;&quot;; &quot;&quot;; 8-LEN([.J153])+2)">
            <text:p/>
          </table:table-cell>
          <table:table-cell table:style-name="ce31" table:formula="of:=IF(OR([.$F153]=&quot;&quot;; [.$E153]=8); &quot;&quot;; &quot;+ &quot;)" office:value-type="string" office:string-value="+ " calcext:value-type="string">
            <text:p>+ </text:p>
          </table:table-cell>
          <table:table-cell table:style-name="ce32" table:formula="of:=IF([.$F153]=&quot;&quot;; &quot;&quot;; IF([.$K153]&gt;0; COM.MICROSOFT.CONCAT(&quot;(&quot;; [.$F153]; &quot; &lt;&lt; &quot;; [.$K153]; &quot;)&quot;); [.$F153]))" office:value-type="string" office:string-value="0b11" calcext:value-type="string">
            <text:p>0b11</text:p>
          </table:table-cell>
          <table:table-cell table:style-name="ce32" table:formula="of:=IF(OR([.$F153]=&quot;&quot;; AND([.$G153]=&quot;&quot;; [.$K153]&lt;&gt;0)); &quot;&quot;; &quot;, &quot;)" office:value-type="string" office:string-value=", " calcext:value-type="string">
            <text:p>, </text:p>
          </table:table-cell>
          <table:table-cell table:style-name="ce32" table:formula="of:=IF([.$G153]=&quot;&quot;; &quot;&quot;; IF([.$L153]&gt;0; COM.MICROSOFT.CONCAT(&quot;(&quot;; [.$G153]; &quot; &lt;&lt; &quot;; [.$L153]; &quot;)&quot;); [.$G153]))" office:value-type="string" office:string-value="0b11111111" calcext:value-type="string">
            <text:p>0b11111111</text:p>
          </table:table-cell>
          <table:table-cell table:style-name="ce32" table:formula="of:=IF(OR([.$G153]=&quot;&quot;; AND([.$H153]=&quot;&quot;; [.$L153]&lt;&gt;0)); &quot;&quot;; &quot;, &quot;)" office:value-type="string" office:string-value=", " calcext:value-type="string">
            <text:p>, </text:p>
          </table:table-cell>
          <table:table-cell table:style-name="ce32" table:formula="of:=IF([.$H153]=&quot;&quot;; &quot;&quot;; IF([.$M153]&gt;0; COM.MICROSOFT.CONCAT(&quot;(&quot;; [.$H153]; &quot; &lt;&lt; &quot;; [.$M153]; &quot;)&quot;); [.$H153]))" office:value-type="string" office:string-value="0b11111111" calcext:value-type="string">
            <text:p>0b11111111</text:p>
          </table:table-cell>
          <table:table-cell table:style-name="ce32" table:formula="of:=IF(OR([.$H153]=&quot;&quot;; AND([.$I153]=&quot;&quot;; [.$M153]&lt;&gt;0)); &quot;&quot;; &quot;, &quot;)" office:value-type="string" office:string-value=", " calcext:value-type="string">
            <text:p>, </text:p>
          </table:table-cell>
          <table:table-cell table:style-name="ce32" table:formula="of:=IF([.$I153]=&quot;&quot;; &quot;&quot;; IF([.$N153]&gt;0; COM.MICROSOFT.CONCAT(&quot;(&quot;; [.$I153]; &quot; &lt;&lt; &quot;; [.$N153]; &quot;)&quot;); [.$I153]))" office:value-type="string" office:string-value="(0b00011 &lt;&lt; 3)" calcext:value-type="string">
            <text:p>(0b00011 &lt;&lt; 3)</text:p>
          </table:table-cell>
          <table:table-cell table:style-name="ce32" table:formula="of:=IF(OR([.$I153]=&quot;&quot;; AND([.$J153]=&quot;&quot;; [.$N153]&lt;&gt;0)); &quot;&quot;; &quot;, &quot;)">
            <text:p/>
          </table:table-cell>
          <table:table-cell table:style-name="ce32" table:formula="of:=IF([.$J153]=&quot;&quot;; &quot;&quot;; IF([.$O153]&gt;0; COM.MICROSOFT.CONCAT(&quot;(&quot;; [.$J153]; &quot; &lt;&lt; &quot;; [.$O153]; &quot;)&quot;); [.$J153]))">
            <text:p/>
          </table:table-cell>
          <table:table-cell table:style-name="ce33" table:formula="of:=IF(OR([.$J153]=&quot;&quot;; AND([.$O153]&lt;&gt;0)); &quot;&quot;; &quot;, &quot;)">
            <text:p/>
          </table:table-cell>
          <table:table-cell table:formula="of:=COM.MICROSOFT.CONCAT(&quot;// &quot;; [.B153]; &quot; &quot;; IF([.A153]=&quot;&quot;; &quot;   &quot;; COM.MICROSOFT.CONCAT(&quot;-&quot;; [.A153]; &quot;-&quot;)); &quot; &quot;; [.C153])" office:value-type="string" office:string-value="// 151     |11111111|11111111|1100011" calcext:value-type="string">
            <text:p>// 151 <text:s text:c="4"/>|11111111|11111111|1100011</text:p>
          </table:table-cell>
          <table:table-cell table:formula="of:=COM.MICROSOFT.CONCAT([.P153:.Z153])" office:value-type="string" office:string-value="+ 0b11, 0b11111111, 0b11111111, (0b00011 &lt;&lt; 3)" calcext:value-type="string">
            <text:p>+ 0b11, 0b11111111, 0b11111111, (0b00011 &lt;&lt; 3)</text:p>
          </table:table-cell>
          <table:table-cell table:formula="of:=COM.MICROSOFT.CONCAT([.AA153]; CHAR(10); [.AB153])" office:value-type="string" office:string-value="// 151     |11111111|11111111|1100011&#10;+ 0b11, 0b11111111, 0b11111111, (0b00011 &lt;&lt; 3)" calcext:value-type="string">
            <text:p>// 151     |11111111|11111111|1100011</text:p>
            <text:p>+ 0b11, 0b11111111, 0b11111111, (0b00011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|11111111|11111111|1100100</text:p>
          </table:table-cell>
          <table:table-cell office:value-type="string" calcext:value-type="string">
            <text:p>11111111111111111100100</text:p>
          </table:table-cell>
          <table:table-cell table:formula="of:=8-MOD(LEN([.$D153])-[.$E153]; 8)" office:value-type="float" office:value="3" calcext:value-type="float">
            <text:p>3</text:p>
          </table:table-cell>
          <table:table-cell table:style-name="ce29" table:formula="of:=IF(MID([.$D154];1;[.$E154])=&quot;&quot;; &quot;&quot;; COM.MICROSOFT.CONCAT(&quot;0b&quot;; MID([.$D154];1;[.$E154])))" office:value-type="string" office:string-value="0b111" calcext:value-type="string">
            <text:p>0b111</text:p>
          </table:table-cell>
          <table:table-cell table:style-name="ce29" table:formula="of:=IF(MID([.$D154];1+[.$E154]; 8)=&quot;&quot;; &quot;&quot;; COM.MICROSOFT.CONCAT(&quot;0b&quot;; MID([.$D154];1+[.$E154]; 8)))" office:value-type="string" office:string-value="0b11111111" calcext:value-type="string">
            <text:p>0b11111111</text:p>
          </table:table-cell>
          <table:table-cell table:style-name="ce29" table:formula="of:=IF(MID([.$D154];1+[.$E154]+8; 8)=&quot;&quot;; &quot;&quot;; COM.MICROSOFT.CONCAT(&quot;0b&quot;; MID([.$D154];1+[.$E154]+8; 8)))" office:value-type="string" office:string-value="0b11111110" calcext:value-type="string">
            <text:p>0b11111110</text:p>
          </table:table-cell>
          <table:table-cell table:style-name="ce29" table:formula="of:=IF(MID([.$D154];1+[.$E154]+8+8; 8)=&quot;&quot;; &quot;&quot;; COM.MICROSOFT.CONCAT(&quot;0b&quot;; MID([.$D154];1+[.$E154]+8+8; 8)))" office:value-type="string" office:string-value="0b0100" calcext:value-type="string">
            <text:p>0b0100</text:p>
          </table:table-cell>
          <table:table-cell table:style-name="ce29" table:formula="of:=IF(MID([.$D154];1+[.$E154]+8+8+8; 8)=&quot;&quot;; &quot;&quot;; COM.MICROSOFT.CONCAT(&quot;0b&quot;; MID([.$D154];1+[.$E154]+8+8+8; 8)))">
            <text:p/>
          </table:table-cell>
          <table:table-cell table:style-name="ce31" table:formula="of:=[.E154]-LEN([.F154])+2" office:value-type="float" office:value="0" calcext:value-type="float">
            <text:p>0</text:p>
          </table:table-cell>
          <table:table-cell table:style-name="ce29" table:formula="of:=IF([.G154]=&quot;&quot;; &quot;&quot;; 8-LEN([.G154])+2)" office:value-type="float" office:value="0" calcext:value-type="float">
            <text:p>0</text:p>
          </table:table-cell>
          <table:table-cell table:style-name="ce29" table:formula="of:=IF([.H154]=&quot;&quot;; &quot;&quot;; 8-LEN([.H154])+2)" office:value-type="float" office:value="0" calcext:value-type="float">
            <text:p>0</text:p>
          </table:table-cell>
          <table:table-cell table:style-name="ce29" table:formula="of:=IF([.I154]=&quot;&quot;; &quot;&quot;; 8-LEN([.I154])+2)" office:value-type="float" office:value="4" calcext:value-type="float">
            <text:p>4</text:p>
          </table:table-cell>
          <table:table-cell table:style-name="ce29" table:formula="of:=IF([.J154]=&quot;&quot;; &quot;&quot;; 8-LEN([.J154])+2)">
            <text:p/>
          </table:table-cell>
          <table:table-cell table:style-name="ce31" table:formula="of:=IF(OR([.$F154]=&quot;&quot;; [.$E154]=8); &quot;&quot;; &quot;+ &quot;)" office:value-type="string" office:string-value="+ " calcext:value-type="string">
            <text:p>+ </text:p>
          </table:table-cell>
          <table:table-cell table:style-name="ce32" table:formula="of:=IF([.$F154]=&quot;&quot;; &quot;&quot;; IF([.$K154]&gt;0; COM.MICROSOFT.CONCAT(&quot;(&quot;; [.$F154]; &quot; &lt;&lt; &quot;; [.$K154]; &quot;)&quot;); [.$F154]))" office:value-type="string" office:string-value="0b111" calcext:value-type="string">
            <text:p>0b111</text:p>
          </table:table-cell>
          <table:table-cell table:style-name="ce32" table:formula="of:=IF(OR([.$F154]=&quot;&quot;; AND([.$G154]=&quot;&quot;; [.$K154]&lt;&gt;0)); &quot;&quot;; &quot;, &quot;)" office:value-type="string" office:string-value=", " calcext:value-type="string">
            <text:p>, </text:p>
          </table:table-cell>
          <table:table-cell table:style-name="ce32" table:formula="of:=IF([.$G154]=&quot;&quot;; &quot;&quot;; IF([.$L154]&gt;0; COM.MICROSOFT.CONCAT(&quot;(&quot;; [.$G154]; &quot; &lt;&lt; &quot;; [.$L154]; &quot;)&quot;); [.$G154]))" office:value-type="string" office:string-value="0b11111111" calcext:value-type="string">
            <text:p>0b11111111</text:p>
          </table:table-cell>
          <table:table-cell table:style-name="ce32" table:formula="of:=IF(OR([.$G154]=&quot;&quot;; AND([.$H154]=&quot;&quot;; [.$L154]&lt;&gt;0)); &quot;&quot;; &quot;, &quot;)" office:value-type="string" office:string-value=", " calcext:value-type="string">
            <text:p>, </text:p>
          </table:table-cell>
          <table:table-cell table:style-name="ce32" table:formula="of:=IF([.$H154]=&quot;&quot;; &quot;&quot;; IF([.$M154]&gt;0; COM.MICROSOFT.CONCAT(&quot;(&quot;; [.$H154]; &quot; &lt;&lt; &quot;; [.$M154]; &quot;)&quot;); [.$H154]))" office:value-type="string" office:string-value="0b11111110" calcext:value-type="string">
            <text:p>0b11111110</text:p>
          </table:table-cell>
          <table:table-cell table:style-name="ce32" table:formula="of:=IF(OR([.$H154]=&quot;&quot;; AND([.$I154]=&quot;&quot;; [.$M154]&lt;&gt;0)); &quot;&quot;; &quot;, &quot;)" office:value-type="string" office:string-value=", " calcext:value-type="string">
            <text:p>, </text:p>
          </table:table-cell>
          <table:table-cell table:style-name="ce32" table:formula="of:=IF([.$I154]=&quot;&quot;; &quot;&quot;; IF([.$N154]&gt;0; COM.MICROSOFT.CONCAT(&quot;(&quot;; [.$I154]; &quot; &lt;&lt; &quot;; [.$N154]; &quot;)&quot;); [.$I154]))" office:value-type="string" office:string-value="(0b0100 &lt;&lt; 4)" calcext:value-type="string">
            <text:p>(0b0100 &lt;&lt; 4)</text:p>
          </table:table-cell>
          <table:table-cell table:style-name="ce32" table:formula="of:=IF(OR([.$I154]=&quot;&quot;; AND([.$J154]=&quot;&quot;; [.$N154]&lt;&gt;0)); &quot;&quot;; &quot;, &quot;)">
            <text:p/>
          </table:table-cell>
          <table:table-cell table:style-name="ce32" table:formula="of:=IF([.$J154]=&quot;&quot;; &quot;&quot;; IF([.$O154]&gt;0; COM.MICROSOFT.CONCAT(&quot;(&quot;; [.$J154]; &quot; &lt;&lt; &quot;; [.$O154]; &quot;)&quot;); [.$J154]))">
            <text:p/>
          </table:table-cell>
          <table:table-cell table:style-name="ce33" table:formula="of:=IF(OR([.$J154]=&quot;&quot;; AND([.$O154]&lt;&gt;0)); &quot;&quot;; &quot;, &quot;)">
            <text:p/>
          </table:table-cell>
          <table:table-cell table:formula="of:=COM.MICROSOFT.CONCAT(&quot;// &quot;; [.B154]; &quot; &quot;; IF([.A154]=&quot;&quot;; &quot;   &quot;; COM.MICROSOFT.CONCAT(&quot;-&quot;; [.A154]; &quot;-&quot;)); &quot; &quot;; [.C154])" office:value-type="string" office:string-value="// 152     |11111111|11111111|1100100" calcext:value-type="string">
            <text:p>// 152 <text:s text:c="4"/>|11111111|11111111|1100100</text:p>
          </table:table-cell>
          <table:table-cell table:formula="of:=COM.MICROSOFT.CONCAT([.P154:.Z154])" office:value-type="string" office:string-value="+ 0b111, 0b11111111, 0b11111110, (0b0100 &lt;&lt; 4)" calcext:value-type="string">
            <text:p>+ 0b111, 0b11111111, 0b11111110, (0b0100 &lt;&lt; 4)</text:p>
          </table:table-cell>
          <table:table-cell table:formula="of:=COM.MICROSOFT.CONCAT([.AA154]; CHAR(10); [.AB154])" office:value-type="string" office:string-value="// 152     |11111111|11111111|1100100&#10;+ 0b111, 0b11111111, 0b11111110, (0b0100 &lt;&lt; 4)" calcext:value-type="string">
            <text:p>// 152     |11111111|11111111|1100100</text:p>
            <text:p>+ 0b111, 0b11111111, 0b11111110, (0b01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|11111111|11111110|11100</text:p>
          </table:table-cell>
          <table:table-cell office:value-type="string" calcext:value-type="string">
            <text:p>111111111111111011100</text:p>
          </table:table-cell>
          <table:table-cell table:formula="of:=8-MOD(LEN([.$D154])-[.$E154]; 8)" office:value-type="float" office:value="4" calcext:value-type="float">
            <text:p>4</text:p>
          </table:table-cell>
          <table:table-cell table:style-name="ce29" table:formula="of:=IF(MID([.$D155];1;[.$E155])=&quot;&quot;; &quot;&quot;; COM.MICROSOFT.CONCAT(&quot;0b&quot;; MID([.$D155];1;[.$E155])))" office:value-type="string" office:string-value="0b1111" calcext:value-type="string">
            <text:p>0b1111</text:p>
          </table:table-cell>
          <table:table-cell table:style-name="ce29" table:formula="of:=IF(MID([.$D155];1+[.$E155]; 8)=&quot;&quot;; &quot;&quot;; COM.MICROSOFT.CONCAT(&quot;0b&quot;; MID([.$D155];1+[.$E155]; 8)))" office:value-type="string" office:string-value="0b11111111" calcext:value-type="string">
            <text:p>0b11111111</text:p>
          </table:table-cell>
          <table:table-cell table:style-name="ce29" table:formula="of:=IF(MID([.$D155];1+[.$E155]+8; 8)=&quot;&quot;; &quot;&quot;; COM.MICROSOFT.CONCAT(&quot;0b&quot;; MID([.$D155];1+[.$E155]+8; 8)))" office:value-type="string" office:string-value="0b11101110" calcext:value-type="string">
            <text:p>0b11101110</text:p>
          </table:table-cell>
          <table:table-cell table:style-name="ce29" table:formula="of:=IF(MID([.$D155];1+[.$E155]+8+8; 8)=&quot;&quot;; &quot;&quot;; COM.MICROSOFT.CONCAT(&quot;0b&quot;; MID([.$D155];1+[.$E155]+8+8; 8)))" office:value-type="string" office:string-value="0b0" calcext:value-type="string">
            <text:p>0b0</text:p>
          </table:table-cell>
          <table:table-cell table:style-name="ce29" table:formula="of:=IF(MID([.$D155];1+[.$E155]+8+8+8; 8)=&quot;&quot;; &quot;&quot;; COM.MICROSOFT.CONCAT(&quot;0b&quot;; MID([.$D155];1+[.$E155]+8+8+8; 8)))">
            <text:p/>
          </table:table-cell>
          <table:table-cell table:style-name="ce31" table:formula="of:=[.E155]-LEN([.F155])+2" office:value-type="float" office:value="0" calcext:value-type="float">
            <text:p>0</text:p>
          </table:table-cell>
          <table:table-cell table:style-name="ce29" table:formula="of:=IF([.G155]=&quot;&quot;; &quot;&quot;; 8-LEN([.G155])+2)" office:value-type="float" office:value="0" calcext:value-type="float">
            <text:p>0</text:p>
          </table:table-cell>
          <table:table-cell table:style-name="ce29" table:formula="of:=IF([.H155]=&quot;&quot;; &quot;&quot;; 8-LEN([.H155])+2)" office:value-type="float" office:value="0" calcext:value-type="float">
            <text:p>0</text:p>
          </table:table-cell>
          <table:table-cell table:style-name="ce29" table:formula="of:=IF([.I155]=&quot;&quot;; &quot;&quot;; 8-LEN([.I155])+2)" office:value-type="float" office:value="7" calcext:value-type="float">
            <text:p>7</text:p>
          </table:table-cell>
          <table:table-cell table:style-name="ce29" table:formula="of:=IF([.J155]=&quot;&quot;; &quot;&quot;; 8-LEN([.J155])+2)">
            <text:p/>
          </table:table-cell>
          <table:table-cell table:style-name="ce31" table:formula="of:=IF(OR([.$F155]=&quot;&quot;; [.$E155]=8); &quot;&quot;; &quot;+ &quot;)" office:value-type="string" office:string-value="+ " calcext:value-type="string">
            <text:p>+ </text:p>
          </table:table-cell>
          <table:table-cell table:style-name="ce32" table:formula="of:=IF([.$F155]=&quot;&quot;; &quot;&quot;; IF([.$K155]&gt;0; COM.MICROSOFT.CONCAT(&quot;(&quot;; [.$F155]; &quot; &lt;&lt; &quot;; [.$K155]; &quot;)&quot;); [.$F155]))" office:value-type="string" office:string-value="0b1111" calcext:value-type="string">
            <text:p>0b1111</text:p>
          </table:table-cell>
          <table:table-cell table:style-name="ce32" table:formula="of:=IF(OR([.$F155]=&quot;&quot;; AND([.$G155]=&quot;&quot;; [.$K155]&lt;&gt;0)); &quot;&quot;; &quot;, &quot;)" office:value-type="string" office:string-value=", " calcext:value-type="string">
            <text:p>, </text:p>
          </table:table-cell>
          <table:table-cell table:style-name="ce32" table:formula="of:=IF([.$G155]=&quot;&quot;; &quot;&quot;; IF([.$L155]&gt;0; COM.MICROSOFT.CONCAT(&quot;(&quot;; [.$G155]; &quot; &lt;&lt; &quot;; [.$L155]; &quot;)&quot;); [.$G155]))" office:value-type="string" office:string-value="0b11111111" calcext:value-type="string">
            <text:p>0b11111111</text:p>
          </table:table-cell>
          <table:table-cell table:style-name="ce32" table:formula="of:=IF(OR([.$G155]=&quot;&quot;; AND([.$H155]=&quot;&quot;; [.$L155]&lt;&gt;0)); &quot;&quot;; &quot;, &quot;)" office:value-type="string" office:string-value=", " calcext:value-type="string">
            <text:p>, </text:p>
          </table:table-cell>
          <table:table-cell table:style-name="ce32" table:formula="of:=IF([.$H155]=&quot;&quot;; &quot;&quot;; IF([.$M155]&gt;0; COM.MICROSOFT.CONCAT(&quot;(&quot;; [.$H155]; &quot; &lt;&lt; &quot;; [.$M155]; &quot;)&quot;); [.$H155]))" office:value-type="string" office:string-value="0b11101110" calcext:value-type="string">
            <text:p>0b11101110</text:p>
          </table:table-cell>
          <table:table-cell table:style-name="ce32" table:formula="of:=IF(OR([.$H155]=&quot;&quot;; AND([.$I155]=&quot;&quot;; [.$M155]&lt;&gt;0)); &quot;&quot;; &quot;, &quot;)" office:value-type="string" office:string-value=", " calcext:value-type="string">
            <text:p>, </text:p>
          </table:table-cell>
          <table:table-cell table:style-name="ce32" table:formula="of:=IF([.$I155]=&quot;&quot;; &quot;&quot;; IF([.$N155]&gt;0; COM.MICROSOFT.CONCAT(&quot;(&quot;; [.$I155]; &quot; &lt;&lt; &quot;; [.$N155]; &quot;)&quot;); [.$I155]))" office:value-type="string" office:string-value="(0b0 &lt;&lt; 7)" calcext:value-type="string">
            <text:p>(0b0 &lt;&lt; 7)</text:p>
          </table:table-cell>
          <table:table-cell table:style-name="ce32" table:formula="of:=IF(OR([.$I155]=&quot;&quot;; AND([.$J155]=&quot;&quot;; [.$N155]&lt;&gt;0)); &quot;&quot;; &quot;, &quot;)">
            <text:p/>
          </table:table-cell>
          <table:table-cell table:style-name="ce32" table:formula="of:=IF([.$J155]=&quot;&quot;; &quot;&quot;; IF([.$O155]&gt;0; COM.MICROSOFT.CONCAT(&quot;(&quot;; [.$J155]; &quot; &lt;&lt; &quot;; [.$O155]; &quot;)&quot;); [.$J155]))">
            <text:p/>
          </table:table-cell>
          <table:table-cell table:style-name="ce33" table:formula="of:=IF(OR([.$J155]=&quot;&quot;; AND([.$O155]&lt;&gt;0)); &quot;&quot;; &quot;, &quot;)">
            <text:p/>
          </table:table-cell>
          <table:table-cell table:formula="of:=COM.MICROSOFT.CONCAT(&quot;// &quot;; [.B155]; &quot; &quot;; IF([.A155]=&quot;&quot;; &quot;   &quot;; COM.MICROSOFT.CONCAT(&quot;-&quot;; [.A155]; &quot;-&quot;)); &quot; &quot;; [.C155])" office:value-type="string" office:string-value="// 153     |11111111|11111110|11100" calcext:value-type="string">
            <text:p>// 153 <text:s text:c="4"/>|11111111|11111110|11100</text:p>
          </table:table-cell>
          <table:table-cell table:formula="of:=COM.MICROSOFT.CONCAT([.P155:.Z155])" office:value-type="string" office:string-value="+ 0b1111, 0b11111111, 0b11101110, (0b0 &lt;&lt; 7)" calcext:value-type="string">
            <text:p>+ 0b1111, 0b11111111, 0b11101110, (0b0 &lt;&lt; 7)</text:p>
          </table:table-cell>
          <table:table-cell table:formula="of:=COM.MICROSOFT.CONCAT([.AA155]; CHAR(10); [.AB155])" office:value-type="string" office:string-value="// 153     |11111111|11111110|11100&#10;+ 0b1111, 0b11111111, 0b11101110, (0b0 &lt;&lt; 7)" calcext:value-type="string">
            <text:p>// 153     |11111111|11111110|11100</text:p>
            <text:p>+ 0b1111, 0b11111111, 0b11101110, (0b0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|11111111|11111111|011000</text:p>
          </table:table-cell>
          <table:table-cell office:value-type="string" calcext:value-type="string">
            <text:p>1111111111111111011000</text:p>
          </table:table-cell>
          <table:table-cell table:formula="of:=8-MOD(LEN([.$D155])-[.$E155]; 8)" office:value-type="float" office:value="7" calcext:value-type="float">
            <text:p>7</text:p>
          </table:table-cell>
          <table:table-cell table:style-name="ce29" table:formula="of:=IF(MID([.$D156];1;[.$E156])=&quot;&quot;; &quot;&quot;; COM.MICROSOFT.CONCAT(&quot;0b&quot;; MID([.$D156];1;[.$E156])))" office:value-type="string" office:string-value="0b1111111" calcext:value-type="string">
            <text:p>0b1111111</text:p>
          </table:table-cell>
          <table:table-cell table:style-name="ce29" table:formula="of:=IF(MID([.$D156];1+[.$E156]; 8)=&quot;&quot;; &quot;&quot;; COM.MICROSOFT.CONCAT(&quot;0b&quot;; MID([.$D156];1+[.$E156]; 8)))" office:value-type="string" office:string-value="0b11111111" calcext:value-type="string">
            <text:p>0b11111111</text:p>
          </table:table-cell>
          <table:table-cell table:style-name="ce29" table:formula="of:=IF(MID([.$D156];1+[.$E156]+8; 8)=&quot;&quot;; &quot;&quot;; COM.MICROSOFT.CONCAT(&quot;0b&quot;; MID([.$D156];1+[.$E156]+8; 8)))" office:value-type="string" office:string-value="0b1011000" calcext:value-type="string">
            <text:p>0b1011000</text:p>
          </table:table-cell>
          <table:table-cell table:style-name="ce29" table:formula="of:=IF(MID([.$D156];1+[.$E156]+8+8; 8)=&quot;&quot;; &quot;&quot;; COM.MICROSOFT.CONCAT(&quot;0b&quot;; MID([.$D156];1+[.$E156]+8+8; 8)))">
            <text:p/>
          </table:table-cell>
          <table:table-cell table:style-name="ce29" table:formula="of:=IF(MID([.$D156];1+[.$E156]+8+8+8; 8)=&quot;&quot;; &quot;&quot;; COM.MICROSOFT.CONCAT(&quot;0b&quot;; MID([.$D156];1+[.$E156]+8+8+8; 8)))">
            <text:p/>
          </table:table-cell>
          <table:table-cell table:style-name="ce31" table:formula="of:=[.E156]-LEN([.F156])+2" office:value-type="float" office:value="0" calcext:value-type="float">
            <text:p>0</text:p>
          </table:table-cell>
          <table:table-cell table:style-name="ce29" table:formula="of:=IF([.G156]=&quot;&quot;; &quot;&quot;; 8-LEN([.G156])+2)" office:value-type="float" office:value="0" calcext:value-type="float">
            <text:p>0</text:p>
          </table:table-cell>
          <table:table-cell table:style-name="ce29" table:formula="of:=IF([.H156]=&quot;&quot;; &quot;&quot;; 8-LEN([.H156])+2)" office:value-type="float" office:value="1" calcext:value-type="float">
            <text:p>1</text:p>
          </table:table-cell>
          <table:table-cell table:style-name="ce29" table:formula="of:=IF([.I156]=&quot;&quot;; &quot;&quot;; 8-LEN([.I156])+2)">
            <text:p/>
          </table:table-cell>
          <table:table-cell table:style-name="ce29" table:formula="of:=IF([.J156]=&quot;&quot;; &quot;&quot;; 8-LEN([.J156])+2)">
            <text:p/>
          </table:table-cell>
          <table:table-cell table:style-name="ce31" table:formula="of:=IF(OR([.$F156]=&quot;&quot;; [.$E156]=8); &quot;&quot;; &quot;+ &quot;)" office:value-type="string" office:string-value="+ " calcext:value-type="string">
            <text:p>+ </text:p>
          </table:table-cell>
          <table:table-cell table:style-name="ce32" table:formula="of:=IF([.$F156]=&quot;&quot;; &quot;&quot;; IF([.$K156]&gt;0; COM.MICROSOFT.CONCAT(&quot;(&quot;; [.$F156]; &quot; &lt;&lt; &quot;; [.$K156]; &quot;)&quot;); [.$F156]))" office:value-type="string" office:string-value="0b1111111" calcext:value-type="string">
            <text:p>0b1111111</text:p>
          </table:table-cell>
          <table:table-cell table:style-name="ce32" table:formula="of:=IF(OR([.$F156]=&quot;&quot;; AND([.$G156]=&quot;&quot;; [.$K156]&lt;&gt;0)); &quot;&quot;; &quot;, &quot;)" office:value-type="string" office:string-value=", " calcext:value-type="string">
            <text:p>, </text:p>
          </table:table-cell>
          <table:table-cell table:style-name="ce32" table:formula="of:=IF([.$G156]=&quot;&quot;; &quot;&quot;; IF([.$L156]&gt;0; COM.MICROSOFT.CONCAT(&quot;(&quot;; [.$G156]; &quot; &lt;&lt; &quot;; [.$L156]; &quot;)&quot;); [.$G156]))" office:value-type="string" office:string-value="0b11111111" calcext:value-type="string">
            <text:p>0b11111111</text:p>
          </table:table-cell>
          <table:table-cell table:style-name="ce32" table:formula="of:=IF(OR([.$G156]=&quot;&quot;; AND([.$H156]=&quot;&quot;; [.$L156]&lt;&gt;0)); &quot;&quot;; &quot;, &quot;)" office:value-type="string" office:string-value=", " calcext:value-type="string">
            <text:p>, </text:p>
          </table:table-cell>
          <table:table-cell table:style-name="ce32" table:formula="of:=IF([.$H156]=&quot;&quot;; &quot;&quot;; IF([.$M156]&gt;0; COM.MICROSOFT.CONCAT(&quot;(&quot;; [.$H156]; &quot; &lt;&lt; &quot;; [.$M156]; &quot;)&quot;); [.$H156]))" office:value-type="string" office:string-value="(0b1011000 &lt;&lt; 1)" calcext:value-type="string">
            <text:p>(0b1011000 &lt;&lt; 1)</text:p>
          </table:table-cell>
          <table:table-cell table:style-name="ce32" table:formula="of:=IF(OR([.$H156]=&quot;&quot;; AND([.$I156]=&quot;&quot;; [.$M156]&lt;&gt;0)); &quot;&quot;; &quot;, &quot;)">
            <text:p/>
          </table:table-cell>
          <table:table-cell table:style-name="ce32" table:formula="of:=IF([.$I156]=&quot;&quot;; &quot;&quot;; IF([.$N156]&gt;0; COM.MICROSOFT.CONCAT(&quot;(&quot;; [.$I156]; &quot; &lt;&lt; &quot;; [.$N156]; &quot;)&quot;); [.$I156]))">
            <text:p/>
          </table:table-cell>
          <table:table-cell table:style-name="ce32" table:formula="of:=IF(OR([.$I156]=&quot;&quot;; AND([.$J156]=&quot;&quot;; [.$N156]&lt;&gt;0)); &quot;&quot;; &quot;, &quot;)">
            <text:p/>
          </table:table-cell>
          <table:table-cell table:style-name="ce32" table:formula="of:=IF([.$J156]=&quot;&quot;; &quot;&quot;; IF([.$O156]&gt;0; COM.MICROSOFT.CONCAT(&quot;(&quot;; [.$J156]; &quot; &lt;&lt; &quot;; [.$O156]; &quot;)&quot;); [.$J156]))">
            <text:p/>
          </table:table-cell>
          <table:table-cell table:style-name="ce33" table:formula="of:=IF(OR([.$J156]=&quot;&quot;; AND([.$O156]&lt;&gt;0)); &quot;&quot;; &quot;, &quot;)">
            <text:p/>
          </table:table-cell>
          <table:table-cell table:formula="of:=COM.MICROSOFT.CONCAT(&quot;// &quot;; [.B156]; &quot; &quot;; IF([.A156]=&quot;&quot;; &quot;   &quot;; COM.MICROSOFT.CONCAT(&quot;-&quot;; [.A156]; &quot;-&quot;)); &quot; &quot;; [.C156])" office:value-type="string" office:string-value="// 154     |11111111|11111111|011000" calcext:value-type="string">
            <text:p>// 154 <text:s text:c="4"/>|11111111|11111111|011000</text:p>
          </table:table-cell>
          <table:table-cell table:formula="of:=COM.MICROSOFT.CONCAT([.P156:.Z156])" office:value-type="string" office:string-value="+ 0b1111111, 0b11111111, (0b1011000 &lt;&lt; 1)" calcext:value-type="string">
            <text:p>+ 0b1111111, 0b11111111, (0b1011000 &lt;&lt; 1)</text:p>
          </table:table-cell>
          <table:table-cell table:formula="of:=COM.MICROSOFT.CONCAT([.AA156]; CHAR(10); [.AB156])" office:value-type="string" office:string-value="// 154     |11111111|11111111|011000&#10;+ 0b1111111, 0b11111111, (0b1011000 &lt;&lt; 1)" calcext:value-type="string">
            <text:p>// 154     |11111111|11111111|011000</text:p>
            <text:p>+ 0b1111111, 0b11111111, (0b1011000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|11111111|11111111|1100101</text:p>
          </table:table-cell>
          <table:table-cell office:value-type="string" calcext:value-type="string">
            <text:p>11111111111111111100101</text:p>
          </table:table-cell>
          <table:table-cell table:formula="of:=8-MOD(LEN([.$D156])-[.$E156]; 8)" office:value-type="float" office:value="1" calcext:value-type="float">
            <text:p>1</text:p>
          </table:table-cell>
          <table:table-cell table:style-name="ce29" table:formula="of:=IF(MID([.$D157];1;[.$E157])=&quot;&quot;; &quot;&quot;; COM.MICROSOFT.CONCAT(&quot;0b&quot;; MID([.$D157];1;[.$E157])))" office:value-type="string" office:string-value="0b1" calcext:value-type="string">
            <text:p>0b1</text:p>
          </table:table-cell>
          <table:table-cell table:style-name="ce29" table:formula="of:=IF(MID([.$D157];1+[.$E157]; 8)=&quot;&quot;; &quot;&quot;; COM.MICROSOFT.CONCAT(&quot;0b&quot;; MID([.$D157];1+[.$E157]; 8)))" office:value-type="string" office:string-value="0b11111111" calcext:value-type="string">
            <text:p>0b11111111</text:p>
          </table:table-cell>
          <table:table-cell table:style-name="ce29" table:formula="of:=IF(MID([.$D157];1+[.$E157]+8; 8)=&quot;&quot;; &quot;&quot;; COM.MICROSOFT.CONCAT(&quot;0b&quot;; MID([.$D157];1+[.$E157]+8; 8)))" office:value-type="string" office:string-value="0b11111111" calcext:value-type="string">
            <text:p>0b11111111</text:p>
          </table:table-cell>
          <table:table-cell table:style-name="ce29" table:formula="of:=IF(MID([.$D157];1+[.$E157]+8+8; 8)=&quot;&quot;; &quot;&quot;; COM.MICROSOFT.CONCAT(&quot;0b&quot;; MID([.$D157];1+[.$E157]+8+8; 8)))" office:value-type="string" office:string-value="0b100101" calcext:value-type="string">
            <text:p>0b100101</text:p>
          </table:table-cell>
          <table:table-cell table:style-name="ce29" table:formula="of:=IF(MID([.$D157];1+[.$E157]+8+8+8; 8)=&quot;&quot;; &quot;&quot;; COM.MICROSOFT.CONCAT(&quot;0b&quot;; MID([.$D157];1+[.$E157]+8+8+8; 8)))">
            <text:p/>
          </table:table-cell>
          <table:table-cell table:style-name="ce31" table:formula="of:=[.E157]-LEN([.F157])+2" office:value-type="float" office:value="0" calcext:value-type="float">
            <text:p>0</text:p>
          </table:table-cell>
          <table:table-cell table:style-name="ce29" table:formula="of:=IF([.G157]=&quot;&quot;; &quot;&quot;; 8-LEN([.G157])+2)" office:value-type="float" office:value="0" calcext:value-type="float">
            <text:p>0</text:p>
          </table:table-cell>
          <table:table-cell table:style-name="ce29" table:formula="of:=IF([.H157]=&quot;&quot;; &quot;&quot;; 8-LEN([.H157])+2)" office:value-type="float" office:value="0" calcext:value-type="float">
            <text:p>0</text:p>
          </table:table-cell>
          <table:table-cell table:style-name="ce29" table:formula="of:=IF([.I157]=&quot;&quot;; &quot;&quot;; 8-LEN([.I157])+2)" office:value-type="float" office:value="2" calcext:value-type="float">
            <text:p>2</text:p>
          </table:table-cell>
          <table:table-cell table:style-name="ce29" table:formula="of:=IF([.J157]=&quot;&quot;; &quot;&quot;; 8-LEN([.J157])+2)">
            <text:p/>
          </table:table-cell>
          <table:table-cell table:style-name="ce31" table:formula="of:=IF(OR([.$F157]=&quot;&quot;; [.$E157]=8); &quot;&quot;; &quot;+ &quot;)" office:value-type="string" office:string-value="+ " calcext:value-type="string">
            <text:p>+ </text:p>
          </table:table-cell>
          <table:table-cell table:style-name="ce32" table:formula="of:=IF([.$F157]=&quot;&quot;; &quot;&quot;; IF([.$K157]&gt;0; COM.MICROSOFT.CONCAT(&quot;(&quot;; [.$F157]; &quot; &lt;&lt; &quot;; [.$K157]; &quot;)&quot;); [.$F157]))" office:value-type="string" office:string-value="0b1" calcext:value-type="string">
            <text:p>0b1</text:p>
          </table:table-cell>
          <table:table-cell table:style-name="ce32" table:formula="of:=IF(OR([.$F157]=&quot;&quot;; AND([.$G157]=&quot;&quot;; [.$K157]&lt;&gt;0)); &quot;&quot;; &quot;, &quot;)" office:value-type="string" office:string-value=", " calcext:value-type="string">
            <text:p>, </text:p>
          </table:table-cell>
          <table:table-cell table:style-name="ce32" table:formula="of:=IF([.$G157]=&quot;&quot;; &quot;&quot;; IF([.$L157]&gt;0; COM.MICROSOFT.CONCAT(&quot;(&quot;; [.$G157]; &quot; &lt;&lt; &quot;; [.$L157]; &quot;)&quot;); [.$G157]))" office:value-type="string" office:string-value="0b11111111" calcext:value-type="string">
            <text:p>0b11111111</text:p>
          </table:table-cell>
          <table:table-cell table:style-name="ce32" table:formula="of:=IF(OR([.$G157]=&quot;&quot;; AND([.$H157]=&quot;&quot;; [.$L157]&lt;&gt;0)); &quot;&quot;; &quot;, &quot;)" office:value-type="string" office:string-value=", " calcext:value-type="string">
            <text:p>, </text:p>
          </table:table-cell>
          <table:table-cell table:style-name="ce32" table:formula="of:=IF([.$H157]=&quot;&quot;; &quot;&quot;; IF([.$M157]&gt;0; COM.MICROSOFT.CONCAT(&quot;(&quot;; [.$H157]; &quot; &lt;&lt; &quot;; [.$M157]; &quot;)&quot;); [.$H157]))" office:value-type="string" office:string-value="0b11111111" calcext:value-type="string">
            <text:p>0b11111111</text:p>
          </table:table-cell>
          <table:table-cell table:style-name="ce32" table:formula="of:=IF(OR([.$H157]=&quot;&quot;; AND([.$I157]=&quot;&quot;; [.$M157]&lt;&gt;0)); &quot;&quot;; &quot;, &quot;)" office:value-type="string" office:string-value=", " calcext:value-type="string">
            <text:p>, </text:p>
          </table:table-cell>
          <table:table-cell table:style-name="ce32" table:formula="of:=IF([.$I157]=&quot;&quot;; &quot;&quot;; IF([.$N157]&gt;0; COM.MICROSOFT.CONCAT(&quot;(&quot;; [.$I157]; &quot; &lt;&lt; &quot;; [.$N157]; &quot;)&quot;); [.$I157]))" office:value-type="string" office:string-value="(0b100101 &lt;&lt; 2)" calcext:value-type="string">
            <text:p>(0b100101 &lt;&lt; 2)</text:p>
          </table:table-cell>
          <table:table-cell table:style-name="ce32" table:formula="of:=IF(OR([.$I157]=&quot;&quot;; AND([.$J157]=&quot;&quot;; [.$N157]&lt;&gt;0)); &quot;&quot;; &quot;, &quot;)">
            <text:p/>
          </table:table-cell>
          <table:table-cell table:style-name="ce32" table:formula="of:=IF([.$J157]=&quot;&quot;; &quot;&quot;; IF([.$O157]&gt;0; COM.MICROSOFT.CONCAT(&quot;(&quot;; [.$J157]; &quot; &lt;&lt; &quot;; [.$O157]; &quot;)&quot;); [.$J157]))">
            <text:p/>
          </table:table-cell>
          <table:table-cell table:style-name="ce33" table:formula="of:=IF(OR([.$J157]=&quot;&quot;; AND([.$O157]&lt;&gt;0)); &quot;&quot;; &quot;, &quot;)">
            <text:p/>
          </table:table-cell>
          <table:table-cell table:formula="of:=COM.MICROSOFT.CONCAT(&quot;// &quot;; [.B157]; &quot; &quot;; IF([.A157]=&quot;&quot;; &quot;   &quot;; COM.MICROSOFT.CONCAT(&quot;-&quot;; [.A157]; &quot;-&quot;)); &quot; &quot;; [.C157])" office:value-type="string" office:string-value="// 155     |11111111|11111111|1100101" calcext:value-type="string">
            <text:p>// 155 <text:s text:c="4"/>|11111111|11111111|1100101</text:p>
          </table:table-cell>
          <table:table-cell table:formula="of:=COM.MICROSOFT.CONCAT([.P157:.Z157])" office:value-type="string" office:string-value="+ 0b1, 0b11111111, 0b11111111, (0b100101 &lt;&lt; 2)" calcext:value-type="string">
            <text:p>+ 0b1, 0b11111111, 0b11111111, (0b100101 &lt;&lt; 2)</text:p>
          </table:table-cell>
          <table:table-cell table:formula="of:=COM.MICROSOFT.CONCAT([.AA157]; CHAR(10); [.AB157])" office:value-type="string" office:string-value="// 155     |11111111|11111111|1100101&#10;+ 0b1, 0b11111111, 0b11111111, (0b100101 &lt;&lt; 2)" calcext:value-type="string">
            <text:p>// 155     |11111111|11111111|1100101</text:p>
            <text:p>+ 0b1, 0b11111111, 0b11111111, (0b10010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|11111111|11111111|011001</text:p>
          </table:table-cell>
          <table:table-cell office:value-type="string" calcext:value-type="string">
            <text:p>1111111111111111011001</text:p>
          </table:table-cell>
          <table:table-cell table:formula="of:=8-MOD(LEN([.$D157])-[.$E157]; 8)" office:value-type="float" office:value="2" calcext:value-type="float">
            <text:p>2</text:p>
          </table:table-cell>
          <table:table-cell table:style-name="ce29" table:formula="of:=IF(MID([.$D158];1;[.$E158])=&quot;&quot;; &quot;&quot;; COM.MICROSOFT.CONCAT(&quot;0b&quot;; MID([.$D158];1;[.$E158])))" office:value-type="string" office:string-value="0b11" calcext:value-type="string">
            <text:p>0b11</text:p>
          </table:table-cell>
          <table:table-cell table:style-name="ce29" table:formula="of:=IF(MID([.$D158];1+[.$E158]; 8)=&quot;&quot;; &quot;&quot;; COM.MICROSOFT.CONCAT(&quot;0b&quot;; MID([.$D158];1+[.$E158]; 8)))" office:value-type="string" office:string-value="0b11111111" calcext:value-type="string">
            <text:p>0b11111111</text:p>
          </table:table-cell>
          <table:table-cell table:style-name="ce29" table:formula="of:=IF(MID([.$D158];1+[.$E158]+8; 8)=&quot;&quot;; &quot;&quot;; COM.MICROSOFT.CONCAT(&quot;0b&quot;; MID([.$D158];1+[.$E158]+8; 8)))" office:value-type="string" office:string-value="0b11111101" calcext:value-type="string">
            <text:p>0b11111101</text:p>
          </table:table-cell>
          <table:table-cell table:style-name="ce29" table:formula="of:=IF(MID([.$D158];1+[.$E158]+8+8; 8)=&quot;&quot;; &quot;&quot;; COM.MICROSOFT.CONCAT(&quot;0b&quot;; MID([.$D158];1+[.$E158]+8+8; 8)))" office:value-type="string" office:string-value="0b1001" calcext:value-type="string">
            <text:p>0b1001</text:p>
          </table:table-cell>
          <table:table-cell table:style-name="ce29" table:formula="of:=IF(MID([.$D158];1+[.$E158]+8+8+8; 8)=&quot;&quot;; &quot;&quot;; COM.MICROSOFT.CONCAT(&quot;0b&quot;; MID([.$D158];1+[.$E158]+8+8+8; 8)))">
            <text:p/>
          </table:table-cell>
          <table:table-cell table:style-name="ce31" table:formula="of:=[.E158]-LEN([.F158])+2" office:value-type="float" office:value="0" calcext:value-type="float">
            <text:p>0</text:p>
          </table:table-cell>
          <table:table-cell table:style-name="ce29" table:formula="of:=IF([.G158]=&quot;&quot;; &quot;&quot;; 8-LEN([.G158])+2)" office:value-type="float" office:value="0" calcext:value-type="float">
            <text:p>0</text:p>
          </table:table-cell>
          <table:table-cell table:style-name="ce29" table:formula="of:=IF([.H158]=&quot;&quot;; &quot;&quot;; 8-LEN([.H158])+2)" office:value-type="float" office:value="0" calcext:value-type="float">
            <text:p>0</text:p>
          </table:table-cell>
          <table:table-cell table:style-name="ce29" table:formula="of:=IF([.I158]=&quot;&quot;; &quot;&quot;; 8-LEN([.I158])+2)" office:value-type="float" office:value="4" calcext:value-type="float">
            <text:p>4</text:p>
          </table:table-cell>
          <table:table-cell table:style-name="ce29" table:formula="of:=IF([.J158]=&quot;&quot;; &quot;&quot;; 8-LEN([.J158])+2)">
            <text:p/>
          </table:table-cell>
          <table:table-cell table:style-name="ce31" table:formula="of:=IF(OR([.$F158]=&quot;&quot;; [.$E158]=8); &quot;&quot;; &quot;+ &quot;)" office:value-type="string" office:string-value="+ " calcext:value-type="string">
            <text:p>+ </text:p>
          </table:table-cell>
          <table:table-cell table:style-name="ce32" table:formula="of:=IF([.$F158]=&quot;&quot;; &quot;&quot;; IF([.$K158]&gt;0; COM.MICROSOFT.CONCAT(&quot;(&quot;; [.$F158]; &quot; &lt;&lt; &quot;; [.$K158]; &quot;)&quot;); [.$F158]))" office:value-type="string" office:string-value="0b11" calcext:value-type="string">
            <text:p>0b11</text:p>
          </table:table-cell>
          <table:table-cell table:style-name="ce32" table:formula="of:=IF(OR([.$F158]=&quot;&quot;; AND([.$G158]=&quot;&quot;; [.$K158]&lt;&gt;0)); &quot;&quot;; &quot;, &quot;)" office:value-type="string" office:string-value=", " calcext:value-type="string">
            <text:p>, </text:p>
          </table:table-cell>
          <table:table-cell table:style-name="ce32" table:formula="of:=IF([.$G158]=&quot;&quot;; &quot;&quot;; IF([.$L158]&gt;0; COM.MICROSOFT.CONCAT(&quot;(&quot;; [.$G158]; &quot; &lt;&lt; &quot;; [.$L158]; &quot;)&quot;); [.$G158]))" office:value-type="string" office:string-value="0b11111111" calcext:value-type="string">
            <text:p>0b11111111</text:p>
          </table:table-cell>
          <table:table-cell table:style-name="ce32" table:formula="of:=IF(OR([.$G158]=&quot;&quot;; AND([.$H158]=&quot;&quot;; [.$L158]&lt;&gt;0)); &quot;&quot;; &quot;, &quot;)" office:value-type="string" office:string-value=", " calcext:value-type="string">
            <text:p>, </text:p>
          </table:table-cell>
          <table:table-cell table:style-name="ce32" table:formula="of:=IF([.$H158]=&quot;&quot;; &quot;&quot;; IF([.$M158]&gt;0; COM.MICROSOFT.CONCAT(&quot;(&quot;; [.$H158]; &quot; &lt;&lt; &quot;; [.$M158]; &quot;)&quot;); [.$H158]))" office:value-type="string" office:string-value="0b11111101" calcext:value-type="string">
            <text:p>0b11111101</text:p>
          </table:table-cell>
          <table:table-cell table:style-name="ce32" table:formula="of:=IF(OR([.$H158]=&quot;&quot;; AND([.$I158]=&quot;&quot;; [.$M158]&lt;&gt;0)); &quot;&quot;; &quot;, &quot;)" office:value-type="string" office:string-value=", " calcext:value-type="string">
            <text:p>, </text:p>
          </table:table-cell>
          <table:table-cell table:style-name="ce32" table:formula="of:=IF([.$I158]=&quot;&quot;; &quot;&quot;; IF([.$N158]&gt;0; COM.MICROSOFT.CONCAT(&quot;(&quot;; [.$I158]; &quot; &lt;&lt; &quot;; [.$N158]; &quot;)&quot;); [.$I158]))" office:value-type="string" office:string-value="(0b1001 &lt;&lt; 4)" calcext:value-type="string">
            <text:p>(0b1001 &lt;&lt; 4)</text:p>
          </table:table-cell>
          <table:table-cell table:style-name="ce32" table:formula="of:=IF(OR([.$I158]=&quot;&quot;; AND([.$J158]=&quot;&quot;; [.$N158]&lt;&gt;0)); &quot;&quot;; &quot;, &quot;)">
            <text:p/>
          </table:table-cell>
          <table:table-cell table:style-name="ce32" table:formula="of:=IF([.$J158]=&quot;&quot;; &quot;&quot;; IF([.$O158]&gt;0; COM.MICROSOFT.CONCAT(&quot;(&quot;; [.$J158]; &quot; &lt;&lt; &quot;; [.$O158]; &quot;)&quot;); [.$J158]))">
            <text:p/>
          </table:table-cell>
          <table:table-cell table:style-name="ce33" table:formula="of:=IF(OR([.$J158]=&quot;&quot;; AND([.$O158]&lt;&gt;0)); &quot;&quot;; &quot;, &quot;)">
            <text:p/>
          </table:table-cell>
          <table:table-cell table:formula="of:=COM.MICROSOFT.CONCAT(&quot;// &quot;; [.B158]; &quot; &quot;; IF([.A158]=&quot;&quot;; &quot;   &quot;; COM.MICROSOFT.CONCAT(&quot;-&quot;; [.A158]; &quot;-&quot;)); &quot; &quot;; [.C158])" office:value-type="string" office:string-value="// 156     |11111111|11111111|011001" calcext:value-type="string">
            <text:p>// 156 <text:s text:c="4"/>|11111111|11111111|011001</text:p>
          </table:table-cell>
          <table:table-cell table:formula="of:=COM.MICROSOFT.CONCAT([.P158:.Z158])" office:value-type="string" office:string-value="+ 0b11, 0b11111111, 0b11111101, (0b1001 &lt;&lt; 4)" calcext:value-type="string">
            <text:p>+ 0b11, 0b11111111, 0b11111101, (0b1001 &lt;&lt; 4)</text:p>
          </table:table-cell>
          <table:table-cell table:formula="of:=COM.MICROSOFT.CONCAT([.AA158]; CHAR(10); [.AB158])" office:value-type="string" office:string-value="// 156     |11111111|11111111|011001&#10;+ 0b11, 0b11111111, 0b11111101, (0b1001 &lt;&lt; 4)" calcext:value-type="string">
            <text:p>// 156     |11111111|11111111|011001</text:p>
            <text:p>+ 0b11, 0b11111111, 0b11111101, (0b100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|11111111|11111111|1100110</text:p>
          </table:table-cell>
          <table:table-cell office:value-type="string" calcext:value-type="string">
            <text:p>11111111111111111100110</text:p>
          </table:table-cell>
          <table:table-cell table:formula="of:=8-MOD(LEN([.$D158])-[.$E158]; 8)" office:value-type="float" office:value="4" calcext:value-type="float">
            <text:p>4</text:p>
          </table:table-cell>
          <table:table-cell table:style-name="ce29" table:formula="of:=IF(MID([.$D159];1;[.$E159])=&quot;&quot;; &quot;&quot;; COM.MICROSOFT.CONCAT(&quot;0b&quot;; MID([.$D159];1;[.$E159])))" office:value-type="string" office:string-value="0b1111" calcext:value-type="string">
            <text:p>0b1111</text:p>
          </table:table-cell>
          <table:table-cell table:style-name="ce29" table:formula="of:=IF(MID([.$D159];1+[.$E159]; 8)=&quot;&quot;; &quot;&quot;; COM.MICROSOFT.CONCAT(&quot;0b&quot;; MID([.$D159];1+[.$E159]; 8)))" office:value-type="string" office:string-value="0b11111111" calcext:value-type="string">
            <text:p>0b11111111</text:p>
          </table:table-cell>
          <table:table-cell table:style-name="ce29" table:formula="of:=IF(MID([.$D159];1+[.$E159]+8; 8)=&quot;&quot;; &quot;&quot;; COM.MICROSOFT.CONCAT(&quot;0b&quot;; MID([.$D159];1+[.$E159]+8; 8)))" office:value-type="string" office:string-value="0b11111100" calcext:value-type="string">
            <text:p>0b11111100</text:p>
          </table:table-cell>
          <table:table-cell table:style-name="ce29" table:formula="of:=IF(MID([.$D159];1+[.$E159]+8+8; 8)=&quot;&quot;; &quot;&quot;; COM.MICROSOFT.CONCAT(&quot;0b&quot;; MID([.$D159];1+[.$E159]+8+8; 8)))" office:value-type="string" office:string-value="0b110" calcext:value-type="string">
            <text:p>0b110</text:p>
          </table:table-cell>
          <table:table-cell table:style-name="ce29" table:formula="of:=IF(MID([.$D159];1+[.$E159]+8+8+8; 8)=&quot;&quot;; &quot;&quot;; COM.MICROSOFT.CONCAT(&quot;0b&quot;; MID([.$D159];1+[.$E159]+8+8+8; 8)))">
            <text:p/>
          </table:table-cell>
          <table:table-cell table:style-name="ce31" table:formula="of:=[.E159]-LEN([.F159])+2" office:value-type="float" office:value="0" calcext:value-type="float">
            <text:p>0</text:p>
          </table:table-cell>
          <table:table-cell table:style-name="ce29" table:formula="of:=IF([.G159]=&quot;&quot;; &quot;&quot;; 8-LEN([.G159])+2)" office:value-type="float" office:value="0" calcext:value-type="float">
            <text:p>0</text:p>
          </table:table-cell>
          <table:table-cell table:style-name="ce29" table:formula="of:=IF([.H159]=&quot;&quot;; &quot;&quot;; 8-LEN([.H159])+2)" office:value-type="float" office:value="0" calcext:value-type="float">
            <text:p>0</text:p>
          </table:table-cell>
          <table:table-cell table:style-name="ce29" table:formula="of:=IF([.I159]=&quot;&quot;; &quot;&quot;; 8-LEN([.I159])+2)" office:value-type="float" office:value="5" calcext:value-type="float">
            <text:p>5</text:p>
          </table:table-cell>
          <table:table-cell table:style-name="ce29" table:formula="of:=IF([.J159]=&quot;&quot;; &quot;&quot;; 8-LEN([.J159])+2)">
            <text:p/>
          </table:table-cell>
          <table:table-cell table:style-name="ce31" table:formula="of:=IF(OR([.$F159]=&quot;&quot;; [.$E159]=8); &quot;&quot;; &quot;+ &quot;)" office:value-type="string" office:string-value="+ " calcext:value-type="string">
            <text:p>+ </text:p>
          </table:table-cell>
          <table:table-cell table:style-name="ce32" table:formula="of:=IF([.$F159]=&quot;&quot;; &quot;&quot;; IF([.$K159]&gt;0; COM.MICROSOFT.CONCAT(&quot;(&quot;; [.$F159]; &quot; &lt;&lt; &quot;; [.$K159]; &quot;)&quot;); [.$F159]))" office:value-type="string" office:string-value="0b1111" calcext:value-type="string">
            <text:p>0b1111</text:p>
          </table:table-cell>
          <table:table-cell table:style-name="ce32" table:formula="of:=IF(OR([.$F159]=&quot;&quot;; AND([.$G159]=&quot;&quot;; [.$K159]&lt;&gt;0)); &quot;&quot;; &quot;, &quot;)" office:value-type="string" office:string-value=", " calcext:value-type="string">
            <text:p>, </text:p>
          </table:table-cell>
          <table:table-cell table:style-name="ce32" table:formula="of:=IF([.$G159]=&quot;&quot;; &quot;&quot;; IF([.$L159]&gt;0; COM.MICROSOFT.CONCAT(&quot;(&quot;; [.$G159]; &quot; &lt;&lt; &quot;; [.$L159]; &quot;)&quot;); [.$G159]))" office:value-type="string" office:string-value="0b11111111" calcext:value-type="string">
            <text:p>0b11111111</text:p>
          </table:table-cell>
          <table:table-cell table:style-name="ce32" table:formula="of:=IF(OR([.$G159]=&quot;&quot;; AND([.$H159]=&quot;&quot;; [.$L159]&lt;&gt;0)); &quot;&quot;; &quot;, &quot;)" office:value-type="string" office:string-value=", " calcext:value-type="string">
            <text:p>, </text:p>
          </table:table-cell>
          <table:table-cell table:style-name="ce32" table:formula="of:=IF([.$H159]=&quot;&quot;; &quot;&quot;; IF([.$M159]&gt;0; COM.MICROSOFT.CONCAT(&quot;(&quot;; [.$H159]; &quot; &lt;&lt; &quot;; [.$M159]; &quot;)&quot;); [.$H159]))" office:value-type="string" office:string-value="0b11111100" calcext:value-type="string">
            <text:p>0b11111100</text:p>
          </table:table-cell>
          <table:table-cell table:style-name="ce32" table:formula="of:=IF(OR([.$H159]=&quot;&quot;; AND([.$I159]=&quot;&quot;; [.$M159]&lt;&gt;0)); &quot;&quot;; &quot;, &quot;)" office:value-type="string" office:string-value=", " calcext:value-type="string">
            <text:p>, </text:p>
          </table:table-cell>
          <table:table-cell table:style-name="ce32" table:formula="of:=IF([.$I159]=&quot;&quot;; &quot;&quot;; IF([.$N159]&gt;0; COM.MICROSOFT.CONCAT(&quot;(&quot;; [.$I159]; &quot; &lt;&lt; &quot;; [.$N159]; &quot;)&quot;); [.$I159]))" office:value-type="string" office:string-value="(0b110 &lt;&lt; 5)" calcext:value-type="string">
            <text:p>(0b110 &lt;&lt; 5)</text:p>
          </table:table-cell>
          <table:table-cell table:style-name="ce32" table:formula="of:=IF(OR([.$I159]=&quot;&quot;; AND([.$J159]=&quot;&quot;; [.$N159]&lt;&gt;0)); &quot;&quot;; &quot;, &quot;)">
            <text:p/>
          </table:table-cell>
          <table:table-cell table:style-name="ce32" table:formula="of:=IF([.$J159]=&quot;&quot;; &quot;&quot;; IF([.$O159]&gt;0; COM.MICROSOFT.CONCAT(&quot;(&quot;; [.$J159]; &quot; &lt;&lt; &quot;; [.$O159]; &quot;)&quot;); [.$J159]))">
            <text:p/>
          </table:table-cell>
          <table:table-cell table:style-name="ce33" table:formula="of:=IF(OR([.$J159]=&quot;&quot;; AND([.$O159]&lt;&gt;0)); &quot;&quot;; &quot;, &quot;)">
            <text:p/>
          </table:table-cell>
          <table:table-cell table:formula="of:=COM.MICROSOFT.CONCAT(&quot;// &quot;; [.B159]; &quot; &quot;; IF([.A159]=&quot;&quot;; &quot;   &quot;; COM.MICROSOFT.CONCAT(&quot;-&quot;; [.A159]; &quot;-&quot;)); &quot; &quot;; [.C159])" office:value-type="string" office:string-value="// 157     |11111111|11111111|1100110" calcext:value-type="string">
            <text:p>// 157 <text:s text:c="4"/>|11111111|11111111|1100110</text:p>
          </table:table-cell>
          <table:table-cell table:formula="of:=COM.MICROSOFT.CONCAT([.P159:.Z159])" office:value-type="string" office:string-value="+ 0b1111, 0b11111111, 0b11111100, (0b110 &lt;&lt; 5)" calcext:value-type="string">
            <text:p>+ 0b1111, 0b11111111, 0b11111100, (0b110 &lt;&lt; 5)</text:p>
          </table:table-cell>
          <table:table-cell table:formula="of:=COM.MICROSOFT.CONCAT([.AA159]; CHAR(10); [.AB159])" office:value-type="string" office:string-value="// 157     |11111111|11111111|1100110&#10;+ 0b1111, 0b11111111, 0b11111100, (0b110 &lt;&lt; 5)" calcext:value-type="string">
            <text:p>// 157     |11111111|11111111|1100110</text:p>
            <text:p>+ 0b1111, 0b11111111, 0b11111100, (0b110 &lt;&lt; 5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|11111111|11111111|1100111</text:p>
          </table:table-cell>
          <table:table-cell office:value-type="string" calcext:value-type="string">
            <text:p>11111111111111111100111</text:p>
          </table:table-cell>
          <table:table-cell table:formula="of:=8-MOD(LEN([.$D159])-[.$E159]; 8)" office:value-type="float" office:value="5" calcext:value-type="float">
            <text:p>5</text:p>
          </table:table-cell>
          <table:table-cell table:style-name="ce29" table:formula="of:=IF(MID([.$D160];1;[.$E160])=&quot;&quot;; &quot;&quot;; COM.MICROSOFT.CONCAT(&quot;0b&quot;; MID([.$D160];1;[.$E160])))" office:value-type="string" office:string-value="0b11111" calcext:value-type="string">
            <text:p>0b11111</text:p>
          </table:table-cell>
          <table:table-cell table:style-name="ce29" table:formula="of:=IF(MID([.$D160];1+[.$E160]; 8)=&quot;&quot;; &quot;&quot;; COM.MICROSOFT.CONCAT(&quot;0b&quot;; MID([.$D160];1+[.$E160]; 8)))" office:value-type="string" office:string-value="0b11111111" calcext:value-type="string">
            <text:p>0b11111111</text:p>
          </table:table-cell>
          <table:table-cell table:style-name="ce29" table:formula="of:=IF(MID([.$D160];1+[.$E160]+8; 8)=&quot;&quot;; &quot;&quot;; COM.MICROSOFT.CONCAT(&quot;0b&quot;; MID([.$D160];1+[.$E160]+8; 8)))" office:value-type="string" office:string-value="0b11111001" calcext:value-type="string">
            <text:p>0b11111001</text:p>
          </table:table-cell>
          <table:table-cell table:style-name="ce29" table:formula="of:=IF(MID([.$D160];1+[.$E160]+8+8; 8)=&quot;&quot;; &quot;&quot;; COM.MICROSOFT.CONCAT(&quot;0b&quot;; MID([.$D160];1+[.$E160]+8+8; 8)))" office:value-type="string" office:string-value="0b11" calcext:value-type="string">
            <text:p>0b11</text:p>
          </table:table-cell>
          <table:table-cell table:style-name="ce29" table:formula="of:=IF(MID([.$D160];1+[.$E160]+8+8+8; 8)=&quot;&quot;; &quot;&quot;; COM.MICROSOFT.CONCAT(&quot;0b&quot;; MID([.$D160];1+[.$E160]+8+8+8; 8)))">
            <text:p/>
          </table:table-cell>
          <table:table-cell table:style-name="ce31" table:formula="of:=[.E160]-LEN([.F160])+2" office:value-type="float" office:value="0" calcext:value-type="float">
            <text:p>0</text:p>
          </table:table-cell>
          <table:table-cell table:style-name="ce29" table:formula="of:=IF([.G160]=&quot;&quot;; &quot;&quot;; 8-LEN([.G160])+2)" office:value-type="float" office:value="0" calcext:value-type="float">
            <text:p>0</text:p>
          </table:table-cell>
          <table:table-cell table:style-name="ce29" table:formula="of:=IF([.H160]=&quot;&quot;; &quot;&quot;; 8-LEN([.H160])+2)" office:value-type="float" office:value="0" calcext:value-type="float">
            <text:p>0</text:p>
          </table:table-cell>
          <table:table-cell table:style-name="ce29" table:formula="of:=IF([.I160]=&quot;&quot;; &quot;&quot;; 8-LEN([.I160])+2)" office:value-type="float" office:value="6" calcext:value-type="float">
            <text:p>6</text:p>
          </table:table-cell>
          <table:table-cell table:style-name="ce29" table:formula="of:=IF([.J160]=&quot;&quot;; &quot;&quot;; 8-LEN([.J160])+2)">
            <text:p/>
          </table:table-cell>
          <table:table-cell table:style-name="ce31" table:formula="of:=IF(OR([.$F160]=&quot;&quot;; [.$E160]=8); &quot;&quot;; &quot;+ &quot;)" office:value-type="string" office:string-value="+ " calcext:value-type="string">
            <text:p>+ </text:p>
          </table:table-cell>
          <table:table-cell table:style-name="ce32" table:formula="of:=IF([.$F160]=&quot;&quot;; &quot;&quot;; IF([.$K160]&gt;0; COM.MICROSOFT.CONCAT(&quot;(&quot;; [.$F160]; &quot; &lt;&lt; &quot;; [.$K160]; &quot;)&quot;); [.$F160]))" office:value-type="string" office:string-value="0b11111" calcext:value-type="string">
            <text:p>0b11111</text:p>
          </table:table-cell>
          <table:table-cell table:style-name="ce32" table:formula="of:=IF(OR([.$F160]=&quot;&quot;; AND([.$G160]=&quot;&quot;; [.$K160]&lt;&gt;0)); &quot;&quot;; &quot;, &quot;)" office:value-type="string" office:string-value=", " calcext:value-type="string">
            <text:p>, </text:p>
          </table:table-cell>
          <table:table-cell table:style-name="ce32" table:formula="of:=IF([.$G160]=&quot;&quot;; &quot;&quot;; IF([.$L160]&gt;0; COM.MICROSOFT.CONCAT(&quot;(&quot;; [.$G160]; &quot; &lt;&lt; &quot;; [.$L160]; &quot;)&quot;); [.$G160]))" office:value-type="string" office:string-value="0b11111111" calcext:value-type="string">
            <text:p>0b11111111</text:p>
          </table:table-cell>
          <table:table-cell table:style-name="ce32" table:formula="of:=IF(OR([.$G160]=&quot;&quot;; AND([.$H160]=&quot;&quot;; [.$L160]&lt;&gt;0)); &quot;&quot;; &quot;, &quot;)" office:value-type="string" office:string-value=", " calcext:value-type="string">
            <text:p>, </text:p>
          </table:table-cell>
          <table:table-cell table:style-name="ce32" table:formula="of:=IF([.$H160]=&quot;&quot;; &quot;&quot;; IF([.$M160]&gt;0; COM.MICROSOFT.CONCAT(&quot;(&quot;; [.$H160]; &quot; &lt;&lt; &quot;; [.$M160]; &quot;)&quot;); [.$H160]))" office:value-type="string" office:string-value="0b11111001" calcext:value-type="string">
            <text:p>0b11111001</text:p>
          </table:table-cell>
          <table:table-cell table:style-name="ce32" table:formula="of:=IF(OR([.$H160]=&quot;&quot;; AND([.$I160]=&quot;&quot;; [.$M160]&lt;&gt;0)); &quot;&quot;; &quot;, &quot;)" office:value-type="string" office:string-value=", " calcext:value-type="string">
            <text:p>, </text:p>
          </table:table-cell>
          <table:table-cell table:style-name="ce32" table:formula="of:=IF([.$I160]=&quot;&quot;; &quot;&quot;; IF([.$N160]&gt;0; COM.MICROSOFT.CONCAT(&quot;(&quot;; [.$I160]; &quot; &lt;&lt; &quot;; [.$N160]; &quot;)&quot;); [.$I160]))" office:value-type="string" office:string-value="(0b11 &lt;&lt; 6)" calcext:value-type="string">
            <text:p>(0b11 &lt;&lt; 6)</text:p>
          </table:table-cell>
          <table:table-cell table:style-name="ce32" table:formula="of:=IF(OR([.$I160]=&quot;&quot;; AND([.$J160]=&quot;&quot;; [.$N160]&lt;&gt;0)); &quot;&quot;; &quot;, &quot;)">
            <text:p/>
          </table:table-cell>
          <table:table-cell table:style-name="ce32" table:formula="of:=IF([.$J160]=&quot;&quot;; &quot;&quot;; IF([.$O160]&gt;0; COM.MICROSOFT.CONCAT(&quot;(&quot;; [.$J160]; &quot; &lt;&lt; &quot;; [.$O160]; &quot;)&quot;); [.$J160]))">
            <text:p/>
          </table:table-cell>
          <table:table-cell table:style-name="ce33" table:formula="of:=IF(OR([.$J160]=&quot;&quot;; AND([.$O160]&lt;&gt;0)); &quot;&quot;; &quot;, &quot;)">
            <text:p/>
          </table:table-cell>
          <table:table-cell table:formula="of:=COM.MICROSOFT.CONCAT(&quot;// &quot;; [.B160]; &quot; &quot;; IF([.A160]=&quot;&quot;; &quot;   &quot;; COM.MICROSOFT.CONCAT(&quot;-&quot;; [.A160]; &quot;-&quot;)); &quot; &quot;; [.C160])" office:value-type="string" office:string-value="// 158     |11111111|11111111|1100111" calcext:value-type="string">
            <text:p>// 158 <text:s text:c="4"/>|11111111|11111111|1100111</text:p>
          </table:table-cell>
          <table:table-cell table:formula="of:=COM.MICROSOFT.CONCAT([.P160:.Z160])" office:value-type="string" office:string-value="+ 0b11111, 0b11111111, 0b11111001, (0b11 &lt;&lt; 6)" calcext:value-type="string">
            <text:p>+ 0b11111, 0b11111111, 0b11111001, (0b11 &lt;&lt; 6)</text:p>
          </table:table-cell>
          <table:table-cell table:formula="of:=COM.MICROSOFT.CONCAT([.AA160]; CHAR(10); [.AB160])" office:value-type="string" office:string-value="// 158     |11111111|11111111|1100111&#10;+ 0b11111, 0b11111111, 0b11111001, (0b11 &lt;&lt; 6)" calcext:value-type="string">
            <text:p>// 158     |11111111|11111111|1100111</text:p>
            <text:p>+ 0b11111, 0b11111111, 0b11111001, (0b11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|11111111|11111111|11101111</text:p>
          </table:table-cell>
          <table:table-cell office:value-type="string" calcext:value-type="string">
            <text:p>111111111111111111101111</text:p>
          </table:table-cell>
          <table:table-cell table:formula="of:=8-MOD(LEN([.$D160])-[.$E160]; 8)" office:value-type="float" office:value="6" calcext:value-type="float">
            <text:p>6</text:p>
          </table:table-cell>
          <table:table-cell table:style-name="ce29" table:formula="of:=IF(MID([.$D161];1;[.$E161])=&quot;&quot;; &quot;&quot;; COM.MICROSOFT.CONCAT(&quot;0b&quot;; MID([.$D161];1;[.$E161])))" office:value-type="string" office:string-value="0b111111" calcext:value-type="string">
            <text:p>0b111111</text:p>
          </table:table-cell>
          <table:table-cell table:style-name="ce29" table:formula="of:=IF(MID([.$D161];1+[.$E161]; 8)=&quot;&quot;; &quot;&quot;; COM.MICROSOFT.CONCAT(&quot;0b&quot;; MID([.$D161];1+[.$E161]; 8)))" office:value-type="string" office:string-value="0b11111111" calcext:value-type="string">
            <text:p>0b11111111</text:p>
          </table:table-cell>
          <table:table-cell table:style-name="ce29" table:formula="of:=IF(MID([.$D161];1+[.$E161]+8; 8)=&quot;&quot;; &quot;&quot;; COM.MICROSOFT.CONCAT(&quot;0b&quot;; MID([.$D161];1+[.$E161]+8; 8)))" office:value-type="string" office:string-value="0b11111011" calcext:value-type="string">
            <text:p>0b11111011</text:p>
          </table:table-cell>
          <table:table-cell table:style-name="ce29" table:formula="of:=IF(MID([.$D161];1+[.$E161]+8+8; 8)=&quot;&quot;; &quot;&quot;; COM.MICROSOFT.CONCAT(&quot;0b&quot;; MID([.$D161];1+[.$E161]+8+8; 8)))" office:value-type="string" office:string-value="0b11" calcext:value-type="string">
            <text:p>0b11</text:p>
          </table:table-cell>
          <table:table-cell table:style-name="ce29" table:formula="of:=IF(MID([.$D161];1+[.$E161]+8+8+8; 8)=&quot;&quot;; &quot;&quot;; COM.MICROSOFT.CONCAT(&quot;0b&quot;; MID([.$D161];1+[.$E161]+8+8+8; 8)))">
            <text:p/>
          </table:table-cell>
          <table:table-cell table:style-name="ce31" table:formula="of:=[.E161]-LEN([.F161])+2" office:value-type="float" office:value="0" calcext:value-type="float">
            <text:p>0</text:p>
          </table:table-cell>
          <table:table-cell table:style-name="ce29" table:formula="of:=IF([.G161]=&quot;&quot;; &quot;&quot;; 8-LEN([.G161])+2)" office:value-type="float" office:value="0" calcext:value-type="float">
            <text:p>0</text:p>
          </table:table-cell>
          <table:table-cell table:style-name="ce29" table:formula="of:=IF([.H161]=&quot;&quot;; &quot;&quot;; 8-LEN([.H161])+2)" office:value-type="float" office:value="0" calcext:value-type="float">
            <text:p>0</text:p>
          </table:table-cell>
          <table:table-cell table:style-name="ce29" table:formula="of:=IF([.I161]=&quot;&quot;; &quot;&quot;; 8-LEN([.I161])+2)" office:value-type="float" office:value="6" calcext:value-type="float">
            <text:p>6</text:p>
          </table:table-cell>
          <table:table-cell table:style-name="ce29" table:formula="of:=IF([.J161]=&quot;&quot;; &quot;&quot;; 8-LEN([.J161])+2)">
            <text:p/>
          </table:table-cell>
          <table:table-cell table:style-name="ce31" table:formula="of:=IF(OR([.$F161]=&quot;&quot;; [.$E161]=8); &quot;&quot;; &quot;+ &quot;)" office:value-type="string" office:string-value="+ " calcext:value-type="string">
            <text:p>+ </text:p>
          </table:table-cell>
          <table:table-cell table:style-name="ce32" table:formula="of:=IF([.$F161]=&quot;&quot;; &quot;&quot;; IF([.$K161]&gt;0; COM.MICROSOFT.CONCAT(&quot;(&quot;; [.$F161]; &quot; &lt;&lt; &quot;; [.$K161]; &quot;)&quot;); [.$F161]))" office:value-type="string" office:string-value="0b111111" calcext:value-type="string">
            <text:p>0b111111</text:p>
          </table:table-cell>
          <table:table-cell table:style-name="ce32" table:formula="of:=IF(OR([.$F161]=&quot;&quot;; AND([.$G161]=&quot;&quot;; [.$K161]&lt;&gt;0)); &quot;&quot;; &quot;, &quot;)" office:value-type="string" office:string-value=", " calcext:value-type="string">
            <text:p>, </text:p>
          </table:table-cell>
          <table:table-cell table:style-name="ce32" table:formula="of:=IF([.$G161]=&quot;&quot;; &quot;&quot;; IF([.$L161]&gt;0; COM.MICROSOFT.CONCAT(&quot;(&quot;; [.$G161]; &quot; &lt;&lt; &quot;; [.$L161]; &quot;)&quot;); [.$G161]))" office:value-type="string" office:string-value="0b11111111" calcext:value-type="string">
            <text:p>0b11111111</text:p>
          </table:table-cell>
          <table:table-cell table:style-name="ce32" table:formula="of:=IF(OR([.$G161]=&quot;&quot;; AND([.$H161]=&quot;&quot;; [.$L161]&lt;&gt;0)); &quot;&quot;; &quot;, &quot;)" office:value-type="string" office:string-value=", " calcext:value-type="string">
            <text:p>, </text:p>
          </table:table-cell>
          <table:table-cell table:style-name="ce32" table:formula="of:=IF([.$H161]=&quot;&quot;; &quot;&quot;; IF([.$M161]&gt;0; COM.MICROSOFT.CONCAT(&quot;(&quot;; [.$H161]; &quot; &lt;&lt; &quot;; [.$M161]; &quot;)&quot;); [.$H161]))" office:value-type="string" office:string-value="0b11111011" calcext:value-type="string">
            <text:p>0b11111011</text:p>
          </table:table-cell>
          <table:table-cell table:style-name="ce32" table:formula="of:=IF(OR([.$H161]=&quot;&quot;; AND([.$I161]=&quot;&quot;; [.$M161]&lt;&gt;0)); &quot;&quot;; &quot;, &quot;)" office:value-type="string" office:string-value=", " calcext:value-type="string">
            <text:p>, </text:p>
          </table:table-cell>
          <table:table-cell table:style-name="ce32" table:formula="of:=IF([.$I161]=&quot;&quot;; &quot;&quot;; IF([.$N161]&gt;0; COM.MICROSOFT.CONCAT(&quot;(&quot;; [.$I161]; &quot; &lt;&lt; &quot;; [.$N161]; &quot;)&quot;); [.$I161]))" office:value-type="string" office:string-value="(0b11 &lt;&lt; 6)" calcext:value-type="string">
            <text:p>(0b11 &lt;&lt; 6)</text:p>
          </table:table-cell>
          <table:table-cell table:style-name="ce32" table:formula="of:=IF(OR([.$I161]=&quot;&quot;; AND([.$J161]=&quot;&quot;; [.$N161]&lt;&gt;0)); &quot;&quot;; &quot;, &quot;)">
            <text:p/>
          </table:table-cell>
          <table:table-cell table:style-name="ce32" table:formula="of:=IF([.$J161]=&quot;&quot;; &quot;&quot;; IF([.$O161]&gt;0; COM.MICROSOFT.CONCAT(&quot;(&quot;; [.$J161]; &quot; &lt;&lt; &quot;; [.$O161]; &quot;)&quot;); [.$J161]))">
            <text:p/>
          </table:table-cell>
          <table:table-cell table:style-name="ce33" table:formula="of:=IF(OR([.$J161]=&quot;&quot;; AND([.$O161]&lt;&gt;0)); &quot;&quot;; &quot;, &quot;)">
            <text:p/>
          </table:table-cell>
          <table:table-cell table:formula="of:=COM.MICROSOFT.CONCAT(&quot;// &quot;; [.B161]; &quot; &quot;; IF([.A161]=&quot;&quot;; &quot;   &quot;; COM.MICROSOFT.CONCAT(&quot;-&quot;; [.A161]; &quot;-&quot;)); &quot; &quot;; [.C161])" office:value-type="string" office:string-value="// 159     |11111111|11111111|11101111" calcext:value-type="string">
            <text:p>// 159 <text:s text:c="4"/>|11111111|11111111|11101111</text:p>
          </table:table-cell>
          <table:table-cell table:formula="of:=COM.MICROSOFT.CONCAT([.P161:.Z161])" office:value-type="string" office:string-value="+ 0b111111, 0b11111111, 0b11111011, (0b11 &lt;&lt; 6)" calcext:value-type="string">
            <text:p>+ 0b111111, 0b11111111, 0b11111011, (0b11 &lt;&lt; 6)</text:p>
          </table:table-cell>
          <table:table-cell table:formula="of:=COM.MICROSOFT.CONCAT([.AA161]; CHAR(10); [.AB161])" office:value-type="string" office:string-value="// 159     |11111111|11111111|11101111&#10;+ 0b111111, 0b11111111, 0b11111011, (0b11 &lt;&lt; 6)" calcext:value-type="string">
            <text:p>// 159     |11111111|11111111|11101111</text:p>
            <text:p>+ 0b111111, 0b11111111, 0b11111011, (0b11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|11111111|11111111|011010</text:p>
          </table:table-cell>
          <table:table-cell office:value-type="string" calcext:value-type="string">
            <text:p>1111111111111111011010</text:p>
          </table:table-cell>
          <table:table-cell table:formula="of:=8-MOD(LEN([.$D161])-[.$E161]; 8)" office:value-type="float" office:value="6" calcext:value-type="float">
            <text:p>6</text:p>
          </table:table-cell>
          <table:table-cell table:style-name="ce29" table:formula="of:=IF(MID([.$D162];1;[.$E162])=&quot;&quot;; &quot;&quot;; COM.MICROSOFT.CONCAT(&quot;0b&quot;; MID([.$D162];1;[.$E162])))" office:value-type="string" office:string-value="0b111111" calcext:value-type="string">
            <text:p>0b111111</text:p>
          </table:table-cell>
          <table:table-cell table:style-name="ce29" table:formula="of:=IF(MID([.$D162];1+[.$E162]; 8)=&quot;&quot;; &quot;&quot;; COM.MICROSOFT.CONCAT(&quot;0b&quot;; MID([.$D162];1+[.$E162]; 8)))" office:value-type="string" office:string-value="0b11111111" calcext:value-type="string">
            <text:p>0b11111111</text:p>
          </table:table-cell>
          <table:table-cell table:style-name="ce29" table:formula="of:=IF(MID([.$D162];1+[.$E162]+8; 8)=&quot;&quot;; &quot;&quot;; COM.MICROSOFT.CONCAT(&quot;0b&quot;; MID([.$D162];1+[.$E162]+8; 8)))" office:value-type="string" office:string-value="0b11011010" calcext:value-type="string">
            <text:p>0b11011010</text:p>
          </table:table-cell>
          <table:table-cell table:style-name="ce29" table:formula="of:=IF(MID([.$D162];1+[.$E162]+8+8; 8)=&quot;&quot;; &quot;&quot;; COM.MICROSOFT.CONCAT(&quot;0b&quot;; MID([.$D162];1+[.$E162]+8+8; 8)))">
            <text:p/>
          </table:table-cell>
          <table:table-cell table:style-name="ce29" table:formula="of:=IF(MID([.$D162];1+[.$E162]+8+8+8; 8)=&quot;&quot;; &quot;&quot;; COM.MICROSOFT.CONCAT(&quot;0b&quot;; MID([.$D162];1+[.$E162]+8+8+8; 8)))">
            <text:p/>
          </table:table-cell>
          <table:table-cell table:style-name="ce31" table:formula="of:=[.E162]-LEN([.F162])+2" office:value-type="float" office:value="0" calcext:value-type="float">
            <text:p>0</text:p>
          </table:table-cell>
          <table:table-cell table:style-name="ce29" table:formula="of:=IF([.G162]=&quot;&quot;; &quot;&quot;; 8-LEN([.G162])+2)" office:value-type="float" office:value="0" calcext:value-type="float">
            <text:p>0</text:p>
          </table:table-cell>
          <table:table-cell table:style-name="ce29" table:formula="of:=IF([.H162]=&quot;&quot;; &quot;&quot;; 8-LEN([.H162])+2)" office:value-type="float" office:value="0" calcext:value-type="float">
            <text:p>0</text:p>
          </table:table-cell>
          <table:table-cell table:style-name="ce29" table:formula="of:=IF([.I162]=&quot;&quot;; &quot;&quot;; 8-LEN([.I162])+2)">
            <text:p/>
          </table:table-cell>
          <table:table-cell table:style-name="ce29" table:formula="of:=IF([.J162]=&quot;&quot;; &quot;&quot;; 8-LEN([.J162])+2)">
            <text:p/>
          </table:table-cell>
          <table:table-cell table:style-name="ce31" table:formula="of:=IF(OR([.$F162]=&quot;&quot;; [.$E162]=8); &quot;&quot;; &quot;+ &quot;)" office:value-type="string" office:string-value="+ " calcext:value-type="string">
            <text:p>+ </text:p>
          </table:table-cell>
          <table:table-cell table:style-name="ce32" table:formula="of:=IF([.$F162]=&quot;&quot;; &quot;&quot;; IF([.$K162]&gt;0; COM.MICROSOFT.CONCAT(&quot;(&quot;; [.$F162]; &quot; &lt;&lt; &quot;; [.$K162]; &quot;)&quot;); [.$F162]))" office:value-type="string" office:string-value="0b111111" calcext:value-type="string">
            <text:p>0b111111</text:p>
          </table:table-cell>
          <table:table-cell table:style-name="ce32" table:formula="of:=IF(OR([.$F162]=&quot;&quot;; AND([.$G162]=&quot;&quot;; [.$K162]&lt;&gt;0)); &quot;&quot;; &quot;, &quot;)" office:value-type="string" office:string-value=", " calcext:value-type="string">
            <text:p>, </text:p>
          </table:table-cell>
          <table:table-cell table:style-name="ce32" table:formula="of:=IF([.$G162]=&quot;&quot;; &quot;&quot;; IF([.$L162]&gt;0; COM.MICROSOFT.CONCAT(&quot;(&quot;; [.$G162]; &quot; &lt;&lt; &quot;; [.$L162]; &quot;)&quot;); [.$G162]))" office:value-type="string" office:string-value="0b11111111" calcext:value-type="string">
            <text:p>0b11111111</text:p>
          </table:table-cell>
          <table:table-cell table:style-name="ce32" table:formula="of:=IF(OR([.$G162]=&quot;&quot;; AND([.$H162]=&quot;&quot;; [.$L162]&lt;&gt;0)); &quot;&quot;; &quot;, &quot;)" office:value-type="string" office:string-value=", " calcext:value-type="string">
            <text:p>, </text:p>
          </table:table-cell>
          <table:table-cell table:style-name="ce32" table:formula="of:=IF([.$H162]=&quot;&quot;; &quot;&quot;; IF([.$M162]&gt;0; COM.MICROSOFT.CONCAT(&quot;(&quot;; [.$H162]; &quot; &lt;&lt; &quot;; [.$M162]; &quot;)&quot;); [.$H162]))" office:value-type="string" office:string-value="0b11011010" calcext:value-type="string">
            <text:p>0b11011010</text:p>
          </table:table-cell>
          <table:table-cell table:style-name="ce32" table:formula="of:=IF(OR([.$H162]=&quot;&quot;; AND([.$I162]=&quot;&quot;; [.$M162]&lt;&gt;0)); &quot;&quot;; &quot;, &quot;)" office:value-type="string" office:string-value=", " calcext:value-type="string">
            <text:p>, </text:p>
          </table:table-cell>
          <table:table-cell table:style-name="ce32" table:formula="of:=IF([.$I162]=&quot;&quot;; &quot;&quot;; IF([.$N162]&gt;0; COM.MICROSOFT.CONCAT(&quot;(&quot;; [.$I162]; &quot; &lt;&lt; &quot;; [.$N162]; &quot;)&quot;); [.$I162]))">
            <text:p/>
          </table:table-cell>
          <table:table-cell table:style-name="ce32" table:formula="of:=IF(OR([.$I162]=&quot;&quot;; AND([.$J162]=&quot;&quot;; [.$N162]&lt;&gt;0)); &quot;&quot;; &quot;, &quot;)">
            <text:p/>
          </table:table-cell>
          <table:table-cell table:style-name="ce32" table:formula="of:=IF([.$J162]=&quot;&quot;; &quot;&quot;; IF([.$O162]&gt;0; COM.MICROSOFT.CONCAT(&quot;(&quot;; [.$J162]; &quot; &lt;&lt; &quot;; [.$O162]; &quot;)&quot;); [.$J162]))">
            <text:p/>
          </table:table-cell>
          <table:table-cell table:style-name="ce33" table:formula="of:=IF(OR([.$J162]=&quot;&quot;; AND([.$O162]&lt;&gt;0)); &quot;&quot;; &quot;, &quot;)">
            <text:p/>
          </table:table-cell>
          <table:table-cell table:formula="of:=COM.MICROSOFT.CONCAT(&quot;// &quot;; [.B162]; &quot; &quot;; IF([.A162]=&quot;&quot;; &quot;   &quot;; COM.MICROSOFT.CONCAT(&quot;-&quot;; [.A162]; &quot;-&quot;)); &quot; &quot;; [.C162])" office:value-type="string" office:string-value="// 160     |11111111|11111111|011010" calcext:value-type="string">
            <text:p>// 160 <text:s text:c="4"/>|11111111|11111111|011010</text:p>
          </table:table-cell>
          <table:table-cell table:formula="of:=COM.MICROSOFT.CONCAT([.P162:.Z162])" office:value-type="string" office:string-value="+ 0b111111, 0b11111111, 0b11011010, " calcext:value-type="string">
            <text:p>+ 0b111111, 0b11111111, 0b11011010, </text:p>
          </table:table-cell>
          <table:table-cell table:formula="of:=COM.MICROSOFT.CONCAT([.AA162]; CHAR(10); [.AB162])" office:value-type="string" office:string-value="// 160     |11111111|11111111|011010&#10;+ 0b111111, 0b11111111, 0b11011010, " calcext:value-type="string">
            <text:p>// 160     |11111111|11111111|011010</text:p>
            <text:p>+ 0b111111, 0b11111111, 0b1101101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|11111111|11111110|11101</text:p>
          </table:table-cell>
          <table:table-cell office:value-type="string" calcext:value-type="string">
            <text:p>111111111111111011101</text:p>
          </table:table-cell>
          <table:table-cell table:formula="of:=8-MOD(LEN([.$D162])-[.$E162]; 8)" office:value-type="float" office:value="8" calcext:value-type="float">
            <text:p>8</text:p>
          </table:table-cell>
          <table:table-cell table:style-name="ce29" table:formula="of:=IF(MID([.$D163];1;[.$E163])=&quot;&quot;; &quot;&quot;; COM.MICROSOFT.CONCAT(&quot;0b&quot;; MID([.$D163];1;[.$E163])))" office:value-type="string" office:string-value="0b11111111" calcext:value-type="string">
            <text:p>0b11111111</text:p>
          </table:table-cell>
          <table:table-cell table:style-name="ce29" table:formula="of:=IF(MID([.$D163];1+[.$E163]; 8)=&quot;&quot;; &quot;&quot;; COM.MICROSOFT.CONCAT(&quot;0b&quot;; MID([.$D163];1+[.$E163]; 8)))" office:value-type="string" office:string-value="0b11111110" calcext:value-type="string">
            <text:p>0b11111110</text:p>
          </table:table-cell>
          <table:table-cell table:style-name="ce29" table:formula="of:=IF(MID([.$D163];1+[.$E163]+8; 8)=&quot;&quot;; &quot;&quot;; COM.MICROSOFT.CONCAT(&quot;0b&quot;; MID([.$D163];1+[.$E163]+8; 8)))" office:value-type="string" office:string-value="0b11101" calcext:value-type="string">
            <text:p>0b11101</text:p>
          </table:table-cell>
          <table:table-cell table:style-name="ce29" table:formula="of:=IF(MID([.$D163];1+[.$E163]+8+8; 8)=&quot;&quot;; &quot;&quot;; COM.MICROSOFT.CONCAT(&quot;0b&quot;; MID([.$D163];1+[.$E163]+8+8; 8)))">
            <text:p/>
          </table:table-cell>
          <table:table-cell table:style-name="ce29" table:formula="of:=IF(MID([.$D163];1+[.$E163]+8+8+8; 8)=&quot;&quot;; &quot;&quot;; COM.MICROSOFT.CONCAT(&quot;0b&quot;; MID([.$D163];1+[.$E163]+8+8+8; 8)))">
            <text:p/>
          </table:table-cell>
          <table:table-cell table:style-name="ce31" table:formula="of:=[.E163]-LEN([.F163])+2" office:value-type="float" office:value="0" calcext:value-type="float">
            <text:p>0</text:p>
          </table:table-cell>
          <table:table-cell table:style-name="ce29" table:formula="of:=IF([.G163]=&quot;&quot;; &quot;&quot;; 8-LEN([.G163])+2)" office:value-type="float" office:value="0" calcext:value-type="float">
            <text:p>0</text:p>
          </table:table-cell>
          <table:table-cell table:style-name="ce29" table:formula="of:=IF([.H163]=&quot;&quot;; &quot;&quot;; 8-LEN([.H163])+2)" office:value-type="float" office:value="3" calcext:value-type="float">
            <text:p>3</text:p>
          </table:table-cell>
          <table:table-cell table:style-name="ce29" table:formula="of:=IF([.I163]=&quot;&quot;; &quot;&quot;; 8-LEN([.I163])+2)">
            <text:p/>
          </table:table-cell>
          <table:table-cell table:style-name="ce29" table:formula="of:=IF([.J163]=&quot;&quot;; &quot;&quot;; 8-LEN([.J163])+2)">
            <text:p/>
          </table:table-cell>
          <table:table-cell table:style-name="ce31" table:formula="of:=IF(OR([.$F163]=&quot;&quot;; [.$E163]=8); &quot;&quot;; &quot;+ &quot;)">
            <text:p/>
          </table:table-cell>
          <table:table-cell table:style-name="ce32" table:formula="of:=IF([.$F163]=&quot;&quot;; &quot;&quot;; IF([.$K163]&gt;0; COM.MICROSOFT.CONCAT(&quot;(&quot;; [.$F163]; &quot; &lt;&lt; &quot;; [.$K163]; &quot;)&quot;); [.$F163]))" office:value-type="string" office:string-value="0b11111111" calcext:value-type="string">
            <text:p>0b11111111</text:p>
          </table:table-cell>
          <table:table-cell table:style-name="ce32" table:formula="of:=IF(OR([.$F163]=&quot;&quot;; AND([.$G163]=&quot;&quot;; [.$K163]&lt;&gt;0)); &quot;&quot;; &quot;, &quot;)" office:value-type="string" office:string-value=", " calcext:value-type="string">
            <text:p>, </text:p>
          </table:table-cell>
          <table:table-cell table:style-name="ce32" table:formula="of:=IF([.$G163]=&quot;&quot;; &quot;&quot;; IF([.$L163]&gt;0; COM.MICROSOFT.CONCAT(&quot;(&quot;; [.$G163]; &quot; &lt;&lt; &quot;; [.$L163]; &quot;)&quot;); [.$G163]))" office:value-type="string" office:string-value="0b11111110" calcext:value-type="string">
            <text:p>0b11111110</text:p>
          </table:table-cell>
          <table:table-cell table:style-name="ce32" table:formula="of:=IF(OR([.$G163]=&quot;&quot;; AND([.$H163]=&quot;&quot;; [.$L163]&lt;&gt;0)); &quot;&quot;; &quot;, &quot;)" office:value-type="string" office:string-value=", " calcext:value-type="string">
            <text:p>, </text:p>
          </table:table-cell>
          <table:table-cell table:style-name="ce32" table:formula="of:=IF([.$H163]=&quot;&quot;; &quot;&quot;; IF([.$M163]&gt;0; COM.MICROSOFT.CONCAT(&quot;(&quot;; [.$H163]; &quot; &lt;&lt; &quot;; [.$M163]; &quot;)&quot;); [.$H163]))" office:value-type="string" office:string-value="(0b11101 &lt;&lt; 3)" calcext:value-type="string">
            <text:p>(0b11101 &lt;&lt; 3)</text:p>
          </table:table-cell>
          <table:table-cell table:style-name="ce32" table:formula="of:=IF(OR([.$H163]=&quot;&quot;; AND([.$I163]=&quot;&quot;; [.$M163]&lt;&gt;0)); &quot;&quot;; &quot;, &quot;)">
            <text:p/>
          </table:table-cell>
          <table:table-cell table:style-name="ce32" table:formula="of:=IF([.$I163]=&quot;&quot;; &quot;&quot;; IF([.$N163]&gt;0; COM.MICROSOFT.CONCAT(&quot;(&quot;; [.$I163]; &quot; &lt;&lt; &quot;; [.$N163]; &quot;)&quot;); [.$I163]))">
            <text:p/>
          </table:table-cell>
          <table:table-cell table:style-name="ce32" table:formula="of:=IF(OR([.$I163]=&quot;&quot;; AND([.$J163]=&quot;&quot;; [.$N163]&lt;&gt;0)); &quot;&quot;; &quot;, &quot;)">
            <text:p/>
          </table:table-cell>
          <table:table-cell table:style-name="ce32" table:formula="of:=IF([.$J163]=&quot;&quot;; &quot;&quot;; IF([.$O163]&gt;0; COM.MICROSOFT.CONCAT(&quot;(&quot;; [.$J163]; &quot; &lt;&lt; &quot;; [.$O163]; &quot;)&quot;); [.$J163]))">
            <text:p/>
          </table:table-cell>
          <table:table-cell table:style-name="ce33" table:formula="of:=IF(OR([.$J163]=&quot;&quot;; AND([.$O163]&lt;&gt;0)); &quot;&quot;; &quot;, &quot;)">
            <text:p/>
          </table:table-cell>
          <table:table-cell table:formula="of:=COM.MICROSOFT.CONCAT(&quot;// &quot;; [.B163]; &quot; &quot;; IF([.A163]=&quot;&quot;; &quot;   &quot;; COM.MICROSOFT.CONCAT(&quot;-&quot;; [.A163]; &quot;-&quot;)); &quot; &quot;; [.C163])" office:value-type="string" office:string-value="// 161     |11111111|11111110|11101" calcext:value-type="string">
            <text:p>// 161 <text:s text:c="4"/>|11111111|11111110|11101</text:p>
          </table:table-cell>
          <table:table-cell table:formula="of:=COM.MICROSOFT.CONCAT([.P163:.Z163])" office:value-type="string" office:string-value="0b11111111, 0b11111110, (0b11101 &lt;&lt; 3)" calcext:value-type="string">
            <text:p>0b11111111, 0b11111110, (0b11101 &lt;&lt; 3)</text:p>
          </table:table-cell>
          <table:table-cell table:formula="of:=COM.MICROSOFT.CONCAT([.AA163]; CHAR(10); [.AB163])" office:value-type="string" office:string-value="// 161     |11111111|11111110|11101&#10;0b11111111, 0b11111110, (0b11101 &lt;&lt; 3)" calcext:value-type="string">
            <text:p>// 161     |11111111|11111110|11101</text:p>
            <text:p>0b11111111, 0b11111110, (0b11101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|11111111|11111110|1001</text:p>
          </table:table-cell>
          <table:table-cell office:value-type="string" calcext:value-type="string">
            <text:p>11111111111111101001</text:p>
          </table:table-cell>
          <table:table-cell table:formula="of:=8-MOD(LEN([.$D163])-[.$E163]; 8)" office:value-type="float" office:value="3" calcext:value-type="float">
            <text:p>3</text:p>
          </table:table-cell>
          <table:table-cell table:style-name="ce29" table:formula="of:=IF(MID([.$D164];1;[.$E164])=&quot;&quot;; &quot;&quot;; COM.MICROSOFT.CONCAT(&quot;0b&quot;; MID([.$D164];1;[.$E164])))" office:value-type="string" office:string-value="0b111" calcext:value-type="string">
            <text:p>0b111</text:p>
          </table:table-cell>
          <table:table-cell table:style-name="ce29" table:formula="of:=IF(MID([.$D164];1+[.$E164]; 8)=&quot;&quot;; &quot;&quot;; COM.MICROSOFT.CONCAT(&quot;0b&quot;; MID([.$D164];1+[.$E164]; 8)))" office:value-type="string" office:string-value="0b11111111" calcext:value-type="string">
            <text:p>0b11111111</text:p>
          </table:table-cell>
          <table:table-cell table:style-name="ce29" table:formula="of:=IF(MID([.$D164];1+[.$E164]+8; 8)=&quot;&quot;; &quot;&quot;; COM.MICROSOFT.CONCAT(&quot;0b&quot;; MID([.$D164];1+[.$E164]+8; 8)))" office:value-type="string" office:string-value="0b11110100" calcext:value-type="string">
            <text:p>0b11110100</text:p>
          </table:table-cell>
          <table:table-cell table:style-name="ce29" table:formula="of:=IF(MID([.$D164];1+[.$E164]+8+8; 8)=&quot;&quot;; &quot;&quot;; COM.MICROSOFT.CONCAT(&quot;0b&quot;; MID([.$D164];1+[.$E164]+8+8; 8)))" office:value-type="string" office:string-value="0b1" calcext:value-type="string">
            <text:p>0b1</text:p>
          </table:table-cell>
          <table:table-cell table:style-name="ce29" table:formula="of:=IF(MID([.$D164];1+[.$E164]+8+8+8; 8)=&quot;&quot;; &quot;&quot;; COM.MICROSOFT.CONCAT(&quot;0b&quot;; MID([.$D164];1+[.$E164]+8+8+8; 8)))">
            <text:p/>
          </table:table-cell>
          <table:table-cell table:style-name="ce31" table:formula="of:=[.E164]-LEN([.F164])+2" office:value-type="float" office:value="0" calcext:value-type="float">
            <text:p>0</text:p>
          </table:table-cell>
          <table:table-cell table:style-name="ce29" table:formula="of:=IF([.G164]=&quot;&quot;; &quot;&quot;; 8-LEN([.G164])+2)" office:value-type="float" office:value="0" calcext:value-type="float">
            <text:p>0</text:p>
          </table:table-cell>
          <table:table-cell table:style-name="ce29" table:formula="of:=IF([.H164]=&quot;&quot;; &quot;&quot;; 8-LEN([.H164])+2)" office:value-type="float" office:value="0" calcext:value-type="float">
            <text:p>0</text:p>
          </table:table-cell>
          <table:table-cell table:style-name="ce29" table:formula="of:=IF([.I164]=&quot;&quot;; &quot;&quot;; 8-LEN([.I164])+2)" office:value-type="float" office:value="7" calcext:value-type="float">
            <text:p>7</text:p>
          </table:table-cell>
          <table:table-cell table:style-name="ce29" table:formula="of:=IF([.J164]=&quot;&quot;; &quot;&quot;; 8-LEN([.J164])+2)">
            <text:p/>
          </table:table-cell>
          <table:table-cell table:style-name="ce31" table:formula="of:=IF(OR([.$F164]=&quot;&quot;; [.$E164]=8); &quot;&quot;; &quot;+ &quot;)" office:value-type="string" office:string-value="+ " calcext:value-type="string">
            <text:p>+ </text:p>
          </table:table-cell>
          <table:table-cell table:style-name="ce32" table:formula="of:=IF([.$F164]=&quot;&quot;; &quot;&quot;; IF([.$K164]&gt;0; COM.MICROSOFT.CONCAT(&quot;(&quot;; [.$F164]; &quot; &lt;&lt; &quot;; [.$K164]; &quot;)&quot;); [.$F164]))" office:value-type="string" office:string-value="0b111" calcext:value-type="string">
            <text:p>0b111</text:p>
          </table:table-cell>
          <table:table-cell table:style-name="ce32" table:formula="of:=IF(OR([.$F164]=&quot;&quot;; AND([.$G164]=&quot;&quot;; [.$K164]&lt;&gt;0)); &quot;&quot;; &quot;, &quot;)" office:value-type="string" office:string-value=", " calcext:value-type="string">
            <text:p>, </text:p>
          </table:table-cell>
          <table:table-cell table:style-name="ce32" table:formula="of:=IF([.$G164]=&quot;&quot;; &quot;&quot;; IF([.$L164]&gt;0; COM.MICROSOFT.CONCAT(&quot;(&quot;; [.$G164]; &quot; &lt;&lt; &quot;; [.$L164]; &quot;)&quot;); [.$G164]))" office:value-type="string" office:string-value="0b11111111" calcext:value-type="string">
            <text:p>0b11111111</text:p>
          </table:table-cell>
          <table:table-cell table:style-name="ce32" table:formula="of:=IF(OR([.$G164]=&quot;&quot;; AND([.$H164]=&quot;&quot;; [.$L164]&lt;&gt;0)); &quot;&quot;; &quot;, &quot;)" office:value-type="string" office:string-value=", " calcext:value-type="string">
            <text:p>, </text:p>
          </table:table-cell>
          <table:table-cell table:style-name="ce32" table:formula="of:=IF([.$H164]=&quot;&quot;; &quot;&quot;; IF([.$M164]&gt;0; COM.MICROSOFT.CONCAT(&quot;(&quot;; [.$H164]; &quot; &lt;&lt; &quot;; [.$M164]; &quot;)&quot;); [.$H164]))" office:value-type="string" office:string-value="0b11110100" calcext:value-type="string">
            <text:p>0b11110100</text:p>
          </table:table-cell>
          <table:table-cell table:style-name="ce32" table:formula="of:=IF(OR([.$H164]=&quot;&quot;; AND([.$I164]=&quot;&quot;; [.$M164]&lt;&gt;0)); &quot;&quot;; &quot;, &quot;)" office:value-type="string" office:string-value=", " calcext:value-type="string">
            <text:p>, </text:p>
          </table:table-cell>
          <table:table-cell table:style-name="ce32" table:formula="of:=IF([.$I164]=&quot;&quot;; &quot;&quot;; IF([.$N164]&gt;0; COM.MICROSOFT.CONCAT(&quot;(&quot;; [.$I164]; &quot; &lt;&lt; &quot;; [.$N164]; &quot;)&quot;); [.$I164]))" office:value-type="string" office:string-value="(0b1 &lt;&lt; 7)" calcext:value-type="string">
            <text:p>(0b1 &lt;&lt; 7)</text:p>
          </table:table-cell>
          <table:table-cell table:style-name="ce32" table:formula="of:=IF(OR([.$I164]=&quot;&quot;; AND([.$J164]=&quot;&quot;; [.$N164]&lt;&gt;0)); &quot;&quot;; &quot;, &quot;)">
            <text:p/>
          </table:table-cell>
          <table:table-cell table:style-name="ce32" table:formula="of:=IF([.$J164]=&quot;&quot;; &quot;&quot;; IF([.$O164]&gt;0; COM.MICROSOFT.CONCAT(&quot;(&quot;; [.$J164]; &quot; &lt;&lt; &quot;; [.$O164]; &quot;)&quot;); [.$J164]))">
            <text:p/>
          </table:table-cell>
          <table:table-cell table:style-name="ce33" table:formula="of:=IF(OR([.$J164]=&quot;&quot;; AND([.$O164]&lt;&gt;0)); &quot;&quot;; &quot;, &quot;)">
            <text:p/>
          </table:table-cell>
          <table:table-cell table:formula="of:=COM.MICROSOFT.CONCAT(&quot;// &quot;; [.B164]; &quot; &quot;; IF([.A164]=&quot;&quot;; &quot;   &quot;; COM.MICROSOFT.CONCAT(&quot;-&quot;; [.A164]; &quot;-&quot;)); &quot; &quot;; [.C164])" office:value-type="string" office:string-value="// 162     |11111111|11111110|1001" calcext:value-type="string">
            <text:p>// 162 <text:s text:c="4"/>|11111111|11111110|1001</text:p>
          </table:table-cell>
          <table:table-cell table:formula="of:=COM.MICROSOFT.CONCAT([.P164:.Z164])" office:value-type="string" office:string-value="+ 0b111, 0b11111111, 0b11110100, (0b1 &lt;&lt; 7)" calcext:value-type="string">
            <text:p>+ 0b111, 0b11111111, 0b11110100, (0b1 &lt;&lt; 7)</text:p>
          </table:table-cell>
          <table:table-cell table:formula="of:=COM.MICROSOFT.CONCAT([.AA164]; CHAR(10); [.AB164])" office:value-type="string" office:string-value="// 162     |11111111|11111110|1001&#10;+ 0b111, 0b11111111, 0b11110100, (0b1 &lt;&lt; 7)" calcext:value-type="string">
            <text:p>// 162     |11111111|11111110|1001</text:p>
            <text:p>+ 0b111, 0b11111111, 0b11110100, (0b1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|11111111|11111111|011011</text:p>
          </table:table-cell>
          <table:table-cell office:value-type="string" calcext:value-type="string">
            <text:p>1111111111111111011011</text:p>
          </table:table-cell>
          <table:table-cell table:formula="of:=8-MOD(LEN([.$D164])-[.$E164]; 8)" office:value-type="float" office:value="7" calcext:value-type="float">
            <text:p>7</text:p>
          </table:table-cell>
          <table:table-cell table:style-name="ce29" table:formula="of:=IF(MID([.$D165];1;[.$E165])=&quot;&quot;; &quot;&quot;; COM.MICROSOFT.CONCAT(&quot;0b&quot;; MID([.$D165];1;[.$E165])))" office:value-type="string" office:string-value="0b1111111" calcext:value-type="string">
            <text:p>0b1111111</text:p>
          </table:table-cell>
          <table:table-cell table:style-name="ce29" table:formula="of:=IF(MID([.$D165];1+[.$E165]; 8)=&quot;&quot;; &quot;&quot;; COM.MICROSOFT.CONCAT(&quot;0b&quot;; MID([.$D165];1+[.$E165]; 8)))" office:value-type="string" office:string-value="0b11111111" calcext:value-type="string">
            <text:p>0b11111111</text:p>
          </table:table-cell>
          <table:table-cell table:style-name="ce29" table:formula="of:=IF(MID([.$D165];1+[.$E165]+8; 8)=&quot;&quot;; &quot;&quot;; COM.MICROSOFT.CONCAT(&quot;0b&quot;; MID([.$D165];1+[.$E165]+8; 8)))" office:value-type="string" office:string-value="0b1011011" calcext:value-type="string">
            <text:p>0b1011011</text:p>
          </table:table-cell>
          <table:table-cell table:style-name="ce29" table:formula="of:=IF(MID([.$D165];1+[.$E165]+8+8; 8)=&quot;&quot;; &quot;&quot;; COM.MICROSOFT.CONCAT(&quot;0b&quot;; MID([.$D165];1+[.$E165]+8+8; 8)))">
            <text:p/>
          </table:table-cell>
          <table:table-cell table:style-name="ce29" table:formula="of:=IF(MID([.$D165];1+[.$E165]+8+8+8; 8)=&quot;&quot;; &quot;&quot;; COM.MICROSOFT.CONCAT(&quot;0b&quot;; MID([.$D165];1+[.$E165]+8+8+8; 8)))">
            <text:p/>
          </table:table-cell>
          <table:table-cell table:style-name="ce31" table:formula="of:=[.E165]-LEN([.F165])+2" office:value-type="float" office:value="0" calcext:value-type="float">
            <text:p>0</text:p>
          </table:table-cell>
          <table:table-cell table:style-name="ce29" table:formula="of:=IF([.G165]=&quot;&quot;; &quot;&quot;; 8-LEN([.G165])+2)" office:value-type="float" office:value="0" calcext:value-type="float">
            <text:p>0</text:p>
          </table:table-cell>
          <table:table-cell table:style-name="ce29" table:formula="of:=IF([.H165]=&quot;&quot;; &quot;&quot;; 8-LEN([.H165])+2)" office:value-type="float" office:value="1" calcext:value-type="float">
            <text:p>1</text:p>
          </table:table-cell>
          <table:table-cell table:style-name="ce29" table:formula="of:=IF([.I165]=&quot;&quot;; &quot;&quot;; 8-LEN([.I165])+2)">
            <text:p/>
          </table:table-cell>
          <table:table-cell table:style-name="ce29" table:formula="of:=IF([.J165]=&quot;&quot;; &quot;&quot;; 8-LEN([.J165])+2)">
            <text:p/>
          </table:table-cell>
          <table:table-cell table:style-name="ce31" table:formula="of:=IF(OR([.$F165]=&quot;&quot;; [.$E165]=8); &quot;&quot;; &quot;+ &quot;)" office:value-type="string" office:string-value="+ " calcext:value-type="string">
            <text:p>+ </text:p>
          </table:table-cell>
          <table:table-cell table:style-name="ce32" table:formula="of:=IF([.$F165]=&quot;&quot;; &quot;&quot;; IF([.$K165]&gt;0; COM.MICROSOFT.CONCAT(&quot;(&quot;; [.$F165]; &quot; &lt;&lt; &quot;; [.$K165]; &quot;)&quot;); [.$F165]))" office:value-type="string" office:string-value="0b1111111" calcext:value-type="string">
            <text:p>0b1111111</text:p>
          </table:table-cell>
          <table:table-cell table:style-name="ce32" table:formula="of:=IF(OR([.$F165]=&quot;&quot;; AND([.$G165]=&quot;&quot;; [.$K165]&lt;&gt;0)); &quot;&quot;; &quot;, &quot;)" office:value-type="string" office:string-value=", " calcext:value-type="string">
            <text:p>, </text:p>
          </table:table-cell>
          <table:table-cell table:style-name="ce32" table:formula="of:=IF([.$G165]=&quot;&quot;; &quot;&quot;; IF([.$L165]&gt;0; COM.MICROSOFT.CONCAT(&quot;(&quot;; [.$G165]; &quot; &lt;&lt; &quot;; [.$L165]; &quot;)&quot;); [.$G165]))" office:value-type="string" office:string-value="0b11111111" calcext:value-type="string">
            <text:p>0b11111111</text:p>
          </table:table-cell>
          <table:table-cell table:style-name="ce32" table:formula="of:=IF(OR([.$G165]=&quot;&quot;; AND([.$H165]=&quot;&quot;; [.$L165]&lt;&gt;0)); &quot;&quot;; &quot;, &quot;)" office:value-type="string" office:string-value=", " calcext:value-type="string">
            <text:p>, </text:p>
          </table:table-cell>
          <table:table-cell table:style-name="ce32" table:formula="of:=IF([.$H165]=&quot;&quot;; &quot;&quot;; IF([.$M165]&gt;0; COM.MICROSOFT.CONCAT(&quot;(&quot;; [.$H165]; &quot; &lt;&lt; &quot;; [.$M165]; &quot;)&quot;); [.$H165]))" office:value-type="string" office:string-value="(0b1011011 &lt;&lt; 1)" calcext:value-type="string">
            <text:p>(0b1011011 &lt;&lt; 1)</text:p>
          </table:table-cell>
          <table:table-cell table:style-name="ce32" table:formula="of:=IF(OR([.$H165]=&quot;&quot;; AND([.$I165]=&quot;&quot;; [.$M165]&lt;&gt;0)); &quot;&quot;; &quot;, &quot;)">
            <text:p/>
          </table:table-cell>
          <table:table-cell table:style-name="ce32" table:formula="of:=IF([.$I165]=&quot;&quot;; &quot;&quot;; IF([.$N165]&gt;0; COM.MICROSOFT.CONCAT(&quot;(&quot;; [.$I165]; &quot; &lt;&lt; &quot;; [.$N165]; &quot;)&quot;); [.$I165]))">
            <text:p/>
          </table:table-cell>
          <table:table-cell table:style-name="ce32" table:formula="of:=IF(OR([.$I165]=&quot;&quot;; AND([.$J165]=&quot;&quot;; [.$N165]&lt;&gt;0)); &quot;&quot;; &quot;, &quot;)">
            <text:p/>
          </table:table-cell>
          <table:table-cell table:style-name="ce32" table:formula="of:=IF([.$J165]=&quot;&quot;; &quot;&quot;; IF([.$O165]&gt;0; COM.MICROSOFT.CONCAT(&quot;(&quot;; [.$J165]; &quot; &lt;&lt; &quot;; [.$O165]; &quot;)&quot;); [.$J165]))">
            <text:p/>
          </table:table-cell>
          <table:table-cell table:style-name="ce33" table:formula="of:=IF(OR([.$J165]=&quot;&quot;; AND([.$O165]&lt;&gt;0)); &quot;&quot;; &quot;, &quot;)">
            <text:p/>
          </table:table-cell>
          <table:table-cell table:formula="of:=COM.MICROSOFT.CONCAT(&quot;// &quot;; [.B165]; &quot; &quot;; IF([.A165]=&quot;&quot;; &quot;   &quot;; COM.MICROSOFT.CONCAT(&quot;-&quot;; [.A165]; &quot;-&quot;)); &quot; &quot;; [.C165])" office:value-type="string" office:string-value="// 163     |11111111|11111111|011011" calcext:value-type="string">
            <text:p>// 163 <text:s text:c="4"/>|11111111|11111111|011011</text:p>
          </table:table-cell>
          <table:table-cell table:formula="of:=COM.MICROSOFT.CONCAT([.P165:.Z165])" office:value-type="string" office:string-value="+ 0b1111111, 0b11111111, (0b1011011 &lt;&lt; 1)" calcext:value-type="string">
            <text:p>+ 0b1111111, 0b11111111, (0b1011011 &lt;&lt; 1)</text:p>
          </table:table-cell>
          <table:table-cell table:formula="of:=COM.MICROSOFT.CONCAT([.AA165]; CHAR(10); [.AB165])" office:value-type="string" office:string-value="// 163     |11111111|11111111|011011&#10;+ 0b1111111, 0b11111111, (0b1011011 &lt;&lt; 1)" calcext:value-type="string">
            <text:p>// 163     |11111111|11111111|011011</text:p>
            <text:p>+ 0b1111111, 0b11111111, (0b1011011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|11111111|11111111|011100</text:p>
          </table:table-cell>
          <table:table-cell office:value-type="string" calcext:value-type="string">
            <text:p>1111111111111111011100</text:p>
          </table:table-cell>
          <table:table-cell table:formula="of:=8-MOD(LEN([.$D165])-[.$E165]; 8)" office:value-type="float" office:value="1" calcext:value-type="float">
            <text:p>1</text:p>
          </table:table-cell>
          <table:table-cell table:style-name="ce29" table:formula="of:=IF(MID([.$D166];1;[.$E166])=&quot;&quot;; &quot;&quot;; COM.MICROSOFT.CONCAT(&quot;0b&quot;; MID([.$D166];1;[.$E166])))" office:value-type="string" office:string-value="0b1" calcext:value-type="string">
            <text:p>0b1</text:p>
          </table:table-cell>
          <table:table-cell table:style-name="ce29" table:formula="of:=IF(MID([.$D166];1+[.$E166]; 8)=&quot;&quot;; &quot;&quot;; COM.MICROSOFT.CONCAT(&quot;0b&quot;; MID([.$D166];1+[.$E166]; 8)))" office:value-type="string" office:string-value="0b11111111" calcext:value-type="string">
            <text:p>0b11111111</text:p>
          </table:table-cell>
          <table:table-cell table:style-name="ce29" table:formula="of:=IF(MID([.$D166];1+[.$E166]+8; 8)=&quot;&quot;; &quot;&quot;; COM.MICROSOFT.CONCAT(&quot;0b&quot;; MID([.$D166];1+[.$E166]+8; 8)))" office:value-type="string" office:string-value="0b11111110" calcext:value-type="string">
            <text:p>0b11111110</text:p>
          </table:table-cell>
          <table:table-cell table:style-name="ce29" table:formula="of:=IF(MID([.$D166];1+[.$E166]+8+8; 8)=&quot;&quot;; &quot;&quot;; COM.MICROSOFT.CONCAT(&quot;0b&quot;; MID([.$D166];1+[.$E166]+8+8; 8)))" office:value-type="string" office:string-value="0b11100" calcext:value-type="string">
            <text:p>0b11100</text:p>
          </table:table-cell>
          <table:table-cell table:style-name="ce29" table:formula="of:=IF(MID([.$D166];1+[.$E166]+8+8+8; 8)=&quot;&quot;; &quot;&quot;; COM.MICROSOFT.CONCAT(&quot;0b&quot;; MID([.$D166];1+[.$E166]+8+8+8; 8)))">
            <text:p/>
          </table:table-cell>
          <table:table-cell table:style-name="ce31" table:formula="of:=[.E166]-LEN([.F166])+2" office:value-type="float" office:value="0" calcext:value-type="float">
            <text:p>0</text:p>
          </table:table-cell>
          <table:table-cell table:style-name="ce29" table:formula="of:=IF([.G166]=&quot;&quot;; &quot;&quot;; 8-LEN([.G166])+2)" office:value-type="float" office:value="0" calcext:value-type="float">
            <text:p>0</text:p>
          </table:table-cell>
          <table:table-cell table:style-name="ce29" table:formula="of:=IF([.H166]=&quot;&quot;; &quot;&quot;; 8-LEN([.H166])+2)" office:value-type="float" office:value="0" calcext:value-type="float">
            <text:p>0</text:p>
          </table:table-cell>
          <table:table-cell table:style-name="ce29" table:formula="of:=IF([.I166]=&quot;&quot;; &quot;&quot;; 8-LEN([.I166])+2)" office:value-type="float" office:value="3" calcext:value-type="float">
            <text:p>3</text:p>
          </table:table-cell>
          <table:table-cell table:style-name="ce29" table:formula="of:=IF([.J166]=&quot;&quot;; &quot;&quot;; 8-LEN([.J166])+2)">
            <text:p/>
          </table:table-cell>
          <table:table-cell table:style-name="ce31" table:formula="of:=IF(OR([.$F166]=&quot;&quot;; [.$E166]=8); &quot;&quot;; &quot;+ &quot;)" office:value-type="string" office:string-value="+ " calcext:value-type="string">
            <text:p>+ </text:p>
          </table:table-cell>
          <table:table-cell table:style-name="ce32" table:formula="of:=IF([.$F166]=&quot;&quot;; &quot;&quot;; IF([.$K166]&gt;0; COM.MICROSOFT.CONCAT(&quot;(&quot;; [.$F166]; &quot; &lt;&lt; &quot;; [.$K166]; &quot;)&quot;); [.$F166]))" office:value-type="string" office:string-value="0b1" calcext:value-type="string">
            <text:p>0b1</text:p>
          </table:table-cell>
          <table:table-cell table:style-name="ce32" table:formula="of:=IF(OR([.$F166]=&quot;&quot;; AND([.$G166]=&quot;&quot;; [.$K166]&lt;&gt;0)); &quot;&quot;; &quot;, &quot;)" office:value-type="string" office:string-value=", " calcext:value-type="string">
            <text:p>, </text:p>
          </table:table-cell>
          <table:table-cell table:style-name="ce32" table:formula="of:=IF([.$G166]=&quot;&quot;; &quot;&quot;; IF([.$L166]&gt;0; COM.MICROSOFT.CONCAT(&quot;(&quot;; [.$G166]; &quot; &lt;&lt; &quot;; [.$L166]; &quot;)&quot;); [.$G166]))" office:value-type="string" office:string-value="0b11111111" calcext:value-type="string">
            <text:p>0b11111111</text:p>
          </table:table-cell>
          <table:table-cell table:style-name="ce32" table:formula="of:=IF(OR([.$G166]=&quot;&quot;; AND([.$H166]=&quot;&quot;; [.$L166]&lt;&gt;0)); &quot;&quot;; &quot;, &quot;)" office:value-type="string" office:string-value=", " calcext:value-type="string">
            <text:p>, </text:p>
          </table:table-cell>
          <table:table-cell table:style-name="ce32" table:formula="of:=IF([.$H166]=&quot;&quot;; &quot;&quot;; IF([.$M166]&gt;0; COM.MICROSOFT.CONCAT(&quot;(&quot;; [.$H166]; &quot; &lt;&lt; &quot;; [.$M166]; &quot;)&quot;); [.$H166]))" office:value-type="string" office:string-value="0b11111110" calcext:value-type="string">
            <text:p>0b11111110</text:p>
          </table:table-cell>
          <table:table-cell table:style-name="ce32" table:formula="of:=IF(OR([.$H166]=&quot;&quot;; AND([.$I166]=&quot;&quot;; [.$M166]&lt;&gt;0)); &quot;&quot;; &quot;, &quot;)" office:value-type="string" office:string-value=", " calcext:value-type="string">
            <text:p>, </text:p>
          </table:table-cell>
          <table:table-cell table:style-name="ce32" table:formula="of:=IF([.$I166]=&quot;&quot;; &quot;&quot;; IF([.$N166]&gt;0; COM.MICROSOFT.CONCAT(&quot;(&quot;; [.$I166]; &quot; &lt;&lt; &quot;; [.$N166]; &quot;)&quot;); [.$I166]))" office:value-type="string" office:string-value="(0b11100 &lt;&lt; 3)" calcext:value-type="string">
            <text:p>(0b11100 &lt;&lt; 3)</text:p>
          </table:table-cell>
          <table:table-cell table:style-name="ce32" table:formula="of:=IF(OR([.$I166]=&quot;&quot;; AND([.$J166]=&quot;&quot;; [.$N166]&lt;&gt;0)); &quot;&quot;; &quot;, &quot;)">
            <text:p/>
          </table:table-cell>
          <table:table-cell table:style-name="ce32" table:formula="of:=IF([.$J166]=&quot;&quot;; &quot;&quot;; IF([.$O166]&gt;0; COM.MICROSOFT.CONCAT(&quot;(&quot;; [.$J166]; &quot; &lt;&lt; &quot;; [.$O166]; &quot;)&quot;); [.$J166]))">
            <text:p/>
          </table:table-cell>
          <table:table-cell table:style-name="ce33" table:formula="of:=IF(OR([.$J166]=&quot;&quot;; AND([.$O166]&lt;&gt;0)); &quot;&quot;; &quot;, &quot;)">
            <text:p/>
          </table:table-cell>
          <table:table-cell table:formula="of:=COM.MICROSOFT.CONCAT(&quot;// &quot;; [.B166]; &quot; &quot;; IF([.A166]=&quot;&quot;; &quot;   &quot;; COM.MICROSOFT.CONCAT(&quot;-&quot;; [.A166]; &quot;-&quot;)); &quot; &quot;; [.C166])" office:value-type="string" office:string-value="// 164     |11111111|11111111|011100" calcext:value-type="string">
            <text:p>// 164 <text:s text:c="4"/>|11111111|11111111|011100</text:p>
          </table:table-cell>
          <table:table-cell table:formula="of:=COM.MICROSOFT.CONCAT([.P166:.Z166])" office:value-type="string" office:string-value="+ 0b1, 0b11111111, 0b11111110, (0b11100 &lt;&lt; 3)" calcext:value-type="string">
            <text:p>+ 0b1, 0b11111111, 0b11111110, (0b11100 &lt;&lt; 3)</text:p>
          </table:table-cell>
          <table:table-cell table:formula="of:=COM.MICROSOFT.CONCAT([.AA166]; CHAR(10); [.AB166])" office:value-type="string" office:string-value="// 164     |11111111|11111111|011100&#10;+ 0b1, 0b11111111, 0b11111110, (0b11100 &lt;&lt; 3)" calcext:value-type="string">
            <text:p>// 164     |11111111|11111111|011100</text:p>
            <text:p>+ 0b1, 0b11111111, 0b11111110, (0b11100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|11111111|11111111|1101000</text:p>
          </table:table-cell>
          <table:table-cell office:value-type="string" calcext:value-type="string">
            <text:p>11111111111111111101000</text:p>
          </table:table-cell>
          <table:table-cell table:formula="of:=8-MOD(LEN([.$D166])-[.$E166]; 8)" office:value-type="float" office:value="3" calcext:value-type="float">
            <text:p>3</text:p>
          </table:table-cell>
          <table:table-cell table:style-name="ce29" table:formula="of:=IF(MID([.$D167];1;[.$E167])=&quot;&quot;; &quot;&quot;; COM.MICROSOFT.CONCAT(&quot;0b&quot;; MID([.$D167];1;[.$E167])))" office:value-type="string" office:string-value="0b111" calcext:value-type="string">
            <text:p>0b111</text:p>
          </table:table-cell>
          <table:table-cell table:style-name="ce29" table:formula="of:=IF(MID([.$D167];1+[.$E167]; 8)=&quot;&quot;; &quot;&quot;; COM.MICROSOFT.CONCAT(&quot;0b&quot;; MID([.$D167];1+[.$E167]; 8)))" office:value-type="string" office:string-value="0b11111111" calcext:value-type="string">
            <text:p>0b11111111</text:p>
          </table:table-cell>
          <table:table-cell table:style-name="ce29" table:formula="of:=IF(MID([.$D167];1+[.$E167]+8; 8)=&quot;&quot;; &quot;&quot;; COM.MICROSOFT.CONCAT(&quot;0b&quot;; MID([.$D167];1+[.$E167]+8; 8)))" office:value-type="string" office:string-value="0b11111110" calcext:value-type="string">
            <text:p>0b11111110</text:p>
          </table:table-cell>
          <table:table-cell table:style-name="ce29" table:formula="of:=IF(MID([.$D167];1+[.$E167]+8+8; 8)=&quot;&quot;; &quot;&quot;; COM.MICROSOFT.CONCAT(&quot;0b&quot;; MID([.$D167];1+[.$E167]+8+8; 8)))" office:value-type="string" office:string-value="0b1000" calcext:value-type="string">
            <text:p>0b1000</text:p>
          </table:table-cell>
          <table:table-cell table:style-name="ce29" table:formula="of:=IF(MID([.$D167];1+[.$E167]+8+8+8; 8)=&quot;&quot;; &quot;&quot;; COM.MICROSOFT.CONCAT(&quot;0b&quot;; MID([.$D167];1+[.$E167]+8+8+8; 8)))">
            <text:p/>
          </table:table-cell>
          <table:table-cell table:style-name="ce31" table:formula="of:=[.E167]-LEN([.F167])+2" office:value-type="float" office:value="0" calcext:value-type="float">
            <text:p>0</text:p>
          </table:table-cell>
          <table:table-cell table:style-name="ce29" table:formula="of:=IF([.G167]=&quot;&quot;; &quot;&quot;; 8-LEN([.G167])+2)" office:value-type="float" office:value="0" calcext:value-type="float">
            <text:p>0</text:p>
          </table:table-cell>
          <table:table-cell table:style-name="ce29" table:formula="of:=IF([.H167]=&quot;&quot;; &quot;&quot;; 8-LEN([.H167])+2)" office:value-type="float" office:value="0" calcext:value-type="float">
            <text:p>0</text:p>
          </table:table-cell>
          <table:table-cell table:style-name="ce29" table:formula="of:=IF([.I167]=&quot;&quot;; &quot;&quot;; 8-LEN([.I167])+2)" office:value-type="float" office:value="4" calcext:value-type="float">
            <text:p>4</text:p>
          </table:table-cell>
          <table:table-cell table:style-name="ce29" table:formula="of:=IF([.J167]=&quot;&quot;; &quot;&quot;; 8-LEN([.J167])+2)">
            <text:p/>
          </table:table-cell>
          <table:table-cell table:style-name="ce31" table:formula="of:=IF(OR([.$F167]=&quot;&quot;; [.$E167]=8); &quot;&quot;; &quot;+ &quot;)" office:value-type="string" office:string-value="+ " calcext:value-type="string">
            <text:p>+ </text:p>
          </table:table-cell>
          <table:table-cell table:style-name="ce32" table:formula="of:=IF([.$F167]=&quot;&quot;; &quot;&quot;; IF([.$K167]&gt;0; COM.MICROSOFT.CONCAT(&quot;(&quot;; [.$F167]; &quot; &lt;&lt; &quot;; [.$K167]; &quot;)&quot;); [.$F167]))" office:value-type="string" office:string-value="0b111" calcext:value-type="string">
            <text:p>0b111</text:p>
          </table:table-cell>
          <table:table-cell table:style-name="ce32" table:formula="of:=IF(OR([.$F167]=&quot;&quot;; AND([.$G167]=&quot;&quot;; [.$K167]&lt;&gt;0)); &quot;&quot;; &quot;, &quot;)" office:value-type="string" office:string-value=", " calcext:value-type="string">
            <text:p>, </text:p>
          </table:table-cell>
          <table:table-cell table:style-name="ce32" table:formula="of:=IF([.$G167]=&quot;&quot;; &quot;&quot;; IF([.$L167]&gt;0; COM.MICROSOFT.CONCAT(&quot;(&quot;; [.$G167]; &quot; &lt;&lt; &quot;; [.$L167]; &quot;)&quot;); [.$G167]))" office:value-type="string" office:string-value="0b11111111" calcext:value-type="string">
            <text:p>0b11111111</text:p>
          </table:table-cell>
          <table:table-cell table:style-name="ce32" table:formula="of:=IF(OR([.$G167]=&quot;&quot;; AND([.$H167]=&quot;&quot;; [.$L167]&lt;&gt;0)); &quot;&quot;; &quot;, &quot;)" office:value-type="string" office:string-value=", " calcext:value-type="string">
            <text:p>, </text:p>
          </table:table-cell>
          <table:table-cell table:style-name="ce32" table:formula="of:=IF([.$H167]=&quot;&quot;; &quot;&quot;; IF([.$M167]&gt;0; COM.MICROSOFT.CONCAT(&quot;(&quot;; [.$H167]; &quot; &lt;&lt; &quot;; [.$M167]; &quot;)&quot;); [.$H167]))" office:value-type="string" office:string-value="0b11111110" calcext:value-type="string">
            <text:p>0b11111110</text:p>
          </table:table-cell>
          <table:table-cell table:style-name="ce32" table:formula="of:=IF(OR([.$H167]=&quot;&quot;; AND([.$I167]=&quot;&quot;; [.$M167]&lt;&gt;0)); &quot;&quot;; &quot;, &quot;)" office:value-type="string" office:string-value=", " calcext:value-type="string">
            <text:p>, </text:p>
          </table:table-cell>
          <table:table-cell table:style-name="ce32" table:formula="of:=IF([.$I167]=&quot;&quot;; &quot;&quot;; IF([.$N167]&gt;0; COM.MICROSOFT.CONCAT(&quot;(&quot;; [.$I167]; &quot; &lt;&lt; &quot;; [.$N167]; &quot;)&quot;); [.$I167]))" office:value-type="string" office:string-value="(0b1000 &lt;&lt; 4)" calcext:value-type="string">
            <text:p>(0b1000 &lt;&lt; 4)</text:p>
          </table:table-cell>
          <table:table-cell table:style-name="ce32" table:formula="of:=IF(OR([.$I167]=&quot;&quot;; AND([.$J167]=&quot;&quot;; [.$N167]&lt;&gt;0)); &quot;&quot;; &quot;, &quot;)">
            <text:p/>
          </table:table-cell>
          <table:table-cell table:style-name="ce32" table:formula="of:=IF([.$J167]=&quot;&quot;; &quot;&quot;; IF([.$O167]&gt;0; COM.MICROSOFT.CONCAT(&quot;(&quot;; [.$J167]; &quot; &lt;&lt; &quot;; [.$O167]; &quot;)&quot;); [.$J167]))">
            <text:p/>
          </table:table-cell>
          <table:table-cell table:style-name="ce33" table:formula="of:=IF(OR([.$J167]=&quot;&quot;; AND([.$O167]&lt;&gt;0)); &quot;&quot;; &quot;, &quot;)">
            <text:p/>
          </table:table-cell>
          <table:table-cell table:formula="of:=COM.MICROSOFT.CONCAT(&quot;// &quot;; [.B167]; &quot; &quot;; IF([.A167]=&quot;&quot;; &quot;   &quot;; COM.MICROSOFT.CONCAT(&quot;-&quot;; [.A167]; &quot;-&quot;)); &quot; &quot;; [.C167])" office:value-type="string" office:string-value="// 165     |11111111|11111111|1101000" calcext:value-type="string">
            <text:p>// 165 <text:s text:c="4"/>|11111111|11111111|1101000</text:p>
          </table:table-cell>
          <table:table-cell table:formula="of:=COM.MICROSOFT.CONCAT([.P167:.Z167])" office:value-type="string" office:string-value="+ 0b111, 0b11111111, 0b11111110, (0b1000 &lt;&lt; 4)" calcext:value-type="string">
            <text:p>+ 0b111, 0b11111111, 0b11111110, (0b1000 &lt;&lt; 4)</text:p>
          </table:table-cell>
          <table:table-cell table:formula="of:=COM.MICROSOFT.CONCAT([.AA167]; CHAR(10); [.AB167])" office:value-type="string" office:string-value="// 165     |11111111|11111111|1101000&#10;+ 0b111, 0b11111111, 0b11111110, (0b1000 &lt;&lt; 4)" calcext:value-type="string">
            <text:p>// 165     |11111111|11111111|1101000</text:p>
            <text:p>+ 0b111, 0b11111111, 0b11111110, (0b10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|11111111|11111111|1101001</text:p>
          </table:table-cell>
          <table:table-cell office:value-type="string" calcext:value-type="string">
            <text:p>11111111111111111101001</text:p>
          </table:table-cell>
          <table:table-cell table:formula="of:=8-MOD(LEN([.$D167])-[.$E167]; 8)" office:value-type="float" office:value="4" calcext:value-type="float">
            <text:p>4</text:p>
          </table:table-cell>
          <table:table-cell table:style-name="ce29" table:formula="of:=IF(MID([.$D168];1;[.$E168])=&quot;&quot;; &quot;&quot;; COM.MICROSOFT.CONCAT(&quot;0b&quot;; MID([.$D168];1;[.$E168])))" office:value-type="string" office:string-value="0b1111" calcext:value-type="string">
            <text:p>0b1111</text:p>
          </table:table-cell>
          <table:table-cell table:style-name="ce29" table:formula="of:=IF(MID([.$D168];1+[.$E168]; 8)=&quot;&quot;; &quot;&quot;; COM.MICROSOFT.CONCAT(&quot;0b&quot;; MID([.$D168];1+[.$E168]; 8)))" office:value-type="string" office:string-value="0b11111111" calcext:value-type="string">
            <text:p>0b11111111</text:p>
          </table:table-cell>
          <table:table-cell table:style-name="ce29" table:formula="of:=IF(MID([.$D168];1+[.$E168]+8; 8)=&quot;&quot;; &quot;&quot;; COM.MICROSOFT.CONCAT(&quot;0b&quot;; MID([.$D168];1+[.$E168]+8; 8)))" office:value-type="string" office:string-value="0b11111101" calcext:value-type="string">
            <text:p>0b11111101</text:p>
          </table:table-cell>
          <table:table-cell table:style-name="ce29" table:formula="of:=IF(MID([.$D168];1+[.$E168]+8+8; 8)=&quot;&quot;; &quot;&quot;; COM.MICROSOFT.CONCAT(&quot;0b&quot;; MID([.$D168];1+[.$E168]+8+8; 8)))" office:value-type="string" office:string-value="0b001" calcext:value-type="string">
            <text:p>0b001</text:p>
          </table:table-cell>
          <table:table-cell table:style-name="ce29" table:formula="of:=IF(MID([.$D168];1+[.$E168]+8+8+8; 8)=&quot;&quot;; &quot;&quot;; COM.MICROSOFT.CONCAT(&quot;0b&quot;; MID([.$D168];1+[.$E168]+8+8+8; 8)))">
            <text:p/>
          </table:table-cell>
          <table:table-cell table:style-name="ce31" table:formula="of:=[.E168]-LEN([.F168])+2" office:value-type="float" office:value="0" calcext:value-type="float">
            <text:p>0</text:p>
          </table:table-cell>
          <table:table-cell table:style-name="ce29" table:formula="of:=IF([.G168]=&quot;&quot;; &quot;&quot;; 8-LEN([.G168])+2)" office:value-type="float" office:value="0" calcext:value-type="float">
            <text:p>0</text:p>
          </table:table-cell>
          <table:table-cell table:style-name="ce29" table:formula="of:=IF([.H168]=&quot;&quot;; &quot;&quot;; 8-LEN([.H168])+2)" office:value-type="float" office:value="0" calcext:value-type="float">
            <text:p>0</text:p>
          </table:table-cell>
          <table:table-cell table:style-name="ce29" table:formula="of:=IF([.I168]=&quot;&quot;; &quot;&quot;; 8-LEN([.I168])+2)" office:value-type="float" office:value="5" calcext:value-type="float">
            <text:p>5</text:p>
          </table:table-cell>
          <table:table-cell table:style-name="ce29" table:formula="of:=IF([.J168]=&quot;&quot;; &quot;&quot;; 8-LEN([.J168])+2)">
            <text:p/>
          </table:table-cell>
          <table:table-cell table:style-name="ce31" table:formula="of:=IF(OR([.$F168]=&quot;&quot;; [.$E168]=8); &quot;&quot;; &quot;+ &quot;)" office:value-type="string" office:string-value="+ " calcext:value-type="string">
            <text:p>+ </text:p>
          </table:table-cell>
          <table:table-cell table:style-name="ce32" table:formula="of:=IF([.$F168]=&quot;&quot;; &quot;&quot;; IF([.$K168]&gt;0; COM.MICROSOFT.CONCAT(&quot;(&quot;; [.$F168]; &quot; &lt;&lt; &quot;; [.$K168]; &quot;)&quot;); [.$F168]))" office:value-type="string" office:string-value="0b1111" calcext:value-type="string">
            <text:p>0b1111</text:p>
          </table:table-cell>
          <table:table-cell table:style-name="ce32" table:formula="of:=IF(OR([.$F168]=&quot;&quot;; AND([.$G168]=&quot;&quot;; [.$K168]&lt;&gt;0)); &quot;&quot;; &quot;, &quot;)" office:value-type="string" office:string-value=", " calcext:value-type="string">
            <text:p>, </text:p>
          </table:table-cell>
          <table:table-cell table:style-name="ce32" table:formula="of:=IF([.$G168]=&quot;&quot;; &quot;&quot;; IF([.$L168]&gt;0; COM.MICROSOFT.CONCAT(&quot;(&quot;; [.$G168]; &quot; &lt;&lt; &quot;; [.$L168]; &quot;)&quot;); [.$G168]))" office:value-type="string" office:string-value="0b11111111" calcext:value-type="string">
            <text:p>0b11111111</text:p>
          </table:table-cell>
          <table:table-cell table:style-name="ce32" table:formula="of:=IF(OR([.$G168]=&quot;&quot;; AND([.$H168]=&quot;&quot;; [.$L168]&lt;&gt;0)); &quot;&quot;; &quot;, &quot;)" office:value-type="string" office:string-value=", " calcext:value-type="string">
            <text:p>, </text:p>
          </table:table-cell>
          <table:table-cell table:style-name="ce32" table:formula="of:=IF([.$H168]=&quot;&quot;; &quot;&quot;; IF([.$M168]&gt;0; COM.MICROSOFT.CONCAT(&quot;(&quot;; [.$H168]; &quot; &lt;&lt; &quot;; [.$M168]; &quot;)&quot;); [.$H168]))" office:value-type="string" office:string-value="0b11111101" calcext:value-type="string">
            <text:p>0b11111101</text:p>
          </table:table-cell>
          <table:table-cell table:style-name="ce32" table:formula="of:=IF(OR([.$H168]=&quot;&quot;; AND([.$I168]=&quot;&quot;; [.$M168]&lt;&gt;0)); &quot;&quot;; &quot;, &quot;)" office:value-type="string" office:string-value=", " calcext:value-type="string">
            <text:p>, </text:p>
          </table:table-cell>
          <table:table-cell table:style-name="ce32" table:formula="of:=IF([.$I168]=&quot;&quot;; &quot;&quot;; IF([.$N168]&gt;0; COM.MICROSOFT.CONCAT(&quot;(&quot;; [.$I168]; &quot; &lt;&lt; &quot;; [.$N168]; &quot;)&quot;); [.$I168]))" office:value-type="string" office:string-value="(0b001 &lt;&lt; 5)" calcext:value-type="string">
            <text:p>(0b001 &lt;&lt; 5)</text:p>
          </table:table-cell>
          <table:table-cell table:style-name="ce32" table:formula="of:=IF(OR([.$I168]=&quot;&quot;; AND([.$J168]=&quot;&quot;; [.$N168]&lt;&gt;0)); &quot;&quot;; &quot;, &quot;)">
            <text:p/>
          </table:table-cell>
          <table:table-cell table:style-name="ce32" table:formula="of:=IF([.$J168]=&quot;&quot;; &quot;&quot;; IF([.$O168]&gt;0; COM.MICROSOFT.CONCAT(&quot;(&quot;; [.$J168]; &quot; &lt;&lt; &quot;; [.$O168]; &quot;)&quot;); [.$J168]))">
            <text:p/>
          </table:table-cell>
          <table:table-cell table:style-name="ce33" table:formula="of:=IF(OR([.$J168]=&quot;&quot;; AND([.$O168]&lt;&gt;0)); &quot;&quot;; &quot;, &quot;)">
            <text:p/>
          </table:table-cell>
          <table:table-cell table:formula="of:=COM.MICROSOFT.CONCAT(&quot;// &quot;; [.B168]; &quot; &quot;; IF([.A168]=&quot;&quot;; &quot;   &quot;; COM.MICROSOFT.CONCAT(&quot;-&quot;; [.A168]; &quot;-&quot;)); &quot; &quot;; [.C168])" office:value-type="string" office:string-value="// 166     |11111111|11111111|1101001" calcext:value-type="string">
            <text:p>// 166 <text:s text:c="4"/>|11111111|11111111|1101001</text:p>
          </table:table-cell>
          <table:table-cell table:formula="of:=COM.MICROSOFT.CONCAT([.P168:.Z168])" office:value-type="string" office:string-value="+ 0b1111, 0b11111111, 0b11111101, (0b001 &lt;&lt; 5)" calcext:value-type="string">
            <text:p>+ 0b1111, 0b11111111, 0b11111101, (0b001 &lt;&lt; 5)</text:p>
          </table:table-cell>
          <table:table-cell table:formula="of:=COM.MICROSOFT.CONCAT([.AA168]; CHAR(10); [.AB168])" office:value-type="string" office:string-value="// 166     |11111111|11111111|1101001&#10;+ 0b1111, 0b11111111, 0b11111101, (0b001 &lt;&lt; 5)" calcext:value-type="string">
            <text:p>// 166     |11111111|11111111|1101001</text:p>
            <text:p>+ 0b1111, 0b11111111, 0b11111101, (0b001 &lt;&lt; 5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|11111111|11111110|11110</text:p>
          </table:table-cell>
          <table:table-cell office:value-type="string" calcext:value-type="string">
            <text:p>111111111111111011110</text:p>
          </table:table-cell>
          <table:table-cell table:formula="of:=8-MOD(LEN([.$D168])-[.$E168]; 8)" office:value-type="float" office:value="5" calcext:value-type="float">
            <text:p>5</text:p>
          </table:table-cell>
          <table:table-cell table:style-name="ce29" table:formula="of:=IF(MID([.$D169];1;[.$E169])=&quot;&quot;; &quot;&quot;; COM.MICROSOFT.CONCAT(&quot;0b&quot;; MID([.$D169];1;[.$E169])))" office:value-type="string" office:string-value="0b11111" calcext:value-type="string">
            <text:p>0b11111</text:p>
          </table:table-cell>
          <table:table-cell table:style-name="ce29" table:formula="of:=IF(MID([.$D169];1+[.$E169]; 8)=&quot;&quot;; &quot;&quot;; COM.MICROSOFT.CONCAT(&quot;0b&quot;; MID([.$D169];1+[.$E169]; 8)))" office:value-type="string" office:string-value="0b11111111" calcext:value-type="string">
            <text:p>0b11111111</text:p>
          </table:table-cell>
          <table:table-cell table:style-name="ce29" table:formula="of:=IF(MID([.$D169];1+[.$E169]+8; 8)=&quot;&quot;; &quot;&quot;; COM.MICROSOFT.CONCAT(&quot;0b&quot;; MID([.$D169];1+[.$E169]+8; 8)))" office:value-type="string" office:string-value="0b11011110" calcext:value-type="string">
            <text:p>0b11011110</text:p>
          </table:table-cell>
          <table:table-cell table:style-name="ce29" table:formula="of:=IF(MID([.$D169];1+[.$E169]+8+8; 8)=&quot;&quot;; &quot;&quot;; COM.MICROSOFT.CONCAT(&quot;0b&quot;; MID([.$D169];1+[.$E169]+8+8; 8)))">
            <text:p/>
          </table:table-cell>
          <table:table-cell table:style-name="ce29" table:formula="of:=IF(MID([.$D169];1+[.$E169]+8+8+8; 8)=&quot;&quot;; &quot;&quot;; COM.MICROSOFT.CONCAT(&quot;0b&quot;; MID([.$D169];1+[.$E169]+8+8+8; 8)))">
            <text:p/>
          </table:table-cell>
          <table:table-cell table:style-name="ce31" table:formula="of:=[.E169]-LEN([.F169])+2" office:value-type="float" office:value="0" calcext:value-type="float">
            <text:p>0</text:p>
          </table:table-cell>
          <table:table-cell table:style-name="ce29" table:formula="of:=IF([.G169]=&quot;&quot;; &quot;&quot;; 8-LEN([.G169])+2)" office:value-type="float" office:value="0" calcext:value-type="float">
            <text:p>0</text:p>
          </table:table-cell>
          <table:table-cell table:style-name="ce29" table:formula="of:=IF([.H169]=&quot;&quot;; &quot;&quot;; 8-LEN([.H169])+2)" office:value-type="float" office:value="0" calcext:value-type="float">
            <text:p>0</text:p>
          </table:table-cell>
          <table:table-cell table:style-name="ce29" table:formula="of:=IF([.I169]=&quot;&quot;; &quot;&quot;; 8-LEN([.I169])+2)">
            <text:p/>
          </table:table-cell>
          <table:table-cell table:style-name="ce29" table:formula="of:=IF([.J169]=&quot;&quot;; &quot;&quot;; 8-LEN([.J169])+2)">
            <text:p/>
          </table:table-cell>
          <table:table-cell table:style-name="ce31" table:formula="of:=IF(OR([.$F169]=&quot;&quot;; [.$E169]=8); &quot;&quot;; &quot;+ &quot;)" office:value-type="string" office:string-value="+ " calcext:value-type="string">
            <text:p>+ </text:p>
          </table:table-cell>
          <table:table-cell table:style-name="ce32" table:formula="of:=IF([.$F169]=&quot;&quot;; &quot;&quot;; IF([.$K169]&gt;0; COM.MICROSOFT.CONCAT(&quot;(&quot;; [.$F169]; &quot; &lt;&lt; &quot;; [.$K169]; &quot;)&quot;); [.$F169]))" office:value-type="string" office:string-value="0b11111" calcext:value-type="string">
            <text:p>0b11111</text:p>
          </table:table-cell>
          <table:table-cell table:style-name="ce32" table:formula="of:=IF(OR([.$F169]=&quot;&quot;; AND([.$G169]=&quot;&quot;; [.$K169]&lt;&gt;0)); &quot;&quot;; &quot;, &quot;)" office:value-type="string" office:string-value=", " calcext:value-type="string">
            <text:p>, </text:p>
          </table:table-cell>
          <table:table-cell table:style-name="ce32" table:formula="of:=IF([.$G169]=&quot;&quot;; &quot;&quot;; IF([.$L169]&gt;0; COM.MICROSOFT.CONCAT(&quot;(&quot;; [.$G169]; &quot; &lt;&lt; &quot;; [.$L169]; &quot;)&quot;); [.$G169]))" office:value-type="string" office:string-value="0b11111111" calcext:value-type="string">
            <text:p>0b11111111</text:p>
          </table:table-cell>
          <table:table-cell table:style-name="ce32" table:formula="of:=IF(OR([.$G169]=&quot;&quot;; AND([.$H169]=&quot;&quot;; [.$L169]&lt;&gt;0)); &quot;&quot;; &quot;, &quot;)" office:value-type="string" office:string-value=", " calcext:value-type="string">
            <text:p>, </text:p>
          </table:table-cell>
          <table:table-cell table:style-name="ce32" table:formula="of:=IF([.$H169]=&quot;&quot;; &quot;&quot;; IF([.$M169]&gt;0; COM.MICROSOFT.CONCAT(&quot;(&quot;; [.$H169]; &quot; &lt;&lt; &quot;; [.$M169]; &quot;)&quot;); [.$H169]))" office:value-type="string" office:string-value="0b11011110" calcext:value-type="string">
            <text:p>0b11011110</text:p>
          </table:table-cell>
          <table:table-cell table:style-name="ce32" table:formula="of:=IF(OR([.$H169]=&quot;&quot;; AND([.$I169]=&quot;&quot;; [.$M169]&lt;&gt;0)); &quot;&quot;; &quot;, &quot;)" office:value-type="string" office:string-value=", " calcext:value-type="string">
            <text:p>, </text:p>
          </table:table-cell>
          <table:table-cell table:style-name="ce32" table:formula="of:=IF([.$I169]=&quot;&quot;; &quot;&quot;; IF([.$N169]&gt;0; COM.MICROSOFT.CONCAT(&quot;(&quot;; [.$I169]; &quot; &lt;&lt; &quot;; [.$N169]; &quot;)&quot;); [.$I169]))">
            <text:p/>
          </table:table-cell>
          <table:table-cell table:style-name="ce32" table:formula="of:=IF(OR([.$I169]=&quot;&quot;; AND([.$J169]=&quot;&quot;; [.$N169]&lt;&gt;0)); &quot;&quot;; &quot;, &quot;)">
            <text:p/>
          </table:table-cell>
          <table:table-cell table:style-name="ce32" table:formula="of:=IF([.$J169]=&quot;&quot;; &quot;&quot;; IF([.$O169]&gt;0; COM.MICROSOFT.CONCAT(&quot;(&quot;; [.$J169]; &quot; &lt;&lt; &quot;; [.$O169]; &quot;)&quot;); [.$J169]))">
            <text:p/>
          </table:table-cell>
          <table:table-cell table:style-name="ce33" table:formula="of:=IF(OR([.$J169]=&quot;&quot;; AND([.$O169]&lt;&gt;0)); &quot;&quot;; &quot;, &quot;)">
            <text:p/>
          </table:table-cell>
          <table:table-cell table:formula="of:=COM.MICROSOFT.CONCAT(&quot;// &quot;; [.B169]; &quot; &quot;; IF([.A169]=&quot;&quot;; &quot;   &quot;; COM.MICROSOFT.CONCAT(&quot;-&quot;; [.A169]; &quot;-&quot;)); &quot; &quot;; [.C169])" office:value-type="string" office:string-value="// 167     |11111111|11111110|11110" calcext:value-type="string">
            <text:p>// 167 <text:s text:c="4"/>|11111111|11111110|11110</text:p>
          </table:table-cell>
          <table:table-cell table:formula="of:=COM.MICROSOFT.CONCAT([.P169:.Z169])" office:value-type="string" office:string-value="+ 0b11111, 0b11111111, 0b11011110, " calcext:value-type="string">
            <text:p>+ 0b11111, 0b11111111, 0b11011110, </text:p>
          </table:table-cell>
          <table:table-cell table:formula="of:=COM.MICROSOFT.CONCAT([.AA169]; CHAR(10); [.AB169])" office:value-type="string" office:string-value="// 167     |11111111|11111110|11110&#10;+ 0b11111, 0b11111111, 0b11011110, " calcext:value-type="string">
            <text:p>// 167     |11111111|11111110|11110</text:p>
            <text:p>+ 0b11111, 0b11111111, 0b1101111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|11111111|11111111|1101010</text:p>
          </table:table-cell>
          <table:table-cell office:value-type="string" calcext:value-type="string">
            <text:p>11111111111111111101010</text:p>
          </table:table-cell>
          <table:table-cell table:formula="of:=8-MOD(LEN([.$D169])-[.$E169]; 8)" office:value-type="float" office:value="8" calcext:value-type="float">
            <text:p>8</text:p>
          </table:table-cell>
          <table:table-cell table:style-name="ce29" table:formula="of:=IF(MID([.$D170];1;[.$E170])=&quot;&quot;; &quot;&quot;; COM.MICROSOFT.CONCAT(&quot;0b&quot;; MID([.$D170];1;[.$E170])))" office:value-type="string" office:string-value="0b11111111" calcext:value-type="string">
            <text:p>0b11111111</text:p>
          </table:table-cell>
          <table:table-cell table:style-name="ce29" table:formula="of:=IF(MID([.$D170];1+[.$E170]; 8)=&quot;&quot;; &quot;&quot;; COM.MICROSOFT.CONCAT(&quot;0b&quot;; MID([.$D170];1+[.$E170]; 8)))" office:value-type="string" office:string-value="0b11111111" calcext:value-type="string">
            <text:p>0b11111111</text:p>
          </table:table-cell>
          <table:table-cell table:style-name="ce29" table:formula="of:=IF(MID([.$D170];1+[.$E170]+8; 8)=&quot;&quot;; &quot;&quot;; COM.MICROSOFT.CONCAT(&quot;0b&quot;; MID([.$D170];1+[.$E170]+8; 8)))" office:value-type="string" office:string-value="0b1101010" calcext:value-type="string">
            <text:p>0b1101010</text:p>
          </table:table-cell>
          <table:table-cell table:style-name="ce29" table:formula="of:=IF(MID([.$D170];1+[.$E170]+8+8; 8)=&quot;&quot;; &quot;&quot;; COM.MICROSOFT.CONCAT(&quot;0b&quot;; MID([.$D170];1+[.$E170]+8+8; 8)))">
            <text:p/>
          </table:table-cell>
          <table:table-cell table:style-name="ce29" table:formula="of:=IF(MID([.$D170];1+[.$E170]+8+8+8; 8)=&quot;&quot;; &quot;&quot;; COM.MICROSOFT.CONCAT(&quot;0b&quot;; MID([.$D170];1+[.$E170]+8+8+8; 8)))">
            <text:p/>
          </table:table-cell>
          <table:table-cell table:style-name="ce31" table:formula="of:=[.E170]-LEN([.F170])+2" office:value-type="float" office:value="0" calcext:value-type="float">
            <text:p>0</text:p>
          </table:table-cell>
          <table:table-cell table:style-name="ce29" table:formula="of:=IF([.G170]=&quot;&quot;; &quot;&quot;; 8-LEN([.G170])+2)" office:value-type="float" office:value="0" calcext:value-type="float">
            <text:p>0</text:p>
          </table:table-cell>
          <table:table-cell table:style-name="ce29" table:formula="of:=IF([.H170]=&quot;&quot;; &quot;&quot;; 8-LEN([.H170])+2)" office:value-type="float" office:value="1" calcext:value-type="float">
            <text:p>1</text:p>
          </table:table-cell>
          <table:table-cell table:style-name="ce29" table:formula="of:=IF([.I170]=&quot;&quot;; &quot;&quot;; 8-LEN([.I170])+2)">
            <text:p/>
          </table:table-cell>
          <table:table-cell table:style-name="ce29" table:formula="of:=IF([.J170]=&quot;&quot;; &quot;&quot;; 8-LEN([.J170])+2)">
            <text:p/>
          </table:table-cell>
          <table:table-cell table:style-name="ce31" table:formula="of:=IF(OR([.$F170]=&quot;&quot;; [.$E170]=8); &quot;&quot;; &quot;+ &quot;)">
            <text:p/>
          </table:table-cell>
          <table:table-cell table:style-name="ce32" table:formula="of:=IF([.$F170]=&quot;&quot;; &quot;&quot;; IF([.$K170]&gt;0; COM.MICROSOFT.CONCAT(&quot;(&quot;; [.$F170]; &quot; &lt;&lt; &quot;; [.$K170]; &quot;)&quot;); [.$F170]))" office:value-type="string" office:string-value="0b11111111" calcext:value-type="string">
            <text:p>0b11111111</text:p>
          </table:table-cell>
          <table:table-cell table:style-name="ce32" table:formula="of:=IF(OR([.$F170]=&quot;&quot;; AND([.$G170]=&quot;&quot;; [.$K170]&lt;&gt;0)); &quot;&quot;; &quot;, &quot;)" office:value-type="string" office:string-value=", " calcext:value-type="string">
            <text:p>, </text:p>
          </table:table-cell>
          <table:table-cell table:style-name="ce32" table:formula="of:=IF([.$G170]=&quot;&quot;; &quot;&quot;; IF([.$L170]&gt;0; COM.MICROSOFT.CONCAT(&quot;(&quot;; [.$G170]; &quot; &lt;&lt; &quot;; [.$L170]; &quot;)&quot;); [.$G170]))" office:value-type="string" office:string-value="0b11111111" calcext:value-type="string">
            <text:p>0b11111111</text:p>
          </table:table-cell>
          <table:table-cell table:style-name="ce32" table:formula="of:=IF(OR([.$G170]=&quot;&quot;; AND([.$H170]=&quot;&quot;; [.$L170]&lt;&gt;0)); &quot;&quot;; &quot;, &quot;)" office:value-type="string" office:string-value=", " calcext:value-type="string">
            <text:p>, </text:p>
          </table:table-cell>
          <table:table-cell table:style-name="ce32" table:formula="of:=IF([.$H170]=&quot;&quot;; &quot;&quot;; IF([.$M170]&gt;0; COM.MICROSOFT.CONCAT(&quot;(&quot;; [.$H170]; &quot; &lt;&lt; &quot;; [.$M170]; &quot;)&quot;); [.$H170]))" office:value-type="string" office:string-value="(0b1101010 &lt;&lt; 1)" calcext:value-type="string">
            <text:p>(0b1101010 &lt;&lt; 1)</text:p>
          </table:table-cell>
          <table:table-cell table:style-name="ce32" table:formula="of:=IF(OR([.$H170]=&quot;&quot;; AND([.$I170]=&quot;&quot;; [.$M170]&lt;&gt;0)); &quot;&quot;; &quot;, &quot;)">
            <text:p/>
          </table:table-cell>
          <table:table-cell table:style-name="ce32" table:formula="of:=IF([.$I170]=&quot;&quot;; &quot;&quot;; IF([.$N170]&gt;0; COM.MICROSOFT.CONCAT(&quot;(&quot;; [.$I170]; &quot; &lt;&lt; &quot;; [.$N170]; &quot;)&quot;); [.$I170]))">
            <text:p/>
          </table:table-cell>
          <table:table-cell table:style-name="ce32" table:formula="of:=IF(OR([.$I170]=&quot;&quot;; AND([.$J170]=&quot;&quot;; [.$N170]&lt;&gt;0)); &quot;&quot;; &quot;, &quot;)">
            <text:p/>
          </table:table-cell>
          <table:table-cell table:style-name="ce32" table:formula="of:=IF([.$J170]=&quot;&quot;; &quot;&quot;; IF([.$O170]&gt;0; COM.MICROSOFT.CONCAT(&quot;(&quot;; [.$J170]; &quot; &lt;&lt; &quot;; [.$O170]; &quot;)&quot;); [.$J170]))">
            <text:p/>
          </table:table-cell>
          <table:table-cell table:style-name="ce33" table:formula="of:=IF(OR([.$J170]=&quot;&quot;; AND([.$O170]&lt;&gt;0)); &quot;&quot;; &quot;, &quot;)">
            <text:p/>
          </table:table-cell>
          <table:table-cell table:formula="of:=COM.MICROSOFT.CONCAT(&quot;// &quot;; [.B170]; &quot; &quot;; IF([.A170]=&quot;&quot;; &quot;   &quot;; COM.MICROSOFT.CONCAT(&quot;-&quot;; [.A170]; &quot;-&quot;)); &quot; &quot;; [.C170])" office:value-type="string" office:string-value="// 168     |11111111|11111111|1101010" calcext:value-type="string">
            <text:p>// 168 <text:s text:c="4"/>|11111111|11111111|1101010</text:p>
          </table:table-cell>
          <table:table-cell table:formula="of:=COM.MICROSOFT.CONCAT([.P170:.Z170])" office:value-type="string" office:string-value="0b11111111, 0b11111111, (0b1101010 &lt;&lt; 1)" calcext:value-type="string">
            <text:p>0b11111111, 0b11111111, (0b1101010 &lt;&lt; 1)</text:p>
          </table:table-cell>
          <table:table-cell table:formula="of:=COM.MICROSOFT.CONCAT([.AA170]; CHAR(10); [.AB170])" office:value-type="string" office:string-value="// 168     |11111111|11111111|1101010&#10;0b11111111, 0b11111111, (0b1101010 &lt;&lt; 1)" calcext:value-type="string">
            <text:p>// 168     |11111111|11111111|1101010</text:p>
            <text:p>0b11111111, 0b11111111, (0b1101010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|11111111|11111111|011101</text:p>
          </table:table-cell>
          <table:table-cell office:value-type="string" calcext:value-type="string">
            <text:p>1111111111111111011101</text:p>
          </table:table-cell>
          <table:table-cell table:formula="of:=8-MOD(LEN([.$D170])-[.$E170]; 8)" office:value-type="float" office:value="1" calcext:value-type="float">
            <text:p>1</text:p>
          </table:table-cell>
          <table:table-cell table:style-name="ce29" table:formula="of:=IF(MID([.$D171];1;[.$E171])=&quot;&quot;; &quot;&quot;; COM.MICROSOFT.CONCAT(&quot;0b&quot;; MID([.$D171];1;[.$E171])))" office:value-type="string" office:string-value="0b1" calcext:value-type="string">
            <text:p>0b1</text:p>
          </table:table-cell>
          <table:table-cell table:style-name="ce29" table:formula="of:=IF(MID([.$D171];1+[.$E171]; 8)=&quot;&quot;; &quot;&quot;; COM.MICROSOFT.CONCAT(&quot;0b&quot;; MID([.$D171];1+[.$E171]; 8)))" office:value-type="string" office:string-value="0b11111111" calcext:value-type="string">
            <text:p>0b11111111</text:p>
          </table:table-cell>
          <table:table-cell table:style-name="ce29" table:formula="of:=IF(MID([.$D171];1+[.$E171]+8; 8)=&quot;&quot;; &quot;&quot;; COM.MICROSOFT.CONCAT(&quot;0b&quot;; MID([.$D171];1+[.$E171]+8; 8)))" office:value-type="string" office:string-value="0b11111110" calcext:value-type="string">
            <text:p>0b11111110</text:p>
          </table:table-cell>
          <table:table-cell table:style-name="ce29" table:formula="of:=IF(MID([.$D171];1+[.$E171]+8+8; 8)=&quot;&quot;; &quot;&quot;; COM.MICROSOFT.CONCAT(&quot;0b&quot;; MID([.$D171];1+[.$E171]+8+8; 8)))" office:value-type="string" office:string-value="0b11101" calcext:value-type="string">
            <text:p>0b11101</text:p>
          </table:table-cell>
          <table:table-cell table:style-name="ce29" table:formula="of:=IF(MID([.$D171];1+[.$E171]+8+8+8; 8)=&quot;&quot;; &quot;&quot;; COM.MICROSOFT.CONCAT(&quot;0b&quot;; MID([.$D171];1+[.$E171]+8+8+8; 8)))">
            <text:p/>
          </table:table-cell>
          <table:table-cell table:style-name="ce31" table:formula="of:=[.E171]-LEN([.F171])+2" office:value-type="float" office:value="0" calcext:value-type="float">
            <text:p>0</text:p>
          </table:table-cell>
          <table:table-cell table:style-name="ce29" table:formula="of:=IF([.G171]=&quot;&quot;; &quot;&quot;; 8-LEN([.G171])+2)" office:value-type="float" office:value="0" calcext:value-type="float">
            <text:p>0</text:p>
          </table:table-cell>
          <table:table-cell table:style-name="ce29" table:formula="of:=IF([.H171]=&quot;&quot;; &quot;&quot;; 8-LEN([.H171])+2)" office:value-type="float" office:value="0" calcext:value-type="float">
            <text:p>0</text:p>
          </table:table-cell>
          <table:table-cell table:style-name="ce29" table:formula="of:=IF([.I171]=&quot;&quot;; &quot;&quot;; 8-LEN([.I171])+2)" office:value-type="float" office:value="3" calcext:value-type="float">
            <text:p>3</text:p>
          </table:table-cell>
          <table:table-cell table:style-name="ce29" table:formula="of:=IF([.J171]=&quot;&quot;; &quot;&quot;; 8-LEN([.J171])+2)">
            <text:p/>
          </table:table-cell>
          <table:table-cell table:style-name="ce31" table:formula="of:=IF(OR([.$F171]=&quot;&quot;; [.$E171]=8); &quot;&quot;; &quot;+ &quot;)" office:value-type="string" office:string-value="+ " calcext:value-type="string">
            <text:p>+ </text:p>
          </table:table-cell>
          <table:table-cell table:style-name="ce32" table:formula="of:=IF([.$F171]=&quot;&quot;; &quot;&quot;; IF([.$K171]&gt;0; COM.MICROSOFT.CONCAT(&quot;(&quot;; [.$F171]; &quot; &lt;&lt; &quot;; [.$K171]; &quot;)&quot;); [.$F171]))" office:value-type="string" office:string-value="0b1" calcext:value-type="string">
            <text:p>0b1</text:p>
          </table:table-cell>
          <table:table-cell table:style-name="ce32" table:formula="of:=IF(OR([.$F171]=&quot;&quot;; AND([.$G171]=&quot;&quot;; [.$K171]&lt;&gt;0)); &quot;&quot;; &quot;, &quot;)" office:value-type="string" office:string-value=", " calcext:value-type="string">
            <text:p>, </text:p>
          </table:table-cell>
          <table:table-cell table:style-name="ce32" table:formula="of:=IF([.$G171]=&quot;&quot;; &quot;&quot;; IF([.$L171]&gt;0; COM.MICROSOFT.CONCAT(&quot;(&quot;; [.$G171]; &quot; &lt;&lt; &quot;; [.$L171]; &quot;)&quot;); [.$G171]))" office:value-type="string" office:string-value="0b11111111" calcext:value-type="string">
            <text:p>0b11111111</text:p>
          </table:table-cell>
          <table:table-cell table:style-name="ce32" table:formula="of:=IF(OR([.$G171]=&quot;&quot;; AND([.$H171]=&quot;&quot;; [.$L171]&lt;&gt;0)); &quot;&quot;; &quot;, &quot;)" office:value-type="string" office:string-value=", " calcext:value-type="string">
            <text:p>, </text:p>
          </table:table-cell>
          <table:table-cell table:style-name="ce32" table:formula="of:=IF([.$H171]=&quot;&quot;; &quot;&quot;; IF([.$M171]&gt;0; COM.MICROSOFT.CONCAT(&quot;(&quot;; [.$H171]; &quot; &lt;&lt; &quot;; [.$M171]; &quot;)&quot;); [.$H171]))" office:value-type="string" office:string-value="0b11111110" calcext:value-type="string">
            <text:p>0b11111110</text:p>
          </table:table-cell>
          <table:table-cell table:style-name="ce32" table:formula="of:=IF(OR([.$H171]=&quot;&quot;; AND([.$I171]=&quot;&quot;; [.$M171]&lt;&gt;0)); &quot;&quot;; &quot;, &quot;)" office:value-type="string" office:string-value=", " calcext:value-type="string">
            <text:p>, </text:p>
          </table:table-cell>
          <table:table-cell table:style-name="ce32" table:formula="of:=IF([.$I171]=&quot;&quot;; &quot;&quot;; IF([.$N171]&gt;0; COM.MICROSOFT.CONCAT(&quot;(&quot;; [.$I171]; &quot; &lt;&lt; &quot;; [.$N171]; &quot;)&quot;); [.$I171]))" office:value-type="string" office:string-value="(0b11101 &lt;&lt; 3)" calcext:value-type="string">
            <text:p>(0b11101 &lt;&lt; 3)</text:p>
          </table:table-cell>
          <table:table-cell table:style-name="ce32" table:formula="of:=IF(OR([.$I171]=&quot;&quot;; AND([.$J171]=&quot;&quot;; [.$N171]&lt;&gt;0)); &quot;&quot;; &quot;, &quot;)">
            <text:p/>
          </table:table-cell>
          <table:table-cell table:style-name="ce32" table:formula="of:=IF([.$J171]=&quot;&quot;; &quot;&quot;; IF([.$O171]&gt;0; COM.MICROSOFT.CONCAT(&quot;(&quot;; [.$J171]; &quot; &lt;&lt; &quot;; [.$O171]; &quot;)&quot;); [.$J171]))">
            <text:p/>
          </table:table-cell>
          <table:table-cell table:style-name="ce33" table:formula="of:=IF(OR([.$J171]=&quot;&quot;; AND([.$O171]&lt;&gt;0)); &quot;&quot;; &quot;, &quot;)">
            <text:p/>
          </table:table-cell>
          <table:table-cell table:formula="of:=COM.MICROSOFT.CONCAT(&quot;// &quot;; [.B171]; &quot; &quot;; IF([.A171]=&quot;&quot;; &quot;   &quot;; COM.MICROSOFT.CONCAT(&quot;-&quot;; [.A171]; &quot;-&quot;)); &quot; &quot;; [.C171])" office:value-type="string" office:string-value="// 169     |11111111|11111111|011101" calcext:value-type="string">
            <text:p>// 169 <text:s text:c="4"/>|11111111|11111111|011101</text:p>
          </table:table-cell>
          <table:table-cell table:formula="of:=COM.MICROSOFT.CONCAT([.P171:.Z171])" office:value-type="string" office:string-value="+ 0b1, 0b11111111, 0b11111110, (0b11101 &lt;&lt; 3)" calcext:value-type="string">
            <text:p>+ 0b1, 0b11111111, 0b11111110, (0b11101 &lt;&lt; 3)</text:p>
          </table:table-cell>
          <table:table-cell table:formula="of:=COM.MICROSOFT.CONCAT([.AA171]; CHAR(10); [.AB171])" office:value-type="string" office:string-value="// 169     |11111111|11111111|011101&#10;+ 0b1, 0b11111111, 0b11111110, (0b11101 &lt;&lt; 3)" calcext:value-type="string">
            <text:p>// 169     |11111111|11111111|011101</text:p>
            <text:p>+ 0b1, 0b11111111, 0b11111110, (0b11101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|11111111|11111111|011110</text:p>
          </table:table-cell>
          <table:table-cell office:value-type="string" calcext:value-type="string">
            <text:p>1111111111111111011110</text:p>
          </table:table-cell>
          <table:table-cell table:formula="of:=8-MOD(LEN([.$D171])-[.$E171]; 8)" office:value-type="float" office:value="3" calcext:value-type="float">
            <text:p>3</text:p>
          </table:table-cell>
          <table:table-cell table:style-name="ce29" table:formula="of:=IF(MID([.$D172];1;[.$E172])=&quot;&quot;; &quot;&quot;; COM.MICROSOFT.CONCAT(&quot;0b&quot;; MID([.$D172];1;[.$E172])))" office:value-type="string" office:string-value="0b111" calcext:value-type="string">
            <text:p>0b111</text:p>
          </table:table-cell>
          <table:table-cell table:style-name="ce29" table:formula="of:=IF(MID([.$D172];1+[.$E172]; 8)=&quot;&quot;; &quot;&quot;; COM.MICROSOFT.CONCAT(&quot;0b&quot;; MID([.$D172];1+[.$E172]; 8)))" office:value-type="string" office:string-value="0b11111111" calcext:value-type="string">
            <text:p>0b11111111</text:p>
          </table:table-cell>
          <table:table-cell table:style-name="ce29" table:formula="of:=IF(MID([.$D172];1+[.$E172]+8; 8)=&quot;&quot;; &quot;&quot;; COM.MICROSOFT.CONCAT(&quot;0b&quot;; MID([.$D172];1+[.$E172]+8; 8)))" office:value-type="string" office:string-value="0b11111011" calcext:value-type="string">
            <text:p>0b11111011</text:p>
          </table:table-cell>
          <table:table-cell table:style-name="ce29" table:formula="of:=IF(MID([.$D172];1+[.$E172]+8+8; 8)=&quot;&quot;; &quot;&quot;; COM.MICROSOFT.CONCAT(&quot;0b&quot;; MID([.$D172];1+[.$E172]+8+8; 8)))" office:value-type="string" office:string-value="0b110" calcext:value-type="string">
            <text:p>0b110</text:p>
          </table:table-cell>
          <table:table-cell table:style-name="ce29" table:formula="of:=IF(MID([.$D172];1+[.$E172]+8+8+8; 8)=&quot;&quot;; &quot;&quot;; COM.MICROSOFT.CONCAT(&quot;0b&quot;; MID([.$D172];1+[.$E172]+8+8+8; 8)))">
            <text:p/>
          </table:table-cell>
          <table:table-cell table:style-name="ce31" table:formula="of:=[.E172]-LEN([.F172])+2" office:value-type="float" office:value="0" calcext:value-type="float">
            <text:p>0</text:p>
          </table:table-cell>
          <table:table-cell table:style-name="ce29" table:formula="of:=IF([.G172]=&quot;&quot;; &quot;&quot;; 8-LEN([.G172])+2)" office:value-type="float" office:value="0" calcext:value-type="float">
            <text:p>0</text:p>
          </table:table-cell>
          <table:table-cell table:style-name="ce29" table:formula="of:=IF([.H172]=&quot;&quot;; &quot;&quot;; 8-LEN([.H172])+2)" office:value-type="float" office:value="0" calcext:value-type="float">
            <text:p>0</text:p>
          </table:table-cell>
          <table:table-cell table:style-name="ce29" table:formula="of:=IF([.I172]=&quot;&quot;; &quot;&quot;; 8-LEN([.I172])+2)" office:value-type="float" office:value="5" calcext:value-type="float">
            <text:p>5</text:p>
          </table:table-cell>
          <table:table-cell table:style-name="ce29" table:formula="of:=IF([.J172]=&quot;&quot;; &quot;&quot;; 8-LEN([.J172])+2)">
            <text:p/>
          </table:table-cell>
          <table:table-cell table:style-name="ce31" table:formula="of:=IF(OR([.$F172]=&quot;&quot;; [.$E172]=8); &quot;&quot;; &quot;+ &quot;)" office:value-type="string" office:string-value="+ " calcext:value-type="string">
            <text:p>+ </text:p>
          </table:table-cell>
          <table:table-cell table:style-name="ce32" table:formula="of:=IF([.$F172]=&quot;&quot;; &quot;&quot;; IF([.$K172]&gt;0; COM.MICROSOFT.CONCAT(&quot;(&quot;; [.$F172]; &quot; &lt;&lt; &quot;; [.$K172]; &quot;)&quot;); [.$F172]))" office:value-type="string" office:string-value="0b111" calcext:value-type="string">
            <text:p>0b111</text:p>
          </table:table-cell>
          <table:table-cell table:style-name="ce32" table:formula="of:=IF(OR([.$F172]=&quot;&quot;; AND([.$G172]=&quot;&quot;; [.$K172]&lt;&gt;0)); &quot;&quot;; &quot;, &quot;)" office:value-type="string" office:string-value=", " calcext:value-type="string">
            <text:p>, </text:p>
          </table:table-cell>
          <table:table-cell table:style-name="ce32" table:formula="of:=IF([.$G172]=&quot;&quot;; &quot;&quot;; IF([.$L172]&gt;0; COM.MICROSOFT.CONCAT(&quot;(&quot;; [.$G172]; &quot; &lt;&lt; &quot;; [.$L172]; &quot;)&quot;); [.$G172]))" office:value-type="string" office:string-value="0b11111111" calcext:value-type="string">
            <text:p>0b11111111</text:p>
          </table:table-cell>
          <table:table-cell table:style-name="ce32" table:formula="of:=IF(OR([.$G172]=&quot;&quot;; AND([.$H172]=&quot;&quot;; [.$L172]&lt;&gt;0)); &quot;&quot;; &quot;, &quot;)" office:value-type="string" office:string-value=", " calcext:value-type="string">
            <text:p>, </text:p>
          </table:table-cell>
          <table:table-cell table:style-name="ce32" table:formula="of:=IF([.$H172]=&quot;&quot;; &quot;&quot;; IF([.$M172]&gt;0; COM.MICROSOFT.CONCAT(&quot;(&quot;; [.$H172]; &quot; &lt;&lt; &quot;; [.$M172]; &quot;)&quot;); [.$H172]))" office:value-type="string" office:string-value="0b11111011" calcext:value-type="string">
            <text:p>0b11111011</text:p>
          </table:table-cell>
          <table:table-cell table:style-name="ce32" table:formula="of:=IF(OR([.$H172]=&quot;&quot;; AND([.$I172]=&quot;&quot;; [.$M172]&lt;&gt;0)); &quot;&quot;; &quot;, &quot;)" office:value-type="string" office:string-value=", " calcext:value-type="string">
            <text:p>, </text:p>
          </table:table-cell>
          <table:table-cell table:style-name="ce32" table:formula="of:=IF([.$I172]=&quot;&quot;; &quot;&quot;; IF([.$N172]&gt;0; COM.MICROSOFT.CONCAT(&quot;(&quot;; [.$I172]; &quot; &lt;&lt; &quot;; [.$N172]; &quot;)&quot;); [.$I172]))" office:value-type="string" office:string-value="(0b110 &lt;&lt; 5)" calcext:value-type="string">
            <text:p>(0b110 &lt;&lt; 5)</text:p>
          </table:table-cell>
          <table:table-cell table:style-name="ce32" table:formula="of:=IF(OR([.$I172]=&quot;&quot;; AND([.$J172]=&quot;&quot;; [.$N172]&lt;&gt;0)); &quot;&quot;; &quot;, &quot;)">
            <text:p/>
          </table:table-cell>
          <table:table-cell table:style-name="ce32" table:formula="of:=IF([.$J172]=&quot;&quot;; &quot;&quot;; IF([.$O172]&gt;0; COM.MICROSOFT.CONCAT(&quot;(&quot;; [.$J172]; &quot; &lt;&lt; &quot;; [.$O172]; &quot;)&quot;); [.$J172]))">
            <text:p/>
          </table:table-cell>
          <table:table-cell table:style-name="ce33" table:formula="of:=IF(OR([.$J172]=&quot;&quot;; AND([.$O172]&lt;&gt;0)); &quot;&quot;; &quot;, &quot;)">
            <text:p/>
          </table:table-cell>
          <table:table-cell table:formula="of:=COM.MICROSOFT.CONCAT(&quot;// &quot;; [.B172]; &quot; &quot;; IF([.A172]=&quot;&quot;; &quot;   &quot;; COM.MICROSOFT.CONCAT(&quot;-&quot;; [.A172]; &quot;-&quot;)); &quot; &quot;; [.C172])" office:value-type="string" office:string-value="// 170     |11111111|11111111|011110" calcext:value-type="string">
            <text:p>// 170 <text:s text:c="4"/>|11111111|11111111|011110</text:p>
          </table:table-cell>
          <table:table-cell table:formula="of:=COM.MICROSOFT.CONCAT([.P172:.Z172])" office:value-type="string" office:string-value="+ 0b111, 0b11111111, 0b11111011, (0b110 &lt;&lt; 5)" calcext:value-type="string">
            <text:p>+ 0b111, 0b11111111, 0b11111011, (0b110 &lt;&lt; 5)</text:p>
          </table:table-cell>
          <table:table-cell table:formula="of:=COM.MICROSOFT.CONCAT([.AA172]; CHAR(10); [.AB172])" office:value-type="string" office:string-value="// 170     |11111111|11111111|011110&#10;+ 0b111, 0b11111111, 0b11111011, (0b110 &lt;&lt; 5)" calcext:value-type="string">
            <text:p>// 170     |11111111|11111111|011110</text:p>
            <text:p>+ 0b111, 0b11111111, 0b11111011, (0b110 &lt;&lt; 5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|11111111|11111111|11110000</text:p>
          </table:table-cell>
          <table:table-cell office:value-type="string" calcext:value-type="string">
            <text:p>111111111111111111110000</text:p>
          </table:table-cell>
          <table:table-cell table:formula="of:=8-MOD(LEN([.$D172])-[.$E172]; 8)" office:value-type="float" office:value="5" calcext:value-type="float">
            <text:p>5</text:p>
          </table:table-cell>
          <table:table-cell table:style-name="ce29" table:formula="of:=IF(MID([.$D173];1;[.$E173])=&quot;&quot;; &quot;&quot;; COM.MICROSOFT.CONCAT(&quot;0b&quot;; MID([.$D173];1;[.$E173])))" office:value-type="string" office:string-value="0b11111" calcext:value-type="string">
            <text:p>0b11111</text:p>
          </table:table-cell>
          <table:table-cell table:style-name="ce29" table:formula="of:=IF(MID([.$D173];1+[.$E173]; 8)=&quot;&quot;; &quot;&quot;; COM.MICROSOFT.CONCAT(&quot;0b&quot;; MID([.$D173];1+[.$E173]; 8)))" office:value-type="string" office:string-value="0b11111111" calcext:value-type="string">
            <text:p>0b11111111</text:p>
          </table:table-cell>
          <table:table-cell table:style-name="ce29" table:formula="of:=IF(MID([.$D173];1+[.$E173]+8; 8)=&quot;&quot;; &quot;&quot;; COM.MICROSOFT.CONCAT(&quot;0b&quot;; MID([.$D173];1+[.$E173]+8; 8)))" office:value-type="string" office:string-value="0b11111110" calcext:value-type="string">
            <text:p>0b11111110</text:p>
          </table:table-cell>
          <table:table-cell table:style-name="ce29" table:formula="of:=IF(MID([.$D173];1+[.$E173]+8+8; 8)=&quot;&quot;; &quot;&quot;; COM.MICROSOFT.CONCAT(&quot;0b&quot;; MID([.$D173];1+[.$E173]+8+8; 8)))" office:value-type="string" office:string-value="0b000" calcext:value-type="string">
            <text:p>0b000</text:p>
          </table:table-cell>
          <table:table-cell table:style-name="ce29" table:formula="of:=IF(MID([.$D173];1+[.$E173]+8+8+8; 8)=&quot;&quot;; &quot;&quot;; COM.MICROSOFT.CONCAT(&quot;0b&quot;; MID([.$D173];1+[.$E173]+8+8+8; 8)))">
            <text:p/>
          </table:table-cell>
          <table:table-cell table:style-name="ce31" table:formula="of:=[.E173]-LEN([.F173])+2" office:value-type="float" office:value="0" calcext:value-type="float">
            <text:p>0</text:p>
          </table:table-cell>
          <table:table-cell table:style-name="ce29" table:formula="of:=IF([.G173]=&quot;&quot;; &quot;&quot;; 8-LEN([.G173])+2)" office:value-type="float" office:value="0" calcext:value-type="float">
            <text:p>0</text:p>
          </table:table-cell>
          <table:table-cell table:style-name="ce29" table:formula="of:=IF([.H173]=&quot;&quot;; &quot;&quot;; 8-LEN([.H173])+2)" office:value-type="float" office:value="0" calcext:value-type="float">
            <text:p>0</text:p>
          </table:table-cell>
          <table:table-cell table:style-name="ce29" table:formula="of:=IF([.I173]=&quot;&quot;; &quot;&quot;; 8-LEN([.I173])+2)" office:value-type="float" office:value="5" calcext:value-type="float">
            <text:p>5</text:p>
          </table:table-cell>
          <table:table-cell table:style-name="ce29" table:formula="of:=IF([.J173]=&quot;&quot;; &quot;&quot;; 8-LEN([.J173])+2)">
            <text:p/>
          </table:table-cell>
          <table:table-cell table:style-name="ce31" table:formula="of:=IF(OR([.$F173]=&quot;&quot;; [.$E173]=8); &quot;&quot;; &quot;+ &quot;)" office:value-type="string" office:string-value="+ " calcext:value-type="string">
            <text:p>+ </text:p>
          </table:table-cell>
          <table:table-cell table:style-name="ce32" table:formula="of:=IF([.$F173]=&quot;&quot;; &quot;&quot;; IF([.$K173]&gt;0; COM.MICROSOFT.CONCAT(&quot;(&quot;; [.$F173]; &quot; &lt;&lt; &quot;; [.$K173]; &quot;)&quot;); [.$F173]))" office:value-type="string" office:string-value="0b11111" calcext:value-type="string">
            <text:p>0b11111</text:p>
          </table:table-cell>
          <table:table-cell table:style-name="ce32" table:formula="of:=IF(OR([.$F173]=&quot;&quot;; AND([.$G173]=&quot;&quot;; [.$K173]&lt;&gt;0)); &quot;&quot;; &quot;, &quot;)" office:value-type="string" office:string-value=", " calcext:value-type="string">
            <text:p>, </text:p>
          </table:table-cell>
          <table:table-cell table:style-name="ce32" table:formula="of:=IF([.$G173]=&quot;&quot;; &quot;&quot;; IF([.$L173]&gt;0; COM.MICROSOFT.CONCAT(&quot;(&quot;; [.$G173]; &quot; &lt;&lt; &quot;; [.$L173]; &quot;)&quot;); [.$G173]))" office:value-type="string" office:string-value="0b11111111" calcext:value-type="string">
            <text:p>0b11111111</text:p>
          </table:table-cell>
          <table:table-cell table:style-name="ce32" table:formula="of:=IF(OR([.$G173]=&quot;&quot;; AND([.$H173]=&quot;&quot;; [.$L173]&lt;&gt;0)); &quot;&quot;; &quot;, &quot;)" office:value-type="string" office:string-value=", " calcext:value-type="string">
            <text:p>, </text:p>
          </table:table-cell>
          <table:table-cell table:style-name="ce32" table:formula="of:=IF([.$H173]=&quot;&quot;; &quot;&quot;; IF([.$M173]&gt;0; COM.MICROSOFT.CONCAT(&quot;(&quot;; [.$H173]; &quot; &lt;&lt; &quot;; [.$M173]; &quot;)&quot;); [.$H173]))" office:value-type="string" office:string-value="0b11111110" calcext:value-type="string">
            <text:p>0b11111110</text:p>
          </table:table-cell>
          <table:table-cell table:style-name="ce32" table:formula="of:=IF(OR([.$H173]=&quot;&quot;; AND([.$I173]=&quot;&quot;; [.$M173]&lt;&gt;0)); &quot;&quot;; &quot;, &quot;)" office:value-type="string" office:string-value=", " calcext:value-type="string">
            <text:p>, </text:p>
          </table:table-cell>
          <table:table-cell table:style-name="ce32" table:formula="of:=IF([.$I173]=&quot;&quot;; &quot;&quot;; IF([.$N173]&gt;0; COM.MICROSOFT.CONCAT(&quot;(&quot;; [.$I173]; &quot; &lt;&lt; &quot;; [.$N173]; &quot;)&quot;); [.$I173]))" office:value-type="string" office:string-value="(0b000 &lt;&lt; 5)" calcext:value-type="string">
            <text:p>(0b000 &lt;&lt; 5)</text:p>
          </table:table-cell>
          <table:table-cell table:style-name="ce32" table:formula="of:=IF(OR([.$I173]=&quot;&quot;; AND([.$J173]=&quot;&quot;; [.$N173]&lt;&gt;0)); &quot;&quot;; &quot;, &quot;)">
            <text:p/>
          </table:table-cell>
          <table:table-cell table:style-name="ce32" table:formula="of:=IF([.$J173]=&quot;&quot;; &quot;&quot;; IF([.$O173]&gt;0; COM.MICROSOFT.CONCAT(&quot;(&quot;; [.$J173]; &quot; &lt;&lt; &quot;; [.$O173]; &quot;)&quot;); [.$J173]))">
            <text:p/>
          </table:table-cell>
          <table:table-cell table:style-name="ce33" table:formula="of:=IF(OR([.$J173]=&quot;&quot;; AND([.$O173]&lt;&gt;0)); &quot;&quot;; &quot;, &quot;)">
            <text:p/>
          </table:table-cell>
          <table:table-cell table:formula="of:=COM.MICROSOFT.CONCAT(&quot;// &quot;; [.B173]; &quot; &quot;; IF([.A173]=&quot;&quot;; &quot;   &quot;; COM.MICROSOFT.CONCAT(&quot;-&quot;; [.A173]; &quot;-&quot;)); &quot; &quot;; [.C173])" office:value-type="string" office:string-value="// 171     |11111111|11111111|11110000" calcext:value-type="string">
            <text:p>// 171 <text:s text:c="4"/>|11111111|11111111|11110000</text:p>
          </table:table-cell>
          <table:table-cell table:formula="of:=COM.MICROSOFT.CONCAT([.P173:.Z173])" office:value-type="string" office:string-value="+ 0b11111, 0b11111111, 0b11111110, (0b000 &lt;&lt; 5)" calcext:value-type="string">
            <text:p>+ 0b11111, 0b11111111, 0b11111110, (0b000 &lt;&lt; 5)</text:p>
          </table:table-cell>
          <table:table-cell table:formula="of:=COM.MICROSOFT.CONCAT([.AA173]; CHAR(10); [.AB173])" office:value-type="string" office:string-value="// 171     |11111111|11111111|11110000&#10;+ 0b11111, 0b11111111, 0b11111110, (0b000 &lt;&lt; 5)" calcext:value-type="string">
            <text:p>// 171     |11111111|11111111|11110000</text:p>
            <text:p>+ 0b11111, 0b11111111, 0b11111110, (0b000 &lt;&lt; 5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|11111111|11111110|11111</text:p>
          </table:table-cell>
          <table:table-cell office:value-type="string" calcext:value-type="string">
            <text:p>111111111111111011111</text:p>
          </table:table-cell>
          <table:table-cell table:formula="of:=8-MOD(LEN([.$D173])-[.$E173]; 8)" office:value-type="float" office:value="5" calcext:value-type="float">
            <text:p>5</text:p>
          </table:table-cell>
          <table:table-cell table:style-name="ce29" table:formula="of:=IF(MID([.$D174];1;[.$E174])=&quot;&quot;; &quot;&quot;; COM.MICROSOFT.CONCAT(&quot;0b&quot;; MID([.$D174];1;[.$E174])))" office:value-type="string" office:string-value="0b11111" calcext:value-type="string">
            <text:p>0b11111</text:p>
          </table:table-cell>
          <table:table-cell table:style-name="ce29" table:formula="of:=IF(MID([.$D174];1+[.$E174]; 8)=&quot;&quot;; &quot;&quot;; COM.MICROSOFT.CONCAT(&quot;0b&quot;; MID([.$D174];1+[.$E174]; 8)))" office:value-type="string" office:string-value="0b11111111" calcext:value-type="string">
            <text:p>0b11111111</text:p>
          </table:table-cell>
          <table:table-cell table:style-name="ce29" table:formula="of:=IF(MID([.$D174];1+[.$E174]+8; 8)=&quot;&quot;; &quot;&quot;; COM.MICROSOFT.CONCAT(&quot;0b&quot;; MID([.$D174];1+[.$E174]+8; 8)))" office:value-type="string" office:string-value="0b11011111" calcext:value-type="string">
            <text:p>0b11011111</text:p>
          </table:table-cell>
          <table:table-cell table:style-name="ce29" table:formula="of:=IF(MID([.$D174];1+[.$E174]+8+8; 8)=&quot;&quot;; &quot;&quot;; COM.MICROSOFT.CONCAT(&quot;0b&quot;; MID([.$D174];1+[.$E174]+8+8; 8)))">
            <text:p/>
          </table:table-cell>
          <table:table-cell table:style-name="ce29" table:formula="of:=IF(MID([.$D174];1+[.$E174]+8+8+8; 8)=&quot;&quot;; &quot;&quot;; COM.MICROSOFT.CONCAT(&quot;0b&quot;; MID([.$D174];1+[.$E174]+8+8+8; 8)))">
            <text:p/>
          </table:table-cell>
          <table:table-cell table:style-name="ce31" table:formula="of:=[.E174]-LEN([.F174])+2" office:value-type="float" office:value="0" calcext:value-type="float">
            <text:p>0</text:p>
          </table:table-cell>
          <table:table-cell table:style-name="ce29" table:formula="of:=IF([.G174]=&quot;&quot;; &quot;&quot;; 8-LEN([.G174])+2)" office:value-type="float" office:value="0" calcext:value-type="float">
            <text:p>0</text:p>
          </table:table-cell>
          <table:table-cell table:style-name="ce29" table:formula="of:=IF([.H174]=&quot;&quot;; &quot;&quot;; 8-LEN([.H174])+2)" office:value-type="float" office:value="0" calcext:value-type="float">
            <text:p>0</text:p>
          </table:table-cell>
          <table:table-cell table:style-name="ce29" table:formula="of:=IF([.I174]=&quot;&quot;; &quot;&quot;; 8-LEN([.I174])+2)">
            <text:p/>
          </table:table-cell>
          <table:table-cell table:style-name="ce29" table:formula="of:=IF([.J174]=&quot;&quot;; &quot;&quot;; 8-LEN([.J174])+2)">
            <text:p/>
          </table:table-cell>
          <table:table-cell table:style-name="ce31" table:formula="of:=IF(OR([.$F174]=&quot;&quot;; [.$E174]=8); &quot;&quot;; &quot;+ &quot;)" office:value-type="string" office:string-value="+ " calcext:value-type="string">
            <text:p>+ </text:p>
          </table:table-cell>
          <table:table-cell table:style-name="ce32" table:formula="of:=IF([.$F174]=&quot;&quot;; &quot;&quot;; IF([.$K174]&gt;0; COM.MICROSOFT.CONCAT(&quot;(&quot;; [.$F174]; &quot; &lt;&lt; &quot;; [.$K174]; &quot;)&quot;); [.$F174]))" office:value-type="string" office:string-value="0b11111" calcext:value-type="string">
            <text:p>0b11111</text:p>
          </table:table-cell>
          <table:table-cell table:style-name="ce32" table:formula="of:=IF(OR([.$F174]=&quot;&quot;; AND([.$G174]=&quot;&quot;; [.$K174]&lt;&gt;0)); &quot;&quot;; &quot;, &quot;)" office:value-type="string" office:string-value=", " calcext:value-type="string">
            <text:p>, </text:p>
          </table:table-cell>
          <table:table-cell table:style-name="ce32" table:formula="of:=IF([.$G174]=&quot;&quot;; &quot;&quot;; IF([.$L174]&gt;0; COM.MICROSOFT.CONCAT(&quot;(&quot;; [.$G174]; &quot; &lt;&lt; &quot;; [.$L174]; &quot;)&quot;); [.$G174]))" office:value-type="string" office:string-value="0b11111111" calcext:value-type="string">
            <text:p>0b11111111</text:p>
          </table:table-cell>
          <table:table-cell table:style-name="ce32" table:formula="of:=IF(OR([.$G174]=&quot;&quot;; AND([.$H174]=&quot;&quot;; [.$L174]&lt;&gt;0)); &quot;&quot;; &quot;, &quot;)" office:value-type="string" office:string-value=", " calcext:value-type="string">
            <text:p>, </text:p>
          </table:table-cell>
          <table:table-cell table:style-name="ce32" table:formula="of:=IF([.$H174]=&quot;&quot;; &quot;&quot;; IF([.$M174]&gt;0; COM.MICROSOFT.CONCAT(&quot;(&quot;; [.$H174]; &quot; &lt;&lt; &quot;; [.$M174]; &quot;)&quot;); [.$H174]))" office:value-type="string" office:string-value="0b11011111" calcext:value-type="string">
            <text:p>0b11011111</text:p>
          </table:table-cell>
          <table:table-cell table:style-name="ce32" table:formula="of:=IF(OR([.$H174]=&quot;&quot;; AND([.$I174]=&quot;&quot;; [.$M174]&lt;&gt;0)); &quot;&quot;; &quot;, &quot;)" office:value-type="string" office:string-value=", " calcext:value-type="string">
            <text:p>, </text:p>
          </table:table-cell>
          <table:table-cell table:style-name="ce32" table:formula="of:=IF([.$I174]=&quot;&quot;; &quot;&quot;; IF([.$N174]&gt;0; COM.MICROSOFT.CONCAT(&quot;(&quot;; [.$I174]; &quot; &lt;&lt; &quot;; [.$N174]; &quot;)&quot;); [.$I174]))">
            <text:p/>
          </table:table-cell>
          <table:table-cell table:style-name="ce32" table:formula="of:=IF(OR([.$I174]=&quot;&quot;; AND([.$J174]=&quot;&quot;; [.$N174]&lt;&gt;0)); &quot;&quot;; &quot;, &quot;)">
            <text:p/>
          </table:table-cell>
          <table:table-cell table:style-name="ce32" table:formula="of:=IF([.$J174]=&quot;&quot;; &quot;&quot;; IF([.$O174]&gt;0; COM.MICROSOFT.CONCAT(&quot;(&quot;; [.$J174]; &quot; &lt;&lt; &quot;; [.$O174]; &quot;)&quot;); [.$J174]))">
            <text:p/>
          </table:table-cell>
          <table:table-cell table:style-name="ce33" table:formula="of:=IF(OR([.$J174]=&quot;&quot;; AND([.$O174]&lt;&gt;0)); &quot;&quot;; &quot;, &quot;)">
            <text:p/>
          </table:table-cell>
          <table:table-cell table:formula="of:=COM.MICROSOFT.CONCAT(&quot;// &quot;; [.B174]; &quot; &quot;; IF([.A174]=&quot;&quot;; &quot;   &quot;; COM.MICROSOFT.CONCAT(&quot;-&quot;; [.A174]; &quot;-&quot;)); &quot; &quot;; [.C174])" office:value-type="string" office:string-value="// 172     |11111111|11111110|11111" calcext:value-type="string">
            <text:p>// 172 <text:s text:c="4"/>|11111111|11111110|11111</text:p>
          </table:table-cell>
          <table:table-cell table:formula="of:=COM.MICROSOFT.CONCAT([.P174:.Z174])" office:value-type="string" office:string-value="+ 0b11111, 0b11111111, 0b11011111, " calcext:value-type="string">
            <text:p>+ 0b11111, 0b11111111, 0b11011111, </text:p>
          </table:table-cell>
          <table:table-cell table:formula="of:=COM.MICROSOFT.CONCAT([.AA174]; CHAR(10); [.AB174])" office:value-type="string" office:string-value="// 172     |11111111|11111110|11111&#10;+ 0b11111, 0b11111111, 0b11011111, " calcext:value-type="string">
            <text:p>// 172     |11111111|11111110|11111</text:p>
            <text:p>+ 0b11111, 0b11111111, 0b11011111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|11111111|11111111|011111</text:p>
          </table:table-cell>
          <table:table-cell office:value-type="string" calcext:value-type="string">
            <text:p>1111111111111111011111</text:p>
          </table:table-cell>
          <table:table-cell table:formula="of:=8-MOD(LEN([.$D174])-[.$E174]; 8)" office:value-type="float" office:value="8" calcext:value-type="float">
            <text:p>8</text:p>
          </table:table-cell>
          <table:table-cell table:style-name="ce29" table:formula="of:=IF(MID([.$D175];1;[.$E175])=&quot;&quot;; &quot;&quot;; COM.MICROSOFT.CONCAT(&quot;0b&quot;; MID([.$D175];1;[.$E175])))" office:value-type="string" office:string-value="0b11111111" calcext:value-type="string">
            <text:p>0b11111111</text:p>
          </table:table-cell>
          <table:table-cell table:style-name="ce29" table:formula="of:=IF(MID([.$D175];1+[.$E175]; 8)=&quot;&quot;; &quot;&quot;; COM.MICROSOFT.CONCAT(&quot;0b&quot;; MID([.$D175];1+[.$E175]; 8)))" office:value-type="string" office:string-value="0b11111111" calcext:value-type="string">
            <text:p>0b11111111</text:p>
          </table:table-cell>
          <table:table-cell table:style-name="ce29" table:formula="of:=IF(MID([.$D175];1+[.$E175]+8; 8)=&quot;&quot;; &quot;&quot;; COM.MICROSOFT.CONCAT(&quot;0b&quot;; MID([.$D175];1+[.$E175]+8; 8)))" office:value-type="string" office:string-value="0b011111" calcext:value-type="string">
            <text:p>0b011111</text:p>
          </table:table-cell>
          <table:table-cell table:style-name="ce29" table:formula="of:=IF(MID([.$D175];1+[.$E175]+8+8; 8)=&quot;&quot;; &quot;&quot;; COM.MICROSOFT.CONCAT(&quot;0b&quot;; MID([.$D175];1+[.$E175]+8+8; 8)))">
            <text:p/>
          </table:table-cell>
          <table:table-cell table:style-name="ce29" table:formula="of:=IF(MID([.$D175];1+[.$E175]+8+8+8; 8)=&quot;&quot;; &quot;&quot;; COM.MICROSOFT.CONCAT(&quot;0b&quot;; MID([.$D175];1+[.$E175]+8+8+8; 8)))">
            <text:p/>
          </table:table-cell>
          <table:table-cell table:style-name="ce31" table:formula="of:=[.E175]-LEN([.F175])+2" office:value-type="float" office:value="0" calcext:value-type="float">
            <text:p>0</text:p>
          </table:table-cell>
          <table:table-cell table:style-name="ce29" table:formula="of:=IF([.G175]=&quot;&quot;; &quot;&quot;; 8-LEN([.G175])+2)" office:value-type="float" office:value="0" calcext:value-type="float">
            <text:p>0</text:p>
          </table:table-cell>
          <table:table-cell table:style-name="ce29" table:formula="of:=IF([.H175]=&quot;&quot;; &quot;&quot;; 8-LEN([.H175])+2)" office:value-type="float" office:value="2" calcext:value-type="float">
            <text:p>2</text:p>
          </table:table-cell>
          <table:table-cell table:style-name="ce29" table:formula="of:=IF([.I175]=&quot;&quot;; &quot;&quot;; 8-LEN([.I175])+2)">
            <text:p/>
          </table:table-cell>
          <table:table-cell table:style-name="ce29" table:formula="of:=IF([.J175]=&quot;&quot;; &quot;&quot;; 8-LEN([.J175])+2)">
            <text:p/>
          </table:table-cell>
          <table:table-cell table:style-name="ce31" table:formula="of:=IF(OR([.$F175]=&quot;&quot;; [.$E175]=8); &quot;&quot;; &quot;+ &quot;)">
            <text:p/>
          </table:table-cell>
          <table:table-cell table:style-name="ce32" table:formula="of:=IF([.$F175]=&quot;&quot;; &quot;&quot;; IF([.$K175]&gt;0; COM.MICROSOFT.CONCAT(&quot;(&quot;; [.$F175]; &quot; &lt;&lt; &quot;; [.$K175]; &quot;)&quot;); [.$F175]))" office:value-type="string" office:string-value="0b11111111" calcext:value-type="string">
            <text:p>0b11111111</text:p>
          </table:table-cell>
          <table:table-cell table:style-name="ce32" table:formula="of:=IF(OR([.$F175]=&quot;&quot;; AND([.$G175]=&quot;&quot;; [.$K175]&lt;&gt;0)); &quot;&quot;; &quot;, &quot;)" office:value-type="string" office:string-value=", " calcext:value-type="string">
            <text:p>, </text:p>
          </table:table-cell>
          <table:table-cell table:style-name="ce32" table:formula="of:=IF([.$G175]=&quot;&quot;; &quot;&quot;; IF([.$L175]&gt;0; COM.MICROSOFT.CONCAT(&quot;(&quot;; [.$G175]; &quot; &lt;&lt; &quot;; [.$L175]; &quot;)&quot;); [.$G175]))" office:value-type="string" office:string-value="0b11111111" calcext:value-type="string">
            <text:p>0b11111111</text:p>
          </table:table-cell>
          <table:table-cell table:style-name="ce32" table:formula="of:=IF(OR([.$G175]=&quot;&quot;; AND([.$H175]=&quot;&quot;; [.$L175]&lt;&gt;0)); &quot;&quot;; &quot;, &quot;)" office:value-type="string" office:string-value=", " calcext:value-type="string">
            <text:p>, </text:p>
          </table:table-cell>
          <table:table-cell table:style-name="ce32" table:formula="of:=IF([.$H175]=&quot;&quot;; &quot;&quot;; IF([.$M175]&gt;0; COM.MICROSOFT.CONCAT(&quot;(&quot;; [.$H175]; &quot; &lt;&lt; &quot;; [.$M175]; &quot;)&quot;); [.$H175]))" office:value-type="string" office:string-value="(0b011111 &lt;&lt; 2)" calcext:value-type="string">
            <text:p>(0b011111 &lt;&lt; 2)</text:p>
          </table:table-cell>
          <table:table-cell table:style-name="ce32" table:formula="of:=IF(OR([.$H175]=&quot;&quot;; AND([.$I175]=&quot;&quot;; [.$M175]&lt;&gt;0)); &quot;&quot;; &quot;, &quot;)">
            <text:p/>
          </table:table-cell>
          <table:table-cell table:style-name="ce32" table:formula="of:=IF([.$I175]=&quot;&quot;; &quot;&quot;; IF([.$N175]&gt;0; COM.MICROSOFT.CONCAT(&quot;(&quot;; [.$I175]; &quot; &lt;&lt; &quot;; [.$N175]; &quot;)&quot;); [.$I175]))">
            <text:p/>
          </table:table-cell>
          <table:table-cell table:style-name="ce32" table:formula="of:=IF(OR([.$I175]=&quot;&quot;; AND([.$J175]=&quot;&quot;; [.$N175]&lt;&gt;0)); &quot;&quot;; &quot;, &quot;)">
            <text:p/>
          </table:table-cell>
          <table:table-cell table:style-name="ce32" table:formula="of:=IF([.$J175]=&quot;&quot;; &quot;&quot;; IF([.$O175]&gt;0; COM.MICROSOFT.CONCAT(&quot;(&quot;; [.$J175]; &quot; &lt;&lt; &quot;; [.$O175]; &quot;)&quot;); [.$J175]))">
            <text:p/>
          </table:table-cell>
          <table:table-cell table:style-name="ce33" table:formula="of:=IF(OR([.$J175]=&quot;&quot;; AND([.$O175]&lt;&gt;0)); &quot;&quot;; &quot;, &quot;)">
            <text:p/>
          </table:table-cell>
          <table:table-cell table:formula="of:=COM.MICROSOFT.CONCAT(&quot;// &quot;; [.B175]; &quot; &quot;; IF([.A175]=&quot;&quot;; &quot;   &quot;; COM.MICROSOFT.CONCAT(&quot;-&quot;; [.A175]; &quot;-&quot;)); &quot; &quot;; [.C175])" office:value-type="string" office:string-value="// 173     |11111111|11111111|011111" calcext:value-type="string">
            <text:p>// 173 <text:s text:c="4"/>|11111111|11111111|011111</text:p>
          </table:table-cell>
          <table:table-cell table:formula="of:=COM.MICROSOFT.CONCAT([.P175:.Z175])" office:value-type="string" office:string-value="0b11111111, 0b11111111, (0b011111 &lt;&lt; 2)" calcext:value-type="string">
            <text:p>0b11111111, 0b11111111, (0b011111 &lt;&lt; 2)</text:p>
          </table:table-cell>
          <table:table-cell table:formula="of:=COM.MICROSOFT.CONCAT([.AA175]; CHAR(10); [.AB175])" office:value-type="string" office:string-value="// 173     |11111111|11111111|011111&#10;0b11111111, 0b11111111, (0b011111 &lt;&lt; 2)" calcext:value-type="string">
            <text:p>// 173     |11111111|11111111|011111</text:p>
            <text:p>0b11111111, 0b11111111, (0b01111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|11111111|11111111|1101011</text:p>
          </table:table-cell>
          <table:table-cell office:value-type="string" calcext:value-type="string">
            <text:p>11111111111111111101011</text:p>
          </table:table-cell>
          <table:table-cell table:formula="of:=8-MOD(LEN([.$D175])-[.$E175]; 8)" office:value-type="float" office:value="2" calcext:value-type="float">
            <text:p>2</text:p>
          </table:table-cell>
          <table:table-cell table:style-name="ce29" table:formula="of:=IF(MID([.$D176];1;[.$E176])=&quot;&quot;; &quot;&quot;; COM.MICROSOFT.CONCAT(&quot;0b&quot;; MID([.$D176];1;[.$E176])))" office:value-type="string" office:string-value="0b11" calcext:value-type="string">
            <text:p>0b11</text:p>
          </table:table-cell>
          <table:table-cell table:style-name="ce29" table:formula="of:=IF(MID([.$D176];1+[.$E176]; 8)=&quot;&quot;; &quot;&quot;; COM.MICROSOFT.CONCAT(&quot;0b&quot;; MID([.$D176];1+[.$E176]; 8)))" office:value-type="string" office:string-value="0b11111111" calcext:value-type="string">
            <text:p>0b11111111</text:p>
          </table:table-cell>
          <table:table-cell table:style-name="ce29" table:formula="of:=IF(MID([.$D176];1+[.$E176]+8; 8)=&quot;&quot;; &quot;&quot;; COM.MICROSOFT.CONCAT(&quot;0b&quot;; MID([.$D176];1+[.$E176]+8; 8)))" office:value-type="string" office:string-value="0b11111111" calcext:value-type="string">
            <text:p>0b11111111</text:p>
          </table:table-cell>
          <table:table-cell table:style-name="ce29" table:formula="of:=IF(MID([.$D176];1+[.$E176]+8+8; 8)=&quot;&quot;; &quot;&quot;; COM.MICROSOFT.CONCAT(&quot;0b&quot;; MID([.$D176];1+[.$E176]+8+8; 8)))" office:value-type="string" office:string-value="0b01011" calcext:value-type="string">
            <text:p>0b01011</text:p>
          </table:table-cell>
          <table:table-cell table:style-name="ce29" table:formula="of:=IF(MID([.$D176];1+[.$E176]+8+8+8; 8)=&quot;&quot;; &quot;&quot;; COM.MICROSOFT.CONCAT(&quot;0b&quot;; MID([.$D176];1+[.$E176]+8+8+8; 8)))">
            <text:p/>
          </table:table-cell>
          <table:table-cell table:style-name="ce31" table:formula="of:=[.E176]-LEN([.F176])+2" office:value-type="float" office:value="0" calcext:value-type="float">
            <text:p>0</text:p>
          </table:table-cell>
          <table:table-cell table:style-name="ce29" table:formula="of:=IF([.G176]=&quot;&quot;; &quot;&quot;; 8-LEN([.G176])+2)" office:value-type="float" office:value="0" calcext:value-type="float">
            <text:p>0</text:p>
          </table:table-cell>
          <table:table-cell table:style-name="ce29" table:formula="of:=IF([.H176]=&quot;&quot;; &quot;&quot;; 8-LEN([.H176])+2)" office:value-type="float" office:value="0" calcext:value-type="float">
            <text:p>0</text:p>
          </table:table-cell>
          <table:table-cell table:style-name="ce29" table:formula="of:=IF([.I176]=&quot;&quot;; &quot;&quot;; 8-LEN([.I176])+2)" office:value-type="float" office:value="3" calcext:value-type="float">
            <text:p>3</text:p>
          </table:table-cell>
          <table:table-cell table:style-name="ce29" table:formula="of:=IF([.J176]=&quot;&quot;; &quot;&quot;; 8-LEN([.J176])+2)">
            <text:p/>
          </table:table-cell>
          <table:table-cell table:style-name="ce31" table:formula="of:=IF(OR([.$F176]=&quot;&quot;; [.$E176]=8); &quot;&quot;; &quot;+ &quot;)" office:value-type="string" office:string-value="+ " calcext:value-type="string">
            <text:p>+ </text:p>
          </table:table-cell>
          <table:table-cell table:style-name="ce32" table:formula="of:=IF([.$F176]=&quot;&quot;; &quot;&quot;; IF([.$K176]&gt;0; COM.MICROSOFT.CONCAT(&quot;(&quot;; [.$F176]; &quot; &lt;&lt; &quot;; [.$K176]; &quot;)&quot;); [.$F176]))" office:value-type="string" office:string-value="0b11" calcext:value-type="string">
            <text:p>0b11</text:p>
          </table:table-cell>
          <table:table-cell table:style-name="ce32" table:formula="of:=IF(OR([.$F176]=&quot;&quot;; AND([.$G176]=&quot;&quot;; [.$K176]&lt;&gt;0)); &quot;&quot;; &quot;, &quot;)" office:value-type="string" office:string-value=", " calcext:value-type="string">
            <text:p>, </text:p>
          </table:table-cell>
          <table:table-cell table:style-name="ce32" table:formula="of:=IF([.$G176]=&quot;&quot;; &quot;&quot;; IF([.$L176]&gt;0; COM.MICROSOFT.CONCAT(&quot;(&quot;; [.$G176]; &quot; &lt;&lt; &quot;; [.$L176]; &quot;)&quot;); [.$G176]))" office:value-type="string" office:string-value="0b11111111" calcext:value-type="string">
            <text:p>0b11111111</text:p>
          </table:table-cell>
          <table:table-cell table:style-name="ce32" table:formula="of:=IF(OR([.$G176]=&quot;&quot;; AND([.$H176]=&quot;&quot;; [.$L176]&lt;&gt;0)); &quot;&quot;; &quot;, &quot;)" office:value-type="string" office:string-value=", " calcext:value-type="string">
            <text:p>, </text:p>
          </table:table-cell>
          <table:table-cell table:style-name="ce32" table:formula="of:=IF([.$H176]=&quot;&quot;; &quot;&quot;; IF([.$M176]&gt;0; COM.MICROSOFT.CONCAT(&quot;(&quot;; [.$H176]; &quot; &lt;&lt; &quot;; [.$M176]; &quot;)&quot;); [.$H176]))" office:value-type="string" office:string-value="0b11111111" calcext:value-type="string">
            <text:p>0b11111111</text:p>
          </table:table-cell>
          <table:table-cell table:style-name="ce32" table:formula="of:=IF(OR([.$H176]=&quot;&quot;; AND([.$I176]=&quot;&quot;; [.$M176]&lt;&gt;0)); &quot;&quot;; &quot;, &quot;)" office:value-type="string" office:string-value=", " calcext:value-type="string">
            <text:p>, </text:p>
          </table:table-cell>
          <table:table-cell table:style-name="ce32" table:formula="of:=IF([.$I176]=&quot;&quot;; &quot;&quot;; IF([.$N176]&gt;0; COM.MICROSOFT.CONCAT(&quot;(&quot;; [.$I176]; &quot; &lt;&lt; &quot;; [.$N176]; &quot;)&quot;); [.$I176]))" office:value-type="string" office:string-value="(0b01011 &lt;&lt; 3)" calcext:value-type="string">
            <text:p>(0b01011 &lt;&lt; 3)</text:p>
          </table:table-cell>
          <table:table-cell table:style-name="ce32" table:formula="of:=IF(OR([.$I176]=&quot;&quot;; AND([.$J176]=&quot;&quot;; [.$N176]&lt;&gt;0)); &quot;&quot;; &quot;, &quot;)">
            <text:p/>
          </table:table-cell>
          <table:table-cell table:style-name="ce32" table:formula="of:=IF([.$J176]=&quot;&quot;; &quot;&quot;; IF([.$O176]&gt;0; COM.MICROSOFT.CONCAT(&quot;(&quot;; [.$J176]; &quot; &lt;&lt; &quot;; [.$O176]; &quot;)&quot;); [.$J176]))">
            <text:p/>
          </table:table-cell>
          <table:table-cell table:style-name="ce33" table:formula="of:=IF(OR([.$J176]=&quot;&quot;; AND([.$O176]&lt;&gt;0)); &quot;&quot;; &quot;, &quot;)">
            <text:p/>
          </table:table-cell>
          <table:table-cell table:formula="of:=COM.MICROSOFT.CONCAT(&quot;// &quot;; [.B176]; &quot; &quot;; IF([.A176]=&quot;&quot;; &quot;   &quot;; COM.MICROSOFT.CONCAT(&quot;-&quot;; [.A176]; &quot;-&quot;)); &quot; &quot;; [.C176])" office:value-type="string" office:string-value="// 174     |11111111|11111111|1101011" calcext:value-type="string">
            <text:p>// 174 <text:s text:c="4"/>|11111111|11111111|1101011</text:p>
          </table:table-cell>
          <table:table-cell table:formula="of:=COM.MICROSOFT.CONCAT([.P176:.Z176])" office:value-type="string" office:string-value="+ 0b11, 0b11111111, 0b11111111, (0b01011 &lt;&lt; 3)" calcext:value-type="string">
            <text:p>+ 0b11, 0b11111111, 0b11111111, (0b01011 &lt;&lt; 3)</text:p>
          </table:table-cell>
          <table:table-cell table:formula="of:=COM.MICROSOFT.CONCAT([.AA176]; CHAR(10); [.AB176])" office:value-type="string" office:string-value="// 174     |11111111|11111111|1101011&#10;+ 0b11, 0b11111111, 0b11111111, (0b01011 &lt;&lt; 3)" calcext:value-type="string">
            <text:p>// 174     |11111111|11111111|1101011</text:p>
            <text:p>+ 0b11, 0b11111111, 0b11111111, (0b01011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|11111111|11111111|1101100</text:p>
          </table:table-cell>
          <table:table-cell office:value-type="string" calcext:value-type="string">
            <text:p>11111111111111111101100</text:p>
          </table:table-cell>
          <table:table-cell table:formula="of:=8-MOD(LEN([.$D176])-[.$E176]; 8)" office:value-type="float" office:value="3" calcext:value-type="float">
            <text:p>3</text:p>
          </table:table-cell>
          <table:table-cell table:style-name="ce29" table:formula="of:=IF(MID([.$D177];1;[.$E177])=&quot;&quot;; &quot;&quot;; COM.MICROSOFT.CONCAT(&quot;0b&quot;; MID([.$D177];1;[.$E177])))" office:value-type="string" office:string-value="0b111" calcext:value-type="string">
            <text:p>0b111</text:p>
          </table:table-cell>
          <table:table-cell table:style-name="ce29" table:formula="of:=IF(MID([.$D177];1+[.$E177]; 8)=&quot;&quot;; &quot;&quot;; COM.MICROSOFT.CONCAT(&quot;0b&quot;; MID([.$D177];1+[.$E177]; 8)))" office:value-type="string" office:string-value="0b11111111" calcext:value-type="string">
            <text:p>0b11111111</text:p>
          </table:table-cell>
          <table:table-cell table:style-name="ce29" table:formula="of:=IF(MID([.$D177];1+[.$E177]+8; 8)=&quot;&quot;; &quot;&quot;; COM.MICROSOFT.CONCAT(&quot;0b&quot;; MID([.$D177];1+[.$E177]+8; 8)))" office:value-type="string" office:string-value="0b11111110" calcext:value-type="string">
            <text:p>0b11111110</text:p>
          </table:table-cell>
          <table:table-cell table:style-name="ce29" table:formula="of:=IF(MID([.$D177];1+[.$E177]+8+8; 8)=&quot;&quot;; &quot;&quot;; COM.MICROSOFT.CONCAT(&quot;0b&quot;; MID([.$D177];1+[.$E177]+8+8; 8)))" office:value-type="string" office:string-value="0b1100" calcext:value-type="string">
            <text:p>0b1100</text:p>
          </table:table-cell>
          <table:table-cell table:style-name="ce29" table:formula="of:=IF(MID([.$D177];1+[.$E177]+8+8+8; 8)=&quot;&quot;; &quot;&quot;; COM.MICROSOFT.CONCAT(&quot;0b&quot;; MID([.$D177];1+[.$E177]+8+8+8; 8)))">
            <text:p/>
          </table:table-cell>
          <table:table-cell table:style-name="ce31" table:formula="of:=[.E177]-LEN([.F177])+2" office:value-type="float" office:value="0" calcext:value-type="float">
            <text:p>0</text:p>
          </table:table-cell>
          <table:table-cell table:style-name="ce29" table:formula="of:=IF([.G177]=&quot;&quot;; &quot;&quot;; 8-LEN([.G177])+2)" office:value-type="float" office:value="0" calcext:value-type="float">
            <text:p>0</text:p>
          </table:table-cell>
          <table:table-cell table:style-name="ce29" table:formula="of:=IF([.H177]=&quot;&quot;; &quot;&quot;; 8-LEN([.H177])+2)" office:value-type="float" office:value="0" calcext:value-type="float">
            <text:p>0</text:p>
          </table:table-cell>
          <table:table-cell table:style-name="ce29" table:formula="of:=IF([.I177]=&quot;&quot;; &quot;&quot;; 8-LEN([.I177])+2)" office:value-type="float" office:value="4" calcext:value-type="float">
            <text:p>4</text:p>
          </table:table-cell>
          <table:table-cell table:style-name="ce29" table:formula="of:=IF([.J177]=&quot;&quot;; &quot;&quot;; 8-LEN([.J177])+2)">
            <text:p/>
          </table:table-cell>
          <table:table-cell table:style-name="ce31" table:formula="of:=IF(OR([.$F177]=&quot;&quot;; [.$E177]=8); &quot;&quot;; &quot;+ &quot;)" office:value-type="string" office:string-value="+ " calcext:value-type="string">
            <text:p>+ </text:p>
          </table:table-cell>
          <table:table-cell table:style-name="ce32" table:formula="of:=IF([.$F177]=&quot;&quot;; &quot;&quot;; IF([.$K177]&gt;0; COM.MICROSOFT.CONCAT(&quot;(&quot;; [.$F177]; &quot; &lt;&lt; &quot;; [.$K177]; &quot;)&quot;); [.$F177]))" office:value-type="string" office:string-value="0b111" calcext:value-type="string">
            <text:p>0b111</text:p>
          </table:table-cell>
          <table:table-cell table:style-name="ce32" table:formula="of:=IF(OR([.$F177]=&quot;&quot;; AND([.$G177]=&quot;&quot;; [.$K177]&lt;&gt;0)); &quot;&quot;; &quot;, &quot;)" office:value-type="string" office:string-value=", " calcext:value-type="string">
            <text:p>, </text:p>
          </table:table-cell>
          <table:table-cell table:style-name="ce32" table:formula="of:=IF([.$G177]=&quot;&quot;; &quot;&quot;; IF([.$L177]&gt;0; COM.MICROSOFT.CONCAT(&quot;(&quot;; [.$G177]; &quot; &lt;&lt; &quot;; [.$L177]; &quot;)&quot;); [.$G177]))" office:value-type="string" office:string-value="0b11111111" calcext:value-type="string">
            <text:p>0b11111111</text:p>
          </table:table-cell>
          <table:table-cell table:style-name="ce32" table:formula="of:=IF(OR([.$G177]=&quot;&quot;; AND([.$H177]=&quot;&quot;; [.$L177]&lt;&gt;0)); &quot;&quot;; &quot;, &quot;)" office:value-type="string" office:string-value=", " calcext:value-type="string">
            <text:p>, </text:p>
          </table:table-cell>
          <table:table-cell table:style-name="ce32" table:formula="of:=IF([.$H177]=&quot;&quot;; &quot;&quot;; IF([.$M177]&gt;0; COM.MICROSOFT.CONCAT(&quot;(&quot;; [.$H177]; &quot; &lt;&lt; &quot;; [.$M177]; &quot;)&quot;); [.$H177]))" office:value-type="string" office:string-value="0b11111110" calcext:value-type="string">
            <text:p>0b11111110</text:p>
          </table:table-cell>
          <table:table-cell table:style-name="ce32" table:formula="of:=IF(OR([.$H177]=&quot;&quot;; AND([.$I177]=&quot;&quot;; [.$M177]&lt;&gt;0)); &quot;&quot;; &quot;, &quot;)" office:value-type="string" office:string-value=", " calcext:value-type="string">
            <text:p>, </text:p>
          </table:table-cell>
          <table:table-cell table:style-name="ce32" table:formula="of:=IF([.$I177]=&quot;&quot;; &quot;&quot;; IF([.$N177]&gt;0; COM.MICROSOFT.CONCAT(&quot;(&quot;; [.$I177]; &quot; &lt;&lt; &quot;; [.$N177]; &quot;)&quot;); [.$I177]))" office:value-type="string" office:string-value="(0b1100 &lt;&lt; 4)" calcext:value-type="string">
            <text:p>(0b1100 &lt;&lt; 4)</text:p>
          </table:table-cell>
          <table:table-cell table:style-name="ce32" table:formula="of:=IF(OR([.$I177]=&quot;&quot;; AND([.$J177]=&quot;&quot;; [.$N177]&lt;&gt;0)); &quot;&quot;; &quot;, &quot;)">
            <text:p/>
          </table:table-cell>
          <table:table-cell table:style-name="ce32" table:formula="of:=IF([.$J177]=&quot;&quot;; &quot;&quot;; IF([.$O177]&gt;0; COM.MICROSOFT.CONCAT(&quot;(&quot;; [.$J177]; &quot; &lt;&lt; &quot;; [.$O177]; &quot;)&quot;); [.$J177]))">
            <text:p/>
          </table:table-cell>
          <table:table-cell table:style-name="ce33" table:formula="of:=IF(OR([.$J177]=&quot;&quot;; AND([.$O177]&lt;&gt;0)); &quot;&quot;; &quot;, &quot;)">
            <text:p/>
          </table:table-cell>
          <table:table-cell table:formula="of:=COM.MICROSOFT.CONCAT(&quot;// &quot;; [.B177]; &quot; &quot;; IF([.A177]=&quot;&quot;; &quot;   &quot;; COM.MICROSOFT.CONCAT(&quot;-&quot;; [.A177]; &quot;-&quot;)); &quot; &quot;; [.C177])" office:value-type="string" office:string-value="// 175     |11111111|11111111|1101100" calcext:value-type="string">
            <text:p>// 175 <text:s text:c="4"/>|11111111|11111111|1101100</text:p>
          </table:table-cell>
          <table:table-cell table:formula="of:=COM.MICROSOFT.CONCAT([.P177:.Z177])" office:value-type="string" office:string-value="+ 0b111, 0b11111111, 0b11111110, (0b1100 &lt;&lt; 4)" calcext:value-type="string">
            <text:p>+ 0b111, 0b11111111, 0b11111110, (0b1100 &lt;&lt; 4)</text:p>
          </table:table-cell>
          <table:table-cell table:formula="of:=COM.MICROSOFT.CONCAT([.AA177]; CHAR(10); [.AB177])" office:value-type="string" office:string-value="// 175     |11111111|11111111|1101100&#10;+ 0b111, 0b11111111, 0b11111110, (0b1100 &lt;&lt; 4)" calcext:value-type="string">
            <text:p>// 175     |11111111|11111111|1101100</text:p>
            <text:p>+ 0b111, 0b11111111, 0b11111110, (0b11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|11111111|11111111|00000</text:p>
          </table:table-cell>
          <table:table-cell office:value-type="string" calcext:value-type="string">
            <text:p>111111111111111100000</text:p>
          </table:table-cell>
          <table:table-cell table:formula="of:=8-MOD(LEN([.$D177])-[.$E177]; 8)" office:value-type="float" office:value="4" calcext:value-type="float">
            <text:p>4</text:p>
          </table:table-cell>
          <table:table-cell table:style-name="ce29" table:formula="of:=IF(MID([.$D178];1;[.$E178])=&quot;&quot;; &quot;&quot;; COM.MICROSOFT.CONCAT(&quot;0b&quot;; MID([.$D178];1;[.$E178])))" office:value-type="string" office:string-value="0b1111" calcext:value-type="string">
            <text:p>0b1111</text:p>
          </table:table-cell>
          <table:table-cell table:style-name="ce29" table:formula="of:=IF(MID([.$D178];1+[.$E178]; 8)=&quot;&quot;; &quot;&quot;; COM.MICROSOFT.CONCAT(&quot;0b&quot;; MID([.$D178];1+[.$E178]; 8)))" office:value-type="string" office:string-value="0b11111111" calcext:value-type="string">
            <text:p>0b11111111</text:p>
          </table:table-cell>
          <table:table-cell table:style-name="ce29" table:formula="of:=IF(MID([.$D178];1+[.$E178]+8; 8)=&quot;&quot;; &quot;&quot;; COM.MICROSOFT.CONCAT(&quot;0b&quot;; MID([.$D178];1+[.$E178]+8; 8)))" office:value-type="string" office:string-value="0b11110000" calcext:value-type="string">
            <text:p>0b11110000</text:p>
          </table:table-cell>
          <table:table-cell table:style-name="ce29" table:formula="of:=IF(MID([.$D178];1+[.$E178]+8+8; 8)=&quot;&quot;; &quot;&quot;; COM.MICROSOFT.CONCAT(&quot;0b&quot;; MID([.$D178];1+[.$E178]+8+8; 8)))" office:value-type="string" office:string-value="0b0" calcext:value-type="string">
            <text:p>0b0</text:p>
          </table:table-cell>
          <table:table-cell table:style-name="ce29" table:formula="of:=IF(MID([.$D178];1+[.$E178]+8+8+8; 8)=&quot;&quot;; &quot;&quot;; COM.MICROSOFT.CONCAT(&quot;0b&quot;; MID([.$D178];1+[.$E178]+8+8+8; 8)))">
            <text:p/>
          </table:table-cell>
          <table:table-cell table:style-name="ce31" table:formula="of:=[.E178]-LEN([.F178])+2" office:value-type="float" office:value="0" calcext:value-type="float">
            <text:p>0</text:p>
          </table:table-cell>
          <table:table-cell table:style-name="ce29" table:formula="of:=IF([.G178]=&quot;&quot;; &quot;&quot;; 8-LEN([.G178])+2)" office:value-type="float" office:value="0" calcext:value-type="float">
            <text:p>0</text:p>
          </table:table-cell>
          <table:table-cell table:style-name="ce29" table:formula="of:=IF([.H178]=&quot;&quot;; &quot;&quot;; 8-LEN([.H178])+2)" office:value-type="float" office:value="0" calcext:value-type="float">
            <text:p>0</text:p>
          </table:table-cell>
          <table:table-cell table:style-name="ce29" table:formula="of:=IF([.I178]=&quot;&quot;; &quot;&quot;; 8-LEN([.I178])+2)" office:value-type="float" office:value="7" calcext:value-type="float">
            <text:p>7</text:p>
          </table:table-cell>
          <table:table-cell table:style-name="ce29" table:formula="of:=IF([.J178]=&quot;&quot;; &quot;&quot;; 8-LEN([.J178])+2)">
            <text:p/>
          </table:table-cell>
          <table:table-cell table:style-name="ce31" table:formula="of:=IF(OR([.$F178]=&quot;&quot;; [.$E178]=8); &quot;&quot;; &quot;+ &quot;)" office:value-type="string" office:string-value="+ " calcext:value-type="string">
            <text:p>+ </text:p>
          </table:table-cell>
          <table:table-cell table:style-name="ce32" table:formula="of:=IF([.$F178]=&quot;&quot;; &quot;&quot;; IF([.$K178]&gt;0; COM.MICROSOFT.CONCAT(&quot;(&quot;; [.$F178]; &quot; &lt;&lt; &quot;; [.$K178]; &quot;)&quot;); [.$F178]))" office:value-type="string" office:string-value="0b1111" calcext:value-type="string">
            <text:p>0b1111</text:p>
          </table:table-cell>
          <table:table-cell table:style-name="ce32" table:formula="of:=IF(OR([.$F178]=&quot;&quot;; AND([.$G178]=&quot;&quot;; [.$K178]&lt;&gt;0)); &quot;&quot;; &quot;, &quot;)" office:value-type="string" office:string-value=", " calcext:value-type="string">
            <text:p>, </text:p>
          </table:table-cell>
          <table:table-cell table:style-name="ce32" table:formula="of:=IF([.$G178]=&quot;&quot;; &quot;&quot;; IF([.$L178]&gt;0; COM.MICROSOFT.CONCAT(&quot;(&quot;; [.$G178]; &quot; &lt;&lt; &quot;; [.$L178]; &quot;)&quot;); [.$G178]))" office:value-type="string" office:string-value="0b11111111" calcext:value-type="string">
            <text:p>0b11111111</text:p>
          </table:table-cell>
          <table:table-cell table:style-name="ce32" table:formula="of:=IF(OR([.$G178]=&quot;&quot;; AND([.$H178]=&quot;&quot;; [.$L178]&lt;&gt;0)); &quot;&quot;; &quot;, &quot;)" office:value-type="string" office:string-value=", " calcext:value-type="string">
            <text:p>, </text:p>
          </table:table-cell>
          <table:table-cell table:style-name="ce32" table:formula="of:=IF([.$H178]=&quot;&quot;; &quot;&quot;; IF([.$M178]&gt;0; COM.MICROSOFT.CONCAT(&quot;(&quot;; [.$H178]; &quot; &lt;&lt; &quot;; [.$M178]; &quot;)&quot;); [.$H178]))" office:value-type="string" office:string-value="0b11110000" calcext:value-type="string">
            <text:p>0b11110000</text:p>
          </table:table-cell>
          <table:table-cell table:style-name="ce32" table:formula="of:=IF(OR([.$H178]=&quot;&quot;; AND([.$I178]=&quot;&quot;; [.$M178]&lt;&gt;0)); &quot;&quot;; &quot;, &quot;)" office:value-type="string" office:string-value=", " calcext:value-type="string">
            <text:p>, </text:p>
          </table:table-cell>
          <table:table-cell table:style-name="ce32" table:formula="of:=IF([.$I178]=&quot;&quot;; &quot;&quot;; IF([.$N178]&gt;0; COM.MICROSOFT.CONCAT(&quot;(&quot;; [.$I178]; &quot; &lt;&lt; &quot;; [.$N178]; &quot;)&quot;); [.$I178]))" office:value-type="string" office:string-value="(0b0 &lt;&lt; 7)" calcext:value-type="string">
            <text:p>(0b0 &lt;&lt; 7)</text:p>
          </table:table-cell>
          <table:table-cell table:style-name="ce32" table:formula="of:=IF(OR([.$I178]=&quot;&quot;; AND([.$J178]=&quot;&quot;; [.$N178]&lt;&gt;0)); &quot;&quot;; &quot;, &quot;)">
            <text:p/>
          </table:table-cell>
          <table:table-cell table:style-name="ce32" table:formula="of:=IF([.$J178]=&quot;&quot;; &quot;&quot;; IF([.$O178]&gt;0; COM.MICROSOFT.CONCAT(&quot;(&quot;; [.$J178]; &quot; &lt;&lt; &quot;; [.$O178]; &quot;)&quot;); [.$J178]))">
            <text:p/>
          </table:table-cell>
          <table:table-cell table:style-name="ce33" table:formula="of:=IF(OR([.$J178]=&quot;&quot;; AND([.$O178]&lt;&gt;0)); &quot;&quot;; &quot;, &quot;)">
            <text:p/>
          </table:table-cell>
          <table:table-cell table:formula="of:=COM.MICROSOFT.CONCAT(&quot;// &quot;; [.B178]; &quot; &quot;; IF([.A178]=&quot;&quot;; &quot;   &quot;; COM.MICROSOFT.CONCAT(&quot;-&quot;; [.A178]; &quot;-&quot;)); &quot; &quot;; [.C178])" office:value-type="string" office:string-value="// 176     |11111111|11111111|00000" calcext:value-type="string">
            <text:p>// 176 <text:s text:c="4"/>|11111111|11111111|00000</text:p>
          </table:table-cell>
          <table:table-cell table:formula="of:=COM.MICROSOFT.CONCAT([.P178:.Z178])" office:value-type="string" office:string-value="+ 0b1111, 0b11111111, 0b11110000, (0b0 &lt;&lt; 7)" calcext:value-type="string">
            <text:p>+ 0b1111, 0b11111111, 0b11110000, (0b0 &lt;&lt; 7)</text:p>
          </table:table-cell>
          <table:table-cell table:formula="of:=COM.MICROSOFT.CONCAT([.AA178]; CHAR(10); [.AB178])" office:value-type="string" office:string-value="// 176     |11111111|11111111|00000&#10;+ 0b1111, 0b11111111, 0b11110000, (0b0 &lt;&lt; 7)" calcext:value-type="string">
            <text:p>// 176     |11111111|11111111|00000</text:p>
            <text:p>+ 0b1111, 0b11111111, 0b11110000, (0b0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|11111111|11111111|00001</text:p>
          </table:table-cell>
          <table:table-cell office:value-type="string" calcext:value-type="string">
            <text:p>111111111111111100001</text:p>
          </table:table-cell>
          <table:table-cell table:formula="of:=8-MOD(LEN([.$D178])-[.$E178]; 8)" office:value-type="float" office:value="7" calcext:value-type="float">
            <text:p>7</text:p>
          </table:table-cell>
          <table:table-cell table:style-name="ce29" table:formula="of:=IF(MID([.$D179];1;[.$E179])=&quot;&quot;; &quot;&quot;; COM.MICROSOFT.CONCAT(&quot;0b&quot;; MID([.$D179];1;[.$E179])))" office:value-type="string" office:string-value="0b1111111" calcext:value-type="string">
            <text:p>0b1111111</text:p>
          </table:table-cell>
          <table:table-cell table:style-name="ce29" table:formula="of:=IF(MID([.$D179];1+[.$E179]; 8)=&quot;&quot;; &quot;&quot;; COM.MICROSOFT.CONCAT(&quot;0b&quot;; MID([.$D179];1+[.$E179]; 8)))" office:value-type="string" office:string-value="0b11111111" calcext:value-type="string">
            <text:p>0b11111111</text:p>
          </table:table-cell>
          <table:table-cell table:style-name="ce29" table:formula="of:=IF(MID([.$D179];1+[.$E179]+8; 8)=&quot;&quot;; &quot;&quot;; COM.MICROSOFT.CONCAT(&quot;0b&quot;; MID([.$D179];1+[.$E179]+8; 8)))" office:value-type="string" office:string-value="0b100001" calcext:value-type="string">
            <text:p>0b100001</text:p>
          </table:table-cell>
          <table:table-cell table:style-name="ce29" table:formula="of:=IF(MID([.$D179];1+[.$E179]+8+8; 8)=&quot;&quot;; &quot;&quot;; COM.MICROSOFT.CONCAT(&quot;0b&quot;; MID([.$D179];1+[.$E179]+8+8; 8)))">
            <text:p/>
          </table:table-cell>
          <table:table-cell table:style-name="ce29" table:formula="of:=IF(MID([.$D179];1+[.$E179]+8+8+8; 8)=&quot;&quot;; &quot;&quot;; COM.MICROSOFT.CONCAT(&quot;0b&quot;; MID([.$D179];1+[.$E179]+8+8+8; 8)))">
            <text:p/>
          </table:table-cell>
          <table:table-cell table:style-name="ce31" table:formula="of:=[.E179]-LEN([.F179])+2" office:value-type="float" office:value="0" calcext:value-type="float">
            <text:p>0</text:p>
          </table:table-cell>
          <table:table-cell table:style-name="ce29" table:formula="of:=IF([.G179]=&quot;&quot;; &quot;&quot;; 8-LEN([.G179])+2)" office:value-type="float" office:value="0" calcext:value-type="float">
            <text:p>0</text:p>
          </table:table-cell>
          <table:table-cell table:style-name="ce29" table:formula="of:=IF([.H179]=&quot;&quot;; &quot;&quot;; 8-LEN([.H179])+2)" office:value-type="float" office:value="2" calcext:value-type="float">
            <text:p>2</text:p>
          </table:table-cell>
          <table:table-cell table:style-name="ce29" table:formula="of:=IF([.I179]=&quot;&quot;; &quot;&quot;; 8-LEN([.I179])+2)">
            <text:p/>
          </table:table-cell>
          <table:table-cell table:style-name="ce29" table:formula="of:=IF([.J179]=&quot;&quot;; &quot;&quot;; 8-LEN([.J179])+2)">
            <text:p/>
          </table:table-cell>
          <table:table-cell table:style-name="ce31" table:formula="of:=IF(OR([.$F179]=&quot;&quot;; [.$E179]=8); &quot;&quot;; &quot;+ &quot;)" office:value-type="string" office:string-value="+ " calcext:value-type="string">
            <text:p>+ </text:p>
          </table:table-cell>
          <table:table-cell table:style-name="ce32" table:formula="of:=IF([.$F179]=&quot;&quot;; &quot;&quot;; IF([.$K179]&gt;0; COM.MICROSOFT.CONCAT(&quot;(&quot;; [.$F179]; &quot; &lt;&lt; &quot;; [.$K179]; &quot;)&quot;); [.$F179]))" office:value-type="string" office:string-value="0b1111111" calcext:value-type="string">
            <text:p>0b1111111</text:p>
          </table:table-cell>
          <table:table-cell table:style-name="ce32" table:formula="of:=IF(OR([.$F179]=&quot;&quot;; AND([.$G179]=&quot;&quot;; [.$K179]&lt;&gt;0)); &quot;&quot;; &quot;, &quot;)" office:value-type="string" office:string-value=", " calcext:value-type="string">
            <text:p>, </text:p>
          </table:table-cell>
          <table:table-cell table:style-name="ce32" table:formula="of:=IF([.$G179]=&quot;&quot;; &quot;&quot;; IF([.$L179]&gt;0; COM.MICROSOFT.CONCAT(&quot;(&quot;; [.$G179]; &quot; &lt;&lt; &quot;; [.$L179]; &quot;)&quot;); [.$G179]))" office:value-type="string" office:string-value="0b11111111" calcext:value-type="string">
            <text:p>0b11111111</text:p>
          </table:table-cell>
          <table:table-cell table:style-name="ce32" table:formula="of:=IF(OR([.$G179]=&quot;&quot;; AND([.$H179]=&quot;&quot;; [.$L179]&lt;&gt;0)); &quot;&quot;; &quot;, &quot;)" office:value-type="string" office:string-value=", " calcext:value-type="string">
            <text:p>, </text:p>
          </table:table-cell>
          <table:table-cell table:style-name="ce32" table:formula="of:=IF([.$H179]=&quot;&quot;; &quot;&quot;; IF([.$M179]&gt;0; COM.MICROSOFT.CONCAT(&quot;(&quot;; [.$H179]; &quot; &lt;&lt; &quot;; [.$M179]; &quot;)&quot;); [.$H179]))" office:value-type="string" office:string-value="(0b100001 &lt;&lt; 2)" calcext:value-type="string">
            <text:p>(0b100001 &lt;&lt; 2)</text:p>
          </table:table-cell>
          <table:table-cell table:style-name="ce32" table:formula="of:=IF(OR([.$H179]=&quot;&quot;; AND([.$I179]=&quot;&quot;; [.$M179]&lt;&gt;0)); &quot;&quot;; &quot;, &quot;)">
            <text:p/>
          </table:table-cell>
          <table:table-cell table:style-name="ce32" table:formula="of:=IF([.$I179]=&quot;&quot;; &quot;&quot;; IF([.$N179]&gt;0; COM.MICROSOFT.CONCAT(&quot;(&quot;; [.$I179]; &quot; &lt;&lt; &quot;; [.$N179]; &quot;)&quot;); [.$I179]))">
            <text:p/>
          </table:table-cell>
          <table:table-cell table:style-name="ce32" table:formula="of:=IF(OR([.$I179]=&quot;&quot;; AND([.$J179]=&quot;&quot;; [.$N179]&lt;&gt;0)); &quot;&quot;; &quot;, &quot;)">
            <text:p/>
          </table:table-cell>
          <table:table-cell table:style-name="ce32" table:formula="of:=IF([.$J179]=&quot;&quot;; &quot;&quot;; IF([.$O179]&gt;0; COM.MICROSOFT.CONCAT(&quot;(&quot;; [.$J179]; &quot; &lt;&lt; &quot;; [.$O179]; &quot;)&quot;); [.$J179]))">
            <text:p/>
          </table:table-cell>
          <table:table-cell table:style-name="ce33" table:formula="of:=IF(OR([.$J179]=&quot;&quot;; AND([.$O179]&lt;&gt;0)); &quot;&quot;; &quot;, &quot;)">
            <text:p/>
          </table:table-cell>
          <table:table-cell table:formula="of:=COM.MICROSOFT.CONCAT(&quot;// &quot;; [.B179]; &quot; &quot;; IF([.A179]=&quot;&quot;; &quot;   &quot;; COM.MICROSOFT.CONCAT(&quot;-&quot;; [.A179]; &quot;-&quot;)); &quot; &quot;; [.C179])" office:value-type="string" office:string-value="// 177     |11111111|11111111|00001" calcext:value-type="string">
            <text:p>// 177 <text:s text:c="4"/>|11111111|11111111|00001</text:p>
          </table:table-cell>
          <table:table-cell table:formula="of:=COM.MICROSOFT.CONCAT([.P179:.Z179])" office:value-type="string" office:string-value="+ 0b1111111, 0b11111111, (0b100001 &lt;&lt; 2)" calcext:value-type="string">
            <text:p>+ 0b1111111, 0b11111111, (0b100001 &lt;&lt; 2)</text:p>
          </table:table-cell>
          <table:table-cell table:formula="of:=COM.MICROSOFT.CONCAT([.AA179]; CHAR(10); [.AB179])" office:value-type="string" office:string-value="// 177     |11111111|11111111|00001&#10;+ 0b1111111, 0b11111111, (0b100001 &lt;&lt; 2)" calcext:value-type="string">
            <text:p>// 177     |11111111|11111111|00001</text:p>
            <text:p>+ 0b1111111, 0b11111111, (0b10000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|11111111|11111111|100000</text:p>
          </table:table-cell>
          <table:table-cell office:value-type="string" calcext:value-type="string">
            <text:p>1111111111111111100000</text:p>
          </table:table-cell>
          <table:table-cell table:formula="of:=8-MOD(LEN([.$D179])-[.$E179]; 8)" office:value-type="float" office:value="2" calcext:value-type="float">
            <text:p>2</text:p>
          </table:table-cell>
          <table:table-cell table:style-name="ce29" table:formula="of:=IF(MID([.$D180];1;[.$E180])=&quot;&quot;; &quot;&quot;; COM.MICROSOFT.CONCAT(&quot;0b&quot;; MID([.$D180];1;[.$E180])))" office:value-type="string" office:string-value="0b11" calcext:value-type="string">
            <text:p>0b11</text:p>
          </table:table-cell>
          <table:table-cell table:style-name="ce29" table:formula="of:=IF(MID([.$D180];1+[.$E180]; 8)=&quot;&quot;; &quot;&quot;; COM.MICROSOFT.CONCAT(&quot;0b&quot;; MID([.$D180];1+[.$E180]; 8)))" office:value-type="string" office:string-value="0b11111111" calcext:value-type="string">
            <text:p>0b11111111</text:p>
          </table:table-cell>
          <table:table-cell table:style-name="ce29" table:formula="of:=IF(MID([.$D180];1+[.$E180]+8; 8)=&quot;&quot;; &quot;&quot;; COM.MICROSOFT.CONCAT(&quot;0b&quot;; MID([.$D180];1+[.$E180]+8; 8)))" office:value-type="string" office:string-value="0b11111110" calcext:value-type="string">
            <text:p>0b11111110</text:p>
          </table:table-cell>
          <table:table-cell table:style-name="ce29" table:formula="of:=IF(MID([.$D180];1+[.$E180]+8+8; 8)=&quot;&quot;; &quot;&quot;; COM.MICROSOFT.CONCAT(&quot;0b&quot;; MID([.$D180];1+[.$E180]+8+8; 8)))" office:value-type="string" office:string-value="0b0000" calcext:value-type="string">
            <text:p>0b0000</text:p>
          </table:table-cell>
          <table:table-cell table:style-name="ce29" table:formula="of:=IF(MID([.$D180];1+[.$E180]+8+8+8; 8)=&quot;&quot;; &quot;&quot;; COM.MICROSOFT.CONCAT(&quot;0b&quot;; MID([.$D180];1+[.$E180]+8+8+8; 8)))">
            <text:p/>
          </table:table-cell>
          <table:table-cell table:style-name="ce31" table:formula="of:=[.E180]-LEN([.F180])+2" office:value-type="float" office:value="0" calcext:value-type="float">
            <text:p>0</text:p>
          </table:table-cell>
          <table:table-cell table:style-name="ce29" table:formula="of:=IF([.G180]=&quot;&quot;; &quot;&quot;; 8-LEN([.G180])+2)" office:value-type="float" office:value="0" calcext:value-type="float">
            <text:p>0</text:p>
          </table:table-cell>
          <table:table-cell table:style-name="ce29" table:formula="of:=IF([.H180]=&quot;&quot;; &quot;&quot;; 8-LEN([.H180])+2)" office:value-type="float" office:value="0" calcext:value-type="float">
            <text:p>0</text:p>
          </table:table-cell>
          <table:table-cell table:style-name="ce29" table:formula="of:=IF([.I180]=&quot;&quot;; &quot;&quot;; 8-LEN([.I180])+2)" office:value-type="float" office:value="4" calcext:value-type="float">
            <text:p>4</text:p>
          </table:table-cell>
          <table:table-cell table:style-name="ce29" table:formula="of:=IF([.J180]=&quot;&quot;; &quot;&quot;; 8-LEN([.J180])+2)">
            <text:p/>
          </table:table-cell>
          <table:table-cell table:style-name="ce31" table:formula="of:=IF(OR([.$F180]=&quot;&quot;; [.$E180]=8); &quot;&quot;; &quot;+ &quot;)" office:value-type="string" office:string-value="+ " calcext:value-type="string">
            <text:p>+ </text:p>
          </table:table-cell>
          <table:table-cell table:style-name="ce32" table:formula="of:=IF([.$F180]=&quot;&quot;; &quot;&quot;; IF([.$K180]&gt;0; COM.MICROSOFT.CONCAT(&quot;(&quot;; [.$F180]; &quot; &lt;&lt; &quot;; [.$K180]; &quot;)&quot;); [.$F180]))" office:value-type="string" office:string-value="0b11" calcext:value-type="string">
            <text:p>0b11</text:p>
          </table:table-cell>
          <table:table-cell table:style-name="ce32" table:formula="of:=IF(OR([.$F180]=&quot;&quot;; AND([.$G180]=&quot;&quot;; [.$K180]&lt;&gt;0)); &quot;&quot;; &quot;, &quot;)" office:value-type="string" office:string-value=", " calcext:value-type="string">
            <text:p>, </text:p>
          </table:table-cell>
          <table:table-cell table:style-name="ce32" table:formula="of:=IF([.$G180]=&quot;&quot;; &quot;&quot;; IF([.$L180]&gt;0; COM.MICROSOFT.CONCAT(&quot;(&quot;; [.$G180]; &quot; &lt;&lt; &quot;; [.$L180]; &quot;)&quot;); [.$G180]))" office:value-type="string" office:string-value="0b11111111" calcext:value-type="string">
            <text:p>0b11111111</text:p>
          </table:table-cell>
          <table:table-cell table:style-name="ce32" table:formula="of:=IF(OR([.$G180]=&quot;&quot;; AND([.$H180]=&quot;&quot;; [.$L180]&lt;&gt;0)); &quot;&quot;; &quot;, &quot;)" office:value-type="string" office:string-value=", " calcext:value-type="string">
            <text:p>, </text:p>
          </table:table-cell>
          <table:table-cell table:style-name="ce32" table:formula="of:=IF([.$H180]=&quot;&quot;; &quot;&quot;; IF([.$M180]&gt;0; COM.MICROSOFT.CONCAT(&quot;(&quot;; [.$H180]; &quot; &lt;&lt; &quot;; [.$M180]; &quot;)&quot;); [.$H180]))" office:value-type="string" office:string-value="0b11111110" calcext:value-type="string">
            <text:p>0b11111110</text:p>
          </table:table-cell>
          <table:table-cell table:style-name="ce32" table:formula="of:=IF(OR([.$H180]=&quot;&quot;; AND([.$I180]=&quot;&quot;; [.$M180]&lt;&gt;0)); &quot;&quot;; &quot;, &quot;)" office:value-type="string" office:string-value=", " calcext:value-type="string">
            <text:p>, </text:p>
          </table:table-cell>
          <table:table-cell table:style-name="ce32" table:formula="of:=IF([.$I180]=&quot;&quot;; &quot;&quot;; IF([.$N180]&gt;0; COM.MICROSOFT.CONCAT(&quot;(&quot;; [.$I180]; &quot; &lt;&lt; &quot;; [.$N180]; &quot;)&quot;); [.$I180]))" office:value-type="string" office:string-value="(0b0000 &lt;&lt; 4)" calcext:value-type="string">
            <text:p>(0b0000 &lt;&lt; 4)</text:p>
          </table:table-cell>
          <table:table-cell table:style-name="ce32" table:formula="of:=IF(OR([.$I180]=&quot;&quot;; AND([.$J180]=&quot;&quot;; [.$N180]&lt;&gt;0)); &quot;&quot;; &quot;, &quot;)">
            <text:p/>
          </table:table-cell>
          <table:table-cell table:style-name="ce32" table:formula="of:=IF([.$J180]=&quot;&quot;; &quot;&quot;; IF([.$O180]&gt;0; COM.MICROSOFT.CONCAT(&quot;(&quot;; [.$J180]; &quot; &lt;&lt; &quot;; [.$O180]; &quot;)&quot;); [.$J180]))">
            <text:p/>
          </table:table-cell>
          <table:table-cell table:style-name="ce33" table:formula="of:=IF(OR([.$J180]=&quot;&quot;; AND([.$O180]&lt;&gt;0)); &quot;&quot;; &quot;, &quot;)">
            <text:p/>
          </table:table-cell>
          <table:table-cell table:formula="of:=COM.MICROSOFT.CONCAT(&quot;// &quot;; [.B180]; &quot; &quot;; IF([.A180]=&quot;&quot;; &quot;   &quot;; COM.MICROSOFT.CONCAT(&quot;-&quot;; [.A180]; &quot;-&quot;)); &quot; &quot;; [.C180])" office:value-type="string" office:string-value="// 178     |11111111|11111111|100000" calcext:value-type="string">
            <text:p>// 178 <text:s text:c="4"/>|11111111|11111111|100000</text:p>
          </table:table-cell>
          <table:table-cell table:formula="of:=COM.MICROSOFT.CONCAT([.P180:.Z180])" office:value-type="string" office:string-value="+ 0b11, 0b11111111, 0b11111110, (0b0000 &lt;&lt; 4)" calcext:value-type="string">
            <text:p>+ 0b11, 0b11111111, 0b11111110, (0b0000 &lt;&lt; 4)</text:p>
          </table:table-cell>
          <table:table-cell table:formula="of:=COM.MICROSOFT.CONCAT([.AA180]; CHAR(10); [.AB180])" office:value-type="string" office:string-value="// 178     |11111111|11111111|100000&#10;+ 0b11, 0b11111111, 0b11111110, (0b0000 &lt;&lt; 4)" calcext:value-type="string">
            <text:p>// 178     |11111111|11111111|100000</text:p>
            <text:p>+ 0b11, 0b11111111, 0b11111110, (0b00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|11111111|11111111|00010</text:p>
          </table:table-cell>
          <table:table-cell office:value-type="string" calcext:value-type="string">
            <text:p>111111111111111100010</text:p>
          </table:table-cell>
          <table:table-cell table:formula="of:=8-MOD(LEN([.$D180])-[.$E180]; 8)" office:value-type="float" office:value="4" calcext:value-type="float">
            <text:p>4</text:p>
          </table:table-cell>
          <table:table-cell table:style-name="ce29" table:formula="of:=IF(MID([.$D181];1;[.$E181])=&quot;&quot;; &quot;&quot;; COM.MICROSOFT.CONCAT(&quot;0b&quot;; MID([.$D181];1;[.$E181])))" office:value-type="string" office:string-value="0b1111" calcext:value-type="string">
            <text:p>0b1111</text:p>
          </table:table-cell>
          <table:table-cell table:style-name="ce29" table:formula="of:=IF(MID([.$D181];1+[.$E181]; 8)=&quot;&quot;; &quot;&quot;; COM.MICROSOFT.CONCAT(&quot;0b&quot;; MID([.$D181];1+[.$E181]; 8)))" office:value-type="string" office:string-value="0b11111111" calcext:value-type="string">
            <text:p>0b11111111</text:p>
          </table:table-cell>
          <table:table-cell table:style-name="ce29" table:formula="of:=IF(MID([.$D181];1+[.$E181]+8; 8)=&quot;&quot;; &quot;&quot;; COM.MICROSOFT.CONCAT(&quot;0b&quot;; MID([.$D181];1+[.$E181]+8; 8)))" office:value-type="string" office:string-value="0b11110001" calcext:value-type="string">
            <text:p>0b11110001</text:p>
          </table:table-cell>
          <table:table-cell table:style-name="ce29" table:formula="of:=IF(MID([.$D181];1+[.$E181]+8+8; 8)=&quot;&quot;; &quot;&quot;; COM.MICROSOFT.CONCAT(&quot;0b&quot;; MID([.$D181];1+[.$E181]+8+8; 8)))" office:value-type="string" office:string-value="0b0" calcext:value-type="string">
            <text:p>0b0</text:p>
          </table:table-cell>
          <table:table-cell table:style-name="ce29" table:formula="of:=IF(MID([.$D181];1+[.$E181]+8+8+8; 8)=&quot;&quot;; &quot;&quot;; COM.MICROSOFT.CONCAT(&quot;0b&quot;; MID([.$D181];1+[.$E181]+8+8+8; 8)))">
            <text:p/>
          </table:table-cell>
          <table:table-cell table:style-name="ce31" table:formula="of:=[.E181]-LEN([.F181])+2" office:value-type="float" office:value="0" calcext:value-type="float">
            <text:p>0</text:p>
          </table:table-cell>
          <table:table-cell table:style-name="ce29" table:formula="of:=IF([.G181]=&quot;&quot;; &quot;&quot;; 8-LEN([.G181])+2)" office:value-type="float" office:value="0" calcext:value-type="float">
            <text:p>0</text:p>
          </table:table-cell>
          <table:table-cell table:style-name="ce29" table:formula="of:=IF([.H181]=&quot;&quot;; &quot;&quot;; 8-LEN([.H181])+2)" office:value-type="float" office:value="0" calcext:value-type="float">
            <text:p>0</text:p>
          </table:table-cell>
          <table:table-cell table:style-name="ce29" table:formula="of:=IF([.I181]=&quot;&quot;; &quot;&quot;; 8-LEN([.I181])+2)" office:value-type="float" office:value="7" calcext:value-type="float">
            <text:p>7</text:p>
          </table:table-cell>
          <table:table-cell table:style-name="ce29" table:formula="of:=IF([.J181]=&quot;&quot;; &quot;&quot;; 8-LEN([.J181])+2)">
            <text:p/>
          </table:table-cell>
          <table:table-cell table:style-name="ce31" table:formula="of:=IF(OR([.$F181]=&quot;&quot;; [.$E181]=8); &quot;&quot;; &quot;+ &quot;)" office:value-type="string" office:string-value="+ " calcext:value-type="string">
            <text:p>+ </text:p>
          </table:table-cell>
          <table:table-cell table:style-name="ce32" table:formula="of:=IF([.$F181]=&quot;&quot;; &quot;&quot;; IF([.$K181]&gt;0; COM.MICROSOFT.CONCAT(&quot;(&quot;; [.$F181]; &quot; &lt;&lt; &quot;; [.$K181]; &quot;)&quot;); [.$F181]))" office:value-type="string" office:string-value="0b1111" calcext:value-type="string">
            <text:p>0b1111</text:p>
          </table:table-cell>
          <table:table-cell table:style-name="ce32" table:formula="of:=IF(OR([.$F181]=&quot;&quot;; AND([.$G181]=&quot;&quot;; [.$K181]&lt;&gt;0)); &quot;&quot;; &quot;, &quot;)" office:value-type="string" office:string-value=", " calcext:value-type="string">
            <text:p>, </text:p>
          </table:table-cell>
          <table:table-cell table:style-name="ce32" table:formula="of:=IF([.$G181]=&quot;&quot;; &quot;&quot;; IF([.$L181]&gt;0; COM.MICROSOFT.CONCAT(&quot;(&quot;; [.$G181]; &quot; &lt;&lt; &quot;; [.$L181]; &quot;)&quot;); [.$G181]))" office:value-type="string" office:string-value="0b11111111" calcext:value-type="string">
            <text:p>0b11111111</text:p>
          </table:table-cell>
          <table:table-cell table:style-name="ce32" table:formula="of:=IF(OR([.$G181]=&quot;&quot;; AND([.$H181]=&quot;&quot;; [.$L181]&lt;&gt;0)); &quot;&quot;; &quot;, &quot;)" office:value-type="string" office:string-value=", " calcext:value-type="string">
            <text:p>, </text:p>
          </table:table-cell>
          <table:table-cell table:style-name="ce32" table:formula="of:=IF([.$H181]=&quot;&quot;; &quot;&quot;; IF([.$M181]&gt;0; COM.MICROSOFT.CONCAT(&quot;(&quot;; [.$H181]; &quot; &lt;&lt; &quot;; [.$M181]; &quot;)&quot;); [.$H181]))" office:value-type="string" office:string-value="0b11110001" calcext:value-type="string">
            <text:p>0b11110001</text:p>
          </table:table-cell>
          <table:table-cell table:style-name="ce32" table:formula="of:=IF(OR([.$H181]=&quot;&quot;; AND([.$I181]=&quot;&quot;; [.$M181]&lt;&gt;0)); &quot;&quot;; &quot;, &quot;)" office:value-type="string" office:string-value=", " calcext:value-type="string">
            <text:p>, </text:p>
          </table:table-cell>
          <table:table-cell table:style-name="ce32" table:formula="of:=IF([.$I181]=&quot;&quot;; &quot;&quot;; IF([.$N181]&gt;0; COM.MICROSOFT.CONCAT(&quot;(&quot;; [.$I181]; &quot; &lt;&lt; &quot;; [.$N181]; &quot;)&quot;); [.$I181]))" office:value-type="string" office:string-value="(0b0 &lt;&lt; 7)" calcext:value-type="string">
            <text:p>(0b0 &lt;&lt; 7)</text:p>
          </table:table-cell>
          <table:table-cell table:style-name="ce32" table:formula="of:=IF(OR([.$I181]=&quot;&quot;; AND([.$J181]=&quot;&quot;; [.$N181]&lt;&gt;0)); &quot;&quot;; &quot;, &quot;)">
            <text:p/>
          </table:table-cell>
          <table:table-cell table:style-name="ce32" table:formula="of:=IF([.$J181]=&quot;&quot;; &quot;&quot;; IF([.$O181]&gt;0; COM.MICROSOFT.CONCAT(&quot;(&quot;; [.$J181]; &quot; &lt;&lt; &quot;; [.$O181]; &quot;)&quot;); [.$J181]))">
            <text:p/>
          </table:table-cell>
          <table:table-cell table:style-name="ce33" table:formula="of:=IF(OR([.$J181]=&quot;&quot;; AND([.$O181]&lt;&gt;0)); &quot;&quot;; &quot;, &quot;)">
            <text:p/>
          </table:table-cell>
          <table:table-cell table:formula="of:=COM.MICROSOFT.CONCAT(&quot;// &quot;; [.B181]; &quot; &quot;; IF([.A181]=&quot;&quot;; &quot;   &quot;; COM.MICROSOFT.CONCAT(&quot;-&quot;; [.A181]; &quot;-&quot;)); &quot; &quot;; [.C181])" office:value-type="string" office:string-value="// 179     |11111111|11111111|00010" calcext:value-type="string">
            <text:p>// 179 <text:s text:c="4"/>|11111111|11111111|00010</text:p>
          </table:table-cell>
          <table:table-cell table:formula="of:=COM.MICROSOFT.CONCAT([.P181:.Z181])" office:value-type="string" office:string-value="+ 0b1111, 0b11111111, 0b11110001, (0b0 &lt;&lt; 7)" calcext:value-type="string">
            <text:p>+ 0b1111, 0b11111111, 0b11110001, (0b0 &lt;&lt; 7)</text:p>
          </table:table-cell>
          <table:table-cell table:formula="of:=COM.MICROSOFT.CONCAT([.AA181]; CHAR(10); [.AB181])" office:value-type="string" office:string-value="// 179     |11111111|11111111|00010&#10;+ 0b1111, 0b11111111, 0b11110001, (0b0 &lt;&lt; 7)" calcext:value-type="string">
            <text:p>// 179     |11111111|11111111|00010</text:p>
            <text:p>+ 0b1111, 0b11111111, 0b11110001, (0b0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|11111111|11111111|1101101</text:p>
          </table:table-cell>
          <table:table-cell office:value-type="string" calcext:value-type="string">
            <text:p>11111111111111111101101</text:p>
          </table:table-cell>
          <table:table-cell table:formula="of:=8-MOD(LEN([.$D181])-[.$E181]; 8)" office:value-type="float" office:value="7" calcext:value-type="float">
            <text:p>7</text:p>
          </table:table-cell>
          <table:table-cell table:style-name="ce29" table:formula="of:=IF(MID([.$D182];1;[.$E182])=&quot;&quot;; &quot;&quot;; COM.MICROSOFT.CONCAT(&quot;0b&quot;; MID([.$D182];1;[.$E182])))" office:value-type="string" office:string-value="0b1111111" calcext:value-type="string">
            <text:p>0b1111111</text:p>
          </table:table-cell>
          <table:table-cell table:style-name="ce29" table:formula="of:=IF(MID([.$D182];1+[.$E182]; 8)=&quot;&quot;; &quot;&quot;; COM.MICROSOFT.CONCAT(&quot;0b&quot;; MID([.$D182];1+[.$E182]; 8)))" office:value-type="string" office:string-value="0b11111111" calcext:value-type="string">
            <text:p>0b11111111</text:p>
          </table:table-cell>
          <table:table-cell table:style-name="ce29" table:formula="of:=IF(MID([.$D182];1+[.$E182]+8; 8)=&quot;&quot;; &quot;&quot;; COM.MICROSOFT.CONCAT(&quot;0b&quot;; MID([.$D182];1+[.$E182]+8; 8)))" office:value-type="string" office:string-value="0b11101101" calcext:value-type="string">
            <text:p>0b11101101</text:p>
          </table:table-cell>
          <table:table-cell table:style-name="ce29" table:formula="of:=IF(MID([.$D182];1+[.$E182]+8+8; 8)=&quot;&quot;; &quot;&quot;; COM.MICROSOFT.CONCAT(&quot;0b&quot;; MID([.$D182];1+[.$E182]+8+8; 8)))">
            <text:p/>
          </table:table-cell>
          <table:table-cell table:style-name="ce29" table:formula="of:=IF(MID([.$D182];1+[.$E182]+8+8+8; 8)=&quot;&quot;; &quot;&quot;; COM.MICROSOFT.CONCAT(&quot;0b&quot;; MID([.$D182];1+[.$E182]+8+8+8; 8)))">
            <text:p/>
          </table:table-cell>
          <table:table-cell table:style-name="ce31" table:formula="of:=[.E182]-LEN([.F182])+2" office:value-type="float" office:value="0" calcext:value-type="float">
            <text:p>0</text:p>
          </table:table-cell>
          <table:table-cell table:style-name="ce29" table:formula="of:=IF([.G182]=&quot;&quot;; &quot;&quot;; 8-LEN([.G182])+2)" office:value-type="float" office:value="0" calcext:value-type="float">
            <text:p>0</text:p>
          </table:table-cell>
          <table:table-cell table:style-name="ce29" table:formula="of:=IF([.H182]=&quot;&quot;; &quot;&quot;; 8-LEN([.H182])+2)" office:value-type="float" office:value="0" calcext:value-type="float">
            <text:p>0</text:p>
          </table:table-cell>
          <table:table-cell table:style-name="ce29" table:formula="of:=IF([.I182]=&quot;&quot;; &quot;&quot;; 8-LEN([.I182])+2)">
            <text:p/>
          </table:table-cell>
          <table:table-cell table:style-name="ce29" table:formula="of:=IF([.J182]=&quot;&quot;; &quot;&quot;; 8-LEN([.J182])+2)">
            <text:p/>
          </table:table-cell>
          <table:table-cell table:style-name="ce31" table:formula="of:=IF(OR([.$F182]=&quot;&quot;; [.$E182]=8); &quot;&quot;; &quot;+ &quot;)" office:value-type="string" office:string-value="+ " calcext:value-type="string">
            <text:p>+ </text:p>
          </table:table-cell>
          <table:table-cell table:style-name="ce32" table:formula="of:=IF([.$F182]=&quot;&quot;; &quot;&quot;; IF([.$K182]&gt;0; COM.MICROSOFT.CONCAT(&quot;(&quot;; [.$F182]; &quot; &lt;&lt; &quot;; [.$K182]; &quot;)&quot;); [.$F182]))" office:value-type="string" office:string-value="0b1111111" calcext:value-type="string">
            <text:p>0b1111111</text:p>
          </table:table-cell>
          <table:table-cell table:style-name="ce32" table:formula="of:=IF(OR([.$F182]=&quot;&quot;; AND([.$G182]=&quot;&quot;; [.$K182]&lt;&gt;0)); &quot;&quot;; &quot;, &quot;)" office:value-type="string" office:string-value=", " calcext:value-type="string">
            <text:p>, </text:p>
          </table:table-cell>
          <table:table-cell table:style-name="ce32" table:formula="of:=IF([.$G182]=&quot;&quot;; &quot;&quot;; IF([.$L182]&gt;0; COM.MICROSOFT.CONCAT(&quot;(&quot;; [.$G182]; &quot; &lt;&lt; &quot;; [.$L182]; &quot;)&quot;); [.$G182]))" office:value-type="string" office:string-value="0b11111111" calcext:value-type="string">
            <text:p>0b11111111</text:p>
          </table:table-cell>
          <table:table-cell table:style-name="ce32" table:formula="of:=IF(OR([.$G182]=&quot;&quot;; AND([.$H182]=&quot;&quot;; [.$L182]&lt;&gt;0)); &quot;&quot;; &quot;, &quot;)" office:value-type="string" office:string-value=", " calcext:value-type="string">
            <text:p>, </text:p>
          </table:table-cell>
          <table:table-cell table:style-name="ce32" table:formula="of:=IF([.$H182]=&quot;&quot;; &quot;&quot;; IF([.$M182]&gt;0; COM.MICROSOFT.CONCAT(&quot;(&quot;; [.$H182]; &quot; &lt;&lt; &quot;; [.$M182]; &quot;)&quot;); [.$H182]))" office:value-type="string" office:string-value="0b11101101" calcext:value-type="string">
            <text:p>0b11101101</text:p>
          </table:table-cell>
          <table:table-cell table:style-name="ce32" table:formula="of:=IF(OR([.$H182]=&quot;&quot;; AND([.$I182]=&quot;&quot;; [.$M182]&lt;&gt;0)); &quot;&quot;; &quot;, &quot;)" office:value-type="string" office:string-value=", " calcext:value-type="string">
            <text:p>, </text:p>
          </table:table-cell>
          <table:table-cell table:style-name="ce32" table:formula="of:=IF([.$I182]=&quot;&quot;; &quot;&quot;; IF([.$N182]&gt;0; COM.MICROSOFT.CONCAT(&quot;(&quot;; [.$I182]; &quot; &lt;&lt; &quot;; [.$N182]; &quot;)&quot;); [.$I182]))">
            <text:p/>
          </table:table-cell>
          <table:table-cell table:style-name="ce32" table:formula="of:=IF(OR([.$I182]=&quot;&quot;; AND([.$J182]=&quot;&quot;; [.$N182]&lt;&gt;0)); &quot;&quot;; &quot;, &quot;)">
            <text:p/>
          </table:table-cell>
          <table:table-cell table:style-name="ce32" table:formula="of:=IF([.$J182]=&quot;&quot;; &quot;&quot;; IF([.$O182]&gt;0; COM.MICROSOFT.CONCAT(&quot;(&quot;; [.$J182]; &quot; &lt;&lt; &quot;; [.$O182]; &quot;)&quot;); [.$J182]))">
            <text:p/>
          </table:table-cell>
          <table:table-cell table:style-name="ce33" table:formula="of:=IF(OR([.$J182]=&quot;&quot;; AND([.$O182]&lt;&gt;0)); &quot;&quot;; &quot;, &quot;)">
            <text:p/>
          </table:table-cell>
          <table:table-cell table:formula="of:=COM.MICROSOFT.CONCAT(&quot;// &quot;; [.B182]; &quot; &quot;; IF([.A182]=&quot;&quot;; &quot;   &quot;; COM.MICROSOFT.CONCAT(&quot;-&quot;; [.A182]; &quot;-&quot;)); &quot; &quot;; [.C182])" office:value-type="string" office:string-value="// 180     |11111111|11111111|1101101" calcext:value-type="string">
            <text:p>// 180 <text:s text:c="4"/>|11111111|11111111|1101101</text:p>
          </table:table-cell>
          <table:table-cell table:formula="of:=COM.MICROSOFT.CONCAT([.P182:.Z182])" office:value-type="string" office:string-value="+ 0b1111111, 0b11111111, 0b11101101, " calcext:value-type="string">
            <text:p>+ 0b1111111, 0b11111111, 0b11101101, </text:p>
          </table:table-cell>
          <table:table-cell table:formula="of:=COM.MICROSOFT.CONCAT([.AA182]; CHAR(10); [.AB182])" office:value-type="string" office:string-value="// 180     |11111111|11111111|1101101&#10;+ 0b1111111, 0b11111111, 0b11101101, " calcext:value-type="string">
            <text:p>// 180     |11111111|11111111|1101101</text:p>
            <text:p>+ 0b1111111, 0b11111111, 0b11101101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|11111111|11111111|100001</text:p>
          </table:table-cell>
          <table:table-cell office:value-type="string" calcext:value-type="string">
            <text:p>1111111111111111100001</text:p>
          </table:table-cell>
          <table:table-cell table:formula="of:=8-MOD(LEN([.$D182])-[.$E182]; 8)" office:value-type="float" office:value="8" calcext:value-type="float">
            <text:p>8</text:p>
          </table:table-cell>
          <table:table-cell table:style-name="ce29" table:formula="of:=IF(MID([.$D183];1;[.$E183])=&quot;&quot;; &quot;&quot;; COM.MICROSOFT.CONCAT(&quot;0b&quot;; MID([.$D183];1;[.$E183])))" office:value-type="string" office:string-value="0b11111111" calcext:value-type="string">
            <text:p>0b11111111</text:p>
          </table:table-cell>
          <table:table-cell table:style-name="ce29" table:formula="of:=IF(MID([.$D183];1+[.$E183]; 8)=&quot;&quot;; &quot;&quot;; COM.MICROSOFT.CONCAT(&quot;0b&quot;; MID([.$D183];1+[.$E183]; 8)))" office:value-type="string" office:string-value="0b11111111" calcext:value-type="string">
            <text:p>0b11111111</text:p>
          </table:table-cell>
          <table:table-cell table:style-name="ce29" table:formula="of:=IF(MID([.$D183];1+[.$E183]+8; 8)=&quot;&quot;; &quot;&quot;; COM.MICROSOFT.CONCAT(&quot;0b&quot;; MID([.$D183];1+[.$E183]+8; 8)))" office:value-type="string" office:string-value="0b100001" calcext:value-type="string">
            <text:p>0b100001</text:p>
          </table:table-cell>
          <table:table-cell table:style-name="ce29" table:formula="of:=IF(MID([.$D183];1+[.$E183]+8+8; 8)=&quot;&quot;; &quot;&quot;; COM.MICROSOFT.CONCAT(&quot;0b&quot;; MID([.$D183];1+[.$E183]+8+8; 8)))">
            <text:p/>
          </table:table-cell>
          <table:table-cell table:style-name="ce29" table:formula="of:=IF(MID([.$D183];1+[.$E183]+8+8+8; 8)=&quot;&quot;; &quot;&quot;; COM.MICROSOFT.CONCAT(&quot;0b&quot;; MID([.$D183];1+[.$E183]+8+8+8; 8)))">
            <text:p/>
          </table:table-cell>
          <table:table-cell table:style-name="ce31" table:formula="of:=[.E183]-LEN([.F183])+2" office:value-type="float" office:value="0" calcext:value-type="float">
            <text:p>0</text:p>
          </table:table-cell>
          <table:table-cell table:style-name="ce29" table:formula="of:=IF([.G183]=&quot;&quot;; &quot;&quot;; 8-LEN([.G183])+2)" office:value-type="float" office:value="0" calcext:value-type="float">
            <text:p>0</text:p>
          </table:table-cell>
          <table:table-cell table:style-name="ce29" table:formula="of:=IF([.H183]=&quot;&quot;; &quot;&quot;; 8-LEN([.H183])+2)" office:value-type="float" office:value="2" calcext:value-type="float">
            <text:p>2</text:p>
          </table:table-cell>
          <table:table-cell table:style-name="ce29" table:formula="of:=IF([.I183]=&quot;&quot;; &quot;&quot;; 8-LEN([.I183])+2)">
            <text:p/>
          </table:table-cell>
          <table:table-cell table:style-name="ce29" table:formula="of:=IF([.J183]=&quot;&quot;; &quot;&quot;; 8-LEN([.J183])+2)">
            <text:p/>
          </table:table-cell>
          <table:table-cell table:style-name="ce31" table:formula="of:=IF(OR([.$F183]=&quot;&quot;; [.$E183]=8); &quot;&quot;; &quot;+ &quot;)">
            <text:p/>
          </table:table-cell>
          <table:table-cell table:style-name="ce32" table:formula="of:=IF([.$F183]=&quot;&quot;; &quot;&quot;; IF([.$K183]&gt;0; COM.MICROSOFT.CONCAT(&quot;(&quot;; [.$F183]; &quot; &lt;&lt; &quot;; [.$K183]; &quot;)&quot;); [.$F183]))" office:value-type="string" office:string-value="0b11111111" calcext:value-type="string">
            <text:p>0b11111111</text:p>
          </table:table-cell>
          <table:table-cell table:style-name="ce32" table:formula="of:=IF(OR([.$F183]=&quot;&quot;; AND([.$G183]=&quot;&quot;; [.$K183]&lt;&gt;0)); &quot;&quot;; &quot;, &quot;)" office:value-type="string" office:string-value=", " calcext:value-type="string">
            <text:p>, </text:p>
          </table:table-cell>
          <table:table-cell table:style-name="ce32" table:formula="of:=IF([.$G183]=&quot;&quot;; &quot;&quot;; IF([.$L183]&gt;0; COM.MICROSOFT.CONCAT(&quot;(&quot;; [.$G183]; &quot; &lt;&lt; &quot;; [.$L183]; &quot;)&quot;); [.$G183]))" office:value-type="string" office:string-value="0b11111111" calcext:value-type="string">
            <text:p>0b11111111</text:p>
          </table:table-cell>
          <table:table-cell table:style-name="ce32" table:formula="of:=IF(OR([.$G183]=&quot;&quot;; AND([.$H183]=&quot;&quot;; [.$L183]&lt;&gt;0)); &quot;&quot;; &quot;, &quot;)" office:value-type="string" office:string-value=", " calcext:value-type="string">
            <text:p>, </text:p>
          </table:table-cell>
          <table:table-cell table:style-name="ce32" table:formula="of:=IF([.$H183]=&quot;&quot;; &quot;&quot;; IF([.$M183]&gt;0; COM.MICROSOFT.CONCAT(&quot;(&quot;; [.$H183]; &quot; &lt;&lt; &quot;; [.$M183]; &quot;)&quot;); [.$H183]))" office:value-type="string" office:string-value="(0b100001 &lt;&lt; 2)" calcext:value-type="string">
            <text:p>(0b100001 &lt;&lt; 2)</text:p>
          </table:table-cell>
          <table:table-cell table:style-name="ce32" table:formula="of:=IF(OR([.$H183]=&quot;&quot;; AND([.$I183]=&quot;&quot;; [.$M183]&lt;&gt;0)); &quot;&quot;; &quot;, &quot;)">
            <text:p/>
          </table:table-cell>
          <table:table-cell table:style-name="ce32" table:formula="of:=IF([.$I183]=&quot;&quot;; &quot;&quot;; IF([.$N183]&gt;0; COM.MICROSOFT.CONCAT(&quot;(&quot;; [.$I183]; &quot; &lt;&lt; &quot;; [.$N183]; &quot;)&quot;); [.$I183]))">
            <text:p/>
          </table:table-cell>
          <table:table-cell table:style-name="ce32" table:formula="of:=IF(OR([.$I183]=&quot;&quot;; AND([.$J183]=&quot;&quot;; [.$N183]&lt;&gt;0)); &quot;&quot;; &quot;, &quot;)">
            <text:p/>
          </table:table-cell>
          <table:table-cell table:style-name="ce32" table:formula="of:=IF([.$J183]=&quot;&quot;; &quot;&quot;; IF([.$O183]&gt;0; COM.MICROSOFT.CONCAT(&quot;(&quot;; [.$J183]; &quot; &lt;&lt; &quot;; [.$O183]; &quot;)&quot;); [.$J183]))">
            <text:p/>
          </table:table-cell>
          <table:table-cell table:style-name="ce33" table:formula="of:=IF(OR([.$J183]=&quot;&quot;; AND([.$O183]&lt;&gt;0)); &quot;&quot;; &quot;, &quot;)">
            <text:p/>
          </table:table-cell>
          <table:table-cell table:formula="of:=COM.MICROSOFT.CONCAT(&quot;// &quot;; [.B183]; &quot; &quot;; IF([.A183]=&quot;&quot;; &quot;   &quot;; COM.MICROSOFT.CONCAT(&quot;-&quot;; [.A183]; &quot;-&quot;)); &quot; &quot;; [.C183])" office:value-type="string" office:string-value="// 181     |11111111|11111111|100001" calcext:value-type="string">
            <text:p>// 181 <text:s text:c="4"/>|11111111|11111111|100001</text:p>
          </table:table-cell>
          <table:table-cell table:formula="of:=COM.MICROSOFT.CONCAT([.P183:.Z183])" office:value-type="string" office:string-value="0b11111111, 0b11111111, (0b100001 &lt;&lt; 2)" calcext:value-type="string">
            <text:p>0b11111111, 0b11111111, (0b100001 &lt;&lt; 2)</text:p>
          </table:table-cell>
          <table:table-cell table:formula="of:=COM.MICROSOFT.CONCAT([.AA183]; CHAR(10); [.AB183])" office:value-type="string" office:string-value="// 181     |11111111|11111111|100001&#10;0b11111111, 0b11111111, (0b100001 &lt;&lt; 2)" calcext:value-type="string">
            <text:p>// 181     |11111111|11111111|100001</text:p>
            <text:p>0b11111111, 0b11111111, (0b10000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|11111111|11111111|1101110</text:p>
          </table:table-cell>
          <table:table-cell office:value-type="string" calcext:value-type="string">
            <text:p>11111111111111111101110</text:p>
          </table:table-cell>
          <table:table-cell table:formula="of:=8-MOD(LEN([.$D183])-[.$E183]; 8)" office:value-type="float" office:value="2" calcext:value-type="float">
            <text:p>2</text:p>
          </table:table-cell>
          <table:table-cell table:style-name="ce29" table:formula="of:=IF(MID([.$D184];1;[.$E184])=&quot;&quot;; &quot;&quot;; COM.MICROSOFT.CONCAT(&quot;0b&quot;; MID([.$D184];1;[.$E184])))" office:value-type="string" office:string-value="0b11" calcext:value-type="string">
            <text:p>0b11</text:p>
          </table:table-cell>
          <table:table-cell table:style-name="ce29" table:formula="of:=IF(MID([.$D184];1+[.$E184]; 8)=&quot;&quot;; &quot;&quot;; COM.MICROSOFT.CONCAT(&quot;0b&quot;; MID([.$D184];1+[.$E184]; 8)))" office:value-type="string" office:string-value="0b11111111" calcext:value-type="string">
            <text:p>0b11111111</text:p>
          </table:table-cell>
          <table:table-cell table:style-name="ce29" table:formula="of:=IF(MID([.$D184];1+[.$E184]+8; 8)=&quot;&quot;; &quot;&quot;; COM.MICROSOFT.CONCAT(&quot;0b&quot;; MID([.$D184];1+[.$E184]+8; 8)))" office:value-type="string" office:string-value="0b11111111" calcext:value-type="string">
            <text:p>0b11111111</text:p>
          </table:table-cell>
          <table:table-cell table:style-name="ce29" table:formula="of:=IF(MID([.$D184];1+[.$E184]+8+8; 8)=&quot;&quot;; &quot;&quot;; COM.MICROSOFT.CONCAT(&quot;0b&quot;; MID([.$D184];1+[.$E184]+8+8; 8)))" office:value-type="string" office:string-value="0b01110" calcext:value-type="string">
            <text:p>0b01110</text:p>
          </table:table-cell>
          <table:table-cell table:style-name="ce29" table:formula="of:=IF(MID([.$D184];1+[.$E184]+8+8+8; 8)=&quot;&quot;; &quot;&quot;; COM.MICROSOFT.CONCAT(&quot;0b&quot;; MID([.$D184];1+[.$E184]+8+8+8; 8)))">
            <text:p/>
          </table:table-cell>
          <table:table-cell table:style-name="ce31" table:formula="of:=[.E184]-LEN([.F184])+2" office:value-type="float" office:value="0" calcext:value-type="float">
            <text:p>0</text:p>
          </table:table-cell>
          <table:table-cell table:style-name="ce29" table:formula="of:=IF([.G184]=&quot;&quot;; &quot;&quot;; 8-LEN([.G184])+2)" office:value-type="float" office:value="0" calcext:value-type="float">
            <text:p>0</text:p>
          </table:table-cell>
          <table:table-cell table:style-name="ce29" table:formula="of:=IF([.H184]=&quot;&quot;; &quot;&quot;; 8-LEN([.H184])+2)" office:value-type="float" office:value="0" calcext:value-type="float">
            <text:p>0</text:p>
          </table:table-cell>
          <table:table-cell table:style-name="ce29" table:formula="of:=IF([.I184]=&quot;&quot;; &quot;&quot;; 8-LEN([.I184])+2)" office:value-type="float" office:value="3" calcext:value-type="float">
            <text:p>3</text:p>
          </table:table-cell>
          <table:table-cell table:style-name="ce29" table:formula="of:=IF([.J184]=&quot;&quot;; &quot;&quot;; 8-LEN([.J184])+2)">
            <text:p/>
          </table:table-cell>
          <table:table-cell table:style-name="ce31" table:formula="of:=IF(OR([.$F184]=&quot;&quot;; [.$E184]=8); &quot;&quot;; &quot;+ &quot;)" office:value-type="string" office:string-value="+ " calcext:value-type="string">
            <text:p>+ </text:p>
          </table:table-cell>
          <table:table-cell table:style-name="ce32" table:formula="of:=IF([.$F184]=&quot;&quot;; &quot;&quot;; IF([.$K184]&gt;0; COM.MICROSOFT.CONCAT(&quot;(&quot;; [.$F184]; &quot; &lt;&lt; &quot;; [.$K184]; &quot;)&quot;); [.$F184]))" office:value-type="string" office:string-value="0b11" calcext:value-type="string">
            <text:p>0b11</text:p>
          </table:table-cell>
          <table:table-cell table:style-name="ce32" table:formula="of:=IF(OR([.$F184]=&quot;&quot;; AND([.$G184]=&quot;&quot;; [.$K184]&lt;&gt;0)); &quot;&quot;; &quot;, &quot;)" office:value-type="string" office:string-value=", " calcext:value-type="string">
            <text:p>, </text:p>
          </table:table-cell>
          <table:table-cell table:style-name="ce32" table:formula="of:=IF([.$G184]=&quot;&quot;; &quot;&quot;; IF([.$L184]&gt;0; COM.MICROSOFT.CONCAT(&quot;(&quot;; [.$G184]; &quot; &lt;&lt; &quot;; [.$L184]; &quot;)&quot;); [.$G184]))" office:value-type="string" office:string-value="0b11111111" calcext:value-type="string">
            <text:p>0b11111111</text:p>
          </table:table-cell>
          <table:table-cell table:style-name="ce32" table:formula="of:=IF(OR([.$G184]=&quot;&quot;; AND([.$H184]=&quot;&quot;; [.$L184]&lt;&gt;0)); &quot;&quot;; &quot;, &quot;)" office:value-type="string" office:string-value=", " calcext:value-type="string">
            <text:p>, </text:p>
          </table:table-cell>
          <table:table-cell table:style-name="ce32" table:formula="of:=IF([.$H184]=&quot;&quot;; &quot;&quot;; IF([.$M184]&gt;0; COM.MICROSOFT.CONCAT(&quot;(&quot;; [.$H184]; &quot; &lt;&lt; &quot;; [.$M184]; &quot;)&quot;); [.$H184]))" office:value-type="string" office:string-value="0b11111111" calcext:value-type="string">
            <text:p>0b11111111</text:p>
          </table:table-cell>
          <table:table-cell table:style-name="ce32" table:formula="of:=IF(OR([.$H184]=&quot;&quot;; AND([.$I184]=&quot;&quot;; [.$M184]&lt;&gt;0)); &quot;&quot;; &quot;, &quot;)" office:value-type="string" office:string-value=", " calcext:value-type="string">
            <text:p>, </text:p>
          </table:table-cell>
          <table:table-cell table:style-name="ce32" table:formula="of:=IF([.$I184]=&quot;&quot;; &quot;&quot;; IF([.$N184]&gt;0; COM.MICROSOFT.CONCAT(&quot;(&quot;; [.$I184]; &quot; &lt;&lt; &quot;; [.$N184]; &quot;)&quot;); [.$I184]))" office:value-type="string" office:string-value="(0b01110 &lt;&lt; 3)" calcext:value-type="string">
            <text:p>(0b01110 &lt;&lt; 3)</text:p>
          </table:table-cell>
          <table:table-cell table:style-name="ce32" table:formula="of:=IF(OR([.$I184]=&quot;&quot;; AND([.$J184]=&quot;&quot;; [.$N184]&lt;&gt;0)); &quot;&quot;; &quot;, &quot;)">
            <text:p/>
          </table:table-cell>
          <table:table-cell table:style-name="ce32" table:formula="of:=IF([.$J184]=&quot;&quot;; &quot;&quot;; IF([.$O184]&gt;0; COM.MICROSOFT.CONCAT(&quot;(&quot;; [.$J184]; &quot; &lt;&lt; &quot;; [.$O184]; &quot;)&quot;); [.$J184]))">
            <text:p/>
          </table:table-cell>
          <table:table-cell table:style-name="ce33" table:formula="of:=IF(OR([.$J184]=&quot;&quot;; AND([.$O184]&lt;&gt;0)); &quot;&quot;; &quot;, &quot;)">
            <text:p/>
          </table:table-cell>
          <table:table-cell table:formula="of:=COM.MICROSOFT.CONCAT(&quot;// &quot;; [.B184]; &quot; &quot;; IF([.A184]=&quot;&quot;; &quot;   &quot;; COM.MICROSOFT.CONCAT(&quot;-&quot;; [.A184]; &quot;-&quot;)); &quot; &quot;; [.C184])" office:value-type="string" office:string-value="// 182     |11111111|11111111|1101110" calcext:value-type="string">
            <text:p>// 182 <text:s text:c="4"/>|11111111|11111111|1101110</text:p>
          </table:table-cell>
          <table:table-cell table:formula="of:=COM.MICROSOFT.CONCAT([.P184:.Z184])" office:value-type="string" office:string-value="+ 0b11, 0b11111111, 0b11111111, (0b01110 &lt;&lt; 3)" calcext:value-type="string">
            <text:p>+ 0b11, 0b11111111, 0b11111111, (0b01110 &lt;&lt; 3)</text:p>
          </table:table-cell>
          <table:table-cell table:formula="of:=COM.MICROSOFT.CONCAT([.AA184]; CHAR(10); [.AB184])" office:value-type="string" office:string-value="// 182     |11111111|11111111|1101110&#10;+ 0b11, 0b11111111, 0b11111111, (0b01110 &lt;&lt; 3)" calcext:value-type="string">
            <text:p>// 182     |11111111|11111111|1101110</text:p>
            <text:p>+ 0b11, 0b11111111, 0b11111111, (0b01110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|11111111|11111111|1101111</text:p>
          </table:table-cell>
          <table:table-cell office:value-type="string" calcext:value-type="string">
            <text:p>11111111111111111101111</text:p>
          </table:table-cell>
          <table:table-cell table:formula="of:=8-MOD(LEN([.$D184])-[.$E184]; 8)" office:value-type="float" office:value="3" calcext:value-type="float">
            <text:p>3</text:p>
          </table:table-cell>
          <table:table-cell table:style-name="ce29" table:formula="of:=IF(MID([.$D185];1;[.$E185])=&quot;&quot;; &quot;&quot;; COM.MICROSOFT.CONCAT(&quot;0b&quot;; MID([.$D185];1;[.$E185])))" office:value-type="string" office:string-value="0b111" calcext:value-type="string">
            <text:p>0b111</text:p>
          </table:table-cell>
          <table:table-cell table:style-name="ce29" table:formula="of:=IF(MID([.$D185];1+[.$E185]; 8)=&quot;&quot;; &quot;&quot;; COM.MICROSOFT.CONCAT(&quot;0b&quot;; MID([.$D185];1+[.$E185]; 8)))" office:value-type="string" office:string-value="0b11111111" calcext:value-type="string">
            <text:p>0b11111111</text:p>
          </table:table-cell>
          <table:table-cell table:style-name="ce29" table:formula="of:=IF(MID([.$D185];1+[.$E185]+8; 8)=&quot;&quot;; &quot;&quot;; COM.MICROSOFT.CONCAT(&quot;0b&quot;; MID([.$D185];1+[.$E185]+8; 8)))" office:value-type="string" office:string-value="0b11111110" calcext:value-type="string">
            <text:p>0b11111110</text:p>
          </table:table-cell>
          <table:table-cell table:style-name="ce29" table:formula="of:=IF(MID([.$D185];1+[.$E185]+8+8; 8)=&quot;&quot;; &quot;&quot;; COM.MICROSOFT.CONCAT(&quot;0b&quot;; MID([.$D185];1+[.$E185]+8+8; 8)))" office:value-type="string" office:string-value="0b1111" calcext:value-type="string">
            <text:p>0b1111</text:p>
          </table:table-cell>
          <table:table-cell table:style-name="ce29" table:formula="of:=IF(MID([.$D185];1+[.$E185]+8+8+8; 8)=&quot;&quot;; &quot;&quot;; COM.MICROSOFT.CONCAT(&quot;0b&quot;; MID([.$D185];1+[.$E185]+8+8+8; 8)))">
            <text:p/>
          </table:table-cell>
          <table:table-cell table:style-name="ce31" table:formula="of:=[.E185]-LEN([.F185])+2" office:value-type="float" office:value="0" calcext:value-type="float">
            <text:p>0</text:p>
          </table:table-cell>
          <table:table-cell table:style-name="ce29" table:formula="of:=IF([.G185]=&quot;&quot;; &quot;&quot;; 8-LEN([.G185])+2)" office:value-type="float" office:value="0" calcext:value-type="float">
            <text:p>0</text:p>
          </table:table-cell>
          <table:table-cell table:style-name="ce29" table:formula="of:=IF([.H185]=&quot;&quot;; &quot;&quot;; 8-LEN([.H185])+2)" office:value-type="float" office:value="0" calcext:value-type="float">
            <text:p>0</text:p>
          </table:table-cell>
          <table:table-cell table:style-name="ce29" table:formula="of:=IF([.I185]=&quot;&quot;; &quot;&quot;; 8-LEN([.I185])+2)" office:value-type="float" office:value="4" calcext:value-type="float">
            <text:p>4</text:p>
          </table:table-cell>
          <table:table-cell table:style-name="ce29" table:formula="of:=IF([.J185]=&quot;&quot;; &quot;&quot;; 8-LEN([.J185])+2)">
            <text:p/>
          </table:table-cell>
          <table:table-cell table:style-name="ce31" table:formula="of:=IF(OR([.$F185]=&quot;&quot;; [.$E185]=8); &quot;&quot;; &quot;+ &quot;)" office:value-type="string" office:string-value="+ " calcext:value-type="string">
            <text:p>+ </text:p>
          </table:table-cell>
          <table:table-cell table:style-name="ce32" table:formula="of:=IF([.$F185]=&quot;&quot;; &quot;&quot;; IF([.$K185]&gt;0; COM.MICROSOFT.CONCAT(&quot;(&quot;; [.$F185]; &quot; &lt;&lt; &quot;; [.$K185]; &quot;)&quot;); [.$F185]))" office:value-type="string" office:string-value="0b111" calcext:value-type="string">
            <text:p>0b111</text:p>
          </table:table-cell>
          <table:table-cell table:style-name="ce32" table:formula="of:=IF(OR([.$F185]=&quot;&quot;; AND([.$G185]=&quot;&quot;; [.$K185]&lt;&gt;0)); &quot;&quot;; &quot;, &quot;)" office:value-type="string" office:string-value=", " calcext:value-type="string">
            <text:p>, </text:p>
          </table:table-cell>
          <table:table-cell table:style-name="ce32" table:formula="of:=IF([.$G185]=&quot;&quot;; &quot;&quot;; IF([.$L185]&gt;0; COM.MICROSOFT.CONCAT(&quot;(&quot;; [.$G185]; &quot; &lt;&lt; &quot;; [.$L185]; &quot;)&quot;); [.$G185]))" office:value-type="string" office:string-value="0b11111111" calcext:value-type="string">
            <text:p>0b11111111</text:p>
          </table:table-cell>
          <table:table-cell table:style-name="ce32" table:formula="of:=IF(OR([.$G185]=&quot;&quot;; AND([.$H185]=&quot;&quot;; [.$L185]&lt;&gt;0)); &quot;&quot;; &quot;, &quot;)" office:value-type="string" office:string-value=", " calcext:value-type="string">
            <text:p>, </text:p>
          </table:table-cell>
          <table:table-cell table:style-name="ce32" table:formula="of:=IF([.$H185]=&quot;&quot;; &quot;&quot;; IF([.$M185]&gt;0; COM.MICROSOFT.CONCAT(&quot;(&quot;; [.$H185]; &quot; &lt;&lt; &quot;; [.$M185]; &quot;)&quot;); [.$H185]))" office:value-type="string" office:string-value="0b11111110" calcext:value-type="string">
            <text:p>0b11111110</text:p>
          </table:table-cell>
          <table:table-cell table:style-name="ce32" table:formula="of:=IF(OR([.$H185]=&quot;&quot;; AND([.$I185]=&quot;&quot;; [.$M185]&lt;&gt;0)); &quot;&quot;; &quot;, &quot;)" office:value-type="string" office:string-value=", " calcext:value-type="string">
            <text:p>, </text:p>
          </table:table-cell>
          <table:table-cell table:style-name="ce32" table:formula="of:=IF([.$I185]=&quot;&quot;; &quot;&quot;; IF([.$N185]&gt;0; COM.MICROSOFT.CONCAT(&quot;(&quot;; [.$I185]; &quot; &lt;&lt; &quot;; [.$N185]; &quot;)&quot;); [.$I185]))" office:value-type="string" office:string-value="(0b1111 &lt;&lt; 4)" calcext:value-type="string">
            <text:p>(0b1111 &lt;&lt; 4)</text:p>
          </table:table-cell>
          <table:table-cell table:style-name="ce32" table:formula="of:=IF(OR([.$I185]=&quot;&quot;; AND([.$J185]=&quot;&quot;; [.$N185]&lt;&gt;0)); &quot;&quot;; &quot;, &quot;)">
            <text:p/>
          </table:table-cell>
          <table:table-cell table:style-name="ce32" table:formula="of:=IF([.$J185]=&quot;&quot;; &quot;&quot;; IF([.$O185]&gt;0; COM.MICROSOFT.CONCAT(&quot;(&quot;; [.$J185]; &quot; &lt;&lt; &quot;; [.$O185]; &quot;)&quot;); [.$J185]))">
            <text:p/>
          </table:table-cell>
          <table:table-cell table:style-name="ce33" table:formula="of:=IF(OR([.$J185]=&quot;&quot;; AND([.$O185]&lt;&gt;0)); &quot;&quot;; &quot;, &quot;)">
            <text:p/>
          </table:table-cell>
          <table:table-cell table:formula="of:=COM.MICROSOFT.CONCAT(&quot;// &quot;; [.B185]; &quot; &quot;; IF([.A185]=&quot;&quot;; &quot;   &quot;; COM.MICROSOFT.CONCAT(&quot;-&quot;; [.A185]; &quot;-&quot;)); &quot; &quot;; [.C185])" office:value-type="string" office:string-value="// 183     |11111111|11111111|1101111" calcext:value-type="string">
            <text:p>// 183 <text:s text:c="4"/>|11111111|11111111|1101111</text:p>
          </table:table-cell>
          <table:table-cell table:formula="of:=COM.MICROSOFT.CONCAT([.P185:.Z185])" office:value-type="string" office:string-value="+ 0b111, 0b11111111, 0b11111110, (0b1111 &lt;&lt; 4)" calcext:value-type="string">
            <text:p>+ 0b111, 0b11111111, 0b11111110, (0b1111 &lt;&lt; 4)</text:p>
          </table:table-cell>
          <table:table-cell table:formula="of:=COM.MICROSOFT.CONCAT([.AA185]; CHAR(10); [.AB185])" office:value-type="string" office:string-value="// 183     |11111111|11111111|1101111&#10;+ 0b111, 0b11111111, 0b11111110, (0b1111 &lt;&lt; 4)" calcext:value-type="string">
            <text:p>// 183     |11111111|11111111|1101111</text:p>
            <text:p>+ 0b111, 0b11111111, 0b11111110, (0b111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|11111111|11111110|1010</text:p>
          </table:table-cell>
          <table:table-cell office:value-type="string" calcext:value-type="string">
            <text:p>11111111111111101010</text:p>
          </table:table-cell>
          <table:table-cell table:formula="of:=8-MOD(LEN([.$D185])-[.$E185]; 8)" office:value-type="float" office:value="4" calcext:value-type="float">
            <text:p>4</text:p>
          </table:table-cell>
          <table:table-cell table:style-name="ce29" table:formula="of:=IF(MID([.$D186];1;[.$E186])=&quot;&quot;; &quot;&quot;; COM.MICROSOFT.CONCAT(&quot;0b&quot;; MID([.$D186];1;[.$E186])))" office:value-type="string" office:string-value="0b1111" calcext:value-type="string">
            <text:p>0b1111</text:p>
          </table:table-cell>
          <table:table-cell table:style-name="ce29" table:formula="of:=IF(MID([.$D186];1+[.$E186]; 8)=&quot;&quot;; &quot;&quot;; COM.MICROSOFT.CONCAT(&quot;0b&quot;; MID([.$D186];1+[.$E186]; 8)))" office:value-type="string" office:string-value="0b11111111" calcext:value-type="string">
            <text:p>0b11111111</text:p>
          </table:table-cell>
          <table:table-cell table:style-name="ce29" table:formula="of:=IF(MID([.$D186];1+[.$E186]+8; 8)=&quot;&quot;; &quot;&quot;; COM.MICROSOFT.CONCAT(&quot;0b&quot;; MID([.$D186];1+[.$E186]+8; 8)))" office:value-type="string" office:string-value="0b11101010" calcext:value-type="string">
            <text:p>0b11101010</text:p>
          </table:table-cell>
          <table:table-cell table:style-name="ce29" table:formula="of:=IF(MID([.$D186];1+[.$E186]+8+8; 8)=&quot;&quot;; &quot;&quot;; COM.MICROSOFT.CONCAT(&quot;0b&quot;; MID([.$D186];1+[.$E186]+8+8; 8)))">
            <text:p/>
          </table:table-cell>
          <table:table-cell table:style-name="ce29" table:formula="of:=IF(MID([.$D186];1+[.$E186]+8+8+8; 8)=&quot;&quot;; &quot;&quot;; COM.MICROSOFT.CONCAT(&quot;0b&quot;; MID([.$D186];1+[.$E186]+8+8+8; 8)))">
            <text:p/>
          </table:table-cell>
          <table:table-cell table:style-name="ce31" table:formula="of:=[.E186]-LEN([.F186])+2" office:value-type="float" office:value="0" calcext:value-type="float">
            <text:p>0</text:p>
          </table:table-cell>
          <table:table-cell table:style-name="ce29" table:formula="of:=IF([.G186]=&quot;&quot;; &quot;&quot;; 8-LEN([.G186])+2)" office:value-type="float" office:value="0" calcext:value-type="float">
            <text:p>0</text:p>
          </table:table-cell>
          <table:table-cell table:style-name="ce29" table:formula="of:=IF([.H186]=&quot;&quot;; &quot;&quot;; 8-LEN([.H186])+2)" office:value-type="float" office:value="0" calcext:value-type="float">
            <text:p>0</text:p>
          </table:table-cell>
          <table:table-cell table:style-name="ce29" table:formula="of:=IF([.I186]=&quot;&quot;; &quot;&quot;; 8-LEN([.I186])+2)">
            <text:p/>
          </table:table-cell>
          <table:table-cell table:style-name="ce29" table:formula="of:=IF([.J186]=&quot;&quot;; &quot;&quot;; 8-LEN([.J186])+2)">
            <text:p/>
          </table:table-cell>
          <table:table-cell table:style-name="ce31" table:formula="of:=IF(OR([.$F186]=&quot;&quot;; [.$E186]=8); &quot;&quot;; &quot;+ &quot;)" office:value-type="string" office:string-value="+ " calcext:value-type="string">
            <text:p>+ </text:p>
          </table:table-cell>
          <table:table-cell table:style-name="ce32" table:formula="of:=IF([.$F186]=&quot;&quot;; &quot;&quot;; IF([.$K186]&gt;0; COM.MICROSOFT.CONCAT(&quot;(&quot;; [.$F186]; &quot; &lt;&lt; &quot;; [.$K186]; &quot;)&quot;); [.$F186]))" office:value-type="string" office:string-value="0b1111" calcext:value-type="string">
            <text:p>0b1111</text:p>
          </table:table-cell>
          <table:table-cell table:style-name="ce32" table:formula="of:=IF(OR([.$F186]=&quot;&quot;; AND([.$G186]=&quot;&quot;; [.$K186]&lt;&gt;0)); &quot;&quot;; &quot;, &quot;)" office:value-type="string" office:string-value=", " calcext:value-type="string">
            <text:p>, </text:p>
          </table:table-cell>
          <table:table-cell table:style-name="ce32" table:formula="of:=IF([.$G186]=&quot;&quot;; &quot;&quot;; IF([.$L186]&gt;0; COM.MICROSOFT.CONCAT(&quot;(&quot;; [.$G186]; &quot; &lt;&lt; &quot;; [.$L186]; &quot;)&quot;); [.$G186]))" office:value-type="string" office:string-value="0b11111111" calcext:value-type="string">
            <text:p>0b11111111</text:p>
          </table:table-cell>
          <table:table-cell table:style-name="ce32" table:formula="of:=IF(OR([.$G186]=&quot;&quot;; AND([.$H186]=&quot;&quot;; [.$L186]&lt;&gt;0)); &quot;&quot;; &quot;, &quot;)" office:value-type="string" office:string-value=", " calcext:value-type="string">
            <text:p>, </text:p>
          </table:table-cell>
          <table:table-cell table:style-name="ce32" table:formula="of:=IF([.$H186]=&quot;&quot;; &quot;&quot;; IF([.$M186]&gt;0; COM.MICROSOFT.CONCAT(&quot;(&quot;; [.$H186]; &quot; &lt;&lt; &quot;; [.$M186]; &quot;)&quot;); [.$H186]))" office:value-type="string" office:string-value="0b11101010" calcext:value-type="string">
            <text:p>0b11101010</text:p>
          </table:table-cell>
          <table:table-cell table:style-name="ce32" table:formula="of:=IF(OR([.$H186]=&quot;&quot;; AND([.$I186]=&quot;&quot;; [.$M186]&lt;&gt;0)); &quot;&quot;; &quot;, &quot;)" office:value-type="string" office:string-value=", " calcext:value-type="string">
            <text:p>, </text:p>
          </table:table-cell>
          <table:table-cell table:style-name="ce32" table:formula="of:=IF([.$I186]=&quot;&quot;; &quot;&quot;; IF([.$N186]&gt;0; COM.MICROSOFT.CONCAT(&quot;(&quot;; [.$I186]; &quot; &lt;&lt; &quot;; [.$N186]; &quot;)&quot;); [.$I186]))">
            <text:p/>
          </table:table-cell>
          <table:table-cell table:style-name="ce32" table:formula="of:=IF(OR([.$I186]=&quot;&quot;; AND([.$J186]=&quot;&quot;; [.$N186]&lt;&gt;0)); &quot;&quot;; &quot;, &quot;)">
            <text:p/>
          </table:table-cell>
          <table:table-cell table:style-name="ce32" table:formula="of:=IF([.$J186]=&quot;&quot;; &quot;&quot;; IF([.$O186]&gt;0; COM.MICROSOFT.CONCAT(&quot;(&quot;; [.$J186]; &quot; &lt;&lt; &quot;; [.$O186]; &quot;)&quot;); [.$J186]))">
            <text:p/>
          </table:table-cell>
          <table:table-cell table:style-name="ce33" table:formula="of:=IF(OR([.$J186]=&quot;&quot;; AND([.$O186]&lt;&gt;0)); &quot;&quot;; &quot;, &quot;)">
            <text:p/>
          </table:table-cell>
          <table:table-cell table:formula="of:=COM.MICROSOFT.CONCAT(&quot;// &quot;; [.B186]; &quot; &quot;; IF([.A186]=&quot;&quot;; &quot;   &quot;; COM.MICROSOFT.CONCAT(&quot;-&quot;; [.A186]; &quot;-&quot;)); &quot; &quot;; [.C186])" office:value-type="string" office:string-value="// 184     |11111111|11111110|1010" calcext:value-type="string">
            <text:p>// 184 <text:s text:c="4"/>|11111111|11111110|1010</text:p>
          </table:table-cell>
          <table:table-cell table:formula="of:=COM.MICROSOFT.CONCAT([.P186:.Z186])" office:value-type="string" office:string-value="+ 0b1111, 0b11111111, 0b11101010, " calcext:value-type="string">
            <text:p>+ 0b1111, 0b11111111, 0b11101010, </text:p>
          </table:table-cell>
          <table:table-cell table:formula="of:=COM.MICROSOFT.CONCAT([.AA186]; CHAR(10); [.AB186])" office:value-type="string" office:string-value="// 184     |11111111|11111110|1010&#10;+ 0b1111, 0b11111111, 0b11101010, " calcext:value-type="string">
            <text:p>// 184     |11111111|11111110|1010</text:p>
            <text:p>+ 0b1111, 0b11111111, 0b1110101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|11111111|11111111|100010</text:p>
          </table:table-cell>
          <table:table-cell office:value-type="string" calcext:value-type="string">
            <text:p>1111111111111111100010</text:p>
          </table:table-cell>
          <table:table-cell table:formula="of:=8-MOD(LEN([.$D186])-[.$E186]; 8)" office:value-type="float" office:value="8" calcext:value-type="float">
            <text:p>8</text:p>
          </table:table-cell>
          <table:table-cell table:style-name="ce29" table:formula="of:=IF(MID([.$D187];1;[.$E187])=&quot;&quot;; &quot;&quot;; COM.MICROSOFT.CONCAT(&quot;0b&quot;; MID([.$D187];1;[.$E187])))" office:value-type="string" office:string-value="0b11111111" calcext:value-type="string">
            <text:p>0b11111111</text:p>
          </table:table-cell>
          <table:table-cell table:style-name="ce29" table:formula="of:=IF(MID([.$D187];1+[.$E187]; 8)=&quot;&quot;; &quot;&quot;; COM.MICROSOFT.CONCAT(&quot;0b&quot;; MID([.$D187];1+[.$E187]; 8)))" office:value-type="string" office:string-value="0b11111111" calcext:value-type="string">
            <text:p>0b11111111</text:p>
          </table:table-cell>
          <table:table-cell table:style-name="ce29" table:formula="of:=IF(MID([.$D187];1+[.$E187]+8; 8)=&quot;&quot;; &quot;&quot;; COM.MICROSOFT.CONCAT(&quot;0b&quot;; MID([.$D187];1+[.$E187]+8; 8)))" office:value-type="string" office:string-value="0b100010" calcext:value-type="string">
            <text:p>0b100010</text:p>
          </table:table-cell>
          <table:table-cell table:style-name="ce29" table:formula="of:=IF(MID([.$D187];1+[.$E187]+8+8; 8)=&quot;&quot;; &quot;&quot;; COM.MICROSOFT.CONCAT(&quot;0b&quot;; MID([.$D187];1+[.$E187]+8+8; 8)))">
            <text:p/>
          </table:table-cell>
          <table:table-cell table:style-name="ce29" table:formula="of:=IF(MID([.$D187];1+[.$E187]+8+8+8; 8)=&quot;&quot;; &quot;&quot;; COM.MICROSOFT.CONCAT(&quot;0b&quot;; MID([.$D187];1+[.$E187]+8+8+8; 8)))">
            <text:p/>
          </table:table-cell>
          <table:table-cell table:style-name="ce31" table:formula="of:=[.E187]-LEN([.F187])+2" office:value-type="float" office:value="0" calcext:value-type="float">
            <text:p>0</text:p>
          </table:table-cell>
          <table:table-cell table:style-name="ce29" table:formula="of:=IF([.G187]=&quot;&quot;; &quot;&quot;; 8-LEN([.G187])+2)" office:value-type="float" office:value="0" calcext:value-type="float">
            <text:p>0</text:p>
          </table:table-cell>
          <table:table-cell table:style-name="ce29" table:formula="of:=IF([.H187]=&quot;&quot;; &quot;&quot;; 8-LEN([.H187])+2)" office:value-type="float" office:value="2" calcext:value-type="float">
            <text:p>2</text:p>
          </table:table-cell>
          <table:table-cell table:style-name="ce29" table:formula="of:=IF([.I187]=&quot;&quot;; &quot;&quot;; 8-LEN([.I187])+2)">
            <text:p/>
          </table:table-cell>
          <table:table-cell table:style-name="ce29" table:formula="of:=IF([.J187]=&quot;&quot;; &quot;&quot;; 8-LEN([.J187])+2)">
            <text:p/>
          </table:table-cell>
          <table:table-cell table:style-name="ce31" table:formula="of:=IF(OR([.$F187]=&quot;&quot;; [.$E187]=8); &quot;&quot;; &quot;+ &quot;)">
            <text:p/>
          </table:table-cell>
          <table:table-cell table:style-name="ce32" table:formula="of:=IF([.$F187]=&quot;&quot;; &quot;&quot;; IF([.$K187]&gt;0; COM.MICROSOFT.CONCAT(&quot;(&quot;; [.$F187]; &quot; &lt;&lt; &quot;; [.$K187]; &quot;)&quot;); [.$F187]))" office:value-type="string" office:string-value="0b11111111" calcext:value-type="string">
            <text:p>0b11111111</text:p>
          </table:table-cell>
          <table:table-cell table:style-name="ce32" table:formula="of:=IF(OR([.$F187]=&quot;&quot;; AND([.$G187]=&quot;&quot;; [.$K187]&lt;&gt;0)); &quot;&quot;; &quot;, &quot;)" office:value-type="string" office:string-value=", " calcext:value-type="string">
            <text:p>, </text:p>
          </table:table-cell>
          <table:table-cell table:style-name="ce32" table:formula="of:=IF([.$G187]=&quot;&quot;; &quot;&quot;; IF([.$L187]&gt;0; COM.MICROSOFT.CONCAT(&quot;(&quot;; [.$G187]; &quot; &lt;&lt; &quot;; [.$L187]; &quot;)&quot;); [.$G187]))" office:value-type="string" office:string-value="0b11111111" calcext:value-type="string">
            <text:p>0b11111111</text:p>
          </table:table-cell>
          <table:table-cell table:style-name="ce32" table:formula="of:=IF(OR([.$G187]=&quot;&quot;; AND([.$H187]=&quot;&quot;; [.$L187]&lt;&gt;0)); &quot;&quot;; &quot;, &quot;)" office:value-type="string" office:string-value=", " calcext:value-type="string">
            <text:p>, </text:p>
          </table:table-cell>
          <table:table-cell table:style-name="ce32" table:formula="of:=IF([.$H187]=&quot;&quot;; &quot;&quot;; IF([.$M187]&gt;0; COM.MICROSOFT.CONCAT(&quot;(&quot;; [.$H187]; &quot; &lt;&lt; &quot;; [.$M187]; &quot;)&quot;); [.$H187]))" office:value-type="string" office:string-value="(0b100010 &lt;&lt; 2)" calcext:value-type="string">
            <text:p>(0b100010 &lt;&lt; 2)</text:p>
          </table:table-cell>
          <table:table-cell table:style-name="ce32" table:formula="of:=IF(OR([.$H187]=&quot;&quot;; AND([.$I187]=&quot;&quot;; [.$M187]&lt;&gt;0)); &quot;&quot;; &quot;, &quot;)">
            <text:p/>
          </table:table-cell>
          <table:table-cell table:style-name="ce32" table:formula="of:=IF([.$I187]=&quot;&quot;; &quot;&quot;; IF([.$N187]&gt;0; COM.MICROSOFT.CONCAT(&quot;(&quot;; [.$I187]; &quot; &lt;&lt; &quot;; [.$N187]; &quot;)&quot;); [.$I187]))">
            <text:p/>
          </table:table-cell>
          <table:table-cell table:style-name="ce32" table:formula="of:=IF(OR([.$I187]=&quot;&quot;; AND([.$J187]=&quot;&quot;; [.$N187]&lt;&gt;0)); &quot;&quot;; &quot;, &quot;)">
            <text:p/>
          </table:table-cell>
          <table:table-cell table:style-name="ce32" table:formula="of:=IF([.$J187]=&quot;&quot;; &quot;&quot;; IF([.$O187]&gt;0; COM.MICROSOFT.CONCAT(&quot;(&quot;; [.$J187]; &quot; &lt;&lt; &quot;; [.$O187]; &quot;)&quot;); [.$J187]))">
            <text:p/>
          </table:table-cell>
          <table:table-cell table:style-name="ce33" table:formula="of:=IF(OR([.$J187]=&quot;&quot;; AND([.$O187]&lt;&gt;0)); &quot;&quot;; &quot;, &quot;)">
            <text:p/>
          </table:table-cell>
          <table:table-cell table:formula="of:=COM.MICROSOFT.CONCAT(&quot;// &quot;; [.B187]; &quot; &quot;; IF([.A187]=&quot;&quot;; &quot;   &quot;; COM.MICROSOFT.CONCAT(&quot;-&quot;; [.A187]; &quot;-&quot;)); &quot; &quot;; [.C187])" office:value-type="string" office:string-value="// 185     |11111111|11111111|100010" calcext:value-type="string">
            <text:p>// 185 <text:s text:c="4"/>|11111111|11111111|100010</text:p>
          </table:table-cell>
          <table:table-cell table:formula="of:=COM.MICROSOFT.CONCAT([.P187:.Z187])" office:value-type="string" office:string-value="0b11111111, 0b11111111, (0b100010 &lt;&lt; 2)" calcext:value-type="string">
            <text:p>0b11111111, 0b11111111, (0b100010 &lt;&lt; 2)</text:p>
          </table:table-cell>
          <table:table-cell table:formula="of:=COM.MICROSOFT.CONCAT([.AA187]; CHAR(10); [.AB187])" office:value-type="string" office:string-value="// 185     |11111111|11111111|100010&#10;0b11111111, 0b11111111, (0b100010 &lt;&lt; 2)" calcext:value-type="string">
            <text:p>// 185     |11111111|11111111|100010</text:p>
            <text:p>0b11111111, 0b11111111, (0b100010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|11111111|11111111|100011</text:p>
          </table:table-cell>
          <table:table-cell office:value-type="string" calcext:value-type="string">
            <text:p>1111111111111111100011</text:p>
          </table:table-cell>
          <table:table-cell table:formula="of:=8-MOD(LEN([.$D187])-[.$E187]; 8)" office:value-type="float" office:value="2" calcext:value-type="float">
            <text:p>2</text:p>
          </table:table-cell>
          <table:table-cell table:style-name="ce29" table:formula="of:=IF(MID([.$D188];1;[.$E188])=&quot;&quot;; &quot;&quot;; COM.MICROSOFT.CONCAT(&quot;0b&quot;; MID([.$D188];1;[.$E188])))" office:value-type="string" office:string-value="0b11" calcext:value-type="string">
            <text:p>0b11</text:p>
          </table:table-cell>
          <table:table-cell table:style-name="ce29" table:formula="of:=IF(MID([.$D188];1+[.$E188]; 8)=&quot;&quot;; &quot;&quot;; COM.MICROSOFT.CONCAT(&quot;0b&quot;; MID([.$D188];1+[.$E188]; 8)))" office:value-type="string" office:string-value="0b11111111" calcext:value-type="string">
            <text:p>0b11111111</text:p>
          </table:table-cell>
          <table:table-cell table:style-name="ce29" table:formula="of:=IF(MID([.$D188];1+[.$E188]+8; 8)=&quot;&quot;; &quot;&quot;; COM.MICROSOFT.CONCAT(&quot;0b&quot;; MID([.$D188];1+[.$E188]+8; 8)))" office:value-type="string" office:string-value="0b11111110" calcext:value-type="string">
            <text:p>0b11111110</text:p>
          </table:table-cell>
          <table:table-cell table:style-name="ce29" table:formula="of:=IF(MID([.$D188];1+[.$E188]+8+8; 8)=&quot;&quot;; &quot;&quot;; COM.MICROSOFT.CONCAT(&quot;0b&quot;; MID([.$D188];1+[.$E188]+8+8; 8)))" office:value-type="string" office:string-value="0b0011" calcext:value-type="string">
            <text:p>0b0011</text:p>
          </table:table-cell>
          <table:table-cell table:style-name="ce29" table:formula="of:=IF(MID([.$D188];1+[.$E188]+8+8+8; 8)=&quot;&quot;; &quot;&quot;; COM.MICROSOFT.CONCAT(&quot;0b&quot;; MID([.$D188];1+[.$E188]+8+8+8; 8)))">
            <text:p/>
          </table:table-cell>
          <table:table-cell table:style-name="ce31" table:formula="of:=[.E188]-LEN([.F188])+2" office:value-type="float" office:value="0" calcext:value-type="float">
            <text:p>0</text:p>
          </table:table-cell>
          <table:table-cell table:style-name="ce29" table:formula="of:=IF([.G188]=&quot;&quot;; &quot;&quot;; 8-LEN([.G188])+2)" office:value-type="float" office:value="0" calcext:value-type="float">
            <text:p>0</text:p>
          </table:table-cell>
          <table:table-cell table:style-name="ce29" table:formula="of:=IF([.H188]=&quot;&quot;; &quot;&quot;; 8-LEN([.H188])+2)" office:value-type="float" office:value="0" calcext:value-type="float">
            <text:p>0</text:p>
          </table:table-cell>
          <table:table-cell table:style-name="ce29" table:formula="of:=IF([.I188]=&quot;&quot;; &quot;&quot;; 8-LEN([.I188])+2)" office:value-type="float" office:value="4" calcext:value-type="float">
            <text:p>4</text:p>
          </table:table-cell>
          <table:table-cell table:style-name="ce29" table:formula="of:=IF([.J188]=&quot;&quot;; &quot;&quot;; 8-LEN([.J188])+2)">
            <text:p/>
          </table:table-cell>
          <table:table-cell table:style-name="ce31" table:formula="of:=IF(OR([.$F188]=&quot;&quot;; [.$E188]=8); &quot;&quot;; &quot;+ &quot;)" office:value-type="string" office:string-value="+ " calcext:value-type="string">
            <text:p>+ </text:p>
          </table:table-cell>
          <table:table-cell table:style-name="ce32" table:formula="of:=IF([.$F188]=&quot;&quot;; &quot;&quot;; IF([.$K188]&gt;0; COM.MICROSOFT.CONCAT(&quot;(&quot;; [.$F188]; &quot; &lt;&lt; &quot;; [.$K188]; &quot;)&quot;); [.$F188]))" office:value-type="string" office:string-value="0b11" calcext:value-type="string">
            <text:p>0b11</text:p>
          </table:table-cell>
          <table:table-cell table:style-name="ce32" table:formula="of:=IF(OR([.$F188]=&quot;&quot;; AND([.$G188]=&quot;&quot;; [.$K188]&lt;&gt;0)); &quot;&quot;; &quot;, &quot;)" office:value-type="string" office:string-value=", " calcext:value-type="string">
            <text:p>, </text:p>
          </table:table-cell>
          <table:table-cell table:style-name="ce32" table:formula="of:=IF([.$G188]=&quot;&quot;; &quot;&quot;; IF([.$L188]&gt;0; COM.MICROSOFT.CONCAT(&quot;(&quot;; [.$G188]; &quot; &lt;&lt; &quot;; [.$L188]; &quot;)&quot;); [.$G188]))" office:value-type="string" office:string-value="0b11111111" calcext:value-type="string">
            <text:p>0b11111111</text:p>
          </table:table-cell>
          <table:table-cell table:style-name="ce32" table:formula="of:=IF(OR([.$G188]=&quot;&quot;; AND([.$H188]=&quot;&quot;; [.$L188]&lt;&gt;0)); &quot;&quot;; &quot;, &quot;)" office:value-type="string" office:string-value=", " calcext:value-type="string">
            <text:p>, </text:p>
          </table:table-cell>
          <table:table-cell table:style-name="ce32" table:formula="of:=IF([.$H188]=&quot;&quot;; &quot;&quot;; IF([.$M188]&gt;0; COM.MICROSOFT.CONCAT(&quot;(&quot;; [.$H188]; &quot; &lt;&lt; &quot;; [.$M188]; &quot;)&quot;); [.$H188]))" office:value-type="string" office:string-value="0b11111110" calcext:value-type="string">
            <text:p>0b11111110</text:p>
          </table:table-cell>
          <table:table-cell table:style-name="ce32" table:formula="of:=IF(OR([.$H188]=&quot;&quot;; AND([.$I188]=&quot;&quot;; [.$M188]&lt;&gt;0)); &quot;&quot;; &quot;, &quot;)" office:value-type="string" office:string-value=", " calcext:value-type="string">
            <text:p>, </text:p>
          </table:table-cell>
          <table:table-cell table:style-name="ce32" table:formula="of:=IF([.$I188]=&quot;&quot;; &quot;&quot;; IF([.$N188]&gt;0; COM.MICROSOFT.CONCAT(&quot;(&quot;; [.$I188]; &quot; &lt;&lt; &quot;; [.$N188]; &quot;)&quot;); [.$I188]))" office:value-type="string" office:string-value="(0b0011 &lt;&lt; 4)" calcext:value-type="string">
            <text:p>(0b0011 &lt;&lt; 4)</text:p>
          </table:table-cell>
          <table:table-cell table:style-name="ce32" table:formula="of:=IF(OR([.$I188]=&quot;&quot;; AND([.$J188]=&quot;&quot;; [.$N188]&lt;&gt;0)); &quot;&quot;; &quot;, &quot;)">
            <text:p/>
          </table:table-cell>
          <table:table-cell table:style-name="ce32" table:formula="of:=IF([.$J188]=&quot;&quot;; &quot;&quot;; IF([.$O188]&gt;0; COM.MICROSOFT.CONCAT(&quot;(&quot;; [.$J188]; &quot; &lt;&lt; &quot;; [.$O188]; &quot;)&quot;); [.$J188]))">
            <text:p/>
          </table:table-cell>
          <table:table-cell table:style-name="ce33" table:formula="of:=IF(OR([.$J188]=&quot;&quot;; AND([.$O188]&lt;&gt;0)); &quot;&quot;; &quot;, &quot;)">
            <text:p/>
          </table:table-cell>
          <table:table-cell table:formula="of:=COM.MICROSOFT.CONCAT(&quot;// &quot;; [.B188]; &quot; &quot;; IF([.A188]=&quot;&quot;; &quot;   &quot;; COM.MICROSOFT.CONCAT(&quot;-&quot;; [.A188]; &quot;-&quot;)); &quot; &quot;; [.C188])" office:value-type="string" office:string-value="// 186     |11111111|11111111|100011" calcext:value-type="string">
            <text:p>// 186 <text:s text:c="4"/>|11111111|11111111|100011</text:p>
          </table:table-cell>
          <table:table-cell table:formula="of:=COM.MICROSOFT.CONCAT([.P188:.Z188])" office:value-type="string" office:string-value="+ 0b11, 0b11111111, 0b11111110, (0b0011 &lt;&lt; 4)" calcext:value-type="string">
            <text:p>+ 0b11, 0b11111111, 0b11111110, (0b0011 &lt;&lt; 4)</text:p>
          </table:table-cell>
          <table:table-cell table:formula="of:=COM.MICROSOFT.CONCAT([.AA188]; CHAR(10); [.AB188])" office:value-type="string" office:string-value="// 186     |11111111|11111111|100011&#10;+ 0b11, 0b11111111, 0b11111110, (0b0011 &lt;&lt; 4)" calcext:value-type="string">
            <text:p>// 186     |11111111|11111111|100011</text:p>
            <text:p>+ 0b11, 0b11111111, 0b11111110, (0b001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|11111111|11111111|100100</text:p>
          </table:table-cell>
          <table:table-cell office:value-type="string" calcext:value-type="string">
            <text:p>1111111111111111100100</text:p>
          </table:table-cell>
          <table:table-cell table:formula="of:=8-MOD(LEN([.$D188])-[.$E188]; 8)" office:value-type="float" office:value="4" calcext:value-type="float">
            <text:p>4</text:p>
          </table:table-cell>
          <table:table-cell table:style-name="ce29" table:formula="of:=IF(MID([.$D189];1;[.$E189])=&quot;&quot;; &quot;&quot;; COM.MICROSOFT.CONCAT(&quot;0b&quot;; MID([.$D189];1;[.$E189])))" office:value-type="string" office:string-value="0b1111" calcext:value-type="string">
            <text:p>0b1111</text:p>
          </table:table-cell>
          <table:table-cell table:style-name="ce29" table:formula="of:=IF(MID([.$D189];1+[.$E189]; 8)=&quot;&quot;; &quot;&quot;; COM.MICROSOFT.CONCAT(&quot;0b&quot;; MID([.$D189];1+[.$E189]; 8)))" office:value-type="string" office:string-value="0b11111111" calcext:value-type="string">
            <text:p>0b11111111</text:p>
          </table:table-cell>
          <table:table-cell table:style-name="ce29" table:formula="of:=IF(MID([.$D189];1+[.$E189]+8; 8)=&quot;&quot;; &quot;&quot;; COM.MICROSOFT.CONCAT(&quot;0b&quot;; MID([.$D189];1+[.$E189]+8; 8)))" office:value-type="string" office:string-value="0b11111001" calcext:value-type="string">
            <text:p>0b11111001</text:p>
          </table:table-cell>
          <table:table-cell table:style-name="ce29" table:formula="of:=IF(MID([.$D189];1+[.$E189]+8+8; 8)=&quot;&quot;; &quot;&quot;; COM.MICROSOFT.CONCAT(&quot;0b&quot;; MID([.$D189];1+[.$E189]+8+8; 8)))" office:value-type="string" office:string-value="0b00" calcext:value-type="string">
            <text:p>0b00</text:p>
          </table:table-cell>
          <table:table-cell table:style-name="ce29" table:formula="of:=IF(MID([.$D189];1+[.$E189]+8+8+8; 8)=&quot;&quot;; &quot;&quot;; COM.MICROSOFT.CONCAT(&quot;0b&quot;; MID([.$D189];1+[.$E189]+8+8+8; 8)))">
            <text:p/>
          </table:table-cell>
          <table:table-cell table:style-name="ce31" table:formula="of:=[.E189]-LEN([.F189])+2" office:value-type="float" office:value="0" calcext:value-type="float">
            <text:p>0</text:p>
          </table:table-cell>
          <table:table-cell table:style-name="ce29" table:formula="of:=IF([.G189]=&quot;&quot;; &quot;&quot;; 8-LEN([.G189])+2)" office:value-type="float" office:value="0" calcext:value-type="float">
            <text:p>0</text:p>
          </table:table-cell>
          <table:table-cell table:style-name="ce29" table:formula="of:=IF([.H189]=&quot;&quot;; &quot;&quot;; 8-LEN([.H189])+2)" office:value-type="float" office:value="0" calcext:value-type="float">
            <text:p>0</text:p>
          </table:table-cell>
          <table:table-cell table:style-name="ce29" table:formula="of:=IF([.I189]=&quot;&quot;; &quot;&quot;; 8-LEN([.I189])+2)" office:value-type="float" office:value="6" calcext:value-type="float">
            <text:p>6</text:p>
          </table:table-cell>
          <table:table-cell table:style-name="ce29" table:formula="of:=IF([.J189]=&quot;&quot;; &quot;&quot;; 8-LEN([.J189])+2)">
            <text:p/>
          </table:table-cell>
          <table:table-cell table:style-name="ce31" table:formula="of:=IF(OR([.$F189]=&quot;&quot;; [.$E189]=8); &quot;&quot;; &quot;+ &quot;)" office:value-type="string" office:string-value="+ " calcext:value-type="string">
            <text:p>+ </text:p>
          </table:table-cell>
          <table:table-cell table:style-name="ce32" table:formula="of:=IF([.$F189]=&quot;&quot;; &quot;&quot;; IF([.$K189]&gt;0; COM.MICROSOFT.CONCAT(&quot;(&quot;; [.$F189]; &quot; &lt;&lt; &quot;; [.$K189]; &quot;)&quot;); [.$F189]))" office:value-type="string" office:string-value="0b1111" calcext:value-type="string">
            <text:p>0b1111</text:p>
          </table:table-cell>
          <table:table-cell table:style-name="ce32" table:formula="of:=IF(OR([.$F189]=&quot;&quot;; AND([.$G189]=&quot;&quot;; [.$K189]&lt;&gt;0)); &quot;&quot;; &quot;, &quot;)" office:value-type="string" office:string-value=", " calcext:value-type="string">
            <text:p>, </text:p>
          </table:table-cell>
          <table:table-cell table:style-name="ce32" table:formula="of:=IF([.$G189]=&quot;&quot;; &quot;&quot;; IF([.$L189]&gt;0; COM.MICROSOFT.CONCAT(&quot;(&quot;; [.$G189]; &quot; &lt;&lt; &quot;; [.$L189]; &quot;)&quot;); [.$G189]))" office:value-type="string" office:string-value="0b11111111" calcext:value-type="string">
            <text:p>0b11111111</text:p>
          </table:table-cell>
          <table:table-cell table:style-name="ce32" table:formula="of:=IF(OR([.$G189]=&quot;&quot;; AND([.$H189]=&quot;&quot;; [.$L189]&lt;&gt;0)); &quot;&quot;; &quot;, &quot;)" office:value-type="string" office:string-value=", " calcext:value-type="string">
            <text:p>, </text:p>
          </table:table-cell>
          <table:table-cell table:style-name="ce32" table:formula="of:=IF([.$H189]=&quot;&quot;; &quot;&quot;; IF([.$M189]&gt;0; COM.MICROSOFT.CONCAT(&quot;(&quot;; [.$H189]; &quot; &lt;&lt; &quot;; [.$M189]; &quot;)&quot;); [.$H189]))" office:value-type="string" office:string-value="0b11111001" calcext:value-type="string">
            <text:p>0b11111001</text:p>
          </table:table-cell>
          <table:table-cell table:style-name="ce32" table:formula="of:=IF(OR([.$H189]=&quot;&quot;; AND([.$I189]=&quot;&quot;; [.$M189]&lt;&gt;0)); &quot;&quot;; &quot;, &quot;)" office:value-type="string" office:string-value=", " calcext:value-type="string">
            <text:p>, </text:p>
          </table:table-cell>
          <table:table-cell table:style-name="ce32" table:formula="of:=IF([.$I189]=&quot;&quot;; &quot;&quot;; IF([.$N189]&gt;0; COM.MICROSOFT.CONCAT(&quot;(&quot;; [.$I189]; &quot; &lt;&lt; &quot;; [.$N189]; &quot;)&quot;); [.$I189]))" office:value-type="string" office:string-value="(0b00 &lt;&lt; 6)" calcext:value-type="string">
            <text:p>(0b00 &lt;&lt; 6)</text:p>
          </table:table-cell>
          <table:table-cell table:style-name="ce32" table:formula="of:=IF(OR([.$I189]=&quot;&quot;; AND([.$J189]=&quot;&quot;; [.$N189]&lt;&gt;0)); &quot;&quot;; &quot;, &quot;)">
            <text:p/>
          </table:table-cell>
          <table:table-cell table:style-name="ce32" table:formula="of:=IF([.$J189]=&quot;&quot;; &quot;&quot;; IF([.$O189]&gt;0; COM.MICROSOFT.CONCAT(&quot;(&quot;; [.$J189]; &quot; &lt;&lt; &quot;; [.$O189]; &quot;)&quot;); [.$J189]))">
            <text:p/>
          </table:table-cell>
          <table:table-cell table:style-name="ce33" table:formula="of:=IF(OR([.$J189]=&quot;&quot;; AND([.$O189]&lt;&gt;0)); &quot;&quot;; &quot;, &quot;)">
            <text:p/>
          </table:table-cell>
          <table:table-cell table:formula="of:=COM.MICROSOFT.CONCAT(&quot;// &quot;; [.B189]; &quot; &quot;; IF([.A189]=&quot;&quot;; &quot;   &quot;; COM.MICROSOFT.CONCAT(&quot;-&quot;; [.A189]; &quot;-&quot;)); &quot; &quot;; [.C189])" office:value-type="string" office:string-value="// 187     |11111111|11111111|100100" calcext:value-type="string">
            <text:p>// 187 <text:s text:c="4"/>|11111111|11111111|100100</text:p>
          </table:table-cell>
          <table:table-cell table:formula="of:=COM.MICROSOFT.CONCAT([.P189:.Z189])" office:value-type="string" office:string-value="+ 0b1111, 0b11111111, 0b11111001, (0b00 &lt;&lt; 6)" calcext:value-type="string">
            <text:p>+ 0b1111, 0b11111111, 0b11111001, (0b00 &lt;&lt; 6)</text:p>
          </table:table-cell>
          <table:table-cell table:formula="of:=COM.MICROSOFT.CONCAT([.AA189]; CHAR(10); [.AB189])" office:value-type="string" office:string-value="// 187     |11111111|11111111|100100&#10;+ 0b1111, 0b11111111, 0b11111001, (0b00 &lt;&lt; 6)" calcext:value-type="string">
            <text:p>// 187     |11111111|11111111|100100</text:p>
            <text:p>+ 0b1111, 0b11111111, 0b11111001, (0b0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|11111111|11111111|1110000</text:p>
          </table:table-cell>
          <table:table-cell office:value-type="string" calcext:value-type="string">
            <text:p>11111111111111111110000</text:p>
          </table:table-cell>
          <table:table-cell table:formula="of:=8-MOD(LEN([.$D189])-[.$E189]; 8)" office:value-type="float" office:value="6" calcext:value-type="float">
            <text:p>6</text:p>
          </table:table-cell>
          <table:table-cell table:style-name="ce29" table:formula="of:=IF(MID([.$D190];1;[.$E190])=&quot;&quot;; &quot;&quot;; COM.MICROSOFT.CONCAT(&quot;0b&quot;; MID([.$D190];1;[.$E190])))" office:value-type="string" office:string-value="0b111111" calcext:value-type="string">
            <text:p>0b111111</text:p>
          </table:table-cell>
          <table:table-cell table:style-name="ce29" table:formula="of:=IF(MID([.$D190];1+[.$E190]; 8)=&quot;&quot;; &quot;&quot;; COM.MICROSOFT.CONCAT(&quot;0b&quot;; MID([.$D190];1+[.$E190]; 8)))" office:value-type="string" office:string-value="0b11111111" calcext:value-type="string">
            <text:p>0b11111111</text:p>
          </table:table-cell>
          <table:table-cell table:style-name="ce29" table:formula="of:=IF(MID([.$D190];1+[.$E190]+8; 8)=&quot;&quot;; &quot;&quot;; COM.MICROSOFT.CONCAT(&quot;0b&quot;; MID([.$D190];1+[.$E190]+8; 8)))" office:value-type="string" office:string-value="0b11111000" calcext:value-type="string">
            <text:p>0b11111000</text:p>
          </table:table-cell>
          <table:table-cell table:style-name="ce29" table:formula="of:=IF(MID([.$D190];1+[.$E190]+8+8; 8)=&quot;&quot;; &quot;&quot;; COM.MICROSOFT.CONCAT(&quot;0b&quot;; MID([.$D190];1+[.$E190]+8+8; 8)))" office:value-type="string" office:string-value="0b0" calcext:value-type="string">
            <text:p>0b0</text:p>
          </table:table-cell>
          <table:table-cell table:style-name="ce29" table:formula="of:=IF(MID([.$D190];1+[.$E190]+8+8+8; 8)=&quot;&quot;; &quot;&quot;; COM.MICROSOFT.CONCAT(&quot;0b&quot;; MID([.$D190];1+[.$E190]+8+8+8; 8)))">
            <text:p/>
          </table:table-cell>
          <table:table-cell table:style-name="ce31" table:formula="of:=[.E190]-LEN([.F190])+2" office:value-type="float" office:value="0" calcext:value-type="float">
            <text:p>0</text:p>
          </table:table-cell>
          <table:table-cell table:style-name="ce29" table:formula="of:=IF([.G190]=&quot;&quot;; &quot;&quot;; 8-LEN([.G190])+2)" office:value-type="float" office:value="0" calcext:value-type="float">
            <text:p>0</text:p>
          </table:table-cell>
          <table:table-cell table:style-name="ce29" table:formula="of:=IF([.H190]=&quot;&quot;; &quot;&quot;; 8-LEN([.H190])+2)" office:value-type="float" office:value="0" calcext:value-type="float">
            <text:p>0</text:p>
          </table:table-cell>
          <table:table-cell table:style-name="ce29" table:formula="of:=IF([.I190]=&quot;&quot;; &quot;&quot;; 8-LEN([.I190])+2)" office:value-type="float" office:value="7" calcext:value-type="float">
            <text:p>7</text:p>
          </table:table-cell>
          <table:table-cell table:style-name="ce29" table:formula="of:=IF([.J190]=&quot;&quot;; &quot;&quot;; 8-LEN([.J190])+2)">
            <text:p/>
          </table:table-cell>
          <table:table-cell table:style-name="ce31" table:formula="of:=IF(OR([.$F190]=&quot;&quot;; [.$E190]=8); &quot;&quot;; &quot;+ &quot;)" office:value-type="string" office:string-value="+ " calcext:value-type="string">
            <text:p>+ </text:p>
          </table:table-cell>
          <table:table-cell table:style-name="ce32" table:formula="of:=IF([.$F190]=&quot;&quot;; &quot;&quot;; IF([.$K190]&gt;0; COM.MICROSOFT.CONCAT(&quot;(&quot;; [.$F190]; &quot; &lt;&lt; &quot;; [.$K190]; &quot;)&quot;); [.$F190]))" office:value-type="string" office:string-value="0b111111" calcext:value-type="string">
            <text:p>0b111111</text:p>
          </table:table-cell>
          <table:table-cell table:style-name="ce32" table:formula="of:=IF(OR([.$F190]=&quot;&quot;; AND([.$G190]=&quot;&quot;; [.$K190]&lt;&gt;0)); &quot;&quot;; &quot;, &quot;)" office:value-type="string" office:string-value=", " calcext:value-type="string">
            <text:p>, </text:p>
          </table:table-cell>
          <table:table-cell table:style-name="ce32" table:formula="of:=IF([.$G190]=&quot;&quot;; &quot;&quot;; IF([.$L190]&gt;0; COM.MICROSOFT.CONCAT(&quot;(&quot;; [.$G190]; &quot; &lt;&lt; &quot;; [.$L190]; &quot;)&quot;); [.$G190]))" office:value-type="string" office:string-value="0b11111111" calcext:value-type="string">
            <text:p>0b11111111</text:p>
          </table:table-cell>
          <table:table-cell table:style-name="ce32" table:formula="of:=IF(OR([.$G190]=&quot;&quot;; AND([.$H190]=&quot;&quot;; [.$L190]&lt;&gt;0)); &quot;&quot;; &quot;, &quot;)" office:value-type="string" office:string-value=", " calcext:value-type="string">
            <text:p>, </text:p>
          </table:table-cell>
          <table:table-cell table:style-name="ce32" table:formula="of:=IF([.$H190]=&quot;&quot;; &quot;&quot;; IF([.$M190]&gt;0; COM.MICROSOFT.CONCAT(&quot;(&quot;; [.$H190]; &quot; &lt;&lt; &quot;; [.$M190]; &quot;)&quot;); [.$H190]))" office:value-type="string" office:string-value="0b11111000" calcext:value-type="string">
            <text:p>0b11111000</text:p>
          </table:table-cell>
          <table:table-cell table:style-name="ce32" table:formula="of:=IF(OR([.$H190]=&quot;&quot;; AND([.$I190]=&quot;&quot;; [.$M190]&lt;&gt;0)); &quot;&quot;; &quot;, &quot;)" office:value-type="string" office:string-value=", " calcext:value-type="string">
            <text:p>, </text:p>
          </table:table-cell>
          <table:table-cell table:style-name="ce32" table:formula="of:=IF([.$I190]=&quot;&quot;; &quot;&quot;; IF([.$N190]&gt;0; COM.MICROSOFT.CONCAT(&quot;(&quot;; [.$I190]; &quot; &lt;&lt; &quot;; [.$N190]; &quot;)&quot;); [.$I190]))" office:value-type="string" office:string-value="(0b0 &lt;&lt; 7)" calcext:value-type="string">
            <text:p>(0b0 &lt;&lt; 7)</text:p>
          </table:table-cell>
          <table:table-cell table:style-name="ce32" table:formula="of:=IF(OR([.$I190]=&quot;&quot;; AND([.$J190]=&quot;&quot;; [.$N190]&lt;&gt;0)); &quot;&quot;; &quot;, &quot;)">
            <text:p/>
          </table:table-cell>
          <table:table-cell table:style-name="ce32" table:formula="of:=IF([.$J190]=&quot;&quot;; &quot;&quot;; IF([.$O190]&gt;0; COM.MICROSOFT.CONCAT(&quot;(&quot;; [.$J190]; &quot; &lt;&lt; &quot;; [.$O190]; &quot;)&quot;); [.$J190]))">
            <text:p/>
          </table:table-cell>
          <table:table-cell table:style-name="ce33" table:formula="of:=IF(OR([.$J190]=&quot;&quot;; AND([.$O190]&lt;&gt;0)); &quot;&quot;; &quot;, &quot;)">
            <text:p/>
          </table:table-cell>
          <table:table-cell table:formula="of:=COM.MICROSOFT.CONCAT(&quot;// &quot;; [.B190]; &quot; &quot;; IF([.A190]=&quot;&quot;; &quot;   &quot;; COM.MICROSOFT.CONCAT(&quot;-&quot;; [.A190]; &quot;-&quot;)); &quot; &quot;; [.C190])" office:value-type="string" office:string-value="// 188     |11111111|11111111|1110000" calcext:value-type="string">
            <text:p>// 188 <text:s text:c="4"/>|11111111|11111111|1110000</text:p>
          </table:table-cell>
          <table:table-cell table:formula="of:=COM.MICROSOFT.CONCAT([.P190:.Z190])" office:value-type="string" office:string-value="+ 0b111111, 0b11111111, 0b11111000, (0b0 &lt;&lt; 7)" calcext:value-type="string">
            <text:p>+ 0b111111, 0b11111111, 0b11111000, (0b0 &lt;&lt; 7)</text:p>
          </table:table-cell>
          <table:table-cell table:formula="of:=COM.MICROSOFT.CONCAT([.AA190]; CHAR(10); [.AB190])" office:value-type="string" office:string-value="// 188     |11111111|11111111|1110000&#10;+ 0b111111, 0b11111111, 0b11111000, (0b0 &lt;&lt; 7)" calcext:value-type="string">
            <text:p>// 188     |11111111|11111111|1110000</text:p>
            <text:p>+ 0b111111, 0b11111111, 0b11111000, (0b0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|11111111|11111111|100101</text:p>
          </table:table-cell>
          <table:table-cell office:value-type="string" calcext:value-type="string">
            <text:p>1111111111111111100101</text:p>
          </table:table-cell>
          <table:table-cell table:formula="of:=8-MOD(LEN([.$D190])-[.$E190]; 8)" office:value-type="float" office:value="7" calcext:value-type="float">
            <text:p>7</text:p>
          </table:table-cell>
          <table:table-cell table:style-name="ce29" table:formula="of:=IF(MID([.$D191];1;[.$E191])=&quot;&quot;; &quot;&quot;; COM.MICROSOFT.CONCAT(&quot;0b&quot;; MID([.$D191];1;[.$E191])))" office:value-type="string" office:string-value="0b1111111" calcext:value-type="string">
            <text:p>0b1111111</text:p>
          </table:table-cell>
          <table:table-cell table:style-name="ce29" table:formula="of:=IF(MID([.$D191];1+[.$E191]; 8)=&quot;&quot;; &quot;&quot;; COM.MICROSOFT.CONCAT(&quot;0b&quot;; MID([.$D191];1+[.$E191]; 8)))" office:value-type="string" office:string-value="0b11111111" calcext:value-type="string">
            <text:p>0b11111111</text:p>
          </table:table-cell>
          <table:table-cell table:style-name="ce29" table:formula="of:=IF(MID([.$D191];1+[.$E191]+8; 8)=&quot;&quot;; &quot;&quot;; COM.MICROSOFT.CONCAT(&quot;0b&quot;; MID([.$D191];1+[.$E191]+8; 8)))" office:value-type="string" office:string-value="0b1100101" calcext:value-type="string">
            <text:p>0b1100101</text:p>
          </table:table-cell>
          <table:table-cell table:style-name="ce29" table:formula="of:=IF(MID([.$D191];1+[.$E191]+8+8; 8)=&quot;&quot;; &quot;&quot;; COM.MICROSOFT.CONCAT(&quot;0b&quot;; MID([.$D191];1+[.$E191]+8+8; 8)))">
            <text:p/>
          </table:table-cell>
          <table:table-cell table:style-name="ce29" table:formula="of:=IF(MID([.$D191];1+[.$E191]+8+8+8; 8)=&quot;&quot;; &quot;&quot;; COM.MICROSOFT.CONCAT(&quot;0b&quot;; MID([.$D191];1+[.$E191]+8+8+8; 8)))">
            <text:p/>
          </table:table-cell>
          <table:table-cell table:style-name="ce31" table:formula="of:=[.E191]-LEN([.F191])+2" office:value-type="float" office:value="0" calcext:value-type="float">
            <text:p>0</text:p>
          </table:table-cell>
          <table:table-cell table:style-name="ce29" table:formula="of:=IF([.G191]=&quot;&quot;; &quot;&quot;; 8-LEN([.G191])+2)" office:value-type="float" office:value="0" calcext:value-type="float">
            <text:p>0</text:p>
          </table:table-cell>
          <table:table-cell table:style-name="ce29" table:formula="of:=IF([.H191]=&quot;&quot;; &quot;&quot;; 8-LEN([.H191])+2)" office:value-type="float" office:value="1" calcext:value-type="float">
            <text:p>1</text:p>
          </table:table-cell>
          <table:table-cell table:style-name="ce29" table:formula="of:=IF([.I191]=&quot;&quot;; &quot;&quot;; 8-LEN([.I191])+2)">
            <text:p/>
          </table:table-cell>
          <table:table-cell table:style-name="ce29" table:formula="of:=IF([.J191]=&quot;&quot;; &quot;&quot;; 8-LEN([.J191])+2)">
            <text:p/>
          </table:table-cell>
          <table:table-cell table:style-name="ce31" table:formula="of:=IF(OR([.$F191]=&quot;&quot;; [.$E191]=8); &quot;&quot;; &quot;+ &quot;)" office:value-type="string" office:string-value="+ " calcext:value-type="string">
            <text:p>+ </text:p>
          </table:table-cell>
          <table:table-cell table:style-name="ce32" table:formula="of:=IF([.$F191]=&quot;&quot;; &quot;&quot;; IF([.$K191]&gt;0; COM.MICROSOFT.CONCAT(&quot;(&quot;; [.$F191]; &quot; &lt;&lt; &quot;; [.$K191]; &quot;)&quot;); [.$F191]))" office:value-type="string" office:string-value="0b1111111" calcext:value-type="string">
            <text:p>0b1111111</text:p>
          </table:table-cell>
          <table:table-cell table:style-name="ce32" table:formula="of:=IF(OR([.$F191]=&quot;&quot;; AND([.$G191]=&quot;&quot;; [.$K191]&lt;&gt;0)); &quot;&quot;; &quot;, &quot;)" office:value-type="string" office:string-value=", " calcext:value-type="string">
            <text:p>, </text:p>
          </table:table-cell>
          <table:table-cell table:style-name="ce32" table:formula="of:=IF([.$G191]=&quot;&quot;; &quot;&quot;; IF([.$L191]&gt;0; COM.MICROSOFT.CONCAT(&quot;(&quot;; [.$G191]; &quot; &lt;&lt; &quot;; [.$L191]; &quot;)&quot;); [.$G191]))" office:value-type="string" office:string-value="0b11111111" calcext:value-type="string">
            <text:p>0b11111111</text:p>
          </table:table-cell>
          <table:table-cell table:style-name="ce32" table:formula="of:=IF(OR([.$G191]=&quot;&quot;; AND([.$H191]=&quot;&quot;; [.$L191]&lt;&gt;0)); &quot;&quot;; &quot;, &quot;)" office:value-type="string" office:string-value=", " calcext:value-type="string">
            <text:p>, </text:p>
          </table:table-cell>
          <table:table-cell table:style-name="ce32" table:formula="of:=IF([.$H191]=&quot;&quot;; &quot;&quot;; IF([.$M191]&gt;0; COM.MICROSOFT.CONCAT(&quot;(&quot;; [.$H191]; &quot; &lt;&lt; &quot;; [.$M191]; &quot;)&quot;); [.$H191]))" office:value-type="string" office:string-value="(0b1100101 &lt;&lt; 1)" calcext:value-type="string">
            <text:p>(0b1100101 &lt;&lt; 1)</text:p>
          </table:table-cell>
          <table:table-cell table:style-name="ce32" table:formula="of:=IF(OR([.$H191]=&quot;&quot;; AND([.$I191]=&quot;&quot;; [.$M191]&lt;&gt;0)); &quot;&quot;; &quot;, &quot;)">
            <text:p/>
          </table:table-cell>
          <table:table-cell table:style-name="ce32" table:formula="of:=IF([.$I191]=&quot;&quot;; &quot;&quot;; IF([.$N191]&gt;0; COM.MICROSOFT.CONCAT(&quot;(&quot;; [.$I191]; &quot; &lt;&lt; &quot;; [.$N191]; &quot;)&quot;); [.$I191]))">
            <text:p/>
          </table:table-cell>
          <table:table-cell table:style-name="ce32" table:formula="of:=IF(OR([.$I191]=&quot;&quot;; AND([.$J191]=&quot;&quot;; [.$N191]&lt;&gt;0)); &quot;&quot;; &quot;, &quot;)">
            <text:p/>
          </table:table-cell>
          <table:table-cell table:style-name="ce32" table:formula="of:=IF([.$J191]=&quot;&quot;; &quot;&quot;; IF([.$O191]&gt;0; COM.MICROSOFT.CONCAT(&quot;(&quot;; [.$J191]; &quot; &lt;&lt; &quot;; [.$O191]; &quot;)&quot;); [.$J191]))">
            <text:p/>
          </table:table-cell>
          <table:table-cell table:style-name="ce33" table:formula="of:=IF(OR([.$J191]=&quot;&quot;; AND([.$O191]&lt;&gt;0)); &quot;&quot;; &quot;, &quot;)">
            <text:p/>
          </table:table-cell>
          <table:table-cell table:formula="of:=COM.MICROSOFT.CONCAT(&quot;// &quot;; [.B191]; &quot; &quot;; IF([.A191]=&quot;&quot;; &quot;   &quot;; COM.MICROSOFT.CONCAT(&quot;-&quot;; [.A191]; &quot;-&quot;)); &quot; &quot;; [.C191])" office:value-type="string" office:string-value="// 189     |11111111|11111111|100101" calcext:value-type="string">
            <text:p>// 189 <text:s text:c="4"/>|11111111|11111111|100101</text:p>
          </table:table-cell>
          <table:table-cell table:formula="of:=COM.MICROSOFT.CONCAT([.P191:.Z191])" office:value-type="string" office:string-value="+ 0b1111111, 0b11111111, (0b1100101 &lt;&lt; 1)" calcext:value-type="string">
            <text:p>+ 0b1111111, 0b11111111, (0b1100101 &lt;&lt; 1)</text:p>
          </table:table-cell>
          <table:table-cell table:formula="of:=COM.MICROSOFT.CONCAT([.AA191]; CHAR(10); [.AB191])" office:value-type="string" office:string-value="// 189     |11111111|11111111|100101&#10;+ 0b1111111, 0b11111111, (0b1100101 &lt;&lt; 1)" calcext:value-type="string">
            <text:p>// 189     |11111111|11111111|100101</text:p>
            <text:p>+ 0b1111111, 0b11111111, (0b1100101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|11111111|11111111|100110</text:p>
          </table:table-cell>
          <table:table-cell office:value-type="string" calcext:value-type="string">
            <text:p>1111111111111111100110</text:p>
          </table:table-cell>
          <table:table-cell table:formula="of:=8-MOD(LEN([.$D191])-[.$E191]; 8)" office:value-type="float" office:value="1" calcext:value-type="float">
            <text:p>1</text:p>
          </table:table-cell>
          <table:table-cell table:style-name="ce29" table:formula="of:=IF(MID([.$D192];1;[.$E192])=&quot;&quot;; &quot;&quot;; COM.MICROSOFT.CONCAT(&quot;0b&quot;; MID([.$D192];1;[.$E192])))" office:value-type="string" office:string-value="0b1" calcext:value-type="string">
            <text:p>0b1</text:p>
          </table:table-cell>
          <table:table-cell table:style-name="ce29" table:formula="of:=IF(MID([.$D192];1+[.$E192]; 8)=&quot;&quot;; &quot;&quot;; COM.MICROSOFT.CONCAT(&quot;0b&quot;; MID([.$D192];1+[.$E192]; 8)))" office:value-type="string" office:string-value="0b11111111" calcext:value-type="string">
            <text:p>0b11111111</text:p>
          </table:table-cell>
          <table:table-cell table:style-name="ce29" table:formula="of:=IF(MID([.$D192];1+[.$E192]+8; 8)=&quot;&quot;; &quot;&quot;; COM.MICROSOFT.CONCAT(&quot;0b&quot;; MID([.$D192];1+[.$E192]+8; 8)))" office:value-type="string" office:string-value="0b11111111" calcext:value-type="string">
            <text:p>0b11111111</text:p>
          </table:table-cell>
          <table:table-cell table:style-name="ce29" table:formula="of:=IF(MID([.$D192];1+[.$E192]+8+8; 8)=&quot;&quot;; &quot;&quot;; COM.MICROSOFT.CONCAT(&quot;0b&quot;; MID([.$D192];1+[.$E192]+8+8; 8)))" office:value-type="string" office:string-value="0b00110" calcext:value-type="string">
            <text:p>0b00110</text:p>
          </table:table-cell>
          <table:table-cell table:style-name="ce29" table:formula="of:=IF(MID([.$D192];1+[.$E192]+8+8+8; 8)=&quot;&quot;; &quot;&quot;; COM.MICROSOFT.CONCAT(&quot;0b&quot;; MID([.$D192];1+[.$E192]+8+8+8; 8)))">
            <text:p/>
          </table:table-cell>
          <table:table-cell table:style-name="ce31" table:formula="of:=[.E192]-LEN([.F192])+2" office:value-type="float" office:value="0" calcext:value-type="float">
            <text:p>0</text:p>
          </table:table-cell>
          <table:table-cell table:style-name="ce29" table:formula="of:=IF([.G192]=&quot;&quot;; &quot;&quot;; 8-LEN([.G192])+2)" office:value-type="float" office:value="0" calcext:value-type="float">
            <text:p>0</text:p>
          </table:table-cell>
          <table:table-cell table:style-name="ce29" table:formula="of:=IF([.H192]=&quot;&quot;; &quot;&quot;; 8-LEN([.H192])+2)" office:value-type="float" office:value="0" calcext:value-type="float">
            <text:p>0</text:p>
          </table:table-cell>
          <table:table-cell table:style-name="ce29" table:formula="of:=IF([.I192]=&quot;&quot;; &quot;&quot;; 8-LEN([.I192])+2)" office:value-type="float" office:value="3" calcext:value-type="float">
            <text:p>3</text:p>
          </table:table-cell>
          <table:table-cell table:style-name="ce29" table:formula="of:=IF([.J192]=&quot;&quot;; &quot;&quot;; 8-LEN([.J192])+2)">
            <text:p/>
          </table:table-cell>
          <table:table-cell table:style-name="ce31" table:formula="of:=IF(OR([.$F192]=&quot;&quot;; [.$E192]=8); &quot;&quot;; &quot;+ &quot;)" office:value-type="string" office:string-value="+ " calcext:value-type="string">
            <text:p>+ </text:p>
          </table:table-cell>
          <table:table-cell table:style-name="ce32" table:formula="of:=IF([.$F192]=&quot;&quot;; &quot;&quot;; IF([.$K192]&gt;0; COM.MICROSOFT.CONCAT(&quot;(&quot;; [.$F192]; &quot; &lt;&lt; &quot;; [.$K192]; &quot;)&quot;); [.$F192]))" office:value-type="string" office:string-value="0b1" calcext:value-type="string">
            <text:p>0b1</text:p>
          </table:table-cell>
          <table:table-cell table:style-name="ce32" table:formula="of:=IF(OR([.$F192]=&quot;&quot;; AND([.$G192]=&quot;&quot;; [.$K192]&lt;&gt;0)); &quot;&quot;; &quot;, &quot;)" office:value-type="string" office:string-value=", " calcext:value-type="string">
            <text:p>, </text:p>
          </table:table-cell>
          <table:table-cell table:style-name="ce32" table:formula="of:=IF([.$G192]=&quot;&quot;; &quot;&quot;; IF([.$L192]&gt;0; COM.MICROSOFT.CONCAT(&quot;(&quot;; [.$G192]; &quot; &lt;&lt; &quot;; [.$L192]; &quot;)&quot;); [.$G192]))" office:value-type="string" office:string-value="0b11111111" calcext:value-type="string">
            <text:p>0b11111111</text:p>
          </table:table-cell>
          <table:table-cell table:style-name="ce32" table:formula="of:=IF(OR([.$G192]=&quot;&quot;; AND([.$H192]=&quot;&quot;; [.$L192]&lt;&gt;0)); &quot;&quot;; &quot;, &quot;)" office:value-type="string" office:string-value=", " calcext:value-type="string">
            <text:p>, </text:p>
          </table:table-cell>
          <table:table-cell table:style-name="ce32" table:formula="of:=IF([.$H192]=&quot;&quot;; &quot;&quot;; IF([.$M192]&gt;0; COM.MICROSOFT.CONCAT(&quot;(&quot;; [.$H192]; &quot; &lt;&lt; &quot;; [.$M192]; &quot;)&quot;); [.$H192]))" office:value-type="string" office:string-value="0b11111111" calcext:value-type="string">
            <text:p>0b11111111</text:p>
          </table:table-cell>
          <table:table-cell table:style-name="ce32" table:formula="of:=IF(OR([.$H192]=&quot;&quot;; AND([.$I192]=&quot;&quot;; [.$M192]&lt;&gt;0)); &quot;&quot;; &quot;, &quot;)" office:value-type="string" office:string-value=", " calcext:value-type="string">
            <text:p>, </text:p>
          </table:table-cell>
          <table:table-cell table:style-name="ce32" table:formula="of:=IF([.$I192]=&quot;&quot;; &quot;&quot;; IF([.$N192]&gt;0; COM.MICROSOFT.CONCAT(&quot;(&quot;; [.$I192]; &quot; &lt;&lt; &quot;; [.$N192]; &quot;)&quot;); [.$I192]))" office:value-type="string" office:string-value="(0b00110 &lt;&lt; 3)" calcext:value-type="string">
            <text:p>(0b00110 &lt;&lt; 3)</text:p>
          </table:table-cell>
          <table:table-cell table:style-name="ce32" table:formula="of:=IF(OR([.$I192]=&quot;&quot;; AND([.$J192]=&quot;&quot;; [.$N192]&lt;&gt;0)); &quot;&quot;; &quot;, &quot;)">
            <text:p/>
          </table:table-cell>
          <table:table-cell table:style-name="ce32" table:formula="of:=IF([.$J192]=&quot;&quot;; &quot;&quot;; IF([.$O192]&gt;0; COM.MICROSOFT.CONCAT(&quot;(&quot;; [.$J192]; &quot; &lt;&lt; &quot;; [.$O192]; &quot;)&quot;); [.$J192]))">
            <text:p/>
          </table:table-cell>
          <table:table-cell table:style-name="ce33" table:formula="of:=IF(OR([.$J192]=&quot;&quot;; AND([.$O192]&lt;&gt;0)); &quot;&quot;; &quot;, &quot;)">
            <text:p/>
          </table:table-cell>
          <table:table-cell table:formula="of:=COM.MICROSOFT.CONCAT(&quot;// &quot;; [.B192]; &quot; &quot;; IF([.A192]=&quot;&quot;; &quot;   &quot;; COM.MICROSOFT.CONCAT(&quot;-&quot;; [.A192]; &quot;-&quot;)); &quot; &quot;; [.C192])" office:value-type="string" office:string-value="// 190     |11111111|11111111|100110" calcext:value-type="string">
            <text:p>// 190 <text:s text:c="4"/>|11111111|11111111|100110</text:p>
          </table:table-cell>
          <table:table-cell table:formula="of:=COM.MICROSOFT.CONCAT([.P192:.Z192])" office:value-type="string" office:string-value="+ 0b1, 0b11111111, 0b11111111, (0b00110 &lt;&lt; 3)" calcext:value-type="string">
            <text:p>+ 0b1, 0b11111111, 0b11111111, (0b00110 &lt;&lt; 3)</text:p>
          </table:table-cell>
          <table:table-cell table:formula="of:=COM.MICROSOFT.CONCAT([.AA192]; CHAR(10); [.AB192])" office:value-type="string" office:string-value="// 190     |11111111|11111111|100110&#10;+ 0b1, 0b11111111, 0b11111111, (0b00110 &lt;&lt; 3)" calcext:value-type="string">
            <text:p>// 190     |11111111|11111111|100110</text:p>
            <text:p>+ 0b1, 0b11111111, 0b11111111, (0b00110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|11111111|11111111|1110001</text:p>
          </table:table-cell>
          <table:table-cell office:value-type="string" calcext:value-type="string">
            <text:p>11111111111111111110001</text:p>
          </table:table-cell>
          <table:table-cell table:formula="of:=8-MOD(LEN([.$D192])-[.$E192]; 8)" office:value-type="float" office:value="3" calcext:value-type="float">
            <text:p>3</text:p>
          </table:table-cell>
          <table:table-cell table:style-name="ce29" table:formula="of:=IF(MID([.$D193];1;[.$E193])=&quot;&quot;; &quot;&quot;; COM.MICROSOFT.CONCAT(&quot;0b&quot;; MID([.$D193];1;[.$E193])))" office:value-type="string" office:string-value="0b111" calcext:value-type="string">
            <text:p>0b111</text:p>
          </table:table-cell>
          <table:table-cell table:style-name="ce29" table:formula="of:=IF(MID([.$D193];1+[.$E193]; 8)=&quot;&quot;; &quot;&quot;; COM.MICROSOFT.CONCAT(&quot;0b&quot;; MID([.$D193];1+[.$E193]; 8)))" office:value-type="string" office:string-value="0b11111111" calcext:value-type="string">
            <text:p>0b11111111</text:p>
          </table:table-cell>
          <table:table-cell table:style-name="ce29" table:formula="of:=IF(MID([.$D193];1+[.$E193]+8; 8)=&quot;&quot;; &quot;&quot;; COM.MICROSOFT.CONCAT(&quot;0b&quot;; MID([.$D193];1+[.$E193]+8; 8)))" office:value-type="string" office:string-value="0b11111111" calcext:value-type="string">
            <text:p>0b11111111</text:p>
          </table:table-cell>
          <table:table-cell table:style-name="ce29" table:formula="of:=IF(MID([.$D193];1+[.$E193]+8+8; 8)=&quot;&quot;; &quot;&quot;; COM.MICROSOFT.CONCAT(&quot;0b&quot;; MID([.$D193];1+[.$E193]+8+8; 8)))" office:value-type="string" office:string-value="0b0001" calcext:value-type="string">
            <text:p>0b0001</text:p>
          </table:table-cell>
          <table:table-cell table:style-name="ce29" table:formula="of:=IF(MID([.$D193];1+[.$E193]+8+8+8; 8)=&quot;&quot;; &quot;&quot;; COM.MICROSOFT.CONCAT(&quot;0b&quot;; MID([.$D193];1+[.$E193]+8+8+8; 8)))">
            <text:p/>
          </table:table-cell>
          <table:table-cell table:style-name="ce31" table:formula="of:=[.E193]-LEN([.F193])+2" office:value-type="float" office:value="0" calcext:value-type="float">
            <text:p>0</text:p>
          </table:table-cell>
          <table:table-cell table:style-name="ce29" table:formula="of:=IF([.G193]=&quot;&quot;; &quot;&quot;; 8-LEN([.G193])+2)" office:value-type="float" office:value="0" calcext:value-type="float">
            <text:p>0</text:p>
          </table:table-cell>
          <table:table-cell table:style-name="ce29" table:formula="of:=IF([.H193]=&quot;&quot;; &quot;&quot;; 8-LEN([.H193])+2)" office:value-type="float" office:value="0" calcext:value-type="float">
            <text:p>0</text:p>
          </table:table-cell>
          <table:table-cell table:style-name="ce29" table:formula="of:=IF([.I193]=&quot;&quot;; &quot;&quot;; 8-LEN([.I193])+2)" office:value-type="float" office:value="4" calcext:value-type="float">
            <text:p>4</text:p>
          </table:table-cell>
          <table:table-cell table:style-name="ce29" table:formula="of:=IF([.J193]=&quot;&quot;; &quot;&quot;; 8-LEN([.J193])+2)">
            <text:p/>
          </table:table-cell>
          <table:table-cell table:style-name="ce31" table:formula="of:=IF(OR([.$F193]=&quot;&quot;; [.$E193]=8); &quot;&quot;; &quot;+ &quot;)" office:value-type="string" office:string-value="+ " calcext:value-type="string">
            <text:p>+ </text:p>
          </table:table-cell>
          <table:table-cell table:style-name="ce32" table:formula="of:=IF([.$F193]=&quot;&quot;; &quot;&quot;; IF([.$K193]&gt;0; COM.MICROSOFT.CONCAT(&quot;(&quot;; [.$F193]; &quot; &lt;&lt; &quot;; [.$K193]; &quot;)&quot;); [.$F193]))" office:value-type="string" office:string-value="0b111" calcext:value-type="string">
            <text:p>0b111</text:p>
          </table:table-cell>
          <table:table-cell table:style-name="ce32" table:formula="of:=IF(OR([.$F193]=&quot;&quot;; AND([.$G193]=&quot;&quot;; [.$K193]&lt;&gt;0)); &quot;&quot;; &quot;, &quot;)" office:value-type="string" office:string-value=", " calcext:value-type="string">
            <text:p>, </text:p>
          </table:table-cell>
          <table:table-cell table:style-name="ce32" table:formula="of:=IF([.$G193]=&quot;&quot;; &quot;&quot;; IF([.$L193]&gt;0; COM.MICROSOFT.CONCAT(&quot;(&quot;; [.$G193]; &quot; &lt;&lt; &quot;; [.$L193]; &quot;)&quot;); [.$G193]))" office:value-type="string" office:string-value="0b11111111" calcext:value-type="string">
            <text:p>0b11111111</text:p>
          </table:table-cell>
          <table:table-cell table:style-name="ce32" table:formula="of:=IF(OR([.$G193]=&quot;&quot;; AND([.$H193]=&quot;&quot;; [.$L193]&lt;&gt;0)); &quot;&quot;; &quot;, &quot;)" office:value-type="string" office:string-value=", " calcext:value-type="string">
            <text:p>, </text:p>
          </table:table-cell>
          <table:table-cell table:style-name="ce32" table:formula="of:=IF([.$H193]=&quot;&quot;; &quot;&quot;; IF([.$M193]&gt;0; COM.MICROSOFT.CONCAT(&quot;(&quot;; [.$H193]; &quot; &lt;&lt; &quot;; [.$M193]; &quot;)&quot;); [.$H193]))" office:value-type="string" office:string-value="0b11111111" calcext:value-type="string">
            <text:p>0b11111111</text:p>
          </table:table-cell>
          <table:table-cell table:style-name="ce32" table:formula="of:=IF(OR([.$H193]=&quot;&quot;; AND([.$I193]=&quot;&quot;; [.$M193]&lt;&gt;0)); &quot;&quot;; &quot;, &quot;)" office:value-type="string" office:string-value=", " calcext:value-type="string">
            <text:p>, </text:p>
          </table:table-cell>
          <table:table-cell table:style-name="ce32" table:formula="of:=IF([.$I193]=&quot;&quot;; &quot;&quot;; IF([.$N193]&gt;0; COM.MICROSOFT.CONCAT(&quot;(&quot;; [.$I193]; &quot; &lt;&lt; &quot;; [.$N193]; &quot;)&quot;); [.$I193]))" office:value-type="string" office:string-value="(0b0001 &lt;&lt; 4)" calcext:value-type="string">
            <text:p>(0b0001 &lt;&lt; 4)</text:p>
          </table:table-cell>
          <table:table-cell table:style-name="ce32" table:formula="of:=IF(OR([.$I193]=&quot;&quot;; AND([.$J193]=&quot;&quot;; [.$N193]&lt;&gt;0)); &quot;&quot;; &quot;, &quot;)">
            <text:p/>
          </table:table-cell>
          <table:table-cell table:style-name="ce32" table:formula="of:=IF([.$J193]=&quot;&quot;; &quot;&quot;; IF([.$O193]&gt;0; COM.MICROSOFT.CONCAT(&quot;(&quot;; [.$J193]; &quot; &lt;&lt; &quot;; [.$O193]; &quot;)&quot;); [.$J193]))">
            <text:p/>
          </table:table-cell>
          <table:table-cell table:style-name="ce33" table:formula="of:=IF(OR([.$J193]=&quot;&quot;; AND([.$O193]&lt;&gt;0)); &quot;&quot;; &quot;, &quot;)">
            <text:p/>
          </table:table-cell>
          <table:table-cell table:formula="of:=COM.MICROSOFT.CONCAT(&quot;// &quot;; [.B193]; &quot; &quot;; IF([.A193]=&quot;&quot;; &quot;   &quot;; COM.MICROSOFT.CONCAT(&quot;-&quot;; [.A193]; &quot;-&quot;)); &quot; &quot;; [.C193])" office:value-type="string" office:string-value="// 191     |11111111|11111111|1110001" calcext:value-type="string">
            <text:p>// 191 <text:s text:c="4"/>|11111111|11111111|1110001</text:p>
          </table:table-cell>
          <table:table-cell table:formula="of:=COM.MICROSOFT.CONCAT([.P193:.Z193])" office:value-type="string" office:string-value="+ 0b111, 0b11111111, 0b11111111, (0b0001 &lt;&lt; 4)" calcext:value-type="string">
            <text:p>+ 0b111, 0b11111111, 0b11111111, (0b0001 &lt;&lt; 4)</text:p>
          </table:table-cell>
          <table:table-cell table:formula="of:=COM.MICROSOFT.CONCAT([.AA193]; CHAR(10); [.AB193])" office:value-type="string" office:string-value="// 191     |11111111|11111111|1110001&#10;+ 0b111, 0b11111111, 0b11111111, (0b0001 &lt;&lt; 4)" calcext:value-type="string">
            <text:p>// 191     |11111111|11111111|1110001</text:p>
            <text:p>+ 0b111, 0b11111111, 0b11111111, (0b000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|11111111|11111111|11111000|00</text:p>
          </table:table-cell>
          <table:table-cell office:value-type="string" calcext:value-type="string">
            <text:p>11111111111111111111100000</text:p>
          </table:table-cell>
          <table:table-cell table:formula="of:=8-MOD(LEN([.$D193])-[.$E193]; 8)" office:value-type="float" office:value="4" calcext:value-type="float">
            <text:p>4</text:p>
          </table:table-cell>
          <table:table-cell table:style-name="ce29" table:formula="of:=IF(MID([.$D194];1;[.$E194])=&quot;&quot;; &quot;&quot;; COM.MICROSOFT.CONCAT(&quot;0b&quot;; MID([.$D194];1;[.$E194])))" office:value-type="string" office:string-value="0b1111" calcext:value-type="string">
            <text:p>0b1111</text:p>
          </table:table-cell>
          <table:table-cell table:style-name="ce29" table:formula="of:=IF(MID([.$D194];1+[.$E194]; 8)=&quot;&quot;; &quot;&quot;; COM.MICROSOFT.CONCAT(&quot;0b&quot;; MID([.$D194];1+[.$E194]; 8)))" office:value-type="string" office:string-value="0b11111111" calcext:value-type="string">
            <text:p>0b11111111</text:p>
          </table:table-cell>
          <table:table-cell table:style-name="ce29" table:formula="of:=IF(MID([.$D194];1+[.$E194]+8; 8)=&quot;&quot;; &quot;&quot;; COM.MICROSOFT.CONCAT(&quot;0b&quot;; MID([.$D194];1+[.$E194]+8; 8)))" office:value-type="string" office:string-value="0b11111111" calcext:value-type="string">
            <text:p>0b11111111</text:p>
          </table:table-cell>
          <table:table-cell table:style-name="ce29" table:formula="of:=IF(MID([.$D194];1+[.$E194]+8+8; 8)=&quot;&quot;; &quot;&quot;; COM.MICROSOFT.CONCAT(&quot;0b&quot;; MID([.$D194];1+[.$E194]+8+8; 8)))" office:value-type="string" office:string-value="0b100000" calcext:value-type="string">
            <text:p>0b100000</text:p>
          </table:table-cell>
          <table:table-cell table:style-name="ce29" table:formula="of:=IF(MID([.$D194];1+[.$E194]+8+8+8; 8)=&quot;&quot;; &quot;&quot;; COM.MICROSOFT.CONCAT(&quot;0b&quot;; MID([.$D194];1+[.$E194]+8+8+8; 8)))">
            <text:p/>
          </table:table-cell>
          <table:table-cell table:style-name="ce31" table:formula="of:=[.E194]-LEN([.F194])+2" office:value-type="float" office:value="0" calcext:value-type="float">
            <text:p>0</text:p>
          </table:table-cell>
          <table:table-cell table:style-name="ce29" table:formula="of:=IF([.G194]=&quot;&quot;; &quot;&quot;; 8-LEN([.G194])+2)" office:value-type="float" office:value="0" calcext:value-type="float">
            <text:p>0</text:p>
          </table:table-cell>
          <table:table-cell table:style-name="ce29" table:formula="of:=IF([.H194]=&quot;&quot;; &quot;&quot;; 8-LEN([.H194])+2)" office:value-type="float" office:value="0" calcext:value-type="float">
            <text:p>0</text:p>
          </table:table-cell>
          <table:table-cell table:style-name="ce29" table:formula="of:=IF([.I194]=&quot;&quot;; &quot;&quot;; 8-LEN([.I194])+2)" office:value-type="float" office:value="2" calcext:value-type="float">
            <text:p>2</text:p>
          </table:table-cell>
          <table:table-cell table:style-name="ce29" table:formula="of:=IF([.J194]=&quot;&quot;; &quot;&quot;; 8-LEN([.J194])+2)">
            <text:p/>
          </table:table-cell>
          <table:table-cell table:style-name="ce31" table:formula="of:=IF(OR([.$F194]=&quot;&quot;; [.$E194]=8); &quot;&quot;; &quot;+ &quot;)" office:value-type="string" office:string-value="+ " calcext:value-type="string">
            <text:p>+ </text:p>
          </table:table-cell>
          <table:table-cell table:style-name="ce32" table:formula="of:=IF([.$F194]=&quot;&quot;; &quot;&quot;; IF([.$K194]&gt;0; COM.MICROSOFT.CONCAT(&quot;(&quot;; [.$F194]; &quot; &lt;&lt; &quot;; [.$K194]; &quot;)&quot;); [.$F194]))" office:value-type="string" office:string-value="0b1111" calcext:value-type="string">
            <text:p>0b1111</text:p>
          </table:table-cell>
          <table:table-cell table:style-name="ce32" table:formula="of:=IF(OR([.$F194]=&quot;&quot;; AND([.$G194]=&quot;&quot;; [.$K194]&lt;&gt;0)); &quot;&quot;; &quot;, &quot;)" office:value-type="string" office:string-value=", " calcext:value-type="string">
            <text:p>, </text:p>
          </table:table-cell>
          <table:table-cell table:style-name="ce32" table:formula="of:=IF([.$G194]=&quot;&quot;; &quot;&quot;; IF([.$L194]&gt;0; COM.MICROSOFT.CONCAT(&quot;(&quot;; [.$G194]; &quot; &lt;&lt; &quot;; [.$L194]; &quot;)&quot;); [.$G194]))" office:value-type="string" office:string-value="0b11111111" calcext:value-type="string">
            <text:p>0b11111111</text:p>
          </table:table-cell>
          <table:table-cell table:style-name="ce32" table:formula="of:=IF(OR([.$G194]=&quot;&quot;; AND([.$H194]=&quot;&quot;; [.$L194]&lt;&gt;0)); &quot;&quot;; &quot;, &quot;)" office:value-type="string" office:string-value=", " calcext:value-type="string">
            <text:p>, </text:p>
          </table:table-cell>
          <table:table-cell table:style-name="ce32" table:formula="of:=IF([.$H194]=&quot;&quot;; &quot;&quot;; IF([.$M194]&gt;0; COM.MICROSOFT.CONCAT(&quot;(&quot;; [.$H194]; &quot; &lt;&lt; &quot;; [.$M194]; &quot;)&quot;); [.$H194]))" office:value-type="string" office:string-value="0b11111111" calcext:value-type="string">
            <text:p>0b11111111</text:p>
          </table:table-cell>
          <table:table-cell table:style-name="ce32" table:formula="of:=IF(OR([.$H194]=&quot;&quot;; AND([.$I194]=&quot;&quot;; [.$M194]&lt;&gt;0)); &quot;&quot;; &quot;, &quot;)" office:value-type="string" office:string-value=", " calcext:value-type="string">
            <text:p>, </text:p>
          </table:table-cell>
          <table:table-cell table:style-name="ce32" table:formula="of:=IF([.$I194]=&quot;&quot;; &quot;&quot;; IF([.$N194]&gt;0; COM.MICROSOFT.CONCAT(&quot;(&quot;; [.$I194]; &quot; &lt;&lt; &quot;; [.$N194]; &quot;)&quot;); [.$I194]))" office:value-type="string" office:string-value="(0b100000 &lt;&lt; 2)" calcext:value-type="string">
            <text:p>(0b100000 &lt;&lt; 2)</text:p>
          </table:table-cell>
          <table:table-cell table:style-name="ce32" table:formula="of:=IF(OR([.$I194]=&quot;&quot;; AND([.$J194]=&quot;&quot;; [.$N194]&lt;&gt;0)); &quot;&quot;; &quot;, &quot;)">
            <text:p/>
          </table:table-cell>
          <table:table-cell table:style-name="ce32" table:formula="of:=IF([.$J194]=&quot;&quot;; &quot;&quot;; IF([.$O194]&gt;0; COM.MICROSOFT.CONCAT(&quot;(&quot;; [.$J194]; &quot; &lt;&lt; &quot;; [.$O194]; &quot;)&quot;); [.$J194]))">
            <text:p/>
          </table:table-cell>
          <table:table-cell table:style-name="ce33" table:formula="of:=IF(OR([.$J194]=&quot;&quot;; AND([.$O194]&lt;&gt;0)); &quot;&quot;; &quot;, &quot;)">
            <text:p/>
          </table:table-cell>
          <table:table-cell table:formula="of:=COM.MICROSOFT.CONCAT(&quot;// &quot;; [.B194]; &quot; &quot;; IF([.A194]=&quot;&quot;; &quot;   &quot;; COM.MICROSOFT.CONCAT(&quot;-&quot;; [.A194]; &quot;-&quot;)); &quot; &quot;; [.C194])" office:value-type="string" office:string-value="// 192     |11111111|11111111|11111000|00" calcext:value-type="string">
            <text:p>// 192 <text:s text:c="4"/>|11111111|11111111|11111000|00</text:p>
          </table:table-cell>
          <table:table-cell table:formula="of:=COM.MICROSOFT.CONCAT([.P194:.Z194])" office:value-type="string" office:string-value="+ 0b1111, 0b11111111, 0b11111111, (0b100000 &lt;&lt; 2)" calcext:value-type="string">
            <text:p>+ 0b1111, 0b11111111, 0b11111111, (0b100000 &lt;&lt; 2)</text:p>
          </table:table-cell>
          <table:table-cell table:formula="of:=COM.MICROSOFT.CONCAT([.AA194]; CHAR(10); [.AB194])" office:value-type="string" office:string-value="// 192     |11111111|11111111|11111000|00&#10;+ 0b1111, 0b11111111, 0b11111111, (0b100000 &lt;&lt; 2)" calcext:value-type="string">
            <text:p>// 192     |11111111|11111111|11111000|00</text:p>
            <text:p>+ 0b1111, 0b11111111, 0b11111111, (0b100000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|11111111|11111111|11111000|01</text:p>
          </table:table-cell>
          <table:table-cell office:value-type="string" calcext:value-type="string">
            <text:p>11111111111111111111100001</text:p>
          </table:table-cell>
          <table:table-cell table:formula="of:=8-MOD(LEN([.$D194])-[.$E194]; 8)" office:value-type="float" office:value="2" calcext:value-type="float">
            <text:p>2</text:p>
          </table:table-cell>
          <table:table-cell table:style-name="ce29" table:formula="of:=IF(MID([.$D195];1;[.$E195])=&quot;&quot;; &quot;&quot;; COM.MICROSOFT.CONCAT(&quot;0b&quot;; MID([.$D195];1;[.$E195])))" office:value-type="string" office:string-value="0b11" calcext:value-type="string">
            <text:p>0b11</text:p>
          </table:table-cell>
          <table:table-cell table:style-name="ce29" table:formula="of:=IF(MID([.$D195];1+[.$E195]; 8)=&quot;&quot;; &quot;&quot;; COM.MICROSOFT.CONCAT(&quot;0b&quot;; MID([.$D195];1+[.$E195]; 8)))" office:value-type="string" office:string-value="0b11111111" calcext:value-type="string">
            <text:p>0b11111111</text:p>
          </table:table-cell>
          <table:table-cell table:style-name="ce29" table:formula="of:=IF(MID([.$D195];1+[.$E195]+8; 8)=&quot;&quot;; &quot;&quot;; COM.MICROSOFT.CONCAT(&quot;0b&quot;; MID([.$D195];1+[.$E195]+8; 8)))" office:value-type="string" office:string-value="0b11111111" calcext:value-type="string">
            <text:p>0b11111111</text:p>
          </table:table-cell>
          <table:table-cell table:style-name="ce29" table:formula="of:=IF(MID([.$D195];1+[.$E195]+8+8; 8)=&quot;&quot;; &quot;&quot;; COM.MICROSOFT.CONCAT(&quot;0b&quot;; MID([.$D195];1+[.$E195]+8+8; 8)))" office:value-type="string" office:string-value="0b11100001" calcext:value-type="string">
            <text:p>0b11100001</text:p>
          </table:table-cell>
          <table:table-cell table:style-name="ce29" table:formula="of:=IF(MID([.$D195];1+[.$E195]+8+8+8; 8)=&quot;&quot;; &quot;&quot;; COM.MICROSOFT.CONCAT(&quot;0b&quot;; MID([.$D195];1+[.$E195]+8+8+8; 8)))">
            <text:p/>
          </table:table-cell>
          <table:table-cell table:style-name="ce31" table:formula="of:=[.E195]-LEN([.F195])+2" office:value-type="float" office:value="0" calcext:value-type="float">
            <text:p>0</text:p>
          </table:table-cell>
          <table:table-cell table:style-name="ce29" table:formula="of:=IF([.G195]=&quot;&quot;; &quot;&quot;; 8-LEN([.G195])+2)" office:value-type="float" office:value="0" calcext:value-type="float">
            <text:p>0</text:p>
          </table:table-cell>
          <table:table-cell table:style-name="ce29" table:formula="of:=IF([.H195]=&quot;&quot;; &quot;&quot;; 8-LEN([.H195])+2)" office:value-type="float" office:value="0" calcext:value-type="float">
            <text:p>0</text:p>
          </table:table-cell>
          <table:table-cell table:style-name="ce29" table:formula="of:=IF([.I195]=&quot;&quot;; &quot;&quot;; 8-LEN([.I195])+2)" office:value-type="float" office:value="0" calcext:value-type="float">
            <text:p>0</text:p>
          </table:table-cell>
          <table:table-cell table:style-name="ce29" table:formula="of:=IF([.J195]=&quot;&quot;; &quot;&quot;; 8-LEN([.J195])+2)">
            <text:p/>
          </table:table-cell>
          <table:table-cell table:style-name="ce31" table:formula="of:=IF(OR([.$F195]=&quot;&quot;; [.$E195]=8); &quot;&quot;; &quot;+ &quot;)" office:value-type="string" office:string-value="+ " calcext:value-type="string">
            <text:p>+ </text:p>
          </table:table-cell>
          <table:table-cell table:style-name="ce32" table:formula="of:=IF([.$F195]=&quot;&quot;; &quot;&quot;; IF([.$K195]&gt;0; COM.MICROSOFT.CONCAT(&quot;(&quot;; [.$F195]; &quot; &lt;&lt; &quot;; [.$K195]; &quot;)&quot;); [.$F195]))" office:value-type="string" office:string-value="0b11" calcext:value-type="string">
            <text:p>0b11</text:p>
          </table:table-cell>
          <table:table-cell table:style-name="ce32" table:formula="of:=IF(OR([.$F195]=&quot;&quot;; AND([.$G195]=&quot;&quot;; [.$K195]&lt;&gt;0)); &quot;&quot;; &quot;, &quot;)" office:value-type="string" office:string-value=", " calcext:value-type="string">
            <text:p>, </text:p>
          </table:table-cell>
          <table:table-cell table:style-name="ce32" table:formula="of:=IF([.$G195]=&quot;&quot;; &quot;&quot;; IF([.$L195]&gt;0; COM.MICROSOFT.CONCAT(&quot;(&quot;; [.$G195]; &quot; &lt;&lt; &quot;; [.$L195]; &quot;)&quot;); [.$G195]))" office:value-type="string" office:string-value="0b11111111" calcext:value-type="string">
            <text:p>0b11111111</text:p>
          </table:table-cell>
          <table:table-cell table:style-name="ce32" table:formula="of:=IF(OR([.$G195]=&quot;&quot;; AND([.$H195]=&quot;&quot;; [.$L195]&lt;&gt;0)); &quot;&quot;; &quot;, &quot;)" office:value-type="string" office:string-value=", " calcext:value-type="string">
            <text:p>, </text:p>
          </table:table-cell>
          <table:table-cell table:style-name="ce32" table:formula="of:=IF([.$H195]=&quot;&quot;; &quot;&quot;; IF([.$M195]&gt;0; COM.MICROSOFT.CONCAT(&quot;(&quot;; [.$H195]; &quot; &lt;&lt; &quot;; [.$M195]; &quot;)&quot;); [.$H195]))" office:value-type="string" office:string-value="0b11111111" calcext:value-type="string">
            <text:p>0b11111111</text:p>
          </table:table-cell>
          <table:table-cell table:style-name="ce32" table:formula="of:=IF(OR([.$H195]=&quot;&quot;; AND([.$I195]=&quot;&quot;; [.$M195]&lt;&gt;0)); &quot;&quot;; &quot;, &quot;)" office:value-type="string" office:string-value=", " calcext:value-type="string">
            <text:p>, </text:p>
          </table:table-cell>
          <table:table-cell table:style-name="ce32" table:formula="of:=IF([.$I195]=&quot;&quot;; &quot;&quot;; IF([.$N195]&gt;0; COM.MICROSOFT.CONCAT(&quot;(&quot;; [.$I195]; &quot; &lt;&lt; &quot;; [.$N195]; &quot;)&quot;); [.$I195]))" office:value-type="string" office:string-value="0b11100001" calcext:value-type="string">
            <text:p>0b11100001</text:p>
          </table:table-cell>
          <table:table-cell table:style-name="ce32" table:formula="of:=IF(OR([.$I195]=&quot;&quot;; AND([.$J195]=&quot;&quot;; [.$N195]&lt;&gt;0)); &quot;&quot;; &quot;, &quot;)" office:value-type="string" office:string-value=", " calcext:value-type="string">
            <text:p>, </text:p>
          </table:table-cell>
          <table:table-cell table:style-name="ce32" table:formula="of:=IF([.$J195]=&quot;&quot;; &quot;&quot;; IF([.$O195]&gt;0; COM.MICROSOFT.CONCAT(&quot;(&quot;; [.$J195]; &quot; &lt;&lt; &quot;; [.$O195]; &quot;)&quot;); [.$J195]))">
            <text:p/>
          </table:table-cell>
          <table:table-cell table:style-name="ce33" table:formula="of:=IF(OR([.$J195]=&quot;&quot;; AND([.$O195]&lt;&gt;0)); &quot;&quot;; &quot;, &quot;)">
            <text:p/>
          </table:table-cell>
          <table:table-cell table:formula="of:=COM.MICROSOFT.CONCAT(&quot;// &quot;; [.B195]; &quot; &quot;; IF([.A195]=&quot;&quot;; &quot;   &quot;; COM.MICROSOFT.CONCAT(&quot;-&quot;; [.A195]; &quot;-&quot;)); &quot; &quot;; [.C195])" office:value-type="string" office:string-value="// 193     |11111111|11111111|11111000|01" calcext:value-type="string">
            <text:p>// 193 <text:s text:c="4"/>|11111111|11111111|11111000|01</text:p>
          </table:table-cell>
          <table:table-cell table:formula="of:=COM.MICROSOFT.CONCAT([.P195:.Z195])" office:value-type="string" office:string-value="+ 0b11, 0b11111111, 0b11111111, 0b11100001, " calcext:value-type="string">
            <text:p>+ 0b11, 0b11111111, 0b11111111, 0b11100001, </text:p>
          </table:table-cell>
          <table:table-cell table:formula="of:=COM.MICROSOFT.CONCAT([.AA195]; CHAR(10); [.AB195])" office:value-type="string" office:string-value="// 193     |11111111|11111111|11111000|01&#10;+ 0b11, 0b11111111, 0b11111111, 0b11100001, " calcext:value-type="string">
            <text:p>// 193     |11111111|11111111|11111000|01</text:p>
            <text:p>+ 0b11, 0b11111111, 0b11111111, 0b11100001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|11111111|11111110|1011</text:p>
          </table:table-cell>
          <table:table-cell office:value-type="string" calcext:value-type="string">
            <text:p>11111111111111101011</text:p>
          </table:table-cell>
          <table:table-cell table:formula="of:=8-MOD(LEN([.$D195])-[.$E195]; 8)" office:value-type="float" office:value="8" calcext:value-type="float">
            <text:p>8</text:p>
          </table:table-cell>
          <table:table-cell table:style-name="ce29" table:formula="of:=IF(MID([.$D196];1;[.$E196])=&quot;&quot;; &quot;&quot;; COM.MICROSOFT.CONCAT(&quot;0b&quot;; MID([.$D196];1;[.$E196])))" office:value-type="string" office:string-value="0b11111111" calcext:value-type="string">
            <text:p>0b11111111</text:p>
          </table:table-cell>
          <table:table-cell table:style-name="ce29" table:formula="of:=IF(MID([.$D196];1+[.$E196]; 8)=&quot;&quot;; &quot;&quot;; COM.MICROSOFT.CONCAT(&quot;0b&quot;; MID([.$D196];1+[.$E196]; 8)))" office:value-type="string" office:string-value="0b11111110" calcext:value-type="string">
            <text:p>0b11111110</text:p>
          </table:table-cell>
          <table:table-cell table:style-name="ce29" table:formula="of:=IF(MID([.$D196];1+[.$E196]+8; 8)=&quot;&quot;; &quot;&quot;; COM.MICROSOFT.CONCAT(&quot;0b&quot;; MID([.$D196];1+[.$E196]+8; 8)))" office:value-type="string" office:string-value="0b1011" calcext:value-type="string">
            <text:p>0b1011</text:p>
          </table:table-cell>
          <table:table-cell table:style-name="ce29" table:formula="of:=IF(MID([.$D196];1+[.$E196]+8+8; 8)=&quot;&quot;; &quot;&quot;; COM.MICROSOFT.CONCAT(&quot;0b&quot;; MID([.$D196];1+[.$E196]+8+8; 8)))">
            <text:p/>
          </table:table-cell>
          <table:table-cell table:style-name="ce29" table:formula="of:=IF(MID([.$D196];1+[.$E196]+8+8+8; 8)=&quot;&quot;; &quot;&quot;; COM.MICROSOFT.CONCAT(&quot;0b&quot;; MID([.$D196];1+[.$E196]+8+8+8; 8)))">
            <text:p/>
          </table:table-cell>
          <table:table-cell table:style-name="ce31" table:formula="of:=[.E196]-LEN([.F196])+2" office:value-type="float" office:value="0" calcext:value-type="float">
            <text:p>0</text:p>
          </table:table-cell>
          <table:table-cell table:style-name="ce29" table:formula="of:=IF([.G196]=&quot;&quot;; &quot;&quot;; 8-LEN([.G196])+2)" office:value-type="float" office:value="0" calcext:value-type="float">
            <text:p>0</text:p>
          </table:table-cell>
          <table:table-cell table:style-name="ce29" table:formula="of:=IF([.H196]=&quot;&quot;; &quot;&quot;; 8-LEN([.H196])+2)" office:value-type="float" office:value="4" calcext:value-type="float">
            <text:p>4</text:p>
          </table:table-cell>
          <table:table-cell table:style-name="ce29" table:formula="of:=IF([.I196]=&quot;&quot;; &quot;&quot;; 8-LEN([.I196])+2)">
            <text:p/>
          </table:table-cell>
          <table:table-cell table:style-name="ce29" table:formula="of:=IF([.J196]=&quot;&quot;; &quot;&quot;; 8-LEN([.J196])+2)">
            <text:p/>
          </table:table-cell>
          <table:table-cell table:style-name="ce31" table:formula="of:=IF(OR([.$F196]=&quot;&quot;; [.$E196]=8); &quot;&quot;; &quot;+ &quot;)">
            <text:p/>
          </table:table-cell>
          <table:table-cell table:style-name="ce32" table:formula="of:=IF([.$F196]=&quot;&quot;; &quot;&quot;; IF([.$K196]&gt;0; COM.MICROSOFT.CONCAT(&quot;(&quot;; [.$F196]; &quot; &lt;&lt; &quot;; [.$K196]; &quot;)&quot;); [.$F196]))" office:value-type="string" office:string-value="0b11111111" calcext:value-type="string">
            <text:p>0b11111111</text:p>
          </table:table-cell>
          <table:table-cell table:style-name="ce32" table:formula="of:=IF(OR([.$F196]=&quot;&quot;; AND([.$G196]=&quot;&quot;; [.$K196]&lt;&gt;0)); &quot;&quot;; &quot;, &quot;)" office:value-type="string" office:string-value=", " calcext:value-type="string">
            <text:p>, </text:p>
          </table:table-cell>
          <table:table-cell table:style-name="ce32" table:formula="of:=IF([.$G196]=&quot;&quot;; &quot;&quot;; IF([.$L196]&gt;0; COM.MICROSOFT.CONCAT(&quot;(&quot;; [.$G196]; &quot; &lt;&lt; &quot;; [.$L196]; &quot;)&quot;); [.$G196]))" office:value-type="string" office:string-value="0b11111110" calcext:value-type="string">
            <text:p>0b11111110</text:p>
          </table:table-cell>
          <table:table-cell table:style-name="ce32" table:formula="of:=IF(OR([.$G196]=&quot;&quot;; AND([.$H196]=&quot;&quot;; [.$L196]&lt;&gt;0)); &quot;&quot;; &quot;, &quot;)" office:value-type="string" office:string-value=", " calcext:value-type="string">
            <text:p>, </text:p>
          </table:table-cell>
          <table:table-cell table:style-name="ce32" table:formula="of:=IF([.$H196]=&quot;&quot;; &quot;&quot;; IF([.$M196]&gt;0; COM.MICROSOFT.CONCAT(&quot;(&quot;; [.$H196]; &quot; &lt;&lt; &quot;; [.$M196]; &quot;)&quot;); [.$H196]))" office:value-type="string" office:string-value="(0b1011 &lt;&lt; 4)" calcext:value-type="string">
            <text:p>(0b1011 &lt;&lt; 4)</text:p>
          </table:table-cell>
          <table:table-cell table:style-name="ce32" table:formula="of:=IF(OR([.$H196]=&quot;&quot;; AND([.$I196]=&quot;&quot;; [.$M196]&lt;&gt;0)); &quot;&quot;; &quot;, &quot;)">
            <text:p/>
          </table:table-cell>
          <table:table-cell table:style-name="ce32" table:formula="of:=IF([.$I196]=&quot;&quot;; &quot;&quot;; IF([.$N196]&gt;0; COM.MICROSOFT.CONCAT(&quot;(&quot;; [.$I196]; &quot; &lt;&lt; &quot;; [.$N196]; &quot;)&quot;); [.$I196]))">
            <text:p/>
          </table:table-cell>
          <table:table-cell table:style-name="ce32" table:formula="of:=IF(OR([.$I196]=&quot;&quot;; AND([.$J196]=&quot;&quot;; [.$N196]&lt;&gt;0)); &quot;&quot;; &quot;, &quot;)">
            <text:p/>
          </table:table-cell>
          <table:table-cell table:style-name="ce32" table:formula="of:=IF([.$J196]=&quot;&quot;; &quot;&quot;; IF([.$O196]&gt;0; COM.MICROSOFT.CONCAT(&quot;(&quot;; [.$J196]; &quot; &lt;&lt; &quot;; [.$O196]; &quot;)&quot;); [.$J196]))">
            <text:p/>
          </table:table-cell>
          <table:table-cell table:style-name="ce33" table:formula="of:=IF(OR([.$J196]=&quot;&quot;; AND([.$O196]&lt;&gt;0)); &quot;&quot;; &quot;, &quot;)">
            <text:p/>
          </table:table-cell>
          <table:table-cell table:formula="of:=COM.MICROSOFT.CONCAT(&quot;// &quot;; [.B196]; &quot; &quot;; IF([.A196]=&quot;&quot;; &quot;   &quot;; COM.MICROSOFT.CONCAT(&quot;-&quot;; [.A196]; &quot;-&quot;)); &quot; &quot;; [.C196])" office:value-type="string" office:string-value="// 194     |11111111|11111110|1011" calcext:value-type="string">
            <text:p>// 194 <text:s text:c="4"/>|11111111|11111110|1011</text:p>
          </table:table-cell>
          <table:table-cell table:formula="of:=COM.MICROSOFT.CONCAT([.P196:.Z196])" office:value-type="string" office:string-value="0b11111111, 0b11111110, (0b1011 &lt;&lt; 4)" calcext:value-type="string">
            <text:p>0b11111111, 0b11111110, (0b1011 &lt;&lt; 4)</text:p>
          </table:table-cell>
          <table:table-cell table:formula="of:=COM.MICROSOFT.CONCAT([.AA196]; CHAR(10); [.AB196])" office:value-type="string" office:string-value="// 194     |11111111|11111110|1011&#10;0b11111111, 0b11111110, (0b1011 &lt;&lt; 4)" calcext:value-type="string">
            <text:p>// 194     |11111111|11111110|1011</text:p>
            <text:p>0b11111111, 0b11111110, (0b101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|11111111|11111110|001</text:p>
          </table:table-cell>
          <table:table-cell office:value-type="string" calcext:value-type="string">
            <text:p>1111111111111110001</text:p>
          </table:table-cell>
          <table:table-cell table:formula="of:=8-MOD(LEN([.$D196])-[.$E196]; 8)" office:value-type="float" office:value="4" calcext:value-type="float">
            <text:p>4</text:p>
          </table:table-cell>
          <table:table-cell table:style-name="ce29" table:formula="of:=IF(MID([.$D197];1;[.$E197])=&quot;&quot;; &quot;&quot;; COM.MICROSOFT.CONCAT(&quot;0b&quot;; MID([.$D197];1;[.$E197])))" office:value-type="string" office:string-value="0b1111" calcext:value-type="string">
            <text:p>0b1111</text:p>
          </table:table-cell>
          <table:table-cell table:style-name="ce29" table:formula="of:=IF(MID([.$D197];1+[.$E197]; 8)=&quot;&quot;; &quot;&quot;; COM.MICROSOFT.CONCAT(&quot;0b&quot;; MID([.$D197];1+[.$E197]; 8)))" office:value-type="string" office:string-value="0b11111111" calcext:value-type="string">
            <text:p>0b11111111</text:p>
          </table:table-cell>
          <table:table-cell table:style-name="ce29" table:formula="of:=IF(MID([.$D197];1+[.$E197]+8; 8)=&quot;&quot;; &quot;&quot;; COM.MICROSOFT.CONCAT(&quot;0b&quot;; MID([.$D197];1+[.$E197]+8; 8)))" office:value-type="string" office:string-value="0b1110001" calcext:value-type="string">
            <text:p>0b1110001</text:p>
          </table:table-cell>
          <table:table-cell table:style-name="ce29" table:formula="of:=IF(MID([.$D197];1+[.$E197]+8+8; 8)=&quot;&quot;; &quot;&quot;; COM.MICROSOFT.CONCAT(&quot;0b&quot;; MID([.$D197];1+[.$E197]+8+8; 8)))">
            <text:p/>
          </table:table-cell>
          <table:table-cell table:style-name="ce29" table:formula="of:=IF(MID([.$D197];1+[.$E197]+8+8+8; 8)=&quot;&quot;; &quot;&quot;; COM.MICROSOFT.CONCAT(&quot;0b&quot;; MID([.$D197];1+[.$E197]+8+8+8; 8)))">
            <text:p/>
          </table:table-cell>
          <table:table-cell table:style-name="ce31" table:formula="of:=[.E197]-LEN([.F197])+2" office:value-type="float" office:value="0" calcext:value-type="float">
            <text:p>0</text:p>
          </table:table-cell>
          <table:table-cell table:style-name="ce29" table:formula="of:=IF([.G197]=&quot;&quot;; &quot;&quot;; 8-LEN([.G197])+2)" office:value-type="float" office:value="0" calcext:value-type="float">
            <text:p>0</text:p>
          </table:table-cell>
          <table:table-cell table:style-name="ce29" table:formula="of:=IF([.H197]=&quot;&quot;; &quot;&quot;; 8-LEN([.H197])+2)" office:value-type="float" office:value="1" calcext:value-type="float">
            <text:p>1</text:p>
          </table:table-cell>
          <table:table-cell table:style-name="ce29" table:formula="of:=IF([.I197]=&quot;&quot;; &quot;&quot;; 8-LEN([.I197])+2)">
            <text:p/>
          </table:table-cell>
          <table:table-cell table:style-name="ce29" table:formula="of:=IF([.J197]=&quot;&quot;; &quot;&quot;; 8-LEN([.J197])+2)">
            <text:p/>
          </table:table-cell>
          <table:table-cell table:style-name="ce31" table:formula="of:=IF(OR([.$F197]=&quot;&quot;; [.$E197]=8); &quot;&quot;; &quot;+ &quot;)" office:value-type="string" office:string-value="+ " calcext:value-type="string">
            <text:p>+ </text:p>
          </table:table-cell>
          <table:table-cell table:style-name="ce32" table:formula="of:=IF([.$F197]=&quot;&quot;; &quot;&quot;; IF([.$K197]&gt;0; COM.MICROSOFT.CONCAT(&quot;(&quot;; [.$F197]; &quot; &lt;&lt; &quot;; [.$K197]; &quot;)&quot;); [.$F197]))" office:value-type="string" office:string-value="0b1111" calcext:value-type="string">
            <text:p>0b1111</text:p>
          </table:table-cell>
          <table:table-cell table:style-name="ce32" table:formula="of:=IF(OR([.$F197]=&quot;&quot;; AND([.$G197]=&quot;&quot;; [.$K197]&lt;&gt;0)); &quot;&quot;; &quot;, &quot;)" office:value-type="string" office:string-value=", " calcext:value-type="string">
            <text:p>, </text:p>
          </table:table-cell>
          <table:table-cell table:style-name="ce32" table:formula="of:=IF([.$G197]=&quot;&quot;; &quot;&quot;; IF([.$L197]&gt;0; COM.MICROSOFT.CONCAT(&quot;(&quot;; [.$G197]; &quot; &lt;&lt; &quot;; [.$L197]; &quot;)&quot;); [.$G197]))" office:value-type="string" office:string-value="0b11111111" calcext:value-type="string">
            <text:p>0b11111111</text:p>
          </table:table-cell>
          <table:table-cell table:style-name="ce32" table:formula="of:=IF(OR([.$G197]=&quot;&quot;; AND([.$H197]=&quot;&quot;; [.$L197]&lt;&gt;0)); &quot;&quot;; &quot;, &quot;)" office:value-type="string" office:string-value=", " calcext:value-type="string">
            <text:p>, </text:p>
          </table:table-cell>
          <table:table-cell table:style-name="ce32" table:formula="of:=IF([.$H197]=&quot;&quot;; &quot;&quot;; IF([.$M197]&gt;0; COM.MICROSOFT.CONCAT(&quot;(&quot;; [.$H197]; &quot; &lt;&lt; &quot;; [.$M197]; &quot;)&quot;); [.$H197]))" office:value-type="string" office:string-value="(0b1110001 &lt;&lt; 1)" calcext:value-type="string">
            <text:p>(0b1110001 &lt;&lt; 1)</text:p>
          </table:table-cell>
          <table:table-cell table:style-name="ce32" table:formula="of:=IF(OR([.$H197]=&quot;&quot;; AND([.$I197]=&quot;&quot;; [.$M197]&lt;&gt;0)); &quot;&quot;; &quot;, &quot;)">
            <text:p/>
          </table:table-cell>
          <table:table-cell table:style-name="ce32" table:formula="of:=IF([.$I197]=&quot;&quot;; &quot;&quot;; IF([.$N197]&gt;0; COM.MICROSOFT.CONCAT(&quot;(&quot;; [.$I197]; &quot; &lt;&lt; &quot;; [.$N197]; &quot;)&quot;); [.$I197]))">
            <text:p/>
          </table:table-cell>
          <table:table-cell table:style-name="ce32" table:formula="of:=IF(OR([.$I197]=&quot;&quot;; AND([.$J197]=&quot;&quot;; [.$N197]&lt;&gt;0)); &quot;&quot;; &quot;, &quot;)">
            <text:p/>
          </table:table-cell>
          <table:table-cell table:style-name="ce32" table:formula="of:=IF([.$J197]=&quot;&quot;; &quot;&quot;; IF([.$O197]&gt;0; COM.MICROSOFT.CONCAT(&quot;(&quot;; [.$J197]; &quot; &lt;&lt; &quot;; [.$O197]; &quot;)&quot;); [.$J197]))">
            <text:p/>
          </table:table-cell>
          <table:table-cell table:style-name="ce33" table:formula="of:=IF(OR([.$J197]=&quot;&quot;; AND([.$O197]&lt;&gt;0)); &quot;&quot;; &quot;, &quot;)">
            <text:p/>
          </table:table-cell>
          <table:table-cell table:formula="of:=COM.MICROSOFT.CONCAT(&quot;// &quot;; [.B197]; &quot; &quot;; IF([.A197]=&quot;&quot;; &quot;   &quot;; COM.MICROSOFT.CONCAT(&quot;-&quot;; [.A197]; &quot;-&quot;)); &quot; &quot;; [.C197])" office:value-type="string" office:string-value="// 195     |11111111|11111110|001" calcext:value-type="string">
            <text:p>// 195 <text:s text:c="4"/>|11111111|11111110|001</text:p>
          </table:table-cell>
          <table:table-cell table:formula="of:=COM.MICROSOFT.CONCAT([.P197:.Z197])" office:value-type="string" office:string-value="+ 0b1111, 0b11111111, (0b1110001 &lt;&lt; 1)" calcext:value-type="string">
            <text:p>+ 0b1111, 0b11111111, (0b1110001 &lt;&lt; 1)</text:p>
          </table:table-cell>
          <table:table-cell table:formula="of:=COM.MICROSOFT.CONCAT([.AA197]; CHAR(10); [.AB197])" office:value-type="string" office:string-value="// 195     |11111111|11111110|001&#10;+ 0b1111, 0b11111111, (0b1110001 &lt;&lt; 1)" calcext:value-type="string">
            <text:p>// 195     |11111111|11111110|001</text:p>
            <text:p>+ 0b1111, 0b11111111, (0b1110001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|11111111|11111111|100111</text:p>
          </table:table-cell>
          <table:table-cell office:value-type="string" calcext:value-type="string">
            <text:p>1111111111111111100111</text:p>
          </table:table-cell>
          <table:table-cell table:formula="of:=8-MOD(LEN([.$D197])-[.$E197]; 8)" office:value-type="float" office:value="1" calcext:value-type="float">
            <text:p>1</text:p>
          </table:table-cell>
          <table:table-cell table:style-name="ce29" table:formula="of:=IF(MID([.$D198];1;[.$E198])=&quot;&quot;; &quot;&quot;; COM.MICROSOFT.CONCAT(&quot;0b&quot;; MID([.$D198];1;[.$E198])))" office:value-type="string" office:string-value="0b1" calcext:value-type="string">
            <text:p>0b1</text:p>
          </table:table-cell>
          <table:table-cell table:style-name="ce29" table:formula="of:=IF(MID([.$D198];1+[.$E198]; 8)=&quot;&quot;; &quot;&quot;; COM.MICROSOFT.CONCAT(&quot;0b&quot;; MID([.$D198];1+[.$E198]; 8)))" office:value-type="string" office:string-value="0b11111111" calcext:value-type="string">
            <text:p>0b11111111</text:p>
          </table:table-cell>
          <table:table-cell table:style-name="ce29" table:formula="of:=IF(MID([.$D198];1+[.$E198]+8; 8)=&quot;&quot;; &quot;&quot;; COM.MICROSOFT.CONCAT(&quot;0b&quot;; MID([.$D198];1+[.$E198]+8; 8)))" office:value-type="string" office:string-value="0b11111111" calcext:value-type="string">
            <text:p>0b11111111</text:p>
          </table:table-cell>
          <table:table-cell table:style-name="ce29" table:formula="of:=IF(MID([.$D198];1+[.$E198]+8+8; 8)=&quot;&quot;; &quot;&quot;; COM.MICROSOFT.CONCAT(&quot;0b&quot;; MID([.$D198];1+[.$E198]+8+8; 8)))" office:value-type="string" office:string-value="0b00111" calcext:value-type="string">
            <text:p>0b00111</text:p>
          </table:table-cell>
          <table:table-cell table:style-name="ce29" table:formula="of:=IF(MID([.$D198];1+[.$E198]+8+8+8; 8)=&quot;&quot;; &quot;&quot;; COM.MICROSOFT.CONCAT(&quot;0b&quot;; MID([.$D198];1+[.$E198]+8+8+8; 8)))">
            <text:p/>
          </table:table-cell>
          <table:table-cell table:style-name="ce31" table:formula="of:=[.E198]-LEN([.F198])+2" office:value-type="float" office:value="0" calcext:value-type="float">
            <text:p>0</text:p>
          </table:table-cell>
          <table:table-cell table:style-name="ce29" table:formula="of:=IF([.G198]=&quot;&quot;; &quot;&quot;; 8-LEN([.G198])+2)" office:value-type="float" office:value="0" calcext:value-type="float">
            <text:p>0</text:p>
          </table:table-cell>
          <table:table-cell table:style-name="ce29" table:formula="of:=IF([.H198]=&quot;&quot;; &quot;&quot;; 8-LEN([.H198])+2)" office:value-type="float" office:value="0" calcext:value-type="float">
            <text:p>0</text:p>
          </table:table-cell>
          <table:table-cell table:style-name="ce29" table:formula="of:=IF([.I198]=&quot;&quot;; &quot;&quot;; 8-LEN([.I198])+2)" office:value-type="float" office:value="3" calcext:value-type="float">
            <text:p>3</text:p>
          </table:table-cell>
          <table:table-cell table:style-name="ce29" table:formula="of:=IF([.J198]=&quot;&quot;; &quot;&quot;; 8-LEN([.J198])+2)">
            <text:p/>
          </table:table-cell>
          <table:table-cell table:style-name="ce31" table:formula="of:=IF(OR([.$F198]=&quot;&quot;; [.$E198]=8); &quot;&quot;; &quot;+ &quot;)" office:value-type="string" office:string-value="+ " calcext:value-type="string">
            <text:p>+ </text:p>
          </table:table-cell>
          <table:table-cell table:style-name="ce32" table:formula="of:=IF([.$F198]=&quot;&quot;; &quot;&quot;; IF([.$K198]&gt;0; COM.MICROSOFT.CONCAT(&quot;(&quot;; [.$F198]; &quot; &lt;&lt; &quot;; [.$K198]; &quot;)&quot;); [.$F198]))" office:value-type="string" office:string-value="0b1" calcext:value-type="string">
            <text:p>0b1</text:p>
          </table:table-cell>
          <table:table-cell table:style-name="ce32" table:formula="of:=IF(OR([.$F198]=&quot;&quot;; AND([.$G198]=&quot;&quot;; [.$K198]&lt;&gt;0)); &quot;&quot;; &quot;, &quot;)" office:value-type="string" office:string-value=", " calcext:value-type="string">
            <text:p>, </text:p>
          </table:table-cell>
          <table:table-cell table:style-name="ce32" table:formula="of:=IF([.$G198]=&quot;&quot;; &quot;&quot;; IF([.$L198]&gt;0; COM.MICROSOFT.CONCAT(&quot;(&quot;; [.$G198]; &quot; &lt;&lt; &quot;; [.$L198]; &quot;)&quot;); [.$G198]))" office:value-type="string" office:string-value="0b11111111" calcext:value-type="string">
            <text:p>0b11111111</text:p>
          </table:table-cell>
          <table:table-cell table:style-name="ce32" table:formula="of:=IF(OR([.$G198]=&quot;&quot;; AND([.$H198]=&quot;&quot;; [.$L198]&lt;&gt;0)); &quot;&quot;; &quot;, &quot;)" office:value-type="string" office:string-value=", " calcext:value-type="string">
            <text:p>, </text:p>
          </table:table-cell>
          <table:table-cell table:style-name="ce32" table:formula="of:=IF([.$H198]=&quot;&quot;; &quot;&quot;; IF([.$M198]&gt;0; COM.MICROSOFT.CONCAT(&quot;(&quot;; [.$H198]; &quot; &lt;&lt; &quot;; [.$M198]; &quot;)&quot;); [.$H198]))" office:value-type="string" office:string-value="0b11111111" calcext:value-type="string">
            <text:p>0b11111111</text:p>
          </table:table-cell>
          <table:table-cell table:style-name="ce32" table:formula="of:=IF(OR([.$H198]=&quot;&quot;; AND([.$I198]=&quot;&quot;; [.$M198]&lt;&gt;0)); &quot;&quot;; &quot;, &quot;)" office:value-type="string" office:string-value=", " calcext:value-type="string">
            <text:p>, </text:p>
          </table:table-cell>
          <table:table-cell table:style-name="ce32" table:formula="of:=IF([.$I198]=&quot;&quot;; &quot;&quot;; IF([.$N198]&gt;0; COM.MICROSOFT.CONCAT(&quot;(&quot;; [.$I198]; &quot; &lt;&lt; &quot;; [.$N198]; &quot;)&quot;); [.$I198]))" office:value-type="string" office:string-value="(0b00111 &lt;&lt; 3)" calcext:value-type="string">
            <text:p>(0b00111 &lt;&lt; 3)</text:p>
          </table:table-cell>
          <table:table-cell table:style-name="ce32" table:formula="of:=IF(OR([.$I198]=&quot;&quot;; AND([.$J198]=&quot;&quot;; [.$N198]&lt;&gt;0)); &quot;&quot;; &quot;, &quot;)">
            <text:p/>
          </table:table-cell>
          <table:table-cell table:style-name="ce32" table:formula="of:=IF([.$J198]=&quot;&quot;; &quot;&quot;; IF([.$O198]&gt;0; COM.MICROSOFT.CONCAT(&quot;(&quot;; [.$J198]; &quot; &lt;&lt; &quot;; [.$O198]; &quot;)&quot;); [.$J198]))">
            <text:p/>
          </table:table-cell>
          <table:table-cell table:style-name="ce33" table:formula="of:=IF(OR([.$J198]=&quot;&quot;; AND([.$O198]&lt;&gt;0)); &quot;&quot;; &quot;, &quot;)">
            <text:p/>
          </table:table-cell>
          <table:table-cell table:formula="of:=COM.MICROSOFT.CONCAT(&quot;// &quot;; [.B198]; &quot; &quot;; IF([.A198]=&quot;&quot;; &quot;   &quot;; COM.MICROSOFT.CONCAT(&quot;-&quot;; [.A198]; &quot;-&quot;)); &quot; &quot;; [.C198])" office:value-type="string" office:string-value="// 196     |11111111|11111111|100111" calcext:value-type="string">
            <text:p>// 196 <text:s text:c="4"/>|11111111|11111111|100111</text:p>
          </table:table-cell>
          <table:table-cell table:formula="of:=COM.MICROSOFT.CONCAT([.P198:.Z198])" office:value-type="string" office:string-value="+ 0b1, 0b11111111, 0b11111111, (0b00111 &lt;&lt; 3)" calcext:value-type="string">
            <text:p>+ 0b1, 0b11111111, 0b11111111, (0b00111 &lt;&lt; 3)</text:p>
          </table:table-cell>
          <table:table-cell table:formula="of:=COM.MICROSOFT.CONCAT([.AA198]; CHAR(10); [.AB198])" office:value-type="string" office:string-value="// 196     |11111111|11111111|100111&#10;+ 0b1, 0b11111111, 0b11111111, (0b00111 &lt;&lt; 3)" calcext:value-type="string">
            <text:p>// 196     |11111111|11111111|100111</text:p>
            <text:p>+ 0b1, 0b11111111, 0b11111111, (0b00111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|11111111|11111111|1110010</text:p>
          </table:table-cell>
          <table:table-cell office:value-type="string" calcext:value-type="string">
            <text:p>11111111111111111110010</text:p>
          </table:table-cell>
          <table:table-cell table:formula="of:=8-MOD(LEN([.$D198])-[.$E198]; 8)" office:value-type="float" office:value="3" calcext:value-type="float">
            <text:p>3</text:p>
          </table:table-cell>
          <table:table-cell table:style-name="ce29" table:formula="of:=IF(MID([.$D199];1;[.$E199])=&quot;&quot;; &quot;&quot;; COM.MICROSOFT.CONCAT(&quot;0b&quot;; MID([.$D199];1;[.$E199])))" office:value-type="string" office:string-value="0b111" calcext:value-type="string">
            <text:p>0b111</text:p>
          </table:table-cell>
          <table:table-cell table:style-name="ce29" table:formula="of:=IF(MID([.$D199];1+[.$E199]; 8)=&quot;&quot;; &quot;&quot;; COM.MICROSOFT.CONCAT(&quot;0b&quot;; MID([.$D199];1+[.$E199]; 8)))" office:value-type="string" office:string-value="0b11111111" calcext:value-type="string">
            <text:p>0b11111111</text:p>
          </table:table-cell>
          <table:table-cell table:style-name="ce29" table:formula="of:=IF(MID([.$D199];1+[.$E199]+8; 8)=&quot;&quot;; &quot;&quot;; COM.MICROSOFT.CONCAT(&quot;0b&quot;; MID([.$D199];1+[.$E199]+8; 8)))" office:value-type="string" office:string-value="0b11111111" calcext:value-type="string">
            <text:p>0b11111111</text:p>
          </table:table-cell>
          <table:table-cell table:style-name="ce29" table:formula="of:=IF(MID([.$D199];1+[.$E199]+8+8; 8)=&quot;&quot;; &quot;&quot;; COM.MICROSOFT.CONCAT(&quot;0b&quot;; MID([.$D199];1+[.$E199]+8+8; 8)))" office:value-type="string" office:string-value="0b0010" calcext:value-type="string">
            <text:p>0b0010</text:p>
          </table:table-cell>
          <table:table-cell table:style-name="ce29" table:formula="of:=IF(MID([.$D199];1+[.$E199]+8+8+8; 8)=&quot;&quot;; &quot;&quot;; COM.MICROSOFT.CONCAT(&quot;0b&quot;; MID([.$D199];1+[.$E199]+8+8+8; 8)))">
            <text:p/>
          </table:table-cell>
          <table:table-cell table:style-name="ce31" table:formula="of:=[.E199]-LEN([.F199])+2" office:value-type="float" office:value="0" calcext:value-type="float">
            <text:p>0</text:p>
          </table:table-cell>
          <table:table-cell table:style-name="ce29" table:formula="of:=IF([.G199]=&quot;&quot;; &quot;&quot;; 8-LEN([.G199])+2)" office:value-type="float" office:value="0" calcext:value-type="float">
            <text:p>0</text:p>
          </table:table-cell>
          <table:table-cell table:style-name="ce29" table:formula="of:=IF([.H199]=&quot;&quot;; &quot;&quot;; 8-LEN([.H199])+2)" office:value-type="float" office:value="0" calcext:value-type="float">
            <text:p>0</text:p>
          </table:table-cell>
          <table:table-cell table:style-name="ce29" table:formula="of:=IF([.I199]=&quot;&quot;; &quot;&quot;; 8-LEN([.I199])+2)" office:value-type="float" office:value="4" calcext:value-type="float">
            <text:p>4</text:p>
          </table:table-cell>
          <table:table-cell table:style-name="ce29" table:formula="of:=IF([.J199]=&quot;&quot;; &quot;&quot;; 8-LEN([.J199])+2)">
            <text:p/>
          </table:table-cell>
          <table:table-cell table:style-name="ce31" table:formula="of:=IF(OR([.$F199]=&quot;&quot;; [.$E199]=8); &quot;&quot;; &quot;+ &quot;)" office:value-type="string" office:string-value="+ " calcext:value-type="string">
            <text:p>+ </text:p>
          </table:table-cell>
          <table:table-cell table:style-name="ce32" table:formula="of:=IF([.$F199]=&quot;&quot;; &quot;&quot;; IF([.$K199]&gt;0; COM.MICROSOFT.CONCAT(&quot;(&quot;; [.$F199]; &quot; &lt;&lt; &quot;; [.$K199]; &quot;)&quot;); [.$F199]))" office:value-type="string" office:string-value="0b111" calcext:value-type="string">
            <text:p>0b111</text:p>
          </table:table-cell>
          <table:table-cell table:style-name="ce32" table:formula="of:=IF(OR([.$F199]=&quot;&quot;; AND([.$G199]=&quot;&quot;; [.$K199]&lt;&gt;0)); &quot;&quot;; &quot;, &quot;)" office:value-type="string" office:string-value=", " calcext:value-type="string">
            <text:p>, </text:p>
          </table:table-cell>
          <table:table-cell table:style-name="ce32" table:formula="of:=IF([.$G199]=&quot;&quot;; &quot;&quot;; IF([.$L199]&gt;0; COM.MICROSOFT.CONCAT(&quot;(&quot;; [.$G199]; &quot; &lt;&lt; &quot;; [.$L199]; &quot;)&quot;); [.$G199]))" office:value-type="string" office:string-value="0b11111111" calcext:value-type="string">
            <text:p>0b11111111</text:p>
          </table:table-cell>
          <table:table-cell table:style-name="ce32" table:formula="of:=IF(OR([.$G199]=&quot;&quot;; AND([.$H199]=&quot;&quot;; [.$L199]&lt;&gt;0)); &quot;&quot;; &quot;, &quot;)" office:value-type="string" office:string-value=", " calcext:value-type="string">
            <text:p>, </text:p>
          </table:table-cell>
          <table:table-cell table:style-name="ce32" table:formula="of:=IF([.$H199]=&quot;&quot;; &quot;&quot;; IF([.$M199]&gt;0; COM.MICROSOFT.CONCAT(&quot;(&quot;; [.$H199]; &quot; &lt;&lt; &quot;; [.$M199]; &quot;)&quot;); [.$H199]))" office:value-type="string" office:string-value="0b11111111" calcext:value-type="string">
            <text:p>0b11111111</text:p>
          </table:table-cell>
          <table:table-cell table:style-name="ce32" table:formula="of:=IF(OR([.$H199]=&quot;&quot;; AND([.$I199]=&quot;&quot;; [.$M199]&lt;&gt;0)); &quot;&quot;; &quot;, &quot;)" office:value-type="string" office:string-value=", " calcext:value-type="string">
            <text:p>, </text:p>
          </table:table-cell>
          <table:table-cell table:style-name="ce32" table:formula="of:=IF([.$I199]=&quot;&quot;; &quot;&quot;; IF([.$N199]&gt;0; COM.MICROSOFT.CONCAT(&quot;(&quot;; [.$I199]; &quot; &lt;&lt; &quot;; [.$N199]; &quot;)&quot;); [.$I199]))" office:value-type="string" office:string-value="(0b0010 &lt;&lt; 4)" calcext:value-type="string">
            <text:p>(0b0010 &lt;&lt; 4)</text:p>
          </table:table-cell>
          <table:table-cell table:style-name="ce32" table:formula="of:=IF(OR([.$I199]=&quot;&quot;; AND([.$J199]=&quot;&quot;; [.$N199]&lt;&gt;0)); &quot;&quot;; &quot;, &quot;)">
            <text:p/>
          </table:table-cell>
          <table:table-cell table:style-name="ce32" table:formula="of:=IF([.$J199]=&quot;&quot;; &quot;&quot;; IF([.$O199]&gt;0; COM.MICROSOFT.CONCAT(&quot;(&quot;; [.$J199]; &quot; &lt;&lt; &quot;; [.$O199]; &quot;)&quot;); [.$J199]))">
            <text:p/>
          </table:table-cell>
          <table:table-cell table:style-name="ce33" table:formula="of:=IF(OR([.$J199]=&quot;&quot;; AND([.$O199]&lt;&gt;0)); &quot;&quot;; &quot;, &quot;)">
            <text:p/>
          </table:table-cell>
          <table:table-cell table:formula="of:=COM.MICROSOFT.CONCAT(&quot;// &quot;; [.B199]; &quot; &quot;; IF([.A199]=&quot;&quot;; &quot;   &quot;; COM.MICROSOFT.CONCAT(&quot;-&quot;; [.A199]; &quot;-&quot;)); &quot; &quot;; [.C199])" office:value-type="string" office:string-value="// 197     |11111111|11111111|1110010" calcext:value-type="string">
            <text:p>// 197 <text:s text:c="4"/>|11111111|11111111|1110010</text:p>
          </table:table-cell>
          <table:table-cell table:formula="of:=COM.MICROSOFT.CONCAT([.P199:.Z199])" office:value-type="string" office:string-value="+ 0b111, 0b11111111, 0b11111111, (0b0010 &lt;&lt; 4)" calcext:value-type="string">
            <text:p>+ 0b111, 0b11111111, 0b11111111, (0b0010 &lt;&lt; 4)</text:p>
          </table:table-cell>
          <table:table-cell table:formula="of:=COM.MICROSOFT.CONCAT([.AA199]; CHAR(10); [.AB199])" office:value-type="string" office:string-value="// 197     |11111111|11111111|1110010&#10;+ 0b111, 0b11111111, 0b11111111, (0b0010 &lt;&lt; 4)" calcext:value-type="string">
            <text:p>// 197     |11111111|11111111|1110010</text:p>
            <text:p>+ 0b111, 0b11111111, 0b11111111, (0b001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|11111111|11111111|101000</text:p>
          </table:table-cell>
          <table:table-cell office:value-type="string" calcext:value-type="string">
            <text:p>1111111111111111101000</text:p>
          </table:table-cell>
          <table:table-cell table:formula="of:=8-MOD(LEN([.$D199])-[.$E199]; 8)" office:value-type="float" office:value="4" calcext:value-type="float">
            <text:p>4</text:p>
          </table:table-cell>
          <table:table-cell table:style-name="ce29" table:formula="of:=IF(MID([.$D200];1;[.$E200])=&quot;&quot;; &quot;&quot;; COM.MICROSOFT.CONCAT(&quot;0b&quot;; MID([.$D200];1;[.$E200])))" office:value-type="string" office:string-value="0b1111" calcext:value-type="string">
            <text:p>0b1111</text:p>
          </table:table-cell>
          <table:table-cell table:style-name="ce29" table:formula="of:=IF(MID([.$D200];1+[.$E200]; 8)=&quot;&quot;; &quot;&quot;; COM.MICROSOFT.CONCAT(&quot;0b&quot;; MID([.$D200];1+[.$E200]; 8)))" office:value-type="string" office:string-value="0b11111111" calcext:value-type="string">
            <text:p>0b11111111</text:p>
          </table:table-cell>
          <table:table-cell table:style-name="ce29" table:formula="of:=IF(MID([.$D200];1+[.$E200]+8; 8)=&quot;&quot;; &quot;&quot;; COM.MICROSOFT.CONCAT(&quot;0b&quot;; MID([.$D200];1+[.$E200]+8; 8)))" office:value-type="string" office:string-value="0b11111010" calcext:value-type="string">
            <text:p>0b11111010</text:p>
          </table:table-cell>
          <table:table-cell table:style-name="ce29" table:formula="of:=IF(MID([.$D200];1+[.$E200]+8+8; 8)=&quot;&quot;; &quot;&quot;; COM.MICROSOFT.CONCAT(&quot;0b&quot;; MID([.$D200];1+[.$E200]+8+8; 8)))" office:value-type="string" office:string-value="0b00" calcext:value-type="string">
            <text:p>0b00</text:p>
          </table:table-cell>
          <table:table-cell table:style-name="ce29" table:formula="of:=IF(MID([.$D200];1+[.$E200]+8+8+8; 8)=&quot;&quot;; &quot;&quot;; COM.MICROSOFT.CONCAT(&quot;0b&quot;; MID([.$D200];1+[.$E200]+8+8+8; 8)))">
            <text:p/>
          </table:table-cell>
          <table:table-cell table:style-name="ce31" table:formula="of:=[.E200]-LEN([.F200])+2" office:value-type="float" office:value="0" calcext:value-type="float">
            <text:p>0</text:p>
          </table:table-cell>
          <table:table-cell table:style-name="ce29" table:formula="of:=IF([.G200]=&quot;&quot;; &quot;&quot;; 8-LEN([.G200])+2)" office:value-type="float" office:value="0" calcext:value-type="float">
            <text:p>0</text:p>
          </table:table-cell>
          <table:table-cell table:style-name="ce29" table:formula="of:=IF([.H200]=&quot;&quot;; &quot;&quot;; 8-LEN([.H200])+2)" office:value-type="float" office:value="0" calcext:value-type="float">
            <text:p>0</text:p>
          </table:table-cell>
          <table:table-cell table:style-name="ce29" table:formula="of:=IF([.I200]=&quot;&quot;; &quot;&quot;; 8-LEN([.I200])+2)" office:value-type="float" office:value="6" calcext:value-type="float">
            <text:p>6</text:p>
          </table:table-cell>
          <table:table-cell table:style-name="ce29" table:formula="of:=IF([.J200]=&quot;&quot;; &quot;&quot;; 8-LEN([.J200])+2)">
            <text:p/>
          </table:table-cell>
          <table:table-cell table:style-name="ce31" table:formula="of:=IF(OR([.$F200]=&quot;&quot;; [.$E200]=8); &quot;&quot;; &quot;+ &quot;)" office:value-type="string" office:string-value="+ " calcext:value-type="string">
            <text:p>+ </text:p>
          </table:table-cell>
          <table:table-cell table:style-name="ce32" table:formula="of:=IF([.$F200]=&quot;&quot;; &quot;&quot;; IF([.$K200]&gt;0; COM.MICROSOFT.CONCAT(&quot;(&quot;; [.$F200]; &quot; &lt;&lt; &quot;; [.$K200]; &quot;)&quot;); [.$F200]))" office:value-type="string" office:string-value="0b1111" calcext:value-type="string">
            <text:p>0b1111</text:p>
          </table:table-cell>
          <table:table-cell table:style-name="ce32" table:formula="of:=IF(OR([.$F200]=&quot;&quot;; AND([.$G200]=&quot;&quot;; [.$K200]&lt;&gt;0)); &quot;&quot;; &quot;, &quot;)" office:value-type="string" office:string-value=", " calcext:value-type="string">
            <text:p>, </text:p>
          </table:table-cell>
          <table:table-cell table:style-name="ce32" table:formula="of:=IF([.$G200]=&quot;&quot;; &quot;&quot;; IF([.$L200]&gt;0; COM.MICROSOFT.CONCAT(&quot;(&quot;; [.$G200]; &quot; &lt;&lt; &quot;; [.$L200]; &quot;)&quot;); [.$G200]))" office:value-type="string" office:string-value="0b11111111" calcext:value-type="string">
            <text:p>0b11111111</text:p>
          </table:table-cell>
          <table:table-cell table:style-name="ce32" table:formula="of:=IF(OR([.$G200]=&quot;&quot;; AND([.$H200]=&quot;&quot;; [.$L200]&lt;&gt;0)); &quot;&quot;; &quot;, &quot;)" office:value-type="string" office:string-value=", " calcext:value-type="string">
            <text:p>, </text:p>
          </table:table-cell>
          <table:table-cell table:style-name="ce32" table:formula="of:=IF([.$H200]=&quot;&quot;; &quot;&quot;; IF([.$M200]&gt;0; COM.MICROSOFT.CONCAT(&quot;(&quot;; [.$H200]; &quot; &lt;&lt; &quot;; [.$M200]; &quot;)&quot;); [.$H200]))" office:value-type="string" office:string-value="0b11111010" calcext:value-type="string">
            <text:p>0b11111010</text:p>
          </table:table-cell>
          <table:table-cell table:style-name="ce32" table:formula="of:=IF(OR([.$H200]=&quot;&quot;; AND([.$I200]=&quot;&quot;; [.$M200]&lt;&gt;0)); &quot;&quot;; &quot;, &quot;)" office:value-type="string" office:string-value=", " calcext:value-type="string">
            <text:p>, </text:p>
          </table:table-cell>
          <table:table-cell table:style-name="ce32" table:formula="of:=IF([.$I200]=&quot;&quot;; &quot;&quot;; IF([.$N200]&gt;0; COM.MICROSOFT.CONCAT(&quot;(&quot;; [.$I200]; &quot; &lt;&lt; &quot;; [.$N200]; &quot;)&quot;); [.$I200]))" office:value-type="string" office:string-value="(0b00 &lt;&lt; 6)" calcext:value-type="string">
            <text:p>(0b00 &lt;&lt; 6)</text:p>
          </table:table-cell>
          <table:table-cell table:style-name="ce32" table:formula="of:=IF(OR([.$I200]=&quot;&quot;; AND([.$J200]=&quot;&quot;; [.$N200]&lt;&gt;0)); &quot;&quot;; &quot;, &quot;)">
            <text:p/>
          </table:table-cell>
          <table:table-cell table:style-name="ce32" table:formula="of:=IF([.$J200]=&quot;&quot;; &quot;&quot;; IF([.$O200]&gt;0; COM.MICROSOFT.CONCAT(&quot;(&quot;; [.$J200]; &quot; &lt;&lt; &quot;; [.$O200]; &quot;)&quot;); [.$J200]))">
            <text:p/>
          </table:table-cell>
          <table:table-cell table:style-name="ce33" table:formula="of:=IF(OR([.$J200]=&quot;&quot;; AND([.$O200]&lt;&gt;0)); &quot;&quot;; &quot;, &quot;)">
            <text:p/>
          </table:table-cell>
          <table:table-cell table:formula="of:=COM.MICROSOFT.CONCAT(&quot;// &quot;; [.B200]; &quot; &quot;; IF([.A200]=&quot;&quot;; &quot;   &quot;; COM.MICROSOFT.CONCAT(&quot;-&quot;; [.A200]; &quot;-&quot;)); &quot; &quot;; [.C200])" office:value-type="string" office:string-value="// 198     |11111111|11111111|101000" calcext:value-type="string">
            <text:p>// 198 <text:s text:c="4"/>|11111111|11111111|101000</text:p>
          </table:table-cell>
          <table:table-cell table:formula="of:=COM.MICROSOFT.CONCAT([.P200:.Z200])" office:value-type="string" office:string-value="+ 0b1111, 0b11111111, 0b11111010, (0b00 &lt;&lt; 6)" calcext:value-type="string">
            <text:p>+ 0b1111, 0b11111111, 0b11111010, (0b00 &lt;&lt; 6)</text:p>
          </table:table-cell>
          <table:table-cell table:formula="of:=COM.MICROSOFT.CONCAT([.AA200]; CHAR(10); [.AB200])" office:value-type="string" office:string-value="// 198     |11111111|11111111|101000&#10;+ 0b1111, 0b11111111, 0b11111010, (0b00 &lt;&lt; 6)" calcext:value-type="string">
            <text:p>// 198     |11111111|11111111|101000</text:p>
            <text:p>+ 0b1111, 0b11111111, 0b11111010, (0b0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|11111111|11111111|11110110|0</text:p>
          </table:table-cell>
          <table:table-cell office:value-type="string" calcext:value-type="string">
            <text:p>1111111111111111111101100</text:p>
          </table:table-cell>
          <table:table-cell table:formula="of:=8-MOD(LEN([.$D200])-[.$E200]; 8)" office:value-type="float" office:value="6" calcext:value-type="float">
            <text:p>6</text:p>
          </table:table-cell>
          <table:table-cell table:style-name="ce29" table:formula="of:=IF(MID([.$D201];1;[.$E201])=&quot;&quot;; &quot;&quot;; COM.MICROSOFT.CONCAT(&quot;0b&quot;; MID([.$D201];1;[.$E201])))" office:value-type="string" office:string-value="0b111111" calcext:value-type="string">
            <text:p>0b111111</text:p>
          </table:table-cell>
          <table:table-cell table:style-name="ce29" table:formula="of:=IF(MID([.$D201];1+[.$E201]; 8)=&quot;&quot;; &quot;&quot;; COM.MICROSOFT.CONCAT(&quot;0b&quot;; MID([.$D201];1+[.$E201]; 8)))" office:value-type="string" office:string-value="0b11111111" calcext:value-type="string">
            <text:p>0b11111111</text:p>
          </table:table-cell>
          <table:table-cell table:style-name="ce29" table:formula="of:=IF(MID([.$D201];1+[.$E201]+8; 8)=&quot;&quot;; &quot;&quot;; COM.MICROSOFT.CONCAT(&quot;0b&quot;; MID([.$D201];1+[.$E201]+8; 8)))" office:value-type="string" office:string-value="0b11111101" calcext:value-type="string">
            <text:p>0b11111101</text:p>
          </table:table-cell>
          <table:table-cell table:style-name="ce29" table:formula="of:=IF(MID([.$D201];1+[.$E201]+8+8; 8)=&quot;&quot;; &quot;&quot;; COM.MICROSOFT.CONCAT(&quot;0b&quot;; MID([.$D201];1+[.$E201]+8+8; 8)))" office:value-type="string" office:string-value="0b100" calcext:value-type="string">
            <text:p>0b100</text:p>
          </table:table-cell>
          <table:table-cell table:style-name="ce29" table:formula="of:=IF(MID([.$D201];1+[.$E201]+8+8+8; 8)=&quot;&quot;; &quot;&quot;; COM.MICROSOFT.CONCAT(&quot;0b&quot;; MID([.$D201];1+[.$E201]+8+8+8; 8)))">
            <text:p/>
          </table:table-cell>
          <table:table-cell table:style-name="ce31" table:formula="of:=[.E201]-LEN([.F201])+2" office:value-type="float" office:value="0" calcext:value-type="float">
            <text:p>0</text:p>
          </table:table-cell>
          <table:table-cell table:style-name="ce29" table:formula="of:=IF([.G201]=&quot;&quot;; &quot;&quot;; 8-LEN([.G201])+2)" office:value-type="float" office:value="0" calcext:value-type="float">
            <text:p>0</text:p>
          </table:table-cell>
          <table:table-cell table:style-name="ce29" table:formula="of:=IF([.H201]=&quot;&quot;; &quot;&quot;; 8-LEN([.H201])+2)" office:value-type="float" office:value="0" calcext:value-type="float">
            <text:p>0</text:p>
          </table:table-cell>
          <table:table-cell table:style-name="ce29" table:formula="of:=IF([.I201]=&quot;&quot;; &quot;&quot;; 8-LEN([.I201])+2)" office:value-type="float" office:value="5" calcext:value-type="float">
            <text:p>5</text:p>
          </table:table-cell>
          <table:table-cell table:style-name="ce29" table:formula="of:=IF([.J201]=&quot;&quot;; &quot;&quot;; 8-LEN([.J201])+2)">
            <text:p/>
          </table:table-cell>
          <table:table-cell table:style-name="ce31" table:formula="of:=IF(OR([.$F201]=&quot;&quot;; [.$E201]=8); &quot;&quot;; &quot;+ &quot;)" office:value-type="string" office:string-value="+ " calcext:value-type="string">
            <text:p>+ </text:p>
          </table:table-cell>
          <table:table-cell table:style-name="ce32" table:formula="of:=IF([.$F201]=&quot;&quot;; &quot;&quot;; IF([.$K201]&gt;0; COM.MICROSOFT.CONCAT(&quot;(&quot;; [.$F201]; &quot; &lt;&lt; &quot;; [.$K201]; &quot;)&quot;); [.$F201]))" office:value-type="string" office:string-value="0b111111" calcext:value-type="string">
            <text:p>0b111111</text:p>
          </table:table-cell>
          <table:table-cell table:style-name="ce32" table:formula="of:=IF(OR([.$F201]=&quot;&quot;; AND([.$G201]=&quot;&quot;; [.$K201]&lt;&gt;0)); &quot;&quot;; &quot;, &quot;)" office:value-type="string" office:string-value=", " calcext:value-type="string">
            <text:p>, </text:p>
          </table:table-cell>
          <table:table-cell table:style-name="ce32" table:formula="of:=IF([.$G201]=&quot;&quot;; &quot;&quot;; IF([.$L201]&gt;0; COM.MICROSOFT.CONCAT(&quot;(&quot;; [.$G201]; &quot; &lt;&lt; &quot;; [.$L201]; &quot;)&quot;); [.$G201]))" office:value-type="string" office:string-value="0b11111111" calcext:value-type="string">
            <text:p>0b11111111</text:p>
          </table:table-cell>
          <table:table-cell table:style-name="ce32" table:formula="of:=IF(OR([.$G201]=&quot;&quot;; AND([.$H201]=&quot;&quot;; [.$L201]&lt;&gt;0)); &quot;&quot;; &quot;, &quot;)" office:value-type="string" office:string-value=", " calcext:value-type="string">
            <text:p>, </text:p>
          </table:table-cell>
          <table:table-cell table:style-name="ce32" table:formula="of:=IF([.$H201]=&quot;&quot;; &quot;&quot;; IF([.$M201]&gt;0; COM.MICROSOFT.CONCAT(&quot;(&quot;; [.$H201]; &quot; &lt;&lt; &quot;; [.$M201]; &quot;)&quot;); [.$H201]))" office:value-type="string" office:string-value="0b11111101" calcext:value-type="string">
            <text:p>0b11111101</text:p>
          </table:table-cell>
          <table:table-cell table:style-name="ce32" table:formula="of:=IF(OR([.$H201]=&quot;&quot;; AND([.$I201]=&quot;&quot;; [.$M201]&lt;&gt;0)); &quot;&quot;; &quot;, &quot;)" office:value-type="string" office:string-value=", " calcext:value-type="string">
            <text:p>, </text:p>
          </table:table-cell>
          <table:table-cell table:style-name="ce32" table:formula="of:=IF([.$I201]=&quot;&quot;; &quot;&quot;; IF([.$N201]&gt;0; COM.MICROSOFT.CONCAT(&quot;(&quot;; [.$I201]; &quot; &lt;&lt; &quot;; [.$N201]; &quot;)&quot;); [.$I201]))" office:value-type="string" office:string-value="(0b100 &lt;&lt; 5)" calcext:value-type="string">
            <text:p>(0b100 &lt;&lt; 5)</text:p>
          </table:table-cell>
          <table:table-cell table:style-name="ce32" table:formula="of:=IF(OR([.$I201]=&quot;&quot;; AND([.$J201]=&quot;&quot;; [.$N201]&lt;&gt;0)); &quot;&quot;; &quot;, &quot;)">
            <text:p/>
          </table:table-cell>
          <table:table-cell table:style-name="ce32" table:formula="of:=IF([.$J201]=&quot;&quot;; &quot;&quot;; IF([.$O201]&gt;0; COM.MICROSOFT.CONCAT(&quot;(&quot;; [.$J201]; &quot; &lt;&lt; &quot;; [.$O201]; &quot;)&quot;); [.$J201]))">
            <text:p/>
          </table:table-cell>
          <table:table-cell table:style-name="ce33" table:formula="of:=IF(OR([.$J201]=&quot;&quot;; AND([.$O201]&lt;&gt;0)); &quot;&quot;; &quot;, &quot;)">
            <text:p/>
          </table:table-cell>
          <table:table-cell table:formula="of:=COM.MICROSOFT.CONCAT(&quot;// &quot;; [.B201]; &quot; &quot;; IF([.A201]=&quot;&quot;; &quot;   &quot;; COM.MICROSOFT.CONCAT(&quot;-&quot;; [.A201]; &quot;-&quot;)); &quot; &quot;; [.C201])" office:value-type="string" office:string-value="// 199     |11111111|11111111|11110110|0" calcext:value-type="string">
            <text:p>// 199 <text:s text:c="4"/>|11111111|11111111|11110110|0</text:p>
          </table:table-cell>
          <table:table-cell table:formula="of:=COM.MICROSOFT.CONCAT([.P201:.Z201])" office:value-type="string" office:string-value="+ 0b111111, 0b11111111, 0b11111101, (0b100 &lt;&lt; 5)" calcext:value-type="string">
            <text:p>+ 0b111111, 0b11111111, 0b11111101, (0b100 &lt;&lt; 5)</text:p>
          </table:table-cell>
          <table:table-cell table:formula="of:=COM.MICROSOFT.CONCAT([.AA201]; CHAR(10); [.AB201])" office:value-type="string" office:string-value="// 199     |11111111|11111111|11110110|0&#10;+ 0b111111, 0b11111111, 0b11111101, (0b100 &lt;&lt; 5)" calcext:value-type="string">
            <text:p>// 199     |11111111|11111111|11110110|0</text:p>
            <text:p>+ 0b111111, 0b11111111, 0b11111101, (0b100 &lt;&lt; 5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|11111111|11111111|11111000|10</text:p>
          </table:table-cell>
          <table:table-cell office:value-type="string" calcext:value-type="string">
            <text:p>11111111111111111111100010</text:p>
          </table:table-cell>
          <table:table-cell table:formula="of:=8-MOD(LEN([.$D201])-[.$E201]; 8)" office:value-type="float" office:value="5" calcext:value-type="float">
            <text:p>5</text:p>
          </table:table-cell>
          <table:table-cell table:style-name="ce29" table:formula="of:=IF(MID([.$D202];1;[.$E202])=&quot;&quot;; &quot;&quot;; COM.MICROSOFT.CONCAT(&quot;0b&quot;; MID([.$D202];1;[.$E202])))" office:value-type="string" office:string-value="0b11111" calcext:value-type="string">
            <text:p>0b11111</text:p>
          </table:table-cell>
          <table:table-cell table:style-name="ce29" table:formula="of:=IF(MID([.$D202];1+[.$E202]; 8)=&quot;&quot;; &quot;&quot;; COM.MICROSOFT.CONCAT(&quot;0b&quot;; MID([.$D202];1+[.$E202]; 8)))" office:value-type="string" office:string-value="0b11111111" calcext:value-type="string">
            <text:p>0b11111111</text:p>
          </table:table-cell>
          <table:table-cell table:style-name="ce29" table:formula="of:=IF(MID([.$D202];1+[.$E202]+8; 8)=&quot;&quot;; &quot;&quot;; COM.MICROSOFT.CONCAT(&quot;0b&quot;; MID([.$D202];1+[.$E202]+8; 8)))" office:value-type="string" office:string-value="0b11111111" calcext:value-type="string">
            <text:p>0b11111111</text:p>
          </table:table-cell>
          <table:table-cell table:style-name="ce29" table:formula="of:=IF(MID([.$D202];1+[.$E202]+8+8; 8)=&quot;&quot;; &quot;&quot;; COM.MICROSOFT.CONCAT(&quot;0b&quot;; MID([.$D202];1+[.$E202]+8+8; 8)))" office:value-type="string" office:string-value="0b00010" calcext:value-type="string">
            <text:p>0b00010</text:p>
          </table:table-cell>
          <table:table-cell table:style-name="ce29" table:formula="of:=IF(MID([.$D202];1+[.$E202]+8+8+8; 8)=&quot;&quot;; &quot;&quot;; COM.MICROSOFT.CONCAT(&quot;0b&quot;; MID([.$D202];1+[.$E202]+8+8+8; 8)))">
            <text:p/>
          </table:table-cell>
          <table:table-cell table:style-name="ce31" table:formula="of:=[.E202]-LEN([.F202])+2" office:value-type="float" office:value="0" calcext:value-type="float">
            <text:p>0</text:p>
          </table:table-cell>
          <table:table-cell table:style-name="ce29" table:formula="of:=IF([.G202]=&quot;&quot;; &quot;&quot;; 8-LEN([.G202])+2)" office:value-type="float" office:value="0" calcext:value-type="float">
            <text:p>0</text:p>
          </table:table-cell>
          <table:table-cell table:style-name="ce29" table:formula="of:=IF([.H202]=&quot;&quot;; &quot;&quot;; 8-LEN([.H202])+2)" office:value-type="float" office:value="0" calcext:value-type="float">
            <text:p>0</text:p>
          </table:table-cell>
          <table:table-cell table:style-name="ce29" table:formula="of:=IF([.I202]=&quot;&quot;; &quot;&quot;; 8-LEN([.I202])+2)" office:value-type="float" office:value="3" calcext:value-type="float">
            <text:p>3</text:p>
          </table:table-cell>
          <table:table-cell table:style-name="ce29" table:formula="of:=IF([.J202]=&quot;&quot;; &quot;&quot;; 8-LEN([.J202])+2)">
            <text:p/>
          </table:table-cell>
          <table:table-cell table:style-name="ce31" table:formula="of:=IF(OR([.$F202]=&quot;&quot;; [.$E202]=8); &quot;&quot;; &quot;+ &quot;)" office:value-type="string" office:string-value="+ " calcext:value-type="string">
            <text:p>+ </text:p>
          </table:table-cell>
          <table:table-cell table:style-name="ce32" table:formula="of:=IF([.$F202]=&quot;&quot;; &quot;&quot;; IF([.$K202]&gt;0; COM.MICROSOFT.CONCAT(&quot;(&quot;; [.$F202]; &quot; &lt;&lt; &quot;; [.$K202]; &quot;)&quot;); [.$F202]))" office:value-type="string" office:string-value="0b11111" calcext:value-type="string">
            <text:p>0b11111</text:p>
          </table:table-cell>
          <table:table-cell table:style-name="ce32" table:formula="of:=IF(OR([.$F202]=&quot;&quot;; AND([.$G202]=&quot;&quot;; [.$K202]&lt;&gt;0)); &quot;&quot;; &quot;, &quot;)" office:value-type="string" office:string-value=", " calcext:value-type="string">
            <text:p>, </text:p>
          </table:table-cell>
          <table:table-cell table:style-name="ce32" table:formula="of:=IF([.$G202]=&quot;&quot;; &quot;&quot;; IF([.$L202]&gt;0; COM.MICROSOFT.CONCAT(&quot;(&quot;; [.$G202]; &quot; &lt;&lt; &quot;; [.$L202]; &quot;)&quot;); [.$G202]))" office:value-type="string" office:string-value="0b11111111" calcext:value-type="string">
            <text:p>0b11111111</text:p>
          </table:table-cell>
          <table:table-cell table:style-name="ce32" table:formula="of:=IF(OR([.$G202]=&quot;&quot;; AND([.$H202]=&quot;&quot;; [.$L202]&lt;&gt;0)); &quot;&quot;; &quot;, &quot;)" office:value-type="string" office:string-value=", " calcext:value-type="string">
            <text:p>, </text:p>
          </table:table-cell>
          <table:table-cell table:style-name="ce32" table:formula="of:=IF([.$H202]=&quot;&quot;; &quot;&quot;; IF([.$M202]&gt;0; COM.MICROSOFT.CONCAT(&quot;(&quot;; [.$H202]; &quot; &lt;&lt; &quot;; [.$M202]; &quot;)&quot;); [.$H202]))" office:value-type="string" office:string-value="0b11111111" calcext:value-type="string">
            <text:p>0b11111111</text:p>
          </table:table-cell>
          <table:table-cell table:style-name="ce32" table:formula="of:=IF(OR([.$H202]=&quot;&quot;; AND([.$I202]=&quot;&quot;; [.$M202]&lt;&gt;0)); &quot;&quot;; &quot;, &quot;)" office:value-type="string" office:string-value=", " calcext:value-type="string">
            <text:p>, </text:p>
          </table:table-cell>
          <table:table-cell table:style-name="ce32" table:formula="of:=IF([.$I202]=&quot;&quot;; &quot;&quot;; IF([.$N202]&gt;0; COM.MICROSOFT.CONCAT(&quot;(&quot;; [.$I202]; &quot; &lt;&lt; &quot;; [.$N202]; &quot;)&quot;); [.$I202]))" office:value-type="string" office:string-value="(0b00010 &lt;&lt; 3)" calcext:value-type="string">
            <text:p>(0b00010 &lt;&lt; 3)</text:p>
          </table:table-cell>
          <table:table-cell table:style-name="ce32" table:formula="of:=IF(OR([.$I202]=&quot;&quot;; AND([.$J202]=&quot;&quot;; [.$N202]&lt;&gt;0)); &quot;&quot;; &quot;, &quot;)">
            <text:p/>
          </table:table-cell>
          <table:table-cell table:style-name="ce32" table:formula="of:=IF([.$J202]=&quot;&quot;; &quot;&quot;; IF([.$O202]&gt;0; COM.MICROSOFT.CONCAT(&quot;(&quot;; [.$J202]; &quot; &lt;&lt; &quot;; [.$O202]; &quot;)&quot;); [.$J202]))">
            <text:p/>
          </table:table-cell>
          <table:table-cell table:style-name="ce33" table:formula="of:=IF(OR([.$J202]=&quot;&quot;; AND([.$O202]&lt;&gt;0)); &quot;&quot;; &quot;, &quot;)">
            <text:p/>
          </table:table-cell>
          <table:table-cell table:formula="of:=COM.MICROSOFT.CONCAT(&quot;// &quot;; [.B202]; &quot; &quot;; IF([.A202]=&quot;&quot;; &quot;   &quot;; COM.MICROSOFT.CONCAT(&quot;-&quot;; [.A202]; &quot;-&quot;)); &quot; &quot;; [.C202])" office:value-type="string" office:string-value="// 200     |11111111|11111111|11111000|10" calcext:value-type="string">
            <text:p>// 200 <text:s text:c="4"/>|11111111|11111111|11111000|10</text:p>
          </table:table-cell>
          <table:table-cell table:formula="of:=COM.MICROSOFT.CONCAT([.P202:.Z202])" office:value-type="string" office:string-value="+ 0b11111, 0b11111111, 0b11111111, (0b00010 &lt;&lt; 3)" calcext:value-type="string">
            <text:p>+ 0b11111, 0b11111111, 0b11111111, (0b00010 &lt;&lt; 3)</text:p>
          </table:table-cell>
          <table:table-cell table:formula="of:=COM.MICROSOFT.CONCAT([.AA202]; CHAR(10); [.AB202])" office:value-type="string" office:string-value="// 200     |11111111|11111111|11111000|10&#10;+ 0b11111, 0b11111111, 0b11111111, (0b00010 &lt;&lt; 3)" calcext:value-type="string">
            <text:p>// 200     |11111111|11111111|11111000|10</text:p>
            <text:p>+ 0b11111, 0b11111111, 0b11111111, (0b00010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|11111111|11111111|11111000|11</text:p>
          </table:table-cell>
          <table:table-cell office:value-type="string" calcext:value-type="string">
            <text:p>11111111111111111111100011</text:p>
          </table:table-cell>
          <table:table-cell table:formula="of:=8-MOD(LEN([.$D202])-[.$E202]; 8)" office:value-type="float" office:value="3" calcext:value-type="float">
            <text:p>3</text:p>
          </table:table-cell>
          <table:table-cell table:style-name="ce29" table:formula="of:=IF(MID([.$D203];1;[.$E203])=&quot;&quot;; &quot;&quot;; COM.MICROSOFT.CONCAT(&quot;0b&quot;; MID([.$D203];1;[.$E203])))" office:value-type="string" office:string-value="0b111" calcext:value-type="string">
            <text:p>0b111</text:p>
          </table:table-cell>
          <table:table-cell table:style-name="ce29" table:formula="of:=IF(MID([.$D203];1+[.$E203]; 8)=&quot;&quot;; &quot;&quot;; COM.MICROSOFT.CONCAT(&quot;0b&quot;; MID([.$D203];1+[.$E203]; 8)))" office:value-type="string" office:string-value="0b11111111" calcext:value-type="string">
            <text:p>0b11111111</text:p>
          </table:table-cell>
          <table:table-cell table:style-name="ce29" table:formula="of:=IF(MID([.$D203];1+[.$E203]+8; 8)=&quot;&quot;; &quot;&quot;; COM.MICROSOFT.CONCAT(&quot;0b&quot;; MID([.$D203];1+[.$E203]+8; 8)))" office:value-type="string" office:string-value="0b11111111" calcext:value-type="string">
            <text:p>0b11111111</text:p>
          </table:table-cell>
          <table:table-cell table:style-name="ce29" table:formula="of:=IF(MID([.$D203];1+[.$E203]+8+8; 8)=&quot;&quot;; &quot;&quot;; COM.MICROSOFT.CONCAT(&quot;0b&quot;; MID([.$D203];1+[.$E203]+8+8; 8)))" office:value-type="string" office:string-value="0b1100011" calcext:value-type="string">
            <text:p>0b1100011</text:p>
          </table:table-cell>
          <table:table-cell table:style-name="ce29" table:formula="of:=IF(MID([.$D203];1+[.$E203]+8+8+8; 8)=&quot;&quot;; &quot;&quot;; COM.MICROSOFT.CONCAT(&quot;0b&quot;; MID([.$D203];1+[.$E203]+8+8+8; 8)))">
            <text:p/>
          </table:table-cell>
          <table:table-cell table:style-name="ce31" table:formula="of:=[.E203]-LEN([.F203])+2" office:value-type="float" office:value="0" calcext:value-type="float">
            <text:p>0</text:p>
          </table:table-cell>
          <table:table-cell table:style-name="ce29" table:formula="of:=IF([.G203]=&quot;&quot;; &quot;&quot;; 8-LEN([.G203])+2)" office:value-type="float" office:value="0" calcext:value-type="float">
            <text:p>0</text:p>
          </table:table-cell>
          <table:table-cell table:style-name="ce29" table:formula="of:=IF([.H203]=&quot;&quot;; &quot;&quot;; 8-LEN([.H203])+2)" office:value-type="float" office:value="0" calcext:value-type="float">
            <text:p>0</text:p>
          </table:table-cell>
          <table:table-cell table:style-name="ce29" table:formula="of:=IF([.I203]=&quot;&quot;; &quot;&quot;; 8-LEN([.I203])+2)" office:value-type="float" office:value="1" calcext:value-type="float">
            <text:p>1</text:p>
          </table:table-cell>
          <table:table-cell table:style-name="ce29" table:formula="of:=IF([.J203]=&quot;&quot;; &quot;&quot;; 8-LEN([.J203])+2)">
            <text:p/>
          </table:table-cell>
          <table:table-cell table:style-name="ce31" table:formula="of:=IF(OR([.$F203]=&quot;&quot;; [.$E203]=8); &quot;&quot;; &quot;+ &quot;)" office:value-type="string" office:string-value="+ " calcext:value-type="string">
            <text:p>+ </text:p>
          </table:table-cell>
          <table:table-cell table:style-name="ce32" table:formula="of:=IF([.$F203]=&quot;&quot;; &quot;&quot;; IF([.$K203]&gt;0; COM.MICROSOFT.CONCAT(&quot;(&quot;; [.$F203]; &quot; &lt;&lt; &quot;; [.$K203]; &quot;)&quot;); [.$F203]))" office:value-type="string" office:string-value="0b111" calcext:value-type="string">
            <text:p>0b111</text:p>
          </table:table-cell>
          <table:table-cell table:style-name="ce32" table:formula="of:=IF(OR([.$F203]=&quot;&quot;; AND([.$G203]=&quot;&quot;; [.$K203]&lt;&gt;0)); &quot;&quot;; &quot;, &quot;)" office:value-type="string" office:string-value=", " calcext:value-type="string">
            <text:p>, </text:p>
          </table:table-cell>
          <table:table-cell table:style-name="ce32" table:formula="of:=IF([.$G203]=&quot;&quot;; &quot;&quot;; IF([.$L203]&gt;0; COM.MICROSOFT.CONCAT(&quot;(&quot;; [.$G203]; &quot; &lt;&lt; &quot;; [.$L203]; &quot;)&quot;); [.$G203]))" office:value-type="string" office:string-value="0b11111111" calcext:value-type="string">
            <text:p>0b11111111</text:p>
          </table:table-cell>
          <table:table-cell table:style-name="ce32" table:formula="of:=IF(OR([.$G203]=&quot;&quot;; AND([.$H203]=&quot;&quot;; [.$L203]&lt;&gt;0)); &quot;&quot;; &quot;, &quot;)" office:value-type="string" office:string-value=", " calcext:value-type="string">
            <text:p>, </text:p>
          </table:table-cell>
          <table:table-cell table:style-name="ce32" table:formula="of:=IF([.$H203]=&quot;&quot;; &quot;&quot;; IF([.$M203]&gt;0; COM.MICROSOFT.CONCAT(&quot;(&quot;; [.$H203]; &quot; &lt;&lt; &quot;; [.$M203]; &quot;)&quot;); [.$H203]))" office:value-type="string" office:string-value="0b11111111" calcext:value-type="string">
            <text:p>0b11111111</text:p>
          </table:table-cell>
          <table:table-cell table:style-name="ce32" table:formula="of:=IF(OR([.$H203]=&quot;&quot;; AND([.$I203]=&quot;&quot;; [.$M203]&lt;&gt;0)); &quot;&quot;; &quot;, &quot;)" office:value-type="string" office:string-value=", " calcext:value-type="string">
            <text:p>, </text:p>
          </table:table-cell>
          <table:table-cell table:style-name="ce32" table:formula="of:=IF([.$I203]=&quot;&quot;; &quot;&quot;; IF([.$N203]&gt;0; COM.MICROSOFT.CONCAT(&quot;(&quot;; [.$I203]; &quot; &lt;&lt; &quot;; [.$N203]; &quot;)&quot;); [.$I203]))" office:value-type="string" office:string-value="(0b1100011 &lt;&lt; 1)" calcext:value-type="string">
            <text:p>(0b1100011 &lt;&lt; 1)</text:p>
          </table:table-cell>
          <table:table-cell table:style-name="ce32" table:formula="of:=IF(OR([.$I203]=&quot;&quot;; AND([.$J203]=&quot;&quot;; [.$N203]&lt;&gt;0)); &quot;&quot;; &quot;, &quot;)">
            <text:p/>
          </table:table-cell>
          <table:table-cell table:style-name="ce32" table:formula="of:=IF([.$J203]=&quot;&quot;; &quot;&quot;; IF([.$O203]&gt;0; COM.MICROSOFT.CONCAT(&quot;(&quot;; [.$J203]; &quot; &lt;&lt; &quot;; [.$O203]; &quot;)&quot;); [.$J203]))">
            <text:p/>
          </table:table-cell>
          <table:table-cell table:style-name="ce33" table:formula="of:=IF(OR([.$J203]=&quot;&quot;; AND([.$O203]&lt;&gt;0)); &quot;&quot;; &quot;, &quot;)">
            <text:p/>
          </table:table-cell>
          <table:table-cell table:formula="of:=COM.MICROSOFT.CONCAT(&quot;// &quot;; [.B203]; &quot; &quot;; IF([.A203]=&quot;&quot;; &quot;   &quot;; COM.MICROSOFT.CONCAT(&quot;-&quot;; [.A203]; &quot;-&quot;)); &quot; &quot;; [.C203])" office:value-type="string" office:string-value="// 201     |11111111|11111111|11111000|11" calcext:value-type="string">
            <text:p>// 201 <text:s text:c="4"/>|11111111|11111111|11111000|11</text:p>
          </table:table-cell>
          <table:table-cell table:formula="of:=COM.MICROSOFT.CONCAT([.P203:.Z203])" office:value-type="string" office:string-value="+ 0b111, 0b11111111, 0b11111111, (0b1100011 &lt;&lt; 1)" calcext:value-type="string">
            <text:p>+ 0b111, 0b11111111, 0b11111111, (0b1100011 &lt;&lt; 1)</text:p>
          </table:table-cell>
          <table:table-cell table:formula="of:=COM.MICROSOFT.CONCAT([.AA203]; CHAR(10); [.AB203])" office:value-type="string" office:string-value="// 201     |11111111|11111111|11111000|11&#10;+ 0b111, 0b11111111, 0b11111111, (0b1100011 &lt;&lt; 1)" calcext:value-type="string">
            <text:p>// 201     |11111111|11111111|11111000|11</text:p>
            <text:p>+ 0b111, 0b11111111, 0b11111111, (0b1100011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|11111111|11111111|11111001|00</text:p>
          </table:table-cell>
          <table:table-cell office:value-type="string" calcext:value-type="string">
            <text:p>11111111111111111111100100</text:p>
          </table:table-cell>
          <table:table-cell table:formula="of:=8-MOD(LEN([.$D203])-[.$E203]; 8)" office:value-type="float" office:value="1" calcext:value-type="float">
            <text:p>1</text:p>
          </table:table-cell>
          <table:table-cell table:style-name="ce29" table:formula="of:=IF(MID([.$D204];1;[.$E204])=&quot;&quot;; &quot;&quot;; COM.MICROSOFT.CONCAT(&quot;0b&quot;; MID([.$D204];1;[.$E204])))" office:value-type="string" office:string-value="0b1" calcext:value-type="string">
            <text:p>0b1</text:p>
          </table:table-cell>
          <table:table-cell table:style-name="ce29" table:formula="of:=IF(MID([.$D204];1+[.$E204]; 8)=&quot;&quot;; &quot;&quot;; COM.MICROSOFT.CONCAT(&quot;0b&quot;; MID([.$D204];1+[.$E204]; 8)))" office:value-type="string" office:string-value="0b11111111" calcext:value-type="string">
            <text:p>0b11111111</text:p>
          </table:table-cell>
          <table:table-cell table:style-name="ce29" table:formula="of:=IF(MID([.$D204];1+[.$E204]+8; 8)=&quot;&quot;; &quot;&quot;; COM.MICROSOFT.CONCAT(&quot;0b&quot;; MID([.$D204];1+[.$E204]+8; 8)))" office:value-type="string" office:string-value="0b11111111" calcext:value-type="string">
            <text:p>0b11111111</text:p>
          </table:table-cell>
          <table:table-cell table:style-name="ce29" table:formula="of:=IF(MID([.$D204];1+[.$E204]+8+8; 8)=&quot;&quot;; &quot;&quot;; COM.MICROSOFT.CONCAT(&quot;0b&quot;; MID([.$D204];1+[.$E204]+8+8; 8)))" office:value-type="string" office:string-value="0b11110010" calcext:value-type="string">
            <text:p>0b11110010</text:p>
          </table:table-cell>
          <table:table-cell table:style-name="ce29" table:formula="of:=IF(MID([.$D204];1+[.$E204]+8+8+8; 8)=&quot;&quot;; &quot;&quot;; COM.MICROSOFT.CONCAT(&quot;0b&quot;; MID([.$D204];1+[.$E204]+8+8+8; 8)))" office:value-type="string" office:string-value="0b0" calcext:value-type="string">
            <text:p>0b0</text:p>
          </table:table-cell>
          <table:table-cell table:style-name="ce31" table:formula="of:=[.E204]-LEN([.F204])+2" office:value-type="float" office:value="0" calcext:value-type="float">
            <text:p>0</text:p>
          </table:table-cell>
          <table:table-cell table:style-name="ce29" table:formula="of:=IF([.G204]=&quot;&quot;; &quot;&quot;; 8-LEN([.G204])+2)" office:value-type="float" office:value="0" calcext:value-type="float">
            <text:p>0</text:p>
          </table:table-cell>
          <table:table-cell table:style-name="ce29" table:formula="of:=IF([.H204]=&quot;&quot;; &quot;&quot;; 8-LEN([.H204])+2)" office:value-type="float" office:value="0" calcext:value-type="float">
            <text:p>0</text:p>
          </table:table-cell>
          <table:table-cell table:style-name="ce29" table:formula="of:=IF([.I204]=&quot;&quot;; &quot;&quot;; 8-LEN([.I204])+2)" office:value-type="float" office:value="0" calcext:value-type="float">
            <text:p>0</text:p>
          </table:table-cell>
          <table:table-cell table:style-name="ce29" table:formula="of:=IF([.J204]=&quot;&quot;; &quot;&quot;; 8-LEN([.J204])+2)" office:value-type="float" office:value="7" calcext:value-type="float">
            <text:p>7</text:p>
          </table:table-cell>
          <table:table-cell table:style-name="ce31" table:formula="of:=IF(OR([.$F204]=&quot;&quot;; [.$E204]=8); &quot;&quot;; &quot;+ &quot;)" office:value-type="string" office:string-value="+ " calcext:value-type="string">
            <text:p>+ </text:p>
          </table:table-cell>
          <table:table-cell table:style-name="ce32" table:formula="of:=IF([.$F204]=&quot;&quot;; &quot;&quot;; IF([.$K204]&gt;0; COM.MICROSOFT.CONCAT(&quot;(&quot;; [.$F204]; &quot; &lt;&lt; &quot;; [.$K204]; &quot;)&quot;); [.$F204]))" office:value-type="string" office:string-value="0b1" calcext:value-type="string">
            <text:p>0b1</text:p>
          </table:table-cell>
          <table:table-cell table:style-name="ce32" table:formula="of:=IF(OR([.$F204]=&quot;&quot;; AND([.$G204]=&quot;&quot;; [.$K204]&lt;&gt;0)); &quot;&quot;; &quot;, &quot;)" office:value-type="string" office:string-value=", " calcext:value-type="string">
            <text:p>, </text:p>
          </table:table-cell>
          <table:table-cell table:style-name="ce32" table:formula="of:=IF([.$G204]=&quot;&quot;; &quot;&quot;; IF([.$L204]&gt;0; COM.MICROSOFT.CONCAT(&quot;(&quot;; [.$G204]; &quot; &lt;&lt; &quot;; [.$L204]; &quot;)&quot;); [.$G204]))" office:value-type="string" office:string-value="0b11111111" calcext:value-type="string">
            <text:p>0b11111111</text:p>
          </table:table-cell>
          <table:table-cell table:style-name="ce32" table:formula="of:=IF(OR([.$G204]=&quot;&quot;; AND([.$H204]=&quot;&quot;; [.$L204]&lt;&gt;0)); &quot;&quot;; &quot;, &quot;)" office:value-type="string" office:string-value=", " calcext:value-type="string">
            <text:p>, </text:p>
          </table:table-cell>
          <table:table-cell table:style-name="ce32" table:formula="of:=IF([.$H204]=&quot;&quot;; &quot;&quot;; IF([.$M204]&gt;0; COM.MICROSOFT.CONCAT(&quot;(&quot;; [.$H204]; &quot; &lt;&lt; &quot;; [.$M204]; &quot;)&quot;); [.$H204]))" office:value-type="string" office:string-value="0b11111111" calcext:value-type="string">
            <text:p>0b11111111</text:p>
          </table:table-cell>
          <table:table-cell table:style-name="ce32" table:formula="of:=IF(OR([.$H204]=&quot;&quot;; AND([.$I204]=&quot;&quot;; [.$M204]&lt;&gt;0)); &quot;&quot;; &quot;, &quot;)" office:value-type="string" office:string-value=", " calcext:value-type="string">
            <text:p>, </text:p>
          </table:table-cell>
          <table:table-cell table:style-name="ce32" table:formula="of:=IF([.$I204]=&quot;&quot;; &quot;&quot;; IF([.$N204]&gt;0; COM.MICROSOFT.CONCAT(&quot;(&quot;; [.$I204]; &quot; &lt;&lt; &quot;; [.$N204]; &quot;)&quot;); [.$I204]))" office:value-type="string" office:string-value="0b11110010" calcext:value-type="string">
            <text:p>0b11110010</text:p>
          </table:table-cell>
          <table:table-cell table:style-name="ce32" table:formula="of:=IF(OR([.$I204]=&quot;&quot;; AND([.$J204]=&quot;&quot;; [.$N204]&lt;&gt;0)); &quot;&quot;; &quot;, &quot;)" office:value-type="string" office:string-value=", " calcext:value-type="string">
            <text:p>, </text:p>
          </table:table-cell>
          <table:table-cell table:style-name="ce32" table:formula="of:=IF([.$J204]=&quot;&quot;; &quot;&quot;; IF([.$O204]&gt;0; COM.MICROSOFT.CONCAT(&quot;(&quot;; [.$J204]; &quot; &lt;&lt; &quot;; [.$O204]; &quot;)&quot;); [.$J204]))" office:value-type="string" office:string-value="(0b0 &lt;&lt; 7)" calcext:value-type="string">
            <text:p>(0b0 &lt;&lt; 7)</text:p>
          </table:table-cell>
          <table:table-cell table:style-name="ce33" table:formula="of:=IF(OR([.$J204]=&quot;&quot;; AND([.$O204]&lt;&gt;0)); &quot;&quot;; &quot;, &quot;)">
            <text:p/>
          </table:table-cell>
          <table:table-cell table:formula="of:=COM.MICROSOFT.CONCAT(&quot;// &quot;; [.B204]; &quot; &quot;; IF([.A204]=&quot;&quot;; &quot;   &quot;; COM.MICROSOFT.CONCAT(&quot;-&quot;; [.A204]; &quot;-&quot;)); &quot; &quot;; [.C204])" office:value-type="string" office:string-value="// 202     |11111111|11111111|11111001|00" calcext:value-type="string">
            <text:p>// 202 <text:s text:c="4"/>|11111111|11111111|11111001|00</text:p>
          </table:table-cell>
          <table:table-cell table:formula="of:=COM.MICROSOFT.CONCAT([.P204:.Z204])" office:value-type="string" office:string-value="+ 0b1, 0b11111111, 0b11111111, 0b11110010, (0b0 &lt;&lt; 7)" calcext:value-type="string">
            <text:p>+ 0b1, 0b11111111, 0b11111111, 0b11110010, (0b0 &lt;&lt; 7)</text:p>
          </table:table-cell>
          <table:table-cell table:formula="of:=COM.MICROSOFT.CONCAT([.AA204]; CHAR(10); [.AB204])" office:value-type="string" office:string-value="// 202     |11111111|11111111|11111001|00&#10;+ 0b1, 0b11111111, 0b11111111, 0b11110010, (0b0 &lt;&lt; 7)" calcext:value-type="string">
            <text:p>// 202     |11111111|11111111|11111001|00</text:p>
            <text:p>+ 0b1, 0b11111111, 0b11111111, 0b11110010, (0b0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|11111111|11111111|11111011|110</text:p>
          </table:table-cell>
          <table:table-cell office:value-type="string" calcext:value-type="string">
            <text:p>111111111111111111111011110</text:p>
          </table:table-cell>
          <table:table-cell table:formula="of:=8-MOD(LEN([.$D204])-[.$E204]; 8)" office:value-type="float" office:value="7" calcext:value-type="float">
            <text:p>7</text:p>
          </table:table-cell>
          <table:table-cell table:style-name="ce29" table:formula="of:=IF(MID([.$D205];1;[.$E205])=&quot;&quot;; &quot;&quot;; COM.MICROSOFT.CONCAT(&quot;0b&quot;; MID([.$D205];1;[.$E205])))" office:value-type="string" office:string-value="0b1111111" calcext:value-type="string">
            <text:p>0b1111111</text:p>
          </table:table-cell>
          <table:table-cell table:style-name="ce29" table:formula="of:=IF(MID([.$D205];1+[.$E205]; 8)=&quot;&quot;; &quot;&quot;; COM.MICROSOFT.CONCAT(&quot;0b&quot;; MID([.$D205];1+[.$E205]; 8)))" office:value-type="string" office:string-value="0b11111111" calcext:value-type="string">
            <text:p>0b11111111</text:p>
          </table:table-cell>
          <table:table-cell table:style-name="ce29" table:formula="of:=IF(MID([.$D205];1+[.$E205]+8; 8)=&quot;&quot;; &quot;&quot;; COM.MICROSOFT.CONCAT(&quot;0b&quot;; MID([.$D205];1+[.$E205]+8; 8)))" office:value-type="string" office:string-value="0b11111101" calcext:value-type="string">
            <text:p>0b11111101</text:p>
          </table:table-cell>
          <table:table-cell table:style-name="ce29" table:formula="of:=IF(MID([.$D205];1+[.$E205]+8+8; 8)=&quot;&quot;; &quot;&quot;; COM.MICROSOFT.CONCAT(&quot;0b&quot;; MID([.$D205];1+[.$E205]+8+8; 8)))" office:value-type="string" office:string-value="0b1110" calcext:value-type="string">
            <text:p>0b1110</text:p>
          </table:table-cell>
          <table:table-cell table:style-name="ce29" table:formula="of:=IF(MID([.$D205];1+[.$E205]+8+8+8; 8)=&quot;&quot;; &quot;&quot;; COM.MICROSOFT.CONCAT(&quot;0b&quot;; MID([.$D205];1+[.$E205]+8+8+8; 8)))">
            <text:p/>
          </table:table-cell>
          <table:table-cell table:style-name="ce31" table:formula="of:=[.E205]-LEN([.F205])+2" office:value-type="float" office:value="0" calcext:value-type="float">
            <text:p>0</text:p>
          </table:table-cell>
          <table:table-cell table:style-name="ce29" table:formula="of:=IF([.G205]=&quot;&quot;; &quot;&quot;; 8-LEN([.G205])+2)" office:value-type="float" office:value="0" calcext:value-type="float">
            <text:p>0</text:p>
          </table:table-cell>
          <table:table-cell table:style-name="ce29" table:formula="of:=IF([.H205]=&quot;&quot;; &quot;&quot;; 8-LEN([.H205])+2)" office:value-type="float" office:value="0" calcext:value-type="float">
            <text:p>0</text:p>
          </table:table-cell>
          <table:table-cell table:style-name="ce29" table:formula="of:=IF([.I205]=&quot;&quot;; &quot;&quot;; 8-LEN([.I205])+2)" office:value-type="float" office:value="4" calcext:value-type="float">
            <text:p>4</text:p>
          </table:table-cell>
          <table:table-cell table:style-name="ce29" table:formula="of:=IF([.J205]=&quot;&quot;; &quot;&quot;; 8-LEN([.J205])+2)">
            <text:p/>
          </table:table-cell>
          <table:table-cell table:style-name="ce31" table:formula="of:=IF(OR([.$F205]=&quot;&quot;; [.$E205]=8); &quot;&quot;; &quot;+ &quot;)" office:value-type="string" office:string-value="+ " calcext:value-type="string">
            <text:p>+ </text:p>
          </table:table-cell>
          <table:table-cell table:style-name="ce32" table:formula="of:=IF([.$F205]=&quot;&quot;; &quot;&quot;; IF([.$K205]&gt;0; COM.MICROSOFT.CONCAT(&quot;(&quot;; [.$F205]; &quot; &lt;&lt; &quot;; [.$K205]; &quot;)&quot;); [.$F205]))" office:value-type="string" office:string-value="0b1111111" calcext:value-type="string">
            <text:p>0b1111111</text:p>
          </table:table-cell>
          <table:table-cell table:style-name="ce32" table:formula="of:=IF(OR([.$F205]=&quot;&quot;; AND([.$G205]=&quot;&quot;; [.$K205]&lt;&gt;0)); &quot;&quot;; &quot;, &quot;)" office:value-type="string" office:string-value=", " calcext:value-type="string">
            <text:p>, </text:p>
          </table:table-cell>
          <table:table-cell table:style-name="ce32" table:formula="of:=IF([.$G205]=&quot;&quot;; &quot;&quot;; IF([.$L205]&gt;0; COM.MICROSOFT.CONCAT(&quot;(&quot;; [.$G205]; &quot; &lt;&lt; &quot;; [.$L205]; &quot;)&quot;); [.$G205]))" office:value-type="string" office:string-value="0b11111111" calcext:value-type="string">
            <text:p>0b11111111</text:p>
          </table:table-cell>
          <table:table-cell table:style-name="ce32" table:formula="of:=IF(OR([.$G205]=&quot;&quot;; AND([.$H205]=&quot;&quot;; [.$L205]&lt;&gt;0)); &quot;&quot;; &quot;, &quot;)" office:value-type="string" office:string-value=", " calcext:value-type="string">
            <text:p>, </text:p>
          </table:table-cell>
          <table:table-cell table:style-name="ce32" table:formula="of:=IF([.$H205]=&quot;&quot;; &quot;&quot;; IF([.$M205]&gt;0; COM.MICROSOFT.CONCAT(&quot;(&quot;; [.$H205]; &quot; &lt;&lt; &quot;; [.$M205]; &quot;)&quot;); [.$H205]))" office:value-type="string" office:string-value="0b11111101" calcext:value-type="string">
            <text:p>0b11111101</text:p>
          </table:table-cell>
          <table:table-cell table:style-name="ce32" table:formula="of:=IF(OR([.$H205]=&quot;&quot;; AND([.$I205]=&quot;&quot;; [.$M205]&lt;&gt;0)); &quot;&quot;; &quot;, &quot;)" office:value-type="string" office:string-value=", " calcext:value-type="string">
            <text:p>, </text:p>
          </table:table-cell>
          <table:table-cell table:style-name="ce32" table:formula="of:=IF([.$I205]=&quot;&quot;; &quot;&quot;; IF([.$N205]&gt;0; COM.MICROSOFT.CONCAT(&quot;(&quot;; [.$I205]; &quot; &lt;&lt; &quot;; [.$N205]; &quot;)&quot;); [.$I205]))" office:value-type="string" office:string-value="(0b1110 &lt;&lt; 4)" calcext:value-type="string">
            <text:p>(0b1110 &lt;&lt; 4)</text:p>
          </table:table-cell>
          <table:table-cell table:style-name="ce32" table:formula="of:=IF(OR([.$I205]=&quot;&quot;; AND([.$J205]=&quot;&quot;; [.$N205]&lt;&gt;0)); &quot;&quot;; &quot;, &quot;)">
            <text:p/>
          </table:table-cell>
          <table:table-cell table:style-name="ce32" table:formula="of:=IF([.$J205]=&quot;&quot;; &quot;&quot;; IF([.$O205]&gt;0; COM.MICROSOFT.CONCAT(&quot;(&quot;; [.$J205]; &quot; &lt;&lt; &quot;; [.$O205]; &quot;)&quot;); [.$J205]))">
            <text:p/>
          </table:table-cell>
          <table:table-cell table:style-name="ce33" table:formula="of:=IF(OR([.$J205]=&quot;&quot;; AND([.$O205]&lt;&gt;0)); &quot;&quot;; &quot;, &quot;)">
            <text:p/>
          </table:table-cell>
          <table:table-cell table:formula="of:=COM.MICROSOFT.CONCAT(&quot;// &quot;; [.B205]; &quot; &quot;; IF([.A205]=&quot;&quot;; &quot;   &quot;; COM.MICROSOFT.CONCAT(&quot;-&quot;; [.A205]; &quot;-&quot;)); &quot; &quot;; [.C205])" office:value-type="string" office:string-value="// 203     |11111111|11111111|11111011|110" calcext:value-type="string">
            <text:p>// 203 <text:s text:c="4"/>|11111111|11111111|11111011|110</text:p>
          </table:table-cell>
          <table:table-cell table:formula="of:=COM.MICROSOFT.CONCAT([.P205:.Z205])" office:value-type="string" office:string-value="+ 0b1111111, 0b11111111, 0b11111101, (0b1110 &lt;&lt; 4)" calcext:value-type="string">
            <text:p>+ 0b1111111, 0b11111111, 0b11111101, (0b1110 &lt;&lt; 4)</text:p>
          </table:table-cell>
          <table:table-cell table:formula="of:=COM.MICROSOFT.CONCAT([.AA205]; CHAR(10); [.AB205])" office:value-type="string" office:string-value="// 203     |11111111|11111111|11111011|110&#10;+ 0b1111111, 0b11111111, 0b11111101, (0b1110 &lt;&lt; 4)" calcext:value-type="string">
            <text:p>// 203     |11111111|11111111|11111011|110</text:p>
            <text:p>+ 0b1111111, 0b11111111, 0b11111101, (0b111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|11111111|11111111|11111011|111</text:p>
          </table:table-cell>
          <table:table-cell office:value-type="string" calcext:value-type="string">
            <text:p>111111111111111111111011111</text:p>
          </table:table-cell>
          <table:table-cell table:formula="of:=8-MOD(LEN([.$D205])-[.$E205]; 8)" office:value-type="float" office:value="4" calcext:value-type="float">
            <text:p>4</text:p>
          </table:table-cell>
          <table:table-cell table:style-name="ce29" table:formula="of:=IF(MID([.$D206];1;[.$E206])=&quot;&quot;; &quot;&quot;; COM.MICROSOFT.CONCAT(&quot;0b&quot;; MID([.$D206];1;[.$E206])))" office:value-type="string" office:string-value="0b1111" calcext:value-type="string">
            <text:p>0b1111</text:p>
          </table:table-cell>
          <table:table-cell table:style-name="ce29" table:formula="of:=IF(MID([.$D206];1+[.$E206]; 8)=&quot;&quot;; &quot;&quot;; COM.MICROSOFT.CONCAT(&quot;0b&quot;; MID([.$D206];1+[.$E206]; 8)))" office:value-type="string" office:string-value="0b11111111" calcext:value-type="string">
            <text:p>0b11111111</text:p>
          </table:table-cell>
          <table:table-cell table:style-name="ce29" table:formula="of:=IF(MID([.$D206];1+[.$E206]+8; 8)=&quot;&quot;; &quot;&quot;; COM.MICROSOFT.CONCAT(&quot;0b&quot;; MID([.$D206];1+[.$E206]+8; 8)))" office:value-type="string" office:string-value="0b11111111" calcext:value-type="string">
            <text:p>0b11111111</text:p>
          </table:table-cell>
          <table:table-cell table:style-name="ce29" table:formula="of:=IF(MID([.$D206];1+[.$E206]+8+8; 8)=&quot;&quot;; &quot;&quot;; COM.MICROSOFT.CONCAT(&quot;0b&quot;; MID([.$D206];1+[.$E206]+8+8; 8)))" office:value-type="string" office:string-value="0b1011111" calcext:value-type="string">
            <text:p>0b1011111</text:p>
          </table:table-cell>
          <table:table-cell table:style-name="ce29" table:formula="of:=IF(MID([.$D206];1+[.$E206]+8+8+8; 8)=&quot;&quot;; &quot;&quot;; COM.MICROSOFT.CONCAT(&quot;0b&quot;; MID([.$D206];1+[.$E206]+8+8+8; 8)))">
            <text:p/>
          </table:table-cell>
          <table:table-cell table:style-name="ce31" table:formula="of:=[.E206]-LEN([.F206])+2" office:value-type="float" office:value="0" calcext:value-type="float">
            <text:p>0</text:p>
          </table:table-cell>
          <table:table-cell table:style-name="ce29" table:formula="of:=IF([.G206]=&quot;&quot;; &quot;&quot;; 8-LEN([.G206])+2)" office:value-type="float" office:value="0" calcext:value-type="float">
            <text:p>0</text:p>
          </table:table-cell>
          <table:table-cell table:style-name="ce29" table:formula="of:=IF([.H206]=&quot;&quot;; &quot;&quot;; 8-LEN([.H206])+2)" office:value-type="float" office:value="0" calcext:value-type="float">
            <text:p>0</text:p>
          </table:table-cell>
          <table:table-cell table:style-name="ce29" table:formula="of:=IF([.I206]=&quot;&quot;; &quot;&quot;; 8-LEN([.I206])+2)" office:value-type="float" office:value="1" calcext:value-type="float">
            <text:p>1</text:p>
          </table:table-cell>
          <table:table-cell table:style-name="ce29" table:formula="of:=IF([.J206]=&quot;&quot;; &quot;&quot;; 8-LEN([.J206])+2)">
            <text:p/>
          </table:table-cell>
          <table:table-cell table:style-name="ce31" table:formula="of:=IF(OR([.$F206]=&quot;&quot;; [.$E206]=8); &quot;&quot;; &quot;+ &quot;)" office:value-type="string" office:string-value="+ " calcext:value-type="string">
            <text:p>+ </text:p>
          </table:table-cell>
          <table:table-cell table:style-name="ce32" table:formula="of:=IF([.$F206]=&quot;&quot;; &quot;&quot;; IF([.$K206]&gt;0; COM.MICROSOFT.CONCAT(&quot;(&quot;; [.$F206]; &quot; &lt;&lt; &quot;; [.$K206]; &quot;)&quot;); [.$F206]))" office:value-type="string" office:string-value="0b1111" calcext:value-type="string">
            <text:p>0b1111</text:p>
          </table:table-cell>
          <table:table-cell table:style-name="ce32" table:formula="of:=IF(OR([.$F206]=&quot;&quot;; AND([.$G206]=&quot;&quot;; [.$K206]&lt;&gt;0)); &quot;&quot;; &quot;, &quot;)" office:value-type="string" office:string-value=", " calcext:value-type="string">
            <text:p>, </text:p>
          </table:table-cell>
          <table:table-cell table:style-name="ce32" table:formula="of:=IF([.$G206]=&quot;&quot;; &quot;&quot;; IF([.$L206]&gt;0; COM.MICROSOFT.CONCAT(&quot;(&quot;; [.$G206]; &quot; &lt;&lt; &quot;; [.$L206]; &quot;)&quot;); [.$G206]))" office:value-type="string" office:string-value="0b11111111" calcext:value-type="string">
            <text:p>0b11111111</text:p>
          </table:table-cell>
          <table:table-cell table:style-name="ce32" table:formula="of:=IF(OR([.$G206]=&quot;&quot;; AND([.$H206]=&quot;&quot;; [.$L206]&lt;&gt;0)); &quot;&quot;; &quot;, &quot;)" office:value-type="string" office:string-value=", " calcext:value-type="string">
            <text:p>, </text:p>
          </table:table-cell>
          <table:table-cell table:style-name="ce32" table:formula="of:=IF([.$H206]=&quot;&quot;; &quot;&quot;; IF([.$M206]&gt;0; COM.MICROSOFT.CONCAT(&quot;(&quot;; [.$H206]; &quot; &lt;&lt; &quot;; [.$M206]; &quot;)&quot;); [.$H206]))" office:value-type="string" office:string-value="0b11111111" calcext:value-type="string">
            <text:p>0b11111111</text:p>
          </table:table-cell>
          <table:table-cell table:style-name="ce32" table:formula="of:=IF(OR([.$H206]=&quot;&quot;; AND([.$I206]=&quot;&quot;; [.$M206]&lt;&gt;0)); &quot;&quot;; &quot;, &quot;)" office:value-type="string" office:string-value=", " calcext:value-type="string">
            <text:p>, </text:p>
          </table:table-cell>
          <table:table-cell table:style-name="ce32" table:formula="of:=IF([.$I206]=&quot;&quot;; &quot;&quot;; IF([.$N206]&gt;0; COM.MICROSOFT.CONCAT(&quot;(&quot;; [.$I206]; &quot; &lt;&lt; &quot;; [.$N206]; &quot;)&quot;); [.$I206]))" office:value-type="string" office:string-value="(0b1011111 &lt;&lt; 1)" calcext:value-type="string">
            <text:p>(0b1011111 &lt;&lt; 1)</text:p>
          </table:table-cell>
          <table:table-cell table:style-name="ce32" table:formula="of:=IF(OR([.$I206]=&quot;&quot;; AND([.$J206]=&quot;&quot;; [.$N206]&lt;&gt;0)); &quot;&quot;; &quot;, &quot;)">
            <text:p/>
          </table:table-cell>
          <table:table-cell table:style-name="ce32" table:formula="of:=IF([.$J206]=&quot;&quot;; &quot;&quot;; IF([.$O206]&gt;0; COM.MICROSOFT.CONCAT(&quot;(&quot;; [.$J206]; &quot; &lt;&lt; &quot;; [.$O206]; &quot;)&quot;); [.$J206]))">
            <text:p/>
          </table:table-cell>
          <table:table-cell table:style-name="ce33" table:formula="of:=IF(OR([.$J206]=&quot;&quot;; AND([.$O206]&lt;&gt;0)); &quot;&quot;; &quot;, &quot;)">
            <text:p/>
          </table:table-cell>
          <table:table-cell table:formula="of:=COM.MICROSOFT.CONCAT(&quot;// &quot;; [.B206]; &quot; &quot;; IF([.A206]=&quot;&quot;; &quot;   &quot;; COM.MICROSOFT.CONCAT(&quot;-&quot;; [.A206]; &quot;-&quot;)); &quot; &quot;; [.C206])" office:value-type="string" office:string-value="// 204     |11111111|11111111|11111011|111" calcext:value-type="string">
            <text:p>// 204 <text:s text:c="4"/>|11111111|11111111|11111011|111</text:p>
          </table:table-cell>
          <table:table-cell table:formula="of:=COM.MICROSOFT.CONCAT([.P206:.Z206])" office:value-type="string" office:string-value="+ 0b1111, 0b11111111, 0b11111111, (0b1011111 &lt;&lt; 1)" calcext:value-type="string">
            <text:p>+ 0b1111, 0b11111111, 0b11111111, (0b1011111 &lt;&lt; 1)</text:p>
          </table:table-cell>
          <table:table-cell table:formula="of:=COM.MICROSOFT.CONCAT([.AA206]; CHAR(10); [.AB206])" office:value-type="string" office:string-value="// 204     |11111111|11111111|11111011|111&#10;+ 0b1111, 0b11111111, 0b11111111, (0b1011111 &lt;&lt; 1)" calcext:value-type="string">
            <text:p>// 204     |11111111|11111111|11111011|111</text:p>
            <text:p>+ 0b1111, 0b11111111, 0b11111111, (0b1011111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|11111111|11111111|11111001|01</text:p>
          </table:table-cell>
          <table:table-cell office:value-type="string" calcext:value-type="string">
            <text:p>11111111111111111111100101</text:p>
          </table:table-cell>
          <table:table-cell table:formula="of:=8-MOD(LEN([.$D206])-[.$E206]; 8)" office:value-type="float" office:value="1" calcext:value-type="float">
            <text:p>1</text:p>
          </table:table-cell>
          <table:table-cell table:style-name="ce29" table:formula="of:=IF(MID([.$D207];1;[.$E207])=&quot;&quot;; &quot;&quot;; COM.MICROSOFT.CONCAT(&quot;0b&quot;; MID([.$D207];1;[.$E207])))" office:value-type="string" office:string-value="0b1" calcext:value-type="string">
            <text:p>0b1</text:p>
          </table:table-cell>
          <table:table-cell table:style-name="ce29" table:formula="of:=IF(MID([.$D207];1+[.$E207]; 8)=&quot;&quot;; &quot;&quot;; COM.MICROSOFT.CONCAT(&quot;0b&quot;; MID([.$D207];1+[.$E207]; 8)))" office:value-type="string" office:string-value="0b11111111" calcext:value-type="string">
            <text:p>0b11111111</text:p>
          </table:table-cell>
          <table:table-cell table:style-name="ce29" table:formula="of:=IF(MID([.$D207];1+[.$E207]+8; 8)=&quot;&quot;; &quot;&quot;; COM.MICROSOFT.CONCAT(&quot;0b&quot;; MID([.$D207];1+[.$E207]+8; 8)))" office:value-type="string" office:string-value="0b11111111" calcext:value-type="string">
            <text:p>0b11111111</text:p>
          </table:table-cell>
          <table:table-cell table:style-name="ce29" table:formula="of:=IF(MID([.$D207];1+[.$E207]+8+8; 8)=&quot;&quot;; &quot;&quot;; COM.MICROSOFT.CONCAT(&quot;0b&quot;; MID([.$D207];1+[.$E207]+8+8; 8)))" office:value-type="string" office:string-value="0b11110010" calcext:value-type="string">
            <text:p>0b11110010</text:p>
          </table:table-cell>
          <table:table-cell table:style-name="ce29" table:formula="of:=IF(MID([.$D207];1+[.$E207]+8+8+8; 8)=&quot;&quot;; &quot;&quot;; COM.MICROSOFT.CONCAT(&quot;0b&quot;; MID([.$D207];1+[.$E207]+8+8+8; 8)))" office:value-type="string" office:string-value="0b1" calcext:value-type="string">
            <text:p>0b1</text:p>
          </table:table-cell>
          <table:table-cell table:style-name="ce31" table:formula="of:=[.E207]-LEN([.F207])+2" office:value-type="float" office:value="0" calcext:value-type="float">
            <text:p>0</text:p>
          </table:table-cell>
          <table:table-cell table:style-name="ce29" table:formula="of:=IF([.G207]=&quot;&quot;; &quot;&quot;; 8-LEN([.G207])+2)" office:value-type="float" office:value="0" calcext:value-type="float">
            <text:p>0</text:p>
          </table:table-cell>
          <table:table-cell table:style-name="ce29" table:formula="of:=IF([.H207]=&quot;&quot;; &quot;&quot;; 8-LEN([.H207])+2)" office:value-type="float" office:value="0" calcext:value-type="float">
            <text:p>0</text:p>
          </table:table-cell>
          <table:table-cell table:style-name="ce29" table:formula="of:=IF([.I207]=&quot;&quot;; &quot;&quot;; 8-LEN([.I207])+2)" office:value-type="float" office:value="0" calcext:value-type="float">
            <text:p>0</text:p>
          </table:table-cell>
          <table:table-cell table:style-name="ce29" table:formula="of:=IF([.J207]=&quot;&quot;; &quot;&quot;; 8-LEN([.J207])+2)" office:value-type="float" office:value="7" calcext:value-type="float">
            <text:p>7</text:p>
          </table:table-cell>
          <table:table-cell table:style-name="ce31" table:formula="of:=IF(OR([.$F207]=&quot;&quot;; [.$E207]=8); &quot;&quot;; &quot;+ &quot;)" office:value-type="string" office:string-value="+ " calcext:value-type="string">
            <text:p>+ </text:p>
          </table:table-cell>
          <table:table-cell table:style-name="ce32" table:formula="of:=IF([.$F207]=&quot;&quot;; &quot;&quot;; IF([.$K207]&gt;0; COM.MICROSOFT.CONCAT(&quot;(&quot;; [.$F207]; &quot; &lt;&lt; &quot;; [.$K207]; &quot;)&quot;); [.$F207]))" office:value-type="string" office:string-value="0b1" calcext:value-type="string">
            <text:p>0b1</text:p>
          </table:table-cell>
          <table:table-cell table:style-name="ce32" table:formula="of:=IF(OR([.$F207]=&quot;&quot;; AND([.$G207]=&quot;&quot;; [.$K207]&lt;&gt;0)); &quot;&quot;; &quot;, &quot;)" office:value-type="string" office:string-value=", " calcext:value-type="string">
            <text:p>, </text:p>
          </table:table-cell>
          <table:table-cell table:style-name="ce32" table:formula="of:=IF([.$G207]=&quot;&quot;; &quot;&quot;; IF([.$L207]&gt;0; COM.MICROSOFT.CONCAT(&quot;(&quot;; [.$G207]; &quot; &lt;&lt; &quot;; [.$L207]; &quot;)&quot;); [.$G207]))" office:value-type="string" office:string-value="0b11111111" calcext:value-type="string">
            <text:p>0b11111111</text:p>
          </table:table-cell>
          <table:table-cell table:style-name="ce32" table:formula="of:=IF(OR([.$G207]=&quot;&quot;; AND([.$H207]=&quot;&quot;; [.$L207]&lt;&gt;0)); &quot;&quot;; &quot;, &quot;)" office:value-type="string" office:string-value=", " calcext:value-type="string">
            <text:p>, </text:p>
          </table:table-cell>
          <table:table-cell table:style-name="ce32" table:formula="of:=IF([.$H207]=&quot;&quot;; &quot;&quot;; IF([.$M207]&gt;0; COM.MICROSOFT.CONCAT(&quot;(&quot;; [.$H207]; &quot; &lt;&lt; &quot;; [.$M207]; &quot;)&quot;); [.$H207]))" office:value-type="string" office:string-value="0b11111111" calcext:value-type="string">
            <text:p>0b11111111</text:p>
          </table:table-cell>
          <table:table-cell table:style-name="ce32" table:formula="of:=IF(OR([.$H207]=&quot;&quot;; AND([.$I207]=&quot;&quot;; [.$M207]&lt;&gt;0)); &quot;&quot;; &quot;, &quot;)" office:value-type="string" office:string-value=", " calcext:value-type="string">
            <text:p>, </text:p>
          </table:table-cell>
          <table:table-cell table:style-name="ce32" table:formula="of:=IF([.$I207]=&quot;&quot;; &quot;&quot;; IF([.$N207]&gt;0; COM.MICROSOFT.CONCAT(&quot;(&quot;; [.$I207]; &quot; &lt;&lt; &quot;; [.$N207]; &quot;)&quot;); [.$I207]))" office:value-type="string" office:string-value="0b11110010" calcext:value-type="string">
            <text:p>0b11110010</text:p>
          </table:table-cell>
          <table:table-cell table:style-name="ce32" table:formula="of:=IF(OR([.$I207]=&quot;&quot;; AND([.$J207]=&quot;&quot;; [.$N207]&lt;&gt;0)); &quot;&quot;; &quot;, &quot;)" office:value-type="string" office:string-value=", " calcext:value-type="string">
            <text:p>, </text:p>
          </table:table-cell>
          <table:table-cell table:style-name="ce32" table:formula="of:=IF([.$J207]=&quot;&quot;; &quot;&quot;; IF([.$O207]&gt;0; COM.MICROSOFT.CONCAT(&quot;(&quot;; [.$J207]; &quot; &lt;&lt; &quot;; [.$O207]; &quot;)&quot;); [.$J207]))" office:value-type="string" office:string-value="(0b1 &lt;&lt; 7)" calcext:value-type="string">
            <text:p>(0b1 &lt;&lt; 7)</text:p>
          </table:table-cell>
          <table:table-cell table:style-name="ce33" table:formula="of:=IF(OR([.$J207]=&quot;&quot;; AND([.$O207]&lt;&gt;0)); &quot;&quot;; &quot;, &quot;)">
            <text:p/>
          </table:table-cell>
          <table:table-cell table:formula="of:=COM.MICROSOFT.CONCAT(&quot;// &quot;; [.B207]; &quot; &quot;; IF([.A207]=&quot;&quot;; &quot;   &quot;; COM.MICROSOFT.CONCAT(&quot;-&quot;; [.A207]; &quot;-&quot;)); &quot; &quot;; [.C207])" office:value-type="string" office:string-value="// 205     |11111111|11111111|11111001|01" calcext:value-type="string">
            <text:p>// 205 <text:s text:c="4"/>|11111111|11111111|11111001|01</text:p>
          </table:table-cell>
          <table:table-cell table:formula="of:=COM.MICROSOFT.CONCAT([.P207:.Z207])" office:value-type="string" office:string-value="+ 0b1, 0b11111111, 0b11111111, 0b11110010, (0b1 &lt;&lt; 7)" calcext:value-type="string">
            <text:p>+ 0b1, 0b11111111, 0b11111111, 0b11110010, (0b1 &lt;&lt; 7)</text:p>
          </table:table-cell>
          <table:table-cell table:formula="of:=COM.MICROSOFT.CONCAT([.AA207]; CHAR(10); [.AB207])" office:value-type="string" office:string-value="// 205     |11111111|11111111|11111001|01&#10;+ 0b1, 0b11111111, 0b11111111, 0b11110010, (0b1 &lt;&lt; 7)" calcext:value-type="string">
            <text:p>// 205     |11111111|11111111|11111001|01</text:p>
            <text:p>+ 0b1, 0b11111111, 0b11111111, 0b11110010, (0b1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|11111111|11111111|11110001</text:p>
          </table:table-cell>
          <table:table-cell office:value-type="string" calcext:value-type="string">
            <text:p>111111111111111111110001</text:p>
          </table:table-cell>
          <table:table-cell table:formula="of:=8-MOD(LEN([.$D207])-[.$E207]; 8)" office:value-type="float" office:value="7" calcext:value-type="float">
            <text:p>7</text:p>
          </table:table-cell>
          <table:table-cell table:style-name="ce29" table:formula="of:=IF(MID([.$D208];1;[.$E208])=&quot;&quot;; &quot;&quot;; COM.MICROSOFT.CONCAT(&quot;0b&quot;; MID([.$D208];1;[.$E208])))" office:value-type="string" office:string-value="0b1111111" calcext:value-type="string">
            <text:p>0b1111111</text:p>
          </table:table-cell>
          <table:table-cell table:style-name="ce29" table:formula="of:=IF(MID([.$D208];1+[.$E208]; 8)=&quot;&quot;; &quot;&quot;; COM.MICROSOFT.CONCAT(&quot;0b&quot;; MID([.$D208];1+[.$E208]; 8)))" office:value-type="string" office:string-value="0b11111111" calcext:value-type="string">
            <text:p>0b11111111</text:p>
          </table:table-cell>
          <table:table-cell table:style-name="ce29" table:formula="of:=IF(MID([.$D208];1+[.$E208]+8; 8)=&quot;&quot;; &quot;&quot;; COM.MICROSOFT.CONCAT(&quot;0b&quot;; MID([.$D208];1+[.$E208]+8; 8)))" office:value-type="string" office:string-value="0b11111000" calcext:value-type="string">
            <text:p>0b11111000</text:p>
          </table:table-cell>
          <table:table-cell table:style-name="ce29" table:formula="of:=IF(MID([.$D208];1+[.$E208]+8+8; 8)=&quot;&quot;; &quot;&quot;; COM.MICROSOFT.CONCAT(&quot;0b&quot;; MID([.$D208];1+[.$E208]+8+8; 8)))" office:value-type="string" office:string-value="0b1" calcext:value-type="string">
            <text:p>0b1</text:p>
          </table:table-cell>
          <table:table-cell table:style-name="ce29" table:formula="of:=IF(MID([.$D208];1+[.$E208]+8+8+8; 8)=&quot;&quot;; &quot;&quot;; COM.MICROSOFT.CONCAT(&quot;0b&quot;; MID([.$D208];1+[.$E208]+8+8+8; 8)))">
            <text:p/>
          </table:table-cell>
          <table:table-cell table:style-name="ce31" table:formula="of:=[.E208]-LEN([.F208])+2" office:value-type="float" office:value="0" calcext:value-type="float">
            <text:p>0</text:p>
          </table:table-cell>
          <table:table-cell table:style-name="ce29" table:formula="of:=IF([.G208]=&quot;&quot;; &quot;&quot;; 8-LEN([.G208])+2)" office:value-type="float" office:value="0" calcext:value-type="float">
            <text:p>0</text:p>
          </table:table-cell>
          <table:table-cell table:style-name="ce29" table:formula="of:=IF([.H208]=&quot;&quot;; &quot;&quot;; 8-LEN([.H208])+2)" office:value-type="float" office:value="0" calcext:value-type="float">
            <text:p>0</text:p>
          </table:table-cell>
          <table:table-cell table:style-name="ce29" table:formula="of:=IF([.I208]=&quot;&quot;; &quot;&quot;; 8-LEN([.I208])+2)" office:value-type="float" office:value="7" calcext:value-type="float">
            <text:p>7</text:p>
          </table:table-cell>
          <table:table-cell table:style-name="ce29" table:formula="of:=IF([.J208]=&quot;&quot;; &quot;&quot;; 8-LEN([.J208])+2)">
            <text:p/>
          </table:table-cell>
          <table:table-cell table:style-name="ce31" table:formula="of:=IF(OR([.$F208]=&quot;&quot;; [.$E208]=8); &quot;&quot;; &quot;+ &quot;)" office:value-type="string" office:string-value="+ " calcext:value-type="string">
            <text:p>+ </text:p>
          </table:table-cell>
          <table:table-cell table:style-name="ce32" table:formula="of:=IF([.$F208]=&quot;&quot;; &quot;&quot;; IF([.$K208]&gt;0; COM.MICROSOFT.CONCAT(&quot;(&quot;; [.$F208]; &quot; &lt;&lt; &quot;; [.$K208]; &quot;)&quot;); [.$F208]))" office:value-type="string" office:string-value="0b1111111" calcext:value-type="string">
            <text:p>0b1111111</text:p>
          </table:table-cell>
          <table:table-cell table:style-name="ce32" table:formula="of:=IF(OR([.$F208]=&quot;&quot;; AND([.$G208]=&quot;&quot;; [.$K208]&lt;&gt;0)); &quot;&quot;; &quot;, &quot;)" office:value-type="string" office:string-value=", " calcext:value-type="string">
            <text:p>, </text:p>
          </table:table-cell>
          <table:table-cell table:style-name="ce32" table:formula="of:=IF([.$G208]=&quot;&quot;; &quot;&quot;; IF([.$L208]&gt;0; COM.MICROSOFT.CONCAT(&quot;(&quot;; [.$G208]; &quot; &lt;&lt; &quot;; [.$L208]; &quot;)&quot;); [.$G208]))" office:value-type="string" office:string-value="0b11111111" calcext:value-type="string">
            <text:p>0b11111111</text:p>
          </table:table-cell>
          <table:table-cell table:style-name="ce32" table:formula="of:=IF(OR([.$G208]=&quot;&quot;; AND([.$H208]=&quot;&quot;; [.$L208]&lt;&gt;0)); &quot;&quot;; &quot;, &quot;)" office:value-type="string" office:string-value=", " calcext:value-type="string">
            <text:p>, </text:p>
          </table:table-cell>
          <table:table-cell table:style-name="ce32" table:formula="of:=IF([.$H208]=&quot;&quot;; &quot;&quot;; IF([.$M208]&gt;0; COM.MICROSOFT.CONCAT(&quot;(&quot;; [.$H208]; &quot; &lt;&lt; &quot;; [.$M208]; &quot;)&quot;); [.$H208]))" office:value-type="string" office:string-value="0b11111000" calcext:value-type="string">
            <text:p>0b11111000</text:p>
          </table:table-cell>
          <table:table-cell table:style-name="ce32" table:formula="of:=IF(OR([.$H208]=&quot;&quot;; AND([.$I208]=&quot;&quot;; [.$M208]&lt;&gt;0)); &quot;&quot;; &quot;, &quot;)" office:value-type="string" office:string-value=", " calcext:value-type="string">
            <text:p>, </text:p>
          </table:table-cell>
          <table:table-cell table:style-name="ce32" table:formula="of:=IF([.$I208]=&quot;&quot;; &quot;&quot;; IF([.$N208]&gt;0; COM.MICROSOFT.CONCAT(&quot;(&quot;; [.$I208]; &quot; &lt;&lt; &quot;; [.$N208]; &quot;)&quot;); [.$I208]))" office:value-type="string" office:string-value="(0b1 &lt;&lt; 7)" calcext:value-type="string">
            <text:p>(0b1 &lt;&lt; 7)</text:p>
          </table:table-cell>
          <table:table-cell table:style-name="ce32" table:formula="of:=IF(OR([.$I208]=&quot;&quot;; AND([.$J208]=&quot;&quot;; [.$N208]&lt;&gt;0)); &quot;&quot;; &quot;, &quot;)">
            <text:p/>
          </table:table-cell>
          <table:table-cell table:style-name="ce32" table:formula="of:=IF([.$J208]=&quot;&quot;; &quot;&quot;; IF([.$O208]&gt;0; COM.MICROSOFT.CONCAT(&quot;(&quot;; [.$J208]; &quot; &lt;&lt; &quot;; [.$O208]; &quot;)&quot;); [.$J208]))">
            <text:p/>
          </table:table-cell>
          <table:table-cell table:style-name="ce33" table:formula="of:=IF(OR([.$J208]=&quot;&quot;; AND([.$O208]&lt;&gt;0)); &quot;&quot;; &quot;, &quot;)">
            <text:p/>
          </table:table-cell>
          <table:table-cell table:formula="of:=COM.MICROSOFT.CONCAT(&quot;// &quot;; [.B208]; &quot; &quot;; IF([.A208]=&quot;&quot;; &quot;   &quot;; COM.MICROSOFT.CONCAT(&quot;-&quot;; [.A208]; &quot;-&quot;)); &quot; &quot;; [.C208])" office:value-type="string" office:string-value="// 206     |11111111|11111111|11110001" calcext:value-type="string">
            <text:p>// 206 <text:s text:c="4"/>|11111111|11111111|11110001</text:p>
          </table:table-cell>
          <table:table-cell table:formula="of:=COM.MICROSOFT.CONCAT([.P208:.Z208])" office:value-type="string" office:string-value="+ 0b1111111, 0b11111111, 0b11111000, (0b1 &lt;&lt; 7)" calcext:value-type="string">
            <text:p>+ 0b1111111, 0b11111111, 0b11111000, (0b1 &lt;&lt; 7)</text:p>
          </table:table-cell>
          <table:table-cell table:formula="of:=COM.MICROSOFT.CONCAT([.AA208]; CHAR(10); [.AB208])" office:value-type="string" office:string-value="// 206     |11111111|11111111|11110001&#10;+ 0b1111111, 0b11111111, 0b11111000, (0b1 &lt;&lt; 7)" calcext:value-type="string">
            <text:p>// 206     |11111111|11111111|11110001</text:p>
            <text:p>+ 0b1111111, 0b11111111, 0b11111000, (0b1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|11111111|11111111|11110110|1</text:p>
          </table:table-cell>
          <table:table-cell office:value-type="string" calcext:value-type="string">
            <text:p>1111111111111111111101101</text:p>
          </table:table-cell>
          <table:table-cell table:formula="of:=8-MOD(LEN([.$D208])-[.$E208]; 8)" office:value-type="float" office:value="7" calcext:value-type="float">
            <text:p>7</text:p>
          </table:table-cell>
          <table:table-cell table:style-name="ce29" table:formula="of:=IF(MID([.$D209];1;[.$E209])=&quot;&quot;; &quot;&quot;; COM.MICROSOFT.CONCAT(&quot;0b&quot;; MID([.$D209];1;[.$E209])))" office:value-type="string" office:string-value="0b1111111" calcext:value-type="string">
            <text:p>0b1111111</text:p>
          </table:table-cell>
          <table:table-cell table:style-name="ce29" table:formula="of:=IF(MID([.$D209];1+[.$E209]; 8)=&quot;&quot;; &quot;&quot;; COM.MICROSOFT.CONCAT(&quot;0b&quot;; MID([.$D209];1+[.$E209]; 8)))" office:value-type="string" office:string-value="0b11111111" calcext:value-type="string">
            <text:p>0b11111111</text:p>
          </table:table-cell>
          <table:table-cell table:style-name="ce29" table:formula="of:=IF(MID([.$D209];1+[.$E209]+8; 8)=&quot;&quot;; &quot;&quot;; COM.MICROSOFT.CONCAT(&quot;0b&quot;; MID([.$D209];1+[.$E209]+8; 8)))" office:value-type="string" office:string-value="0b11111011" calcext:value-type="string">
            <text:p>0b11111011</text:p>
          </table:table-cell>
          <table:table-cell table:style-name="ce29" table:formula="of:=IF(MID([.$D209];1+[.$E209]+8+8; 8)=&quot;&quot;; &quot;&quot;; COM.MICROSOFT.CONCAT(&quot;0b&quot;; MID([.$D209];1+[.$E209]+8+8; 8)))" office:value-type="string" office:string-value="0b01" calcext:value-type="string">
            <text:p>0b01</text:p>
          </table:table-cell>
          <table:table-cell table:style-name="ce29" table:formula="of:=IF(MID([.$D209];1+[.$E209]+8+8+8; 8)=&quot;&quot;; &quot;&quot;; COM.MICROSOFT.CONCAT(&quot;0b&quot;; MID([.$D209];1+[.$E209]+8+8+8; 8)))">
            <text:p/>
          </table:table-cell>
          <table:table-cell table:style-name="ce31" table:formula="of:=[.E209]-LEN([.F209])+2" office:value-type="float" office:value="0" calcext:value-type="float">
            <text:p>0</text:p>
          </table:table-cell>
          <table:table-cell table:style-name="ce29" table:formula="of:=IF([.G209]=&quot;&quot;; &quot;&quot;; 8-LEN([.G209])+2)" office:value-type="float" office:value="0" calcext:value-type="float">
            <text:p>0</text:p>
          </table:table-cell>
          <table:table-cell table:style-name="ce29" table:formula="of:=IF([.H209]=&quot;&quot;; &quot;&quot;; 8-LEN([.H209])+2)" office:value-type="float" office:value="0" calcext:value-type="float">
            <text:p>0</text:p>
          </table:table-cell>
          <table:table-cell table:style-name="ce29" table:formula="of:=IF([.I209]=&quot;&quot;; &quot;&quot;; 8-LEN([.I209])+2)" office:value-type="float" office:value="6" calcext:value-type="float">
            <text:p>6</text:p>
          </table:table-cell>
          <table:table-cell table:style-name="ce29" table:formula="of:=IF([.J209]=&quot;&quot;; &quot;&quot;; 8-LEN([.J209])+2)">
            <text:p/>
          </table:table-cell>
          <table:table-cell table:style-name="ce31" table:formula="of:=IF(OR([.$F209]=&quot;&quot;; [.$E209]=8); &quot;&quot;; &quot;+ &quot;)" office:value-type="string" office:string-value="+ " calcext:value-type="string">
            <text:p>+ </text:p>
          </table:table-cell>
          <table:table-cell table:style-name="ce32" table:formula="of:=IF([.$F209]=&quot;&quot;; &quot;&quot;; IF([.$K209]&gt;0; COM.MICROSOFT.CONCAT(&quot;(&quot;; [.$F209]; &quot; &lt;&lt; &quot;; [.$K209]; &quot;)&quot;); [.$F209]))" office:value-type="string" office:string-value="0b1111111" calcext:value-type="string">
            <text:p>0b1111111</text:p>
          </table:table-cell>
          <table:table-cell table:style-name="ce32" table:formula="of:=IF(OR([.$F209]=&quot;&quot;; AND([.$G209]=&quot;&quot;; [.$K209]&lt;&gt;0)); &quot;&quot;; &quot;, &quot;)" office:value-type="string" office:string-value=", " calcext:value-type="string">
            <text:p>, </text:p>
          </table:table-cell>
          <table:table-cell table:style-name="ce32" table:formula="of:=IF([.$G209]=&quot;&quot;; &quot;&quot;; IF([.$L209]&gt;0; COM.MICROSOFT.CONCAT(&quot;(&quot;; [.$G209]; &quot; &lt;&lt; &quot;; [.$L209]; &quot;)&quot;); [.$G209]))" office:value-type="string" office:string-value="0b11111111" calcext:value-type="string">
            <text:p>0b11111111</text:p>
          </table:table-cell>
          <table:table-cell table:style-name="ce32" table:formula="of:=IF(OR([.$G209]=&quot;&quot;; AND([.$H209]=&quot;&quot;; [.$L209]&lt;&gt;0)); &quot;&quot;; &quot;, &quot;)" office:value-type="string" office:string-value=", " calcext:value-type="string">
            <text:p>, </text:p>
          </table:table-cell>
          <table:table-cell table:style-name="ce32" table:formula="of:=IF([.$H209]=&quot;&quot;; &quot;&quot;; IF([.$M209]&gt;0; COM.MICROSOFT.CONCAT(&quot;(&quot;; [.$H209]; &quot; &lt;&lt; &quot;; [.$M209]; &quot;)&quot;); [.$H209]))" office:value-type="string" office:string-value="0b11111011" calcext:value-type="string">
            <text:p>0b11111011</text:p>
          </table:table-cell>
          <table:table-cell table:style-name="ce32" table:formula="of:=IF(OR([.$H209]=&quot;&quot;; AND([.$I209]=&quot;&quot;; [.$M209]&lt;&gt;0)); &quot;&quot;; &quot;, &quot;)" office:value-type="string" office:string-value=", " calcext:value-type="string">
            <text:p>, </text:p>
          </table:table-cell>
          <table:table-cell table:style-name="ce32" table:formula="of:=IF([.$I209]=&quot;&quot;; &quot;&quot;; IF([.$N209]&gt;0; COM.MICROSOFT.CONCAT(&quot;(&quot;; [.$I209]; &quot; &lt;&lt; &quot;; [.$N209]; &quot;)&quot;); [.$I209]))" office:value-type="string" office:string-value="(0b01 &lt;&lt; 6)" calcext:value-type="string">
            <text:p>(0b01 &lt;&lt; 6)</text:p>
          </table:table-cell>
          <table:table-cell table:style-name="ce32" table:formula="of:=IF(OR([.$I209]=&quot;&quot;; AND([.$J209]=&quot;&quot;; [.$N209]&lt;&gt;0)); &quot;&quot;; &quot;, &quot;)">
            <text:p/>
          </table:table-cell>
          <table:table-cell table:style-name="ce32" table:formula="of:=IF([.$J209]=&quot;&quot;; &quot;&quot;; IF([.$O209]&gt;0; COM.MICROSOFT.CONCAT(&quot;(&quot;; [.$J209]; &quot; &lt;&lt; &quot;; [.$O209]; &quot;)&quot;); [.$J209]))">
            <text:p/>
          </table:table-cell>
          <table:table-cell table:style-name="ce33" table:formula="of:=IF(OR([.$J209]=&quot;&quot;; AND([.$O209]&lt;&gt;0)); &quot;&quot;; &quot;, &quot;)">
            <text:p/>
          </table:table-cell>
          <table:table-cell table:formula="of:=COM.MICROSOFT.CONCAT(&quot;// &quot;; [.B209]; &quot; &quot;; IF([.A209]=&quot;&quot;; &quot;   &quot;; COM.MICROSOFT.CONCAT(&quot;-&quot;; [.A209]; &quot;-&quot;)); &quot; &quot;; [.C209])" office:value-type="string" office:string-value="// 207     |11111111|11111111|11110110|1" calcext:value-type="string">
            <text:p>// 207 <text:s text:c="4"/>|11111111|11111111|11110110|1</text:p>
          </table:table-cell>
          <table:table-cell table:formula="of:=COM.MICROSOFT.CONCAT([.P209:.Z209])" office:value-type="string" office:string-value="+ 0b1111111, 0b11111111, 0b11111011, (0b01 &lt;&lt; 6)" calcext:value-type="string">
            <text:p>+ 0b1111111, 0b11111111, 0b11111011, (0b01 &lt;&lt; 6)</text:p>
          </table:table-cell>
          <table:table-cell table:formula="of:=COM.MICROSOFT.CONCAT([.AA209]; CHAR(10); [.AB209])" office:value-type="string" office:string-value="// 207     |11111111|11111111|11110110|1&#10;+ 0b1111111, 0b11111111, 0b11111011, (0b01 &lt;&lt; 6)" calcext:value-type="string">
            <text:p>// 207     |11111111|11111111|11110110|1</text:p>
            <text:p>+ 0b1111111, 0b11111111, 0b11111011, (0b01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|11111111|11111110|010</text:p>
          </table:table-cell>
          <table:table-cell office:value-type="string" calcext:value-type="string">
            <text:p>1111111111111110010</text:p>
          </table:table-cell>
          <table:table-cell table:formula="of:=8-MOD(LEN([.$D209])-[.$E209]; 8)" office:value-type="float" office:value="6" calcext:value-type="float">
            <text:p>6</text:p>
          </table:table-cell>
          <table:table-cell table:style-name="ce29" table:formula="of:=IF(MID([.$D210];1;[.$E210])=&quot;&quot;; &quot;&quot;; COM.MICROSOFT.CONCAT(&quot;0b&quot;; MID([.$D210];1;[.$E210])))" office:value-type="string" office:string-value="0b111111" calcext:value-type="string">
            <text:p>0b111111</text:p>
          </table:table-cell>
          <table:table-cell table:style-name="ce29" table:formula="of:=IF(MID([.$D210];1+[.$E210]; 8)=&quot;&quot;; &quot;&quot;; COM.MICROSOFT.CONCAT(&quot;0b&quot;; MID([.$D210];1+[.$E210]; 8)))" office:value-type="string" office:string-value="0b11111111" calcext:value-type="string">
            <text:p>0b11111111</text:p>
          </table:table-cell>
          <table:table-cell table:style-name="ce29" table:formula="of:=IF(MID([.$D210];1+[.$E210]+8; 8)=&quot;&quot;; &quot;&quot;; COM.MICROSOFT.CONCAT(&quot;0b&quot;; MID([.$D210];1+[.$E210]+8; 8)))" office:value-type="string" office:string-value="0b10010" calcext:value-type="string">
            <text:p>0b10010</text:p>
          </table:table-cell>
          <table:table-cell table:style-name="ce29" table:formula="of:=IF(MID([.$D210];1+[.$E210]+8+8; 8)=&quot;&quot;; &quot;&quot;; COM.MICROSOFT.CONCAT(&quot;0b&quot;; MID([.$D210];1+[.$E210]+8+8; 8)))">
            <text:p/>
          </table:table-cell>
          <table:table-cell table:style-name="ce29" table:formula="of:=IF(MID([.$D210];1+[.$E210]+8+8+8; 8)=&quot;&quot;; &quot;&quot;; COM.MICROSOFT.CONCAT(&quot;0b&quot;; MID([.$D210];1+[.$E210]+8+8+8; 8)))">
            <text:p/>
          </table:table-cell>
          <table:table-cell table:style-name="ce31" table:formula="of:=[.E210]-LEN([.F210])+2" office:value-type="float" office:value="0" calcext:value-type="float">
            <text:p>0</text:p>
          </table:table-cell>
          <table:table-cell table:style-name="ce29" table:formula="of:=IF([.G210]=&quot;&quot;; &quot;&quot;; 8-LEN([.G210])+2)" office:value-type="float" office:value="0" calcext:value-type="float">
            <text:p>0</text:p>
          </table:table-cell>
          <table:table-cell table:style-name="ce29" table:formula="of:=IF([.H210]=&quot;&quot;; &quot;&quot;; 8-LEN([.H210])+2)" office:value-type="float" office:value="3" calcext:value-type="float">
            <text:p>3</text:p>
          </table:table-cell>
          <table:table-cell table:style-name="ce29" table:formula="of:=IF([.I210]=&quot;&quot;; &quot;&quot;; 8-LEN([.I210])+2)">
            <text:p/>
          </table:table-cell>
          <table:table-cell table:style-name="ce29" table:formula="of:=IF([.J210]=&quot;&quot;; &quot;&quot;; 8-LEN([.J210])+2)">
            <text:p/>
          </table:table-cell>
          <table:table-cell table:style-name="ce31" table:formula="of:=IF(OR([.$F210]=&quot;&quot;; [.$E210]=8); &quot;&quot;; &quot;+ &quot;)" office:value-type="string" office:string-value="+ " calcext:value-type="string">
            <text:p>+ </text:p>
          </table:table-cell>
          <table:table-cell table:style-name="ce32" table:formula="of:=IF([.$F210]=&quot;&quot;; &quot;&quot;; IF([.$K210]&gt;0; COM.MICROSOFT.CONCAT(&quot;(&quot;; [.$F210]; &quot; &lt;&lt; &quot;; [.$K210]; &quot;)&quot;); [.$F210]))" office:value-type="string" office:string-value="0b111111" calcext:value-type="string">
            <text:p>0b111111</text:p>
          </table:table-cell>
          <table:table-cell table:style-name="ce32" table:formula="of:=IF(OR([.$F210]=&quot;&quot;; AND([.$G210]=&quot;&quot;; [.$K210]&lt;&gt;0)); &quot;&quot;; &quot;, &quot;)" office:value-type="string" office:string-value=", " calcext:value-type="string">
            <text:p>, </text:p>
          </table:table-cell>
          <table:table-cell table:style-name="ce32" table:formula="of:=IF([.$G210]=&quot;&quot;; &quot;&quot;; IF([.$L210]&gt;0; COM.MICROSOFT.CONCAT(&quot;(&quot;; [.$G210]; &quot; &lt;&lt; &quot;; [.$L210]; &quot;)&quot;); [.$G210]))" office:value-type="string" office:string-value="0b11111111" calcext:value-type="string">
            <text:p>0b11111111</text:p>
          </table:table-cell>
          <table:table-cell table:style-name="ce32" table:formula="of:=IF(OR([.$G210]=&quot;&quot;; AND([.$H210]=&quot;&quot;; [.$L210]&lt;&gt;0)); &quot;&quot;; &quot;, &quot;)" office:value-type="string" office:string-value=", " calcext:value-type="string">
            <text:p>, </text:p>
          </table:table-cell>
          <table:table-cell table:style-name="ce32" table:formula="of:=IF([.$H210]=&quot;&quot;; &quot;&quot;; IF([.$M210]&gt;0; COM.MICROSOFT.CONCAT(&quot;(&quot;; [.$H210]; &quot; &lt;&lt; &quot;; [.$M210]; &quot;)&quot;); [.$H210]))" office:value-type="string" office:string-value="(0b10010 &lt;&lt; 3)" calcext:value-type="string">
            <text:p>(0b10010 &lt;&lt; 3)</text:p>
          </table:table-cell>
          <table:table-cell table:style-name="ce32" table:formula="of:=IF(OR([.$H210]=&quot;&quot;; AND([.$I210]=&quot;&quot;; [.$M210]&lt;&gt;0)); &quot;&quot;; &quot;, &quot;)">
            <text:p/>
          </table:table-cell>
          <table:table-cell table:style-name="ce32" table:formula="of:=IF([.$I210]=&quot;&quot;; &quot;&quot;; IF([.$N210]&gt;0; COM.MICROSOFT.CONCAT(&quot;(&quot;; [.$I210]; &quot; &lt;&lt; &quot;; [.$N210]; &quot;)&quot;); [.$I210]))">
            <text:p/>
          </table:table-cell>
          <table:table-cell table:style-name="ce32" table:formula="of:=IF(OR([.$I210]=&quot;&quot;; AND([.$J210]=&quot;&quot;; [.$N210]&lt;&gt;0)); &quot;&quot;; &quot;, &quot;)">
            <text:p/>
          </table:table-cell>
          <table:table-cell table:style-name="ce32" table:formula="of:=IF([.$J210]=&quot;&quot;; &quot;&quot;; IF([.$O210]&gt;0; COM.MICROSOFT.CONCAT(&quot;(&quot;; [.$J210]; &quot; &lt;&lt; &quot;; [.$O210]; &quot;)&quot;); [.$J210]))">
            <text:p/>
          </table:table-cell>
          <table:table-cell table:style-name="ce33" table:formula="of:=IF(OR([.$J210]=&quot;&quot;; AND([.$O210]&lt;&gt;0)); &quot;&quot;; &quot;, &quot;)">
            <text:p/>
          </table:table-cell>
          <table:table-cell table:formula="of:=COM.MICROSOFT.CONCAT(&quot;// &quot;; [.B210]; &quot; &quot;; IF([.A210]=&quot;&quot;; &quot;   &quot;; COM.MICROSOFT.CONCAT(&quot;-&quot;; [.A210]; &quot;-&quot;)); &quot; &quot;; [.C210])" office:value-type="string" office:string-value="// 208     |11111111|11111110|010" calcext:value-type="string">
            <text:p>// 208 <text:s text:c="4"/>|11111111|11111110|010</text:p>
          </table:table-cell>
          <table:table-cell table:formula="of:=COM.MICROSOFT.CONCAT([.P210:.Z210])" office:value-type="string" office:string-value="+ 0b111111, 0b11111111, (0b10010 &lt;&lt; 3)" calcext:value-type="string">
            <text:p>+ 0b111111, 0b11111111, (0b10010 &lt;&lt; 3)</text:p>
          </table:table-cell>
          <table:table-cell table:formula="of:=COM.MICROSOFT.CONCAT([.AA210]; CHAR(10); [.AB210])" office:value-type="string" office:string-value="// 208     |11111111|11111110|010&#10;+ 0b111111, 0b11111111, (0b10010 &lt;&lt; 3)" calcext:value-type="string">
            <text:p>// 208     |11111111|11111110|010</text:p>
            <text:p>+ 0b111111, 0b11111111, (0b10010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|11111111|11111111|00011</text:p>
          </table:table-cell>
          <table:table-cell office:value-type="string" calcext:value-type="string">
            <text:p>111111111111111100011</text:p>
          </table:table-cell>
          <table:table-cell table:formula="of:=8-MOD(LEN([.$D210])-[.$E210]; 8)" office:value-type="float" office:value="3" calcext:value-type="float">
            <text:p>3</text:p>
          </table:table-cell>
          <table:table-cell table:style-name="ce29" table:formula="of:=IF(MID([.$D211];1;[.$E211])=&quot;&quot;; &quot;&quot;; COM.MICROSOFT.CONCAT(&quot;0b&quot;; MID([.$D211];1;[.$E211])))" office:value-type="string" office:string-value="0b111" calcext:value-type="string">
            <text:p>0b111</text:p>
          </table:table-cell>
          <table:table-cell table:style-name="ce29" table:formula="of:=IF(MID([.$D211];1+[.$E211]; 8)=&quot;&quot;; &quot;&quot;; COM.MICROSOFT.CONCAT(&quot;0b&quot;; MID([.$D211];1+[.$E211]; 8)))" office:value-type="string" office:string-value="0b11111111" calcext:value-type="string">
            <text:p>0b11111111</text:p>
          </table:table-cell>
          <table:table-cell table:style-name="ce29" table:formula="of:=IF(MID([.$D211];1+[.$E211]+8; 8)=&quot;&quot;; &quot;&quot;; COM.MICROSOFT.CONCAT(&quot;0b&quot;; MID([.$D211];1+[.$E211]+8; 8)))" office:value-type="string" office:string-value="0b11111000" calcext:value-type="string">
            <text:p>0b11111000</text:p>
          </table:table-cell>
          <table:table-cell table:style-name="ce29" table:formula="of:=IF(MID([.$D211];1+[.$E211]+8+8; 8)=&quot;&quot;; &quot;&quot;; COM.MICROSOFT.CONCAT(&quot;0b&quot;; MID([.$D211];1+[.$E211]+8+8; 8)))" office:value-type="string" office:string-value="0b11" calcext:value-type="string">
            <text:p>0b11</text:p>
          </table:table-cell>
          <table:table-cell table:style-name="ce29" table:formula="of:=IF(MID([.$D211];1+[.$E211]+8+8+8; 8)=&quot;&quot;; &quot;&quot;; COM.MICROSOFT.CONCAT(&quot;0b&quot;; MID([.$D211];1+[.$E211]+8+8+8; 8)))">
            <text:p/>
          </table:table-cell>
          <table:table-cell table:style-name="ce31" table:formula="of:=[.E211]-LEN([.F211])+2" office:value-type="float" office:value="0" calcext:value-type="float">
            <text:p>0</text:p>
          </table:table-cell>
          <table:table-cell table:style-name="ce29" table:formula="of:=IF([.G211]=&quot;&quot;; &quot;&quot;; 8-LEN([.G211])+2)" office:value-type="float" office:value="0" calcext:value-type="float">
            <text:p>0</text:p>
          </table:table-cell>
          <table:table-cell table:style-name="ce29" table:formula="of:=IF([.H211]=&quot;&quot;; &quot;&quot;; 8-LEN([.H211])+2)" office:value-type="float" office:value="0" calcext:value-type="float">
            <text:p>0</text:p>
          </table:table-cell>
          <table:table-cell table:style-name="ce29" table:formula="of:=IF([.I211]=&quot;&quot;; &quot;&quot;; 8-LEN([.I211])+2)" office:value-type="float" office:value="6" calcext:value-type="float">
            <text:p>6</text:p>
          </table:table-cell>
          <table:table-cell table:style-name="ce29" table:formula="of:=IF([.J211]=&quot;&quot;; &quot;&quot;; 8-LEN([.J211])+2)">
            <text:p/>
          </table:table-cell>
          <table:table-cell table:style-name="ce31" table:formula="of:=IF(OR([.$F211]=&quot;&quot;; [.$E211]=8); &quot;&quot;; &quot;+ &quot;)" office:value-type="string" office:string-value="+ " calcext:value-type="string">
            <text:p>+ </text:p>
          </table:table-cell>
          <table:table-cell table:style-name="ce32" table:formula="of:=IF([.$F211]=&quot;&quot;; &quot;&quot;; IF([.$K211]&gt;0; COM.MICROSOFT.CONCAT(&quot;(&quot;; [.$F211]; &quot; &lt;&lt; &quot;; [.$K211]; &quot;)&quot;); [.$F211]))" office:value-type="string" office:string-value="0b111" calcext:value-type="string">
            <text:p>0b111</text:p>
          </table:table-cell>
          <table:table-cell table:style-name="ce32" table:formula="of:=IF(OR([.$F211]=&quot;&quot;; AND([.$G211]=&quot;&quot;; [.$K211]&lt;&gt;0)); &quot;&quot;; &quot;, &quot;)" office:value-type="string" office:string-value=", " calcext:value-type="string">
            <text:p>, </text:p>
          </table:table-cell>
          <table:table-cell table:style-name="ce32" table:formula="of:=IF([.$G211]=&quot;&quot;; &quot;&quot;; IF([.$L211]&gt;0; COM.MICROSOFT.CONCAT(&quot;(&quot;; [.$G211]; &quot; &lt;&lt; &quot;; [.$L211]; &quot;)&quot;); [.$G211]))" office:value-type="string" office:string-value="0b11111111" calcext:value-type="string">
            <text:p>0b11111111</text:p>
          </table:table-cell>
          <table:table-cell table:style-name="ce32" table:formula="of:=IF(OR([.$G211]=&quot;&quot;; AND([.$H211]=&quot;&quot;; [.$L211]&lt;&gt;0)); &quot;&quot;; &quot;, &quot;)" office:value-type="string" office:string-value=", " calcext:value-type="string">
            <text:p>, </text:p>
          </table:table-cell>
          <table:table-cell table:style-name="ce32" table:formula="of:=IF([.$H211]=&quot;&quot;; &quot;&quot;; IF([.$M211]&gt;0; COM.MICROSOFT.CONCAT(&quot;(&quot;; [.$H211]; &quot; &lt;&lt; &quot;; [.$M211]; &quot;)&quot;); [.$H211]))" office:value-type="string" office:string-value="0b11111000" calcext:value-type="string">
            <text:p>0b11111000</text:p>
          </table:table-cell>
          <table:table-cell table:style-name="ce32" table:formula="of:=IF(OR([.$H211]=&quot;&quot;; AND([.$I211]=&quot;&quot;; [.$M211]&lt;&gt;0)); &quot;&quot;; &quot;, &quot;)" office:value-type="string" office:string-value=", " calcext:value-type="string">
            <text:p>, </text:p>
          </table:table-cell>
          <table:table-cell table:style-name="ce32" table:formula="of:=IF([.$I211]=&quot;&quot;; &quot;&quot;; IF([.$N211]&gt;0; COM.MICROSOFT.CONCAT(&quot;(&quot;; [.$I211]; &quot; &lt;&lt; &quot;; [.$N211]; &quot;)&quot;); [.$I211]))" office:value-type="string" office:string-value="(0b11 &lt;&lt; 6)" calcext:value-type="string">
            <text:p>(0b11 &lt;&lt; 6)</text:p>
          </table:table-cell>
          <table:table-cell table:style-name="ce32" table:formula="of:=IF(OR([.$I211]=&quot;&quot;; AND([.$J211]=&quot;&quot;; [.$N211]&lt;&gt;0)); &quot;&quot;; &quot;, &quot;)">
            <text:p/>
          </table:table-cell>
          <table:table-cell table:style-name="ce32" table:formula="of:=IF([.$J211]=&quot;&quot;; &quot;&quot;; IF([.$O211]&gt;0; COM.MICROSOFT.CONCAT(&quot;(&quot;; [.$J211]; &quot; &lt;&lt; &quot;; [.$O211]; &quot;)&quot;); [.$J211]))">
            <text:p/>
          </table:table-cell>
          <table:table-cell table:style-name="ce33" table:formula="of:=IF(OR([.$J211]=&quot;&quot;; AND([.$O211]&lt;&gt;0)); &quot;&quot;; &quot;, &quot;)">
            <text:p/>
          </table:table-cell>
          <table:table-cell table:formula="of:=COM.MICROSOFT.CONCAT(&quot;// &quot;; [.B211]; &quot; &quot;; IF([.A211]=&quot;&quot;; &quot;   &quot;; COM.MICROSOFT.CONCAT(&quot;-&quot;; [.A211]; &quot;-&quot;)); &quot; &quot;; [.C211])" office:value-type="string" office:string-value="// 209     |11111111|11111111|00011" calcext:value-type="string">
            <text:p>// 209 <text:s text:c="4"/>|11111111|11111111|00011</text:p>
          </table:table-cell>
          <table:table-cell table:formula="of:=COM.MICROSOFT.CONCAT([.P211:.Z211])" office:value-type="string" office:string-value="+ 0b111, 0b11111111, 0b11111000, (0b11 &lt;&lt; 6)" calcext:value-type="string">
            <text:p>+ 0b111, 0b11111111, 0b11111000, (0b11 &lt;&lt; 6)</text:p>
          </table:table-cell>
          <table:table-cell table:formula="of:=COM.MICROSOFT.CONCAT([.AA211]; CHAR(10); [.AB211])" office:value-type="string" office:string-value="// 209     |11111111|11111111|00011&#10;+ 0b111, 0b11111111, 0b11111000, (0b11 &lt;&lt; 6)" calcext:value-type="string">
            <text:p>// 209     |11111111|11111111|00011</text:p>
            <text:p>+ 0b111, 0b11111111, 0b11111000, (0b11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|11111111|11111111|11111001|10</text:p>
          </table:table-cell>
          <table:table-cell office:value-type="string" calcext:value-type="string">
            <text:p>11111111111111111111100110</text:p>
          </table:table-cell>
          <table:table-cell table:formula="of:=8-MOD(LEN([.$D211])-[.$E211]; 8)" office:value-type="float" office:value="6" calcext:value-type="float">
            <text:p>6</text:p>
          </table:table-cell>
          <table:table-cell table:style-name="ce29" table:formula="of:=IF(MID([.$D212];1;[.$E212])=&quot;&quot;; &quot;&quot;; COM.MICROSOFT.CONCAT(&quot;0b&quot;; MID([.$D212];1;[.$E212])))" office:value-type="string" office:string-value="0b111111" calcext:value-type="string">
            <text:p>0b111111</text:p>
          </table:table-cell>
          <table:table-cell table:style-name="ce29" table:formula="of:=IF(MID([.$D212];1+[.$E212]; 8)=&quot;&quot;; &quot;&quot;; COM.MICROSOFT.CONCAT(&quot;0b&quot;; MID([.$D212];1+[.$E212]; 8)))" office:value-type="string" office:string-value="0b11111111" calcext:value-type="string">
            <text:p>0b11111111</text:p>
          </table:table-cell>
          <table:table-cell table:style-name="ce29" table:formula="of:=IF(MID([.$D212];1+[.$E212]+8; 8)=&quot;&quot;; &quot;&quot;; COM.MICROSOFT.CONCAT(&quot;0b&quot;; MID([.$D212];1+[.$E212]+8; 8)))" office:value-type="string" office:string-value="0b11111110" calcext:value-type="string">
            <text:p>0b11111110</text:p>
          </table:table-cell>
          <table:table-cell table:style-name="ce29" table:formula="of:=IF(MID([.$D212];1+[.$E212]+8+8; 8)=&quot;&quot;; &quot;&quot;; COM.MICROSOFT.CONCAT(&quot;0b&quot;; MID([.$D212];1+[.$E212]+8+8; 8)))" office:value-type="string" office:string-value="0b0110" calcext:value-type="string">
            <text:p>0b0110</text:p>
          </table:table-cell>
          <table:table-cell table:style-name="ce29" table:formula="of:=IF(MID([.$D212];1+[.$E212]+8+8+8; 8)=&quot;&quot;; &quot;&quot;; COM.MICROSOFT.CONCAT(&quot;0b&quot;; MID([.$D212];1+[.$E212]+8+8+8; 8)))">
            <text:p/>
          </table:table-cell>
          <table:table-cell table:style-name="ce31" table:formula="of:=[.E212]-LEN([.F212])+2" office:value-type="float" office:value="0" calcext:value-type="float">
            <text:p>0</text:p>
          </table:table-cell>
          <table:table-cell table:style-name="ce29" table:formula="of:=IF([.G212]=&quot;&quot;; &quot;&quot;; 8-LEN([.G212])+2)" office:value-type="float" office:value="0" calcext:value-type="float">
            <text:p>0</text:p>
          </table:table-cell>
          <table:table-cell table:style-name="ce29" table:formula="of:=IF([.H212]=&quot;&quot;; &quot;&quot;; 8-LEN([.H212])+2)" office:value-type="float" office:value="0" calcext:value-type="float">
            <text:p>0</text:p>
          </table:table-cell>
          <table:table-cell table:style-name="ce29" table:formula="of:=IF([.I212]=&quot;&quot;; &quot;&quot;; 8-LEN([.I212])+2)" office:value-type="float" office:value="4" calcext:value-type="float">
            <text:p>4</text:p>
          </table:table-cell>
          <table:table-cell table:style-name="ce29" table:formula="of:=IF([.J212]=&quot;&quot;; &quot;&quot;; 8-LEN([.J212])+2)">
            <text:p/>
          </table:table-cell>
          <table:table-cell table:style-name="ce31" table:formula="of:=IF(OR([.$F212]=&quot;&quot;; [.$E212]=8); &quot;&quot;; &quot;+ &quot;)" office:value-type="string" office:string-value="+ " calcext:value-type="string">
            <text:p>+ </text:p>
          </table:table-cell>
          <table:table-cell table:style-name="ce32" table:formula="of:=IF([.$F212]=&quot;&quot;; &quot;&quot;; IF([.$K212]&gt;0; COM.MICROSOFT.CONCAT(&quot;(&quot;; [.$F212]; &quot; &lt;&lt; &quot;; [.$K212]; &quot;)&quot;); [.$F212]))" office:value-type="string" office:string-value="0b111111" calcext:value-type="string">
            <text:p>0b111111</text:p>
          </table:table-cell>
          <table:table-cell table:style-name="ce32" table:formula="of:=IF(OR([.$F212]=&quot;&quot;; AND([.$G212]=&quot;&quot;; [.$K212]&lt;&gt;0)); &quot;&quot;; &quot;, &quot;)" office:value-type="string" office:string-value=", " calcext:value-type="string">
            <text:p>, </text:p>
          </table:table-cell>
          <table:table-cell table:style-name="ce32" table:formula="of:=IF([.$G212]=&quot;&quot;; &quot;&quot;; IF([.$L212]&gt;0; COM.MICROSOFT.CONCAT(&quot;(&quot;; [.$G212]; &quot; &lt;&lt; &quot;; [.$L212]; &quot;)&quot;); [.$G212]))" office:value-type="string" office:string-value="0b11111111" calcext:value-type="string">
            <text:p>0b11111111</text:p>
          </table:table-cell>
          <table:table-cell table:style-name="ce32" table:formula="of:=IF(OR([.$G212]=&quot;&quot;; AND([.$H212]=&quot;&quot;; [.$L212]&lt;&gt;0)); &quot;&quot;; &quot;, &quot;)" office:value-type="string" office:string-value=", " calcext:value-type="string">
            <text:p>, </text:p>
          </table:table-cell>
          <table:table-cell table:style-name="ce32" table:formula="of:=IF([.$H212]=&quot;&quot;; &quot;&quot;; IF([.$M212]&gt;0; COM.MICROSOFT.CONCAT(&quot;(&quot;; [.$H212]; &quot; &lt;&lt; &quot;; [.$M212]; &quot;)&quot;); [.$H212]))" office:value-type="string" office:string-value="0b11111110" calcext:value-type="string">
            <text:p>0b11111110</text:p>
          </table:table-cell>
          <table:table-cell table:style-name="ce32" table:formula="of:=IF(OR([.$H212]=&quot;&quot;; AND([.$I212]=&quot;&quot;; [.$M212]&lt;&gt;0)); &quot;&quot;; &quot;, &quot;)" office:value-type="string" office:string-value=", " calcext:value-type="string">
            <text:p>, </text:p>
          </table:table-cell>
          <table:table-cell table:style-name="ce32" table:formula="of:=IF([.$I212]=&quot;&quot;; &quot;&quot;; IF([.$N212]&gt;0; COM.MICROSOFT.CONCAT(&quot;(&quot;; [.$I212]; &quot; &lt;&lt; &quot;; [.$N212]; &quot;)&quot;); [.$I212]))" office:value-type="string" office:string-value="(0b0110 &lt;&lt; 4)" calcext:value-type="string">
            <text:p>(0b0110 &lt;&lt; 4)</text:p>
          </table:table-cell>
          <table:table-cell table:style-name="ce32" table:formula="of:=IF(OR([.$I212]=&quot;&quot;; AND([.$J212]=&quot;&quot;; [.$N212]&lt;&gt;0)); &quot;&quot;; &quot;, &quot;)">
            <text:p/>
          </table:table-cell>
          <table:table-cell table:style-name="ce32" table:formula="of:=IF([.$J212]=&quot;&quot;; &quot;&quot;; IF([.$O212]&gt;0; COM.MICROSOFT.CONCAT(&quot;(&quot;; [.$J212]; &quot; &lt;&lt; &quot;; [.$O212]; &quot;)&quot;); [.$J212]))">
            <text:p/>
          </table:table-cell>
          <table:table-cell table:style-name="ce33" table:formula="of:=IF(OR([.$J212]=&quot;&quot;; AND([.$O212]&lt;&gt;0)); &quot;&quot;; &quot;, &quot;)">
            <text:p/>
          </table:table-cell>
          <table:table-cell table:formula="of:=COM.MICROSOFT.CONCAT(&quot;// &quot;; [.B212]; &quot; &quot;; IF([.A212]=&quot;&quot;; &quot;   &quot;; COM.MICROSOFT.CONCAT(&quot;-&quot;; [.A212]; &quot;-&quot;)); &quot; &quot;; [.C212])" office:value-type="string" office:string-value="// 210     |11111111|11111111|11111001|10" calcext:value-type="string">
            <text:p>// 210 <text:s text:c="4"/>|11111111|11111111|11111001|10</text:p>
          </table:table-cell>
          <table:table-cell table:formula="of:=COM.MICROSOFT.CONCAT([.P212:.Z212])" office:value-type="string" office:string-value="+ 0b111111, 0b11111111, 0b11111110, (0b0110 &lt;&lt; 4)" calcext:value-type="string">
            <text:p>+ 0b111111, 0b11111111, 0b11111110, (0b0110 &lt;&lt; 4)</text:p>
          </table:table-cell>
          <table:table-cell table:formula="of:=COM.MICROSOFT.CONCAT([.AA212]; CHAR(10); [.AB212])" office:value-type="string" office:string-value="// 210     |11111111|11111111|11111001|10&#10;+ 0b111111, 0b11111111, 0b11111110, (0b0110 &lt;&lt; 4)" calcext:value-type="string">
            <text:p>// 210     |11111111|11111111|11111001|10</text:p>
            <text:p>+ 0b111111, 0b11111111, 0b11111110, (0b011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|11111111|11111111|11111100|000</text:p>
          </table:table-cell>
          <table:table-cell office:value-type="string" calcext:value-type="string">
            <text:p>111111111111111111111100000</text:p>
          </table:table-cell>
          <table:table-cell table:formula="of:=8-MOD(LEN([.$D212])-[.$E212]; 8)" office:value-type="float" office:value="4" calcext:value-type="float">
            <text:p>4</text:p>
          </table:table-cell>
          <table:table-cell table:style-name="ce29" table:formula="of:=IF(MID([.$D213];1;[.$E213])=&quot;&quot;; &quot;&quot;; COM.MICROSOFT.CONCAT(&quot;0b&quot;; MID([.$D213];1;[.$E213])))" office:value-type="string" office:string-value="0b1111" calcext:value-type="string">
            <text:p>0b1111</text:p>
          </table:table-cell>
          <table:table-cell table:style-name="ce29" table:formula="of:=IF(MID([.$D213];1+[.$E213]; 8)=&quot;&quot;; &quot;&quot;; COM.MICROSOFT.CONCAT(&quot;0b&quot;; MID([.$D213];1+[.$E213]; 8)))" office:value-type="string" office:string-value="0b11111111" calcext:value-type="string">
            <text:p>0b11111111</text:p>
          </table:table-cell>
          <table:table-cell table:style-name="ce29" table:formula="of:=IF(MID([.$D213];1+[.$E213]+8; 8)=&quot;&quot;; &quot;&quot;; COM.MICROSOFT.CONCAT(&quot;0b&quot;; MID([.$D213];1+[.$E213]+8; 8)))" office:value-type="string" office:string-value="0b11111111" calcext:value-type="string">
            <text:p>0b11111111</text:p>
          </table:table-cell>
          <table:table-cell table:style-name="ce29" table:formula="of:=IF(MID([.$D213];1+[.$E213]+8+8; 8)=&quot;&quot;; &quot;&quot;; COM.MICROSOFT.CONCAT(&quot;0b&quot;; MID([.$D213];1+[.$E213]+8+8; 8)))" office:value-type="string" office:string-value="0b1100000" calcext:value-type="string">
            <text:p>0b1100000</text:p>
          </table:table-cell>
          <table:table-cell table:style-name="ce29" table:formula="of:=IF(MID([.$D213];1+[.$E213]+8+8+8; 8)=&quot;&quot;; &quot;&quot;; COM.MICROSOFT.CONCAT(&quot;0b&quot;; MID([.$D213];1+[.$E213]+8+8+8; 8)))">
            <text:p/>
          </table:table-cell>
          <table:table-cell table:style-name="ce31" table:formula="of:=[.E213]-LEN([.F213])+2" office:value-type="float" office:value="0" calcext:value-type="float">
            <text:p>0</text:p>
          </table:table-cell>
          <table:table-cell table:style-name="ce29" table:formula="of:=IF([.G213]=&quot;&quot;; &quot;&quot;; 8-LEN([.G213])+2)" office:value-type="float" office:value="0" calcext:value-type="float">
            <text:p>0</text:p>
          </table:table-cell>
          <table:table-cell table:style-name="ce29" table:formula="of:=IF([.H213]=&quot;&quot;; &quot;&quot;; 8-LEN([.H213])+2)" office:value-type="float" office:value="0" calcext:value-type="float">
            <text:p>0</text:p>
          </table:table-cell>
          <table:table-cell table:style-name="ce29" table:formula="of:=IF([.I213]=&quot;&quot;; &quot;&quot;; 8-LEN([.I213])+2)" office:value-type="float" office:value="1" calcext:value-type="float">
            <text:p>1</text:p>
          </table:table-cell>
          <table:table-cell table:style-name="ce29" table:formula="of:=IF([.J213]=&quot;&quot;; &quot;&quot;; 8-LEN([.J213])+2)">
            <text:p/>
          </table:table-cell>
          <table:table-cell table:style-name="ce31" table:formula="of:=IF(OR([.$F213]=&quot;&quot;; [.$E213]=8); &quot;&quot;; &quot;+ &quot;)" office:value-type="string" office:string-value="+ " calcext:value-type="string">
            <text:p>+ </text:p>
          </table:table-cell>
          <table:table-cell table:style-name="ce32" table:formula="of:=IF([.$F213]=&quot;&quot;; &quot;&quot;; IF([.$K213]&gt;0; COM.MICROSOFT.CONCAT(&quot;(&quot;; [.$F213]; &quot; &lt;&lt; &quot;; [.$K213]; &quot;)&quot;); [.$F213]))" office:value-type="string" office:string-value="0b1111" calcext:value-type="string">
            <text:p>0b1111</text:p>
          </table:table-cell>
          <table:table-cell table:style-name="ce32" table:formula="of:=IF(OR([.$F213]=&quot;&quot;; AND([.$G213]=&quot;&quot;; [.$K213]&lt;&gt;0)); &quot;&quot;; &quot;, &quot;)" office:value-type="string" office:string-value=", " calcext:value-type="string">
            <text:p>, </text:p>
          </table:table-cell>
          <table:table-cell table:style-name="ce32" table:formula="of:=IF([.$G213]=&quot;&quot;; &quot;&quot;; IF([.$L213]&gt;0; COM.MICROSOFT.CONCAT(&quot;(&quot;; [.$G213]; &quot; &lt;&lt; &quot;; [.$L213]; &quot;)&quot;); [.$G213]))" office:value-type="string" office:string-value="0b11111111" calcext:value-type="string">
            <text:p>0b11111111</text:p>
          </table:table-cell>
          <table:table-cell table:style-name="ce32" table:formula="of:=IF(OR([.$G213]=&quot;&quot;; AND([.$H213]=&quot;&quot;; [.$L213]&lt;&gt;0)); &quot;&quot;; &quot;, &quot;)" office:value-type="string" office:string-value=", " calcext:value-type="string">
            <text:p>, </text:p>
          </table:table-cell>
          <table:table-cell table:style-name="ce32" table:formula="of:=IF([.$H213]=&quot;&quot;; &quot;&quot;; IF([.$M213]&gt;0; COM.MICROSOFT.CONCAT(&quot;(&quot;; [.$H213]; &quot; &lt;&lt; &quot;; [.$M213]; &quot;)&quot;); [.$H213]))" office:value-type="string" office:string-value="0b11111111" calcext:value-type="string">
            <text:p>0b11111111</text:p>
          </table:table-cell>
          <table:table-cell table:style-name="ce32" table:formula="of:=IF(OR([.$H213]=&quot;&quot;; AND([.$I213]=&quot;&quot;; [.$M213]&lt;&gt;0)); &quot;&quot;; &quot;, &quot;)" office:value-type="string" office:string-value=", " calcext:value-type="string">
            <text:p>, </text:p>
          </table:table-cell>
          <table:table-cell table:style-name="ce32" table:formula="of:=IF([.$I213]=&quot;&quot;; &quot;&quot;; IF([.$N213]&gt;0; COM.MICROSOFT.CONCAT(&quot;(&quot;; [.$I213]; &quot; &lt;&lt; &quot;; [.$N213]; &quot;)&quot;); [.$I213]))" office:value-type="string" office:string-value="(0b1100000 &lt;&lt; 1)" calcext:value-type="string">
            <text:p>(0b1100000 &lt;&lt; 1)</text:p>
          </table:table-cell>
          <table:table-cell table:style-name="ce32" table:formula="of:=IF(OR([.$I213]=&quot;&quot;; AND([.$J213]=&quot;&quot;; [.$N213]&lt;&gt;0)); &quot;&quot;; &quot;, &quot;)">
            <text:p/>
          </table:table-cell>
          <table:table-cell table:style-name="ce32" table:formula="of:=IF([.$J213]=&quot;&quot;; &quot;&quot;; IF([.$O213]&gt;0; COM.MICROSOFT.CONCAT(&quot;(&quot;; [.$J213]; &quot; &lt;&lt; &quot;; [.$O213]; &quot;)&quot;); [.$J213]))">
            <text:p/>
          </table:table-cell>
          <table:table-cell table:style-name="ce33" table:formula="of:=IF(OR([.$J213]=&quot;&quot;; AND([.$O213]&lt;&gt;0)); &quot;&quot;; &quot;, &quot;)">
            <text:p/>
          </table:table-cell>
          <table:table-cell table:formula="of:=COM.MICROSOFT.CONCAT(&quot;// &quot;; [.B213]; &quot; &quot;; IF([.A213]=&quot;&quot;; &quot;   &quot;; COM.MICROSOFT.CONCAT(&quot;-&quot;; [.A213]; &quot;-&quot;)); &quot; &quot;; [.C213])" office:value-type="string" office:string-value="// 211     |11111111|11111111|11111100|000" calcext:value-type="string">
            <text:p>// 211 <text:s text:c="4"/>|11111111|11111111|11111100|000</text:p>
          </table:table-cell>
          <table:table-cell table:formula="of:=COM.MICROSOFT.CONCAT([.P213:.Z213])" office:value-type="string" office:string-value="+ 0b1111, 0b11111111, 0b11111111, (0b1100000 &lt;&lt; 1)" calcext:value-type="string">
            <text:p>+ 0b1111, 0b11111111, 0b11111111, (0b1100000 &lt;&lt; 1)</text:p>
          </table:table-cell>
          <table:table-cell table:formula="of:=COM.MICROSOFT.CONCAT([.AA213]; CHAR(10); [.AB213])" office:value-type="string" office:string-value="// 211     |11111111|11111111|11111100|000&#10;+ 0b1111, 0b11111111, 0b11111111, (0b1100000 &lt;&lt; 1)" calcext:value-type="string">
            <text:p>// 211     |11111111|11111111|11111100|000</text:p>
            <text:p>+ 0b1111, 0b11111111, 0b11111111, (0b1100000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|11111111|11111111|11111100|001</text:p>
          </table:table-cell>
          <table:table-cell office:value-type="string" calcext:value-type="string">
            <text:p>111111111111111111111100001</text:p>
          </table:table-cell>
          <table:table-cell table:formula="of:=8-MOD(LEN([.$D213])-[.$E213]; 8)" office:value-type="float" office:value="1" calcext:value-type="float">
            <text:p>1</text:p>
          </table:table-cell>
          <table:table-cell table:style-name="ce29" table:formula="of:=IF(MID([.$D214];1;[.$E214])=&quot;&quot;; &quot;&quot;; COM.MICROSOFT.CONCAT(&quot;0b&quot;; MID([.$D214];1;[.$E214])))" office:value-type="string" office:string-value="0b1" calcext:value-type="string">
            <text:p>0b1</text:p>
          </table:table-cell>
          <table:table-cell table:style-name="ce29" table:formula="of:=IF(MID([.$D214];1+[.$E214]; 8)=&quot;&quot;; &quot;&quot;; COM.MICROSOFT.CONCAT(&quot;0b&quot;; MID([.$D214];1+[.$E214]; 8)))" office:value-type="string" office:string-value="0b11111111" calcext:value-type="string">
            <text:p>0b11111111</text:p>
          </table:table-cell>
          <table:table-cell table:style-name="ce29" table:formula="of:=IF(MID([.$D214];1+[.$E214]+8; 8)=&quot;&quot;; &quot;&quot;; COM.MICROSOFT.CONCAT(&quot;0b&quot;; MID([.$D214];1+[.$E214]+8; 8)))" office:value-type="string" office:string-value="0b11111111" calcext:value-type="string">
            <text:p>0b11111111</text:p>
          </table:table-cell>
          <table:table-cell table:style-name="ce29" table:formula="of:=IF(MID([.$D214];1+[.$E214]+8+8; 8)=&quot;&quot;; &quot;&quot;; COM.MICROSOFT.CONCAT(&quot;0b&quot;; MID([.$D214];1+[.$E214]+8+8; 8)))" office:value-type="string" office:string-value="0b11111000" calcext:value-type="string">
            <text:p>0b11111000</text:p>
          </table:table-cell>
          <table:table-cell table:style-name="ce29" table:formula="of:=IF(MID([.$D214];1+[.$E214]+8+8+8; 8)=&quot;&quot;; &quot;&quot;; COM.MICROSOFT.CONCAT(&quot;0b&quot;; MID([.$D214];1+[.$E214]+8+8+8; 8)))" office:value-type="string" office:string-value="0b01" calcext:value-type="string">
            <text:p>0b01</text:p>
          </table:table-cell>
          <table:table-cell table:style-name="ce31" table:formula="of:=[.E214]-LEN([.F214])+2" office:value-type="float" office:value="0" calcext:value-type="float">
            <text:p>0</text:p>
          </table:table-cell>
          <table:table-cell table:style-name="ce29" table:formula="of:=IF([.G214]=&quot;&quot;; &quot;&quot;; 8-LEN([.G214])+2)" office:value-type="float" office:value="0" calcext:value-type="float">
            <text:p>0</text:p>
          </table:table-cell>
          <table:table-cell table:style-name="ce29" table:formula="of:=IF([.H214]=&quot;&quot;; &quot;&quot;; 8-LEN([.H214])+2)" office:value-type="float" office:value="0" calcext:value-type="float">
            <text:p>0</text:p>
          </table:table-cell>
          <table:table-cell table:style-name="ce29" table:formula="of:=IF([.I214]=&quot;&quot;; &quot;&quot;; 8-LEN([.I214])+2)" office:value-type="float" office:value="0" calcext:value-type="float">
            <text:p>0</text:p>
          </table:table-cell>
          <table:table-cell table:style-name="ce29" table:formula="of:=IF([.J214]=&quot;&quot;; &quot;&quot;; 8-LEN([.J214])+2)" office:value-type="float" office:value="6" calcext:value-type="float">
            <text:p>6</text:p>
          </table:table-cell>
          <table:table-cell table:style-name="ce31" table:formula="of:=IF(OR([.$F214]=&quot;&quot;; [.$E214]=8); &quot;&quot;; &quot;+ &quot;)" office:value-type="string" office:string-value="+ " calcext:value-type="string">
            <text:p>+ </text:p>
          </table:table-cell>
          <table:table-cell table:style-name="ce32" table:formula="of:=IF([.$F214]=&quot;&quot;; &quot;&quot;; IF([.$K214]&gt;0; COM.MICROSOFT.CONCAT(&quot;(&quot;; [.$F214]; &quot; &lt;&lt; &quot;; [.$K214]; &quot;)&quot;); [.$F214]))" office:value-type="string" office:string-value="0b1" calcext:value-type="string">
            <text:p>0b1</text:p>
          </table:table-cell>
          <table:table-cell table:style-name="ce32" table:formula="of:=IF(OR([.$F214]=&quot;&quot;; AND([.$G214]=&quot;&quot;; [.$K214]&lt;&gt;0)); &quot;&quot;; &quot;, &quot;)" office:value-type="string" office:string-value=", " calcext:value-type="string">
            <text:p>, </text:p>
          </table:table-cell>
          <table:table-cell table:style-name="ce32" table:formula="of:=IF([.$G214]=&quot;&quot;; &quot;&quot;; IF([.$L214]&gt;0; COM.MICROSOFT.CONCAT(&quot;(&quot;; [.$G214]; &quot; &lt;&lt; &quot;; [.$L214]; &quot;)&quot;); [.$G214]))" office:value-type="string" office:string-value="0b11111111" calcext:value-type="string">
            <text:p>0b11111111</text:p>
          </table:table-cell>
          <table:table-cell table:style-name="ce32" table:formula="of:=IF(OR([.$G214]=&quot;&quot;; AND([.$H214]=&quot;&quot;; [.$L214]&lt;&gt;0)); &quot;&quot;; &quot;, &quot;)" office:value-type="string" office:string-value=", " calcext:value-type="string">
            <text:p>, </text:p>
          </table:table-cell>
          <table:table-cell table:style-name="ce32" table:formula="of:=IF([.$H214]=&quot;&quot;; &quot;&quot;; IF([.$M214]&gt;0; COM.MICROSOFT.CONCAT(&quot;(&quot;; [.$H214]; &quot; &lt;&lt; &quot;; [.$M214]; &quot;)&quot;); [.$H214]))" office:value-type="string" office:string-value="0b11111111" calcext:value-type="string">
            <text:p>0b11111111</text:p>
          </table:table-cell>
          <table:table-cell table:style-name="ce32" table:formula="of:=IF(OR([.$H214]=&quot;&quot;; AND([.$I214]=&quot;&quot;; [.$M214]&lt;&gt;0)); &quot;&quot;; &quot;, &quot;)" office:value-type="string" office:string-value=", " calcext:value-type="string">
            <text:p>, </text:p>
          </table:table-cell>
          <table:table-cell table:style-name="ce32" table:formula="of:=IF([.$I214]=&quot;&quot;; &quot;&quot;; IF([.$N214]&gt;0; COM.MICROSOFT.CONCAT(&quot;(&quot;; [.$I214]; &quot; &lt;&lt; &quot;; [.$N214]; &quot;)&quot;); [.$I214]))" office:value-type="string" office:string-value="0b11111000" calcext:value-type="string">
            <text:p>0b11111000</text:p>
          </table:table-cell>
          <table:table-cell table:style-name="ce32" table:formula="of:=IF(OR([.$I214]=&quot;&quot;; AND([.$J214]=&quot;&quot;; [.$N214]&lt;&gt;0)); &quot;&quot;; &quot;, &quot;)" office:value-type="string" office:string-value=", " calcext:value-type="string">
            <text:p>, </text:p>
          </table:table-cell>
          <table:table-cell table:style-name="ce32" table:formula="of:=IF([.$J214]=&quot;&quot;; &quot;&quot;; IF([.$O214]&gt;0; COM.MICROSOFT.CONCAT(&quot;(&quot;; [.$J214]; &quot; &lt;&lt; &quot;; [.$O214]; &quot;)&quot;); [.$J214]))" office:value-type="string" office:string-value="(0b01 &lt;&lt; 6)" calcext:value-type="string">
            <text:p>(0b01 &lt;&lt; 6)</text:p>
          </table:table-cell>
          <table:table-cell table:style-name="ce33" table:formula="of:=IF(OR([.$J214]=&quot;&quot;; AND([.$O214]&lt;&gt;0)); &quot;&quot;; &quot;, &quot;)">
            <text:p/>
          </table:table-cell>
          <table:table-cell table:formula="of:=COM.MICROSOFT.CONCAT(&quot;// &quot;; [.B214]; &quot; &quot;; IF([.A214]=&quot;&quot;; &quot;   &quot;; COM.MICROSOFT.CONCAT(&quot;-&quot;; [.A214]; &quot;-&quot;)); &quot; &quot;; [.C214])" office:value-type="string" office:string-value="// 212     |11111111|11111111|11111100|001" calcext:value-type="string">
            <text:p>// 212 <text:s text:c="4"/>|11111111|11111111|11111100|001</text:p>
          </table:table-cell>
          <table:table-cell table:formula="of:=COM.MICROSOFT.CONCAT([.P214:.Z214])" office:value-type="string" office:string-value="+ 0b1, 0b11111111, 0b11111111, 0b11111000, (0b01 &lt;&lt; 6)" calcext:value-type="string">
            <text:p>+ 0b1, 0b11111111, 0b11111111, 0b11111000, (0b01 &lt;&lt; 6)</text:p>
          </table:table-cell>
          <table:table-cell table:formula="of:=COM.MICROSOFT.CONCAT([.AA214]; CHAR(10); [.AB214])" office:value-type="string" office:string-value="// 212     |11111111|11111111|11111100|001&#10;+ 0b1, 0b11111111, 0b11111111, 0b11111000, (0b01 &lt;&lt; 6)" calcext:value-type="string">
            <text:p>// 212     |11111111|11111111|11111100|001</text:p>
            <text:p>+ 0b1, 0b11111111, 0b11111111, 0b11111000, (0b01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|11111111|11111111|11111001|11</text:p>
          </table:table-cell>
          <table:table-cell office:value-type="string" calcext:value-type="string">
            <text:p>11111111111111111111100111</text:p>
          </table:table-cell>
          <table:table-cell table:formula="of:=8-MOD(LEN([.$D214])-[.$E214]; 8)" office:value-type="float" office:value="6" calcext:value-type="float">
            <text:p>6</text:p>
          </table:table-cell>
          <table:table-cell table:style-name="ce29" table:formula="of:=IF(MID([.$D215];1;[.$E215])=&quot;&quot;; &quot;&quot;; COM.MICROSOFT.CONCAT(&quot;0b&quot;; MID([.$D215];1;[.$E215])))" office:value-type="string" office:string-value="0b111111" calcext:value-type="string">
            <text:p>0b111111</text:p>
          </table:table-cell>
          <table:table-cell table:style-name="ce29" table:formula="of:=IF(MID([.$D215];1+[.$E215]; 8)=&quot;&quot;; &quot;&quot;; COM.MICROSOFT.CONCAT(&quot;0b&quot;; MID([.$D215];1+[.$E215]; 8)))" office:value-type="string" office:string-value="0b11111111" calcext:value-type="string">
            <text:p>0b11111111</text:p>
          </table:table-cell>
          <table:table-cell table:style-name="ce29" table:formula="of:=IF(MID([.$D215];1+[.$E215]+8; 8)=&quot;&quot;; &quot;&quot;; COM.MICROSOFT.CONCAT(&quot;0b&quot;; MID([.$D215];1+[.$E215]+8; 8)))" office:value-type="string" office:string-value="0b11111110" calcext:value-type="string">
            <text:p>0b11111110</text:p>
          </table:table-cell>
          <table:table-cell table:style-name="ce29" table:formula="of:=IF(MID([.$D215];1+[.$E215]+8+8; 8)=&quot;&quot;; &quot;&quot;; COM.MICROSOFT.CONCAT(&quot;0b&quot;; MID([.$D215];1+[.$E215]+8+8; 8)))" office:value-type="string" office:string-value="0b0111" calcext:value-type="string">
            <text:p>0b0111</text:p>
          </table:table-cell>
          <table:table-cell table:style-name="ce29" table:formula="of:=IF(MID([.$D215];1+[.$E215]+8+8+8; 8)=&quot;&quot;; &quot;&quot;; COM.MICROSOFT.CONCAT(&quot;0b&quot;; MID([.$D215];1+[.$E215]+8+8+8; 8)))">
            <text:p/>
          </table:table-cell>
          <table:table-cell table:style-name="ce31" table:formula="of:=[.E215]-LEN([.F215])+2" office:value-type="float" office:value="0" calcext:value-type="float">
            <text:p>0</text:p>
          </table:table-cell>
          <table:table-cell table:style-name="ce29" table:formula="of:=IF([.G215]=&quot;&quot;; &quot;&quot;; 8-LEN([.G215])+2)" office:value-type="float" office:value="0" calcext:value-type="float">
            <text:p>0</text:p>
          </table:table-cell>
          <table:table-cell table:style-name="ce29" table:formula="of:=IF([.H215]=&quot;&quot;; &quot;&quot;; 8-LEN([.H215])+2)" office:value-type="float" office:value="0" calcext:value-type="float">
            <text:p>0</text:p>
          </table:table-cell>
          <table:table-cell table:style-name="ce29" table:formula="of:=IF([.I215]=&quot;&quot;; &quot;&quot;; 8-LEN([.I215])+2)" office:value-type="float" office:value="4" calcext:value-type="float">
            <text:p>4</text:p>
          </table:table-cell>
          <table:table-cell table:style-name="ce29" table:formula="of:=IF([.J215]=&quot;&quot;; &quot;&quot;; 8-LEN([.J215])+2)">
            <text:p/>
          </table:table-cell>
          <table:table-cell table:style-name="ce31" table:formula="of:=IF(OR([.$F215]=&quot;&quot;; [.$E215]=8); &quot;&quot;; &quot;+ &quot;)" office:value-type="string" office:string-value="+ " calcext:value-type="string">
            <text:p>+ </text:p>
          </table:table-cell>
          <table:table-cell table:style-name="ce32" table:formula="of:=IF([.$F215]=&quot;&quot;; &quot;&quot;; IF([.$K215]&gt;0; COM.MICROSOFT.CONCAT(&quot;(&quot;; [.$F215]; &quot; &lt;&lt; &quot;; [.$K215]; &quot;)&quot;); [.$F215]))" office:value-type="string" office:string-value="0b111111" calcext:value-type="string">
            <text:p>0b111111</text:p>
          </table:table-cell>
          <table:table-cell table:style-name="ce32" table:formula="of:=IF(OR([.$F215]=&quot;&quot;; AND([.$G215]=&quot;&quot;; [.$K215]&lt;&gt;0)); &quot;&quot;; &quot;, &quot;)" office:value-type="string" office:string-value=", " calcext:value-type="string">
            <text:p>, </text:p>
          </table:table-cell>
          <table:table-cell table:style-name="ce32" table:formula="of:=IF([.$G215]=&quot;&quot;; &quot;&quot;; IF([.$L215]&gt;0; COM.MICROSOFT.CONCAT(&quot;(&quot;; [.$G215]; &quot; &lt;&lt; &quot;; [.$L215]; &quot;)&quot;); [.$G215]))" office:value-type="string" office:string-value="0b11111111" calcext:value-type="string">
            <text:p>0b11111111</text:p>
          </table:table-cell>
          <table:table-cell table:style-name="ce32" table:formula="of:=IF(OR([.$G215]=&quot;&quot;; AND([.$H215]=&quot;&quot;; [.$L215]&lt;&gt;0)); &quot;&quot;; &quot;, &quot;)" office:value-type="string" office:string-value=", " calcext:value-type="string">
            <text:p>, </text:p>
          </table:table-cell>
          <table:table-cell table:style-name="ce32" table:formula="of:=IF([.$H215]=&quot;&quot;; &quot;&quot;; IF([.$M215]&gt;0; COM.MICROSOFT.CONCAT(&quot;(&quot;; [.$H215]; &quot; &lt;&lt; &quot;; [.$M215]; &quot;)&quot;); [.$H215]))" office:value-type="string" office:string-value="0b11111110" calcext:value-type="string">
            <text:p>0b11111110</text:p>
          </table:table-cell>
          <table:table-cell table:style-name="ce32" table:formula="of:=IF(OR([.$H215]=&quot;&quot;; AND([.$I215]=&quot;&quot;; [.$M215]&lt;&gt;0)); &quot;&quot;; &quot;, &quot;)" office:value-type="string" office:string-value=", " calcext:value-type="string">
            <text:p>, </text:p>
          </table:table-cell>
          <table:table-cell table:style-name="ce32" table:formula="of:=IF([.$I215]=&quot;&quot;; &quot;&quot;; IF([.$N215]&gt;0; COM.MICROSOFT.CONCAT(&quot;(&quot;; [.$I215]; &quot; &lt;&lt; &quot;; [.$N215]; &quot;)&quot;); [.$I215]))" office:value-type="string" office:string-value="(0b0111 &lt;&lt; 4)" calcext:value-type="string">
            <text:p>(0b0111 &lt;&lt; 4)</text:p>
          </table:table-cell>
          <table:table-cell table:style-name="ce32" table:formula="of:=IF(OR([.$I215]=&quot;&quot;; AND([.$J215]=&quot;&quot;; [.$N215]&lt;&gt;0)); &quot;&quot;; &quot;, &quot;)">
            <text:p/>
          </table:table-cell>
          <table:table-cell table:style-name="ce32" table:formula="of:=IF([.$J215]=&quot;&quot;; &quot;&quot;; IF([.$O215]&gt;0; COM.MICROSOFT.CONCAT(&quot;(&quot;; [.$J215]; &quot; &lt;&lt; &quot;; [.$O215]; &quot;)&quot;); [.$J215]))">
            <text:p/>
          </table:table-cell>
          <table:table-cell table:style-name="ce33" table:formula="of:=IF(OR([.$J215]=&quot;&quot;; AND([.$O215]&lt;&gt;0)); &quot;&quot;; &quot;, &quot;)">
            <text:p/>
          </table:table-cell>
          <table:table-cell table:formula="of:=COM.MICROSOFT.CONCAT(&quot;// &quot;; [.B215]; &quot; &quot;; IF([.A215]=&quot;&quot;; &quot;   &quot;; COM.MICROSOFT.CONCAT(&quot;-&quot;; [.A215]; &quot;-&quot;)); &quot; &quot;; [.C215])" office:value-type="string" office:string-value="// 213     |11111111|11111111|11111001|11" calcext:value-type="string">
            <text:p>// 213 <text:s text:c="4"/>|11111111|11111111|11111001|11</text:p>
          </table:table-cell>
          <table:table-cell table:formula="of:=COM.MICROSOFT.CONCAT([.P215:.Z215])" office:value-type="string" office:string-value="+ 0b111111, 0b11111111, 0b11111110, (0b0111 &lt;&lt; 4)" calcext:value-type="string">
            <text:p>+ 0b111111, 0b11111111, 0b11111110, (0b0111 &lt;&lt; 4)</text:p>
          </table:table-cell>
          <table:table-cell table:formula="of:=COM.MICROSOFT.CONCAT([.AA215]; CHAR(10); [.AB215])" office:value-type="string" office:string-value="// 213     |11111111|11111111|11111001|11&#10;+ 0b111111, 0b11111111, 0b11111110, (0b0111 &lt;&lt; 4)" calcext:value-type="string">
            <text:p>// 213     |11111111|11111111|11111001|11</text:p>
            <text:p>+ 0b111111, 0b11111111, 0b11111110, (0b011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|11111111|11111111|11111100|010</text:p>
          </table:table-cell>
          <table:table-cell office:value-type="string" calcext:value-type="string">
            <text:p>111111111111111111111100010</text:p>
          </table:table-cell>
          <table:table-cell table:formula="of:=8-MOD(LEN([.$D215])-[.$E215]; 8)" office:value-type="float" office:value="4" calcext:value-type="float">
            <text:p>4</text:p>
          </table:table-cell>
          <table:table-cell table:style-name="ce29" table:formula="of:=IF(MID([.$D216];1;[.$E216])=&quot;&quot;; &quot;&quot;; COM.MICROSOFT.CONCAT(&quot;0b&quot;; MID([.$D216];1;[.$E216])))" office:value-type="string" office:string-value="0b1111" calcext:value-type="string">
            <text:p>0b1111</text:p>
          </table:table-cell>
          <table:table-cell table:style-name="ce29" table:formula="of:=IF(MID([.$D216];1+[.$E216]; 8)=&quot;&quot;; &quot;&quot;; COM.MICROSOFT.CONCAT(&quot;0b&quot;; MID([.$D216];1+[.$E216]; 8)))" office:value-type="string" office:string-value="0b11111111" calcext:value-type="string">
            <text:p>0b11111111</text:p>
          </table:table-cell>
          <table:table-cell table:style-name="ce29" table:formula="of:=IF(MID([.$D216];1+[.$E216]+8; 8)=&quot;&quot;; &quot;&quot;; COM.MICROSOFT.CONCAT(&quot;0b&quot;; MID([.$D216];1+[.$E216]+8; 8)))" office:value-type="string" office:string-value="0b11111111" calcext:value-type="string">
            <text:p>0b11111111</text:p>
          </table:table-cell>
          <table:table-cell table:style-name="ce29" table:formula="of:=IF(MID([.$D216];1+[.$E216]+8+8; 8)=&quot;&quot;; &quot;&quot;; COM.MICROSOFT.CONCAT(&quot;0b&quot;; MID([.$D216];1+[.$E216]+8+8; 8)))" office:value-type="string" office:string-value="0b1100010" calcext:value-type="string">
            <text:p>0b1100010</text:p>
          </table:table-cell>
          <table:table-cell table:style-name="ce29" table:formula="of:=IF(MID([.$D216];1+[.$E216]+8+8+8; 8)=&quot;&quot;; &quot;&quot;; COM.MICROSOFT.CONCAT(&quot;0b&quot;; MID([.$D216];1+[.$E216]+8+8+8; 8)))">
            <text:p/>
          </table:table-cell>
          <table:table-cell table:style-name="ce31" table:formula="of:=[.E216]-LEN([.F216])+2" office:value-type="float" office:value="0" calcext:value-type="float">
            <text:p>0</text:p>
          </table:table-cell>
          <table:table-cell table:style-name="ce29" table:formula="of:=IF([.G216]=&quot;&quot;; &quot;&quot;; 8-LEN([.G216])+2)" office:value-type="float" office:value="0" calcext:value-type="float">
            <text:p>0</text:p>
          </table:table-cell>
          <table:table-cell table:style-name="ce29" table:formula="of:=IF([.H216]=&quot;&quot;; &quot;&quot;; 8-LEN([.H216])+2)" office:value-type="float" office:value="0" calcext:value-type="float">
            <text:p>0</text:p>
          </table:table-cell>
          <table:table-cell table:style-name="ce29" table:formula="of:=IF([.I216]=&quot;&quot;; &quot;&quot;; 8-LEN([.I216])+2)" office:value-type="float" office:value="1" calcext:value-type="float">
            <text:p>1</text:p>
          </table:table-cell>
          <table:table-cell table:style-name="ce29" table:formula="of:=IF([.J216]=&quot;&quot;; &quot;&quot;; 8-LEN([.J216])+2)">
            <text:p/>
          </table:table-cell>
          <table:table-cell table:style-name="ce31" table:formula="of:=IF(OR([.$F216]=&quot;&quot;; [.$E216]=8); &quot;&quot;; &quot;+ &quot;)" office:value-type="string" office:string-value="+ " calcext:value-type="string">
            <text:p>+ </text:p>
          </table:table-cell>
          <table:table-cell table:style-name="ce32" table:formula="of:=IF([.$F216]=&quot;&quot;; &quot;&quot;; IF([.$K216]&gt;0; COM.MICROSOFT.CONCAT(&quot;(&quot;; [.$F216]; &quot; &lt;&lt; &quot;; [.$K216]; &quot;)&quot;); [.$F216]))" office:value-type="string" office:string-value="0b1111" calcext:value-type="string">
            <text:p>0b1111</text:p>
          </table:table-cell>
          <table:table-cell table:style-name="ce32" table:formula="of:=IF(OR([.$F216]=&quot;&quot;; AND([.$G216]=&quot;&quot;; [.$K216]&lt;&gt;0)); &quot;&quot;; &quot;, &quot;)" office:value-type="string" office:string-value=", " calcext:value-type="string">
            <text:p>, </text:p>
          </table:table-cell>
          <table:table-cell table:style-name="ce32" table:formula="of:=IF([.$G216]=&quot;&quot;; &quot;&quot;; IF([.$L216]&gt;0; COM.MICROSOFT.CONCAT(&quot;(&quot;; [.$G216]; &quot; &lt;&lt; &quot;; [.$L216]; &quot;)&quot;); [.$G216]))" office:value-type="string" office:string-value="0b11111111" calcext:value-type="string">
            <text:p>0b11111111</text:p>
          </table:table-cell>
          <table:table-cell table:style-name="ce32" table:formula="of:=IF(OR([.$G216]=&quot;&quot;; AND([.$H216]=&quot;&quot;; [.$L216]&lt;&gt;0)); &quot;&quot;; &quot;, &quot;)" office:value-type="string" office:string-value=", " calcext:value-type="string">
            <text:p>, </text:p>
          </table:table-cell>
          <table:table-cell table:style-name="ce32" table:formula="of:=IF([.$H216]=&quot;&quot;; &quot;&quot;; IF([.$M216]&gt;0; COM.MICROSOFT.CONCAT(&quot;(&quot;; [.$H216]; &quot; &lt;&lt; &quot;; [.$M216]; &quot;)&quot;); [.$H216]))" office:value-type="string" office:string-value="0b11111111" calcext:value-type="string">
            <text:p>0b11111111</text:p>
          </table:table-cell>
          <table:table-cell table:style-name="ce32" table:formula="of:=IF(OR([.$H216]=&quot;&quot;; AND([.$I216]=&quot;&quot;; [.$M216]&lt;&gt;0)); &quot;&quot;; &quot;, &quot;)" office:value-type="string" office:string-value=", " calcext:value-type="string">
            <text:p>, </text:p>
          </table:table-cell>
          <table:table-cell table:style-name="ce32" table:formula="of:=IF([.$I216]=&quot;&quot;; &quot;&quot;; IF([.$N216]&gt;0; COM.MICROSOFT.CONCAT(&quot;(&quot;; [.$I216]; &quot; &lt;&lt; &quot;; [.$N216]; &quot;)&quot;); [.$I216]))" office:value-type="string" office:string-value="(0b1100010 &lt;&lt; 1)" calcext:value-type="string">
            <text:p>(0b1100010 &lt;&lt; 1)</text:p>
          </table:table-cell>
          <table:table-cell table:style-name="ce32" table:formula="of:=IF(OR([.$I216]=&quot;&quot;; AND([.$J216]=&quot;&quot;; [.$N216]&lt;&gt;0)); &quot;&quot;; &quot;, &quot;)">
            <text:p/>
          </table:table-cell>
          <table:table-cell table:style-name="ce32" table:formula="of:=IF([.$J216]=&quot;&quot;; &quot;&quot;; IF([.$O216]&gt;0; COM.MICROSOFT.CONCAT(&quot;(&quot;; [.$J216]; &quot; &lt;&lt; &quot;; [.$O216]; &quot;)&quot;); [.$J216]))">
            <text:p/>
          </table:table-cell>
          <table:table-cell table:style-name="ce33" table:formula="of:=IF(OR([.$J216]=&quot;&quot;; AND([.$O216]&lt;&gt;0)); &quot;&quot;; &quot;, &quot;)">
            <text:p/>
          </table:table-cell>
          <table:table-cell table:formula="of:=COM.MICROSOFT.CONCAT(&quot;// &quot;; [.B216]; &quot; &quot;; IF([.A216]=&quot;&quot;; &quot;   &quot;; COM.MICROSOFT.CONCAT(&quot;-&quot;; [.A216]; &quot;-&quot;)); &quot; &quot;; [.C216])" office:value-type="string" office:string-value="// 214     |11111111|11111111|11111100|010" calcext:value-type="string">
            <text:p>// 214 <text:s text:c="4"/>|11111111|11111111|11111100|010</text:p>
          </table:table-cell>
          <table:table-cell table:formula="of:=COM.MICROSOFT.CONCAT([.P216:.Z216])" office:value-type="string" office:string-value="+ 0b1111, 0b11111111, 0b11111111, (0b1100010 &lt;&lt; 1)" calcext:value-type="string">
            <text:p>+ 0b1111, 0b11111111, 0b11111111, (0b1100010 &lt;&lt; 1)</text:p>
          </table:table-cell>
          <table:table-cell table:formula="of:=COM.MICROSOFT.CONCAT([.AA216]; CHAR(10); [.AB216])" office:value-type="string" office:string-value="// 214     |11111111|11111111|11111100|010&#10;+ 0b1111, 0b11111111, 0b11111111, (0b1100010 &lt;&lt; 1)" calcext:value-type="string">
            <text:p>// 214     |11111111|11111111|11111100|010</text:p>
            <text:p>+ 0b1111, 0b11111111, 0b11111111, (0b1100010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|11111111|11111111|11110010</text:p>
          </table:table-cell>
          <table:table-cell office:value-type="string" calcext:value-type="string">
            <text:p>111111111111111111110010</text:p>
          </table:table-cell>
          <table:table-cell table:formula="of:=8-MOD(LEN([.$D216])-[.$E216]; 8)" office:value-type="float" office:value="1" calcext:value-type="float">
            <text:p>1</text:p>
          </table:table-cell>
          <table:table-cell table:style-name="ce29" table:formula="of:=IF(MID([.$D217];1;[.$E217])=&quot;&quot;; &quot;&quot;; COM.MICROSOFT.CONCAT(&quot;0b&quot;; MID([.$D217];1;[.$E217])))" office:value-type="string" office:string-value="0b1" calcext:value-type="string">
            <text:p>0b1</text:p>
          </table:table-cell>
          <table:table-cell table:style-name="ce29" table:formula="of:=IF(MID([.$D217];1+[.$E217]; 8)=&quot;&quot;; &quot;&quot;; COM.MICROSOFT.CONCAT(&quot;0b&quot;; MID([.$D217];1+[.$E217]; 8)))" office:value-type="string" office:string-value="0b11111111" calcext:value-type="string">
            <text:p>0b11111111</text:p>
          </table:table-cell>
          <table:table-cell table:style-name="ce29" table:formula="of:=IF(MID([.$D217];1+[.$E217]+8; 8)=&quot;&quot;; &quot;&quot;; COM.MICROSOFT.CONCAT(&quot;0b&quot;; MID([.$D217];1+[.$E217]+8; 8)))" office:value-type="string" office:string-value="0b11111111" calcext:value-type="string">
            <text:p>0b11111111</text:p>
          </table:table-cell>
          <table:table-cell table:style-name="ce29" table:formula="of:=IF(MID([.$D217];1+[.$E217]+8+8; 8)=&quot;&quot;; &quot;&quot;; COM.MICROSOFT.CONCAT(&quot;0b&quot;; MID([.$D217];1+[.$E217]+8+8; 8)))" office:value-type="string" office:string-value="0b1110010" calcext:value-type="string">
            <text:p>0b1110010</text:p>
          </table:table-cell>
          <table:table-cell table:style-name="ce29" table:formula="of:=IF(MID([.$D217];1+[.$E217]+8+8+8; 8)=&quot;&quot;; &quot;&quot;; COM.MICROSOFT.CONCAT(&quot;0b&quot;; MID([.$D217];1+[.$E217]+8+8+8; 8)))">
            <text:p/>
          </table:table-cell>
          <table:table-cell table:style-name="ce31" table:formula="of:=[.E217]-LEN([.F217])+2" office:value-type="float" office:value="0" calcext:value-type="float">
            <text:p>0</text:p>
          </table:table-cell>
          <table:table-cell table:style-name="ce29" table:formula="of:=IF([.G217]=&quot;&quot;; &quot;&quot;; 8-LEN([.G217])+2)" office:value-type="float" office:value="0" calcext:value-type="float">
            <text:p>0</text:p>
          </table:table-cell>
          <table:table-cell table:style-name="ce29" table:formula="of:=IF([.H217]=&quot;&quot;; &quot;&quot;; 8-LEN([.H217])+2)" office:value-type="float" office:value="0" calcext:value-type="float">
            <text:p>0</text:p>
          </table:table-cell>
          <table:table-cell table:style-name="ce29" table:formula="of:=IF([.I217]=&quot;&quot;; &quot;&quot;; 8-LEN([.I217])+2)" office:value-type="float" office:value="1" calcext:value-type="float">
            <text:p>1</text:p>
          </table:table-cell>
          <table:table-cell table:style-name="ce29" table:formula="of:=IF([.J217]=&quot;&quot;; &quot;&quot;; 8-LEN([.J217])+2)">
            <text:p/>
          </table:table-cell>
          <table:table-cell table:style-name="ce31" table:formula="of:=IF(OR([.$F217]=&quot;&quot;; [.$E217]=8); &quot;&quot;; &quot;+ &quot;)" office:value-type="string" office:string-value="+ " calcext:value-type="string">
            <text:p>+ </text:p>
          </table:table-cell>
          <table:table-cell table:style-name="ce32" table:formula="of:=IF([.$F217]=&quot;&quot;; &quot;&quot;; IF([.$K217]&gt;0; COM.MICROSOFT.CONCAT(&quot;(&quot;; [.$F217]; &quot; &lt;&lt; &quot;; [.$K217]; &quot;)&quot;); [.$F217]))" office:value-type="string" office:string-value="0b1" calcext:value-type="string">
            <text:p>0b1</text:p>
          </table:table-cell>
          <table:table-cell table:style-name="ce32" table:formula="of:=IF(OR([.$F217]=&quot;&quot;; AND([.$G217]=&quot;&quot;; [.$K217]&lt;&gt;0)); &quot;&quot;; &quot;, &quot;)" office:value-type="string" office:string-value=", " calcext:value-type="string">
            <text:p>, </text:p>
          </table:table-cell>
          <table:table-cell table:style-name="ce32" table:formula="of:=IF([.$G217]=&quot;&quot;; &quot;&quot;; IF([.$L217]&gt;0; COM.MICROSOFT.CONCAT(&quot;(&quot;; [.$G217]; &quot; &lt;&lt; &quot;; [.$L217]; &quot;)&quot;); [.$G217]))" office:value-type="string" office:string-value="0b11111111" calcext:value-type="string">
            <text:p>0b11111111</text:p>
          </table:table-cell>
          <table:table-cell table:style-name="ce32" table:formula="of:=IF(OR([.$G217]=&quot;&quot;; AND([.$H217]=&quot;&quot;; [.$L217]&lt;&gt;0)); &quot;&quot;; &quot;, &quot;)" office:value-type="string" office:string-value=", " calcext:value-type="string">
            <text:p>, </text:p>
          </table:table-cell>
          <table:table-cell table:style-name="ce32" table:formula="of:=IF([.$H217]=&quot;&quot;; &quot;&quot;; IF([.$M217]&gt;0; COM.MICROSOFT.CONCAT(&quot;(&quot;; [.$H217]; &quot; &lt;&lt; &quot;; [.$M217]; &quot;)&quot;); [.$H217]))" office:value-type="string" office:string-value="0b11111111" calcext:value-type="string">
            <text:p>0b11111111</text:p>
          </table:table-cell>
          <table:table-cell table:style-name="ce32" table:formula="of:=IF(OR([.$H217]=&quot;&quot;; AND([.$I217]=&quot;&quot;; [.$M217]&lt;&gt;0)); &quot;&quot;; &quot;, &quot;)" office:value-type="string" office:string-value=", " calcext:value-type="string">
            <text:p>, </text:p>
          </table:table-cell>
          <table:table-cell table:style-name="ce32" table:formula="of:=IF([.$I217]=&quot;&quot;; &quot;&quot;; IF([.$N217]&gt;0; COM.MICROSOFT.CONCAT(&quot;(&quot;; [.$I217]; &quot; &lt;&lt; &quot;; [.$N217]; &quot;)&quot;); [.$I217]))" office:value-type="string" office:string-value="(0b1110010 &lt;&lt; 1)" calcext:value-type="string">
            <text:p>(0b1110010 &lt;&lt; 1)</text:p>
          </table:table-cell>
          <table:table-cell table:style-name="ce32" table:formula="of:=IF(OR([.$I217]=&quot;&quot;; AND([.$J217]=&quot;&quot;; [.$N217]&lt;&gt;0)); &quot;&quot;; &quot;, &quot;)">
            <text:p/>
          </table:table-cell>
          <table:table-cell table:style-name="ce32" table:formula="of:=IF([.$J217]=&quot;&quot;; &quot;&quot;; IF([.$O217]&gt;0; COM.MICROSOFT.CONCAT(&quot;(&quot;; [.$J217]; &quot; &lt;&lt; &quot;; [.$O217]; &quot;)&quot;); [.$J217]))">
            <text:p/>
          </table:table-cell>
          <table:table-cell table:style-name="ce33" table:formula="of:=IF(OR([.$J217]=&quot;&quot;; AND([.$O217]&lt;&gt;0)); &quot;&quot;; &quot;, &quot;)">
            <text:p/>
          </table:table-cell>
          <table:table-cell table:formula="of:=COM.MICROSOFT.CONCAT(&quot;// &quot;; [.B217]; &quot; &quot;; IF([.A217]=&quot;&quot;; &quot;   &quot;; COM.MICROSOFT.CONCAT(&quot;-&quot;; [.A217]; &quot;-&quot;)); &quot; &quot;; [.C217])" office:value-type="string" office:string-value="// 215     |11111111|11111111|11110010" calcext:value-type="string">
            <text:p>// 215 <text:s text:c="4"/>|11111111|11111111|11110010</text:p>
          </table:table-cell>
          <table:table-cell table:formula="of:=COM.MICROSOFT.CONCAT([.P217:.Z217])" office:value-type="string" office:string-value="+ 0b1, 0b11111111, 0b11111111, (0b1110010 &lt;&lt; 1)" calcext:value-type="string">
            <text:p>+ 0b1, 0b11111111, 0b11111111, (0b1110010 &lt;&lt; 1)</text:p>
          </table:table-cell>
          <table:table-cell table:formula="of:=COM.MICROSOFT.CONCAT([.AA217]; CHAR(10); [.AB217])" office:value-type="string" office:string-value="// 215     |11111111|11111111|11110010&#10;+ 0b1, 0b11111111, 0b11111111, (0b1110010 &lt;&lt; 1)" calcext:value-type="string">
            <text:p>// 215     |11111111|11111111|11110010</text:p>
            <text:p>+ 0b1, 0b11111111, 0b11111111, (0b1110010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|11111111|11111111|00100</text:p>
          </table:table-cell>
          <table:table-cell office:value-type="string" calcext:value-type="string">
            <text:p>111111111111111100100</text:p>
          </table:table-cell>
          <table:table-cell table:formula="of:=8-MOD(LEN([.$D217])-[.$E217]; 8)" office:value-type="float" office:value="1" calcext:value-type="float">
            <text:p>1</text:p>
          </table:table-cell>
          <table:table-cell table:style-name="ce29" table:formula="of:=IF(MID([.$D218];1;[.$E218])=&quot;&quot;; &quot;&quot;; COM.MICROSOFT.CONCAT(&quot;0b&quot;; MID([.$D218];1;[.$E218])))" office:value-type="string" office:string-value="0b1" calcext:value-type="string">
            <text:p>0b1</text:p>
          </table:table-cell>
          <table:table-cell table:style-name="ce29" table:formula="of:=IF(MID([.$D218];1+[.$E218]; 8)=&quot;&quot;; &quot;&quot;; COM.MICROSOFT.CONCAT(&quot;0b&quot;; MID([.$D218];1+[.$E218]; 8)))" office:value-type="string" office:string-value="0b11111111" calcext:value-type="string">
            <text:p>0b11111111</text:p>
          </table:table-cell>
          <table:table-cell table:style-name="ce29" table:formula="of:=IF(MID([.$D218];1+[.$E218]+8; 8)=&quot;&quot;; &quot;&quot;; COM.MICROSOFT.CONCAT(&quot;0b&quot;; MID([.$D218];1+[.$E218]+8; 8)))" office:value-type="string" office:string-value="0b11111110" calcext:value-type="string">
            <text:p>0b11111110</text:p>
          </table:table-cell>
          <table:table-cell table:style-name="ce29" table:formula="of:=IF(MID([.$D218];1+[.$E218]+8+8; 8)=&quot;&quot;; &quot;&quot;; COM.MICROSOFT.CONCAT(&quot;0b&quot;; MID([.$D218];1+[.$E218]+8+8; 8)))" office:value-type="string" office:string-value="0b0100" calcext:value-type="string">
            <text:p>0b0100</text:p>
          </table:table-cell>
          <table:table-cell table:style-name="ce29" table:formula="of:=IF(MID([.$D218];1+[.$E218]+8+8+8; 8)=&quot;&quot;; &quot;&quot;; COM.MICROSOFT.CONCAT(&quot;0b&quot;; MID([.$D218];1+[.$E218]+8+8+8; 8)))">
            <text:p/>
          </table:table-cell>
          <table:table-cell table:style-name="ce31" table:formula="of:=[.E218]-LEN([.F218])+2" office:value-type="float" office:value="0" calcext:value-type="float">
            <text:p>0</text:p>
          </table:table-cell>
          <table:table-cell table:style-name="ce29" table:formula="of:=IF([.G218]=&quot;&quot;; &quot;&quot;; 8-LEN([.G218])+2)" office:value-type="float" office:value="0" calcext:value-type="float">
            <text:p>0</text:p>
          </table:table-cell>
          <table:table-cell table:style-name="ce29" table:formula="of:=IF([.H218]=&quot;&quot;; &quot;&quot;; 8-LEN([.H218])+2)" office:value-type="float" office:value="0" calcext:value-type="float">
            <text:p>0</text:p>
          </table:table-cell>
          <table:table-cell table:style-name="ce29" table:formula="of:=IF([.I218]=&quot;&quot;; &quot;&quot;; 8-LEN([.I218])+2)" office:value-type="float" office:value="4" calcext:value-type="float">
            <text:p>4</text:p>
          </table:table-cell>
          <table:table-cell table:style-name="ce29" table:formula="of:=IF([.J218]=&quot;&quot;; &quot;&quot;; 8-LEN([.J218])+2)">
            <text:p/>
          </table:table-cell>
          <table:table-cell table:style-name="ce31" table:formula="of:=IF(OR([.$F218]=&quot;&quot;; [.$E218]=8); &quot;&quot;; &quot;+ &quot;)" office:value-type="string" office:string-value="+ " calcext:value-type="string">
            <text:p>+ </text:p>
          </table:table-cell>
          <table:table-cell table:style-name="ce32" table:formula="of:=IF([.$F218]=&quot;&quot;; &quot;&quot;; IF([.$K218]&gt;0; COM.MICROSOFT.CONCAT(&quot;(&quot;; [.$F218]; &quot; &lt;&lt; &quot;; [.$K218]; &quot;)&quot;); [.$F218]))" office:value-type="string" office:string-value="0b1" calcext:value-type="string">
            <text:p>0b1</text:p>
          </table:table-cell>
          <table:table-cell table:style-name="ce32" table:formula="of:=IF(OR([.$F218]=&quot;&quot;; AND([.$G218]=&quot;&quot;; [.$K218]&lt;&gt;0)); &quot;&quot;; &quot;, &quot;)" office:value-type="string" office:string-value=", " calcext:value-type="string">
            <text:p>, </text:p>
          </table:table-cell>
          <table:table-cell table:style-name="ce32" table:formula="of:=IF([.$G218]=&quot;&quot;; &quot;&quot;; IF([.$L218]&gt;0; COM.MICROSOFT.CONCAT(&quot;(&quot;; [.$G218]; &quot; &lt;&lt; &quot;; [.$L218]; &quot;)&quot;); [.$G218]))" office:value-type="string" office:string-value="0b11111111" calcext:value-type="string">
            <text:p>0b11111111</text:p>
          </table:table-cell>
          <table:table-cell table:style-name="ce32" table:formula="of:=IF(OR([.$G218]=&quot;&quot;; AND([.$H218]=&quot;&quot;; [.$L218]&lt;&gt;0)); &quot;&quot;; &quot;, &quot;)" office:value-type="string" office:string-value=", " calcext:value-type="string">
            <text:p>, </text:p>
          </table:table-cell>
          <table:table-cell table:style-name="ce32" table:formula="of:=IF([.$H218]=&quot;&quot;; &quot;&quot;; IF([.$M218]&gt;0; COM.MICROSOFT.CONCAT(&quot;(&quot;; [.$H218]; &quot; &lt;&lt; &quot;; [.$M218]; &quot;)&quot;); [.$H218]))" office:value-type="string" office:string-value="0b11111110" calcext:value-type="string">
            <text:p>0b11111110</text:p>
          </table:table-cell>
          <table:table-cell table:style-name="ce32" table:formula="of:=IF(OR([.$H218]=&quot;&quot;; AND([.$I218]=&quot;&quot;; [.$M218]&lt;&gt;0)); &quot;&quot;; &quot;, &quot;)" office:value-type="string" office:string-value=", " calcext:value-type="string">
            <text:p>, </text:p>
          </table:table-cell>
          <table:table-cell table:style-name="ce32" table:formula="of:=IF([.$I218]=&quot;&quot;; &quot;&quot;; IF([.$N218]&gt;0; COM.MICROSOFT.CONCAT(&quot;(&quot;; [.$I218]; &quot; &lt;&lt; &quot;; [.$N218]; &quot;)&quot;); [.$I218]))" office:value-type="string" office:string-value="(0b0100 &lt;&lt; 4)" calcext:value-type="string">
            <text:p>(0b0100 &lt;&lt; 4)</text:p>
          </table:table-cell>
          <table:table-cell table:style-name="ce32" table:formula="of:=IF(OR([.$I218]=&quot;&quot;; AND([.$J218]=&quot;&quot;; [.$N218]&lt;&gt;0)); &quot;&quot;; &quot;, &quot;)">
            <text:p/>
          </table:table-cell>
          <table:table-cell table:style-name="ce32" table:formula="of:=IF([.$J218]=&quot;&quot;; &quot;&quot;; IF([.$O218]&gt;0; COM.MICROSOFT.CONCAT(&quot;(&quot;; [.$J218]; &quot; &lt;&lt; &quot;; [.$O218]; &quot;)&quot;); [.$J218]))">
            <text:p/>
          </table:table-cell>
          <table:table-cell table:style-name="ce33" table:formula="of:=IF(OR([.$J218]=&quot;&quot;; AND([.$O218]&lt;&gt;0)); &quot;&quot;; &quot;, &quot;)">
            <text:p/>
          </table:table-cell>
          <table:table-cell table:formula="of:=COM.MICROSOFT.CONCAT(&quot;// &quot;; [.B218]; &quot; &quot;; IF([.A218]=&quot;&quot;; &quot;   &quot;; COM.MICROSOFT.CONCAT(&quot;-&quot;; [.A218]; &quot;-&quot;)); &quot; &quot;; [.C218])" office:value-type="string" office:string-value="// 216     |11111111|11111111|00100" calcext:value-type="string">
            <text:p>// 216 <text:s text:c="4"/>|11111111|11111111|00100</text:p>
          </table:table-cell>
          <table:table-cell table:formula="of:=COM.MICROSOFT.CONCAT([.P218:.Z218])" office:value-type="string" office:string-value="+ 0b1, 0b11111111, 0b11111110, (0b0100 &lt;&lt; 4)" calcext:value-type="string">
            <text:p>+ 0b1, 0b11111111, 0b11111110, (0b0100 &lt;&lt; 4)</text:p>
          </table:table-cell>
          <table:table-cell table:formula="of:=COM.MICROSOFT.CONCAT([.AA218]; CHAR(10); [.AB218])" office:value-type="string" office:string-value="// 216     |11111111|11111111|00100&#10;+ 0b1, 0b11111111, 0b11111110, (0b0100 &lt;&lt; 4)" calcext:value-type="string">
            <text:p>// 216     |11111111|11111111|00100</text:p>
            <text:p>+ 0b1, 0b11111111, 0b11111110, (0b01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|11111111|11111111|00101</text:p>
          </table:table-cell>
          <table:table-cell office:value-type="string" calcext:value-type="string">
            <text:p>111111111111111100101</text:p>
          </table:table-cell>
          <table:table-cell table:formula="of:=8-MOD(LEN([.$D218])-[.$E218]; 8)" office:value-type="float" office:value="4" calcext:value-type="float">
            <text:p>4</text:p>
          </table:table-cell>
          <table:table-cell table:style-name="ce29" table:formula="of:=IF(MID([.$D219];1;[.$E219])=&quot;&quot;; &quot;&quot;; COM.MICROSOFT.CONCAT(&quot;0b&quot;; MID([.$D219];1;[.$E219])))" office:value-type="string" office:string-value="0b1111" calcext:value-type="string">
            <text:p>0b1111</text:p>
          </table:table-cell>
          <table:table-cell table:style-name="ce29" table:formula="of:=IF(MID([.$D219];1+[.$E219]; 8)=&quot;&quot;; &quot;&quot;; COM.MICROSOFT.CONCAT(&quot;0b&quot;; MID([.$D219];1+[.$E219]; 8)))" office:value-type="string" office:string-value="0b11111111" calcext:value-type="string">
            <text:p>0b11111111</text:p>
          </table:table-cell>
          <table:table-cell table:style-name="ce29" table:formula="of:=IF(MID([.$D219];1+[.$E219]+8; 8)=&quot;&quot;; &quot;&quot;; COM.MICROSOFT.CONCAT(&quot;0b&quot;; MID([.$D219];1+[.$E219]+8; 8)))" office:value-type="string" office:string-value="0b11110010" calcext:value-type="string">
            <text:p>0b11110010</text:p>
          </table:table-cell>
          <table:table-cell table:style-name="ce29" table:formula="of:=IF(MID([.$D219];1+[.$E219]+8+8; 8)=&quot;&quot;; &quot;&quot;; COM.MICROSOFT.CONCAT(&quot;0b&quot;; MID([.$D219];1+[.$E219]+8+8; 8)))" office:value-type="string" office:string-value="0b1" calcext:value-type="string">
            <text:p>0b1</text:p>
          </table:table-cell>
          <table:table-cell table:style-name="ce29" table:formula="of:=IF(MID([.$D219];1+[.$E219]+8+8+8; 8)=&quot;&quot;; &quot;&quot;; COM.MICROSOFT.CONCAT(&quot;0b&quot;; MID([.$D219];1+[.$E219]+8+8+8; 8)))">
            <text:p/>
          </table:table-cell>
          <table:table-cell table:style-name="ce31" table:formula="of:=[.E219]-LEN([.F219])+2" office:value-type="float" office:value="0" calcext:value-type="float">
            <text:p>0</text:p>
          </table:table-cell>
          <table:table-cell table:style-name="ce29" table:formula="of:=IF([.G219]=&quot;&quot;; &quot;&quot;; 8-LEN([.G219])+2)" office:value-type="float" office:value="0" calcext:value-type="float">
            <text:p>0</text:p>
          </table:table-cell>
          <table:table-cell table:style-name="ce29" table:formula="of:=IF([.H219]=&quot;&quot;; &quot;&quot;; 8-LEN([.H219])+2)" office:value-type="float" office:value="0" calcext:value-type="float">
            <text:p>0</text:p>
          </table:table-cell>
          <table:table-cell table:style-name="ce29" table:formula="of:=IF([.I219]=&quot;&quot;; &quot;&quot;; 8-LEN([.I219])+2)" office:value-type="float" office:value="7" calcext:value-type="float">
            <text:p>7</text:p>
          </table:table-cell>
          <table:table-cell table:style-name="ce29" table:formula="of:=IF([.J219]=&quot;&quot;; &quot;&quot;; 8-LEN([.J219])+2)">
            <text:p/>
          </table:table-cell>
          <table:table-cell table:style-name="ce31" table:formula="of:=IF(OR([.$F219]=&quot;&quot;; [.$E219]=8); &quot;&quot;; &quot;+ &quot;)" office:value-type="string" office:string-value="+ " calcext:value-type="string">
            <text:p>+ </text:p>
          </table:table-cell>
          <table:table-cell table:style-name="ce32" table:formula="of:=IF([.$F219]=&quot;&quot;; &quot;&quot;; IF([.$K219]&gt;0; COM.MICROSOFT.CONCAT(&quot;(&quot;; [.$F219]; &quot; &lt;&lt; &quot;; [.$K219]; &quot;)&quot;); [.$F219]))" office:value-type="string" office:string-value="0b1111" calcext:value-type="string">
            <text:p>0b1111</text:p>
          </table:table-cell>
          <table:table-cell table:style-name="ce32" table:formula="of:=IF(OR([.$F219]=&quot;&quot;; AND([.$G219]=&quot;&quot;; [.$K219]&lt;&gt;0)); &quot;&quot;; &quot;, &quot;)" office:value-type="string" office:string-value=", " calcext:value-type="string">
            <text:p>, </text:p>
          </table:table-cell>
          <table:table-cell table:style-name="ce32" table:formula="of:=IF([.$G219]=&quot;&quot;; &quot;&quot;; IF([.$L219]&gt;0; COM.MICROSOFT.CONCAT(&quot;(&quot;; [.$G219]; &quot; &lt;&lt; &quot;; [.$L219]; &quot;)&quot;); [.$G219]))" office:value-type="string" office:string-value="0b11111111" calcext:value-type="string">
            <text:p>0b11111111</text:p>
          </table:table-cell>
          <table:table-cell table:style-name="ce32" table:formula="of:=IF(OR([.$G219]=&quot;&quot;; AND([.$H219]=&quot;&quot;; [.$L219]&lt;&gt;0)); &quot;&quot;; &quot;, &quot;)" office:value-type="string" office:string-value=", " calcext:value-type="string">
            <text:p>, </text:p>
          </table:table-cell>
          <table:table-cell table:style-name="ce32" table:formula="of:=IF([.$H219]=&quot;&quot;; &quot;&quot;; IF([.$M219]&gt;0; COM.MICROSOFT.CONCAT(&quot;(&quot;; [.$H219]; &quot; &lt;&lt; &quot;; [.$M219]; &quot;)&quot;); [.$H219]))" office:value-type="string" office:string-value="0b11110010" calcext:value-type="string">
            <text:p>0b11110010</text:p>
          </table:table-cell>
          <table:table-cell table:style-name="ce32" table:formula="of:=IF(OR([.$H219]=&quot;&quot;; AND([.$I219]=&quot;&quot;; [.$M219]&lt;&gt;0)); &quot;&quot;; &quot;, &quot;)" office:value-type="string" office:string-value=", " calcext:value-type="string">
            <text:p>, </text:p>
          </table:table-cell>
          <table:table-cell table:style-name="ce32" table:formula="of:=IF([.$I219]=&quot;&quot;; &quot;&quot;; IF([.$N219]&gt;0; COM.MICROSOFT.CONCAT(&quot;(&quot;; [.$I219]; &quot; &lt;&lt; &quot;; [.$N219]; &quot;)&quot;); [.$I219]))" office:value-type="string" office:string-value="(0b1 &lt;&lt; 7)" calcext:value-type="string">
            <text:p>(0b1 &lt;&lt; 7)</text:p>
          </table:table-cell>
          <table:table-cell table:style-name="ce32" table:formula="of:=IF(OR([.$I219]=&quot;&quot;; AND([.$J219]=&quot;&quot;; [.$N219]&lt;&gt;0)); &quot;&quot;; &quot;, &quot;)">
            <text:p/>
          </table:table-cell>
          <table:table-cell table:style-name="ce32" table:formula="of:=IF([.$J219]=&quot;&quot;; &quot;&quot;; IF([.$O219]&gt;0; COM.MICROSOFT.CONCAT(&quot;(&quot;; [.$J219]; &quot; &lt;&lt; &quot;; [.$O219]; &quot;)&quot;); [.$J219]))">
            <text:p/>
          </table:table-cell>
          <table:table-cell table:style-name="ce33" table:formula="of:=IF(OR([.$J219]=&quot;&quot;; AND([.$O219]&lt;&gt;0)); &quot;&quot;; &quot;, &quot;)">
            <text:p/>
          </table:table-cell>
          <table:table-cell table:formula="of:=COM.MICROSOFT.CONCAT(&quot;// &quot;; [.B219]; &quot; &quot;; IF([.A219]=&quot;&quot;; &quot;   &quot;; COM.MICROSOFT.CONCAT(&quot;-&quot;; [.A219]; &quot;-&quot;)); &quot; &quot;; [.C219])" office:value-type="string" office:string-value="// 217     |11111111|11111111|00101" calcext:value-type="string">
            <text:p>// 217 <text:s text:c="4"/>|11111111|11111111|00101</text:p>
          </table:table-cell>
          <table:table-cell table:formula="of:=COM.MICROSOFT.CONCAT([.P219:.Z219])" office:value-type="string" office:string-value="+ 0b1111, 0b11111111, 0b11110010, (0b1 &lt;&lt; 7)" calcext:value-type="string">
            <text:p>+ 0b1111, 0b11111111, 0b11110010, (0b1 &lt;&lt; 7)</text:p>
          </table:table-cell>
          <table:table-cell table:formula="of:=COM.MICROSOFT.CONCAT([.AA219]; CHAR(10); [.AB219])" office:value-type="string" office:string-value="// 217     |11111111|11111111|00101&#10;+ 0b1111, 0b11111111, 0b11110010, (0b1 &lt;&lt; 7)" calcext:value-type="string">
            <text:p>// 217     |11111111|11111111|00101</text:p>
            <text:p>+ 0b1111, 0b11111111, 0b11110010, (0b1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|11111111|11111111|11111010|00</text:p>
          </table:table-cell>
          <table:table-cell office:value-type="string" calcext:value-type="string">
            <text:p>11111111111111111111101000</text:p>
          </table:table-cell>
          <table:table-cell table:formula="of:=8-MOD(LEN([.$D219])-[.$E219]; 8)" office:value-type="float" office:value="7" calcext:value-type="float">
            <text:p>7</text:p>
          </table:table-cell>
          <table:table-cell table:style-name="ce29" table:formula="of:=IF(MID([.$D220];1;[.$E220])=&quot;&quot;; &quot;&quot;; COM.MICROSOFT.CONCAT(&quot;0b&quot;; MID([.$D220];1;[.$E220])))" office:value-type="string" office:string-value="0b1111111" calcext:value-type="string">
            <text:p>0b1111111</text:p>
          </table:table-cell>
          <table:table-cell table:style-name="ce29" table:formula="of:=IF(MID([.$D220];1+[.$E220]; 8)=&quot;&quot;; &quot;&quot;; COM.MICROSOFT.CONCAT(&quot;0b&quot;; MID([.$D220];1+[.$E220]; 8)))" office:value-type="string" office:string-value="0b11111111" calcext:value-type="string">
            <text:p>0b11111111</text:p>
          </table:table-cell>
          <table:table-cell table:style-name="ce29" table:formula="of:=IF(MID([.$D220];1+[.$E220]+8; 8)=&quot;&quot;; &quot;&quot;; COM.MICROSOFT.CONCAT(&quot;0b&quot;; MID([.$D220];1+[.$E220]+8; 8)))" office:value-type="string" office:string-value="0b11111101" calcext:value-type="string">
            <text:p>0b11111101</text:p>
          </table:table-cell>
          <table:table-cell table:style-name="ce29" table:formula="of:=IF(MID([.$D220];1+[.$E220]+8+8; 8)=&quot;&quot;; &quot;&quot;; COM.MICROSOFT.CONCAT(&quot;0b&quot;; MID([.$D220];1+[.$E220]+8+8; 8)))" office:value-type="string" office:string-value="0b000" calcext:value-type="string">
            <text:p>0b000</text:p>
          </table:table-cell>
          <table:table-cell table:style-name="ce29" table:formula="of:=IF(MID([.$D220];1+[.$E220]+8+8+8; 8)=&quot;&quot;; &quot;&quot;; COM.MICROSOFT.CONCAT(&quot;0b&quot;; MID([.$D220];1+[.$E220]+8+8+8; 8)))">
            <text:p/>
          </table:table-cell>
          <table:table-cell table:style-name="ce31" table:formula="of:=[.E220]-LEN([.F220])+2" office:value-type="float" office:value="0" calcext:value-type="float">
            <text:p>0</text:p>
          </table:table-cell>
          <table:table-cell table:style-name="ce29" table:formula="of:=IF([.G220]=&quot;&quot;; &quot;&quot;; 8-LEN([.G220])+2)" office:value-type="float" office:value="0" calcext:value-type="float">
            <text:p>0</text:p>
          </table:table-cell>
          <table:table-cell table:style-name="ce29" table:formula="of:=IF([.H220]=&quot;&quot;; &quot;&quot;; 8-LEN([.H220])+2)" office:value-type="float" office:value="0" calcext:value-type="float">
            <text:p>0</text:p>
          </table:table-cell>
          <table:table-cell table:style-name="ce29" table:formula="of:=IF([.I220]=&quot;&quot;; &quot;&quot;; 8-LEN([.I220])+2)" office:value-type="float" office:value="5" calcext:value-type="float">
            <text:p>5</text:p>
          </table:table-cell>
          <table:table-cell table:style-name="ce29" table:formula="of:=IF([.J220]=&quot;&quot;; &quot;&quot;; 8-LEN([.J220])+2)">
            <text:p/>
          </table:table-cell>
          <table:table-cell table:style-name="ce31" table:formula="of:=IF(OR([.$F220]=&quot;&quot;; [.$E220]=8); &quot;&quot;; &quot;+ &quot;)" office:value-type="string" office:string-value="+ " calcext:value-type="string">
            <text:p>+ </text:p>
          </table:table-cell>
          <table:table-cell table:style-name="ce32" table:formula="of:=IF([.$F220]=&quot;&quot;; &quot;&quot;; IF([.$K220]&gt;0; COM.MICROSOFT.CONCAT(&quot;(&quot;; [.$F220]; &quot; &lt;&lt; &quot;; [.$K220]; &quot;)&quot;); [.$F220]))" office:value-type="string" office:string-value="0b1111111" calcext:value-type="string">
            <text:p>0b1111111</text:p>
          </table:table-cell>
          <table:table-cell table:style-name="ce32" table:formula="of:=IF(OR([.$F220]=&quot;&quot;; AND([.$G220]=&quot;&quot;; [.$K220]&lt;&gt;0)); &quot;&quot;; &quot;, &quot;)" office:value-type="string" office:string-value=", " calcext:value-type="string">
            <text:p>, </text:p>
          </table:table-cell>
          <table:table-cell table:style-name="ce32" table:formula="of:=IF([.$G220]=&quot;&quot;; &quot;&quot;; IF([.$L220]&gt;0; COM.MICROSOFT.CONCAT(&quot;(&quot;; [.$G220]; &quot; &lt;&lt; &quot;; [.$L220]; &quot;)&quot;); [.$G220]))" office:value-type="string" office:string-value="0b11111111" calcext:value-type="string">
            <text:p>0b11111111</text:p>
          </table:table-cell>
          <table:table-cell table:style-name="ce32" table:formula="of:=IF(OR([.$G220]=&quot;&quot;; AND([.$H220]=&quot;&quot;; [.$L220]&lt;&gt;0)); &quot;&quot;; &quot;, &quot;)" office:value-type="string" office:string-value=", " calcext:value-type="string">
            <text:p>, </text:p>
          </table:table-cell>
          <table:table-cell table:style-name="ce32" table:formula="of:=IF([.$H220]=&quot;&quot;; &quot;&quot;; IF([.$M220]&gt;0; COM.MICROSOFT.CONCAT(&quot;(&quot;; [.$H220]; &quot; &lt;&lt; &quot;; [.$M220]; &quot;)&quot;); [.$H220]))" office:value-type="string" office:string-value="0b11111101" calcext:value-type="string">
            <text:p>0b11111101</text:p>
          </table:table-cell>
          <table:table-cell table:style-name="ce32" table:formula="of:=IF(OR([.$H220]=&quot;&quot;; AND([.$I220]=&quot;&quot;; [.$M220]&lt;&gt;0)); &quot;&quot;; &quot;, &quot;)" office:value-type="string" office:string-value=", " calcext:value-type="string">
            <text:p>, </text:p>
          </table:table-cell>
          <table:table-cell table:style-name="ce32" table:formula="of:=IF([.$I220]=&quot;&quot;; &quot;&quot;; IF([.$N220]&gt;0; COM.MICROSOFT.CONCAT(&quot;(&quot;; [.$I220]; &quot; &lt;&lt; &quot;; [.$N220]; &quot;)&quot;); [.$I220]))" office:value-type="string" office:string-value="(0b000 &lt;&lt; 5)" calcext:value-type="string">
            <text:p>(0b000 &lt;&lt; 5)</text:p>
          </table:table-cell>
          <table:table-cell table:style-name="ce32" table:formula="of:=IF(OR([.$I220]=&quot;&quot;; AND([.$J220]=&quot;&quot;; [.$N220]&lt;&gt;0)); &quot;&quot;; &quot;, &quot;)">
            <text:p/>
          </table:table-cell>
          <table:table-cell table:style-name="ce32" table:formula="of:=IF([.$J220]=&quot;&quot;; &quot;&quot;; IF([.$O220]&gt;0; COM.MICROSOFT.CONCAT(&quot;(&quot;; [.$J220]; &quot; &lt;&lt; &quot;; [.$O220]; &quot;)&quot;); [.$J220]))">
            <text:p/>
          </table:table-cell>
          <table:table-cell table:style-name="ce33" table:formula="of:=IF(OR([.$J220]=&quot;&quot;; AND([.$O220]&lt;&gt;0)); &quot;&quot;; &quot;, &quot;)">
            <text:p/>
          </table:table-cell>
          <table:table-cell table:formula="of:=COM.MICROSOFT.CONCAT(&quot;// &quot;; [.B220]; &quot; &quot;; IF([.A220]=&quot;&quot;; &quot;   &quot;; COM.MICROSOFT.CONCAT(&quot;-&quot;; [.A220]; &quot;-&quot;)); &quot; &quot;; [.C220])" office:value-type="string" office:string-value="// 218     |11111111|11111111|11111010|00" calcext:value-type="string">
            <text:p>// 218 <text:s text:c="4"/>|11111111|11111111|11111010|00</text:p>
          </table:table-cell>
          <table:table-cell table:formula="of:=COM.MICROSOFT.CONCAT([.P220:.Z220])" office:value-type="string" office:string-value="+ 0b1111111, 0b11111111, 0b11111101, (0b000 &lt;&lt; 5)" calcext:value-type="string">
            <text:p>+ 0b1111111, 0b11111111, 0b11111101, (0b000 &lt;&lt; 5)</text:p>
          </table:table-cell>
          <table:table-cell table:formula="of:=COM.MICROSOFT.CONCAT([.AA220]; CHAR(10); [.AB220])" office:value-type="string" office:string-value="// 218     |11111111|11111111|11111010|00&#10;+ 0b1111111, 0b11111111, 0b11111101, (0b000 &lt;&lt; 5)" calcext:value-type="string">
            <text:p>// 218     |11111111|11111111|11111010|00</text:p>
            <text:p>+ 0b1111111, 0b11111111, 0b11111101, (0b000 &lt;&lt; 5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|11111111|11111111|11111010|01</text:p>
          </table:table-cell>
          <table:table-cell office:value-type="string" calcext:value-type="string">
            <text:p>11111111111111111111101001</text:p>
          </table:table-cell>
          <table:table-cell table:formula="of:=8-MOD(LEN([.$D220])-[.$E220]; 8)" office:value-type="float" office:value="5" calcext:value-type="float">
            <text:p>5</text:p>
          </table:table-cell>
          <table:table-cell table:style-name="ce29" table:formula="of:=IF(MID([.$D221];1;[.$E221])=&quot;&quot;; &quot;&quot;; COM.MICROSOFT.CONCAT(&quot;0b&quot;; MID([.$D221];1;[.$E221])))" office:value-type="string" office:string-value="0b11111" calcext:value-type="string">
            <text:p>0b11111</text:p>
          </table:table-cell>
          <table:table-cell table:style-name="ce29" table:formula="of:=IF(MID([.$D221];1+[.$E221]; 8)=&quot;&quot;; &quot;&quot;; COM.MICROSOFT.CONCAT(&quot;0b&quot;; MID([.$D221];1+[.$E221]; 8)))" office:value-type="string" office:string-value="0b11111111" calcext:value-type="string">
            <text:p>0b11111111</text:p>
          </table:table-cell>
          <table:table-cell table:style-name="ce29" table:formula="of:=IF(MID([.$D221];1+[.$E221]+8; 8)=&quot;&quot;; &quot;&quot;; COM.MICROSOFT.CONCAT(&quot;0b&quot;; MID([.$D221];1+[.$E221]+8; 8)))" office:value-type="string" office:string-value="0b11111111" calcext:value-type="string">
            <text:p>0b11111111</text:p>
          </table:table-cell>
          <table:table-cell table:style-name="ce29" table:formula="of:=IF(MID([.$D221];1+[.$E221]+8+8; 8)=&quot;&quot;; &quot;&quot;; COM.MICROSOFT.CONCAT(&quot;0b&quot;; MID([.$D221];1+[.$E221]+8+8; 8)))" office:value-type="string" office:string-value="0b01001" calcext:value-type="string">
            <text:p>0b01001</text:p>
          </table:table-cell>
          <table:table-cell table:style-name="ce29" table:formula="of:=IF(MID([.$D221];1+[.$E221]+8+8+8; 8)=&quot;&quot;; &quot;&quot;; COM.MICROSOFT.CONCAT(&quot;0b&quot;; MID([.$D221];1+[.$E221]+8+8+8; 8)))">
            <text:p/>
          </table:table-cell>
          <table:table-cell table:style-name="ce31" table:formula="of:=[.E221]-LEN([.F221])+2" office:value-type="float" office:value="0" calcext:value-type="float">
            <text:p>0</text:p>
          </table:table-cell>
          <table:table-cell table:style-name="ce29" table:formula="of:=IF([.G221]=&quot;&quot;; &quot;&quot;; 8-LEN([.G221])+2)" office:value-type="float" office:value="0" calcext:value-type="float">
            <text:p>0</text:p>
          </table:table-cell>
          <table:table-cell table:style-name="ce29" table:formula="of:=IF([.H221]=&quot;&quot;; &quot;&quot;; 8-LEN([.H221])+2)" office:value-type="float" office:value="0" calcext:value-type="float">
            <text:p>0</text:p>
          </table:table-cell>
          <table:table-cell table:style-name="ce29" table:formula="of:=IF([.I221]=&quot;&quot;; &quot;&quot;; 8-LEN([.I221])+2)" office:value-type="float" office:value="3" calcext:value-type="float">
            <text:p>3</text:p>
          </table:table-cell>
          <table:table-cell table:style-name="ce29" table:formula="of:=IF([.J221]=&quot;&quot;; &quot;&quot;; 8-LEN([.J221])+2)">
            <text:p/>
          </table:table-cell>
          <table:table-cell table:style-name="ce31" table:formula="of:=IF(OR([.$F221]=&quot;&quot;; [.$E221]=8); &quot;&quot;; &quot;+ &quot;)" office:value-type="string" office:string-value="+ " calcext:value-type="string">
            <text:p>+ </text:p>
          </table:table-cell>
          <table:table-cell table:style-name="ce32" table:formula="of:=IF([.$F221]=&quot;&quot;; &quot;&quot;; IF([.$K221]&gt;0; COM.MICROSOFT.CONCAT(&quot;(&quot;; [.$F221]; &quot; &lt;&lt; &quot;; [.$K221]; &quot;)&quot;); [.$F221]))" office:value-type="string" office:string-value="0b11111" calcext:value-type="string">
            <text:p>0b11111</text:p>
          </table:table-cell>
          <table:table-cell table:style-name="ce32" table:formula="of:=IF(OR([.$F221]=&quot;&quot;; AND([.$G221]=&quot;&quot;; [.$K221]&lt;&gt;0)); &quot;&quot;; &quot;, &quot;)" office:value-type="string" office:string-value=", " calcext:value-type="string">
            <text:p>, </text:p>
          </table:table-cell>
          <table:table-cell table:style-name="ce32" table:formula="of:=IF([.$G221]=&quot;&quot;; &quot;&quot;; IF([.$L221]&gt;0; COM.MICROSOFT.CONCAT(&quot;(&quot;; [.$G221]; &quot; &lt;&lt; &quot;; [.$L221]; &quot;)&quot;); [.$G221]))" office:value-type="string" office:string-value="0b11111111" calcext:value-type="string">
            <text:p>0b11111111</text:p>
          </table:table-cell>
          <table:table-cell table:style-name="ce32" table:formula="of:=IF(OR([.$G221]=&quot;&quot;; AND([.$H221]=&quot;&quot;; [.$L221]&lt;&gt;0)); &quot;&quot;; &quot;, &quot;)" office:value-type="string" office:string-value=", " calcext:value-type="string">
            <text:p>, </text:p>
          </table:table-cell>
          <table:table-cell table:style-name="ce32" table:formula="of:=IF([.$H221]=&quot;&quot;; &quot;&quot;; IF([.$M221]&gt;0; COM.MICROSOFT.CONCAT(&quot;(&quot;; [.$H221]; &quot; &lt;&lt; &quot;; [.$M221]; &quot;)&quot;); [.$H221]))" office:value-type="string" office:string-value="0b11111111" calcext:value-type="string">
            <text:p>0b11111111</text:p>
          </table:table-cell>
          <table:table-cell table:style-name="ce32" table:formula="of:=IF(OR([.$H221]=&quot;&quot;; AND([.$I221]=&quot;&quot;; [.$M221]&lt;&gt;0)); &quot;&quot;; &quot;, &quot;)" office:value-type="string" office:string-value=", " calcext:value-type="string">
            <text:p>, </text:p>
          </table:table-cell>
          <table:table-cell table:style-name="ce32" table:formula="of:=IF([.$I221]=&quot;&quot;; &quot;&quot;; IF([.$N221]&gt;0; COM.MICROSOFT.CONCAT(&quot;(&quot;; [.$I221]; &quot; &lt;&lt; &quot;; [.$N221]; &quot;)&quot;); [.$I221]))" office:value-type="string" office:string-value="(0b01001 &lt;&lt; 3)" calcext:value-type="string">
            <text:p>(0b01001 &lt;&lt; 3)</text:p>
          </table:table-cell>
          <table:table-cell table:style-name="ce32" table:formula="of:=IF(OR([.$I221]=&quot;&quot;; AND([.$J221]=&quot;&quot;; [.$N221]&lt;&gt;0)); &quot;&quot;; &quot;, &quot;)">
            <text:p/>
          </table:table-cell>
          <table:table-cell table:style-name="ce32" table:formula="of:=IF([.$J221]=&quot;&quot;; &quot;&quot;; IF([.$O221]&gt;0; COM.MICROSOFT.CONCAT(&quot;(&quot;; [.$J221]; &quot; &lt;&lt; &quot;; [.$O221]; &quot;)&quot;); [.$J221]))">
            <text:p/>
          </table:table-cell>
          <table:table-cell table:style-name="ce33" table:formula="of:=IF(OR([.$J221]=&quot;&quot;; AND([.$O221]&lt;&gt;0)); &quot;&quot;; &quot;, &quot;)">
            <text:p/>
          </table:table-cell>
          <table:table-cell table:formula="of:=COM.MICROSOFT.CONCAT(&quot;// &quot;; [.B221]; &quot; &quot;; IF([.A221]=&quot;&quot;; &quot;   &quot;; COM.MICROSOFT.CONCAT(&quot;-&quot;; [.A221]; &quot;-&quot;)); &quot; &quot;; [.C221])" office:value-type="string" office:string-value="// 219     |11111111|11111111|11111010|01" calcext:value-type="string">
            <text:p>// 219 <text:s text:c="4"/>|11111111|11111111|11111010|01</text:p>
          </table:table-cell>
          <table:table-cell table:formula="of:=COM.MICROSOFT.CONCAT([.P221:.Z221])" office:value-type="string" office:string-value="+ 0b11111, 0b11111111, 0b11111111, (0b01001 &lt;&lt; 3)" calcext:value-type="string">
            <text:p>+ 0b11111, 0b11111111, 0b11111111, (0b01001 &lt;&lt; 3)</text:p>
          </table:table-cell>
          <table:table-cell table:formula="of:=COM.MICROSOFT.CONCAT([.AA221]; CHAR(10); [.AB221])" office:value-type="string" office:string-value="// 219     |11111111|11111111|11111010|01&#10;+ 0b11111, 0b11111111, 0b11111111, (0b01001 &lt;&lt; 3)" calcext:value-type="string">
            <text:p>// 219     |11111111|11111111|11111010|01</text:p>
            <text:p>+ 0b11111, 0b11111111, 0b11111111, (0b01001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|11111111|11111111|11111111|1101</text:p>
          </table:table-cell>
          <table:table-cell office:value-type="string" calcext:value-type="string">
            <text:p>1111111111111111111111111101</text:p>
          </table:table-cell>
          <table:table-cell table:formula="of:=8-MOD(LEN([.$D221])-[.$E221]; 8)" office:value-type="float" office:value="3" calcext:value-type="float">
            <text:p>3</text:p>
          </table:table-cell>
          <table:table-cell table:style-name="ce29" table:formula="of:=IF(MID([.$D222];1;[.$E222])=&quot;&quot;; &quot;&quot;; COM.MICROSOFT.CONCAT(&quot;0b&quot;; MID([.$D222];1;[.$E222])))" office:value-type="string" office:string-value="0b111" calcext:value-type="string">
            <text:p>0b111</text:p>
          </table:table-cell>
          <table:table-cell table:style-name="ce29" table:formula="of:=IF(MID([.$D222];1+[.$E222]; 8)=&quot;&quot;; &quot;&quot;; COM.MICROSOFT.CONCAT(&quot;0b&quot;; MID([.$D222];1+[.$E222]; 8)))" office:value-type="string" office:string-value="0b11111111" calcext:value-type="string">
            <text:p>0b11111111</text:p>
          </table:table-cell>
          <table:table-cell table:style-name="ce29" table:formula="of:=IF(MID([.$D222];1+[.$E222]+8; 8)=&quot;&quot;; &quot;&quot;; COM.MICROSOFT.CONCAT(&quot;0b&quot;; MID([.$D222];1+[.$E222]+8; 8)))" office:value-type="string" office:string-value="0b11111111" calcext:value-type="string">
            <text:p>0b11111111</text:p>
          </table:table-cell>
          <table:table-cell table:style-name="ce29" table:formula="of:=IF(MID([.$D222];1+[.$E222]+8+8; 8)=&quot;&quot;; &quot;&quot;; COM.MICROSOFT.CONCAT(&quot;0b&quot;; MID([.$D222];1+[.$E222]+8+8; 8)))" office:value-type="string" office:string-value="0b11111110" calcext:value-type="string">
            <text:p>0b11111110</text:p>
          </table:table-cell>
          <table:table-cell table:style-name="ce29" table:formula="of:=IF(MID([.$D222];1+[.$E222]+8+8+8; 8)=&quot;&quot;; &quot;&quot;; COM.MICROSOFT.CONCAT(&quot;0b&quot;; MID([.$D222];1+[.$E222]+8+8+8; 8)))" office:value-type="string" office:string-value="0b1" calcext:value-type="string">
            <text:p>0b1</text:p>
          </table:table-cell>
          <table:table-cell table:style-name="ce31" table:formula="of:=[.E222]-LEN([.F222])+2" office:value-type="float" office:value="0" calcext:value-type="float">
            <text:p>0</text:p>
          </table:table-cell>
          <table:table-cell table:style-name="ce29" table:formula="of:=IF([.G222]=&quot;&quot;; &quot;&quot;; 8-LEN([.G222])+2)" office:value-type="float" office:value="0" calcext:value-type="float">
            <text:p>0</text:p>
          </table:table-cell>
          <table:table-cell table:style-name="ce29" table:formula="of:=IF([.H222]=&quot;&quot;; &quot;&quot;; 8-LEN([.H222])+2)" office:value-type="float" office:value="0" calcext:value-type="float">
            <text:p>0</text:p>
          </table:table-cell>
          <table:table-cell table:style-name="ce29" table:formula="of:=IF([.I222]=&quot;&quot;; &quot;&quot;; 8-LEN([.I222])+2)" office:value-type="float" office:value="0" calcext:value-type="float">
            <text:p>0</text:p>
          </table:table-cell>
          <table:table-cell table:style-name="ce29" table:formula="of:=IF([.J222]=&quot;&quot;; &quot;&quot;; 8-LEN([.J222])+2)" office:value-type="float" office:value="7" calcext:value-type="float">
            <text:p>7</text:p>
          </table:table-cell>
          <table:table-cell table:style-name="ce31" table:formula="of:=IF(OR([.$F222]=&quot;&quot;; [.$E222]=8); &quot;&quot;; &quot;+ &quot;)" office:value-type="string" office:string-value="+ " calcext:value-type="string">
            <text:p>+ </text:p>
          </table:table-cell>
          <table:table-cell table:style-name="ce32" table:formula="of:=IF([.$F222]=&quot;&quot;; &quot;&quot;; IF([.$K222]&gt;0; COM.MICROSOFT.CONCAT(&quot;(&quot;; [.$F222]; &quot; &lt;&lt; &quot;; [.$K222]; &quot;)&quot;); [.$F222]))" office:value-type="string" office:string-value="0b111" calcext:value-type="string">
            <text:p>0b111</text:p>
          </table:table-cell>
          <table:table-cell table:style-name="ce32" table:formula="of:=IF(OR([.$F222]=&quot;&quot;; AND([.$G222]=&quot;&quot;; [.$K222]&lt;&gt;0)); &quot;&quot;; &quot;, &quot;)" office:value-type="string" office:string-value=", " calcext:value-type="string">
            <text:p>, </text:p>
          </table:table-cell>
          <table:table-cell table:style-name="ce32" table:formula="of:=IF([.$G222]=&quot;&quot;; &quot;&quot;; IF([.$L222]&gt;0; COM.MICROSOFT.CONCAT(&quot;(&quot;; [.$G222]; &quot; &lt;&lt; &quot;; [.$L222]; &quot;)&quot;); [.$G222]))" office:value-type="string" office:string-value="0b11111111" calcext:value-type="string">
            <text:p>0b11111111</text:p>
          </table:table-cell>
          <table:table-cell table:style-name="ce32" table:formula="of:=IF(OR([.$G222]=&quot;&quot;; AND([.$H222]=&quot;&quot;; [.$L222]&lt;&gt;0)); &quot;&quot;; &quot;, &quot;)" office:value-type="string" office:string-value=", " calcext:value-type="string">
            <text:p>, </text:p>
          </table:table-cell>
          <table:table-cell table:style-name="ce32" table:formula="of:=IF([.$H222]=&quot;&quot;; &quot;&quot;; IF([.$M222]&gt;0; COM.MICROSOFT.CONCAT(&quot;(&quot;; [.$H222]; &quot; &lt;&lt; &quot;; [.$M222]; &quot;)&quot;); [.$H222]))" office:value-type="string" office:string-value="0b11111111" calcext:value-type="string">
            <text:p>0b11111111</text:p>
          </table:table-cell>
          <table:table-cell table:style-name="ce32" table:formula="of:=IF(OR([.$H222]=&quot;&quot;; AND([.$I222]=&quot;&quot;; [.$M222]&lt;&gt;0)); &quot;&quot;; &quot;, &quot;)" office:value-type="string" office:string-value=", " calcext:value-type="string">
            <text:p>, </text:p>
          </table:table-cell>
          <table:table-cell table:style-name="ce32" table:formula="of:=IF([.$I222]=&quot;&quot;; &quot;&quot;; IF([.$N222]&gt;0; COM.MICROSOFT.CONCAT(&quot;(&quot;; [.$I222]; &quot; &lt;&lt; &quot;; [.$N222]; &quot;)&quot;); [.$I222]))" office:value-type="string" office:string-value="0b11111110" calcext:value-type="string">
            <text:p>0b11111110</text:p>
          </table:table-cell>
          <table:table-cell table:style-name="ce32" table:formula="of:=IF(OR([.$I222]=&quot;&quot;; AND([.$J222]=&quot;&quot;; [.$N222]&lt;&gt;0)); &quot;&quot;; &quot;, &quot;)" office:value-type="string" office:string-value=", " calcext:value-type="string">
            <text:p>, </text:p>
          </table:table-cell>
          <table:table-cell table:style-name="ce32" table:formula="of:=IF([.$J222]=&quot;&quot;; &quot;&quot;; IF([.$O222]&gt;0; COM.MICROSOFT.CONCAT(&quot;(&quot;; [.$J222]; &quot; &lt;&lt; &quot;; [.$O222]; &quot;)&quot;); [.$J222]))" office:value-type="string" office:string-value="(0b1 &lt;&lt; 7)" calcext:value-type="string">
            <text:p>(0b1 &lt;&lt; 7)</text:p>
          </table:table-cell>
          <table:table-cell table:style-name="ce33" table:formula="of:=IF(OR([.$J222]=&quot;&quot;; AND([.$O222]&lt;&gt;0)); &quot;&quot;; &quot;, &quot;)">
            <text:p/>
          </table:table-cell>
          <table:table-cell table:formula="of:=COM.MICROSOFT.CONCAT(&quot;// &quot;; [.B222]; &quot; &quot;; IF([.A222]=&quot;&quot;; &quot;   &quot;; COM.MICROSOFT.CONCAT(&quot;-&quot;; [.A222]; &quot;-&quot;)); &quot; &quot;; [.C222])" office:value-type="string" office:string-value="// 220     |11111111|11111111|11111111|1101" calcext:value-type="string">
            <text:p>// 220 <text:s text:c="4"/>|11111111|11111111|11111111|1101</text:p>
          </table:table-cell>
          <table:table-cell table:formula="of:=COM.MICROSOFT.CONCAT([.P222:.Z222])" office:value-type="string" office:string-value="+ 0b111, 0b11111111, 0b11111111, 0b11111110, (0b1 &lt;&lt; 7)" calcext:value-type="string">
            <text:p>+ 0b111, 0b11111111, 0b11111111, 0b11111110, (0b1 &lt;&lt; 7)</text:p>
          </table:table-cell>
          <table:table-cell table:formula="of:=COM.MICROSOFT.CONCAT([.AA222]; CHAR(10); [.AB222])" office:value-type="string" office:string-value="// 220     |11111111|11111111|11111111|1101&#10;+ 0b111, 0b11111111, 0b11111111, 0b11111110, (0b1 &lt;&lt; 7)" calcext:value-type="string">
            <text:p>// 220     |11111111|11111111|11111111|1101</text:p>
            <text:p>+ 0b111, 0b11111111, 0b11111111, 0b11111110, (0b1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|11111111|11111111|11111100|011</text:p>
          </table:table-cell>
          <table:table-cell office:value-type="string" calcext:value-type="string">
            <text:p>111111111111111111111100011</text:p>
          </table:table-cell>
          <table:table-cell table:formula="of:=8-MOD(LEN([.$D222])-[.$E222]; 8)" office:value-type="float" office:value="7" calcext:value-type="float">
            <text:p>7</text:p>
          </table:table-cell>
          <table:table-cell table:style-name="ce29" table:formula="of:=IF(MID([.$D223];1;[.$E223])=&quot;&quot;; &quot;&quot;; COM.MICROSOFT.CONCAT(&quot;0b&quot;; MID([.$D223];1;[.$E223])))" office:value-type="string" office:string-value="0b1111111" calcext:value-type="string">
            <text:p>0b1111111</text:p>
          </table:table-cell>
          <table:table-cell table:style-name="ce29" table:formula="of:=IF(MID([.$D223];1+[.$E223]; 8)=&quot;&quot;; &quot;&quot;; COM.MICROSOFT.CONCAT(&quot;0b&quot;; MID([.$D223];1+[.$E223]; 8)))" office:value-type="string" office:string-value="0b11111111" calcext:value-type="string">
            <text:p>0b11111111</text:p>
          </table:table-cell>
          <table:table-cell table:style-name="ce29" table:formula="of:=IF(MID([.$D223];1+[.$E223]+8; 8)=&quot;&quot;; &quot;&quot;; COM.MICROSOFT.CONCAT(&quot;0b&quot;; MID([.$D223];1+[.$E223]+8; 8)))" office:value-type="string" office:string-value="0b11111110" calcext:value-type="string">
            <text:p>0b11111110</text:p>
          </table:table-cell>
          <table:table-cell table:style-name="ce29" table:formula="of:=IF(MID([.$D223];1+[.$E223]+8+8; 8)=&quot;&quot;; &quot;&quot;; COM.MICROSOFT.CONCAT(&quot;0b&quot;; MID([.$D223];1+[.$E223]+8+8; 8)))" office:value-type="string" office:string-value="0b0011" calcext:value-type="string">
            <text:p>0b0011</text:p>
          </table:table-cell>
          <table:table-cell table:style-name="ce29" table:formula="of:=IF(MID([.$D223];1+[.$E223]+8+8+8; 8)=&quot;&quot;; &quot;&quot;; COM.MICROSOFT.CONCAT(&quot;0b&quot;; MID([.$D223];1+[.$E223]+8+8+8; 8)))">
            <text:p/>
          </table:table-cell>
          <table:table-cell table:style-name="ce31" table:formula="of:=[.E223]-LEN([.F223])+2" office:value-type="float" office:value="0" calcext:value-type="float">
            <text:p>0</text:p>
          </table:table-cell>
          <table:table-cell table:style-name="ce29" table:formula="of:=IF([.G223]=&quot;&quot;; &quot;&quot;; 8-LEN([.G223])+2)" office:value-type="float" office:value="0" calcext:value-type="float">
            <text:p>0</text:p>
          </table:table-cell>
          <table:table-cell table:style-name="ce29" table:formula="of:=IF([.H223]=&quot;&quot;; &quot;&quot;; 8-LEN([.H223])+2)" office:value-type="float" office:value="0" calcext:value-type="float">
            <text:p>0</text:p>
          </table:table-cell>
          <table:table-cell table:style-name="ce29" table:formula="of:=IF([.I223]=&quot;&quot;; &quot;&quot;; 8-LEN([.I223])+2)" office:value-type="float" office:value="4" calcext:value-type="float">
            <text:p>4</text:p>
          </table:table-cell>
          <table:table-cell table:style-name="ce29" table:formula="of:=IF([.J223]=&quot;&quot;; &quot;&quot;; 8-LEN([.J223])+2)">
            <text:p/>
          </table:table-cell>
          <table:table-cell table:style-name="ce31" table:formula="of:=IF(OR([.$F223]=&quot;&quot;; [.$E223]=8); &quot;&quot;; &quot;+ &quot;)" office:value-type="string" office:string-value="+ " calcext:value-type="string">
            <text:p>+ </text:p>
          </table:table-cell>
          <table:table-cell table:style-name="ce32" table:formula="of:=IF([.$F223]=&quot;&quot;; &quot;&quot;; IF([.$K223]&gt;0; COM.MICROSOFT.CONCAT(&quot;(&quot;; [.$F223]; &quot; &lt;&lt; &quot;; [.$K223]; &quot;)&quot;); [.$F223]))" office:value-type="string" office:string-value="0b1111111" calcext:value-type="string">
            <text:p>0b1111111</text:p>
          </table:table-cell>
          <table:table-cell table:style-name="ce32" table:formula="of:=IF(OR([.$F223]=&quot;&quot;; AND([.$G223]=&quot;&quot;; [.$K223]&lt;&gt;0)); &quot;&quot;; &quot;, &quot;)" office:value-type="string" office:string-value=", " calcext:value-type="string">
            <text:p>, </text:p>
          </table:table-cell>
          <table:table-cell table:style-name="ce32" table:formula="of:=IF([.$G223]=&quot;&quot;; &quot;&quot;; IF([.$L223]&gt;0; COM.MICROSOFT.CONCAT(&quot;(&quot;; [.$G223]; &quot; &lt;&lt; &quot;; [.$L223]; &quot;)&quot;); [.$G223]))" office:value-type="string" office:string-value="0b11111111" calcext:value-type="string">
            <text:p>0b11111111</text:p>
          </table:table-cell>
          <table:table-cell table:style-name="ce32" table:formula="of:=IF(OR([.$G223]=&quot;&quot;; AND([.$H223]=&quot;&quot;; [.$L223]&lt;&gt;0)); &quot;&quot;; &quot;, &quot;)" office:value-type="string" office:string-value=", " calcext:value-type="string">
            <text:p>, </text:p>
          </table:table-cell>
          <table:table-cell table:style-name="ce32" table:formula="of:=IF([.$H223]=&quot;&quot;; &quot;&quot;; IF([.$M223]&gt;0; COM.MICROSOFT.CONCAT(&quot;(&quot;; [.$H223]; &quot; &lt;&lt; &quot;; [.$M223]; &quot;)&quot;); [.$H223]))" office:value-type="string" office:string-value="0b11111110" calcext:value-type="string">
            <text:p>0b11111110</text:p>
          </table:table-cell>
          <table:table-cell table:style-name="ce32" table:formula="of:=IF(OR([.$H223]=&quot;&quot;; AND([.$I223]=&quot;&quot;; [.$M223]&lt;&gt;0)); &quot;&quot;; &quot;, &quot;)" office:value-type="string" office:string-value=", " calcext:value-type="string">
            <text:p>, </text:p>
          </table:table-cell>
          <table:table-cell table:style-name="ce32" table:formula="of:=IF([.$I223]=&quot;&quot;; &quot;&quot;; IF([.$N223]&gt;0; COM.MICROSOFT.CONCAT(&quot;(&quot;; [.$I223]; &quot; &lt;&lt; &quot;; [.$N223]; &quot;)&quot;); [.$I223]))" office:value-type="string" office:string-value="(0b0011 &lt;&lt; 4)" calcext:value-type="string">
            <text:p>(0b0011 &lt;&lt; 4)</text:p>
          </table:table-cell>
          <table:table-cell table:style-name="ce32" table:formula="of:=IF(OR([.$I223]=&quot;&quot;; AND([.$J223]=&quot;&quot;; [.$N223]&lt;&gt;0)); &quot;&quot;; &quot;, &quot;)">
            <text:p/>
          </table:table-cell>
          <table:table-cell table:style-name="ce32" table:formula="of:=IF([.$J223]=&quot;&quot;; &quot;&quot;; IF([.$O223]&gt;0; COM.MICROSOFT.CONCAT(&quot;(&quot;; [.$J223]; &quot; &lt;&lt; &quot;; [.$O223]; &quot;)&quot;); [.$J223]))">
            <text:p/>
          </table:table-cell>
          <table:table-cell table:style-name="ce33" table:formula="of:=IF(OR([.$J223]=&quot;&quot;; AND([.$O223]&lt;&gt;0)); &quot;&quot;; &quot;, &quot;)">
            <text:p/>
          </table:table-cell>
          <table:table-cell table:formula="of:=COM.MICROSOFT.CONCAT(&quot;// &quot;; [.B223]; &quot; &quot;; IF([.A223]=&quot;&quot;; &quot;   &quot;; COM.MICROSOFT.CONCAT(&quot;-&quot;; [.A223]; &quot;-&quot;)); &quot; &quot;; [.C223])" office:value-type="string" office:string-value="// 221     |11111111|11111111|11111100|011" calcext:value-type="string">
            <text:p>// 221 <text:s text:c="4"/>|11111111|11111111|11111100|011</text:p>
          </table:table-cell>
          <table:table-cell table:formula="of:=COM.MICROSOFT.CONCAT([.P223:.Z223])" office:value-type="string" office:string-value="+ 0b1111111, 0b11111111, 0b11111110, (0b0011 &lt;&lt; 4)" calcext:value-type="string">
            <text:p>+ 0b1111111, 0b11111111, 0b11111110, (0b0011 &lt;&lt; 4)</text:p>
          </table:table-cell>
          <table:table-cell table:formula="of:=COM.MICROSOFT.CONCAT([.AA223]; CHAR(10); [.AB223])" office:value-type="string" office:string-value="// 221     |11111111|11111111|11111100|011&#10;+ 0b1111111, 0b11111111, 0b11111110, (0b0011 &lt;&lt; 4)" calcext:value-type="string">
            <text:p>// 221     |11111111|11111111|11111100|011</text:p>
            <text:p>+ 0b1111111, 0b11111111, 0b11111110, (0b001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|11111111|11111111|11111100|100</text:p>
          </table:table-cell>
          <table:table-cell office:value-type="string" calcext:value-type="string">
            <text:p>111111111111111111111100100</text:p>
          </table:table-cell>
          <table:table-cell table:formula="of:=8-MOD(LEN([.$D223])-[.$E223]; 8)" office:value-type="float" office:value="4" calcext:value-type="float">
            <text:p>4</text:p>
          </table:table-cell>
          <table:table-cell table:style-name="ce29" table:formula="of:=IF(MID([.$D224];1;[.$E224])=&quot;&quot;; &quot;&quot;; COM.MICROSOFT.CONCAT(&quot;0b&quot;; MID([.$D224];1;[.$E224])))" office:value-type="string" office:string-value="0b1111" calcext:value-type="string">
            <text:p>0b1111</text:p>
          </table:table-cell>
          <table:table-cell table:style-name="ce29" table:formula="of:=IF(MID([.$D224];1+[.$E224]; 8)=&quot;&quot;; &quot;&quot;; COM.MICROSOFT.CONCAT(&quot;0b&quot;; MID([.$D224];1+[.$E224]; 8)))" office:value-type="string" office:string-value="0b11111111" calcext:value-type="string">
            <text:p>0b11111111</text:p>
          </table:table-cell>
          <table:table-cell table:style-name="ce29" table:formula="of:=IF(MID([.$D224];1+[.$E224]+8; 8)=&quot;&quot;; &quot;&quot;; COM.MICROSOFT.CONCAT(&quot;0b&quot;; MID([.$D224];1+[.$E224]+8; 8)))" office:value-type="string" office:string-value="0b11111111" calcext:value-type="string">
            <text:p>0b11111111</text:p>
          </table:table-cell>
          <table:table-cell table:style-name="ce29" table:formula="of:=IF(MID([.$D224];1+[.$E224]+8+8; 8)=&quot;&quot;; &quot;&quot;; COM.MICROSOFT.CONCAT(&quot;0b&quot;; MID([.$D224];1+[.$E224]+8+8; 8)))" office:value-type="string" office:string-value="0b1100100" calcext:value-type="string">
            <text:p>0b1100100</text:p>
          </table:table-cell>
          <table:table-cell table:style-name="ce29" table:formula="of:=IF(MID([.$D224];1+[.$E224]+8+8+8; 8)=&quot;&quot;; &quot;&quot;; COM.MICROSOFT.CONCAT(&quot;0b&quot;; MID([.$D224];1+[.$E224]+8+8+8; 8)))">
            <text:p/>
          </table:table-cell>
          <table:table-cell table:style-name="ce31" table:formula="of:=[.E224]-LEN([.F224])+2" office:value-type="float" office:value="0" calcext:value-type="float">
            <text:p>0</text:p>
          </table:table-cell>
          <table:table-cell table:style-name="ce29" table:formula="of:=IF([.G224]=&quot;&quot;; &quot;&quot;; 8-LEN([.G224])+2)" office:value-type="float" office:value="0" calcext:value-type="float">
            <text:p>0</text:p>
          </table:table-cell>
          <table:table-cell table:style-name="ce29" table:formula="of:=IF([.H224]=&quot;&quot;; &quot;&quot;; 8-LEN([.H224])+2)" office:value-type="float" office:value="0" calcext:value-type="float">
            <text:p>0</text:p>
          </table:table-cell>
          <table:table-cell table:style-name="ce29" table:formula="of:=IF([.I224]=&quot;&quot;; &quot;&quot;; 8-LEN([.I224])+2)" office:value-type="float" office:value="1" calcext:value-type="float">
            <text:p>1</text:p>
          </table:table-cell>
          <table:table-cell table:style-name="ce29" table:formula="of:=IF([.J224]=&quot;&quot;; &quot;&quot;; 8-LEN([.J224])+2)">
            <text:p/>
          </table:table-cell>
          <table:table-cell table:style-name="ce31" table:formula="of:=IF(OR([.$F224]=&quot;&quot;; [.$E224]=8); &quot;&quot;; &quot;+ &quot;)" office:value-type="string" office:string-value="+ " calcext:value-type="string">
            <text:p>+ </text:p>
          </table:table-cell>
          <table:table-cell table:style-name="ce32" table:formula="of:=IF([.$F224]=&quot;&quot;; &quot;&quot;; IF([.$K224]&gt;0; COM.MICROSOFT.CONCAT(&quot;(&quot;; [.$F224]; &quot; &lt;&lt; &quot;; [.$K224]; &quot;)&quot;); [.$F224]))" office:value-type="string" office:string-value="0b1111" calcext:value-type="string">
            <text:p>0b1111</text:p>
          </table:table-cell>
          <table:table-cell table:style-name="ce32" table:formula="of:=IF(OR([.$F224]=&quot;&quot;; AND([.$G224]=&quot;&quot;; [.$K224]&lt;&gt;0)); &quot;&quot;; &quot;, &quot;)" office:value-type="string" office:string-value=", " calcext:value-type="string">
            <text:p>, </text:p>
          </table:table-cell>
          <table:table-cell table:style-name="ce32" table:formula="of:=IF([.$G224]=&quot;&quot;; &quot;&quot;; IF([.$L224]&gt;0; COM.MICROSOFT.CONCAT(&quot;(&quot;; [.$G224]; &quot; &lt;&lt; &quot;; [.$L224]; &quot;)&quot;); [.$G224]))" office:value-type="string" office:string-value="0b11111111" calcext:value-type="string">
            <text:p>0b11111111</text:p>
          </table:table-cell>
          <table:table-cell table:style-name="ce32" table:formula="of:=IF(OR([.$G224]=&quot;&quot;; AND([.$H224]=&quot;&quot;; [.$L224]&lt;&gt;0)); &quot;&quot;; &quot;, &quot;)" office:value-type="string" office:string-value=", " calcext:value-type="string">
            <text:p>, </text:p>
          </table:table-cell>
          <table:table-cell table:style-name="ce32" table:formula="of:=IF([.$H224]=&quot;&quot;; &quot;&quot;; IF([.$M224]&gt;0; COM.MICROSOFT.CONCAT(&quot;(&quot;; [.$H224]; &quot; &lt;&lt; &quot;; [.$M224]; &quot;)&quot;); [.$H224]))" office:value-type="string" office:string-value="0b11111111" calcext:value-type="string">
            <text:p>0b11111111</text:p>
          </table:table-cell>
          <table:table-cell table:style-name="ce32" table:formula="of:=IF(OR([.$H224]=&quot;&quot;; AND([.$I224]=&quot;&quot;; [.$M224]&lt;&gt;0)); &quot;&quot;; &quot;, &quot;)" office:value-type="string" office:string-value=", " calcext:value-type="string">
            <text:p>, </text:p>
          </table:table-cell>
          <table:table-cell table:style-name="ce32" table:formula="of:=IF([.$I224]=&quot;&quot;; &quot;&quot;; IF([.$N224]&gt;0; COM.MICROSOFT.CONCAT(&quot;(&quot;; [.$I224]; &quot; &lt;&lt; &quot;; [.$N224]; &quot;)&quot;); [.$I224]))" office:value-type="string" office:string-value="(0b1100100 &lt;&lt; 1)" calcext:value-type="string">
            <text:p>(0b1100100 &lt;&lt; 1)</text:p>
          </table:table-cell>
          <table:table-cell table:style-name="ce32" table:formula="of:=IF(OR([.$I224]=&quot;&quot;; AND([.$J224]=&quot;&quot;; [.$N224]&lt;&gt;0)); &quot;&quot;; &quot;, &quot;)">
            <text:p/>
          </table:table-cell>
          <table:table-cell table:style-name="ce32" table:formula="of:=IF([.$J224]=&quot;&quot;; &quot;&quot;; IF([.$O224]&gt;0; COM.MICROSOFT.CONCAT(&quot;(&quot;; [.$J224]; &quot; &lt;&lt; &quot;; [.$O224]; &quot;)&quot;); [.$J224]))">
            <text:p/>
          </table:table-cell>
          <table:table-cell table:style-name="ce33" table:formula="of:=IF(OR([.$J224]=&quot;&quot;; AND([.$O224]&lt;&gt;0)); &quot;&quot;; &quot;, &quot;)">
            <text:p/>
          </table:table-cell>
          <table:table-cell table:formula="of:=COM.MICROSOFT.CONCAT(&quot;// &quot;; [.B224]; &quot; &quot;; IF([.A224]=&quot;&quot;; &quot;   &quot;; COM.MICROSOFT.CONCAT(&quot;-&quot;; [.A224]; &quot;-&quot;)); &quot; &quot;; [.C224])" office:value-type="string" office:string-value="// 222     |11111111|11111111|11111100|100" calcext:value-type="string">
            <text:p>// 222 <text:s text:c="4"/>|11111111|11111111|11111100|100</text:p>
          </table:table-cell>
          <table:table-cell table:formula="of:=COM.MICROSOFT.CONCAT([.P224:.Z224])" office:value-type="string" office:string-value="+ 0b1111, 0b11111111, 0b11111111, (0b1100100 &lt;&lt; 1)" calcext:value-type="string">
            <text:p>+ 0b1111, 0b11111111, 0b11111111, (0b1100100 &lt;&lt; 1)</text:p>
          </table:table-cell>
          <table:table-cell table:formula="of:=COM.MICROSOFT.CONCAT([.AA224]; CHAR(10); [.AB224])" office:value-type="string" office:string-value="// 222     |11111111|11111111|11111100|100&#10;+ 0b1111, 0b11111111, 0b11111111, (0b1100100 &lt;&lt; 1)" calcext:value-type="string">
            <text:p>// 222     |11111111|11111111|11111100|100</text:p>
            <text:p>+ 0b1111, 0b11111111, 0b11111111, (0b1100100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|11111111|11111111|11111100|101</text:p>
          </table:table-cell>
          <table:table-cell office:value-type="string" calcext:value-type="string">
            <text:p>111111111111111111111100101</text:p>
          </table:table-cell>
          <table:table-cell table:formula="of:=8-MOD(LEN([.$D224])-[.$E224]; 8)" office:value-type="float" office:value="1" calcext:value-type="float">
            <text:p>1</text:p>
          </table:table-cell>
          <table:table-cell table:style-name="ce29" table:formula="of:=IF(MID([.$D225];1;[.$E225])=&quot;&quot;; &quot;&quot;; COM.MICROSOFT.CONCAT(&quot;0b&quot;; MID([.$D225];1;[.$E225])))" office:value-type="string" office:string-value="0b1" calcext:value-type="string">
            <text:p>0b1</text:p>
          </table:table-cell>
          <table:table-cell table:style-name="ce29" table:formula="of:=IF(MID([.$D225];1+[.$E225]; 8)=&quot;&quot;; &quot;&quot;; COM.MICROSOFT.CONCAT(&quot;0b&quot;; MID([.$D225];1+[.$E225]; 8)))" office:value-type="string" office:string-value="0b11111111" calcext:value-type="string">
            <text:p>0b11111111</text:p>
          </table:table-cell>
          <table:table-cell table:style-name="ce29" table:formula="of:=IF(MID([.$D225];1+[.$E225]+8; 8)=&quot;&quot;; &quot;&quot;; COM.MICROSOFT.CONCAT(&quot;0b&quot;; MID([.$D225];1+[.$E225]+8; 8)))" office:value-type="string" office:string-value="0b11111111" calcext:value-type="string">
            <text:p>0b11111111</text:p>
          </table:table-cell>
          <table:table-cell table:style-name="ce29" table:formula="of:=IF(MID([.$D225];1+[.$E225]+8+8; 8)=&quot;&quot;; &quot;&quot;; COM.MICROSOFT.CONCAT(&quot;0b&quot;; MID([.$D225];1+[.$E225]+8+8; 8)))" office:value-type="string" office:string-value="0b11111001" calcext:value-type="string">
            <text:p>0b11111001</text:p>
          </table:table-cell>
          <table:table-cell table:style-name="ce29" table:formula="of:=IF(MID([.$D225];1+[.$E225]+8+8+8; 8)=&quot;&quot;; &quot;&quot;; COM.MICROSOFT.CONCAT(&quot;0b&quot;; MID([.$D225];1+[.$E225]+8+8+8; 8)))" office:value-type="string" office:string-value="0b01" calcext:value-type="string">
            <text:p>0b01</text:p>
          </table:table-cell>
          <table:table-cell table:style-name="ce31" table:formula="of:=[.E225]-LEN([.F225])+2" office:value-type="float" office:value="0" calcext:value-type="float">
            <text:p>0</text:p>
          </table:table-cell>
          <table:table-cell table:style-name="ce29" table:formula="of:=IF([.G225]=&quot;&quot;; &quot;&quot;; 8-LEN([.G225])+2)" office:value-type="float" office:value="0" calcext:value-type="float">
            <text:p>0</text:p>
          </table:table-cell>
          <table:table-cell table:style-name="ce29" table:formula="of:=IF([.H225]=&quot;&quot;; &quot;&quot;; 8-LEN([.H225])+2)" office:value-type="float" office:value="0" calcext:value-type="float">
            <text:p>0</text:p>
          </table:table-cell>
          <table:table-cell table:style-name="ce29" table:formula="of:=IF([.I225]=&quot;&quot;; &quot;&quot;; 8-LEN([.I225])+2)" office:value-type="float" office:value="0" calcext:value-type="float">
            <text:p>0</text:p>
          </table:table-cell>
          <table:table-cell table:style-name="ce29" table:formula="of:=IF([.J225]=&quot;&quot;; &quot;&quot;; 8-LEN([.J225])+2)" office:value-type="float" office:value="6" calcext:value-type="float">
            <text:p>6</text:p>
          </table:table-cell>
          <table:table-cell table:style-name="ce31" table:formula="of:=IF(OR([.$F225]=&quot;&quot;; [.$E225]=8); &quot;&quot;; &quot;+ &quot;)" office:value-type="string" office:string-value="+ " calcext:value-type="string">
            <text:p>+ </text:p>
          </table:table-cell>
          <table:table-cell table:style-name="ce32" table:formula="of:=IF([.$F225]=&quot;&quot;; &quot;&quot;; IF([.$K225]&gt;0; COM.MICROSOFT.CONCAT(&quot;(&quot;; [.$F225]; &quot; &lt;&lt; &quot;; [.$K225]; &quot;)&quot;); [.$F225]))" office:value-type="string" office:string-value="0b1" calcext:value-type="string">
            <text:p>0b1</text:p>
          </table:table-cell>
          <table:table-cell table:style-name="ce32" table:formula="of:=IF(OR([.$F225]=&quot;&quot;; AND([.$G225]=&quot;&quot;; [.$K225]&lt;&gt;0)); &quot;&quot;; &quot;, &quot;)" office:value-type="string" office:string-value=", " calcext:value-type="string">
            <text:p>, </text:p>
          </table:table-cell>
          <table:table-cell table:style-name="ce32" table:formula="of:=IF([.$G225]=&quot;&quot;; &quot;&quot;; IF([.$L225]&gt;0; COM.MICROSOFT.CONCAT(&quot;(&quot;; [.$G225]; &quot; &lt;&lt; &quot;; [.$L225]; &quot;)&quot;); [.$G225]))" office:value-type="string" office:string-value="0b11111111" calcext:value-type="string">
            <text:p>0b11111111</text:p>
          </table:table-cell>
          <table:table-cell table:style-name="ce32" table:formula="of:=IF(OR([.$G225]=&quot;&quot;; AND([.$H225]=&quot;&quot;; [.$L225]&lt;&gt;0)); &quot;&quot;; &quot;, &quot;)" office:value-type="string" office:string-value=", " calcext:value-type="string">
            <text:p>, </text:p>
          </table:table-cell>
          <table:table-cell table:style-name="ce32" table:formula="of:=IF([.$H225]=&quot;&quot;; &quot;&quot;; IF([.$M225]&gt;0; COM.MICROSOFT.CONCAT(&quot;(&quot;; [.$H225]; &quot; &lt;&lt; &quot;; [.$M225]; &quot;)&quot;); [.$H225]))" office:value-type="string" office:string-value="0b11111111" calcext:value-type="string">
            <text:p>0b11111111</text:p>
          </table:table-cell>
          <table:table-cell table:style-name="ce32" table:formula="of:=IF(OR([.$H225]=&quot;&quot;; AND([.$I225]=&quot;&quot;; [.$M225]&lt;&gt;0)); &quot;&quot;; &quot;, &quot;)" office:value-type="string" office:string-value=", " calcext:value-type="string">
            <text:p>, </text:p>
          </table:table-cell>
          <table:table-cell table:style-name="ce32" table:formula="of:=IF([.$I225]=&quot;&quot;; &quot;&quot;; IF([.$N225]&gt;0; COM.MICROSOFT.CONCAT(&quot;(&quot;; [.$I225]; &quot; &lt;&lt; &quot;; [.$N225]; &quot;)&quot;); [.$I225]))" office:value-type="string" office:string-value="0b11111001" calcext:value-type="string">
            <text:p>0b11111001</text:p>
          </table:table-cell>
          <table:table-cell table:style-name="ce32" table:formula="of:=IF(OR([.$I225]=&quot;&quot;; AND([.$J225]=&quot;&quot;; [.$N225]&lt;&gt;0)); &quot;&quot;; &quot;, &quot;)" office:value-type="string" office:string-value=", " calcext:value-type="string">
            <text:p>, </text:p>
          </table:table-cell>
          <table:table-cell table:style-name="ce32" table:formula="of:=IF([.$J225]=&quot;&quot;; &quot;&quot;; IF([.$O225]&gt;0; COM.MICROSOFT.CONCAT(&quot;(&quot;; [.$J225]; &quot; &lt;&lt; &quot;; [.$O225]; &quot;)&quot;); [.$J225]))" office:value-type="string" office:string-value="(0b01 &lt;&lt; 6)" calcext:value-type="string">
            <text:p>(0b01 &lt;&lt; 6)</text:p>
          </table:table-cell>
          <table:table-cell table:style-name="ce33" table:formula="of:=IF(OR([.$J225]=&quot;&quot;; AND([.$O225]&lt;&gt;0)); &quot;&quot;; &quot;, &quot;)">
            <text:p/>
          </table:table-cell>
          <table:table-cell table:formula="of:=COM.MICROSOFT.CONCAT(&quot;// &quot;; [.B225]; &quot; &quot;; IF([.A225]=&quot;&quot;; &quot;   &quot;; COM.MICROSOFT.CONCAT(&quot;-&quot;; [.A225]; &quot;-&quot;)); &quot; &quot;; [.C225])" office:value-type="string" office:string-value="// 223     |11111111|11111111|11111100|101" calcext:value-type="string">
            <text:p>// 223 <text:s text:c="4"/>|11111111|11111111|11111100|101</text:p>
          </table:table-cell>
          <table:table-cell table:formula="of:=COM.MICROSOFT.CONCAT([.P225:.Z225])" office:value-type="string" office:string-value="+ 0b1, 0b11111111, 0b11111111, 0b11111001, (0b01 &lt;&lt; 6)" calcext:value-type="string">
            <text:p>+ 0b1, 0b11111111, 0b11111111, 0b11111001, (0b01 &lt;&lt; 6)</text:p>
          </table:table-cell>
          <table:table-cell table:formula="of:=COM.MICROSOFT.CONCAT([.AA225]; CHAR(10); [.AB225])" office:value-type="string" office:string-value="// 223     |11111111|11111111|11111100|101&#10;+ 0b1, 0b11111111, 0b11111111, 0b11111001, (0b01 &lt;&lt; 6)" calcext:value-type="string">
            <text:p>// 223     |11111111|11111111|11111100|101</text:p>
            <text:p>+ 0b1, 0b11111111, 0b11111111, 0b11111001, (0b01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|11111111|11111110|1100</text:p>
          </table:table-cell>
          <table:table-cell office:value-type="string" calcext:value-type="string">
            <text:p>11111111111111101100</text:p>
          </table:table-cell>
          <table:table-cell table:formula="of:=8-MOD(LEN([.$D225])-[.$E225]; 8)" office:value-type="float" office:value="6" calcext:value-type="float">
            <text:p>6</text:p>
          </table:table-cell>
          <table:table-cell table:style-name="ce29" table:formula="of:=IF(MID([.$D226];1;[.$E226])=&quot;&quot;; &quot;&quot;; COM.MICROSOFT.CONCAT(&quot;0b&quot;; MID([.$D226];1;[.$E226])))" office:value-type="string" office:string-value="0b111111" calcext:value-type="string">
            <text:p>0b111111</text:p>
          </table:table-cell>
          <table:table-cell table:style-name="ce29" table:formula="of:=IF(MID([.$D226];1+[.$E226]; 8)=&quot;&quot;; &quot;&quot;; COM.MICROSOFT.CONCAT(&quot;0b&quot;; MID([.$D226];1+[.$E226]; 8)))" office:value-type="string" office:string-value="0b11111111" calcext:value-type="string">
            <text:p>0b11111111</text:p>
          </table:table-cell>
          <table:table-cell table:style-name="ce29" table:formula="of:=IF(MID([.$D226];1+[.$E226]+8; 8)=&quot;&quot;; &quot;&quot;; COM.MICROSOFT.CONCAT(&quot;0b&quot;; MID([.$D226];1+[.$E226]+8; 8)))" office:value-type="string" office:string-value="0b101100" calcext:value-type="string">
            <text:p>0b101100</text:p>
          </table:table-cell>
          <table:table-cell table:style-name="ce29" table:formula="of:=IF(MID([.$D226];1+[.$E226]+8+8; 8)=&quot;&quot;; &quot;&quot;; COM.MICROSOFT.CONCAT(&quot;0b&quot;; MID([.$D226];1+[.$E226]+8+8; 8)))">
            <text:p/>
          </table:table-cell>
          <table:table-cell table:style-name="ce29" table:formula="of:=IF(MID([.$D226];1+[.$E226]+8+8+8; 8)=&quot;&quot;; &quot;&quot;; COM.MICROSOFT.CONCAT(&quot;0b&quot;; MID([.$D226];1+[.$E226]+8+8+8; 8)))">
            <text:p/>
          </table:table-cell>
          <table:table-cell table:style-name="ce31" table:formula="of:=[.E226]-LEN([.F226])+2" office:value-type="float" office:value="0" calcext:value-type="float">
            <text:p>0</text:p>
          </table:table-cell>
          <table:table-cell table:style-name="ce29" table:formula="of:=IF([.G226]=&quot;&quot;; &quot;&quot;; 8-LEN([.G226])+2)" office:value-type="float" office:value="0" calcext:value-type="float">
            <text:p>0</text:p>
          </table:table-cell>
          <table:table-cell table:style-name="ce29" table:formula="of:=IF([.H226]=&quot;&quot;; &quot;&quot;; 8-LEN([.H226])+2)" office:value-type="float" office:value="2" calcext:value-type="float">
            <text:p>2</text:p>
          </table:table-cell>
          <table:table-cell table:style-name="ce29" table:formula="of:=IF([.I226]=&quot;&quot;; &quot;&quot;; 8-LEN([.I226])+2)">
            <text:p/>
          </table:table-cell>
          <table:table-cell table:style-name="ce29" table:formula="of:=IF([.J226]=&quot;&quot;; &quot;&quot;; 8-LEN([.J226])+2)">
            <text:p/>
          </table:table-cell>
          <table:table-cell table:style-name="ce31" table:formula="of:=IF(OR([.$F226]=&quot;&quot;; [.$E226]=8); &quot;&quot;; &quot;+ &quot;)" office:value-type="string" office:string-value="+ " calcext:value-type="string">
            <text:p>+ </text:p>
          </table:table-cell>
          <table:table-cell table:style-name="ce32" table:formula="of:=IF([.$F226]=&quot;&quot;; &quot;&quot;; IF([.$K226]&gt;0; COM.MICROSOFT.CONCAT(&quot;(&quot;; [.$F226]; &quot; &lt;&lt; &quot;; [.$K226]; &quot;)&quot;); [.$F226]))" office:value-type="string" office:string-value="0b111111" calcext:value-type="string">
            <text:p>0b111111</text:p>
          </table:table-cell>
          <table:table-cell table:style-name="ce32" table:formula="of:=IF(OR([.$F226]=&quot;&quot;; AND([.$G226]=&quot;&quot;; [.$K226]&lt;&gt;0)); &quot;&quot;; &quot;, &quot;)" office:value-type="string" office:string-value=", " calcext:value-type="string">
            <text:p>, </text:p>
          </table:table-cell>
          <table:table-cell table:style-name="ce32" table:formula="of:=IF([.$G226]=&quot;&quot;; &quot;&quot;; IF([.$L226]&gt;0; COM.MICROSOFT.CONCAT(&quot;(&quot;; [.$G226]; &quot; &lt;&lt; &quot;; [.$L226]; &quot;)&quot;); [.$G226]))" office:value-type="string" office:string-value="0b11111111" calcext:value-type="string">
            <text:p>0b11111111</text:p>
          </table:table-cell>
          <table:table-cell table:style-name="ce32" table:formula="of:=IF(OR([.$G226]=&quot;&quot;; AND([.$H226]=&quot;&quot;; [.$L226]&lt;&gt;0)); &quot;&quot;; &quot;, &quot;)" office:value-type="string" office:string-value=", " calcext:value-type="string">
            <text:p>, </text:p>
          </table:table-cell>
          <table:table-cell table:style-name="ce32" table:formula="of:=IF([.$H226]=&quot;&quot;; &quot;&quot;; IF([.$M226]&gt;0; COM.MICROSOFT.CONCAT(&quot;(&quot;; [.$H226]; &quot; &lt;&lt; &quot;; [.$M226]; &quot;)&quot;); [.$H226]))" office:value-type="string" office:string-value="(0b101100 &lt;&lt; 2)" calcext:value-type="string">
            <text:p>(0b101100 &lt;&lt; 2)</text:p>
          </table:table-cell>
          <table:table-cell table:style-name="ce32" table:formula="of:=IF(OR([.$H226]=&quot;&quot;; AND([.$I226]=&quot;&quot;; [.$M226]&lt;&gt;0)); &quot;&quot;; &quot;, &quot;)">
            <text:p/>
          </table:table-cell>
          <table:table-cell table:style-name="ce32" table:formula="of:=IF([.$I226]=&quot;&quot;; &quot;&quot;; IF([.$N226]&gt;0; COM.MICROSOFT.CONCAT(&quot;(&quot;; [.$I226]; &quot; &lt;&lt; &quot;; [.$N226]; &quot;)&quot;); [.$I226]))">
            <text:p/>
          </table:table-cell>
          <table:table-cell table:style-name="ce32" table:formula="of:=IF(OR([.$I226]=&quot;&quot;; AND([.$J226]=&quot;&quot;; [.$N226]&lt;&gt;0)); &quot;&quot;; &quot;, &quot;)">
            <text:p/>
          </table:table-cell>
          <table:table-cell table:style-name="ce32" table:formula="of:=IF([.$J226]=&quot;&quot;; &quot;&quot;; IF([.$O226]&gt;0; COM.MICROSOFT.CONCAT(&quot;(&quot;; [.$J226]; &quot; &lt;&lt; &quot;; [.$O226]; &quot;)&quot;); [.$J226]))">
            <text:p/>
          </table:table-cell>
          <table:table-cell table:style-name="ce33" table:formula="of:=IF(OR([.$J226]=&quot;&quot;; AND([.$O226]&lt;&gt;0)); &quot;&quot;; &quot;, &quot;)">
            <text:p/>
          </table:table-cell>
          <table:table-cell table:formula="of:=COM.MICROSOFT.CONCAT(&quot;// &quot;; [.B226]; &quot; &quot;; IF([.A226]=&quot;&quot;; &quot;   &quot;; COM.MICROSOFT.CONCAT(&quot;-&quot;; [.A226]; &quot;-&quot;)); &quot; &quot;; [.C226])" office:value-type="string" office:string-value="// 224     |11111111|11111110|1100" calcext:value-type="string">
            <text:p>// 224 <text:s text:c="4"/>|11111111|11111110|1100</text:p>
          </table:table-cell>
          <table:table-cell table:formula="of:=COM.MICROSOFT.CONCAT([.P226:.Z226])" office:value-type="string" office:string-value="+ 0b111111, 0b11111111, (0b101100 &lt;&lt; 2)" calcext:value-type="string">
            <text:p>+ 0b111111, 0b11111111, (0b101100 &lt;&lt; 2)</text:p>
          </table:table-cell>
          <table:table-cell table:formula="of:=COM.MICROSOFT.CONCAT([.AA226]; CHAR(10); [.AB226])" office:value-type="string" office:string-value="// 224     |11111111|11111110|1100&#10;+ 0b111111, 0b11111111, (0b101100 &lt;&lt; 2)" calcext:value-type="string">
            <text:p>// 224     |11111111|11111110|1100</text:p>
            <text:p>+ 0b111111, 0b11111111, (0b101100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|11111111|11111111|11110011</text:p>
          </table:table-cell>
          <table:table-cell office:value-type="string" calcext:value-type="string">
            <text:p>111111111111111111110011</text:p>
          </table:table-cell>
          <table:table-cell table:formula="of:=8-MOD(LEN([.$D226])-[.$E226]; 8)" office:value-type="float" office:value="2" calcext:value-type="float">
            <text:p>2</text:p>
          </table:table-cell>
          <table:table-cell table:style-name="ce29" table:formula="of:=IF(MID([.$D227];1;[.$E227])=&quot;&quot;; &quot;&quot;; COM.MICROSOFT.CONCAT(&quot;0b&quot;; MID([.$D227];1;[.$E227])))" office:value-type="string" office:string-value="0b11" calcext:value-type="string">
            <text:p>0b11</text:p>
          </table:table-cell>
          <table:table-cell table:style-name="ce29" table:formula="of:=IF(MID([.$D227];1+[.$E227]; 8)=&quot;&quot;; &quot;&quot;; COM.MICROSOFT.CONCAT(&quot;0b&quot;; MID([.$D227];1+[.$E227]; 8)))" office:value-type="string" office:string-value="0b11111111" calcext:value-type="string">
            <text:p>0b11111111</text:p>
          </table:table-cell>
          <table:table-cell table:style-name="ce29" table:formula="of:=IF(MID([.$D227];1+[.$E227]+8; 8)=&quot;&quot;; &quot;&quot;; COM.MICROSOFT.CONCAT(&quot;0b&quot;; MID([.$D227];1+[.$E227]+8; 8)))" office:value-type="string" office:string-value="0b11111111" calcext:value-type="string">
            <text:p>0b11111111</text:p>
          </table:table-cell>
          <table:table-cell table:style-name="ce29" table:formula="of:=IF(MID([.$D227];1+[.$E227]+8+8; 8)=&quot;&quot;; &quot;&quot;; COM.MICROSOFT.CONCAT(&quot;0b&quot;; MID([.$D227];1+[.$E227]+8+8; 8)))" office:value-type="string" office:string-value="0b110011" calcext:value-type="string">
            <text:p>0b110011</text:p>
          </table:table-cell>
          <table:table-cell table:style-name="ce29" table:formula="of:=IF(MID([.$D227];1+[.$E227]+8+8+8; 8)=&quot;&quot;; &quot;&quot;; COM.MICROSOFT.CONCAT(&quot;0b&quot;; MID([.$D227];1+[.$E227]+8+8+8; 8)))">
            <text:p/>
          </table:table-cell>
          <table:table-cell table:style-name="ce31" table:formula="of:=[.E227]-LEN([.F227])+2" office:value-type="float" office:value="0" calcext:value-type="float">
            <text:p>0</text:p>
          </table:table-cell>
          <table:table-cell table:style-name="ce29" table:formula="of:=IF([.G227]=&quot;&quot;; &quot;&quot;; 8-LEN([.G227])+2)" office:value-type="float" office:value="0" calcext:value-type="float">
            <text:p>0</text:p>
          </table:table-cell>
          <table:table-cell table:style-name="ce29" table:formula="of:=IF([.H227]=&quot;&quot;; &quot;&quot;; 8-LEN([.H227])+2)" office:value-type="float" office:value="0" calcext:value-type="float">
            <text:p>0</text:p>
          </table:table-cell>
          <table:table-cell table:style-name="ce29" table:formula="of:=IF([.I227]=&quot;&quot;; &quot;&quot;; 8-LEN([.I227])+2)" office:value-type="float" office:value="2" calcext:value-type="float">
            <text:p>2</text:p>
          </table:table-cell>
          <table:table-cell table:style-name="ce29" table:formula="of:=IF([.J227]=&quot;&quot;; &quot;&quot;; 8-LEN([.J227])+2)">
            <text:p/>
          </table:table-cell>
          <table:table-cell table:style-name="ce31" table:formula="of:=IF(OR([.$F227]=&quot;&quot;; [.$E227]=8); &quot;&quot;; &quot;+ &quot;)" office:value-type="string" office:string-value="+ " calcext:value-type="string">
            <text:p>+ </text:p>
          </table:table-cell>
          <table:table-cell table:style-name="ce32" table:formula="of:=IF([.$F227]=&quot;&quot;; &quot;&quot;; IF([.$K227]&gt;0; COM.MICROSOFT.CONCAT(&quot;(&quot;; [.$F227]; &quot; &lt;&lt; &quot;; [.$K227]; &quot;)&quot;); [.$F227]))" office:value-type="string" office:string-value="0b11" calcext:value-type="string">
            <text:p>0b11</text:p>
          </table:table-cell>
          <table:table-cell table:style-name="ce32" table:formula="of:=IF(OR([.$F227]=&quot;&quot;; AND([.$G227]=&quot;&quot;; [.$K227]&lt;&gt;0)); &quot;&quot;; &quot;, &quot;)" office:value-type="string" office:string-value=", " calcext:value-type="string">
            <text:p>, </text:p>
          </table:table-cell>
          <table:table-cell table:style-name="ce32" table:formula="of:=IF([.$G227]=&quot;&quot;; &quot;&quot;; IF([.$L227]&gt;0; COM.MICROSOFT.CONCAT(&quot;(&quot;; [.$G227]; &quot; &lt;&lt; &quot;; [.$L227]; &quot;)&quot;); [.$G227]))" office:value-type="string" office:string-value="0b11111111" calcext:value-type="string">
            <text:p>0b11111111</text:p>
          </table:table-cell>
          <table:table-cell table:style-name="ce32" table:formula="of:=IF(OR([.$G227]=&quot;&quot;; AND([.$H227]=&quot;&quot;; [.$L227]&lt;&gt;0)); &quot;&quot;; &quot;, &quot;)" office:value-type="string" office:string-value=", " calcext:value-type="string">
            <text:p>, </text:p>
          </table:table-cell>
          <table:table-cell table:style-name="ce32" table:formula="of:=IF([.$H227]=&quot;&quot;; &quot;&quot;; IF([.$M227]&gt;0; COM.MICROSOFT.CONCAT(&quot;(&quot;; [.$H227]; &quot; &lt;&lt; &quot;; [.$M227]; &quot;)&quot;); [.$H227]))" office:value-type="string" office:string-value="0b11111111" calcext:value-type="string">
            <text:p>0b11111111</text:p>
          </table:table-cell>
          <table:table-cell table:style-name="ce32" table:formula="of:=IF(OR([.$H227]=&quot;&quot;; AND([.$I227]=&quot;&quot;; [.$M227]&lt;&gt;0)); &quot;&quot;; &quot;, &quot;)" office:value-type="string" office:string-value=", " calcext:value-type="string">
            <text:p>, </text:p>
          </table:table-cell>
          <table:table-cell table:style-name="ce32" table:formula="of:=IF([.$I227]=&quot;&quot;; &quot;&quot;; IF([.$N227]&gt;0; COM.MICROSOFT.CONCAT(&quot;(&quot;; [.$I227]; &quot; &lt;&lt; &quot;; [.$N227]; &quot;)&quot;); [.$I227]))" office:value-type="string" office:string-value="(0b110011 &lt;&lt; 2)" calcext:value-type="string">
            <text:p>(0b110011 &lt;&lt; 2)</text:p>
          </table:table-cell>
          <table:table-cell table:style-name="ce32" table:formula="of:=IF(OR([.$I227]=&quot;&quot;; AND([.$J227]=&quot;&quot;; [.$N227]&lt;&gt;0)); &quot;&quot;; &quot;, &quot;)">
            <text:p/>
          </table:table-cell>
          <table:table-cell table:style-name="ce32" table:formula="of:=IF([.$J227]=&quot;&quot;; &quot;&quot;; IF([.$O227]&gt;0; COM.MICROSOFT.CONCAT(&quot;(&quot;; [.$J227]; &quot; &lt;&lt; &quot;; [.$O227]; &quot;)&quot;); [.$J227]))">
            <text:p/>
          </table:table-cell>
          <table:table-cell table:style-name="ce33" table:formula="of:=IF(OR([.$J227]=&quot;&quot;; AND([.$O227]&lt;&gt;0)); &quot;&quot;; &quot;, &quot;)">
            <text:p/>
          </table:table-cell>
          <table:table-cell table:formula="of:=COM.MICROSOFT.CONCAT(&quot;// &quot;; [.B227]; &quot; &quot;; IF([.A227]=&quot;&quot;; &quot;   &quot;; COM.MICROSOFT.CONCAT(&quot;-&quot;; [.A227]; &quot;-&quot;)); &quot; &quot;; [.C227])" office:value-type="string" office:string-value="// 225     |11111111|11111111|11110011" calcext:value-type="string">
            <text:p>// 225 <text:s text:c="4"/>|11111111|11111111|11110011</text:p>
          </table:table-cell>
          <table:table-cell table:formula="of:=COM.MICROSOFT.CONCAT([.P227:.Z227])" office:value-type="string" office:string-value="+ 0b11, 0b11111111, 0b11111111, (0b110011 &lt;&lt; 2)" calcext:value-type="string">
            <text:p>+ 0b11, 0b11111111, 0b11111111, (0b110011 &lt;&lt; 2)</text:p>
          </table:table-cell>
          <table:table-cell table:formula="of:=COM.MICROSOFT.CONCAT([.AA227]; CHAR(10); [.AB227])" office:value-type="string" office:string-value="// 225     |11111111|11111111|11110011&#10;+ 0b11, 0b11111111, 0b11111111, (0b110011 &lt;&lt; 2)" calcext:value-type="string">
            <text:p>// 225     |11111111|11111111|11110011</text:p>
            <text:p>+ 0b11, 0b11111111, 0b11111111, (0b11001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|11111111|11111110|1101</text:p>
          </table:table-cell>
          <table:table-cell office:value-type="string" calcext:value-type="string">
            <text:p>11111111111111101101</text:p>
          </table:table-cell>
          <table:table-cell table:formula="of:=8-MOD(LEN([.$D227])-[.$E227]; 8)" office:value-type="float" office:value="2" calcext:value-type="float">
            <text:p>2</text:p>
          </table:table-cell>
          <table:table-cell table:style-name="ce29" table:formula="of:=IF(MID([.$D228];1;[.$E228])=&quot;&quot;; &quot;&quot;; COM.MICROSOFT.CONCAT(&quot;0b&quot;; MID([.$D228];1;[.$E228])))" office:value-type="string" office:string-value="0b11" calcext:value-type="string">
            <text:p>0b11</text:p>
          </table:table-cell>
          <table:table-cell table:style-name="ce29" table:formula="of:=IF(MID([.$D228];1+[.$E228]; 8)=&quot;&quot;; &quot;&quot;; COM.MICROSOFT.CONCAT(&quot;0b&quot;; MID([.$D228];1+[.$E228]; 8)))" office:value-type="string" office:string-value="0b11111111" calcext:value-type="string">
            <text:p>0b11111111</text:p>
          </table:table-cell>
          <table:table-cell table:style-name="ce29" table:formula="of:=IF(MID([.$D228];1+[.$E228]+8; 8)=&quot;&quot;; &quot;&quot;; COM.MICROSOFT.CONCAT(&quot;0b&quot;; MID([.$D228];1+[.$E228]+8; 8)))" office:value-type="string" office:string-value="0b11111011" calcext:value-type="string">
            <text:p>0b11111011</text:p>
          </table:table-cell>
          <table:table-cell table:style-name="ce29" table:formula="of:=IF(MID([.$D228];1+[.$E228]+8+8; 8)=&quot;&quot;; &quot;&quot;; COM.MICROSOFT.CONCAT(&quot;0b&quot;; MID([.$D228];1+[.$E228]+8+8; 8)))" office:value-type="string" office:string-value="0b01" calcext:value-type="string">
            <text:p>0b01</text:p>
          </table:table-cell>
          <table:table-cell table:style-name="ce29" table:formula="of:=IF(MID([.$D228];1+[.$E228]+8+8+8; 8)=&quot;&quot;; &quot;&quot;; COM.MICROSOFT.CONCAT(&quot;0b&quot;; MID([.$D228];1+[.$E228]+8+8+8; 8)))">
            <text:p/>
          </table:table-cell>
          <table:table-cell table:style-name="ce31" table:formula="of:=[.E228]-LEN([.F228])+2" office:value-type="float" office:value="0" calcext:value-type="float">
            <text:p>0</text:p>
          </table:table-cell>
          <table:table-cell table:style-name="ce29" table:formula="of:=IF([.G228]=&quot;&quot;; &quot;&quot;; 8-LEN([.G228])+2)" office:value-type="float" office:value="0" calcext:value-type="float">
            <text:p>0</text:p>
          </table:table-cell>
          <table:table-cell table:style-name="ce29" table:formula="of:=IF([.H228]=&quot;&quot;; &quot;&quot;; 8-LEN([.H228])+2)" office:value-type="float" office:value="0" calcext:value-type="float">
            <text:p>0</text:p>
          </table:table-cell>
          <table:table-cell table:style-name="ce29" table:formula="of:=IF([.I228]=&quot;&quot;; &quot;&quot;; 8-LEN([.I228])+2)" office:value-type="float" office:value="6" calcext:value-type="float">
            <text:p>6</text:p>
          </table:table-cell>
          <table:table-cell table:style-name="ce29" table:formula="of:=IF([.J228]=&quot;&quot;; &quot;&quot;; 8-LEN([.J228])+2)">
            <text:p/>
          </table:table-cell>
          <table:table-cell table:style-name="ce31" table:formula="of:=IF(OR([.$F228]=&quot;&quot;; [.$E228]=8); &quot;&quot;; &quot;+ &quot;)" office:value-type="string" office:string-value="+ " calcext:value-type="string">
            <text:p>+ </text:p>
          </table:table-cell>
          <table:table-cell table:style-name="ce32" table:formula="of:=IF([.$F228]=&quot;&quot;; &quot;&quot;; IF([.$K228]&gt;0; COM.MICROSOFT.CONCAT(&quot;(&quot;; [.$F228]; &quot; &lt;&lt; &quot;; [.$K228]; &quot;)&quot;); [.$F228]))" office:value-type="string" office:string-value="0b11" calcext:value-type="string">
            <text:p>0b11</text:p>
          </table:table-cell>
          <table:table-cell table:style-name="ce32" table:formula="of:=IF(OR([.$F228]=&quot;&quot;; AND([.$G228]=&quot;&quot;; [.$K228]&lt;&gt;0)); &quot;&quot;; &quot;, &quot;)" office:value-type="string" office:string-value=", " calcext:value-type="string">
            <text:p>, </text:p>
          </table:table-cell>
          <table:table-cell table:style-name="ce32" table:formula="of:=IF([.$G228]=&quot;&quot;; &quot;&quot;; IF([.$L228]&gt;0; COM.MICROSOFT.CONCAT(&quot;(&quot;; [.$G228]; &quot; &lt;&lt; &quot;; [.$L228]; &quot;)&quot;); [.$G228]))" office:value-type="string" office:string-value="0b11111111" calcext:value-type="string">
            <text:p>0b11111111</text:p>
          </table:table-cell>
          <table:table-cell table:style-name="ce32" table:formula="of:=IF(OR([.$G228]=&quot;&quot;; AND([.$H228]=&quot;&quot;; [.$L228]&lt;&gt;0)); &quot;&quot;; &quot;, &quot;)" office:value-type="string" office:string-value=", " calcext:value-type="string">
            <text:p>, </text:p>
          </table:table-cell>
          <table:table-cell table:style-name="ce32" table:formula="of:=IF([.$H228]=&quot;&quot;; &quot;&quot;; IF([.$M228]&gt;0; COM.MICROSOFT.CONCAT(&quot;(&quot;; [.$H228]; &quot; &lt;&lt; &quot;; [.$M228]; &quot;)&quot;); [.$H228]))" office:value-type="string" office:string-value="0b11111011" calcext:value-type="string">
            <text:p>0b11111011</text:p>
          </table:table-cell>
          <table:table-cell table:style-name="ce32" table:formula="of:=IF(OR([.$H228]=&quot;&quot;; AND([.$I228]=&quot;&quot;; [.$M228]&lt;&gt;0)); &quot;&quot;; &quot;, &quot;)" office:value-type="string" office:string-value=", " calcext:value-type="string">
            <text:p>, </text:p>
          </table:table-cell>
          <table:table-cell table:style-name="ce32" table:formula="of:=IF([.$I228]=&quot;&quot;; &quot;&quot;; IF([.$N228]&gt;0; COM.MICROSOFT.CONCAT(&quot;(&quot;; [.$I228]; &quot; &lt;&lt; &quot;; [.$N228]; &quot;)&quot;); [.$I228]))" office:value-type="string" office:string-value="(0b01 &lt;&lt; 6)" calcext:value-type="string">
            <text:p>(0b01 &lt;&lt; 6)</text:p>
          </table:table-cell>
          <table:table-cell table:style-name="ce32" table:formula="of:=IF(OR([.$I228]=&quot;&quot;; AND([.$J228]=&quot;&quot;; [.$N228]&lt;&gt;0)); &quot;&quot;; &quot;, &quot;)">
            <text:p/>
          </table:table-cell>
          <table:table-cell table:style-name="ce32" table:formula="of:=IF([.$J228]=&quot;&quot;; &quot;&quot;; IF([.$O228]&gt;0; COM.MICROSOFT.CONCAT(&quot;(&quot;; [.$J228]; &quot; &lt;&lt; &quot;; [.$O228]; &quot;)&quot;); [.$J228]))">
            <text:p/>
          </table:table-cell>
          <table:table-cell table:style-name="ce33" table:formula="of:=IF(OR([.$J228]=&quot;&quot;; AND([.$O228]&lt;&gt;0)); &quot;&quot;; &quot;, &quot;)">
            <text:p/>
          </table:table-cell>
          <table:table-cell table:formula="of:=COM.MICROSOFT.CONCAT(&quot;// &quot;; [.B228]; &quot; &quot;; IF([.A228]=&quot;&quot;; &quot;   &quot;; COM.MICROSOFT.CONCAT(&quot;-&quot;; [.A228]; &quot;-&quot;)); &quot; &quot;; [.C228])" office:value-type="string" office:string-value="// 226     |11111111|11111110|1101" calcext:value-type="string">
            <text:p>// 226 <text:s text:c="4"/>|11111111|11111110|1101</text:p>
          </table:table-cell>
          <table:table-cell table:formula="of:=COM.MICROSOFT.CONCAT([.P228:.Z228])" office:value-type="string" office:string-value="+ 0b11, 0b11111111, 0b11111011, (0b01 &lt;&lt; 6)" calcext:value-type="string">
            <text:p>+ 0b11, 0b11111111, 0b11111011, (0b01 &lt;&lt; 6)</text:p>
          </table:table-cell>
          <table:table-cell table:formula="of:=COM.MICROSOFT.CONCAT([.AA228]; CHAR(10); [.AB228])" office:value-type="string" office:string-value="// 226     |11111111|11111110|1101&#10;+ 0b11, 0b11111111, 0b11111011, (0b01 &lt;&lt; 6)" calcext:value-type="string">
            <text:p>// 226     |11111111|11111110|1101</text:p>
            <text:p>+ 0b11, 0b11111111, 0b11111011, (0b01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|11111111|11111111|00110</text:p>
          </table:table-cell>
          <table:table-cell office:value-type="string" calcext:value-type="string">
            <text:p>111111111111111100110</text:p>
          </table:table-cell>
          <table:table-cell table:formula="of:=8-MOD(LEN([.$D228])-[.$E228]; 8)" office:value-type="float" office:value="6" calcext:value-type="float">
            <text:p>6</text:p>
          </table:table-cell>
          <table:table-cell table:style-name="ce29" table:formula="of:=IF(MID([.$D229];1;[.$E229])=&quot;&quot;; &quot;&quot;; COM.MICROSOFT.CONCAT(&quot;0b&quot;; MID([.$D229];1;[.$E229])))" office:value-type="string" office:string-value="0b111111" calcext:value-type="string">
            <text:p>0b111111</text:p>
          </table:table-cell>
          <table:table-cell table:style-name="ce29" table:formula="of:=IF(MID([.$D229];1+[.$E229]; 8)=&quot;&quot;; &quot;&quot;; COM.MICROSOFT.CONCAT(&quot;0b&quot;; MID([.$D229];1+[.$E229]; 8)))" office:value-type="string" office:string-value="0b11111111" calcext:value-type="string">
            <text:p>0b11111111</text:p>
          </table:table-cell>
          <table:table-cell table:style-name="ce29" table:formula="of:=IF(MID([.$D229];1+[.$E229]+8; 8)=&quot;&quot;; &quot;&quot;; COM.MICROSOFT.CONCAT(&quot;0b&quot;; MID([.$D229];1+[.$E229]+8; 8)))" office:value-type="string" office:string-value="0b1100110" calcext:value-type="string">
            <text:p>0b1100110</text:p>
          </table:table-cell>
          <table:table-cell table:style-name="ce29" table:formula="of:=IF(MID([.$D229];1+[.$E229]+8+8; 8)=&quot;&quot;; &quot;&quot;; COM.MICROSOFT.CONCAT(&quot;0b&quot;; MID([.$D229];1+[.$E229]+8+8; 8)))">
            <text:p/>
          </table:table-cell>
          <table:table-cell table:style-name="ce29" table:formula="of:=IF(MID([.$D229];1+[.$E229]+8+8+8; 8)=&quot;&quot;; &quot;&quot;; COM.MICROSOFT.CONCAT(&quot;0b&quot;; MID([.$D229];1+[.$E229]+8+8+8; 8)))">
            <text:p/>
          </table:table-cell>
          <table:table-cell table:style-name="ce31" table:formula="of:=[.E229]-LEN([.F229])+2" office:value-type="float" office:value="0" calcext:value-type="float">
            <text:p>0</text:p>
          </table:table-cell>
          <table:table-cell table:style-name="ce29" table:formula="of:=IF([.G229]=&quot;&quot;; &quot;&quot;; 8-LEN([.G229])+2)" office:value-type="float" office:value="0" calcext:value-type="float">
            <text:p>0</text:p>
          </table:table-cell>
          <table:table-cell table:style-name="ce29" table:formula="of:=IF([.H229]=&quot;&quot;; &quot;&quot;; 8-LEN([.H229])+2)" office:value-type="float" office:value="1" calcext:value-type="float">
            <text:p>1</text:p>
          </table:table-cell>
          <table:table-cell table:style-name="ce29" table:formula="of:=IF([.I229]=&quot;&quot;; &quot;&quot;; 8-LEN([.I229])+2)">
            <text:p/>
          </table:table-cell>
          <table:table-cell table:style-name="ce29" table:formula="of:=IF([.J229]=&quot;&quot;; &quot;&quot;; 8-LEN([.J229])+2)">
            <text:p/>
          </table:table-cell>
          <table:table-cell table:style-name="ce31" table:formula="of:=IF(OR([.$F229]=&quot;&quot;; [.$E229]=8); &quot;&quot;; &quot;+ &quot;)" office:value-type="string" office:string-value="+ " calcext:value-type="string">
            <text:p>+ </text:p>
          </table:table-cell>
          <table:table-cell table:style-name="ce32" table:formula="of:=IF([.$F229]=&quot;&quot;; &quot;&quot;; IF([.$K229]&gt;0; COM.MICROSOFT.CONCAT(&quot;(&quot;; [.$F229]; &quot; &lt;&lt; &quot;; [.$K229]; &quot;)&quot;); [.$F229]))" office:value-type="string" office:string-value="0b111111" calcext:value-type="string">
            <text:p>0b111111</text:p>
          </table:table-cell>
          <table:table-cell table:style-name="ce32" table:formula="of:=IF(OR([.$F229]=&quot;&quot;; AND([.$G229]=&quot;&quot;; [.$K229]&lt;&gt;0)); &quot;&quot;; &quot;, &quot;)" office:value-type="string" office:string-value=", " calcext:value-type="string">
            <text:p>, </text:p>
          </table:table-cell>
          <table:table-cell table:style-name="ce32" table:formula="of:=IF([.$G229]=&quot;&quot;; &quot;&quot;; IF([.$L229]&gt;0; COM.MICROSOFT.CONCAT(&quot;(&quot;; [.$G229]; &quot; &lt;&lt; &quot;; [.$L229]; &quot;)&quot;); [.$G229]))" office:value-type="string" office:string-value="0b11111111" calcext:value-type="string">
            <text:p>0b11111111</text:p>
          </table:table-cell>
          <table:table-cell table:style-name="ce32" table:formula="of:=IF(OR([.$G229]=&quot;&quot;; AND([.$H229]=&quot;&quot;; [.$L229]&lt;&gt;0)); &quot;&quot;; &quot;, &quot;)" office:value-type="string" office:string-value=", " calcext:value-type="string">
            <text:p>, </text:p>
          </table:table-cell>
          <table:table-cell table:style-name="ce32" table:formula="of:=IF([.$H229]=&quot;&quot;; &quot;&quot;; IF([.$M229]&gt;0; COM.MICROSOFT.CONCAT(&quot;(&quot;; [.$H229]; &quot; &lt;&lt; &quot;; [.$M229]; &quot;)&quot;); [.$H229]))" office:value-type="string" office:string-value="(0b1100110 &lt;&lt; 1)" calcext:value-type="string">
            <text:p>(0b1100110 &lt;&lt; 1)</text:p>
          </table:table-cell>
          <table:table-cell table:style-name="ce32" table:formula="of:=IF(OR([.$H229]=&quot;&quot;; AND([.$I229]=&quot;&quot;; [.$M229]&lt;&gt;0)); &quot;&quot;; &quot;, &quot;)">
            <text:p/>
          </table:table-cell>
          <table:table-cell table:style-name="ce32" table:formula="of:=IF([.$I229]=&quot;&quot;; &quot;&quot;; IF([.$N229]&gt;0; COM.MICROSOFT.CONCAT(&quot;(&quot;; [.$I229]; &quot; &lt;&lt; &quot;; [.$N229]; &quot;)&quot;); [.$I229]))">
            <text:p/>
          </table:table-cell>
          <table:table-cell table:style-name="ce32" table:formula="of:=IF(OR([.$I229]=&quot;&quot;; AND([.$J229]=&quot;&quot;; [.$N229]&lt;&gt;0)); &quot;&quot;; &quot;, &quot;)">
            <text:p/>
          </table:table-cell>
          <table:table-cell table:style-name="ce32" table:formula="of:=IF([.$J229]=&quot;&quot;; &quot;&quot;; IF([.$O229]&gt;0; COM.MICROSOFT.CONCAT(&quot;(&quot;; [.$J229]; &quot; &lt;&lt; &quot;; [.$O229]; &quot;)&quot;); [.$J229]))">
            <text:p/>
          </table:table-cell>
          <table:table-cell table:style-name="ce33" table:formula="of:=IF(OR([.$J229]=&quot;&quot;; AND([.$O229]&lt;&gt;0)); &quot;&quot;; &quot;, &quot;)">
            <text:p/>
          </table:table-cell>
          <table:table-cell table:formula="of:=COM.MICROSOFT.CONCAT(&quot;// &quot;; [.B229]; &quot; &quot;; IF([.A229]=&quot;&quot;; &quot;   &quot;; COM.MICROSOFT.CONCAT(&quot;-&quot;; [.A229]; &quot;-&quot;)); &quot; &quot;; [.C229])" office:value-type="string" office:string-value="// 227     |11111111|11111111|00110" calcext:value-type="string">
            <text:p>// 227 <text:s text:c="4"/>|11111111|11111111|00110</text:p>
          </table:table-cell>
          <table:table-cell table:formula="of:=COM.MICROSOFT.CONCAT([.P229:.Z229])" office:value-type="string" office:string-value="+ 0b111111, 0b11111111, (0b1100110 &lt;&lt; 1)" calcext:value-type="string">
            <text:p>+ 0b111111, 0b11111111, (0b1100110 &lt;&lt; 1)</text:p>
          </table:table-cell>
          <table:table-cell table:formula="of:=COM.MICROSOFT.CONCAT([.AA229]; CHAR(10); [.AB229])" office:value-type="string" office:string-value="// 227     |11111111|11111111|00110&#10;+ 0b111111, 0b11111111, (0b1100110 &lt;&lt; 1)" calcext:value-type="string">
            <text:p>// 227     |11111111|11111111|00110</text:p>
            <text:p>+ 0b111111, 0b11111111, (0b1100110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|11111111|11111111|101001</text:p>
          </table:table-cell>
          <table:table-cell office:value-type="string" calcext:value-type="string">
            <text:p>1111111111111111101001</text:p>
          </table:table-cell>
          <table:table-cell table:formula="of:=8-MOD(LEN([.$D229])-[.$E229]; 8)" office:value-type="float" office:value="1" calcext:value-type="float">
            <text:p>1</text:p>
          </table:table-cell>
          <table:table-cell table:style-name="ce29" table:formula="of:=IF(MID([.$D230];1;[.$E230])=&quot;&quot;; &quot;&quot;; COM.MICROSOFT.CONCAT(&quot;0b&quot;; MID([.$D230];1;[.$E230])))" office:value-type="string" office:string-value="0b1" calcext:value-type="string">
            <text:p>0b1</text:p>
          </table:table-cell>
          <table:table-cell table:style-name="ce29" table:formula="of:=IF(MID([.$D230];1+[.$E230]; 8)=&quot;&quot;; &quot;&quot;; COM.MICROSOFT.CONCAT(&quot;0b&quot;; MID([.$D230];1+[.$E230]; 8)))" office:value-type="string" office:string-value="0b11111111" calcext:value-type="string">
            <text:p>0b11111111</text:p>
          </table:table-cell>
          <table:table-cell table:style-name="ce29" table:formula="of:=IF(MID([.$D230];1+[.$E230]+8; 8)=&quot;&quot;; &quot;&quot;; COM.MICROSOFT.CONCAT(&quot;0b&quot;; MID([.$D230];1+[.$E230]+8; 8)))" office:value-type="string" office:string-value="0b11111111" calcext:value-type="string">
            <text:p>0b11111111</text:p>
          </table:table-cell>
          <table:table-cell table:style-name="ce29" table:formula="of:=IF(MID([.$D230];1+[.$E230]+8+8; 8)=&quot;&quot;; &quot;&quot;; COM.MICROSOFT.CONCAT(&quot;0b&quot;; MID([.$D230];1+[.$E230]+8+8; 8)))" office:value-type="string" office:string-value="0b01001" calcext:value-type="string">
            <text:p>0b01001</text:p>
          </table:table-cell>
          <table:table-cell table:style-name="ce29" table:formula="of:=IF(MID([.$D230];1+[.$E230]+8+8+8; 8)=&quot;&quot;; &quot;&quot;; COM.MICROSOFT.CONCAT(&quot;0b&quot;; MID([.$D230];1+[.$E230]+8+8+8; 8)))">
            <text:p/>
          </table:table-cell>
          <table:table-cell table:style-name="ce31" table:formula="of:=[.E230]-LEN([.F230])+2" office:value-type="float" office:value="0" calcext:value-type="float">
            <text:p>0</text:p>
          </table:table-cell>
          <table:table-cell table:style-name="ce29" table:formula="of:=IF([.G230]=&quot;&quot;; &quot;&quot;; 8-LEN([.G230])+2)" office:value-type="float" office:value="0" calcext:value-type="float">
            <text:p>0</text:p>
          </table:table-cell>
          <table:table-cell table:style-name="ce29" table:formula="of:=IF([.H230]=&quot;&quot;; &quot;&quot;; 8-LEN([.H230])+2)" office:value-type="float" office:value="0" calcext:value-type="float">
            <text:p>0</text:p>
          </table:table-cell>
          <table:table-cell table:style-name="ce29" table:formula="of:=IF([.I230]=&quot;&quot;; &quot;&quot;; 8-LEN([.I230])+2)" office:value-type="float" office:value="3" calcext:value-type="float">
            <text:p>3</text:p>
          </table:table-cell>
          <table:table-cell table:style-name="ce29" table:formula="of:=IF([.J230]=&quot;&quot;; &quot;&quot;; 8-LEN([.J230])+2)">
            <text:p/>
          </table:table-cell>
          <table:table-cell table:style-name="ce31" table:formula="of:=IF(OR([.$F230]=&quot;&quot;; [.$E230]=8); &quot;&quot;; &quot;+ &quot;)" office:value-type="string" office:string-value="+ " calcext:value-type="string">
            <text:p>+ </text:p>
          </table:table-cell>
          <table:table-cell table:style-name="ce32" table:formula="of:=IF([.$F230]=&quot;&quot;; &quot;&quot;; IF([.$K230]&gt;0; COM.MICROSOFT.CONCAT(&quot;(&quot;; [.$F230]; &quot; &lt;&lt; &quot;; [.$K230]; &quot;)&quot;); [.$F230]))" office:value-type="string" office:string-value="0b1" calcext:value-type="string">
            <text:p>0b1</text:p>
          </table:table-cell>
          <table:table-cell table:style-name="ce32" table:formula="of:=IF(OR([.$F230]=&quot;&quot;; AND([.$G230]=&quot;&quot;; [.$K230]&lt;&gt;0)); &quot;&quot;; &quot;, &quot;)" office:value-type="string" office:string-value=", " calcext:value-type="string">
            <text:p>, </text:p>
          </table:table-cell>
          <table:table-cell table:style-name="ce32" table:formula="of:=IF([.$G230]=&quot;&quot;; &quot;&quot;; IF([.$L230]&gt;0; COM.MICROSOFT.CONCAT(&quot;(&quot;; [.$G230]; &quot; &lt;&lt; &quot;; [.$L230]; &quot;)&quot;); [.$G230]))" office:value-type="string" office:string-value="0b11111111" calcext:value-type="string">
            <text:p>0b11111111</text:p>
          </table:table-cell>
          <table:table-cell table:style-name="ce32" table:formula="of:=IF(OR([.$G230]=&quot;&quot;; AND([.$H230]=&quot;&quot;; [.$L230]&lt;&gt;0)); &quot;&quot;; &quot;, &quot;)" office:value-type="string" office:string-value=", " calcext:value-type="string">
            <text:p>, </text:p>
          </table:table-cell>
          <table:table-cell table:style-name="ce32" table:formula="of:=IF([.$H230]=&quot;&quot;; &quot;&quot;; IF([.$M230]&gt;0; COM.MICROSOFT.CONCAT(&quot;(&quot;; [.$H230]; &quot; &lt;&lt; &quot;; [.$M230]; &quot;)&quot;); [.$H230]))" office:value-type="string" office:string-value="0b11111111" calcext:value-type="string">
            <text:p>0b11111111</text:p>
          </table:table-cell>
          <table:table-cell table:style-name="ce32" table:formula="of:=IF(OR([.$H230]=&quot;&quot;; AND([.$I230]=&quot;&quot;; [.$M230]&lt;&gt;0)); &quot;&quot;; &quot;, &quot;)" office:value-type="string" office:string-value=", " calcext:value-type="string">
            <text:p>, </text:p>
          </table:table-cell>
          <table:table-cell table:style-name="ce32" table:formula="of:=IF([.$I230]=&quot;&quot;; &quot;&quot;; IF([.$N230]&gt;0; COM.MICROSOFT.CONCAT(&quot;(&quot;; [.$I230]; &quot; &lt;&lt; &quot;; [.$N230]; &quot;)&quot;); [.$I230]))" office:value-type="string" office:string-value="(0b01001 &lt;&lt; 3)" calcext:value-type="string">
            <text:p>(0b01001 &lt;&lt; 3)</text:p>
          </table:table-cell>
          <table:table-cell table:style-name="ce32" table:formula="of:=IF(OR([.$I230]=&quot;&quot;; AND([.$J230]=&quot;&quot;; [.$N230]&lt;&gt;0)); &quot;&quot;; &quot;, &quot;)">
            <text:p/>
          </table:table-cell>
          <table:table-cell table:style-name="ce32" table:formula="of:=IF([.$J230]=&quot;&quot;; &quot;&quot;; IF([.$O230]&gt;0; COM.MICROSOFT.CONCAT(&quot;(&quot;; [.$J230]; &quot; &lt;&lt; &quot;; [.$O230]; &quot;)&quot;); [.$J230]))">
            <text:p/>
          </table:table-cell>
          <table:table-cell table:style-name="ce33" table:formula="of:=IF(OR([.$J230]=&quot;&quot;; AND([.$O230]&lt;&gt;0)); &quot;&quot;; &quot;, &quot;)">
            <text:p/>
          </table:table-cell>
          <table:table-cell table:formula="of:=COM.MICROSOFT.CONCAT(&quot;// &quot;; [.B230]; &quot; &quot;; IF([.A230]=&quot;&quot;; &quot;   &quot;; COM.MICROSOFT.CONCAT(&quot;-&quot;; [.A230]; &quot;-&quot;)); &quot; &quot;; [.C230])" office:value-type="string" office:string-value="// 228     |11111111|11111111|101001" calcext:value-type="string">
            <text:p>// 228 <text:s text:c="4"/>|11111111|11111111|101001</text:p>
          </table:table-cell>
          <table:table-cell table:formula="of:=COM.MICROSOFT.CONCAT([.P230:.Z230])" office:value-type="string" office:string-value="+ 0b1, 0b11111111, 0b11111111, (0b01001 &lt;&lt; 3)" calcext:value-type="string">
            <text:p>+ 0b1, 0b11111111, 0b11111111, (0b01001 &lt;&lt; 3)</text:p>
          </table:table-cell>
          <table:table-cell table:formula="of:=COM.MICROSOFT.CONCAT([.AA230]; CHAR(10); [.AB230])" office:value-type="string" office:string-value="// 228     |11111111|11111111|101001&#10;+ 0b1, 0b11111111, 0b11111111, (0b01001 &lt;&lt; 3)" calcext:value-type="string">
            <text:p>// 228     |11111111|11111111|101001</text:p>
            <text:p>+ 0b1, 0b11111111, 0b11111111, (0b01001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|11111111|11111111|00111</text:p>
          </table:table-cell>
          <table:table-cell office:value-type="string" calcext:value-type="string">
            <text:p>111111111111111100111</text:p>
          </table:table-cell>
          <table:table-cell table:formula="of:=8-MOD(LEN([.$D230])-[.$E230]; 8)" office:value-type="float" office:value="3" calcext:value-type="float">
            <text:p>3</text:p>
          </table:table-cell>
          <table:table-cell table:style-name="ce29" table:formula="of:=IF(MID([.$D231];1;[.$E231])=&quot;&quot;; &quot;&quot;; COM.MICROSOFT.CONCAT(&quot;0b&quot;; MID([.$D231];1;[.$E231])))" office:value-type="string" office:string-value="0b111" calcext:value-type="string">
            <text:p>0b111</text:p>
          </table:table-cell>
          <table:table-cell table:style-name="ce29" table:formula="of:=IF(MID([.$D231];1+[.$E231]; 8)=&quot;&quot;; &quot;&quot;; COM.MICROSOFT.CONCAT(&quot;0b&quot;; MID([.$D231];1+[.$E231]; 8)))" office:value-type="string" office:string-value="0b11111111" calcext:value-type="string">
            <text:p>0b11111111</text:p>
          </table:table-cell>
          <table:table-cell table:style-name="ce29" table:formula="of:=IF(MID([.$D231];1+[.$E231]+8; 8)=&quot;&quot;; &quot;&quot;; COM.MICROSOFT.CONCAT(&quot;0b&quot;; MID([.$D231];1+[.$E231]+8; 8)))" office:value-type="string" office:string-value="0b11111001" calcext:value-type="string">
            <text:p>0b11111001</text:p>
          </table:table-cell>
          <table:table-cell table:style-name="ce29" table:formula="of:=IF(MID([.$D231];1+[.$E231]+8+8; 8)=&quot;&quot;; &quot;&quot;; COM.MICROSOFT.CONCAT(&quot;0b&quot;; MID([.$D231];1+[.$E231]+8+8; 8)))" office:value-type="string" office:string-value="0b11" calcext:value-type="string">
            <text:p>0b11</text:p>
          </table:table-cell>
          <table:table-cell table:style-name="ce29" table:formula="of:=IF(MID([.$D231];1+[.$E231]+8+8+8; 8)=&quot;&quot;; &quot;&quot;; COM.MICROSOFT.CONCAT(&quot;0b&quot;; MID([.$D231];1+[.$E231]+8+8+8; 8)))">
            <text:p/>
          </table:table-cell>
          <table:table-cell table:style-name="ce31" table:formula="of:=[.E231]-LEN([.F231])+2" office:value-type="float" office:value="0" calcext:value-type="float">
            <text:p>0</text:p>
          </table:table-cell>
          <table:table-cell table:style-name="ce29" table:formula="of:=IF([.G231]=&quot;&quot;; &quot;&quot;; 8-LEN([.G231])+2)" office:value-type="float" office:value="0" calcext:value-type="float">
            <text:p>0</text:p>
          </table:table-cell>
          <table:table-cell table:style-name="ce29" table:formula="of:=IF([.H231]=&quot;&quot;; &quot;&quot;; 8-LEN([.H231])+2)" office:value-type="float" office:value="0" calcext:value-type="float">
            <text:p>0</text:p>
          </table:table-cell>
          <table:table-cell table:style-name="ce29" table:formula="of:=IF([.I231]=&quot;&quot;; &quot;&quot;; 8-LEN([.I231])+2)" office:value-type="float" office:value="6" calcext:value-type="float">
            <text:p>6</text:p>
          </table:table-cell>
          <table:table-cell table:style-name="ce29" table:formula="of:=IF([.J231]=&quot;&quot;; &quot;&quot;; 8-LEN([.J231])+2)">
            <text:p/>
          </table:table-cell>
          <table:table-cell table:style-name="ce31" table:formula="of:=IF(OR([.$F231]=&quot;&quot;; [.$E231]=8); &quot;&quot;; &quot;+ &quot;)" office:value-type="string" office:string-value="+ " calcext:value-type="string">
            <text:p>+ </text:p>
          </table:table-cell>
          <table:table-cell table:style-name="ce32" table:formula="of:=IF([.$F231]=&quot;&quot;; &quot;&quot;; IF([.$K231]&gt;0; COM.MICROSOFT.CONCAT(&quot;(&quot;; [.$F231]; &quot; &lt;&lt; &quot;; [.$K231]; &quot;)&quot;); [.$F231]))" office:value-type="string" office:string-value="0b111" calcext:value-type="string">
            <text:p>0b111</text:p>
          </table:table-cell>
          <table:table-cell table:style-name="ce32" table:formula="of:=IF(OR([.$F231]=&quot;&quot;; AND([.$G231]=&quot;&quot;; [.$K231]&lt;&gt;0)); &quot;&quot;; &quot;, &quot;)" office:value-type="string" office:string-value=", " calcext:value-type="string">
            <text:p>, </text:p>
          </table:table-cell>
          <table:table-cell table:style-name="ce32" table:formula="of:=IF([.$G231]=&quot;&quot;; &quot;&quot;; IF([.$L231]&gt;0; COM.MICROSOFT.CONCAT(&quot;(&quot;; [.$G231]; &quot; &lt;&lt; &quot;; [.$L231]; &quot;)&quot;); [.$G231]))" office:value-type="string" office:string-value="0b11111111" calcext:value-type="string">
            <text:p>0b11111111</text:p>
          </table:table-cell>
          <table:table-cell table:style-name="ce32" table:formula="of:=IF(OR([.$G231]=&quot;&quot;; AND([.$H231]=&quot;&quot;; [.$L231]&lt;&gt;0)); &quot;&quot;; &quot;, &quot;)" office:value-type="string" office:string-value=", " calcext:value-type="string">
            <text:p>, </text:p>
          </table:table-cell>
          <table:table-cell table:style-name="ce32" table:formula="of:=IF([.$H231]=&quot;&quot;; &quot;&quot;; IF([.$M231]&gt;0; COM.MICROSOFT.CONCAT(&quot;(&quot;; [.$H231]; &quot; &lt;&lt; &quot;; [.$M231]; &quot;)&quot;); [.$H231]))" office:value-type="string" office:string-value="0b11111001" calcext:value-type="string">
            <text:p>0b11111001</text:p>
          </table:table-cell>
          <table:table-cell table:style-name="ce32" table:formula="of:=IF(OR([.$H231]=&quot;&quot;; AND([.$I231]=&quot;&quot;; [.$M231]&lt;&gt;0)); &quot;&quot;; &quot;, &quot;)" office:value-type="string" office:string-value=", " calcext:value-type="string">
            <text:p>, </text:p>
          </table:table-cell>
          <table:table-cell table:style-name="ce32" table:formula="of:=IF([.$I231]=&quot;&quot;; &quot;&quot;; IF([.$N231]&gt;0; COM.MICROSOFT.CONCAT(&quot;(&quot;; [.$I231]; &quot; &lt;&lt; &quot;; [.$N231]; &quot;)&quot;); [.$I231]))" office:value-type="string" office:string-value="(0b11 &lt;&lt; 6)" calcext:value-type="string">
            <text:p>(0b11 &lt;&lt; 6)</text:p>
          </table:table-cell>
          <table:table-cell table:style-name="ce32" table:formula="of:=IF(OR([.$I231]=&quot;&quot;; AND([.$J231]=&quot;&quot;; [.$N231]&lt;&gt;0)); &quot;&quot;; &quot;, &quot;)">
            <text:p/>
          </table:table-cell>
          <table:table-cell table:style-name="ce32" table:formula="of:=IF([.$J231]=&quot;&quot;; &quot;&quot;; IF([.$O231]&gt;0; COM.MICROSOFT.CONCAT(&quot;(&quot;; [.$J231]; &quot; &lt;&lt; &quot;; [.$O231]; &quot;)&quot;); [.$J231]))">
            <text:p/>
          </table:table-cell>
          <table:table-cell table:style-name="ce33" table:formula="of:=IF(OR([.$J231]=&quot;&quot;; AND([.$O231]&lt;&gt;0)); &quot;&quot;; &quot;, &quot;)">
            <text:p/>
          </table:table-cell>
          <table:table-cell table:formula="of:=COM.MICROSOFT.CONCAT(&quot;// &quot;; [.B231]; &quot; &quot;; IF([.A231]=&quot;&quot;; &quot;   &quot;; COM.MICROSOFT.CONCAT(&quot;-&quot;; [.A231]; &quot;-&quot;)); &quot; &quot;; [.C231])" office:value-type="string" office:string-value="// 229     |11111111|11111111|00111" calcext:value-type="string">
            <text:p>// 229 <text:s text:c="4"/>|11111111|11111111|00111</text:p>
          </table:table-cell>
          <table:table-cell table:formula="of:=COM.MICROSOFT.CONCAT([.P231:.Z231])" office:value-type="string" office:string-value="+ 0b111, 0b11111111, 0b11111001, (0b11 &lt;&lt; 6)" calcext:value-type="string">
            <text:p>+ 0b111, 0b11111111, 0b11111001, (0b11 &lt;&lt; 6)</text:p>
          </table:table-cell>
          <table:table-cell table:formula="of:=COM.MICROSOFT.CONCAT([.AA231]; CHAR(10); [.AB231])" office:value-type="string" office:string-value="// 229     |11111111|11111111|00111&#10;+ 0b111, 0b11111111, 0b11111001, (0b11 &lt;&lt; 6)" calcext:value-type="string">
            <text:p>// 229     |11111111|11111111|00111</text:p>
            <text:p>+ 0b111, 0b11111111, 0b11111001, (0b11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|11111111|11111111|01000</text:p>
          </table:table-cell>
          <table:table-cell office:value-type="string" calcext:value-type="string">
            <text:p>111111111111111101000</text:p>
          </table:table-cell>
          <table:table-cell table:formula="of:=8-MOD(LEN([.$D231])-[.$E231]; 8)" office:value-type="float" office:value="6" calcext:value-type="float">
            <text:p>6</text:p>
          </table:table-cell>
          <table:table-cell table:style-name="ce29" table:formula="of:=IF(MID([.$D232];1;[.$E232])=&quot;&quot;; &quot;&quot;; COM.MICROSOFT.CONCAT(&quot;0b&quot;; MID([.$D232];1;[.$E232])))" office:value-type="string" office:string-value="0b111111" calcext:value-type="string">
            <text:p>0b111111</text:p>
          </table:table-cell>
          <table:table-cell table:style-name="ce29" table:formula="of:=IF(MID([.$D232];1+[.$E232]; 8)=&quot;&quot;; &quot;&quot;; COM.MICROSOFT.CONCAT(&quot;0b&quot;; MID([.$D232];1+[.$E232]; 8)))" office:value-type="string" office:string-value="0b11111111" calcext:value-type="string">
            <text:p>0b11111111</text:p>
          </table:table-cell>
          <table:table-cell table:style-name="ce29" table:formula="of:=IF(MID([.$D232];1+[.$E232]+8; 8)=&quot;&quot;; &quot;&quot;; COM.MICROSOFT.CONCAT(&quot;0b&quot;; MID([.$D232];1+[.$E232]+8; 8)))" office:value-type="string" office:string-value="0b1101000" calcext:value-type="string">
            <text:p>0b1101000</text:p>
          </table:table-cell>
          <table:table-cell table:style-name="ce29" table:formula="of:=IF(MID([.$D232];1+[.$E232]+8+8; 8)=&quot;&quot;; &quot;&quot;; COM.MICROSOFT.CONCAT(&quot;0b&quot;; MID([.$D232];1+[.$E232]+8+8; 8)))">
            <text:p/>
          </table:table-cell>
          <table:table-cell table:style-name="ce29" table:formula="of:=IF(MID([.$D232];1+[.$E232]+8+8+8; 8)=&quot;&quot;; &quot;&quot;; COM.MICROSOFT.CONCAT(&quot;0b&quot;; MID([.$D232];1+[.$E232]+8+8+8; 8)))">
            <text:p/>
          </table:table-cell>
          <table:table-cell table:style-name="ce31" table:formula="of:=[.E232]-LEN([.F232])+2" office:value-type="float" office:value="0" calcext:value-type="float">
            <text:p>0</text:p>
          </table:table-cell>
          <table:table-cell table:style-name="ce29" table:formula="of:=IF([.G232]=&quot;&quot;; &quot;&quot;; 8-LEN([.G232])+2)" office:value-type="float" office:value="0" calcext:value-type="float">
            <text:p>0</text:p>
          </table:table-cell>
          <table:table-cell table:style-name="ce29" table:formula="of:=IF([.H232]=&quot;&quot;; &quot;&quot;; 8-LEN([.H232])+2)" office:value-type="float" office:value="1" calcext:value-type="float">
            <text:p>1</text:p>
          </table:table-cell>
          <table:table-cell table:style-name="ce29" table:formula="of:=IF([.I232]=&quot;&quot;; &quot;&quot;; 8-LEN([.I232])+2)">
            <text:p/>
          </table:table-cell>
          <table:table-cell table:style-name="ce29" table:formula="of:=IF([.J232]=&quot;&quot;; &quot;&quot;; 8-LEN([.J232])+2)">
            <text:p/>
          </table:table-cell>
          <table:table-cell table:style-name="ce31" table:formula="of:=IF(OR([.$F232]=&quot;&quot;; [.$E232]=8); &quot;&quot;; &quot;+ &quot;)" office:value-type="string" office:string-value="+ " calcext:value-type="string">
            <text:p>+ </text:p>
          </table:table-cell>
          <table:table-cell table:style-name="ce32" table:formula="of:=IF([.$F232]=&quot;&quot;; &quot;&quot;; IF([.$K232]&gt;0; COM.MICROSOFT.CONCAT(&quot;(&quot;; [.$F232]; &quot; &lt;&lt; &quot;; [.$K232]; &quot;)&quot;); [.$F232]))" office:value-type="string" office:string-value="0b111111" calcext:value-type="string">
            <text:p>0b111111</text:p>
          </table:table-cell>
          <table:table-cell table:style-name="ce32" table:formula="of:=IF(OR([.$F232]=&quot;&quot;; AND([.$G232]=&quot;&quot;; [.$K232]&lt;&gt;0)); &quot;&quot;; &quot;, &quot;)" office:value-type="string" office:string-value=", " calcext:value-type="string">
            <text:p>, </text:p>
          </table:table-cell>
          <table:table-cell table:style-name="ce32" table:formula="of:=IF([.$G232]=&quot;&quot;; &quot;&quot;; IF([.$L232]&gt;0; COM.MICROSOFT.CONCAT(&quot;(&quot;; [.$G232]; &quot; &lt;&lt; &quot;; [.$L232]; &quot;)&quot;); [.$G232]))" office:value-type="string" office:string-value="0b11111111" calcext:value-type="string">
            <text:p>0b11111111</text:p>
          </table:table-cell>
          <table:table-cell table:style-name="ce32" table:formula="of:=IF(OR([.$G232]=&quot;&quot;; AND([.$H232]=&quot;&quot;; [.$L232]&lt;&gt;0)); &quot;&quot;; &quot;, &quot;)" office:value-type="string" office:string-value=", " calcext:value-type="string">
            <text:p>, </text:p>
          </table:table-cell>
          <table:table-cell table:style-name="ce32" table:formula="of:=IF([.$H232]=&quot;&quot;; &quot;&quot;; IF([.$M232]&gt;0; COM.MICROSOFT.CONCAT(&quot;(&quot;; [.$H232]; &quot; &lt;&lt; &quot;; [.$M232]; &quot;)&quot;); [.$H232]))" office:value-type="string" office:string-value="(0b1101000 &lt;&lt; 1)" calcext:value-type="string">
            <text:p>(0b1101000 &lt;&lt; 1)</text:p>
          </table:table-cell>
          <table:table-cell table:style-name="ce32" table:formula="of:=IF(OR([.$H232]=&quot;&quot;; AND([.$I232]=&quot;&quot;; [.$M232]&lt;&gt;0)); &quot;&quot;; &quot;, &quot;)">
            <text:p/>
          </table:table-cell>
          <table:table-cell table:style-name="ce32" table:formula="of:=IF([.$I232]=&quot;&quot;; &quot;&quot;; IF([.$N232]&gt;0; COM.MICROSOFT.CONCAT(&quot;(&quot;; [.$I232]; &quot; &lt;&lt; &quot;; [.$N232]; &quot;)&quot;); [.$I232]))">
            <text:p/>
          </table:table-cell>
          <table:table-cell table:style-name="ce32" table:formula="of:=IF(OR([.$I232]=&quot;&quot;; AND([.$J232]=&quot;&quot;; [.$N232]&lt;&gt;0)); &quot;&quot;; &quot;, &quot;)">
            <text:p/>
          </table:table-cell>
          <table:table-cell table:style-name="ce32" table:formula="of:=IF([.$J232]=&quot;&quot;; &quot;&quot;; IF([.$O232]&gt;0; COM.MICROSOFT.CONCAT(&quot;(&quot;; [.$J232]; &quot; &lt;&lt; &quot;; [.$O232]; &quot;)&quot;); [.$J232]))">
            <text:p/>
          </table:table-cell>
          <table:table-cell table:style-name="ce33" table:formula="of:=IF(OR([.$J232]=&quot;&quot;; AND([.$O232]&lt;&gt;0)); &quot;&quot;; &quot;, &quot;)">
            <text:p/>
          </table:table-cell>
          <table:table-cell table:formula="of:=COM.MICROSOFT.CONCAT(&quot;// &quot;; [.B232]; &quot; &quot;; IF([.A232]=&quot;&quot;; &quot;   &quot;; COM.MICROSOFT.CONCAT(&quot;-&quot;; [.A232]; &quot;-&quot;)); &quot; &quot;; [.C232])" office:value-type="string" office:string-value="// 230     |11111111|11111111|01000" calcext:value-type="string">
            <text:p>// 230 <text:s text:c="4"/>|11111111|11111111|01000</text:p>
          </table:table-cell>
          <table:table-cell table:formula="of:=COM.MICROSOFT.CONCAT([.P232:.Z232])" office:value-type="string" office:string-value="+ 0b111111, 0b11111111, (0b1101000 &lt;&lt; 1)" calcext:value-type="string">
            <text:p>+ 0b111111, 0b11111111, (0b1101000 &lt;&lt; 1)</text:p>
          </table:table-cell>
          <table:table-cell table:formula="of:=COM.MICROSOFT.CONCAT([.AA232]; CHAR(10); [.AB232])" office:value-type="string" office:string-value="// 230     |11111111|11111111|01000&#10;+ 0b111111, 0b11111111, (0b1101000 &lt;&lt; 1)" calcext:value-type="string">
            <text:p>// 230     |11111111|11111111|01000</text:p>
            <text:p>+ 0b111111, 0b11111111, (0b1101000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|11111111|11111111|1110011</text:p>
          </table:table-cell>
          <table:table-cell office:value-type="string" calcext:value-type="string">
            <text:p>11111111111111111110011</text:p>
          </table:table-cell>
          <table:table-cell table:formula="of:=8-MOD(LEN([.$D232])-[.$E232]; 8)" office:value-type="float" office:value="1" calcext:value-type="float">
            <text:p>1</text:p>
          </table:table-cell>
          <table:table-cell table:style-name="ce29" table:formula="of:=IF(MID([.$D233];1;[.$E233])=&quot;&quot;; &quot;&quot;; COM.MICROSOFT.CONCAT(&quot;0b&quot;; MID([.$D233];1;[.$E233])))" office:value-type="string" office:string-value="0b1" calcext:value-type="string">
            <text:p>0b1</text:p>
          </table:table-cell>
          <table:table-cell table:style-name="ce29" table:formula="of:=IF(MID([.$D233];1+[.$E233]; 8)=&quot;&quot;; &quot;&quot;; COM.MICROSOFT.CONCAT(&quot;0b&quot;; MID([.$D233];1+[.$E233]; 8)))" office:value-type="string" office:string-value="0b11111111" calcext:value-type="string">
            <text:p>0b11111111</text:p>
          </table:table-cell>
          <table:table-cell table:style-name="ce29" table:formula="of:=IF(MID([.$D233];1+[.$E233]+8; 8)=&quot;&quot;; &quot;&quot;; COM.MICROSOFT.CONCAT(&quot;0b&quot;; MID([.$D233];1+[.$E233]+8; 8)))" office:value-type="string" office:string-value="0b11111111" calcext:value-type="string">
            <text:p>0b11111111</text:p>
          </table:table-cell>
          <table:table-cell table:style-name="ce29" table:formula="of:=IF(MID([.$D233];1+[.$E233]+8+8; 8)=&quot;&quot;; &quot;&quot;; COM.MICROSOFT.CONCAT(&quot;0b&quot;; MID([.$D233];1+[.$E233]+8+8; 8)))" office:value-type="string" office:string-value="0b110011" calcext:value-type="string">
            <text:p>0b110011</text:p>
          </table:table-cell>
          <table:table-cell table:style-name="ce29" table:formula="of:=IF(MID([.$D233];1+[.$E233]+8+8+8; 8)=&quot;&quot;; &quot;&quot;; COM.MICROSOFT.CONCAT(&quot;0b&quot;; MID([.$D233];1+[.$E233]+8+8+8; 8)))">
            <text:p/>
          </table:table-cell>
          <table:table-cell table:style-name="ce31" table:formula="of:=[.E233]-LEN([.F233])+2" office:value-type="float" office:value="0" calcext:value-type="float">
            <text:p>0</text:p>
          </table:table-cell>
          <table:table-cell table:style-name="ce29" table:formula="of:=IF([.G233]=&quot;&quot;; &quot;&quot;; 8-LEN([.G233])+2)" office:value-type="float" office:value="0" calcext:value-type="float">
            <text:p>0</text:p>
          </table:table-cell>
          <table:table-cell table:style-name="ce29" table:formula="of:=IF([.H233]=&quot;&quot;; &quot;&quot;; 8-LEN([.H233])+2)" office:value-type="float" office:value="0" calcext:value-type="float">
            <text:p>0</text:p>
          </table:table-cell>
          <table:table-cell table:style-name="ce29" table:formula="of:=IF([.I233]=&quot;&quot;; &quot;&quot;; 8-LEN([.I233])+2)" office:value-type="float" office:value="2" calcext:value-type="float">
            <text:p>2</text:p>
          </table:table-cell>
          <table:table-cell table:style-name="ce29" table:formula="of:=IF([.J233]=&quot;&quot;; &quot;&quot;; 8-LEN([.J233])+2)">
            <text:p/>
          </table:table-cell>
          <table:table-cell table:style-name="ce31" table:formula="of:=IF(OR([.$F233]=&quot;&quot;; [.$E233]=8); &quot;&quot;; &quot;+ &quot;)" office:value-type="string" office:string-value="+ " calcext:value-type="string">
            <text:p>+ </text:p>
          </table:table-cell>
          <table:table-cell table:style-name="ce32" table:formula="of:=IF([.$F233]=&quot;&quot;; &quot;&quot;; IF([.$K233]&gt;0; COM.MICROSOFT.CONCAT(&quot;(&quot;; [.$F233]; &quot; &lt;&lt; &quot;; [.$K233]; &quot;)&quot;); [.$F233]))" office:value-type="string" office:string-value="0b1" calcext:value-type="string">
            <text:p>0b1</text:p>
          </table:table-cell>
          <table:table-cell table:style-name="ce32" table:formula="of:=IF(OR([.$F233]=&quot;&quot;; AND([.$G233]=&quot;&quot;; [.$K233]&lt;&gt;0)); &quot;&quot;; &quot;, &quot;)" office:value-type="string" office:string-value=", " calcext:value-type="string">
            <text:p>, </text:p>
          </table:table-cell>
          <table:table-cell table:style-name="ce32" table:formula="of:=IF([.$G233]=&quot;&quot;; &quot;&quot;; IF([.$L233]&gt;0; COM.MICROSOFT.CONCAT(&quot;(&quot;; [.$G233]; &quot; &lt;&lt; &quot;; [.$L233]; &quot;)&quot;); [.$G233]))" office:value-type="string" office:string-value="0b11111111" calcext:value-type="string">
            <text:p>0b11111111</text:p>
          </table:table-cell>
          <table:table-cell table:style-name="ce32" table:formula="of:=IF(OR([.$G233]=&quot;&quot;; AND([.$H233]=&quot;&quot;; [.$L233]&lt;&gt;0)); &quot;&quot;; &quot;, &quot;)" office:value-type="string" office:string-value=", " calcext:value-type="string">
            <text:p>, </text:p>
          </table:table-cell>
          <table:table-cell table:style-name="ce32" table:formula="of:=IF([.$H233]=&quot;&quot;; &quot;&quot;; IF([.$M233]&gt;0; COM.MICROSOFT.CONCAT(&quot;(&quot;; [.$H233]; &quot; &lt;&lt; &quot;; [.$M233]; &quot;)&quot;); [.$H233]))" office:value-type="string" office:string-value="0b11111111" calcext:value-type="string">
            <text:p>0b11111111</text:p>
          </table:table-cell>
          <table:table-cell table:style-name="ce32" table:formula="of:=IF(OR([.$H233]=&quot;&quot;; AND([.$I233]=&quot;&quot;; [.$M233]&lt;&gt;0)); &quot;&quot;; &quot;, &quot;)" office:value-type="string" office:string-value=", " calcext:value-type="string">
            <text:p>, </text:p>
          </table:table-cell>
          <table:table-cell table:style-name="ce32" table:formula="of:=IF([.$I233]=&quot;&quot;; &quot;&quot;; IF([.$N233]&gt;0; COM.MICROSOFT.CONCAT(&quot;(&quot;; [.$I233]; &quot; &lt;&lt; &quot;; [.$N233]; &quot;)&quot;); [.$I233]))" office:value-type="string" office:string-value="(0b110011 &lt;&lt; 2)" calcext:value-type="string">
            <text:p>(0b110011 &lt;&lt; 2)</text:p>
          </table:table-cell>
          <table:table-cell table:style-name="ce32" table:formula="of:=IF(OR([.$I233]=&quot;&quot;; AND([.$J233]=&quot;&quot;; [.$N233]&lt;&gt;0)); &quot;&quot;; &quot;, &quot;)">
            <text:p/>
          </table:table-cell>
          <table:table-cell table:style-name="ce32" table:formula="of:=IF([.$J233]=&quot;&quot;; &quot;&quot;; IF([.$O233]&gt;0; COM.MICROSOFT.CONCAT(&quot;(&quot;; [.$J233]; &quot; &lt;&lt; &quot;; [.$O233]; &quot;)&quot;); [.$J233]))">
            <text:p/>
          </table:table-cell>
          <table:table-cell table:style-name="ce33" table:formula="of:=IF(OR([.$J233]=&quot;&quot;; AND([.$O233]&lt;&gt;0)); &quot;&quot;; &quot;, &quot;)">
            <text:p/>
          </table:table-cell>
          <table:table-cell table:formula="of:=COM.MICROSOFT.CONCAT(&quot;// &quot;; [.B233]; &quot; &quot;; IF([.A233]=&quot;&quot;; &quot;   &quot;; COM.MICROSOFT.CONCAT(&quot;-&quot;; [.A233]; &quot;-&quot;)); &quot; &quot;; [.C233])" office:value-type="string" office:string-value="// 231     |11111111|11111111|1110011" calcext:value-type="string">
            <text:p>// 231 <text:s text:c="4"/>|11111111|11111111|1110011</text:p>
          </table:table-cell>
          <table:table-cell table:formula="of:=COM.MICROSOFT.CONCAT([.P233:.Z233])" office:value-type="string" office:string-value="+ 0b1, 0b11111111, 0b11111111, (0b110011 &lt;&lt; 2)" calcext:value-type="string">
            <text:p>+ 0b1, 0b11111111, 0b11111111, (0b110011 &lt;&lt; 2)</text:p>
          </table:table-cell>
          <table:table-cell table:formula="of:=COM.MICROSOFT.CONCAT([.AA233]; CHAR(10); [.AB233])" office:value-type="string" office:string-value="// 231     |11111111|11111111|1110011&#10;+ 0b1, 0b11111111, 0b11111111, (0b110011 &lt;&lt; 2)" calcext:value-type="string">
            <text:p>// 231     |11111111|11111111|1110011</text:p>
            <text:p>+ 0b1, 0b11111111, 0b11111111, (0b11001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|11111111|11111111|101010</text:p>
          </table:table-cell>
          <table:table-cell office:value-type="string" calcext:value-type="string">
            <text:p>1111111111111111101010</text:p>
          </table:table-cell>
          <table:table-cell table:formula="of:=8-MOD(LEN([.$D233])-[.$E233]; 8)" office:value-type="float" office:value="2" calcext:value-type="float">
            <text:p>2</text:p>
          </table:table-cell>
          <table:table-cell table:style-name="ce29" table:formula="of:=IF(MID([.$D234];1;[.$E234])=&quot;&quot;; &quot;&quot;; COM.MICROSOFT.CONCAT(&quot;0b&quot;; MID([.$D234];1;[.$E234])))" office:value-type="string" office:string-value="0b11" calcext:value-type="string">
            <text:p>0b11</text:p>
          </table:table-cell>
          <table:table-cell table:style-name="ce29" table:formula="of:=IF(MID([.$D234];1+[.$E234]; 8)=&quot;&quot;; &quot;&quot;; COM.MICROSOFT.CONCAT(&quot;0b&quot;; MID([.$D234];1+[.$E234]; 8)))" office:value-type="string" office:string-value="0b11111111" calcext:value-type="string">
            <text:p>0b11111111</text:p>
          </table:table-cell>
          <table:table-cell table:style-name="ce29" table:formula="of:=IF(MID([.$D234];1+[.$E234]+8; 8)=&quot;&quot;; &quot;&quot;; COM.MICROSOFT.CONCAT(&quot;0b&quot;; MID([.$D234];1+[.$E234]+8; 8)))" office:value-type="string" office:string-value="0b11111110" calcext:value-type="string">
            <text:p>0b11111110</text:p>
          </table:table-cell>
          <table:table-cell table:style-name="ce29" table:formula="of:=IF(MID([.$D234];1+[.$E234]+8+8; 8)=&quot;&quot;; &quot;&quot;; COM.MICROSOFT.CONCAT(&quot;0b&quot;; MID([.$D234];1+[.$E234]+8+8; 8)))" office:value-type="string" office:string-value="0b1010" calcext:value-type="string">
            <text:p>0b1010</text:p>
          </table:table-cell>
          <table:table-cell table:style-name="ce29" table:formula="of:=IF(MID([.$D234];1+[.$E234]+8+8+8; 8)=&quot;&quot;; &quot;&quot;; COM.MICROSOFT.CONCAT(&quot;0b&quot;; MID([.$D234];1+[.$E234]+8+8+8; 8)))">
            <text:p/>
          </table:table-cell>
          <table:table-cell table:style-name="ce31" table:formula="of:=[.E234]-LEN([.F234])+2" office:value-type="float" office:value="0" calcext:value-type="float">
            <text:p>0</text:p>
          </table:table-cell>
          <table:table-cell table:style-name="ce29" table:formula="of:=IF([.G234]=&quot;&quot;; &quot;&quot;; 8-LEN([.G234])+2)" office:value-type="float" office:value="0" calcext:value-type="float">
            <text:p>0</text:p>
          </table:table-cell>
          <table:table-cell table:style-name="ce29" table:formula="of:=IF([.H234]=&quot;&quot;; &quot;&quot;; 8-LEN([.H234])+2)" office:value-type="float" office:value="0" calcext:value-type="float">
            <text:p>0</text:p>
          </table:table-cell>
          <table:table-cell table:style-name="ce29" table:formula="of:=IF([.I234]=&quot;&quot;; &quot;&quot;; 8-LEN([.I234])+2)" office:value-type="float" office:value="4" calcext:value-type="float">
            <text:p>4</text:p>
          </table:table-cell>
          <table:table-cell table:style-name="ce29" table:formula="of:=IF([.J234]=&quot;&quot;; &quot;&quot;; 8-LEN([.J234])+2)">
            <text:p/>
          </table:table-cell>
          <table:table-cell table:style-name="ce31" table:formula="of:=IF(OR([.$F234]=&quot;&quot;; [.$E234]=8); &quot;&quot;; &quot;+ &quot;)" office:value-type="string" office:string-value="+ " calcext:value-type="string">
            <text:p>+ </text:p>
          </table:table-cell>
          <table:table-cell table:style-name="ce32" table:formula="of:=IF([.$F234]=&quot;&quot;; &quot;&quot;; IF([.$K234]&gt;0; COM.MICROSOFT.CONCAT(&quot;(&quot;; [.$F234]; &quot; &lt;&lt; &quot;; [.$K234]; &quot;)&quot;); [.$F234]))" office:value-type="string" office:string-value="0b11" calcext:value-type="string">
            <text:p>0b11</text:p>
          </table:table-cell>
          <table:table-cell table:style-name="ce32" table:formula="of:=IF(OR([.$F234]=&quot;&quot;; AND([.$G234]=&quot;&quot;; [.$K234]&lt;&gt;0)); &quot;&quot;; &quot;, &quot;)" office:value-type="string" office:string-value=", " calcext:value-type="string">
            <text:p>, </text:p>
          </table:table-cell>
          <table:table-cell table:style-name="ce32" table:formula="of:=IF([.$G234]=&quot;&quot;; &quot;&quot;; IF([.$L234]&gt;0; COM.MICROSOFT.CONCAT(&quot;(&quot;; [.$G234]; &quot; &lt;&lt; &quot;; [.$L234]; &quot;)&quot;); [.$G234]))" office:value-type="string" office:string-value="0b11111111" calcext:value-type="string">
            <text:p>0b11111111</text:p>
          </table:table-cell>
          <table:table-cell table:style-name="ce32" table:formula="of:=IF(OR([.$G234]=&quot;&quot;; AND([.$H234]=&quot;&quot;; [.$L234]&lt;&gt;0)); &quot;&quot;; &quot;, &quot;)" office:value-type="string" office:string-value=", " calcext:value-type="string">
            <text:p>, </text:p>
          </table:table-cell>
          <table:table-cell table:style-name="ce32" table:formula="of:=IF([.$H234]=&quot;&quot;; &quot;&quot;; IF([.$M234]&gt;0; COM.MICROSOFT.CONCAT(&quot;(&quot;; [.$H234]; &quot; &lt;&lt; &quot;; [.$M234]; &quot;)&quot;); [.$H234]))" office:value-type="string" office:string-value="0b11111110" calcext:value-type="string">
            <text:p>0b11111110</text:p>
          </table:table-cell>
          <table:table-cell table:style-name="ce32" table:formula="of:=IF(OR([.$H234]=&quot;&quot;; AND([.$I234]=&quot;&quot;; [.$M234]&lt;&gt;0)); &quot;&quot;; &quot;, &quot;)" office:value-type="string" office:string-value=", " calcext:value-type="string">
            <text:p>, </text:p>
          </table:table-cell>
          <table:table-cell table:style-name="ce32" table:formula="of:=IF([.$I234]=&quot;&quot;; &quot;&quot;; IF([.$N234]&gt;0; COM.MICROSOFT.CONCAT(&quot;(&quot;; [.$I234]; &quot; &lt;&lt; &quot;; [.$N234]; &quot;)&quot;); [.$I234]))" office:value-type="string" office:string-value="(0b1010 &lt;&lt; 4)" calcext:value-type="string">
            <text:p>(0b1010 &lt;&lt; 4)</text:p>
          </table:table-cell>
          <table:table-cell table:style-name="ce32" table:formula="of:=IF(OR([.$I234]=&quot;&quot;; AND([.$J234]=&quot;&quot;; [.$N234]&lt;&gt;0)); &quot;&quot;; &quot;, &quot;)">
            <text:p/>
          </table:table-cell>
          <table:table-cell table:style-name="ce32" table:formula="of:=IF([.$J234]=&quot;&quot;; &quot;&quot;; IF([.$O234]&gt;0; COM.MICROSOFT.CONCAT(&quot;(&quot;; [.$J234]; &quot; &lt;&lt; &quot;; [.$O234]; &quot;)&quot;); [.$J234]))">
            <text:p/>
          </table:table-cell>
          <table:table-cell table:style-name="ce33" table:formula="of:=IF(OR([.$J234]=&quot;&quot;; AND([.$O234]&lt;&gt;0)); &quot;&quot;; &quot;, &quot;)">
            <text:p/>
          </table:table-cell>
          <table:table-cell table:formula="of:=COM.MICROSOFT.CONCAT(&quot;// &quot;; [.B234]; &quot; &quot;; IF([.A234]=&quot;&quot;; &quot;   &quot;; COM.MICROSOFT.CONCAT(&quot;-&quot;; [.A234]; &quot;-&quot;)); &quot; &quot;; [.C234])" office:value-type="string" office:string-value="// 232     |11111111|11111111|101010" calcext:value-type="string">
            <text:p>// 232 <text:s text:c="4"/>|11111111|11111111|101010</text:p>
          </table:table-cell>
          <table:table-cell table:formula="of:=COM.MICROSOFT.CONCAT([.P234:.Z234])" office:value-type="string" office:string-value="+ 0b11, 0b11111111, 0b11111110, (0b1010 &lt;&lt; 4)" calcext:value-type="string">
            <text:p>+ 0b11, 0b11111111, 0b11111110, (0b1010 &lt;&lt; 4)</text:p>
          </table:table-cell>
          <table:table-cell table:formula="of:=COM.MICROSOFT.CONCAT([.AA234]; CHAR(10); [.AB234])" office:value-type="string" office:string-value="// 232     |11111111|11111111|101010&#10;+ 0b11, 0b11111111, 0b11111110, (0b1010 &lt;&lt; 4)" calcext:value-type="string">
            <text:p>// 232     |11111111|11111111|101010</text:p>
            <text:p>+ 0b11, 0b11111111, 0b11111110, (0b101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|11111111|11111111|101011</text:p>
          </table:table-cell>
          <table:table-cell office:value-type="string" calcext:value-type="string">
            <text:p>1111111111111111101011</text:p>
          </table:table-cell>
          <table:table-cell table:formula="of:=8-MOD(LEN([.$D234])-[.$E234]; 8)" office:value-type="float" office:value="4" calcext:value-type="float">
            <text:p>4</text:p>
          </table:table-cell>
          <table:table-cell table:style-name="ce29" table:formula="of:=IF(MID([.$D235];1;[.$E235])=&quot;&quot;; &quot;&quot;; COM.MICROSOFT.CONCAT(&quot;0b&quot;; MID([.$D235];1;[.$E235])))" office:value-type="string" office:string-value="0b1111" calcext:value-type="string">
            <text:p>0b1111</text:p>
          </table:table-cell>
          <table:table-cell table:style-name="ce29" table:formula="of:=IF(MID([.$D235];1+[.$E235]; 8)=&quot;&quot;; &quot;&quot;; COM.MICROSOFT.CONCAT(&quot;0b&quot;; MID([.$D235];1+[.$E235]; 8)))" office:value-type="string" office:string-value="0b11111111" calcext:value-type="string">
            <text:p>0b11111111</text:p>
          </table:table-cell>
          <table:table-cell table:style-name="ce29" table:formula="of:=IF(MID([.$D235];1+[.$E235]+8; 8)=&quot;&quot;; &quot;&quot;; COM.MICROSOFT.CONCAT(&quot;0b&quot;; MID([.$D235];1+[.$E235]+8; 8)))" office:value-type="string" office:string-value="0b11111010" calcext:value-type="string">
            <text:p>0b11111010</text:p>
          </table:table-cell>
          <table:table-cell table:style-name="ce29" table:formula="of:=IF(MID([.$D235];1+[.$E235]+8+8; 8)=&quot;&quot;; &quot;&quot;; COM.MICROSOFT.CONCAT(&quot;0b&quot;; MID([.$D235];1+[.$E235]+8+8; 8)))" office:value-type="string" office:string-value="0b11" calcext:value-type="string">
            <text:p>0b11</text:p>
          </table:table-cell>
          <table:table-cell table:style-name="ce29" table:formula="of:=IF(MID([.$D235];1+[.$E235]+8+8+8; 8)=&quot;&quot;; &quot;&quot;; COM.MICROSOFT.CONCAT(&quot;0b&quot;; MID([.$D235];1+[.$E235]+8+8+8; 8)))">
            <text:p/>
          </table:table-cell>
          <table:table-cell table:style-name="ce31" table:formula="of:=[.E235]-LEN([.F235])+2" office:value-type="float" office:value="0" calcext:value-type="float">
            <text:p>0</text:p>
          </table:table-cell>
          <table:table-cell table:style-name="ce29" table:formula="of:=IF([.G235]=&quot;&quot;; &quot;&quot;; 8-LEN([.G235])+2)" office:value-type="float" office:value="0" calcext:value-type="float">
            <text:p>0</text:p>
          </table:table-cell>
          <table:table-cell table:style-name="ce29" table:formula="of:=IF([.H235]=&quot;&quot;; &quot;&quot;; 8-LEN([.H235])+2)" office:value-type="float" office:value="0" calcext:value-type="float">
            <text:p>0</text:p>
          </table:table-cell>
          <table:table-cell table:style-name="ce29" table:formula="of:=IF([.I235]=&quot;&quot;; &quot;&quot;; 8-LEN([.I235])+2)" office:value-type="float" office:value="6" calcext:value-type="float">
            <text:p>6</text:p>
          </table:table-cell>
          <table:table-cell table:style-name="ce29" table:formula="of:=IF([.J235]=&quot;&quot;; &quot;&quot;; 8-LEN([.J235])+2)">
            <text:p/>
          </table:table-cell>
          <table:table-cell table:style-name="ce31" table:formula="of:=IF(OR([.$F235]=&quot;&quot;; [.$E235]=8); &quot;&quot;; &quot;+ &quot;)" office:value-type="string" office:string-value="+ " calcext:value-type="string">
            <text:p>+ </text:p>
          </table:table-cell>
          <table:table-cell table:style-name="ce32" table:formula="of:=IF([.$F235]=&quot;&quot;; &quot;&quot;; IF([.$K235]&gt;0; COM.MICROSOFT.CONCAT(&quot;(&quot;; [.$F235]; &quot; &lt;&lt; &quot;; [.$K235]; &quot;)&quot;); [.$F235]))" office:value-type="string" office:string-value="0b1111" calcext:value-type="string">
            <text:p>0b1111</text:p>
          </table:table-cell>
          <table:table-cell table:style-name="ce32" table:formula="of:=IF(OR([.$F235]=&quot;&quot;; AND([.$G235]=&quot;&quot;; [.$K235]&lt;&gt;0)); &quot;&quot;; &quot;, &quot;)" office:value-type="string" office:string-value=", " calcext:value-type="string">
            <text:p>, </text:p>
          </table:table-cell>
          <table:table-cell table:style-name="ce32" table:formula="of:=IF([.$G235]=&quot;&quot;; &quot;&quot;; IF([.$L235]&gt;0; COM.MICROSOFT.CONCAT(&quot;(&quot;; [.$G235]; &quot; &lt;&lt; &quot;; [.$L235]; &quot;)&quot;); [.$G235]))" office:value-type="string" office:string-value="0b11111111" calcext:value-type="string">
            <text:p>0b11111111</text:p>
          </table:table-cell>
          <table:table-cell table:style-name="ce32" table:formula="of:=IF(OR([.$G235]=&quot;&quot;; AND([.$H235]=&quot;&quot;; [.$L235]&lt;&gt;0)); &quot;&quot;; &quot;, &quot;)" office:value-type="string" office:string-value=", " calcext:value-type="string">
            <text:p>, </text:p>
          </table:table-cell>
          <table:table-cell table:style-name="ce32" table:formula="of:=IF([.$H235]=&quot;&quot;; &quot;&quot;; IF([.$M235]&gt;0; COM.MICROSOFT.CONCAT(&quot;(&quot;; [.$H235]; &quot; &lt;&lt; &quot;; [.$M235]; &quot;)&quot;); [.$H235]))" office:value-type="string" office:string-value="0b11111010" calcext:value-type="string">
            <text:p>0b11111010</text:p>
          </table:table-cell>
          <table:table-cell table:style-name="ce32" table:formula="of:=IF(OR([.$H235]=&quot;&quot;; AND([.$I235]=&quot;&quot;; [.$M235]&lt;&gt;0)); &quot;&quot;; &quot;, &quot;)" office:value-type="string" office:string-value=", " calcext:value-type="string">
            <text:p>, </text:p>
          </table:table-cell>
          <table:table-cell table:style-name="ce32" table:formula="of:=IF([.$I235]=&quot;&quot;; &quot;&quot;; IF([.$N235]&gt;0; COM.MICROSOFT.CONCAT(&quot;(&quot;; [.$I235]; &quot; &lt;&lt; &quot;; [.$N235]; &quot;)&quot;); [.$I235]))" office:value-type="string" office:string-value="(0b11 &lt;&lt; 6)" calcext:value-type="string">
            <text:p>(0b11 &lt;&lt; 6)</text:p>
          </table:table-cell>
          <table:table-cell table:style-name="ce32" table:formula="of:=IF(OR([.$I235]=&quot;&quot;; AND([.$J235]=&quot;&quot;; [.$N235]&lt;&gt;0)); &quot;&quot;; &quot;, &quot;)">
            <text:p/>
          </table:table-cell>
          <table:table-cell table:style-name="ce32" table:formula="of:=IF([.$J235]=&quot;&quot;; &quot;&quot;; IF([.$O235]&gt;0; COM.MICROSOFT.CONCAT(&quot;(&quot;; [.$J235]; &quot; &lt;&lt; &quot;; [.$O235]; &quot;)&quot;); [.$J235]))">
            <text:p/>
          </table:table-cell>
          <table:table-cell table:style-name="ce33" table:formula="of:=IF(OR([.$J235]=&quot;&quot;; AND([.$O235]&lt;&gt;0)); &quot;&quot;; &quot;, &quot;)">
            <text:p/>
          </table:table-cell>
          <table:table-cell table:formula="of:=COM.MICROSOFT.CONCAT(&quot;// &quot;; [.B235]; &quot; &quot;; IF([.A235]=&quot;&quot;; &quot;   &quot;; COM.MICROSOFT.CONCAT(&quot;-&quot;; [.A235]; &quot;-&quot;)); &quot; &quot;; [.C235])" office:value-type="string" office:string-value="// 233     |11111111|11111111|101011" calcext:value-type="string">
            <text:p>// 233 <text:s text:c="4"/>|11111111|11111111|101011</text:p>
          </table:table-cell>
          <table:table-cell table:formula="of:=COM.MICROSOFT.CONCAT([.P235:.Z235])" office:value-type="string" office:string-value="+ 0b1111, 0b11111111, 0b11111010, (0b11 &lt;&lt; 6)" calcext:value-type="string">
            <text:p>+ 0b1111, 0b11111111, 0b11111010, (0b11 &lt;&lt; 6)</text:p>
          </table:table-cell>
          <table:table-cell table:formula="of:=COM.MICROSOFT.CONCAT([.AA235]; CHAR(10); [.AB235])" office:value-type="string" office:string-value="// 233     |11111111|11111111|101011&#10;+ 0b1111, 0b11111111, 0b11111010, (0b11 &lt;&lt; 6)" calcext:value-type="string">
            <text:p>// 233     |11111111|11111111|101011</text:p>
            <text:p>+ 0b1111, 0b11111111, 0b11111010, (0b11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|11111111|11111111|11110111|0</text:p>
          </table:table-cell>
          <table:table-cell office:value-type="string" calcext:value-type="string">
            <text:p>1111111111111111111101110</text:p>
          </table:table-cell>
          <table:table-cell table:formula="of:=8-MOD(LEN([.$D235])-[.$E235]; 8)" office:value-type="float" office:value="6" calcext:value-type="float">
            <text:p>6</text:p>
          </table:table-cell>
          <table:table-cell table:style-name="ce29" table:formula="of:=IF(MID([.$D236];1;[.$E236])=&quot;&quot;; &quot;&quot;; COM.MICROSOFT.CONCAT(&quot;0b&quot;; MID([.$D236];1;[.$E236])))" office:value-type="string" office:string-value="0b111111" calcext:value-type="string">
            <text:p>0b111111</text:p>
          </table:table-cell>
          <table:table-cell table:style-name="ce29" table:formula="of:=IF(MID([.$D236];1+[.$E236]; 8)=&quot;&quot;; &quot;&quot;; COM.MICROSOFT.CONCAT(&quot;0b&quot;; MID([.$D236];1+[.$E236]; 8)))" office:value-type="string" office:string-value="0b11111111" calcext:value-type="string">
            <text:p>0b11111111</text:p>
          </table:table-cell>
          <table:table-cell table:style-name="ce29" table:formula="of:=IF(MID([.$D236];1+[.$E236]+8; 8)=&quot;&quot;; &quot;&quot;; COM.MICROSOFT.CONCAT(&quot;0b&quot;; MID([.$D236];1+[.$E236]+8; 8)))" office:value-type="string" office:string-value="0b11111101" calcext:value-type="string">
            <text:p>0b11111101</text:p>
          </table:table-cell>
          <table:table-cell table:style-name="ce29" table:formula="of:=IF(MID([.$D236];1+[.$E236]+8+8; 8)=&quot;&quot;; &quot;&quot;; COM.MICROSOFT.CONCAT(&quot;0b&quot;; MID([.$D236];1+[.$E236]+8+8; 8)))" office:value-type="string" office:string-value="0b110" calcext:value-type="string">
            <text:p>0b110</text:p>
          </table:table-cell>
          <table:table-cell table:style-name="ce29" table:formula="of:=IF(MID([.$D236];1+[.$E236]+8+8+8; 8)=&quot;&quot;; &quot;&quot;; COM.MICROSOFT.CONCAT(&quot;0b&quot;; MID([.$D236];1+[.$E236]+8+8+8; 8)))">
            <text:p/>
          </table:table-cell>
          <table:table-cell table:style-name="ce31" table:formula="of:=[.E236]-LEN([.F236])+2" office:value-type="float" office:value="0" calcext:value-type="float">
            <text:p>0</text:p>
          </table:table-cell>
          <table:table-cell table:style-name="ce29" table:formula="of:=IF([.G236]=&quot;&quot;; &quot;&quot;; 8-LEN([.G236])+2)" office:value-type="float" office:value="0" calcext:value-type="float">
            <text:p>0</text:p>
          </table:table-cell>
          <table:table-cell table:style-name="ce29" table:formula="of:=IF([.H236]=&quot;&quot;; &quot;&quot;; 8-LEN([.H236])+2)" office:value-type="float" office:value="0" calcext:value-type="float">
            <text:p>0</text:p>
          </table:table-cell>
          <table:table-cell table:style-name="ce29" table:formula="of:=IF([.I236]=&quot;&quot;; &quot;&quot;; 8-LEN([.I236])+2)" office:value-type="float" office:value="5" calcext:value-type="float">
            <text:p>5</text:p>
          </table:table-cell>
          <table:table-cell table:style-name="ce29" table:formula="of:=IF([.J236]=&quot;&quot;; &quot;&quot;; 8-LEN([.J236])+2)">
            <text:p/>
          </table:table-cell>
          <table:table-cell table:style-name="ce31" table:formula="of:=IF(OR([.$F236]=&quot;&quot;; [.$E236]=8); &quot;&quot;; &quot;+ &quot;)" office:value-type="string" office:string-value="+ " calcext:value-type="string">
            <text:p>+ </text:p>
          </table:table-cell>
          <table:table-cell table:style-name="ce32" table:formula="of:=IF([.$F236]=&quot;&quot;; &quot;&quot;; IF([.$K236]&gt;0; COM.MICROSOFT.CONCAT(&quot;(&quot;; [.$F236]; &quot; &lt;&lt; &quot;; [.$K236]; &quot;)&quot;); [.$F236]))" office:value-type="string" office:string-value="0b111111" calcext:value-type="string">
            <text:p>0b111111</text:p>
          </table:table-cell>
          <table:table-cell table:style-name="ce32" table:formula="of:=IF(OR([.$F236]=&quot;&quot;; AND([.$G236]=&quot;&quot;; [.$K236]&lt;&gt;0)); &quot;&quot;; &quot;, &quot;)" office:value-type="string" office:string-value=", " calcext:value-type="string">
            <text:p>, </text:p>
          </table:table-cell>
          <table:table-cell table:style-name="ce32" table:formula="of:=IF([.$G236]=&quot;&quot;; &quot;&quot;; IF([.$L236]&gt;0; COM.MICROSOFT.CONCAT(&quot;(&quot;; [.$G236]; &quot; &lt;&lt; &quot;; [.$L236]; &quot;)&quot;); [.$G236]))" office:value-type="string" office:string-value="0b11111111" calcext:value-type="string">
            <text:p>0b11111111</text:p>
          </table:table-cell>
          <table:table-cell table:style-name="ce32" table:formula="of:=IF(OR([.$G236]=&quot;&quot;; AND([.$H236]=&quot;&quot;; [.$L236]&lt;&gt;0)); &quot;&quot;; &quot;, &quot;)" office:value-type="string" office:string-value=", " calcext:value-type="string">
            <text:p>, </text:p>
          </table:table-cell>
          <table:table-cell table:style-name="ce32" table:formula="of:=IF([.$H236]=&quot;&quot;; &quot;&quot;; IF([.$M236]&gt;0; COM.MICROSOFT.CONCAT(&quot;(&quot;; [.$H236]; &quot; &lt;&lt; &quot;; [.$M236]; &quot;)&quot;); [.$H236]))" office:value-type="string" office:string-value="0b11111101" calcext:value-type="string">
            <text:p>0b11111101</text:p>
          </table:table-cell>
          <table:table-cell table:style-name="ce32" table:formula="of:=IF(OR([.$H236]=&quot;&quot;; AND([.$I236]=&quot;&quot;; [.$M236]&lt;&gt;0)); &quot;&quot;; &quot;, &quot;)" office:value-type="string" office:string-value=", " calcext:value-type="string">
            <text:p>, </text:p>
          </table:table-cell>
          <table:table-cell table:style-name="ce32" table:formula="of:=IF([.$I236]=&quot;&quot;; &quot;&quot;; IF([.$N236]&gt;0; COM.MICROSOFT.CONCAT(&quot;(&quot;; [.$I236]; &quot; &lt;&lt; &quot;; [.$N236]; &quot;)&quot;); [.$I236]))" office:value-type="string" office:string-value="(0b110 &lt;&lt; 5)" calcext:value-type="string">
            <text:p>(0b110 &lt;&lt; 5)</text:p>
          </table:table-cell>
          <table:table-cell table:style-name="ce32" table:formula="of:=IF(OR([.$I236]=&quot;&quot;; AND([.$J236]=&quot;&quot;; [.$N236]&lt;&gt;0)); &quot;&quot;; &quot;, &quot;)">
            <text:p/>
          </table:table-cell>
          <table:table-cell table:style-name="ce32" table:formula="of:=IF([.$J236]=&quot;&quot;; &quot;&quot;; IF([.$O236]&gt;0; COM.MICROSOFT.CONCAT(&quot;(&quot;; [.$J236]; &quot; &lt;&lt; &quot;; [.$O236]; &quot;)&quot;); [.$J236]))">
            <text:p/>
          </table:table-cell>
          <table:table-cell table:style-name="ce33" table:formula="of:=IF(OR([.$J236]=&quot;&quot;; AND([.$O236]&lt;&gt;0)); &quot;&quot;; &quot;, &quot;)">
            <text:p/>
          </table:table-cell>
          <table:table-cell table:formula="of:=COM.MICROSOFT.CONCAT(&quot;// &quot;; [.B236]; &quot; &quot;; IF([.A236]=&quot;&quot;; &quot;   &quot;; COM.MICROSOFT.CONCAT(&quot;-&quot;; [.A236]; &quot;-&quot;)); &quot; &quot;; [.C236])" office:value-type="string" office:string-value="// 234     |11111111|11111111|11110111|0" calcext:value-type="string">
            <text:p>// 234 <text:s text:c="4"/>|11111111|11111111|11110111|0</text:p>
          </table:table-cell>
          <table:table-cell table:formula="of:=COM.MICROSOFT.CONCAT([.P236:.Z236])" office:value-type="string" office:string-value="+ 0b111111, 0b11111111, 0b11111101, (0b110 &lt;&lt; 5)" calcext:value-type="string">
            <text:p>+ 0b111111, 0b11111111, 0b11111101, (0b110 &lt;&lt; 5)</text:p>
          </table:table-cell>
          <table:table-cell table:formula="of:=COM.MICROSOFT.CONCAT([.AA236]; CHAR(10); [.AB236])" office:value-type="string" office:string-value="// 234     |11111111|11111111|11110111|0&#10;+ 0b111111, 0b11111111, 0b11111101, (0b110 &lt;&lt; 5)" calcext:value-type="string">
            <text:p>// 234     |11111111|11111111|11110111|0</text:p>
            <text:p>+ 0b111111, 0b11111111, 0b11111101, (0b110 &lt;&lt; 5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|11111111|11111111|11110111|1</text:p>
          </table:table-cell>
          <table:table-cell office:value-type="string" calcext:value-type="string">
            <text:p>1111111111111111111101111</text:p>
          </table:table-cell>
          <table:table-cell table:formula="of:=8-MOD(LEN([.$D236])-[.$E236]; 8)" office:value-type="float" office:value="5" calcext:value-type="float">
            <text:p>5</text:p>
          </table:table-cell>
          <table:table-cell table:style-name="ce29" table:formula="of:=IF(MID([.$D237];1;[.$E237])=&quot;&quot;; &quot;&quot;; COM.MICROSOFT.CONCAT(&quot;0b&quot;; MID([.$D237];1;[.$E237])))" office:value-type="string" office:string-value="0b11111" calcext:value-type="string">
            <text:p>0b11111</text:p>
          </table:table-cell>
          <table:table-cell table:style-name="ce29" table:formula="of:=IF(MID([.$D237];1+[.$E237]; 8)=&quot;&quot;; &quot;&quot;; COM.MICROSOFT.CONCAT(&quot;0b&quot;; MID([.$D237];1+[.$E237]; 8)))" office:value-type="string" office:string-value="0b11111111" calcext:value-type="string">
            <text:p>0b11111111</text:p>
          </table:table-cell>
          <table:table-cell table:style-name="ce29" table:formula="of:=IF(MID([.$D237];1+[.$E237]+8; 8)=&quot;&quot;; &quot;&quot;; COM.MICROSOFT.CONCAT(&quot;0b&quot;; MID([.$D237];1+[.$E237]+8; 8)))" office:value-type="string" office:string-value="0b11111110" calcext:value-type="string">
            <text:p>0b11111110</text:p>
          </table:table-cell>
          <table:table-cell table:style-name="ce29" table:formula="of:=IF(MID([.$D237];1+[.$E237]+8+8; 8)=&quot;&quot;; &quot;&quot;; COM.MICROSOFT.CONCAT(&quot;0b&quot;; MID([.$D237];1+[.$E237]+8+8; 8)))" office:value-type="string" office:string-value="0b1111" calcext:value-type="string">
            <text:p>0b1111</text:p>
          </table:table-cell>
          <table:table-cell table:style-name="ce29" table:formula="of:=IF(MID([.$D237];1+[.$E237]+8+8+8; 8)=&quot;&quot;; &quot;&quot;; COM.MICROSOFT.CONCAT(&quot;0b&quot;; MID([.$D237];1+[.$E237]+8+8+8; 8)))">
            <text:p/>
          </table:table-cell>
          <table:table-cell table:style-name="ce31" table:formula="of:=[.E237]-LEN([.F237])+2" office:value-type="float" office:value="0" calcext:value-type="float">
            <text:p>0</text:p>
          </table:table-cell>
          <table:table-cell table:style-name="ce29" table:formula="of:=IF([.G237]=&quot;&quot;; &quot;&quot;; 8-LEN([.G237])+2)" office:value-type="float" office:value="0" calcext:value-type="float">
            <text:p>0</text:p>
          </table:table-cell>
          <table:table-cell table:style-name="ce29" table:formula="of:=IF([.H237]=&quot;&quot;; &quot;&quot;; 8-LEN([.H237])+2)" office:value-type="float" office:value="0" calcext:value-type="float">
            <text:p>0</text:p>
          </table:table-cell>
          <table:table-cell table:style-name="ce29" table:formula="of:=IF([.I237]=&quot;&quot;; &quot;&quot;; 8-LEN([.I237])+2)" office:value-type="float" office:value="4" calcext:value-type="float">
            <text:p>4</text:p>
          </table:table-cell>
          <table:table-cell table:style-name="ce29" table:formula="of:=IF([.J237]=&quot;&quot;; &quot;&quot;; 8-LEN([.J237])+2)">
            <text:p/>
          </table:table-cell>
          <table:table-cell table:style-name="ce31" table:formula="of:=IF(OR([.$F237]=&quot;&quot;; [.$E237]=8); &quot;&quot;; &quot;+ &quot;)" office:value-type="string" office:string-value="+ " calcext:value-type="string">
            <text:p>+ </text:p>
          </table:table-cell>
          <table:table-cell table:style-name="ce32" table:formula="of:=IF([.$F237]=&quot;&quot;; &quot;&quot;; IF([.$K237]&gt;0; COM.MICROSOFT.CONCAT(&quot;(&quot;; [.$F237]; &quot; &lt;&lt; &quot;; [.$K237]; &quot;)&quot;); [.$F237]))" office:value-type="string" office:string-value="0b11111" calcext:value-type="string">
            <text:p>0b11111</text:p>
          </table:table-cell>
          <table:table-cell table:style-name="ce32" table:formula="of:=IF(OR([.$F237]=&quot;&quot;; AND([.$G237]=&quot;&quot;; [.$K237]&lt;&gt;0)); &quot;&quot;; &quot;, &quot;)" office:value-type="string" office:string-value=", " calcext:value-type="string">
            <text:p>, </text:p>
          </table:table-cell>
          <table:table-cell table:style-name="ce32" table:formula="of:=IF([.$G237]=&quot;&quot;; &quot;&quot;; IF([.$L237]&gt;0; COM.MICROSOFT.CONCAT(&quot;(&quot;; [.$G237]; &quot; &lt;&lt; &quot;; [.$L237]; &quot;)&quot;); [.$G237]))" office:value-type="string" office:string-value="0b11111111" calcext:value-type="string">
            <text:p>0b11111111</text:p>
          </table:table-cell>
          <table:table-cell table:style-name="ce32" table:formula="of:=IF(OR([.$G237]=&quot;&quot;; AND([.$H237]=&quot;&quot;; [.$L237]&lt;&gt;0)); &quot;&quot;; &quot;, &quot;)" office:value-type="string" office:string-value=", " calcext:value-type="string">
            <text:p>, </text:p>
          </table:table-cell>
          <table:table-cell table:style-name="ce32" table:formula="of:=IF([.$H237]=&quot;&quot;; &quot;&quot;; IF([.$M237]&gt;0; COM.MICROSOFT.CONCAT(&quot;(&quot;; [.$H237]; &quot; &lt;&lt; &quot;; [.$M237]; &quot;)&quot;); [.$H237]))" office:value-type="string" office:string-value="0b11111110" calcext:value-type="string">
            <text:p>0b11111110</text:p>
          </table:table-cell>
          <table:table-cell table:style-name="ce32" table:formula="of:=IF(OR([.$H237]=&quot;&quot;; AND([.$I237]=&quot;&quot;; [.$M237]&lt;&gt;0)); &quot;&quot;; &quot;, &quot;)" office:value-type="string" office:string-value=", " calcext:value-type="string">
            <text:p>, </text:p>
          </table:table-cell>
          <table:table-cell table:style-name="ce32" table:formula="of:=IF([.$I237]=&quot;&quot;; &quot;&quot;; IF([.$N237]&gt;0; COM.MICROSOFT.CONCAT(&quot;(&quot;; [.$I237]; &quot; &lt;&lt; &quot;; [.$N237]; &quot;)&quot;); [.$I237]))" office:value-type="string" office:string-value="(0b1111 &lt;&lt; 4)" calcext:value-type="string">
            <text:p>(0b1111 &lt;&lt; 4)</text:p>
          </table:table-cell>
          <table:table-cell table:style-name="ce32" table:formula="of:=IF(OR([.$I237]=&quot;&quot;; AND([.$J237]=&quot;&quot;; [.$N237]&lt;&gt;0)); &quot;&quot;; &quot;, &quot;)">
            <text:p/>
          </table:table-cell>
          <table:table-cell table:style-name="ce32" table:formula="of:=IF([.$J237]=&quot;&quot;; &quot;&quot;; IF([.$O237]&gt;0; COM.MICROSOFT.CONCAT(&quot;(&quot;; [.$J237]; &quot; &lt;&lt; &quot;; [.$O237]; &quot;)&quot;); [.$J237]))">
            <text:p/>
          </table:table-cell>
          <table:table-cell table:style-name="ce33" table:formula="of:=IF(OR([.$J237]=&quot;&quot;; AND([.$O237]&lt;&gt;0)); &quot;&quot;; &quot;, &quot;)">
            <text:p/>
          </table:table-cell>
          <table:table-cell table:formula="of:=COM.MICROSOFT.CONCAT(&quot;// &quot;; [.B237]; &quot; &quot;; IF([.A237]=&quot;&quot;; &quot;   &quot;; COM.MICROSOFT.CONCAT(&quot;-&quot;; [.A237]; &quot;-&quot;)); &quot; &quot;; [.C237])" office:value-type="string" office:string-value="// 235     |11111111|11111111|11110111|1" calcext:value-type="string">
            <text:p>// 235 <text:s text:c="4"/>|11111111|11111111|11110111|1</text:p>
          </table:table-cell>
          <table:table-cell table:formula="of:=COM.MICROSOFT.CONCAT([.P237:.Z237])" office:value-type="string" office:string-value="+ 0b11111, 0b11111111, 0b11111110, (0b1111 &lt;&lt; 4)" calcext:value-type="string">
            <text:p>+ 0b11111, 0b11111111, 0b11111110, (0b1111 &lt;&lt; 4)</text:p>
          </table:table-cell>
          <table:table-cell table:formula="of:=COM.MICROSOFT.CONCAT([.AA237]; CHAR(10); [.AB237])" office:value-type="string" office:string-value="// 235     |11111111|11111111|11110111|1&#10;+ 0b11111, 0b11111111, 0b11111110, (0b1111 &lt;&lt; 4)" calcext:value-type="string">
            <text:p>// 235     |11111111|11111111|11110111|1</text:p>
            <text:p>+ 0b11111, 0b11111111, 0b11111110, (0b111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|11111111|11111111|11110100</text:p>
          </table:table-cell>
          <table:table-cell office:value-type="string" calcext:value-type="string">
            <text:p>111111111111111111110100</text:p>
          </table:table-cell>
          <table:table-cell table:formula="of:=8-MOD(LEN([.$D237])-[.$E237]; 8)" office:value-type="float" office:value="4" calcext:value-type="float">
            <text:p>4</text:p>
          </table:table-cell>
          <table:table-cell table:style-name="ce29" table:formula="of:=IF(MID([.$D238];1;[.$E238])=&quot;&quot;; &quot;&quot;; COM.MICROSOFT.CONCAT(&quot;0b&quot;; MID([.$D238];1;[.$E238])))" office:value-type="string" office:string-value="0b1111" calcext:value-type="string">
            <text:p>0b1111</text:p>
          </table:table-cell>
          <table:table-cell table:style-name="ce29" table:formula="of:=IF(MID([.$D238];1+[.$E238]; 8)=&quot;&quot;; &quot;&quot;; COM.MICROSOFT.CONCAT(&quot;0b&quot;; MID([.$D238];1+[.$E238]; 8)))" office:value-type="string" office:string-value="0b11111111" calcext:value-type="string">
            <text:p>0b11111111</text:p>
          </table:table-cell>
          <table:table-cell table:style-name="ce29" table:formula="of:=IF(MID([.$D238];1+[.$E238]+8; 8)=&quot;&quot;; &quot;&quot;; COM.MICROSOFT.CONCAT(&quot;0b&quot;; MID([.$D238];1+[.$E238]+8; 8)))" office:value-type="string" office:string-value="0b11111111" calcext:value-type="string">
            <text:p>0b11111111</text:p>
          </table:table-cell>
          <table:table-cell table:style-name="ce29" table:formula="of:=IF(MID([.$D238];1+[.$E238]+8+8; 8)=&quot;&quot;; &quot;&quot;; COM.MICROSOFT.CONCAT(&quot;0b&quot;; MID([.$D238];1+[.$E238]+8+8; 8)))" office:value-type="string" office:string-value="0b0100" calcext:value-type="string">
            <text:p>0b0100</text:p>
          </table:table-cell>
          <table:table-cell table:style-name="ce29" table:formula="of:=IF(MID([.$D238];1+[.$E238]+8+8+8; 8)=&quot;&quot;; &quot;&quot;; COM.MICROSOFT.CONCAT(&quot;0b&quot;; MID([.$D238];1+[.$E238]+8+8+8; 8)))">
            <text:p/>
          </table:table-cell>
          <table:table-cell table:style-name="ce31" table:formula="of:=[.E238]-LEN([.F238])+2" office:value-type="float" office:value="0" calcext:value-type="float">
            <text:p>0</text:p>
          </table:table-cell>
          <table:table-cell table:style-name="ce29" table:formula="of:=IF([.G238]=&quot;&quot;; &quot;&quot;; 8-LEN([.G238])+2)" office:value-type="float" office:value="0" calcext:value-type="float">
            <text:p>0</text:p>
          </table:table-cell>
          <table:table-cell table:style-name="ce29" table:formula="of:=IF([.H238]=&quot;&quot;; &quot;&quot;; 8-LEN([.H238])+2)" office:value-type="float" office:value="0" calcext:value-type="float">
            <text:p>0</text:p>
          </table:table-cell>
          <table:table-cell table:style-name="ce29" table:formula="of:=IF([.I238]=&quot;&quot;; &quot;&quot;; 8-LEN([.I238])+2)" office:value-type="float" office:value="4" calcext:value-type="float">
            <text:p>4</text:p>
          </table:table-cell>
          <table:table-cell table:style-name="ce29" table:formula="of:=IF([.J238]=&quot;&quot;; &quot;&quot;; 8-LEN([.J238])+2)">
            <text:p/>
          </table:table-cell>
          <table:table-cell table:style-name="ce31" table:formula="of:=IF(OR([.$F238]=&quot;&quot;; [.$E238]=8); &quot;&quot;; &quot;+ &quot;)" office:value-type="string" office:string-value="+ " calcext:value-type="string">
            <text:p>+ </text:p>
          </table:table-cell>
          <table:table-cell table:style-name="ce32" table:formula="of:=IF([.$F238]=&quot;&quot;; &quot;&quot;; IF([.$K238]&gt;0; COM.MICROSOFT.CONCAT(&quot;(&quot;; [.$F238]; &quot; &lt;&lt; &quot;; [.$K238]; &quot;)&quot;); [.$F238]))" office:value-type="string" office:string-value="0b1111" calcext:value-type="string">
            <text:p>0b1111</text:p>
          </table:table-cell>
          <table:table-cell table:style-name="ce32" table:formula="of:=IF(OR([.$F238]=&quot;&quot;; AND([.$G238]=&quot;&quot;; [.$K238]&lt;&gt;0)); &quot;&quot;; &quot;, &quot;)" office:value-type="string" office:string-value=", " calcext:value-type="string">
            <text:p>, </text:p>
          </table:table-cell>
          <table:table-cell table:style-name="ce32" table:formula="of:=IF([.$G238]=&quot;&quot;; &quot;&quot;; IF([.$L238]&gt;0; COM.MICROSOFT.CONCAT(&quot;(&quot;; [.$G238]; &quot; &lt;&lt; &quot;; [.$L238]; &quot;)&quot;); [.$G238]))" office:value-type="string" office:string-value="0b11111111" calcext:value-type="string">
            <text:p>0b11111111</text:p>
          </table:table-cell>
          <table:table-cell table:style-name="ce32" table:formula="of:=IF(OR([.$G238]=&quot;&quot;; AND([.$H238]=&quot;&quot;; [.$L238]&lt;&gt;0)); &quot;&quot;; &quot;, &quot;)" office:value-type="string" office:string-value=", " calcext:value-type="string">
            <text:p>, </text:p>
          </table:table-cell>
          <table:table-cell table:style-name="ce32" table:formula="of:=IF([.$H238]=&quot;&quot;; &quot;&quot;; IF([.$M238]&gt;0; COM.MICROSOFT.CONCAT(&quot;(&quot;; [.$H238]; &quot; &lt;&lt; &quot;; [.$M238]; &quot;)&quot;); [.$H238]))" office:value-type="string" office:string-value="0b11111111" calcext:value-type="string">
            <text:p>0b11111111</text:p>
          </table:table-cell>
          <table:table-cell table:style-name="ce32" table:formula="of:=IF(OR([.$H238]=&quot;&quot;; AND([.$I238]=&quot;&quot;; [.$M238]&lt;&gt;0)); &quot;&quot;; &quot;, &quot;)" office:value-type="string" office:string-value=", " calcext:value-type="string">
            <text:p>, </text:p>
          </table:table-cell>
          <table:table-cell table:style-name="ce32" table:formula="of:=IF([.$I238]=&quot;&quot;; &quot;&quot;; IF([.$N238]&gt;0; COM.MICROSOFT.CONCAT(&quot;(&quot;; [.$I238]; &quot; &lt;&lt; &quot;; [.$N238]; &quot;)&quot;); [.$I238]))" office:value-type="string" office:string-value="(0b0100 &lt;&lt; 4)" calcext:value-type="string">
            <text:p>(0b0100 &lt;&lt; 4)</text:p>
          </table:table-cell>
          <table:table-cell table:style-name="ce32" table:formula="of:=IF(OR([.$I238]=&quot;&quot;; AND([.$J238]=&quot;&quot;; [.$N238]&lt;&gt;0)); &quot;&quot;; &quot;, &quot;)">
            <text:p/>
          </table:table-cell>
          <table:table-cell table:style-name="ce32" table:formula="of:=IF([.$J238]=&quot;&quot;; &quot;&quot;; IF([.$O238]&gt;0; COM.MICROSOFT.CONCAT(&quot;(&quot;; [.$J238]; &quot; &lt;&lt; &quot;; [.$O238]; &quot;)&quot;); [.$J238]))">
            <text:p/>
          </table:table-cell>
          <table:table-cell table:style-name="ce33" table:formula="of:=IF(OR([.$J238]=&quot;&quot;; AND([.$O238]&lt;&gt;0)); &quot;&quot;; &quot;, &quot;)">
            <text:p/>
          </table:table-cell>
          <table:table-cell table:formula="of:=COM.MICROSOFT.CONCAT(&quot;// &quot;; [.B238]; &quot; &quot;; IF([.A238]=&quot;&quot;; &quot;   &quot;; COM.MICROSOFT.CONCAT(&quot;-&quot;; [.A238]; &quot;-&quot;)); &quot; &quot;; [.C238])" office:value-type="string" office:string-value="// 236     |11111111|11111111|11110100" calcext:value-type="string">
            <text:p>// 236 <text:s text:c="4"/>|11111111|11111111|11110100</text:p>
          </table:table-cell>
          <table:table-cell table:formula="of:=COM.MICROSOFT.CONCAT([.P238:.Z238])" office:value-type="string" office:string-value="+ 0b1111, 0b11111111, 0b11111111, (0b0100 &lt;&lt; 4)" calcext:value-type="string">
            <text:p>+ 0b1111, 0b11111111, 0b11111111, (0b0100 &lt;&lt; 4)</text:p>
          </table:table-cell>
          <table:table-cell table:formula="of:=COM.MICROSOFT.CONCAT([.AA238]; CHAR(10); [.AB238])" office:value-type="string" office:string-value="// 236     |11111111|11111111|11110100&#10;+ 0b1111, 0b11111111, 0b11111111, (0b0100 &lt;&lt; 4)" calcext:value-type="string">
            <text:p>// 236     |11111111|11111111|11110100</text:p>
            <text:p>+ 0b1111, 0b11111111, 0b11111111, (0b01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|11111111|11111111|11110101</text:p>
          </table:table-cell>
          <table:table-cell office:value-type="string" calcext:value-type="string">
            <text:p>111111111111111111110101</text:p>
          </table:table-cell>
          <table:table-cell table:formula="of:=8-MOD(LEN([.$D238])-[.$E238]; 8)" office:value-type="float" office:value="4" calcext:value-type="float">
            <text:p>4</text:p>
          </table:table-cell>
          <table:table-cell table:style-name="ce29" table:formula="of:=IF(MID([.$D239];1;[.$E239])=&quot;&quot;; &quot;&quot;; COM.MICROSOFT.CONCAT(&quot;0b&quot;; MID([.$D239];1;[.$E239])))" office:value-type="string" office:string-value="0b1111" calcext:value-type="string">
            <text:p>0b1111</text:p>
          </table:table-cell>
          <table:table-cell table:style-name="ce29" table:formula="of:=IF(MID([.$D239];1+[.$E239]; 8)=&quot;&quot;; &quot;&quot;; COM.MICROSOFT.CONCAT(&quot;0b&quot;; MID([.$D239];1+[.$E239]; 8)))" office:value-type="string" office:string-value="0b11111111" calcext:value-type="string">
            <text:p>0b11111111</text:p>
          </table:table-cell>
          <table:table-cell table:style-name="ce29" table:formula="of:=IF(MID([.$D239];1+[.$E239]+8; 8)=&quot;&quot;; &quot;&quot;; COM.MICROSOFT.CONCAT(&quot;0b&quot;; MID([.$D239];1+[.$E239]+8; 8)))" office:value-type="string" office:string-value="0b11111111" calcext:value-type="string">
            <text:p>0b11111111</text:p>
          </table:table-cell>
          <table:table-cell table:style-name="ce29" table:formula="of:=IF(MID([.$D239];1+[.$E239]+8+8; 8)=&quot;&quot;; &quot;&quot;; COM.MICROSOFT.CONCAT(&quot;0b&quot;; MID([.$D239];1+[.$E239]+8+8; 8)))" office:value-type="string" office:string-value="0b0101" calcext:value-type="string">
            <text:p>0b0101</text:p>
          </table:table-cell>
          <table:table-cell table:style-name="ce29" table:formula="of:=IF(MID([.$D239];1+[.$E239]+8+8+8; 8)=&quot;&quot;; &quot;&quot;; COM.MICROSOFT.CONCAT(&quot;0b&quot;; MID([.$D239];1+[.$E239]+8+8+8; 8)))">
            <text:p/>
          </table:table-cell>
          <table:table-cell table:style-name="ce31" table:formula="of:=[.E239]-LEN([.F239])+2" office:value-type="float" office:value="0" calcext:value-type="float">
            <text:p>0</text:p>
          </table:table-cell>
          <table:table-cell table:style-name="ce29" table:formula="of:=IF([.G239]=&quot;&quot;; &quot;&quot;; 8-LEN([.G239])+2)" office:value-type="float" office:value="0" calcext:value-type="float">
            <text:p>0</text:p>
          </table:table-cell>
          <table:table-cell table:style-name="ce29" table:formula="of:=IF([.H239]=&quot;&quot;; &quot;&quot;; 8-LEN([.H239])+2)" office:value-type="float" office:value="0" calcext:value-type="float">
            <text:p>0</text:p>
          </table:table-cell>
          <table:table-cell table:style-name="ce29" table:formula="of:=IF([.I239]=&quot;&quot;; &quot;&quot;; 8-LEN([.I239])+2)" office:value-type="float" office:value="4" calcext:value-type="float">
            <text:p>4</text:p>
          </table:table-cell>
          <table:table-cell table:style-name="ce29" table:formula="of:=IF([.J239]=&quot;&quot;; &quot;&quot;; 8-LEN([.J239])+2)">
            <text:p/>
          </table:table-cell>
          <table:table-cell table:style-name="ce31" table:formula="of:=IF(OR([.$F239]=&quot;&quot;; [.$E239]=8); &quot;&quot;; &quot;+ &quot;)" office:value-type="string" office:string-value="+ " calcext:value-type="string">
            <text:p>+ </text:p>
          </table:table-cell>
          <table:table-cell table:style-name="ce32" table:formula="of:=IF([.$F239]=&quot;&quot;; &quot;&quot;; IF([.$K239]&gt;0; COM.MICROSOFT.CONCAT(&quot;(&quot;; [.$F239]; &quot; &lt;&lt; &quot;; [.$K239]; &quot;)&quot;); [.$F239]))" office:value-type="string" office:string-value="0b1111" calcext:value-type="string">
            <text:p>0b1111</text:p>
          </table:table-cell>
          <table:table-cell table:style-name="ce32" table:formula="of:=IF(OR([.$F239]=&quot;&quot;; AND([.$G239]=&quot;&quot;; [.$K239]&lt;&gt;0)); &quot;&quot;; &quot;, &quot;)" office:value-type="string" office:string-value=", " calcext:value-type="string">
            <text:p>, </text:p>
          </table:table-cell>
          <table:table-cell table:style-name="ce32" table:formula="of:=IF([.$G239]=&quot;&quot;; &quot;&quot;; IF([.$L239]&gt;0; COM.MICROSOFT.CONCAT(&quot;(&quot;; [.$G239]; &quot; &lt;&lt; &quot;; [.$L239]; &quot;)&quot;); [.$G239]))" office:value-type="string" office:string-value="0b11111111" calcext:value-type="string">
            <text:p>0b11111111</text:p>
          </table:table-cell>
          <table:table-cell table:style-name="ce32" table:formula="of:=IF(OR([.$G239]=&quot;&quot;; AND([.$H239]=&quot;&quot;; [.$L239]&lt;&gt;0)); &quot;&quot;; &quot;, &quot;)" office:value-type="string" office:string-value=", " calcext:value-type="string">
            <text:p>, </text:p>
          </table:table-cell>
          <table:table-cell table:style-name="ce32" table:formula="of:=IF([.$H239]=&quot;&quot;; &quot;&quot;; IF([.$M239]&gt;0; COM.MICROSOFT.CONCAT(&quot;(&quot;; [.$H239]; &quot; &lt;&lt; &quot;; [.$M239]; &quot;)&quot;); [.$H239]))" office:value-type="string" office:string-value="0b11111111" calcext:value-type="string">
            <text:p>0b11111111</text:p>
          </table:table-cell>
          <table:table-cell table:style-name="ce32" table:formula="of:=IF(OR([.$H239]=&quot;&quot;; AND([.$I239]=&quot;&quot;; [.$M239]&lt;&gt;0)); &quot;&quot;; &quot;, &quot;)" office:value-type="string" office:string-value=", " calcext:value-type="string">
            <text:p>, </text:p>
          </table:table-cell>
          <table:table-cell table:style-name="ce32" table:formula="of:=IF([.$I239]=&quot;&quot;; &quot;&quot;; IF([.$N239]&gt;0; COM.MICROSOFT.CONCAT(&quot;(&quot;; [.$I239]; &quot; &lt;&lt; &quot;; [.$N239]; &quot;)&quot;); [.$I239]))" office:value-type="string" office:string-value="(0b0101 &lt;&lt; 4)" calcext:value-type="string">
            <text:p>(0b0101 &lt;&lt; 4)</text:p>
          </table:table-cell>
          <table:table-cell table:style-name="ce32" table:formula="of:=IF(OR([.$I239]=&quot;&quot;; AND([.$J239]=&quot;&quot;; [.$N239]&lt;&gt;0)); &quot;&quot;; &quot;, &quot;)">
            <text:p/>
          </table:table-cell>
          <table:table-cell table:style-name="ce32" table:formula="of:=IF([.$J239]=&quot;&quot;; &quot;&quot;; IF([.$O239]&gt;0; COM.MICROSOFT.CONCAT(&quot;(&quot;; [.$J239]; &quot; &lt;&lt; &quot;; [.$O239]; &quot;)&quot;); [.$J239]))">
            <text:p/>
          </table:table-cell>
          <table:table-cell table:style-name="ce33" table:formula="of:=IF(OR([.$J239]=&quot;&quot;; AND([.$O239]&lt;&gt;0)); &quot;&quot;; &quot;, &quot;)">
            <text:p/>
          </table:table-cell>
          <table:table-cell table:formula="of:=COM.MICROSOFT.CONCAT(&quot;// &quot;; [.B239]; &quot; &quot;; IF([.A239]=&quot;&quot;; &quot;   &quot;; COM.MICROSOFT.CONCAT(&quot;-&quot;; [.A239]; &quot;-&quot;)); &quot; &quot;; [.C239])" office:value-type="string" office:string-value="// 237     |11111111|11111111|11110101" calcext:value-type="string">
            <text:p>// 237 <text:s text:c="4"/>|11111111|11111111|11110101</text:p>
          </table:table-cell>
          <table:table-cell table:formula="of:=COM.MICROSOFT.CONCAT([.P239:.Z239])" office:value-type="string" office:string-value="+ 0b1111, 0b11111111, 0b11111111, (0b0101 &lt;&lt; 4)" calcext:value-type="string">
            <text:p>+ 0b1111, 0b11111111, 0b11111111, (0b0101 &lt;&lt; 4)</text:p>
          </table:table-cell>
          <table:table-cell table:formula="of:=COM.MICROSOFT.CONCAT([.AA239]; CHAR(10); [.AB239])" office:value-type="string" office:string-value="// 237     |11111111|11111111|11110101&#10;+ 0b1111, 0b11111111, 0b11111111, (0b0101 &lt;&lt; 4)" calcext:value-type="string">
            <text:p>// 237     |11111111|11111111|11110101</text:p>
            <text:p>+ 0b1111, 0b11111111, 0b11111111, (0b0101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|11111111|11111111|11111010|10</text:p>
          </table:table-cell>
          <table:table-cell office:value-type="string" calcext:value-type="string">
            <text:p>11111111111111111111101010</text:p>
          </table:table-cell>
          <table:table-cell table:formula="of:=8-MOD(LEN([.$D239])-[.$E239]; 8)" office:value-type="float" office:value="4" calcext:value-type="float">
            <text:p>4</text:p>
          </table:table-cell>
          <table:table-cell table:style-name="ce29" table:formula="of:=IF(MID([.$D240];1;[.$E240])=&quot;&quot;; &quot;&quot;; COM.MICROSOFT.CONCAT(&quot;0b&quot;; MID([.$D240];1;[.$E240])))" office:value-type="string" office:string-value="0b1111" calcext:value-type="string">
            <text:p>0b1111</text:p>
          </table:table-cell>
          <table:table-cell table:style-name="ce29" table:formula="of:=IF(MID([.$D240];1+[.$E240]; 8)=&quot;&quot;; &quot;&quot;; COM.MICROSOFT.CONCAT(&quot;0b&quot;; MID([.$D240];1+[.$E240]; 8)))" office:value-type="string" office:string-value="0b11111111" calcext:value-type="string">
            <text:p>0b11111111</text:p>
          </table:table-cell>
          <table:table-cell table:style-name="ce29" table:formula="of:=IF(MID([.$D240];1+[.$E240]+8; 8)=&quot;&quot;; &quot;&quot;; COM.MICROSOFT.CONCAT(&quot;0b&quot;; MID([.$D240];1+[.$E240]+8; 8)))" office:value-type="string" office:string-value="0b11111111" calcext:value-type="string">
            <text:p>0b11111111</text:p>
          </table:table-cell>
          <table:table-cell table:style-name="ce29" table:formula="of:=IF(MID([.$D240];1+[.$E240]+8+8; 8)=&quot;&quot;; &quot;&quot;; COM.MICROSOFT.CONCAT(&quot;0b&quot;; MID([.$D240];1+[.$E240]+8+8; 8)))" office:value-type="string" office:string-value="0b101010" calcext:value-type="string">
            <text:p>0b101010</text:p>
          </table:table-cell>
          <table:table-cell table:style-name="ce29" table:formula="of:=IF(MID([.$D240];1+[.$E240]+8+8+8; 8)=&quot;&quot;; &quot;&quot;; COM.MICROSOFT.CONCAT(&quot;0b&quot;; MID([.$D240];1+[.$E240]+8+8+8; 8)))">
            <text:p/>
          </table:table-cell>
          <table:table-cell table:style-name="ce31" table:formula="of:=[.E240]-LEN([.F240])+2" office:value-type="float" office:value="0" calcext:value-type="float">
            <text:p>0</text:p>
          </table:table-cell>
          <table:table-cell table:style-name="ce29" table:formula="of:=IF([.G240]=&quot;&quot;; &quot;&quot;; 8-LEN([.G240])+2)" office:value-type="float" office:value="0" calcext:value-type="float">
            <text:p>0</text:p>
          </table:table-cell>
          <table:table-cell table:style-name="ce29" table:formula="of:=IF([.H240]=&quot;&quot;; &quot;&quot;; 8-LEN([.H240])+2)" office:value-type="float" office:value="0" calcext:value-type="float">
            <text:p>0</text:p>
          </table:table-cell>
          <table:table-cell table:style-name="ce29" table:formula="of:=IF([.I240]=&quot;&quot;; &quot;&quot;; 8-LEN([.I240])+2)" office:value-type="float" office:value="2" calcext:value-type="float">
            <text:p>2</text:p>
          </table:table-cell>
          <table:table-cell table:style-name="ce29" table:formula="of:=IF([.J240]=&quot;&quot;; &quot;&quot;; 8-LEN([.J240])+2)">
            <text:p/>
          </table:table-cell>
          <table:table-cell table:style-name="ce31" table:formula="of:=IF(OR([.$F240]=&quot;&quot;; [.$E240]=8); &quot;&quot;; &quot;+ &quot;)" office:value-type="string" office:string-value="+ " calcext:value-type="string">
            <text:p>+ </text:p>
          </table:table-cell>
          <table:table-cell table:style-name="ce32" table:formula="of:=IF([.$F240]=&quot;&quot;; &quot;&quot;; IF([.$K240]&gt;0; COM.MICROSOFT.CONCAT(&quot;(&quot;; [.$F240]; &quot; &lt;&lt; &quot;; [.$K240]; &quot;)&quot;); [.$F240]))" office:value-type="string" office:string-value="0b1111" calcext:value-type="string">
            <text:p>0b1111</text:p>
          </table:table-cell>
          <table:table-cell table:style-name="ce32" table:formula="of:=IF(OR([.$F240]=&quot;&quot;; AND([.$G240]=&quot;&quot;; [.$K240]&lt;&gt;0)); &quot;&quot;; &quot;, &quot;)" office:value-type="string" office:string-value=", " calcext:value-type="string">
            <text:p>, </text:p>
          </table:table-cell>
          <table:table-cell table:style-name="ce32" table:formula="of:=IF([.$G240]=&quot;&quot;; &quot;&quot;; IF([.$L240]&gt;0; COM.MICROSOFT.CONCAT(&quot;(&quot;; [.$G240]; &quot; &lt;&lt; &quot;; [.$L240]; &quot;)&quot;); [.$G240]))" office:value-type="string" office:string-value="0b11111111" calcext:value-type="string">
            <text:p>0b11111111</text:p>
          </table:table-cell>
          <table:table-cell table:style-name="ce32" table:formula="of:=IF(OR([.$G240]=&quot;&quot;; AND([.$H240]=&quot;&quot;; [.$L240]&lt;&gt;0)); &quot;&quot;; &quot;, &quot;)" office:value-type="string" office:string-value=", " calcext:value-type="string">
            <text:p>, </text:p>
          </table:table-cell>
          <table:table-cell table:style-name="ce32" table:formula="of:=IF([.$H240]=&quot;&quot;; &quot;&quot;; IF([.$M240]&gt;0; COM.MICROSOFT.CONCAT(&quot;(&quot;; [.$H240]; &quot; &lt;&lt; &quot;; [.$M240]; &quot;)&quot;); [.$H240]))" office:value-type="string" office:string-value="0b11111111" calcext:value-type="string">
            <text:p>0b11111111</text:p>
          </table:table-cell>
          <table:table-cell table:style-name="ce32" table:formula="of:=IF(OR([.$H240]=&quot;&quot;; AND([.$I240]=&quot;&quot;; [.$M240]&lt;&gt;0)); &quot;&quot;; &quot;, &quot;)" office:value-type="string" office:string-value=", " calcext:value-type="string">
            <text:p>, </text:p>
          </table:table-cell>
          <table:table-cell table:style-name="ce32" table:formula="of:=IF([.$I240]=&quot;&quot;; &quot;&quot;; IF([.$N240]&gt;0; COM.MICROSOFT.CONCAT(&quot;(&quot;; [.$I240]; &quot; &lt;&lt; &quot;; [.$N240]; &quot;)&quot;); [.$I240]))" office:value-type="string" office:string-value="(0b101010 &lt;&lt; 2)" calcext:value-type="string">
            <text:p>(0b101010 &lt;&lt; 2)</text:p>
          </table:table-cell>
          <table:table-cell table:style-name="ce32" table:formula="of:=IF(OR([.$I240]=&quot;&quot;; AND([.$J240]=&quot;&quot;; [.$N240]&lt;&gt;0)); &quot;&quot;; &quot;, &quot;)">
            <text:p/>
          </table:table-cell>
          <table:table-cell table:style-name="ce32" table:formula="of:=IF([.$J240]=&quot;&quot;; &quot;&quot;; IF([.$O240]&gt;0; COM.MICROSOFT.CONCAT(&quot;(&quot;; [.$J240]; &quot; &lt;&lt; &quot;; [.$O240]; &quot;)&quot;); [.$J240]))">
            <text:p/>
          </table:table-cell>
          <table:table-cell table:style-name="ce33" table:formula="of:=IF(OR([.$J240]=&quot;&quot;; AND([.$O240]&lt;&gt;0)); &quot;&quot;; &quot;, &quot;)">
            <text:p/>
          </table:table-cell>
          <table:table-cell table:formula="of:=COM.MICROSOFT.CONCAT(&quot;// &quot;; [.B240]; &quot; &quot;; IF([.A240]=&quot;&quot;; &quot;   &quot;; COM.MICROSOFT.CONCAT(&quot;-&quot;; [.A240]; &quot;-&quot;)); &quot; &quot;; [.C240])" office:value-type="string" office:string-value="// 238     |11111111|11111111|11111010|10" calcext:value-type="string">
            <text:p>// 238 <text:s text:c="4"/>|11111111|11111111|11111010|10</text:p>
          </table:table-cell>
          <table:table-cell table:formula="of:=COM.MICROSOFT.CONCAT([.P240:.Z240])" office:value-type="string" office:string-value="+ 0b1111, 0b11111111, 0b11111111, (0b101010 &lt;&lt; 2)" calcext:value-type="string">
            <text:p>+ 0b1111, 0b11111111, 0b11111111, (0b101010 &lt;&lt; 2)</text:p>
          </table:table-cell>
          <table:table-cell table:formula="of:=COM.MICROSOFT.CONCAT([.AA240]; CHAR(10); [.AB240])" office:value-type="string" office:string-value="// 238     |11111111|11111111|11111010|10&#10;+ 0b1111, 0b11111111, 0b11111111, (0b101010 &lt;&lt; 2)" calcext:value-type="string">
            <text:p>// 238     |11111111|11111111|11111010|10</text:p>
            <text:p>+ 0b1111, 0b11111111, 0b11111111, (0b101010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|11111111|11111111|1110100</text:p>
          </table:table-cell>
          <table:table-cell office:value-type="string" calcext:value-type="string">
            <text:p>11111111111111111110100</text:p>
          </table:table-cell>
          <table:table-cell table:formula="of:=8-MOD(LEN([.$D240])-[.$E240]; 8)" office:value-type="float" office:value="2" calcext:value-type="float">
            <text:p>2</text:p>
          </table:table-cell>
          <table:table-cell table:style-name="ce29" table:formula="of:=IF(MID([.$D241];1;[.$E241])=&quot;&quot;; &quot;&quot;; COM.MICROSOFT.CONCAT(&quot;0b&quot;; MID([.$D241];1;[.$E241])))" office:value-type="string" office:string-value="0b11" calcext:value-type="string">
            <text:p>0b11</text:p>
          </table:table-cell>
          <table:table-cell table:style-name="ce29" table:formula="of:=IF(MID([.$D241];1+[.$E241]; 8)=&quot;&quot;; &quot;&quot;; COM.MICROSOFT.CONCAT(&quot;0b&quot;; MID([.$D241];1+[.$E241]; 8)))" office:value-type="string" office:string-value="0b11111111" calcext:value-type="string">
            <text:p>0b11111111</text:p>
          </table:table-cell>
          <table:table-cell table:style-name="ce29" table:formula="of:=IF(MID([.$D241];1+[.$E241]+8; 8)=&quot;&quot;; &quot;&quot;; COM.MICROSOFT.CONCAT(&quot;0b&quot;; MID([.$D241];1+[.$E241]+8; 8)))" office:value-type="string" office:string-value="0b11111111" calcext:value-type="string">
            <text:p>0b11111111</text:p>
          </table:table-cell>
          <table:table-cell table:style-name="ce29" table:formula="of:=IF(MID([.$D241];1+[.$E241]+8+8; 8)=&quot;&quot;; &quot;&quot;; COM.MICROSOFT.CONCAT(&quot;0b&quot;; MID([.$D241];1+[.$E241]+8+8; 8)))" office:value-type="string" office:string-value="0b10100" calcext:value-type="string">
            <text:p>0b10100</text:p>
          </table:table-cell>
          <table:table-cell table:style-name="ce29" table:formula="of:=IF(MID([.$D241];1+[.$E241]+8+8+8; 8)=&quot;&quot;; &quot;&quot;; COM.MICROSOFT.CONCAT(&quot;0b&quot;; MID([.$D241];1+[.$E241]+8+8+8; 8)))">
            <text:p/>
          </table:table-cell>
          <table:table-cell table:style-name="ce31" table:formula="of:=[.E241]-LEN([.F241])+2" office:value-type="float" office:value="0" calcext:value-type="float">
            <text:p>0</text:p>
          </table:table-cell>
          <table:table-cell table:style-name="ce29" table:formula="of:=IF([.G241]=&quot;&quot;; &quot;&quot;; 8-LEN([.G241])+2)" office:value-type="float" office:value="0" calcext:value-type="float">
            <text:p>0</text:p>
          </table:table-cell>
          <table:table-cell table:style-name="ce29" table:formula="of:=IF([.H241]=&quot;&quot;; &quot;&quot;; 8-LEN([.H241])+2)" office:value-type="float" office:value="0" calcext:value-type="float">
            <text:p>0</text:p>
          </table:table-cell>
          <table:table-cell table:style-name="ce29" table:formula="of:=IF([.I241]=&quot;&quot;; &quot;&quot;; 8-LEN([.I241])+2)" office:value-type="float" office:value="3" calcext:value-type="float">
            <text:p>3</text:p>
          </table:table-cell>
          <table:table-cell table:style-name="ce29" table:formula="of:=IF([.J241]=&quot;&quot;; &quot;&quot;; 8-LEN([.J241])+2)">
            <text:p/>
          </table:table-cell>
          <table:table-cell table:style-name="ce31" table:formula="of:=IF(OR([.$F241]=&quot;&quot;; [.$E241]=8); &quot;&quot;; &quot;+ &quot;)" office:value-type="string" office:string-value="+ " calcext:value-type="string">
            <text:p>+ </text:p>
          </table:table-cell>
          <table:table-cell table:style-name="ce32" table:formula="of:=IF([.$F241]=&quot;&quot;; &quot;&quot;; IF([.$K241]&gt;0; COM.MICROSOFT.CONCAT(&quot;(&quot;; [.$F241]; &quot; &lt;&lt; &quot;; [.$K241]; &quot;)&quot;); [.$F241]))" office:value-type="string" office:string-value="0b11" calcext:value-type="string">
            <text:p>0b11</text:p>
          </table:table-cell>
          <table:table-cell table:style-name="ce32" table:formula="of:=IF(OR([.$F241]=&quot;&quot;; AND([.$G241]=&quot;&quot;; [.$K241]&lt;&gt;0)); &quot;&quot;; &quot;, &quot;)" office:value-type="string" office:string-value=", " calcext:value-type="string">
            <text:p>, </text:p>
          </table:table-cell>
          <table:table-cell table:style-name="ce32" table:formula="of:=IF([.$G241]=&quot;&quot;; &quot;&quot;; IF([.$L241]&gt;0; COM.MICROSOFT.CONCAT(&quot;(&quot;; [.$G241]; &quot; &lt;&lt; &quot;; [.$L241]; &quot;)&quot;); [.$G241]))" office:value-type="string" office:string-value="0b11111111" calcext:value-type="string">
            <text:p>0b11111111</text:p>
          </table:table-cell>
          <table:table-cell table:style-name="ce32" table:formula="of:=IF(OR([.$G241]=&quot;&quot;; AND([.$H241]=&quot;&quot;; [.$L241]&lt;&gt;0)); &quot;&quot;; &quot;, &quot;)" office:value-type="string" office:string-value=", " calcext:value-type="string">
            <text:p>, </text:p>
          </table:table-cell>
          <table:table-cell table:style-name="ce32" table:formula="of:=IF([.$H241]=&quot;&quot;; &quot;&quot;; IF([.$M241]&gt;0; COM.MICROSOFT.CONCAT(&quot;(&quot;; [.$H241]; &quot; &lt;&lt; &quot;; [.$M241]; &quot;)&quot;); [.$H241]))" office:value-type="string" office:string-value="0b11111111" calcext:value-type="string">
            <text:p>0b11111111</text:p>
          </table:table-cell>
          <table:table-cell table:style-name="ce32" table:formula="of:=IF(OR([.$H241]=&quot;&quot;; AND([.$I241]=&quot;&quot;; [.$M241]&lt;&gt;0)); &quot;&quot;; &quot;, &quot;)" office:value-type="string" office:string-value=", " calcext:value-type="string">
            <text:p>, </text:p>
          </table:table-cell>
          <table:table-cell table:style-name="ce32" table:formula="of:=IF([.$I241]=&quot;&quot;; &quot;&quot;; IF([.$N241]&gt;0; COM.MICROSOFT.CONCAT(&quot;(&quot;; [.$I241]; &quot; &lt;&lt; &quot;; [.$N241]; &quot;)&quot;); [.$I241]))" office:value-type="string" office:string-value="(0b10100 &lt;&lt; 3)" calcext:value-type="string">
            <text:p>(0b10100 &lt;&lt; 3)</text:p>
          </table:table-cell>
          <table:table-cell table:style-name="ce32" table:formula="of:=IF(OR([.$I241]=&quot;&quot;; AND([.$J241]=&quot;&quot;; [.$N241]&lt;&gt;0)); &quot;&quot;; &quot;, &quot;)">
            <text:p/>
          </table:table-cell>
          <table:table-cell table:style-name="ce32" table:formula="of:=IF([.$J241]=&quot;&quot;; &quot;&quot;; IF([.$O241]&gt;0; COM.MICROSOFT.CONCAT(&quot;(&quot;; [.$J241]; &quot; &lt;&lt; &quot;; [.$O241]; &quot;)&quot;); [.$J241]))">
            <text:p/>
          </table:table-cell>
          <table:table-cell table:style-name="ce33" table:formula="of:=IF(OR([.$J241]=&quot;&quot;; AND([.$O241]&lt;&gt;0)); &quot;&quot;; &quot;, &quot;)">
            <text:p/>
          </table:table-cell>
          <table:table-cell table:formula="of:=COM.MICROSOFT.CONCAT(&quot;// &quot;; [.B241]; &quot; &quot;; IF([.A241]=&quot;&quot;; &quot;   &quot;; COM.MICROSOFT.CONCAT(&quot;-&quot;; [.A241]; &quot;-&quot;)); &quot; &quot;; [.C241])" office:value-type="string" office:string-value="// 239     |11111111|11111111|1110100" calcext:value-type="string">
            <text:p>// 239 <text:s text:c="4"/>|11111111|11111111|1110100</text:p>
          </table:table-cell>
          <table:table-cell table:formula="of:=COM.MICROSOFT.CONCAT([.P241:.Z241])" office:value-type="string" office:string-value="+ 0b11, 0b11111111, 0b11111111, (0b10100 &lt;&lt; 3)" calcext:value-type="string">
            <text:p>+ 0b11, 0b11111111, 0b11111111, (0b10100 &lt;&lt; 3)</text:p>
          </table:table-cell>
          <table:table-cell table:formula="of:=COM.MICROSOFT.CONCAT([.AA241]; CHAR(10); [.AB241])" office:value-type="string" office:string-value="// 239     |11111111|11111111|1110100&#10;+ 0b11, 0b11111111, 0b11111111, (0b10100 &lt;&lt; 3)" calcext:value-type="string">
            <text:p>// 239     |11111111|11111111|1110100</text:p>
            <text:p>+ 0b11, 0b11111111, 0b11111111, (0b10100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|11111111|11111111|11111010|11</text:p>
          </table:table-cell>
          <table:table-cell office:value-type="string" calcext:value-type="string">
            <text:p>11111111111111111111101011</text:p>
          </table:table-cell>
          <table:table-cell table:formula="of:=8-MOD(LEN([.$D241])-[.$E241]; 8)" office:value-type="float" office:value="3" calcext:value-type="float">
            <text:p>3</text:p>
          </table:table-cell>
          <table:table-cell table:style-name="ce29" table:formula="of:=IF(MID([.$D242];1;[.$E242])=&quot;&quot;; &quot;&quot;; COM.MICROSOFT.CONCAT(&quot;0b&quot;; MID([.$D242];1;[.$E242])))" office:value-type="string" office:string-value="0b111" calcext:value-type="string">
            <text:p>0b111</text:p>
          </table:table-cell>
          <table:table-cell table:style-name="ce29" table:formula="of:=IF(MID([.$D242];1+[.$E242]; 8)=&quot;&quot;; &quot;&quot;; COM.MICROSOFT.CONCAT(&quot;0b&quot;; MID([.$D242];1+[.$E242]; 8)))" office:value-type="string" office:string-value="0b11111111" calcext:value-type="string">
            <text:p>0b11111111</text:p>
          </table:table-cell>
          <table:table-cell table:style-name="ce29" table:formula="of:=IF(MID([.$D242];1+[.$E242]+8; 8)=&quot;&quot;; &quot;&quot;; COM.MICROSOFT.CONCAT(&quot;0b&quot;; MID([.$D242];1+[.$E242]+8; 8)))" office:value-type="string" office:string-value="0b11111111" calcext:value-type="string">
            <text:p>0b11111111</text:p>
          </table:table-cell>
          <table:table-cell table:style-name="ce29" table:formula="of:=IF(MID([.$D242];1+[.$E242]+8+8; 8)=&quot;&quot;; &quot;&quot;; COM.MICROSOFT.CONCAT(&quot;0b&quot;; MID([.$D242];1+[.$E242]+8+8; 8)))" office:value-type="string" office:string-value="0b1101011" calcext:value-type="string">
            <text:p>0b1101011</text:p>
          </table:table-cell>
          <table:table-cell table:style-name="ce29" table:formula="of:=IF(MID([.$D242];1+[.$E242]+8+8+8; 8)=&quot;&quot;; &quot;&quot;; COM.MICROSOFT.CONCAT(&quot;0b&quot;; MID([.$D242];1+[.$E242]+8+8+8; 8)))">
            <text:p/>
          </table:table-cell>
          <table:table-cell table:style-name="ce31" table:formula="of:=[.E242]-LEN([.F242])+2" office:value-type="float" office:value="0" calcext:value-type="float">
            <text:p>0</text:p>
          </table:table-cell>
          <table:table-cell table:style-name="ce29" table:formula="of:=IF([.G242]=&quot;&quot;; &quot;&quot;; 8-LEN([.G242])+2)" office:value-type="float" office:value="0" calcext:value-type="float">
            <text:p>0</text:p>
          </table:table-cell>
          <table:table-cell table:style-name="ce29" table:formula="of:=IF([.H242]=&quot;&quot;; &quot;&quot;; 8-LEN([.H242])+2)" office:value-type="float" office:value="0" calcext:value-type="float">
            <text:p>0</text:p>
          </table:table-cell>
          <table:table-cell table:style-name="ce29" table:formula="of:=IF([.I242]=&quot;&quot;; &quot;&quot;; 8-LEN([.I242])+2)" office:value-type="float" office:value="1" calcext:value-type="float">
            <text:p>1</text:p>
          </table:table-cell>
          <table:table-cell table:style-name="ce29" table:formula="of:=IF([.J242]=&quot;&quot;; &quot;&quot;; 8-LEN([.J242])+2)">
            <text:p/>
          </table:table-cell>
          <table:table-cell table:style-name="ce31" table:formula="of:=IF(OR([.$F242]=&quot;&quot;; [.$E242]=8); &quot;&quot;; &quot;+ &quot;)" office:value-type="string" office:string-value="+ " calcext:value-type="string">
            <text:p>+ </text:p>
          </table:table-cell>
          <table:table-cell table:style-name="ce32" table:formula="of:=IF([.$F242]=&quot;&quot;; &quot;&quot;; IF([.$K242]&gt;0; COM.MICROSOFT.CONCAT(&quot;(&quot;; [.$F242]; &quot; &lt;&lt; &quot;; [.$K242]; &quot;)&quot;); [.$F242]))" office:value-type="string" office:string-value="0b111" calcext:value-type="string">
            <text:p>0b111</text:p>
          </table:table-cell>
          <table:table-cell table:style-name="ce32" table:formula="of:=IF(OR([.$F242]=&quot;&quot;; AND([.$G242]=&quot;&quot;; [.$K242]&lt;&gt;0)); &quot;&quot;; &quot;, &quot;)" office:value-type="string" office:string-value=", " calcext:value-type="string">
            <text:p>, </text:p>
          </table:table-cell>
          <table:table-cell table:style-name="ce32" table:formula="of:=IF([.$G242]=&quot;&quot;; &quot;&quot;; IF([.$L242]&gt;0; COM.MICROSOFT.CONCAT(&quot;(&quot;; [.$G242]; &quot; &lt;&lt; &quot;; [.$L242]; &quot;)&quot;); [.$G242]))" office:value-type="string" office:string-value="0b11111111" calcext:value-type="string">
            <text:p>0b11111111</text:p>
          </table:table-cell>
          <table:table-cell table:style-name="ce32" table:formula="of:=IF(OR([.$G242]=&quot;&quot;; AND([.$H242]=&quot;&quot;; [.$L242]&lt;&gt;0)); &quot;&quot;; &quot;, &quot;)" office:value-type="string" office:string-value=", " calcext:value-type="string">
            <text:p>, </text:p>
          </table:table-cell>
          <table:table-cell table:style-name="ce32" table:formula="of:=IF([.$H242]=&quot;&quot;; &quot;&quot;; IF([.$M242]&gt;0; COM.MICROSOFT.CONCAT(&quot;(&quot;; [.$H242]; &quot; &lt;&lt; &quot;; [.$M242]; &quot;)&quot;); [.$H242]))" office:value-type="string" office:string-value="0b11111111" calcext:value-type="string">
            <text:p>0b11111111</text:p>
          </table:table-cell>
          <table:table-cell table:style-name="ce32" table:formula="of:=IF(OR([.$H242]=&quot;&quot;; AND([.$I242]=&quot;&quot;; [.$M242]&lt;&gt;0)); &quot;&quot;; &quot;, &quot;)" office:value-type="string" office:string-value=", " calcext:value-type="string">
            <text:p>, </text:p>
          </table:table-cell>
          <table:table-cell table:style-name="ce32" table:formula="of:=IF([.$I242]=&quot;&quot;; &quot;&quot;; IF([.$N242]&gt;0; COM.MICROSOFT.CONCAT(&quot;(&quot;; [.$I242]; &quot; &lt;&lt; &quot;; [.$N242]; &quot;)&quot;); [.$I242]))" office:value-type="string" office:string-value="(0b1101011 &lt;&lt; 1)" calcext:value-type="string">
            <text:p>(0b1101011 &lt;&lt; 1)</text:p>
          </table:table-cell>
          <table:table-cell table:style-name="ce32" table:formula="of:=IF(OR([.$I242]=&quot;&quot;; AND([.$J242]=&quot;&quot;; [.$N242]&lt;&gt;0)); &quot;&quot;; &quot;, &quot;)">
            <text:p/>
          </table:table-cell>
          <table:table-cell table:style-name="ce32" table:formula="of:=IF([.$J242]=&quot;&quot;; &quot;&quot;; IF([.$O242]&gt;0; COM.MICROSOFT.CONCAT(&quot;(&quot;; [.$J242]; &quot; &lt;&lt; &quot;; [.$O242]; &quot;)&quot;); [.$J242]))">
            <text:p/>
          </table:table-cell>
          <table:table-cell table:style-name="ce33" table:formula="of:=IF(OR([.$J242]=&quot;&quot;; AND([.$O242]&lt;&gt;0)); &quot;&quot;; &quot;, &quot;)">
            <text:p/>
          </table:table-cell>
          <table:table-cell table:formula="of:=COM.MICROSOFT.CONCAT(&quot;// &quot;; [.B242]; &quot; &quot;; IF([.A242]=&quot;&quot;; &quot;   &quot;; COM.MICROSOFT.CONCAT(&quot;-&quot;; [.A242]; &quot;-&quot;)); &quot; &quot;; [.C242])" office:value-type="string" office:string-value="// 240     |11111111|11111111|11111010|11" calcext:value-type="string">
            <text:p>// 240 <text:s text:c="4"/>|11111111|11111111|11111010|11</text:p>
          </table:table-cell>
          <table:table-cell table:formula="of:=COM.MICROSOFT.CONCAT([.P242:.Z242])" office:value-type="string" office:string-value="+ 0b111, 0b11111111, 0b11111111, (0b1101011 &lt;&lt; 1)" calcext:value-type="string">
            <text:p>+ 0b111, 0b11111111, 0b11111111, (0b1101011 &lt;&lt; 1)</text:p>
          </table:table-cell>
          <table:table-cell table:formula="of:=COM.MICROSOFT.CONCAT([.AA242]; CHAR(10); [.AB242])" office:value-type="string" office:string-value="// 240     |11111111|11111111|11111010|11&#10;+ 0b111, 0b11111111, 0b11111111, (0b1101011 &lt;&lt; 1)" calcext:value-type="string">
            <text:p>// 240     |11111111|11111111|11111010|11</text:p>
            <text:p>+ 0b111, 0b11111111, 0b11111111, (0b1101011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|11111111|11111111|11111100|110</text:p>
          </table:table-cell>
          <table:table-cell office:value-type="string" calcext:value-type="string">
            <text:p>111111111111111111111100110</text:p>
          </table:table-cell>
          <table:table-cell table:formula="of:=8-MOD(LEN([.$D242])-[.$E242]; 8)" office:value-type="float" office:value="1" calcext:value-type="float">
            <text:p>1</text:p>
          </table:table-cell>
          <table:table-cell table:style-name="ce29" table:formula="of:=IF(MID([.$D243];1;[.$E243])=&quot;&quot;; &quot;&quot;; COM.MICROSOFT.CONCAT(&quot;0b&quot;; MID([.$D243];1;[.$E243])))" office:value-type="string" office:string-value="0b1" calcext:value-type="string">
            <text:p>0b1</text:p>
          </table:table-cell>
          <table:table-cell table:style-name="ce29" table:formula="of:=IF(MID([.$D243];1+[.$E243]; 8)=&quot;&quot;; &quot;&quot;; COM.MICROSOFT.CONCAT(&quot;0b&quot;; MID([.$D243];1+[.$E243]; 8)))" office:value-type="string" office:string-value="0b11111111" calcext:value-type="string">
            <text:p>0b11111111</text:p>
          </table:table-cell>
          <table:table-cell table:style-name="ce29" table:formula="of:=IF(MID([.$D243];1+[.$E243]+8; 8)=&quot;&quot;; &quot;&quot;; COM.MICROSOFT.CONCAT(&quot;0b&quot;; MID([.$D243];1+[.$E243]+8; 8)))" office:value-type="string" office:string-value="0b11111111" calcext:value-type="string">
            <text:p>0b11111111</text:p>
          </table:table-cell>
          <table:table-cell table:style-name="ce29" table:formula="of:=IF(MID([.$D243];1+[.$E243]+8+8; 8)=&quot;&quot;; &quot;&quot;; COM.MICROSOFT.CONCAT(&quot;0b&quot;; MID([.$D243];1+[.$E243]+8+8; 8)))" office:value-type="string" office:string-value="0b11111001" calcext:value-type="string">
            <text:p>0b11111001</text:p>
          </table:table-cell>
          <table:table-cell table:style-name="ce29" table:formula="of:=IF(MID([.$D243];1+[.$E243]+8+8+8; 8)=&quot;&quot;; &quot;&quot;; COM.MICROSOFT.CONCAT(&quot;0b&quot;; MID([.$D243];1+[.$E243]+8+8+8; 8)))" office:value-type="string" office:string-value="0b10" calcext:value-type="string">
            <text:p>0b10</text:p>
          </table:table-cell>
          <table:table-cell table:style-name="ce31" table:formula="of:=[.E243]-LEN([.F243])+2" office:value-type="float" office:value="0" calcext:value-type="float">
            <text:p>0</text:p>
          </table:table-cell>
          <table:table-cell table:style-name="ce29" table:formula="of:=IF([.G243]=&quot;&quot;; &quot;&quot;; 8-LEN([.G243])+2)" office:value-type="float" office:value="0" calcext:value-type="float">
            <text:p>0</text:p>
          </table:table-cell>
          <table:table-cell table:style-name="ce29" table:formula="of:=IF([.H243]=&quot;&quot;; &quot;&quot;; 8-LEN([.H243])+2)" office:value-type="float" office:value="0" calcext:value-type="float">
            <text:p>0</text:p>
          </table:table-cell>
          <table:table-cell table:style-name="ce29" table:formula="of:=IF([.I243]=&quot;&quot;; &quot;&quot;; 8-LEN([.I243])+2)" office:value-type="float" office:value="0" calcext:value-type="float">
            <text:p>0</text:p>
          </table:table-cell>
          <table:table-cell table:style-name="ce29" table:formula="of:=IF([.J243]=&quot;&quot;; &quot;&quot;; 8-LEN([.J243])+2)" office:value-type="float" office:value="6" calcext:value-type="float">
            <text:p>6</text:p>
          </table:table-cell>
          <table:table-cell table:style-name="ce31" table:formula="of:=IF(OR([.$F243]=&quot;&quot;; [.$E243]=8); &quot;&quot;; &quot;+ &quot;)" office:value-type="string" office:string-value="+ " calcext:value-type="string">
            <text:p>+ </text:p>
          </table:table-cell>
          <table:table-cell table:style-name="ce32" table:formula="of:=IF([.$F243]=&quot;&quot;; &quot;&quot;; IF([.$K243]&gt;0; COM.MICROSOFT.CONCAT(&quot;(&quot;; [.$F243]; &quot; &lt;&lt; &quot;; [.$K243]; &quot;)&quot;); [.$F243]))" office:value-type="string" office:string-value="0b1" calcext:value-type="string">
            <text:p>0b1</text:p>
          </table:table-cell>
          <table:table-cell table:style-name="ce32" table:formula="of:=IF(OR([.$F243]=&quot;&quot;; AND([.$G243]=&quot;&quot;; [.$K243]&lt;&gt;0)); &quot;&quot;; &quot;, &quot;)" office:value-type="string" office:string-value=", " calcext:value-type="string">
            <text:p>, </text:p>
          </table:table-cell>
          <table:table-cell table:style-name="ce32" table:formula="of:=IF([.$G243]=&quot;&quot;; &quot;&quot;; IF([.$L243]&gt;0; COM.MICROSOFT.CONCAT(&quot;(&quot;; [.$G243]; &quot; &lt;&lt; &quot;; [.$L243]; &quot;)&quot;); [.$G243]))" office:value-type="string" office:string-value="0b11111111" calcext:value-type="string">
            <text:p>0b11111111</text:p>
          </table:table-cell>
          <table:table-cell table:style-name="ce32" table:formula="of:=IF(OR([.$G243]=&quot;&quot;; AND([.$H243]=&quot;&quot;; [.$L243]&lt;&gt;0)); &quot;&quot;; &quot;, &quot;)" office:value-type="string" office:string-value=", " calcext:value-type="string">
            <text:p>, </text:p>
          </table:table-cell>
          <table:table-cell table:style-name="ce32" table:formula="of:=IF([.$H243]=&quot;&quot;; &quot;&quot;; IF([.$M243]&gt;0; COM.MICROSOFT.CONCAT(&quot;(&quot;; [.$H243]; &quot; &lt;&lt; &quot;; [.$M243]; &quot;)&quot;); [.$H243]))" office:value-type="string" office:string-value="0b11111111" calcext:value-type="string">
            <text:p>0b11111111</text:p>
          </table:table-cell>
          <table:table-cell table:style-name="ce32" table:formula="of:=IF(OR([.$H243]=&quot;&quot;; AND([.$I243]=&quot;&quot;; [.$M243]&lt;&gt;0)); &quot;&quot;; &quot;, &quot;)" office:value-type="string" office:string-value=", " calcext:value-type="string">
            <text:p>, </text:p>
          </table:table-cell>
          <table:table-cell table:style-name="ce32" table:formula="of:=IF([.$I243]=&quot;&quot;; &quot;&quot;; IF([.$N243]&gt;0; COM.MICROSOFT.CONCAT(&quot;(&quot;; [.$I243]; &quot; &lt;&lt; &quot;; [.$N243]; &quot;)&quot;); [.$I243]))" office:value-type="string" office:string-value="0b11111001" calcext:value-type="string">
            <text:p>0b11111001</text:p>
          </table:table-cell>
          <table:table-cell table:style-name="ce32" table:formula="of:=IF(OR([.$I243]=&quot;&quot;; AND([.$J243]=&quot;&quot;; [.$N243]&lt;&gt;0)); &quot;&quot;; &quot;, &quot;)" office:value-type="string" office:string-value=", " calcext:value-type="string">
            <text:p>, </text:p>
          </table:table-cell>
          <table:table-cell table:style-name="ce32" table:formula="of:=IF([.$J243]=&quot;&quot;; &quot;&quot;; IF([.$O243]&gt;0; COM.MICROSOFT.CONCAT(&quot;(&quot;; [.$J243]; &quot; &lt;&lt; &quot;; [.$O243]; &quot;)&quot;); [.$J243]))" office:value-type="string" office:string-value="(0b10 &lt;&lt; 6)" calcext:value-type="string">
            <text:p>(0b10 &lt;&lt; 6)</text:p>
          </table:table-cell>
          <table:table-cell table:style-name="ce33" table:formula="of:=IF(OR([.$J243]=&quot;&quot;; AND([.$O243]&lt;&gt;0)); &quot;&quot;; &quot;, &quot;)">
            <text:p/>
          </table:table-cell>
          <table:table-cell table:formula="of:=COM.MICROSOFT.CONCAT(&quot;// &quot;; [.B243]; &quot; &quot;; IF([.A243]=&quot;&quot;; &quot;   &quot;; COM.MICROSOFT.CONCAT(&quot;-&quot;; [.A243]; &quot;-&quot;)); &quot; &quot;; [.C243])" office:value-type="string" office:string-value="// 241     |11111111|11111111|11111100|110" calcext:value-type="string">
            <text:p>// 241 <text:s text:c="4"/>|11111111|11111111|11111100|110</text:p>
          </table:table-cell>
          <table:table-cell table:formula="of:=COM.MICROSOFT.CONCAT([.P243:.Z243])" office:value-type="string" office:string-value="+ 0b1, 0b11111111, 0b11111111, 0b11111001, (0b10 &lt;&lt; 6)" calcext:value-type="string">
            <text:p>+ 0b1, 0b11111111, 0b11111111, 0b11111001, (0b10 &lt;&lt; 6)</text:p>
          </table:table-cell>
          <table:table-cell table:formula="of:=COM.MICROSOFT.CONCAT([.AA243]; CHAR(10); [.AB243])" office:value-type="string" office:string-value="// 241     |11111111|11111111|11111100|110&#10;+ 0b1, 0b11111111, 0b11111111, 0b11111001, (0b10 &lt;&lt; 6)" calcext:value-type="string">
            <text:p>// 241     |11111111|11111111|11111100|110</text:p>
            <text:p>+ 0b1, 0b11111111, 0b11111111, 0b11111001, (0b1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|11111111|11111111|11111011|00</text:p>
          </table:table-cell>
          <table:table-cell office:value-type="string" calcext:value-type="string">
            <text:p>11111111111111111111101100</text:p>
          </table:table-cell>
          <table:table-cell table:formula="of:=8-MOD(LEN([.$D243])-[.$E243]; 8)" office:value-type="float" office:value="6" calcext:value-type="float">
            <text:p>6</text:p>
          </table:table-cell>
          <table:table-cell table:style-name="ce29" table:formula="of:=IF(MID([.$D244];1;[.$E244])=&quot;&quot;; &quot;&quot;; COM.MICROSOFT.CONCAT(&quot;0b&quot;; MID([.$D244];1;[.$E244])))" office:value-type="string" office:string-value="0b111111" calcext:value-type="string">
            <text:p>0b111111</text:p>
          </table:table-cell>
          <table:table-cell table:style-name="ce29" table:formula="of:=IF(MID([.$D244];1+[.$E244]; 8)=&quot;&quot;; &quot;&quot;; COM.MICROSOFT.CONCAT(&quot;0b&quot;; MID([.$D244];1+[.$E244]; 8)))" office:value-type="string" office:string-value="0b11111111" calcext:value-type="string">
            <text:p>0b11111111</text:p>
          </table:table-cell>
          <table:table-cell table:style-name="ce29" table:formula="of:=IF(MID([.$D244];1+[.$E244]+8; 8)=&quot;&quot;; &quot;&quot;; COM.MICROSOFT.CONCAT(&quot;0b&quot;; MID([.$D244];1+[.$E244]+8; 8)))" office:value-type="string" office:string-value="0b11111110" calcext:value-type="string">
            <text:p>0b11111110</text:p>
          </table:table-cell>
          <table:table-cell table:style-name="ce29" table:formula="of:=IF(MID([.$D244];1+[.$E244]+8+8; 8)=&quot;&quot;; &quot;&quot;; COM.MICROSOFT.CONCAT(&quot;0b&quot;; MID([.$D244];1+[.$E244]+8+8; 8)))" office:value-type="string" office:string-value="0b1100" calcext:value-type="string">
            <text:p>0b1100</text:p>
          </table:table-cell>
          <table:table-cell table:style-name="ce29" table:formula="of:=IF(MID([.$D244];1+[.$E244]+8+8+8; 8)=&quot;&quot;; &quot;&quot;; COM.MICROSOFT.CONCAT(&quot;0b&quot;; MID([.$D244];1+[.$E244]+8+8+8; 8)))">
            <text:p/>
          </table:table-cell>
          <table:table-cell table:style-name="ce31" table:formula="of:=[.E244]-LEN([.F244])+2" office:value-type="float" office:value="0" calcext:value-type="float">
            <text:p>0</text:p>
          </table:table-cell>
          <table:table-cell table:style-name="ce29" table:formula="of:=IF([.G244]=&quot;&quot;; &quot;&quot;; 8-LEN([.G244])+2)" office:value-type="float" office:value="0" calcext:value-type="float">
            <text:p>0</text:p>
          </table:table-cell>
          <table:table-cell table:style-name="ce29" table:formula="of:=IF([.H244]=&quot;&quot;; &quot;&quot;; 8-LEN([.H244])+2)" office:value-type="float" office:value="0" calcext:value-type="float">
            <text:p>0</text:p>
          </table:table-cell>
          <table:table-cell table:style-name="ce29" table:formula="of:=IF([.I244]=&quot;&quot;; &quot;&quot;; 8-LEN([.I244])+2)" office:value-type="float" office:value="4" calcext:value-type="float">
            <text:p>4</text:p>
          </table:table-cell>
          <table:table-cell table:style-name="ce29" table:formula="of:=IF([.J244]=&quot;&quot;; &quot;&quot;; 8-LEN([.J244])+2)">
            <text:p/>
          </table:table-cell>
          <table:table-cell table:style-name="ce31" table:formula="of:=IF(OR([.$F244]=&quot;&quot;; [.$E244]=8); &quot;&quot;; &quot;+ &quot;)" office:value-type="string" office:string-value="+ " calcext:value-type="string">
            <text:p>+ </text:p>
          </table:table-cell>
          <table:table-cell table:style-name="ce32" table:formula="of:=IF([.$F244]=&quot;&quot;; &quot;&quot;; IF([.$K244]&gt;0; COM.MICROSOFT.CONCAT(&quot;(&quot;; [.$F244]; &quot; &lt;&lt; &quot;; [.$K244]; &quot;)&quot;); [.$F244]))" office:value-type="string" office:string-value="0b111111" calcext:value-type="string">
            <text:p>0b111111</text:p>
          </table:table-cell>
          <table:table-cell table:style-name="ce32" table:formula="of:=IF(OR([.$F244]=&quot;&quot;; AND([.$G244]=&quot;&quot;; [.$K244]&lt;&gt;0)); &quot;&quot;; &quot;, &quot;)" office:value-type="string" office:string-value=", " calcext:value-type="string">
            <text:p>, </text:p>
          </table:table-cell>
          <table:table-cell table:style-name="ce32" table:formula="of:=IF([.$G244]=&quot;&quot;; &quot;&quot;; IF([.$L244]&gt;0; COM.MICROSOFT.CONCAT(&quot;(&quot;; [.$G244]; &quot; &lt;&lt; &quot;; [.$L244]; &quot;)&quot;); [.$G244]))" office:value-type="string" office:string-value="0b11111111" calcext:value-type="string">
            <text:p>0b11111111</text:p>
          </table:table-cell>
          <table:table-cell table:style-name="ce32" table:formula="of:=IF(OR([.$G244]=&quot;&quot;; AND([.$H244]=&quot;&quot;; [.$L244]&lt;&gt;0)); &quot;&quot;; &quot;, &quot;)" office:value-type="string" office:string-value=", " calcext:value-type="string">
            <text:p>, </text:p>
          </table:table-cell>
          <table:table-cell table:style-name="ce32" table:formula="of:=IF([.$H244]=&quot;&quot;; &quot;&quot;; IF([.$M244]&gt;0; COM.MICROSOFT.CONCAT(&quot;(&quot;; [.$H244]; &quot; &lt;&lt; &quot;; [.$M244]; &quot;)&quot;); [.$H244]))" office:value-type="string" office:string-value="0b11111110" calcext:value-type="string">
            <text:p>0b11111110</text:p>
          </table:table-cell>
          <table:table-cell table:style-name="ce32" table:formula="of:=IF(OR([.$H244]=&quot;&quot;; AND([.$I244]=&quot;&quot;; [.$M244]&lt;&gt;0)); &quot;&quot;; &quot;, &quot;)" office:value-type="string" office:string-value=", " calcext:value-type="string">
            <text:p>, </text:p>
          </table:table-cell>
          <table:table-cell table:style-name="ce32" table:formula="of:=IF([.$I244]=&quot;&quot;; &quot;&quot;; IF([.$N244]&gt;0; COM.MICROSOFT.CONCAT(&quot;(&quot;; [.$I244]; &quot; &lt;&lt; &quot;; [.$N244]; &quot;)&quot;); [.$I244]))" office:value-type="string" office:string-value="(0b1100 &lt;&lt; 4)" calcext:value-type="string">
            <text:p>(0b1100 &lt;&lt; 4)</text:p>
          </table:table-cell>
          <table:table-cell table:style-name="ce32" table:formula="of:=IF(OR([.$I244]=&quot;&quot;; AND([.$J244]=&quot;&quot;; [.$N244]&lt;&gt;0)); &quot;&quot;; &quot;, &quot;)">
            <text:p/>
          </table:table-cell>
          <table:table-cell table:style-name="ce32" table:formula="of:=IF([.$J244]=&quot;&quot;; &quot;&quot;; IF([.$O244]&gt;0; COM.MICROSOFT.CONCAT(&quot;(&quot;; [.$J244]; &quot; &lt;&lt; &quot;; [.$O244]; &quot;)&quot;); [.$J244]))">
            <text:p/>
          </table:table-cell>
          <table:table-cell table:style-name="ce33" table:formula="of:=IF(OR([.$J244]=&quot;&quot;; AND([.$O244]&lt;&gt;0)); &quot;&quot;; &quot;, &quot;)">
            <text:p/>
          </table:table-cell>
          <table:table-cell table:formula="of:=COM.MICROSOFT.CONCAT(&quot;// &quot;; [.B244]; &quot; &quot;; IF([.A244]=&quot;&quot;; &quot;   &quot;; COM.MICROSOFT.CONCAT(&quot;-&quot;; [.A244]; &quot;-&quot;)); &quot; &quot;; [.C244])" office:value-type="string" office:string-value="// 242     |11111111|11111111|11111011|00" calcext:value-type="string">
            <text:p>// 242 <text:s text:c="4"/>|11111111|11111111|11111011|00</text:p>
          </table:table-cell>
          <table:table-cell table:formula="of:=COM.MICROSOFT.CONCAT([.P244:.Z244])" office:value-type="string" office:string-value="+ 0b111111, 0b11111111, 0b11111110, (0b1100 &lt;&lt; 4)" calcext:value-type="string">
            <text:p>+ 0b111111, 0b11111111, 0b11111110, (0b1100 &lt;&lt; 4)</text:p>
          </table:table-cell>
          <table:table-cell table:formula="of:=COM.MICROSOFT.CONCAT([.AA244]; CHAR(10); [.AB244])" office:value-type="string" office:string-value="// 242     |11111111|11111111|11111011|00&#10;+ 0b111111, 0b11111111, 0b11111110, (0b1100 &lt;&lt; 4)" calcext:value-type="string">
            <text:p>// 242     |11111111|11111111|11111011|00</text:p>
            <text:p>+ 0b111111, 0b11111111, 0b11111110, (0b11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|11111111|11111111|11111011|01</text:p>
          </table:table-cell>
          <table:table-cell office:value-type="string" calcext:value-type="string">
            <text:p>11111111111111111111101101</text:p>
          </table:table-cell>
          <table:table-cell table:formula="of:=8-MOD(LEN([.$D244])-[.$E244]; 8)" office:value-type="float" office:value="4" calcext:value-type="float">
            <text:p>4</text:p>
          </table:table-cell>
          <table:table-cell table:style-name="ce29" table:formula="of:=IF(MID([.$D245];1;[.$E245])=&quot;&quot;; &quot;&quot;; COM.MICROSOFT.CONCAT(&quot;0b&quot;; MID([.$D245];1;[.$E245])))" office:value-type="string" office:string-value="0b1111" calcext:value-type="string">
            <text:p>0b1111</text:p>
          </table:table-cell>
          <table:table-cell table:style-name="ce29" table:formula="of:=IF(MID([.$D245];1+[.$E245]; 8)=&quot;&quot;; &quot;&quot;; COM.MICROSOFT.CONCAT(&quot;0b&quot;; MID([.$D245];1+[.$E245]; 8)))" office:value-type="string" office:string-value="0b11111111" calcext:value-type="string">
            <text:p>0b11111111</text:p>
          </table:table-cell>
          <table:table-cell table:style-name="ce29" table:formula="of:=IF(MID([.$D245];1+[.$E245]+8; 8)=&quot;&quot;; &quot;&quot;; COM.MICROSOFT.CONCAT(&quot;0b&quot;; MID([.$D245];1+[.$E245]+8; 8)))" office:value-type="string" office:string-value="0b11111111" calcext:value-type="string">
            <text:p>0b11111111</text:p>
          </table:table-cell>
          <table:table-cell table:style-name="ce29" table:formula="of:=IF(MID([.$D245];1+[.$E245]+8+8; 8)=&quot;&quot;; &quot;&quot;; COM.MICROSOFT.CONCAT(&quot;0b&quot;; MID([.$D245];1+[.$E245]+8+8; 8)))" office:value-type="string" office:string-value="0b101101" calcext:value-type="string">
            <text:p>0b101101</text:p>
          </table:table-cell>
          <table:table-cell table:style-name="ce29" table:formula="of:=IF(MID([.$D245];1+[.$E245]+8+8+8; 8)=&quot;&quot;; &quot;&quot;; COM.MICROSOFT.CONCAT(&quot;0b&quot;; MID([.$D245];1+[.$E245]+8+8+8; 8)))">
            <text:p/>
          </table:table-cell>
          <table:table-cell table:style-name="ce31" table:formula="of:=[.E245]-LEN([.F245])+2" office:value-type="float" office:value="0" calcext:value-type="float">
            <text:p>0</text:p>
          </table:table-cell>
          <table:table-cell table:style-name="ce29" table:formula="of:=IF([.G245]=&quot;&quot;; &quot;&quot;; 8-LEN([.G245])+2)" office:value-type="float" office:value="0" calcext:value-type="float">
            <text:p>0</text:p>
          </table:table-cell>
          <table:table-cell table:style-name="ce29" table:formula="of:=IF([.H245]=&quot;&quot;; &quot;&quot;; 8-LEN([.H245])+2)" office:value-type="float" office:value="0" calcext:value-type="float">
            <text:p>0</text:p>
          </table:table-cell>
          <table:table-cell table:style-name="ce29" table:formula="of:=IF([.I245]=&quot;&quot;; &quot;&quot;; 8-LEN([.I245])+2)" office:value-type="float" office:value="2" calcext:value-type="float">
            <text:p>2</text:p>
          </table:table-cell>
          <table:table-cell table:style-name="ce29" table:formula="of:=IF([.J245]=&quot;&quot;; &quot;&quot;; 8-LEN([.J245])+2)">
            <text:p/>
          </table:table-cell>
          <table:table-cell table:style-name="ce31" table:formula="of:=IF(OR([.$F245]=&quot;&quot;; [.$E245]=8); &quot;&quot;; &quot;+ &quot;)" office:value-type="string" office:string-value="+ " calcext:value-type="string">
            <text:p>+ </text:p>
          </table:table-cell>
          <table:table-cell table:style-name="ce32" table:formula="of:=IF([.$F245]=&quot;&quot;; &quot;&quot;; IF([.$K245]&gt;0; COM.MICROSOFT.CONCAT(&quot;(&quot;; [.$F245]; &quot; &lt;&lt; &quot;; [.$K245]; &quot;)&quot;); [.$F245]))" office:value-type="string" office:string-value="0b1111" calcext:value-type="string">
            <text:p>0b1111</text:p>
          </table:table-cell>
          <table:table-cell table:style-name="ce32" table:formula="of:=IF(OR([.$F245]=&quot;&quot;; AND([.$G245]=&quot;&quot;; [.$K245]&lt;&gt;0)); &quot;&quot;; &quot;, &quot;)" office:value-type="string" office:string-value=", " calcext:value-type="string">
            <text:p>, </text:p>
          </table:table-cell>
          <table:table-cell table:style-name="ce32" table:formula="of:=IF([.$G245]=&quot;&quot;; &quot;&quot;; IF([.$L245]&gt;0; COM.MICROSOFT.CONCAT(&quot;(&quot;; [.$G245]; &quot; &lt;&lt; &quot;; [.$L245]; &quot;)&quot;); [.$G245]))" office:value-type="string" office:string-value="0b11111111" calcext:value-type="string">
            <text:p>0b11111111</text:p>
          </table:table-cell>
          <table:table-cell table:style-name="ce32" table:formula="of:=IF(OR([.$G245]=&quot;&quot;; AND([.$H245]=&quot;&quot;; [.$L245]&lt;&gt;0)); &quot;&quot;; &quot;, &quot;)" office:value-type="string" office:string-value=", " calcext:value-type="string">
            <text:p>, </text:p>
          </table:table-cell>
          <table:table-cell table:style-name="ce32" table:formula="of:=IF([.$H245]=&quot;&quot;; &quot;&quot;; IF([.$M245]&gt;0; COM.MICROSOFT.CONCAT(&quot;(&quot;; [.$H245]; &quot; &lt;&lt; &quot;; [.$M245]; &quot;)&quot;); [.$H245]))" office:value-type="string" office:string-value="0b11111111" calcext:value-type="string">
            <text:p>0b11111111</text:p>
          </table:table-cell>
          <table:table-cell table:style-name="ce32" table:formula="of:=IF(OR([.$H245]=&quot;&quot;; AND([.$I245]=&quot;&quot;; [.$M245]&lt;&gt;0)); &quot;&quot;; &quot;, &quot;)" office:value-type="string" office:string-value=", " calcext:value-type="string">
            <text:p>, </text:p>
          </table:table-cell>
          <table:table-cell table:style-name="ce32" table:formula="of:=IF([.$I245]=&quot;&quot;; &quot;&quot;; IF([.$N245]&gt;0; COM.MICROSOFT.CONCAT(&quot;(&quot;; [.$I245]; &quot; &lt;&lt; &quot;; [.$N245]; &quot;)&quot;); [.$I245]))" office:value-type="string" office:string-value="(0b101101 &lt;&lt; 2)" calcext:value-type="string">
            <text:p>(0b101101 &lt;&lt; 2)</text:p>
          </table:table-cell>
          <table:table-cell table:style-name="ce32" table:formula="of:=IF(OR([.$I245]=&quot;&quot;; AND([.$J245]=&quot;&quot;; [.$N245]&lt;&gt;0)); &quot;&quot;; &quot;, &quot;)">
            <text:p/>
          </table:table-cell>
          <table:table-cell table:style-name="ce32" table:formula="of:=IF([.$J245]=&quot;&quot;; &quot;&quot;; IF([.$O245]&gt;0; COM.MICROSOFT.CONCAT(&quot;(&quot;; [.$J245]; &quot; &lt;&lt; &quot;; [.$O245]; &quot;)&quot;); [.$J245]))">
            <text:p/>
          </table:table-cell>
          <table:table-cell table:style-name="ce33" table:formula="of:=IF(OR([.$J245]=&quot;&quot;; AND([.$O245]&lt;&gt;0)); &quot;&quot;; &quot;, &quot;)">
            <text:p/>
          </table:table-cell>
          <table:table-cell table:formula="of:=COM.MICROSOFT.CONCAT(&quot;// &quot;; [.B245]; &quot; &quot;; IF([.A245]=&quot;&quot;; &quot;   &quot;; COM.MICROSOFT.CONCAT(&quot;-&quot;; [.A245]; &quot;-&quot;)); &quot; &quot;; [.C245])" office:value-type="string" office:string-value="// 243     |11111111|11111111|11111011|01" calcext:value-type="string">
            <text:p>// 243 <text:s text:c="4"/>|11111111|11111111|11111011|01</text:p>
          </table:table-cell>
          <table:table-cell table:formula="of:=COM.MICROSOFT.CONCAT([.P245:.Z245])" office:value-type="string" office:string-value="+ 0b1111, 0b11111111, 0b11111111, (0b101101 &lt;&lt; 2)" calcext:value-type="string">
            <text:p>+ 0b1111, 0b11111111, 0b11111111, (0b101101 &lt;&lt; 2)</text:p>
          </table:table-cell>
          <table:table-cell table:formula="of:=COM.MICROSOFT.CONCAT([.AA245]; CHAR(10); [.AB245])" office:value-type="string" office:string-value="// 243     |11111111|11111111|11111011|01&#10;+ 0b1111, 0b11111111, 0b11111111, (0b101101 &lt;&lt; 2)" calcext:value-type="string">
            <text:p>// 243     |11111111|11111111|11111011|01</text:p>
            <text:p>+ 0b1111, 0b11111111, 0b11111111, (0b101101 &lt;&lt; 2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|11111111|11111111|11111100|111</text:p>
          </table:table-cell>
          <table:table-cell office:value-type="string" calcext:value-type="string">
            <text:p>111111111111111111111100111</text:p>
          </table:table-cell>
          <table:table-cell table:formula="of:=8-MOD(LEN([.$D245])-[.$E245]; 8)" office:value-type="float" office:value="2" calcext:value-type="float">
            <text:p>2</text:p>
          </table:table-cell>
          <table:table-cell table:style-name="ce29" table:formula="of:=IF(MID([.$D246];1;[.$E246])=&quot;&quot;; &quot;&quot;; COM.MICROSOFT.CONCAT(&quot;0b&quot;; MID([.$D246];1;[.$E246])))" office:value-type="string" office:string-value="0b11" calcext:value-type="string">
            <text:p>0b11</text:p>
          </table:table-cell>
          <table:table-cell table:style-name="ce29" table:formula="of:=IF(MID([.$D246];1+[.$E246]; 8)=&quot;&quot;; &quot;&quot;; COM.MICROSOFT.CONCAT(&quot;0b&quot;; MID([.$D246];1+[.$E246]; 8)))" office:value-type="string" office:string-value="0b11111111" calcext:value-type="string">
            <text:p>0b11111111</text:p>
          </table:table-cell>
          <table:table-cell table:style-name="ce29" table:formula="of:=IF(MID([.$D246];1+[.$E246]+8; 8)=&quot;&quot;; &quot;&quot;; COM.MICROSOFT.CONCAT(&quot;0b&quot;; MID([.$D246];1+[.$E246]+8; 8)))" office:value-type="string" office:string-value="0b11111111" calcext:value-type="string">
            <text:p>0b11111111</text:p>
          </table:table-cell>
          <table:table-cell table:style-name="ce29" table:formula="of:=IF(MID([.$D246];1+[.$E246]+8+8; 8)=&quot;&quot;; &quot;&quot;; COM.MICROSOFT.CONCAT(&quot;0b&quot;; MID([.$D246];1+[.$E246]+8+8; 8)))" office:value-type="string" office:string-value="0b11110011" calcext:value-type="string">
            <text:p>0b11110011</text:p>
          </table:table-cell>
          <table:table-cell table:style-name="ce29" table:formula="of:=IF(MID([.$D246];1+[.$E246]+8+8+8; 8)=&quot;&quot;; &quot;&quot;; COM.MICROSOFT.CONCAT(&quot;0b&quot;; MID([.$D246];1+[.$E246]+8+8+8; 8)))" office:value-type="string" office:string-value="0b1" calcext:value-type="string">
            <text:p>0b1</text:p>
          </table:table-cell>
          <table:table-cell table:style-name="ce31" table:formula="of:=[.E246]-LEN([.F246])+2" office:value-type="float" office:value="0" calcext:value-type="float">
            <text:p>0</text:p>
          </table:table-cell>
          <table:table-cell table:style-name="ce29" table:formula="of:=IF([.G246]=&quot;&quot;; &quot;&quot;; 8-LEN([.G246])+2)" office:value-type="float" office:value="0" calcext:value-type="float">
            <text:p>0</text:p>
          </table:table-cell>
          <table:table-cell table:style-name="ce29" table:formula="of:=IF([.H246]=&quot;&quot;; &quot;&quot;; 8-LEN([.H246])+2)" office:value-type="float" office:value="0" calcext:value-type="float">
            <text:p>0</text:p>
          </table:table-cell>
          <table:table-cell table:style-name="ce29" table:formula="of:=IF([.I246]=&quot;&quot;; &quot;&quot;; 8-LEN([.I246])+2)" office:value-type="float" office:value="0" calcext:value-type="float">
            <text:p>0</text:p>
          </table:table-cell>
          <table:table-cell table:style-name="ce29" table:formula="of:=IF([.J246]=&quot;&quot;; &quot;&quot;; 8-LEN([.J246])+2)" office:value-type="float" office:value="7" calcext:value-type="float">
            <text:p>7</text:p>
          </table:table-cell>
          <table:table-cell table:style-name="ce31" table:formula="of:=IF(OR([.$F246]=&quot;&quot;; [.$E246]=8); &quot;&quot;; &quot;+ &quot;)" office:value-type="string" office:string-value="+ " calcext:value-type="string">
            <text:p>+ </text:p>
          </table:table-cell>
          <table:table-cell table:style-name="ce32" table:formula="of:=IF([.$F246]=&quot;&quot;; &quot;&quot;; IF([.$K246]&gt;0; COM.MICROSOFT.CONCAT(&quot;(&quot;; [.$F246]; &quot; &lt;&lt; &quot;; [.$K246]; &quot;)&quot;); [.$F246]))" office:value-type="string" office:string-value="0b11" calcext:value-type="string">
            <text:p>0b11</text:p>
          </table:table-cell>
          <table:table-cell table:style-name="ce32" table:formula="of:=IF(OR([.$F246]=&quot;&quot;; AND([.$G246]=&quot;&quot;; [.$K246]&lt;&gt;0)); &quot;&quot;; &quot;, &quot;)" office:value-type="string" office:string-value=", " calcext:value-type="string">
            <text:p>, </text:p>
          </table:table-cell>
          <table:table-cell table:style-name="ce32" table:formula="of:=IF([.$G246]=&quot;&quot;; &quot;&quot;; IF([.$L246]&gt;0; COM.MICROSOFT.CONCAT(&quot;(&quot;; [.$G246]; &quot; &lt;&lt; &quot;; [.$L246]; &quot;)&quot;); [.$G246]))" office:value-type="string" office:string-value="0b11111111" calcext:value-type="string">
            <text:p>0b11111111</text:p>
          </table:table-cell>
          <table:table-cell table:style-name="ce32" table:formula="of:=IF(OR([.$G246]=&quot;&quot;; AND([.$H246]=&quot;&quot;; [.$L246]&lt;&gt;0)); &quot;&quot;; &quot;, &quot;)" office:value-type="string" office:string-value=", " calcext:value-type="string">
            <text:p>, </text:p>
          </table:table-cell>
          <table:table-cell table:style-name="ce32" table:formula="of:=IF([.$H246]=&quot;&quot;; &quot;&quot;; IF([.$M246]&gt;0; COM.MICROSOFT.CONCAT(&quot;(&quot;; [.$H246]; &quot; &lt;&lt; &quot;; [.$M246]; &quot;)&quot;); [.$H246]))" office:value-type="string" office:string-value="0b11111111" calcext:value-type="string">
            <text:p>0b11111111</text:p>
          </table:table-cell>
          <table:table-cell table:style-name="ce32" table:formula="of:=IF(OR([.$H246]=&quot;&quot;; AND([.$I246]=&quot;&quot;; [.$M246]&lt;&gt;0)); &quot;&quot;; &quot;, &quot;)" office:value-type="string" office:string-value=", " calcext:value-type="string">
            <text:p>, </text:p>
          </table:table-cell>
          <table:table-cell table:style-name="ce32" table:formula="of:=IF([.$I246]=&quot;&quot;; &quot;&quot;; IF([.$N246]&gt;0; COM.MICROSOFT.CONCAT(&quot;(&quot;; [.$I246]; &quot; &lt;&lt; &quot;; [.$N246]; &quot;)&quot;); [.$I246]))" office:value-type="string" office:string-value="0b11110011" calcext:value-type="string">
            <text:p>0b11110011</text:p>
          </table:table-cell>
          <table:table-cell table:style-name="ce32" table:formula="of:=IF(OR([.$I246]=&quot;&quot;; AND([.$J246]=&quot;&quot;; [.$N246]&lt;&gt;0)); &quot;&quot;; &quot;, &quot;)" office:value-type="string" office:string-value=", " calcext:value-type="string">
            <text:p>, </text:p>
          </table:table-cell>
          <table:table-cell table:style-name="ce32" table:formula="of:=IF([.$J246]=&quot;&quot;; &quot;&quot;; IF([.$O246]&gt;0; COM.MICROSOFT.CONCAT(&quot;(&quot;; [.$J246]; &quot; &lt;&lt; &quot;; [.$O246]; &quot;)&quot;); [.$J246]))" office:value-type="string" office:string-value="(0b1 &lt;&lt; 7)" calcext:value-type="string">
            <text:p>(0b1 &lt;&lt; 7)</text:p>
          </table:table-cell>
          <table:table-cell table:style-name="ce33" table:formula="of:=IF(OR([.$J246]=&quot;&quot;; AND([.$O246]&lt;&gt;0)); &quot;&quot;; &quot;, &quot;)">
            <text:p/>
          </table:table-cell>
          <table:table-cell table:formula="of:=COM.MICROSOFT.CONCAT(&quot;// &quot;; [.B246]; &quot; &quot;; IF([.A246]=&quot;&quot;; &quot;   &quot;; COM.MICROSOFT.CONCAT(&quot;-&quot;; [.A246]; &quot;-&quot;)); &quot; &quot;; [.C246])" office:value-type="string" office:string-value="// 244     |11111111|11111111|11111100|111" calcext:value-type="string">
            <text:p>// 244 <text:s text:c="4"/>|11111111|11111111|11111100|111</text:p>
          </table:table-cell>
          <table:table-cell table:formula="of:=COM.MICROSOFT.CONCAT([.P246:.Z246])" office:value-type="string" office:string-value="+ 0b11, 0b11111111, 0b11111111, 0b11110011, (0b1 &lt;&lt; 7)" calcext:value-type="string">
            <text:p>+ 0b11, 0b11111111, 0b11111111, 0b11110011, (0b1 &lt;&lt; 7)</text:p>
          </table:table-cell>
          <table:table-cell table:formula="of:=COM.MICROSOFT.CONCAT([.AA246]; CHAR(10); [.AB246])" office:value-type="string" office:string-value="// 244     |11111111|11111111|11111100|111&#10;+ 0b11, 0b11111111, 0b11111111, 0b11110011, (0b1 &lt;&lt; 7)" calcext:value-type="string">
            <text:p>// 244     |11111111|11111111|11111100|111</text:p>
            <text:p>+ 0b11, 0b11111111, 0b11111111, 0b11110011, (0b1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|11111111|11111111|11111101|000</text:p>
          </table:table-cell>
          <table:table-cell office:value-type="string" calcext:value-type="string">
            <text:p>111111111111111111111101000</text:p>
          </table:table-cell>
          <table:table-cell table:formula="of:=8-MOD(LEN([.$D246])-[.$E246]; 8)" office:value-type="float" office:value="7" calcext:value-type="float">
            <text:p>7</text:p>
          </table:table-cell>
          <table:table-cell table:style-name="ce29" table:formula="of:=IF(MID([.$D247];1;[.$E247])=&quot;&quot;; &quot;&quot;; COM.MICROSOFT.CONCAT(&quot;0b&quot;; MID([.$D247];1;[.$E247])))" office:value-type="string" office:string-value="0b1111111" calcext:value-type="string">
            <text:p>0b1111111</text:p>
          </table:table-cell>
          <table:table-cell table:style-name="ce29" table:formula="of:=IF(MID([.$D247];1+[.$E247]; 8)=&quot;&quot;; &quot;&quot;; COM.MICROSOFT.CONCAT(&quot;0b&quot;; MID([.$D247];1+[.$E247]; 8)))" office:value-type="string" office:string-value="0b11111111" calcext:value-type="string">
            <text:p>0b11111111</text:p>
          </table:table-cell>
          <table:table-cell table:style-name="ce29" table:formula="of:=IF(MID([.$D247];1+[.$E247]+8; 8)=&quot;&quot;; &quot;&quot;; COM.MICROSOFT.CONCAT(&quot;0b&quot;; MID([.$D247];1+[.$E247]+8; 8)))" office:value-type="string" office:string-value="0b11111110" calcext:value-type="string">
            <text:p>0b11111110</text:p>
          </table:table-cell>
          <table:table-cell table:style-name="ce29" table:formula="of:=IF(MID([.$D247];1+[.$E247]+8+8; 8)=&quot;&quot;; &quot;&quot;; COM.MICROSOFT.CONCAT(&quot;0b&quot;; MID([.$D247];1+[.$E247]+8+8; 8)))" office:value-type="string" office:string-value="0b1000" calcext:value-type="string">
            <text:p>0b1000</text:p>
          </table:table-cell>
          <table:table-cell table:style-name="ce29" table:formula="of:=IF(MID([.$D247];1+[.$E247]+8+8+8; 8)=&quot;&quot;; &quot;&quot;; COM.MICROSOFT.CONCAT(&quot;0b&quot;; MID([.$D247];1+[.$E247]+8+8+8; 8)))">
            <text:p/>
          </table:table-cell>
          <table:table-cell table:style-name="ce31" table:formula="of:=[.E247]-LEN([.F247])+2" office:value-type="float" office:value="0" calcext:value-type="float">
            <text:p>0</text:p>
          </table:table-cell>
          <table:table-cell table:style-name="ce29" table:formula="of:=IF([.G247]=&quot;&quot;; &quot;&quot;; 8-LEN([.G247])+2)" office:value-type="float" office:value="0" calcext:value-type="float">
            <text:p>0</text:p>
          </table:table-cell>
          <table:table-cell table:style-name="ce29" table:formula="of:=IF([.H247]=&quot;&quot;; &quot;&quot;; 8-LEN([.H247])+2)" office:value-type="float" office:value="0" calcext:value-type="float">
            <text:p>0</text:p>
          </table:table-cell>
          <table:table-cell table:style-name="ce29" table:formula="of:=IF([.I247]=&quot;&quot;; &quot;&quot;; 8-LEN([.I247])+2)" office:value-type="float" office:value="4" calcext:value-type="float">
            <text:p>4</text:p>
          </table:table-cell>
          <table:table-cell table:style-name="ce29" table:formula="of:=IF([.J247]=&quot;&quot;; &quot;&quot;; 8-LEN([.J247])+2)">
            <text:p/>
          </table:table-cell>
          <table:table-cell table:style-name="ce31" table:formula="of:=IF(OR([.$F247]=&quot;&quot;; [.$E247]=8); &quot;&quot;; &quot;+ &quot;)" office:value-type="string" office:string-value="+ " calcext:value-type="string">
            <text:p>+ </text:p>
          </table:table-cell>
          <table:table-cell table:style-name="ce32" table:formula="of:=IF([.$F247]=&quot;&quot;; &quot;&quot;; IF([.$K247]&gt;0; COM.MICROSOFT.CONCAT(&quot;(&quot;; [.$F247]; &quot; &lt;&lt; &quot;; [.$K247]; &quot;)&quot;); [.$F247]))" office:value-type="string" office:string-value="0b1111111" calcext:value-type="string">
            <text:p>0b1111111</text:p>
          </table:table-cell>
          <table:table-cell table:style-name="ce32" table:formula="of:=IF(OR([.$F247]=&quot;&quot;; AND([.$G247]=&quot;&quot;; [.$K247]&lt;&gt;0)); &quot;&quot;; &quot;, &quot;)" office:value-type="string" office:string-value=", " calcext:value-type="string">
            <text:p>, </text:p>
          </table:table-cell>
          <table:table-cell table:style-name="ce32" table:formula="of:=IF([.$G247]=&quot;&quot;; &quot;&quot;; IF([.$L247]&gt;0; COM.MICROSOFT.CONCAT(&quot;(&quot;; [.$G247]; &quot; &lt;&lt; &quot;; [.$L247]; &quot;)&quot;); [.$G247]))" office:value-type="string" office:string-value="0b11111111" calcext:value-type="string">
            <text:p>0b11111111</text:p>
          </table:table-cell>
          <table:table-cell table:style-name="ce32" table:formula="of:=IF(OR([.$G247]=&quot;&quot;; AND([.$H247]=&quot;&quot;; [.$L247]&lt;&gt;0)); &quot;&quot;; &quot;, &quot;)" office:value-type="string" office:string-value=", " calcext:value-type="string">
            <text:p>, </text:p>
          </table:table-cell>
          <table:table-cell table:style-name="ce32" table:formula="of:=IF([.$H247]=&quot;&quot;; &quot;&quot;; IF([.$M247]&gt;0; COM.MICROSOFT.CONCAT(&quot;(&quot;; [.$H247]; &quot; &lt;&lt; &quot;; [.$M247]; &quot;)&quot;); [.$H247]))" office:value-type="string" office:string-value="0b11111110" calcext:value-type="string">
            <text:p>0b11111110</text:p>
          </table:table-cell>
          <table:table-cell table:style-name="ce32" table:formula="of:=IF(OR([.$H247]=&quot;&quot;; AND([.$I247]=&quot;&quot;; [.$M247]&lt;&gt;0)); &quot;&quot;; &quot;, &quot;)" office:value-type="string" office:string-value=", " calcext:value-type="string">
            <text:p>, </text:p>
          </table:table-cell>
          <table:table-cell table:style-name="ce32" table:formula="of:=IF([.$I247]=&quot;&quot;; &quot;&quot;; IF([.$N247]&gt;0; COM.MICROSOFT.CONCAT(&quot;(&quot;; [.$I247]; &quot; &lt;&lt; &quot;; [.$N247]; &quot;)&quot;); [.$I247]))" office:value-type="string" office:string-value="(0b1000 &lt;&lt; 4)" calcext:value-type="string">
            <text:p>(0b1000 &lt;&lt; 4)</text:p>
          </table:table-cell>
          <table:table-cell table:style-name="ce32" table:formula="of:=IF(OR([.$I247]=&quot;&quot;; AND([.$J247]=&quot;&quot;; [.$N247]&lt;&gt;0)); &quot;&quot;; &quot;, &quot;)">
            <text:p/>
          </table:table-cell>
          <table:table-cell table:style-name="ce32" table:formula="of:=IF([.$J247]=&quot;&quot;; &quot;&quot;; IF([.$O247]&gt;0; COM.MICROSOFT.CONCAT(&quot;(&quot;; [.$J247]; &quot; &lt;&lt; &quot;; [.$O247]; &quot;)&quot;); [.$J247]))">
            <text:p/>
          </table:table-cell>
          <table:table-cell table:style-name="ce33" table:formula="of:=IF(OR([.$J247]=&quot;&quot;; AND([.$O247]&lt;&gt;0)); &quot;&quot;; &quot;, &quot;)">
            <text:p/>
          </table:table-cell>
          <table:table-cell table:formula="of:=COM.MICROSOFT.CONCAT(&quot;// &quot;; [.B247]; &quot; &quot;; IF([.A247]=&quot;&quot;; &quot;   &quot;; COM.MICROSOFT.CONCAT(&quot;-&quot;; [.A247]; &quot;-&quot;)); &quot; &quot;; [.C247])" office:value-type="string" office:string-value="// 245     |11111111|11111111|11111101|000" calcext:value-type="string">
            <text:p>// 245 <text:s text:c="4"/>|11111111|11111111|11111101|000</text:p>
          </table:table-cell>
          <table:table-cell table:formula="of:=COM.MICROSOFT.CONCAT([.P247:.Z247])" office:value-type="string" office:string-value="+ 0b1111111, 0b11111111, 0b11111110, (0b1000 &lt;&lt; 4)" calcext:value-type="string">
            <text:p>+ 0b1111111, 0b11111111, 0b11111110, (0b1000 &lt;&lt; 4)</text:p>
          </table:table-cell>
          <table:table-cell table:formula="of:=COM.MICROSOFT.CONCAT([.AA247]; CHAR(10); [.AB247])" office:value-type="string" office:string-value="// 245     |11111111|11111111|11111101|000&#10;+ 0b1111111, 0b11111111, 0b11111110, (0b1000 &lt;&lt; 4)" calcext:value-type="string">
            <text:p>// 245     |11111111|11111111|11111101|000</text:p>
            <text:p>+ 0b1111111, 0b11111111, 0b11111110, (0b10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|11111111|11111111|11111101|001</text:p>
          </table:table-cell>
          <table:table-cell office:value-type="string" calcext:value-type="string">
            <text:p>111111111111111111111101001</text:p>
          </table:table-cell>
          <table:table-cell table:formula="of:=8-MOD(LEN([.$D247])-[.$E247]; 8)" office:value-type="float" office:value="4" calcext:value-type="float">
            <text:p>4</text:p>
          </table:table-cell>
          <table:table-cell table:style-name="ce29" table:formula="of:=IF(MID([.$D248];1;[.$E248])=&quot;&quot;; &quot;&quot;; COM.MICROSOFT.CONCAT(&quot;0b&quot;; MID([.$D248];1;[.$E248])))" office:value-type="string" office:string-value="0b1111" calcext:value-type="string">
            <text:p>0b1111</text:p>
          </table:table-cell>
          <table:table-cell table:style-name="ce29" table:formula="of:=IF(MID([.$D248];1+[.$E248]; 8)=&quot;&quot;; &quot;&quot;; COM.MICROSOFT.CONCAT(&quot;0b&quot;; MID([.$D248];1+[.$E248]; 8)))" office:value-type="string" office:string-value="0b11111111" calcext:value-type="string">
            <text:p>0b11111111</text:p>
          </table:table-cell>
          <table:table-cell table:style-name="ce29" table:formula="of:=IF(MID([.$D248];1+[.$E248]+8; 8)=&quot;&quot;; &quot;&quot;; COM.MICROSOFT.CONCAT(&quot;0b&quot;; MID([.$D248];1+[.$E248]+8; 8)))" office:value-type="string" office:string-value="0b11111111" calcext:value-type="string">
            <text:p>0b11111111</text:p>
          </table:table-cell>
          <table:table-cell table:style-name="ce29" table:formula="of:=IF(MID([.$D248];1+[.$E248]+8+8; 8)=&quot;&quot;; &quot;&quot;; COM.MICROSOFT.CONCAT(&quot;0b&quot;; MID([.$D248];1+[.$E248]+8+8; 8)))" office:value-type="string" office:string-value="0b1101001" calcext:value-type="string">
            <text:p>0b1101001</text:p>
          </table:table-cell>
          <table:table-cell table:style-name="ce29" table:formula="of:=IF(MID([.$D248];1+[.$E248]+8+8+8; 8)=&quot;&quot;; &quot;&quot;; COM.MICROSOFT.CONCAT(&quot;0b&quot;; MID([.$D248];1+[.$E248]+8+8+8; 8)))">
            <text:p/>
          </table:table-cell>
          <table:table-cell table:style-name="ce31" table:formula="of:=[.E248]-LEN([.F248])+2" office:value-type="float" office:value="0" calcext:value-type="float">
            <text:p>0</text:p>
          </table:table-cell>
          <table:table-cell table:style-name="ce29" table:formula="of:=IF([.G248]=&quot;&quot;; &quot;&quot;; 8-LEN([.G248])+2)" office:value-type="float" office:value="0" calcext:value-type="float">
            <text:p>0</text:p>
          </table:table-cell>
          <table:table-cell table:style-name="ce29" table:formula="of:=IF([.H248]=&quot;&quot;; &quot;&quot;; 8-LEN([.H248])+2)" office:value-type="float" office:value="0" calcext:value-type="float">
            <text:p>0</text:p>
          </table:table-cell>
          <table:table-cell table:style-name="ce29" table:formula="of:=IF([.I248]=&quot;&quot;; &quot;&quot;; 8-LEN([.I248])+2)" office:value-type="float" office:value="1" calcext:value-type="float">
            <text:p>1</text:p>
          </table:table-cell>
          <table:table-cell table:style-name="ce29" table:formula="of:=IF([.J248]=&quot;&quot;; &quot;&quot;; 8-LEN([.J248])+2)">
            <text:p/>
          </table:table-cell>
          <table:table-cell table:style-name="ce31" table:formula="of:=IF(OR([.$F248]=&quot;&quot;; [.$E248]=8); &quot;&quot;; &quot;+ &quot;)" office:value-type="string" office:string-value="+ " calcext:value-type="string">
            <text:p>+ </text:p>
          </table:table-cell>
          <table:table-cell table:style-name="ce32" table:formula="of:=IF([.$F248]=&quot;&quot;; &quot;&quot;; IF([.$K248]&gt;0; COM.MICROSOFT.CONCAT(&quot;(&quot;; [.$F248]; &quot; &lt;&lt; &quot;; [.$K248]; &quot;)&quot;); [.$F248]))" office:value-type="string" office:string-value="0b1111" calcext:value-type="string">
            <text:p>0b1111</text:p>
          </table:table-cell>
          <table:table-cell table:style-name="ce32" table:formula="of:=IF(OR([.$F248]=&quot;&quot;; AND([.$G248]=&quot;&quot;; [.$K248]&lt;&gt;0)); &quot;&quot;; &quot;, &quot;)" office:value-type="string" office:string-value=", " calcext:value-type="string">
            <text:p>, </text:p>
          </table:table-cell>
          <table:table-cell table:style-name="ce32" table:formula="of:=IF([.$G248]=&quot;&quot;; &quot;&quot;; IF([.$L248]&gt;0; COM.MICROSOFT.CONCAT(&quot;(&quot;; [.$G248]; &quot; &lt;&lt; &quot;; [.$L248]; &quot;)&quot;); [.$G248]))" office:value-type="string" office:string-value="0b11111111" calcext:value-type="string">
            <text:p>0b11111111</text:p>
          </table:table-cell>
          <table:table-cell table:style-name="ce32" table:formula="of:=IF(OR([.$G248]=&quot;&quot;; AND([.$H248]=&quot;&quot;; [.$L248]&lt;&gt;0)); &quot;&quot;; &quot;, &quot;)" office:value-type="string" office:string-value=", " calcext:value-type="string">
            <text:p>, </text:p>
          </table:table-cell>
          <table:table-cell table:style-name="ce32" table:formula="of:=IF([.$H248]=&quot;&quot;; &quot;&quot;; IF([.$M248]&gt;0; COM.MICROSOFT.CONCAT(&quot;(&quot;; [.$H248]; &quot; &lt;&lt; &quot;; [.$M248]; &quot;)&quot;); [.$H248]))" office:value-type="string" office:string-value="0b11111111" calcext:value-type="string">
            <text:p>0b11111111</text:p>
          </table:table-cell>
          <table:table-cell table:style-name="ce32" table:formula="of:=IF(OR([.$H248]=&quot;&quot;; AND([.$I248]=&quot;&quot;; [.$M248]&lt;&gt;0)); &quot;&quot;; &quot;, &quot;)" office:value-type="string" office:string-value=", " calcext:value-type="string">
            <text:p>, </text:p>
          </table:table-cell>
          <table:table-cell table:style-name="ce32" table:formula="of:=IF([.$I248]=&quot;&quot;; &quot;&quot;; IF([.$N248]&gt;0; COM.MICROSOFT.CONCAT(&quot;(&quot;; [.$I248]; &quot; &lt;&lt; &quot;; [.$N248]; &quot;)&quot;); [.$I248]))" office:value-type="string" office:string-value="(0b1101001 &lt;&lt; 1)" calcext:value-type="string">
            <text:p>(0b1101001 &lt;&lt; 1)</text:p>
          </table:table-cell>
          <table:table-cell table:style-name="ce32" table:formula="of:=IF(OR([.$I248]=&quot;&quot;; AND([.$J248]=&quot;&quot;; [.$N248]&lt;&gt;0)); &quot;&quot;; &quot;, &quot;)">
            <text:p/>
          </table:table-cell>
          <table:table-cell table:style-name="ce32" table:formula="of:=IF([.$J248]=&quot;&quot;; &quot;&quot;; IF([.$O248]&gt;0; COM.MICROSOFT.CONCAT(&quot;(&quot;; [.$J248]; &quot; &lt;&lt; &quot;; [.$O248]; &quot;)&quot;); [.$J248]))">
            <text:p/>
          </table:table-cell>
          <table:table-cell table:style-name="ce33" table:formula="of:=IF(OR([.$J248]=&quot;&quot;; AND([.$O248]&lt;&gt;0)); &quot;&quot;; &quot;, &quot;)">
            <text:p/>
          </table:table-cell>
          <table:table-cell table:formula="of:=COM.MICROSOFT.CONCAT(&quot;// &quot;; [.B248]; &quot; &quot;; IF([.A248]=&quot;&quot;; &quot;   &quot;; COM.MICROSOFT.CONCAT(&quot;-&quot;; [.A248]; &quot;-&quot;)); &quot; &quot;; [.C248])" office:value-type="string" office:string-value="// 246     |11111111|11111111|11111101|001" calcext:value-type="string">
            <text:p>// 246 <text:s text:c="4"/>|11111111|11111111|11111101|001</text:p>
          </table:table-cell>
          <table:table-cell table:formula="of:=COM.MICROSOFT.CONCAT([.P248:.Z248])" office:value-type="string" office:string-value="+ 0b1111, 0b11111111, 0b11111111, (0b1101001 &lt;&lt; 1)" calcext:value-type="string">
            <text:p>+ 0b1111, 0b11111111, 0b11111111, (0b1101001 &lt;&lt; 1)</text:p>
          </table:table-cell>
          <table:table-cell table:formula="of:=COM.MICROSOFT.CONCAT([.AA248]; CHAR(10); [.AB248])" office:value-type="string" office:string-value="// 246     |11111111|11111111|11111101|001&#10;+ 0b1111, 0b11111111, 0b11111111, (0b1101001 &lt;&lt; 1)" calcext:value-type="string">
            <text:p>// 246     |11111111|11111111|11111101|001</text:p>
            <text:p>+ 0b1111, 0b11111111, 0b11111111, (0b1101001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|11111111|11111111|11111101|010</text:p>
          </table:table-cell>
          <table:table-cell office:value-type="string" calcext:value-type="string">
            <text:p>111111111111111111111101010</text:p>
          </table:table-cell>
          <table:table-cell table:formula="of:=8-MOD(LEN([.$D248])-[.$E248]; 8)" office:value-type="float" office:value="1" calcext:value-type="float">
            <text:p>1</text:p>
          </table:table-cell>
          <table:table-cell table:style-name="ce29" table:formula="of:=IF(MID([.$D249];1;[.$E249])=&quot;&quot;; &quot;&quot;; COM.MICROSOFT.CONCAT(&quot;0b&quot;; MID([.$D249];1;[.$E249])))" office:value-type="string" office:string-value="0b1" calcext:value-type="string">
            <text:p>0b1</text:p>
          </table:table-cell>
          <table:table-cell table:style-name="ce29" table:formula="of:=IF(MID([.$D249];1+[.$E249]; 8)=&quot;&quot;; &quot;&quot;; COM.MICROSOFT.CONCAT(&quot;0b&quot;; MID([.$D249];1+[.$E249]; 8)))" office:value-type="string" office:string-value="0b11111111" calcext:value-type="string">
            <text:p>0b11111111</text:p>
          </table:table-cell>
          <table:table-cell table:style-name="ce29" table:formula="of:=IF(MID([.$D249];1+[.$E249]+8; 8)=&quot;&quot;; &quot;&quot;; COM.MICROSOFT.CONCAT(&quot;0b&quot;; MID([.$D249];1+[.$E249]+8; 8)))" office:value-type="string" office:string-value="0b11111111" calcext:value-type="string">
            <text:p>0b11111111</text:p>
          </table:table-cell>
          <table:table-cell table:style-name="ce29" table:formula="of:=IF(MID([.$D249];1+[.$E249]+8+8; 8)=&quot;&quot;; &quot;&quot;; COM.MICROSOFT.CONCAT(&quot;0b&quot;; MID([.$D249];1+[.$E249]+8+8; 8)))" office:value-type="string" office:string-value="0b11111010" calcext:value-type="string">
            <text:p>0b11111010</text:p>
          </table:table-cell>
          <table:table-cell table:style-name="ce29" table:formula="of:=IF(MID([.$D249];1+[.$E249]+8+8+8; 8)=&quot;&quot;; &quot;&quot;; COM.MICROSOFT.CONCAT(&quot;0b&quot;; MID([.$D249];1+[.$E249]+8+8+8; 8)))" office:value-type="string" office:string-value="0b10" calcext:value-type="string">
            <text:p>0b10</text:p>
          </table:table-cell>
          <table:table-cell table:style-name="ce31" table:formula="of:=[.E249]-LEN([.F249])+2" office:value-type="float" office:value="0" calcext:value-type="float">
            <text:p>0</text:p>
          </table:table-cell>
          <table:table-cell table:style-name="ce29" table:formula="of:=IF([.G249]=&quot;&quot;; &quot;&quot;; 8-LEN([.G249])+2)" office:value-type="float" office:value="0" calcext:value-type="float">
            <text:p>0</text:p>
          </table:table-cell>
          <table:table-cell table:style-name="ce29" table:formula="of:=IF([.H249]=&quot;&quot;; &quot;&quot;; 8-LEN([.H249])+2)" office:value-type="float" office:value="0" calcext:value-type="float">
            <text:p>0</text:p>
          </table:table-cell>
          <table:table-cell table:style-name="ce29" table:formula="of:=IF([.I249]=&quot;&quot;; &quot;&quot;; 8-LEN([.I249])+2)" office:value-type="float" office:value="0" calcext:value-type="float">
            <text:p>0</text:p>
          </table:table-cell>
          <table:table-cell table:style-name="ce29" table:formula="of:=IF([.J249]=&quot;&quot;; &quot;&quot;; 8-LEN([.J249])+2)" office:value-type="float" office:value="6" calcext:value-type="float">
            <text:p>6</text:p>
          </table:table-cell>
          <table:table-cell table:style-name="ce31" table:formula="of:=IF(OR([.$F249]=&quot;&quot;; [.$E249]=8); &quot;&quot;; &quot;+ &quot;)" office:value-type="string" office:string-value="+ " calcext:value-type="string">
            <text:p>+ </text:p>
          </table:table-cell>
          <table:table-cell table:style-name="ce32" table:formula="of:=IF([.$F249]=&quot;&quot;; &quot;&quot;; IF([.$K249]&gt;0; COM.MICROSOFT.CONCAT(&quot;(&quot;; [.$F249]; &quot; &lt;&lt; &quot;; [.$K249]; &quot;)&quot;); [.$F249]))" office:value-type="string" office:string-value="0b1" calcext:value-type="string">
            <text:p>0b1</text:p>
          </table:table-cell>
          <table:table-cell table:style-name="ce32" table:formula="of:=IF(OR([.$F249]=&quot;&quot;; AND([.$G249]=&quot;&quot;; [.$K249]&lt;&gt;0)); &quot;&quot;; &quot;, &quot;)" office:value-type="string" office:string-value=", " calcext:value-type="string">
            <text:p>, </text:p>
          </table:table-cell>
          <table:table-cell table:style-name="ce32" table:formula="of:=IF([.$G249]=&quot;&quot;; &quot;&quot;; IF([.$L249]&gt;0; COM.MICROSOFT.CONCAT(&quot;(&quot;; [.$G249]; &quot; &lt;&lt; &quot;; [.$L249]; &quot;)&quot;); [.$G249]))" office:value-type="string" office:string-value="0b11111111" calcext:value-type="string">
            <text:p>0b11111111</text:p>
          </table:table-cell>
          <table:table-cell table:style-name="ce32" table:formula="of:=IF(OR([.$G249]=&quot;&quot;; AND([.$H249]=&quot;&quot;; [.$L249]&lt;&gt;0)); &quot;&quot;; &quot;, &quot;)" office:value-type="string" office:string-value=", " calcext:value-type="string">
            <text:p>, </text:p>
          </table:table-cell>
          <table:table-cell table:style-name="ce32" table:formula="of:=IF([.$H249]=&quot;&quot;; &quot;&quot;; IF([.$M249]&gt;0; COM.MICROSOFT.CONCAT(&quot;(&quot;; [.$H249]; &quot; &lt;&lt; &quot;; [.$M249]; &quot;)&quot;); [.$H249]))" office:value-type="string" office:string-value="0b11111111" calcext:value-type="string">
            <text:p>0b11111111</text:p>
          </table:table-cell>
          <table:table-cell table:style-name="ce32" table:formula="of:=IF(OR([.$H249]=&quot;&quot;; AND([.$I249]=&quot;&quot;; [.$M249]&lt;&gt;0)); &quot;&quot;; &quot;, &quot;)" office:value-type="string" office:string-value=", " calcext:value-type="string">
            <text:p>, </text:p>
          </table:table-cell>
          <table:table-cell table:style-name="ce32" table:formula="of:=IF([.$I249]=&quot;&quot;; &quot;&quot;; IF([.$N249]&gt;0; COM.MICROSOFT.CONCAT(&quot;(&quot;; [.$I249]; &quot; &lt;&lt; &quot;; [.$N249]; &quot;)&quot;); [.$I249]))" office:value-type="string" office:string-value="0b11111010" calcext:value-type="string">
            <text:p>0b11111010</text:p>
          </table:table-cell>
          <table:table-cell table:style-name="ce32" table:formula="of:=IF(OR([.$I249]=&quot;&quot;; AND([.$J249]=&quot;&quot;; [.$N249]&lt;&gt;0)); &quot;&quot;; &quot;, &quot;)" office:value-type="string" office:string-value=", " calcext:value-type="string">
            <text:p>, </text:p>
          </table:table-cell>
          <table:table-cell table:style-name="ce32" table:formula="of:=IF([.$J249]=&quot;&quot;; &quot;&quot;; IF([.$O249]&gt;0; COM.MICROSOFT.CONCAT(&quot;(&quot;; [.$J249]; &quot; &lt;&lt; &quot;; [.$O249]; &quot;)&quot;); [.$J249]))" office:value-type="string" office:string-value="(0b10 &lt;&lt; 6)" calcext:value-type="string">
            <text:p>(0b10 &lt;&lt; 6)</text:p>
          </table:table-cell>
          <table:table-cell table:style-name="ce33" table:formula="of:=IF(OR([.$J249]=&quot;&quot;; AND([.$O249]&lt;&gt;0)); &quot;&quot;; &quot;, &quot;)">
            <text:p/>
          </table:table-cell>
          <table:table-cell table:formula="of:=COM.MICROSOFT.CONCAT(&quot;// &quot;; [.B249]; &quot; &quot;; IF([.A249]=&quot;&quot;; &quot;   &quot;; COM.MICROSOFT.CONCAT(&quot;-&quot;; [.A249]; &quot;-&quot;)); &quot; &quot;; [.C249])" office:value-type="string" office:string-value="// 247     |11111111|11111111|11111101|010" calcext:value-type="string">
            <text:p>// 247 <text:s text:c="4"/>|11111111|11111111|11111101|010</text:p>
          </table:table-cell>
          <table:table-cell table:formula="of:=COM.MICROSOFT.CONCAT([.P249:.Z249])" office:value-type="string" office:string-value="+ 0b1, 0b11111111, 0b11111111, 0b11111010, (0b10 &lt;&lt; 6)" calcext:value-type="string">
            <text:p>+ 0b1, 0b11111111, 0b11111111, 0b11111010, (0b10 &lt;&lt; 6)</text:p>
          </table:table-cell>
          <table:table-cell table:formula="of:=COM.MICROSOFT.CONCAT([.AA249]; CHAR(10); [.AB249])" office:value-type="string" office:string-value="// 247     |11111111|11111111|11111101|010&#10;+ 0b1, 0b11111111, 0b11111111, 0b11111010, (0b10 &lt;&lt; 6)" calcext:value-type="string">
            <text:p>// 247     |11111111|11111111|11111101|010</text:p>
            <text:p>+ 0b1, 0b11111111, 0b11111111, 0b11111010, (0b1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|11111111|11111111|11111101|011</text:p>
          </table:table-cell>
          <table:table-cell office:value-type="string" calcext:value-type="string">
            <text:p>111111111111111111111101011</text:p>
          </table:table-cell>
          <table:table-cell table:formula="of:=8-MOD(LEN([.$D249])-[.$E249]; 8)" office:value-type="float" office:value="6" calcext:value-type="float">
            <text:p>6</text:p>
          </table:table-cell>
          <table:table-cell table:style-name="ce29" table:formula="of:=IF(MID([.$D250];1;[.$E250])=&quot;&quot;; &quot;&quot;; COM.MICROSOFT.CONCAT(&quot;0b&quot;; MID([.$D250];1;[.$E250])))" office:value-type="string" office:string-value="0b111111" calcext:value-type="string">
            <text:p>0b111111</text:p>
          </table:table-cell>
          <table:table-cell table:style-name="ce29" table:formula="of:=IF(MID([.$D250];1+[.$E250]; 8)=&quot;&quot;; &quot;&quot;; COM.MICROSOFT.CONCAT(&quot;0b&quot;; MID([.$D250];1+[.$E250]; 8)))" office:value-type="string" office:string-value="0b11111111" calcext:value-type="string">
            <text:p>0b11111111</text:p>
          </table:table-cell>
          <table:table-cell table:style-name="ce29" table:formula="of:=IF(MID([.$D250];1+[.$E250]+8; 8)=&quot;&quot;; &quot;&quot;; COM.MICROSOFT.CONCAT(&quot;0b&quot;; MID([.$D250];1+[.$E250]+8; 8)))" office:value-type="string" office:string-value="0b11111111" calcext:value-type="string">
            <text:p>0b11111111</text:p>
          </table:table-cell>
          <table:table-cell table:style-name="ce29" table:formula="of:=IF(MID([.$D250];1+[.$E250]+8+8; 8)=&quot;&quot;; &quot;&quot;; COM.MICROSOFT.CONCAT(&quot;0b&quot;; MID([.$D250];1+[.$E250]+8+8; 8)))" office:value-type="string" office:string-value="0b01011" calcext:value-type="string">
            <text:p>0b01011</text:p>
          </table:table-cell>
          <table:table-cell table:style-name="ce29" table:formula="of:=IF(MID([.$D250];1+[.$E250]+8+8+8; 8)=&quot;&quot;; &quot;&quot;; COM.MICROSOFT.CONCAT(&quot;0b&quot;; MID([.$D250];1+[.$E250]+8+8+8; 8)))">
            <text:p/>
          </table:table-cell>
          <table:table-cell table:style-name="ce31" table:formula="of:=[.E250]-LEN([.F250])+2" office:value-type="float" office:value="0" calcext:value-type="float">
            <text:p>0</text:p>
          </table:table-cell>
          <table:table-cell table:style-name="ce29" table:formula="of:=IF([.G250]=&quot;&quot;; &quot;&quot;; 8-LEN([.G250])+2)" office:value-type="float" office:value="0" calcext:value-type="float">
            <text:p>0</text:p>
          </table:table-cell>
          <table:table-cell table:style-name="ce29" table:formula="of:=IF([.H250]=&quot;&quot;; &quot;&quot;; 8-LEN([.H250])+2)" office:value-type="float" office:value="0" calcext:value-type="float">
            <text:p>0</text:p>
          </table:table-cell>
          <table:table-cell table:style-name="ce29" table:formula="of:=IF([.I250]=&quot;&quot;; &quot;&quot;; 8-LEN([.I250])+2)" office:value-type="float" office:value="3" calcext:value-type="float">
            <text:p>3</text:p>
          </table:table-cell>
          <table:table-cell table:style-name="ce29" table:formula="of:=IF([.J250]=&quot;&quot;; &quot;&quot;; 8-LEN([.J250])+2)">
            <text:p/>
          </table:table-cell>
          <table:table-cell table:style-name="ce31" table:formula="of:=IF(OR([.$F250]=&quot;&quot;; [.$E250]=8); &quot;&quot;; &quot;+ &quot;)" office:value-type="string" office:string-value="+ " calcext:value-type="string">
            <text:p>+ </text:p>
          </table:table-cell>
          <table:table-cell table:style-name="ce32" table:formula="of:=IF([.$F250]=&quot;&quot;; &quot;&quot;; IF([.$K250]&gt;0; COM.MICROSOFT.CONCAT(&quot;(&quot;; [.$F250]; &quot; &lt;&lt; &quot;; [.$K250]; &quot;)&quot;); [.$F250]))" office:value-type="string" office:string-value="0b111111" calcext:value-type="string">
            <text:p>0b111111</text:p>
          </table:table-cell>
          <table:table-cell table:style-name="ce32" table:formula="of:=IF(OR([.$F250]=&quot;&quot;; AND([.$G250]=&quot;&quot;; [.$K250]&lt;&gt;0)); &quot;&quot;; &quot;, &quot;)" office:value-type="string" office:string-value=", " calcext:value-type="string">
            <text:p>, </text:p>
          </table:table-cell>
          <table:table-cell table:style-name="ce32" table:formula="of:=IF([.$G250]=&quot;&quot;; &quot;&quot;; IF([.$L250]&gt;0; COM.MICROSOFT.CONCAT(&quot;(&quot;; [.$G250]; &quot; &lt;&lt; &quot;; [.$L250]; &quot;)&quot;); [.$G250]))" office:value-type="string" office:string-value="0b11111111" calcext:value-type="string">
            <text:p>0b11111111</text:p>
          </table:table-cell>
          <table:table-cell table:style-name="ce32" table:formula="of:=IF(OR([.$G250]=&quot;&quot;; AND([.$H250]=&quot;&quot;; [.$L250]&lt;&gt;0)); &quot;&quot;; &quot;, &quot;)" office:value-type="string" office:string-value=", " calcext:value-type="string">
            <text:p>, </text:p>
          </table:table-cell>
          <table:table-cell table:style-name="ce32" table:formula="of:=IF([.$H250]=&quot;&quot;; &quot;&quot;; IF([.$M250]&gt;0; COM.MICROSOFT.CONCAT(&quot;(&quot;; [.$H250]; &quot; &lt;&lt; &quot;; [.$M250]; &quot;)&quot;); [.$H250]))" office:value-type="string" office:string-value="0b11111111" calcext:value-type="string">
            <text:p>0b11111111</text:p>
          </table:table-cell>
          <table:table-cell table:style-name="ce32" table:formula="of:=IF(OR([.$H250]=&quot;&quot;; AND([.$I250]=&quot;&quot;; [.$M250]&lt;&gt;0)); &quot;&quot;; &quot;, &quot;)" office:value-type="string" office:string-value=", " calcext:value-type="string">
            <text:p>, </text:p>
          </table:table-cell>
          <table:table-cell table:style-name="ce32" table:formula="of:=IF([.$I250]=&quot;&quot;; &quot;&quot;; IF([.$N250]&gt;0; COM.MICROSOFT.CONCAT(&quot;(&quot;; [.$I250]; &quot; &lt;&lt; &quot;; [.$N250]; &quot;)&quot;); [.$I250]))" office:value-type="string" office:string-value="(0b01011 &lt;&lt; 3)" calcext:value-type="string">
            <text:p>(0b01011 &lt;&lt; 3)</text:p>
          </table:table-cell>
          <table:table-cell table:style-name="ce32" table:formula="of:=IF(OR([.$I250]=&quot;&quot;; AND([.$J250]=&quot;&quot;; [.$N250]&lt;&gt;0)); &quot;&quot;; &quot;, &quot;)">
            <text:p/>
          </table:table-cell>
          <table:table-cell table:style-name="ce32" table:formula="of:=IF([.$J250]=&quot;&quot;; &quot;&quot;; IF([.$O250]&gt;0; COM.MICROSOFT.CONCAT(&quot;(&quot;; [.$J250]; &quot; &lt;&lt; &quot;; [.$O250]; &quot;)&quot;); [.$J250]))">
            <text:p/>
          </table:table-cell>
          <table:table-cell table:style-name="ce33" table:formula="of:=IF(OR([.$J250]=&quot;&quot;; AND([.$O250]&lt;&gt;0)); &quot;&quot;; &quot;, &quot;)">
            <text:p/>
          </table:table-cell>
          <table:table-cell table:formula="of:=COM.MICROSOFT.CONCAT(&quot;// &quot;; [.B250]; &quot; &quot;; IF([.A250]=&quot;&quot;; &quot;   &quot;; COM.MICROSOFT.CONCAT(&quot;-&quot;; [.A250]; &quot;-&quot;)); &quot; &quot;; [.C250])" office:value-type="string" office:string-value="// 248     |11111111|11111111|11111101|011" calcext:value-type="string">
            <text:p>// 248 <text:s text:c="4"/>|11111111|11111111|11111101|011</text:p>
          </table:table-cell>
          <table:table-cell table:formula="of:=COM.MICROSOFT.CONCAT([.P250:.Z250])" office:value-type="string" office:string-value="+ 0b111111, 0b11111111, 0b11111111, (0b01011 &lt;&lt; 3)" calcext:value-type="string">
            <text:p>+ 0b111111, 0b11111111, 0b11111111, (0b01011 &lt;&lt; 3)</text:p>
          </table:table-cell>
          <table:table-cell table:formula="of:=COM.MICROSOFT.CONCAT([.AA250]; CHAR(10); [.AB250])" office:value-type="string" office:string-value="// 248     |11111111|11111111|11111101|011&#10;+ 0b111111, 0b11111111, 0b11111111, (0b01011 &lt;&lt; 3)" calcext:value-type="string">
            <text:p>// 248     |11111111|11111111|11111101|011</text:p>
            <text:p>+ 0b111111, 0b11111111, 0b11111111, (0b01011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|11111111|11111111|11111111|1110</text:p>
          </table:table-cell>
          <table:table-cell office:value-type="string" calcext:value-type="string">
            <text:p>1111111111111111111111111110</text:p>
          </table:table-cell>
          <table:table-cell table:formula="of:=8-MOD(LEN([.$D250])-[.$E250]; 8)" office:value-type="float" office:value="3" calcext:value-type="float">
            <text:p>3</text:p>
          </table:table-cell>
          <table:table-cell table:style-name="ce29" table:formula="of:=IF(MID([.$D251];1;[.$E251])=&quot;&quot;; &quot;&quot;; COM.MICROSOFT.CONCAT(&quot;0b&quot;; MID([.$D251];1;[.$E251])))" office:value-type="string" office:string-value="0b111" calcext:value-type="string">
            <text:p>0b111</text:p>
          </table:table-cell>
          <table:table-cell table:style-name="ce29" table:formula="of:=IF(MID([.$D251];1+[.$E251]; 8)=&quot;&quot;; &quot;&quot;; COM.MICROSOFT.CONCAT(&quot;0b&quot;; MID([.$D251];1+[.$E251]; 8)))" office:value-type="string" office:string-value="0b11111111" calcext:value-type="string">
            <text:p>0b11111111</text:p>
          </table:table-cell>
          <table:table-cell table:style-name="ce29" table:formula="of:=IF(MID([.$D251];1+[.$E251]+8; 8)=&quot;&quot;; &quot;&quot;; COM.MICROSOFT.CONCAT(&quot;0b&quot;; MID([.$D251];1+[.$E251]+8; 8)))" office:value-type="string" office:string-value="0b11111111" calcext:value-type="string">
            <text:p>0b11111111</text:p>
          </table:table-cell>
          <table:table-cell table:style-name="ce29" table:formula="of:=IF(MID([.$D251];1+[.$E251]+8+8; 8)=&quot;&quot;; &quot;&quot;; COM.MICROSOFT.CONCAT(&quot;0b&quot;; MID([.$D251];1+[.$E251]+8+8; 8)))" office:value-type="string" office:string-value="0b11111111" calcext:value-type="string">
            <text:p>0b11111111</text:p>
          </table:table-cell>
          <table:table-cell table:style-name="ce29" table:formula="of:=IF(MID([.$D251];1+[.$E251]+8+8+8; 8)=&quot;&quot;; &quot;&quot;; COM.MICROSOFT.CONCAT(&quot;0b&quot;; MID([.$D251];1+[.$E251]+8+8+8; 8)))" office:value-type="string" office:string-value="0b0" calcext:value-type="string">
            <text:p>0b0</text:p>
          </table:table-cell>
          <table:table-cell table:style-name="ce31" table:formula="of:=[.E251]-LEN([.F251])+2" office:value-type="float" office:value="0" calcext:value-type="float">
            <text:p>0</text:p>
          </table:table-cell>
          <table:table-cell table:style-name="ce29" table:formula="of:=IF([.G251]=&quot;&quot;; &quot;&quot;; 8-LEN([.G251])+2)" office:value-type="float" office:value="0" calcext:value-type="float">
            <text:p>0</text:p>
          </table:table-cell>
          <table:table-cell table:style-name="ce29" table:formula="of:=IF([.H251]=&quot;&quot;; &quot;&quot;; 8-LEN([.H251])+2)" office:value-type="float" office:value="0" calcext:value-type="float">
            <text:p>0</text:p>
          </table:table-cell>
          <table:table-cell table:style-name="ce29" table:formula="of:=IF([.I251]=&quot;&quot;; &quot;&quot;; 8-LEN([.I251])+2)" office:value-type="float" office:value="0" calcext:value-type="float">
            <text:p>0</text:p>
          </table:table-cell>
          <table:table-cell table:style-name="ce29" table:formula="of:=IF([.J251]=&quot;&quot;; &quot;&quot;; 8-LEN([.J251])+2)" office:value-type="float" office:value="7" calcext:value-type="float">
            <text:p>7</text:p>
          </table:table-cell>
          <table:table-cell table:style-name="ce31" table:formula="of:=IF(OR([.$F251]=&quot;&quot;; [.$E251]=8); &quot;&quot;; &quot;+ &quot;)" office:value-type="string" office:string-value="+ " calcext:value-type="string">
            <text:p>+ </text:p>
          </table:table-cell>
          <table:table-cell table:style-name="ce32" table:formula="of:=IF([.$F251]=&quot;&quot;; &quot;&quot;; IF([.$K251]&gt;0; COM.MICROSOFT.CONCAT(&quot;(&quot;; [.$F251]; &quot; &lt;&lt; &quot;; [.$K251]; &quot;)&quot;); [.$F251]))" office:value-type="string" office:string-value="0b111" calcext:value-type="string">
            <text:p>0b111</text:p>
          </table:table-cell>
          <table:table-cell table:style-name="ce32" table:formula="of:=IF(OR([.$F251]=&quot;&quot;; AND([.$G251]=&quot;&quot;; [.$K251]&lt;&gt;0)); &quot;&quot;; &quot;, &quot;)" office:value-type="string" office:string-value=", " calcext:value-type="string">
            <text:p>, </text:p>
          </table:table-cell>
          <table:table-cell table:style-name="ce32" table:formula="of:=IF([.$G251]=&quot;&quot;; &quot;&quot;; IF([.$L251]&gt;0; COM.MICROSOFT.CONCAT(&quot;(&quot;; [.$G251]; &quot; &lt;&lt; &quot;; [.$L251]; &quot;)&quot;); [.$G251]))" office:value-type="string" office:string-value="0b11111111" calcext:value-type="string">
            <text:p>0b11111111</text:p>
          </table:table-cell>
          <table:table-cell table:style-name="ce32" table:formula="of:=IF(OR([.$G251]=&quot;&quot;; AND([.$H251]=&quot;&quot;; [.$L251]&lt;&gt;0)); &quot;&quot;; &quot;, &quot;)" office:value-type="string" office:string-value=", " calcext:value-type="string">
            <text:p>, </text:p>
          </table:table-cell>
          <table:table-cell table:style-name="ce32" table:formula="of:=IF([.$H251]=&quot;&quot;; &quot;&quot;; IF([.$M251]&gt;0; COM.MICROSOFT.CONCAT(&quot;(&quot;; [.$H251]; &quot; &lt;&lt; &quot;; [.$M251]; &quot;)&quot;); [.$H251]))" office:value-type="string" office:string-value="0b11111111" calcext:value-type="string">
            <text:p>0b11111111</text:p>
          </table:table-cell>
          <table:table-cell table:style-name="ce32" table:formula="of:=IF(OR([.$H251]=&quot;&quot;; AND([.$I251]=&quot;&quot;; [.$M251]&lt;&gt;0)); &quot;&quot;; &quot;, &quot;)" office:value-type="string" office:string-value=", " calcext:value-type="string">
            <text:p>, </text:p>
          </table:table-cell>
          <table:table-cell table:style-name="ce32" table:formula="of:=IF([.$I251]=&quot;&quot;; &quot;&quot;; IF([.$N251]&gt;0; COM.MICROSOFT.CONCAT(&quot;(&quot;; [.$I251]; &quot; &lt;&lt; &quot;; [.$N251]; &quot;)&quot;); [.$I251]))" office:value-type="string" office:string-value="0b11111111" calcext:value-type="string">
            <text:p>0b11111111</text:p>
          </table:table-cell>
          <table:table-cell table:style-name="ce32" table:formula="of:=IF(OR([.$I251]=&quot;&quot;; AND([.$J251]=&quot;&quot;; [.$N251]&lt;&gt;0)); &quot;&quot;; &quot;, &quot;)" office:value-type="string" office:string-value=", " calcext:value-type="string">
            <text:p>, </text:p>
          </table:table-cell>
          <table:table-cell table:style-name="ce32" table:formula="of:=IF([.$J251]=&quot;&quot;; &quot;&quot;; IF([.$O251]&gt;0; COM.MICROSOFT.CONCAT(&quot;(&quot;; [.$J251]; &quot; &lt;&lt; &quot;; [.$O251]; &quot;)&quot;); [.$J251]))" office:value-type="string" office:string-value="(0b0 &lt;&lt; 7)" calcext:value-type="string">
            <text:p>(0b0 &lt;&lt; 7)</text:p>
          </table:table-cell>
          <table:table-cell table:style-name="ce33" table:formula="of:=IF(OR([.$J251]=&quot;&quot;; AND([.$O251]&lt;&gt;0)); &quot;&quot;; &quot;, &quot;)">
            <text:p/>
          </table:table-cell>
          <table:table-cell table:formula="of:=COM.MICROSOFT.CONCAT(&quot;// &quot;; [.B251]; &quot; &quot;; IF([.A251]=&quot;&quot;; &quot;   &quot;; COM.MICROSOFT.CONCAT(&quot;-&quot;; [.A251]; &quot;-&quot;)); &quot; &quot;; [.C251])" office:value-type="string" office:string-value="// 249     |11111111|11111111|11111111|1110" calcext:value-type="string">
            <text:p>// 249 <text:s text:c="4"/>|11111111|11111111|11111111|1110</text:p>
          </table:table-cell>
          <table:table-cell table:formula="of:=COM.MICROSOFT.CONCAT([.P251:.Z251])" office:value-type="string" office:string-value="+ 0b111, 0b11111111, 0b11111111, 0b11111111, (0b0 &lt;&lt; 7)" calcext:value-type="string">
            <text:p>+ 0b111, 0b11111111, 0b11111111, 0b11111111, (0b0 &lt;&lt; 7)</text:p>
          </table:table-cell>
          <table:table-cell table:formula="of:=COM.MICROSOFT.CONCAT([.AA251]; CHAR(10); [.AB251])" office:value-type="string" office:string-value="// 249     |11111111|11111111|11111111|1110&#10;+ 0b111, 0b11111111, 0b11111111, 0b11111111, (0b0 &lt;&lt; 7)" calcext:value-type="string">
            <text:p>// 249     |11111111|11111111|11111111|1110</text:p>
            <text:p>+ 0b111, 0b11111111, 0b11111111, 0b11111111, (0b0 &lt;&lt; 7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|11111111|11111111|11111101|100</text:p>
          </table:table-cell>
          <table:table-cell office:value-type="string" calcext:value-type="string">
            <text:p>111111111111111111111101100</text:p>
          </table:table-cell>
          <table:table-cell table:formula="of:=8-MOD(LEN([.$D251])-[.$E251]; 8)" office:value-type="float" office:value="7" calcext:value-type="float">
            <text:p>7</text:p>
          </table:table-cell>
          <table:table-cell table:style-name="ce29" table:formula="of:=IF(MID([.$D252];1;[.$E252])=&quot;&quot;; &quot;&quot;; COM.MICROSOFT.CONCAT(&quot;0b&quot;; MID([.$D252];1;[.$E252])))" office:value-type="string" office:string-value="0b1111111" calcext:value-type="string">
            <text:p>0b1111111</text:p>
          </table:table-cell>
          <table:table-cell table:style-name="ce29" table:formula="of:=IF(MID([.$D252];1+[.$E252]; 8)=&quot;&quot;; &quot;&quot;; COM.MICROSOFT.CONCAT(&quot;0b&quot;; MID([.$D252];1+[.$E252]; 8)))" office:value-type="string" office:string-value="0b11111111" calcext:value-type="string">
            <text:p>0b11111111</text:p>
          </table:table-cell>
          <table:table-cell table:style-name="ce29" table:formula="of:=IF(MID([.$D252];1+[.$E252]+8; 8)=&quot;&quot;; &quot;&quot;; COM.MICROSOFT.CONCAT(&quot;0b&quot;; MID([.$D252];1+[.$E252]+8; 8)))" office:value-type="string" office:string-value="0b11111110" calcext:value-type="string">
            <text:p>0b11111110</text:p>
          </table:table-cell>
          <table:table-cell table:style-name="ce29" table:formula="of:=IF(MID([.$D252];1+[.$E252]+8+8; 8)=&quot;&quot;; &quot;&quot;; COM.MICROSOFT.CONCAT(&quot;0b&quot;; MID([.$D252];1+[.$E252]+8+8; 8)))" office:value-type="string" office:string-value="0b1100" calcext:value-type="string">
            <text:p>0b1100</text:p>
          </table:table-cell>
          <table:table-cell table:style-name="ce29" table:formula="of:=IF(MID([.$D252];1+[.$E252]+8+8+8; 8)=&quot;&quot;; &quot;&quot;; COM.MICROSOFT.CONCAT(&quot;0b&quot;; MID([.$D252];1+[.$E252]+8+8+8; 8)))">
            <text:p/>
          </table:table-cell>
          <table:table-cell table:style-name="ce31" table:formula="of:=[.E252]-LEN([.F252])+2" office:value-type="float" office:value="0" calcext:value-type="float">
            <text:p>0</text:p>
          </table:table-cell>
          <table:table-cell table:style-name="ce29" table:formula="of:=IF([.G252]=&quot;&quot;; &quot;&quot;; 8-LEN([.G252])+2)" office:value-type="float" office:value="0" calcext:value-type="float">
            <text:p>0</text:p>
          </table:table-cell>
          <table:table-cell table:style-name="ce29" table:formula="of:=IF([.H252]=&quot;&quot;; &quot;&quot;; 8-LEN([.H252])+2)" office:value-type="float" office:value="0" calcext:value-type="float">
            <text:p>0</text:p>
          </table:table-cell>
          <table:table-cell table:style-name="ce29" table:formula="of:=IF([.I252]=&quot;&quot;; &quot;&quot;; 8-LEN([.I252])+2)" office:value-type="float" office:value="4" calcext:value-type="float">
            <text:p>4</text:p>
          </table:table-cell>
          <table:table-cell table:style-name="ce29" table:formula="of:=IF([.J252]=&quot;&quot;; &quot;&quot;; 8-LEN([.J252])+2)">
            <text:p/>
          </table:table-cell>
          <table:table-cell table:style-name="ce31" table:formula="of:=IF(OR([.$F252]=&quot;&quot;; [.$E252]=8); &quot;&quot;; &quot;+ &quot;)" office:value-type="string" office:string-value="+ " calcext:value-type="string">
            <text:p>+ </text:p>
          </table:table-cell>
          <table:table-cell table:style-name="ce32" table:formula="of:=IF([.$F252]=&quot;&quot;; &quot;&quot;; IF([.$K252]&gt;0; COM.MICROSOFT.CONCAT(&quot;(&quot;; [.$F252]; &quot; &lt;&lt; &quot;; [.$K252]; &quot;)&quot;); [.$F252]))" office:value-type="string" office:string-value="0b1111111" calcext:value-type="string">
            <text:p>0b1111111</text:p>
          </table:table-cell>
          <table:table-cell table:style-name="ce32" table:formula="of:=IF(OR([.$F252]=&quot;&quot;; AND([.$G252]=&quot;&quot;; [.$K252]&lt;&gt;0)); &quot;&quot;; &quot;, &quot;)" office:value-type="string" office:string-value=", " calcext:value-type="string">
            <text:p>, </text:p>
          </table:table-cell>
          <table:table-cell table:style-name="ce32" table:formula="of:=IF([.$G252]=&quot;&quot;; &quot;&quot;; IF([.$L252]&gt;0; COM.MICROSOFT.CONCAT(&quot;(&quot;; [.$G252]; &quot; &lt;&lt; &quot;; [.$L252]; &quot;)&quot;); [.$G252]))" office:value-type="string" office:string-value="0b11111111" calcext:value-type="string">
            <text:p>0b11111111</text:p>
          </table:table-cell>
          <table:table-cell table:style-name="ce32" table:formula="of:=IF(OR([.$G252]=&quot;&quot;; AND([.$H252]=&quot;&quot;; [.$L252]&lt;&gt;0)); &quot;&quot;; &quot;, &quot;)" office:value-type="string" office:string-value=", " calcext:value-type="string">
            <text:p>, </text:p>
          </table:table-cell>
          <table:table-cell table:style-name="ce32" table:formula="of:=IF([.$H252]=&quot;&quot;; &quot;&quot;; IF([.$M252]&gt;0; COM.MICROSOFT.CONCAT(&quot;(&quot;; [.$H252]; &quot; &lt;&lt; &quot;; [.$M252]; &quot;)&quot;); [.$H252]))" office:value-type="string" office:string-value="0b11111110" calcext:value-type="string">
            <text:p>0b11111110</text:p>
          </table:table-cell>
          <table:table-cell table:style-name="ce32" table:formula="of:=IF(OR([.$H252]=&quot;&quot;; AND([.$I252]=&quot;&quot;; [.$M252]&lt;&gt;0)); &quot;&quot;; &quot;, &quot;)" office:value-type="string" office:string-value=", " calcext:value-type="string">
            <text:p>, </text:p>
          </table:table-cell>
          <table:table-cell table:style-name="ce32" table:formula="of:=IF([.$I252]=&quot;&quot;; &quot;&quot;; IF([.$N252]&gt;0; COM.MICROSOFT.CONCAT(&quot;(&quot;; [.$I252]; &quot; &lt;&lt; &quot;; [.$N252]; &quot;)&quot;); [.$I252]))" office:value-type="string" office:string-value="(0b1100 &lt;&lt; 4)" calcext:value-type="string">
            <text:p>(0b1100 &lt;&lt; 4)</text:p>
          </table:table-cell>
          <table:table-cell table:style-name="ce32" table:formula="of:=IF(OR([.$I252]=&quot;&quot;; AND([.$J252]=&quot;&quot;; [.$N252]&lt;&gt;0)); &quot;&quot;; &quot;, &quot;)">
            <text:p/>
          </table:table-cell>
          <table:table-cell table:style-name="ce32" table:formula="of:=IF([.$J252]=&quot;&quot;; &quot;&quot;; IF([.$O252]&gt;0; COM.MICROSOFT.CONCAT(&quot;(&quot;; [.$J252]; &quot; &lt;&lt; &quot;; [.$O252]; &quot;)&quot;); [.$J252]))">
            <text:p/>
          </table:table-cell>
          <table:table-cell table:style-name="ce33" table:formula="of:=IF(OR([.$J252]=&quot;&quot;; AND([.$O252]&lt;&gt;0)); &quot;&quot;; &quot;, &quot;)">
            <text:p/>
          </table:table-cell>
          <table:table-cell table:formula="of:=COM.MICROSOFT.CONCAT(&quot;// &quot;; [.B252]; &quot; &quot;; IF([.A252]=&quot;&quot;; &quot;   &quot;; COM.MICROSOFT.CONCAT(&quot;-&quot;; [.A252]; &quot;-&quot;)); &quot; &quot;; [.C252])" office:value-type="string" office:string-value="// 250     |11111111|11111111|11111101|100" calcext:value-type="string">
            <text:p>// 250 <text:s text:c="4"/>|11111111|11111111|11111101|100</text:p>
          </table:table-cell>
          <table:table-cell table:formula="of:=COM.MICROSOFT.CONCAT([.P252:.Z252])" office:value-type="string" office:string-value="+ 0b1111111, 0b11111111, 0b11111110, (0b1100 &lt;&lt; 4)" calcext:value-type="string">
            <text:p>+ 0b1111111, 0b11111111, 0b11111110, (0b1100 &lt;&lt; 4)</text:p>
          </table:table-cell>
          <table:table-cell table:formula="of:=COM.MICROSOFT.CONCAT([.AA252]; CHAR(10); [.AB252])" office:value-type="string" office:string-value="// 250     |11111111|11111111|11111101|100&#10;+ 0b1111111, 0b11111111, 0b11111110, (0b1100 &lt;&lt; 4)" calcext:value-type="string">
            <text:p>// 250     |11111111|11111111|11111101|100</text:p>
            <text:p>+ 0b1111111, 0b11111111, 0b11111110, (0b1100 &lt;&lt; 4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|11111111|11111111|11111101|101</text:p>
          </table:table-cell>
          <table:table-cell office:value-type="string" calcext:value-type="string">
            <text:p>111111111111111111111101101</text:p>
          </table:table-cell>
          <table:table-cell table:formula="of:=8-MOD(LEN([.$D252])-[.$E252]; 8)" office:value-type="float" office:value="4" calcext:value-type="float">
            <text:p>4</text:p>
          </table:table-cell>
          <table:table-cell table:style-name="ce29" table:formula="of:=IF(MID([.$D253];1;[.$E253])=&quot;&quot;; &quot;&quot;; COM.MICROSOFT.CONCAT(&quot;0b&quot;; MID([.$D253];1;[.$E253])))" office:value-type="string" office:string-value="0b1111" calcext:value-type="string">
            <text:p>0b1111</text:p>
          </table:table-cell>
          <table:table-cell table:style-name="ce29" table:formula="of:=IF(MID([.$D253];1+[.$E253]; 8)=&quot;&quot;; &quot;&quot;; COM.MICROSOFT.CONCAT(&quot;0b&quot;; MID([.$D253];1+[.$E253]; 8)))" office:value-type="string" office:string-value="0b11111111" calcext:value-type="string">
            <text:p>0b11111111</text:p>
          </table:table-cell>
          <table:table-cell table:style-name="ce29" table:formula="of:=IF(MID([.$D253];1+[.$E253]+8; 8)=&quot;&quot;; &quot;&quot;; COM.MICROSOFT.CONCAT(&quot;0b&quot;; MID([.$D253];1+[.$E253]+8; 8)))" office:value-type="string" office:string-value="0b11111111" calcext:value-type="string">
            <text:p>0b11111111</text:p>
          </table:table-cell>
          <table:table-cell table:style-name="ce29" table:formula="of:=IF(MID([.$D253];1+[.$E253]+8+8; 8)=&quot;&quot;; &quot;&quot;; COM.MICROSOFT.CONCAT(&quot;0b&quot;; MID([.$D253];1+[.$E253]+8+8; 8)))" office:value-type="string" office:string-value="0b1101101" calcext:value-type="string">
            <text:p>0b1101101</text:p>
          </table:table-cell>
          <table:table-cell table:style-name="ce29" table:formula="of:=IF(MID([.$D253];1+[.$E253]+8+8+8; 8)=&quot;&quot;; &quot;&quot;; COM.MICROSOFT.CONCAT(&quot;0b&quot;; MID([.$D253];1+[.$E253]+8+8+8; 8)))">
            <text:p/>
          </table:table-cell>
          <table:table-cell table:style-name="ce31" table:formula="of:=[.E253]-LEN([.F253])+2" office:value-type="float" office:value="0" calcext:value-type="float">
            <text:p>0</text:p>
          </table:table-cell>
          <table:table-cell table:style-name="ce29" table:formula="of:=IF([.G253]=&quot;&quot;; &quot;&quot;; 8-LEN([.G253])+2)" office:value-type="float" office:value="0" calcext:value-type="float">
            <text:p>0</text:p>
          </table:table-cell>
          <table:table-cell table:style-name="ce29" table:formula="of:=IF([.H253]=&quot;&quot;; &quot;&quot;; 8-LEN([.H253])+2)" office:value-type="float" office:value="0" calcext:value-type="float">
            <text:p>0</text:p>
          </table:table-cell>
          <table:table-cell table:style-name="ce29" table:formula="of:=IF([.I253]=&quot;&quot;; &quot;&quot;; 8-LEN([.I253])+2)" office:value-type="float" office:value="1" calcext:value-type="float">
            <text:p>1</text:p>
          </table:table-cell>
          <table:table-cell table:style-name="ce29" table:formula="of:=IF([.J253]=&quot;&quot;; &quot;&quot;; 8-LEN([.J253])+2)">
            <text:p/>
          </table:table-cell>
          <table:table-cell table:style-name="ce31" table:formula="of:=IF(OR([.$F253]=&quot;&quot;; [.$E253]=8); &quot;&quot;; &quot;+ &quot;)" office:value-type="string" office:string-value="+ " calcext:value-type="string">
            <text:p>+ </text:p>
          </table:table-cell>
          <table:table-cell table:style-name="ce32" table:formula="of:=IF([.$F253]=&quot;&quot;; &quot;&quot;; IF([.$K253]&gt;0; COM.MICROSOFT.CONCAT(&quot;(&quot;; [.$F253]; &quot; &lt;&lt; &quot;; [.$K253]; &quot;)&quot;); [.$F253]))" office:value-type="string" office:string-value="0b1111" calcext:value-type="string">
            <text:p>0b1111</text:p>
          </table:table-cell>
          <table:table-cell table:style-name="ce32" table:formula="of:=IF(OR([.$F253]=&quot;&quot;; AND([.$G253]=&quot;&quot;; [.$K253]&lt;&gt;0)); &quot;&quot;; &quot;, &quot;)" office:value-type="string" office:string-value=", " calcext:value-type="string">
            <text:p>, </text:p>
          </table:table-cell>
          <table:table-cell table:style-name="ce32" table:formula="of:=IF([.$G253]=&quot;&quot;; &quot;&quot;; IF([.$L253]&gt;0; COM.MICROSOFT.CONCAT(&quot;(&quot;; [.$G253]; &quot; &lt;&lt; &quot;; [.$L253]; &quot;)&quot;); [.$G253]))" office:value-type="string" office:string-value="0b11111111" calcext:value-type="string">
            <text:p>0b11111111</text:p>
          </table:table-cell>
          <table:table-cell table:style-name="ce32" table:formula="of:=IF(OR([.$G253]=&quot;&quot;; AND([.$H253]=&quot;&quot;; [.$L253]&lt;&gt;0)); &quot;&quot;; &quot;, &quot;)" office:value-type="string" office:string-value=", " calcext:value-type="string">
            <text:p>, </text:p>
          </table:table-cell>
          <table:table-cell table:style-name="ce32" table:formula="of:=IF([.$H253]=&quot;&quot;; &quot;&quot;; IF([.$M253]&gt;0; COM.MICROSOFT.CONCAT(&quot;(&quot;; [.$H253]; &quot; &lt;&lt; &quot;; [.$M253]; &quot;)&quot;); [.$H253]))" office:value-type="string" office:string-value="0b11111111" calcext:value-type="string">
            <text:p>0b11111111</text:p>
          </table:table-cell>
          <table:table-cell table:style-name="ce32" table:formula="of:=IF(OR([.$H253]=&quot;&quot;; AND([.$I253]=&quot;&quot;; [.$M253]&lt;&gt;0)); &quot;&quot;; &quot;, &quot;)" office:value-type="string" office:string-value=", " calcext:value-type="string">
            <text:p>, </text:p>
          </table:table-cell>
          <table:table-cell table:style-name="ce32" table:formula="of:=IF([.$I253]=&quot;&quot;; &quot;&quot;; IF([.$N253]&gt;0; COM.MICROSOFT.CONCAT(&quot;(&quot;; [.$I253]; &quot; &lt;&lt; &quot;; [.$N253]; &quot;)&quot;); [.$I253]))" office:value-type="string" office:string-value="(0b1101101 &lt;&lt; 1)" calcext:value-type="string">
            <text:p>(0b1101101 &lt;&lt; 1)</text:p>
          </table:table-cell>
          <table:table-cell table:style-name="ce32" table:formula="of:=IF(OR([.$I253]=&quot;&quot;; AND([.$J253]=&quot;&quot;; [.$N253]&lt;&gt;0)); &quot;&quot;; &quot;, &quot;)">
            <text:p/>
          </table:table-cell>
          <table:table-cell table:style-name="ce32" table:formula="of:=IF([.$J253]=&quot;&quot;; &quot;&quot;; IF([.$O253]&gt;0; COM.MICROSOFT.CONCAT(&quot;(&quot;; [.$J253]; &quot; &lt;&lt; &quot;; [.$O253]; &quot;)&quot;); [.$J253]))">
            <text:p/>
          </table:table-cell>
          <table:table-cell table:style-name="ce33" table:formula="of:=IF(OR([.$J253]=&quot;&quot;; AND([.$O253]&lt;&gt;0)); &quot;&quot;; &quot;, &quot;)">
            <text:p/>
          </table:table-cell>
          <table:table-cell table:formula="of:=COM.MICROSOFT.CONCAT(&quot;// &quot;; [.B253]; &quot; &quot;; IF([.A253]=&quot;&quot;; &quot;   &quot;; COM.MICROSOFT.CONCAT(&quot;-&quot;; [.A253]; &quot;-&quot;)); &quot; &quot;; [.C253])" office:value-type="string" office:string-value="// 251     |11111111|11111111|11111101|101" calcext:value-type="string">
            <text:p>// 251 <text:s text:c="4"/>|11111111|11111111|11111101|101</text:p>
          </table:table-cell>
          <table:table-cell table:formula="of:=COM.MICROSOFT.CONCAT([.P253:.Z253])" office:value-type="string" office:string-value="+ 0b1111, 0b11111111, 0b11111111, (0b1101101 &lt;&lt; 1)" calcext:value-type="string">
            <text:p>+ 0b1111, 0b11111111, 0b11111111, (0b1101101 &lt;&lt; 1)</text:p>
          </table:table-cell>
          <table:table-cell table:formula="of:=COM.MICROSOFT.CONCAT([.AA253]; CHAR(10); [.AB253])" office:value-type="string" office:string-value="// 251     |11111111|11111111|11111101|101&#10;+ 0b1111, 0b11111111, 0b11111111, (0b1101101 &lt;&lt; 1)" calcext:value-type="string">
            <text:p>// 251     |11111111|11111111|11111101|101</text:p>
            <text:p>+ 0b1111, 0b11111111, 0b11111111, (0b1101101 &lt;&lt; 1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|11111111|11111111|11111101|110</text:p>
          </table:table-cell>
          <table:table-cell office:value-type="string" calcext:value-type="string">
            <text:p>111111111111111111111101110</text:p>
          </table:table-cell>
          <table:table-cell table:formula="of:=8-MOD(LEN([.$D253])-[.$E253]; 8)" office:value-type="float" office:value="1" calcext:value-type="float">
            <text:p>1</text:p>
          </table:table-cell>
          <table:table-cell table:style-name="ce29" table:formula="of:=IF(MID([.$D254];1;[.$E254])=&quot;&quot;; &quot;&quot;; COM.MICROSOFT.CONCAT(&quot;0b&quot;; MID([.$D254];1;[.$E254])))" office:value-type="string" office:string-value="0b1" calcext:value-type="string">
            <text:p>0b1</text:p>
          </table:table-cell>
          <table:table-cell table:style-name="ce29" table:formula="of:=IF(MID([.$D254];1+[.$E254]; 8)=&quot;&quot;; &quot;&quot;; COM.MICROSOFT.CONCAT(&quot;0b&quot;; MID([.$D254];1+[.$E254]; 8)))" office:value-type="string" office:string-value="0b11111111" calcext:value-type="string">
            <text:p>0b11111111</text:p>
          </table:table-cell>
          <table:table-cell table:style-name="ce29" table:formula="of:=IF(MID([.$D254];1+[.$E254]+8; 8)=&quot;&quot;; &quot;&quot;; COM.MICROSOFT.CONCAT(&quot;0b&quot;; MID([.$D254];1+[.$E254]+8; 8)))" office:value-type="string" office:string-value="0b11111111" calcext:value-type="string">
            <text:p>0b11111111</text:p>
          </table:table-cell>
          <table:table-cell table:style-name="ce29" table:formula="of:=IF(MID([.$D254];1+[.$E254]+8+8; 8)=&quot;&quot;; &quot;&quot;; COM.MICROSOFT.CONCAT(&quot;0b&quot;; MID([.$D254];1+[.$E254]+8+8; 8)))" office:value-type="string" office:string-value="0b11111011" calcext:value-type="string">
            <text:p>0b11111011</text:p>
          </table:table-cell>
          <table:table-cell table:style-name="ce29" table:formula="of:=IF(MID([.$D254];1+[.$E254]+8+8+8; 8)=&quot;&quot;; &quot;&quot;; COM.MICROSOFT.CONCAT(&quot;0b&quot;; MID([.$D254];1+[.$E254]+8+8+8; 8)))" office:value-type="string" office:string-value="0b10" calcext:value-type="string">
            <text:p>0b10</text:p>
          </table:table-cell>
          <table:table-cell table:style-name="ce31" table:formula="of:=[.E254]-LEN([.F254])+2" office:value-type="float" office:value="0" calcext:value-type="float">
            <text:p>0</text:p>
          </table:table-cell>
          <table:table-cell table:style-name="ce29" table:formula="of:=IF([.G254]=&quot;&quot;; &quot;&quot;; 8-LEN([.G254])+2)" office:value-type="float" office:value="0" calcext:value-type="float">
            <text:p>0</text:p>
          </table:table-cell>
          <table:table-cell table:style-name="ce29" table:formula="of:=IF([.H254]=&quot;&quot;; &quot;&quot;; 8-LEN([.H254])+2)" office:value-type="float" office:value="0" calcext:value-type="float">
            <text:p>0</text:p>
          </table:table-cell>
          <table:table-cell table:style-name="ce29" table:formula="of:=IF([.I254]=&quot;&quot;; &quot;&quot;; 8-LEN([.I254])+2)" office:value-type="float" office:value="0" calcext:value-type="float">
            <text:p>0</text:p>
          </table:table-cell>
          <table:table-cell table:style-name="ce29" table:formula="of:=IF([.J254]=&quot;&quot;; &quot;&quot;; 8-LEN([.J254])+2)" office:value-type="float" office:value="6" calcext:value-type="float">
            <text:p>6</text:p>
          </table:table-cell>
          <table:table-cell table:style-name="ce31" table:formula="of:=IF(OR([.$F254]=&quot;&quot;; [.$E254]=8); &quot;&quot;; &quot;+ &quot;)" office:value-type="string" office:string-value="+ " calcext:value-type="string">
            <text:p>+ </text:p>
          </table:table-cell>
          <table:table-cell table:style-name="ce32" table:formula="of:=IF([.$F254]=&quot;&quot;; &quot;&quot;; IF([.$K254]&gt;0; COM.MICROSOFT.CONCAT(&quot;(&quot;; [.$F254]; &quot; &lt;&lt; &quot;; [.$K254]; &quot;)&quot;); [.$F254]))" office:value-type="string" office:string-value="0b1" calcext:value-type="string">
            <text:p>0b1</text:p>
          </table:table-cell>
          <table:table-cell table:style-name="ce32" table:formula="of:=IF(OR([.$F254]=&quot;&quot;; AND([.$G254]=&quot;&quot;; [.$K254]&lt;&gt;0)); &quot;&quot;; &quot;, &quot;)" office:value-type="string" office:string-value=", " calcext:value-type="string">
            <text:p>, </text:p>
          </table:table-cell>
          <table:table-cell table:style-name="ce32" table:formula="of:=IF([.$G254]=&quot;&quot;; &quot;&quot;; IF([.$L254]&gt;0; COM.MICROSOFT.CONCAT(&quot;(&quot;; [.$G254]; &quot; &lt;&lt; &quot;; [.$L254]; &quot;)&quot;); [.$G254]))" office:value-type="string" office:string-value="0b11111111" calcext:value-type="string">
            <text:p>0b11111111</text:p>
          </table:table-cell>
          <table:table-cell table:style-name="ce32" table:formula="of:=IF(OR([.$G254]=&quot;&quot;; AND([.$H254]=&quot;&quot;; [.$L254]&lt;&gt;0)); &quot;&quot;; &quot;, &quot;)" office:value-type="string" office:string-value=", " calcext:value-type="string">
            <text:p>, </text:p>
          </table:table-cell>
          <table:table-cell table:style-name="ce32" table:formula="of:=IF([.$H254]=&quot;&quot;; &quot;&quot;; IF([.$M254]&gt;0; COM.MICROSOFT.CONCAT(&quot;(&quot;; [.$H254]; &quot; &lt;&lt; &quot;; [.$M254]; &quot;)&quot;); [.$H254]))" office:value-type="string" office:string-value="0b11111111" calcext:value-type="string">
            <text:p>0b11111111</text:p>
          </table:table-cell>
          <table:table-cell table:style-name="ce32" table:formula="of:=IF(OR([.$H254]=&quot;&quot;; AND([.$I254]=&quot;&quot;; [.$M254]&lt;&gt;0)); &quot;&quot;; &quot;, &quot;)" office:value-type="string" office:string-value=", " calcext:value-type="string">
            <text:p>, </text:p>
          </table:table-cell>
          <table:table-cell table:style-name="ce32" table:formula="of:=IF([.$I254]=&quot;&quot;; &quot;&quot;; IF([.$N254]&gt;0; COM.MICROSOFT.CONCAT(&quot;(&quot;; [.$I254]; &quot; &lt;&lt; &quot;; [.$N254]; &quot;)&quot;); [.$I254]))" office:value-type="string" office:string-value="0b11111011" calcext:value-type="string">
            <text:p>0b11111011</text:p>
          </table:table-cell>
          <table:table-cell table:style-name="ce32" table:formula="of:=IF(OR([.$I254]=&quot;&quot;; AND([.$J254]=&quot;&quot;; [.$N254]&lt;&gt;0)); &quot;&quot;; &quot;, &quot;)" office:value-type="string" office:string-value=", " calcext:value-type="string">
            <text:p>, </text:p>
          </table:table-cell>
          <table:table-cell table:style-name="ce32" table:formula="of:=IF([.$J254]=&quot;&quot;; &quot;&quot;; IF([.$O254]&gt;0; COM.MICROSOFT.CONCAT(&quot;(&quot;; [.$J254]; &quot; &lt;&lt; &quot;; [.$O254]; &quot;)&quot;); [.$J254]))" office:value-type="string" office:string-value="(0b10 &lt;&lt; 6)" calcext:value-type="string">
            <text:p>(0b10 &lt;&lt; 6)</text:p>
          </table:table-cell>
          <table:table-cell table:style-name="ce33" table:formula="of:=IF(OR([.$J254]=&quot;&quot;; AND([.$O254]&lt;&gt;0)); &quot;&quot;; &quot;, &quot;)">
            <text:p/>
          </table:table-cell>
          <table:table-cell table:formula="of:=COM.MICROSOFT.CONCAT(&quot;// &quot;; [.B254]; &quot; &quot;; IF([.A254]=&quot;&quot;; &quot;   &quot;; COM.MICROSOFT.CONCAT(&quot;-&quot;; [.A254]; &quot;-&quot;)); &quot; &quot;; [.C254])" office:value-type="string" office:string-value="// 252     |11111111|11111111|11111101|110" calcext:value-type="string">
            <text:p>// 252 <text:s text:c="4"/>|11111111|11111111|11111101|110</text:p>
          </table:table-cell>
          <table:table-cell table:formula="of:=COM.MICROSOFT.CONCAT([.P254:.Z254])" office:value-type="string" office:string-value="+ 0b1, 0b11111111, 0b11111111, 0b11111011, (0b10 &lt;&lt; 6)" calcext:value-type="string">
            <text:p>+ 0b1, 0b11111111, 0b11111111, 0b11111011, (0b10 &lt;&lt; 6)</text:p>
          </table:table-cell>
          <table:table-cell table:formula="of:=COM.MICROSOFT.CONCAT([.AA254]; CHAR(10); [.AB254])" office:value-type="string" office:string-value="// 252     |11111111|11111111|11111101|110&#10;+ 0b1, 0b11111111, 0b11111111, 0b11111011, (0b10 &lt;&lt; 6)" calcext:value-type="string">
            <text:p>// 252     |11111111|11111111|11111101|110</text:p>
            <text:p>+ 0b1, 0b11111111, 0b11111111, 0b11111011, (0b1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|11111111|11111111|11111101|111</text:p>
          </table:table-cell>
          <table:table-cell office:value-type="string" calcext:value-type="string">
            <text:p>111111111111111111111101111</text:p>
          </table:table-cell>
          <table:table-cell table:formula="of:=8-MOD(LEN([.$D254])-[.$E254]; 8)" office:value-type="float" office:value="6" calcext:value-type="float">
            <text:p>6</text:p>
          </table:table-cell>
          <table:table-cell table:style-name="ce29" table:formula="of:=IF(MID([.$D255];1;[.$E255])=&quot;&quot;; &quot;&quot;; COM.MICROSOFT.CONCAT(&quot;0b&quot;; MID([.$D255];1;[.$E255])))" office:value-type="string" office:string-value="0b111111" calcext:value-type="string">
            <text:p>0b111111</text:p>
          </table:table-cell>
          <table:table-cell table:style-name="ce29" table:formula="of:=IF(MID([.$D255];1+[.$E255]; 8)=&quot;&quot;; &quot;&quot;; COM.MICROSOFT.CONCAT(&quot;0b&quot;; MID([.$D255];1+[.$E255]; 8)))" office:value-type="string" office:string-value="0b11111111" calcext:value-type="string">
            <text:p>0b11111111</text:p>
          </table:table-cell>
          <table:table-cell table:style-name="ce29" table:formula="of:=IF(MID([.$D255];1+[.$E255]+8; 8)=&quot;&quot;; &quot;&quot;; COM.MICROSOFT.CONCAT(&quot;0b&quot;; MID([.$D255];1+[.$E255]+8; 8)))" office:value-type="string" office:string-value="0b11111111" calcext:value-type="string">
            <text:p>0b11111111</text:p>
          </table:table-cell>
          <table:table-cell table:style-name="ce29" table:formula="of:=IF(MID([.$D255];1+[.$E255]+8+8; 8)=&quot;&quot;; &quot;&quot;; COM.MICROSOFT.CONCAT(&quot;0b&quot;; MID([.$D255];1+[.$E255]+8+8; 8)))" office:value-type="string" office:string-value="0b01111" calcext:value-type="string">
            <text:p>0b01111</text:p>
          </table:table-cell>
          <table:table-cell table:style-name="ce29" table:formula="of:=IF(MID([.$D255];1+[.$E255]+8+8+8; 8)=&quot;&quot;; &quot;&quot;; COM.MICROSOFT.CONCAT(&quot;0b&quot;; MID([.$D255];1+[.$E255]+8+8+8; 8)))">
            <text:p/>
          </table:table-cell>
          <table:table-cell table:style-name="ce31" table:formula="of:=[.E255]-LEN([.F255])+2" office:value-type="float" office:value="0" calcext:value-type="float">
            <text:p>0</text:p>
          </table:table-cell>
          <table:table-cell table:style-name="ce29" table:formula="of:=IF([.G255]=&quot;&quot;; &quot;&quot;; 8-LEN([.G255])+2)" office:value-type="float" office:value="0" calcext:value-type="float">
            <text:p>0</text:p>
          </table:table-cell>
          <table:table-cell table:style-name="ce29" table:formula="of:=IF([.H255]=&quot;&quot;; &quot;&quot;; 8-LEN([.H255])+2)" office:value-type="float" office:value="0" calcext:value-type="float">
            <text:p>0</text:p>
          </table:table-cell>
          <table:table-cell table:style-name="ce29" table:formula="of:=IF([.I255]=&quot;&quot;; &quot;&quot;; 8-LEN([.I255])+2)" office:value-type="float" office:value="3" calcext:value-type="float">
            <text:p>3</text:p>
          </table:table-cell>
          <table:table-cell table:style-name="ce29" table:formula="of:=IF([.J255]=&quot;&quot;; &quot;&quot;; 8-LEN([.J255])+2)">
            <text:p/>
          </table:table-cell>
          <table:table-cell table:style-name="ce31" table:formula="of:=IF(OR([.$F255]=&quot;&quot;; [.$E255]=8); &quot;&quot;; &quot;+ &quot;)" office:value-type="string" office:string-value="+ " calcext:value-type="string">
            <text:p>+ </text:p>
          </table:table-cell>
          <table:table-cell table:style-name="ce32" table:formula="of:=IF([.$F255]=&quot;&quot;; &quot;&quot;; IF([.$K255]&gt;0; COM.MICROSOFT.CONCAT(&quot;(&quot;; [.$F255]; &quot; &lt;&lt; &quot;; [.$K255]; &quot;)&quot;); [.$F255]))" office:value-type="string" office:string-value="0b111111" calcext:value-type="string">
            <text:p>0b111111</text:p>
          </table:table-cell>
          <table:table-cell table:style-name="ce32" table:formula="of:=IF(OR([.$F255]=&quot;&quot;; AND([.$G255]=&quot;&quot;; [.$K255]&lt;&gt;0)); &quot;&quot;; &quot;, &quot;)" office:value-type="string" office:string-value=", " calcext:value-type="string">
            <text:p>, </text:p>
          </table:table-cell>
          <table:table-cell table:style-name="ce32" table:formula="of:=IF([.$G255]=&quot;&quot;; &quot;&quot;; IF([.$L255]&gt;0; COM.MICROSOFT.CONCAT(&quot;(&quot;; [.$G255]; &quot; &lt;&lt; &quot;; [.$L255]; &quot;)&quot;); [.$G255]))" office:value-type="string" office:string-value="0b11111111" calcext:value-type="string">
            <text:p>0b11111111</text:p>
          </table:table-cell>
          <table:table-cell table:style-name="ce32" table:formula="of:=IF(OR([.$G255]=&quot;&quot;; AND([.$H255]=&quot;&quot;; [.$L255]&lt;&gt;0)); &quot;&quot;; &quot;, &quot;)" office:value-type="string" office:string-value=", " calcext:value-type="string">
            <text:p>, </text:p>
          </table:table-cell>
          <table:table-cell table:style-name="ce32" table:formula="of:=IF([.$H255]=&quot;&quot;; &quot;&quot;; IF([.$M255]&gt;0; COM.MICROSOFT.CONCAT(&quot;(&quot;; [.$H255]; &quot; &lt;&lt; &quot;; [.$M255]; &quot;)&quot;); [.$H255]))" office:value-type="string" office:string-value="0b11111111" calcext:value-type="string">
            <text:p>0b11111111</text:p>
          </table:table-cell>
          <table:table-cell table:style-name="ce32" table:formula="of:=IF(OR([.$H255]=&quot;&quot;; AND([.$I255]=&quot;&quot;; [.$M255]&lt;&gt;0)); &quot;&quot;; &quot;, &quot;)" office:value-type="string" office:string-value=", " calcext:value-type="string">
            <text:p>, </text:p>
          </table:table-cell>
          <table:table-cell table:style-name="ce32" table:formula="of:=IF([.$I255]=&quot;&quot;; &quot;&quot;; IF([.$N255]&gt;0; COM.MICROSOFT.CONCAT(&quot;(&quot;; [.$I255]; &quot; &lt;&lt; &quot;; [.$N255]; &quot;)&quot;); [.$I255]))" office:value-type="string" office:string-value="(0b01111 &lt;&lt; 3)" calcext:value-type="string">
            <text:p>(0b01111 &lt;&lt; 3)</text:p>
          </table:table-cell>
          <table:table-cell table:style-name="ce32" table:formula="of:=IF(OR([.$I255]=&quot;&quot;; AND([.$J255]=&quot;&quot;; [.$N255]&lt;&gt;0)); &quot;&quot;; &quot;, &quot;)">
            <text:p/>
          </table:table-cell>
          <table:table-cell table:style-name="ce32" table:formula="of:=IF([.$J255]=&quot;&quot;; &quot;&quot;; IF([.$O255]&gt;0; COM.MICROSOFT.CONCAT(&quot;(&quot;; [.$J255]; &quot; &lt;&lt; &quot;; [.$O255]; &quot;)&quot;); [.$J255]))">
            <text:p/>
          </table:table-cell>
          <table:table-cell table:style-name="ce33" table:formula="of:=IF(OR([.$J255]=&quot;&quot;; AND([.$O255]&lt;&gt;0)); &quot;&quot;; &quot;, &quot;)">
            <text:p/>
          </table:table-cell>
          <table:table-cell table:formula="of:=COM.MICROSOFT.CONCAT(&quot;// &quot;; [.B255]; &quot; &quot;; IF([.A255]=&quot;&quot;; &quot;   &quot;; COM.MICROSOFT.CONCAT(&quot;-&quot;; [.A255]; &quot;-&quot;)); &quot; &quot;; [.C255])" office:value-type="string" office:string-value="// 253     |11111111|11111111|11111101|111" calcext:value-type="string">
            <text:p>// 253 <text:s text:c="4"/>|11111111|11111111|11111101|111</text:p>
          </table:table-cell>
          <table:table-cell table:formula="of:=COM.MICROSOFT.CONCAT([.P255:.Z255])" office:value-type="string" office:string-value="+ 0b111111, 0b11111111, 0b11111111, (0b01111 &lt;&lt; 3)" calcext:value-type="string">
            <text:p>+ 0b111111, 0b11111111, 0b11111111, (0b01111 &lt;&lt; 3)</text:p>
          </table:table-cell>
          <table:table-cell table:formula="of:=COM.MICROSOFT.CONCAT([.AA255]; CHAR(10); [.AB255])" office:value-type="string" office:string-value="// 253     |11111111|11111111|11111101|111&#10;+ 0b111111, 0b11111111, 0b11111111, (0b01111 &lt;&lt; 3)" calcext:value-type="string">
            <text:p>// 253     |11111111|11111111|11111101|111</text:p>
            <text:p>+ 0b111111, 0b11111111, 0b11111111, (0b01111 &lt;&lt; 3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|11111111|11111111|11111110|000</text:p>
          </table:table-cell>
          <table:table-cell office:value-type="string" calcext:value-type="string">
            <text:p>111111111111111111111110000</text:p>
          </table:table-cell>
          <table:table-cell table:formula="of:=8-MOD(LEN([.$D255])-[.$E255]; 8)" office:value-type="float" office:value="3" calcext:value-type="float">
            <text:p>3</text:p>
          </table:table-cell>
          <table:table-cell table:style-name="ce29" table:formula="of:=IF(MID([.$D256];1;[.$E256])=&quot;&quot;; &quot;&quot;; COM.MICROSOFT.CONCAT(&quot;0b&quot;; MID([.$D256];1;[.$E256])))" office:value-type="string" office:string-value="0b111" calcext:value-type="string">
            <text:p>0b111</text:p>
          </table:table-cell>
          <table:table-cell table:style-name="ce29" table:formula="of:=IF(MID([.$D256];1+[.$E256]; 8)=&quot;&quot;; &quot;&quot;; COM.MICROSOFT.CONCAT(&quot;0b&quot;; MID([.$D256];1+[.$E256]; 8)))" office:value-type="string" office:string-value="0b11111111" calcext:value-type="string">
            <text:p>0b11111111</text:p>
          </table:table-cell>
          <table:table-cell table:style-name="ce29" table:formula="of:=IF(MID([.$D256];1+[.$E256]+8; 8)=&quot;&quot;; &quot;&quot;; COM.MICROSOFT.CONCAT(&quot;0b&quot;; MID([.$D256];1+[.$E256]+8; 8)))" office:value-type="string" office:string-value="0b11111111" calcext:value-type="string">
            <text:p>0b11111111</text:p>
          </table:table-cell>
          <table:table-cell table:style-name="ce29" table:formula="of:=IF(MID([.$D256];1+[.$E256]+8+8; 8)=&quot;&quot;; &quot;&quot;; COM.MICROSOFT.CONCAT(&quot;0b&quot;; MID([.$D256];1+[.$E256]+8+8; 8)))" office:value-type="string" office:string-value="0b11110000" calcext:value-type="string">
            <text:p>0b11110000</text:p>
          </table:table-cell>
          <table:table-cell table:style-name="ce29" table:formula="of:=IF(MID([.$D256];1+[.$E256]+8+8+8; 8)=&quot;&quot;; &quot;&quot;; COM.MICROSOFT.CONCAT(&quot;0b&quot;; MID([.$D256];1+[.$E256]+8+8+8; 8)))">
            <text:p/>
          </table:table-cell>
          <table:table-cell table:style-name="ce31" table:formula="of:=[.E256]-LEN([.F256])+2" office:value-type="float" office:value="0" calcext:value-type="float">
            <text:p>0</text:p>
          </table:table-cell>
          <table:table-cell table:style-name="ce29" table:formula="of:=IF([.G256]=&quot;&quot;; &quot;&quot;; 8-LEN([.G256])+2)" office:value-type="float" office:value="0" calcext:value-type="float">
            <text:p>0</text:p>
          </table:table-cell>
          <table:table-cell table:style-name="ce29" table:formula="of:=IF([.H256]=&quot;&quot;; &quot;&quot;; 8-LEN([.H256])+2)" office:value-type="float" office:value="0" calcext:value-type="float">
            <text:p>0</text:p>
          </table:table-cell>
          <table:table-cell table:style-name="ce29" table:formula="of:=IF([.I256]=&quot;&quot;; &quot;&quot;; 8-LEN([.I256])+2)" office:value-type="float" office:value="0" calcext:value-type="float">
            <text:p>0</text:p>
          </table:table-cell>
          <table:table-cell table:style-name="ce29" table:formula="of:=IF([.J256]=&quot;&quot;; &quot;&quot;; 8-LEN([.J256])+2)">
            <text:p/>
          </table:table-cell>
          <table:table-cell table:style-name="ce31" table:formula="of:=IF(OR([.$F256]=&quot;&quot;; [.$E256]=8); &quot;&quot;; &quot;+ &quot;)" office:value-type="string" office:string-value="+ " calcext:value-type="string">
            <text:p>+ </text:p>
          </table:table-cell>
          <table:table-cell table:style-name="ce32" table:formula="of:=IF([.$F256]=&quot;&quot;; &quot;&quot;; IF([.$K256]&gt;0; COM.MICROSOFT.CONCAT(&quot;(&quot;; [.$F256]; &quot; &lt;&lt; &quot;; [.$K256]; &quot;)&quot;); [.$F256]))" office:value-type="string" office:string-value="0b111" calcext:value-type="string">
            <text:p>0b111</text:p>
          </table:table-cell>
          <table:table-cell table:style-name="ce32" table:formula="of:=IF(OR([.$F256]=&quot;&quot;; AND([.$G256]=&quot;&quot;; [.$K256]&lt;&gt;0)); &quot;&quot;; &quot;, &quot;)" office:value-type="string" office:string-value=", " calcext:value-type="string">
            <text:p>, </text:p>
          </table:table-cell>
          <table:table-cell table:style-name="ce32" table:formula="of:=IF([.$G256]=&quot;&quot;; &quot;&quot;; IF([.$L256]&gt;0; COM.MICROSOFT.CONCAT(&quot;(&quot;; [.$G256]; &quot; &lt;&lt; &quot;; [.$L256]; &quot;)&quot;); [.$G256]))" office:value-type="string" office:string-value="0b11111111" calcext:value-type="string">
            <text:p>0b11111111</text:p>
          </table:table-cell>
          <table:table-cell table:style-name="ce32" table:formula="of:=IF(OR([.$G256]=&quot;&quot;; AND([.$H256]=&quot;&quot;; [.$L256]&lt;&gt;0)); &quot;&quot;; &quot;, &quot;)" office:value-type="string" office:string-value=", " calcext:value-type="string">
            <text:p>, </text:p>
          </table:table-cell>
          <table:table-cell table:style-name="ce32" table:formula="of:=IF([.$H256]=&quot;&quot;; &quot;&quot;; IF([.$M256]&gt;0; COM.MICROSOFT.CONCAT(&quot;(&quot;; [.$H256]; &quot; &lt;&lt; &quot;; [.$M256]; &quot;)&quot;); [.$H256]))" office:value-type="string" office:string-value="0b11111111" calcext:value-type="string">
            <text:p>0b11111111</text:p>
          </table:table-cell>
          <table:table-cell table:style-name="ce32" table:formula="of:=IF(OR([.$H256]=&quot;&quot;; AND([.$I256]=&quot;&quot;; [.$M256]&lt;&gt;0)); &quot;&quot;; &quot;, &quot;)" office:value-type="string" office:string-value=", " calcext:value-type="string">
            <text:p>, </text:p>
          </table:table-cell>
          <table:table-cell table:style-name="ce32" table:formula="of:=IF([.$I256]=&quot;&quot;; &quot;&quot;; IF([.$N256]&gt;0; COM.MICROSOFT.CONCAT(&quot;(&quot;; [.$I256]; &quot; &lt;&lt; &quot;; [.$N256]; &quot;)&quot;); [.$I256]))" office:value-type="string" office:string-value="0b11110000" calcext:value-type="string">
            <text:p>0b11110000</text:p>
          </table:table-cell>
          <table:table-cell table:style-name="ce32" table:formula="of:=IF(OR([.$I256]=&quot;&quot;; AND([.$J256]=&quot;&quot;; [.$N256]&lt;&gt;0)); &quot;&quot;; &quot;, &quot;)" office:value-type="string" office:string-value=", " calcext:value-type="string">
            <text:p>, </text:p>
          </table:table-cell>
          <table:table-cell table:style-name="ce32" table:formula="of:=IF([.$J256]=&quot;&quot;; &quot;&quot;; IF([.$O256]&gt;0; COM.MICROSOFT.CONCAT(&quot;(&quot;; [.$J256]; &quot; &lt;&lt; &quot;; [.$O256]; &quot;)&quot;); [.$J256]))">
            <text:p/>
          </table:table-cell>
          <table:table-cell table:style-name="ce33" table:formula="of:=IF(OR([.$J256]=&quot;&quot;; AND([.$O256]&lt;&gt;0)); &quot;&quot;; &quot;, &quot;)">
            <text:p/>
          </table:table-cell>
          <table:table-cell table:formula="of:=COM.MICROSOFT.CONCAT(&quot;// &quot;; [.B256]; &quot; &quot;; IF([.A256]=&quot;&quot;; &quot;   &quot;; COM.MICROSOFT.CONCAT(&quot;-&quot;; [.A256]; &quot;-&quot;)); &quot; &quot;; [.C256])" office:value-type="string" office:string-value="// 254     |11111111|11111111|11111110|000" calcext:value-type="string">
            <text:p>// 254 <text:s text:c="4"/>|11111111|11111111|11111110|000</text:p>
          </table:table-cell>
          <table:table-cell table:formula="of:=COM.MICROSOFT.CONCAT([.P256:.Z256])" office:value-type="string" office:string-value="+ 0b111, 0b11111111, 0b11111111, 0b11110000, " calcext:value-type="string">
            <text:p>+ 0b111, 0b11111111, 0b11111111, 0b11110000, </text:p>
          </table:table-cell>
          <table:table-cell table:formula="of:=COM.MICROSOFT.CONCAT([.AA256]; CHAR(10); [.AB256])" office:value-type="string" office:string-value="// 254     |11111111|11111111|11111110|000&#10;+ 0b111, 0b11111111, 0b11111111, 0b11110000, " calcext:value-type="string">
            <text:p>// 254     |11111111|11111111|11111110|000</text:p>
            <text:p>+ 0b111, 0b11111111, 0b11111111, 0b11110000, 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|11111111|11111111|11111011|10</text:p>
          </table:table-cell>
          <table:table-cell office:value-type="string" calcext:value-type="string">
            <text:p>11111111111111111111101110</text:p>
          </table:table-cell>
          <table:table-cell table:formula="of:=8-MOD(LEN([.$D256])-[.$E256]; 8)" office:value-type="float" office:value="8" calcext:value-type="float">
            <text:p>8</text:p>
          </table:table-cell>
          <table:table-cell table:style-name="ce29" table:formula="of:=IF(MID([.$D257];1;[.$E257])=&quot;&quot;; &quot;&quot;; COM.MICROSOFT.CONCAT(&quot;0b&quot;; MID([.$D257];1;[.$E257])))" office:value-type="string" office:string-value="0b11111111" calcext:value-type="string">
            <text:p>0b11111111</text:p>
          </table:table-cell>
          <table:table-cell table:style-name="ce29" table:formula="of:=IF(MID([.$D257];1+[.$E257]; 8)=&quot;&quot;; &quot;&quot;; COM.MICROSOFT.CONCAT(&quot;0b&quot;; MID([.$D257];1+[.$E257]; 8)))" office:value-type="string" office:string-value="0b11111111" calcext:value-type="string">
            <text:p>0b11111111</text:p>
          </table:table-cell>
          <table:table-cell table:style-name="ce29" table:formula="of:=IF(MID([.$D257];1+[.$E257]+8; 8)=&quot;&quot;; &quot;&quot;; COM.MICROSOFT.CONCAT(&quot;0b&quot;; MID([.$D257];1+[.$E257]+8; 8)))" office:value-type="string" office:string-value="0b11111011" calcext:value-type="string">
            <text:p>0b11111011</text:p>
          </table:table-cell>
          <table:table-cell table:style-name="ce29" table:formula="of:=IF(MID([.$D257];1+[.$E257]+8+8; 8)=&quot;&quot;; &quot;&quot;; COM.MICROSOFT.CONCAT(&quot;0b&quot;; MID([.$D257];1+[.$E257]+8+8; 8)))" office:value-type="string" office:string-value="0b10" calcext:value-type="string">
            <text:p>0b10</text:p>
          </table:table-cell>
          <table:table-cell table:style-name="ce29" table:formula="of:=IF(MID([.$D257];1+[.$E257]+8+8+8; 8)=&quot;&quot;; &quot;&quot;; COM.MICROSOFT.CONCAT(&quot;0b&quot;; MID([.$D257];1+[.$E257]+8+8+8; 8)))">
            <text:p/>
          </table:table-cell>
          <table:table-cell table:style-name="ce31" table:formula="of:=[.E257]-LEN([.F257])+2" office:value-type="float" office:value="0" calcext:value-type="float">
            <text:p>0</text:p>
          </table:table-cell>
          <table:table-cell table:style-name="ce29" table:formula="of:=IF([.G257]=&quot;&quot;; &quot;&quot;; 8-LEN([.G257])+2)" office:value-type="float" office:value="0" calcext:value-type="float">
            <text:p>0</text:p>
          </table:table-cell>
          <table:table-cell table:style-name="ce29" table:formula="of:=IF([.H257]=&quot;&quot;; &quot;&quot;; 8-LEN([.H257])+2)" office:value-type="float" office:value="0" calcext:value-type="float">
            <text:p>0</text:p>
          </table:table-cell>
          <table:table-cell table:style-name="ce29" table:formula="of:=IF([.I257]=&quot;&quot;; &quot;&quot;; 8-LEN([.I257])+2)" office:value-type="float" office:value="6" calcext:value-type="float">
            <text:p>6</text:p>
          </table:table-cell>
          <table:table-cell table:style-name="ce29" table:formula="of:=IF([.J257]=&quot;&quot;; &quot;&quot;; 8-LEN([.J257])+2)">
            <text:p/>
          </table:table-cell>
          <table:table-cell table:style-name="ce31" table:formula="of:=IF(OR([.$F257]=&quot;&quot;; [.$E257]=8); &quot;&quot;; &quot;+ &quot;)">
            <text:p/>
          </table:table-cell>
          <table:table-cell table:style-name="ce32" table:formula="of:=IF([.$F257]=&quot;&quot;; &quot;&quot;; IF([.$K257]&gt;0; COM.MICROSOFT.CONCAT(&quot;(&quot;; [.$F257]; &quot; &lt;&lt; &quot;; [.$K257]; &quot;)&quot;); [.$F257]))" office:value-type="string" office:string-value="0b11111111" calcext:value-type="string">
            <text:p>0b11111111</text:p>
          </table:table-cell>
          <table:table-cell table:style-name="ce32" table:formula="of:=IF(OR([.$F257]=&quot;&quot;; AND([.$G257]=&quot;&quot;; [.$K257]&lt;&gt;0)); &quot;&quot;; &quot;, &quot;)" office:value-type="string" office:string-value=", " calcext:value-type="string">
            <text:p>, </text:p>
          </table:table-cell>
          <table:table-cell table:style-name="ce32" table:formula="of:=IF([.$G257]=&quot;&quot;; &quot;&quot;; IF([.$L257]&gt;0; COM.MICROSOFT.CONCAT(&quot;(&quot;; [.$G257]; &quot; &lt;&lt; &quot;; [.$L257]; &quot;)&quot;); [.$G257]))" office:value-type="string" office:string-value="0b11111111" calcext:value-type="string">
            <text:p>0b11111111</text:p>
          </table:table-cell>
          <table:table-cell table:style-name="ce32" table:formula="of:=IF(OR([.$G257]=&quot;&quot;; AND([.$H257]=&quot;&quot;; [.$L257]&lt;&gt;0)); &quot;&quot;; &quot;, &quot;)" office:value-type="string" office:string-value=", " calcext:value-type="string">
            <text:p>, </text:p>
          </table:table-cell>
          <table:table-cell table:style-name="ce32" table:formula="of:=IF([.$H257]=&quot;&quot;; &quot;&quot;; IF([.$M257]&gt;0; COM.MICROSOFT.CONCAT(&quot;(&quot;; [.$H257]; &quot; &lt;&lt; &quot;; [.$M257]; &quot;)&quot;); [.$H257]))" office:value-type="string" office:string-value="0b11111011" calcext:value-type="string">
            <text:p>0b11111011</text:p>
          </table:table-cell>
          <table:table-cell table:style-name="ce32" table:formula="of:=IF(OR([.$H257]=&quot;&quot;; AND([.$I257]=&quot;&quot;; [.$M257]&lt;&gt;0)); &quot;&quot;; &quot;, &quot;)" office:value-type="string" office:string-value=", " calcext:value-type="string">
            <text:p>, </text:p>
          </table:table-cell>
          <table:table-cell table:style-name="ce32" table:formula="of:=IF([.$I257]=&quot;&quot;; &quot;&quot;; IF([.$N257]&gt;0; COM.MICROSOFT.CONCAT(&quot;(&quot;; [.$I257]; &quot; &lt;&lt; &quot;; [.$N257]; &quot;)&quot;); [.$I257]))" office:value-type="string" office:string-value="(0b10 &lt;&lt; 6)" calcext:value-type="string">
            <text:p>(0b10 &lt;&lt; 6)</text:p>
          </table:table-cell>
          <table:table-cell table:style-name="ce32" table:formula="of:=IF(OR([.$I257]=&quot;&quot;; AND([.$J257]=&quot;&quot;; [.$N257]&lt;&gt;0)); &quot;&quot;; &quot;, &quot;)">
            <text:p/>
          </table:table-cell>
          <table:table-cell table:style-name="ce32" table:formula="of:=IF([.$J257]=&quot;&quot;; &quot;&quot;; IF([.$O257]&gt;0; COM.MICROSOFT.CONCAT(&quot;(&quot;; [.$J257]; &quot; &lt;&lt; &quot;; [.$O257]; &quot;)&quot;); [.$J257]))">
            <text:p/>
          </table:table-cell>
          <table:table-cell table:style-name="ce33" table:formula="of:=IF(OR([.$J257]=&quot;&quot;; AND([.$O257]&lt;&gt;0)); &quot;&quot;; &quot;, &quot;)">
            <text:p/>
          </table:table-cell>
          <table:table-cell table:formula="of:=COM.MICROSOFT.CONCAT(&quot;// &quot;; [.B257]; &quot; &quot;; IF([.A257]=&quot;&quot;; &quot;   &quot;; COM.MICROSOFT.CONCAT(&quot;-&quot;; [.A257]; &quot;-&quot;)); &quot; &quot;; [.C257])" office:value-type="string" office:string-value="// 255     |11111111|11111111|11111011|10" calcext:value-type="string">
            <text:p>// 255 <text:s text:c="4"/>|11111111|11111111|11111011|10</text:p>
          </table:table-cell>
          <table:table-cell table:formula="of:=COM.MICROSOFT.CONCAT([.P257:.Z257])" office:value-type="string" office:string-value="0b11111111, 0b11111111, 0b11111011, (0b10 &lt;&lt; 6)" calcext:value-type="string">
            <text:p>0b11111111, 0b11111111, 0b11111011, (0b10 &lt;&lt; 6)</text:p>
          </table:table-cell>
          <table:table-cell table:formula="of:=COM.MICROSOFT.CONCAT([.AA257]; CHAR(10); [.AB257])" office:value-type="string" office:string-value="// 255     |11111111|11111111|11111011|10&#10;0b11111111, 0b11111111, 0b11111011, (0b10 &lt;&lt; 6)" calcext:value-type="string">
            <text:p>// 255     |11111111|11111111|11111011|10</text:p>
            <text:p>0b11111111, 0b11111111, 0b11111011, (0b10 &lt;&lt; 6)</text:p>
          </table:table-cell>
          <table:table-cell table:number-columns-repeated="995"/>
        </table:table-row>
        <table:table-row table:style-name="ro4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|11111111|11111111|11111111|111111</text:p>
          </table:table-cell>
          <table:table-cell office:value-type="string" calcext:value-type="string">
            <text:p>111111111111111111111111111111</text:p>
          </table:table-cell>
          <table:table-cell table:formula="of:=8-MOD(LEN([.$D257])-[.$E257]; 8)" office:value-type="float" office:value="6" calcext:value-type="float">
            <text:p>6</text:p>
          </table:table-cell>
          <table:table-cell table:style-name="ce29" table:formula="of:=IF(MID([.$D258];1;[.$E258])=&quot;&quot;; &quot;&quot;; COM.MICROSOFT.CONCAT(&quot;0b&quot;; MID([.$D258];1;[.$E258])))" office:value-type="string" office:string-value="0b111111" calcext:value-type="string">
            <text:p>0b111111</text:p>
          </table:table-cell>
          <table:table-cell table:style-name="ce29" table:formula="of:=IF(MID([.$D258];1+[.$E258]; 8)=&quot;&quot;; &quot;&quot;; COM.MICROSOFT.CONCAT(&quot;0b&quot;; MID([.$D258];1+[.$E258]; 8)))" office:value-type="string" office:string-value="0b11111111" calcext:value-type="string">
            <text:p>0b11111111</text:p>
          </table:table-cell>
          <table:table-cell table:style-name="ce29" table:formula="of:=IF(MID([.$D258];1+[.$E258]+8; 8)=&quot;&quot;; &quot;&quot;; COM.MICROSOFT.CONCAT(&quot;0b&quot;; MID([.$D258];1+[.$E258]+8; 8)))" office:value-type="string" office:string-value="0b11111111" calcext:value-type="string">
            <text:p>0b11111111</text:p>
          </table:table-cell>
          <table:table-cell table:style-name="ce29" table:formula="of:=IF(MID([.$D258];1+[.$E258]+8+8; 8)=&quot;&quot;; &quot;&quot;; COM.MICROSOFT.CONCAT(&quot;0b&quot;; MID([.$D258];1+[.$E258]+8+8; 8)))" office:value-type="string" office:string-value="0b11111111" calcext:value-type="string">
            <text:p>0b11111111</text:p>
          </table:table-cell>
          <table:table-cell table:style-name="ce29" table:formula="of:=IF(MID([.$D258];1+[.$E258]+8+8+8; 8)=&quot;&quot;; &quot;&quot;; COM.MICROSOFT.CONCAT(&quot;0b&quot;; MID([.$D258];1+[.$E258]+8+8+8; 8)))">
            <text:p/>
          </table:table-cell>
          <table:table-cell table:style-name="ce31" table:formula="of:=[.E258]-LEN([.F258])+2" office:value-type="float" office:value="0" calcext:value-type="float">
            <text:p>0</text:p>
          </table:table-cell>
          <table:table-cell table:style-name="ce29" table:formula="of:=IF([.G258]=&quot;&quot;; &quot;&quot;; 8-LEN([.G258])+2)" office:value-type="float" office:value="0" calcext:value-type="float">
            <text:p>0</text:p>
          </table:table-cell>
          <table:table-cell table:style-name="ce29" table:formula="of:=IF([.H258]=&quot;&quot;; &quot;&quot;; 8-LEN([.H258])+2)" office:value-type="float" office:value="0" calcext:value-type="float">
            <text:p>0</text:p>
          </table:table-cell>
          <table:table-cell table:style-name="ce29" table:formula="of:=IF([.I258]=&quot;&quot;; &quot;&quot;; 8-LEN([.I258])+2)" office:value-type="float" office:value="0" calcext:value-type="float">
            <text:p>0</text:p>
          </table:table-cell>
          <table:table-cell table:style-name="ce29" table:formula="of:=IF([.J258]=&quot;&quot;; &quot;&quot;; 8-LEN([.J258])+2)">
            <text:p/>
          </table:table-cell>
          <table:table-cell table:style-name="ce31" table:formula="of:=IF(OR([.$F258]=&quot;&quot;; [.$E258]=8); &quot;&quot;; &quot;+ &quot;)" office:value-type="string" office:string-value="+ " calcext:value-type="string">
            <text:p>+ </text:p>
          </table:table-cell>
          <table:table-cell table:style-name="ce32" table:formula="of:=IF([.$F258]=&quot;&quot;; &quot;&quot;; IF([.$K258]&gt;0; COM.MICROSOFT.CONCAT(&quot;(&quot;; [.$F258]; &quot; &lt;&lt; &quot;; [.$K258]; &quot;)&quot;); [.$F258]))" office:value-type="string" office:string-value="0b111111" calcext:value-type="string">
            <text:p>0b111111</text:p>
          </table:table-cell>
          <table:table-cell table:style-name="ce32" table:formula="of:=IF(OR([.$F258]=&quot;&quot;; AND([.$G258]=&quot;&quot;; [.$K258]&lt;&gt;0)); &quot;&quot;; &quot;, &quot;)" office:value-type="string" office:string-value=", " calcext:value-type="string">
            <text:p>, </text:p>
          </table:table-cell>
          <table:table-cell table:style-name="ce32" table:formula="of:=IF([.$G258]=&quot;&quot;; &quot;&quot;; IF([.$L258]&gt;0; COM.MICROSOFT.CONCAT(&quot;(&quot;; [.$G258]; &quot; &lt;&lt; &quot;; [.$L258]; &quot;)&quot;); [.$G258]))" office:value-type="string" office:string-value="0b11111111" calcext:value-type="string">
            <text:p>0b11111111</text:p>
          </table:table-cell>
          <table:table-cell table:style-name="ce32" table:formula="of:=IF(OR([.$G258]=&quot;&quot;; AND([.$H258]=&quot;&quot;; [.$L258]&lt;&gt;0)); &quot;&quot;; &quot;, &quot;)" office:value-type="string" office:string-value=", " calcext:value-type="string">
            <text:p>, </text:p>
          </table:table-cell>
          <table:table-cell table:style-name="ce32" table:formula="of:=IF([.$H258]=&quot;&quot;; &quot;&quot;; IF([.$M258]&gt;0; COM.MICROSOFT.CONCAT(&quot;(&quot;; [.$H258]; &quot; &lt;&lt; &quot;; [.$M258]; &quot;)&quot;); [.$H258]))" office:value-type="string" office:string-value="0b11111111" calcext:value-type="string">
            <text:p>0b11111111</text:p>
          </table:table-cell>
          <table:table-cell table:style-name="ce32" table:formula="of:=IF(OR([.$H258]=&quot;&quot;; AND([.$I258]=&quot;&quot;; [.$M258]&lt;&gt;0)); &quot;&quot;; &quot;, &quot;)" office:value-type="string" office:string-value=", " calcext:value-type="string">
            <text:p>, </text:p>
          </table:table-cell>
          <table:table-cell table:style-name="ce32" table:formula="of:=IF([.$I258]=&quot;&quot;; &quot;&quot;; IF([.$N258]&gt;0; COM.MICROSOFT.CONCAT(&quot;(&quot;; [.$I258]; &quot; &lt;&lt; &quot;; [.$N258]; &quot;)&quot;); [.$I258]))" office:value-type="string" office:string-value="0b11111111" calcext:value-type="string">
            <text:p>0b11111111</text:p>
          </table:table-cell>
          <table:table-cell table:style-name="ce32" table:formula="of:=IF(OR([.$I258]=&quot;&quot;; AND([.$J258]=&quot;&quot;; [.$N258]&lt;&gt;0)); &quot;&quot;; &quot;, &quot;)" office:value-type="string" office:string-value=", " calcext:value-type="string">
            <text:p>, </text:p>
          </table:table-cell>
          <table:table-cell table:style-name="ce32" table:formula="of:=IF([.$J258]=&quot;&quot;; &quot;&quot;; IF([.$O258]&gt;0; COM.MICROSOFT.CONCAT(&quot;(&quot;; [.$J258]; &quot; &lt;&lt; &quot;; [.$O258]; &quot;)&quot;); [.$J258]))">
            <text:p/>
          </table:table-cell>
          <table:table-cell table:style-name="ce33" table:formula="of:=IF(OR([.$J258]=&quot;&quot;; AND([.$O258]&lt;&gt;0)); &quot;&quot;; &quot;, &quot;)">
            <text:p/>
          </table:table-cell>
          <table:table-cell table:formula="of:=COM.MICROSOFT.CONCAT(&quot;// &quot;; [.B258]; &quot; &quot;; IF([.A258]=&quot;&quot;; &quot;   &quot;; COM.MICROSOFT.CONCAT(&quot;-&quot;; [.A258]; &quot;-&quot;)); &quot; &quot;; [.C258])" office:value-type="string" office:string-value="// 256     |11111111|11111111|11111111|111111" calcext:value-type="string">
            <text:p>// 256 <text:s text:c="4"/>|11111111|11111111|11111111|111111</text:p>
          </table:table-cell>
          <table:table-cell table:formula="of:=COM.MICROSOFT.CONCAT([.P258:.Z258])" office:value-type="string" office:string-value="+ 0b111111, 0b11111111, 0b11111111, 0b11111111, " calcext:value-type="string">
            <text:p>+ 0b111111, 0b11111111, 0b11111111, 0b11111111, </text:p>
          </table:table-cell>
          <table:table-cell table:formula="of:=COM.MICROSOFT.CONCAT([.AA258]; CHAR(10); [.AB258])" office:value-type="string" office:string-value="// 256     |11111111|11111111|11111111|111111&#10;+ 0b111111, 0b11111111, 0b11111111, 0b11111111, " calcext:value-type="string">
            <text:p>// 256     |11111111|11111111|11111111|111111</text:p>
            <text:p>+ 0b111111, 0b11111111, 0b11111111, 0b11111111, </text:p>
          </table:table-cell>
          <table:table-cell table:number-columns-repeated="995"/>
        </table:table-row>
        <table:table-row table:style-name="ro2" table:number-rows-repeated="10483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other decode helpe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6" table:default-cell-style-name="Default"/>
        <table:table-column table:style-name="co5" table:default-cell-style-name="ce2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4">
          <table:table-cell table:style-name="ce37" office:value-type="string" calcext:value-type="string">
            <text:p>Char</text:p>
            <text:p>value</text:p>
          </table:table-cell>
          <table:table-cell table:style-name="ce37" office:value-type="string" calcext:value-type="string">
            <text:p>Symbol</text:p>
          </table:table-cell>
          <table:table-cell table:style-name="ce43" office:value-type="string" calcext:value-type="string">
            <text:p>Code as bits</text:p>
            <text:p>(aligned to MSB)</text:p>
          </table:table-cell>
          <table:table-cell table:style-name="ce1" office:value-type="string" calcext:value-type="string">
            <text:p>Len in bits</text:p>
          </table:table-cell>
          <table:table-cell table:style-name="ce13"/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b00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MOD([.D2];8)=0; &quot;&quot;; COM.MICROSOFT.CONCAT(&quot; &lt;&lt; &quot;; 8-MOD([.D2]; 8); &quot;) | /* padding */ 0b&quot;; REPT(&quot;1&quot;; 8-MOD([.D2]; 8))))" office:value-type="string" office:string-value=" &lt;&lt; 3) | /* padding */ 0b111" calcext:value-type="string">
            <text:p><text:s/>&lt;&lt; 3) | /* padding */ 0b111</text:p>
          </table:table-cell>
          <table:table-cell table:formula="of:=IF(MOD([.D2]; 8)=8; &quot;0b11111111&quot;; MID([.$C2]; LEN([.$C2]) - MOD([.$D2] - 1; 8) -2; 100))" office:value-type="string" office:string-value="0b00000" calcext:value-type="string">
            <text:p>0b00000</text:p>
          </table:table-cell>
          <table:table-cell table:style-name="ce76" table:formula="of:=COM.MICROSOFT.CONCAT([.$B2];&quot; =&gt; &quot;;MID([.$C2];1;LEN([.$C2])-LEN([.$G2]));IF(MOD([.$D2];8)=0;&quot;&quot;;&quot;(&quot;);[.$G2];[.$F2]; IF(MOD([.$D2];8)=0; &quot;, /* padding */ 0b11111111&quot;; &quot;&quot;); &quot;;&quot;;IF([.$A2]=&quot;&quot;;&quot;&quot;;COM.MICROSOFT.CONCAT(&quot; // '&quot;; [.$A2]; &quot;'&quot;)))" office:value-type="string" office:string-value="48 =&gt; (0b00000 &lt;&lt; 3) | /* padding */ 0b111; // '0'" calcext:value-type="string">
            <text:p>48 =&gt; (0b00000 &lt;&lt; 3) | /* padding */ 0b111; // '0'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b0000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MOD([.D3];8)=0; &quot;&quot;; COM.MICROSOFT.CONCAT(&quot; &lt;&lt; &quot;; 8-MOD([.D3]; 8); &quot;) | /* padding */ 0b&quot;; REPT(&quot;1&quot;; 8-MOD([.D3]; 8))))" office:value-type="string" office:string-value=" &lt;&lt; 3) | /* padding */ 0b111" calcext:value-type="string">
            <text:p><text:s/>&lt;&lt; 3) | /* padding */ 0b111</text:p>
          </table:table-cell>
          <table:table-cell table:formula="of:=IF(MOD([.D3]; 8)=8; &quot;0b11111111&quot;; MID([.$C3]; LEN([.$C3]) - MOD([.$D3] - 1; 8) -2; 100))" office:value-type="string" office:string-value="0b00001" calcext:value-type="string">
            <text:p>0b00001</text:p>
          </table:table-cell>
          <table:table-cell table:style-name="ce76" table:formula="of:=COM.MICROSOFT.CONCAT([.$B3];&quot; =&gt; &quot;;MID([.$C3];1;LEN([.$C3])-LEN([.$G3]));IF(MOD([.$D3];8)=0;&quot;&quot;;&quot;(&quot;);[.$G3];[.$F3]; IF(MOD([.$D3];8)=0; &quot;, /* padding */ 0b11111111&quot;; &quot;&quot;); &quot;;&quot;;IF([.$A3]=&quot;&quot;;&quot;&quot;;COM.MICROSOFT.CONCAT(&quot; // '&quot;; [.$A3]; &quot;'&quot;)))" office:value-type="string" office:string-value="49 =&gt; (0b00001 &lt;&lt; 3) | /* padding */ 0b111; // '1'" calcext:value-type="string">
            <text:p>49 =&gt; (0b00001 &lt;&lt; 3) | /* padding */ 0b111; // '1'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b00010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MOD([.D4];8)=0; &quot;&quot;; COM.MICROSOFT.CONCAT(&quot; &lt;&lt; &quot;; 8-MOD([.D4]; 8); &quot;) | /* padding */ 0b&quot;; REPT(&quot;1&quot;; 8-MOD([.D4]; 8))))" office:value-type="string" office:string-value=" &lt;&lt; 3) | /* padding */ 0b111" calcext:value-type="string">
            <text:p><text:s/>&lt;&lt; 3) | /* padding */ 0b111</text:p>
          </table:table-cell>
          <table:table-cell table:formula="of:=IF(MOD([.D4]; 8)=8; &quot;0b11111111&quot;; MID([.$C4]; LEN([.$C4]) - MOD([.$D4] - 1; 8) -2; 100))" office:value-type="string" office:string-value="0b00010" calcext:value-type="string">
            <text:p>0b00010</text:p>
          </table:table-cell>
          <table:table-cell table:style-name="ce76" table:formula="of:=COM.MICROSOFT.CONCAT([.$B4];&quot; =&gt; &quot;;MID([.$C4];1;LEN([.$C4])-LEN([.$G4]));IF(MOD([.$D4];8)=0;&quot;&quot;;&quot;(&quot;);[.$G4];[.$F4]; IF(MOD([.$D4];8)=0; &quot;, /* padding */ 0b11111111&quot;; &quot;&quot;); &quot;;&quot;;IF([.$A4]=&quot;&quot;;&quot;&quot;;COM.MICROSOFT.CONCAT(&quot; // '&quot;; [.$A4]; &quot;'&quot;)))" office:value-type="string" office:string-value="50 =&gt; (0b00010 &lt;&lt; 3) | /* padding */ 0b111; // '2'" calcext:value-type="string">
            <text:p>50 =&gt; (0b00010 &lt;&lt; 3) | /* padding */ 0b111; // '2'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b0001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MOD([.D5];8)=0; &quot;&quot;; COM.MICROSOFT.CONCAT(&quot; &lt;&lt; &quot;; 8-MOD([.D5]; 8); &quot;) | /* padding */ 0b&quot;; REPT(&quot;1&quot;; 8-MOD([.D5]; 8))))" office:value-type="string" office:string-value=" &lt;&lt; 3) | /* padding */ 0b111" calcext:value-type="string">
            <text:p><text:s/>&lt;&lt; 3) | /* padding */ 0b111</text:p>
          </table:table-cell>
          <table:table-cell table:formula="of:=IF(MOD([.D5]; 8)=8; &quot;0b11111111&quot;; MID([.$C5]; LEN([.$C5]) - MOD([.$D5] - 1; 8) -2; 100))" office:value-type="string" office:string-value="0b00011" calcext:value-type="string">
            <text:p>0b00011</text:p>
          </table:table-cell>
          <table:table-cell table:style-name="ce76" table:formula="of:=COM.MICROSOFT.CONCAT([.$B5];&quot; =&gt; &quot;;MID([.$C5];1;LEN([.$C5])-LEN([.$G5]));IF(MOD([.$D5];8)=0;&quot;&quot;;&quot;(&quot;);[.$G5];[.$F5]; IF(MOD([.$D5];8)=0; &quot;, /* padding */ 0b11111111&quot;; &quot;&quot;); &quot;;&quot;;IF([.$A5]=&quot;&quot;;&quot;&quot;;COM.MICROSOFT.CONCAT(&quot; // '&quot;; [.$A5]; &quot;'&quot;)))" office:value-type="string" office:string-value="97 =&gt; (0b00011 &lt;&lt; 3) | /* padding */ 0b111; // 'a'" calcext:value-type="string">
            <text:p>97 =&gt; (0b00011 &lt;&lt; 3) | /* padding */ 0b111; // 'a'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b00100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MOD([.D6];8)=0; &quot;&quot;; COM.MICROSOFT.CONCAT(&quot; &lt;&lt; &quot;; 8-MOD([.D6]; 8); &quot;) | /* padding */ 0b&quot;; REPT(&quot;1&quot;; 8-MOD([.D6]; 8))))" office:value-type="string" office:string-value=" &lt;&lt; 3) | /* padding */ 0b111" calcext:value-type="string">
            <text:p><text:s/>&lt;&lt; 3) | /* padding */ 0b111</text:p>
          </table:table-cell>
          <table:table-cell table:formula="of:=IF(MOD([.D6]; 8)=8; &quot;0b11111111&quot;; MID([.$C6]; LEN([.$C6]) - MOD([.$D6] - 1; 8) -2; 100))" office:value-type="string" office:string-value="0b00100" calcext:value-type="string">
            <text:p>0b00100</text:p>
          </table:table-cell>
          <table:table-cell table:style-name="ce76" table:formula="of:=COM.MICROSOFT.CONCAT([.$B6];&quot; =&gt; &quot;;MID([.$C6];1;LEN([.$C6])-LEN([.$G6]));IF(MOD([.$D6];8)=0;&quot;&quot;;&quot;(&quot;);[.$G6];[.$F6]; IF(MOD([.$D6];8)=0; &quot;, /* padding */ 0b11111111&quot;; &quot;&quot;); &quot;;&quot;;IF([.$A6]=&quot;&quot;;&quot;&quot;;COM.MICROSOFT.CONCAT(&quot; // '&quot;; [.$A6]; &quot;'&quot;)))" office:value-type="string" office:string-value="99 =&gt; (0b00100 &lt;&lt; 3) | /* padding */ 0b111; // 'c'" calcext:value-type="string">
            <text:p>99 =&gt; (0b00100 &lt;&lt; 3) | /* padding */ 0b111; // 'c'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b0010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MOD([.D7];8)=0; &quot;&quot;; COM.MICROSOFT.CONCAT(&quot; &lt;&lt; &quot;; 8-MOD([.D7]; 8); &quot;) | /* padding */ 0b&quot;; REPT(&quot;1&quot;; 8-MOD([.D7]; 8))))" office:value-type="string" office:string-value=" &lt;&lt; 3) | /* padding */ 0b111" calcext:value-type="string">
            <text:p><text:s/>&lt;&lt; 3) | /* padding */ 0b111</text:p>
          </table:table-cell>
          <table:table-cell table:formula="of:=IF(MOD([.D7]; 8)=8; &quot;0b11111111&quot;; MID([.$C7]; LEN([.$C7]) - MOD([.$D7] - 1; 8) -2; 100))" office:value-type="string" office:string-value="0b00101" calcext:value-type="string">
            <text:p>0b00101</text:p>
          </table:table-cell>
          <table:table-cell table:style-name="ce76" table:formula="of:=COM.MICROSOFT.CONCAT([.$B7];&quot; =&gt; &quot;;MID([.$C7];1;LEN([.$C7])-LEN([.$G7]));IF(MOD([.$D7];8)=0;&quot;&quot;;&quot;(&quot;);[.$G7];[.$F7]; IF(MOD([.$D7];8)=0; &quot;, /* padding */ 0b11111111&quot;; &quot;&quot;); &quot;;&quot;;IF([.$A7]=&quot;&quot;;&quot;&quot;;COM.MICROSOFT.CONCAT(&quot; // '&quot;; [.$A7]; &quot;'&quot;)))" office:value-type="string" office:string-value="101 =&gt; (0b00101 &lt;&lt; 3) | /* padding */ 0b111; // 'e'" calcext:value-type="string">
            <text:p>101 =&gt; (0b00101 &lt;&lt; 3) | /* padding */ 0b111; // 'e'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b00110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MOD([.D8];8)=0; &quot;&quot;; COM.MICROSOFT.CONCAT(&quot; &lt;&lt; &quot;; 8-MOD([.D8]; 8); &quot;) | /* padding */ 0b&quot;; REPT(&quot;1&quot;; 8-MOD([.D8]; 8))))" office:value-type="string" office:string-value=" &lt;&lt; 3) | /* padding */ 0b111" calcext:value-type="string">
            <text:p><text:s/>&lt;&lt; 3) | /* padding */ 0b111</text:p>
          </table:table-cell>
          <table:table-cell table:formula="of:=IF(MOD([.D8]; 8)=8; &quot;0b11111111&quot;; MID([.$C8]; LEN([.$C8]) - MOD([.$D8] - 1; 8) -2; 100))" office:value-type="string" office:string-value="0b00110" calcext:value-type="string">
            <text:p>0b00110</text:p>
          </table:table-cell>
          <table:table-cell table:style-name="ce76" table:formula="of:=COM.MICROSOFT.CONCAT([.$B8];&quot; =&gt; &quot;;MID([.$C8];1;LEN([.$C8])-LEN([.$G8]));IF(MOD([.$D8];8)=0;&quot;&quot;;&quot;(&quot;);[.$G8];[.$F8]; IF(MOD([.$D8];8)=0; &quot;, /* padding */ 0b11111111&quot;; &quot;&quot;); &quot;;&quot;;IF([.$A8]=&quot;&quot;;&quot;&quot;;COM.MICROSOFT.CONCAT(&quot; // '&quot;; [.$A8]; &quot;'&quot;)))" office:value-type="string" office:string-value="105 =&gt; (0b00110 &lt;&lt; 3) | /* padding */ 0b111; // 'i'" calcext:value-type="string">
            <text:p>105 =&gt; (0b00110 &lt;&lt; 3) | /* padding */ 0b111; // 'i'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b0011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MOD([.D9];8)=0; &quot;&quot;; COM.MICROSOFT.CONCAT(&quot; &lt;&lt; &quot;; 8-MOD([.D9]; 8); &quot;) | /* padding */ 0b&quot;; REPT(&quot;1&quot;; 8-MOD([.D9]; 8))))" office:value-type="string" office:string-value=" &lt;&lt; 3) | /* padding */ 0b111" calcext:value-type="string">
            <text:p><text:s/>&lt;&lt; 3) | /* padding */ 0b111</text:p>
          </table:table-cell>
          <table:table-cell table:formula="of:=IF(MOD([.D9]; 8)=8; &quot;0b11111111&quot;; MID([.$C9]; LEN([.$C9]) - MOD([.$D9] - 1; 8) -2; 100))" office:value-type="string" office:string-value="0b00111" calcext:value-type="string">
            <text:p>0b00111</text:p>
          </table:table-cell>
          <table:table-cell table:style-name="ce76" table:formula="of:=COM.MICROSOFT.CONCAT([.$B9];&quot; =&gt; &quot;;MID([.$C9];1;LEN([.$C9])-LEN([.$G9]));IF(MOD([.$D9];8)=0;&quot;&quot;;&quot;(&quot;);[.$G9];[.$F9]; IF(MOD([.$D9];8)=0; &quot;, /* padding */ 0b11111111&quot;; &quot;&quot;); &quot;;&quot;;IF([.$A9]=&quot;&quot;;&quot;&quot;;COM.MICROSOFT.CONCAT(&quot; // '&quot;; [.$A9]; &quot;'&quot;)))" office:value-type="string" office:string-value="111 =&gt; (0b00111 &lt;&lt; 3) | /* padding */ 0b111; // 'o'" calcext:value-type="string">
            <text:p>111 =&gt; (0b00111 &lt;&lt; 3) | /* padding */ 0b111; // 'o'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b01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MOD([.D10];8)=0; &quot;&quot;; COM.MICROSOFT.CONCAT(&quot; &lt;&lt; &quot;; 8-MOD([.D10]; 8); &quot;) | /* padding */ 0b&quot;; REPT(&quot;1&quot;; 8-MOD([.D10]; 8))))" office:value-type="string" office:string-value=" &lt;&lt; 3) | /* padding */ 0b111" calcext:value-type="string">
            <text:p><text:s/>&lt;&lt; 3) | /* padding */ 0b111</text:p>
          </table:table-cell>
          <table:table-cell table:formula="of:=IF(MOD([.D10]; 8)=8; &quot;0b11111111&quot;; MID([.$C10]; LEN([.$C10]) - MOD([.$D10] - 1; 8) -2; 100))" office:value-type="string" office:string-value="0b01000" calcext:value-type="string">
            <text:p>0b01000</text:p>
          </table:table-cell>
          <table:table-cell table:style-name="ce76" table:formula="of:=COM.MICROSOFT.CONCAT([.$B10];&quot; =&gt; &quot;;MID([.$C10];1;LEN([.$C10])-LEN([.$G10]));IF(MOD([.$D10];8)=0;&quot;&quot;;&quot;(&quot;);[.$G10];[.$F10]; IF(MOD([.$D10];8)=0; &quot;, /* padding */ 0b11111111&quot;; &quot;&quot;); &quot;;&quot;;IF([.$A10]=&quot;&quot;;&quot;&quot;;COM.MICROSOFT.CONCAT(&quot; // '&quot;; [.$A10]; &quot;'&quot;)))" office:value-type="string" office:string-value="115 =&gt; (0b01000 &lt;&lt; 3) | /* padding */ 0b111; // 's'" calcext:value-type="string">
            <text:p>115 =&gt; (0b01000 &lt;&lt; 3) | /* padding */ 0b111; // 's'</text:p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b0100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MOD([.D11];8)=0; &quot;&quot;; COM.MICROSOFT.CONCAT(&quot; &lt;&lt; &quot;; 8-MOD([.D11]; 8); &quot;) | /* padding */ 0b&quot;; REPT(&quot;1&quot;; 8-MOD([.D11]; 8))))" office:value-type="string" office:string-value=" &lt;&lt; 3) | /* padding */ 0b111" calcext:value-type="string">
            <text:p><text:s/>&lt;&lt; 3) | /* padding */ 0b111</text:p>
          </table:table-cell>
          <table:table-cell table:formula="of:=IF(MOD([.D11]; 8)=8; &quot;0b11111111&quot;; MID([.$C11]; LEN([.$C11]) - MOD([.$D11] - 1; 8) -2; 100))" office:value-type="string" office:string-value="0b01001" calcext:value-type="string">
            <text:p>0b01001</text:p>
          </table:table-cell>
          <table:table-cell table:style-name="ce76" table:formula="of:=COM.MICROSOFT.CONCAT([.$B11];&quot; =&gt; &quot;;MID([.$C11];1;LEN([.$C11])-LEN([.$G11]));IF(MOD([.$D11];8)=0;&quot;&quot;;&quot;(&quot;);[.$G11];[.$F11]; IF(MOD([.$D11];8)=0; &quot;, /* padding */ 0b11111111&quot;; &quot;&quot;); &quot;;&quot;;IF([.$A11]=&quot;&quot;;&quot;&quot;;COM.MICROSOFT.CONCAT(&quot; // '&quot;; [.$A11]; &quot;'&quot;)))" office:value-type="string" office:string-value="116 =&gt; (0b01001 &lt;&lt; 3) | /* padding */ 0b111; // 't'" calcext:value-type="string">
            <text:p>116 =&gt; (0b01001 &lt;&lt; 3) | /* padding */ 0b111; // 't'</text:p>
          </table:table-cell>
        </table:table-row>
        <table:table-row table:style-name="ro2"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0b010100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12];8)=0; &quot;&quot;; COM.MICROSOFT.CONCAT(&quot; &lt;&lt; &quot;; 8-MOD([.D12]; 8); &quot;) | /* padding */ 0b&quot;; REPT(&quot;1&quot;; 8-MOD([.D12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12]; 8)=8; &quot;0b11111111&quot;; MID([.$C12]; LEN([.$C12]) - MOD([.$D12] - 1; 8) -2; 100))" office:value-type="string" office:string-value="0b010100" calcext:value-type="string">
            <text:p>0b010100</text:p>
          </table:table-cell>
          <table:table-cell table:style-name="ce76" table:formula="of:=COM.MICROSOFT.CONCAT([.$B12];&quot; =&gt; &quot;;MID([.$C12];1;LEN([.$C12])-LEN([.$G12]));IF(MOD([.$D12];8)=0;&quot;&quot;;&quot;(&quot;);[.$G12];[.$F12]; IF(MOD([.$D12];8)=0; &quot;, /* padding */ 0b11111111&quot;; &quot;&quot;); &quot;;&quot;;IF([.$A12]=&quot;&quot;;&quot;&quot;;COM.MICROSOFT.CONCAT(&quot; // '&quot;; [.$A12]; &quot;'&quot;)))" office:value-type="string" office:string-value="32 =&gt; (0b010100 &lt;&lt; 2) | /* padding */ 0b11;" calcext:value-type="string">
            <text:p>32 =&gt; (0b010100 &lt;&lt; 2) | /* padding */ 0b11;</text:p>
          </table:table-cell>
        </table:table-row>
        <table:table-row table:style-name="ro2">
          <table:table-cell table:style-name="ce3" office:value-type="string" calcext:value-type="string">
            <text:p>%</text:p>
          </table:table-cell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0b010101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13];8)=0; &quot;&quot;; COM.MICROSOFT.CONCAT(&quot; &lt;&lt; &quot;; 8-MOD([.D13]; 8); &quot;) | /* padding */ 0b&quot;; REPT(&quot;1&quot;; 8-MOD([.D13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13]; 8)=8; &quot;0b11111111&quot;; MID([.$C13]; LEN([.$C13]) - MOD([.$D13] - 1; 8) -2; 100))" office:value-type="string" office:string-value="0b010101" calcext:value-type="string">
            <text:p>0b010101</text:p>
          </table:table-cell>
          <table:table-cell table:style-name="ce76" table:formula="of:=COM.MICROSOFT.CONCAT([.$B13];&quot; =&gt; &quot;;MID([.$C13];1;LEN([.$C13])-LEN([.$G13]));IF(MOD([.$D13];8)=0;&quot;&quot;;&quot;(&quot;);[.$G13];[.$F13]; IF(MOD([.$D13];8)=0; &quot;, /* padding */ 0b11111111&quot;; &quot;&quot;); &quot;;&quot;;IF([.$A13]=&quot;&quot;;&quot;&quot;;COM.MICROSOFT.CONCAT(&quot; // '&quot;; [.$A13]; &quot;'&quot;)))" office:value-type="string" office:string-value="37 =&gt; (0b010101 &lt;&lt; 2) | /* padding */ 0b11; // '%'" calcext:value-type="string">
            <text:p>37 =&gt; (0b010101 &lt;&lt; 2) | /* padding */ 0b11; // '%'</text:p>
          </table:table-cell>
        </table:table-row>
        <table:table-row table:style-name="ro2">
          <table:table-cell table:style-name="ce3" office:value-type="string" calcext:value-type="string">
            <text:p>-</text:p>
          </table:table-cell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0b010110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14];8)=0; &quot;&quot;; COM.MICROSOFT.CONCAT(&quot; &lt;&lt; &quot;; 8-MOD([.D14]; 8); &quot;) | /* padding */ 0b&quot;; REPT(&quot;1&quot;; 8-MOD([.D14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14]; 8)=8; &quot;0b11111111&quot;; MID([.$C14]; LEN([.$C14]) - MOD([.$D14] - 1; 8) -2; 100))" office:value-type="string" office:string-value="0b010110" calcext:value-type="string">
            <text:p>0b010110</text:p>
          </table:table-cell>
          <table:table-cell table:style-name="ce76" table:formula="of:=COM.MICROSOFT.CONCAT([.$B14];&quot; =&gt; &quot;;MID([.$C14];1;LEN([.$C14])-LEN([.$G14]));IF(MOD([.$D14];8)=0;&quot;&quot;;&quot;(&quot;);[.$G14];[.$F14]; IF(MOD([.$D14];8)=0; &quot;, /* padding */ 0b11111111&quot;; &quot;&quot;); &quot;;&quot;;IF([.$A14]=&quot;&quot;;&quot;&quot;;COM.MICROSOFT.CONCAT(&quot; // '&quot;; [.$A14]; &quot;'&quot;)))" office:value-type="string" office:string-value="45 =&gt; (0b010110 &lt;&lt; 2) | /* padding */ 0b11; // '-'" calcext:value-type="string">
            <text:p>45 =&gt; (0b010110 &lt;&lt; 2) | /* padding */ 0b11; // '-'</text:p>
          </table:table-cell>
        </table:table-row>
        <table:table-row table:style-name="ro2">
          <table:table-cell table:style-name="ce3" office:value-type="string" calcext:value-type="string">
            <text:p>.</text:p>
          </table:table-cell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0b010111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15];8)=0; &quot;&quot;; COM.MICROSOFT.CONCAT(&quot; &lt;&lt; &quot;; 8-MOD([.D15]; 8); &quot;) | /* padding */ 0b&quot;; REPT(&quot;1&quot;; 8-MOD([.D15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15]; 8)=8; &quot;0b11111111&quot;; MID([.$C15]; LEN([.$C15]) - MOD([.$D15] - 1; 8) -2; 100))" office:value-type="string" office:string-value="0b010111" calcext:value-type="string">
            <text:p>0b010111</text:p>
          </table:table-cell>
          <table:table-cell table:style-name="ce76" table:formula="of:=COM.MICROSOFT.CONCAT([.$B15];&quot; =&gt; &quot;;MID([.$C15];1;LEN([.$C15])-LEN([.$G15]));IF(MOD([.$D15];8)=0;&quot;&quot;;&quot;(&quot;);[.$G15];[.$F15]; IF(MOD([.$D15];8)=0; &quot;, /* padding */ 0b11111111&quot;; &quot;&quot;); &quot;;&quot;;IF([.$A15]=&quot;&quot;;&quot;&quot;;COM.MICROSOFT.CONCAT(&quot; // '&quot;; [.$A15]; &quot;'&quot;)))" office:value-type="string" office:string-value="46 =&gt; (0b010111 &lt;&lt; 2) | /* padding */ 0b11; // '.'" calcext:value-type="string">
            <text:p>46 =&gt; (0b010111 &lt;&lt; 2) | /* padding */ 0b11; // '.'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b01100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16];8)=0; &quot;&quot;; COM.MICROSOFT.CONCAT(&quot; &lt;&lt; &quot;; 8-MOD([.D16]; 8); &quot;) | /* padding */ 0b&quot;; REPT(&quot;1&quot;; 8-MOD([.D16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16]; 8)=8; &quot;0b11111111&quot;; MID([.$C16]; LEN([.$C16]) - MOD([.$D16] - 1; 8) -2; 100))" office:value-type="string" office:string-value="0b011000" calcext:value-type="string">
            <text:p>0b011000</text:p>
          </table:table-cell>
          <table:table-cell table:style-name="ce76" table:formula="of:=COM.MICROSOFT.CONCAT([.$B16];&quot; =&gt; &quot;;MID([.$C16];1;LEN([.$C16])-LEN([.$G16]));IF(MOD([.$D16];8)=0;&quot;&quot;;&quot;(&quot;);[.$G16];[.$F16]; IF(MOD([.$D16];8)=0; &quot;, /* padding */ 0b11111111&quot;; &quot;&quot;); &quot;;&quot;;IF([.$A16]=&quot;&quot;;&quot;&quot;;COM.MICROSOFT.CONCAT(&quot; // '&quot;; [.$A16]; &quot;'&quot;)))" office:value-type="string" office:string-value="47 =&gt; (0b011000 &lt;&lt; 2) | /* padding */ 0b11; // '/'" calcext:value-type="string">
            <text:p>47 =&gt; (0b011000 &lt;&lt; 2) | /* padding */ 0b11; // '/'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b01100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17];8)=0; &quot;&quot;; COM.MICROSOFT.CONCAT(&quot; &lt;&lt; &quot;; 8-MOD([.D17]; 8); &quot;) | /* padding */ 0b&quot;; REPT(&quot;1&quot;; 8-MOD([.D17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17]; 8)=8; &quot;0b11111111&quot;; MID([.$C17]; LEN([.$C17]) - MOD([.$D17] - 1; 8) -2; 100))" office:value-type="string" office:string-value="0b011001" calcext:value-type="string">
            <text:p>0b011001</text:p>
          </table:table-cell>
          <table:table-cell table:style-name="ce76" table:formula="of:=COM.MICROSOFT.CONCAT([.$B17];&quot; =&gt; &quot;;MID([.$C17];1;LEN([.$C17])-LEN([.$G17]));IF(MOD([.$D17];8)=0;&quot;&quot;;&quot;(&quot;);[.$G17];[.$F17]; IF(MOD([.$D17];8)=0; &quot;, /* padding */ 0b11111111&quot;; &quot;&quot;); &quot;;&quot;;IF([.$A17]=&quot;&quot;;&quot;&quot;;COM.MICROSOFT.CONCAT(&quot; // '&quot;; [.$A17]; &quot;'&quot;)))" office:value-type="string" office:string-value="51 =&gt; (0b011001 &lt;&lt; 2) | /* padding */ 0b11; // '3'" calcext:value-type="string">
            <text:p>51 =&gt; (0b011001 &lt;&lt; 2) | /* padding */ 0b11; // '3'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0b011010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18];8)=0; &quot;&quot;; COM.MICROSOFT.CONCAT(&quot; &lt;&lt; &quot;; 8-MOD([.D18]; 8); &quot;) | /* padding */ 0b&quot;; REPT(&quot;1&quot;; 8-MOD([.D18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18]; 8)=8; &quot;0b11111111&quot;; MID([.$C18]; LEN([.$C18]) - MOD([.$D18] - 1; 8) -2; 100))" office:value-type="string" office:string-value="0b011010" calcext:value-type="string">
            <text:p>0b011010</text:p>
          </table:table-cell>
          <table:table-cell table:style-name="ce76" table:formula="of:=COM.MICROSOFT.CONCAT([.$B18];&quot; =&gt; &quot;;MID([.$C18];1;LEN([.$C18])-LEN([.$G18]));IF(MOD([.$D18];8)=0;&quot;&quot;;&quot;(&quot;);[.$G18];[.$F18]; IF(MOD([.$D18];8)=0; &quot;, /* padding */ 0b11111111&quot;; &quot;&quot;); &quot;;&quot;;IF([.$A18]=&quot;&quot;;&quot;&quot;;COM.MICROSOFT.CONCAT(&quot; // '&quot;; [.$A18]; &quot;'&quot;)))" office:value-type="string" office:string-value="52 =&gt; (0b011010 &lt;&lt; 2) | /* padding */ 0b11; // '4'" calcext:value-type="string">
            <text:p>52 =&gt; (0b011010 &lt;&lt; 2) | /* padding */ 0b11; // '4'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0b011011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19];8)=0; &quot;&quot;; COM.MICROSOFT.CONCAT(&quot; &lt;&lt; &quot;; 8-MOD([.D19]; 8); &quot;) | /* padding */ 0b&quot;; REPT(&quot;1&quot;; 8-MOD([.D19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19]; 8)=8; &quot;0b11111111&quot;; MID([.$C19]; LEN([.$C19]) - MOD([.$D19] - 1; 8) -2; 100))" office:value-type="string" office:string-value="0b011011" calcext:value-type="string">
            <text:p>0b011011</text:p>
          </table:table-cell>
          <table:table-cell table:style-name="ce76" table:formula="of:=COM.MICROSOFT.CONCAT([.$B19];&quot; =&gt; &quot;;MID([.$C19];1;LEN([.$C19])-LEN([.$G19]));IF(MOD([.$D19];8)=0;&quot;&quot;;&quot;(&quot;);[.$G19];[.$F19]; IF(MOD([.$D19];8)=0; &quot;, /* padding */ 0b11111111&quot;; &quot;&quot;); &quot;;&quot;;IF([.$A19]=&quot;&quot;;&quot;&quot;;COM.MICROSOFT.CONCAT(&quot; // '&quot;; [.$A19]; &quot;'&quot;)))" office:value-type="string" office:string-value="53 =&gt; (0b011011 &lt;&lt; 2) | /* padding */ 0b11; // '5'" calcext:value-type="string">
            <text:p>53 =&gt; (0b011011 &lt;&lt; 2) | /* padding */ 0b11; // '5'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b01110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20];8)=0; &quot;&quot;; COM.MICROSOFT.CONCAT(&quot; &lt;&lt; &quot;; 8-MOD([.D20]; 8); &quot;) | /* padding */ 0b&quot;; REPT(&quot;1&quot;; 8-MOD([.D20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20]; 8)=8; &quot;0b11111111&quot;; MID([.$C20]; LEN([.$C20]) - MOD([.$D20] - 1; 8) -2; 100))" office:value-type="string" office:string-value="0b011100" calcext:value-type="string">
            <text:p>0b011100</text:p>
          </table:table-cell>
          <table:table-cell table:style-name="ce76" table:formula="of:=COM.MICROSOFT.CONCAT([.$B20];&quot; =&gt; &quot;;MID([.$C20];1;LEN([.$C20])-LEN([.$G20]));IF(MOD([.$D20];8)=0;&quot;&quot;;&quot;(&quot;);[.$G20];[.$F20]; IF(MOD([.$D20];8)=0; &quot;, /* padding */ 0b11111111&quot;; &quot;&quot;); &quot;;&quot;;IF([.$A20]=&quot;&quot;;&quot;&quot;;COM.MICROSOFT.CONCAT(&quot; // '&quot;; [.$A20]; &quot;'&quot;)))" office:value-type="string" office:string-value="54 =&gt; (0b011100 &lt;&lt; 2) | /* padding */ 0b11; // '6'" calcext:value-type="string">
            <text:p>54 =&gt; (0b011100 &lt;&lt; 2) | /* padding */ 0b11; // '6'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b01110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21];8)=0; &quot;&quot;; COM.MICROSOFT.CONCAT(&quot; &lt;&lt; &quot;; 8-MOD([.D21]; 8); &quot;) | /* padding */ 0b&quot;; REPT(&quot;1&quot;; 8-MOD([.D21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21]; 8)=8; &quot;0b11111111&quot;; MID([.$C21]; LEN([.$C21]) - MOD([.$D21] - 1; 8) -2; 100))" office:value-type="string" office:string-value="0b011101" calcext:value-type="string">
            <text:p>0b011101</text:p>
          </table:table-cell>
          <table:table-cell table:style-name="ce76" table:formula="of:=COM.MICROSOFT.CONCAT([.$B21];&quot; =&gt; &quot;;MID([.$C21];1;LEN([.$C21])-LEN([.$G21]));IF(MOD([.$D21];8)=0;&quot;&quot;;&quot;(&quot;);[.$G21];[.$F21]; IF(MOD([.$D21];8)=0; &quot;, /* padding */ 0b11111111&quot;; &quot;&quot;); &quot;;&quot;;IF([.$A21]=&quot;&quot;;&quot;&quot;;COM.MICROSOFT.CONCAT(&quot; // '&quot;; [.$A21]; &quot;'&quot;)))" office:value-type="string" office:string-value="55 =&gt; (0b011101 &lt;&lt; 2) | /* padding */ 0b11; // '7'" calcext:value-type="string">
            <text:p>55 =&gt; (0b011101 &lt;&lt; 2) | /* padding */ 0b11; // '7'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0b011110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22];8)=0; &quot;&quot;; COM.MICROSOFT.CONCAT(&quot; &lt;&lt; &quot;; 8-MOD([.D22]; 8); &quot;) | /* padding */ 0b&quot;; REPT(&quot;1&quot;; 8-MOD([.D22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22]; 8)=8; &quot;0b11111111&quot;; MID([.$C22]; LEN([.$C22]) - MOD([.$D22] - 1; 8) -2; 100))" office:value-type="string" office:string-value="0b011110" calcext:value-type="string">
            <text:p>0b011110</text:p>
          </table:table-cell>
          <table:table-cell table:style-name="ce76" table:formula="of:=COM.MICROSOFT.CONCAT([.$B22];&quot; =&gt; &quot;;MID([.$C22];1;LEN([.$C22])-LEN([.$G22]));IF(MOD([.$D22];8)=0;&quot;&quot;;&quot;(&quot;);[.$G22];[.$F22]; IF(MOD([.$D22];8)=0; &quot;, /* padding */ 0b11111111&quot;; &quot;&quot;); &quot;;&quot;;IF([.$A22]=&quot;&quot;;&quot;&quot;;COM.MICROSOFT.CONCAT(&quot; // '&quot;; [.$A22]; &quot;'&quot;)))" office:value-type="string" office:string-value="56 =&gt; (0b011110 &lt;&lt; 2) | /* padding */ 0b11; // '8'" calcext:value-type="string">
            <text:p>56 =&gt; (0b011110 &lt;&lt; 2) | /* padding */ 0b11; // '8'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0b011111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23];8)=0; &quot;&quot;; COM.MICROSOFT.CONCAT(&quot; &lt;&lt; &quot;; 8-MOD([.D23]; 8); &quot;) | /* padding */ 0b&quot;; REPT(&quot;1&quot;; 8-MOD([.D23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23]; 8)=8; &quot;0b11111111&quot;; MID([.$C23]; LEN([.$C23]) - MOD([.$D23] - 1; 8) -2; 100))" office:value-type="string" office:string-value="0b011111" calcext:value-type="string">
            <text:p>0b011111</text:p>
          </table:table-cell>
          <table:table-cell table:style-name="ce76" table:formula="of:=COM.MICROSOFT.CONCAT([.$B23];&quot; =&gt; &quot;;MID([.$C23];1;LEN([.$C23])-LEN([.$G23]));IF(MOD([.$D23];8)=0;&quot;&quot;;&quot;(&quot;);[.$G23];[.$F23]; IF(MOD([.$D23];8)=0; &quot;, /* padding */ 0b11111111&quot;; &quot;&quot;); &quot;;&quot;;IF([.$A23]=&quot;&quot;;&quot;&quot;;COM.MICROSOFT.CONCAT(&quot; // '&quot;; [.$A23]; &quot;'&quot;)))" office:value-type="string" office:string-value="57 =&gt; (0b011111 &lt;&lt; 2) | /* padding */ 0b11; // '9'" calcext:value-type="string">
            <text:p>57 =&gt; (0b011111 &lt;&lt; 2) | /* padding */ 0b11; // '9'</text:p>
          </table:table-cell>
        </table:table-row>
        <table:table-row table:style-name="ro2">
          <table:table-cell office:value-type="string" calcext:value-type="string">
            <text:p>=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b10000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24];8)=0; &quot;&quot;; COM.MICROSOFT.CONCAT(&quot; &lt;&lt; &quot;; 8-MOD([.D24]; 8); &quot;) | /* padding */ 0b&quot;; REPT(&quot;1&quot;; 8-MOD([.D24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24]; 8)=8; &quot;0b11111111&quot;; MID([.$C24]; LEN([.$C24]) - MOD([.$D24] - 1; 8) -2; 100))" office:value-type="string" office:string-value="0b100000" calcext:value-type="string">
            <text:p>0b100000</text:p>
          </table:table-cell>
          <table:table-cell table:style-name="ce76" table:formula="of:=COM.MICROSOFT.CONCAT([.$B24];&quot; =&gt; &quot;;MID([.$C24];1;LEN([.$C24])-LEN([.$G24]));IF(MOD([.$D24];8)=0;&quot;&quot;;&quot;(&quot;);[.$G24];[.$F24]; IF(MOD([.$D24];8)=0; &quot;, /* padding */ 0b11111111&quot;; &quot;&quot;); &quot;;&quot;;IF([.$A24]=&quot;&quot;;&quot;&quot;;COM.MICROSOFT.CONCAT(&quot; // '&quot;; [.$A24]; &quot;'&quot;)))" office:value-type="string" office:string-value="61 =&gt; (0b100000 &lt;&lt; 2) | /* padding */ 0b11; // '='" calcext:value-type="string">
            <text:p>61 =&gt; (0b100000 &lt;&lt; 2) | /* padding */ 0b11; // '='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b10000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25];8)=0; &quot;&quot;; COM.MICROSOFT.CONCAT(&quot; &lt;&lt; &quot;; 8-MOD([.D25]; 8); &quot;) | /* padding */ 0b&quot;; REPT(&quot;1&quot;; 8-MOD([.D25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25]; 8)=8; &quot;0b11111111&quot;; MID([.$C25]; LEN([.$C25]) - MOD([.$D25] - 1; 8) -2; 100))" office:value-type="string" office:string-value="0b100001" calcext:value-type="string">
            <text:p>0b100001</text:p>
          </table:table-cell>
          <table:table-cell table:style-name="ce76" table:formula="of:=COM.MICROSOFT.CONCAT([.$B25];&quot; =&gt; &quot;;MID([.$C25];1;LEN([.$C25])-LEN([.$G25]));IF(MOD([.$D25];8)=0;&quot;&quot;;&quot;(&quot;);[.$G25];[.$F25]; IF(MOD([.$D25];8)=0; &quot;, /* padding */ 0b11111111&quot;; &quot;&quot;); &quot;;&quot;;IF([.$A25]=&quot;&quot;;&quot;&quot;;COM.MICROSOFT.CONCAT(&quot; // '&quot;; [.$A25]; &quot;'&quot;)))" office:value-type="string" office:string-value="65 =&gt; (0b100001 &lt;&lt; 2) | /* padding */ 0b11; // 'A'" calcext:value-type="string">
            <text:p>65 =&gt; (0b100001 &lt;&lt; 2) | /* padding */ 0b11; // 'A'</text:p>
          </table:table-cell>
        </table:table-row>
        <table:table-row table:style-name="ro2">
          <table:table-cell table:style-name="ce3" office:value-type="string" calcext:value-type="string">
            <text:p>_</text:p>
          </table:table-cell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0b100010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26];8)=0; &quot;&quot;; COM.MICROSOFT.CONCAT(&quot; &lt;&lt; &quot;; 8-MOD([.D26]; 8); &quot;) | /* padding */ 0b&quot;; REPT(&quot;1&quot;; 8-MOD([.D26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26]; 8)=8; &quot;0b11111111&quot;; MID([.$C26]; LEN([.$C26]) - MOD([.$D26] - 1; 8) -2; 100))" office:value-type="string" office:string-value="0b100010" calcext:value-type="string">
            <text:p>0b100010</text:p>
          </table:table-cell>
          <table:table-cell table:style-name="ce76" table:formula="of:=COM.MICROSOFT.CONCAT([.$B26];&quot; =&gt; &quot;;MID([.$C26];1;LEN([.$C26])-LEN([.$G26]));IF(MOD([.$D26];8)=0;&quot;&quot;;&quot;(&quot;);[.$G26];[.$F26]; IF(MOD([.$D26];8)=0; &quot;, /* padding */ 0b11111111&quot;; &quot;&quot;); &quot;;&quot;;IF([.$A26]=&quot;&quot;;&quot;&quot;;COM.MICROSOFT.CONCAT(&quot; // '&quot;; [.$A26]; &quot;'&quot;)))" office:value-type="string" office:string-value="95 =&gt; (0b100010 &lt;&lt; 2) | /* padding */ 0b11; // '_'" calcext:value-type="string">
            <text:p>95 =&gt; (0b100010 &lt;&lt; 2) | /* padding */ 0b11; // '_'</text:p>
          </table:table-cell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0b100011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27];8)=0; &quot;&quot;; COM.MICROSOFT.CONCAT(&quot; &lt;&lt; &quot;; 8-MOD([.D27]; 8); &quot;) | /* padding */ 0b&quot;; REPT(&quot;1&quot;; 8-MOD([.D27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27]; 8)=8; &quot;0b11111111&quot;; MID([.$C27]; LEN([.$C27]) - MOD([.$D27] - 1; 8) -2; 100))" office:value-type="string" office:string-value="0b100011" calcext:value-type="string">
            <text:p>0b100011</text:p>
          </table:table-cell>
          <table:table-cell table:style-name="ce76" table:formula="of:=COM.MICROSOFT.CONCAT([.$B27];&quot; =&gt; &quot;;MID([.$C27];1;LEN([.$C27])-LEN([.$G27]));IF(MOD([.$D27];8)=0;&quot;&quot;;&quot;(&quot;);[.$G27];[.$F27]; IF(MOD([.$D27];8)=0; &quot;, /* padding */ 0b11111111&quot;; &quot;&quot;); &quot;;&quot;;IF([.$A27]=&quot;&quot;;&quot;&quot;;COM.MICROSOFT.CONCAT(&quot; // '&quot;; [.$A27]; &quot;'&quot;)))" office:value-type="string" office:string-value="98 =&gt; (0b100011 &lt;&lt; 2) | /* padding */ 0b11; // 'b'" calcext:value-type="string">
            <text:p>98 =&gt; (0b100011 &lt;&lt; 2) | /* padding */ 0b11; // 'b'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b10010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28];8)=0; &quot;&quot;; COM.MICROSOFT.CONCAT(&quot; &lt;&lt; &quot;; 8-MOD([.D28]; 8); &quot;) | /* padding */ 0b&quot;; REPT(&quot;1&quot;; 8-MOD([.D28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28]; 8)=8; &quot;0b11111111&quot;; MID([.$C28]; LEN([.$C28]) - MOD([.$D28] - 1; 8) -2; 100))" office:value-type="string" office:string-value="0b100100" calcext:value-type="string">
            <text:p>0b100100</text:p>
          </table:table-cell>
          <table:table-cell table:style-name="ce76" table:formula="of:=COM.MICROSOFT.CONCAT([.$B28];&quot; =&gt; &quot;;MID([.$C28];1;LEN([.$C28])-LEN([.$G28]));IF(MOD([.$D28];8)=0;&quot;&quot;;&quot;(&quot;);[.$G28];[.$F28]; IF(MOD([.$D28];8)=0; &quot;, /* padding */ 0b11111111&quot;; &quot;&quot;); &quot;;&quot;;IF([.$A28]=&quot;&quot;;&quot;&quot;;COM.MICROSOFT.CONCAT(&quot; // '&quot;; [.$A28]; &quot;'&quot;)))" office:value-type="string" office:string-value="100 =&gt; (0b100100 &lt;&lt; 2) | /* padding */ 0b11; // 'd'" calcext:value-type="string">
            <text:p>100 =&gt; (0b100100 &lt;&lt; 2) | /* padding */ 0b11; // 'd'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b10010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29];8)=0; &quot;&quot;; COM.MICROSOFT.CONCAT(&quot; &lt;&lt; &quot;; 8-MOD([.D29]; 8); &quot;) | /* padding */ 0b&quot;; REPT(&quot;1&quot;; 8-MOD([.D29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29]; 8)=8; &quot;0b11111111&quot;; MID([.$C29]; LEN([.$C29]) - MOD([.$D29] - 1; 8) -2; 100))" office:value-type="string" office:string-value="0b100101" calcext:value-type="string">
            <text:p>0b100101</text:p>
          </table:table-cell>
          <table:table-cell table:style-name="ce76" table:formula="of:=COM.MICROSOFT.CONCAT([.$B29];&quot; =&gt; &quot;;MID([.$C29];1;LEN([.$C29])-LEN([.$G29]));IF(MOD([.$D29];8)=0;&quot;&quot;;&quot;(&quot;);[.$G29];[.$F29]; IF(MOD([.$D29];8)=0; &quot;, /* padding */ 0b11111111&quot;; &quot;&quot;); &quot;;&quot;;IF([.$A29]=&quot;&quot;;&quot;&quot;;COM.MICROSOFT.CONCAT(&quot; // '&quot;; [.$A29]; &quot;'&quot;)))" office:value-type="string" office:string-value="102 =&gt; (0b100101 &lt;&lt; 2) | /* padding */ 0b11; // 'f'" calcext:value-type="string">
            <text:p>102 =&gt; (0b100101 &lt;&lt; 2) | /* padding */ 0b11; // 'f'</text:p>
          </table:table-cell>
        </table:table-row>
        <table:table-row table:style-name="ro2">
          <table:table-cell table:style-name="ce3" office:value-type="string" calcext:value-type="string">
            <text:p>g</text:p>
          </table:table-cell>
          <table:table-cell table:style-name="ce3" office:value-type="float" office:value="103" calcext:value-type="float">
            <text:p>103</text:p>
          </table:table-cell>
          <table:table-cell table:style-name="ce8" office:value-type="string" calcext:value-type="string">
            <text:p>0b100110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30];8)=0; &quot;&quot;; COM.MICROSOFT.CONCAT(&quot; &lt;&lt; &quot;; 8-MOD([.D30]; 8); &quot;) | /* padding */ 0b&quot;; REPT(&quot;1&quot;; 8-MOD([.D30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30]; 8)=8; &quot;0b11111111&quot;; MID([.$C30]; LEN([.$C30]) - MOD([.$D30] - 1; 8) -2; 100))" office:value-type="string" office:string-value="0b100110" calcext:value-type="string">
            <text:p>0b100110</text:p>
          </table:table-cell>
          <table:table-cell table:style-name="ce76" table:formula="of:=COM.MICROSOFT.CONCAT([.$B30];&quot; =&gt; &quot;;MID([.$C30];1;LEN([.$C30])-LEN([.$G30]));IF(MOD([.$D30];8)=0;&quot;&quot;;&quot;(&quot;);[.$G30];[.$F30]; IF(MOD([.$D30];8)=0; &quot;, /* padding */ 0b11111111&quot;; &quot;&quot;); &quot;;&quot;;IF([.$A30]=&quot;&quot;;&quot;&quot;;COM.MICROSOFT.CONCAT(&quot; // '&quot;; [.$A30]; &quot;'&quot;)))" office:value-type="string" office:string-value="103 =&gt; (0b100110 &lt;&lt; 2) | /* padding */ 0b11; // 'g'" calcext:value-type="string">
            <text:p>103 =&gt; (0b100110 &lt;&lt; 2) | /* padding */ 0b11; // 'g'</text:p>
          </table:table-cell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style-name="ce3" office:value-type="float" office:value="104" calcext:value-type="float">
            <text:p>104</text:p>
          </table:table-cell>
          <table:table-cell table:style-name="ce8" office:value-type="string" calcext:value-type="string">
            <text:p>0b100111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31];8)=0; &quot;&quot;; COM.MICROSOFT.CONCAT(&quot; &lt;&lt; &quot;; 8-MOD([.D31]; 8); &quot;) | /* padding */ 0b&quot;; REPT(&quot;1&quot;; 8-MOD([.D31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31]; 8)=8; &quot;0b11111111&quot;; MID([.$C31]; LEN([.$C31]) - MOD([.$D31] - 1; 8) -2; 100))" office:value-type="string" office:string-value="0b100111" calcext:value-type="string">
            <text:p>0b100111</text:p>
          </table:table-cell>
          <table:table-cell table:style-name="ce76" table:formula="of:=COM.MICROSOFT.CONCAT([.$B31];&quot; =&gt; &quot;;MID([.$C31];1;LEN([.$C31])-LEN([.$G31]));IF(MOD([.$D31];8)=0;&quot;&quot;;&quot;(&quot;);[.$G31];[.$F31]; IF(MOD([.$D31];8)=0; &quot;, /* padding */ 0b11111111&quot;; &quot;&quot;); &quot;;&quot;;IF([.$A31]=&quot;&quot;;&quot;&quot;;COM.MICROSOFT.CONCAT(&quot; // '&quot;; [.$A31]; &quot;'&quot;)))" office:value-type="string" office:string-value="104 =&gt; (0b100111 &lt;&lt; 2) | /* padding */ 0b11; // 'h'" calcext:value-type="string">
            <text:p>104 =&gt; (0b100111 &lt;&lt; 2) | /* padding */ 0b11; // 'h'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b10100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32];8)=0; &quot;&quot;; COM.MICROSOFT.CONCAT(&quot; &lt;&lt; &quot;; 8-MOD([.D32]; 8); &quot;) | /* padding */ 0b&quot;; REPT(&quot;1&quot;; 8-MOD([.D32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32]; 8)=8; &quot;0b11111111&quot;; MID([.$C32]; LEN([.$C32]) - MOD([.$D32] - 1; 8) -2; 100))" office:value-type="string" office:string-value="0b101000" calcext:value-type="string">
            <text:p>0b101000</text:p>
          </table:table-cell>
          <table:table-cell table:style-name="ce76" table:formula="of:=COM.MICROSOFT.CONCAT([.$B32];&quot; =&gt; &quot;;MID([.$C32];1;LEN([.$C32])-LEN([.$G32]));IF(MOD([.$D32];8)=0;&quot;&quot;;&quot;(&quot;);[.$G32];[.$F32]; IF(MOD([.$D32];8)=0; &quot;, /* padding */ 0b11111111&quot;; &quot;&quot;); &quot;;&quot;;IF([.$A32]=&quot;&quot;;&quot;&quot;;COM.MICROSOFT.CONCAT(&quot; // '&quot;; [.$A32]; &quot;'&quot;)))" office:value-type="string" office:string-value="108 =&gt; (0b101000 &lt;&lt; 2) | /* padding */ 0b11; // 'l'" calcext:value-type="string">
            <text:p>108 =&gt; (0b101000 &lt;&lt; 2) | /* padding */ 0b11; // 'l'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b10100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33];8)=0; &quot;&quot;; COM.MICROSOFT.CONCAT(&quot; &lt;&lt; &quot;; 8-MOD([.D33]; 8); &quot;) | /* padding */ 0b&quot;; REPT(&quot;1&quot;; 8-MOD([.D33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33]; 8)=8; &quot;0b11111111&quot;; MID([.$C33]; LEN([.$C33]) - MOD([.$D33] - 1; 8) -2; 100))" office:value-type="string" office:string-value="0b101001" calcext:value-type="string">
            <text:p>0b101001</text:p>
          </table:table-cell>
          <table:table-cell table:style-name="ce76" table:formula="of:=COM.MICROSOFT.CONCAT([.$B33];&quot; =&gt; &quot;;MID([.$C33];1;LEN([.$C33])-LEN([.$G33]));IF(MOD([.$D33];8)=0;&quot;&quot;;&quot;(&quot;);[.$G33];[.$F33]; IF(MOD([.$D33];8)=0; &quot;, /* padding */ 0b11111111&quot;; &quot;&quot;); &quot;;&quot;;IF([.$A33]=&quot;&quot;;&quot;&quot;;COM.MICROSOFT.CONCAT(&quot; // '&quot;; [.$A33]; &quot;'&quot;)))" office:value-type="string" office:string-value="109 =&gt; (0b101001 &lt;&lt; 2) | /* padding */ 0b11; // 'm'" calcext:value-type="string">
            <text:p>109 =&gt; (0b101001 &lt;&lt; 2) | /* padding */ 0b11; // 'm'</text:p>
          </table:table-cell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0b101010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34];8)=0; &quot;&quot;; COM.MICROSOFT.CONCAT(&quot; &lt;&lt; &quot;; 8-MOD([.D34]; 8); &quot;) | /* padding */ 0b&quot;; REPT(&quot;1&quot;; 8-MOD([.D34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34]; 8)=8; &quot;0b11111111&quot;; MID([.$C34]; LEN([.$C34]) - MOD([.$D34] - 1; 8) -2; 100))" office:value-type="string" office:string-value="0b101010" calcext:value-type="string">
            <text:p>0b101010</text:p>
          </table:table-cell>
          <table:table-cell table:style-name="ce76" table:formula="of:=COM.MICROSOFT.CONCAT([.$B34];&quot; =&gt; &quot;;MID([.$C34];1;LEN([.$C34])-LEN([.$G34]));IF(MOD([.$D34];8)=0;&quot;&quot;;&quot;(&quot;);[.$G34];[.$F34]; IF(MOD([.$D34];8)=0; &quot;, /* padding */ 0b11111111&quot;; &quot;&quot;); &quot;;&quot;;IF([.$A34]=&quot;&quot;;&quot;&quot;;COM.MICROSOFT.CONCAT(&quot; // '&quot;; [.$A34]; &quot;'&quot;)))" office:value-type="string" office:string-value="110 =&gt; (0b101010 &lt;&lt; 2) | /* padding */ 0b11; // 'n'" calcext:value-type="string">
            <text:p>110 =&gt; (0b101010 &lt;&lt; 2) | /* padding */ 0b11; // 'n'</text:p>
          </table:table-cell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0b101011</text:p>
          </table:table-cell>
          <table:table-cell table:style-name="ce3" office:value-type="float" office:value="6" calcext:value-type="float">
            <text:p>6</text:p>
          </table:table-cell>
          <table:table-cell table:style-name="ce8"/>
          <table:table-cell table:formula="of:=IF(MOD([.D35];8)=0; &quot;&quot;; COM.MICROSOFT.CONCAT(&quot; &lt;&lt; &quot;; 8-MOD([.D35]; 8); &quot;) | /* padding */ 0b&quot;; REPT(&quot;1&quot;; 8-MOD([.D35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35]; 8)=8; &quot;0b11111111&quot;; MID([.$C35]; LEN([.$C35]) - MOD([.$D35] - 1; 8) -2; 100))" office:value-type="string" office:string-value="0b101011" calcext:value-type="string">
            <text:p>0b101011</text:p>
          </table:table-cell>
          <table:table-cell table:style-name="ce76" table:formula="of:=COM.MICROSOFT.CONCAT([.$B35];&quot; =&gt; &quot;;MID([.$C35];1;LEN([.$C35])-LEN([.$G35]));IF(MOD([.$D35];8)=0;&quot;&quot;;&quot;(&quot;);[.$G35];[.$F35]; IF(MOD([.$D35];8)=0; &quot;, /* padding */ 0b11111111&quot;; &quot;&quot;); &quot;;&quot;;IF([.$A35]=&quot;&quot;;&quot;&quot;;COM.MICROSOFT.CONCAT(&quot; // '&quot;; [.$A35]; &quot;'&quot;)))" office:value-type="string" office:string-value="112 =&gt; (0b101011 &lt;&lt; 2) | /* padding */ 0b11; // 'p'" calcext:value-type="string">
            <text:p>112 =&gt; (0b101011 &lt;&lt; 2) | /* padding */ 0b11; // 'p'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b101100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36];8)=0; &quot;&quot;; COM.MICROSOFT.CONCAT(&quot; &lt;&lt; &quot;; 8-MOD([.D36]; 8); &quot;) | /* padding */ 0b&quot;; REPT(&quot;1&quot;; 8-MOD([.D36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36]; 8)=8; &quot;0b11111111&quot;; MID([.$C36]; LEN([.$C36]) - MOD([.$D36] - 1; 8) -2; 100))" office:value-type="string" office:string-value="0b101100" calcext:value-type="string">
            <text:p>0b101100</text:p>
          </table:table-cell>
          <table:table-cell table:style-name="ce76" table:formula="of:=COM.MICROSOFT.CONCAT([.$B36];&quot; =&gt; &quot;;MID([.$C36];1;LEN([.$C36])-LEN([.$G36]));IF(MOD([.$D36];8)=0;&quot;&quot;;&quot;(&quot;);[.$G36];[.$F36]; IF(MOD([.$D36];8)=0; &quot;, /* padding */ 0b11111111&quot;; &quot;&quot;); &quot;;&quot;;IF([.$A36]=&quot;&quot;;&quot;&quot;;COM.MICROSOFT.CONCAT(&quot; // '&quot;; [.$A36]; &quot;'&quot;)))" office:value-type="string" office:string-value="114 =&gt; (0b101100 &lt;&lt; 2) | /* padding */ 0b11; // 'r'" calcext:value-type="string">
            <text:p>114 =&gt; (0b101100 &lt;&lt; 2) | /* padding */ 0b11; // 'r'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b10110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MOD([.D37];8)=0; &quot;&quot;; COM.MICROSOFT.CONCAT(&quot; &lt;&lt; &quot;; 8-MOD([.D37]; 8); &quot;) | /* padding */ 0b&quot;; REPT(&quot;1&quot;; 8-MOD([.D37]; 8))))" office:value-type="string" office:string-value=" &lt;&lt; 2) | /* padding */ 0b11" calcext:value-type="string">
            <text:p><text:s/>&lt;&lt; 2) | /* padding */ 0b11</text:p>
          </table:table-cell>
          <table:table-cell table:formula="of:=IF(MOD([.D37]; 8)=8; &quot;0b11111111&quot;; MID([.$C37]; LEN([.$C37]) - MOD([.$D37] - 1; 8) -2; 100))" office:value-type="string" office:string-value="0b101101" calcext:value-type="string">
            <text:p>0b101101</text:p>
          </table:table-cell>
          <table:table-cell table:style-name="ce76" table:formula="of:=COM.MICROSOFT.CONCAT([.$B37];&quot; =&gt; &quot;;MID([.$C37];1;LEN([.$C37])-LEN([.$G37]));IF(MOD([.$D37];8)=0;&quot;&quot;;&quot;(&quot;);[.$G37];[.$F37]; IF(MOD([.$D37];8)=0; &quot;, /* padding */ 0b11111111&quot;; &quot;&quot;); &quot;;&quot;;IF([.$A37]=&quot;&quot;;&quot;&quot;;COM.MICROSOFT.CONCAT(&quot; // '&quot;; [.$A37]; &quot;'&quot;)))" office:value-type="string" office:string-value="117 =&gt; (0b101101 &lt;&lt; 2) | /* padding */ 0b11; // 'u'" calcext:value-type="string">
            <text:p>117 =&gt; (0b101101 &lt;&lt; 2) | /* padding */ 0b11; // 'u'</text:p>
          </table:table-cell>
        </table:table-row>
        <table:table-row table:style-name="ro2">
          <table:table-cell table:style-name="ce3" office:value-type="string" calcext:value-type="string">
            <text:p>:</text:p>
          </table:table-cell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0b101110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38];8)=0; &quot;&quot;; COM.MICROSOFT.CONCAT(&quot; &lt;&lt; &quot;; 8-MOD([.D38]; 8); &quot;) | /* padding */ 0b&quot;; REPT(&quot;1&quot;; 8-MOD([.D38]; 8))))" office:value-type="string" office:string-value=" &lt;&lt; 1) | /* padding */ 0b1" calcext:value-type="string">
            <text:p><text:s/>&lt;&lt; 1) | /* padding */ 0b1</text:p>
          </table:table-cell>
          <table:table-cell table:formula="of:=IF(MOD([.D38]; 8)=8; &quot;0b11111111&quot;; MID([.$C38]; LEN([.$C38]) - MOD([.$D38] - 1; 8) -2; 100))" office:value-type="string" office:string-value="0b1011100" calcext:value-type="string">
            <text:p>0b1011100</text:p>
          </table:table-cell>
          <table:table-cell table:style-name="ce76" table:formula="of:=COM.MICROSOFT.CONCAT([.$B38];&quot; =&gt; &quot;;MID([.$C38];1;LEN([.$C38])-LEN([.$G38]));IF(MOD([.$D38];8)=0;&quot;&quot;;&quot;(&quot;);[.$G38];[.$F38]; IF(MOD([.$D38];8)=0; &quot;, /* padding */ 0b11111111&quot;; &quot;&quot;); &quot;;&quot;;IF([.$A38]=&quot;&quot;;&quot;&quot;;COM.MICROSOFT.CONCAT(&quot; // '&quot;; [.$A38]; &quot;'&quot;)))" office:value-type="string" office:string-value="58 =&gt; (0b1011100 &lt;&lt; 1) | /* padding */ 0b1; // ':'" calcext:value-type="string">
            <text:p>58 =&gt; (0b1011100 &lt;&lt; 1) | /* padding */ 0b1; // ':'</text:p>
          </table:table-cell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0b101110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39];8)=0; &quot;&quot;; COM.MICROSOFT.CONCAT(&quot; &lt;&lt; &quot;; 8-MOD([.D39]; 8); &quot;) | /* padding */ 0b&quot;; REPT(&quot;1&quot;; 8-MOD([.D39]; 8))))" office:value-type="string" office:string-value=" &lt;&lt; 1) | /* padding */ 0b1" calcext:value-type="string">
            <text:p><text:s/>&lt;&lt; 1) | /* padding */ 0b1</text:p>
          </table:table-cell>
          <table:table-cell table:formula="of:=IF(MOD([.D39]; 8)=8; &quot;0b11111111&quot;; MID([.$C39]; LEN([.$C39]) - MOD([.$D39] - 1; 8) -2; 100))" office:value-type="string" office:string-value="0b1011101" calcext:value-type="string">
            <text:p>0b1011101</text:p>
          </table:table-cell>
          <table:table-cell table:style-name="ce76" table:formula="of:=COM.MICROSOFT.CONCAT([.$B39];&quot; =&gt; &quot;;MID([.$C39];1;LEN([.$C39])-LEN([.$G39]));IF(MOD([.$D39];8)=0;&quot;&quot;;&quot;(&quot;);[.$G39];[.$F39]; IF(MOD([.$D39];8)=0; &quot;, /* padding */ 0b11111111&quot;; &quot;&quot;); &quot;;&quot;;IF([.$A39]=&quot;&quot;;&quot;&quot;;COM.MICROSOFT.CONCAT(&quot; // '&quot;; [.$A39]; &quot;'&quot;)))" office:value-type="string" office:string-value="66 =&gt; (0b1011101 &lt;&lt; 1) | /* padding */ 0b1; // 'B'" calcext:value-type="string">
            <text:p>66 =&gt; (0b1011101 &lt;&lt; 1) | /* padding */ 0b1; // 'B'</text:p>
          </table:table-cell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0b101111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40];8)=0; &quot;&quot;; COM.MICROSOFT.CONCAT(&quot; &lt;&lt; &quot;; 8-MOD([.D40]; 8); &quot;) | /* padding */ 0b&quot;; REPT(&quot;1&quot;; 8-MOD([.D40]; 8))))" office:value-type="string" office:string-value=" &lt;&lt; 1) | /* padding */ 0b1" calcext:value-type="string">
            <text:p><text:s/>&lt;&lt; 1) | /* padding */ 0b1</text:p>
          </table:table-cell>
          <table:table-cell table:formula="of:=IF(MOD([.D40]; 8)=8; &quot;0b11111111&quot;; MID([.$C40]; LEN([.$C40]) - MOD([.$D40] - 1; 8) -2; 100))" office:value-type="string" office:string-value="0b1011110" calcext:value-type="string">
            <text:p>0b1011110</text:p>
          </table:table-cell>
          <table:table-cell table:style-name="ce76" table:formula="of:=COM.MICROSOFT.CONCAT([.$B40];&quot; =&gt; &quot;;MID([.$C40];1;LEN([.$C40])-LEN([.$G40]));IF(MOD([.$D40];8)=0;&quot;&quot;;&quot;(&quot;);[.$G40];[.$F40]; IF(MOD([.$D40];8)=0; &quot;, /* padding */ 0b11111111&quot;; &quot;&quot;); &quot;;&quot;;IF([.$A40]=&quot;&quot;;&quot;&quot;;COM.MICROSOFT.CONCAT(&quot; // '&quot;; [.$A40]; &quot;'&quot;)))" office:value-type="string" office:string-value="67 =&gt; (0b1011110 &lt;&lt; 1) | /* padding */ 0b1; // 'C'" calcext:value-type="string">
            <text:p>67 =&gt; (0b1011110 &lt;&lt; 1) | /* padding */ 0b1; // 'C'</text:p>
          </table:table-cell>
        </table:table-row>
        <table:table-row table:style-name="ro2">
          <table:table-cell table:style-name="ce3" office:value-type="string" calcext:value-type="string">
            <text:p>D</text:p>
          </table:table-cell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0b101111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41];8)=0; &quot;&quot;; COM.MICROSOFT.CONCAT(&quot; &lt;&lt; &quot;; 8-MOD([.D41]; 8); &quot;) | /* padding */ 0b&quot;; REPT(&quot;1&quot;; 8-MOD([.D41]; 8))))" office:value-type="string" office:string-value=" &lt;&lt; 1) | /* padding */ 0b1" calcext:value-type="string">
            <text:p><text:s/>&lt;&lt; 1) | /* padding */ 0b1</text:p>
          </table:table-cell>
          <table:table-cell table:formula="of:=IF(MOD([.D41]; 8)=8; &quot;0b11111111&quot;; MID([.$C41]; LEN([.$C41]) - MOD([.$D41] - 1; 8) -2; 100))" office:value-type="string" office:string-value="0b1011111" calcext:value-type="string">
            <text:p>0b1011111</text:p>
          </table:table-cell>
          <table:table-cell table:style-name="ce76" table:formula="of:=COM.MICROSOFT.CONCAT([.$B41];&quot; =&gt; &quot;;MID([.$C41];1;LEN([.$C41])-LEN([.$G41]));IF(MOD([.$D41];8)=0;&quot;&quot;;&quot;(&quot;);[.$G41];[.$F41]; IF(MOD([.$D41];8)=0; &quot;, /* padding */ 0b11111111&quot;; &quot;&quot;); &quot;;&quot;;IF([.$A41]=&quot;&quot;;&quot;&quot;;COM.MICROSOFT.CONCAT(&quot; // '&quot;; [.$A41]; &quot;'&quot;)))" office:value-type="string" office:string-value="68 =&gt; (0b1011111 &lt;&lt; 1) | /* padding */ 0b1; // 'D'" calcext:value-type="string">
            <text:p>68 =&gt; (0b1011111 &lt;&lt; 1) | /* padding */ 0b1; // 'D'</text:p>
          </table:table-cell>
        </table:table-row>
        <table:table-row table:style-name="ro2">
          <table:table-cell table:style-name="ce3" office:value-type="string" calcext:value-type="string">
            <text:p>E</text:p>
          </table:table-cell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0b110000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42];8)=0; &quot;&quot;; COM.MICROSOFT.CONCAT(&quot; &lt;&lt; &quot;; 8-MOD([.D42]; 8); &quot;) | /* padding */ 0b&quot;; REPT(&quot;1&quot;; 8-MOD([.D42]; 8))))" office:value-type="string" office:string-value=" &lt;&lt; 1) | /* padding */ 0b1" calcext:value-type="string">
            <text:p><text:s/>&lt;&lt; 1) | /* padding */ 0b1</text:p>
          </table:table-cell>
          <table:table-cell table:formula="of:=IF(MOD([.D42]; 8)=8; &quot;0b11111111&quot;; MID([.$C42]; LEN([.$C42]) - MOD([.$D42] - 1; 8) -2; 100))" office:value-type="string" office:string-value="0b1100000" calcext:value-type="string">
            <text:p>0b1100000</text:p>
          </table:table-cell>
          <table:table-cell table:style-name="ce76" table:formula="of:=COM.MICROSOFT.CONCAT([.$B42];&quot; =&gt; &quot;;MID([.$C42];1;LEN([.$C42])-LEN([.$G42]));IF(MOD([.$D42];8)=0;&quot;&quot;;&quot;(&quot;);[.$G42];[.$F42]; IF(MOD([.$D42];8)=0; &quot;, /* padding */ 0b11111111&quot;; &quot;&quot;); &quot;;&quot;;IF([.$A42]=&quot;&quot;;&quot;&quot;;COM.MICROSOFT.CONCAT(&quot; // '&quot;; [.$A42]; &quot;'&quot;)))" office:value-type="string" office:string-value="69 =&gt; (0b1100000 &lt;&lt; 1) | /* padding */ 0b1; // 'E'" calcext:value-type="string">
            <text:p>69 =&gt; (0b1100000 &lt;&lt; 1) | /* padding */ 0b1; // 'E'</text:p>
          </table:table-cell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0b110000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43];8)=0; &quot;&quot;; COM.MICROSOFT.CONCAT(&quot; &lt;&lt; &quot;; 8-MOD([.D43]; 8); &quot;) | /* padding */ 0b&quot;; REPT(&quot;1&quot;; 8-MOD([.D43]; 8))))" office:value-type="string" office:string-value=" &lt;&lt; 1) | /* padding */ 0b1" calcext:value-type="string">
            <text:p><text:s/>&lt;&lt; 1) | /* padding */ 0b1</text:p>
          </table:table-cell>
          <table:table-cell table:formula="of:=IF(MOD([.D43]; 8)=8; &quot;0b11111111&quot;; MID([.$C43]; LEN([.$C43]) - MOD([.$D43] - 1; 8) -2; 100))" office:value-type="string" office:string-value="0b1100001" calcext:value-type="string">
            <text:p>0b1100001</text:p>
          </table:table-cell>
          <table:table-cell table:style-name="ce76" table:formula="of:=COM.MICROSOFT.CONCAT([.$B43];&quot; =&gt; &quot;;MID([.$C43];1;LEN([.$C43])-LEN([.$G43]));IF(MOD([.$D43];8)=0;&quot;&quot;;&quot;(&quot;);[.$G43];[.$F43]; IF(MOD([.$D43];8)=0; &quot;, /* padding */ 0b11111111&quot;; &quot;&quot;); &quot;;&quot;;IF([.$A43]=&quot;&quot;;&quot;&quot;;COM.MICROSOFT.CONCAT(&quot; // '&quot;; [.$A43]; &quot;'&quot;)))" office:value-type="string" office:string-value="70 =&gt; (0b1100001 &lt;&lt; 1) | /* padding */ 0b1; // 'F'" calcext:value-type="string">
            <text:p>70 =&gt; (0b1100001 &lt;&lt; 1) | /* padding */ 0b1; // 'F'</text:p>
          </table:table-cell>
        </table:table-row>
        <table:table-row table:style-name="ro2">
          <table:table-cell table:style-name="ce3" office:value-type="string" calcext:value-type="string">
            <text:p>G</text:p>
          </table:table-cell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0b110001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44];8)=0; &quot;&quot;; COM.MICROSOFT.CONCAT(&quot; &lt;&lt; &quot;; 8-MOD([.D44]; 8); &quot;) | /* padding */ 0b&quot;; REPT(&quot;1&quot;; 8-MOD([.D44]; 8))))" office:value-type="string" office:string-value=" &lt;&lt; 1) | /* padding */ 0b1" calcext:value-type="string">
            <text:p><text:s/>&lt;&lt; 1) | /* padding */ 0b1</text:p>
          </table:table-cell>
          <table:table-cell table:formula="of:=IF(MOD([.D44]; 8)=8; &quot;0b11111111&quot;; MID([.$C44]; LEN([.$C44]) - MOD([.$D44] - 1; 8) -2; 100))" office:value-type="string" office:string-value="0b1100010" calcext:value-type="string">
            <text:p>0b1100010</text:p>
          </table:table-cell>
          <table:table-cell table:style-name="ce76" table:formula="of:=COM.MICROSOFT.CONCAT([.$B44];&quot; =&gt; &quot;;MID([.$C44];1;LEN([.$C44])-LEN([.$G44]));IF(MOD([.$D44];8)=0;&quot;&quot;;&quot;(&quot;);[.$G44];[.$F44]; IF(MOD([.$D44];8)=0; &quot;, /* padding */ 0b11111111&quot;; &quot;&quot;); &quot;;&quot;;IF([.$A44]=&quot;&quot;;&quot;&quot;;COM.MICROSOFT.CONCAT(&quot; // '&quot;; [.$A44]; &quot;'&quot;)))" office:value-type="string" office:string-value="71 =&gt; (0b1100010 &lt;&lt; 1) | /* padding */ 0b1; // 'G'" calcext:value-type="string">
            <text:p>71 =&gt; (0b1100010 &lt;&lt; 1) | /* padding */ 0b1; // 'G'</text:p>
          </table:table-cell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0b110001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45];8)=0; &quot;&quot;; COM.MICROSOFT.CONCAT(&quot; &lt;&lt; &quot;; 8-MOD([.D45]; 8); &quot;) | /* padding */ 0b&quot;; REPT(&quot;1&quot;; 8-MOD([.D45]; 8))))" office:value-type="string" office:string-value=" &lt;&lt; 1) | /* padding */ 0b1" calcext:value-type="string">
            <text:p><text:s/>&lt;&lt; 1) | /* padding */ 0b1</text:p>
          </table:table-cell>
          <table:table-cell table:formula="of:=IF(MOD([.D45]; 8)=8; &quot;0b11111111&quot;; MID([.$C45]; LEN([.$C45]) - MOD([.$D45] - 1; 8) -2; 100))" office:value-type="string" office:string-value="0b1100011" calcext:value-type="string">
            <text:p>0b1100011</text:p>
          </table:table-cell>
          <table:table-cell table:style-name="ce76" table:formula="of:=COM.MICROSOFT.CONCAT([.$B45];&quot; =&gt; &quot;;MID([.$C45];1;LEN([.$C45])-LEN([.$G45]));IF(MOD([.$D45];8)=0;&quot;&quot;;&quot;(&quot;);[.$G45];[.$F45]; IF(MOD([.$D45];8)=0; &quot;, /* padding */ 0b11111111&quot;; &quot;&quot;); &quot;;&quot;;IF([.$A45]=&quot;&quot;;&quot;&quot;;COM.MICROSOFT.CONCAT(&quot; // '&quot;; [.$A45]; &quot;'&quot;)))" office:value-type="string" office:string-value="72 =&gt; (0b1100011 &lt;&lt; 1) | /* padding */ 0b1; // 'H'" calcext:value-type="string">
            <text:p>72 =&gt; (0b1100011 &lt;&lt; 1) | /* padding */ 0b1; // 'H'</text:p>
          </table:table-cell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0b110010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46];8)=0; &quot;&quot;; COM.MICROSOFT.CONCAT(&quot; &lt;&lt; &quot;; 8-MOD([.D46]; 8); &quot;) | /* padding */ 0b&quot;; REPT(&quot;1&quot;; 8-MOD([.D46]; 8))))" office:value-type="string" office:string-value=" &lt;&lt; 1) | /* padding */ 0b1" calcext:value-type="string">
            <text:p><text:s/>&lt;&lt; 1) | /* padding */ 0b1</text:p>
          </table:table-cell>
          <table:table-cell table:formula="of:=IF(MOD([.D46]; 8)=8; &quot;0b11111111&quot;; MID([.$C46]; LEN([.$C46]) - MOD([.$D46] - 1; 8) -2; 100))" office:value-type="string" office:string-value="0b1100100" calcext:value-type="string">
            <text:p>0b1100100</text:p>
          </table:table-cell>
          <table:table-cell table:style-name="ce76" table:formula="of:=COM.MICROSOFT.CONCAT([.$B46];&quot; =&gt; &quot;;MID([.$C46];1;LEN([.$C46])-LEN([.$G46]));IF(MOD([.$D46];8)=0;&quot;&quot;;&quot;(&quot;);[.$G46];[.$F46]; IF(MOD([.$D46];8)=0; &quot;, /* padding */ 0b11111111&quot;; &quot;&quot;); &quot;;&quot;;IF([.$A46]=&quot;&quot;;&quot;&quot;;COM.MICROSOFT.CONCAT(&quot; // '&quot;; [.$A46]; &quot;'&quot;)))" office:value-type="string" office:string-value="73 =&gt; (0b1100100 &lt;&lt; 1) | /* padding */ 0b1; // 'I'" calcext:value-type="string">
            <text:p>73 =&gt; (0b1100100 &lt;&lt; 1) | /* padding */ 0b1; // 'I'</text:p>
          </table:table-cell>
        </table:table-row>
        <table:table-row table:style-name="ro2">
          <table:table-cell table:style-name="ce3" office:value-type="string" calcext:value-type="string">
            <text:p>J</text:p>
          </table:table-cell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0b110010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47];8)=0; &quot;&quot;; COM.MICROSOFT.CONCAT(&quot; &lt;&lt; &quot;; 8-MOD([.D47]; 8); &quot;) | /* padding */ 0b&quot;; REPT(&quot;1&quot;; 8-MOD([.D47]; 8))))" office:value-type="string" office:string-value=" &lt;&lt; 1) | /* padding */ 0b1" calcext:value-type="string">
            <text:p><text:s/>&lt;&lt; 1) | /* padding */ 0b1</text:p>
          </table:table-cell>
          <table:table-cell table:formula="of:=IF(MOD([.D47]; 8)=8; &quot;0b11111111&quot;; MID([.$C47]; LEN([.$C47]) - MOD([.$D47] - 1; 8) -2; 100))" office:value-type="string" office:string-value="0b1100101" calcext:value-type="string">
            <text:p>0b1100101</text:p>
          </table:table-cell>
          <table:table-cell table:style-name="ce76" table:formula="of:=COM.MICROSOFT.CONCAT([.$B47];&quot; =&gt; &quot;;MID([.$C47];1;LEN([.$C47])-LEN([.$G47]));IF(MOD([.$D47];8)=0;&quot;&quot;;&quot;(&quot;);[.$G47];[.$F47]; IF(MOD([.$D47];8)=0; &quot;, /* padding */ 0b11111111&quot;; &quot;&quot;); &quot;;&quot;;IF([.$A47]=&quot;&quot;;&quot;&quot;;COM.MICROSOFT.CONCAT(&quot; // '&quot;; [.$A47]; &quot;'&quot;)))" office:value-type="string" office:string-value="74 =&gt; (0b1100101 &lt;&lt; 1) | /* padding */ 0b1; // 'J'" calcext:value-type="string">
            <text:p>74 =&gt; (0b1100101 &lt;&lt; 1) | /* padding */ 0b1; // 'J'</text:p>
          </table:table-cell>
        </table:table-row>
        <table:table-row table:style-name="ro2">
          <table:table-cell table:style-name="ce3" office:value-type="string" calcext:value-type="string">
            <text:p>K</text:p>
          </table:table-cell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0b110011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48];8)=0; &quot;&quot;; COM.MICROSOFT.CONCAT(&quot; &lt;&lt; &quot;; 8-MOD([.D48]; 8); &quot;) | /* padding */ 0b&quot;; REPT(&quot;1&quot;; 8-MOD([.D48]; 8))))" office:value-type="string" office:string-value=" &lt;&lt; 1) | /* padding */ 0b1" calcext:value-type="string">
            <text:p><text:s/>&lt;&lt; 1) | /* padding */ 0b1</text:p>
          </table:table-cell>
          <table:table-cell table:formula="of:=IF(MOD([.D48]; 8)=8; &quot;0b11111111&quot;; MID([.$C48]; LEN([.$C48]) - MOD([.$D48] - 1; 8) -2; 100))" office:value-type="string" office:string-value="0b1100110" calcext:value-type="string">
            <text:p>0b1100110</text:p>
          </table:table-cell>
          <table:table-cell table:style-name="ce76" table:formula="of:=COM.MICROSOFT.CONCAT([.$B48];&quot; =&gt; &quot;;MID([.$C48];1;LEN([.$C48])-LEN([.$G48]));IF(MOD([.$D48];8)=0;&quot;&quot;;&quot;(&quot;);[.$G48];[.$F48]; IF(MOD([.$D48];8)=0; &quot;, /* padding */ 0b11111111&quot;; &quot;&quot;); &quot;;&quot;;IF([.$A48]=&quot;&quot;;&quot;&quot;;COM.MICROSOFT.CONCAT(&quot; // '&quot;; [.$A48]; &quot;'&quot;)))" office:value-type="string" office:string-value="75 =&gt; (0b1100110 &lt;&lt; 1) | /* padding */ 0b1; // 'K'" calcext:value-type="string">
            <text:p>75 =&gt; (0b1100110 &lt;&lt; 1) | /* padding */ 0b1; // 'K'</text:p>
          </table:table-cell>
        </table:table-row>
        <table:table-row table:style-name="ro2">
          <table:table-cell table:style-name="ce3" office:value-type="string" calcext:value-type="string">
            <text:p>L</text:p>
          </table:table-cell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0b110011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49];8)=0; &quot;&quot;; COM.MICROSOFT.CONCAT(&quot; &lt;&lt; &quot;; 8-MOD([.D49]; 8); &quot;) | /* padding */ 0b&quot;; REPT(&quot;1&quot;; 8-MOD([.D49]; 8))))" office:value-type="string" office:string-value=" &lt;&lt; 1) | /* padding */ 0b1" calcext:value-type="string">
            <text:p><text:s/>&lt;&lt; 1) | /* padding */ 0b1</text:p>
          </table:table-cell>
          <table:table-cell table:formula="of:=IF(MOD([.D49]; 8)=8; &quot;0b11111111&quot;; MID([.$C49]; LEN([.$C49]) - MOD([.$D49] - 1; 8) -2; 100))" office:value-type="string" office:string-value="0b1100111" calcext:value-type="string">
            <text:p>0b1100111</text:p>
          </table:table-cell>
          <table:table-cell table:style-name="ce76" table:formula="of:=COM.MICROSOFT.CONCAT([.$B49];&quot; =&gt; &quot;;MID([.$C49];1;LEN([.$C49])-LEN([.$G49]));IF(MOD([.$D49];8)=0;&quot;&quot;;&quot;(&quot;);[.$G49];[.$F49]; IF(MOD([.$D49];8)=0; &quot;, /* padding */ 0b11111111&quot;; &quot;&quot;); &quot;;&quot;;IF([.$A49]=&quot;&quot;;&quot;&quot;;COM.MICROSOFT.CONCAT(&quot; // '&quot;; [.$A49]; &quot;'&quot;)))" office:value-type="string" office:string-value="76 =&gt; (0b1100111 &lt;&lt; 1) | /* padding */ 0b1; // 'L'" calcext:value-type="string">
            <text:p>76 =&gt; (0b1100111 &lt;&lt; 1) | /* padding */ 0b1; // 'L'</text:p>
          </table:table-cell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0b110100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50];8)=0; &quot;&quot;; COM.MICROSOFT.CONCAT(&quot; &lt;&lt; &quot;; 8-MOD([.D50]; 8); &quot;) | /* padding */ 0b&quot;; REPT(&quot;1&quot;; 8-MOD([.D50]; 8))))" office:value-type="string" office:string-value=" &lt;&lt; 1) | /* padding */ 0b1" calcext:value-type="string">
            <text:p><text:s/>&lt;&lt; 1) | /* padding */ 0b1</text:p>
          </table:table-cell>
          <table:table-cell table:formula="of:=IF(MOD([.D50]; 8)=8; &quot;0b11111111&quot;; MID([.$C50]; LEN([.$C50]) - MOD([.$D50] - 1; 8) -2; 100))" office:value-type="string" office:string-value="0b1101000" calcext:value-type="string">
            <text:p>0b1101000</text:p>
          </table:table-cell>
          <table:table-cell table:style-name="ce76" table:formula="of:=COM.MICROSOFT.CONCAT([.$B50];&quot; =&gt; &quot;;MID([.$C50];1;LEN([.$C50])-LEN([.$G50]));IF(MOD([.$D50];8)=0;&quot;&quot;;&quot;(&quot;);[.$G50];[.$F50]; IF(MOD([.$D50];8)=0; &quot;, /* padding */ 0b11111111&quot;; &quot;&quot;); &quot;;&quot;;IF([.$A50]=&quot;&quot;;&quot;&quot;;COM.MICROSOFT.CONCAT(&quot; // '&quot;; [.$A50]; &quot;'&quot;)))" office:value-type="string" office:string-value="77 =&gt; (0b1101000 &lt;&lt; 1) | /* padding */ 0b1; // 'M'" calcext:value-type="string">
            <text:p>77 =&gt; (0b1101000 &lt;&lt; 1) | /* padding */ 0b1; // 'M'</text:p>
          </table:table-cell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0b110100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51];8)=0; &quot;&quot;; COM.MICROSOFT.CONCAT(&quot; &lt;&lt; &quot;; 8-MOD([.D51]; 8); &quot;) | /* padding */ 0b&quot;; REPT(&quot;1&quot;; 8-MOD([.D51]; 8))))" office:value-type="string" office:string-value=" &lt;&lt; 1) | /* padding */ 0b1" calcext:value-type="string">
            <text:p><text:s/>&lt;&lt; 1) | /* padding */ 0b1</text:p>
          </table:table-cell>
          <table:table-cell table:formula="of:=IF(MOD([.D51]; 8)=8; &quot;0b11111111&quot;; MID([.$C51]; LEN([.$C51]) - MOD([.$D51] - 1; 8) -2; 100))" office:value-type="string" office:string-value="0b1101001" calcext:value-type="string">
            <text:p>0b1101001</text:p>
          </table:table-cell>
          <table:table-cell table:style-name="ce76" table:formula="of:=COM.MICROSOFT.CONCAT([.$B51];&quot; =&gt; &quot;;MID([.$C51];1;LEN([.$C51])-LEN([.$G51]));IF(MOD([.$D51];8)=0;&quot;&quot;;&quot;(&quot;);[.$G51];[.$F51]; IF(MOD([.$D51];8)=0; &quot;, /* padding */ 0b11111111&quot;; &quot;&quot;); &quot;;&quot;;IF([.$A51]=&quot;&quot;;&quot;&quot;;COM.MICROSOFT.CONCAT(&quot; // '&quot;; [.$A51]; &quot;'&quot;)))" office:value-type="string" office:string-value="78 =&gt; (0b1101001 &lt;&lt; 1) | /* padding */ 0b1; // 'N'" calcext:value-type="string">
            <text:p>78 =&gt; (0b1101001 &lt;&lt; 1) | /* padding */ 0b1; // 'N'</text:p>
          </table:table-cell>
        </table:table-row>
        <table:table-row table:style-name="ro2">
          <table:table-cell table:style-name="ce3" office:value-type="string" calcext:value-type="string">
            <text:p>O</text:p>
          </table:table-cell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0b110101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52];8)=0; &quot;&quot;; COM.MICROSOFT.CONCAT(&quot; &lt;&lt; &quot;; 8-MOD([.D52]; 8); &quot;) | /* padding */ 0b&quot;; REPT(&quot;1&quot;; 8-MOD([.D52]; 8))))" office:value-type="string" office:string-value=" &lt;&lt; 1) | /* padding */ 0b1" calcext:value-type="string">
            <text:p><text:s/>&lt;&lt; 1) | /* padding */ 0b1</text:p>
          </table:table-cell>
          <table:table-cell table:formula="of:=IF(MOD([.D52]; 8)=8; &quot;0b11111111&quot;; MID([.$C52]; LEN([.$C52]) - MOD([.$D52] - 1; 8) -2; 100))" office:value-type="string" office:string-value="0b1101010" calcext:value-type="string">
            <text:p>0b1101010</text:p>
          </table:table-cell>
          <table:table-cell table:style-name="ce76" table:formula="of:=COM.MICROSOFT.CONCAT([.$B52];&quot; =&gt; &quot;;MID([.$C52];1;LEN([.$C52])-LEN([.$G52]));IF(MOD([.$D52];8)=0;&quot;&quot;;&quot;(&quot;);[.$G52];[.$F52]; IF(MOD([.$D52];8)=0; &quot;, /* padding */ 0b11111111&quot;; &quot;&quot;); &quot;;&quot;;IF([.$A52]=&quot;&quot;;&quot;&quot;;COM.MICROSOFT.CONCAT(&quot; // '&quot;; [.$A52]; &quot;'&quot;)))" office:value-type="string" office:string-value="79 =&gt; (0b1101010 &lt;&lt; 1) | /* padding */ 0b1; // 'O'" calcext:value-type="string">
            <text:p>79 =&gt; (0b1101010 &lt;&lt; 1) | /* padding */ 0b1; // 'O'</text:p>
          </table:table-cell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0b110101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53];8)=0; &quot;&quot;; COM.MICROSOFT.CONCAT(&quot; &lt;&lt; &quot;; 8-MOD([.D53]; 8); &quot;) | /* padding */ 0b&quot;; REPT(&quot;1&quot;; 8-MOD([.D53]; 8))))" office:value-type="string" office:string-value=" &lt;&lt; 1) | /* padding */ 0b1" calcext:value-type="string">
            <text:p><text:s/>&lt;&lt; 1) | /* padding */ 0b1</text:p>
          </table:table-cell>
          <table:table-cell table:formula="of:=IF(MOD([.D53]; 8)=8; &quot;0b11111111&quot;; MID([.$C53]; LEN([.$C53]) - MOD([.$D53] - 1; 8) -2; 100))" office:value-type="string" office:string-value="0b1101011" calcext:value-type="string">
            <text:p>0b1101011</text:p>
          </table:table-cell>
          <table:table-cell table:style-name="ce76" table:formula="of:=COM.MICROSOFT.CONCAT([.$B53];&quot; =&gt; &quot;;MID([.$C53];1;LEN([.$C53])-LEN([.$G53]));IF(MOD([.$D53];8)=0;&quot;&quot;;&quot;(&quot;);[.$G53];[.$F53]; IF(MOD([.$D53];8)=0; &quot;, /* padding */ 0b11111111&quot;; &quot;&quot;); &quot;;&quot;;IF([.$A53]=&quot;&quot;;&quot;&quot;;COM.MICROSOFT.CONCAT(&quot; // '&quot;; [.$A53]; &quot;'&quot;)))" office:value-type="string" office:string-value="80 =&gt; (0b1101011 &lt;&lt; 1) | /* padding */ 0b1; // 'P'" calcext:value-type="string">
            <text:p>80 =&gt; (0b1101011 &lt;&lt; 1) | /* padding */ 0b1; // 'P'</text:p>
          </table:table-cell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b110110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MOD([.D54];8)=0; &quot;&quot;; COM.MICROSOFT.CONCAT(&quot; &lt;&lt; &quot;; 8-MOD([.D54]; 8); &quot;) | /* padding */ 0b&quot;; REPT(&quot;1&quot;; 8-MOD([.D54]; 8))))" office:value-type="string" office:string-value=" &lt;&lt; 1) | /* padding */ 0b1" calcext:value-type="string">
            <text:p><text:s/>&lt;&lt; 1) | /* padding */ 0b1</text:p>
          </table:table-cell>
          <table:table-cell table:formula="of:=IF(MOD([.D54]; 8)=8; &quot;0b11111111&quot;; MID([.$C54]; LEN([.$C54]) - MOD([.$D54] - 1; 8) -2; 100))" office:value-type="string" office:string-value="0b1101100" calcext:value-type="string">
            <text:p>0b1101100</text:p>
          </table:table-cell>
          <table:table-cell table:style-name="ce76" table:formula="of:=COM.MICROSOFT.CONCAT([.$B54];&quot; =&gt; &quot;;MID([.$C54];1;LEN([.$C54])-LEN([.$G54]));IF(MOD([.$D54];8)=0;&quot;&quot;;&quot;(&quot;);[.$G54];[.$F54]; IF(MOD([.$D54];8)=0; &quot;, /* padding */ 0b11111111&quot;; &quot;&quot;); &quot;;&quot;;IF([.$A54]=&quot;&quot;;&quot;&quot;;COM.MICROSOFT.CONCAT(&quot; // '&quot;; [.$A54]; &quot;'&quot;)))" office:value-type="string" office:string-value="81 =&gt; (0b1101100 &lt;&lt; 1) | /* padding */ 0b1; // 'Q'" calcext:value-type="string">
            <text:p>81 =&gt; (0b1101100 &lt;&lt; 1) | /* padding */ 0b1; // 'Q'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b110110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MOD([.D55];8)=0; &quot;&quot;; COM.MICROSOFT.CONCAT(&quot; &lt;&lt; &quot;; 8-MOD([.D55]; 8); &quot;) | /* padding */ 0b&quot;; REPT(&quot;1&quot;; 8-MOD([.D55]; 8))))" office:value-type="string" office:string-value=" &lt;&lt; 1) | /* padding */ 0b1" calcext:value-type="string">
            <text:p><text:s/>&lt;&lt; 1) | /* padding */ 0b1</text:p>
          </table:table-cell>
          <table:table-cell table:formula="of:=IF(MOD([.D55]; 8)=8; &quot;0b11111111&quot;; MID([.$C55]; LEN([.$C55]) - MOD([.$D55] - 1; 8) -2; 100))" office:value-type="string" office:string-value="0b1101101" calcext:value-type="string">
            <text:p>0b1101101</text:p>
          </table:table-cell>
          <table:table-cell table:style-name="ce76" table:formula="of:=COM.MICROSOFT.CONCAT([.$B55];&quot; =&gt; &quot;;MID([.$C55];1;LEN([.$C55])-LEN([.$G55]));IF(MOD([.$D55];8)=0;&quot;&quot;;&quot;(&quot;);[.$G55];[.$F55]; IF(MOD([.$D55];8)=0; &quot;, /* padding */ 0b11111111&quot;; &quot;&quot;); &quot;;&quot;;IF([.$A55]=&quot;&quot;;&quot;&quot;;COM.MICROSOFT.CONCAT(&quot; // '&quot;; [.$A55]; &quot;'&quot;)))" office:value-type="string" office:string-value="82 =&gt; (0b1101101 &lt;&lt; 1) | /* padding */ 0b1; // 'R'" calcext:value-type="string">
            <text:p>82 =&gt; (0b1101101 &lt;&lt; 1) | /* padding */ 0b1; // 'R'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b110111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MOD([.D56];8)=0; &quot;&quot;; COM.MICROSOFT.CONCAT(&quot; &lt;&lt; &quot;; 8-MOD([.D56]; 8); &quot;) | /* padding */ 0b&quot;; REPT(&quot;1&quot;; 8-MOD([.D56]; 8))))" office:value-type="string" office:string-value=" &lt;&lt; 1) | /* padding */ 0b1" calcext:value-type="string">
            <text:p><text:s/>&lt;&lt; 1) | /* padding */ 0b1</text:p>
          </table:table-cell>
          <table:table-cell table:formula="of:=IF(MOD([.D56]; 8)=8; &quot;0b11111111&quot;; MID([.$C56]; LEN([.$C56]) - MOD([.$D56] - 1; 8) -2; 100))" office:value-type="string" office:string-value="0b1101110" calcext:value-type="string">
            <text:p>0b1101110</text:p>
          </table:table-cell>
          <table:table-cell table:style-name="ce76" table:formula="of:=COM.MICROSOFT.CONCAT([.$B56];&quot; =&gt; &quot;;MID([.$C56];1;LEN([.$C56])-LEN([.$G56]));IF(MOD([.$D56];8)=0;&quot;&quot;;&quot;(&quot;);[.$G56];[.$F56]; IF(MOD([.$D56];8)=0; &quot;, /* padding */ 0b11111111&quot;; &quot;&quot;); &quot;;&quot;;IF([.$A56]=&quot;&quot;;&quot;&quot;;COM.MICROSOFT.CONCAT(&quot; // '&quot;; [.$A56]; &quot;'&quot;)))" office:value-type="string" office:string-value="83 =&gt; (0b1101110 &lt;&lt; 1) | /* padding */ 0b1; // 'S'" calcext:value-type="string">
            <text:p>83 =&gt; (0b1101110 &lt;&lt; 1) | /* padding */ 0b1; // 'S'</text:p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b110111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MOD([.D57];8)=0; &quot;&quot;; COM.MICROSOFT.CONCAT(&quot; &lt;&lt; &quot;; 8-MOD([.D57]; 8); &quot;) | /* padding */ 0b&quot;; REPT(&quot;1&quot;; 8-MOD([.D57]; 8))))" office:value-type="string" office:string-value=" &lt;&lt; 1) | /* padding */ 0b1" calcext:value-type="string">
            <text:p><text:s/>&lt;&lt; 1) | /* padding */ 0b1</text:p>
          </table:table-cell>
          <table:table-cell table:formula="of:=IF(MOD([.D57]; 8)=8; &quot;0b11111111&quot;; MID([.$C57]; LEN([.$C57]) - MOD([.$D57] - 1; 8) -2; 100))" office:value-type="string" office:string-value="0b1101111" calcext:value-type="string">
            <text:p>0b1101111</text:p>
          </table:table-cell>
          <table:table-cell table:style-name="ce76" table:formula="of:=COM.MICROSOFT.CONCAT([.$B57];&quot; =&gt; &quot;;MID([.$C57];1;LEN([.$C57])-LEN([.$G57]));IF(MOD([.$D57];8)=0;&quot;&quot;;&quot;(&quot;);[.$G57];[.$F57]; IF(MOD([.$D57];8)=0; &quot;, /* padding */ 0b11111111&quot;; &quot;&quot;); &quot;;&quot;;IF([.$A57]=&quot;&quot;;&quot;&quot;;COM.MICROSOFT.CONCAT(&quot; // '&quot;; [.$A57]; &quot;'&quot;)))" office:value-type="string" office:string-value="84 =&gt; (0b1101111 &lt;&lt; 1) | /* padding */ 0b1; // 'T'" calcext:value-type="string">
            <text:p>84 =&gt; (0b1101111 &lt;&lt; 1) | /* padding */ 0b1; // 'T'</text:p>
          </table:table-cell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0b111000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58];8)=0; &quot;&quot;; COM.MICROSOFT.CONCAT(&quot; &lt;&lt; &quot;; 8-MOD([.D58]; 8); &quot;) | /* padding */ 0b&quot;; REPT(&quot;1&quot;; 8-MOD([.D58]; 8))))" office:value-type="string" office:string-value=" &lt;&lt; 1) | /* padding */ 0b1" calcext:value-type="string">
            <text:p><text:s/>&lt;&lt; 1) | /* padding */ 0b1</text:p>
          </table:table-cell>
          <table:table-cell table:formula="of:=IF(MOD([.D58]; 8)=8; &quot;0b11111111&quot;; MID([.$C58]; LEN([.$C58]) - MOD([.$D58] - 1; 8) -2; 100))" office:value-type="string" office:string-value="0b1110000" calcext:value-type="string">
            <text:p>0b1110000</text:p>
          </table:table-cell>
          <table:table-cell table:style-name="ce76" table:formula="of:=COM.MICROSOFT.CONCAT([.$B58];&quot; =&gt; &quot;;MID([.$C58];1;LEN([.$C58])-LEN([.$G58]));IF(MOD([.$D58];8)=0;&quot;&quot;;&quot;(&quot;);[.$G58];[.$F58]; IF(MOD([.$D58];8)=0; &quot;, /* padding */ 0b11111111&quot;; &quot;&quot;); &quot;;&quot;;IF([.$A58]=&quot;&quot;;&quot;&quot;;COM.MICROSOFT.CONCAT(&quot; // '&quot;; [.$A58]; &quot;'&quot;)))" office:value-type="string" office:string-value="85 =&gt; (0b1110000 &lt;&lt; 1) | /* padding */ 0b1; // 'U'" calcext:value-type="string">
            <text:p>85 =&gt; (0b1110000 &lt;&lt; 1) | /* padding */ 0b1; // 'U'</text:p>
          </table:table-cell>
        </table:table-row>
        <table:table-row table:style-name="ro2">
          <table:table-cell table:style-name="ce3" office:value-type="string" calcext:value-type="string">
            <text:p>V</text:p>
          </table:table-cell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0b111000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59];8)=0; &quot;&quot;; COM.MICROSOFT.CONCAT(&quot; &lt;&lt; &quot;; 8-MOD([.D59]; 8); &quot;) | /* padding */ 0b&quot;; REPT(&quot;1&quot;; 8-MOD([.D59]; 8))))" office:value-type="string" office:string-value=" &lt;&lt; 1) | /* padding */ 0b1" calcext:value-type="string">
            <text:p><text:s/>&lt;&lt; 1) | /* padding */ 0b1</text:p>
          </table:table-cell>
          <table:table-cell table:formula="of:=IF(MOD([.D59]; 8)=8; &quot;0b11111111&quot;; MID([.$C59]; LEN([.$C59]) - MOD([.$D59] - 1; 8) -2; 100))" office:value-type="string" office:string-value="0b1110001" calcext:value-type="string">
            <text:p>0b1110001</text:p>
          </table:table-cell>
          <table:table-cell table:style-name="ce76" table:formula="of:=COM.MICROSOFT.CONCAT([.$B59];&quot; =&gt; &quot;;MID([.$C59];1;LEN([.$C59])-LEN([.$G59]));IF(MOD([.$D59];8)=0;&quot;&quot;;&quot;(&quot;);[.$G59];[.$F59]; IF(MOD([.$D59];8)=0; &quot;, /* padding */ 0b11111111&quot;; &quot;&quot;); &quot;;&quot;;IF([.$A59]=&quot;&quot;;&quot;&quot;;COM.MICROSOFT.CONCAT(&quot; // '&quot;; [.$A59]; &quot;'&quot;)))" office:value-type="string" office:string-value="86 =&gt; (0b1110001 &lt;&lt; 1) | /* padding */ 0b1; // 'V'" calcext:value-type="string">
            <text:p>86 =&gt; (0b1110001 &lt;&lt; 1) | /* padding */ 0b1; // 'V'</text:p>
          </table:table-cell>
        </table:table-row>
        <table:table-row table:style-name="ro2">
          <table:table-cell table:style-name="ce3" office:value-type="string" calcext:value-type="string">
            <text:p>W</text:p>
          </table:table-cell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0b111001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60];8)=0; &quot;&quot;; COM.MICROSOFT.CONCAT(&quot; &lt;&lt; &quot;; 8-MOD([.D60]; 8); &quot;) | /* padding */ 0b&quot;; REPT(&quot;1&quot;; 8-MOD([.D60]; 8))))" office:value-type="string" office:string-value=" &lt;&lt; 1) | /* padding */ 0b1" calcext:value-type="string">
            <text:p><text:s/>&lt;&lt; 1) | /* padding */ 0b1</text:p>
          </table:table-cell>
          <table:table-cell table:formula="of:=IF(MOD([.D60]; 8)=8; &quot;0b11111111&quot;; MID([.$C60]; LEN([.$C60]) - MOD([.$D60] - 1; 8) -2; 100))" office:value-type="string" office:string-value="0b1110010" calcext:value-type="string">
            <text:p>0b1110010</text:p>
          </table:table-cell>
          <table:table-cell table:style-name="ce76" table:formula="of:=COM.MICROSOFT.CONCAT([.$B60];&quot; =&gt; &quot;;MID([.$C60];1;LEN([.$C60])-LEN([.$G60]));IF(MOD([.$D60];8)=0;&quot;&quot;;&quot;(&quot;);[.$G60];[.$F60]; IF(MOD([.$D60];8)=0; &quot;, /* padding */ 0b11111111&quot;; &quot;&quot;); &quot;;&quot;;IF([.$A60]=&quot;&quot;;&quot;&quot;;COM.MICROSOFT.CONCAT(&quot; // '&quot;; [.$A60]; &quot;'&quot;)))" office:value-type="string" office:string-value="87 =&gt; (0b1110010 &lt;&lt; 1) | /* padding */ 0b1; // 'W'" calcext:value-type="string">
            <text:p>87 =&gt; (0b1110010 &lt;&lt; 1) | /* padding */ 0b1; // 'W'</text:p>
          </table:table-cell>
        </table:table-row>
        <table:table-row table:style-name="ro2">
          <table:table-cell table:style-name="ce3" office:value-type="string" calcext:value-type="string">
            <text:p>Y</text:p>
          </table:table-cell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0b111001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61];8)=0; &quot;&quot;; COM.MICROSOFT.CONCAT(&quot; &lt;&lt; &quot;; 8-MOD([.D61]; 8); &quot;) | /* padding */ 0b&quot;; REPT(&quot;1&quot;; 8-MOD([.D61]; 8))))" office:value-type="string" office:string-value=" &lt;&lt; 1) | /* padding */ 0b1" calcext:value-type="string">
            <text:p><text:s/>&lt;&lt; 1) | /* padding */ 0b1</text:p>
          </table:table-cell>
          <table:table-cell table:formula="of:=IF(MOD([.D61]; 8)=8; &quot;0b11111111&quot;; MID([.$C61]; LEN([.$C61]) - MOD([.$D61] - 1; 8) -2; 100))" office:value-type="string" office:string-value="0b1110011" calcext:value-type="string">
            <text:p>0b1110011</text:p>
          </table:table-cell>
          <table:table-cell table:style-name="ce76" table:formula="of:=COM.MICROSOFT.CONCAT([.$B61];&quot; =&gt; &quot;;MID([.$C61];1;LEN([.$C61])-LEN([.$G61]));IF(MOD([.$D61];8)=0;&quot;&quot;;&quot;(&quot;);[.$G61];[.$F61]; IF(MOD([.$D61];8)=0; &quot;, /* padding */ 0b11111111&quot;; &quot;&quot;); &quot;;&quot;;IF([.$A61]=&quot;&quot;;&quot;&quot;;COM.MICROSOFT.CONCAT(&quot; // '&quot;; [.$A61]; &quot;'&quot;)))" office:value-type="string" office:string-value="89 =&gt; (0b1110011 &lt;&lt; 1) | /* padding */ 0b1; // 'Y'" calcext:value-type="string">
            <text:p>89 =&gt; (0b1110011 &lt;&lt; 1) | /* padding */ 0b1; // 'Y'</text:p>
          </table:table-cell>
        </table:table-row>
        <table:table-row table:style-name="ro2">
          <table:table-cell office:value-type="string" calcext:value-type="string">
            <text:p>j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b111010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MOD([.D62];8)=0; &quot;&quot;; COM.MICROSOFT.CONCAT(&quot; &lt;&lt; &quot;; 8-MOD([.D62]; 8); &quot;) | /* padding */ 0b&quot;; REPT(&quot;1&quot;; 8-MOD([.D62]; 8))))" office:value-type="string" office:string-value=" &lt;&lt; 1) | /* padding */ 0b1" calcext:value-type="string">
            <text:p><text:s/>&lt;&lt; 1) | /* padding */ 0b1</text:p>
          </table:table-cell>
          <table:table-cell table:formula="of:=IF(MOD([.D62]; 8)=8; &quot;0b11111111&quot;; MID([.$C62]; LEN([.$C62]) - MOD([.$D62] - 1; 8) -2; 100))" office:value-type="string" office:string-value="0b1110100" calcext:value-type="string">
            <text:p>0b1110100</text:p>
          </table:table-cell>
          <table:table-cell table:style-name="ce76" table:formula="of:=COM.MICROSOFT.CONCAT([.$B62];&quot; =&gt; &quot;;MID([.$C62];1;LEN([.$C62])-LEN([.$G62]));IF(MOD([.$D62];8)=0;&quot;&quot;;&quot;(&quot;);[.$G62];[.$F62]; IF(MOD([.$D62];8)=0; &quot;, /* padding */ 0b11111111&quot;; &quot;&quot;); &quot;;&quot;;IF([.$A62]=&quot;&quot;;&quot;&quot;;COM.MICROSOFT.CONCAT(&quot; // '&quot;; [.$A62]; &quot;'&quot;)))" office:value-type="string" office:string-value="106 =&gt; (0b1110100 &lt;&lt; 1) | /* padding */ 0b1; // 'j'" calcext:value-type="string">
            <text:p>106 =&gt; (0b1110100 &lt;&lt; 1) | /* padding */ 0b1; // 'j'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b111010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MOD([.D63];8)=0; &quot;&quot;; COM.MICROSOFT.CONCAT(&quot; &lt;&lt; &quot;; 8-MOD([.D63]; 8); &quot;) | /* padding */ 0b&quot;; REPT(&quot;1&quot;; 8-MOD([.D63]; 8))))" office:value-type="string" office:string-value=" &lt;&lt; 1) | /* padding */ 0b1" calcext:value-type="string">
            <text:p><text:s/>&lt;&lt; 1) | /* padding */ 0b1</text:p>
          </table:table-cell>
          <table:table-cell table:formula="of:=IF(MOD([.D63]; 8)=8; &quot;0b11111111&quot;; MID([.$C63]; LEN([.$C63]) - MOD([.$D63] - 1; 8) -2; 100))" office:value-type="string" office:string-value="0b1110101" calcext:value-type="string">
            <text:p>0b1110101</text:p>
          </table:table-cell>
          <table:table-cell table:style-name="ce76" table:formula="of:=COM.MICROSOFT.CONCAT([.$B63];&quot; =&gt; &quot;;MID([.$C63];1;LEN([.$C63])-LEN([.$G63]));IF(MOD([.$D63];8)=0;&quot;&quot;;&quot;(&quot;);[.$G63];[.$F63]; IF(MOD([.$D63];8)=0; &quot;, /* padding */ 0b11111111&quot;; &quot;&quot;); &quot;;&quot;;IF([.$A63]=&quot;&quot;;&quot;&quot;;COM.MICROSOFT.CONCAT(&quot; // '&quot;; [.$A63]; &quot;'&quot;)))" office:value-type="string" office:string-value="107 =&gt; (0b1110101 &lt;&lt; 1) | /* padding */ 0b1; // 'k'" calcext:value-type="string">
            <text:p>107 =&gt; (0b1110101 &lt;&lt; 1) | /* padding */ 0b1; // 'k'</text:p>
          </table:table-cell>
        </table:table-row>
        <table:table-row table:style-name="ro2">
          <table:table-cell office:value-type="string" calcext:value-type="string">
            <text:p>q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b111011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MOD([.D64];8)=0; &quot;&quot;; COM.MICROSOFT.CONCAT(&quot; &lt;&lt; &quot;; 8-MOD([.D64]; 8); &quot;) | /* padding */ 0b&quot;; REPT(&quot;1&quot;; 8-MOD([.D64]; 8))))" office:value-type="string" office:string-value=" &lt;&lt; 1) | /* padding */ 0b1" calcext:value-type="string">
            <text:p><text:s/>&lt;&lt; 1) | /* padding */ 0b1</text:p>
          </table:table-cell>
          <table:table-cell table:formula="of:=IF(MOD([.D64]; 8)=8; &quot;0b11111111&quot;; MID([.$C64]; LEN([.$C64]) - MOD([.$D64] - 1; 8) -2; 100))" office:value-type="string" office:string-value="0b1110110" calcext:value-type="string">
            <text:p>0b1110110</text:p>
          </table:table-cell>
          <table:table-cell table:style-name="ce76" table:formula="of:=COM.MICROSOFT.CONCAT([.$B64];&quot; =&gt; &quot;;MID([.$C64];1;LEN([.$C64])-LEN([.$G64]));IF(MOD([.$D64];8)=0;&quot;&quot;;&quot;(&quot;);[.$G64];[.$F64]; IF(MOD([.$D64];8)=0; &quot;, /* padding */ 0b11111111&quot;; &quot;&quot;); &quot;;&quot;;IF([.$A64]=&quot;&quot;;&quot;&quot;;COM.MICROSOFT.CONCAT(&quot; // '&quot;; [.$A64]; &quot;'&quot;)))" office:value-type="string" office:string-value="113 =&gt; (0b1110110 &lt;&lt; 1) | /* padding */ 0b1; // 'q'" calcext:value-type="string">
            <text:p>113 =&gt; (0b1110110 &lt;&lt; 1) | /* padding */ 0b1; // 'q'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b111011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MOD([.D65];8)=0; &quot;&quot;; COM.MICROSOFT.CONCAT(&quot; &lt;&lt; &quot;; 8-MOD([.D65]; 8); &quot;) | /* padding */ 0b&quot;; REPT(&quot;1&quot;; 8-MOD([.D65]; 8))))" office:value-type="string" office:string-value=" &lt;&lt; 1) | /* padding */ 0b1" calcext:value-type="string">
            <text:p><text:s/>&lt;&lt; 1) | /* padding */ 0b1</text:p>
          </table:table-cell>
          <table:table-cell table:formula="of:=IF(MOD([.D65]; 8)=8; &quot;0b11111111&quot;; MID([.$C65]; LEN([.$C65]) - MOD([.$D65] - 1; 8) -2; 100))" office:value-type="string" office:string-value="0b1110111" calcext:value-type="string">
            <text:p>0b1110111</text:p>
          </table:table-cell>
          <table:table-cell table:style-name="ce76" table:formula="of:=COM.MICROSOFT.CONCAT([.$B65];&quot; =&gt; &quot;;MID([.$C65];1;LEN([.$C65])-LEN([.$G65]));IF(MOD([.$D65];8)=0;&quot;&quot;;&quot;(&quot;);[.$G65];[.$F65]; IF(MOD([.$D65];8)=0; &quot;, /* padding */ 0b11111111&quot;; &quot;&quot;); &quot;;&quot;;IF([.$A65]=&quot;&quot;;&quot;&quot;;COM.MICROSOFT.CONCAT(&quot; // '&quot;; [.$A65]; &quot;'&quot;)))" office:value-type="string" office:string-value="118 =&gt; (0b1110111 &lt;&lt; 1) | /* padding */ 0b1; // 'v'" calcext:value-type="string">
            <text:p>118 =&gt; (0b1110111 &lt;&lt; 1) | /* padding */ 0b1; // 'v'</text:p>
          </table:table-cell>
        </table:table-row>
        <table:table-row table:style-name="ro2">
          <table:table-cell table:style-name="ce3" office:value-type="string" calcext:value-type="string">
            <text:p>w</text:p>
          </table:table-cell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0b111100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66];8)=0; &quot;&quot;; COM.MICROSOFT.CONCAT(&quot; &lt;&lt; &quot;; 8-MOD([.D66]; 8); &quot;) | /* padding */ 0b&quot;; REPT(&quot;1&quot;; 8-MOD([.D66]; 8))))" office:value-type="string" office:string-value=" &lt;&lt; 1) | /* padding */ 0b1" calcext:value-type="string">
            <text:p><text:s/>&lt;&lt; 1) | /* padding */ 0b1</text:p>
          </table:table-cell>
          <table:table-cell table:formula="of:=IF(MOD([.D66]; 8)=8; &quot;0b11111111&quot;; MID([.$C66]; LEN([.$C66]) - MOD([.$D66] - 1; 8) -2; 100))" office:value-type="string" office:string-value="0b1111000" calcext:value-type="string">
            <text:p>0b1111000</text:p>
          </table:table-cell>
          <table:table-cell table:style-name="ce76" table:formula="of:=COM.MICROSOFT.CONCAT([.$B66];&quot; =&gt; &quot;;MID([.$C66];1;LEN([.$C66])-LEN([.$G66]));IF(MOD([.$D66];8)=0;&quot;&quot;;&quot;(&quot;);[.$G66];[.$F66]; IF(MOD([.$D66];8)=0; &quot;, /* padding */ 0b11111111&quot;; &quot;&quot;); &quot;;&quot;;IF([.$A66]=&quot;&quot;;&quot;&quot;;COM.MICROSOFT.CONCAT(&quot; // '&quot;; [.$A66]; &quot;'&quot;)))" office:value-type="string" office:string-value="119 =&gt; (0b1111000 &lt;&lt; 1) | /* padding */ 0b1; // 'w'" calcext:value-type="string">
            <text:p>119 =&gt; (0b1111000 &lt;&lt; 1) | /* padding */ 0b1; // 'w'</text:p>
          </table:table-cell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0b111100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67];8)=0; &quot;&quot;; COM.MICROSOFT.CONCAT(&quot; &lt;&lt; &quot;; 8-MOD([.D67]; 8); &quot;) | /* padding */ 0b&quot;; REPT(&quot;1&quot;; 8-MOD([.D67]; 8))))" office:value-type="string" office:string-value=" &lt;&lt; 1) | /* padding */ 0b1" calcext:value-type="string">
            <text:p><text:s/>&lt;&lt; 1) | /* padding */ 0b1</text:p>
          </table:table-cell>
          <table:table-cell table:formula="of:=IF(MOD([.D67]; 8)=8; &quot;0b11111111&quot;; MID([.$C67]; LEN([.$C67]) - MOD([.$D67] - 1; 8) -2; 100))" office:value-type="string" office:string-value="0b1111001" calcext:value-type="string">
            <text:p>0b1111001</text:p>
          </table:table-cell>
          <table:table-cell table:style-name="ce76" table:formula="of:=COM.MICROSOFT.CONCAT([.$B67];&quot; =&gt; &quot;;MID([.$C67];1;LEN([.$C67])-LEN([.$G67]));IF(MOD([.$D67];8)=0;&quot;&quot;;&quot;(&quot;);[.$G67];[.$F67]; IF(MOD([.$D67];8)=0; &quot;, /* padding */ 0b11111111&quot;; &quot;&quot;); &quot;;&quot;;IF([.$A67]=&quot;&quot;;&quot;&quot;;COM.MICROSOFT.CONCAT(&quot; // '&quot;; [.$A67]; &quot;'&quot;)))" office:value-type="string" office:string-value="120 =&gt; (0b1111001 &lt;&lt; 1) | /* padding */ 0b1; // 'x'" calcext:value-type="string">
            <text:p>120 =&gt; (0b1111001 &lt;&lt; 1) | /* padding */ 0b1; // 'x'</text:p>
          </table:table-cell>
        </table:table-row>
        <table:table-row table:style-name="ro2">
          <table:table-cell table:style-name="ce3" office:value-type="string" calcext:value-type="string">
            <text:p>y</text:p>
          </table:table-cell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0b1111010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68];8)=0; &quot;&quot;; COM.MICROSOFT.CONCAT(&quot; &lt;&lt; &quot;; 8-MOD([.D68]; 8); &quot;) | /* padding */ 0b&quot;; REPT(&quot;1&quot;; 8-MOD([.D68]; 8))))" office:value-type="string" office:string-value=" &lt;&lt; 1) | /* padding */ 0b1" calcext:value-type="string">
            <text:p><text:s/>&lt;&lt; 1) | /* padding */ 0b1</text:p>
          </table:table-cell>
          <table:table-cell table:formula="of:=IF(MOD([.D68]; 8)=8; &quot;0b11111111&quot;; MID([.$C68]; LEN([.$C68]) - MOD([.$D68] - 1; 8) -2; 100))" office:value-type="string" office:string-value="0b1111010" calcext:value-type="string">
            <text:p>0b1111010</text:p>
          </table:table-cell>
          <table:table-cell table:style-name="ce76" table:formula="of:=COM.MICROSOFT.CONCAT([.$B68];&quot; =&gt; &quot;;MID([.$C68];1;LEN([.$C68])-LEN([.$G68]));IF(MOD([.$D68];8)=0;&quot;&quot;;&quot;(&quot;);[.$G68];[.$F68]; IF(MOD([.$D68];8)=0; &quot;, /* padding */ 0b11111111&quot;; &quot;&quot;); &quot;;&quot;;IF([.$A68]=&quot;&quot;;&quot;&quot;;COM.MICROSOFT.CONCAT(&quot; // '&quot;; [.$A68]; &quot;'&quot;)))" office:value-type="string" office:string-value="121 =&gt; (0b1111010 &lt;&lt; 1) | /* padding */ 0b1; // 'y'" calcext:value-type="string">
            <text:p>121 =&gt; (0b1111010 &lt;&lt; 1) | /* padding */ 0b1; // 'y'</text:p>
          </table:table-cell>
        </table:table-row>
        <table:table-row table:style-name="ro2">
          <table:table-cell table:style-name="ce3" office:value-type="string" calcext:value-type="string">
            <text:p>z</text:p>
          </table:table-cell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0b1111011</text:p>
          </table:table-cell>
          <table:table-cell table:style-name="ce3" office:value-type="float" office:value="7" calcext:value-type="float">
            <text:p>7</text:p>
          </table:table-cell>
          <table:table-cell table:style-name="ce8"/>
          <table:table-cell table:formula="of:=IF(MOD([.D69];8)=0; &quot;&quot;; COM.MICROSOFT.CONCAT(&quot; &lt;&lt; &quot;; 8-MOD([.D69]; 8); &quot;) | /* padding */ 0b&quot;; REPT(&quot;1&quot;; 8-MOD([.D69]; 8))))" office:value-type="string" office:string-value=" &lt;&lt; 1) | /* padding */ 0b1" calcext:value-type="string">
            <text:p><text:s/>&lt;&lt; 1) | /* padding */ 0b1</text:p>
          </table:table-cell>
          <table:table-cell table:formula="of:=IF(MOD([.D69]; 8)=8; &quot;0b11111111&quot;; MID([.$C69]; LEN([.$C69]) - MOD([.$D69] - 1; 8) -2; 100))" office:value-type="string" office:string-value="0b1111011" calcext:value-type="string">
            <text:p>0b1111011</text:p>
          </table:table-cell>
          <table:table-cell table:style-name="ce76" table:formula="of:=COM.MICROSOFT.CONCAT([.$B69];&quot; =&gt; &quot;;MID([.$C69];1;LEN([.$C69])-LEN([.$G69]));IF(MOD([.$D69];8)=0;&quot;&quot;;&quot;(&quot;);[.$G69];[.$F69]; IF(MOD([.$D69];8)=0; &quot;, /* padding */ 0b11111111&quot;; &quot;&quot;); &quot;;&quot;;IF([.$A69]=&quot;&quot;;&quot;&quot;;COM.MICROSOFT.CONCAT(&quot; // '&quot;; [.$A69]; &quot;'&quot;)))" office:value-type="string" office:string-value="122 =&gt; (0b1111011 &lt;&lt; 1) | /* padding */ 0b1; // 'z'" calcext:value-type="string">
            <text:p>122 =&gt; (0b1111011 &lt;&lt; 1) | /* padding */ 0b1; // 'z'</text:p>
          </table:table-cell>
        </table:table-row>
        <table:table-row table:style-name="ro2">
          <table:table-cell table:style-name="ce4" office:value-type="string" calcext:value-type="string">
            <text:p>&amp;</text:p>
          </table:table-cell>
          <table:table-cell table:style-name="ce4" office:value-type="float" office:value="38" calcext:value-type="float">
            <text:p>38</text:p>
          </table:table-cell>
          <table:table-cell table:style-name="ce9" office:value-type="string" calcext:value-type="string">
            <text:p>0b11111000</text:p>
          </table:table-cell>
          <table:table-cell table:style-name="ce4" office:value-type="float" office:value="8" calcext:value-type="float">
            <text:p>8</text:p>
          </table:table-cell>
          <table:table-cell table:style-name="ce9"/>
          <table:table-cell table:formula="of:=IF(MOD([.D70];8)=0; &quot;&quot;; COM.MICROSOFT.CONCAT(&quot; &lt;&lt; &quot;; 8-MOD([.D70]; 8); &quot;) | /* padding */ 0b&quot;; REPT(&quot;1&quot;; 8-MOD([.D70]; 8))))">
            <text:p/>
          </table:table-cell>
          <table:table-cell table:formula="of:=IF(MOD([.D70]; 8)=8; &quot;0b11111111&quot;; MID([.$C70]; LEN([.$C70]) - MOD([.$D70] - 1; 8) -2; 100))" office:value-type="string" office:string-value="0b11111000" calcext:value-type="string">
            <text:p>0b11111000</text:p>
          </table:table-cell>
          <table:table-cell table:style-name="ce76" table:formula="of:=COM.MICROSOFT.CONCAT([.$B70];&quot; =&gt; &quot;;MID([.$C70];1;LEN([.$C70])-LEN([.$G70]));IF(MOD([.$D70];8)=0;&quot;&quot;;&quot;(&quot;);[.$G70];[.$F70]; IF(MOD([.$D70];8)=0; &quot;, /* padding */ 0b11111111&quot;; &quot;&quot;); &quot;;&quot;;IF([.$A70]=&quot;&quot;;&quot;&quot;;COM.MICROSOFT.CONCAT(&quot; // '&quot;; [.$A70]; &quot;'&quot;)))" office:value-type="string" office:string-value="38 =&gt; 0b11111000, /* padding */ 0b11111111; // '&amp;'" calcext:value-type="string">
            <text:p>38 =&gt; 0b11111000, /* padding */ 0b11111111; // '&amp;'</text:p>
          </table:table-cell>
        </table:table-row>
        <table:table-row table:style-name="ro2">
          <table:table-cell table:style-name="ce3" office:value-type="string" calcext:value-type="string">
            <text:p>*</text:p>
          </table:table-cell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0b11111001</text:p>
          </table:table-cell>
          <table:table-cell table:style-name="ce3" office:value-type="float" office:value="8" calcext:value-type="float">
            <text:p>8</text:p>
          </table:table-cell>
          <table:table-cell table:style-name="ce8"/>
          <table:table-cell table:formula="of:=IF(MOD([.D71];8)=0; &quot;&quot;; COM.MICROSOFT.CONCAT(&quot; &lt;&lt; &quot;; 8-MOD([.D71]; 8); &quot;) | /* padding */ 0b&quot;; REPT(&quot;1&quot;; 8-MOD([.D71]; 8))))">
            <text:p/>
          </table:table-cell>
          <table:table-cell table:formula="of:=MID([.$C71]; LEN([.$C71]) - MOD([.$D71] - 1; 8) -2; 100)" office:value-type="string" office:string-value="0b11111001" calcext:value-type="string">
            <text:p>0b11111001</text:p>
          </table:table-cell>
          <table:table-cell table:style-name="ce76" table:formula="of:=COM.MICROSOFT.CONCAT([.$B71];&quot; =&gt; &quot;;MID([.$C71];1;LEN([.$C71])-LEN([.$G71]));IF(MOD([.$D71];8)=0;&quot;&quot;;&quot;(&quot;);[.$G71];[.$F71]; IF(MOD([.$D71];8)=0; &quot;, /* padding */ 0b11111111&quot;; &quot;&quot;); &quot;;&quot;;IF([.$A71]=&quot;&quot;;&quot;&quot;;COM.MICROSOFT.CONCAT(&quot; // '&quot;; [.$A71]; &quot;'&quot;)))" office:value-type="string" office:string-value="42 =&gt; 0b11111001, /* padding */ 0b11111111; // '*'" calcext:value-type="string">
            <text:p>42 =&gt; 0b11111001, /* padding */ 0b11111111; // '*'</text:p>
          </table:table-cell>
        </table:table-row>
        <table:table-row table:style-name="ro2">
          <table:table-cell table:style-name="ce3" office:value-type="string" calcext:value-type="string">
            <text:p>,</text:p>
          </table:table-cell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0b11111010</text:p>
          </table:table-cell>
          <table:table-cell table:style-name="ce3" office:value-type="float" office:value="8" calcext:value-type="float">
            <text:p>8</text:p>
          </table:table-cell>
          <table:table-cell table:style-name="ce8"/>
          <table:table-cell table:formula="of:=IF(MOD([.D72];8)=0; &quot;&quot;; COM.MICROSOFT.CONCAT(&quot; &lt;&lt; &quot;; 8-MOD([.D72]; 8); &quot;) | /* padding */ 0b&quot;; REPT(&quot;1&quot;; 8-MOD([.D72]; 8))))">
            <text:p/>
          </table:table-cell>
          <table:table-cell table:formula="of:=MID([.$C72]; LEN([.$C72]) - MOD([.$D72] - 1; 8) -2; 100)" office:value-type="string" office:string-value="0b11111010" calcext:value-type="string">
            <text:p>0b11111010</text:p>
          </table:table-cell>
          <table:table-cell table:style-name="ce76" table:formula="of:=COM.MICROSOFT.CONCAT([.$B72];&quot; =&gt; &quot;;MID([.$C72];1;LEN([.$C72])-LEN([.$G72]));IF(MOD([.$D72];8)=0;&quot;&quot;;&quot;(&quot;);[.$G72];[.$F72]; IF(MOD([.$D72];8)=0; &quot;, /* padding */ 0b11111111&quot;; &quot;&quot;); &quot;;&quot;;IF([.$A72]=&quot;&quot;;&quot;&quot;;COM.MICROSOFT.CONCAT(&quot; // '&quot;; [.$A72]; &quot;'&quot;)))" office:value-type="string" office:string-value="44 =&gt; 0b11111010, /* padding */ 0b11111111; // ','" calcext:value-type="string">
            <text:p>44 =&gt; 0b11111010, /* padding */ 0b11111111; // ','</text:p>
          </table:table-cell>
        </table:table-row>
        <table:table-row table:style-name="ro2">
          <table:table-cell table:style-name="ce3"/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0b11111011</text:p>
          </table:table-cell>
          <table:table-cell table:style-name="ce3" office:value-type="float" office:value="8" calcext:value-type="float">
            <text:p>8</text:p>
          </table:table-cell>
          <table:table-cell table:style-name="ce8"/>
          <table:table-cell table:formula="of:=IF(MOD([.D73];8)=0; &quot;&quot;; COM.MICROSOFT.CONCAT(&quot; &lt;&lt; &quot;; 8-MOD([.D73]; 8); &quot;) | /* padding */ 0b&quot;; REPT(&quot;1&quot;; 8-MOD([.D73]; 8))))">
            <text:p/>
          </table:table-cell>
          <table:table-cell table:formula="of:=MID([.$C73]; LEN([.$C73]) - MOD([.$D73] - 1; 8) -2; 100)" office:value-type="string" office:string-value="0b11111011" calcext:value-type="string">
            <text:p>0b11111011</text:p>
          </table:table-cell>
          <table:table-cell table:style-name="ce76" table:formula="of:=COM.MICROSOFT.CONCAT([.$B73];&quot; =&gt; &quot;;MID([.$C73];1;LEN([.$C73])-LEN([.$G73]));IF(MOD([.$D73];8)=0;&quot;&quot;;&quot;(&quot;);[.$G73];[.$F73]; IF(MOD([.$D73];8)=0; &quot;, /* padding */ 0b11111111&quot;; &quot;&quot;); &quot;;&quot;;IF([.$A73]=&quot;&quot;;&quot;&quot;;COM.MICROSOFT.CONCAT(&quot; // '&quot;; [.$A73]; &quot;'&quot;)))" office:value-type="string" office:string-value="59 =&gt; 0b11111011, /* padding */ 0b11111111;" calcext:value-type="string">
            <text:p>59 =&gt; 0b11111011, /* padding */ 0b11111111;</text:p>
          </table:table-cell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0b11111100</text:p>
          </table:table-cell>
          <table:table-cell table:style-name="ce3" office:value-type="float" office:value="8" calcext:value-type="float">
            <text:p>8</text:p>
          </table:table-cell>
          <table:table-cell table:style-name="ce8"/>
          <table:table-cell table:formula="of:=IF(MOD([.D74];8)=0; &quot;&quot;; COM.MICROSOFT.CONCAT(&quot; &lt;&lt; &quot;; 8-MOD([.D74]; 8); &quot;) | /* padding */ 0b&quot;; REPT(&quot;1&quot;; 8-MOD([.D74]; 8))))">
            <text:p/>
          </table:table-cell>
          <table:table-cell table:formula="of:=MID([.$C74]; LEN([.$C74]) - MOD([.$D74] - 1; 8) -2; 100)" office:value-type="string" office:string-value="0b11111100" calcext:value-type="string">
            <text:p>0b11111100</text:p>
          </table:table-cell>
          <table:table-cell table:style-name="ce76" table:formula="of:=COM.MICROSOFT.CONCAT([.$B74];&quot; =&gt; &quot;;MID([.$C74];1;LEN([.$C74])-LEN([.$G74]));IF(MOD([.$D74];8)=0;&quot;&quot;;&quot;(&quot;);[.$G74];[.$F74]; IF(MOD([.$D74];8)=0; &quot;, /* padding */ 0b11111111&quot;; &quot;&quot;); &quot;;&quot;;IF([.$A74]=&quot;&quot;;&quot;&quot;;COM.MICROSOFT.CONCAT(&quot; // '&quot;; [.$A74]; &quot;'&quot;)))" office:value-type="string" office:string-value="88 =&gt; 0b11111100, /* padding */ 0b11111111; // 'X'" calcext:value-type="string">
            <text:p>88 =&gt; 0b11111100, /* padding */ 0b11111111; // 'X'</text:p>
          </table:table-cell>
        </table:table-row>
        <table:table-row table:style-name="ro2">
          <table:table-cell table:style-name="ce3" office:value-type="string" calcext:value-type="string">
            <text:p>Z</text:p>
          </table:table-cell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0b11111101</text:p>
          </table:table-cell>
          <table:table-cell table:style-name="ce3" office:value-type="float" office:value="8" calcext:value-type="float">
            <text:p>8</text:p>
          </table:table-cell>
          <table:table-cell table:style-name="ce8"/>
          <table:table-cell table:formula="of:=IF(MOD([.D75];8)=0; &quot;&quot;; COM.MICROSOFT.CONCAT(&quot; &lt;&lt; &quot;; 8-MOD([.D75]; 8); &quot;) | /* padding */ 0b&quot;; REPT(&quot;1&quot;; 8-MOD([.D75]; 8))))">
            <text:p/>
          </table:table-cell>
          <table:table-cell table:formula="of:=MID([.$C75]; LEN([.$C75]) - MOD([.$D75] - 1; 8) -2; 100)" office:value-type="string" office:string-value="0b11111101" calcext:value-type="string">
            <text:p>0b11111101</text:p>
          </table:table-cell>
          <table:table-cell table:style-name="ce76" table:formula="of:=COM.MICROSOFT.CONCAT([.$B75];&quot; =&gt; &quot;;MID([.$C75];1;LEN([.$C75])-LEN([.$G75]));IF(MOD([.$D75];8)=0;&quot;&quot;;&quot;(&quot;);[.$G75];[.$F75]; IF(MOD([.$D75];8)=0; &quot;, /* padding */ 0b11111111&quot;; &quot;&quot;); &quot;;&quot;;IF([.$A75]=&quot;&quot;;&quot;&quot;;COM.MICROSOFT.CONCAT(&quot; // '&quot;; [.$A75]; &quot;'&quot;)))" office:value-type="string" office:string-value="90 =&gt; 0b11111101, /* padding */ 0b11111111; // 'Z'" calcext:value-type="string">
            <text:p>90 =&gt; 0b11111101, /* padding */ 0b11111111; // 'Z'</text:p>
          </table:table-cell>
        </table:table-row>
        <table:table-row table:style-name="ro2">
          <table:table-cell table:style-name="ce5" office:value-type="string" calcext:value-type="string">
            <text:p>!</text:p>
          </table:table-cell>
          <table:table-cell table:style-name="ce5" office:value-type="float" office:value="33" calcext:value-type="float">
            <text:p>33</text:p>
          </table:table-cell>
          <table:table-cell table:style-name="ce10" office:value-type="string" calcext:value-type="string">
            <text:p>0b11111110, 0b00</text:p>
          </table:table-cell>
          <table:table-cell table:style-name="ce5" office:value-type="float" office:value="10" calcext:value-type="float">
            <text:p>10</text:p>
          </table:table-cell>
          <table:table-cell table:style-name="ce10"/>
          <table:table-cell table:formula="of:=IF(MOD([.D76];8)=0; &quot;&quot;; COM.MICROSOFT.CONCAT(&quot; &lt;&lt; &quot;; 8-MOD([.D76]; 8); &quot;) | /* padding */ 0b&quot;; REPT(&quot;1&quot;; 8-MOD([.D76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76]; LEN([.$C76]) - MOD([.$D76] - 1; 8) -2; 100)" office:value-type="string" office:string-value="0b00" calcext:value-type="string">
            <text:p>0b00</text:p>
          </table:table-cell>
          <table:table-cell table:style-name="ce76" table:formula="of:=COM.MICROSOFT.CONCAT([.$B76];&quot; =&gt; &quot;;MID([.$C76];1;LEN([.$C76])-LEN([.$G76]));IF(MOD([.$D76];8)=0;&quot;&quot;;&quot;(&quot;);[.$G76];[.$F76]; IF(MOD([.$D76];8)=0; &quot;, /* padding */ 0b11111111&quot;; &quot;&quot;); &quot;;&quot;;IF([.$A76]=&quot;&quot;;&quot;&quot;;COM.MICROSOFT.CONCAT(&quot; // '&quot;; [.$A76]; &quot;'&quot;)))" office:value-type="string" office:string-value="33 =&gt; 0b11111110, (0b00 &lt;&lt; 6) | /* padding */ 0b111111; // '!'" calcext:value-type="string">
            <text:p>33 =&gt; 0b11111110, (0b00 &lt;&lt; 6) | /* padding */ 0b111111; // '!'</text:p>
          </table:table-cell>
        </table:table-row>
        <table:table-row table:style-name="ro2">
          <table:table-cell office:value-type="string" calcext:value-type="string">
            <text:p>;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b11111110, 0b0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MOD([.D77];8)=0; &quot;&quot;; COM.MICROSOFT.CONCAT(&quot; &lt;&lt; &quot;; 8-MOD([.D77]; 8); &quot;) | /* padding */ 0b&quot;; REPT(&quot;1&quot;; 8-MOD([.D77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77]; LEN([.$C77]) - MOD([.$D77] - 1; 8) -2; 100)" office:value-type="string" office:string-value="0b01" calcext:value-type="string">
            <text:p>0b01</text:p>
          </table:table-cell>
          <table:table-cell table:style-name="ce76" table:formula="of:=COM.MICROSOFT.CONCAT([.$B77];&quot; =&gt; &quot;;MID([.$C77];1;LEN([.$C77])-LEN([.$G77]));IF(MOD([.$D77];8)=0;&quot;&quot;;&quot;(&quot;);[.$G77];[.$F77]; IF(MOD([.$D77];8)=0; &quot;, /* padding */ 0b11111111&quot;; &quot;&quot;); &quot;;&quot;;IF([.$A77]=&quot;&quot;;&quot;&quot;;COM.MICROSOFT.CONCAT(&quot; // '&quot;; [.$A77]; &quot;'&quot;)))" office:value-type="string" office:string-value="34 =&gt; 0b11111110, (0b01 &lt;&lt; 6) | /* padding */ 0b111111; // ';'" calcext:value-type="string">
            <text:p>34 =&gt; 0b11111110, (0b01 &lt;&lt; 6) | /* padding */ 0b111111; // ';'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b11111110, 0b1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MOD([.D78];8)=0; &quot;&quot;; COM.MICROSOFT.CONCAT(&quot; &lt;&lt; &quot;; 8-MOD([.D78]; 8); &quot;) | /* padding */ 0b&quot;; REPT(&quot;1&quot;; 8-MOD([.D78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78]; LEN([.$C78]) - MOD([.$D78] - 1; 8) -2; 100)" office:value-type="string" office:string-value="0b10" calcext:value-type="string">
            <text:p>0b10</text:p>
          </table:table-cell>
          <table:table-cell table:style-name="ce76" table:formula="of:=COM.MICROSOFT.CONCAT([.$B78];&quot; =&gt; &quot;;MID([.$C78];1;LEN([.$C78])-LEN([.$G78]));IF(MOD([.$D78];8)=0;&quot;&quot;;&quot;(&quot;);[.$G78];[.$F78]; IF(MOD([.$D78];8)=0; &quot;, /* padding */ 0b11111111&quot;; &quot;&quot;); &quot;;&quot;;IF([.$A78]=&quot;&quot;;&quot;&quot;;COM.MICROSOFT.CONCAT(&quot; // '&quot;; [.$A78]; &quot;'&quot;)))" office:value-type="string" office:string-value="40 =&gt; 0b11111110, (0b10 &lt;&lt; 6) | /* padding */ 0b111111; // '('" calcext:value-type="string">
            <text:p>40 =&gt; 0b11111110, (0b10 &lt;&lt; 6) | /* padding */ 0b111111; // '('</text:p>
          </table:table-cell>
        </table:table-row>
        <table:table-row table:style-name="ro2">
          <table:table-cell office:value-type="string" calcext:value-type="string">
            <text:p>)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b11111110, 0b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MOD([.D79];8)=0; &quot;&quot;; COM.MICROSOFT.CONCAT(&quot; &lt;&lt; &quot;; 8-MOD([.D79]; 8); &quot;) | /* padding */ 0b&quot;; REPT(&quot;1&quot;; 8-MOD([.D79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79]; LEN([.$C79]) - MOD([.$D79] - 1; 8) -2; 100)" office:value-type="string" office:string-value="0b11" calcext:value-type="string">
            <text:p>0b11</text:p>
          </table:table-cell>
          <table:table-cell table:style-name="ce76" table:formula="of:=COM.MICROSOFT.CONCAT([.$B79];&quot; =&gt; &quot;;MID([.$C79];1;LEN([.$C79])-LEN([.$G79]));IF(MOD([.$D79];8)=0;&quot;&quot;;&quot;(&quot;);[.$G79];[.$F79]; IF(MOD([.$D79];8)=0; &quot;, /* padding */ 0b11111111&quot;; &quot;&quot;); &quot;;&quot;;IF([.$A79]=&quot;&quot;;&quot;&quot;;COM.MICROSOFT.CONCAT(&quot; // '&quot;; [.$A79]; &quot;'&quot;)))" office:value-type="string" office:string-value="41 =&gt; 0b11111110, (0b11 &lt;&lt; 6) | /* padding */ 0b111111; // ')'" calcext:value-type="string">
            <text:p>41 =&gt; 0b11111110, (0b11 &lt;&lt; 6) | /* padding */ 0b111111; // ')'</text:p>
          </table:table-cell>
        </table:table-row>
        <table:table-row table:style-name="ro2">
          <table:table-cell table:style-name="ce6" office:value-type="string" calcext:value-type="string">
            <text:p>?</text:p>
          </table:table-cell>
          <table:table-cell table:style-name="ce6" office:value-type="float" office:value="63" calcext:value-type="float">
            <text:p>63</text:p>
          </table:table-cell>
          <table:table-cell table:style-name="ce11" office:value-type="string" calcext:value-type="string">
            <text:p>0b11111111, 0b00</text:p>
          </table:table-cell>
          <table:table-cell table:style-name="ce6" office:value-type="float" office:value="10" calcext:value-type="float">
            <text:p>10</text:p>
          </table:table-cell>
          <table:table-cell table:style-name="ce11"/>
          <table:table-cell table:formula="of:=IF(MOD([.D80];8)=0; &quot;&quot;; COM.MICROSOFT.CONCAT(&quot; &lt;&lt; &quot;; 8-MOD([.D80]; 8); &quot;) | /* padding */ 0b&quot;; REPT(&quot;1&quot;; 8-MOD([.D80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80]; LEN([.$C80]) - MOD([.$D80] - 1; 8) -2; 100)" office:value-type="string" office:string-value="0b00" calcext:value-type="string">
            <text:p>0b00</text:p>
          </table:table-cell>
          <table:table-cell table:style-name="ce76" table:formula="of:=COM.MICROSOFT.CONCAT([.$B80];&quot; =&gt; &quot;;MID([.$C80];1;LEN([.$C80])-LEN([.$G80]));IF(MOD([.$D80];8)=0;&quot;&quot;;&quot;(&quot;);[.$G80];[.$F80]; IF(MOD([.$D80];8)=0; &quot;, /* padding */ 0b11111111&quot;; &quot;&quot;); &quot;;&quot;;IF([.$A80]=&quot;&quot;;&quot;&quot;;COM.MICROSOFT.CONCAT(&quot; // '&quot;; [.$A80]; &quot;'&quot;)))" office:value-type="string" office:string-value="63 =&gt; 0b11111111, (0b00 &lt;&lt; 6) | /* padding */ 0b111111; // '?'" calcext:value-type="string">
            <text:p>63 =&gt; 0b11111111, (0b00 &lt;&lt; 6) | /* padding */ 0b111111; // '?'</text:p>
          </table:table-cell>
        </table:table-row>
        <table:table-row table:style-name="ro2">
          <table:table-cell office:value-type="string" calcext:value-type="string">
            <text:p>'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b11111111, 0b0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MOD([.D81];8)=0; &quot;&quot;; COM.MICROSOFT.CONCAT(&quot; &lt;&lt; &quot;; 8-MOD([.D81]; 8); &quot;) | /* padding */ 0b&quot;; REPT(&quot;1&quot;; 8-MOD([.D81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81]; LEN([.$C81]) - MOD([.$D81] - 1; 8) -2; 100)" office:value-type="string" office:string-value="0b010" calcext:value-type="string">
            <text:p>0b010</text:p>
          </table:table-cell>
          <table:table-cell table:style-name="ce76" table:formula="of:=COM.MICROSOFT.CONCAT([.$B81];&quot; =&gt; &quot;;MID([.$C81];1;LEN([.$C81])-LEN([.$G81]));IF(MOD([.$D81];8)=0;&quot;&quot;;&quot;(&quot;);[.$G81];[.$F81]; IF(MOD([.$D81];8)=0; &quot;, /* padding */ 0b11111111&quot;; &quot;&quot;); &quot;;&quot;;IF([.$A81]=&quot;&quot;;&quot;&quot;;COM.MICROSOFT.CONCAT(&quot; // '&quot;; [.$A81]; &quot;'&quot;)))" office:value-type="string" office:string-value="39 =&gt; 0b11111111, (0b010 &lt;&lt; 5) | /* padding */ 0b11111; // '''" calcext:value-type="string">
            <text:p>39 =&gt; 0b11111111, (0b010 &lt;&lt; 5) | /* padding */ 0b11111; // '''</text:p>
          </table:table-cell>
        </table:table-row>
        <table:table-row table:style-name="ro2">
          <table:table-cell office:value-type="string" calcext:value-type="string">
            <text:p>+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b11111111, 0b01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MOD([.D82];8)=0; &quot;&quot;; COM.MICROSOFT.CONCAT(&quot; &lt;&lt; &quot;; 8-MOD([.D82]; 8); &quot;) | /* padding */ 0b&quot;; REPT(&quot;1&quot;; 8-MOD([.D82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82]; LEN([.$C82]) - MOD([.$D82] - 1; 8) -2; 100)" office:value-type="string" office:string-value="0b011" calcext:value-type="string">
            <text:p>0b011</text:p>
          </table:table-cell>
          <table:table-cell table:style-name="ce76" table:formula="of:=COM.MICROSOFT.CONCAT([.$B82];&quot; =&gt; &quot;;MID([.$C82];1;LEN([.$C82])-LEN([.$G82]));IF(MOD([.$D82];8)=0;&quot;&quot;;&quot;(&quot;);[.$G82];[.$F82]; IF(MOD([.$D82];8)=0; &quot;, /* padding */ 0b11111111&quot;; &quot;&quot;); &quot;;&quot;;IF([.$A82]=&quot;&quot;;&quot;&quot;;COM.MICROSOFT.CONCAT(&quot; // '&quot;; [.$A82]; &quot;'&quot;)))" office:value-type="string" office:string-value="43 =&gt; 0b11111111, (0b011 &lt;&lt; 5) | /* padding */ 0b11111; // '+'" calcext:value-type="string">
            <text:p>43 =&gt; 0b11111111, (0b011 &lt;&lt; 5) | /* padding */ 0b11111; // '+'</text:p>
          </table:table-cell>
        </table:table-row>
        <table:table-row table:style-name="ro2">
          <table:table-cell office:value-type="string" calcext:value-type="string">
            <text:p>|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b11111111, 0b1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MOD([.D83];8)=0; &quot;&quot;; COM.MICROSOFT.CONCAT(&quot; &lt;&lt; &quot;; 8-MOD([.D83]; 8); &quot;) | /* padding */ 0b&quot;; REPT(&quot;1&quot;; 8-MOD([.D83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83]; LEN([.$C83]) - MOD([.$D83] - 1; 8) -2; 100)" office:value-type="string" office:string-value="0b100" calcext:value-type="string">
            <text:p>0b100</text:p>
          </table:table-cell>
          <table:table-cell table:style-name="ce76" table:formula="of:=COM.MICROSOFT.CONCAT([.$B83];&quot; =&gt; &quot;;MID([.$C83];1;LEN([.$C83])-LEN([.$G83]));IF(MOD([.$D83];8)=0;&quot;&quot;;&quot;(&quot;);[.$G83];[.$F83]; IF(MOD([.$D83];8)=0; &quot;, /* padding */ 0b11111111&quot;; &quot;&quot;); &quot;;&quot;;IF([.$A83]=&quot;&quot;;&quot;&quot;;COM.MICROSOFT.CONCAT(&quot; // '&quot;; [.$A83]; &quot;'&quot;)))" office:value-type="string" office:string-value="124 =&gt; 0b11111111, (0b100 &lt;&lt; 5) | /* padding */ 0b11111; // '|'" calcext:value-type="string">
            <text:p>124 =&gt; 0b11111111, (0b100 &lt;&lt; 5) | /* padding */ 0b11111; // '|'</text:p>
          </table:table-cell>
        </table:table-row>
        <table:table-row table:style-name="ro2"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b11111111, 0b101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MOD([.D84];8)=0; &quot;&quot;; COM.MICROSOFT.CONCAT(&quot; &lt;&lt; &quot;; 8-MOD([.D84]; 8); &quot;) | /* padding */ 0b&quot;; REPT(&quot;1&quot;; 8-MOD([.D84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84]; LEN([.$C84]) - MOD([.$D84] - 1; 8) -2; 100)" office:value-type="string" office:string-value="0b1010" calcext:value-type="string">
            <text:p>0b1010</text:p>
          </table:table-cell>
          <table:table-cell table:style-name="ce76" table:formula="of:=COM.MICROSOFT.CONCAT([.$B84];&quot; =&gt; &quot;;MID([.$C84];1;LEN([.$C84])-LEN([.$G84]));IF(MOD([.$D84];8)=0;&quot;&quot;;&quot;(&quot;);[.$G84];[.$F84]; IF(MOD([.$D84];8)=0; &quot;, /* padding */ 0b11111111&quot;; &quot;&quot;); &quot;;&quot;;IF([.$A84]=&quot;&quot;;&quot;&quot;;COM.MICROSOFT.CONCAT(&quot; // '&quot;; [.$A84]; &quot;'&quot;)))" office:value-type="string" office:string-value="35 =&gt; 0b11111111, (0b1010 &lt;&lt; 4) | /* padding */ 0b1111; // '#'" calcext:value-type="string">
            <text:p>35 =&gt; 0b11111111, (0b1010 &lt;&lt; 4) | /* padding */ 0b1111; // '#'</text:p>
          </table:table-cell>
        </table:table-row>
        <table:table-row table:style-name="ro2">
          <table:table-cell office:value-type="string" calcext:value-type="string">
            <text:p>&gt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b11111111, 0b10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MOD([.D85];8)=0; &quot;&quot;; COM.MICROSOFT.CONCAT(&quot; &lt;&lt; &quot;; 8-MOD([.D85]; 8); &quot;) | /* padding */ 0b&quot;; REPT(&quot;1&quot;; 8-MOD([.D85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85]; LEN([.$C85]) - MOD([.$D85] - 1; 8) -2; 100)" office:value-type="string" office:string-value="0b1011" calcext:value-type="string">
            <text:p>0b1011</text:p>
          </table:table-cell>
          <table:table-cell table:style-name="ce76" table:formula="of:=COM.MICROSOFT.CONCAT([.$B85];&quot; =&gt; &quot;;MID([.$C85];1;LEN([.$C85])-LEN([.$G85]));IF(MOD([.$D85];8)=0;&quot;&quot;;&quot;(&quot;);[.$G85];[.$F85]; IF(MOD([.$D85];8)=0; &quot;, /* padding */ 0b11111111&quot;; &quot;&quot;); &quot;;&quot;;IF([.$A85]=&quot;&quot;;&quot;&quot;;COM.MICROSOFT.CONCAT(&quot; // '&quot;; [.$A85]; &quot;'&quot;)))" office:value-type="string" office:string-value="62 =&gt; 0b11111111, (0b1011 &lt;&lt; 4) | /* padding */ 0b1111; // '&gt;'" calcext:value-type="string">
            <text:p>62 =&gt; 0b11111111, (0b1011 &lt;&lt; 4) | /* padding */ 0b1111; // '&gt;'</text:p>
          </table:table-cell>
        </table:table-row>
        <table:table-row table:style-name="ro2"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11" office:value-type="string" calcext:value-type="string">
            <text:p>0b11111111, 0b11000</text:p>
          </table:table-cell>
          <table:table-cell table:style-name="ce6" office:value-type="float" office:value="13" calcext:value-type="float">
            <text:p>13</text:p>
          </table:table-cell>
          <table:table-cell table:style-name="ce11"/>
          <table:table-cell table:formula="of:=IF(MOD([.D86];8)=0; &quot;&quot;; COM.MICROSOFT.CONCAT(&quot; &lt;&lt; &quot;; 8-MOD([.D86]; 8); &quot;) | /* padding */ 0b&quot;; REPT(&quot;1&quot;; 8-MOD([.D86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86]; LEN([.$C86]) - MOD([.$D86] - 1; 8) -2; 100)" office:value-type="string" office:string-value="0b11000" calcext:value-type="string">
            <text:p>0b11000</text:p>
          </table:table-cell>
          <table:table-cell table:style-name="ce76" table:formula="of:=COM.MICROSOFT.CONCAT([.$B86];&quot; =&gt; &quot;;MID([.$C86];1;LEN([.$C86])-LEN([.$G86]));IF(MOD([.$D86];8)=0;&quot;&quot;;&quot;(&quot;);[.$G86];[.$F86]; IF(MOD([.$D86];8)=0; &quot;, /* padding */ 0b11111111&quot;; &quot;&quot;); &quot;;&quot;;IF([.$A86]=&quot;&quot;;&quot;&quot;;COM.MICROSOFT.CONCAT(&quot; // '&quot;; [.$A86]; &quot;'&quot;)))" office:value-type="string" office:string-value="0 =&gt; 0b11111111, (0b11000 &lt;&lt; 3) | /* padding */ 0b111;" calcext:value-type="string">
            <text:p>0 =&gt; 0b11111111, (0b11000 &lt;&lt; 3) | /* padding */ 0b111;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b11111111, 0b1100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MOD([.D87];8)=0; &quot;&quot;; COM.MICROSOFT.CONCAT(&quot; &lt;&lt; &quot;; 8-MOD([.D87]; 8); &quot;) | /* padding */ 0b&quot;; REPT(&quot;1&quot;; 8-MOD([.D87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87]; LEN([.$C87]) - MOD([.$D87] - 1; 8) -2; 100)" office:value-type="string" office:string-value="0b11001" calcext:value-type="string">
            <text:p>0b11001</text:p>
          </table:table-cell>
          <table:table-cell table:style-name="ce76" table:formula="of:=COM.MICROSOFT.CONCAT([.$B87];&quot; =&gt; &quot;;MID([.$C87];1;LEN([.$C87])-LEN([.$G87]));IF(MOD([.$D87];8)=0;&quot;&quot;;&quot;(&quot;);[.$G87];[.$F87]; IF(MOD([.$D87];8)=0; &quot;, /* padding */ 0b11111111&quot;; &quot;&quot;); &quot;;&quot;;IF([.$A87]=&quot;&quot;;&quot;&quot;;COM.MICROSOFT.CONCAT(&quot; // '&quot;; [.$A87]; &quot;'&quot;)))" office:value-type="string" office:string-value="36 =&gt; 0b11111111, (0b11001 &lt;&lt; 3) | /* padding */ 0b111; // '$'" calcext:value-type="string">
            <text:p>36 =&gt; 0b11111111, (0b11001 &lt;&lt; 3) | /* padding */ 0b111; // '$'</text:p>
          </table:table-cell>
        </table:table-row>
        <table:table-row table:style-name="ro2">
          <table:table-cell office:value-type="string" calcext:value-type="string">
            <text:p>@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b11111111, 0b1101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MOD([.D88];8)=0; &quot;&quot;; COM.MICROSOFT.CONCAT(&quot; &lt;&lt; &quot;; 8-MOD([.D88]; 8); &quot;) | /* padding */ 0b&quot;; REPT(&quot;1&quot;; 8-MOD([.D88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88]; LEN([.$C88]) - MOD([.$D88] - 1; 8) -2; 100)" office:value-type="string" office:string-value="0b11010" calcext:value-type="string">
            <text:p>0b11010</text:p>
          </table:table-cell>
          <table:table-cell table:style-name="ce76" table:formula="of:=COM.MICROSOFT.CONCAT([.$B88];&quot; =&gt; &quot;;MID([.$C88];1;LEN([.$C88])-LEN([.$G88]));IF(MOD([.$D88];8)=0;&quot;&quot;;&quot;(&quot;);[.$G88];[.$F88]; IF(MOD([.$D88];8)=0; &quot;, /* padding */ 0b11111111&quot;; &quot;&quot;); &quot;;&quot;;IF([.$A88]=&quot;&quot;;&quot;&quot;;COM.MICROSOFT.CONCAT(&quot; // '&quot;; [.$A88]; &quot;'&quot;)))" office:value-type="string" office:string-value="64 =&gt; 0b11111111, (0b11010 &lt;&lt; 3) | /* padding */ 0b111; // '@'" calcext:value-type="string">
            <text:p>64 =&gt; 0b11111111, (0b11010 &lt;&lt; 3) | /* padding */ 0b111; // '@'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b11111111, 0b1101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MOD([.D89];8)=0; &quot;&quot;; COM.MICROSOFT.CONCAT(&quot; &lt;&lt; &quot;; 8-MOD([.D89]; 8); &quot;) | /* padding */ 0b&quot;; REPT(&quot;1&quot;; 8-MOD([.D89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89]; LEN([.$C89]) - MOD([.$D89] - 1; 8) -2; 100)" office:value-type="string" office:string-value="0b11011" calcext:value-type="string">
            <text:p>0b11011</text:p>
          </table:table-cell>
          <table:table-cell table:style-name="ce76" table:formula="of:=COM.MICROSOFT.CONCAT([.$B89];&quot; =&gt; &quot;;MID([.$C89];1;LEN([.$C89])-LEN([.$G89]));IF(MOD([.$D89];8)=0;&quot;&quot;;&quot;(&quot;);[.$G89];[.$F89]; IF(MOD([.$D89];8)=0; &quot;, /* padding */ 0b11111111&quot;; &quot;&quot;); &quot;;&quot;;IF([.$A89]=&quot;&quot;;&quot;&quot;;COM.MICROSOFT.CONCAT(&quot; // '&quot;; [.$A89]; &quot;'&quot;)))" office:value-type="string" office:string-value="91 =&gt; 0b11111111, (0b11011 &lt;&lt; 3) | /* padding */ 0b111; // '['" calcext:value-type="string">
            <text:p>91 =&gt; 0b11111111, (0b11011 &lt;&lt; 3) | /* padding */ 0b111; // '['</text:p>
          </table:table-cell>
        </table:table-row>
        <table:table-row table:style-name="ro2">
          <table:table-cell table:style-name="ce6" office:value-type="string" calcext:value-type="string">
            <text:p>]</text:p>
          </table:table-cell>
          <table:table-cell table:style-name="ce6" office:value-type="float" office:value="93" calcext:value-type="float">
            <text:p>93</text:p>
          </table:table-cell>
          <table:table-cell table:style-name="ce11" office:value-type="string" calcext:value-type="string">
            <text:p>0b11111111, 0b11100</text:p>
          </table:table-cell>
          <table:table-cell table:style-name="ce6" office:value-type="float" office:value="13" calcext:value-type="float">
            <text:p>13</text:p>
          </table:table-cell>
          <table:table-cell table:style-name="ce11"/>
          <table:table-cell table:formula="of:=IF(MOD([.D90];8)=0; &quot;&quot;; COM.MICROSOFT.CONCAT(&quot; &lt;&lt; &quot;; 8-MOD([.D90]; 8); &quot;) | /* padding */ 0b&quot;; REPT(&quot;1&quot;; 8-MOD([.D90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90]; LEN([.$C90]) - MOD([.$D90] - 1; 8) -2; 100)" office:value-type="string" office:string-value="0b11100" calcext:value-type="string">
            <text:p>0b11100</text:p>
          </table:table-cell>
          <table:table-cell table:style-name="ce76" table:formula="of:=COM.MICROSOFT.CONCAT([.$B90];&quot; =&gt; &quot;;MID([.$C90];1;LEN([.$C90])-LEN([.$G90]));IF(MOD([.$D90];8)=0;&quot;&quot;;&quot;(&quot;);[.$G90];[.$F90]; IF(MOD([.$D90];8)=0; &quot;, /* padding */ 0b11111111&quot;; &quot;&quot;); &quot;;&quot;;IF([.$A90]=&quot;&quot;;&quot;&quot;;COM.MICROSOFT.CONCAT(&quot; // '&quot;; [.$A90]; &quot;'&quot;)))" office:value-type="string" office:string-value="93 =&gt; 0b11111111, (0b11100 &lt;&lt; 3) | /* padding */ 0b111; // ']'" calcext:value-type="string">
            <text:p>93 =&gt; 0b11111111, (0b11100 &lt;&lt; 3) | /* padding */ 0b111; // ']'</text:p>
          </table:table-cell>
        </table:table-row>
        <table:table-row table:style-name="ro2">
          <table:table-cell office:value-type="string" calcext:value-type="string">
            <text:p>~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b11111111, 0b1110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MOD([.D91];8)=0; &quot;&quot;; COM.MICROSOFT.CONCAT(&quot; &lt;&lt; &quot;; 8-MOD([.D91]; 8); &quot;) | /* padding */ 0b&quot;; REPT(&quot;1&quot;; 8-MOD([.D91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91]; LEN([.$C91]) - MOD([.$D91] - 1; 8) -2; 100)" office:value-type="string" office:string-value="0b11101" calcext:value-type="string">
            <text:p>0b11101</text:p>
          </table:table-cell>
          <table:table-cell table:style-name="ce76" table:formula="of:=COM.MICROSOFT.CONCAT([.$B91];&quot; =&gt; &quot;;MID([.$C91];1;LEN([.$C91])-LEN([.$G91]));IF(MOD([.$D91];8)=0;&quot;&quot;;&quot;(&quot;);[.$G91];[.$F91]; IF(MOD([.$D91];8)=0; &quot;, /* padding */ 0b11111111&quot;; &quot;&quot;); &quot;;&quot;;IF([.$A91]=&quot;&quot;;&quot;&quot;;COM.MICROSOFT.CONCAT(&quot; // '&quot;; [.$A91]; &quot;'&quot;)))" office:value-type="string" office:string-value="126 =&gt; 0b11111111, (0b11101 &lt;&lt; 3) | /* padding */ 0b111; // '~'" calcext:value-type="string">
            <text:p>126 =&gt; 0b11111111, (0b11101 &lt;&lt; 3) | /* padding */ 0b111; // '~'</text:p>
          </table:table-cell>
        </table:table-row>
        <table:table-row table:style-name="ro2">
          <table:table-cell office:value-type="string" calcext:value-type="string">
            <text:p>^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b11111111, 0b11110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MOD([.D92];8)=0; &quot;&quot;; COM.MICROSOFT.CONCAT(&quot; &lt;&lt; &quot;; 8-MOD([.D92]; 8); &quot;) | /* padding */ 0b&quot;; REPT(&quot;1&quot;; 8-MOD([.D92]; 8))))" office:value-type="string" office:string-value=" &lt;&lt; 2) | /* padding */ 0b11" calcext:value-type="string">
            <text:p><text:s/>&lt;&lt; 2) | /* padding */ 0b11</text:p>
          </table:table-cell>
          <table:table-cell table:formula="of:=MID([.$C92]; LEN([.$C92]) - MOD([.$D92] - 1; 8) -2; 100)" office:value-type="string" office:string-value="0b111100" calcext:value-type="string">
            <text:p>0b111100</text:p>
          </table:table-cell>
          <table:table-cell table:style-name="ce76" table:formula="of:=COM.MICROSOFT.CONCAT([.$B92];&quot; =&gt; &quot;;MID([.$C92];1;LEN([.$C92])-LEN([.$G92]));IF(MOD([.$D92];8)=0;&quot;&quot;;&quot;(&quot;);[.$G92];[.$F92]; IF(MOD([.$D92];8)=0; &quot;, /* padding */ 0b11111111&quot;; &quot;&quot;); &quot;;&quot;;IF([.$A92]=&quot;&quot;;&quot;&quot;;COM.MICROSOFT.CONCAT(&quot; // '&quot;; [.$A92]; &quot;'&quot;)))" office:value-type="string" office:string-value="94 =&gt; 0b11111111, (0b111100 &lt;&lt; 2) | /* padding */ 0b11; // '^'" calcext:value-type="string">
            <text:p>94 =&gt; 0b11111111, (0b111100 &lt;&lt; 2) | /* padding */ 0b11; // '^'</text:p>
          </table:table-cell>
        </table:table-row>
        <table:table-row table:style-name="ro2">
          <table:table-cell office:value-type="string" calcext:value-type="string">
            <text:p>}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b11111111, 0b11110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MOD([.D93];8)=0; &quot;&quot;; COM.MICROSOFT.CONCAT(&quot; &lt;&lt; &quot;; 8-MOD([.D93]; 8); &quot;) | /* padding */ 0b&quot;; REPT(&quot;1&quot;; 8-MOD([.D93]; 8))))" office:value-type="string" office:string-value=" &lt;&lt; 2) | /* padding */ 0b11" calcext:value-type="string">
            <text:p><text:s/>&lt;&lt; 2) | /* padding */ 0b11</text:p>
          </table:table-cell>
          <table:table-cell table:formula="of:=MID([.$C93]; LEN([.$C93]) - MOD([.$D93] - 1; 8) -2; 100)" office:value-type="string" office:string-value="0b111101" calcext:value-type="string">
            <text:p>0b111101</text:p>
          </table:table-cell>
          <table:table-cell table:style-name="ce76" table:formula="of:=COM.MICROSOFT.CONCAT([.$B93];&quot; =&gt; &quot;;MID([.$C93];1;LEN([.$C93])-LEN([.$G93]));IF(MOD([.$D93];8)=0;&quot;&quot;;&quot;(&quot;);[.$G93];[.$F93]; IF(MOD([.$D93];8)=0; &quot;, /* padding */ 0b11111111&quot;; &quot;&quot;); &quot;;&quot;;IF([.$A93]=&quot;&quot;;&quot;&quot;;COM.MICROSOFT.CONCAT(&quot; // '&quot;; [.$A93]; &quot;'&quot;)))" office:value-type="string" office:string-value="125 =&gt; 0b11111111, (0b111101 &lt;&lt; 2) | /* padding */ 0b11; // '}'" calcext:value-type="string">
            <text:p>125 =&gt; 0b11111111, (0b111101 &lt;&lt; 2) | /* padding */ 0b11; // '}'</text:p>
          </table:table-cell>
        </table:table-row>
        <table:table-row table:style-name="ro2">
          <table:table-cell office:value-type="string" calcext:value-type="string">
            <text:p>&lt;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b11111111, 0b11111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MOD([.D94];8)=0; &quot;&quot;; COM.MICROSOFT.CONCAT(&quot; &lt;&lt; &quot;; 8-MOD([.D94]; 8); &quot;) | /* padding */ 0b&quot;; REPT(&quot;1&quot;; 8-MOD([.D94]; 8))))" office:value-type="string" office:string-value=" &lt;&lt; 1) | /* padding */ 0b1" calcext:value-type="string">
            <text:p><text:s/>&lt;&lt; 1) | /* padding */ 0b1</text:p>
          </table:table-cell>
          <table:table-cell table:formula="of:=MID([.$C94]; LEN([.$C94]) - MOD([.$D94] - 1; 8) -2; 100)" office:value-type="string" office:string-value="0b1111100" calcext:value-type="string">
            <text:p>0b1111100</text:p>
          </table:table-cell>
          <table:table-cell table:style-name="ce76" table:formula="of:=COM.MICROSOFT.CONCAT([.$B94];&quot; =&gt; &quot;;MID([.$C94];1;LEN([.$C94])-LEN([.$G94]));IF(MOD([.$D94];8)=0;&quot;&quot;;&quot;(&quot;);[.$G94];[.$F94]; IF(MOD([.$D94];8)=0; &quot;, /* padding */ 0b11111111&quot;; &quot;&quot;); &quot;;&quot;;IF([.$A94]=&quot;&quot;;&quot;&quot;;COM.MICROSOFT.CONCAT(&quot; // '&quot;; [.$A94]; &quot;'&quot;)))" office:value-type="string" office:string-value="60 =&gt; 0b11111111, (0b1111100 &lt;&lt; 1) | /* padding */ 0b1; // '&lt;'" calcext:value-type="string">
            <text:p>60 =&gt; 0b11111111, (0b1111100 &lt;&lt; 1) | /* padding */ 0b1; // '&lt;'</text:p>
          </table:table-cell>
        </table:table-row>
        <table:table-row table:style-name="ro2">
          <table:table-cell office:value-type="string" calcext:value-type="string">
            <text:p>`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b11111111, 0b111110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MOD([.D95];8)=0; &quot;&quot;; COM.MICROSOFT.CONCAT(&quot; &lt;&lt; &quot;; 8-MOD([.D95]; 8); &quot;) | /* padding */ 0b&quot;; REPT(&quot;1&quot;; 8-MOD([.D95]; 8))))" office:value-type="string" office:string-value=" &lt;&lt; 1) | /* padding */ 0b1" calcext:value-type="string">
            <text:p><text:s/>&lt;&lt; 1) | /* padding */ 0b1</text:p>
          </table:table-cell>
          <table:table-cell table:formula="of:=MID([.$C95]; LEN([.$C95]) - MOD([.$D95] - 1; 8) -2; 100)" office:value-type="string" office:string-value="0b1111101" calcext:value-type="string">
            <text:p>0b1111101</text:p>
          </table:table-cell>
          <table:table-cell table:style-name="ce76" table:formula="of:=COM.MICROSOFT.CONCAT([.$B95];&quot; =&gt; &quot;;MID([.$C95];1;LEN([.$C95])-LEN([.$G95]));IF(MOD([.$D95];8)=0;&quot;&quot;;&quot;(&quot;);[.$G95];[.$F95]; IF(MOD([.$D95];8)=0; &quot;, /* padding */ 0b11111111&quot;; &quot;&quot;); &quot;;&quot;;IF([.$A95]=&quot;&quot;;&quot;&quot;;COM.MICROSOFT.CONCAT(&quot; // '&quot;; [.$A95]; &quot;'&quot;)))" office:value-type="string" office:string-value="96 =&gt; 0b11111111, (0b1111101 &lt;&lt; 1) | /* padding */ 0b1; // '`'" calcext:value-type="string">
            <text:p>96 =&gt; 0b11111111, (0b1111101 &lt;&lt; 1) | /* padding */ 0b1; // '`'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b11111111, 0b11111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MOD([.D96];8)=0; &quot;&quot;; COM.MICROSOFT.CONCAT(&quot; &lt;&lt; &quot;; 8-MOD([.D96]; 8); &quot;) | /* padding */ 0b&quot;; REPT(&quot;1&quot;; 8-MOD([.D96]; 8))))" office:value-type="string" office:string-value=" &lt;&lt; 1) | /* padding */ 0b1" calcext:value-type="string">
            <text:p><text:s/>&lt;&lt; 1) | /* padding */ 0b1</text:p>
          </table:table-cell>
          <table:table-cell table:formula="of:=MID([.$C96]; LEN([.$C96]) - MOD([.$D96] - 1; 8) -2; 100)" office:value-type="string" office:string-value="0b1111110" calcext:value-type="string">
            <text:p>0b1111110</text:p>
          </table:table-cell>
          <table:table-cell table:style-name="ce76" table:formula="of:=COM.MICROSOFT.CONCAT([.$B96];&quot; =&gt; &quot;;MID([.$C96];1;LEN([.$C96])-LEN([.$G96]));IF(MOD([.$D96];8)=0;&quot;&quot;;&quot;(&quot;);[.$G96];[.$F96]; IF(MOD([.$D96];8)=0; &quot;, /* padding */ 0b11111111&quot;; &quot;&quot;); &quot;;&quot;;IF([.$A96]=&quot;&quot;;&quot;&quot;;COM.MICROSOFT.CONCAT(&quot; // '&quot;; [.$A96]; &quot;'&quot;)))" office:value-type="string" office:string-value="123 =&gt; 0b11111111, (0b1111110 &lt;&lt; 1) | /* padding */ 0b1; // '{'" calcext:value-type="string">
            <text:p>123 =&gt; 0b11111111, (0b1111110 &lt;&lt; 1) | /* padding */ 0b1; // '{'</text:p>
          </table:table-cell>
        </table:table-row>
        <table:table-row table:style-name="ro2">
          <table:table-cell table:style-name="ce5" office:value-type="string" calcext:value-type="string">
            <text:p>\</text:p>
          </table:table-cell>
          <table:table-cell table:style-name="ce5" office:value-type="float" office:value="92" calcext:value-type="float">
            <text:p>92</text:p>
          </table:table-cell>
          <table:table-cell table:style-name="ce10" office:value-type="string" calcext:value-type="string">
            <text:p>0b11111111, 0b11111110, 0b000</text:p>
          </table:table-cell>
          <table:table-cell table:style-name="ce5" office:value-type="float" office:value="19" calcext:value-type="float">
            <text:p>19</text:p>
          </table:table-cell>
          <table:table-cell table:style-name="ce10"/>
          <table:table-cell table:formula="of:=IF(MOD([.D97];8)=0; &quot;&quot;; COM.MICROSOFT.CONCAT(&quot; &lt;&lt; &quot;; 8-MOD([.D97]; 8); &quot;) | /* padding */ 0b&quot;; REPT(&quot;1&quot;; 8-MOD([.D97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97]; LEN([.$C97]) - MOD([.$D97] - 1; 8) -2; 100)" office:value-type="string" office:string-value="0b000" calcext:value-type="string">
            <text:p>0b000</text:p>
          </table:table-cell>
          <table:table-cell table:style-name="ce76" table:formula="of:=COM.MICROSOFT.CONCAT([.$B97];&quot; =&gt; &quot;;MID([.$C97];1;LEN([.$C97])-LEN([.$G97]));IF(MOD([.$D97];8)=0;&quot;&quot;;&quot;(&quot;);[.$G97];[.$F97]; IF(MOD([.$D97];8)=0; &quot;, /* padding */ 0b11111111&quot;; &quot;&quot;); &quot;;&quot;;IF([.$A97]=&quot;&quot;;&quot;&quot;;COM.MICROSOFT.CONCAT(&quot; // '&quot;; [.$A97]; &quot;'&quot;)))" office:value-type="string" office:string-value="92 =&gt; 0b11111111, 0b11111110, (0b000 &lt;&lt; 5) | /* padding */ 0b11111; // '\'" calcext:value-type="string">
            <text:p>92 =&gt; 0b11111111, 0b11111110, (0b000 &lt;&lt; 5) | /* padding */ 0b11111; // '\'</text:p>
          </table:table-cell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0b11111111, 0b11111110, 0b00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MOD([.D98];8)=0; &quot;&quot;; COM.MICROSOFT.CONCAT(&quot; &lt;&lt; &quot;; 8-MOD([.D98]; 8); &quot;) | /* padding */ 0b&quot;; REPT(&quot;1&quot;; 8-MOD([.D98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98]; LEN([.$C98]) - MOD([.$D98] - 1; 8) -2; 100)" office:value-type="string" office:string-value="0b001" calcext:value-type="string">
            <text:p>0b001</text:p>
          </table:table-cell>
          <table:table-cell table:style-name="ce76" table:formula="of:=COM.MICROSOFT.CONCAT([.$B98];&quot; =&gt; &quot;;MID([.$C98];1;LEN([.$C98])-LEN([.$G98]));IF(MOD([.$D98];8)=0;&quot;&quot;;&quot;(&quot;);[.$G98];[.$F98]; IF(MOD([.$D98];8)=0; &quot;, /* padding */ 0b11111111&quot;; &quot;&quot;); &quot;;&quot;;IF([.$A98]=&quot;&quot;;&quot;&quot;;COM.MICROSOFT.CONCAT(&quot; // '&quot;; [.$A98]; &quot;'&quot;)))" office:value-type="string" office:string-value="195 =&gt; 0b11111111, 0b11111110, (0b001 &lt;&lt; 5) | /* padding */ 0b11111;" calcext:value-type="string">
            <text:p>195 =&gt; 0b11111111, 0b11111110, (0b001 &lt;&lt; 5) | /* padding */ 0b11111;</text:p>
          </table:table-cell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0b11111111, 0b11111110, 0b01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MOD([.D99];8)=0; &quot;&quot;; COM.MICROSOFT.CONCAT(&quot; &lt;&lt; &quot;; 8-MOD([.D99]; 8); &quot;) | /* padding */ 0b&quot;; REPT(&quot;1&quot;; 8-MOD([.D99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99]; LEN([.$C99]) - MOD([.$D99] - 1; 8) -2; 100)" office:value-type="string" office:string-value="0b010" calcext:value-type="string">
            <text:p>0b010</text:p>
          </table:table-cell>
          <table:table-cell table:style-name="ce76" table:formula="of:=COM.MICROSOFT.CONCAT([.$B99];&quot; =&gt; &quot;;MID([.$C99];1;LEN([.$C99])-LEN([.$G99]));IF(MOD([.$D99];8)=0;&quot;&quot;;&quot;(&quot;);[.$G99];[.$F99]; IF(MOD([.$D99];8)=0; &quot;, /* padding */ 0b11111111&quot;; &quot;&quot;); &quot;;&quot;;IF([.$A99]=&quot;&quot;;&quot;&quot;;COM.MICROSOFT.CONCAT(&quot; // '&quot;; [.$A99]; &quot;'&quot;)))" office:value-type="string" office:string-value="208 =&gt; 0b11111111, 0b11111110, (0b010 &lt;&lt; 5) | /* padding */ 0b11111;" calcext:value-type="string">
            <text:p>208 =&gt; 0b11111111, 0b11111110, (0b010 &lt;&lt; 5) | /* padding */ 0b11111;</text:p>
          </table:table-cell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b11111111, 0b11111110, 0b01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MOD([.D100];8)=0; &quot;&quot;; COM.MICROSOFT.CONCAT(&quot; &lt;&lt; &quot;; 8-MOD([.D100]; 8); &quot;) | /* padding */ 0b&quot;; REPT(&quot;1&quot;; 8-MOD([.D100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100]; LEN([.$C100]) - MOD([.$D100] - 1; 8) -2; 100)" office:value-type="string" office:string-value="0b0110" calcext:value-type="string">
            <text:p>0b0110</text:p>
          </table:table-cell>
          <table:table-cell table:style-name="ce76" table:formula="of:=COM.MICROSOFT.CONCAT([.$B100];&quot; =&gt; &quot;;MID([.$C100];1;LEN([.$C100])-LEN([.$G100]));IF(MOD([.$D100];8)=0;&quot;&quot;;&quot;(&quot;);[.$G100];[.$F100]; IF(MOD([.$D100];8)=0; &quot;, /* padding */ 0b11111111&quot;; &quot;&quot;); &quot;;&quot;;IF([.$A100]=&quot;&quot;;&quot;&quot;;COM.MICROSOFT.CONCAT(&quot; // '&quot;; [.$A100]; &quot;'&quot;)))" office:value-type="string" office:string-value="128 =&gt; 0b11111111, 0b11111110, (0b0110 &lt;&lt; 4) | /* padding */ 0b1111;" calcext:value-type="string">
            <text:p>128 =&gt; 0b11111111, 0b11111110, (0b0110 &lt;&lt; 4) | /* padding */ 0b1111;</text:p>
          </table:table-cell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b11111111, 0b11111110, 0b011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MOD([.D101];8)=0; &quot;&quot;; COM.MICROSOFT.CONCAT(&quot; &lt;&lt; &quot;; 8-MOD([.D101]; 8); &quot;) | /* padding */ 0b&quot;; REPT(&quot;1&quot;; 8-MOD([.D101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101]; LEN([.$C101]) - MOD([.$D101] - 1; 8) -2; 100)" office:value-type="string" office:string-value="0b0111" calcext:value-type="string">
            <text:p>0b0111</text:p>
          </table:table-cell>
          <table:table-cell table:style-name="ce76" table:formula="of:=COM.MICROSOFT.CONCAT([.$B101];&quot; =&gt; &quot;;MID([.$C101];1;LEN([.$C101])-LEN([.$G101]));IF(MOD([.$D101];8)=0;&quot;&quot;;&quot;(&quot;);[.$G101];[.$F101]; IF(MOD([.$D101];8)=0; &quot;, /* padding */ 0b11111111&quot;; &quot;&quot;); &quot;;&quot;;IF([.$A101]=&quot;&quot;;&quot;&quot;;COM.MICROSOFT.CONCAT(&quot; // '&quot;; [.$A101]; &quot;'&quot;)))" office:value-type="string" office:string-value="130 =&gt; 0b11111111, 0b11111110, (0b0111 &lt;&lt; 4) | /* padding */ 0b1111;" calcext:value-type="string">
            <text:p>130 =&gt; 0b11111111, 0b11111110, (0b0111 &lt;&lt; 4) | /* padding */ 0b1111;</text:p>
          </table:table-cell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b11111111, 0b11111110, 0b10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MOD([.D102];8)=0; &quot;&quot;; COM.MICROSOFT.CONCAT(&quot; &lt;&lt; &quot;; 8-MOD([.D102]; 8); &quot;) | /* padding */ 0b&quot;; REPT(&quot;1&quot;; 8-MOD([.D102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102]; LEN([.$C102]) - MOD([.$D102] - 1; 8) -2; 100)" office:value-type="string" office:string-value="0b1000" calcext:value-type="string">
            <text:p>0b1000</text:p>
          </table:table-cell>
          <table:table-cell table:style-name="ce76" table:formula="of:=COM.MICROSOFT.CONCAT([.$B102];&quot; =&gt; &quot;;MID([.$C102];1;LEN([.$C102])-LEN([.$G102]));IF(MOD([.$D102];8)=0;&quot;&quot;;&quot;(&quot;);[.$G102];[.$F102]; IF(MOD([.$D102];8)=0; &quot;, /* padding */ 0b11111111&quot;; &quot;&quot;); &quot;;&quot;;IF([.$A102]=&quot;&quot;;&quot;&quot;;COM.MICROSOFT.CONCAT(&quot; // '&quot;; [.$A102]; &quot;'&quot;)))" office:value-type="string" office:string-value="131 =&gt; 0b11111111, 0b11111110, (0b1000 &lt;&lt; 4) | /* padding */ 0b1111;" calcext:value-type="string">
            <text:p>131 =&gt; 0b11111111, 0b11111110, (0b1000 &lt;&lt; 4) | /* padding */ 0b1111;</text:p>
          </table:table-cell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0b11111111, 0b11111110, 0b100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MOD([.D103];8)=0; &quot;&quot;; COM.MICROSOFT.CONCAT(&quot; &lt;&lt; &quot;; 8-MOD([.D103]; 8); &quot;) | /* padding */ 0b&quot;; REPT(&quot;1&quot;; 8-MOD([.D103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103]; LEN([.$C103]) - MOD([.$D103] - 1; 8) -2; 100)" office:value-type="string" office:string-value="0b1001" calcext:value-type="string">
            <text:p>0b1001</text:p>
          </table:table-cell>
          <table:table-cell table:style-name="ce76" table:formula="of:=COM.MICROSOFT.CONCAT([.$B103];&quot; =&gt; &quot;;MID([.$C103];1;LEN([.$C103])-LEN([.$G103]));IF(MOD([.$D103];8)=0;&quot;&quot;;&quot;(&quot;);[.$G103];[.$F103]; IF(MOD([.$D103];8)=0; &quot;, /* padding */ 0b11111111&quot;; &quot;&quot;); &quot;;&quot;;IF([.$A103]=&quot;&quot;;&quot;&quot;;COM.MICROSOFT.CONCAT(&quot; // '&quot;; [.$A103]; &quot;'&quot;)))" office:value-type="string" office:string-value="162 =&gt; 0b11111111, 0b11111110, (0b1001 &lt;&lt; 4) | /* padding */ 0b1111;" calcext:value-type="string">
            <text:p>162 =&gt; 0b11111111, 0b11111110, (0b1001 &lt;&lt; 4) | /* padding */ 0b1111;</text:p>
          </table:table-cell>
        </table:table-row>
        <table:table-row table:style-name="ro2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0b11111111, 0b11111110, 0b10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MOD([.D104];8)=0; &quot;&quot;; COM.MICROSOFT.CONCAT(&quot; &lt;&lt; &quot;; 8-MOD([.D104]; 8); &quot;) | /* padding */ 0b&quot;; REPT(&quot;1&quot;; 8-MOD([.D104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104]; LEN([.$C104]) - MOD([.$D104] - 1; 8) -2; 100)" office:value-type="string" office:string-value="0b1010" calcext:value-type="string">
            <text:p>0b1010</text:p>
          </table:table-cell>
          <table:table-cell table:style-name="ce76" table:formula="of:=COM.MICROSOFT.CONCAT([.$B104];&quot; =&gt; &quot;;MID([.$C104];1;LEN([.$C104])-LEN([.$G104]));IF(MOD([.$D104];8)=0;&quot;&quot;;&quot;(&quot;);[.$G104];[.$F104]; IF(MOD([.$D104];8)=0; &quot;, /* padding */ 0b11111111&quot;; &quot;&quot;); &quot;;&quot;;IF([.$A104]=&quot;&quot;;&quot;&quot;;COM.MICROSOFT.CONCAT(&quot; // '&quot;; [.$A104]; &quot;'&quot;)))" office:value-type="string" office:string-value="184 =&gt; 0b11111111, 0b11111110, (0b1010 &lt;&lt; 4) | /* padding */ 0b1111;" calcext:value-type="string">
            <text:p>184 =&gt; 0b11111111, 0b11111110, (0b1010 &lt;&lt; 4) | /* padding */ 0b1111;</text:p>
          </table:table-cell>
        </table:table-row>
        <table:table-row table:style-name="ro2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0b11111111, 0b11111110, 0b101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MOD([.D105];8)=0; &quot;&quot;; COM.MICROSOFT.CONCAT(&quot; &lt;&lt; &quot;; 8-MOD([.D105]; 8); &quot;) | /* padding */ 0b&quot;; REPT(&quot;1&quot;; 8-MOD([.D105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105]; LEN([.$C105]) - MOD([.$D105] - 1; 8) -2; 100)" office:value-type="string" office:string-value="0b1011" calcext:value-type="string">
            <text:p>0b1011</text:p>
          </table:table-cell>
          <table:table-cell table:style-name="ce76" table:formula="of:=COM.MICROSOFT.CONCAT([.$B105];&quot; =&gt; &quot;;MID([.$C105];1;LEN([.$C105])-LEN([.$G105]));IF(MOD([.$D105];8)=0;&quot;&quot;;&quot;(&quot;);[.$G105];[.$F105]; IF(MOD([.$D105];8)=0; &quot;, /* padding */ 0b11111111&quot;; &quot;&quot;); &quot;;&quot;;IF([.$A105]=&quot;&quot;;&quot;&quot;;COM.MICROSOFT.CONCAT(&quot; // '&quot;; [.$A105]; &quot;'&quot;)))" office:value-type="string" office:string-value="194 =&gt; 0b11111111, 0b11111110, (0b1011 &lt;&lt; 4) | /* padding */ 0b1111;" calcext:value-type="string">
            <text:p>194 =&gt; 0b11111111, 0b11111110, (0b1011 &lt;&lt; 4) | /* padding */ 0b1111;</text:p>
          </table:table-cell>
        </table:table-row>
        <table:table-row table:style-name="ro2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0b11111111, 0b11111110, 0b11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MOD([.D106];8)=0; &quot;&quot;; COM.MICROSOFT.CONCAT(&quot; &lt;&lt; &quot;; 8-MOD([.D106]; 8); &quot;) | /* padding */ 0b&quot;; REPT(&quot;1&quot;; 8-MOD([.D106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106]; LEN([.$C106]) - MOD([.$D106] - 1; 8) -2; 100)" office:value-type="string" office:string-value="0b1100" calcext:value-type="string">
            <text:p>0b1100</text:p>
          </table:table-cell>
          <table:table-cell table:style-name="ce76" table:formula="of:=COM.MICROSOFT.CONCAT([.$B106];&quot; =&gt; &quot;;MID([.$C106];1;LEN([.$C106])-LEN([.$G106]));IF(MOD([.$D106];8)=0;&quot;&quot;;&quot;(&quot;);[.$G106];[.$F106]; IF(MOD([.$D106];8)=0; &quot;, /* padding */ 0b11111111&quot;; &quot;&quot;); &quot;;&quot;;IF([.$A106]=&quot;&quot;;&quot;&quot;;COM.MICROSOFT.CONCAT(&quot; // '&quot;; [.$A106]; &quot;'&quot;)))" office:value-type="string" office:string-value="224 =&gt; 0b11111111, 0b11111110, (0b1100 &lt;&lt; 4) | /* padding */ 0b1111;" calcext:value-type="string">
            <text:p>224 =&gt; 0b11111111, 0b11111110, (0b1100 &lt;&lt; 4) | /* padding */ 0b1111;</text:p>
          </table:table-cell>
        </table:table-row>
        <table:table-row table:style-name="ro2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0b11111111, 0b11111110, 0b110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MOD([.D107];8)=0; &quot;&quot;; COM.MICROSOFT.CONCAT(&quot; &lt;&lt; &quot;; 8-MOD([.D107]; 8); &quot;) | /* padding */ 0b&quot;; REPT(&quot;1&quot;; 8-MOD([.D107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107]; LEN([.$C107]) - MOD([.$D107] - 1; 8) -2; 100)" office:value-type="string" office:string-value="0b1101" calcext:value-type="string">
            <text:p>0b1101</text:p>
          </table:table-cell>
          <table:table-cell table:style-name="ce76" table:formula="of:=COM.MICROSOFT.CONCAT([.$B107];&quot; =&gt; &quot;;MID([.$C107];1;LEN([.$C107])-LEN([.$G107]));IF(MOD([.$D107];8)=0;&quot;&quot;;&quot;(&quot;);[.$G107];[.$F107]; IF(MOD([.$D107];8)=0; &quot;, /* padding */ 0b11111111&quot;; &quot;&quot;); &quot;;&quot;;IF([.$A107]=&quot;&quot;;&quot;&quot;;COM.MICROSOFT.CONCAT(&quot; // '&quot;; [.$A107]; &quot;'&quot;)))" office:value-type="string" office:string-value="226 =&gt; 0b11111111, 0b11111110, (0b1101 &lt;&lt; 4) | /* padding */ 0b1111;" calcext:value-type="string">
            <text:p>226 =&gt; 0b11111111, 0b11111110, (0b1101 &lt;&lt; 4) | /* padding */ 0b1111;</text:p>
          </table:table-cell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0b11111111, 0b11111110, 0b111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08];8)=0; &quot;&quot;; COM.MICROSOFT.CONCAT(&quot; &lt;&lt; &quot;; 8-MOD([.D108]; 8); &quot;) | /* padding */ 0b&quot;; REPT(&quot;1&quot;; 8-MOD([.D108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08]; LEN([.$C108]) - MOD([.$D108] - 1; 8) -2; 100)" office:value-type="string" office:string-value="0b11100" calcext:value-type="string">
            <text:p>0b11100</text:p>
          </table:table-cell>
          <table:table-cell table:style-name="ce76" table:formula="of:=COM.MICROSOFT.CONCAT([.$B108];&quot; =&gt; &quot;;MID([.$C108];1;LEN([.$C108])-LEN([.$G108]));IF(MOD([.$D108];8)=0;&quot;&quot;;&quot;(&quot;);[.$G108];[.$F108]; IF(MOD([.$D108];8)=0; &quot;, /* padding */ 0b11111111&quot;; &quot;&quot;); &quot;;&quot;;IF([.$A108]=&quot;&quot;;&quot;&quot;;COM.MICROSOFT.CONCAT(&quot; // '&quot;; [.$A108]; &quot;'&quot;)))" office:value-type="string" office:string-value="153 =&gt; 0b11111111, 0b11111110, (0b11100 &lt;&lt; 3) | /* padding */ 0b111;" calcext:value-type="string">
            <text:p>153 =&gt; 0b11111111, 0b11111110, (0b11100 &lt;&lt; 3) | /* padding */ 0b111;</text:p>
          </table:table-cell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0b11111111, 0b11111110, 0b1110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09];8)=0; &quot;&quot;; COM.MICROSOFT.CONCAT(&quot; &lt;&lt; &quot;; 8-MOD([.D109]; 8); &quot;) | /* padding */ 0b&quot;; REPT(&quot;1&quot;; 8-MOD([.D109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09]; LEN([.$C109]) - MOD([.$D109] - 1; 8) -2; 100)" office:value-type="string" office:string-value="0b11101" calcext:value-type="string">
            <text:p>0b11101</text:p>
          </table:table-cell>
          <table:table-cell table:style-name="ce76" table:formula="of:=COM.MICROSOFT.CONCAT([.$B109];&quot; =&gt; &quot;;MID([.$C109];1;LEN([.$C109])-LEN([.$G109]));IF(MOD([.$D109];8)=0;&quot;&quot;;&quot;(&quot;);[.$G109];[.$F109]; IF(MOD([.$D109];8)=0; &quot;, /* padding */ 0b11111111&quot;; &quot;&quot;); &quot;;&quot;;IF([.$A109]=&quot;&quot;;&quot;&quot;;COM.MICROSOFT.CONCAT(&quot; // '&quot;; [.$A109]; &quot;'&quot;)))" office:value-type="string" office:string-value="161 =&gt; 0b11111111, 0b11111110, (0b11101 &lt;&lt; 3) | /* padding */ 0b111;" calcext:value-type="string">
            <text:p>161 =&gt; 0b11111111, 0b11111110, (0b11101 &lt;&lt; 3) | /* padding */ 0b111;</text:p>
          </table:table-cell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0b11111111, 0b11111110, 0b1111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10];8)=0; &quot;&quot;; COM.MICROSOFT.CONCAT(&quot; &lt;&lt; &quot;; 8-MOD([.D110]; 8); &quot;) | /* padding */ 0b&quot;; REPT(&quot;1&quot;; 8-MOD([.D110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10]; LEN([.$C110]) - MOD([.$D110] - 1; 8) -2; 100)" office:value-type="string" office:string-value="0b11110" calcext:value-type="string">
            <text:p>0b11110</text:p>
          </table:table-cell>
          <table:table-cell table:style-name="ce76" table:formula="of:=COM.MICROSOFT.CONCAT([.$B110];&quot; =&gt; &quot;;MID([.$C110];1;LEN([.$C110])-LEN([.$G110]));IF(MOD([.$D110];8)=0;&quot;&quot;;&quot;(&quot;);[.$G110];[.$F110]; IF(MOD([.$D110];8)=0; &quot;, /* padding */ 0b11111111&quot;; &quot;&quot;); &quot;;&quot;;IF([.$A110]=&quot;&quot;;&quot;&quot;;COM.MICROSOFT.CONCAT(&quot; // '&quot;; [.$A110]; &quot;'&quot;)))" office:value-type="string" office:string-value="167 =&gt; 0b11111111, 0b11111110, (0b11110 &lt;&lt; 3) | /* padding */ 0b111;" calcext:value-type="string">
            <text:p>167 =&gt; 0b11111111, 0b11111110, (0b11110 &lt;&lt; 3) | /* padding */ 0b111;</text:p>
          </table:table-cell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0b11111111, 0b11111110, 0b111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11];8)=0; &quot;&quot;; COM.MICROSOFT.CONCAT(&quot; &lt;&lt; &quot;; 8-MOD([.D111]; 8); &quot;) | /* padding */ 0b&quot;; REPT(&quot;1&quot;; 8-MOD([.D111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11]; LEN([.$C111]) - MOD([.$D111] - 1; 8) -2; 100)" office:value-type="string" office:string-value="0b11111" calcext:value-type="string">
            <text:p>0b11111</text:p>
          </table:table-cell>
          <table:table-cell table:style-name="ce76" table:formula="of:=COM.MICROSOFT.CONCAT([.$B111];&quot; =&gt; &quot;;MID([.$C111];1;LEN([.$C111])-LEN([.$G111]));IF(MOD([.$D111];8)=0;&quot;&quot;;&quot;(&quot;);[.$G111];[.$F111]; IF(MOD([.$D111];8)=0; &quot;, /* padding */ 0b11111111&quot;; &quot;&quot;); &quot;;&quot;;IF([.$A111]=&quot;&quot;;&quot;&quot;;COM.MICROSOFT.CONCAT(&quot; // '&quot;; [.$A111]; &quot;'&quot;)))" office:value-type="string" office:string-value="172 =&gt; 0b11111111, 0b11111110, (0b11111 &lt;&lt; 3) | /* padding */ 0b111;" calcext:value-type="string">
            <text:p>172 =&gt; 0b11111111, 0b11111110, (0b11111 &lt;&lt; 3) | /* padding */ 0b111;</text:p>
          </table:table-cell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0b11111111, 0b11111111, 0b000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12];8)=0; &quot;&quot;; COM.MICROSOFT.CONCAT(&quot; &lt;&lt; &quot;; 8-MOD([.D112]; 8); &quot;) | /* padding */ 0b&quot;; REPT(&quot;1&quot;; 8-MOD([.D112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12]; LEN([.$C112]) - MOD([.$D112] - 1; 8) -2; 100)" office:value-type="string" office:string-value="0b00000" calcext:value-type="string">
            <text:p>0b00000</text:p>
          </table:table-cell>
          <table:table-cell table:style-name="ce76" table:formula="of:=COM.MICROSOFT.CONCAT([.$B112];&quot; =&gt; &quot;;MID([.$C112];1;LEN([.$C112])-LEN([.$G112]));IF(MOD([.$D112];8)=0;&quot;&quot;;&quot;(&quot;);[.$G112];[.$F112]; IF(MOD([.$D112];8)=0; &quot;, /* padding */ 0b11111111&quot;; &quot;&quot;); &quot;;&quot;;IF([.$A112]=&quot;&quot;;&quot;&quot;;COM.MICROSOFT.CONCAT(&quot; // '&quot;; [.$A112]; &quot;'&quot;)))" office:value-type="string" office:string-value="176 =&gt; 0b11111111, 0b11111111, (0b00000 &lt;&lt; 3) | /* padding */ 0b111;" calcext:value-type="string">
            <text:p>176 =&gt; 0b11111111, 0b11111111, (0b00000 &lt;&lt; 3) | /* padding */ 0b111;</text:p>
          </table:table-cell>
        </table:table-row>
        <table:table-row table:style-name="ro2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0b11111111, 0b11111111, 0b0000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13];8)=0; &quot;&quot;; COM.MICROSOFT.CONCAT(&quot; &lt;&lt; &quot;; 8-MOD([.D113]; 8); &quot;) | /* padding */ 0b&quot;; REPT(&quot;1&quot;; 8-MOD([.D113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13]; LEN([.$C113]) - MOD([.$D113] - 1; 8) -2; 100)" office:value-type="string" office:string-value="0b00001" calcext:value-type="string">
            <text:p>0b00001</text:p>
          </table:table-cell>
          <table:table-cell table:style-name="ce76" table:formula="of:=COM.MICROSOFT.CONCAT([.$B113];&quot; =&gt; &quot;;MID([.$C113];1;LEN([.$C113])-LEN([.$G113]));IF(MOD([.$D113];8)=0;&quot;&quot;;&quot;(&quot;);[.$G113];[.$F113]; IF(MOD([.$D113];8)=0; &quot;, /* padding */ 0b11111111&quot;; &quot;&quot;); &quot;;&quot;;IF([.$A113]=&quot;&quot;;&quot;&quot;;COM.MICROSOFT.CONCAT(&quot; // '&quot;; [.$A113]; &quot;'&quot;)))" office:value-type="string" office:string-value="177 =&gt; 0b11111111, 0b11111111, (0b00001 &lt;&lt; 3) | /* padding */ 0b111;" calcext:value-type="string">
            <text:p>177 =&gt; 0b11111111, 0b11111111, (0b00001 &lt;&lt; 3) | /* padding */ 0b111;</text:p>
          </table:table-cell>
        </table:table-row>
        <table:table-row table:style-name="ro2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0b11111111, 0b11111111, 0b0001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14];8)=0; &quot;&quot;; COM.MICROSOFT.CONCAT(&quot; &lt;&lt; &quot;; 8-MOD([.D114]; 8); &quot;) | /* padding */ 0b&quot;; REPT(&quot;1&quot;; 8-MOD([.D114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14]; LEN([.$C114]) - MOD([.$D114] - 1; 8) -2; 100)" office:value-type="string" office:string-value="0b00010" calcext:value-type="string">
            <text:p>0b00010</text:p>
          </table:table-cell>
          <table:table-cell table:style-name="ce76" table:formula="of:=COM.MICROSOFT.CONCAT([.$B114];&quot; =&gt; &quot;;MID([.$C114];1;LEN([.$C114])-LEN([.$G114]));IF(MOD([.$D114];8)=0;&quot;&quot;;&quot;(&quot;);[.$G114];[.$F114]; IF(MOD([.$D114];8)=0; &quot;, /* padding */ 0b11111111&quot;; &quot;&quot;); &quot;;&quot;;IF([.$A114]=&quot;&quot;;&quot;&quot;;COM.MICROSOFT.CONCAT(&quot; // '&quot;; [.$A114]; &quot;'&quot;)))" office:value-type="string" office:string-value="179 =&gt; 0b11111111, 0b11111111, (0b00010 &lt;&lt; 3) | /* padding */ 0b111;" calcext:value-type="string">
            <text:p>179 =&gt; 0b11111111, 0b11111111, (0b00010 &lt;&lt; 3) | /* padding */ 0b111;</text:p>
          </table:table-cell>
        </table:table-row>
        <table:table-row table:style-name="ro2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0b11111111, 0b11111111, 0b000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15];8)=0; &quot;&quot;; COM.MICROSOFT.CONCAT(&quot; &lt;&lt; &quot;; 8-MOD([.D115]; 8); &quot;) | /* padding */ 0b&quot;; REPT(&quot;1&quot;; 8-MOD([.D115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15]; LEN([.$C115]) - MOD([.$D115] - 1; 8) -2; 100)" office:value-type="string" office:string-value="0b00011" calcext:value-type="string">
            <text:p>0b00011</text:p>
          </table:table-cell>
          <table:table-cell table:style-name="ce76" table:formula="of:=COM.MICROSOFT.CONCAT([.$B115];&quot; =&gt; &quot;;MID([.$C115];1;LEN([.$C115])-LEN([.$G115]));IF(MOD([.$D115];8)=0;&quot;&quot;;&quot;(&quot;);[.$G115];[.$F115]; IF(MOD([.$D115];8)=0; &quot;, /* padding */ 0b11111111&quot;; &quot;&quot;); &quot;;&quot;;IF([.$A115]=&quot;&quot;;&quot;&quot;;COM.MICROSOFT.CONCAT(&quot; // '&quot;; [.$A115]; &quot;'&quot;)))" office:value-type="string" office:string-value="209 =&gt; 0b11111111, 0b11111111, (0b00011 &lt;&lt; 3) | /* padding */ 0b111;" calcext:value-type="string">
            <text:p>209 =&gt; 0b11111111, 0b11111111, (0b00011 &lt;&lt; 3) | /* padding */ 0b111;</text:p>
          </table:table-cell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0b11111111, 0b11111111, 0b001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16];8)=0; &quot;&quot;; COM.MICROSOFT.CONCAT(&quot; &lt;&lt; &quot;; 8-MOD([.D116]; 8); &quot;) | /* padding */ 0b&quot;; REPT(&quot;1&quot;; 8-MOD([.D116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16]; LEN([.$C116]) - MOD([.$D116] - 1; 8) -2; 100)" office:value-type="string" office:string-value="0b00100" calcext:value-type="string">
            <text:p>0b00100</text:p>
          </table:table-cell>
          <table:table-cell table:style-name="ce76" table:formula="of:=COM.MICROSOFT.CONCAT([.$B116];&quot; =&gt; &quot;;MID([.$C116];1;LEN([.$C116])-LEN([.$G116]));IF(MOD([.$D116];8)=0;&quot;&quot;;&quot;(&quot;);[.$G116];[.$F116]; IF(MOD([.$D116];8)=0; &quot;, /* padding */ 0b11111111&quot;; &quot;&quot;); &quot;;&quot;;IF([.$A116]=&quot;&quot;;&quot;&quot;;COM.MICROSOFT.CONCAT(&quot; // '&quot;; [.$A116]; &quot;'&quot;)))" office:value-type="string" office:string-value="216 =&gt; 0b11111111, 0b11111111, (0b00100 &lt;&lt; 3) | /* padding */ 0b111;" calcext:value-type="string">
            <text:p>216 =&gt; 0b11111111, 0b11111111, (0b00100 &lt;&lt; 3) | /* padding */ 0b111;</text:p>
          </table:table-cell>
        </table:table-row>
        <table:table-row table:style-name="ro2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0b11111111, 0b11111111, 0b0010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17];8)=0; &quot;&quot;; COM.MICROSOFT.CONCAT(&quot; &lt;&lt; &quot;; 8-MOD([.D117]; 8); &quot;) | /* padding */ 0b&quot;; REPT(&quot;1&quot;; 8-MOD([.D117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17]; LEN([.$C117]) - MOD([.$D117] - 1; 8) -2; 100)" office:value-type="string" office:string-value="0b00101" calcext:value-type="string">
            <text:p>0b00101</text:p>
          </table:table-cell>
          <table:table-cell table:style-name="ce76" table:formula="of:=COM.MICROSOFT.CONCAT([.$B117];&quot; =&gt; &quot;;MID([.$C117];1;LEN([.$C117])-LEN([.$G117]));IF(MOD([.$D117];8)=0;&quot;&quot;;&quot;(&quot;);[.$G117];[.$F117]; IF(MOD([.$D117];8)=0; &quot;, /* padding */ 0b11111111&quot;; &quot;&quot;); &quot;;&quot;;IF([.$A117]=&quot;&quot;;&quot;&quot;;COM.MICROSOFT.CONCAT(&quot; // '&quot;; [.$A117]; &quot;'&quot;)))" office:value-type="string" office:string-value="217 =&gt; 0b11111111, 0b11111111, (0b00101 &lt;&lt; 3) | /* padding */ 0b111;" calcext:value-type="string">
            <text:p>217 =&gt; 0b11111111, 0b11111111, (0b00101 &lt;&lt; 3) | /* padding */ 0b111;</text:p>
          </table:table-cell>
        </table:table-row>
        <table:table-row table:style-name="ro2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0b11111111, 0b11111111, 0b0011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18];8)=0; &quot;&quot;; COM.MICROSOFT.CONCAT(&quot; &lt;&lt; &quot;; 8-MOD([.D118]; 8); &quot;) | /* padding */ 0b&quot;; REPT(&quot;1&quot;; 8-MOD([.D118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18]; LEN([.$C118]) - MOD([.$D118] - 1; 8) -2; 100)" office:value-type="string" office:string-value="0b00110" calcext:value-type="string">
            <text:p>0b00110</text:p>
          </table:table-cell>
          <table:table-cell table:style-name="ce76" table:formula="of:=COM.MICROSOFT.CONCAT([.$B118];&quot; =&gt; &quot;;MID([.$C118];1;LEN([.$C118])-LEN([.$G118]));IF(MOD([.$D118];8)=0;&quot;&quot;;&quot;(&quot;);[.$G118];[.$F118]; IF(MOD([.$D118];8)=0; &quot;, /* padding */ 0b11111111&quot;; &quot;&quot;); &quot;;&quot;;IF([.$A118]=&quot;&quot;;&quot;&quot;;COM.MICROSOFT.CONCAT(&quot; // '&quot;; [.$A118]; &quot;'&quot;)))" office:value-type="string" office:string-value="227 =&gt; 0b11111111, 0b11111111, (0b00110 &lt;&lt; 3) | /* padding */ 0b111;" calcext:value-type="string">
            <text:p>227 =&gt; 0b11111111, 0b11111111, (0b00110 &lt;&lt; 3) | /* padding */ 0b111;</text:p>
          </table:table-cell>
        </table:table-row>
        <table:table-row table:style-name="ro2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0b11111111, 0b11111111, 0b001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19];8)=0; &quot;&quot;; COM.MICROSOFT.CONCAT(&quot; &lt;&lt; &quot;; 8-MOD([.D119]; 8); &quot;) | /* padding */ 0b&quot;; REPT(&quot;1&quot;; 8-MOD([.D119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19]; LEN([.$C119]) - MOD([.$D119] - 1; 8) -2; 100)" office:value-type="string" office:string-value="0b00111" calcext:value-type="string">
            <text:p>0b00111</text:p>
          </table:table-cell>
          <table:table-cell table:style-name="ce76" table:formula="of:=COM.MICROSOFT.CONCAT([.$B119];&quot; =&gt; &quot;;MID([.$C119];1;LEN([.$C119])-LEN([.$G119]));IF(MOD([.$D119];8)=0;&quot;&quot;;&quot;(&quot;);[.$G119];[.$F119]; IF(MOD([.$D119];8)=0; &quot;, /* padding */ 0b11111111&quot;; &quot;&quot;); &quot;;&quot;;IF([.$A119]=&quot;&quot;;&quot;&quot;;COM.MICROSOFT.CONCAT(&quot; // '&quot;; [.$A119]; &quot;'&quot;)))" office:value-type="string" office:string-value="229 =&gt; 0b11111111, 0b11111111, (0b00111 &lt;&lt; 3) | /* padding */ 0b111;" calcext:value-type="string">
            <text:p>229 =&gt; 0b11111111, 0b11111111, (0b00111 &lt;&lt; 3) | /* padding */ 0b111;</text:p>
          </table:table-cell>
        </table:table-row>
        <table:table-row table:style-name="ro2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0b11111111, 0b11111111, 0b010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MOD([.D120];8)=0; &quot;&quot;; COM.MICROSOFT.CONCAT(&quot; &lt;&lt; &quot;; 8-MOD([.D120]; 8); &quot;) | /* padding */ 0b&quot;; REPT(&quot;1&quot;; 8-MOD([.D120]; 8))))" office:value-type="string" office:string-value=" &lt;&lt; 3) | /* padding */ 0b111" calcext:value-type="string">
            <text:p><text:s/>&lt;&lt; 3) | /* padding */ 0b111</text:p>
          </table:table-cell>
          <table:table-cell table:formula="of:=MID([.$C120]; LEN([.$C120]) - MOD([.$D120] - 1; 8) -2; 100)" office:value-type="string" office:string-value="0b01000" calcext:value-type="string">
            <text:p>0b01000</text:p>
          </table:table-cell>
          <table:table-cell table:style-name="ce76" table:formula="of:=COM.MICROSOFT.CONCAT([.$B120];&quot; =&gt; &quot;;MID([.$C120];1;LEN([.$C120])-LEN([.$G120]));IF(MOD([.$D120];8)=0;&quot;&quot;;&quot;(&quot;);[.$G120];[.$F120]; IF(MOD([.$D120];8)=0; &quot;, /* padding */ 0b11111111&quot;; &quot;&quot;); &quot;;&quot;;IF([.$A120]=&quot;&quot;;&quot;&quot;;COM.MICROSOFT.CONCAT(&quot; // '&quot;; [.$A120]; &quot;'&quot;)))" office:value-type="string" office:string-value="230 =&gt; 0b11111111, 0b11111111, (0b01000 &lt;&lt; 3) | /* padding */ 0b111;" calcext:value-type="string">
            <text:p>230 =&gt; 0b11111111, 0b11111111, (0b01000 &lt;&lt; 3) | /* padding */ 0b111;</text:p>
          </table:table-cell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b11111111, 0b11111111, 0b01001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21];8)=0; &quot;&quot;; COM.MICROSOFT.CONCAT(&quot; &lt;&lt; &quot;; 8-MOD([.D121]; 8); &quot;) | /* padding */ 0b&quot;; REPT(&quot;1&quot;; 8-MOD([.D121]; 8))))" office:value-type="string" office:string-value=" &lt;&lt; 2) | /* padding */ 0b11" calcext:value-type="string">
            <text:p><text:s/>&lt;&lt; 2) | /* padding */ 0b11</text:p>
          </table:table-cell>
          <table:table-cell table:formula="of:=MID([.$C121]; LEN([.$C121]) - MOD([.$D121] - 1; 8) -2; 100)" office:value-type="string" office:string-value="0b010010" calcext:value-type="string">
            <text:p>0b010010</text:p>
          </table:table-cell>
          <table:table-cell table:style-name="ce76" table:formula="of:=COM.MICROSOFT.CONCAT([.$B121];&quot; =&gt; &quot;;MID([.$C121];1;LEN([.$C121])-LEN([.$G121]));IF(MOD([.$D121];8)=0;&quot;&quot;;&quot;(&quot;);[.$G121];[.$F121]; IF(MOD([.$D121];8)=0; &quot;, /* padding */ 0b11111111&quot;; &quot;&quot;); &quot;;&quot;;IF([.$A121]=&quot;&quot;;&quot;&quot;;COM.MICROSOFT.CONCAT(&quot; // '&quot;; [.$A121]; &quot;'&quot;)))" office:value-type="string" office:string-value="129 =&gt; 0b11111111, 0b11111111, (0b010010 &lt;&lt; 2) | /* padding */ 0b11;" calcext:value-type="string">
            <text:p>129 =&gt; 0b11111111, 0b11111111, (0b010010 &lt;&lt; 2) | /* padding */ 0b11;</text:p>
          </table:table-cell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b11111111, 0b11111111, 0b01001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22];8)=0; &quot;&quot;; COM.MICROSOFT.CONCAT(&quot; &lt;&lt; &quot;; 8-MOD([.D122]; 8); &quot;) | /* padding */ 0b&quot;; REPT(&quot;1&quot;; 8-MOD([.D122]; 8))))" office:value-type="string" office:string-value=" &lt;&lt; 2) | /* padding */ 0b11" calcext:value-type="string">
            <text:p><text:s/>&lt;&lt; 2) | /* padding */ 0b11</text:p>
          </table:table-cell>
          <table:table-cell table:formula="of:=MID([.$C122]; LEN([.$C122]) - MOD([.$D122] - 1; 8) -2; 100)" office:value-type="string" office:string-value="0b010011" calcext:value-type="string">
            <text:p>0b010011</text:p>
          </table:table-cell>
          <table:table-cell table:style-name="ce76" table:formula="of:=COM.MICROSOFT.CONCAT([.$B122];&quot; =&gt; &quot;;MID([.$C122];1;LEN([.$C122])-LEN([.$G122]));IF(MOD([.$D122];8)=0;&quot;&quot;;&quot;(&quot;);[.$G122];[.$F122]; IF(MOD([.$D122];8)=0; &quot;, /* padding */ 0b11111111&quot;; &quot;&quot;); &quot;;&quot;;IF([.$A122]=&quot;&quot;;&quot;&quot;;COM.MICROSOFT.CONCAT(&quot; // '&quot;; [.$A122]; &quot;'&quot;)))" office:value-type="string" office:string-value="132 =&gt; 0b11111111, 0b11111111, (0b010011 &lt;&lt; 2) | /* padding */ 0b11;" calcext:value-type="string">
            <text:p>132 =&gt; 0b11111111, 0b11111111, (0b010011 &lt;&lt; 2) | /* padding */ 0b11;</text:p>
          </table:table-cell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0b11111111, 0b11111111, 0b01010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23];8)=0; &quot;&quot;; COM.MICROSOFT.CONCAT(&quot; &lt;&lt; &quot;; 8-MOD([.D123]; 8); &quot;) | /* padding */ 0b&quot;; REPT(&quot;1&quot;; 8-MOD([.D123]; 8))))" office:value-type="string" office:string-value=" &lt;&lt; 2) | /* padding */ 0b11" calcext:value-type="string">
            <text:p><text:s/>&lt;&lt; 2) | /* padding */ 0b11</text:p>
          </table:table-cell>
          <table:table-cell table:formula="of:=MID([.$C123]; LEN([.$C123]) - MOD([.$D123] - 1; 8) -2; 100)" office:value-type="string" office:string-value="0b010100" calcext:value-type="string">
            <text:p>0b010100</text:p>
          </table:table-cell>
          <table:table-cell table:style-name="ce76" table:formula="of:=COM.MICROSOFT.CONCAT([.$B123];&quot; =&gt; &quot;;MID([.$C123];1;LEN([.$C123])-LEN([.$G123]));IF(MOD([.$D123];8)=0;&quot;&quot;;&quot;(&quot;);[.$G123];[.$F123]; IF(MOD([.$D123];8)=0; &quot;, /* padding */ 0b11111111&quot;; &quot;&quot;); &quot;;&quot;;IF([.$A123]=&quot;&quot;;&quot;&quot;;COM.MICROSOFT.CONCAT(&quot; // '&quot;; [.$A123]; &quot;'&quot;)))" office:value-type="string" office:string-value="133 =&gt; 0b11111111, 0b11111111, (0b010100 &lt;&lt; 2) | /* padding */ 0b11;" calcext:value-type="string">
            <text:p>133 =&gt; 0b11111111, 0b11111111, (0b010100 &lt;&lt; 2) | /* padding */ 0b11;</text:p>
          </table:table-cell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b11111111, 0b11111111, 0b01010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24];8)=0; &quot;&quot;; COM.MICROSOFT.CONCAT(&quot; &lt;&lt; &quot;; 8-MOD([.D124]; 8); &quot;) | /* padding */ 0b&quot;; REPT(&quot;1&quot;; 8-MOD([.D124]; 8))))" office:value-type="string" office:string-value=" &lt;&lt; 2) | /* padding */ 0b11" calcext:value-type="string">
            <text:p><text:s/>&lt;&lt; 2) | /* padding */ 0b11</text:p>
          </table:table-cell>
          <table:table-cell table:formula="of:=MID([.$C124]; LEN([.$C124]) - MOD([.$D124] - 1; 8) -2; 100)" office:value-type="string" office:string-value="0b010101" calcext:value-type="string">
            <text:p>0b010101</text:p>
          </table:table-cell>
          <table:table-cell table:style-name="ce76" table:formula="of:=COM.MICROSOFT.CONCAT([.$B124];&quot; =&gt; &quot;;MID([.$C124];1;LEN([.$C124])-LEN([.$G124]));IF(MOD([.$D124];8)=0;&quot;&quot;;&quot;(&quot;);[.$G124];[.$F124]; IF(MOD([.$D124];8)=0; &quot;, /* padding */ 0b11111111&quot;; &quot;&quot;); &quot;;&quot;;IF([.$A124]=&quot;&quot;;&quot;&quot;;COM.MICROSOFT.CONCAT(&quot; // '&quot;; [.$A124]; &quot;'&quot;)))" office:value-type="string" office:string-value="134 =&gt; 0b11111111, 0b11111111, (0b010101 &lt;&lt; 2) | /* padding */ 0b11;" calcext:value-type="string">
            <text:p>134 =&gt; 0b11111111, 0b11111111, (0b010101 &lt;&lt; 2) | /* padding */ 0b11;</text:p>
          </table:table-cell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b11111111, 0b11111111, 0b01011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25];8)=0; &quot;&quot;; COM.MICROSOFT.CONCAT(&quot; &lt;&lt; &quot;; 8-MOD([.D125]; 8); &quot;) | /* padding */ 0b&quot;; REPT(&quot;1&quot;; 8-MOD([.D125]; 8))))" office:value-type="string" office:string-value=" &lt;&lt; 2) | /* padding */ 0b11" calcext:value-type="string">
            <text:p><text:s/>&lt;&lt; 2) | /* padding */ 0b11</text:p>
          </table:table-cell>
          <table:table-cell table:formula="of:=MID([.$C125]; LEN([.$C125]) - MOD([.$D125] - 1; 8) -2; 100)" office:value-type="string" office:string-value="0b010110" calcext:value-type="string">
            <text:p>0b010110</text:p>
          </table:table-cell>
          <table:table-cell table:style-name="ce76" table:formula="of:=COM.MICROSOFT.CONCAT([.$B125];&quot; =&gt; &quot;;MID([.$C125];1;LEN([.$C125])-LEN([.$G125]));IF(MOD([.$D125];8)=0;&quot;&quot;;&quot;(&quot;);[.$G125];[.$F125]; IF(MOD([.$D125];8)=0; &quot;, /* padding */ 0b11111111&quot;; &quot;&quot;); &quot;;&quot;;IF([.$A125]=&quot;&quot;;&quot;&quot;;COM.MICROSOFT.CONCAT(&quot; // '&quot;; [.$A125]; &quot;'&quot;)))" office:value-type="string" office:string-value="136 =&gt; 0b11111111, 0b11111111, (0b010110 &lt;&lt; 2) | /* padding */ 0b11;" calcext:value-type="string">
            <text:p>136 =&gt; 0b11111111, 0b11111111, (0b010110 &lt;&lt; 2) | /* padding */ 0b11;</text:p>
          </table:table-cell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0b11111111, 0b11111111, 0b01011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26];8)=0; &quot;&quot;; COM.MICROSOFT.CONCAT(&quot; &lt;&lt; &quot;; 8-MOD([.D126]; 8); &quot;) | /* padding */ 0b&quot;; REPT(&quot;1&quot;; 8-MOD([.D126]; 8))))" office:value-type="string" office:string-value=" &lt;&lt; 2) | /* padding */ 0b11" calcext:value-type="string">
            <text:p><text:s/>&lt;&lt; 2) | /* padding */ 0b11</text:p>
          </table:table-cell>
          <table:table-cell table:formula="of:=MID([.$C126]; LEN([.$C126]) - MOD([.$D126] - 1; 8) -2; 100)" office:value-type="string" office:string-value="0b010111" calcext:value-type="string">
            <text:p>0b010111</text:p>
          </table:table-cell>
          <table:table-cell table:style-name="ce76" table:formula="of:=COM.MICROSOFT.CONCAT([.$B126];&quot; =&gt; &quot;;MID([.$C126];1;LEN([.$C126])-LEN([.$G126]));IF(MOD([.$D126];8)=0;&quot;&quot;;&quot;(&quot;);[.$G126];[.$F126]; IF(MOD([.$D126];8)=0; &quot;, /* padding */ 0b11111111&quot;; &quot;&quot;); &quot;;&quot;;IF([.$A126]=&quot;&quot;;&quot;&quot;;COM.MICROSOFT.CONCAT(&quot; // '&quot;; [.$A126]; &quot;'&quot;)))" office:value-type="string" office:string-value="146 =&gt; 0b11111111, 0b11111111, (0b010111 &lt;&lt; 2) | /* padding */ 0b11;" calcext:value-type="string">
            <text:p>146 =&gt; 0b11111111, 0b11111111, (0b010111 &lt;&lt; 2) | /* padding */ 0b11;</text:p>
          </table:table-cell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0b11111111, 0b11111111, 0b01100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27];8)=0; &quot;&quot;; COM.MICROSOFT.CONCAT(&quot; &lt;&lt; &quot;; 8-MOD([.D127]; 8); &quot;) | /* padding */ 0b&quot;; REPT(&quot;1&quot;; 8-MOD([.D127]; 8))))" office:value-type="string" office:string-value=" &lt;&lt; 2) | /* padding */ 0b11" calcext:value-type="string">
            <text:p><text:s/>&lt;&lt; 2) | /* padding */ 0b11</text:p>
          </table:table-cell>
          <table:table-cell table:formula="of:=MID([.$C127]; LEN([.$C127]) - MOD([.$D127] - 1; 8) -2; 100)" office:value-type="string" office:string-value="0b011000" calcext:value-type="string">
            <text:p>0b011000</text:p>
          </table:table-cell>
          <table:table-cell table:style-name="ce76" table:formula="of:=COM.MICROSOFT.CONCAT([.$B127];&quot; =&gt; &quot;;MID([.$C127];1;LEN([.$C127])-LEN([.$G127]));IF(MOD([.$D127];8)=0;&quot;&quot;;&quot;(&quot;);[.$G127];[.$F127]; IF(MOD([.$D127];8)=0; &quot;, /* padding */ 0b11111111&quot;; &quot;&quot;); &quot;;&quot;;IF([.$A127]=&quot;&quot;;&quot;&quot;;COM.MICROSOFT.CONCAT(&quot; // '&quot;; [.$A127]; &quot;'&quot;)))" office:value-type="string" office:string-value="154 =&gt; 0b11111111, 0b11111111, (0b011000 &lt;&lt; 2) | /* padding */ 0b11;" calcext:value-type="string">
            <text:p>154 =&gt; 0b11111111, 0b11111111, (0b011000 &lt;&lt; 2) | /* padding */ 0b11;</text:p>
          </table:table-cell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0b11111111, 0b11111111, 0b01100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28];8)=0; &quot;&quot;; COM.MICROSOFT.CONCAT(&quot; &lt;&lt; &quot;; 8-MOD([.D128]; 8); &quot;) | /* padding */ 0b&quot;; REPT(&quot;1&quot;; 8-MOD([.D128]; 8))))" office:value-type="string" office:string-value=" &lt;&lt; 2) | /* padding */ 0b11" calcext:value-type="string">
            <text:p><text:s/>&lt;&lt; 2) | /* padding */ 0b11</text:p>
          </table:table-cell>
          <table:table-cell table:formula="of:=MID([.$C128]; LEN([.$C128]) - MOD([.$D128] - 1; 8) -2; 100)" office:value-type="string" office:string-value="0b011001" calcext:value-type="string">
            <text:p>0b011001</text:p>
          </table:table-cell>
          <table:table-cell table:style-name="ce76" table:formula="of:=COM.MICROSOFT.CONCAT([.$B128];&quot; =&gt; &quot;;MID([.$C128];1;LEN([.$C128])-LEN([.$G128]));IF(MOD([.$D128];8)=0;&quot;&quot;;&quot;(&quot;);[.$G128];[.$F128]; IF(MOD([.$D128];8)=0; &quot;, /* padding */ 0b11111111&quot;; &quot;&quot;); &quot;;&quot;;IF([.$A128]=&quot;&quot;;&quot;&quot;;COM.MICROSOFT.CONCAT(&quot; // '&quot;; [.$A128]; &quot;'&quot;)))" office:value-type="string" office:string-value="156 =&gt; 0b11111111, 0b11111111, (0b011001 &lt;&lt; 2) | /* padding */ 0b11;" calcext:value-type="string">
            <text:p>156 =&gt; 0b11111111, 0b11111111, (0b011001 &lt;&lt; 2) | /* padding */ 0b11;</text:p>
          </table:table-cell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0b11111111, 0b11111111, 0b01101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29];8)=0; &quot;&quot;; COM.MICROSOFT.CONCAT(&quot; &lt;&lt; &quot;; 8-MOD([.D129]; 8); &quot;) | /* padding */ 0b&quot;; REPT(&quot;1&quot;; 8-MOD([.D129]; 8))))" office:value-type="string" office:string-value=" &lt;&lt; 2) | /* padding */ 0b11" calcext:value-type="string">
            <text:p><text:s/>&lt;&lt; 2) | /* padding */ 0b11</text:p>
          </table:table-cell>
          <table:table-cell table:formula="of:=MID([.$C129]; LEN([.$C129]) - MOD([.$D129] - 1; 8) -2; 100)" office:value-type="string" office:string-value="0b011010" calcext:value-type="string">
            <text:p>0b011010</text:p>
          </table:table-cell>
          <table:table-cell table:style-name="ce76" table:formula="of:=COM.MICROSOFT.CONCAT([.$B129];&quot; =&gt; &quot;;MID([.$C129];1;LEN([.$C129])-LEN([.$G129]));IF(MOD([.$D129];8)=0;&quot;&quot;;&quot;(&quot;);[.$G129];[.$F129]; IF(MOD([.$D129];8)=0; &quot;, /* padding */ 0b11111111&quot;; &quot;&quot;); &quot;;&quot;;IF([.$A129]=&quot;&quot;;&quot;&quot;;COM.MICROSOFT.CONCAT(&quot; // '&quot;; [.$A129]; &quot;'&quot;)))" office:value-type="string" office:string-value="160 =&gt; 0b11111111, 0b11111111, (0b011010 &lt;&lt; 2) | /* padding */ 0b11;" calcext:value-type="string">
            <text:p>160 =&gt; 0b11111111, 0b11111111, (0b011010 &lt;&lt; 2) | /* padding */ 0b11;</text:p>
          </table:table-cell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b11111111, 0b11111111, 0b01101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30];8)=0; &quot;&quot;; COM.MICROSOFT.CONCAT(&quot; &lt;&lt; &quot;; 8-MOD([.D130]; 8); &quot;) | /* padding */ 0b&quot;; REPT(&quot;1&quot;; 8-MOD([.D130]; 8))))" office:value-type="string" office:string-value=" &lt;&lt; 2) | /* padding */ 0b11" calcext:value-type="string">
            <text:p><text:s/>&lt;&lt; 2) | /* padding */ 0b11</text:p>
          </table:table-cell>
          <table:table-cell table:formula="of:=MID([.$C130]; LEN([.$C130]) - MOD([.$D130] - 1; 8) -2; 100)" office:value-type="string" office:string-value="0b011011" calcext:value-type="string">
            <text:p>0b011011</text:p>
          </table:table-cell>
          <table:table-cell table:style-name="ce76" table:formula="of:=COM.MICROSOFT.CONCAT([.$B130];&quot; =&gt; &quot;;MID([.$C130];1;LEN([.$C130])-LEN([.$G130]));IF(MOD([.$D130];8)=0;&quot;&quot;;&quot;(&quot;);[.$G130];[.$F130]; IF(MOD([.$D130];8)=0; &quot;, /* padding */ 0b11111111&quot;; &quot;&quot;); &quot;;&quot;;IF([.$A130]=&quot;&quot;;&quot;&quot;;COM.MICROSOFT.CONCAT(&quot; // '&quot;; [.$A130]; &quot;'&quot;)))" office:value-type="string" office:string-value="163 =&gt; 0b11111111, 0b11111111, (0b011011 &lt;&lt; 2) | /* padding */ 0b11;" calcext:value-type="string">
            <text:p>163 =&gt; 0b11111111, 0b11111111, (0b011011 &lt;&lt; 2) | /* padding */ 0b11;</text:p>
          </table:table-cell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0b11111111, 0b11111111, 0b01110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31];8)=0; &quot;&quot;; COM.MICROSOFT.CONCAT(&quot; &lt;&lt; &quot;; 8-MOD([.D131]; 8); &quot;) | /* padding */ 0b&quot;; REPT(&quot;1&quot;; 8-MOD([.D131]; 8))))" office:value-type="string" office:string-value=" &lt;&lt; 2) | /* padding */ 0b11" calcext:value-type="string">
            <text:p><text:s/>&lt;&lt; 2) | /* padding */ 0b11</text:p>
          </table:table-cell>
          <table:table-cell table:formula="of:=MID([.$C131]; LEN([.$C131]) - MOD([.$D131] - 1; 8) -2; 100)" office:value-type="string" office:string-value="0b011100" calcext:value-type="string">
            <text:p>0b011100</text:p>
          </table:table-cell>
          <table:table-cell table:style-name="ce76" table:formula="of:=COM.MICROSOFT.CONCAT([.$B131];&quot; =&gt; &quot;;MID([.$C131];1;LEN([.$C131])-LEN([.$G131]));IF(MOD([.$D131];8)=0;&quot;&quot;;&quot;(&quot;);[.$G131];[.$F131]; IF(MOD([.$D131];8)=0; &quot;, /* padding */ 0b11111111&quot;; &quot;&quot;); &quot;;&quot;;IF([.$A131]=&quot;&quot;;&quot;&quot;;COM.MICROSOFT.CONCAT(&quot; // '&quot;; [.$A131]; &quot;'&quot;)))" office:value-type="string" office:string-value="164 =&gt; 0b11111111, 0b11111111, (0b011100 &lt;&lt; 2) | /* padding */ 0b11;" calcext:value-type="string">
            <text:p>164 =&gt; 0b11111111, 0b11111111, (0b011100 &lt;&lt; 2) | /* padding */ 0b11;</text:p>
          </table:table-cell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0b11111111, 0b11111111, 0b01110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32];8)=0; &quot;&quot;; COM.MICROSOFT.CONCAT(&quot; &lt;&lt; &quot;; 8-MOD([.D132]; 8); &quot;) | /* padding */ 0b&quot;; REPT(&quot;1&quot;; 8-MOD([.D132]; 8))))" office:value-type="string" office:string-value=" &lt;&lt; 2) | /* padding */ 0b11" calcext:value-type="string">
            <text:p><text:s/>&lt;&lt; 2) | /* padding */ 0b11</text:p>
          </table:table-cell>
          <table:table-cell table:formula="of:=MID([.$C132]; LEN([.$C132]) - MOD([.$D132] - 1; 8) -2; 100)" office:value-type="string" office:string-value="0b011101" calcext:value-type="string">
            <text:p>0b011101</text:p>
          </table:table-cell>
          <table:table-cell table:style-name="ce76" table:formula="of:=COM.MICROSOFT.CONCAT([.$B132];&quot; =&gt; &quot;;MID([.$C132];1;LEN([.$C132])-LEN([.$G132]));IF(MOD([.$D132];8)=0;&quot;&quot;;&quot;(&quot;);[.$G132];[.$F132]; IF(MOD([.$D132];8)=0; &quot;, /* padding */ 0b11111111&quot;; &quot;&quot;); &quot;;&quot;;IF([.$A132]=&quot;&quot;;&quot;&quot;;COM.MICROSOFT.CONCAT(&quot; // '&quot;; [.$A132]; &quot;'&quot;)))" office:value-type="string" office:string-value="169 =&gt; 0b11111111, 0b11111111, (0b011101 &lt;&lt; 2) | /* padding */ 0b11;" calcext:value-type="string">
            <text:p>169 =&gt; 0b11111111, 0b11111111, (0b011101 &lt;&lt; 2) | /* padding */ 0b11;</text:p>
          </table:table-cell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0b11111111, 0b11111111, 0b01111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33];8)=0; &quot;&quot;; COM.MICROSOFT.CONCAT(&quot; &lt;&lt; &quot;; 8-MOD([.D133]; 8); &quot;) | /* padding */ 0b&quot;; REPT(&quot;1&quot;; 8-MOD([.D133]; 8))))" office:value-type="string" office:string-value=" &lt;&lt; 2) | /* padding */ 0b11" calcext:value-type="string">
            <text:p><text:s/>&lt;&lt; 2) | /* padding */ 0b11</text:p>
          </table:table-cell>
          <table:table-cell table:formula="of:=MID([.$C133]; LEN([.$C133]) - MOD([.$D133] - 1; 8) -2; 100)" office:value-type="string" office:string-value="0b011110" calcext:value-type="string">
            <text:p>0b011110</text:p>
          </table:table-cell>
          <table:table-cell table:style-name="ce76" table:formula="of:=COM.MICROSOFT.CONCAT([.$B133];&quot; =&gt; &quot;;MID([.$C133];1;LEN([.$C133])-LEN([.$G133]));IF(MOD([.$D133];8)=0;&quot;&quot;;&quot;(&quot;);[.$G133];[.$F133]; IF(MOD([.$D133];8)=0; &quot;, /* padding */ 0b11111111&quot;; &quot;&quot;); &quot;;&quot;;IF([.$A133]=&quot;&quot;;&quot;&quot;;COM.MICROSOFT.CONCAT(&quot; // '&quot;; [.$A133]; &quot;'&quot;)))" office:value-type="string" office:string-value="170 =&gt; 0b11111111, 0b11111111, (0b011110 &lt;&lt; 2) | /* padding */ 0b11;" calcext:value-type="string">
            <text:p>170 =&gt; 0b11111111, 0b11111111, (0b011110 &lt;&lt; 2) | /* padding */ 0b11;</text:p>
          </table:table-cell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0b11111111, 0b11111111, 0b01111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34];8)=0; &quot;&quot;; COM.MICROSOFT.CONCAT(&quot; &lt;&lt; &quot;; 8-MOD([.D134]; 8); &quot;) | /* padding */ 0b&quot;; REPT(&quot;1&quot;; 8-MOD([.D134]; 8))))" office:value-type="string" office:string-value=" &lt;&lt; 2) | /* padding */ 0b11" calcext:value-type="string">
            <text:p><text:s/>&lt;&lt; 2) | /* padding */ 0b11</text:p>
          </table:table-cell>
          <table:table-cell table:formula="of:=MID([.$C134]; LEN([.$C134]) - MOD([.$D134] - 1; 8) -2; 100)" office:value-type="string" office:string-value="0b011111" calcext:value-type="string">
            <text:p>0b011111</text:p>
          </table:table-cell>
          <table:table-cell table:style-name="ce76" table:formula="of:=COM.MICROSOFT.CONCAT([.$B134];&quot; =&gt; &quot;;MID([.$C134];1;LEN([.$C134])-LEN([.$G134]));IF(MOD([.$D134];8)=0;&quot;&quot;;&quot;(&quot;);[.$G134];[.$F134]; IF(MOD([.$D134];8)=0; &quot;, /* padding */ 0b11111111&quot;; &quot;&quot;); &quot;;&quot;;IF([.$A134]=&quot;&quot;;&quot;&quot;;COM.MICROSOFT.CONCAT(&quot; // '&quot;; [.$A134]; &quot;'&quot;)))" office:value-type="string" office:string-value="173 =&gt; 0b11111111, 0b11111111, (0b011111 &lt;&lt; 2) | /* padding */ 0b11;" calcext:value-type="string">
            <text:p>173 =&gt; 0b11111111, 0b11111111, (0b011111 &lt;&lt; 2) | /* padding */ 0b11;</text:p>
          </table:table-cell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0b11111111, 0b11111111, 0b10000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35];8)=0; &quot;&quot;; COM.MICROSOFT.CONCAT(&quot; &lt;&lt; &quot;; 8-MOD([.D135]; 8); &quot;) | /* padding */ 0b&quot;; REPT(&quot;1&quot;; 8-MOD([.D135]; 8))))" office:value-type="string" office:string-value=" &lt;&lt; 2) | /* padding */ 0b11" calcext:value-type="string">
            <text:p><text:s/>&lt;&lt; 2) | /* padding */ 0b11</text:p>
          </table:table-cell>
          <table:table-cell table:formula="of:=MID([.$C135]; LEN([.$C135]) - MOD([.$D135] - 1; 8) -2; 100)" office:value-type="string" office:string-value="0b100000" calcext:value-type="string">
            <text:p>0b100000</text:p>
          </table:table-cell>
          <table:table-cell table:style-name="ce76" table:formula="of:=COM.MICROSOFT.CONCAT([.$B135];&quot; =&gt; &quot;;MID([.$C135];1;LEN([.$C135])-LEN([.$G135]));IF(MOD([.$D135];8)=0;&quot;&quot;;&quot;(&quot;);[.$G135];[.$F135]; IF(MOD([.$D135];8)=0; &quot;, /* padding */ 0b11111111&quot;; &quot;&quot;); &quot;;&quot;;IF([.$A135]=&quot;&quot;;&quot;&quot;;COM.MICROSOFT.CONCAT(&quot; // '&quot;; [.$A135]; &quot;'&quot;)))" office:value-type="string" office:string-value="178 =&gt; 0b11111111, 0b11111111, (0b100000 &lt;&lt; 2) | /* padding */ 0b11;" calcext:value-type="string">
            <text:p>178 =&gt; 0b11111111, 0b11111111, (0b100000 &lt;&lt; 2) | /* padding */ 0b11;</text:p>
          </table:table-cell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0b11111111, 0b11111111, 0b10000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36];8)=0; &quot;&quot;; COM.MICROSOFT.CONCAT(&quot; &lt;&lt; &quot;; 8-MOD([.D136]; 8); &quot;) | /* padding */ 0b&quot;; REPT(&quot;1&quot;; 8-MOD([.D136]; 8))))" office:value-type="string" office:string-value=" &lt;&lt; 2) | /* padding */ 0b11" calcext:value-type="string">
            <text:p><text:s/>&lt;&lt; 2) | /* padding */ 0b11</text:p>
          </table:table-cell>
          <table:table-cell table:formula="of:=MID([.$C136]; LEN([.$C136]) - MOD([.$D136] - 1; 8) -2; 100)" office:value-type="string" office:string-value="0b100001" calcext:value-type="string">
            <text:p>0b100001</text:p>
          </table:table-cell>
          <table:table-cell table:style-name="ce76" table:formula="of:=COM.MICROSOFT.CONCAT([.$B136];&quot; =&gt; &quot;;MID([.$C136];1;LEN([.$C136])-LEN([.$G136]));IF(MOD([.$D136];8)=0;&quot;&quot;;&quot;(&quot;);[.$G136];[.$F136]; IF(MOD([.$D136];8)=0; &quot;, /* padding */ 0b11111111&quot;; &quot;&quot;); &quot;;&quot;;IF([.$A136]=&quot;&quot;;&quot;&quot;;COM.MICROSOFT.CONCAT(&quot; // '&quot;; [.$A136]; &quot;'&quot;)))" office:value-type="string" office:string-value="181 =&gt; 0b11111111, 0b11111111, (0b100001 &lt;&lt; 2) | /* padding */ 0b11;" calcext:value-type="string">
            <text:p>181 =&gt; 0b11111111, 0b11111111, (0b100001 &lt;&lt; 2) | /* padding */ 0b11;</text:p>
          </table:table-cell>
        </table:table-row>
        <table:table-row table:style-name="ro2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0b11111111, 0b11111111, 0b10001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37];8)=0; &quot;&quot;; COM.MICROSOFT.CONCAT(&quot; &lt;&lt; &quot;; 8-MOD([.D137]; 8); &quot;) | /* padding */ 0b&quot;; REPT(&quot;1&quot;; 8-MOD([.D137]; 8))))" office:value-type="string" office:string-value=" &lt;&lt; 2) | /* padding */ 0b11" calcext:value-type="string">
            <text:p><text:s/>&lt;&lt; 2) | /* padding */ 0b11</text:p>
          </table:table-cell>
          <table:table-cell table:formula="of:=MID([.$C137]; LEN([.$C137]) - MOD([.$D137] - 1; 8) -2; 100)" office:value-type="string" office:string-value="0b100010" calcext:value-type="string">
            <text:p>0b100010</text:p>
          </table:table-cell>
          <table:table-cell table:style-name="ce76" table:formula="of:=COM.MICROSOFT.CONCAT([.$B137];&quot; =&gt; &quot;;MID([.$C137];1;LEN([.$C137])-LEN([.$G137]));IF(MOD([.$D137];8)=0;&quot;&quot;;&quot;(&quot;);[.$G137];[.$F137]; IF(MOD([.$D137];8)=0; &quot;, /* padding */ 0b11111111&quot;; &quot;&quot;); &quot;;&quot;;IF([.$A137]=&quot;&quot;;&quot;&quot;;COM.MICROSOFT.CONCAT(&quot; // '&quot;; [.$A137]; &quot;'&quot;)))" office:value-type="string" office:string-value="185 =&gt; 0b11111111, 0b11111111, (0b100010 &lt;&lt; 2) | /* padding */ 0b11;" calcext:value-type="string">
            <text:p>185 =&gt; 0b11111111, 0b11111111, (0b100010 &lt;&lt; 2) | /* padding */ 0b11;</text:p>
          </table:table-cell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0b11111111, 0b11111111, 0b10001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38];8)=0; &quot;&quot;; COM.MICROSOFT.CONCAT(&quot; &lt;&lt; &quot;; 8-MOD([.D138]; 8); &quot;) | /* padding */ 0b&quot;; REPT(&quot;1&quot;; 8-MOD([.D138]; 8))))" office:value-type="string" office:string-value=" &lt;&lt; 2) | /* padding */ 0b11" calcext:value-type="string">
            <text:p><text:s/>&lt;&lt; 2) | /* padding */ 0b11</text:p>
          </table:table-cell>
          <table:table-cell table:formula="of:=MID([.$C138]; LEN([.$C138]) - MOD([.$D138] - 1; 8) -2; 100)" office:value-type="string" office:string-value="0b100011" calcext:value-type="string">
            <text:p>0b100011</text:p>
          </table:table-cell>
          <table:table-cell table:style-name="ce76" table:formula="of:=COM.MICROSOFT.CONCAT([.$B138];&quot; =&gt; &quot;;MID([.$C138];1;LEN([.$C138])-LEN([.$G138]));IF(MOD([.$D138];8)=0;&quot;&quot;;&quot;(&quot;);[.$G138];[.$F138]; IF(MOD([.$D138];8)=0; &quot;, /* padding */ 0b11111111&quot;; &quot;&quot;); &quot;;&quot;;IF([.$A138]=&quot;&quot;;&quot;&quot;;COM.MICROSOFT.CONCAT(&quot; // '&quot;; [.$A138]; &quot;'&quot;)))" office:value-type="string" office:string-value="186 =&gt; 0b11111111, 0b11111111, (0b100011 &lt;&lt; 2) | /* padding */ 0b11;" calcext:value-type="string">
            <text:p>186 =&gt; 0b11111111, 0b11111111, (0b100011 &lt;&lt; 2) | /* padding */ 0b11;</text:p>
          </table:table-cell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0b11111111, 0b11111111, 0b10010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39];8)=0; &quot;&quot;; COM.MICROSOFT.CONCAT(&quot; &lt;&lt; &quot;; 8-MOD([.D139]; 8); &quot;) | /* padding */ 0b&quot;; REPT(&quot;1&quot;; 8-MOD([.D139]; 8))))" office:value-type="string" office:string-value=" &lt;&lt; 2) | /* padding */ 0b11" calcext:value-type="string">
            <text:p><text:s/>&lt;&lt; 2) | /* padding */ 0b11</text:p>
          </table:table-cell>
          <table:table-cell table:formula="of:=MID([.$C139]; LEN([.$C139]) - MOD([.$D139] - 1; 8) -2; 100)" office:value-type="string" office:string-value="0b100100" calcext:value-type="string">
            <text:p>0b100100</text:p>
          </table:table-cell>
          <table:table-cell table:style-name="ce76" table:formula="of:=COM.MICROSOFT.CONCAT([.$B139];&quot; =&gt; &quot;;MID([.$C139];1;LEN([.$C139])-LEN([.$G139]));IF(MOD([.$D139];8)=0;&quot;&quot;;&quot;(&quot;);[.$G139];[.$F139]; IF(MOD([.$D139];8)=0; &quot;, /* padding */ 0b11111111&quot;; &quot;&quot;); &quot;;&quot;;IF([.$A139]=&quot;&quot;;&quot;&quot;;COM.MICROSOFT.CONCAT(&quot; // '&quot;; [.$A139]; &quot;'&quot;)))" office:value-type="string" office:string-value="187 =&gt; 0b11111111, 0b11111111, (0b100100 &lt;&lt; 2) | /* padding */ 0b11;" calcext:value-type="string">
            <text:p>187 =&gt; 0b11111111, 0b11111111, (0b100100 &lt;&lt; 2) | /* padding */ 0b11;</text:p>
          </table:table-cell>
        </table:table-row>
        <table:table-row table:style-name="ro2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0b11111111, 0b11111111, 0b10010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40];8)=0; &quot;&quot;; COM.MICROSOFT.CONCAT(&quot; &lt;&lt; &quot;; 8-MOD([.D140]; 8); &quot;) | /* padding */ 0b&quot;; REPT(&quot;1&quot;; 8-MOD([.D140]; 8))))" office:value-type="string" office:string-value=" &lt;&lt; 2) | /* padding */ 0b11" calcext:value-type="string">
            <text:p><text:s/>&lt;&lt; 2) | /* padding */ 0b11</text:p>
          </table:table-cell>
          <table:table-cell table:formula="of:=MID([.$C140]; LEN([.$C140]) - MOD([.$D140] - 1; 8) -2; 100)" office:value-type="string" office:string-value="0b100101" calcext:value-type="string">
            <text:p>0b100101</text:p>
          </table:table-cell>
          <table:table-cell table:style-name="ce76" table:formula="of:=COM.MICROSOFT.CONCAT([.$B140];&quot; =&gt; &quot;;MID([.$C140];1;LEN([.$C140])-LEN([.$G140]));IF(MOD([.$D140];8)=0;&quot;&quot;;&quot;(&quot;);[.$G140];[.$F140]; IF(MOD([.$D140];8)=0; &quot;, /* padding */ 0b11111111&quot;; &quot;&quot;); &quot;;&quot;;IF([.$A140]=&quot;&quot;;&quot;&quot;;COM.MICROSOFT.CONCAT(&quot; // '&quot;; [.$A140]; &quot;'&quot;)))" office:value-type="string" office:string-value="189 =&gt; 0b11111111, 0b11111111, (0b100101 &lt;&lt; 2) | /* padding */ 0b11;" calcext:value-type="string">
            <text:p>189 =&gt; 0b11111111, 0b11111111, (0b100101 &lt;&lt; 2) | /* padding */ 0b11;</text:p>
          </table:table-cell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0b11111111, 0b11111111, 0b10011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41];8)=0; &quot;&quot;; COM.MICROSOFT.CONCAT(&quot; &lt;&lt; &quot;; 8-MOD([.D141]; 8); &quot;) | /* padding */ 0b&quot;; REPT(&quot;1&quot;; 8-MOD([.D141]; 8))))" office:value-type="string" office:string-value=" &lt;&lt; 2) | /* padding */ 0b11" calcext:value-type="string">
            <text:p><text:s/>&lt;&lt; 2) | /* padding */ 0b11</text:p>
          </table:table-cell>
          <table:table-cell table:formula="of:=MID([.$C141]; LEN([.$C141]) - MOD([.$D141] - 1; 8) -2; 100)" office:value-type="string" office:string-value="0b100110" calcext:value-type="string">
            <text:p>0b100110</text:p>
          </table:table-cell>
          <table:table-cell table:style-name="ce76" table:formula="of:=COM.MICROSOFT.CONCAT([.$B141];&quot; =&gt; &quot;;MID([.$C141];1;LEN([.$C141])-LEN([.$G141]));IF(MOD([.$D141];8)=0;&quot;&quot;;&quot;(&quot;);[.$G141];[.$F141]; IF(MOD([.$D141];8)=0; &quot;, /* padding */ 0b11111111&quot;; &quot;&quot;); &quot;;&quot;;IF([.$A141]=&quot;&quot;;&quot;&quot;;COM.MICROSOFT.CONCAT(&quot; // '&quot;; [.$A141]; &quot;'&quot;)))" office:value-type="string" office:string-value="190 =&gt; 0b11111111, 0b11111111, (0b100110 &lt;&lt; 2) | /* padding */ 0b11;" calcext:value-type="string">
            <text:p>190 =&gt; 0b11111111, 0b11111111, (0b100110 &lt;&lt; 2) | /* padding */ 0b11;</text:p>
          </table:table-cell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0b11111111, 0b11111111, 0b10011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42];8)=0; &quot;&quot;; COM.MICROSOFT.CONCAT(&quot; &lt;&lt; &quot;; 8-MOD([.D142]; 8); &quot;) | /* padding */ 0b&quot;; REPT(&quot;1&quot;; 8-MOD([.D142]; 8))))" office:value-type="string" office:string-value=" &lt;&lt; 2) | /* padding */ 0b11" calcext:value-type="string">
            <text:p><text:s/>&lt;&lt; 2) | /* padding */ 0b11</text:p>
          </table:table-cell>
          <table:table-cell table:formula="of:=MID([.$C142]; LEN([.$C142]) - MOD([.$D142] - 1; 8) -2; 100)" office:value-type="string" office:string-value="0b100111" calcext:value-type="string">
            <text:p>0b100111</text:p>
          </table:table-cell>
          <table:table-cell table:style-name="ce76" table:formula="of:=COM.MICROSOFT.CONCAT([.$B142];&quot; =&gt; &quot;;MID([.$C142];1;LEN([.$C142])-LEN([.$G142]));IF(MOD([.$D142];8)=0;&quot;&quot;;&quot;(&quot;);[.$G142];[.$F142]; IF(MOD([.$D142];8)=0; &quot;, /* padding */ 0b11111111&quot;; &quot;&quot;); &quot;;&quot;;IF([.$A142]=&quot;&quot;;&quot;&quot;;COM.MICROSOFT.CONCAT(&quot; // '&quot;; [.$A142]; &quot;'&quot;)))" office:value-type="string" office:string-value="196 =&gt; 0b11111111, 0b11111111, (0b100111 &lt;&lt; 2) | /* padding */ 0b11;" calcext:value-type="string">
            <text:p>196 =&gt; 0b11111111, 0b11111111, (0b100111 &lt;&lt; 2) | /* padding */ 0b11;</text:p>
          </table:table-cell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0b11111111, 0b11111111, 0b10100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43];8)=0; &quot;&quot;; COM.MICROSOFT.CONCAT(&quot; &lt;&lt; &quot;; 8-MOD([.D143]; 8); &quot;) | /* padding */ 0b&quot;; REPT(&quot;1&quot;; 8-MOD([.D143]; 8))))" office:value-type="string" office:string-value=" &lt;&lt; 2) | /* padding */ 0b11" calcext:value-type="string">
            <text:p><text:s/>&lt;&lt; 2) | /* padding */ 0b11</text:p>
          </table:table-cell>
          <table:table-cell table:formula="of:=MID([.$C143]; LEN([.$C143]) - MOD([.$D143] - 1; 8) -2; 100)" office:value-type="string" office:string-value="0b101000" calcext:value-type="string">
            <text:p>0b101000</text:p>
          </table:table-cell>
          <table:table-cell table:style-name="ce76" table:formula="of:=COM.MICROSOFT.CONCAT([.$B143];&quot; =&gt; &quot;;MID([.$C143];1;LEN([.$C143])-LEN([.$G143]));IF(MOD([.$D143];8)=0;&quot;&quot;;&quot;(&quot;);[.$G143];[.$F143]; IF(MOD([.$D143];8)=0; &quot;, /* padding */ 0b11111111&quot;; &quot;&quot;); &quot;;&quot;;IF([.$A143]=&quot;&quot;;&quot;&quot;;COM.MICROSOFT.CONCAT(&quot; // '&quot;; [.$A143]; &quot;'&quot;)))" office:value-type="string" office:string-value="198 =&gt; 0b11111111, 0b11111111, (0b101000 &lt;&lt; 2) | /* padding */ 0b11;" calcext:value-type="string">
            <text:p>198 =&gt; 0b11111111, 0b11111111, (0b101000 &lt;&lt; 2) | /* padding */ 0b11;</text:p>
          </table:table-cell>
        </table:table-row>
        <table:table-row table:style-name="ro2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0b11111111, 0b11111111, 0b10100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44];8)=0; &quot;&quot;; COM.MICROSOFT.CONCAT(&quot; &lt;&lt; &quot;; 8-MOD([.D144]; 8); &quot;) | /* padding */ 0b&quot;; REPT(&quot;1&quot;; 8-MOD([.D144]; 8))))" office:value-type="string" office:string-value=" &lt;&lt; 2) | /* padding */ 0b11" calcext:value-type="string">
            <text:p><text:s/>&lt;&lt; 2) | /* padding */ 0b11</text:p>
          </table:table-cell>
          <table:table-cell table:formula="of:=MID([.$C144]; LEN([.$C144]) - MOD([.$D144] - 1; 8) -2; 100)" office:value-type="string" office:string-value="0b101001" calcext:value-type="string">
            <text:p>0b101001</text:p>
          </table:table-cell>
          <table:table-cell table:style-name="ce76" table:formula="of:=COM.MICROSOFT.CONCAT([.$B144];&quot; =&gt; &quot;;MID([.$C144];1;LEN([.$C144])-LEN([.$G144]));IF(MOD([.$D144];8)=0;&quot;&quot;;&quot;(&quot;);[.$G144];[.$F144]; IF(MOD([.$D144];8)=0; &quot;, /* padding */ 0b11111111&quot;; &quot;&quot;); &quot;;&quot;;IF([.$A144]=&quot;&quot;;&quot;&quot;;COM.MICROSOFT.CONCAT(&quot; // '&quot;; [.$A144]; &quot;'&quot;)))" office:value-type="string" office:string-value="228 =&gt; 0b11111111, 0b11111111, (0b101001 &lt;&lt; 2) | /* padding */ 0b11;" calcext:value-type="string">
            <text:p>228 =&gt; 0b11111111, 0b11111111, (0b101001 &lt;&lt; 2) | /* padding */ 0b11;</text:p>
          </table:table-cell>
        </table:table-row>
        <table:table-row table:style-name="ro2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0b11111111, 0b11111111, 0b10101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45];8)=0; &quot;&quot;; COM.MICROSOFT.CONCAT(&quot; &lt;&lt; &quot;; 8-MOD([.D145]; 8); &quot;) | /* padding */ 0b&quot;; REPT(&quot;1&quot;; 8-MOD([.D145]; 8))))" office:value-type="string" office:string-value=" &lt;&lt; 2) | /* padding */ 0b11" calcext:value-type="string">
            <text:p><text:s/>&lt;&lt; 2) | /* padding */ 0b11</text:p>
          </table:table-cell>
          <table:table-cell table:formula="of:=MID([.$C145]; LEN([.$C145]) - MOD([.$D145] - 1; 8) -2; 100)" office:value-type="string" office:string-value="0b101010" calcext:value-type="string">
            <text:p>0b101010</text:p>
          </table:table-cell>
          <table:table-cell table:style-name="ce76" table:formula="of:=COM.MICROSOFT.CONCAT([.$B145];&quot; =&gt; &quot;;MID([.$C145];1;LEN([.$C145])-LEN([.$G145]));IF(MOD([.$D145];8)=0;&quot;&quot;;&quot;(&quot;);[.$G145];[.$F145]; IF(MOD([.$D145];8)=0; &quot;, /* padding */ 0b11111111&quot;; &quot;&quot;); &quot;;&quot;;IF([.$A145]=&quot;&quot;;&quot;&quot;;COM.MICROSOFT.CONCAT(&quot; // '&quot;; [.$A145]; &quot;'&quot;)))" office:value-type="string" office:string-value="232 =&gt; 0b11111111, 0b11111111, (0b101010 &lt;&lt; 2) | /* padding */ 0b11;" calcext:value-type="string">
            <text:p>232 =&gt; 0b11111111, 0b11111111, (0b101010 &lt;&lt; 2) | /* padding */ 0b11;</text:p>
          </table:table-cell>
        </table:table-row>
        <table:table-row table:style-name="ro2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0b11111111, 0b11111111, 0b10101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MOD([.D146];8)=0; &quot;&quot;; COM.MICROSOFT.CONCAT(&quot; &lt;&lt; &quot;; 8-MOD([.D146]; 8); &quot;) | /* padding */ 0b&quot;; REPT(&quot;1&quot;; 8-MOD([.D146]; 8))))" office:value-type="string" office:string-value=" &lt;&lt; 2) | /* padding */ 0b11" calcext:value-type="string">
            <text:p><text:s/>&lt;&lt; 2) | /* padding */ 0b11</text:p>
          </table:table-cell>
          <table:table-cell table:formula="of:=MID([.$C146]; LEN([.$C146]) - MOD([.$D146] - 1; 8) -2; 100)" office:value-type="string" office:string-value="0b101011" calcext:value-type="string">
            <text:p>0b101011</text:p>
          </table:table-cell>
          <table:table-cell table:style-name="ce76" table:formula="of:=COM.MICROSOFT.CONCAT([.$B146];&quot; =&gt; &quot;;MID([.$C146];1;LEN([.$C146])-LEN([.$G146]));IF(MOD([.$D146];8)=0;&quot;&quot;;&quot;(&quot;);[.$G146];[.$F146]; IF(MOD([.$D146];8)=0; &quot;, /* padding */ 0b11111111&quot;; &quot;&quot;); &quot;;&quot;;IF([.$A146]=&quot;&quot;;&quot;&quot;;COM.MICROSOFT.CONCAT(&quot; // '&quot;; [.$A146]; &quot;'&quot;)))" office:value-type="string" office:string-value="233 =&gt; 0b11111111, 0b11111111, (0b101011 &lt;&lt; 2) | /* padding */ 0b11;" calcext:value-type="string">
            <text:p>233 =&gt; 0b11111111, 0b11111111, (0b101011 &lt;&lt; 2) | /* padding */ 0b11;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b11111111, 0b11111111, 0b10110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47];8)=0; &quot;&quot;; COM.MICROSOFT.CONCAT(&quot; &lt;&lt; &quot;; 8-MOD([.D147]; 8); &quot;) | /* padding */ 0b&quot;; REPT(&quot;1&quot;; 8-MOD([.D147]; 8))))" office:value-type="string" office:string-value=" &lt;&lt; 1) | /* padding */ 0b1" calcext:value-type="string">
            <text:p><text:s/>&lt;&lt; 1) | /* padding */ 0b1</text:p>
          </table:table-cell>
          <table:table-cell table:formula="of:=MID([.$C147]; LEN([.$C147]) - MOD([.$D147] - 1; 8) -2; 100)" office:value-type="string" office:string-value="0b1011000" calcext:value-type="string">
            <text:p>0b1011000</text:p>
          </table:table-cell>
          <table:table-cell table:style-name="ce76" table:formula="of:=COM.MICROSOFT.CONCAT([.$B147];&quot; =&gt; &quot;;MID([.$C147];1;LEN([.$C147])-LEN([.$G147]));IF(MOD([.$D147];8)=0;&quot;&quot;;&quot;(&quot;);[.$G147];[.$F147]; IF(MOD([.$D147];8)=0; &quot;, /* padding */ 0b11111111&quot;; &quot;&quot;); &quot;;&quot;;IF([.$A147]=&quot;&quot;;&quot;&quot;;COM.MICROSOFT.CONCAT(&quot; // '&quot;; [.$A147]; &quot;'&quot;)))" office:value-type="string" office:string-value="1 =&gt; 0b11111111, 0b11111111, (0b1011000 &lt;&lt; 1) | /* padding */ 0b1;" calcext:value-type="string">
            <text:p>1 =&gt; 0b11111111, 0b11111111, (0b1011000 &lt;&lt; 1) | /* padding */ 0b1;</text:p>
          </table:table-cell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b11111111, 0b11111111, 0b101100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48];8)=0; &quot;&quot;; COM.MICROSOFT.CONCAT(&quot; &lt;&lt; &quot;; 8-MOD([.D148]; 8); &quot;) | /* padding */ 0b&quot;; REPT(&quot;1&quot;; 8-MOD([.D148]; 8))))" office:value-type="string" office:string-value=" &lt;&lt; 1) | /* padding */ 0b1" calcext:value-type="string">
            <text:p><text:s/>&lt;&lt; 1) | /* padding */ 0b1</text:p>
          </table:table-cell>
          <table:table-cell table:formula="of:=MID([.$C148]; LEN([.$C148]) - MOD([.$D148] - 1; 8) -2; 100)" office:value-type="string" office:string-value="0b1011001" calcext:value-type="string">
            <text:p>0b1011001</text:p>
          </table:table-cell>
          <table:table-cell table:style-name="ce76" table:formula="of:=COM.MICROSOFT.CONCAT([.$B148];&quot; =&gt; &quot;;MID([.$C148];1;LEN([.$C148])-LEN([.$G148]));IF(MOD([.$D148];8)=0;&quot;&quot;;&quot;(&quot;);[.$G148];[.$F148]; IF(MOD([.$D148];8)=0; &quot;, /* padding */ 0b11111111&quot;; &quot;&quot;); &quot;;&quot;;IF([.$A148]=&quot;&quot;;&quot;&quot;;COM.MICROSOFT.CONCAT(&quot; // '&quot;; [.$A148]; &quot;'&quot;)))" office:value-type="string" office:string-value="135 =&gt; 0b11111111, 0b11111111, (0b1011001 &lt;&lt; 1) | /* padding */ 0b1;" calcext:value-type="string">
            <text:p>135 =&gt; 0b11111111, 0b11111111, (0b1011001 &lt;&lt; 1) | /* padding */ 0b1;</text:p>
          </table:table-cell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b11111111, 0b11111111, 0b101101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49];8)=0; &quot;&quot;; COM.MICROSOFT.CONCAT(&quot; &lt;&lt; &quot;; 8-MOD([.D149]; 8); &quot;) | /* padding */ 0b&quot;; REPT(&quot;1&quot;; 8-MOD([.D149]; 8))))" office:value-type="string" office:string-value=" &lt;&lt; 1) | /* padding */ 0b1" calcext:value-type="string">
            <text:p><text:s/>&lt;&lt; 1) | /* padding */ 0b1</text:p>
          </table:table-cell>
          <table:table-cell table:formula="of:=MID([.$C149]; LEN([.$C149]) - MOD([.$D149] - 1; 8) -2; 100)" office:value-type="string" office:string-value="0b1011010" calcext:value-type="string">
            <text:p>0b1011010</text:p>
          </table:table-cell>
          <table:table-cell table:style-name="ce76" table:formula="of:=COM.MICROSOFT.CONCAT([.$B149];&quot; =&gt; &quot;;MID([.$C149];1;LEN([.$C149])-LEN([.$G149]));IF(MOD([.$D149];8)=0;&quot;&quot;;&quot;(&quot;);[.$G149];[.$F149]; IF(MOD([.$D149];8)=0; &quot;, /* padding */ 0b11111111&quot;; &quot;&quot;); &quot;;&quot;;IF([.$A149]=&quot;&quot;;&quot;&quot;;COM.MICROSOFT.CONCAT(&quot; // '&quot;; [.$A149]; &quot;'&quot;)))" office:value-type="string" office:string-value="137 =&gt; 0b11111111, 0b11111111, (0b1011010 &lt;&lt; 1) | /* padding */ 0b1;" calcext:value-type="string">
            <text:p>137 =&gt; 0b11111111, 0b11111111, (0b1011010 &lt;&lt; 1) | /* padding */ 0b1;</text:p>
          </table:table-cell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b11111111, 0b11111111, 0b10110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50];8)=0; &quot;&quot;; COM.MICROSOFT.CONCAT(&quot; &lt;&lt; &quot;; 8-MOD([.D150]; 8); &quot;) | /* padding */ 0b&quot;; REPT(&quot;1&quot;; 8-MOD([.D150]; 8))))" office:value-type="string" office:string-value=" &lt;&lt; 1) | /* padding */ 0b1" calcext:value-type="string">
            <text:p><text:s/>&lt;&lt; 1) | /* padding */ 0b1</text:p>
          </table:table-cell>
          <table:table-cell table:formula="of:=MID([.$C150]; LEN([.$C150]) - MOD([.$D150] - 1; 8) -2; 100)" office:value-type="string" office:string-value="0b1011011" calcext:value-type="string">
            <text:p>0b1011011</text:p>
          </table:table-cell>
          <table:table-cell table:style-name="ce76" table:formula="of:=COM.MICROSOFT.CONCAT([.$B150];&quot; =&gt; &quot;;MID([.$C150];1;LEN([.$C150])-LEN([.$G150]));IF(MOD([.$D150];8)=0;&quot;&quot;;&quot;(&quot;);[.$G150];[.$F150]; IF(MOD([.$D150];8)=0; &quot;, /* padding */ 0b11111111&quot;; &quot;&quot;); &quot;;&quot;;IF([.$A150]=&quot;&quot;;&quot;&quot;;COM.MICROSOFT.CONCAT(&quot; // '&quot;; [.$A150]; &quot;'&quot;)))" office:value-type="string" office:string-value="138 =&gt; 0b11111111, 0b11111111, (0b1011011 &lt;&lt; 1) | /* padding */ 0b1;" calcext:value-type="string">
            <text:p>138 =&gt; 0b11111111, 0b11111111, (0b1011011 &lt;&lt; 1) | /* padding */ 0b1;</text:p>
          </table:table-cell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0b11111111, 0b11111111, 0b10111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51];8)=0; &quot;&quot;; COM.MICROSOFT.CONCAT(&quot; &lt;&lt; &quot;; 8-MOD([.D151]; 8); &quot;) | /* padding */ 0b&quot;; REPT(&quot;1&quot;; 8-MOD([.D151]; 8))))" office:value-type="string" office:string-value=" &lt;&lt; 1) | /* padding */ 0b1" calcext:value-type="string">
            <text:p><text:s/>&lt;&lt; 1) | /* padding */ 0b1</text:p>
          </table:table-cell>
          <table:table-cell table:formula="of:=MID([.$C151]; LEN([.$C151]) - MOD([.$D151] - 1; 8) -2; 100)" office:value-type="string" office:string-value="0b1011100" calcext:value-type="string">
            <text:p>0b1011100</text:p>
          </table:table-cell>
          <table:table-cell table:style-name="ce76" table:formula="of:=COM.MICROSOFT.CONCAT([.$B151];&quot; =&gt; &quot;;MID([.$C151];1;LEN([.$C151])-LEN([.$G151]));IF(MOD([.$D151];8)=0;&quot;&quot;;&quot;(&quot;);[.$G151];[.$F151]; IF(MOD([.$D151];8)=0; &quot;, /* padding */ 0b11111111&quot;; &quot;&quot;); &quot;;&quot;;IF([.$A151]=&quot;&quot;;&quot;&quot;;COM.MICROSOFT.CONCAT(&quot; // '&quot;; [.$A151]; &quot;'&quot;)))" office:value-type="string" office:string-value="139 =&gt; 0b11111111, 0b11111111, (0b1011100 &lt;&lt; 1) | /* padding */ 0b1;" calcext:value-type="string">
            <text:p>139 =&gt; 0b11111111, 0b11111111, (0b1011100 &lt;&lt; 1) | /* padding */ 0b1;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0b11111111, 0b11111111, 0b101110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52];8)=0; &quot;&quot;; COM.MICROSOFT.CONCAT(&quot; &lt;&lt; &quot;; 8-MOD([.D152]; 8); &quot;) | /* padding */ 0b&quot;; REPT(&quot;1&quot;; 8-MOD([.D152]; 8))))" office:value-type="string" office:string-value=" &lt;&lt; 1) | /* padding */ 0b1" calcext:value-type="string">
            <text:p><text:s/>&lt;&lt; 1) | /* padding */ 0b1</text:p>
          </table:table-cell>
          <table:table-cell table:formula="of:=MID([.$C152]; LEN([.$C152]) - MOD([.$D152] - 1; 8) -2; 100)" office:value-type="string" office:string-value="0b1011101" calcext:value-type="string">
            <text:p>0b1011101</text:p>
          </table:table-cell>
          <table:table-cell table:style-name="ce76" table:formula="of:=COM.MICROSOFT.CONCAT([.$B152];&quot; =&gt; &quot;;MID([.$C152];1;LEN([.$C152])-LEN([.$G152]));IF(MOD([.$D152];8)=0;&quot;&quot;;&quot;(&quot;);[.$G152];[.$F152]; IF(MOD([.$D152];8)=0; &quot;, /* padding */ 0b11111111&quot;; &quot;&quot;); &quot;;&quot;;IF([.$A152]=&quot;&quot;;&quot;&quot;;COM.MICROSOFT.CONCAT(&quot; // '&quot;; [.$A152]; &quot;'&quot;)))" office:value-type="string" office:string-value="140 =&gt; 0b11111111, 0b11111111, (0b1011101 &lt;&lt; 1) | /* padding */ 0b1;" calcext:value-type="string">
            <text:p>140 =&gt; 0b11111111, 0b11111111, (0b1011101 &lt;&lt; 1) | /* padding */ 0b1;</text:p>
          </table:table-cell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0b11111111, 0b11111111, 0b101111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53];8)=0; &quot;&quot;; COM.MICROSOFT.CONCAT(&quot; &lt;&lt; &quot;; 8-MOD([.D153]; 8); &quot;) | /* padding */ 0b&quot;; REPT(&quot;1&quot;; 8-MOD([.D153]; 8))))" office:value-type="string" office:string-value=" &lt;&lt; 1) | /* padding */ 0b1" calcext:value-type="string">
            <text:p><text:s/>&lt;&lt; 1) | /* padding */ 0b1</text:p>
          </table:table-cell>
          <table:table-cell table:formula="of:=MID([.$C153]; LEN([.$C153]) - MOD([.$D153] - 1; 8) -2; 100)" office:value-type="string" office:string-value="0b1011110" calcext:value-type="string">
            <text:p>0b1011110</text:p>
          </table:table-cell>
          <table:table-cell table:style-name="ce76" table:formula="of:=COM.MICROSOFT.CONCAT([.$B153];&quot; =&gt; &quot;;MID([.$C153];1;LEN([.$C153])-LEN([.$G153]));IF(MOD([.$D153];8)=0;&quot;&quot;;&quot;(&quot;);[.$G153];[.$F153]; IF(MOD([.$D153];8)=0; &quot;, /* padding */ 0b11111111&quot;; &quot;&quot;); &quot;;&quot;;IF([.$A153]=&quot;&quot;;&quot;&quot;;COM.MICROSOFT.CONCAT(&quot; // '&quot;; [.$A153]; &quot;'&quot;)))" office:value-type="string" office:string-value="141 =&gt; 0b11111111, 0b11111111, (0b1011110 &lt;&lt; 1) | /* padding */ 0b1;" calcext:value-type="string">
            <text:p>141 =&gt; 0b11111111, 0b11111111, (0b1011110 &lt;&lt; 1) | /* padding */ 0b1;</text:p>
          </table:table-cell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0b11111111, 0b11111111, 0b10111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54];8)=0; &quot;&quot;; COM.MICROSOFT.CONCAT(&quot; &lt;&lt; &quot;; 8-MOD([.D154]; 8); &quot;) | /* padding */ 0b&quot;; REPT(&quot;1&quot;; 8-MOD([.D154]; 8))))" office:value-type="string" office:string-value=" &lt;&lt; 1) | /* padding */ 0b1" calcext:value-type="string">
            <text:p><text:s/>&lt;&lt; 1) | /* padding */ 0b1</text:p>
          </table:table-cell>
          <table:table-cell table:formula="of:=MID([.$C154]; LEN([.$C154]) - MOD([.$D154] - 1; 8) -2; 100)" office:value-type="string" office:string-value="0b1011111" calcext:value-type="string">
            <text:p>0b1011111</text:p>
          </table:table-cell>
          <table:table-cell table:style-name="ce76" table:formula="of:=COM.MICROSOFT.CONCAT([.$B154];&quot; =&gt; &quot;;MID([.$C154];1;LEN([.$C154])-LEN([.$G154]));IF(MOD([.$D154];8)=0;&quot;&quot;;&quot;(&quot;);[.$G154];[.$F154]; IF(MOD([.$D154];8)=0; &quot;, /* padding */ 0b11111111&quot;; &quot;&quot;); &quot;;&quot;;IF([.$A154]=&quot;&quot;;&quot;&quot;;COM.MICROSOFT.CONCAT(&quot; // '&quot;; [.$A154]; &quot;'&quot;)))" office:value-type="string" office:string-value="143 =&gt; 0b11111111, 0b11111111, (0b1011111 &lt;&lt; 1) | /* padding */ 0b1;" calcext:value-type="string">
            <text:p>143 =&gt; 0b11111111, 0b11111111, (0b1011111 &lt;&lt; 1) | /* padding */ 0b1;</text:p>
          </table:table-cell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0b11111111, 0b11111111, 0b11000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55];8)=0; &quot;&quot;; COM.MICROSOFT.CONCAT(&quot; &lt;&lt; &quot;; 8-MOD([.D155]; 8); &quot;) | /* padding */ 0b&quot;; REPT(&quot;1&quot;; 8-MOD([.D155]; 8))))" office:value-type="string" office:string-value=" &lt;&lt; 1) | /* padding */ 0b1" calcext:value-type="string">
            <text:p><text:s/>&lt;&lt; 1) | /* padding */ 0b1</text:p>
          </table:table-cell>
          <table:table-cell table:formula="of:=MID([.$C155]; LEN([.$C155]) - MOD([.$D155] - 1; 8) -2; 100)" office:value-type="string" office:string-value="0b1100000" calcext:value-type="string">
            <text:p>0b1100000</text:p>
          </table:table-cell>
          <table:table-cell table:style-name="ce76" table:formula="of:=COM.MICROSOFT.CONCAT([.$B155];&quot; =&gt; &quot;;MID([.$C155];1;LEN([.$C155])-LEN([.$G155]));IF(MOD([.$D155];8)=0;&quot;&quot;;&quot;(&quot;);[.$G155];[.$F155]; IF(MOD([.$D155];8)=0; &quot;, /* padding */ 0b11111111&quot;; &quot;&quot;); &quot;;&quot;;IF([.$A155]=&quot;&quot;;&quot;&quot;;COM.MICROSOFT.CONCAT(&quot; // '&quot;; [.$A155]; &quot;'&quot;)))" office:value-type="string" office:string-value="147 =&gt; 0b11111111, 0b11111111, (0b1100000 &lt;&lt; 1) | /* padding */ 0b1;" calcext:value-type="string">
            <text:p>147 =&gt; 0b11111111, 0b11111111, (0b1100000 &lt;&lt; 1) | /* padding */ 0b1;</text:p>
          </table:table-cell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0b11111111, 0b11111111, 0b110000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56];8)=0; &quot;&quot;; COM.MICROSOFT.CONCAT(&quot; &lt;&lt; &quot;; 8-MOD([.D156]; 8); &quot;) | /* padding */ 0b&quot;; REPT(&quot;1&quot;; 8-MOD([.D156]; 8))))" office:value-type="string" office:string-value=" &lt;&lt; 1) | /* padding */ 0b1" calcext:value-type="string">
            <text:p><text:s/>&lt;&lt; 1) | /* padding */ 0b1</text:p>
          </table:table-cell>
          <table:table-cell table:formula="of:=MID([.$C156]; LEN([.$C156]) - MOD([.$D156] - 1; 8) -2; 100)" office:value-type="string" office:string-value="0b1100001" calcext:value-type="string">
            <text:p>0b1100001</text:p>
          </table:table-cell>
          <table:table-cell table:style-name="ce76" table:formula="of:=COM.MICROSOFT.CONCAT([.$B156];&quot; =&gt; &quot;;MID([.$C156];1;LEN([.$C156])-LEN([.$G156]));IF(MOD([.$D156];8)=0;&quot;&quot;;&quot;(&quot;);[.$G156];[.$F156]; IF(MOD([.$D156];8)=0; &quot;, /* padding */ 0b11111111&quot;; &quot;&quot;); &quot;;&quot;;IF([.$A156]=&quot;&quot;;&quot;&quot;;COM.MICROSOFT.CONCAT(&quot; // '&quot;; [.$A156]; &quot;'&quot;)))" office:value-type="string" office:string-value="149 =&gt; 0b11111111, 0b11111111, (0b1100001 &lt;&lt; 1) | /* padding */ 0b1;" calcext:value-type="string">
            <text:p>149 =&gt; 0b11111111, 0b11111111, (0b1100001 &lt;&lt; 1) | /* padding */ 0b1;</text:p>
          </table:table-cell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0b11111111, 0b11111111, 0b110001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57];8)=0; &quot;&quot;; COM.MICROSOFT.CONCAT(&quot; &lt;&lt; &quot;; 8-MOD([.D157]; 8); &quot;) | /* padding */ 0b&quot;; REPT(&quot;1&quot;; 8-MOD([.D157]; 8))))" office:value-type="string" office:string-value=" &lt;&lt; 1) | /* padding */ 0b1" calcext:value-type="string">
            <text:p><text:s/>&lt;&lt; 1) | /* padding */ 0b1</text:p>
          </table:table-cell>
          <table:table-cell table:formula="of:=MID([.$C157]; LEN([.$C157]) - MOD([.$D157] - 1; 8) -2; 100)" office:value-type="string" office:string-value="0b1100010" calcext:value-type="string">
            <text:p>0b1100010</text:p>
          </table:table-cell>
          <table:table-cell table:style-name="ce76" table:formula="of:=COM.MICROSOFT.CONCAT([.$B157];&quot; =&gt; &quot;;MID([.$C157];1;LEN([.$C157])-LEN([.$G157]));IF(MOD([.$D157];8)=0;&quot;&quot;;&quot;(&quot;);[.$G157];[.$F157]; IF(MOD([.$D157];8)=0; &quot;, /* padding */ 0b11111111&quot;; &quot;&quot;); &quot;;&quot;;IF([.$A157]=&quot;&quot;;&quot;&quot;;COM.MICROSOFT.CONCAT(&quot; // '&quot;; [.$A157]; &quot;'&quot;)))" office:value-type="string" office:string-value="150 =&gt; 0b11111111, 0b11111111, (0b1100010 &lt;&lt; 1) | /* padding */ 0b1;" calcext:value-type="string">
            <text:p>150 =&gt; 0b11111111, 0b11111111, (0b1100010 &lt;&lt; 1) | /* padding */ 0b1;</text:p>
          </table:table-cell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0b11111111, 0b11111111, 0b11000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58];8)=0; &quot;&quot;; COM.MICROSOFT.CONCAT(&quot; &lt;&lt; &quot;; 8-MOD([.D158]; 8); &quot;) | /* padding */ 0b&quot;; REPT(&quot;1&quot;; 8-MOD([.D158]; 8))))" office:value-type="string" office:string-value=" &lt;&lt; 1) | /* padding */ 0b1" calcext:value-type="string">
            <text:p><text:s/>&lt;&lt; 1) | /* padding */ 0b1</text:p>
          </table:table-cell>
          <table:table-cell table:formula="of:=MID([.$C158]; LEN([.$C158]) - MOD([.$D158] - 1; 8) -2; 100)" office:value-type="string" office:string-value="0b1100011" calcext:value-type="string">
            <text:p>0b1100011</text:p>
          </table:table-cell>
          <table:table-cell table:style-name="ce76" table:formula="of:=COM.MICROSOFT.CONCAT([.$B158];&quot; =&gt; &quot;;MID([.$C158];1;LEN([.$C158])-LEN([.$G158]));IF(MOD([.$D158];8)=0;&quot;&quot;;&quot;(&quot;);[.$G158];[.$F158]; IF(MOD([.$D158];8)=0; &quot;, /* padding */ 0b11111111&quot;; &quot;&quot;); &quot;;&quot;;IF([.$A158]=&quot;&quot;;&quot;&quot;;COM.MICROSOFT.CONCAT(&quot; // '&quot;; [.$A158]; &quot;'&quot;)))" office:value-type="string" office:string-value="151 =&gt; 0b11111111, 0b11111111, (0b1100011 &lt;&lt; 1) | /* padding */ 0b1;" calcext:value-type="string">
            <text:p>151 =&gt; 0b11111111, 0b11111111, (0b1100011 &lt;&lt; 1) | /* padding */ 0b1;</text:p>
          </table:table-cell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0b11111111, 0b11111111, 0b11001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59];8)=0; &quot;&quot;; COM.MICROSOFT.CONCAT(&quot; &lt;&lt; &quot;; 8-MOD([.D159]; 8); &quot;) | /* padding */ 0b&quot;; REPT(&quot;1&quot;; 8-MOD([.D159]; 8))))" office:value-type="string" office:string-value=" &lt;&lt; 1) | /* padding */ 0b1" calcext:value-type="string">
            <text:p><text:s/>&lt;&lt; 1) | /* padding */ 0b1</text:p>
          </table:table-cell>
          <table:table-cell table:formula="of:=MID([.$C159]; LEN([.$C159]) - MOD([.$D159] - 1; 8) -2; 100)" office:value-type="string" office:string-value="0b1100100" calcext:value-type="string">
            <text:p>0b1100100</text:p>
          </table:table-cell>
          <table:table-cell table:style-name="ce76" table:formula="of:=COM.MICROSOFT.CONCAT([.$B159];&quot; =&gt; &quot;;MID([.$C159];1;LEN([.$C159])-LEN([.$G159]));IF(MOD([.$D159];8)=0;&quot;&quot;;&quot;(&quot;);[.$G159];[.$F159]; IF(MOD([.$D159];8)=0; &quot;, /* padding */ 0b11111111&quot;; &quot;&quot;); &quot;;&quot;;IF([.$A159]=&quot;&quot;;&quot;&quot;;COM.MICROSOFT.CONCAT(&quot; // '&quot;; [.$A159]; &quot;'&quot;)))" office:value-type="string" office:string-value="152 =&gt; 0b11111111, 0b11111111, (0b1100100 &lt;&lt; 1) | /* padding */ 0b1;" calcext:value-type="string">
            <text:p>152 =&gt; 0b11111111, 0b11111111, (0b1100100 &lt;&lt; 1) | /* padding */ 0b1;</text:p>
          </table:table-cell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0b11111111, 0b11111111, 0b110010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60];8)=0; &quot;&quot;; COM.MICROSOFT.CONCAT(&quot; &lt;&lt; &quot;; 8-MOD([.D160]; 8); &quot;) | /* padding */ 0b&quot;; REPT(&quot;1&quot;; 8-MOD([.D160]; 8))))" office:value-type="string" office:string-value=" &lt;&lt; 1) | /* padding */ 0b1" calcext:value-type="string">
            <text:p><text:s/>&lt;&lt; 1) | /* padding */ 0b1</text:p>
          </table:table-cell>
          <table:table-cell table:formula="of:=MID([.$C160]; LEN([.$C160]) - MOD([.$D160] - 1; 8) -2; 100)" office:value-type="string" office:string-value="0b1100101" calcext:value-type="string">
            <text:p>0b1100101</text:p>
          </table:table-cell>
          <table:table-cell table:style-name="ce76" table:formula="of:=COM.MICROSOFT.CONCAT([.$B160];&quot; =&gt; &quot;;MID([.$C160];1;LEN([.$C160])-LEN([.$G160]));IF(MOD([.$D160];8)=0;&quot;&quot;;&quot;(&quot;);[.$G160];[.$F160]; IF(MOD([.$D160];8)=0; &quot;, /* padding */ 0b11111111&quot;; &quot;&quot;); &quot;;&quot;;IF([.$A160]=&quot;&quot;;&quot;&quot;;COM.MICROSOFT.CONCAT(&quot; // '&quot;; [.$A160]; &quot;'&quot;)))" office:value-type="string" office:string-value="155 =&gt; 0b11111111, 0b11111111, (0b1100101 &lt;&lt; 1) | /* padding */ 0b1;" calcext:value-type="string">
            <text:p>155 =&gt; 0b11111111, 0b11111111, (0b1100101 &lt;&lt; 1) | /* padding */ 0b1;</text:p>
          </table:table-cell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0b11111111, 0b11111111, 0b110011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61];8)=0; &quot;&quot;; COM.MICROSOFT.CONCAT(&quot; &lt;&lt; &quot;; 8-MOD([.D161]; 8); &quot;) | /* padding */ 0b&quot;; REPT(&quot;1&quot;; 8-MOD([.D161]; 8))))" office:value-type="string" office:string-value=" &lt;&lt; 1) | /* padding */ 0b1" calcext:value-type="string">
            <text:p><text:s/>&lt;&lt; 1) | /* padding */ 0b1</text:p>
          </table:table-cell>
          <table:table-cell table:formula="of:=MID([.$C161]; LEN([.$C161]) - MOD([.$D161] - 1; 8) -2; 100)" office:value-type="string" office:string-value="0b1100110" calcext:value-type="string">
            <text:p>0b1100110</text:p>
          </table:table-cell>
          <table:table-cell table:style-name="ce76" table:formula="of:=COM.MICROSOFT.CONCAT([.$B161];&quot; =&gt; &quot;;MID([.$C161];1;LEN([.$C161])-LEN([.$G161]));IF(MOD([.$D161];8)=0;&quot;&quot;;&quot;(&quot;);[.$G161];[.$F161]; IF(MOD([.$D161];8)=0; &quot;, /* padding */ 0b11111111&quot;; &quot;&quot;); &quot;;&quot;;IF([.$A161]=&quot;&quot;;&quot;&quot;;COM.MICROSOFT.CONCAT(&quot; // '&quot;; [.$A161]; &quot;'&quot;)))" office:value-type="string" office:string-value="157 =&gt; 0b11111111, 0b11111111, (0b1100110 &lt;&lt; 1) | /* padding */ 0b1;" calcext:value-type="string">
            <text:p>157 =&gt; 0b11111111, 0b11111111, (0b1100110 &lt;&lt; 1) | /* padding */ 0b1;</text:p>
          </table:table-cell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0b11111111, 0b11111111, 0b11001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62];8)=0; &quot;&quot;; COM.MICROSOFT.CONCAT(&quot; &lt;&lt; &quot;; 8-MOD([.D162]; 8); &quot;) | /* padding */ 0b&quot;; REPT(&quot;1&quot;; 8-MOD([.D162]; 8))))" office:value-type="string" office:string-value=" &lt;&lt; 1) | /* padding */ 0b1" calcext:value-type="string">
            <text:p><text:s/>&lt;&lt; 1) | /* padding */ 0b1</text:p>
          </table:table-cell>
          <table:table-cell table:formula="of:=MID([.$C162]; LEN([.$C162]) - MOD([.$D162] - 1; 8) -2; 100)" office:value-type="string" office:string-value="0b1100111" calcext:value-type="string">
            <text:p>0b1100111</text:p>
          </table:table-cell>
          <table:table-cell table:style-name="ce76" table:formula="of:=COM.MICROSOFT.CONCAT([.$B162];&quot; =&gt; &quot;;MID([.$C162];1;LEN([.$C162])-LEN([.$G162]));IF(MOD([.$D162];8)=0;&quot;&quot;;&quot;(&quot;);[.$G162];[.$F162]; IF(MOD([.$D162];8)=0; &quot;, /* padding */ 0b11111111&quot;; &quot;&quot;); &quot;;&quot;;IF([.$A162]=&quot;&quot;;&quot;&quot;;COM.MICROSOFT.CONCAT(&quot; // '&quot;; [.$A162]; &quot;'&quot;)))" office:value-type="string" office:string-value="158 =&gt; 0b11111111, 0b11111111, (0b1100111 &lt;&lt; 1) | /* padding */ 0b1;" calcext:value-type="string">
            <text:p>158 =&gt; 0b11111111, 0b11111111, (0b1100111 &lt;&lt; 1) | /* padding */ 0b1;</text:p>
          </table:table-cell>
        </table:table-row>
        <table:table-row table:style-name="ro2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0b11111111, 0b11111111, 0b11010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63];8)=0; &quot;&quot;; COM.MICROSOFT.CONCAT(&quot; &lt;&lt; &quot;; 8-MOD([.D163]; 8); &quot;) | /* padding */ 0b&quot;; REPT(&quot;1&quot;; 8-MOD([.D163]; 8))))" office:value-type="string" office:string-value=" &lt;&lt; 1) | /* padding */ 0b1" calcext:value-type="string">
            <text:p><text:s/>&lt;&lt; 1) | /* padding */ 0b1</text:p>
          </table:table-cell>
          <table:table-cell table:formula="of:=MID([.$C163]; LEN([.$C163]) - MOD([.$D163] - 1; 8) -2; 100)" office:value-type="string" office:string-value="0b1101000" calcext:value-type="string">
            <text:p>0b1101000</text:p>
          </table:table-cell>
          <table:table-cell table:style-name="ce76" table:formula="of:=COM.MICROSOFT.CONCAT([.$B163];&quot; =&gt; &quot;;MID([.$C163];1;LEN([.$C163])-LEN([.$G163]));IF(MOD([.$D163];8)=0;&quot;&quot;;&quot;(&quot;);[.$G163];[.$F163]; IF(MOD([.$D163];8)=0; &quot;, /* padding */ 0b11111111&quot;; &quot;&quot;); &quot;;&quot;;IF([.$A163]=&quot;&quot;;&quot;&quot;;COM.MICROSOFT.CONCAT(&quot; // '&quot;; [.$A163]; &quot;'&quot;)))" office:value-type="string" office:string-value="165 =&gt; 0b11111111, 0b11111111, (0b1101000 &lt;&lt; 1) | /* padding */ 0b1;" calcext:value-type="string">
            <text:p>165 =&gt; 0b11111111, 0b11111111, (0b1101000 &lt;&lt; 1) | /* padding */ 0b1;</text:p>
          </table:table-cell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0b11111111, 0b11111111, 0b110100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64];8)=0; &quot;&quot;; COM.MICROSOFT.CONCAT(&quot; &lt;&lt; &quot;; 8-MOD([.D164]; 8); &quot;) | /* padding */ 0b&quot;; REPT(&quot;1&quot;; 8-MOD([.D164]; 8))))" office:value-type="string" office:string-value=" &lt;&lt; 1) | /* padding */ 0b1" calcext:value-type="string">
            <text:p><text:s/>&lt;&lt; 1) | /* padding */ 0b1</text:p>
          </table:table-cell>
          <table:table-cell table:formula="of:=MID([.$C164]; LEN([.$C164]) - MOD([.$D164] - 1; 8) -2; 100)" office:value-type="string" office:string-value="0b1101001" calcext:value-type="string">
            <text:p>0b1101001</text:p>
          </table:table-cell>
          <table:table-cell table:style-name="ce76" table:formula="of:=COM.MICROSOFT.CONCAT([.$B164];&quot; =&gt; &quot;;MID([.$C164];1;LEN([.$C164])-LEN([.$G164]));IF(MOD([.$D164];8)=0;&quot;&quot;;&quot;(&quot;);[.$G164];[.$F164]; IF(MOD([.$D164];8)=0; &quot;, /* padding */ 0b11111111&quot;; &quot;&quot;); &quot;;&quot;;IF([.$A164]=&quot;&quot;;&quot;&quot;;COM.MICROSOFT.CONCAT(&quot; // '&quot;; [.$A164]; &quot;'&quot;)))" office:value-type="string" office:string-value="166 =&gt; 0b11111111, 0b11111111, (0b1101001 &lt;&lt; 1) | /* padding */ 0b1;" calcext:value-type="string">
            <text:p>166 =&gt; 0b11111111, 0b11111111, (0b1101001 &lt;&lt; 1) | /* padding */ 0b1;</text:p>
          </table:table-cell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0b11111111, 0b11111111, 0b110101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65];8)=0; &quot;&quot;; COM.MICROSOFT.CONCAT(&quot; &lt;&lt; &quot;; 8-MOD([.D165]; 8); &quot;) | /* padding */ 0b&quot;; REPT(&quot;1&quot;; 8-MOD([.D165]; 8))))" office:value-type="string" office:string-value=" &lt;&lt; 1) | /* padding */ 0b1" calcext:value-type="string">
            <text:p><text:s/>&lt;&lt; 1) | /* padding */ 0b1</text:p>
          </table:table-cell>
          <table:table-cell table:formula="of:=MID([.$C165]; LEN([.$C165]) - MOD([.$D165] - 1; 8) -2; 100)" office:value-type="string" office:string-value="0b1101010" calcext:value-type="string">
            <text:p>0b1101010</text:p>
          </table:table-cell>
          <table:table-cell table:style-name="ce76" table:formula="of:=COM.MICROSOFT.CONCAT([.$B165];&quot; =&gt; &quot;;MID([.$C165];1;LEN([.$C165])-LEN([.$G165]));IF(MOD([.$D165];8)=0;&quot;&quot;;&quot;(&quot;);[.$G165];[.$F165]; IF(MOD([.$D165];8)=0; &quot;, /* padding */ 0b11111111&quot;; &quot;&quot;); &quot;;&quot;;IF([.$A165]=&quot;&quot;;&quot;&quot;;COM.MICROSOFT.CONCAT(&quot; // '&quot;; [.$A165]; &quot;'&quot;)))" office:value-type="string" office:string-value="168 =&gt; 0b11111111, 0b11111111, (0b1101010 &lt;&lt; 1) | /* padding */ 0b1;" calcext:value-type="string">
            <text:p>168 =&gt; 0b11111111, 0b11111111, (0b1101010 &lt;&lt; 1) | /* padding */ 0b1;</text:p>
          </table:table-cell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0b11111111, 0b11111111, 0b11010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66];8)=0; &quot;&quot;; COM.MICROSOFT.CONCAT(&quot; &lt;&lt; &quot;; 8-MOD([.D166]; 8); &quot;) | /* padding */ 0b&quot;; REPT(&quot;1&quot;; 8-MOD([.D166]; 8))))" office:value-type="string" office:string-value=" &lt;&lt; 1) | /* padding */ 0b1" calcext:value-type="string">
            <text:p><text:s/>&lt;&lt; 1) | /* padding */ 0b1</text:p>
          </table:table-cell>
          <table:table-cell table:formula="of:=MID([.$C166]; LEN([.$C166]) - MOD([.$D166] - 1; 8) -2; 100)" office:value-type="string" office:string-value="0b1101011" calcext:value-type="string">
            <text:p>0b1101011</text:p>
          </table:table-cell>
          <table:table-cell table:style-name="ce76" table:formula="of:=COM.MICROSOFT.CONCAT([.$B166];&quot; =&gt; &quot;;MID([.$C166];1;LEN([.$C166])-LEN([.$G166]));IF(MOD([.$D166];8)=0;&quot;&quot;;&quot;(&quot;);[.$G166];[.$F166]; IF(MOD([.$D166];8)=0; &quot;, /* padding */ 0b11111111&quot;; &quot;&quot;); &quot;;&quot;;IF([.$A166]=&quot;&quot;;&quot;&quot;;COM.MICROSOFT.CONCAT(&quot; // '&quot;; [.$A166]; &quot;'&quot;)))" office:value-type="string" office:string-value="174 =&gt; 0b11111111, 0b11111111, (0b1101011 &lt;&lt; 1) | /* padding */ 0b1;" calcext:value-type="string">
            <text:p>174 =&gt; 0b11111111, 0b11111111, (0b1101011 &lt;&lt; 1) | /* padding */ 0b1;</text:p>
          </table:table-cell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0b11111111, 0b11111111, 0b11011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67];8)=0; &quot;&quot;; COM.MICROSOFT.CONCAT(&quot; &lt;&lt; &quot;; 8-MOD([.D167]; 8); &quot;) | /* padding */ 0b&quot;; REPT(&quot;1&quot;; 8-MOD([.D167]; 8))))" office:value-type="string" office:string-value=" &lt;&lt; 1) | /* padding */ 0b1" calcext:value-type="string">
            <text:p><text:s/>&lt;&lt; 1) | /* padding */ 0b1</text:p>
          </table:table-cell>
          <table:table-cell table:formula="of:=MID([.$C167]; LEN([.$C167]) - MOD([.$D167] - 1; 8) -2; 100)" office:value-type="string" office:string-value="0b1101100" calcext:value-type="string">
            <text:p>0b1101100</text:p>
          </table:table-cell>
          <table:table-cell table:style-name="ce76" table:formula="of:=COM.MICROSOFT.CONCAT([.$B167];&quot; =&gt; &quot;;MID([.$C167];1;LEN([.$C167])-LEN([.$G167]));IF(MOD([.$D167];8)=0;&quot;&quot;;&quot;(&quot;);[.$G167];[.$F167]; IF(MOD([.$D167];8)=0; &quot;, /* padding */ 0b11111111&quot;; &quot;&quot;); &quot;;&quot;;IF([.$A167]=&quot;&quot;;&quot;&quot;;COM.MICROSOFT.CONCAT(&quot; // '&quot;; [.$A167]; &quot;'&quot;)))" office:value-type="string" office:string-value="175 =&gt; 0b11111111, 0b11111111, (0b1101100 &lt;&lt; 1) | /* padding */ 0b1;" calcext:value-type="string">
            <text:p>175 =&gt; 0b11111111, 0b11111111, (0b1101100 &lt;&lt; 1) | /* padding */ 0b1;</text:p>
          </table:table-cell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0b11111111, 0b11111111, 0b110110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68];8)=0; &quot;&quot;; COM.MICROSOFT.CONCAT(&quot; &lt;&lt; &quot;; 8-MOD([.D168]; 8); &quot;) | /* padding */ 0b&quot;; REPT(&quot;1&quot;; 8-MOD([.D168]; 8))))" office:value-type="string" office:string-value=" &lt;&lt; 1) | /* padding */ 0b1" calcext:value-type="string">
            <text:p><text:s/>&lt;&lt; 1) | /* padding */ 0b1</text:p>
          </table:table-cell>
          <table:table-cell table:formula="of:=MID([.$C168]; LEN([.$C168]) - MOD([.$D168] - 1; 8) -2; 100)" office:value-type="string" office:string-value="0b1101101" calcext:value-type="string">
            <text:p>0b1101101</text:p>
          </table:table-cell>
          <table:table-cell table:style-name="ce76" table:formula="of:=COM.MICROSOFT.CONCAT([.$B168];&quot; =&gt; &quot;;MID([.$C168];1;LEN([.$C168])-LEN([.$G168]));IF(MOD([.$D168];8)=0;&quot;&quot;;&quot;(&quot;);[.$G168];[.$F168]; IF(MOD([.$D168];8)=0; &quot;, /* padding */ 0b11111111&quot;; &quot;&quot;); &quot;;&quot;;IF([.$A168]=&quot;&quot;;&quot;&quot;;COM.MICROSOFT.CONCAT(&quot; // '&quot;; [.$A168]; &quot;'&quot;)))" office:value-type="string" office:string-value="180 =&gt; 0b11111111, 0b11111111, (0b1101101 &lt;&lt; 1) | /* padding */ 0b1;" calcext:value-type="string">
            <text:p>180 =&gt; 0b11111111, 0b11111111, (0b1101101 &lt;&lt; 1) | /* padding */ 0b1;</text:p>
          </table:table-cell>
        </table:table-row>
        <table:table-row table:style-name="ro2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0b11111111, 0b11111111, 0b110111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69];8)=0; &quot;&quot;; COM.MICROSOFT.CONCAT(&quot; &lt;&lt; &quot;; 8-MOD([.D169]; 8); &quot;) | /* padding */ 0b&quot;; REPT(&quot;1&quot;; 8-MOD([.D169]; 8))))" office:value-type="string" office:string-value=" &lt;&lt; 1) | /* padding */ 0b1" calcext:value-type="string">
            <text:p><text:s/>&lt;&lt; 1) | /* padding */ 0b1</text:p>
          </table:table-cell>
          <table:table-cell table:formula="of:=MID([.$C169]; LEN([.$C169]) - MOD([.$D169] - 1; 8) -2; 100)" office:value-type="string" office:string-value="0b1101110" calcext:value-type="string">
            <text:p>0b1101110</text:p>
          </table:table-cell>
          <table:table-cell table:style-name="ce76" table:formula="of:=COM.MICROSOFT.CONCAT([.$B169];&quot; =&gt; &quot;;MID([.$C169];1;LEN([.$C169])-LEN([.$G169]));IF(MOD([.$D169];8)=0;&quot;&quot;;&quot;(&quot;);[.$G169];[.$F169]; IF(MOD([.$D169];8)=0; &quot;, /* padding */ 0b11111111&quot;; &quot;&quot;); &quot;;&quot;;IF([.$A169]=&quot;&quot;;&quot;&quot;;COM.MICROSOFT.CONCAT(&quot; // '&quot;; [.$A169]; &quot;'&quot;)))" office:value-type="string" office:string-value="182 =&gt; 0b11111111, 0b11111111, (0b1101110 &lt;&lt; 1) | /* padding */ 0b1;" calcext:value-type="string">
            <text:p>182 =&gt; 0b11111111, 0b11111111, (0b1101110 &lt;&lt; 1) | /* padding */ 0b1;</text:p>
          </table:table-cell>
        </table:table-row>
        <table:table-row table:style-name="ro2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0b11111111, 0b11111111, 0b11011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70];8)=0; &quot;&quot;; COM.MICROSOFT.CONCAT(&quot; &lt;&lt; &quot;; 8-MOD([.D170]; 8); &quot;) | /* padding */ 0b&quot;; REPT(&quot;1&quot;; 8-MOD([.D170]; 8))))" office:value-type="string" office:string-value=" &lt;&lt; 1) | /* padding */ 0b1" calcext:value-type="string">
            <text:p><text:s/>&lt;&lt; 1) | /* padding */ 0b1</text:p>
          </table:table-cell>
          <table:table-cell table:formula="of:=MID([.$C170]; LEN([.$C170]) - MOD([.$D170] - 1; 8) -2; 100)" office:value-type="string" office:string-value="0b1101111" calcext:value-type="string">
            <text:p>0b1101111</text:p>
          </table:table-cell>
          <table:table-cell table:style-name="ce76" table:formula="of:=COM.MICROSOFT.CONCAT([.$B170];&quot; =&gt; &quot;;MID([.$C170];1;LEN([.$C170])-LEN([.$G170]));IF(MOD([.$D170];8)=0;&quot;&quot;;&quot;(&quot;);[.$G170];[.$F170]; IF(MOD([.$D170];8)=0; &quot;, /* padding */ 0b11111111&quot;; &quot;&quot;); &quot;;&quot;;IF([.$A170]=&quot;&quot;;&quot;&quot;;COM.MICROSOFT.CONCAT(&quot; // '&quot;; [.$A170]; &quot;'&quot;)))" office:value-type="string" office:string-value="183 =&gt; 0b11111111, 0b11111111, (0b1101111 &lt;&lt; 1) | /* padding */ 0b1;" calcext:value-type="string">
            <text:p>183 =&gt; 0b11111111, 0b11111111, (0b1101111 &lt;&lt; 1) | /* padding */ 0b1;</text:p>
          </table:table-cell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0b11111111, 0b11111111, 0b11100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71];8)=0; &quot;&quot;; COM.MICROSOFT.CONCAT(&quot; &lt;&lt; &quot;; 8-MOD([.D171]; 8); &quot;) | /* padding */ 0b&quot;; REPT(&quot;1&quot;; 8-MOD([.D171]; 8))))" office:value-type="string" office:string-value=" &lt;&lt; 1) | /* padding */ 0b1" calcext:value-type="string">
            <text:p><text:s/>&lt;&lt; 1) | /* padding */ 0b1</text:p>
          </table:table-cell>
          <table:table-cell table:formula="of:=MID([.$C171]; LEN([.$C171]) - MOD([.$D171] - 1; 8) -2; 100)" office:value-type="string" office:string-value="0b1110000" calcext:value-type="string">
            <text:p>0b1110000</text:p>
          </table:table-cell>
          <table:table-cell table:style-name="ce76" table:formula="of:=COM.MICROSOFT.CONCAT([.$B171];&quot; =&gt; &quot;;MID([.$C171];1;LEN([.$C171])-LEN([.$G171]));IF(MOD([.$D171];8)=0;&quot;&quot;;&quot;(&quot;);[.$G171];[.$F171]; IF(MOD([.$D171];8)=0; &quot;, /* padding */ 0b11111111&quot;; &quot;&quot;); &quot;;&quot;;IF([.$A171]=&quot;&quot;;&quot;&quot;;COM.MICROSOFT.CONCAT(&quot; // '&quot;; [.$A171]; &quot;'&quot;)))" office:value-type="string" office:string-value="188 =&gt; 0b11111111, 0b11111111, (0b1110000 &lt;&lt; 1) | /* padding */ 0b1;" calcext:value-type="string">
            <text:p>188 =&gt; 0b11111111, 0b11111111, (0b1110000 &lt;&lt; 1) | /* padding */ 0b1;</text:p>
          </table:table-cell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0b11111111, 0b11111111, 0b111000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72];8)=0; &quot;&quot;; COM.MICROSOFT.CONCAT(&quot; &lt;&lt; &quot;; 8-MOD([.D172]; 8); &quot;) | /* padding */ 0b&quot;; REPT(&quot;1&quot;; 8-MOD([.D172]; 8))))" office:value-type="string" office:string-value=" &lt;&lt; 1) | /* padding */ 0b1" calcext:value-type="string">
            <text:p><text:s/>&lt;&lt; 1) | /* padding */ 0b1</text:p>
          </table:table-cell>
          <table:table-cell table:formula="of:=MID([.$C172]; LEN([.$C172]) - MOD([.$D172] - 1; 8) -2; 100)" office:value-type="string" office:string-value="0b1110001" calcext:value-type="string">
            <text:p>0b1110001</text:p>
          </table:table-cell>
          <table:table-cell table:style-name="ce76" table:formula="of:=COM.MICROSOFT.CONCAT([.$B172];&quot; =&gt; &quot;;MID([.$C172];1;LEN([.$C172])-LEN([.$G172]));IF(MOD([.$D172];8)=0;&quot;&quot;;&quot;(&quot;);[.$G172];[.$F172]; IF(MOD([.$D172];8)=0; &quot;, /* padding */ 0b11111111&quot;; &quot;&quot;); &quot;;&quot;;IF([.$A172]=&quot;&quot;;&quot;&quot;;COM.MICROSOFT.CONCAT(&quot; // '&quot;; [.$A172]; &quot;'&quot;)))" office:value-type="string" office:string-value="191 =&gt; 0b11111111, 0b11111111, (0b1110001 &lt;&lt; 1) | /* padding */ 0b1;" calcext:value-type="string">
            <text:p>191 =&gt; 0b11111111, 0b11111111, (0b1110001 &lt;&lt; 1) | /* padding */ 0b1;</text:p>
          </table:table-cell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0b11111111, 0b11111111, 0b111001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73];8)=0; &quot;&quot;; COM.MICROSOFT.CONCAT(&quot; &lt;&lt; &quot;; 8-MOD([.D173]; 8); &quot;) | /* padding */ 0b&quot;; REPT(&quot;1&quot;; 8-MOD([.D173]; 8))))" office:value-type="string" office:string-value=" &lt;&lt; 1) | /* padding */ 0b1" calcext:value-type="string">
            <text:p><text:s/>&lt;&lt; 1) | /* padding */ 0b1</text:p>
          </table:table-cell>
          <table:table-cell table:formula="of:=MID([.$C173]; LEN([.$C173]) - MOD([.$D173] - 1; 8) -2; 100)" office:value-type="string" office:string-value="0b1110010" calcext:value-type="string">
            <text:p>0b1110010</text:p>
          </table:table-cell>
          <table:table-cell table:style-name="ce76" table:formula="of:=COM.MICROSOFT.CONCAT([.$B173];&quot; =&gt; &quot;;MID([.$C173];1;LEN([.$C173])-LEN([.$G173]));IF(MOD([.$D173];8)=0;&quot;&quot;;&quot;(&quot;);[.$G173];[.$F173]; IF(MOD([.$D173];8)=0; &quot;, /* padding */ 0b11111111&quot;; &quot;&quot;); &quot;;&quot;;IF([.$A173]=&quot;&quot;;&quot;&quot;;COM.MICROSOFT.CONCAT(&quot; // '&quot;; [.$A173]; &quot;'&quot;)))" office:value-type="string" office:string-value="197 =&gt; 0b11111111, 0b11111111, (0b1110010 &lt;&lt; 1) | /* padding */ 0b1;" calcext:value-type="string">
            <text:p>197 =&gt; 0b11111111, 0b11111111, (0b1110010 &lt;&lt; 1) | /* padding */ 0b1;</text:p>
          </table:table-cell>
        </table:table-row>
        <table:table-row table:style-name="ro2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0b11111111, 0b11111111, 0b11100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74];8)=0; &quot;&quot;; COM.MICROSOFT.CONCAT(&quot; &lt;&lt; &quot;; 8-MOD([.D174]; 8); &quot;) | /* padding */ 0b&quot;; REPT(&quot;1&quot;; 8-MOD([.D174]; 8))))" office:value-type="string" office:string-value=" &lt;&lt; 1) | /* padding */ 0b1" calcext:value-type="string">
            <text:p><text:s/>&lt;&lt; 1) | /* padding */ 0b1</text:p>
          </table:table-cell>
          <table:table-cell table:formula="of:=MID([.$C174]; LEN([.$C174]) - MOD([.$D174] - 1; 8) -2; 100)" office:value-type="string" office:string-value="0b1110011" calcext:value-type="string">
            <text:p>0b1110011</text:p>
          </table:table-cell>
          <table:table-cell table:style-name="ce76" table:formula="of:=COM.MICROSOFT.CONCAT([.$B174];&quot; =&gt; &quot;;MID([.$C174];1;LEN([.$C174])-LEN([.$G174]));IF(MOD([.$D174];8)=0;&quot;&quot;;&quot;(&quot;);[.$G174];[.$F174]; IF(MOD([.$D174];8)=0; &quot;, /* padding */ 0b11111111&quot;; &quot;&quot;); &quot;;&quot;;IF([.$A174]=&quot;&quot;;&quot;&quot;;COM.MICROSOFT.CONCAT(&quot; // '&quot;; [.$A174]; &quot;'&quot;)))" office:value-type="string" office:string-value="231 =&gt; 0b11111111, 0b11111111, (0b1110011 &lt;&lt; 1) | /* padding */ 0b1;" calcext:value-type="string">
            <text:p>231 =&gt; 0b11111111, 0b11111111, (0b1110011 &lt;&lt; 1) | /* padding */ 0b1;</text:p>
          </table:table-cell>
        </table:table-row>
        <table:table-row table:style-name="ro2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0b11111111, 0b11111111, 0b11101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MOD([.D175];8)=0; &quot;&quot;; COM.MICROSOFT.CONCAT(&quot; &lt;&lt; &quot;; 8-MOD([.D175]; 8); &quot;) | /* padding */ 0b&quot;; REPT(&quot;1&quot;; 8-MOD([.D175]; 8))))" office:value-type="string" office:string-value=" &lt;&lt; 1) | /* padding */ 0b1" calcext:value-type="string">
            <text:p><text:s/>&lt;&lt; 1) | /* padding */ 0b1</text:p>
          </table:table-cell>
          <table:table-cell table:formula="of:=MID([.$C175]; LEN([.$C175]) - MOD([.$D175] - 1; 8) -2; 100)" office:value-type="string" office:string-value="0b1110100" calcext:value-type="string">
            <text:p>0b1110100</text:p>
          </table:table-cell>
          <table:table-cell table:style-name="ce76" table:formula="of:=COM.MICROSOFT.CONCAT([.$B175];&quot; =&gt; &quot;;MID([.$C175];1;LEN([.$C175])-LEN([.$G175]));IF(MOD([.$D175];8)=0;&quot;&quot;;&quot;(&quot;);[.$G175];[.$F175]; IF(MOD([.$D175];8)=0; &quot;, /* padding */ 0b11111111&quot;; &quot;&quot;); &quot;;&quot;;IF([.$A175]=&quot;&quot;;&quot;&quot;;COM.MICROSOFT.CONCAT(&quot; // '&quot;; [.$A175]; &quot;'&quot;)))" office:value-type="string" office:string-value="239 =&gt; 0b11111111, 0b11111111, (0b1110100 &lt;&lt; 1) | /* padding */ 0b1;" calcext:value-type="string">
            <text:p>239 =&gt; 0b11111111, 0b11111111, (0b1110100 &lt;&lt; 1) | /* padding */ 0b1;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b11111111, 0b11111111, 0b1110101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76];8)=0; &quot;&quot;; COM.MICROSOFT.CONCAT(&quot; &lt;&lt; &quot;; 8-MOD([.D176]; 8); &quot;) | /* padding */ 0b&quot;; REPT(&quot;1&quot;; 8-MOD([.D176]; 8))))">
            <text:p/>
          </table:table-cell>
          <table:table-cell table:formula="of:=MID([.$C176]; LEN([.$C176]) - MOD([.$D176] - 1; 8) -2; 100)" office:value-type="string" office:string-value="0b11101010" calcext:value-type="string">
            <text:p>0b11101010</text:p>
          </table:table-cell>
          <table:table-cell table:style-name="ce76" table:formula="of:=COM.MICROSOFT.CONCAT([.$B176];&quot; =&gt; &quot;;MID([.$C176];1;LEN([.$C176])-LEN([.$G176]));IF(MOD([.$D176];8)=0;&quot;&quot;;&quot;(&quot;);[.$G176];[.$F176]; IF(MOD([.$D176];8)=0; &quot;, /* padding */ 0b11111111&quot;; &quot;&quot;); &quot;;&quot;;IF([.$A176]=&quot;&quot;;&quot;&quot;;COM.MICROSOFT.CONCAT(&quot; // '&quot;; [.$A176]; &quot;'&quot;)))" office:value-type="string" office:string-value="9 =&gt; 0b11111111, 0b11111111, 0b11101010, /* padding */ 0b11111111;" calcext:value-type="string">
            <text:p>9 =&gt; 0b11111111, 0b11111111, 0b11101010, /* padding */ 0b11111111;</text:p>
          </table:table-cell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0b11111111, 0b11111111, 0b1110101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77];8)=0; &quot;&quot;; COM.MICROSOFT.CONCAT(&quot; &lt;&lt; &quot;; 8-MOD([.D177]; 8); &quot;) | /* padding */ 0b&quot;; REPT(&quot;1&quot;; 8-MOD([.D177]; 8))))">
            <text:p/>
          </table:table-cell>
          <table:table-cell table:formula="of:=MID([.$C177]; LEN([.$C177]) - MOD([.$D177] - 1; 8) -2; 100)" office:value-type="string" office:string-value="0b11101011" calcext:value-type="string">
            <text:p>0b11101011</text:p>
          </table:table-cell>
          <table:table-cell table:style-name="ce76" table:formula="of:=COM.MICROSOFT.CONCAT([.$B177];&quot; =&gt; &quot;;MID([.$C177];1;LEN([.$C177])-LEN([.$G177]));IF(MOD([.$D177];8)=0;&quot;&quot;;&quot;(&quot;);[.$G177];[.$F177]; IF(MOD([.$D177];8)=0; &quot;, /* padding */ 0b11111111&quot;; &quot;&quot;); &quot;;&quot;;IF([.$A177]=&quot;&quot;;&quot;&quot;;COM.MICROSOFT.CONCAT(&quot; // '&quot;; [.$A177]; &quot;'&quot;)))" office:value-type="string" office:string-value="142 =&gt; 0b11111111, 0b11111111, 0b11101011, /* padding */ 0b11111111;" calcext:value-type="string">
            <text:p>142 =&gt; 0b11111111, 0b11111111, 0b11101011, /* padding */ 0b11111111;</text:p>
          </table:table-cell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0b11111111, 0b11111111, 0b1110110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78];8)=0; &quot;&quot;; COM.MICROSOFT.CONCAT(&quot; &lt;&lt; &quot;; 8-MOD([.D178]; 8); &quot;) | /* padding */ 0b&quot;; REPT(&quot;1&quot;; 8-MOD([.D178]; 8))))">
            <text:p/>
          </table:table-cell>
          <table:table-cell table:formula="of:=MID([.$C178]; LEN([.$C178]) - MOD([.$D178] - 1; 8) -2; 100)" office:value-type="string" office:string-value="0b11101100" calcext:value-type="string">
            <text:p>0b11101100</text:p>
          </table:table-cell>
          <table:table-cell table:style-name="ce76" table:formula="of:=COM.MICROSOFT.CONCAT([.$B178];&quot; =&gt; &quot;;MID([.$C178];1;LEN([.$C178])-LEN([.$G178]));IF(MOD([.$D178];8)=0;&quot;&quot;;&quot;(&quot;);[.$G178];[.$F178]; IF(MOD([.$D178];8)=0; &quot;, /* padding */ 0b11111111&quot;; &quot;&quot;); &quot;;&quot;;IF([.$A178]=&quot;&quot;;&quot;&quot;;COM.MICROSOFT.CONCAT(&quot; // '&quot;; [.$A178]; &quot;'&quot;)))" office:value-type="string" office:string-value="144 =&gt; 0b11111111, 0b11111111, 0b11101100, /* padding */ 0b11111111;" calcext:value-type="string">
            <text:p>144 =&gt; 0b11111111, 0b11111111, 0b11101100, /* padding */ 0b11111111;</text:p>
          </table:table-cell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0b11111111, 0b11111111, 0b1110110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79];8)=0; &quot;&quot;; COM.MICROSOFT.CONCAT(&quot; &lt;&lt; &quot;; 8-MOD([.D179]; 8); &quot;) | /* padding */ 0b&quot;; REPT(&quot;1&quot;; 8-MOD([.D179]; 8))))">
            <text:p/>
          </table:table-cell>
          <table:table-cell table:formula="of:=MID([.$C179]; LEN([.$C179]) - MOD([.$D179] - 1; 8) -2; 100)" office:value-type="string" office:string-value="0b11101101" calcext:value-type="string">
            <text:p>0b11101101</text:p>
          </table:table-cell>
          <table:table-cell table:style-name="ce76" table:formula="of:=COM.MICROSOFT.CONCAT([.$B179];&quot; =&gt; &quot;;MID([.$C179];1;LEN([.$C179])-LEN([.$G179]));IF(MOD([.$D179];8)=0;&quot;&quot;;&quot;(&quot;);[.$G179];[.$F179]; IF(MOD([.$D179];8)=0; &quot;, /* padding */ 0b11111111&quot;; &quot;&quot;); &quot;;&quot;;IF([.$A179]=&quot;&quot;;&quot;&quot;;COM.MICROSOFT.CONCAT(&quot; // '&quot;; [.$A179]; &quot;'&quot;)))" office:value-type="string" office:string-value="145 =&gt; 0b11111111, 0b11111111, 0b11101101, /* padding */ 0b11111111;" calcext:value-type="string">
            <text:p>145 =&gt; 0b11111111, 0b11111111, 0b11101101, /* padding */ 0b11111111;</text:p>
          </table:table-cell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0b11111111, 0b11111111, 0b1110111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80];8)=0; &quot;&quot;; COM.MICROSOFT.CONCAT(&quot; &lt;&lt; &quot;; 8-MOD([.D180]; 8); &quot;) | /* padding */ 0b&quot;; REPT(&quot;1&quot;; 8-MOD([.D180]; 8))))">
            <text:p/>
          </table:table-cell>
          <table:table-cell table:formula="of:=MID([.$C180]; LEN([.$C180]) - MOD([.$D180] - 1; 8) -2; 100)" office:value-type="string" office:string-value="0b11101110" calcext:value-type="string">
            <text:p>0b11101110</text:p>
          </table:table-cell>
          <table:table-cell table:style-name="ce76" table:formula="of:=COM.MICROSOFT.CONCAT([.$B180];&quot; =&gt; &quot;;MID([.$C180];1;LEN([.$C180])-LEN([.$G180]));IF(MOD([.$D180];8)=0;&quot;&quot;;&quot;(&quot;);[.$G180];[.$F180]; IF(MOD([.$D180];8)=0; &quot;, /* padding */ 0b11111111&quot;; &quot;&quot;); &quot;;&quot;;IF([.$A180]=&quot;&quot;;&quot;&quot;;COM.MICROSOFT.CONCAT(&quot; // '&quot;; [.$A180]; &quot;'&quot;)))" office:value-type="string" office:string-value="148 =&gt; 0b11111111, 0b11111111, 0b11101110, /* padding */ 0b11111111;" calcext:value-type="string">
            <text:p>148 =&gt; 0b11111111, 0b11111111, 0b11101110, /* padding */ 0b11111111;</text:p>
          </table:table-cell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0b11111111, 0b11111111, 0b1110111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81];8)=0; &quot;&quot;; COM.MICROSOFT.CONCAT(&quot; &lt;&lt; &quot;; 8-MOD([.D181]; 8); &quot;) | /* padding */ 0b&quot;; REPT(&quot;1&quot;; 8-MOD([.D181]; 8))))">
            <text:p/>
          </table:table-cell>
          <table:table-cell table:formula="of:=MID([.$C181]; LEN([.$C181]) - MOD([.$D181] - 1; 8) -2; 100)" office:value-type="string" office:string-value="0b11101111" calcext:value-type="string">
            <text:p>0b11101111</text:p>
          </table:table-cell>
          <table:table-cell table:style-name="ce76" table:formula="of:=COM.MICROSOFT.CONCAT([.$B181];&quot; =&gt; &quot;;MID([.$C181];1;LEN([.$C181])-LEN([.$G181]));IF(MOD([.$D181];8)=0;&quot;&quot;;&quot;(&quot;);[.$G181];[.$F181]; IF(MOD([.$D181];8)=0; &quot;, /* padding */ 0b11111111&quot;; &quot;&quot;); &quot;;&quot;;IF([.$A181]=&quot;&quot;;&quot;&quot;;COM.MICROSOFT.CONCAT(&quot; // '&quot;; [.$A181]; &quot;'&quot;)))" office:value-type="string" office:string-value="159 =&gt; 0b11111111, 0b11111111, 0b11101111, /* padding */ 0b11111111;" calcext:value-type="string">
            <text:p>159 =&gt; 0b11111111, 0b11111111, 0b11101111, /* padding */ 0b11111111;</text:p>
          </table:table-cell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0b11111111, 0b11111111, 0b1111000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82];8)=0; &quot;&quot;; COM.MICROSOFT.CONCAT(&quot; &lt;&lt; &quot;; 8-MOD([.D182]; 8); &quot;) | /* padding */ 0b&quot;; REPT(&quot;1&quot;; 8-MOD([.D182]; 8))))">
            <text:p/>
          </table:table-cell>
          <table:table-cell table:formula="of:=MID([.$C182]; LEN([.$C182]) - MOD([.$D182] - 1; 8) -2; 100)" office:value-type="string" office:string-value="0b11110000" calcext:value-type="string">
            <text:p>0b11110000</text:p>
          </table:table-cell>
          <table:table-cell table:style-name="ce76" table:formula="of:=COM.MICROSOFT.CONCAT([.$B182];&quot; =&gt; &quot;;MID([.$C182];1;LEN([.$C182])-LEN([.$G182]));IF(MOD([.$D182];8)=0;&quot;&quot;;&quot;(&quot;);[.$G182];[.$F182]; IF(MOD([.$D182];8)=0; &quot;, /* padding */ 0b11111111&quot;; &quot;&quot;); &quot;;&quot;;IF([.$A182]=&quot;&quot;;&quot;&quot;;COM.MICROSOFT.CONCAT(&quot; // '&quot;; [.$A182]; &quot;'&quot;)))" office:value-type="string" office:string-value="171 =&gt; 0b11111111, 0b11111111, 0b11110000, /* padding */ 0b11111111;" calcext:value-type="string">
            <text:p>171 =&gt; 0b11111111, 0b11111111, 0b11110000, /* padding */ 0b11111111;</text:p>
          </table:table-cell>
        </table:table-row>
        <table:table-row table:style-name="ro2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0b11111111, 0b11111111, 0b1111000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83];8)=0; &quot;&quot;; COM.MICROSOFT.CONCAT(&quot; &lt;&lt; &quot;; 8-MOD([.D183]; 8); &quot;) | /* padding */ 0b&quot;; REPT(&quot;1&quot;; 8-MOD([.D183]; 8))))">
            <text:p/>
          </table:table-cell>
          <table:table-cell table:formula="of:=MID([.$C183]; LEN([.$C183]) - MOD([.$D183] - 1; 8) -2; 100)" office:value-type="string" office:string-value="0b11110001" calcext:value-type="string">
            <text:p>0b11110001</text:p>
          </table:table-cell>
          <table:table-cell table:style-name="ce76" table:formula="of:=COM.MICROSOFT.CONCAT([.$B183];&quot; =&gt; &quot;;MID([.$C183];1;LEN([.$C183])-LEN([.$G183]));IF(MOD([.$D183];8)=0;&quot;&quot;;&quot;(&quot;);[.$G183];[.$F183]; IF(MOD([.$D183];8)=0; &quot;, /* padding */ 0b11111111&quot;; &quot;&quot;); &quot;;&quot;;IF([.$A183]=&quot;&quot;;&quot;&quot;;COM.MICROSOFT.CONCAT(&quot; // '&quot;; [.$A183]; &quot;'&quot;)))" office:value-type="string" office:string-value="206 =&gt; 0b11111111, 0b11111111, 0b11110001, /* padding */ 0b11111111;" calcext:value-type="string">
            <text:p>206 =&gt; 0b11111111, 0b11111111, 0b11110001, /* padding */ 0b11111111;</text:p>
          </table:table-cell>
        </table:table-row>
        <table:table-row table:style-name="ro2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0b11111111, 0b11111111, 0b1111001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84];8)=0; &quot;&quot;; COM.MICROSOFT.CONCAT(&quot; &lt;&lt; &quot;; 8-MOD([.D184]; 8); &quot;) | /* padding */ 0b&quot;; REPT(&quot;1&quot;; 8-MOD([.D184]; 8))))">
            <text:p/>
          </table:table-cell>
          <table:table-cell table:formula="of:=MID([.$C184]; LEN([.$C184]) - MOD([.$D184] - 1; 8) -2; 100)" office:value-type="string" office:string-value="0b11110010" calcext:value-type="string">
            <text:p>0b11110010</text:p>
          </table:table-cell>
          <table:table-cell table:style-name="ce76" table:formula="of:=COM.MICROSOFT.CONCAT([.$B184];&quot; =&gt; &quot;;MID([.$C184];1;LEN([.$C184])-LEN([.$G184]));IF(MOD([.$D184];8)=0;&quot;&quot;;&quot;(&quot;);[.$G184];[.$F184]; IF(MOD([.$D184];8)=0; &quot;, /* padding */ 0b11111111&quot;; &quot;&quot;); &quot;;&quot;;IF([.$A184]=&quot;&quot;;&quot;&quot;;COM.MICROSOFT.CONCAT(&quot; // '&quot;; [.$A184]; &quot;'&quot;)))" office:value-type="string" office:string-value="215 =&gt; 0b11111111, 0b11111111, 0b11110010, /* padding */ 0b11111111;" calcext:value-type="string">
            <text:p>215 =&gt; 0b11111111, 0b11111111, 0b11110010, /* padding */ 0b11111111;</text:p>
          </table:table-cell>
        </table:table-row>
        <table:table-row table:style-name="ro2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0b11111111, 0b11111111, 0b1111001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85];8)=0; &quot;&quot;; COM.MICROSOFT.CONCAT(&quot; &lt;&lt; &quot;; 8-MOD([.D185]; 8); &quot;) | /* padding */ 0b&quot;; REPT(&quot;1&quot;; 8-MOD([.D185]; 8))))">
            <text:p/>
          </table:table-cell>
          <table:table-cell table:formula="of:=MID([.$C185]; LEN([.$C185]) - MOD([.$D185] - 1; 8) -2; 100)" office:value-type="string" office:string-value="0b11110011" calcext:value-type="string">
            <text:p>0b11110011</text:p>
          </table:table-cell>
          <table:table-cell table:style-name="ce76" table:formula="of:=COM.MICROSOFT.CONCAT([.$B185];&quot; =&gt; &quot;;MID([.$C185];1;LEN([.$C185])-LEN([.$G185]));IF(MOD([.$D185];8)=0;&quot;&quot;;&quot;(&quot;);[.$G185];[.$F185]; IF(MOD([.$D185];8)=0; &quot;, /* padding */ 0b11111111&quot;; &quot;&quot;); &quot;;&quot;;IF([.$A185]=&quot;&quot;;&quot;&quot;;COM.MICROSOFT.CONCAT(&quot; // '&quot;; [.$A185]; &quot;'&quot;)))" office:value-type="string" office:string-value="225 =&gt; 0b11111111, 0b11111111, 0b11110011, /* padding */ 0b11111111;" calcext:value-type="string">
            <text:p>225 =&gt; 0b11111111, 0b11111111, 0b11110011, /* padding */ 0b11111111;</text:p>
          </table:table-cell>
        </table:table-row>
        <table:table-row table:style-name="ro2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0b11111111, 0b11111111, 0b1111010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86];8)=0; &quot;&quot;; COM.MICROSOFT.CONCAT(&quot; &lt;&lt; &quot;; 8-MOD([.D186]; 8); &quot;) | /* padding */ 0b&quot;; REPT(&quot;1&quot;; 8-MOD([.D186]; 8))))">
            <text:p/>
          </table:table-cell>
          <table:table-cell table:formula="of:=MID([.$C186]; LEN([.$C186]) - MOD([.$D186] - 1; 8) -2; 100)" office:value-type="string" office:string-value="0b11110100" calcext:value-type="string">
            <text:p>0b11110100</text:p>
          </table:table-cell>
          <table:table-cell table:style-name="ce76" table:formula="of:=COM.MICROSOFT.CONCAT([.$B186];&quot; =&gt; &quot;;MID([.$C186];1;LEN([.$C186])-LEN([.$G186]));IF(MOD([.$D186];8)=0;&quot;&quot;;&quot;(&quot;);[.$G186];[.$F186]; IF(MOD([.$D186];8)=0; &quot;, /* padding */ 0b11111111&quot;; &quot;&quot;); &quot;;&quot;;IF([.$A186]=&quot;&quot;;&quot;&quot;;COM.MICROSOFT.CONCAT(&quot; // '&quot;; [.$A186]; &quot;'&quot;)))" office:value-type="string" office:string-value="236 =&gt; 0b11111111, 0b11111111, 0b11110100, /* padding */ 0b11111111;" calcext:value-type="string">
            <text:p>236 =&gt; 0b11111111, 0b11111111, 0b11110100, /* padding */ 0b11111111;</text:p>
          </table:table-cell>
        </table:table-row>
        <table:table-row table:style-name="ro2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0b11111111, 0b11111111, 0b1111010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MOD([.D187];8)=0; &quot;&quot;; COM.MICROSOFT.CONCAT(&quot; &lt;&lt; &quot;; 8-MOD([.D187]; 8); &quot;) | /* padding */ 0b&quot;; REPT(&quot;1&quot;; 8-MOD([.D187]; 8))))">
            <text:p/>
          </table:table-cell>
          <table:table-cell table:formula="of:=MID([.$C187]; LEN([.$C187]) - MOD([.$D187] - 1; 8) -2; 100)" office:value-type="string" office:string-value="0b11110101" calcext:value-type="string">
            <text:p>0b11110101</text:p>
          </table:table-cell>
          <table:table-cell table:style-name="ce76" table:formula="of:=COM.MICROSOFT.CONCAT([.$B187];&quot; =&gt; &quot;;MID([.$C187];1;LEN([.$C187])-LEN([.$G187]));IF(MOD([.$D187];8)=0;&quot;&quot;;&quot;(&quot;);[.$G187];[.$F187]; IF(MOD([.$D187];8)=0; &quot;, /* padding */ 0b11111111&quot;; &quot;&quot;); &quot;;&quot;;IF([.$A187]=&quot;&quot;;&quot;&quot;;COM.MICROSOFT.CONCAT(&quot; // '&quot;; [.$A187]; &quot;'&quot;)))" office:value-type="string" office:string-value="237 =&gt; 0b11111111, 0b11111111, 0b11110101, /* padding */ 0b11111111;" calcext:value-type="string">
            <text:p>237 =&gt; 0b11111111, 0b11111111, 0b11110101, /* padding */ 0b11111111;</text:p>
          </table:table-cell>
        </table:table-row>
        <table:table-row table:style-name="ro2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0b11111111, 0b11111111, 0b11110110, 0b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MOD([.D188];8)=0; &quot;&quot;; COM.MICROSOFT.CONCAT(&quot; &lt;&lt; &quot;; 8-MOD([.D188]; 8); &quot;) | /* padding */ 0b&quot;; REPT(&quot;1&quot;; 8-MOD([.D188]; 8))))" office:value-type="string" office:string-value=" &lt;&lt; 7) | /* padding */ 0b1111111" calcext:value-type="string">
            <text:p><text:s/>&lt;&lt; 7) | /* padding */ 0b1111111</text:p>
          </table:table-cell>
          <table:table-cell table:formula="of:=MID([.$C188]; LEN([.$C188]) - MOD([.$D188] - 1; 8) -2; 100)" office:value-type="string" office:string-value="0b0" calcext:value-type="string">
            <text:p>0b0</text:p>
          </table:table-cell>
          <table:table-cell table:style-name="ce76" table:formula="of:=COM.MICROSOFT.CONCAT([.$B188];&quot; =&gt; &quot;;MID([.$C188];1;LEN([.$C188])-LEN([.$G188]));IF(MOD([.$D188];8)=0;&quot;&quot;;&quot;(&quot;);[.$G188];[.$F188]; IF(MOD([.$D188];8)=0; &quot;, /* padding */ 0b11111111&quot;; &quot;&quot;); &quot;;&quot;;IF([.$A188]=&quot;&quot;;&quot;&quot;;COM.MICROSOFT.CONCAT(&quot; // '&quot;; [.$A188]; &quot;'&quot;)))" office:value-type="string" office:string-value="199 =&gt; 0b11111111, 0b11111111, 0b11110110, (0b0 &lt;&lt; 7) | /* padding */ 0b1111111;" calcext:value-type="string">
            <text:p>199 =&gt; 0b11111111, 0b11111111, 0b11110110, (0b0 &lt;&lt; 7) | /* padding */ 0b1111111;</text:p>
          </table:table-cell>
        </table:table-row>
        <table:table-row table:style-name="ro2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0b11111111, 0b11111111, 0b11110110, 0b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MOD([.D189];8)=0; &quot;&quot;; COM.MICROSOFT.CONCAT(&quot; &lt;&lt; &quot;; 8-MOD([.D189]; 8); &quot;) | /* padding */ 0b&quot;; REPT(&quot;1&quot;; 8-MOD([.D189]; 8))))" office:value-type="string" office:string-value=" &lt;&lt; 7) | /* padding */ 0b1111111" calcext:value-type="string">
            <text:p><text:s/>&lt;&lt; 7) | /* padding */ 0b1111111</text:p>
          </table:table-cell>
          <table:table-cell table:formula="of:=MID([.$C189]; LEN([.$C189]) - MOD([.$D189] - 1; 8) -2; 100)" office:value-type="string" office:string-value="0b1" calcext:value-type="string">
            <text:p>0b1</text:p>
          </table:table-cell>
          <table:table-cell table:style-name="ce76" table:formula="of:=COM.MICROSOFT.CONCAT([.$B189];&quot; =&gt; &quot;;MID([.$C189];1;LEN([.$C189])-LEN([.$G189]));IF(MOD([.$D189];8)=0;&quot;&quot;;&quot;(&quot;);[.$G189];[.$F189]; IF(MOD([.$D189];8)=0; &quot;, /* padding */ 0b11111111&quot;; &quot;&quot;); &quot;;&quot;;IF([.$A189]=&quot;&quot;;&quot;&quot;;COM.MICROSOFT.CONCAT(&quot; // '&quot;; [.$A189]; &quot;'&quot;)))" office:value-type="string" office:string-value="207 =&gt; 0b11111111, 0b11111111, 0b11110110, (0b1 &lt;&lt; 7) | /* padding */ 0b1111111;" calcext:value-type="string">
            <text:p>207 =&gt; 0b11111111, 0b11111111, 0b11110110, (0b1 &lt;&lt; 7) | /* padding */ 0b1111111;</text:p>
          </table:table-cell>
        </table:table-row>
        <table:table-row table:style-name="ro2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0b11111111, 0b11111111, 0b11110111, 0b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MOD([.D190];8)=0; &quot;&quot;; COM.MICROSOFT.CONCAT(&quot; &lt;&lt; &quot;; 8-MOD([.D190]; 8); &quot;) | /* padding */ 0b&quot;; REPT(&quot;1&quot;; 8-MOD([.D190]; 8))))" office:value-type="string" office:string-value=" &lt;&lt; 7) | /* padding */ 0b1111111" calcext:value-type="string">
            <text:p><text:s/>&lt;&lt; 7) | /* padding */ 0b1111111</text:p>
          </table:table-cell>
          <table:table-cell table:formula="of:=MID([.$C190]; LEN([.$C190]) - MOD([.$D190] - 1; 8) -2; 100)" office:value-type="string" office:string-value="0b0" calcext:value-type="string">
            <text:p>0b0</text:p>
          </table:table-cell>
          <table:table-cell table:style-name="ce76" table:formula="of:=COM.MICROSOFT.CONCAT([.$B190];&quot; =&gt; &quot;;MID([.$C190];1;LEN([.$C190])-LEN([.$G190]));IF(MOD([.$D190];8)=0;&quot;&quot;;&quot;(&quot;);[.$G190];[.$F190]; IF(MOD([.$D190];8)=0; &quot;, /* padding */ 0b11111111&quot;; &quot;&quot;); &quot;;&quot;;IF([.$A190]=&quot;&quot;;&quot;&quot;;COM.MICROSOFT.CONCAT(&quot; // '&quot;; [.$A190]; &quot;'&quot;)))" office:value-type="string" office:string-value="234 =&gt; 0b11111111, 0b11111111, 0b11110111, (0b0 &lt;&lt; 7) | /* padding */ 0b1111111;" calcext:value-type="string">
            <text:p>234 =&gt; 0b11111111, 0b11111111, 0b11110111, (0b0 &lt;&lt; 7) | /* padding */ 0b1111111;</text:p>
          </table:table-cell>
        </table:table-row>
        <table:table-row table:style-name="ro2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0b11111111, 0b11111111, 0b11110111, 0b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MOD([.D191];8)=0; &quot;&quot;; COM.MICROSOFT.CONCAT(&quot; &lt;&lt; &quot;; 8-MOD([.D191]; 8); &quot;) | /* padding */ 0b&quot;; REPT(&quot;1&quot;; 8-MOD([.D191]; 8))))" office:value-type="string" office:string-value=" &lt;&lt; 7) | /* padding */ 0b1111111" calcext:value-type="string">
            <text:p><text:s/>&lt;&lt; 7) | /* padding */ 0b1111111</text:p>
          </table:table-cell>
          <table:table-cell table:formula="of:=MID([.$C191]; LEN([.$C191]) - MOD([.$D191] - 1; 8) -2; 100)" office:value-type="string" office:string-value="0b1" calcext:value-type="string">
            <text:p>0b1</text:p>
          </table:table-cell>
          <table:table-cell table:style-name="ce76" table:formula="of:=COM.MICROSOFT.CONCAT([.$B191];&quot; =&gt; &quot;;MID([.$C191];1;LEN([.$C191])-LEN([.$G191]));IF(MOD([.$D191];8)=0;&quot;&quot;;&quot;(&quot;);[.$G191];[.$F191]; IF(MOD([.$D191];8)=0; &quot;, /* padding */ 0b11111111&quot;; &quot;&quot;); &quot;;&quot;;IF([.$A191]=&quot;&quot;;&quot;&quot;;COM.MICROSOFT.CONCAT(&quot; // '&quot;; [.$A191]; &quot;'&quot;)))" office:value-type="string" office:string-value="235 =&gt; 0b11111111, 0b11111111, 0b11110111, (0b1 &lt;&lt; 7) | /* padding */ 0b1111111;" calcext:value-type="string">
            <text:p>235 =&gt; 0b11111111, 0b11111111, 0b11110111, (0b1 &lt;&lt; 7) | /* padding */ 0b1111111;</text:p>
          </table:table-cell>
        </table:table-row>
        <table:table-row table:style-name="ro2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0b11111111, 0b11111111, 0b11111000, 0b0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192];8)=0; &quot;&quot;; COM.MICROSOFT.CONCAT(&quot; &lt;&lt; &quot;; 8-MOD([.D192]; 8); &quot;) | /* padding */ 0b&quot;; REPT(&quot;1&quot;; 8-MOD([.D192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192]; LEN([.$C192]) - MOD([.$D192] - 1; 8) -2; 100)" office:value-type="string" office:string-value="0b00" calcext:value-type="string">
            <text:p>0b00</text:p>
          </table:table-cell>
          <table:table-cell table:style-name="ce76" table:formula="of:=COM.MICROSOFT.CONCAT([.$B192];&quot; =&gt; &quot;;MID([.$C192];1;LEN([.$C192])-LEN([.$G192]));IF(MOD([.$D192];8)=0;&quot;&quot;;&quot;(&quot;);[.$G192];[.$F192]; IF(MOD([.$D192];8)=0; &quot;, /* padding */ 0b11111111&quot;; &quot;&quot;); &quot;;&quot;;IF([.$A192]=&quot;&quot;;&quot;&quot;;COM.MICROSOFT.CONCAT(&quot; // '&quot;; [.$A192]; &quot;'&quot;)))" office:value-type="string" office:string-value="192 =&gt; 0b11111111, 0b11111111, 0b11111000, (0b00 &lt;&lt; 6) | /* padding */ 0b111111;" calcext:value-type="string">
            <text:p>192 =&gt; 0b11111111, 0b11111111, 0b11111000, (0b00 &lt;&lt; 6) | /* padding */ 0b111111;</text:p>
          </table:table-cell>
        </table:table-row>
        <table:table-row table:style-name="ro2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0b11111111, 0b11111111, 0b11111000, 0b0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193];8)=0; &quot;&quot;; COM.MICROSOFT.CONCAT(&quot; &lt;&lt; &quot;; 8-MOD([.D193]; 8); &quot;) | /* padding */ 0b&quot;; REPT(&quot;1&quot;; 8-MOD([.D193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193]; LEN([.$C193]) - MOD([.$D193] - 1; 8) -2; 100)" office:value-type="string" office:string-value="0b01" calcext:value-type="string">
            <text:p>0b01</text:p>
          </table:table-cell>
          <table:table-cell table:style-name="ce76" table:formula="of:=COM.MICROSOFT.CONCAT([.$B193];&quot; =&gt; &quot;;MID([.$C193];1;LEN([.$C193])-LEN([.$G193]));IF(MOD([.$D193];8)=0;&quot;&quot;;&quot;(&quot;);[.$G193];[.$F193]; IF(MOD([.$D193];8)=0; &quot;, /* padding */ 0b11111111&quot;; &quot;&quot;); &quot;;&quot;;IF([.$A193]=&quot;&quot;;&quot;&quot;;COM.MICROSOFT.CONCAT(&quot; // '&quot;; [.$A193]; &quot;'&quot;)))" office:value-type="string" office:string-value="193 =&gt; 0b11111111, 0b11111111, 0b11111000, (0b01 &lt;&lt; 6) | /* padding */ 0b111111;" calcext:value-type="string">
            <text:p>193 =&gt; 0b11111111, 0b11111111, 0b11111000, (0b01 &lt;&lt; 6) | /* padding */ 0b111111;</text:p>
          </table:table-cell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b11111111, 0b11111111, 0b11111000, 0b1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194];8)=0; &quot;&quot;; COM.MICROSOFT.CONCAT(&quot; &lt;&lt; &quot;; 8-MOD([.D194]; 8); &quot;) | /* padding */ 0b&quot;; REPT(&quot;1&quot;; 8-MOD([.D194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194]; LEN([.$C194]) - MOD([.$D194] - 1; 8) -2; 100)" office:value-type="string" office:string-value="0b10" calcext:value-type="string">
            <text:p>0b10</text:p>
          </table:table-cell>
          <table:table-cell table:style-name="ce76" table:formula="of:=COM.MICROSOFT.CONCAT([.$B194];&quot; =&gt; &quot;;MID([.$C194];1;LEN([.$C194])-LEN([.$G194]));IF(MOD([.$D194];8)=0;&quot;&quot;;&quot;(&quot;);[.$G194];[.$F194]; IF(MOD([.$D194];8)=0; &quot;, /* padding */ 0b11111111&quot;; &quot;&quot;); &quot;;&quot;;IF([.$A194]=&quot;&quot;;&quot;&quot;;COM.MICROSOFT.CONCAT(&quot; // '&quot;; [.$A194]; &quot;'&quot;)))" office:value-type="string" office:string-value="200 =&gt; 0b11111111, 0b11111111, 0b11111000, (0b10 &lt;&lt; 6) | /* padding */ 0b111111;" calcext:value-type="string">
            <text:p>200 =&gt; 0b11111111, 0b11111111, 0b11111000, (0b10 &lt;&lt; 6) | /* padding */ 0b111111;</text:p>
          </table:table-cell>
        </table:table-row>
        <table:table-row table:style-name="ro2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0b11111111, 0b11111111, 0b11111000, 0b1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195];8)=0; &quot;&quot;; COM.MICROSOFT.CONCAT(&quot; &lt;&lt; &quot;; 8-MOD([.D195]; 8); &quot;) | /* padding */ 0b&quot;; REPT(&quot;1&quot;; 8-MOD([.D195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195]; LEN([.$C195]) - MOD([.$D195] - 1; 8) -2; 100)" office:value-type="string" office:string-value="0b11" calcext:value-type="string">
            <text:p>0b11</text:p>
          </table:table-cell>
          <table:table-cell table:style-name="ce76" table:formula="of:=COM.MICROSOFT.CONCAT([.$B195];&quot; =&gt; &quot;;MID([.$C195];1;LEN([.$C195])-LEN([.$G195]));IF(MOD([.$D195];8)=0;&quot;&quot;;&quot;(&quot;);[.$G195];[.$F195]; IF(MOD([.$D195];8)=0; &quot;, /* padding */ 0b11111111&quot;; &quot;&quot;); &quot;;&quot;;IF([.$A195]=&quot;&quot;;&quot;&quot;;COM.MICROSOFT.CONCAT(&quot; // '&quot;; [.$A195]; &quot;'&quot;)))" office:value-type="string" office:string-value="201 =&gt; 0b11111111, 0b11111111, 0b11111000, (0b11 &lt;&lt; 6) | /* padding */ 0b111111;" calcext:value-type="string">
            <text:p>201 =&gt; 0b11111111, 0b11111111, 0b11111000, (0b11 &lt;&lt; 6) | /* padding */ 0b111111;</text:p>
          </table:table-cell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0b11111111, 0b11111111, 0b11111001, 0b0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196];8)=0; &quot;&quot;; COM.MICROSOFT.CONCAT(&quot; &lt;&lt; &quot;; 8-MOD([.D196]; 8); &quot;) | /* padding */ 0b&quot;; REPT(&quot;1&quot;; 8-MOD([.D196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196]; LEN([.$C196]) - MOD([.$D196] - 1; 8) -2; 100)" office:value-type="string" office:string-value="0b00" calcext:value-type="string">
            <text:p>0b00</text:p>
          </table:table-cell>
          <table:table-cell table:style-name="ce76" table:formula="of:=COM.MICROSOFT.CONCAT([.$B196];&quot; =&gt; &quot;;MID([.$C196];1;LEN([.$C196])-LEN([.$G196]));IF(MOD([.$D196];8)=0;&quot;&quot;;&quot;(&quot;);[.$G196];[.$F196]; IF(MOD([.$D196];8)=0; &quot;, /* padding */ 0b11111111&quot;; &quot;&quot;); &quot;;&quot;;IF([.$A196]=&quot;&quot;;&quot;&quot;;COM.MICROSOFT.CONCAT(&quot; // '&quot;; [.$A196]; &quot;'&quot;)))" office:value-type="string" office:string-value="202 =&gt; 0b11111111, 0b11111111, 0b11111001, (0b00 &lt;&lt; 6) | /* padding */ 0b111111;" calcext:value-type="string">
            <text:p>202 =&gt; 0b11111111, 0b11111111, 0b11111001, (0b00 &lt;&lt; 6) | /* padding */ 0b111111;</text:p>
          </table:table-cell>
        </table:table-row>
        <table:table-row table:style-name="ro2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0b11111111, 0b11111111, 0b11111001, 0b0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197];8)=0; &quot;&quot;; COM.MICROSOFT.CONCAT(&quot; &lt;&lt; &quot;; 8-MOD([.D197]; 8); &quot;) | /* padding */ 0b&quot;; REPT(&quot;1&quot;; 8-MOD([.D197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197]; LEN([.$C197]) - MOD([.$D197] - 1; 8) -2; 100)" office:value-type="string" office:string-value="0b01" calcext:value-type="string">
            <text:p>0b01</text:p>
          </table:table-cell>
          <table:table-cell table:style-name="ce76" table:formula="of:=COM.MICROSOFT.CONCAT([.$B197];&quot; =&gt; &quot;;MID([.$C197];1;LEN([.$C197])-LEN([.$G197]));IF(MOD([.$D197];8)=0;&quot;&quot;;&quot;(&quot;);[.$G197];[.$F197]; IF(MOD([.$D197];8)=0; &quot;, /* padding */ 0b11111111&quot;; &quot;&quot;); &quot;;&quot;;IF([.$A197]=&quot;&quot;;&quot;&quot;;COM.MICROSOFT.CONCAT(&quot; // '&quot;; [.$A197]; &quot;'&quot;)))" office:value-type="string" office:string-value="205 =&gt; 0b11111111, 0b11111111, 0b11111001, (0b01 &lt;&lt; 6) | /* padding */ 0b111111;" calcext:value-type="string">
            <text:p>205 =&gt; 0b11111111, 0b11111111, 0b11111001, (0b01 &lt;&lt; 6) | /* padding */ 0b111111;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0b11111111, 0b11111111, 0b11111001, 0b1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198];8)=0; &quot;&quot;; COM.MICROSOFT.CONCAT(&quot; &lt;&lt; &quot;; 8-MOD([.D198]; 8); &quot;) | /* padding */ 0b&quot;; REPT(&quot;1&quot;; 8-MOD([.D198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198]; LEN([.$C198]) - MOD([.$D198] - 1; 8) -2; 100)" office:value-type="string" office:string-value="0b10" calcext:value-type="string">
            <text:p>0b10</text:p>
          </table:table-cell>
          <table:table-cell table:style-name="ce76" table:formula="of:=COM.MICROSOFT.CONCAT([.$B198];&quot; =&gt; &quot;;MID([.$C198];1;LEN([.$C198])-LEN([.$G198]));IF(MOD([.$D198];8)=0;&quot;&quot;;&quot;(&quot;);[.$G198];[.$F198]; IF(MOD([.$D198];8)=0; &quot;, /* padding */ 0b11111111&quot;; &quot;&quot;); &quot;;&quot;;IF([.$A198]=&quot;&quot;;&quot;&quot;;COM.MICROSOFT.CONCAT(&quot; // '&quot;; [.$A198]; &quot;'&quot;)))" office:value-type="string" office:string-value="210 =&gt; 0b11111111, 0b11111111, 0b11111001, (0b10 &lt;&lt; 6) | /* padding */ 0b111111;" calcext:value-type="string">
            <text:p>210 =&gt; 0b11111111, 0b11111111, 0b11111001, (0b10 &lt;&lt; 6) | /* padding */ 0b111111;</text:p>
          </table:table-cell>
        </table:table-row>
        <table:table-row table:style-name="ro2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0b11111111, 0b11111111, 0b11111001, 0b1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199];8)=0; &quot;&quot;; COM.MICROSOFT.CONCAT(&quot; &lt;&lt; &quot;; 8-MOD([.D199]; 8); &quot;) | /* padding */ 0b&quot;; REPT(&quot;1&quot;; 8-MOD([.D199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199]; LEN([.$C199]) - MOD([.$D199] - 1; 8) -2; 100)" office:value-type="string" office:string-value="0b11" calcext:value-type="string">
            <text:p>0b11</text:p>
          </table:table-cell>
          <table:table-cell table:style-name="ce76" table:formula="of:=COM.MICROSOFT.CONCAT([.$B199];&quot; =&gt; &quot;;MID([.$C199];1;LEN([.$C199])-LEN([.$G199]));IF(MOD([.$D199];8)=0;&quot;&quot;;&quot;(&quot;);[.$G199];[.$F199]; IF(MOD([.$D199];8)=0; &quot;, /* padding */ 0b11111111&quot;; &quot;&quot;); &quot;;&quot;;IF([.$A199]=&quot;&quot;;&quot;&quot;;COM.MICROSOFT.CONCAT(&quot; // '&quot;; [.$A199]; &quot;'&quot;)))" office:value-type="string" office:string-value="213 =&gt; 0b11111111, 0b11111111, 0b11111001, (0b11 &lt;&lt; 6) | /* padding */ 0b111111;" calcext:value-type="string">
            <text:p>213 =&gt; 0b11111111, 0b11111111, 0b11111001, (0b11 &lt;&lt; 6) | /* padding */ 0b111111;</text:p>
          </table:table-cell>
        </table:table-row>
        <table:table-row table:style-name="ro2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0b11111111, 0b11111111, 0b11111010, 0b0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200];8)=0; &quot;&quot;; COM.MICROSOFT.CONCAT(&quot; &lt;&lt; &quot;; 8-MOD([.D200]; 8); &quot;) | /* padding */ 0b&quot;; REPT(&quot;1&quot;; 8-MOD([.D200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200]; LEN([.$C200]) - MOD([.$D200] - 1; 8) -2; 100)" office:value-type="string" office:string-value="0b00" calcext:value-type="string">
            <text:p>0b00</text:p>
          </table:table-cell>
          <table:table-cell table:style-name="ce76" table:formula="of:=COM.MICROSOFT.CONCAT([.$B200];&quot; =&gt; &quot;;MID([.$C200];1;LEN([.$C200])-LEN([.$G200]));IF(MOD([.$D200];8)=0;&quot;&quot;;&quot;(&quot;);[.$G200];[.$F200]; IF(MOD([.$D200];8)=0; &quot;, /* padding */ 0b11111111&quot;; &quot;&quot;); &quot;;&quot;;IF([.$A200]=&quot;&quot;;&quot;&quot;;COM.MICROSOFT.CONCAT(&quot; // '&quot;; [.$A200]; &quot;'&quot;)))" office:value-type="string" office:string-value="218 =&gt; 0b11111111, 0b11111111, 0b11111010, (0b00 &lt;&lt; 6) | /* padding */ 0b111111;" calcext:value-type="string">
            <text:p>218 =&gt; 0b11111111, 0b11111111, 0b11111010, (0b00 &lt;&lt; 6) | /* padding */ 0b111111;</text:p>
          </table:table-cell>
        </table:table-row>
        <table:table-row table:style-name="ro2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0b11111111, 0b11111111, 0b11111010, 0b0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201];8)=0; &quot;&quot;; COM.MICROSOFT.CONCAT(&quot; &lt;&lt; &quot;; 8-MOD([.D201]; 8); &quot;) | /* padding */ 0b&quot;; REPT(&quot;1&quot;; 8-MOD([.D201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201]; LEN([.$C201]) - MOD([.$D201] - 1; 8) -2; 100)" office:value-type="string" office:string-value="0b01" calcext:value-type="string">
            <text:p>0b01</text:p>
          </table:table-cell>
          <table:table-cell table:style-name="ce76" table:formula="of:=COM.MICROSOFT.CONCAT([.$B201];&quot; =&gt; &quot;;MID([.$C201];1;LEN([.$C201])-LEN([.$G201]));IF(MOD([.$D201];8)=0;&quot;&quot;;&quot;(&quot;);[.$G201];[.$F201]; IF(MOD([.$D201];8)=0; &quot;, /* padding */ 0b11111111&quot;; &quot;&quot;); &quot;;&quot;;IF([.$A201]=&quot;&quot;;&quot;&quot;;COM.MICROSOFT.CONCAT(&quot; // '&quot;; [.$A201]; &quot;'&quot;)))" office:value-type="string" office:string-value="219 =&gt; 0b11111111, 0b11111111, 0b11111010, (0b01 &lt;&lt; 6) | /* padding */ 0b111111;" calcext:value-type="string">
            <text:p>219 =&gt; 0b11111111, 0b11111111, 0b11111010, (0b01 &lt;&lt; 6) | /* padding */ 0b111111;</text:p>
          </table:table-cell>
        </table:table-row>
        <table:table-row table:style-name="ro2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0b11111111, 0b11111111, 0b11111010, 0b1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202];8)=0; &quot;&quot;; COM.MICROSOFT.CONCAT(&quot; &lt;&lt; &quot;; 8-MOD([.D202]; 8); &quot;) | /* padding */ 0b&quot;; REPT(&quot;1&quot;; 8-MOD([.D202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202]; LEN([.$C202]) - MOD([.$D202] - 1; 8) -2; 100)" office:value-type="string" office:string-value="0b10" calcext:value-type="string">
            <text:p>0b10</text:p>
          </table:table-cell>
          <table:table-cell table:style-name="ce76" table:formula="of:=COM.MICROSOFT.CONCAT([.$B202];&quot; =&gt; &quot;;MID([.$C202];1;LEN([.$C202])-LEN([.$G202]));IF(MOD([.$D202];8)=0;&quot;&quot;;&quot;(&quot;);[.$G202];[.$F202]; IF(MOD([.$D202];8)=0; &quot;, /* padding */ 0b11111111&quot;; &quot;&quot;); &quot;;&quot;;IF([.$A202]=&quot;&quot;;&quot;&quot;;COM.MICROSOFT.CONCAT(&quot; // '&quot;; [.$A202]; &quot;'&quot;)))" office:value-type="string" office:string-value="238 =&gt; 0b11111111, 0b11111111, 0b11111010, (0b10 &lt;&lt; 6) | /* padding */ 0b111111;" calcext:value-type="string">
            <text:p>238 =&gt; 0b11111111, 0b11111111, 0b11111010, (0b10 &lt;&lt; 6) | /* padding */ 0b111111;</text:p>
          </table:table-cell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0b11111111, 0b11111111, 0b11111010, 0b1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203];8)=0; &quot;&quot;; COM.MICROSOFT.CONCAT(&quot; &lt;&lt; &quot;; 8-MOD([.D203]; 8); &quot;) | /* padding */ 0b&quot;; REPT(&quot;1&quot;; 8-MOD([.D203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203]; LEN([.$C203]) - MOD([.$D203] - 1; 8) -2; 100)" office:value-type="string" office:string-value="0b11" calcext:value-type="string">
            <text:p>0b11</text:p>
          </table:table-cell>
          <table:table-cell table:style-name="ce76" table:formula="of:=COM.MICROSOFT.CONCAT([.$B203];&quot; =&gt; &quot;;MID([.$C203];1;LEN([.$C203])-LEN([.$G203]));IF(MOD([.$D203];8)=0;&quot;&quot;;&quot;(&quot;);[.$G203];[.$F203]; IF(MOD([.$D203];8)=0; &quot;, /* padding */ 0b11111111&quot;; &quot;&quot;); &quot;;&quot;;IF([.$A203]=&quot;&quot;;&quot;&quot;;COM.MICROSOFT.CONCAT(&quot; // '&quot;; [.$A203]; &quot;'&quot;)))" office:value-type="string" office:string-value="240 =&gt; 0b11111111, 0b11111111, 0b11111010, (0b11 &lt;&lt; 6) | /* padding */ 0b111111;" calcext:value-type="string">
            <text:p>240 =&gt; 0b11111111, 0b11111111, 0b11111010, (0b11 &lt;&lt; 6) | /* padding */ 0b111111;</text:p>
          </table:table-cell>
        </table:table-row>
        <table:table-row table:style-name="ro2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0b11111111, 0b11111111, 0b11111011, 0b0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204];8)=0; &quot;&quot;; COM.MICROSOFT.CONCAT(&quot; &lt;&lt; &quot;; 8-MOD([.D204]; 8); &quot;) | /* padding */ 0b&quot;; REPT(&quot;1&quot;; 8-MOD([.D204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204]; LEN([.$C204]) - MOD([.$D204] - 1; 8) -2; 100)" office:value-type="string" office:string-value="0b00" calcext:value-type="string">
            <text:p>0b00</text:p>
          </table:table-cell>
          <table:table-cell table:style-name="ce76" table:formula="of:=COM.MICROSOFT.CONCAT([.$B204];&quot; =&gt; &quot;;MID([.$C204];1;LEN([.$C204])-LEN([.$G204]));IF(MOD([.$D204];8)=0;&quot;&quot;;&quot;(&quot;);[.$G204];[.$F204]; IF(MOD([.$D204];8)=0; &quot;, /* padding */ 0b11111111&quot;; &quot;&quot;); &quot;;&quot;;IF([.$A204]=&quot;&quot;;&quot;&quot;;COM.MICROSOFT.CONCAT(&quot; // '&quot;; [.$A204]; &quot;'&quot;)))" office:value-type="string" office:string-value="242 =&gt; 0b11111111, 0b11111111, 0b11111011, (0b00 &lt;&lt; 6) | /* padding */ 0b111111;" calcext:value-type="string">
            <text:p>242 =&gt; 0b11111111, 0b11111111, 0b11111011, (0b00 &lt;&lt; 6) | /* padding */ 0b111111;</text:p>
          </table:table-cell>
        </table:table-row>
        <table:table-row table:style-name="ro2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0b11111111, 0b11111111, 0b11111011, 0b0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205];8)=0; &quot;&quot;; COM.MICROSOFT.CONCAT(&quot; &lt;&lt; &quot;; 8-MOD([.D205]; 8); &quot;) | /* padding */ 0b&quot;; REPT(&quot;1&quot;; 8-MOD([.D205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205]; LEN([.$C205]) - MOD([.$D205] - 1; 8) -2; 100)" office:value-type="string" office:string-value="0b01" calcext:value-type="string">
            <text:p>0b01</text:p>
          </table:table-cell>
          <table:table-cell table:style-name="ce76" table:formula="of:=COM.MICROSOFT.CONCAT([.$B205];&quot; =&gt; &quot;;MID([.$C205];1;LEN([.$C205])-LEN([.$G205]));IF(MOD([.$D205];8)=0;&quot;&quot;;&quot;(&quot;);[.$G205];[.$F205]; IF(MOD([.$D205];8)=0; &quot;, /* padding */ 0b11111111&quot;; &quot;&quot;); &quot;;&quot;;IF([.$A205]=&quot;&quot;;&quot;&quot;;COM.MICROSOFT.CONCAT(&quot; // '&quot;; [.$A205]; &quot;'&quot;)))" office:value-type="string" office:string-value="243 =&gt; 0b11111111, 0b11111111, 0b11111011, (0b01 &lt;&lt; 6) | /* padding */ 0b111111;" calcext:value-type="string">
            <text:p>243 =&gt; 0b11111111, 0b11111111, 0b11111011, (0b01 &lt;&lt; 6) | /* padding */ 0b111111;</text:p>
          </table:table-cell>
        </table:table-row>
        <table:table-row table:style-name="ro2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0b11111111, 0b11111111, 0b11111011, 0b1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MOD([.D206];8)=0; &quot;&quot;; COM.MICROSOFT.CONCAT(&quot; &lt;&lt; &quot;; 8-MOD([.D206]; 8); &quot;) | /* padding */ 0b&quot;; REPT(&quot;1&quot;; 8-MOD([.D206]; 8))))" office:value-type="string" office:string-value=" &lt;&lt; 6) | /* padding */ 0b111111" calcext:value-type="string">
            <text:p><text:s/>&lt;&lt; 6) | /* padding */ 0b111111</text:p>
          </table:table-cell>
          <table:table-cell table:formula="of:=MID([.$C206]; LEN([.$C206]) - MOD([.$D206] - 1; 8) -2; 100)" office:value-type="string" office:string-value="0b10" calcext:value-type="string">
            <text:p>0b10</text:p>
          </table:table-cell>
          <table:table-cell table:style-name="ce76" table:formula="of:=COM.MICROSOFT.CONCAT([.$B206];&quot; =&gt; &quot;;MID([.$C206];1;LEN([.$C206])-LEN([.$G206]));IF(MOD([.$D206];8)=0;&quot;&quot;;&quot;(&quot;);[.$G206];[.$F206]; IF(MOD([.$D206];8)=0; &quot;, /* padding */ 0b11111111&quot;; &quot;&quot;); &quot;;&quot;;IF([.$A206]=&quot;&quot;;&quot;&quot;;COM.MICROSOFT.CONCAT(&quot; // '&quot;; [.$A206]; &quot;'&quot;)))" office:value-type="string" office:string-value="255 =&gt; 0b11111111, 0b11111111, 0b11111011, (0b10 &lt;&lt; 6) | /* padding */ 0b111111;" calcext:value-type="string">
            <text:p>255 =&gt; 0b11111111, 0b11111111, 0b11111011, (0b10 &lt;&lt; 6) | /* padding */ 0b111111;</text:p>
          </table:table-cell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0b11111111, 0b11111111, 0b11111011, 0b11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07];8)=0; &quot;&quot;; COM.MICROSOFT.CONCAT(&quot; &lt;&lt; &quot;; 8-MOD([.D207]; 8); &quot;) | /* padding */ 0b&quot;; REPT(&quot;1&quot;; 8-MOD([.D207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07]; LEN([.$C207]) - MOD([.$D207] - 1; 8) -2; 100)" office:value-type="string" office:string-value="0b110" calcext:value-type="string">
            <text:p>0b110</text:p>
          </table:table-cell>
          <table:table-cell table:style-name="ce76" table:formula="of:=COM.MICROSOFT.CONCAT([.$B207];&quot; =&gt; &quot;;MID([.$C207];1;LEN([.$C207])-LEN([.$G207]));IF(MOD([.$D207];8)=0;&quot;&quot;;&quot;(&quot;);[.$G207];[.$F207]; IF(MOD([.$D207];8)=0; &quot;, /* padding */ 0b11111111&quot;; &quot;&quot;); &quot;;&quot;;IF([.$A207]=&quot;&quot;;&quot;&quot;;COM.MICROSOFT.CONCAT(&quot; // '&quot;; [.$A207]; &quot;'&quot;)))" office:value-type="string" office:string-value="203 =&gt; 0b11111111, 0b11111111, 0b11111011, (0b110 &lt;&lt; 5) | /* padding */ 0b11111;" calcext:value-type="string">
            <text:p>203 =&gt; 0b11111111, 0b11111111, 0b11111011, (0b110 &lt;&lt; 5) | /* padding */ 0b11111;</text:p>
          </table:table-cell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0b11111111, 0b11111111, 0b11111011, 0b11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08];8)=0; &quot;&quot;; COM.MICROSOFT.CONCAT(&quot; &lt;&lt; &quot;; 8-MOD([.D208]; 8); &quot;) | /* padding */ 0b&quot;; REPT(&quot;1&quot;; 8-MOD([.D208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08]; LEN([.$C208]) - MOD([.$D208] - 1; 8) -2; 100)" office:value-type="string" office:string-value="0b111" calcext:value-type="string">
            <text:p>0b111</text:p>
          </table:table-cell>
          <table:table-cell table:style-name="ce76" table:formula="of:=COM.MICROSOFT.CONCAT([.$B208];&quot; =&gt; &quot;;MID([.$C208];1;LEN([.$C208])-LEN([.$G208]));IF(MOD([.$D208];8)=0;&quot;&quot;;&quot;(&quot;);[.$G208];[.$F208]; IF(MOD([.$D208];8)=0; &quot;, /* padding */ 0b11111111&quot;; &quot;&quot;); &quot;;&quot;;IF([.$A208]=&quot;&quot;;&quot;&quot;;COM.MICROSOFT.CONCAT(&quot; // '&quot;; [.$A208]; &quot;'&quot;)))" office:value-type="string" office:string-value="204 =&gt; 0b11111111, 0b11111111, 0b11111011, (0b111 &lt;&lt; 5) | /* padding */ 0b11111;" calcext:value-type="string">
            <text:p>204 =&gt; 0b11111111, 0b11111111, 0b11111011, (0b111 &lt;&lt; 5) | /* padding */ 0b11111;</text:p>
          </table:table-cell>
        </table:table-row>
        <table:table-row table:style-name="ro2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0b11111111, 0b11111111, 0b11111100, 0b00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09];8)=0; &quot;&quot;; COM.MICROSOFT.CONCAT(&quot; &lt;&lt; &quot;; 8-MOD([.D209]; 8); &quot;) | /* padding */ 0b&quot;; REPT(&quot;1&quot;; 8-MOD([.D209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09]; LEN([.$C209]) - MOD([.$D209] - 1; 8) -2; 100)" office:value-type="string" office:string-value="0b000" calcext:value-type="string">
            <text:p>0b000</text:p>
          </table:table-cell>
          <table:table-cell table:style-name="ce76" table:formula="of:=COM.MICROSOFT.CONCAT([.$B209];&quot; =&gt; &quot;;MID([.$C209];1;LEN([.$C209])-LEN([.$G209]));IF(MOD([.$D209];8)=0;&quot;&quot;;&quot;(&quot;);[.$G209];[.$F209]; IF(MOD([.$D209];8)=0; &quot;, /* padding */ 0b11111111&quot;; &quot;&quot;); &quot;;&quot;;IF([.$A209]=&quot;&quot;;&quot;&quot;;COM.MICROSOFT.CONCAT(&quot; // '&quot;; [.$A209]; &quot;'&quot;)))" office:value-type="string" office:string-value="211 =&gt; 0b11111111, 0b11111111, 0b11111100, (0b000 &lt;&lt; 5) | /* padding */ 0b11111;" calcext:value-type="string">
            <text:p>211 =&gt; 0b11111111, 0b11111111, 0b11111100, (0b000 &lt;&lt; 5) | /* padding */ 0b11111;</text:p>
          </table:table-cell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0b11111111, 0b11111111, 0b11111100, 0b00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10];8)=0; &quot;&quot;; COM.MICROSOFT.CONCAT(&quot; &lt;&lt; &quot;; 8-MOD([.D210]; 8); &quot;) | /* padding */ 0b&quot;; REPT(&quot;1&quot;; 8-MOD([.D210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10]; LEN([.$C210]) - MOD([.$D210] - 1; 8) -2; 100)" office:value-type="string" office:string-value="0b001" calcext:value-type="string">
            <text:p>0b001</text:p>
          </table:table-cell>
          <table:table-cell table:style-name="ce76" table:formula="of:=COM.MICROSOFT.CONCAT([.$B210];&quot; =&gt; &quot;;MID([.$C210];1;LEN([.$C210])-LEN([.$G210]));IF(MOD([.$D210];8)=0;&quot;&quot;;&quot;(&quot;);[.$G210];[.$F210]; IF(MOD([.$D210];8)=0; &quot;, /* padding */ 0b11111111&quot;; &quot;&quot;); &quot;;&quot;;IF([.$A210]=&quot;&quot;;&quot;&quot;;COM.MICROSOFT.CONCAT(&quot; // '&quot;; [.$A210]; &quot;'&quot;)))" office:value-type="string" office:string-value="212 =&gt; 0b11111111, 0b11111111, 0b11111100, (0b001 &lt;&lt; 5) | /* padding */ 0b11111;" calcext:value-type="string">
            <text:p>212 =&gt; 0b11111111, 0b11111111, 0b11111100, (0b001 &lt;&lt; 5) | /* padding */ 0b11111;</text:p>
          </table:table-cell>
        </table:table-row>
        <table:table-row table:style-name="ro2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0b11111111, 0b11111111, 0b11111100, 0b01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11];8)=0; &quot;&quot;; COM.MICROSOFT.CONCAT(&quot; &lt;&lt; &quot;; 8-MOD([.D211]; 8); &quot;) | /* padding */ 0b&quot;; REPT(&quot;1&quot;; 8-MOD([.D211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11]; LEN([.$C211]) - MOD([.$D211] - 1; 8) -2; 100)" office:value-type="string" office:string-value="0b010" calcext:value-type="string">
            <text:p>0b010</text:p>
          </table:table-cell>
          <table:table-cell table:style-name="ce76" table:formula="of:=COM.MICROSOFT.CONCAT([.$B211];&quot; =&gt; &quot;;MID([.$C211];1;LEN([.$C211])-LEN([.$G211]));IF(MOD([.$D211];8)=0;&quot;&quot;;&quot;(&quot;);[.$G211];[.$F211]; IF(MOD([.$D211];8)=0; &quot;, /* padding */ 0b11111111&quot;; &quot;&quot;); &quot;;&quot;;IF([.$A211]=&quot;&quot;;&quot;&quot;;COM.MICROSOFT.CONCAT(&quot; // '&quot;; [.$A211]; &quot;'&quot;)))" office:value-type="string" office:string-value="214 =&gt; 0b11111111, 0b11111111, 0b11111100, (0b010 &lt;&lt; 5) | /* padding */ 0b11111;" calcext:value-type="string">
            <text:p>214 =&gt; 0b11111111, 0b11111111, 0b11111100, (0b010 &lt;&lt; 5) | /* padding */ 0b11111;</text:p>
          </table:table-cell>
        </table:table-row>
        <table:table-row table:style-name="ro2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0b11111111, 0b11111111, 0b11111100, 0b01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12];8)=0; &quot;&quot;; COM.MICROSOFT.CONCAT(&quot; &lt;&lt; &quot;; 8-MOD([.D212]; 8); &quot;) | /* padding */ 0b&quot;; REPT(&quot;1&quot;; 8-MOD([.D212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12]; LEN([.$C212]) - MOD([.$D212] - 1; 8) -2; 100)" office:value-type="string" office:string-value="0b011" calcext:value-type="string">
            <text:p>0b011</text:p>
          </table:table-cell>
          <table:table-cell table:style-name="ce76" table:formula="of:=COM.MICROSOFT.CONCAT([.$B212];&quot; =&gt; &quot;;MID([.$C212];1;LEN([.$C212])-LEN([.$G212]));IF(MOD([.$D212];8)=0;&quot;&quot;;&quot;(&quot;);[.$G212];[.$F212]; IF(MOD([.$D212];8)=0; &quot;, /* padding */ 0b11111111&quot;; &quot;&quot;); &quot;;&quot;;IF([.$A212]=&quot;&quot;;&quot;&quot;;COM.MICROSOFT.CONCAT(&quot; // '&quot;; [.$A212]; &quot;'&quot;)))" office:value-type="string" office:string-value="221 =&gt; 0b11111111, 0b11111111, 0b11111100, (0b011 &lt;&lt; 5) | /* padding */ 0b11111;" calcext:value-type="string">
            <text:p>221 =&gt; 0b11111111, 0b11111111, 0b11111100, (0b011 &lt;&lt; 5) | /* padding */ 0b11111;</text:p>
          </table:table-cell>
        </table:table-row>
        <table:table-row table:style-name="ro2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b11111111, 0b11111111, 0b11111100, 0b10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13];8)=0; &quot;&quot;; COM.MICROSOFT.CONCAT(&quot; &lt;&lt; &quot;; 8-MOD([.D213]; 8); &quot;) | /* padding */ 0b&quot;; REPT(&quot;1&quot;; 8-MOD([.D213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13]; LEN([.$C213]) - MOD([.$D213] - 1; 8) -2; 100)" office:value-type="string" office:string-value="0b100" calcext:value-type="string">
            <text:p>0b100</text:p>
          </table:table-cell>
          <table:table-cell table:style-name="ce76" table:formula="of:=COM.MICROSOFT.CONCAT([.$B213];&quot; =&gt; &quot;;MID([.$C213];1;LEN([.$C213])-LEN([.$G213]));IF(MOD([.$D213];8)=0;&quot;&quot;;&quot;(&quot;);[.$G213];[.$F213]; IF(MOD([.$D213];8)=0; &quot;, /* padding */ 0b11111111&quot;; &quot;&quot;); &quot;;&quot;;IF([.$A213]=&quot;&quot;;&quot;&quot;;COM.MICROSOFT.CONCAT(&quot; // '&quot;; [.$A213]; &quot;'&quot;)))" office:value-type="string" office:string-value="222 =&gt; 0b11111111, 0b11111111, 0b11111100, (0b100 &lt;&lt; 5) | /* padding */ 0b11111;" calcext:value-type="string">
            <text:p>222 =&gt; 0b11111111, 0b11111111, 0b11111100, (0b100 &lt;&lt; 5) | /* padding */ 0b11111;</text:p>
          </table:table-cell>
        </table:table-row>
        <table:table-row table:style-name="ro2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0b11111111, 0b11111111, 0b11111100, 0b10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14];8)=0; &quot;&quot;; COM.MICROSOFT.CONCAT(&quot; &lt;&lt; &quot;; 8-MOD([.D214]; 8); &quot;) | /* padding */ 0b&quot;; REPT(&quot;1&quot;; 8-MOD([.D214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14]; LEN([.$C214]) - MOD([.$D214] - 1; 8) -2; 100)" office:value-type="string" office:string-value="0b101" calcext:value-type="string">
            <text:p>0b101</text:p>
          </table:table-cell>
          <table:table-cell table:style-name="ce76" table:formula="of:=COM.MICROSOFT.CONCAT([.$B214];&quot; =&gt; &quot;;MID([.$C214];1;LEN([.$C214])-LEN([.$G214]));IF(MOD([.$D214];8)=0;&quot;&quot;;&quot;(&quot;);[.$G214];[.$F214]; IF(MOD([.$D214];8)=0; &quot;, /* padding */ 0b11111111&quot;; &quot;&quot;); &quot;;&quot;;IF([.$A214]=&quot;&quot;;&quot;&quot;;COM.MICROSOFT.CONCAT(&quot; // '&quot;; [.$A214]; &quot;'&quot;)))" office:value-type="string" office:string-value="223 =&gt; 0b11111111, 0b11111111, 0b11111100, (0b101 &lt;&lt; 5) | /* padding */ 0b11111;" calcext:value-type="string">
            <text:p>223 =&gt; 0b11111111, 0b11111111, 0b11111100, (0b101 &lt;&lt; 5) | /* padding */ 0b11111;</text:p>
          </table:table-cell>
        </table:table-row>
        <table:table-row table:style-name="ro2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0b11111111, 0b11111111, 0b11111100, 0b11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15];8)=0; &quot;&quot;; COM.MICROSOFT.CONCAT(&quot; &lt;&lt; &quot;; 8-MOD([.D215]; 8); &quot;) | /* padding */ 0b&quot;; REPT(&quot;1&quot;; 8-MOD([.D215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15]; LEN([.$C215]) - MOD([.$D215] - 1; 8) -2; 100)" office:value-type="string" office:string-value="0b110" calcext:value-type="string">
            <text:p>0b110</text:p>
          </table:table-cell>
          <table:table-cell table:style-name="ce76" table:formula="of:=COM.MICROSOFT.CONCAT([.$B215];&quot; =&gt; &quot;;MID([.$C215];1;LEN([.$C215])-LEN([.$G215]));IF(MOD([.$D215];8)=0;&quot;&quot;;&quot;(&quot;);[.$G215];[.$F215]; IF(MOD([.$D215];8)=0; &quot;, /* padding */ 0b11111111&quot;; &quot;&quot;); &quot;;&quot;;IF([.$A215]=&quot;&quot;;&quot;&quot;;COM.MICROSOFT.CONCAT(&quot; // '&quot;; [.$A215]; &quot;'&quot;)))" office:value-type="string" office:string-value="241 =&gt; 0b11111111, 0b11111111, 0b11111100, (0b110 &lt;&lt; 5) | /* padding */ 0b11111;" calcext:value-type="string">
            <text:p>241 =&gt; 0b11111111, 0b11111111, 0b11111100, (0b110 &lt;&lt; 5) | /* padding */ 0b11111;</text:p>
          </table:table-cell>
        </table:table-row>
        <table:table-row table:style-name="ro2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0b11111111, 0b11111111, 0b11111100, 0b11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16];8)=0; &quot;&quot;; COM.MICROSOFT.CONCAT(&quot; &lt;&lt; &quot;; 8-MOD([.D216]; 8); &quot;) | /* padding */ 0b&quot;; REPT(&quot;1&quot;; 8-MOD([.D216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16]; LEN([.$C216]) - MOD([.$D216] - 1; 8) -2; 100)" office:value-type="string" office:string-value="0b111" calcext:value-type="string">
            <text:p>0b111</text:p>
          </table:table-cell>
          <table:table-cell table:style-name="ce76" table:formula="of:=COM.MICROSOFT.CONCAT([.$B216];&quot; =&gt; &quot;;MID([.$C216];1;LEN([.$C216])-LEN([.$G216]));IF(MOD([.$D216];8)=0;&quot;&quot;;&quot;(&quot;);[.$G216];[.$F216]; IF(MOD([.$D216];8)=0; &quot;, /* padding */ 0b11111111&quot;; &quot;&quot;); &quot;;&quot;;IF([.$A216]=&quot;&quot;;&quot;&quot;;COM.MICROSOFT.CONCAT(&quot; // '&quot;; [.$A216]; &quot;'&quot;)))" office:value-type="string" office:string-value="244 =&gt; 0b11111111, 0b11111111, 0b11111100, (0b111 &lt;&lt; 5) | /* padding */ 0b11111;" calcext:value-type="string">
            <text:p>244 =&gt; 0b11111111, 0b11111111, 0b11111100, (0b111 &lt;&lt; 5) | /* padding */ 0b11111;</text:p>
          </table:table-cell>
        </table:table-row>
        <table:table-row table:style-name="ro2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0b11111111, 0b11111111, 0b11111101, 0b00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17];8)=0; &quot;&quot;; COM.MICROSOFT.CONCAT(&quot; &lt;&lt; &quot;; 8-MOD([.D217]; 8); &quot;) | /* padding */ 0b&quot;; REPT(&quot;1&quot;; 8-MOD([.D217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17]; LEN([.$C217]) - MOD([.$D217] - 1; 8) -2; 100)" office:value-type="string" office:string-value="0b000" calcext:value-type="string">
            <text:p>0b000</text:p>
          </table:table-cell>
          <table:table-cell table:style-name="ce76" table:formula="of:=COM.MICROSOFT.CONCAT([.$B217];&quot; =&gt; &quot;;MID([.$C217];1;LEN([.$C217])-LEN([.$G217]));IF(MOD([.$D217];8)=0;&quot;&quot;;&quot;(&quot;);[.$G217];[.$F217]; IF(MOD([.$D217];8)=0; &quot;, /* padding */ 0b11111111&quot;; &quot;&quot;); &quot;;&quot;;IF([.$A217]=&quot;&quot;;&quot;&quot;;COM.MICROSOFT.CONCAT(&quot; // '&quot;; [.$A217]; &quot;'&quot;)))" office:value-type="string" office:string-value="245 =&gt; 0b11111111, 0b11111111, 0b11111101, (0b000 &lt;&lt; 5) | /* padding */ 0b11111;" calcext:value-type="string">
            <text:p>245 =&gt; 0b11111111, 0b11111111, 0b11111101, (0b000 &lt;&lt; 5) | /* padding */ 0b11111;</text:p>
          </table:table-cell>
        </table:table-row>
        <table:table-row table:style-name="ro2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0b11111111, 0b11111111, 0b11111101, 0b00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18];8)=0; &quot;&quot;; COM.MICROSOFT.CONCAT(&quot; &lt;&lt; &quot;; 8-MOD([.D218]; 8); &quot;) | /* padding */ 0b&quot;; REPT(&quot;1&quot;; 8-MOD([.D218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18]; LEN([.$C218]) - MOD([.$D218] - 1; 8) -2; 100)" office:value-type="string" office:string-value="0b001" calcext:value-type="string">
            <text:p>0b001</text:p>
          </table:table-cell>
          <table:table-cell table:style-name="ce76" table:formula="of:=COM.MICROSOFT.CONCAT([.$B218];&quot; =&gt; &quot;;MID([.$C218];1;LEN([.$C218])-LEN([.$G218]));IF(MOD([.$D218];8)=0;&quot;&quot;;&quot;(&quot;);[.$G218];[.$F218]; IF(MOD([.$D218];8)=0; &quot;, /* padding */ 0b11111111&quot;; &quot;&quot;); &quot;;&quot;;IF([.$A218]=&quot;&quot;;&quot;&quot;;COM.MICROSOFT.CONCAT(&quot; // '&quot;; [.$A218]; &quot;'&quot;)))" office:value-type="string" office:string-value="246 =&gt; 0b11111111, 0b11111111, 0b11111101, (0b001 &lt;&lt; 5) | /* padding */ 0b11111;" calcext:value-type="string">
            <text:p>246 =&gt; 0b11111111, 0b11111111, 0b11111101, (0b001 &lt;&lt; 5) | /* padding */ 0b11111;</text:p>
          </table:table-cell>
        </table:table-row>
        <table:table-row table:style-name="ro2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0b11111111, 0b11111111, 0b11111101, 0b01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19];8)=0; &quot;&quot;; COM.MICROSOFT.CONCAT(&quot; &lt;&lt; &quot;; 8-MOD([.D219]; 8); &quot;) | /* padding */ 0b&quot;; REPT(&quot;1&quot;; 8-MOD([.D219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19]; LEN([.$C219]) - MOD([.$D219] - 1; 8) -2; 100)" office:value-type="string" office:string-value="0b010" calcext:value-type="string">
            <text:p>0b010</text:p>
          </table:table-cell>
          <table:table-cell table:style-name="ce76" table:formula="of:=COM.MICROSOFT.CONCAT([.$B219];&quot; =&gt; &quot;;MID([.$C219];1;LEN([.$C219])-LEN([.$G219]));IF(MOD([.$D219];8)=0;&quot;&quot;;&quot;(&quot;);[.$G219];[.$F219]; IF(MOD([.$D219];8)=0; &quot;, /* padding */ 0b11111111&quot;; &quot;&quot;); &quot;;&quot;;IF([.$A219]=&quot;&quot;;&quot;&quot;;COM.MICROSOFT.CONCAT(&quot; // '&quot;; [.$A219]; &quot;'&quot;)))" office:value-type="string" office:string-value="247 =&gt; 0b11111111, 0b11111111, 0b11111101, (0b010 &lt;&lt; 5) | /* padding */ 0b11111;" calcext:value-type="string">
            <text:p>247 =&gt; 0b11111111, 0b11111111, 0b11111101, (0b010 &lt;&lt; 5) | /* padding */ 0b11111;</text:p>
          </table:table-cell>
        </table:table-row>
        <table:table-row table:style-name="ro2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0b11111111, 0b11111111, 0b11111101, 0b01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20];8)=0; &quot;&quot;; COM.MICROSOFT.CONCAT(&quot; &lt;&lt; &quot;; 8-MOD([.D220]; 8); &quot;) | /* padding */ 0b&quot;; REPT(&quot;1&quot;; 8-MOD([.D220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20]; LEN([.$C220]) - MOD([.$D220] - 1; 8) -2; 100)" office:value-type="string" office:string-value="0b011" calcext:value-type="string">
            <text:p>0b011</text:p>
          </table:table-cell>
          <table:table-cell table:style-name="ce76" table:formula="of:=COM.MICROSOFT.CONCAT([.$B220];&quot; =&gt; &quot;;MID([.$C220];1;LEN([.$C220])-LEN([.$G220]));IF(MOD([.$D220];8)=0;&quot;&quot;;&quot;(&quot;);[.$G220];[.$F220]; IF(MOD([.$D220];8)=0; &quot;, /* padding */ 0b11111111&quot;; &quot;&quot;); &quot;;&quot;;IF([.$A220]=&quot;&quot;;&quot;&quot;;COM.MICROSOFT.CONCAT(&quot; // '&quot;; [.$A220]; &quot;'&quot;)))" office:value-type="string" office:string-value="248 =&gt; 0b11111111, 0b11111111, 0b11111101, (0b011 &lt;&lt; 5) | /* padding */ 0b11111;" calcext:value-type="string">
            <text:p>248 =&gt; 0b11111111, 0b11111111, 0b11111101, (0b011 &lt;&lt; 5) | /* padding */ 0b11111;</text:p>
          </table:table-cell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0b11111111, 0b11111111, 0b11111101, 0b10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21];8)=0; &quot;&quot;; COM.MICROSOFT.CONCAT(&quot; &lt;&lt; &quot;; 8-MOD([.D221]; 8); &quot;) | /* padding */ 0b&quot;; REPT(&quot;1&quot;; 8-MOD([.D221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21]; LEN([.$C221]) - MOD([.$D221] - 1; 8) -2; 100)" office:value-type="string" office:string-value="0b100" calcext:value-type="string">
            <text:p>0b100</text:p>
          </table:table-cell>
          <table:table-cell table:style-name="ce76" table:formula="of:=COM.MICROSOFT.CONCAT([.$B221];&quot; =&gt; &quot;;MID([.$C221];1;LEN([.$C221])-LEN([.$G221]));IF(MOD([.$D221];8)=0;&quot;&quot;;&quot;(&quot;);[.$G221];[.$F221]; IF(MOD([.$D221];8)=0; &quot;, /* padding */ 0b11111111&quot;; &quot;&quot;); &quot;;&quot;;IF([.$A221]=&quot;&quot;;&quot;&quot;;COM.MICROSOFT.CONCAT(&quot; // '&quot;; [.$A221]; &quot;'&quot;)))" office:value-type="string" office:string-value="250 =&gt; 0b11111111, 0b11111111, 0b11111101, (0b100 &lt;&lt; 5) | /* padding */ 0b11111;" calcext:value-type="string">
            <text:p>250 =&gt; 0b11111111, 0b11111111, 0b11111101, (0b100 &lt;&lt; 5) | /* padding */ 0b11111;</text:p>
          </table:table-cell>
        </table:table-row>
        <table:table-row table:style-name="ro2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0b11111111, 0b11111111, 0b11111101, 0b10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22];8)=0; &quot;&quot;; COM.MICROSOFT.CONCAT(&quot; &lt;&lt; &quot;; 8-MOD([.D222]; 8); &quot;) | /* padding */ 0b&quot;; REPT(&quot;1&quot;; 8-MOD([.D222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22]; LEN([.$C222]) - MOD([.$D222] - 1; 8) -2; 100)" office:value-type="string" office:string-value="0b101" calcext:value-type="string">
            <text:p>0b101</text:p>
          </table:table-cell>
          <table:table-cell table:style-name="ce76" table:formula="of:=COM.MICROSOFT.CONCAT([.$B222];&quot; =&gt; &quot;;MID([.$C222];1;LEN([.$C222])-LEN([.$G222]));IF(MOD([.$D222];8)=0;&quot;&quot;;&quot;(&quot;);[.$G222];[.$F222]; IF(MOD([.$D222];8)=0; &quot;, /* padding */ 0b11111111&quot;; &quot;&quot;); &quot;;&quot;;IF([.$A222]=&quot;&quot;;&quot;&quot;;COM.MICROSOFT.CONCAT(&quot; // '&quot;; [.$A222]; &quot;'&quot;)))" office:value-type="string" office:string-value="251 =&gt; 0b11111111, 0b11111111, 0b11111101, (0b101 &lt;&lt; 5) | /* padding */ 0b11111;" calcext:value-type="string">
            <text:p>251 =&gt; 0b11111111, 0b11111111, 0b11111101, (0b101 &lt;&lt; 5) | /* padding */ 0b11111;</text:p>
          </table:table-cell>
        </table:table-row>
        <table:table-row table:style-name="ro2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0b11111111, 0b11111111, 0b11111101, 0b11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23];8)=0; &quot;&quot;; COM.MICROSOFT.CONCAT(&quot; &lt;&lt; &quot;; 8-MOD([.D223]; 8); &quot;) | /* padding */ 0b&quot;; REPT(&quot;1&quot;; 8-MOD([.D223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23]; LEN([.$C223]) - MOD([.$D223] - 1; 8) -2; 100)" office:value-type="string" office:string-value="0b110" calcext:value-type="string">
            <text:p>0b110</text:p>
          </table:table-cell>
          <table:table-cell table:style-name="ce76" table:formula="of:=COM.MICROSOFT.CONCAT([.$B223];&quot; =&gt; &quot;;MID([.$C223];1;LEN([.$C223])-LEN([.$G223]));IF(MOD([.$D223];8)=0;&quot;&quot;;&quot;(&quot;);[.$G223];[.$F223]; IF(MOD([.$D223];8)=0; &quot;, /* padding */ 0b11111111&quot;; &quot;&quot;); &quot;;&quot;;IF([.$A223]=&quot;&quot;;&quot;&quot;;COM.MICROSOFT.CONCAT(&quot; // '&quot;; [.$A223]; &quot;'&quot;)))" office:value-type="string" office:string-value="252 =&gt; 0b11111111, 0b11111111, 0b11111101, (0b110 &lt;&lt; 5) | /* padding */ 0b11111;" calcext:value-type="string">
            <text:p>252 =&gt; 0b11111111, 0b11111111, 0b11111101, (0b110 &lt;&lt; 5) | /* padding */ 0b11111;</text:p>
          </table:table-cell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0b11111111, 0b11111111, 0b11111101, 0b11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24];8)=0; &quot;&quot;; COM.MICROSOFT.CONCAT(&quot; &lt;&lt; &quot;; 8-MOD([.D224]; 8); &quot;) | /* padding */ 0b&quot;; REPT(&quot;1&quot;; 8-MOD([.D224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24]; LEN([.$C224]) - MOD([.$D224] - 1; 8) -2; 100)" office:value-type="string" office:string-value="0b111" calcext:value-type="string">
            <text:p>0b111</text:p>
          </table:table-cell>
          <table:table-cell table:style-name="ce76" table:formula="of:=COM.MICROSOFT.CONCAT([.$B224];&quot; =&gt; &quot;;MID([.$C224];1;LEN([.$C224])-LEN([.$G224]));IF(MOD([.$D224];8)=0;&quot;&quot;;&quot;(&quot;);[.$G224];[.$F224]; IF(MOD([.$D224];8)=0; &quot;, /* padding */ 0b11111111&quot;; &quot;&quot;); &quot;;&quot;;IF([.$A224]=&quot;&quot;;&quot;&quot;;COM.MICROSOFT.CONCAT(&quot; // '&quot;; [.$A224]; &quot;'&quot;)))" office:value-type="string" office:string-value="253 =&gt; 0b11111111, 0b11111111, 0b11111101, (0b111 &lt;&lt; 5) | /* padding */ 0b11111;" calcext:value-type="string">
            <text:p>253 =&gt; 0b11111111, 0b11111111, 0b11111101, (0b111 &lt;&lt; 5) | /* padding */ 0b11111;</text:p>
          </table:table-cell>
        </table:table-row>
        <table:table-row table:style-name="ro2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0b11111111, 0b11111111, 0b11111110, 0b00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MOD([.D225];8)=0; &quot;&quot;; COM.MICROSOFT.CONCAT(&quot; &lt;&lt; &quot;; 8-MOD([.D225]; 8); &quot;) | /* padding */ 0b&quot;; REPT(&quot;1&quot;; 8-MOD([.D225]; 8))))" office:value-type="string" office:string-value=" &lt;&lt; 5) | /* padding */ 0b11111" calcext:value-type="string">
            <text:p><text:s/>&lt;&lt; 5) | /* padding */ 0b11111</text:p>
          </table:table-cell>
          <table:table-cell table:formula="of:=MID([.$C225]; LEN([.$C225]) - MOD([.$D225] - 1; 8) -2; 100)" office:value-type="string" office:string-value="0b000" calcext:value-type="string">
            <text:p>0b000</text:p>
          </table:table-cell>
          <table:table-cell table:style-name="ce76" table:formula="of:=COM.MICROSOFT.CONCAT([.$B225];&quot; =&gt; &quot;;MID([.$C225];1;LEN([.$C225])-LEN([.$G225]));IF(MOD([.$D225];8)=0;&quot;&quot;;&quot;(&quot;);[.$G225];[.$F225]; IF(MOD([.$D225];8)=0; &quot;, /* padding */ 0b11111111&quot;; &quot;&quot;); &quot;;&quot;;IF([.$A225]=&quot;&quot;;&quot;&quot;;COM.MICROSOFT.CONCAT(&quot; // '&quot;; [.$A225]; &quot;'&quot;)))" office:value-type="string" office:string-value="254 =&gt; 0b11111111, 0b11111111, 0b11111110, (0b000 &lt;&lt; 5) | /* padding */ 0b11111;" calcext:value-type="string">
            <text:p>254 =&gt; 0b11111111, 0b11111111, 0b11111110, (0b000 &lt;&lt; 5) | /* padding */ 0b11111;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b11111111, 0b11111111, 0b11111110, 0b001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26];8)=0; &quot;&quot;; COM.MICROSOFT.CONCAT(&quot; &lt;&lt; &quot;; 8-MOD([.D226]; 8); &quot;) | /* padding */ 0b&quot;; REPT(&quot;1&quot;; 8-MOD([.D226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26]; LEN([.$C226]) - MOD([.$D226] - 1; 8) -2; 100)" office:value-type="string" office:string-value="0b0010" calcext:value-type="string">
            <text:p>0b0010</text:p>
          </table:table-cell>
          <table:table-cell table:style-name="ce76" table:formula="of:=COM.MICROSOFT.CONCAT([.$B226];&quot; =&gt; &quot;;MID([.$C226];1;LEN([.$C226])-LEN([.$G226]));IF(MOD([.$D226];8)=0;&quot;&quot;;&quot;(&quot;);[.$G226];[.$F226]; IF(MOD([.$D226];8)=0; &quot;, /* padding */ 0b11111111&quot;; &quot;&quot;); &quot;;&quot;;IF([.$A226]=&quot;&quot;;&quot;&quot;;COM.MICROSOFT.CONCAT(&quot; // '&quot;; [.$A226]; &quot;'&quot;)))" office:value-type="string" office:string-value="2 =&gt; 0b11111111, 0b11111111, 0b11111110, (0b0010 &lt;&lt; 4) | /* padding */ 0b1111;" calcext:value-type="string">
            <text:p>2 =&gt; 0b11111111, 0b11111111, 0b11111110, (0b0010 &lt;&lt; 4) | /* padding */ 0b1111;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b11111111, 0b11111111, 0b11111110, 0b001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27];8)=0; &quot;&quot;; COM.MICROSOFT.CONCAT(&quot; &lt;&lt; &quot;; 8-MOD([.D227]; 8); &quot;) | /* padding */ 0b&quot;; REPT(&quot;1&quot;; 8-MOD([.D227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27]; LEN([.$C227]) - MOD([.$D227] - 1; 8) -2; 100)" office:value-type="string" office:string-value="0b0011" calcext:value-type="string">
            <text:p>0b0011</text:p>
          </table:table-cell>
          <table:table-cell table:style-name="ce76" table:formula="of:=COM.MICROSOFT.CONCAT([.$B227];&quot; =&gt; &quot;;MID([.$C227];1;LEN([.$C227])-LEN([.$G227]));IF(MOD([.$D227];8)=0;&quot;&quot;;&quot;(&quot;);[.$G227];[.$F227]; IF(MOD([.$D227];8)=0; &quot;, /* padding */ 0b11111111&quot;; &quot;&quot;); &quot;;&quot;;IF([.$A227]=&quot;&quot;;&quot;&quot;;COM.MICROSOFT.CONCAT(&quot; // '&quot;; [.$A227]; &quot;'&quot;)))" office:value-type="string" office:string-value="3 =&gt; 0b11111111, 0b11111111, 0b11111110, (0b0011 &lt;&lt; 4) | /* padding */ 0b1111;" calcext:value-type="string">
            <text:p>3 =&gt; 0b11111111, 0b11111111, 0b11111110, (0b0011 &lt;&lt; 4) | /* padding */ 0b1111;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b11111111, 0b11111111, 0b11111110, 0b01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28];8)=0; &quot;&quot;; COM.MICROSOFT.CONCAT(&quot; &lt;&lt; &quot;; 8-MOD([.D228]; 8); &quot;) | /* padding */ 0b&quot;; REPT(&quot;1&quot;; 8-MOD([.D228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28]; LEN([.$C228]) - MOD([.$D228] - 1; 8) -2; 100)" office:value-type="string" office:string-value="0b0100" calcext:value-type="string">
            <text:p>0b0100</text:p>
          </table:table-cell>
          <table:table-cell table:style-name="ce76" table:formula="of:=COM.MICROSOFT.CONCAT([.$B228];&quot; =&gt; &quot;;MID([.$C228];1;LEN([.$C228])-LEN([.$G228]));IF(MOD([.$D228];8)=0;&quot;&quot;;&quot;(&quot;);[.$G228];[.$F228]; IF(MOD([.$D228];8)=0; &quot;, /* padding */ 0b11111111&quot;; &quot;&quot;); &quot;;&quot;;IF([.$A228]=&quot;&quot;;&quot;&quot;;COM.MICROSOFT.CONCAT(&quot; // '&quot;; [.$A228]; &quot;'&quot;)))" office:value-type="string" office:string-value="4 =&gt; 0b11111111, 0b11111111, 0b11111110, (0b0100 &lt;&lt; 4) | /* padding */ 0b1111;" calcext:value-type="string">
            <text:p>4 =&gt; 0b11111111, 0b11111111, 0b11111110, (0b0100 &lt;&lt; 4) | /* padding */ 0b1111;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b11111111, 0b11111111, 0b11111110, 0b01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29];8)=0; &quot;&quot;; COM.MICROSOFT.CONCAT(&quot; &lt;&lt; &quot;; 8-MOD([.D229]; 8); &quot;) | /* padding */ 0b&quot;; REPT(&quot;1&quot;; 8-MOD([.D229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29]; LEN([.$C229]) - MOD([.$D229] - 1; 8) -2; 100)" office:value-type="string" office:string-value="0b0101" calcext:value-type="string">
            <text:p>0b0101</text:p>
          </table:table-cell>
          <table:table-cell table:style-name="ce76" table:formula="of:=COM.MICROSOFT.CONCAT([.$B229];&quot; =&gt; &quot;;MID([.$C229];1;LEN([.$C229])-LEN([.$G229]));IF(MOD([.$D229];8)=0;&quot;&quot;;&quot;(&quot;);[.$G229];[.$F229]; IF(MOD([.$D229];8)=0; &quot;, /* padding */ 0b11111111&quot;; &quot;&quot;); &quot;;&quot;;IF([.$A229]=&quot;&quot;;&quot;&quot;;COM.MICROSOFT.CONCAT(&quot; // '&quot;; [.$A229]; &quot;'&quot;)))" office:value-type="string" office:string-value="5 =&gt; 0b11111111, 0b11111111, 0b11111110, (0b0101 &lt;&lt; 4) | /* padding */ 0b1111;" calcext:value-type="string">
            <text:p>5 =&gt; 0b11111111, 0b11111111, 0b11111110, (0b0101 &lt;&lt; 4) | /* padding */ 0b1111;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b11111111, 0b11111111, 0b11111110, 0b011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30];8)=0; &quot;&quot;; COM.MICROSOFT.CONCAT(&quot; &lt;&lt; &quot;; 8-MOD([.D230]; 8); &quot;) | /* padding */ 0b&quot;; REPT(&quot;1&quot;; 8-MOD([.D230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30]; LEN([.$C230]) - MOD([.$D230] - 1; 8) -2; 100)" office:value-type="string" office:string-value="0b0110" calcext:value-type="string">
            <text:p>0b0110</text:p>
          </table:table-cell>
          <table:table-cell table:style-name="ce76" table:formula="of:=COM.MICROSOFT.CONCAT([.$B230];&quot; =&gt; &quot;;MID([.$C230];1;LEN([.$C230])-LEN([.$G230]));IF(MOD([.$D230];8)=0;&quot;&quot;;&quot;(&quot;);[.$G230];[.$F230]; IF(MOD([.$D230];8)=0; &quot;, /* padding */ 0b11111111&quot;; &quot;&quot;); &quot;;&quot;;IF([.$A230]=&quot;&quot;;&quot;&quot;;COM.MICROSOFT.CONCAT(&quot; // '&quot;; [.$A230]; &quot;'&quot;)))" office:value-type="string" office:string-value="6 =&gt; 0b11111111, 0b11111111, 0b11111110, (0b0110 &lt;&lt; 4) | /* padding */ 0b1111;" calcext:value-type="string">
            <text:p>6 =&gt; 0b11111111, 0b11111111, 0b11111110, (0b0110 &lt;&lt; 4) | /* padding */ 0b1111;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b11111111, 0b11111111, 0b11111110, 0b011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31];8)=0; &quot;&quot;; COM.MICROSOFT.CONCAT(&quot; &lt;&lt; &quot;; 8-MOD([.D231]; 8); &quot;) | /* padding */ 0b&quot;; REPT(&quot;1&quot;; 8-MOD([.D231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31]; LEN([.$C231]) - MOD([.$D231] - 1; 8) -2; 100)" office:value-type="string" office:string-value="0b0111" calcext:value-type="string">
            <text:p>0b0111</text:p>
          </table:table-cell>
          <table:table-cell table:style-name="ce76" table:formula="of:=COM.MICROSOFT.CONCAT([.$B231];&quot; =&gt; &quot;;MID([.$C231];1;LEN([.$C231])-LEN([.$G231]));IF(MOD([.$D231];8)=0;&quot;&quot;;&quot;(&quot;);[.$G231];[.$F231]; IF(MOD([.$D231];8)=0; &quot;, /* padding */ 0b11111111&quot;; &quot;&quot;); &quot;;&quot;;IF([.$A231]=&quot;&quot;;&quot;&quot;;COM.MICROSOFT.CONCAT(&quot; // '&quot;; [.$A231]; &quot;'&quot;)))" office:value-type="string" office:string-value="7 =&gt; 0b11111111, 0b11111111, 0b11111110, (0b0111 &lt;&lt; 4) | /* padding */ 0b1111;" calcext:value-type="string">
            <text:p>7 =&gt; 0b11111111, 0b11111111, 0b11111110, (0b0111 &lt;&lt; 4) | /* padding */ 0b1111;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b11111111, 0b11111111, 0b11111110, 0b10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32];8)=0; &quot;&quot;; COM.MICROSOFT.CONCAT(&quot; &lt;&lt; &quot;; 8-MOD([.D232]; 8); &quot;) | /* padding */ 0b&quot;; REPT(&quot;1&quot;; 8-MOD([.D232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32]; LEN([.$C232]) - MOD([.$D232] - 1; 8) -2; 100)" office:value-type="string" office:string-value="0b1000" calcext:value-type="string">
            <text:p>0b1000</text:p>
          </table:table-cell>
          <table:table-cell table:style-name="ce76" table:formula="of:=COM.MICROSOFT.CONCAT([.$B232];&quot; =&gt; &quot;;MID([.$C232];1;LEN([.$C232])-LEN([.$G232]));IF(MOD([.$D232];8)=0;&quot;&quot;;&quot;(&quot;);[.$G232];[.$F232]; IF(MOD([.$D232];8)=0; &quot;, /* padding */ 0b11111111&quot;; &quot;&quot;); &quot;;&quot;;IF([.$A232]=&quot;&quot;;&quot;&quot;;COM.MICROSOFT.CONCAT(&quot; // '&quot;; [.$A232]; &quot;'&quot;)))" office:value-type="string" office:string-value="8 =&gt; 0b11111111, 0b11111111, 0b11111110, (0b1000 &lt;&lt; 4) | /* padding */ 0b1111;" calcext:value-type="string">
            <text:p>8 =&gt; 0b11111111, 0b11111111, 0b11111110, (0b1000 &lt;&lt; 4) | /* padding */ 0b1111;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0b11111111, 0b11111111, 0b11111110, 0b10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33];8)=0; &quot;&quot;; COM.MICROSOFT.CONCAT(&quot; &lt;&lt; &quot;; 8-MOD([.D233]; 8); &quot;) | /* padding */ 0b&quot;; REPT(&quot;1&quot;; 8-MOD([.D233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33]; LEN([.$C233]) - MOD([.$D233] - 1; 8) -2; 100)" office:value-type="string" office:string-value="0b1001" calcext:value-type="string">
            <text:p>0b1001</text:p>
          </table:table-cell>
          <table:table-cell table:style-name="ce76" table:formula="of:=COM.MICROSOFT.CONCAT([.$B233];&quot; =&gt; &quot;;MID([.$C233];1;LEN([.$C233])-LEN([.$G233]));IF(MOD([.$D233];8)=0;&quot;&quot;;&quot;(&quot;);[.$G233];[.$F233]; IF(MOD([.$D233];8)=0; &quot;, /* padding */ 0b11111111&quot;; &quot;&quot;); &quot;;&quot;;IF([.$A233]=&quot;&quot;;&quot;&quot;;COM.MICROSOFT.CONCAT(&quot; // '&quot;; [.$A233]; &quot;'&quot;)))" office:value-type="string" office:string-value="11 =&gt; 0b11111111, 0b11111111, 0b11111110, (0b1001 &lt;&lt; 4) | /* padding */ 0b1111;" calcext:value-type="string">
            <text:p>11 =&gt; 0b11111111, 0b11111111, 0b11111110, (0b1001 &lt;&lt; 4) | /* padding */ 0b1111;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0b11111111, 0b11111111, 0b11111110, 0b101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34];8)=0; &quot;&quot;; COM.MICROSOFT.CONCAT(&quot; &lt;&lt; &quot;; 8-MOD([.D234]; 8); &quot;) | /* padding */ 0b&quot;; REPT(&quot;1&quot;; 8-MOD([.D234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34]; LEN([.$C234]) - MOD([.$D234] - 1; 8) -2; 100)" office:value-type="string" office:string-value="0b1010" calcext:value-type="string">
            <text:p>0b1010</text:p>
          </table:table-cell>
          <table:table-cell table:style-name="ce76" table:formula="of:=COM.MICROSOFT.CONCAT([.$B234];&quot; =&gt; &quot;;MID([.$C234];1;LEN([.$C234])-LEN([.$G234]));IF(MOD([.$D234];8)=0;&quot;&quot;;&quot;(&quot;);[.$G234];[.$F234]; IF(MOD([.$D234];8)=0; &quot;, /* padding */ 0b11111111&quot;; &quot;&quot;); &quot;;&quot;;IF([.$A234]=&quot;&quot;;&quot;&quot;;COM.MICROSOFT.CONCAT(&quot; // '&quot;; [.$A234]; &quot;'&quot;)))" office:value-type="string" office:string-value="12 =&gt; 0b11111111, 0b11111111, 0b11111110, (0b1010 &lt;&lt; 4) | /* padding */ 0b1111;" calcext:value-type="string">
            <text:p>12 =&gt; 0b11111111, 0b11111111, 0b11111110, (0b1010 &lt;&lt; 4) | /* padding */ 0b1111;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0b11111111, 0b11111111, 0b11111110, 0b101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35];8)=0; &quot;&quot;; COM.MICROSOFT.CONCAT(&quot; &lt;&lt; &quot;; 8-MOD([.D235]; 8); &quot;) | /* padding */ 0b&quot;; REPT(&quot;1&quot;; 8-MOD([.D235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35]; LEN([.$C235]) - MOD([.$D235] - 1; 8) -2; 100)" office:value-type="string" office:string-value="0b1011" calcext:value-type="string">
            <text:p>0b1011</text:p>
          </table:table-cell>
          <table:table-cell table:style-name="ce76" table:formula="of:=COM.MICROSOFT.CONCAT([.$B235];&quot; =&gt; &quot;;MID([.$C235];1;LEN([.$C235])-LEN([.$G235]));IF(MOD([.$D235];8)=0;&quot;&quot;;&quot;(&quot;);[.$G235];[.$F235]; IF(MOD([.$D235];8)=0; &quot;, /* padding */ 0b11111111&quot;; &quot;&quot;); &quot;;&quot;;IF([.$A235]=&quot;&quot;;&quot;&quot;;COM.MICROSOFT.CONCAT(&quot; // '&quot;; [.$A235]; &quot;'&quot;)))" office:value-type="string" office:string-value="14 =&gt; 0b11111111, 0b11111111, 0b11111110, (0b1011 &lt;&lt; 4) | /* padding */ 0b1111;" calcext:value-type="string">
            <text:p>14 =&gt; 0b11111111, 0b11111111, 0b11111110, (0b1011 &lt;&lt; 4) | /* padding */ 0b1111;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0b11111111, 0b11111111, 0b11111110, 0b11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36];8)=0; &quot;&quot;; COM.MICROSOFT.CONCAT(&quot; &lt;&lt; &quot;; 8-MOD([.D236]; 8); &quot;) | /* padding */ 0b&quot;; REPT(&quot;1&quot;; 8-MOD([.D236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36]; LEN([.$C236]) - MOD([.$D236] - 1; 8) -2; 100)" office:value-type="string" office:string-value="0b1100" calcext:value-type="string">
            <text:p>0b1100</text:p>
          </table:table-cell>
          <table:table-cell table:style-name="ce76" table:formula="of:=COM.MICROSOFT.CONCAT([.$B236];&quot; =&gt; &quot;;MID([.$C236];1;LEN([.$C236])-LEN([.$G236]));IF(MOD([.$D236];8)=0;&quot;&quot;;&quot;(&quot;);[.$G236];[.$F236]; IF(MOD([.$D236];8)=0; &quot;, /* padding */ 0b11111111&quot;; &quot;&quot;); &quot;;&quot;;IF([.$A236]=&quot;&quot;;&quot;&quot;;COM.MICROSOFT.CONCAT(&quot; // '&quot;; [.$A236]; &quot;'&quot;)))" office:value-type="string" office:string-value="15 =&gt; 0b11111111, 0b11111111, 0b11111110, (0b1100 &lt;&lt; 4) | /* padding */ 0b1111;" calcext:value-type="string">
            <text:p>15 =&gt; 0b11111111, 0b11111111, 0b11111110, (0b1100 &lt;&lt; 4) | /* padding */ 0b1111;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b11111111, 0b11111111, 0b11111110, 0b11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37];8)=0; &quot;&quot;; COM.MICROSOFT.CONCAT(&quot; &lt;&lt; &quot;; 8-MOD([.D237]; 8); &quot;) | /* padding */ 0b&quot;; REPT(&quot;1&quot;; 8-MOD([.D237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37]; LEN([.$C237]) - MOD([.$D237] - 1; 8) -2; 100)" office:value-type="string" office:string-value="0b1101" calcext:value-type="string">
            <text:p>0b1101</text:p>
          </table:table-cell>
          <table:table-cell table:style-name="ce76" table:formula="of:=COM.MICROSOFT.CONCAT([.$B237];&quot; =&gt; &quot;;MID([.$C237];1;LEN([.$C237])-LEN([.$G237]));IF(MOD([.$D237];8)=0;&quot;&quot;;&quot;(&quot;);[.$G237];[.$F237]; IF(MOD([.$D237];8)=0; &quot;, /* padding */ 0b11111111&quot;; &quot;&quot;); &quot;;&quot;;IF([.$A237]=&quot;&quot;;&quot;&quot;;COM.MICROSOFT.CONCAT(&quot; // '&quot;; [.$A237]; &quot;'&quot;)))" office:value-type="string" office:string-value="16 =&gt; 0b11111111, 0b11111111, 0b11111110, (0b1101 &lt;&lt; 4) | /* padding */ 0b1111;" calcext:value-type="string">
            <text:p>16 =&gt; 0b11111111, 0b11111111, 0b11111110, (0b1101 &lt;&lt; 4) | /* padding */ 0b1111;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b11111111, 0b11111111, 0b11111110, 0b111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38];8)=0; &quot;&quot;; COM.MICROSOFT.CONCAT(&quot; &lt;&lt; &quot;; 8-MOD([.D238]; 8); &quot;) | /* padding */ 0b&quot;; REPT(&quot;1&quot;; 8-MOD([.D238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38]; LEN([.$C238]) - MOD([.$D238] - 1; 8) -2; 100)" office:value-type="string" office:string-value="0b1110" calcext:value-type="string">
            <text:p>0b1110</text:p>
          </table:table-cell>
          <table:table-cell table:style-name="ce76" table:formula="of:=COM.MICROSOFT.CONCAT([.$B238];&quot; =&gt; &quot;;MID([.$C238];1;LEN([.$C238])-LEN([.$G238]));IF(MOD([.$D238];8)=0;&quot;&quot;;&quot;(&quot;);[.$G238];[.$F238]; IF(MOD([.$D238];8)=0; &quot;, /* padding */ 0b11111111&quot;; &quot;&quot;); &quot;;&quot;;IF([.$A238]=&quot;&quot;;&quot;&quot;;COM.MICROSOFT.CONCAT(&quot; // '&quot;; [.$A238]; &quot;'&quot;)))" office:value-type="string" office:string-value="17 =&gt; 0b11111111, 0b11111111, 0b11111110, (0b1110 &lt;&lt; 4) | /* padding */ 0b1111;" calcext:value-type="string">
            <text:p>17 =&gt; 0b11111111, 0b11111111, 0b11111110, (0b1110 &lt;&lt; 4) | /* padding */ 0b1111;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b11111111, 0b11111111, 0b11111110, 0b111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39];8)=0; &quot;&quot;; COM.MICROSOFT.CONCAT(&quot; &lt;&lt; &quot;; 8-MOD([.D239]; 8); &quot;) | /* padding */ 0b&quot;; REPT(&quot;1&quot;; 8-MOD([.D239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39]; LEN([.$C239]) - MOD([.$D239] - 1; 8) -2; 100)" office:value-type="string" office:string-value="0b1111" calcext:value-type="string">
            <text:p>0b1111</text:p>
          </table:table-cell>
          <table:table-cell table:style-name="ce76" table:formula="of:=COM.MICROSOFT.CONCAT([.$B239];&quot; =&gt; &quot;;MID([.$C239];1;LEN([.$C239])-LEN([.$G239]));IF(MOD([.$D239];8)=0;&quot;&quot;;&quot;(&quot;);[.$G239];[.$F239]; IF(MOD([.$D239];8)=0; &quot;, /* padding */ 0b11111111&quot;; &quot;&quot;); &quot;;&quot;;IF([.$A239]=&quot;&quot;;&quot;&quot;;COM.MICROSOFT.CONCAT(&quot; // '&quot;; [.$A239]; &quot;'&quot;)))" office:value-type="string" office:string-value="18 =&gt; 0b11111111, 0b11111111, 0b11111110, (0b1111 &lt;&lt; 4) | /* padding */ 0b1111;" calcext:value-type="string">
            <text:p>18 =&gt; 0b11111111, 0b11111111, 0b11111110, (0b1111 &lt;&lt; 4) | /* padding */ 0b1111;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b11111111, 0b11111111, 0b11111111, 0b00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40];8)=0; &quot;&quot;; COM.MICROSOFT.CONCAT(&quot; &lt;&lt; &quot;; 8-MOD([.D240]; 8); &quot;) | /* padding */ 0b&quot;; REPT(&quot;1&quot;; 8-MOD([.D240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40]; LEN([.$C240]) - MOD([.$D240] - 1; 8) -2; 100)" office:value-type="string" office:string-value="0b0000" calcext:value-type="string">
            <text:p>0b0000</text:p>
          </table:table-cell>
          <table:table-cell table:style-name="ce76" table:formula="of:=COM.MICROSOFT.CONCAT([.$B240];&quot; =&gt; &quot;;MID([.$C240];1;LEN([.$C240])-LEN([.$G240]));IF(MOD([.$D240];8)=0;&quot;&quot;;&quot;(&quot;);[.$G240];[.$F240]; IF(MOD([.$D240];8)=0; &quot;, /* padding */ 0b11111111&quot;; &quot;&quot;); &quot;;&quot;;IF([.$A240]=&quot;&quot;;&quot;&quot;;COM.MICROSOFT.CONCAT(&quot; // '&quot;; [.$A240]; &quot;'&quot;)))" office:value-type="string" office:string-value="19 =&gt; 0b11111111, 0b11111111, 0b11111111, (0b0000 &lt;&lt; 4) | /* padding */ 0b1111;" calcext:value-type="string">
            <text:p>19 =&gt; 0b11111111, 0b11111111, 0b11111111, (0b0000 &lt;&lt; 4) | /* padding */ 0b1111;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b11111111, 0b11111111, 0b11111111, 0b00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41];8)=0; &quot;&quot;; COM.MICROSOFT.CONCAT(&quot; &lt;&lt; &quot;; 8-MOD([.D241]; 8); &quot;) | /* padding */ 0b&quot;; REPT(&quot;1&quot;; 8-MOD([.D241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41]; LEN([.$C241]) - MOD([.$D241] - 1; 8) -2; 100)" office:value-type="string" office:string-value="0b0001" calcext:value-type="string">
            <text:p>0b0001</text:p>
          </table:table-cell>
          <table:table-cell table:style-name="ce76" table:formula="of:=COM.MICROSOFT.CONCAT([.$B241];&quot; =&gt; &quot;;MID([.$C241];1;LEN([.$C241])-LEN([.$G241]));IF(MOD([.$D241];8)=0;&quot;&quot;;&quot;(&quot;);[.$G241];[.$F241]; IF(MOD([.$D241];8)=0; &quot;, /* padding */ 0b11111111&quot;; &quot;&quot;); &quot;;&quot;;IF([.$A241]=&quot;&quot;;&quot;&quot;;COM.MICROSOFT.CONCAT(&quot; // '&quot;; [.$A241]; &quot;'&quot;)))" office:value-type="string" office:string-value="20 =&gt; 0b11111111, 0b11111111, 0b11111111, (0b0001 &lt;&lt; 4) | /* padding */ 0b1111;" calcext:value-type="string">
            <text:p>20 =&gt; 0b11111111, 0b11111111, 0b11111111, (0b0001 &lt;&lt; 4) | /* padding */ 0b1111;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b11111111, 0b11111111, 0b11111111, 0b001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42];8)=0; &quot;&quot;; COM.MICROSOFT.CONCAT(&quot; &lt;&lt; &quot;; 8-MOD([.D242]; 8); &quot;) | /* padding */ 0b&quot;; REPT(&quot;1&quot;; 8-MOD([.D242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42]; LEN([.$C242]) - MOD([.$D242] - 1; 8) -2; 100)" office:value-type="string" office:string-value="0b0010" calcext:value-type="string">
            <text:p>0b0010</text:p>
          </table:table-cell>
          <table:table-cell table:style-name="ce76" table:formula="of:=COM.MICROSOFT.CONCAT([.$B242];&quot; =&gt; &quot;;MID([.$C242];1;LEN([.$C242])-LEN([.$G242]));IF(MOD([.$D242];8)=0;&quot;&quot;;&quot;(&quot;);[.$G242];[.$F242]; IF(MOD([.$D242];8)=0; &quot;, /* padding */ 0b11111111&quot;; &quot;&quot;); &quot;;&quot;;IF([.$A242]=&quot;&quot;;&quot;&quot;;COM.MICROSOFT.CONCAT(&quot; // '&quot;; [.$A242]; &quot;'&quot;)))" office:value-type="string" office:string-value="21 =&gt; 0b11111111, 0b11111111, 0b11111111, (0b0010 &lt;&lt; 4) | /* padding */ 0b1111;" calcext:value-type="string">
            <text:p>21 =&gt; 0b11111111, 0b11111111, 0b11111111, (0b0010 &lt;&lt; 4) | /* padding */ 0b1111;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b11111111, 0b11111111, 0b11111111, 0b001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43];8)=0; &quot;&quot;; COM.MICROSOFT.CONCAT(&quot; &lt;&lt; &quot;; 8-MOD([.D243]; 8); &quot;) | /* padding */ 0b&quot;; REPT(&quot;1&quot;; 8-MOD([.D243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43]; LEN([.$C243]) - MOD([.$D243] - 1; 8) -2; 100)" office:value-type="string" office:string-value="0b0011" calcext:value-type="string">
            <text:p>0b0011</text:p>
          </table:table-cell>
          <table:table-cell table:style-name="ce76" table:formula="of:=COM.MICROSOFT.CONCAT([.$B243];&quot; =&gt; &quot;;MID([.$C243];1;LEN([.$C243])-LEN([.$G243]));IF(MOD([.$D243];8)=0;&quot;&quot;;&quot;(&quot;);[.$G243];[.$F243]; IF(MOD([.$D243];8)=0; &quot;, /* padding */ 0b11111111&quot;; &quot;&quot;); &quot;;&quot;;IF([.$A243]=&quot;&quot;;&quot;&quot;;COM.MICROSOFT.CONCAT(&quot; // '&quot;; [.$A243]; &quot;'&quot;)))" office:value-type="string" office:string-value="23 =&gt; 0b11111111, 0b11111111, 0b11111111, (0b0011 &lt;&lt; 4) | /* padding */ 0b1111;" calcext:value-type="string">
            <text:p>23 =&gt; 0b11111111, 0b11111111, 0b11111111, (0b0011 &lt;&lt; 4) | /* padding */ 0b1111;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0b11111111, 0b11111111, 0b11111111, 0b01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44];8)=0; &quot;&quot;; COM.MICROSOFT.CONCAT(&quot; &lt;&lt; &quot;; 8-MOD([.D244]; 8); &quot;) | /* padding */ 0b&quot;; REPT(&quot;1&quot;; 8-MOD([.D244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44]; LEN([.$C244]) - MOD([.$D244] - 1; 8) -2; 100)" office:value-type="string" office:string-value="0b0100" calcext:value-type="string">
            <text:p>0b0100</text:p>
          </table:table-cell>
          <table:table-cell table:style-name="ce76" table:formula="of:=COM.MICROSOFT.CONCAT([.$B244];&quot; =&gt; &quot;;MID([.$C244];1;LEN([.$C244])-LEN([.$G244]));IF(MOD([.$D244];8)=0;&quot;&quot;;&quot;(&quot;);[.$G244];[.$F244]; IF(MOD([.$D244];8)=0; &quot;, /* padding */ 0b11111111&quot;; &quot;&quot;); &quot;;&quot;;IF([.$A244]=&quot;&quot;;&quot;&quot;;COM.MICROSOFT.CONCAT(&quot; // '&quot;; [.$A244]; &quot;'&quot;)))" office:value-type="string" office:string-value="24 =&gt; 0b11111111, 0b11111111, 0b11111111, (0b0100 &lt;&lt; 4) | /* padding */ 0b1111;" calcext:value-type="string">
            <text:p>24 =&gt; 0b11111111, 0b11111111, 0b11111111, (0b0100 &lt;&lt; 4) | /* padding */ 0b1111;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0b11111111, 0b11111111, 0b11111111, 0b01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45];8)=0; &quot;&quot;; COM.MICROSOFT.CONCAT(&quot; &lt;&lt; &quot;; 8-MOD([.D245]; 8); &quot;) | /* padding */ 0b&quot;; REPT(&quot;1&quot;; 8-MOD([.D245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45]; LEN([.$C245]) - MOD([.$D245] - 1; 8) -2; 100)" office:value-type="string" office:string-value="0b0101" calcext:value-type="string">
            <text:p>0b0101</text:p>
          </table:table-cell>
          <table:table-cell table:style-name="ce76" table:formula="of:=COM.MICROSOFT.CONCAT([.$B245];&quot; =&gt; &quot;;MID([.$C245];1;LEN([.$C245])-LEN([.$G245]));IF(MOD([.$D245];8)=0;&quot;&quot;;&quot;(&quot;);[.$G245];[.$F245]; IF(MOD([.$D245];8)=0; &quot;, /* padding */ 0b11111111&quot;; &quot;&quot;); &quot;;&quot;;IF([.$A245]=&quot;&quot;;&quot;&quot;;COM.MICROSOFT.CONCAT(&quot; // '&quot;; [.$A245]; &quot;'&quot;)))" office:value-type="string" office:string-value="25 =&gt; 0b11111111, 0b11111111, 0b11111111, (0b0101 &lt;&lt; 4) | /* padding */ 0b1111;" calcext:value-type="string">
            <text:p>25 =&gt; 0b11111111, 0b11111111, 0b11111111, (0b0101 &lt;&lt; 4) | /* padding */ 0b1111;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0b11111111, 0b11111111, 0b11111111, 0b011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46];8)=0; &quot;&quot;; COM.MICROSOFT.CONCAT(&quot; &lt;&lt; &quot;; 8-MOD([.D246]; 8); &quot;) | /* padding */ 0b&quot;; REPT(&quot;1&quot;; 8-MOD([.D246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46]; LEN([.$C246]) - MOD([.$D246] - 1; 8) -2; 100)" office:value-type="string" office:string-value="0b0110" calcext:value-type="string">
            <text:p>0b0110</text:p>
          </table:table-cell>
          <table:table-cell table:style-name="ce76" table:formula="of:=COM.MICROSOFT.CONCAT([.$B246];&quot; =&gt; &quot;;MID([.$C246];1;LEN([.$C246])-LEN([.$G246]));IF(MOD([.$D246];8)=0;&quot;&quot;;&quot;(&quot;);[.$G246];[.$F246]; IF(MOD([.$D246];8)=0; &quot;, /* padding */ 0b11111111&quot;; &quot;&quot;); &quot;;&quot;;IF([.$A246]=&quot;&quot;;&quot;&quot;;COM.MICROSOFT.CONCAT(&quot; // '&quot;; [.$A246]; &quot;'&quot;)))" office:value-type="string" office:string-value="26 =&gt; 0b11111111, 0b11111111, 0b11111111, (0b0110 &lt;&lt; 4) | /* padding */ 0b1111;" calcext:value-type="string">
            <text:p>26 =&gt; 0b11111111, 0b11111111, 0b11111111, (0b0110 &lt;&lt; 4) | /* padding */ 0b1111;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0b11111111, 0b11111111, 0b11111111, 0b011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47];8)=0; &quot;&quot;; COM.MICROSOFT.CONCAT(&quot; &lt;&lt; &quot;; 8-MOD([.D247]; 8); &quot;) | /* padding */ 0b&quot;; REPT(&quot;1&quot;; 8-MOD([.D247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47]; LEN([.$C247]) - MOD([.$D247] - 1; 8) -2; 100)" office:value-type="string" office:string-value="0b0111" calcext:value-type="string">
            <text:p>0b0111</text:p>
          </table:table-cell>
          <table:table-cell table:style-name="ce76" table:formula="of:=COM.MICROSOFT.CONCAT([.$B247];&quot; =&gt; &quot;;MID([.$C247];1;LEN([.$C247])-LEN([.$G247]));IF(MOD([.$D247];8)=0;&quot;&quot;;&quot;(&quot;);[.$G247];[.$F247]; IF(MOD([.$D247];8)=0; &quot;, /* padding */ 0b11111111&quot;; &quot;&quot;); &quot;;&quot;;IF([.$A247]=&quot;&quot;;&quot;&quot;;COM.MICROSOFT.CONCAT(&quot; // '&quot;; [.$A247]; &quot;'&quot;)))" office:value-type="string" office:string-value="27 =&gt; 0b11111111, 0b11111111, 0b11111111, (0b0111 &lt;&lt; 4) | /* padding */ 0b1111;" calcext:value-type="string">
            <text:p>27 =&gt; 0b11111111, 0b11111111, 0b11111111, (0b0111 &lt;&lt; 4) | /* padding */ 0b1111;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0b11111111, 0b11111111, 0b11111111, 0b10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48];8)=0; &quot;&quot;; COM.MICROSOFT.CONCAT(&quot; &lt;&lt; &quot;; 8-MOD([.D248]; 8); &quot;) | /* padding */ 0b&quot;; REPT(&quot;1&quot;; 8-MOD([.D248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48]; LEN([.$C248]) - MOD([.$D248] - 1; 8) -2; 100)" office:value-type="string" office:string-value="0b1000" calcext:value-type="string">
            <text:p>0b1000</text:p>
          </table:table-cell>
          <table:table-cell table:style-name="ce76" table:formula="of:=COM.MICROSOFT.CONCAT([.$B248];&quot; =&gt; &quot;;MID([.$C248];1;LEN([.$C248])-LEN([.$G248]));IF(MOD([.$D248];8)=0;&quot;&quot;;&quot;(&quot;);[.$G248];[.$F248]; IF(MOD([.$D248];8)=0; &quot;, /* padding */ 0b11111111&quot;; &quot;&quot;); &quot;;&quot;;IF([.$A248]=&quot;&quot;;&quot;&quot;;COM.MICROSOFT.CONCAT(&quot; // '&quot;; [.$A248]; &quot;'&quot;)))" office:value-type="string" office:string-value="28 =&gt; 0b11111111, 0b11111111, 0b11111111, (0b1000 &lt;&lt; 4) | /* padding */ 0b1111;" calcext:value-type="string">
            <text:p>28 =&gt; 0b11111111, 0b11111111, 0b11111111, (0b1000 &lt;&lt; 4) | /* padding */ 0b1111;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0b11111111, 0b11111111, 0b11111111, 0b10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49];8)=0; &quot;&quot;; COM.MICROSOFT.CONCAT(&quot; &lt;&lt; &quot;; 8-MOD([.D249]; 8); &quot;) | /* padding */ 0b&quot;; REPT(&quot;1&quot;; 8-MOD([.D249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49]; LEN([.$C249]) - MOD([.$D249] - 1; 8) -2; 100)" office:value-type="string" office:string-value="0b1001" calcext:value-type="string">
            <text:p>0b1001</text:p>
          </table:table-cell>
          <table:table-cell table:style-name="ce76" table:formula="of:=COM.MICROSOFT.CONCAT([.$B249];&quot; =&gt; &quot;;MID([.$C249];1;LEN([.$C249])-LEN([.$G249]));IF(MOD([.$D249];8)=0;&quot;&quot;;&quot;(&quot;);[.$G249];[.$F249]; IF(MOD([.$D249];8)=0; &quot;, /* padding */ 0b11111111&quot;; &quot;&quot;); &quot;;&quot;;IF([.$A249]=&quot;&quot;;&quot;&quot;;COM.MICROSOFT.CONCAT(&quot; // '&quot;; [.$A249]; &quot;'&quot;)))" office:value-type="string" office:string-value="29 =&gt; 0b11111111, 0b11111111, 0b11111111, (0b1001 &lt;&lt; 4) | /* padding */ 0b1111;" calcext:value-type="string">
            <text:p>29 =&gt; 0b11111111, 0b11111111, 0b11111111, (0b1001 &lt;&lt; 4) | /* padding */ 0b1111;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0b11111111, 0b11111111, 0b11111111, 0b101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50];8)=0; &quot;&quot;; COM.MICROSOFT.CONCAT(&quot; &lt;&lt; &quot;; 8-MOD([.D250]; 8); &quot;) | /* padding */ 0b&quot;; REPT(&quot;1&quot;; 8-MOD([.D250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50]; LEN([.$C250]) - MOD([.$D250] - 1; 8) -2; 100)" office:value-type="string" office:string-value="0b1010" calcext:value-type="string">
            <text:p>0b1010</text:p>
          </table:table-cell>
          <table:table-cell table:style-name="ce76" table:formula="of:=COM.MICROSOFT.CONCAT([.$B250];&quot; =&gt; &quot;;MID([.$C250];1;LEN([.$C250])-LEN([.$G250]));IF(MOD([.$D250];8)=0;&quot;&quot;;&quot;(&quot;);[.$G250];[.$F250]; IF(MOD([.$D250];8)=0; &quot;, /* padding */ 0b11111111&quot;; &quot;&quot;); &quot;;&quot;;IF([.$A250]=&quot;&quot;;&quot;&quot;;COM.MICROSOFT.CONCAT(&quot; // '&quot;; [.$A250]; &quot;'&quot;)))" office:value-type="string" office:string-value="30 =&gt; 0b11111111, 0b11111111, 0b11111111, (0b1010 &lt;&lt; 4) | /* padding */ 0b1111;" calcext:value-type="string">
            <text:p>30 =&gt; 0b11111111, 0b11111111, 0b11111111, (0b1010 &lt;&lt; 4) | /* padding */ 0b1111;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0b11111111, 0b11111111, 0b11111111, 0b101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51];8)=0; &quot;&quot;; COM.MICROSOFT.CONCAT(&quot; &lt;&lt; &quot;; 8-MOD([.D251]; 8); &quot;) | /* padding */ 0b&quot;; REPT(&quot;1&quot;; 8-MOD([.D251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51]; LEN([.$C251]) - MOD([.$D251] - 1; 8) -2; 100)" office:value-type="string" office:string-value="0b1011" calcext:value-type="string">
            <text:p>0b1011</text:p>
          </table:table-cell>
          <table:table-cell table:style-name="ce76" table:formula="of:=COM.MICROSOFT.CONCAT([.$B251];&quot; =&gt; &quot;;MID([.$C251];1;LEN([.$C251])-LEN([.$G251]));IF(MOD([.$D251];8)=0;&quot;&quot;;&quot;(&quot;);[.$G251];[.$F251]; IF(MOD([.$D251];8)=0; &quot;, /* padding */ 0b11111111&quot;; &quot;&quot;); &quot;;&quot;;IF([.$A251]=&quot;&quot;;&quot;&quot;;COM.MICROSOFT.CONCAT(&quot; // '&quot;; [.$A251]; &quot;'&quot;)))" office:value-type="string" office:string-value="31 =&gt; 0b11111111, 0b11111111, 0b11111111, (0b1011 &lt;&lt; 4) | /* padding */ 0b1111;" calcext:value-type="string">
            <text:p>31 =&gt; 0b11111111, 0b11111111, 0b11111111, (0b1011 &lt;&lt; 4) | /* padding */ 0b1111;</text:p>
          </table:table-cell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0b11111111, 0b11111111, 0b11111111, 0b11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52];8)=0; &quot;&quot;; COM.MICROSOFT.CONCAT(&quot; &lt;&lt; &quot;; 8-MOD([.D252]; 8); &quot;) | /* padding */ 0b&quot;; REPT(&quot;1&quot;; 8-MOD([.D252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52]; LEN([.$C252]) - MOD([.$D252] - 1; 8) -2; 100)" office:value-type="string" office:string-value="0b1100" calcext:value-type="string">
            <text:p>0b1100</text:p>
          </table:table-cell>
          <table:table-cell table:style-name="ce76" table:formula="of:=COM.MICROSOFT.CONCAT([.$B252];&quot; =&gt; &quot;;MID([.$C252];1;LEN([.$C252])-LEN([.$G252]));IF(MOD([.$D252];8)=0;&quot;&quot;;&quot;(&quot;);[.$G252];[.$F252]; IF(MOD([.$D252];8)=0; &quot;, /* padding */ 0b11111111&quot;; &quot;&quot;); &quot;;&quot;;IF([.$A252]=&quot;&quot;;&quot;&quot;;COM.MICROSOFT.CONCAT(&quot; // '&quot;; [.$A252]; &quot;'&quot;)))" office:value-type="string" office:string-value="127 =&gt; 0b11111111, 0b11111111, 0b11111111, (0b1100 &lt;&lt; 4) | /* padding */ 0b1111;" calcext:value-type="string">
            <text:p>127 =&gt; 0b11111111, 0b11111111, 0b11111111, (0b1100 &lt;&lt; 4) | /* padding */ 0b1111;</text:p>
          </table:table-cell>
        </table:table-row>
        <table:table-row table:style-name="ro2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0b11111111, 0b11111111, 0b11111111, 0b11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53];8)=0; &quot;&quot;; COM.MICROSOFT.CONCAT(&quot; &lt;&lt; &quot;; 8-MOD([.D253]; 8); &quot;) | /* padding */ 0b&quot;; REPT(&quot;1&quot;; 8-MOD([.D253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53]; LEN([.$C253]) - MOD([.$D253] - 1; 8) -2; 100)" office:value-type="string" office:string-value="0b1101" calcext:value-type="string">
            <text:p>0b1101</text:p>
          </table:table-cell>
          <table:table-cell table:style-name="ce76" table:formula="of:=COM.MICROSOFT.CONCAT([.$B253];&quot; =&gt; &quot;;MID([.$C253];1;LEN([.$C253])-LEN([.$G253]));IF(MOD([.$D253];8)=0;&quot;&quot;;&quot;(&quot;);[.$G253];[.$F253]; IF(MOD([.$D253];8)=0; &quot;, /* padding */ 0b11111111&quot;; &quot;&quot;); &quot;;&quot;;IF([.$A253]=&quot;&quot;;&quot;&quot;;COM.MICROSOFT.CONCAT(&quot; // '&quot;; [.$A253]; &quot;'&quot;)))" office:value-type="string" office:string-value="220 =&gt; 0b11111111, 0b11111111, 0b11111111, (0b1101 &lt;&lt; 4) | /* padding */ 0b1111;" calcext:value-type="string">
            <text:p>220 =&gt; 0b11111111, 0b11111111, 0b11111111, (0b1101 &lt;&lt; 4) | /* padding */ 0b1111;</text:p>
          </table:table-cell>
        </table:table-row>
        <table:table-row table:style-name="ro2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0b11111111, 0b11111111, 0b11111111, 0b111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MOD([.D254];8)=0; &quot;&quot;; COM.MICROSOFT.CONCAT(&quot; &lt;&lt; &quot;; 8-MOD([.D254]; 8); &quot;) | /* padding */ 0b&quot;; REPT(&quot;1&quot;; 8-MOD([.D254]; 8))))" office:value-type="string" office:string-value=" &lt;&lt; 4) | /* padding */ 0b1111" calcext:value-type="string">
            <text:p><text:s/>&lt;&lt; 4) | /* padding */ 0b1111</text:p>
          </table:table-cell>
          <table:table-cell table:formula="of:=MID([.$C254]; LEN([.$C254]) - MOD([.$D254] - 1; 8) -2; 100)" office:value-type="string" office:string-value="0b1110" calcext:value-type="string">
            <text:p>0b1110</text:p>
          </table:table-cell>
          <table:table-cell table:style-name="ce76" table:formula="of:=COM.MICROSOFT.CONCAT([.$B254];&quot; =&gt; &quot;;MID([.$C254];1;LEN([.$C254])-LEN([.$G254]));IF(MOD([.$D254];8)=0;&quot;&quot;;&quot;(&quot;);[.$G254];[.$F254]; IF(MOD([.$D254];8)=0; &quot;, /* padding */ 0b11111111&quot;; &quot;&quot;); &quot;;&quot;;IF([.$A254]=&quot;&quot;;&quot;&quot;;COM.MICROSOFT.CONCAT(&quot; // '&quot;; [.$A254]; &quot;'&quot;)))" office:value-type="string" office:string-value="249 =&gt; 0b11111111, 0b11111111, 0b11111111, (0b1110 &lt;&lt; 4) | /* padding */ 0b1111;" calcext:value-type="string">
            <text:p>249 =&gt; 0b11111111, 0b11111111, 0b11111111, (0b1110 &lt;&lt; 4) | /* padding */ 0b1111;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b11111111, 0b11111111, 0b11111111, 0b111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MOD([.D255];8)=0; &quot;&quot;; COM.MICROSOFT.CONCAT(&quot; &lt;&lt; &quot;; 8-MOD([.D255]; 8); &quot;) | /* padding */ 0b&quot;; REPT(&quot;1&quot;; 8-MOD([.D255]; 8))))" office:value-type="string" office:string-value=" &lt;&lt; 2) | /* padding */ 0b11" calcext:value-type="string">
            <text:p><text:s/>&lt;&lt; 2) | /* padding */ 0b11</text:p>
          </table:table-cell>
          <table:table-cell table:formula="of:=MID([.$C255]; LEN([.$C255]) - MOD([.$D255] - 1; 8) -2; 100)" office:value-type="string" office:string-value="0b111100" calcext:value-type="string">
            <text:p>0b111100</text:p>
          </table:table-cell>
          <table:table-cell table:style-name="ce76" table:formula="of:=COM.MICROSOFT.CONCAT([.$B255];&quot; =&gt; &quot;;MID([.$C255];1;LEN([.$C255])-LEN([.$G255]));IF(MOD([.$D255];8)=0;&quot;&quot;;&quot;(&quot;);[.$G255];[.$F255]; IF(MOD([.$D255];8)=0; &quot;, /* padding */ 0b11111111&quot;; &quot;&quot;); &quot;;&quot;;IF([.$A255]=&quot;&quot;;&quot;&quot;;COM.MICROSOFT.CONCAT(&quot; // '&quot;; [.$A255]; &quot;'&quot;)))" office:value-type="string" office:string-value="10 =&gt; 0b11111111, 0b11111111, 0b11111111, (0b111100 &lt;&lt; 2) | /* padding */ 0b11;" calcext:value-type="string">
            <text:p>10 =&gt; 0b11111111, 0b11111111, 0b11111111, (0b111100 &lt;&lt; 2) | /* padding */ 0b11;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0b11111111, 0b11111111, 0b11111111, 0b11110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MOD([.D256];8)=0; &quot;&quot;; COM.MICROSOFT.CONCAT(&quot; &lt;&lt; &quot;; 8-MOD([.D256]; 8); &quot;) | /* padding */ 0b&quot;; REPT(&quot;1&quot;; 8-MOD([.D256]; 8))))" office:value-type="string" office:string-value=" &lt;&lt; 2) | /* padding */ 0b11" calcext:value-type="string">
            <text:p><text:s/>&lt;&lt; 2) | /* padding */ 0b11</text:p>
          </table:table-cell>
          <table:table-cell table:formula="of:=MID([.$C256]; LEN([.$C256]) - MOD([.$D256] - 1; 8) -2; 100)" office:value-type="string" office:string-value="0b111101" calcext:value-type="string">
            <text:p>0b111101</text:p>
          </table:table-cell>
          <table:table-cell table:style-name="ce76" table:formula="of:=COM.MICROSOFT.CONCAT([.$B256];&quot; =&gt; &quot;;MID([.$C256];1;LEN([.$C256])-LEN([.$G256]));IF(MOD([.$D256];8)=0;&quot;&quot;;&quot;(&quot;);[.$G256];[.$F256]; IF(MOD([.$D256];8)=0; &quot;, /* padding */ 0b11111111&quot;; &quot;&quot;); &quot;;&quot;;IF([.$A256]=&quot;&quot;;&quot;&quot;;COM.MICROSOFT.CONCAT(&quot; // '&quot;; [.$A256]; &quot;'&quot;)))" office:value-type="string" office:string-value="13 =&gt; 0b11111111, 0b11111111, 0b11111111, (0b111101 &lt;&lt; 2) | /* padding */ 0b11;" calcext:value-type="string">
            <text:p>13 =&gt; 0b11111111, 0b11111111, 0b11111111, (0b111101 &lt;&lt; 2) | /* padding */ 0b11;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b11111111, 0b11111111, 0b11111111, 0b11111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MOD([.D257];8)=0; &quot;&quot;; COM.MICROSOFT.CONCAT(&quot; &lt;&lt; &quot;; 8-MOD([.D257]; 8); &quot;) | /* padding */ 0b&quot;; REPT(&quot;1&quot;; 8-MOD([.D257]; 8))))" office:value-type="string" office:string-value=" &lt;&lt; 2) | /* padding */ 0b11" calcext:value-type="string">
            <text:p><text:s/>&lt;&lt; 2) | /* padding */ 0b11</text:p>
          </table:table-cell>
          <table:table-cell table:formula="of:=MID([.$C257]; LEN([.$C257]) - MOD([.$D257] - 1; 8) -2; 100)" office:value-type="string" office:string-value="0b111110" calcext:value-type="string">
            <text:p>0b111110</text:p>
          </table:table-cell>
          <table:table-cell table:style-name="ce76" table:formula="of:=COM.MICROSOFT.CONCAT([.$B257];&quot; =&gt; &quot;;MID([.$C257];1;LEN([.$C257])-LEN([.$G257]));IF(MOD([.$D257];8)=0;&quot;&quot;;&quot;(&quot;);[.$G257];[.$F257]; IF(MOD([.$D257];8)=0; &quot;, /* padding */ 0b11111111&quot;; &quot;&quot;); &quot;;&quot;;IF([.$A257]=&quot;&quot;;&quot;&quot;;COM.MICROSOFT.CONCAT(&quot; // '&quot;; [.$A257]; &quot;'&quot;)))" office:value-type="string" office:string-value="22 =&gt; 0b11111111, 0b11111111, 0b11111111, (0b111110 &lt;&lt; 2) | /* padding */ 0b11;" calcext:value-type="string">
            <text:p>22 =&gt; 0b11111111, 0b11111111, 0b11111111, (0b111110 &lt;&lt; 2) | /* padding */ 0b11;</text:p>
          </table:table-cell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0b11111111, 0b11111111, 0b11111111, 0b11111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MOD([.D258];8)=0; &quot;&quot;; COM.MICROSOFT.CONCAT(&quot; &lt;&lt; &quot;; 8-MOD([.D258]; 8); &quot;) | /* padding */ 0b&quot;; REPT(&quot;1&quot;; 8-MOD([.D258]; 8))))" office:value-type="string" office:string-value=" &lt;&lt; 2) | /* padding */ 0b11" calcext:value-type="string">
            <text:p><text:s/>&lt;&lt; 2) | /* padding */ 0b11</text:p>
          </table:table-cell>
          <table:table-cell table:formula="of:=MID([.$C258]; LEN([.$C258]) - MOD([.$D258] - 1; 8) -2; 100)" office:value-type="string" office:string-value="0b111111" calcext:value-type="string">
            <text:p>0b111111</text:p>
          </table:table-cell>
          <table:table-cell table:style-name="ce76" table:formula="of:=COM.MICROSOFT.CONCAT([.$B258];&quot; =&gt; &quot;;MID([.$C258];1;LEN([.$C258])-LEN([.$G258]));IF(MOD([.$D258];8)=0;&quot;&quot;;&quot;(&quot;);[.$G258];[.$F258]; IF(MOD([.$D258];8)=0; &quot;, /* padding */ 0b11111111&quot;; &quot;&quot;); &quot;;&quot;;IF([.$A258]=&quot;&quot;;&quot;&quot;;COM.MICROSOFT.CONCAT(&quot; // '&quot;; [.$A258]; &quot;'&quot;)))" office:value-type="string" office:string-value="256 =&gt; 0b11111111, 0b11111111, 0b11111111, (0b111111 &lt;&lt; 2) | /* padding */ 0b11;" calcext:value-type="string">
            <text:p>256 =&gt; 0b11111111, 0b11111111, 0b11111111, (0b111111 &lt;&lt; 2) | /* padding */ 0b11;</text:p>
          </table:table-cell>
        </table:table-row>
        <table:table-row table:style-name="ro2" table:number-rows-repeated="104831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0" table:target-range-address="Table.A1:Table.E258" table:display-filter-buttons="true" table:orientation="column"/>
        <table:database-range table:name="__Anonymous_Sheet_DB__2" table:target-range-address="'Another decode helper'.B1:'Another decode helper'.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New Sung" style:font-family-asian="'AR PL New Sung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2">00/00/0000</text:date>, <text:time style:data-style-name="N2" text:time-value="14:00:53.825610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Vaysse</meta:initial-creator>
    <meta:creation-date>2018-05-30T10:34:45</meta:creation-date>
    <dc:date>2018-06-02T19:56:23.284380971</dc:date>
    <meta:generator>LibreOffice/5.4.6.2$Linux_X86_64 LibreOffice_project/40m0$Build-2</meta:generator>
    <meta:editing-duration>PT9H47M38S</meta:editing-duration>
    <meta:editing-cycles>266</meta:editing-cycles>
    <meta:document-statistic meta:table-count="3" meta:cell-count="11363" meta:object-count="0"/>
    <meta:user-defined meta:name="AppVersion">14.0300</meta:user-defined>
    <meta:user-defined meta:name="Company">Zimm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